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0,0</text:p>
          </table:table-cell>
        </table:table-row>
        <table:table-row table:style-name="ro1">
          <table:table-cell office:value-type="string" calcext:value-type="string">
            <text:p>0,-1</text:p>
          </table:table-cell>
        </table:table-row>
        <table:table-row table:style-name="ro1">
          <table:table-cell office:value-type="string" calcext:value-type="string">
            <text:p>1,-1</text:p>
          </table:table-cell>
        </table:table-row>
        <table:table-row table:style-name="ro1">
          <table:table-cell office:value-type="string" calcext:value-type="string">
            <text:p>1,-2</text:p>
          </table:table-cell>
        </table:table-row>
        <table:table-row table:style-name="ro1">
          <table:table-cell office:value-type="string" calcext:value-type="string">
            <text:p>0,-2</text:p>
          </table:table-cell>
        </table:table-row>
        <table:table-row table:style-name="ro1">
          <table:table-cell office:value-type="string" calcext:value-type="string">
            <text:p>0,-3</text:p>
          </table:table-cell>
        </table:table-row>
        <table:table-row table:style-name="ro1">
          <table:table-cell office:value-type="string" calcext:value-type="string">
            <text:p>0,-4</text:p>
          </table:table-cell>
        </table:table-row>
        <table:table-row table:style-name="ro1">
          <table:table-cell office:value-type="string" calcext:value-type="string">
            <text:p>0,-5</text:p>
          </table:table-cell>
        </table:table-row>
        <table:table-row table:style-name="ro1">
          <table:table-cell office:value-type="string" calcext:value-type="string">
            <text:p>-1,-5</text:p>
          </table:table-cell>
        </table:table-row>
        <table:table-row table:style-name="ro1">
          <table:table-cell office:value-type="string" calcext:value-type="string">
            <text:p>-2,-5</text:p>
          </table:table-cell>
        </table:table-row>
        <table:table-row table:style-name="ro1">
          <table:table-cell office:value-type="string" calcext:value-type="string">
            <text:p>-2,-6</text:p>
          </table:table-cell>
        </table:table-row>
        <table:table-row table:style-name="ro1">
          <table:table-cell office:value-type="string" calcext:value-type="string">
            <text:p>-2,-7</text:p>
          </table:table-cell>
        </table:table-row>
        <table:table-row table:style-name="ro1" table:visibility="filter">
          <table:table-cell office:value-type="string" calcext:value-type="string">
            <text:p>-2,-6</text:p>
          </table:table-cell>
        </table:table-row>
        <table:table-row table:style-name="ro1" table:visibility="filter">
          <table:table-cell office:value-type="string" calcext:value-type="string">
            <text:p>-2,-7</text:p>
          </table:table-cell>
        </table:table-row>
        <table:table-row table:style-name="ro1">
          <table:table-cell office:value-type="string" calcext:value-type="string">
            <text:p>-3,-7</text:p>
          </table:table-cell>
        </table:table-row>
        <table:table-row table:style-name="ro1">
          <table:table-cell office:value-type="string" calcext:value-type="string">
            <text:p>-3,-8</text:p>
          </table:table-cell>
        </table:table-row>
        <table:table-row table:style-name="ro1">
          <table:table-cell office:value-type="string" calcext:value-type="string">
            <text:p>-2,-8</text:p>
          </table:table-cell>
        </table:table-row>
        <table:table-row table:style-name="ro1">
          <table:table-cell office:value-type="string" calcext:value-type="string">
            <text:p>-2,-9</text:p>
          </table:table-cell>
        </table:table-row>
        <table:table-row table:style-name="ro1">
          <table:table-cell office:value-type="string" calcext:value-type="string">
            <text:p>-2,-10</text:p>
          </table:table-cell>
        </table:table-row>
        <table:table-row table:style-name="ro1">
          <table:table-cell office:value-type="string" calcext:value-type="string">
            <text:p>-1,-10</text:p>
          </table:table-cell>
        </table:table-row>
        <table:table-row table:style-name="ro1">
          <table:table-cell office:value-type="string" calcext:value-type="string">
            <text:p>-1,-11</text:p>
          </table:table-cell>
        </table:table-row>
        <table:table-row table:style-name="ro1">
          <table:table-cell office:value-type="string" calcext:value-type="string">
            <text:p>-2,-11</text:p>
          </table:table-cell>
        </table:table-row>
        <table:table-row table:style-name="ro1">
          <table:table-cell office:value-type="string" calcext:value-type="string">
            <text:p>-3,-11</text:p>
          </table:table-cell>
        </table:table-row>
        <table:table-row table:style-name="ro1">
          <table:table-cell office:value-type="string" calcext:value-type="string">
            <text:p>-4,-11</text:p>
          </table:table-cell>
        </table:table-row>
        <table:table-row table:style-name="ro1">
          <table:table-cell office:value-type="string" calcext:value-type="string">
            <text:p>-4,-10</text:p>
          </table:table-cell>
        </table:table-row>
        <table:table-row table:style-name="ro1">
          <table:table-cell office:value-type="string" calcext:value-type="string">
            <text:p>-4,-9</text:p>
          </table:table-cell>
        </table:table-row>
        <table:table-row table:style-name="ro1">
          <table:table-cell office:value-type="string" calcext:value-type="string">
            <text:p>-4,-8</text:p>
          </table:table-cell>
        </table:table-row>
        <table:table-row table:style-name="ro1">
          <table:table-cell office:value-type="string" calcext:value-type="string">
            <text:p>-4,-7</text:p>
          </table:table-cell>
        </table:table-row>
        <table:table-row table:style-name="ro1">
          <table:table-cell office:value-type="string" calcext:value-type="string">
            <text:p>-4,-6</text:p>
          </table:table-cell>
        </table:table-row>
        <table:table-row table:style-name="ro1">
          <table:table-cell office:value-type="string" calcext:value-type="string">
            <text:p>-5,-6</text:p>
          </table:table-cell>
        </table:table-row>
        <table:table-row table:style-name="ro1">
          <table:table-cell office:value-type="string" calcext:value-type="string">
            <text:p>-6,-6</text:p>
          </table:table-cell>
        </table:table-row>
        <table:table-row table:style-name="ro1">
          <table:table-cell office:value-type="string" calcext:value-type="string">
            <text:p>-6,-5</text:p>
          </table:table-cell>
        </table:table-row>
        <table:table-row table:style-name="ro1">
          <table:table-cell office:value-type="string" calcext:value-type="string">
            <text:p>-7,-5</text:p>
          </table:table-cell>
        </table:table-row>
        <table:table-row table:style-name="ro1">
          <table:table-cell office:value-type="string" calcext:value-type="string">
            <text:p>-7,-6</text:p>
          </table:table-cell>
        </table:table-row>
        <table:table-row table:style-name="ro1">
          <table:table-cell office:value-type="string" calcext:value-type="string">
            <text:p>-7,-7</text:p>
          </table:table-cell>
        </table:table-row>
        <table:table-row table:style-name="ro1">
          <table:table-cell office:value-type="string" calcext:value-type="string">
            <text:p>-6,-7</text:p>
          </table:table-cell>
        </table:table-row>
        <table:table-row table:style-name="ro1" table:visibility="filter">
          <table:table-cell office:value-type="string" calcext:value-type="string">
            <text:p>-6,-6</text:p>
          </table:table-cell>
        </table:table-row>
        <table:table-row table:style-name="ro1" table:visibility="filter">
          <table:table-cell office:value-type="string" calcext:value-type="string">
            <text:p>-5,-6</text:p>
          </table:table-cell>
        </table:table-row>
        <table:table-row table:style-name="ro1">
          <table:table-cell office:value-type="string" calcext:value-type="string">
            <text:p>-5,-7</text:p>
          </table:table-cell>
        </table:table-row>
        <table:table-row table:style-name="ro1" table:visibility="filter">
          <table:table-cell office:value-type="string" calcext:value-type="string">
            <text:p>-5,-6</text:p>
          </table:table-cell>
        </table:table-row>
        <table:table-row table:style-name="ro1" table:visibility="filter">
          <table:table-cell office:value-type="string" calcext:value-type="string">
            <text:p>-4,-6</text:p>
          </table:table-cell>
        </table:table-row>
        <table:table-row table:style-name="ro1">
          <table:table-cell office:value-type="string" calcext:value-type="string">
            <text:p>-4,-5</text:p>
          </table:table-cell>
        </table:table-row>
        <table:table-row table:style-name="ro1">
          <table:table-cell office:value-type="string" calcext:value-type="string">
            <text:p>-3,-5</text:p>
          </table:table-cell>
        </table:table-row>
        <table:table-row table:style-name="ro1">
          <table:table-cell office:value-type="string" calcext:value-type="string">
            <text:p>-3,-4</text:p>
          </table:table-cell>
        </table:table-row>
        <table:table-row table:style-name="ro1">
          <table:table-cell office:value-type="string" calcext:value-type="string">
            <text:p>-2,-4</text:p>
          </table:table-cell>
        </table:table-row>
        <table:table-row table:style-name="ro1">
          <table:table-cell office:value-type="string" calcext:value-type="string">
            <text:p>-2,-3</text:p>
          </table:table-cell>
        </table:table-row>
        <table:table-row table:style-name="ro1">
          <table:table-cell office:value-type="string" calcext:value-type="string">
            <text:p>-1,-3</text:p>
          </table:table-cell>
        </table:table-row>
        <table:table-row table:style-name="ro1">
          <table:table-cell office:value-type="string" calcext:value-type="string">
            <text:p>-1,-2</text:p>
          </table:table-cell>
        </table:table-row>
        <table:table-row table:style-name="ro1" table:visibility="filter">
          <table:table-cell office:value-type="string" calcext:value-type="string">
            <text:p>0,-2</text:p>
          </table:table-cell>
        </table:table-row>
        <table:table-row table:style-name="ro1" table:visibility="filter">
          <table:table-cell office:value-type="string" calcext:value-type="string">
            <text:p>-1,-2</text:p>
          </table:table-cell>
        </table:table-row>
        <table:table-row table:style-name="ro1" table:visibility="filter">
          <table:table-cell office:value-type="string" calcext:value-type="string">
            <text:p>-1,-3</text:p>
          </table:table-cell>
        </table:table-row>
        <table:table-row table:style-name="ro1">
          <table:table-cell office:value-type="string" calcext:value-type="string">
            <text:p>-1,-4</text:p>
          </table:table-cell>
        </table:table-row>
        <table:table-row table:style-name="ro1" table:visibility="filter">
          <table:table-cell office:value-type="string" calcext:value-type="string">
            <text:p>-1,-5</text:p>
          </table:table-cell>
        </table:table-row>
        <table:table-row table:style-name="ro1">
          <table:table-cell office:value-type="string" calcext:value-type="string">
            <text:p>-1,-6</text:p>
          </table:table-cell>
        </table:table-row>
        <table:table-row table:style-name="ro1" table:visibility="filter">
          <table:table-cell office:value-type="string" calcext:value-type="string">
            <text:p>-2,-6</text:p>
          </table:table-cell>
        </table:table-row>
        <table:table-row table:style-name="ro1" table:visibility="filter">
          <table:table-cell office:value-type="string" calcext:value-type="string">
            <text:p>-2,-5</text:p>
          </table:table-cell>
        </table:table-row>
        <table:table-row table:style-name="ro1" table:visibility="filter">
          <table:table-cell office:value-type="string" calcext:value-type="string">
            <text:p>-1,-5</text:p>
          </table:table-cell>
        </table:table-row>
        <table:table-row table:style-name="ro1" table:visibility="filter">
          <table:table-cell office:value-type="string" calcext:value-type="string">
            <text:p>-1,-4</text:p>
          </table:table-cell>
        </table:table-row>
        <table:table-row table:style-name="ro1" table:visibility="filter">
          <table:table-cell office:value-type="string" calcext:value-type="string">
            <text:p>-2,-4</text:p>
          </table:table-cell>
        </table:table-row>
        <table:table-row table:style-name="ro1" table:visibility="filter">
          <table:table-cell office:value-type="string" calcext:value-type="string">
            <text:p>-3,-4</text:p>
          </table:table-cell>
        </table:table-row>
        <table:table-row table:style-name="ro1">
          <table:table-cell office:value-type="string" calcext:value-type="string">
            <text:p>-3,-3</text:p>
          </table:table-cell>
        </table:table-row>
        <table:table-row table:style-name="ro1" table:visibility="filter">
          <table:table-cell office:value-type="string" calcext:value-type="string">
            <text:p>-2,-3</text:p>
          </table:table-cell>
        </table:table-row>
        <table:table-row table:style-name="ro1" table:visibility="filter">
          <table:table-cell office:value-type="string" calcext:value-type="string">
            <text:p>-3,-3</text:p>
          </table:table-cell>
        </table:table-row>
        <table:table-row table:style-name="ro1">
          <table:table-cell office:value-type="string" calcext:value-type="string">
            <text:p>-4,-3</text:p>
          </table:table-cell>
        </table:table-row>
        <table:table-row table:style-name="ro1">
          <table:table-cell office:value-type="string" calcext:value-type="string">
            <text:p>-5,-3</text:p>
          </table:table-cell>
        </table:table-row>
        <table:table-row table:style-name="ro1">
          <table:table-cell office:value-type="string" calcext:value-type="string">
            <text:p>-5,-2</text:p>
          </table:table-cell>
        </table:table-row>
        <table:table-row table:style-name="ro1" table:visibility="filter">
          <table:table-cell office:value-type="string" calcext:value-type="string">
            <text:p>-5,-3</text:p>
          </table:table-cell>
        </table:table-row>
        <table:table-row table:style-name="ro1">
          <table:table-cell office:value-type="string" calcext:value-type="string">
            <text:p>-5,-4</text:p>
          </table:table-cell>
        </table:table-row>
        <table:table-row table:style-name="ro1">
          <table:table-cell office:value-type="string" calcext:value-type="string">
            <text:p>-5,-5</text:p>
          </table:table-cell>
        </table:table-row>
        <table:table-row table:style-name="ro1" table:visibility="filter">
          <table:table-cell office:value-type="string" calcext:value-type="string">
            <text:p>-5,-6</text:p>
          </table:table-cell>
        </table:table-row>
        <table:table-row table:style-name="ro1" table:visibility="filter">
          <table:table-cell office:value-type="string" calcext:value-type="string">
            <text:p>-4,-6</text:p>
          </table:table-cell>
        </table:table-row>
        <table:table-row table:style-name="ro1" table:visibility="filter">
          <table:table-cell office:value-type="string" calcext:value-type="string">
            <text:p>-4,-5</text:p>
          </table:table-cell>
        </table:table-row>
        <table:table-row table:style-name="ro1" table:visibility="filter">
          <table:table-cell office:value-type="string" calcext:value-type="string">
            <text:p>-3,-5</text:p>
          </table:table-cell>
        </table:table-row>
        <table:table-row table:style-name="ro1" table:visibility="filter">
          <table:table-cell office:value-type="string" calcext:value-type="string">
            <text:p>-3,-4</text:p>
          </table:table-cell>
        </table:table-row>
        <table:table-row table:style-name="ro1" table:visibility="filter">
          <table:table-cell office:value-type="string" calcext:value-type="string">
            <text:p>-2,-4</text:p>
          </table:table-cell>
        </table:table-row>
        <table:table-row table:style-name="ro1" table:visibility="filter">
          <table:table-cell office:value-type="string" calcext:value-type="string">
            <text:p>-3,-4</text:p>
          </table:table-cell>
        </table:table-row>
        <table:table-row table:style-name="ro1" table:visibility="filter">
          <table:table-cell office:value-type="string" calcext:value-type="string">
            <text:p>-3,-3</text:p>
          </table:table-cell>
        </table:table-row>
        <table:table-row table:style-name="ro1" table:visibility="filter">
          <table:table-cell office:value-type="string" calcext:value-type="string">
            <text:p>-3,-4</text:p>
          </table:table-cell>
        </table:table-row>
        <table:table-row table:style-name="ro1" table:visibility="filter">
          <table:table-cell office:value-type="string" calcext:value-type="string">
            <text:p>-3,-3</text:p>
          </table:table-cell>
        </table:table-row>
        <table:table-row table:style-name="ro1" table:visibility="filter">
          <table:table-cell office:value-type="string" calcext:value-type="string">
            <text:p>-2,-3</text:p>
          </table:table-cell>
        </table:table-row>
        <table:table-row table:style-name="ro1" table:visibility="filter">
          <table:table-cell office:value-type="string" calcext:value-type="string">
            <text:p>-3,-3</text:p>
          </table:table-cell>
        </table:table-row>
        <table:table-row table:style-name="ro1">
          <table:table-cell office:value-type="string" calcext:value-type="string">
            <text:p>-3,-2</text:p>
          </table:table-cell>
        </table:table-row>
        <table:table-row table:style-name="ro1">
          <table:table-cell office:value-type="string" calcext:value-type="string">
            <text:p>-4,-2</text:p>
          </table:table-cell>
        </table:table-row>
        <table:table-row table:style-name="ro1" table:visibility="filter">
          <table:table-cell office:value-type="string" calcext:value-type="string">
            <text:p>-3,-2</text:p>
          </table:table-cell>
        </table:table-row>
        <table:table-row table:style-name="ro1">
          <table:table-cell office:value-type="string" calcext:value-type="string">
            <text:p>-3,-1</text:p>
          </table:table-cell>
        </table:table-row>
        <table:table-row table:style-name="ro1">
          <table:table-cell office:value-type="string" calcext:value-type="string">
            <text:p>-3,0</text:p>
          </table:table-cell>
        </table:table-row>
        <table:table-row table:style-name="ro1">
          <table:table-cell office:value-type="string" calcext:value-type="string">
            <text:p>-2,0</text:p>
          </table:table-cell>
        </table:table-row>
        <table:table-row table:style-name="ro1">
          <table:table-cell office:value-type="string" calcext:value-type="string">
            <text:p>-2,1</text:p>
          </table:table-cell>
        </table:table-row>
        <table:table-row table:style-name="ro1" table:visibility="filter">
          <table:table-cell office:value-type="string" calcext:value-type="string">
            <text:p>-2,0</text:p>
          </table:table-cell>
        </table:table-row>
        <table:table-row table:style-name="ro1">
          <table:table-cell office:value-type="string" calcext:value-type="string">
            <text:p>-2,-1</text:p>
          </table:table-cell>
        </table:table-row>
        <table:table-row table:style-name="ro1">
          <table:table-cell office:value-type="string" calcext:value-type="string">
            <text:p>-2,-2</text:p>
          </table:table-cell>
        </table:table-row>
        <table:table-row table:style-name="ro1" table:visibility="filter">
          <table:table-cell office:value-type="string" calcext:value-type="string">
            <text:p>-2,-1</text:p>
          </table:table-cell>
        </table:table-row>
        <table:table-row table:style-name="ro1" table:visibility="filter">
          <table:table-cell office:value-type="string" calcext:value-type="string">
            <text:p>-3,-1</text:p>
          </table:table-cell>
        </table:table-row>
        <table:table-row table:style-name="ro1" table:visibility="filter">
          <table:table-cell office:value-type="string" calcext:value-type="string">
            <text:p>-3,-2</text:p>
          </table:table-cell>
        </table:table-row>
        <table:table-row table:style-name="ro1" table:visibility="filter">
          <table:table-cell office:value-type="string" calcext:value-type="string">
            <text:p>-3,-3</text:p>
          </table:table-cell>
        </table:table-row>
        <table:table-row table:style-name="ro1" table:visibility="filter">
          <table:table-cell office:value-type="string" calcext:value-type="string">
            <text:p>-2,-3</text:p>
          </table:table-cell>
        </table:table-row>
        <table:table-row table:style-name="ro1" table:visibility="filter">
          <table:table-cell office:value-type="string" calcext:value-type="string">
            <text:p>-1,-3</text:p>
          </table:table-cell>
        </table:table-row>
        <table:table-row table:style-name="ro1" table:visibility="filter">
          <table:table-cell office:value-type="string" calcext:value-type="string">
            <text:p>-1,-2</text:p>
          </table:table-cell>
        </table:table-row>
        <table:table-row table:style-name="ro1" table:visibility="filter">
          <table:table-cell office:value-type="string" calcext:value-type="string">
            <text:p>0,-2</text:p>
          </table:table-cell>
        </table:table-row>
        <table:table-row table:style-name="ro1" table:visibility="filter">
          <table:table-cell office:value-type="string" calcext:value-type="string">
            <text:p>0,-1</text:p>
          </table:table-cell>
        </table:table-row>
        <table:table-row table:style-name="ro1">
          <table:table-cell office:value-type="string" calcext:value-type="string">
            <text:p>0,0</text:p>
          </table:table-cell>
        </table:table-row>
        <table:table-row table:style-name="ro1">
          <table:table-cell office:value-type="string" calcext:value-type="string">
            <text:p>-1,0</text:p>
          </table:table-cell>
        </table:table-row>
        <table:table-row table:style-name="ro1" table:visibility="filter">
          <table:table-cell office:value-type="string" calcext:value-type="string">
            <text:p>0,0</text:p>
          </table:table-cell>
        </table:table-row>
        <table:table-row table:style-name="ro1">
          <table:table-cell office:value-type="string" calcext:value-type="string">
            <text:p>1,0</text:p>
          </table:table-cell>
        </table:table-row>
        <table:table-row table:style-name="ro1" table:visibility="filter">
          <table:table-cell office:value-type="string" calcext:value-type="string">
            <text:p>0,0</text:p>
          </table:table-cell>
        </table:table-row>
        <table:table-row table:style-name="ro1" table:visibility="filter">
          <table:table-cell office:value-type="string" calcext:value-type="string">
            <text:p>1,0</text:p>
          </table:table-cell>
        </table:table-row>
        <table:table-row table:style-name="ro1">
          <table:table-cell office:value-type="string" calcext:value-type="string">
            <text:p>1,1</text:p>
          </table:table-cell>
        </table:table-row>
        <table:table-row table:style-name="ro1">
          <table:table-cell office:value-type="string" calcext:value-type="string">
            <text:p>2,1</text:p>
          </table:table-cell>
        </table:table-row>
        <table:table-row table:style-name="ro1">
          <table:table-cell office:value-type="string" calcext:value-type="string">
            <text:p>2,0</text:p>
          </table:table-cell>
        </table:table-row>
        <table:table-row table:style-name="ro1">
          <table:table-cell office:value-type="string" calcext:value-type="string">
            <text:p>2,-1</text:p>
          </table:table-cell>
        </table:table-row>
        <table:table-row table:style-name="ro1">
          <table:table-cell office:value-type="string" calcext:value-type="string">
            <text:p>2,-2</text:p>
          </table:table-cell>
        </table:table-row>
        <table:table-row table:style-name="ro1">
          <table:table-cell office:value-type="string" calcext:value-type="string">
            <text:p>3,-2</text:p>
          </table:table-cell>
        </table:table-row>
        <table:table-row table:style-name="ro1">
          <table:table-cell office:value-type="string" calcext:value-type="string">
            <text:p>4,-2</text:p>
          </table:table-cell>
        </table:table-row>
        <table:table-row table:style-name="ro1">
          <table:table-cell office:value-type="string" calcext:value-type="string">
            <text:p>4,-1</text:p>
          </table:table-cell>
        </table:table-row>
        <table:table-row table:style-name="ro1" table:visibility="filter">
          <table:table-cell office:value-type="string" calcext:value-type="string">
            <text:p>4,-2</text:p>
          </table:table-cell>
        </table:table-row>
        <table:table-row table:style-name="ro1">
          <table:table-cell office:value-type="string" calcext:value-type="string">
            <text:p>4,-3</text:p>
          </table:table-cell>
        </table:table-row>
        <table:table-row table:style-name="ro1">
          <table:table-cell office:value-type="string" calcext:value-type="string">
            <text:p>5,-3</text:p>
          </table:table-cell>
        </table:table-row>
        <table:table-row table:style-name="ro1">
          <table:table-cell office:value-type="string" calcext:value-type="string">
            <text:p>5,-2</text:p>
          </table:table-cell>
        </table:table-row>
        <table:table-row table:style-name="ro1" table:visibility="filter">
          <table:table-cell office:value-type="string" calcext:value-type="string">
            <text:p>4,-2</text:p>
          </table:table-cell>
        </table:table-row>
        <table:table-row table:style-name="ro1" table:visibility="filter">
          <table:table-cell office:value-type="string" calcext:value-type="string">
            <text:p>5,-2</text:p>
          </table:table-cell>
        </table:table-row>
        <table:table-row table:style-name="ro1" table:visibility="filter">
          <table:table-cell office:value-type="string" calcext:value-type="string">
            <text:p>4,-2</text:p>
          </table:table-cell>
        </table:table-row>
        <table:table-row table:style-name="ro1" table:visibility="filter">
          <table:table-cell office:value-type="string" calcext:value-type="string">
            <text:p>5,-2</text:p>
          </table:table-cell>
        </table:table-row>
        <table:table-row table:style-name="ro1">
          <table:table-cell office:value-type="string" calcext:value-type="string">
            <text:p>5,-1</text:p>
          </table:table-cell>
        </table:table-row>
        <table:table-row table:style-name="ro1" table:visibility="filter">
          <table:table-cell office:value-type="string" calcext:value-type="string">
            <text:p>4,-1</text:p>
          </table:table-cell>
        </table:table-row>
        <table:table-row table:style-name="ro1" table:visibility="filter">
          <table:table-cell office:value-type="string" calcext:value-type="string">
            <text:p>4,-2</text:p>
          </table:table-cell>
        </table:table-row>
        <table:table-row table:style-name="ro1" table:visibility="filter">
          <table:table-cell office:value-type="string" calcext:value-type="string">
            <text:p>4,-1</text:p>
          </table:table-cell>
        </table:table-row>
        <table:table-row table:style-name="ro1" table:visibility="filter">
          <table:table-cell office:value-type="string" calcext:value-type="string">
            <text:p>5,-1</text:p>
          </table:table-cell>
        </table:table-row>
        <table:table-row table:style-name="ro1">
          <table:table-cell office:value-type="string" calcext:value-type="string">
            <text:p>5,0</text:p>
          </table:table-cell>
        </table:table-row>
        <table:table-row table:style-name="ro1">
          <table:table-cell office:value-type="string" calcext:value-type="string">
            <text:p>6,0</text:p>
          </table:table-cell>
        </table:table-row>
        <table:table-row table:style-name="ro1">
          <table:table-cell office:value-type="string" calcext:value-type="string">
            <text:p>6,1</text:p>
          </table:table-cell>
        </table:table-row>
        <table:table-row table:style-name="ro1">
          <table:table-cell office:value-type="string" calcext:value-type="string">
            <text:p>7,1</text:p>
          </table:table-cell>
        </table:table-row>
        <table:table-row table:style-name="ro1" table:visibility="filter">
          <table:table-cell office:value-type="string" calcext:value-type="string">
            <text:p>6,1</text:p>
          </table:table-cell>
        </table:table-row>
        <table:table-row table:style-name="ro1" table:visibility="filter">
          <table:table-cell office:value-type="string" calcext:value-type="string">
            <text:p>6,0</text:p>
          </table:table-cell>
        </table:table-row>
        <table:table-row table:style-name="ro1">
          <table:table-cell office:value-type="string" calcext:value-type="string">
            <text:p>6,-1</text:p>
          </table:table-cell>
        </table:table-row>
        <table:table-row table:style-name="ro1" table:visibility="filter">
          <table:table-cell office:value-type="string" calcext:value-type="string">
            <text:p>6,0</text:p>
          </table:table-cell>
        </table:table-row>
        <table:table-row table:style-name="ro1" table:visibility="filter">
          <table:table-cell office:value-type="string" calcext:value-type="string">
            <text:p>6,-1</text:p>
          </table:table-cell>
        </table:table-row>
        <table:table-row table:style-name="ro1">
          <table:table-cell office:value-type="string" calcext:value-type="string">
            <text:p>6,-2</text:p>
          </table:table-cell>
        </table:table-row>
        <table:table-row table:style-name="ro1" table:visibility="filter">
          <table:table-cell office:value-type="string" calcext:value-type="string">
            <text:p>6,-1</text:p>
          </table:table-cell>
        </table:table-row>
        <table:table-row table:style-name="ro1">
          <table:table-cell office:value-type="string" calcext:value-type="string">
            <text:p>7,-1</text:p>
          </table:table-cell>
        </table:table-row>
        <table:table-row table:style-name="ro1">
          <table:table-cell office:value-type="string" calcext:value-type="string">
            <text:p>8,-1</text:p>
          </table:table-cell>
        </table:table-row>
        <table:table-row table:style-name="ro1" table:visibility="filter">
          <table:table-cell office:value-type="string" calcext:value-type="string">
            <text:p>7,-1</text:p>
          </table:table-cell>
        </table:table-row>
        <table:table-row table:style-name="ro1" table:visibility="filter">
          <table:table-cell office:value-type="string" calcext:value-type="string">
            <text:p>6,-1</text:p>
          </table:table-cell>
        </table:table-row>
        <table:table-row table:style-name="ro1" table:visibility="filter">
          <table:table-cell office:value-type="string" calcext:value-type="string">
            <text:p>6,0</text:p>
          </table:table-cell>
        </table:table-row>
        <table:table-row table:style-name="ro1">
          <table:table-cell office:value-type="string" calcext:value-type="string">
            <text:p>7,0</text:p>
          </table:table-cell>
        </table:table-row>
        <table:table-row table:style-name="ro1" table:visibility="filter">
          <table:table-cell office:value-type="string" calcext:value-type="string">
            <text:p>6,0</text:p>
          </table:table-cell>
        </table:table-row>
        <table:table-row table:style-name="ro1" table:visibility="filter">
          <table:table-cell office:value-type="string" calcext:value-type="string">
            <text:p>5,0</text:p>
          </table:table-cell>
        </table:table-row>
        <table:table-row table:style-name="ro1" table:visibility="filter">
          <table:table-cell office:value-type="string" calcext:value-type="string">
            <text:p>5,-1</text:p>
          </table:table-cell>
        </table:table-row>
        <table:table-row table:style-name="ro1" table:visibility="filter">
          <table:table-cell office:value-type="string" calcext:value-type="string">
            <text:p>6,-1</text:p>
          </table:table-cell>
        </table:table-row>
        <table:table-row table:style-name="ro1" table:visibility="filter">
          <table:table-cell office:value-type="string" calcext:value-type="string">
            <text:p>7,-1</text:p>
          </table:table-cell>
        </table:table-row>
        <table:table-row table:style-name="ro1" table:visibility="filter">
          <table:table-cell office:value-type="string" calcext:value-type="string">
            <text:p>6,-1</text:p>
          </table:table-cell>
        </table:table-row>
        <table:table-row table:style-name="ro1" table:visibility="filter">
          <table:table-cell office:value-type="string" calcext:value-type="string">
            <text:p>7,-1</text:p>
          </table:table-cell>
        </table:table-row>
        <table:table-row table:style-name="ro1" table:visibility="filter">
          <table:table-cell office:value-type="string" calcext:value-type="string">
            <text:p>7,0</text:p>
          </table:table-cell>
        </table:table-row>
        <table:table-row table:style-name="ro1" table:visibility="filter">
          <table:table-cell office:value-type="string" calcext:value-type="string">
            <text:p>6,0</text:p>
          </table:table-cell>
        </table:table-row>
        <table:table-row table:style-name="ro1" table:visibility="filter">
          <table:table-cell office:value-type="string" calcext:value-type="string">
            <text:p>6,1</text:p>
          </table:table-cell>
        </table:table-row>
        <table:table-row table:style-name="ro1" table:visibility="filter">
          <table:table-cell office:value-type="string" calcext:value-type="string">
            <text:p>7,1</text:p>
          </table:table-cell>
        </table:table-row>
        <table:table-row table:style-name="ro1">
          <table:table-cell office:value-type="string" calcext:value-type="string">
            <text:p>8,1</text:p>
          </table:table-cell>
        </table:table-row>
        <table:table-row table:style-name="ro1">
          <table:table-cell office:value-type="string" calcext:value-type="string">
            <text:p>8,0</text:p>
          </table:table-cell>
        </table:table-row>
        <table:table-row table:style-name="ro1" table:visibility="filter">
          <table:table-cell office:value-type="string" calcext:value-type="string">
            <text:p>8,-1</text:p>
          </table:table-cell>
        </table:table-row>
        <table:table-row table:style-name="ro1">
          <table:table-cell office:value-type="string" calcext:value-type="string">
            <text:p>8,-2</text:p>
          </table:table-cell>
        </table:table-row>
        <table:table-row table:style-name="ro1">
          <table:table-cell office:value-type="string" calcext:value-type="string">
            <text:p>9,-2</text:p>
          </table:table-cell>
        </table:table-row>
        <table:table-row table:style-name="ro1">
          <table:table-cell office:value-type="string" calcext:value-type="string">
            <text:p>9,-3</text:p>
          </table:table-cell>
        </table:table-row>
        <table:table-row table:style-name="ro1">
          <table:table-cell office:value-type="string" calcext:value-type="string">
            <text:p>10,-3</text:p>
          </table:table-cell>
        </table:table-row>
        <table:table-row table:style-name="ro1">
          <table:table-cell office:value-type="string" calcext:value-type="string">
            <text:p>11,-3</text:p>
          </table:table-cell>
        </table:table-row>
        <table:table-row table:style-name="ro1">
          <table:table-cell office:value-type="string" calcext:value-type="string">
            <text:p>12,-3</text:p>
          </table:table-cell>
        </table:table-row>
        <table:table-row table:style-name="ro1">
          <table:table-cell office:value-type="string" calcext:value-type="string">
            <text:p>12,-4</text:p>
          </table:table-cell>
        </table:table-row>
        <table:table-row table:style-name="ro1">
          <table:table-cell office:value-type="string" calcext:value-type="string">
            <text:p>11,-4</text:p>
          </table:table-cell>
        </table:table-row>
        <table:table-row table:style-name="ro1">
          <table:table-cell office:value-type="string" calcext:value-type="string">
            <text:p>10,-4</text:p>
          </table:table-cell>
        </table:table-row>
        <table:table-row table:style-name="ro1" table:visibility="filter">
          <table:table-cell office:value-type="string" calcext:value-type="string">
            <text:p>10,-3</text:p>
          </table:table-cell>
        </table:table-row>
        <table:table-row table:style-name="ro1" table:visibility="filter">
          <table:table-cell office:value-type="string" calcext:value-type="string">
            <text:p>9,-3</text:p>
          </table:table-cell>
        </table:table-row>
        <table:table-row table:style-name="ro1" table:visibility="filter">
          <table:table-cell office:value-type="string" calcext:value-type="string">
            <text:p>10,-3</text:p>
          </table:table-cell>
        </table:table-row>
        <table:table-row table:style-name="ro1" table:visibility="filter">
          <table:table-cell office:value-type="string" calcext:value-type="string">
            <text:p>9,-3</text:p>
          </table:table-cell>
        </table:table-row>
        <table:table-row table:style-name="ro1" table:visibility="filter">
          <table:table-cell office:value-type="string" calcext:value-type="string">
            <text:p>9,-2</text:p>
          </table:table-cell>
        </table:table-row>
        <table:table-row table:style-name="ro1" table:visibility="filter">
          <table:table-cell office:value-type="string" calcext:value-type="string">
            <text:p>8,-2</text:p>
          </table:table-cell>
        </table:table-row>
        <table:table-row table:style-name="ro1">
          <table:table-cell office:value-type="string" calcext:value-type="string">
            <text:p>8,-3</text:p>
          </table:table-cell>
        </table:table-row>
        <table:table-row table:style-name="ro1">
          <table:table-cell office:value-type="string" calcext:value-type="string">
            <text:p>7,-3</text:p>
          </table:table-cell>
        </table:table-row>
        <table:table-row table:style-name="ro1" table:visibility="filter">
          <table:table-cell office:value-type="string" calcext:value-type="string">
            <text:p>8,-3</text:p>
          </table:table-cell>
        </table:table-row>
        <table:table-row table:style-name="ro1">
          <table:table-cell office:value-type="string" calcext:value-type="string">
            <text:p>8,-4</text:p>
          </table:table-cell>
        </table:table-row>
        <table:table-row table:style-name="ro1">
          <table:table-cell office:value-type="string" calcext:value-type="string">
            <text:p>9,-4</text:p>
          </table:table-cell>
        </table:table-row>
        <table:table-row table:style-name="ro1" table:visibility="filter">
          <table:table-cell office:value-type="string" calcext:value-type="string">
            <text:p>9,-3</text:p>
          </table:table-cell>
        </table:table-row>
        <table:table-row table:style-name="ro1" table:visibility="filter">
          <table:table-cell office:value-type="string" calcext:value-type="string">
            <text:p>9,-2</text:p>
          </table:table-cell>
        </table:table-row>
        <table:table-row table:style-name="ro1" table:visibility="filter">
          <table:table-cell office:value-type="string" calcext:value-type="string">
            <text:p>9,-3</text:p>
          </table:table-cell>
        </table:table-row>
        <table:table-row table:style-name="ro1" table:visibility="filter">
          <table:table-cell office:value-type="string" calcext:value-type="string">
            <text:p>9,-2</text:p>
          </table:table-cell>
        </table:table-row>
        <table:table-row table:style-name="ro1">
          <table:table-cell office:value-type="string" calcext:value-type="string">
            <text:p>9,-1</text:p>
          </table:table-cell>
        </table:table-row>
        <table:table-row table:style-name="ro1">
          <table:table-cell office:value-type="string" calcext:value-type="string">
            <text:p>9,0</text:p>
          </table:table-cell>
        </table:table-row>
        <table:table-row table:style-name="ro1" table:visibility="filter">
          <table:table-cell office:value-type="string" calcext:value-type="string">
            <text:p>8,0</text:p>
          </table:table-cell>
        </table:table-row>
        <table:table-row table:style-name="ro1" table:visibility="filter">
          <table:table-cell office:value-type="string" calcext:value-type="string">
            <text:p>8,1</text:p>
          </table:table-cell>
        </table:table-row>
        <table:table-row table:style-name="ro1" table:visibility="filter">
          <table:table-cell office:value-type="string" calcext:value-type="string">
            <text:p>8,0</text:p>
          </table:table-cell>
        </table:table-row>
        <table:table-row table:style-name="ro1" table:visibility="filter">
          <table:table-cell office:value-type="string" calcext:value-type="string">
            <text:p>8,1</text:p>
          </table:table-cell>
        </table:table-row>
        <table:table-row table:style-name="ro1">
          <table:table-cell office:value-type="string" calcext:value-type="string">
            <text:p>8,2</text:p>
          </table:table-cell>
        </table:table-row>
        <table:table-row table:style-name="ro1">
          <table:table-cell office:value-type="string" calcext:value-type="string">
            <text:p>9,2</text:p>
          </table:table-cell>
        </table:table-row>
        <table:table-row table:style-name="ro1">
          <table:table-cell office:value-type="string" calcext:value-type="string">
            <text:p>10,2</text:p>
          </table:table-cell>
        </table:table-row>
        <table:table-row table:style-name="ro1">
          <table:table-cell office:value-type="string" calcext:value-type="string">
            <text:p>11,2</text:p>
          </table:table-cell>
        </table:table-row>
        <table:table-row table:style-name="ro1" table:visibility="filter">
          <table:table-cell office:value-type="string" calcext:value-type="string">
            <text:p>10,2</text:p>
          </table:table-cell>
        </table:table-row>
        <table:table-row table:style-name="ro1">
          <table:table-cell office:value-type="string" calcext:value-type="string">
            <text:p>10,3</text:p>
          </table:table-cell>
        </table:table-row>
        <table:table-row table:style-name="ro1">
          <table:table-cell office:value-type="string" calcext:value-type="string">
            <text:p>11,3</text:p>
          </table:table-cell>
        </table:table-row>
        <table:table-row table:style-name="ro1">
          <table:table-cell office:value-type="string" calcext:value-type="string">
            <text:p>11,4</text:p>
          </table:table-cell>
        </table:table-row>
        <table:table-row table:style-name="ro1">
          <table:table-cell office:value-type="string" calcext:value-type="string">
            <text:p>12,4</text:p>
          </table:table-cell>
        </table:table-row>
        <table:table-row table:style-name="ro1">
          <table:table-cell office:value-type="string" calcext:value-type="string">
            <text:p>12,3</text:p>
          </table:table-cell>
        </table:table-row>
        <table:table-row table:style-name="ro1" table:visibility="filter">
          <table:table-cell office:value-type="string" calcext:value-type="string">
            <text:p>11,3</text:p>
          </table:table-cell>
        </table:table-row>
        <table:table-row table:style-name="ro1" table:visibility="filter">
          <table:table-cell office:value-type="string" calcext:value-type="string">
            <text:p>12,3</text:p>
          </table:table-cell>
        </table:table-row>
        <table:table-row table:style-name="ro1" table:visibility="filter">
          <table:table-cell office:value-type="string" calcext:value-type="string">
            <text:p>12,4</text:p>
          </table:table-cell>
        </table:table-row>
        <table:table-row table:style-name="ro1" table:visibility="filter">
          <table:table-cell office:value-type="string" calcext:value-type="string">
            <text:p>11,4</text:p>
          </table:table-cell>
        </table:table-row>
        <table:table-row table:style-name="ro1" table:visibility="filter">
          <table:table-cell office:value-type="string" calcext:value-type="string">
            <text:p>12,4</text:p>
          </table:table-cell>
        </table:table-row>
        <table:table-row table:style-name="ro1">
          <table:table-cell office:value-type="string" calcext:value-type="string">
            <text:p>13,4</text:p>
          </table:table-cell>
        </table:table-row>
        <table:table-row table:style-name="ro1">
          <table:table-cell office:value-type="string" calcext:value-type="string">
            <text:p>13,5</text:p>
          </table:table-cell>
        </table:table-row>
        <table:table-row table:style-name="ro1">
          <table:table-cell office:value-type="string" calcext:value-type="string">
            <text:p>14,5</text:p>
          </table:table-cell>
        </table:table-row>
        <table:table-row table:style-name="ro1">
          <table:table-cell office:value-type="string" calcext:value-type="string">
            <text:p>14,6</text:p>
          </table:table-cell>
        </table:table-row>
        <table:table-row table:style-name="ro1">
          <table:table-cell office:value-type="string" calcext:value-type="string">
            <text:p>14,7</text:p>
          </table:table-cell>
        </table:table-row>
        <table:table-row table:style-name="ro1" table:visibility="filter">
          <table:table-cell office:value-type="string" calcext:value-type="string">
            <text:p>14,6</text:p>
          </table:table-cell>
        </table:table-row>
        <table:table-row table:style-name="ro1" table:visibility="filter">
          <table:table-cell office:value-type="string" calcext:value-type="string">
            <text:p>14,7</text:p>
          </table:table-cell>
        </table:table-row>
        <table:table-row table:style-name="ro1">
          <table:table-cell office:value-type="string" calcext:value-type="string">
            <text:p>15,7</text:p>
          </table:table-cell>
        </table:table-row>
        <table:table-row table:style-name="ro1" table:visibility="filter">
          <table:table-cell office:value-type="string" calcext:value-type="string">
            <text:p>14,7</text:p>
          </table:table-cell>
        </table:table-row>
        <table:table-row table:style-name="ro1" table:visibility="filter">
          <table:table-cell office:value-type="string" calcext:value-type="string">
            <text:p>14,6</text:p>
          </table:table-cell>
        </table:table-row>
        <table:table-row table:style-name="ro1">
          <table:table-cell office:value-type="string" calcext:value-type="string">
            <text:p>13,6</text:p>
          </table:table-cell>
        </table:table-row>
        <table:table-row table:style-name="ro1" table:visibility="filter">
          <table:table-cell office:value-type="string" calcext:value-type="string">
            <text:p>13,5</text:p>
          </table:table-cell>
        </table:table-row>
        <table:table-row table:style-name="ro1" table:visibility="filter">
          <table:table-cell office:value-type="string" calcext:value-type="string">
            <text:p>14,5</text:p>
          </table:table-cell>
        </table:table-row>
        <table:table-row table:style-name="ro1">
          <table:table-cell office:value-type="string" calcext:value-type="string">
            <text:p>15,5</text:p>
          </table:table-cell>
        </table:table-row>
        <table:table-row table:style-name="ro1">
          <table:table-cell office:value-type="string" calcext:value-type="string">
            <text:p>16,5</text:p>
          </table:table-cell>
        </table:table-row>
        <table:table-row table:style-name="ro1" table:visibility="filter">
          <table:table-cell office:value-type="string" calcext:value-type="string">
            <text:p>15,5</text:p>
          </table:table-cell>
        </table:table-row>
        <table:table-row table:style-name="ro1" table:visibility="filter">
          <table:table-cell office:value-type="string" calcext:value-type="string">
            <text:p>16,5</text:p>
          </table:table-cell>
        </table:table-row>
        <table:table-row table:style-name="ro1">
          <table:table-cell office:value-type="string" calcext:value-type="string">
            <text:p>16,4</text:p>
          </table:table-cell>
        </table:table-row>
        <table:table-row table:style-name="ro1">
          <table:table-cell office:value-type="string" calcext:value-type="string">
            <text:p>15,4</text:p>
          </table:table-cell>
        </table:table-row>
        <table:table-row table:style-name="ro1">
          <table:table-cell office:value-type="string" calcext:value-type="string">
            <text:p>15,3</text:p>
          </table:table-cell>
        </table:table-row>
        <table:table-row table:style-name="ro1" table:visibility="filter">
          <table:table-cell office:value-type="string" calcext:value-type="string">
            <text:p>15,4</text:p>
          </table:table-cell>
        </table:table-row>
        <table:table-row table:style-name="ro1" table:visibility="filter">
          <table:table-cell office:value-type="string" calcext:value-type="string">
            <text:p>15,3</text:p>
          </table:table-cell>
        </table:table-row>
        <table:table-row table:style-name="ro1">
          <table:table-cell office:value-type="string" calcext:value-type="string">
            <text:p>16,3</text:p>
          </table:table-cell>
        </table:table-row>
        <table:table-row table:style-name="ro1" table:visibility="filter">
          <table:table-cell office:value-type="string" calcext:value-type="string">
            <text:p>16,4</text:p>
          </table:table-cell>
        </table:table-row>
        <table:table-row table:style-name="ro1" table:visibility="filter">
          <table:table-cell office:value-type="string" calcext:value-type="string">
            <text:p>16,3</text:p>
          </table:table-cell>
        </table:table-row>
        <table:table-row table:style-name="ro1" table:visibility="filter">
          <table:table-cell office:value-type="string" calcext:value-type="string">
            <text:p>15,3</text:p>
          </table:table-cell>
        </table:table-row>
        <table:table-row table:style-name="ro1" table:visibility="filter">
          <table:table-cell office:value-type="string" calcext:value-type="string">
            <text:p>16,3</text:p>
          </table:table-cell>
        </table:table-row>
        <table:table-row table:style-name="ro1">
          <table:table-cell office:value-type="string" calcext:value-type="string">
            <text:p>17,3</text:p>
          </table:table-cell>
        </table:table-row>
        <table:table-row table:style-name="ro1">
          <table:table-cell office:value-type="string" calcext:value-type="string">
            <text:p>17,4</text:p>
          </table:table-cell>
        </table:table-row>
        <table:table-row table:style-name="ro1">
          <table:table-cell office:value-type="string" calcext:value-type="string">
            <text:p>18,4</text:p>
          </table:table-cell>
        </table:table-row>
        <table:table-row table:style-name="ro1" table:visibility="filter">
          <table:table-cell office:value-type="string" calcext:value-type="string">
            <text:p>17,4</text:p>
          </table:table-cell>
        </table:table-row>
        <table:table-row table:style-name="ro1" table:visibility="filter">
          <table:table-cell office:value-type="string" calcext:value-type="string">
            <text:p>17,3</text:p>
          </table:table-cell>
        </table:table-row>
        <table:table-row table:style-name="ro1">
          <table:table-cell office:value-type="string" calcext:value-type="string">
            <text:p>18,3</text:p>
          </table:table-cell>
        </table:table-row>
        <table:table-row table:style-name="ro1" table:visibility="filter">
          <table:table-cell office:value-type="string" calcext:value-type="string">
            <text:p>18,4</text:p>
          </table:table-cell>
        </table:table-row>
        <table:table-row table:style-name="ro1" table:visibility="filter">
          <table:table-cell office:value-type="string" calcext:value-type="string">
            <text:p>17,4</text:p>
          </table:table-cell>
        </table:table-row>
        <table:table-row table:style-name="ro1" table:visibility="filter">
          <table:table-cell office:value-type="string" calcext:value-type="string">
            <text:p>18,4</text:p>
          </table:table-cell>
        </table:table-row>
        <table:table-row table:style-name="ro1" table:visibility="filter">
          <table:table-cell office:value-type="string" calcext:value-type="string">
            <text:p>18,3</text:p>
          </table:table-cell>
        </table:table-row>
        <table:table-row table:style-name="ro1" table:visibility="filter">
          <table:table-cell office:value-type="string" calcext:value-type="string">
            <text:p>18,4</text:p>
          </table:table-cell>
        </table:table-row>
        <table:table-row table:style-name="ro1">
          <table:table-cell office:value-type="string" calcext:value-type="string">
            <text:p>19,4</text:p>
          </table:table-cell>
        </table:table-row>
        <table:table-row table:style-name="ro1">
          <table:table-cell office:value-type="string" calcext:value-type="string">
            <text:p>19,5</text:p>
          </table:table-cell>
        </table:table-row>
        <table:table-row table:style-name="ro1">
          <table:table-cell office:value-type="string" calcext:value-type="string">
            <text:p>18,5</text:p>
          </table:table-cell>
        </table:table-row>
        <table:table-row table:style-name="ro1" table:visibility="filter">
          <table:table-cell office:value-type="string" calcext:value-type="string">
            <text:p>19,5</text:p>
          </table:table-cell>
        </table:table-row>
        <table:table-row table:style-name="ro1">
          <table:table-cell office:value-type="string" calcext:value-type="string">
            <text:p>19,6</text:p>
          </table:table-cell>
        </table:table-row>
        <table:table-row table:style-name="ro1" table:visibility="filter">
          <table:table-cell office:value-type="string" calcext:value-type="string">
            <text:p>19,5</text:p>
          </table:table-cell>
        </table:table-row>
        <table:table-row table:style-name="ro1" table:visibility="filter">
          <table:table-cell office:value-type="string" calcext:value-type="string">
            <text:p>19,6</text:p>
          </table:table-cell>
        </table:table-row>
        <table:table-row table:style-name="ro1">
          <table:table-cell office:value-type="string" calcext:value-type="string">
            <text:p>19,7</text:p>
          </table:table-cell>
        </table:table-row>
        <table:table-row table:style-name="ro1">
          <table:table-cell office:value-type="string" calcext:value-type="string">
            <text:p>19,8</text:p>
          </table:table-cell>
        </table:table-row>
        <table:table-row table:style-name="ro1" table:visibility="filter">
          <table:table-cell office:value-type="string" calcext:value-type="string">
            <text:p>19,7</text:p>
          </table:table-cell>
        </table:table-row>
        <table:table-row table:style-name="ro1" table:visibility="filter">
          <table:table-cell office:value-type="string" calcext:value-type="string">
            <text:p>19,8</text:p>
          </table:table-cell>
        </table:table-row>
        <table:table-row table:style-name="ro1">
          <table:table-cell office:value-type="string" calcext:value-type="string">
            <text:p>19,9</text:p>
          </table:table-cell>
        </table:table-row>
        <table:table-row table:style-name="ro1">
          <table:table-cell office:value-type="string" calcext:value-type="string">
            <text:p>20,9</text:p>
          </table:table-cell>
        </table:table-row>
        <table:table-row table:style-name="ro1">
          <table:table-cell office:value-type="string" calcext:value-type="string">
            <text:p>21,9</text:p>
          </table:table-cell>
        </table:table-row>
        <table:table-row table:style-name="ro1">
          <table:table-cell office:value-type="string" calcext:value-type="string">
            <text:p>21,8</text:p>
          </table:table-cell>
        </table:table-row>
        <table:table-row table:style-name="ro1">
          <table:table-cell office:value-type="string" calcext:value-type="string">
            <text:p>21,7</text:p>
          </table:table-cell>
        </table:table-row>
        <table:table-row table:style-name="ro1">
          <table:table-cell office:value-type="string" calcext:value-type="string">
            <text:p>20,7</text:p>
          </table:table-cell>
        </table:table-row>
        <table:table-row table:style-name="ro1" table:visibility="filter">
          <table:table-cell office:value-type="string" calcext:value-type="string">
            <text:p>19,7</text:p>
          </table:table-cell>
        </table:table-row>
        <table:table-row table:style-name="ro1" table:visibility="filter">
          <table:table-cell office:value-type="string" calcext:value-type="string">
            <text:p>19,8</text:p>
          </table:table-cell>
        </table:table-row>
        <table:table-row table:style-name="ro1" table:visibility="filter">
          <table:table-cell office:value-type="string" calcext:value-type="string">
            <text:p>19,9</text:p>
          </table:table-cell>
        </table:table-row>
        <table:table-row table:style-name="ro1" table:visibility="filter">
          <table:table-cell office:value-type="string" calcext:value-type="string">
            <text:p>20,9</text:p>
          </table:table-cell>
        </table:table-row>
        <table:table-row table:style-name="ro1" table:visibility="filter">
          <table:table-cell office:value-type="string" calcext:value-type="string">
            <text:p>19,9</text:p>
          </table:table-cell>
        </table:table-row>
        <table:table-row table:style-name="ro1">
          <table:table-cell office:value-type="string" calcext:value-type="string">
            <text:p>19,10</text:p>
          </table:table-cell>
        </table:table-row>
        <table:table-row table:style-name="ro1">
          <table:table-cell office:value-type="string" calcext:value-type="string">
            <text:p>18,10</text:p>
          </table:table-cell>
        </table:table-row>
        <table:table-row table:style-name="ro1">
          <table:table-cell office:value-type="string" calcext:value-type="string">
            <text:p>18,9</text:p>
          </table:table-cell>
        </table:table-row>
        <table:table-row table:style-name="ro1">
          <table:table-cell office:value-type="string" calcext:value-type="string">
            <text:p>18,8</text:p>
          </table:table-cell>
        </table:table-row>
        <table:table-row table:style-name="ro1">
          <table:table-cell office:value-type="string" calcext:value-type="string">
            <text:p>18,7</text:p>
          </table:table-cell>
        </table:table-row>
        <table:table-row table:style-name="ro1" table:visibility="filter">
          <table:table-cell office:value-type="string" calcext:value-type="string">
            <text:p>19,7</text:p>
          </table:table-cell>
        </table:table-row>
        <table:table-row table:style-name="ro1" table:visibility="filter">
          <table:table-cell office:value-type="string" calcext:value-type="string">
            <text:p>19,8</text:p>
          </table:table-cell>
        </table:table-row>
        <table:table-row table:style-name="ro1">
          <table:table-cell office:value-type="string" calcext:value-type="string">
            <text:p>20,8</text:p>
          </table:table-cell>
        </table:table-row>
        <table:table-row table:style-name="ro1" table:visibility="filter">
          <table:table-cell office:value-type="string" calcext:value-type="string">
            <text:p>20,9</text:p>
          </table:table-cell>
        </table:table-row>
        <table:table-row table:style-name="ro1">
          <table:table-cell office:value-type="string" calcext:value-type="string">
            <text:p>20,10</text:p>
          </table:table-cell>
        </table:table-row>
        <table:table-row table:style-name="ro1" table:visibility="filter">
          <table:table-cell office:value-type="string" calcext:value-type="string">
            <text:p>19,10</text:p>
          </table:table-cell>
        </table:table-row>
        <table:table-row table:style-name="ro1">
          <table:table-cell office:value-type="string" calcext:value-type="string">
            <text:p>19,11</text:p>
          </table:table-cell>
        </table:table-row>
        <table:table-row table:style-name="ro1">
          <table:table-cell office:value-type="string" calcext:value-type="string">
            <text:p>20,11</text:p>
          </table:table-cell>
        </table:table-row>
        <table:table-row table:style-name="ro1">
          <table:table-cell office:value-type="string" calcext:value-type="string">
            <text:p>21,11</text:p>
          </table:table-cell>
        </table:table-row>
        <table:table-row table:style-name="ro1">
          <table:table-cell office:value-type="string" calcext:value-type="string">
            <text:p>21,12</text:p>
          </table:table-cell>
        </table:table-row>
        <table:table-row table:style-name="ro1">
          <table:table-cell office:value-type="string" calcext:value-type="string">
            <text:p>21,13</text:p>
          </table:table-cell>
        </table:table-row>
        <table:table-row table:style-name="ro1">
          <table:table-cell office:value-type="string" calcext:value-type="string">
            <text:p>21,14</text:p>
          </table:table-cell>
        </table:table-row>
        <table:table-row table:style-name="ro1">
          <table:table-cell office:value-type="string" calcext:value-type="string">
            <text:p>21,15</text:p>
          </table:table-cell>
        </table:table-row>
        <table:table-row table:style-name="ro1">
          <table:table-cell office:value-type="string" calcext:value-type="string">
            <text:p>21,16</text:p>
          </table:table-cell>
        </table:table-row>
        <table:table-row table:style-name="ro1" table:visibility="filter">
          <table:table-cell office:value-type="string" calcext:value-type="string">
            <text:p>21,15</text:p>
          </table:table-cell>
        </table:table-row>
        <table:table-row table:style-name="ro1" table:visibility="filter">
          <table:table-cell office:value-type="string" calcext:value-type="string">
            <text:p>21,16</text:p>
          </table:table-cell>
        </table:table-row>
        <table:table-row table:style-name="ro1">
          <table:table-cell office:value-type="string" calcext:value-type="string">
            <text:p>20,16</text:p>
          </table:table-cell>
        </table:table-row>
        <table:table-row table:style-name="ro1">
          <table:table-cell office:value-type="string" calcext:value-type="string">
            <text:p>20,15</text:p>
          </table:table-cell>
        </table:table-row>
        <table:table-row table:style-name="ro1" table:visibility="filter">
          <table:table-cell office:value-type="string" calcext:value-type="string">
            <text:p>21,15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>
          <table:table-cell office:value-type="string" calcext:value-type="string">
            <text:p>20,13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>
          <table:table-cell office:value-type="string" calcext:value-type="string">
            <text:p>22,13</text:p>
          </table:table-cell>
        </table:table-row>
        <table:table-row table:style-name="ro1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1,12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 table:visibility="filter">
          <table:table-cell office:value-type="string" calcext:value-type="string">
            <text:p>21,12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>
          <table:table-cell office:value-type="string" calcext:value-type="string">
            <text:p>20,14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 table:visibility="filter">
          <table:table-cell office:value-type="string" calcext:value-type="string">
            <text:p>20,14</text:p>
          </table:table-cell>
        </table:table-row>
        <table:table-row table:style-name="ro1" table:visibility="filter">
          <table:table-cell office:value-type="string" calcext:value-type="string">
            <text:p>20,15</text:p>
          </table:table-cell>
        </table:table-row>
        <table:table-row table:style-name="ro1">
          <table:table-cell office:value-type="string" calcext:value-type="string">
            <text:p>19,15</text:p>
          </table:table-cell>
        </table:table-row>
        <table:table-row table:style-name="ro1">
          <table:table-cell office:value-type="string" calcext:value-type="string">
            <text:p>19,16</text:p>
          </table:table-cell>
        </table:table-row>
        <table:table-row table:style-name="ro1" table:visibility="filter">
          <table:table-cell office:value-type="string" calcext:value-type="string">
            <text:p>19,15</text:p>
          </table:table-cell>
        </table:table-row>
        <table:table-row table:style-name="ro1">
          <table:table-cell office:value-type="string" calcext:value-type="string">
            <text:p>19,14</text:p>
          </table:table-cell>
        </table:table-row>
        <table:table-row table:style-name="ro1" table:visibility="filter">
          <table:table-cell office:value-type="string" calcext:value-type="string">
            <text:p>19,15</text:p>
          </table:table-cell>
        </table:table-row>
        <table:table-row table:style-name="ro1" table:visibility="filter">
          <table:table-cell office:value-type="string" calcext:value-type="string">
            <text:p>20,15</text:p>
          </table:table-cell>
        </table:table-row>
        <table:table-row table:style-name="ro1" table:visibility="filter">
          <table:table-cell office:value-type="string" calcext:value-type="string">
            <text:p>19,15</text:p>
          </table:table-cell>
        </table:table-row>
        <table:table-row table:style-name="ro1" table:visibility="filter">
          <table:table-cell office:value-type="string" calcext:value-type="string">
            <text:p>20,15</text:p>
          </table:table-cell>
        </table:table-row>
        <table:table-row table:style-name="ro1" table:visibility="filter">
          <table:table-cell office:value-type="string" calcext:value-type="string">
            <text:p>21,15</text:p>
          </table:table-cell>
        </table:table-row>
        <table:table-row table:style-name="ro1" table:visibility="filter">
          <table:table-cell office:value-type="string" calcext:value-type="string">
            <text:p>20,15</text:p>
          </table:table-cell>
        </table:table-row>
        <table:table-row table:style-name="ro1" table:visibility="filter">
          <table:table-cell office:value-type="string" calcext:value-type="string">
            <text:p>21,15</text:p>
          </table:table-cell>
        </table:table-row>
        <table:table-row table:style-name="ro1" table:visibility="filter">
          <table:table-cell office:value-type="string" calcext:value-type="string">
            <text:p>20,15</text:p>
          </table:table-cell>
        </table:table-row>
        <table:table-row table:style-name="ro1" table:visibility="filter">
          <table:table-cell office:value-type="string" calcext:value-type="string">
            <text:p>21,15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>
          <table:table-cell office:value-type="string" calcext:value-type="string">
            <text:p>22,14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>
          <table:table-cell office:value-type="string" calcext:value-type="string">
            <text:p>22,11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1</text:p>
          </table:table-cell>
        </table:table-row>
        <table:table-row table:style-name="ro1">
          <table:table-cell office:value-type="string" calcext:value-type="string">
            <text:p>22,10</text:p>
          </table:table-cell>
        </table:table-row>
        <table:table-row table:style-name="ro1" table:visibility="filter">
          <table:table-cell office:value-type="string" calcext:value-type="string">
            <text:p>22,11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1,12</text:p>
          </table:table-cell>
        </table:table-row>
        <table:table-row table:style-name="ro1">
          <table:table-cell office:value-type="string" calcext:value-type="string">
            <text:p>20,12</text:p>
          </table:table-cell>
        </table:table-row>
        <table:table-row table:style-name="ro1" table:visibility="filter">
          <table:table-cell office:value-type="string" calcext:value-type="string">
            <text:p>21,12</text:p>
          </table:table-cell>
        </table:table-row>
        <table:table-row table:style-name="ro1" table:visibility="filter">
          <table:table-cell office:value-type="string" calcext:value-type="string">
            <text:p>20,12</text:p>
          </table:table-cell>
        </table:table-row>
        <table:table-row table:style-name="ro1">
          <table:table-cell office:value-type="string" calcext:value-type="string">
            <text:p>19,12</text:p>
          </table:table-cell>
        </table:table-row>
        <table:table-row table:style-name="ro1" table:visibility="filter">
          <table:table-cell office:value-type="string" calcext:value-type="string">
            <text:p>19,11</text:p>
          </table:table-cell>
        </table:table-row>
        <table:table-row table:style-name="ro1" table:visibility="filter">
          <table:table-cell office:value-type="string" calcext:value-type="string">
            <text:p>19,10</text:p>
          </table:table-cell>
        </table:table-row>
        <table:table-row table:style-name="ro1" table:visibility="filter">
          <table:table-cell office:value-type="string" calcext:value-type="string">
            <text:p>19,9</text:p>
          </table:table-cell>
        </table:table-row>
        <table:table-row table:style-name="ro1" table:visibility="filter">
          <table:table-cell office:value-type="string" calcext:value-type="string">
            <text:p>20,9</text:p>
          </table:table-cell>
        </table:table-row>
        <table:table-row table:style-name="ro1" table:visibility="filter">
          <table:table-cell office:value-type="string" calcext:value-type="string">
            <text:p>19,9</text:p>
          </table:table-cell>
        </table:table-row>
        <table:table-row table:style-name="ro1" table:visibility="filter">
          <table:table-cell office:value-type="string" calcext:value-type="string">
            <text:p>18,9</text:p>
          </table:table-cell>
        </table:table-row>
        <table:table-row table:style-name="ro1" table:visibility="filter">
          <table:table-cell office:value-type="string" calcext:value-type="string">
            <text:p>18,10</text:p>
          </table:table-cell>
        </table:table-row>
        <table:table-row table:style-name="ro1" table:visibility="filter">
          <table:table-cell office:value-type="string" calcext:value-type="string">
            <text:p>18,9</text:p>
          </table:table-cell>
        </table:table-row>
        <table:table-row table:style-name="ro1" table:visibility="filter">
          <table:table-cell office:value-type="string" calcext:value-type="string">
            <text:p>18,10</text:p>
          </table:table-cell>
        </table:table-row>
        <table:table-row table:style-name="ro1" table:visibility="filter">
          <table:table-cell office:value-type="string" calcext:value-type="string">
            <text:p>19,10</text:p>
          </table:table-cell>
        </table:table-row>
        <table:table-row table:style-name="ro1" table:visibility="filter">
          <table:table-cell office:value-type="string" calcext:value-type="string">
            <text:p>18,10</text:p>
          </table:table-cell>
        </table:table-row>
        <table:table-row table:style-name="ro1" table:visibility="filter">
          <table:table-cell office:value-type="string" calcext:value-type="string">
            <text:p>18,9</text:p>
          </table:table-cell>
        </table:table-row>
        <table:table-row table:style-name="ro1">
          <table:table-cell office:value-type="string" calcext:value-type="string">
            <text:p>17,9</text:p>
          </table:table-cell>
        </table:table-row>
        <table:table-row table:style-name="ro1" table:visibility="filter">
          <table:table-cell office:value-type="string" calcext:value-type="string">
            <text:p>18,9</text:p>
          </table:table-cell>
        </table:table-row>
        <table:table-row table:style-name="ro1" table:visibility="filter">
          <table:table-cell office:value-type="string" calcext:value-type="string">
            <text:p>18,8</text:p>
          </table:table-cell>
        </table:table-row>
        <table:table-row table:style-name="ro1" table:visibility="filter">
          <table:table-cell office:value-type="string" calcext:value-type="string">
            <text:p>18,7</text:p>
          </table:table-cell>
        </table:table-row>
        <table:table-row table:style-name="ro1">
          <table:table-cell office:value-type="string" calcext:value-type="string">
            <text:p>18,6</text:p>
          </table:table-cell>
        </table:table-row>
        <table:table-row table:style-name="ro1" table:visibility="filter">
          <table:table-cell office:value-type="string" calcext:value-type="string">
            <text:p>18,7</text:p>
          </table:table-cell>
        </table:table-row>
        <table:table-row table:style-name="ro1">
          <table:table-cell office:value-type="string" calcext:value-type="string">
            <text:p>17,7</text:p>
          </table:table-cell>
        </table:table-row>
        <table:table-row table:style-name="ro1">
          <table:table-cell office:value-type="string" calcext:value-type="string">
            <text:p>17,8</text:p>
          </table:table-cell>
        </table:table-row>
        <table:table-row table:style-name="ro1" table:visibility="filter">
          <table:table-cell office:value-type="string" calcext:value-type="string">
            <text:p>18,8</text:p>
          </table:table-cell>
        </table:table-row>
        <table:table-row table:style-name="ro1" table:visibility="filter">
          <table:table-cell office:value-type="string" calcext:value-type="string">
            <text:p>18,7</text:p>
          </table:table-cell>
        </table:table-row>
        <table:table-row table:style-name="ro1" table:visibility="filter">
          <table:table-cell office:value-type="string" calcext:value-type="string">
            <text:p>18,6</text:p>
          </table:table-cell>
        </table:table-row>
        <table:table-row table:style-name="ro1" table:visibility="filter">
          <table:table-cell office:value-type="string" calcext:value-type="string">
            <text:p>18,5</text:p>
          </table:table-cell>
        </table:table-row>
        <table:table-row table:style-name="ro1" table:visibility="filter">
          <table:table-cell office:value-type="string" calcext:value-type="string">
            <text:p>18,4</text:p>
          </table:table-cell>
        </table:table-row>
        <table:table-row table:style-name="ro1" table:visibility="filter">
          <table:table-cell office:value-type="string" calcext:value-type="string">
            <text:p>18,5</text:p>
          </table:table-cell>
        </table:table-row>
        <table:table-row table:style-name="ro1" table:visibility="filter">
          <table:table-cell office:value-type="string" calcext:value-type="string">
            <text:p>19,5</text:p>
          </table:table-cell>
        </table:table-row>
        <table:table-row table:style-name="ro1" table:visibility="filter">
          <table:table-cell office:value-type="string" calcext:value-type="string">
            <text:p>19,6</text:p>
          </table:table-cell>
        </table:table-row>
        <table:table-row table:style-name="ro1">
          <table:table-cell office:value-type="string" calcext:value-type="string">
            <text:p>20,6</text:p>
          </table:table-cell>
        </table:table-row>
        <table:table-row table:style-name="ro1">
          <table:table-cell office:value-type="string" calcext:value-type="string">
            <text:p>21,6</text:p>
          </table:table-cell>
        </table:table-row>
        <table:table-row table:style-name="ro1" table:visibility="filter">
          <table:table-cell office:value-type="string" calcext:value-type="string">
            <text:p>21,7</text:p>
          </table:table-cell>
        </table:table-row>
        <table:table-row table:style-name="ro1" table:visibility="filter">
          <table:table-cell office:value-type="string" calcext:value-type="string">
            <text:p>21,6</text:p>
          </table:table-cell>
        </table:table-row>
        <table:table-row table:style-name="ro1" table:visibility="filter">
          <table:table-cell office:value-type="string" calcext:value-type="string">
            <text:p>21,7</text:p>
          </table:table-cell>
        </table:table-row>
        <table:table-row table:style-name="ro1" table:visibility="filter">
          <table:table-cell office:value-type="string" calcext:value-type="string">
            <text:p>20,7</text:p>
          </table:table-cell>
        </table:table-row>
        <table:table-row table:style-name="ro1" table:visibility="filter">
          <table:table-cell office:value-type="string" calcext:value-type="string">
            <text:p>20,6</text:p>
          </table:table-cell>
        </table:table-row>
        <table:table-row table:style-name="ro1" table:visibility="filter">
          <table:table-cell office:value-type="string" calcext:value-type="string">
            <text:p>20,7</text:p>
          </table:table-cell>
        </table:table-row>
        <table:table-row table:style-name="ro1" table:visibility="filter">
          <table:table-cell office:value-type="string" calcext:value-type="string">
            <text:p>20,6</text:p>
          </table:table-cell>
        </table:table-row>
        <table:table-row table:style-name="ro1">
          <table:table-cell office:value-type="string" calcext:value-type="string">
            <text:p>20,5</text:p>
          </table:table-cell>
        </table:table-row>
        <table:table-row table:style-name="ro1" table:visibility="filter">
          <table:table-cell office:value-type="string" calcext:value-type="string">
            <text:p>19,5</text:p>
          </table:table-cell>
        </table:table-row>
        <table:table-row table:style-name="ro1" table:visibility="filter">
          <table:table-cell office:value-type="string" calcext:value-type="string">
            <text:p>19,6</text:p>
          </table:table-cell>
        </table:table-row>
        <table:table-row table:style-name="ro1" table:visibility="filter">
          <table:table-cell office:value-type="string" calcext:value-type="string">
            <text:p>19,7</text:p>
          </table:table-cell>
        </table:table-row>
        <table:table-row table:style-name="ro1" table:visibility="filter">
          <table:table-cell office:value-type="string" calcext:value-type="string">
            <text:p>19,6</text:p>
          </table:table-cell>
        </table:table-row>
        <table:table-row table:style-name="ro1" table:visibility="filter">
          <table:table-cell office:value-type="string" calcext:value-type="string">
            <text:p>18,6</text:p>
          </table:table-cell>
        </table:table-row>
        <table:table-row table:style-name="ro1" table:visibility="filter">
          <table:table-cell office:value-type="string" calcext:value-type="string">
            <text:p>19,6</text:p>
          </table:table-cell>
        </table:table-row>
        <table:table-row table:style-name="ro1" table:visibility="filter">
          <table:table-cell office:value-type="string" calcext:value-type="string">
            <text:p>19,5</text:p>
          </table:table-cell>
        </table:table-row>
        <table:table-row table:style-name="ro1" table:visibility="filter">
          <table:table-cell office:value-type="string" calcext:value-type="string">
            <text:p>20,5</text:p>
          </table:table-cell>
        </table:table-row>
        <table:table-row table:style-name="ro1">
          <table:table-cell office:value-type="string" calcext:value-type="string">
            <text:p>20,4</text:p>
          </table:table-cell>
        </table:table-row>
        <table:table-row table:style-name="ro1">
          <table:table-cell office:value-type="string" calcext:value-type="string">
            <text:p>20,3</text:p>
          </table:table-cell>
        </table:table-row>
        <table:table-row table:style-name="ro1" table:visibility="filter">
          <table:table-cell office:value-type="string" calcext:value-type="string">
            <text:p>20,4</text:p>
          </table:table-cell>
        </table:table-row>
        <table:table-row table:style-name="ro1" table:visibility="filter">
          <table:table-cell office:value-type="string" calcext:value-type="string">
            <text:p>19,4</text:p>
          </table:table-cell>
        </table:table-row>
        <table:table-row table:style-name="ro1" table:visibility="filter">
          <table:table-cell office:value-type="string" calcext:value-type="string">
            <text:p>20,4</text:p>
          </table:table-cell>
        </table:table-row>
        <table:table-row table:style-name="ro1">
          <table:table-cell office:value-type="string" calcext:value-type="string">
            <text:p>21,4</text:p>
          </table:table-cell>
        </table:table-row>
        <table:table-row table:style-name="ro1" table:visibility="filter">
          <table:table-cell office:value-type="string" calcext:value-type="string">
            <text:p>20,4</text:p>
          </table:table-cell>
        </table:table-row>
        <table:table-row table:style-name="ro1" table:visibility="filter">
          <table:table-cell office:value-type="string" calcext:value-type="string">
            <text:p>20,3</text:p>
          </table:table-cell>
        </table:table-row>
        <table:table-row table:style-name="ro1">
          <table:table-cell office:value-type="string" calcext:value-type="string">
            <text:p>19,3</text:p>
          </table:table-cell>
        </table:table-row>
        <table:table-row table:style-name="ro1" table:visibility="filter">
          <table:table-cell office:value-type="string" calcext:value-type="string">
            <text:p>18,3</text:p>
          </table:table-cell>
        </table:table-row>
        <table:table-row table:style-name="ro1" table:visibility="filter">
          <table:table-cell office:value-type="string" calcext:value-type="string">
            <text:p>17,3</text:p>
          </table:table-cell>
        </table:table-row>
        <table:table-row table:style-name="ro1" table:visibility="filter">
          <table:table-cell office:value-type="string" calcext:value-type="string">
            <text:p>17,4</text:p>
          </table:table-cell>
        </table:table-row>
        <table:table-row table:style-name="ro1" table:visibility="filter">
          <table:table-cell office:value-type="string" calcext:value-type="string">
            <text:p>17,3</text:p>
          </table:table-cell>
        </table:table-row>
        <table:table-row table:style-name="ro1" table:visibility="filter">
          <table:table-cell office:value-type="string" calcext:value-type="string">
            <text:p>17,4</text:p>
          </table:table-cell>
        </table:table-row>
        <table:table-row table:style-name="ro1" table:visibility="filter">
          <table:table-cell office:value-type="string" calcext:value-type="string">
            <text:p>16,4</text:p>
          </table:table-cell>
        </table:table-row>
        <table:table-row table:style-name="ro1" table:visibility="filter">
          <table:table-cell office:value-type="string" calcext:value-type="string">
            <text:p>15,4</text:p>
          </table:table-cell>
        </table:table-row>
        <table:table-row table:style-name="ro1" table:visibility="filter">
          <table:table-cell office:value-type="string" calcext:value-type="string">
            <text:p>16,4</text:p>
          </table:table-cell>
        </table:table-row>
        <table:table-row table:style-name="ro1" table:visibility="filter">
          <table:table-cell office:value-type="string" calcext:value-type="string">
            <text:p>15,4</text:p>
          </table:table-cell>
        </table:table-row>
        <table:table-row table:style-name="ro1" table:visibility="filter">
          <table:table-cell office:value-type="string" calcext:value-type="string">
            <text:p>15,3</text:p>
          </table:table-cell>
        </table:table-row>
        <table:table-row table:style-name="ro1">
          <table:table-cell office:value-type="string" calcext:value-type="string">
            <text:p>14,3</text:p>
          </table:table-cell>
        </table:table-row>
        <table:table-row table:style-name="ro1">
          <table:table-cell office:value-type="string" calcext:value-type="string">
            <text:p>14,4</text:p>
          </table:table-cell>
        </table:table-row>
        <table:table-row table:style-name="ro1" table:visibility="filter">
          <table:table-cell office:value-type="string" calcext:value-type="string">
            <text:p>13,4</text:p>
          </table:table-cell>
        </table:table-row>
        <table:table-row table:style-name="ro1" table:visibility="filter">
          <table:table-cell office:value-type="string" calcext:value-type="string">
            <text:p>13,5</text:p>
          </table:table-cell>
        </table:table-row>
        <table:table-row table:style-name="ro1">
          <table:table-cell office:value-type="string" calcext:value-type="string">
            <text:p>12,5</text:p>
          </table:table-cell>
        </table:table-row>
        <table:table-row table:style-name="ro1" table:visibility="filter">
          <table:table-cell office:value-type="string" calcext:value-type="string">
            <text:p>13,5</text:p>
          </table:table-cell>
        </table:table-row>
        <table:table-row table:style-name="ro1" table:visibility="filter">
          <table:table-cell office:value-type="string" calcext:value-type="string">
            <text:p>12,5</text:p>
          </table:table-cell>
        </table:table-row>
        <table:table-row table:style-name="ro1">
          <table:table-cell office:value-type="string" calcext:value-type="string">
            <text:p>12,6</text:p>
          </table:table-cell>
        </table:table-row>
        <table:table-row table:style-name="ro1">
          <table:table-cell office:value-type="string" calcext:value-type="string">
            <text:p>12,7</text:p>
          </table:table-cell>
        </table:table-row>
        <table:table-row table:style-name="ro1">
          <table:table-cell office:value-type="string" calcext:value-type="string">
            <text:p>12,8</text:p>
          </table:table-cell>
        </table:table-row>
        <table:table-row table:style-name="ro1">
          <table:table-cell office:value-type="string" calcext:value-type="string">
            <text:p>13,8</text:p>
          </table:table-cell>
        </table:table-row>
        <table:table-row table:style-name="ro1">
          <table:table-cell office:value-type="string" calcext:value-type="string">
            <text:p>13,9</text:p>
          </table:table-cell>
        </table:table-row>
        <table:table-row table:style-name="ro1">
          <table:table-cell office:value-type="string" calcext:value-type="string">
            <text:p>14,9</text:p>
          </table:table-cell>
        </table:table-row>
        <table:table-row table:style-name="ro1">
          <table:table-cell office:value-type="string" calcext:value-type="string">
            <text:p>15,9</text:p>
          </table:table-cell>
        </table:table-row>
        <table:table-row table:style-name="ro1">
          <table:table-cell office:value-type="string" calcext:value-type="string">
            <text:p>15,8</text:p>
          </table:table-cell>
        </table:table-row>
        <table:table-row table:style-name="ro1">
          <table:table-cell office:value-type="string" calcext:value-type="string">
            <text:p>16,8</text:p>
          </table:table-cell>
        </table:table-row>
        <table:table-row table:style-name="ro1">
          <table:table-cell office:value-type="string" calcext:value-type="string">
            <text:p>16,9</text:p>
          </table:table-cell>
        </table:table-row>
        <table:table-row table:style-name="ro1" table:visibility="filter">
          <table:table-cell office:value-type="string" calcext:value-type="string">
            <text:p>17,9</text:p>
          </table:table-cell>
        </table:table-row>
        <table:table-row table:style-name="ro1" table:visibility="filter">
          <table:table-cell office:value-type="string" calcext:value-type="string">
            <text:p>17,8</text:p>
          </table:table-cell>
        </table:table-row>
        <table:table-row table:style-name="ro1" table:visibility="filter">
          <table:table-cell office:value-type="string" calcext:value-type="string">
            <text:p>17,9</text:p>
          </table:table-cell>
        </table:table-row>
        <table:table-row table:style-name="ro1" table:visibility="filter">
          <table:table-cell office:value-type="string" calcext:value-type="string">
            <text:p>16,9</text:p>
          </table:table-cell>
        </table:table-row>
        <table:table-row table:style-name="ro1" table:visibility="filter">
          <table:table-cell office:value-type="string" calcext:value-type="string">
            <text:p>17,9</text:p>
          </table:table-cell>
        </table:table-row>
        <table:table-row table:style-name="ro1" table:visibility="filter">
          <table:table-cell office:value-type="string" calcext:value-type="string">
            <text:p>17,8</text:p>
          </table:table-cell>
        </table:table-row>
        <table:table-row table:style-name="ro1" table:visibility="filter">
          <table:table-cell office:value-type="string" calcext:value-type="string">
            <text:p>18,8</text:p>
          </table:table-cell>
        </table:table-row>
        <table:table-row table:style-name="ro1" table:visibility="filter">
          <table:table-cell office:value-type="string" calcext:value-type="string">
            <text:p>17,8</text:p>
          </table:table-cell>
        </table:table-row>
        <table:table-row table:style-name="ro1" table:visibility="filter">
          <table:table-cell office:value-type="string" calcext:value-type="string">
            <text:p>17,9</text:p>
          </table:table-cell>
        </table:table-row>
        <table:table-row table:style-name="ro1" table:visibility="filter">
          <table:table-cell office:value-type="string" calcext:value-type="string">
            <text:p>16,9</text:p>
          </table:table-cell>
        </table:table-row>
        <table:table-row table:style-name="ro1">
          <table:table-cell office:value-type="string" calcext:value-type="string">
            <text:p>16,10</text:p>
          </table:table-cell>
        </table:table-row>
        <table:table-row table:style-name="ro1">
          <table:table-cell office:value-type="string" calcext:value-type="string">
            <text:p>15,10</text:p>
          </table:table-cell>
        </table:table-row>
        <table:table-row table:style-name="ro1" table:visibility="filter">
          <table:table-cell office:value-type="string" calcext:value-type="string">
            <text:p>15,9</text:p>
          </table:table-cell>
        </table:table-row>
        <table:table-row table:style-name="ro1" table:visibility="filter">
          <table:table-cell office:value-type="string" calcext:value-type="string">
            <text:p>15,10</text:p>
          </table:table-cell>
        </table:table-row>
        <table:table-row table:style-name="ro1" table:visibility="filter">
          <table:table-cell office:value-type="string" calcext:value-type="string">
            <text:p>16,10</text:p>
          </table:table-cell>
        </table:table-row>
        <table:table-row table:style-name="ro1">
          <table:table-cell office:value-type="string" calcext:value-type="string">
            <text:p>16,11</text:p>
          </table:table-cell>
        </table:table-row>
        <table:table-row table:style-name="ro1">
          <table:table-cell office:value-type="string" calcext:value-type="string">
            <text:p>16,12</text:p>
          </table:table-cell>
        </table:table-row>
        <table:table-row table:style-name="ro1" table:visibility="filter">
          <table:table-cell office:value-type="string" calcext:value-type="string">
            <text:p>16,11</text:p>
          </table:table-cell>
        </table:table-row>
        <table:table-row table:style-name="ro1" table:visibility="filter">
          <table:table-cell office:value-type="string" calcext:value-type="string">
            <text:p>16,10</text:p>
          </table:table-cell>
        </table:table-row>
        <table:table-row table:style-name="ro1" table:visibility="filter">
          <table:table-cell office:value-type="string" calcext:value-type="string">
            <text:p>15,10</text:p>
          </table:table-cell>
        </table:table-row>
        <table:table-row table:style-name="ro1">
          <table:table-cell office:value-type="string" calcext:value-type="string">
            <text:p>15,11</text:p>
          </table:table-cell>
        </table:table-row>
        <table:table-row table:style-name="ro1">
          <table:table-cell office:value-type="string" calcext:value-type="string">
            <text:p>15,12</text:p>
          </table:table-cell>
        </table:table-row>
        <table:table-row table:style-name="ro1">
          <table:table-cell office:value-type="string" calcext:value-type="string">
            <text:p>14,12</text:p>
          </table:table-cell>
        </table:table-row>
        <table:table-row table:style-name="ro1" table:visibility="filter">
          <table:table-cell office:value-type="string" calcext:value-type="string">
            <text:p>15,12</text:p>
          </table:table-cell>
        </table:table-row>
        <table:table-row table:style-name="ro1" table:visibility="filter">
          <table:table-cell office:value-type="string" calcext:value-type="string">
            <text:p>15,11</text:p>
          </table:table-cell>
        </table:table-row>
        <table:table-row table:style-name="ro1" table:visibility="filter">
          <table:table-cell office:value-type="string" calcext:value-type="string">
            <text:p>15,12</text:p>
          </table:table-cell>
        </table:table-row>
        <table:table-row table:style-name="ro1" table:visibility="filter">
          <table:table-cell office:value-type="string" calcext:value-type="string">
            <text:p>15,11</text:p>
          </table:table-cell>
        </table:table-row>
        <table:table-row table:style-name="ro1" table:visibility="filter">
          <table:table-cell office:value-type="string" calcext:value-type="string">
            <text:p>15,12</text:p>
          </table:table-cell>
        </table:table-row>
        <table:table-row table:style-name="ro1" table:visibility="filter">
          <table:table-cell office:value-type="string" calcext:value-type="string">
            <text:p>15,11</text:p>
          </table:table-cell>
        </table:table-row>
        <table:table-row table:style-name="ro1" table:visibility="filter">
          <table:table-cell office:value-type="string" calcext:value-type="string">
            <text:p>15,10</text:p>
          </table:table-cell>
        </table:table-row>
        <table:table-row table:style-name="ro1">
          <table:table-cell office:value-type="string" calcext:value-type="string">
            <text:p>14,10</text:p>
          </table:table-cell>
        </table:table-row>
        <table:table-row table:style-name="ro1" table:visibility="filter">
          <table:table-cell office:value-type="string" calcext:value-type="string">
            <text:p>15,10</text:p>
          </table:table-cell>
        </table:table-row>
        <table:table-row table:style-name="ro1" table:visibility="filter">
          <table:table-cell office:value-type="string" calcext:value-type="string">
            <text:p>16,10</text:p>
          </table:table-cell>
        </table:table-row>
        <table:table-row table:style-name="ro1">
          <table:table-cell office:value-type="string" calcext:value-type="string">
            <text:p>17,10</text:p>
          </table:table-cell>
        </table:table-row>
        <table:table-row table:style-name="ro1" table:visibility="filter">
          <table:table-cell office:value-type="string" calcext:value-type="string">
            <text:p>18,10</text:p>
          </table:table-cell>
        </table:table-row>
        <table:table-row table:style-name="ro1" table:visibility="filter">
          <table:table-cell office:value-type="string" calcext:value-type="string">
            <text:p>18,9</text:p>
          </table:table-cell>
        </table:table-row>
        <table:table-row table:style-name="ro1" table:visibility="filter">
          <table:table-cell office:value-type="string" calcext:value-type="string">
            <text:p>18,10</text:p>
          </table:table-cell>
        </table:table-row>
        <table:table-row table:style-name="ro1" table:visibility="filter">
          <table:table-cell office:value-type="string" calcext:value-type="string">
            <text:p>18,9</text:p>
          </table:table-cell>
        </table:table-row>
        <table:table-row table:style-name="ro1" table:visibility="filter">
          <table:table-cell office:value-type="string" calcext:value-type="string">
            <text:p>17,9</text:p>
          </table:table-cell>
        </table:table-row>
        <table:table-row table:style-name="ro1" table:visibility="filter">
          <table:table-cell office:value-type="string" calcext:value-type="string">
            <text:p>18,9</text:p>
          </table:table-cell>
        </table:table-row>
        <table:table-row table:style-name="ro1" table:visibility="filter">
          <table:table-cell office:value-type="string" calcext:value-type="string">
            <text:p>19,9</text:p>
          </table:table-cell>
        </table:table-row>
        <table:table-row table:style-name="ro1" table:visibility="filter">
          <table:table-cell office:value-type="string" calcext:value-type="string">
            <text:p>18,9</text:p>
          </table:table-cell>
        </table:table-row>
        <table:table-row table:style-name="ro1" table:visibility="filter">
          <table:table-cell office:value-type="string" calcext:value-type="string">
            <text:p>18,10</text:p>
          </table:table-cell>
        </table:table-row>
        <table:table-row table:style-name="ro1">
          <table:table-cell office:value-type="string" calcext:value-type="string">
            <text:p>18,11</text:p>
          </table:table-cell>
        </table:table-row>
        <table:table-row table:style-name="ro1" table:visibility="filter">
          <table:table-cell office:value-type="string" calcext:value-type="string">
            <text:p>18,10</text:p>
          </table:table-cell>
        </table:table-row>
        <table:table-row table:style-name="ro1" table:visibility="filter">
          <table:table-cell office:value-type="string" calcext:value-type="string">
            <text:p>19,10</text:p>
          </table:table-cell>
        </table:table-row>
        <table:table-row table:style-name="ro1" table:visibility="filter">
          <table:table-cell office:value-type="string" calcext:value-type="string">
            <text:p>19,9</text:p>
          </table:table-cell>
        </table:table-row>
        <table:table-row table:style-name="ro1" table:visibility="filter">
          <table:table-cell office:value-type="string" calcext:value-type="string">
            <text:p>19,8</text:p>
          </table:table-cell>
        </table:table-row>
        <table:table-row table:style-name="ro1" table:visibility="filter">
          <table:table-cell office:value-type="string" calcext:value-type="string">
            <text:p>19,9</text:p>
          </table:table-cell>
        </table:table-row>
        <table:table-row table:style-name="ro1" table:visibility="filter">
          <table:table-cell office:value-type="string" calcext:value-type="string">
            <text:p>19,10</text:p>
          </table:table-cell>
        </table:table-row>
        <table:table-row table:style-name="ro1" table:visibility="filter">
          <table:table-cell office:value-type="string" calcext:value-type="string">
            <text:p>20,10</text:p>
          </table:table-cell>
        </table:table-row>
        <table:table-row table:style-name="ro1" table:visibility="filter">
          <table:table-cell office:value-type="string" calcext:value-type="string">
            <text:p>20,9</text:p>
          </table:table-cell>
        </table:table-row>
        <table:table-row table:style-name="ro1" table:visibility="filter">
          <table:table-cell office:value-type="string" calcext:value-type="string">
            <text:p>20,10</text:p>
          </table:table-cell>
        </table:table-row>
        <table:table-row table:style-name="ro1" table:visibility="filter">
          <table:table-cell office:value-type="string" calcext:value-type="string">
            <text:p>20,9</text:p>
          </table:table-cell>
        </table:table-row>
        <table:table-row table:style-name="ro1" table:visibility="filter">
          <table:table-cell office:value-type="string" calcext:value-type="string">
            <text:p>21,9</text:p>
          </table:table-cell>
        </table:table-row>
        <table:table-row table:style-name="ro1" table:visibility="filter">
          <table:table-cell office:value-type="string" calcext:value-type="string">
            <text:p>21,8</text:p>
          </table:table-cell>
        </table:table-row>
        <table:table-row table:style-name="ro1" table:visibility="filter">
          <table:table-cell office:value-type="string" calcext:value-type="string">
            <text:p>20,8</text:p>
          </table:table-cell>
        </table:table-row>
        <table:table-row table:style-name="ro1" table:visibility="filter">
          <table:table-cell office:value-type="string" calcext:value-type="string">
            <text:p>20,7</text:p>
          </table:table-cell>
        </table:table-row>
        <table:table-row table:style-name="ro1" table:visibility="filter">
          <table:table-cell office:value-type="string" calcext:value-type="string">
            <text:p>20,6</text:p>
          </table:table-cell>
        </table:table-row>
        <table:table-row table:style-name="ro1" table:visibility="filter">
          <table:table-cell office:value-type="string" calcext:value-type="string">
            <text:p>21,6</text:p>
          </table:table-cell>
        </table:table-row>
        <table:table-row table:style-name="ro1">
          <table:table-cell office:value-type="string" calcext:value-type="string">
            <text:p>22,6</text:p>
          </table:table-cell>
        </table:table-row>
        <table:table-row table:style-name="ro1">
          <table:table-cell office:value-type="string" calcext:value-type="string">
            <text:p>22,5</text:p>
          </table:table-cell>
        </table:table-row>
        <table:table-row table:style-name="ro1">
          <table:table-cell office:value-type="string" calcext:value-type="string">
            <text:p>23,5</text:p>
          </table:table-cell>
        </table:table-row>
        <table:table-row table:style-name="ro1">
          <table:table-cell office:value-type="string" calcext:value-type="string">
            <text:p>24,5</text:p>
          </table:table-cell>
        </table:table-row>
        <table:table-row table:style-name="ro1" table:visibility="filter">
          <table:table-cell office:value-type="string" calcext:value-type="string">
            <text:p>23,5</text:p>
          </table:table-cell>
        </table:table-row>
        <table:table-row table:style-name="ro1">
          <table:table-cell office:value-type="string" calcext:value-type="string">
            <text:p>23,4</text:p>
          </table:table-cell>
        </table:table-row>
        <table:table-row table:style-name="ro1" table:visibility="filter">
          <table:table-cell office:value-type="string" calcext:value-type="string">
            <text:p>23,5</text:p>
          </table:table-cell>
        </table:table-row>
        <table:table-row table:style-name="ro1" table:visibility="filter">
          <table:table-cell office:value-type="string" calcext:value-type="string">
            <text:p>23,4</text:p>
          </table:table-cell>
        </table:table-row>
        <table:table-row table:style-name="ro1" table:visibility="filter">
          <table:table-cell office:value-type="string" calcext:value-type="string">
            <text:p>23,5</text:p>
          </table:table-cell>
        </table:table-row>
        <table:table-row table:style-name="ro1" table:visibility="filter">
          <table:table-cell office:value-type="string" calcext:value-type="string">
            <text:p>23,4</text:p>
          </table:table-cell>
        </table:table-row>
        <table:table-row table:style-name="ro1">
          <table:table-cell office:value-type="string" calcext:value-type="string">
            <text:p>24,4</text:p>
          </table:table-cell>
        </table:table-row>
        <table:table-row table:style-name="ro1">
          <table:table-cell office:value-type="string" calcext:value-type="string">
            <text:p>24,3</text:p>
          </table:table-cell>
        </table:table-row>
        <table:table-row table:style-name="ro1">
          <table:table-cell office:value-type="string" calcext:value-type="string">
            <text:p>24,2</text:p>
          </table:table-cell>
        </table:table-row>
        <table:table-row table:style-name="ro1">
          <table:table-cell office:value-type="string" calcext:value-type="string">
            <text:p>25,2</text:p>
          </table:table-cell>
        </table:table-row>
        <table:table-row table:style-name="ro1">
          <table:table-cell office:value-type="string" calcext:value-type="string">
            <text:p>25,3</text:p>
          </table:table-cell>
        </table:table-row>
        <table:table-row table:style-name="ro1">
          <table:table-cell office:value-type="string" calcext:value-type="string">
            <text:p>25,4</text:p>
          </table:table-cell>
        </table:table-row>
        <table:table-row table:style-name="ro1">
          <table:table-cell office:value-type="string" calcext:value-type="string">
            <text:p>26,4</text:p>
          </table:table-cell>
        </table:table-row>
        <table:table-row table:style-name="ro1">
          <table:table-cell office:value-type="string" calcext:value-type="string">
            <text:p>26,5</text:p>
          </table:table-cell>
        </table:table-row>
        <table:table-row table:style-name="ro1" table:visibility="filter">
          <table:table-cell office:value-type="string" calcext:value-type="string">
            <text:p>26,4</text:p>
          </table:table-cell>
        </table:table-row>
        <table:table-row table:style-name="ro1">
          <table:table-cell office:value-type="string" calcext:value-type="string">
            <text:p>27,4</text:p>
          </table:table-cell>
        </table:table-row>
        <table:table-row table:style-name="ro1" table:visibility="filter">
          <table:table-cell office:value-type="string" calcext:value-type="string">
            <text:p>26,4</text:p>
          </table:table-cell>
        </table:table-row>
        <table:table-row table:style-name="ro1" table:visibility="filter">
          <table:table-cell office:value-type="string" calcext:value-type="string">
            <text:p>25,4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5,4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4,3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4,3</text:p>
          </table:table-cell>
        </table:table-row>
        <table:table-row table:style-name="ro1">
          <table:table-cell office:value-type="string" calcext:value-type="string">
            <text:p>23,3</text:p>
          </table:table-cell>
        </table:table-row>
        <table:table-row table:style-name="ro1">
          <table:table-cell office:value-type="string" calcext:value-type="string">
            <text:p>22,3</text:p>
          </table:table-cell>
        </table:table-row>
        <table:table-row table:style-name="ro1">
          <table:table-cell office:value-type="string" calcext:value-type="string">
            <text:p>22,2</text:p>
          </table:table-cell>
        </table:table-row>
        <table:table-row table:style-name="ro1">
          <table:table-cell office:value-type="string" calcext:value-type="string">
            <text:p>21,2</text:p>
          </table:table-cell>
        </table:table-row>
        <table:table-row table:style-name="ro1">
          <table:table-cell office:value-type="string" calcext:value-type="string">
            <text:p>21,1</text:p>
          </table:table-cell>
        </table:table-row>
        <table:table-row table:style-name="ro1" table:visibility="filter">
          <table:table-cell office:value-type="string" calcext:value-type="string">
            <text:p>21,2</text:p>
          </table:table-cell>
        </table:table-row>
        <table:table-row table:style-name="ro1" table:visibility="filter">
          <table:table-cell office:value-type="string" calcext:value-type="string">
            <text:p>22,2</text:p>
          </table:table-cell>
        </table:table-row>
        <table:table-row table:style-name="ro1">
          <table:table-cell office:value-type="string" calcext:value-type="string">
            <text:p>22,1</text:p>
          </table:table-cell>
        </table:table-row>
        <table:table-row table:style-name="ro1">
          <table:table-cell office:value-type="string" calcext:value-type="string">
            <text:p>22,0</text:p>
          </table:table-cell>
        </table:table-row>
        <table:table-row table:style-name="ro1" table:visibility="filter">
          <table:table-cell office:value-type="string" calcext:value-type="string">
            <text:p>22,1</text:p>
          </table:table-cell>
        </table:table-row>
        <table:table-row table:style-name="ro1" table:visibility="filter">
          <table:table-cell office:value-type="string" calcext:value-type="string">
            <text:p>22,2</text:p>
          </table:table-cell>
        </table:table-row>
        <table:table-row table:style-name="ro1" table:visibility="filter">
          <table:table-cell office:value-type="string" calcext:value-type="string">
            <text:p>22,3</text:p>
          </table:table-cell>
        </table:table-row>
        <table:table-row table:style-name="ro1">
          <table:table-cell office:value-type="string" calcext:value-type="string">
            <text:p>21,3</text:p>
          </table:table-cell>
        </table:table-row>
        <table:table-row table:style-name="ro1" table:visibility="filter">
          <table:table-cell office:value-type="string" calcext:value-type="string">
            <text:p>21,2</text:p>
          </table:table-cell>
        </table:table-row>
        <table:table-row table:style-name="ro1" table:visibility="filter">
          <table:table-cell office:value-type="string" calcext:value-type="string">
            <text:p>21,3</text:p>
          </table:table-cell>
        </table:table-row>
        <table:table-row table:style-name="ro1" table:visibility="filter">
          <table:table-cell office:value-type="string" calcext:value-type="string">
            <text:p>22,3</text:p>
          </table:table-cell>
        </table:table-row>
        <table:table-row table:style-name="ro1" table:visibility="filter">
          <table:table-cell office:value-type="string" calcext:value-type="string">
            <text:p>22,2</text:p>
          </table:table-cell>
        </table:table-row>
        <table:table-row table:style-name="ro1">
          <table:table-cell office:value-type="string" calcext:value-type="string">
            <text:p>23,2</text:p>
          </table:table-cell>
        </table:table-row>
        <table:table-row table:style-name="ro1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3,3</text:p>
          </table:table-cell>
        </table:table-row>
        <table:table-row table:style-name="ro1" table:visibility="filter">
          <table:table-cell office:value-type="string" calcext:value-type="string">
            <text:p>23,4</text:p>
          </table:table-cell>
        </table:table-row>
        <table:table-row table:style-name="ro1" table:visibility="filter">
          <table:table-cell office:value-type="string" calcext:value-type="string">
            <text:p>24,4</text:p>
          </table:table-cell>
        </table:table-row>
        <table:table-row table:style-name="ro1" table:visibility="filter">
          <table:table-cell office:value-type="string" calcext:value-type="string">
            <text:p>25,4</text:p>
          </table:table-cell>
        </table:table-row>
        <table:table-row table:style-name="ro1" table:visibility="filter">
          <table:table-cell office:value-type="string" calcext:value-type="string">
            <text:p>24,4</text:p>
          </table:table-cell>
        </table:table-row>
        <table:table-row table:style-name="ro1" table:visibility="filter">
          <table:table-cell office:value-type="string" calcext:value-type="string">
            <text:p>24,5</text:p>
          </table:table-cell>
        </table:table-row>
        <table:table-row table:style-name="ro1">
          <table:table-cell office:value-type="string" calcext:value-type="string">
            <text:p>24,6</text:p>
          </table:table-cell>
        </table:table-row>
        <table:table-row table:style-name="ro1">
          <table:table-cell office:value-type="string" calcext:value-type="string">
            <text:p>23,6</text:p>
          </table:table-cell>
        </table:table-row>
        <table:table-row table:style-name="ro1" table:visibility="filter">
          <table:table-cell office:value-type="string" calcext:value-type="string">
            <text:p>23,5</text:p>
          </table:table-cell>
        </table:table-row>
        <table:table-row table:style-name="ro1" table:visibility="filter">
          <table:table-cell office:value-type="string" calcext:value-type="string">
            <text:p>23,6</text:p>
          </table:table-cell>
        </table:table-row>
        <table:table-row table:style-name="ro1" table:visibility="filter">
          <table:table-cell office:value-type="string" calcext:value-type="string">
            <text:p>22,6</text:p>
          </table:table-cell>
        </table:table-row>
        <table:table-row table:style-name="ro1">
          <table:table-cell office:value-type="string" calcext:value-type="string">
            <text:p>22,7</text:p>
          </table:table-cell>
        </table:table-row>
        <table:table-row table:style-name="ro1">
          <table:table-cell office:value-type="string" calcext:value-type="string">
            <text:p>23,7</text:p>
          </table:table-cell>
        </table:table-row>
        <table:table-row table:style-name="ro1">
          <table:table-cell office:value-type="string" calcext:value-type="string">
            <text:p>24,7</text:p>
          </table:table-cell>
        </table:table-row>
        <table:table-row table:style-name="ro1" table:visibility="filter">
          <table:table-cell office:value-type="string" calcext:value-type="string">
            <text:p>24,6</text:p>
          </table:table-cell>
        </table:table-row>
        <table:table-row table:style-name="ro1">
          <table:table-cell office:value-type="string" calcext:value-type="string">
            <text:p>25,6</text:p>
          </table:table-cell>
        </table:table-row>
        <table:table-row table:style-name="ro1" table:visibility="filter">
          <table:table-cell office:value-type="string" calcext:value-type="string">
            <text:p>24,6</text:p>
          </table:table-cell>
        </table:table-row>
        <table:table-row table:style-name="ro1" table:visibility="filter">
          <table:table-cell office:value-type="string" calcext:value-type="string">
            <text:p>24,5</text:p>
          </table:table-cell>
        </table:table-row>
        <table:table-row table:style-name="ro1" table:visibility="filter">
          <table:table-cell office:value-type="string" calcext:value-type="string">
            <text:p>24,4</text:p>
          </table:table-cell>
        </table:table-row>
        <table:table-row table:style-name="ro1" table:visibility="filter">
          <table:table-cell office:value-type="string" calcext:value-type="string">
            <text:p>23,4</text:p>
          </table:table-cell>
        </table:table-row>
        <table:table-row table:style-name="ro1" table:visibility="filter">
          <table:table-cell office:value-type="string" calcext:value-type="string">
            <text:p>23,3</text:p>
          </table:table-cell>
        </table:table-row>
        <table:table-row table:style-name="ro1" table:visibility="filter">
          <table:table-cell office:value-type="string" calcext:value-type="string">
            <text:p>23,4</text:p>
          </table:table-cell>
        </table:table-row>
        <table:table-row table:style-name="ro1" table:visibility="filter">
          <table:table-cell office:value-type="string" calcext:value-type="string">
            <text:p>23,5</text:p>
          </table:table-cell>
        </table:table-row>
        <table:table-row table:style-name="ro1" table:visibility="filter">
          <table:table-cell office:value-type="string" calcext:value-type="string">
            <text:p>24,5</text:p>
          </table:table-cell>
        </table:table-row>
        <table:table-row table:style-name="ro1" table:visibility="filter">
          <table:table-cell office:value-type="string" calcext:value-type="string">
            <text:p>24,6</text:p>
          </table:table-cell>
        </table:table-row>
        <table:table-row table:style-name="ro1" table:visibility="filter">
          <table:table-cell office:value-type="string" calcext:value-type="string">
            <text:p>24,7</text:p>
          </table:table-cell>
        </table:table-row>
        <table:table-row table:style-name="ro1" table:visibility="filter">
          <table:table-cell office:value-type="string" calcext:value-type="string">
            <text:p>24,6</text:p>
          </table:table-cell>
        </table:table-row>
        <table:table-row table:style-name="ro1" table:visibility="filter">
          <table:table-cell office:value-type="string" calcext:value-type="string">
            <text:p>25,6</text:p>
          </table:table-cell>
        </table:table-row>
        <table:table-row table:style-name="ro1">
          <table:table-cell office:value-type="string" calcext:value-type="string">
            <text:p>26,6</text:p>
          </table:table-cell>
        </table:table-row>
        <table:table-row table:style-name="ro1" table:visibility="filter">
          <table:table-cell office:value-type="string" calcext:value-type="string">
            <text:p>26,5</text:p>
          </table:table-cell>
        </table:table-row>
        <table:table-row table:style-name="ro1" table:visibility="filter">
          <table:table-cell office:value-type="string" calcext:value-type="string">
            <text:p>26,6</text:p>
          </table:table-cell>
        </table:table-row>
        <table:table-row table:style-name="ro1">
          <table:table-cell office:value-type="string" calcext:value-type="string">
            <text:p>26,7</text:p>
          </table:table-cell>
        </table:table-row>
        <table:table-row table:style-name="ro1">
          <table:table-cell office:value-type="string" calcext:value-type="string">
            <text:p>26,8</text:p>
          </table:table-cell>
        </table:table-row>
        <table:table-row table:style-name="ro1">
          <table:table-cell office:value-type="string" calcext:value-type="string">
            <text:p>25,8</text:p>
          </table:table-cell>
        </table:table-row>
        <table:table-row table:style-name="ro1">
          <table:table-cell office:value-type="string" calcext:value-type="string">
            <text:p>25,9</text:p>
          </table:table-cell>
        </table:table-row>
        <table:table-row table:style-name="ro1">
          <table:table-cell office:value-type="string" calcext:value-type="string">
            <text:p>25,10</text:p>
          </table:table-cell>
        </table:table-row>
        <table:table-row table:style-name="ro1" table:visibility="filter">
          <table:table-cell office:value-type="string" calcext:value-type="string">
            <text:p>25,9</text:p>
          </table:table-cell>
        </table:table-row>
        <table:table-row table:style-name="ro1">
          <table:table-cell office:value-type="string" calcext:value-type="string">
            <text:p>26,9</text:p>
          </table:table-cell>
        </table:table-row>
        <table:table-row table:style-name="ro1">
          <table:table-cell office:value-type="string" calcext:value-type="string">
            <text:p>26,10</text:p>
          </table:table-cell>
        </table:table-row>
        <table:table-row table:style-name="ro1" table:visibility="filter">
          <table:table-cell office:value-type="string" calcext:value-type="string">
            <text:p>26,9</text:p>
          </table:table-cell>
        </table:table-row>
        <table:table-row table:style-name="ro1">
          <table:table-cell office:value-type="string" calcext:value-type="string">
            <text:p>27,9</text:p>
          </table:table-cell>
        </table:table-row>
        <table:table-row table:style-name="ro1">
          <table:table-cell office:value-type="string" calcext:value-type="string">
            <text:p>28,9</text:p>
          </table:table-cell>
        </table:table-row>
        <table:table-row table:style-name="ro1" table:visibility="filter">
          <table:table-cell office:value-type="string" calcext:value-type="string">
            <text:p>27,9</text:p>
          </table:table-cell>
        </table:table-row>
        <table:table-row table:style-name="ro1">
          <table:table-cell office:value-type="string" calcext:value-type="string">
            <text:p>27,10</text:p>
          </table:table-cell>
        </table:table-row>
        <table:table-row table:style-name="ro1" table:visibility="filter">
          <table:table-cell office:value-type="string" calcext:value-type="string">
            <text:p>26,10</text:p>
          </table:table-cell>
        </table:table-row>
        <table:table-row table:style-name="ro1">
          <table:table-cell office:value-type="string" calcext:value-type="string">
            <text:p>26,11</text:p>
          </table:table-cell>
        </table:table-row>
        <table:table-row table:style-name="ro1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6,11</text:p>
          </table:table-cell>
        </table:table-row>
        <table:table-row table:style-name="ro1">
          <table:table-cell office:value-type="string" calcext:value-type="string">
            <text:p>27,11</text:p>
          </table:table-cell>
        </table:table-row>
        <table:table-row table:style-name="ro1" table:visibility="filter">
          <table:table-cell office:value-type="string" calcext:value-type="string">
            <text:p>27,10</text:p>
          </table:table-cell>
        </table:table-row>
        <table:table-row table:style-name="ro1" table:visibility="filter">
          <table:table-cell office:value-type="string" calcext:value-type="string">
            <text:p>26,10</text:p>
          </table:table-cell>
        </table:table-row>
        <table:table-row table:style-name="ro1" table:visibility="filter">
          <table:table-cell office:value-type="string" calcext:value-type="string">
            <text:p>25,10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>
          <table:table-cell office:value-type="string" calcext:value-type="string">
            <text:p>25,12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5,10</text:p>
          </table:table-cell>
        </table:table-row>
        <table:table-row table:style-name="ro1" table:visibility="filter">
          <table:table-cell office:value-type="string" calcext:value-type="string">
            <text:p>26,10</text:p>
          </table:table-cell>
        </table:table-row>
        <table:table-row table:style-name="ro1" table:visibility="filter">
          <table:table-cell office:value-type="string" calcext:value-type="string">
            <text:p>26,11</text:p>
          </table:table-cell>
        </table:table-row>
        <table:table-row table:style-name="ro1">
          <table:table-cell office:value-type="string" calcext:value-type="string">
            <text:p>26,12</text:p>
          </table:table-cell>
        </table:table-row>
        <table:table-row table:style-name="ro1">
          <table:table-cell office:value-type="string" calcext:value-type="string">
            <text:p>26,13</text:p>
          </table:table-cell>
        </table:table-row>
        <table:table-row table:style-name="ro1" table:visibility="filter">
          <table:table-cell office:value-type="string" calcext:value-type="string">
            <text:p>26,12</text:p>
          </table:table-cell>
        </table:table-row>
        <table:table-row table:style-name="ro1" table:visibility="filter">
          <table:table-cell office:value-type="string" calcext:value-type="string">
            <text:p>25,12</text:p>
          </table:table-cell>
        </table:table-row>
        <table:table-row table:style-name="ro1">
          <table:table-cell office:value-type="string" calcext:value-type="string">
            <text:p>25,13</text:p>
          </table:table-cell>
        </table:table-row>
        <table:table-row table:style-name="ro1">
          <table:table-cell office:value-type="string" calcext:value-type="string">
            <text:p>24,13</text:p>
          </table:table-cell>
        </table:table-row>
        <table:table-row table:style-name="ro1">
          <table:table-cell office:value-type="string" calcext:value-type="string">
            <text:p>24,14</text:p>
          </table:table-cell>
        </table:table-row>
        <table:table-row table:style-name="ro1">
          <table:table-cell office:value-type="string" calcext:value-type="string">
            <text:p>23,14</text:p>
          </table:table-cell>
        </table:table-row>
        <table:table-row table:style-name="ro1">
          <table:table-cell office:value-type="string" calcext:value-type="string">
            <text:p>23,13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2,14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>
          <table:table-cell office:value-type="string" calcext:value-type="string">
            <text:p>23,12</text:p>
          </table:table-cell>
        </table:table-row>
        <table:table-row table:style-name="ro1" table:visibility="filter">
          <table:table-cell office:value-type="string" calcext:value-type="string">
            <text:p>23,13</text:p>
          </table:table-cell>
        </table:table-row>
        <table:table-row table:style-name="ro1" table:visibility="filter">
          <table:table-cell office:value-type="string" calcext:value-type="string">
            <text:p>23,12</text:p>
          </table:table-cell>
        </table:table-row>
        <table:table-row table:style-name="ro1">
          <table:table-cell office:value-type="string" calcext:value-type="string">
            <text:p>23,11</text:p>
          </table:table-cell>
        </table:table-row>
        <table:table-row table:style-name="ro1" table:visibility="filter">
          <table:table-cell office:value-type="string" calcext:value-type="string">
            <text:p>23,12</text:p>
          </table:table-cell>
        </table:table-row>
        <table:table-row table:style-name="ro1">
          <table:table-cell office:value-type="string" calcext:value-type="string">
            <text:p>24,12</text:p>
          </table:table-cell>
        </table:table-row>
        <table:table-row table:style-name="ro1" table:visibility="filter">
          <table:table-cell office:value-type="string" calcext:value-type="string">
            <text:p>25,12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5,12</text:p>
          </table:table-cell>
        </table:table-row>
        <table:table-row table:style-name="ro1" table:visibility="filter">
          <table:table-cell office:value-type="string" calcext:value-type="string">
            <text:p>26,12</text:p>
          </table:table-cell>
        </table:table-row>
        <table:table-row table:style-name="ro1" table:visibility="filter">
          <table:table-cell office:value-type="string" calcext:value-type="string">
            <text:p>25,12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6,11</text:p>
          </table:table-cell>
        </table:table-row>
        <table:table-row table:style-name="ro1" table:visibility="filter">
          <table:table-cell office:value-type="string" calcext:value-type="string">
            <text:p>27,11</text:p>
          </table:table-cell>
        </table:table-row>
        <table:table-row table:style-name="ro1" table:visibility="filter">
          <table:table-cell office:value-type="string" calcext:value-type="string">
            <text:p>26,11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>
          <table:table-cell office:value-type="string" calcext:value-type="string">
            <text:p>24,11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5,12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5,10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4,11</text:p>
          </table:table-cell>
        </table:table-row>
        <table:table-row table:style-name="ro1" table:visibility="filter">
          <table:table-cell office:value-type="string" calcext:value-type="string">
            <text:p>24,12</text:p>
          </table:table-cell>
        </table:table-row>
        <table:table-row table:style-name="ro1" table:visibility="filter">
          <table:table-cell office:value-type="string" calcext:value-type="string">
            <text:p>23,12</text:p>
          </table:table-cell>
        </table:table-row>
        <table:table-row table:style-name="ro1" table:visibility="filter">
          <table:table-cell office:value-type="string" calcext:value-type="string">
            <text:p>24,12</text:p>
          </table:table-cell>
        </table:table-row>
        <table:table-row table:style-name="ro1" table:visibility="filter">
          <table:table-cell office:value-type="string" calcext:value-type="string">
            <text:p>24,11</text:p>
          </table:table-cell>
        </table:table-row>
        <table:table-row table:style-name="ro1" table:visibility="filter">
          <table:table-cell office:value-type="string" calcext:value-type="string">
            <text:p>24,12</text:p>
          </table:table-cell>
        </table:table-row>
        <table:table-row table:style-name="ro1" table:visibility="filter">
          <table:table-cell office:value-type="string" calcext:value-type="string">
            <text:p>24,13</text:p>
          </table:table-cell>
        </table:table-row>
        <table:table-row table:style-name="ro1" table:visibility="filter">
          <table:table-cell office:value-type="string" calcext:value-type="string">
            <text:p>23,13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 table:visibility="filter">
          <table:table-cell office:value-type="string" calcext:value-type="string">
            <text:p>21,12</text:p>
          </table:table-cell>
        </table:table-row>
        <table:table-row table:style-name="ro1" table:visibility="filter">
          <table:table-cell office:value-type="string" calcext:value-type="string">
            <text:p>20,12</text:p>
          </table:table-cell>
        </table:table-row>
        <table:table-row table:style-name="ro1" table:visibility="filter">
          <table:table-cell office:value-type="string" calcext:value-type="string">
            <text:p>20,13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 table:visibility="filter">
          <table:table-cell office:value-type="string" calcext:value-type="string">
            <text:p>22,14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 table:visibility="filter">
          <table:table-cell office:value-type="string" calcext:value-type="string">
            <text:p>22,14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 table:visibility="filter">
          <table:table-cell office:value-type="string" calcext:value-type="string">
            <text:p>21,15</text:p>
          </table:table-cell>
        </table:table-row>
        <table:table-row table:style-name="ro1">
          <table:table-cell office:value-type="string" calcext:value-type="string">
            <text:p>22,15</text:p>
          </table:table-cell>
        </table:table-row>
        <table:table-row table:style-name="ro1">
          <table:table-cell office:value-type="string" calcext:value-type="string">
            <text:p>23,15</text:p>
          </table:table-cell>
        </table:table-row>
        <table:table-row table:style-name="ro1">
          <table:table-cell office:value-type="string" calcext:value-type="string">
            <text:p>23,16</text:p>
          </table:table-cell>
        </table:table-row>
        <table:table-row table:style-name="ro1">
          <table:table-cell office:value-type="string" calcext:value-type="string">
            <text:p>23,17</text:p>
          </table:table-cell>
        </table:table-row>
        <table:table-row table:style-name="ro1">
          <table:table-cell office:value-type="string" calcext:value-type="string">
            <text:p>23,18</text:p>
          </table:table-cell>
        </table:table-row>
        <table:table-row table:style-name="ro1">
          <table:table-cell office:value-type="string" calcext:value-type="string">
            <text:p>22,18</text:p>
          </table:table-cell>
        </table:table-row>
        <table:table-row table:style-name="ro1">
          <table:table-cell office:value-type="string" calcext:value-type="string">
            <text:p>22,19</text:p>
          </table:table-cell>
        </table:table-row>
        <table:table-row table:style-name="ro1" table:visibility="filter">
          <table:table-cell office:value-type="string" calcext:value-type="string">
            <text:p>22,18</text:p>
          </table:table-cell>
        </table:table-row>
        <table:table-row table:style-name="ro1">
          <table:table-cell office:value-type="string" calcext:value-type="string">
            <text:p>22,17</text:p>
          </table:table-cell>
        </table:table-row>
        <table:table-row table:style-name="ro1">
          <table:table-cell office:value-type="string" calcext:value-type="string">
            <text:p>21,17</text:p>
          </table:table-cell>
        </table:table-row>
        <table:table-row table:style-name="ro1">
          <table:table-cell office:value-type="string" calcext:value-type="string">
            <text:p>21,18</text:p>
          </table:table-cell>
        </table:table-row>
        <table:table-row table:style-name="ro1">
          <table:table-cell office:value-type="string" calcext:value-type="string">
            <text:p>21,19</text:p>
          </table:table-cell>
        </table:table-row>
        <table:table-row table:style-name="ro1">
          <table:table-cell office:value-type="string" calcext:value-type="string">
            <text:p>21,20</text:p>
          </table:table-cell>
        </table:table-row>
        <table:table-row table:style-name="ro1">
          <table:table-cell office:value-type="string" calcext:value-type="string">
            <text:p>22,20</text:p>
          </table:table-cell>
        </table:table-row>
        <table:table-row table:style-name="ro1">
          <table:table-cell office:value-type="string" calcext:value-type="string">
            <text:p>23,20</text:p>
          </table:table-cell>
        </table:table-row>
        <table:table-row table:style-name="ro1" table:visibility="filter">
          <table:table-cell office:value-type="string" calcext:value-type="string">
            <text:p>22,20</text:p>
          </table:table-cell>
        </table:table-row>
        <table:table-row table:style-name="ro1">
          <table:table-cell office:value-type="string" calcext:value-type="string">
            <text:p>22,21</text:p>
          </table:table-cell>
        </table:table-row>
        <table:table-row table:style-name="ro1">
          <table:table-cell office:value-type="string" calcext:value-type="string">
            <text:p>22,22</text:p>
          </table:table-cell>
        </table:table-row>
        <table:table-row table:style-name="ro1" table:visibility="filter">
          <table:table-cell office:value-type="string" calcext:value-type="string">
            <text:p>22,21</text:p>
          </table:table-cell>
        </table:table-row>
        <table:table-row table:style-name="ro1">
          <table:table-cell office:value-type="string" calcext:value-type="string">
            <text:p>23,21</text:p>
          </table:table-cell>
        </table:table-row>
        <table:table-row table:style-name="ro1">
          <table:table-cell office:value-type="string" calcext:value-type="string">
            <text:p>23,22</text:p>
          </table:table-cell>
        </table:table-row>
        <table:table-row table:style-name="ro1">
          <table:table-cell office:value-type="string" calcext:value-type="string">
            <text:p>23,23</text:p>
          </table:table-cell>
        </table:table-row>
        <table:table-row table:style-name="ro1" table:visibility="filter">
          <table:table-cell office:value-type="string" calcext:value-type="string">
            <text:p>23,22</text:p>
          </table:table-cell>
        </table:table-row>
        <table:table-row table:style-name="ro1" table:visibility="filter">
          <table:table-cell office:value-type="string" calcext:value-type="string">
            <text:p>23,23</text:p>
          </table:table-cell>
        </table:table-row>
        <table:table-row table:style-name="ro1">
          <table:table-cell office:value-type="string" calcext:value-type="string">
            <text:p>22,23</text:p>
          </table:table-cell>
        </table:table-row>
        <table:table-row table:style-name="ro1" table:visibility="filter">
          <table:table-cell office:value-type="string" calcext:value-type="string">
            <text:p>22,22</text:p>
          </table:table-cell>
        </table:table-row>
        <table:table-row table:style-name="ro1" table:visibility="filter">
          <table:table-cell office:value-type="string" calcext:value-type="string">
            <text:p>22,23</text:p>
          </table:table-cell>
        </table:table-row>
        <table:table-row table:style-name="ro1" table:visibility="filter">
          <table:table-cell office:value-type="string" calcext:value-type="string">
            <text:p>22,22</text:p>
          </table:table-cell>
        </table:table-row>
        <table:table-row table:style-name="ro1" table:visibility="filter">
          <table:table-cell office:value-type="string" calcext:value-type="string">
            <text:p>22,23</text:p>
          </table:table-cell>
        </table:table-row>
        <table:table-row table:style-name="ro1" table:visibility="filter">
          <table:table-cell office:value-type="string" calcext:value-type="string">
            <text:p>23,23</text:p>
          </table:table-cell>
        </table:table-row>
        <table:table-row table:style-name="ro1">
          <table:table-cell office:value-type="string" calcext:value-type="string">
            <text:p>23,24</text:p>
          </table:table-cell>
        </table:table-row>
        <table:table-row table:style-name="ro1">
          <table:table-cell office:value-type="string" calcext:value-type="string">
            <text:p>23,25</text:p>
          </table:table-cell>
        </table:table-row>
        <table:table-row table:style-name="ro1">
          <table:table-cell office:value-type="string" calcext:value-type="string">
            <text:p>22,25</text:p>
          </table:table-cell>
        </table:table-row>
        <table:table-row table:style-name="ro1">
          <table:table-cell office:value-type="string" calcext:value-type="string">
            <text:p>22,24</text:p>
          </table:table-cell>
        </table:table-row>
        <table:table-row table:style-name="ro1" table:visibility="filter">
          <table:table-cell office:value-type="string" calcext:value-type="string">
            <text:p>23,24</text:p>
          </table:table-cell>
        </table:table-row>
        <table:table-row table:style-name="ro1" table:visibility="filter">
          <table:table-cell office:value-type="string" calcext:value-type="string">
            <text:p>23,25</text:p>
          </table:table-cell>
        </table:table-row>
        <table:table-row table:style-name="ro1" table:visibility="filter">
          <table:table-cell office:value-type="string" calcext:value-type="string">
            <text:p>22,25</text:p>
          </table:table-cell>
        </table:table-row>
        <table:table-row table:style-name="ro1">
          <table:table-cell office:value-type="string" calcext:value-type="string">
            <text:p>22,26</text:p>
          </table:table-cell>
        </table:table-row>
        <table:table-row table:style-name="ro1" table:visibility="filter">
          <table:table-cell office:value-type="string" calcext:value-type="string">
            <text:p>22,25</text:p>
          </table:table-cell>
        </table:table-row>
        <table:table-row table:style-name="ro1">
          <table:table-cell office:value-type="string" calcext:value-type="string">
            <text:p>21,25</text:p>
          </table:table-cell>
        </table:table-row>
        <table:table-row table:style-name="ro1">
          <table:table-cell office:value-type="string" calcext:value-type="string">
            <text:p>21,26</text:p>
          </table:table-cell>
        </table:table-row>
        <table:table-row table:style-name="ro1">
          <table:table-cell office:value-type="string" calcext:value-type="string">
            <text:p>20,26</text:p>
          </table:table-cell>
        </table:table-row>
        <table:table-row table:style-name="ro1">
          <table:table-cell office:value-type="string" calcext:value-type="string">
            <text:p>19,26</text:p>
          </table:table-cell>
        </table:table-row>
        <table:table-row table:style-name="ro1">
          <table:table-cell office:value-type="string" calcext:value-type="string">
            <text:p>18,26</text:p>
          </table:table-cell>
        </table:table-row>
        <table:table-row table:style-name="ro1">
          <table:table-cell office:value-type="string" calcext:value-type="string">
            <text:p>17,26</text:p>
          </table:table-cell>
        </table:table-row>
        <table:table-row table:style-name="ro1">
          <table:table-cell office:value-type="string" calcext:value-type="string">
            <text:p>17,27</text:p>
          </table:table-cell>
        </table:table-row>
        <table:table-row table:style-name="ro1">
          <table:table-cell office:value-type="string" calcext:value-type="string">
            <text:p>16,27</text:p>
          </table:table-cell>
        </table:table-row>
        <table:table-row table:style-name="ro1">
          <table:table-cell office:value-type="string" calcext:value-type="string">
            <text:p>16,26</text:p>
          </table:table-cell>
        </table:table-row>
        <table:table-row table:style-name="ro1" table:visibility="filter">
          <table:table-cell office:value-type="string" calcext:value-type="string">
            <text:p>16,27</text:p>
          </table:table-cell>
        </table:table-row>
        <table:table-row table:style-name="ro1" table:visibility="filter">
          <table:table-cell office:value-type="string" calcext:value-type="string">
            <text:p>17,27</text:p>
          </table:table-cell>
        </table:table-row>
        <table:table-row table:style-name="ro1" table:visibility="filter">
          <table:table-cell office:value-type="string" calcext:value-type="string">
            <text:p>17,26</text:p>
          </table:table-cell>
        </table:table-row>
        <table:table-row table:style-name="ro1" table:visibility="filter">
          <table:table-cell office:value-type="string" calcext:value-type="string">
            <text:p>17,27</text:p>
          </table:table-cell>
        </table:table-row>
        <table:table-row table:style-name="ro1" table:visibility="filter">
          <table:table-cell office:value-type="string" calcext:value-type="string">
            <text:p>16,27</text:p>
          </table:table-cell>
        </table:table-row>
        <table:table-row table:style-name="ro1">
          <table:table-cell office:value-type="string" calcext:value-type="string">
            <text:p>16,28</text:p>
          </table:table-cell>
        </table:table-row>
        <table:table-row table:style-name="ro1">
          <table:table-cell office:value-type="string" calcext:value-type="string">
            <text:p>16,29</text:p>
          </table:table-cell>
        </table:table-row>
        <table:table-row table:style-name="ro1">
          <table:table-cell office:value-type="string" calcext:value-type="string">
            <text:p>15,29</text:p>
          </table:table-cell>
        </table:table-row>
        <table:table-row table:style-name="ro1" table:visibility="filter">
          <table:table-cell office:value-type="string" calcext:value-type="string">
            <text:p>16,29</text:p>
          </table:table-cell>
        </table:table-row>
        <table:table-row table:style-name="ro1">
          <table:table-cell office:value-type="string" calcext:value-type="string">
            <text:p>16,30</text:p>
          </table:table-cell>
        </table:table-row>
        <table:table-row table:style-name="ro1">
          <table:table-cell office:value-type="string" calcext:value-type="string">
            <text:p>16,31</text:p>
          </table:table-cell>
        </table:table-row>
        <table:table-row table:style-name="ro1">
          <table:table-cell office:value-type="string" calcext:value-type="string">
            <text:p>17,31</text:p>
          </table:table-cell>
        </table:table-row>
        <table:table-row table:style-name="ro1">
          <table:table-cell office:value-type="string" calcext:value-type="string">
            <text:p>17,32</text:p>
          </table:table-cell>
        </table:table-row>
        <table:table-row table:style-name="ro1">
          <table:table-cell office:value-type="string" calcext:value-type="string">
            <text:p>18,32</text:p>
          </table:table-cell>
        </table:table-row>
        <table:table-row table:style-name="ro1" table:visibility="filter">
          <table:table-cell office:value-type="string" calcext:value-type="string">
            <text:p>17,32</text:p>
          </table:table-cell>
        </table:table-row>
        <table:table-row table:style-name="ro1">
          <table:table-cell office:value-type="string" calcext:value-type="string">
            <text:p>16,32</text:p>
          </table:table-cell>
        </table:table-row>
        <table:table-row table:style-name="ro1" table:visibility="filter">
          <table:table-cell office:value-type="string" calcext:value-type="string">
            <text:p>17,32</text:p>
          </table:table-cell>
        </table:table-row>
        <table:table-row table:style-name="ro1" table:visibility="filter">
          <table:table-cell office:value-type="string" calcext:value-type="string">
            <text:p>18,32</text:p>
          </table:table-cell>
        </table:table-row>
        <table:table-row table:style-name="ro1">
          <table:table-cell office:value-type="string" calcext:value-type="string">
            <text:p>18,33</text:p>
          </table:table-cell>
        </table:table-row>
        <table:table-row table:style-name="ro1" table:visibility="filter">
          <table:table-cell office:value-type="string" calcext:value-type="string">
            <text:p>18,32</text:p>
          </table:table-cell>
        </table:table-row>
        <table:table-row table:style-name="ro1">
          <table:table-cell office:value-type="string" calcext:value-type="string">
            <text:p>19,32</text:p>
          </table:table-cell>
        </table:table-row>
        <table:table-row table:style-name="ro1" table:visibility="filter">
          <table:table-cell office:value-type="string" calcext:value-type="string">
            <text:p>18,32</text:p>
          </table:table-cell>
        </table:table-row>
        <table:table-row table:style-name="ro1" table:visibility="filter">
          <table:table-cell office:value-type="string" calcext:value-type="string">
            <text:p>19,32</text:p>
          </table:table-cell>
        </table:table-row>
        <table:table-row table:style-name="ro1">
          <table:table-cell office:value-type="string" calcext:value-type="string">
            <text:p>20,32</text:p>
          </table:table-cell>
        </table:table-row>
        <table:table-row table:style-name="ro1" table:visibility="filter">
          <table:table-cell office:value-type="string" calcext:value-type="string">
            <text:p>19,32</text:p>
          </table:table-cell>
        </table:table-row>
        <table:table-row table:style-name="ro1">
          <table:table-cell office:value-type="string" calcext:value-type="string">
            <text:p>19,33</text:p>
          </table:table-cell>
        </table:table-row>
        <table:table-row table:style-name="ro1" table:visibility="filter">
          <table:table-cell office:value-type="string" calcext:value-type="string">
            <text:p>18,33</text:p>
          </table:table-cell>
        </table:table-row>
        <table:table-row table:style-name="ro1" table:visibility="filter">
          <table:table-cell office:value-type="string" calcext:value-type="string">
            <text:p>18,32</text:p>
          </table:table-cell>
        </table:table-row>
        <table:table-row table:style-name="ro1" table:visibility="filter">
          <table:table-cell office:value-type="string" calcext:value-type="string">
            <text:p>19,32</text:p>
          </table:table-cell>
        </table:table-row>
        <table:table-row table:style-name="ro1" table:visibility="filter">
          <table:table-cell office:value-type="string" calcext:value-type="string">
            <text:p>18,32</text:p>
          </table:table-cell>
        </table:table-row>
        <table:table-row table:style-name="ro1" table:visibility="filter">
          <table:table-cell office:value-type="string" calcext:value-type="string">
            <text:p>18,33</text:p>
          </table:table-cell>
        </table:table-row>
        <table:table-row table:style-name="ro1">
          <table:table-cell office:value-type="string" calcext:value-type="string">
            <text:p>18,34</text:p>
          </table:table-cell>
        </table:table-row>
        <table:table-row table:style-name="ro1">
          <table:table-cell office:value-type="string" calcext:value-type="string">
            <text:p>18,35</text:p>
          </table:table-cell>
        </table:table-row>
        <table:table-row table:style-name="ro1">
          <table:table-cell office:value-type="string" calcext:value-type="string">
            <text:p>19,35</text:p>
          </table:table-cell>
        </table:table-row>
        <table:table-row table:style-name="ro1">
          <table:table-cell office:value-type="string" calcext:value-type="string">
            <text:p>20,35</text:p>
          </table:table-cell>
        </table:table-row>
        <table:table-row table:style-name="ro1">
          <table:table-cell office:value-type="string" calcext:value-type="string">
            <text:p>20,34</text:p>
          </table:table-cell>
        </table:table-row>
        <table:table-row table:style-name="ro1">
          <table:table-cell office:value-type="string" calcext:value-type="string">
            <text:p>20,33</text:p>
          </table:table-cell>
        </table:table-row>
        <table:table-row table:style-name="ro1">
          <table:table-cell office:value-type="string" calcext:value-type="string">
            <text:p>21,33</text:p>
          </table:table-cell>
        </table:table-row>
        <table:table-row table:style-name="ro1">
          <table:table-cell office:value-type="string" calcext:value-type="string">
            <text:p>21,34</text:p>
          </table:table-cell>
        </table:table-row>
        <table:table-row table:style-name="ro1">
          <table:table-cell office:value-type="string" calcext:value-type="string">
            <text:p>22,34</text:p>
          </table:table-cell>
        </table:table-row>
        <table:table-row table:style-name="ro1" table:visibility="filter">
          <table:table-cell office:value-type="string" calcext:value-type="string">
            <text:p>21,34</text:p>
          </table:table-cell>
        </table:table-row>
        <table:table-row table:style-name="ro1" table:visibility="filter">
          <table:table-cell office:value-type="string" calcext:value-type="string">
            <text:p>21,33</text:p>
          </table:table-cell>
        </table:table-row>
        <table:table-row table:style-name="ro1">
          <table:table-cell office:value-type="string" calcext:value-type="string">
            <text:p>21,32</text:p>
          </table:table-cell>
        </table:table-row>
        <table:table-row table:style-name="ro1">
          <table:table-cell office:value-type="string" calcext:value-type="string">
            <text:p>22,32</text:p>
          </table:table-cell>
        </table:table-row>
        <table:table-row table:style-name="ro1">
          <table:table-cell office:value-type="string" calcext:value-type="string">
            <text:p>22,33</text:p>
          </table:table-cell>
        </table:table-row>
        <table:table-row table:style-name="ro1" table:visibility="filter">
          <table:table-cell office:value-type="string" calcext:value-type="string">
            <text:p>22,34</text:p>
          </table:table-cell>
        </table:table-row>
        <table:table-row table:style-name="ro1">
          <table:table-cell office:value-type="string" calcext:value-type="string">
            <text:p>22,35</text:p>
          </table:table-cell>
        </table:table-row>
        <table:table-row table:style-name="ro1">
          <table:table-cell office:value-type="string" calcext:value-type="string">
            <text:p>22,36</text:p>
          </table:table-cell>
        </table:table-row>
        <table:table-row table:style-name="ro1">
          <table:table-cell office:value-type="string" calcext:value-type="string">
            <text:p>22,37</text:p>
          </table:table-cell>
        </table:table-row>
        <table:table-row table:style-name="ro1" table:visibility="filter">
          <table:table-cell office:value-type="string" calcext:value-type="string">
            <text:p>22,36</text:p>
          </table:table-cell>
        </table:table-row>
        <table:table-row table:style-name="ro1" table:visibility="filter">
          <table:table-cell office:value-type="string" calcext:value-type="string">
            <text:p>22,37</text:p>
          </table:table-cell>
        </table:table-row>
        <table:table-row table:style-name="ro1" table:visibility="filter">
          <table:table-cell office:value-type="string" calcext:value-type="string">
            <text:p>22,36</text:p>
          </table:table-cell>
        </table:table-row>
        <table:table-row table:style-name="ro1" table:visibility="filter">
          <table:table-cell office:value-type="string" calcext:value-type="string">
            <text:p>22,35</text:p>
          </table:table-cell>
        </table:table-row>
        <table:table-row table:style-name="ro1" table:visibility="filter">
          <table:table-cell office:value-type="string" calcext:value-type="string">
            <text:p>22,34</text:p>
          </table:table-cell>
        </table:table-row>
        <table:table-row table:style-name="ro1">
          <table:table-cell office:value-type="string" calcext:value-type="string">
            <text:p>23,34</text:p>
          </table:table-cell>
        </table:table-row>
        <table:table-row table:style-name="ro1" table:visibility="filter">
          <table:table-cell office:value-type="string" calcext:value-type="string">
            <text:p>22,34</text:p>
          </table:table-cell>
        </table:table-row>
        <table:table-row table:style-name="ro1" table:visibility="filter">
          <table:table-cell office:value-type="string" calcext:value-type="string">
            <text:p>23,34</text:p>
          </table:table-cell>
        </table:table-row>
        <table:table-row table:style-name="ro1" table:visibility="filter">
          <table:table-cell office:value-type="string" calcext:value-type="string">
            <text:p>22,34</text:p>
          </table:table-cell>
        </table:table-row>
        <table:table-row table:style-name="ro1" table:visibility="filter">
          <table:table-cell office:value-type="string" calcext:value-type="string">
            <text:p>22,35</text:p>
          </table:table-cell>
        </table:table-row>
        <table:table-row table:style-name="ro1">
          <table:table-cell office:value-type="string" calcext:value-type="string">
            <text:p>21,35</text:p>
          </table:table-cell>
        </table:table-row>
        <table:table-row table:style-name="ro1">
          <table:table-cell office:value-type="string" calcext:value-type="string">
            <text:p>21,36</text:p>
          </table:table-cell>
        </table:table-row>
        <table:table-row table:style-name="ro1" table:visibility="filter">
          <table:table-cell office:value-type="string" calcext:value-type="string">
            <text:p>22,36</text:p>
          </table:table-cell>
        </table:table-row>
        <table:table-row table:style-name="ro1" table:visibility="filter">
          <table:table-cell office:value-type="string" calcext:value-type="string">
            <text:p>22,35</text:p>
          </table:table-cell>
        </table:table-row>
        <table:table-row table:style-name="ro1">
          <table:table-cell office:value-type="string" calcext:value-type="string">
            <text:p>23,35</text:p>
          </table:table-cell>
        </table:table-row>
        <table:table-row table:style-name="ro1" table:visibility="filter">
          <table:table-cell office:value-type="string" calcext:value-type="string">
            <text:p>23,34</text:p>
          </table:table-cell>
        </table:table-row>
        <table:table-row table:style-name="ro1" table:visibility="filter">
          <table:table-cell office:value-type="string" calcext:value-type="string">
            <text:p>23,35</text:p>
          </table:table-cell>
        </table:table-row>
        <table:table-row table:style-name="ro1" table:visibility="filter">
          <table:table-cell office:value-type="string" calcext:value-type="string">
            <text:p>23,34</text:p>
          </table:table-cell>
        </table:table-row>
        <table:table-row table:style-name="ro1" table:visibility="filter">
          <table:table-cell office:value-type="string" calcext:value-type="string">
            <text:p>23,35</text:p>
          </table:table-cell>
        </table:table-row>
        <table:table-row table:style-name="ro1">
          <table:table-cell office:value-type="string" calcext:value-type="string">
            <text:p>24,35</text:p>
          </table:table-cell>
        </table:table-row>
        <table:table-row table:style-name="ro1">
          <table:table-cell office:value-type="string" calcext:value-type="string">
            <text:p>24,36</text:p>
          </table:table-cell>
        </table:table-row>
        <table:table-row table:style-name="ro1">
          <table:table-cell office:value-type="string" calcext:value-type="string">
            <text:p>25,36</text:p>
          </table:table-cell>
        </table:table-row>
        <table:table-row table:style-name="ro1" table:visibility="filter">
          <table:table-cell office:value-type="string" calcext:value-type="string">
            <text:p>24,36</text:p>
          </table:table-cell>
        </table:table-row>
        <table:table-row table:style-name="ro1" table:visibility="filter">
          <table:table-cell office:value-type="string" calcext:value-type="string">
            <text:p>25,36</text:p>
          </table:table-cell>
        </table:table-row>
        <table:table-row table:style-name="ro1" table:visibility="filter">
          <table:table-cell office:value-type="string" calcext:value-type="string">
            <text:p>24,36</text:p>
          </table:table-cell>
        </table:table-row>
        <table:table-row table:style-name="ro1">
          <table:table-cell office:value-type="string" calcext:value-type="string">
            <text:p>24,37</text:p>
          </table:table-cell>
        </table:table-row>
        <table:table-row table:style-name="ro1">
          <table:table-cell office:value-type="string" calcext:value-type="string">
            <text:p>23,37</text:p>
          </table:table-cell>
        </table:table-row>
        <table:table-row table:style-name="ro1">
          <table:table-cell office:value-type="string" calcext:value-type="string">
            <text:p>23,38</text:p>
          </table:table-cell>
        </table:table-row>
        <table:table-row table:style-name="ro1">
          <table:table-cell office:value-type="string" calcext:value-type="string">
            <text:p>24,38</text:p>
          </table:table-cell>
        </table:table-row>
        <table:table-row table:style-name="ro1" table:visibility="filter">
          <table:table-cell office:value-type="string" calcext:value-type="string">
            <text:p>23,38</text:p>
          </table:table-cell>
        </table:table-row>
        <table:table-row table:style-name="ro1" table:visibility="filter">
          <table:table-cell office:value-type="string" calcext:value-type="string">
            <text:p>24,38</text:p>
          </table:table-cell>
        </table:table-row>
        <table:table-row table:style-name="ro1" table:visibility="filter">
          <table:table-cell office:value-type="string" calcext:value-type="string">
            <text:p>24,37</text:p>
          </table:table-cell>
        </table:table-row>
        <table:table-row table:style-name="ro1" table:visibility="filter">
          <table:table-cell office:value-type="string" calcext:value-type="string">
            <text:p>23,37</text:p>
          </table:table-cell>
        </table:table-row>
        <table:table-row table:style-name="ro1" table:visibility="filter">
          <table:table-cell office:value-type="string" calcext:value-type="string">
            <text:p>22,37</text:p>
          </table:table-cell>
        </table:table-row>
        <table:table-row table:style-name="ro1" table:visibility="filter">
          <table:table-cell office:value-type="string" calcext:value-type="string">
            <text:p>22,36</text:p>
          </table:table-cell>
        </table:table-row>
        <table:table-row table:style-name="ro1" table:visibility="filter">
          <table:table-cell office:value-type="string" calcext:value-type="string">
            <text:p>22,35</text:p>
          </table:table-cell>
        </table:table-row>
        <table:table-row table:style-name="ro1" table:visibility="filter">
          <table:table-cell office:value-type="string" calcext:value-type="string">
            <text:p>21,35</text:p>
          </table:table-cell>
        </table:table-row>
        <table:table-row table:style-name="ro1" table:visibility="filter">
          <table:table-cell office:value-type="string" calcext:value-type="string">
            <text:p>21,36</text:p>
          </table:table-cell>
        </table:table-row>
        <table:table-row table:style-name="ro1" table:visibility="filter">
          <table:table-cell office:value-type="string" calcext:value-type="string">
            <text:p>22,36</text:p>
          </table:table-cell>
        </table:table-row>
        <table:table-row table:style-name="ro1">
          <table:table-cell office:value-type="string" calcext:value-type="string">
            <text:p>23,36</text:p>
          </table:table-cell>
        </table:table-row>
        <table:table-row table:style-name="ro1" table:visibility="filter">
          <table:table-cell office:value-type="string" calcext:value-type="string">
            <text:p>22,36</text:p>
          </table:table-cell>
        </table:table-row>
        <table:table-row table:style-name="ro1" table:visibility="filter">
          <table:table-cell office:value-type="string" calcext:value-type="string">
            <text:p>23,36</text:p>
          </table:table-cell>
        </table:table-row>
        <table:table-row table:style-name="ro1" table:visibility="filter">
          <table:table-cell office:value-type="string" calcext:value-type="string">
            <text:p>23,37</text:p>
          </table:table-cell>
        </table:table-row>
        <table:table-row table:style-name="ro1" table:visibility="filter">
          <table:table-cell office:value-type="string" calcext:value-type="string">
            <text:p>23,36</text:p>
          </table:table-cell>
        </table:table-row>
        <table:table-row table:style-name="ro1" table:visibility="filter">
          <table:table-cell office:value-type="string" calcext:value-type="string">
            <text:p>23,37</text:p>
          </table:table-cell>
        </table:table-row>
        <table:table-row table:style-name="ro1" table:visibility="filter">
          <table:table-cell office:value-type="string" calcext:value-type="string">
            <text:p>23,38</text:p>
          </table:table-cell>
        </table:table-row>
        <table:table-row table:style-name="ro1" table:visibility="filter">
          <table:table-cell office:value-type="string" calcext:value-type="string">
            <text:p>23,37</text:p>
          </table:table-cell>
        </table:table-row>
        <table:table-row table:style-name="ro1" table:visibility="filter">
          <table:table-cell office:value-type="string" calcext:value-type="string">
            <text:p>24,37</text:p>
          </table:table-cell>
        </table:table-row>
        <table:table-row table:style-name="ro1" table:visibility="filter">
          <table:table-cell office:value-type="string" calcext:value-type="string">
            <text:p>24,38</text:p>
          </table:table-cell>
        </table:table-row>
        <table:table-row table:style-name="ro1" table:visibility="filter">
          <table:table-cell office:value-type="string" calcext:value-type="string">
            <text:p>23,38</text:p>
          </table:table-cell>
        </table:table-row>
        <table:table-row table:style-name="ro1">
          <table:table-cell office:value-type="string" calcext:value-type="string">
            <text:p>22,38</text:p>
          </table:table-cell>
        </table:table-row>
        <table:table-row table:style-name="ro1">
          <table:table-cell office:value-type="string" calcext:value-type="string">
            <text:p>21,38</text:p>
          </table:table-cell>
        </table:table-row>
        <table:table-row table:style-name="ro1" table:visibility="filter">
          <table:table-cell office:value-type="string" calcext:value-type="string">
            <text:p>22,38</text:p>
          </table:table-cell>
        </table:table-row>
        <table:table-row table:style-name="ro1">
          <table:table-cell office:value-type="string" calcext:value-type="string">
            <text:p>22,39</text:p>
          </table:table-cell>
        </table:table-row>
        <table:table-row table:style-name="ro1" table:visibility="filter">
          <table:table-cell office:value-type="string" calcext:value-type="string">
            <text:p>22,38</text:p>
          </table:table-cell>
        </table:table-row>
        <table:table-row table:style-name="ro1" table:visibility="filter">
          <table:table-cell office:value-type="string" calcext:value-type="string">
            <text:p>22,39</text:p>
          </table:table-cell>
        </table:table-row>
        <table:table-row table:style-name="ro1">
          <table:table-cell office:value-type="string" calcext:value-type="string">
            <text:p>23,39</text:p>
          </table:table-cell>
        </table:table-row>
        <table:table-row table:style-name="ro1">
          <table:table-cell office:value-type="string" calcext:value-type="string">
            <text:p>23,40</text:p>
          </table:table-cell>
        </table:table-row>
        <table:table-row table:style-name="ro1">
          <table:table-cell office:value-type="string" calcext:value-type="string">
            <text:p>22,40</text:p>
          </table:table-cell>
        </table:table-row>
        <table:table-row table:style-name="ro1">
          <table:table-cell office:value-type="string" calcext:value-type="string">
            <text:p>21,40</text:p>
          </table:table-cell>
        </table:table-row>
        <table:table-row table:style-name="ro1">
          <table:table-cell office:value-type="string" calcext:value-type="string">
            <text:p>21,39</text:p>
          </table:table-cell>
        </table:table-row>
        <table:table-row table:style-name="ro1" table:visibility="filter">
          <table:table-cell office:value-type="string" calcext:value-type="string">
            <text:p>21,40</text:p>
          </table:table-cell>
        </table:table-row>
        <table:table-row table:style-name="ro1" table:visibility="filter">
          <table:table-cell office:value-type="string" calcext:value-type="string">
            <text:p>21,39</text:p>
          </table:table-cell>
        </table:table-row>
        <table:table-row table:style-name="ro1" table:visibility="filter">
          <table:table-cell office:value-type="string" calcext:value-type="string">
            <text:p>21,38</text:p>
          </table:table-cell>
        </table:table-row>
        <table:table-row table:style-name="ro1">
          <table:table-cell office:value-type="string" calcext:value-type="string">
            <text:p>20,38</text:p>
          </table:table-cell>
        </table:table-row>
        <table:table-row table:style-name="ro1" table:visibility="filter">
          <table:table-cell office:value-type="string" calcext:value-type="string">
            <text:p>21,38</text:p>
          </table:table-cell>
        </table:table-row>
        <table:table-row table:style-name="ro1">
          <table:table-cell office:value-type="string" calcext:value-type="string">
            <text:p>21,37</text:p>
          </table:table-cell>
        </table:table-row>
        <table:table-row table:style-name="ro1" table:visibility="filter">
          <table:table-cell office:value-type="string" calcext:value-type="string">
            <text:p>21,38</text:p>
          </table:table-cell>
        </table:table-row>
        <table:table-row table:style-name="ro1" table:visibility="filter">
          <table:table-cell office:value-type="string" calcext:value-type="string">
            <text:p>20,38</text:p>
          </table:table-cell>
        </table:table-row>
        <table:table-row table:style-name="ro1">
          <table:table-cell office:value-type="string" calcext:value-type="string">
            <text:p>20,37</text:p>
          </table:table-cell>
        </table:table-row>
        <table:table-row table:style-name="ro1" table:visibility="filter">
          <table:table-cell office:value-type="string" calcext:value-type="string">
            <text:p>20,38</text:p>
          </table:table-cell>
        </table:table-row>
        <table:table-row table:style-name="ro1">
          <table:table-cell office:value-type="string" calcext:value-type="string">
            <text:p>20,39</text:p>
          </table:table-cell>
        </table:table-row>
        <table:table-row table:style-name="ro1" table:visibility="filter">
          <table:table-cell office:value-type="string" calcext:value-type="string">
            <text:p>20,38</text:p>
          </table:table-cell>
        </table:table-row>
        <table:table-row table:style-name="ro1" table:visibility="filter">
          <table:table-cell office:value-type="string" calcext:value-type="string">
            <text:p>20,37</text:p>
          </table:table-cell>
        </table:table-row>
        <table:table-row table:style-name="ro1" table:visibility="filter">
          <table:table-cell office:value-type="string" calcext:value-type="string">
            <text:p>21,37</text:p>
          </table:table-cell>
        </table:table-row>
        <table:table-row table:style-name="ro1" table:visibility="filter">
          <table:table-cell office:value-type="string" calcext:value-type="string">
            <text:p>20,37</text:p>
          </table:table-cell>
        </table:table-row>
        <table:table-row table:style-name="ro1">
          <table:table-cell office:value-type="string" calcext:value-type="string">
            <text:p>19,37</text:p>
          </table:table-cell>
        </table:table-row>
        <table:table-row table:style-name="ro1">
          <table:table-cell office:value-type="string" calcext:value-type="string">
            <text:p>19,36</text:p>
          </table:table-cell>
        </table:table-row>
        <table:table-row table:style-name="ro1" table:visibility="filter">
          <table:table-cell office:value-type="string" calcext:value-type="string">
            <text:p>19,37</text:p>
          </table:table-cell>
        </table:table-row>
        <table:table-row table:style-name="ro1">
          <table:table-cell office:value-type="string" calcext:value-type="string">
            <text:p>18,37</text:p>
          </table:table-cell>
        </table:table-row>
        <table:table-row table:style-name="ro1" table:visibility="filter">
          <table:table-cell office:value-type="string" calcext:value-type="string">
            <text:p>19,37</text:p>
          </table:table-cell>
        </table:table-row>
        <table:table-row table:style-name="ro1" table:visibility="filter">
          <table:table-cell office:value-type="string" calcext:value-type="string">
            <text:p>20,37</text:p>
          </table:table-cell>
        </table:table-row>
        <table:table-row table:style-name="ro1" table:visibility="filter">
          <table:table-cell office:value-type="string" calcext:value-type="string">
            <text:p>21,37</text:p>
          </table:table-cell>
        </table:table-row>
        <table:table-row table:style-name="ro1" table:visibility="filter">
          <table:table-cell office:value-type="string" calcext:value-type="string">
            <text:p>21,38</text:p>
          </table:table-cell>
        </table:table-row>
        <table:table-row table:style-name="ro1" table:visibility="filter">
          <table:table-cell office:value-type="string" calcext:value-type="string">
            <text:p>20,38</text:p>
          </table:table-cell>
        </table:table-row>
        <table:table-row table:style-name="ro1" table:visibility="filter">
          <table:table-cell office:value-type="string" calcext:value-type="string">
            <text:p>20,37</text:p>
          </table:table-cell>
        </table:table-row>
        <table:table-row table:style-name="ro1" table:visibility="filter">
          <table:table-cell office:value-type="string" calcext:value-type="string">
            <text:p>21,37</text:p>
          </table:table-cell>
        </table:table-row>
        <table:table-row table:style-name="ro1" table:visibility="filter">
          <table:table-cell office:value-type="string" calcext:value-type="string">
            <text:p>21,36</text:p>
          </table:table-cell>
        </table:table-row>
        <table:table-row table:style-name="ro1" table:visibility="filter">
          <table:table-cell office:value-type="string" calcext:value-type="string">
            <text:p>21,35</text:p>
          </table:table-cell>
        </table:table-row>
        <table:table-row table:style-name="ro1" table:visibility="filter">
          <table:table-cell office:value-type="string" calcext:value-type="string">
            <text:p>22,35</text:p>
          </table:table-cell>
        </table:table-row>
        <table:table-row table:style-name="ro1" table:visibility="filter">
          <table:table-cell office:value-type="string" calcext:value-type="string">
            <text:p>22,34</text:p>
          </table:table-cell>
        </table:table-row>
        <table:table-row table:style-name="ro1" table:visibility="filter">
          <table:table-cell office:value-type="string" calcext:value-type="string">
            <text:p>23,34</text:p>
          </table:table-cell>
        </table:table-row>
        <table:table-row table:style-name="ro1">
          <table:table-cell office:value-type="string" calcext:value-type="string">
            <text:p>24,34</text:p>
          </table:table-cell>
        </table:table-row>
        <table:table-row table:style-name="ro1">
          <table:table-cell office:value-type="string" calcext:value-type="string">
            <text:p>25,34</text:p>
          </table:table-cell>
        </table:table-row>
        <table:table-row table:style-name="ro1">
          <table:table-cell office:value-type="string" calcext:value-type="string">
            <text:p>25,35</text:p>
          </table:table-cell>
        </table:table-row>
        <table:table-row table:style-name="ro1" table:visibility="filter">
          <table:table-cell office:value-type="string" calcext:value-type="string">
            <text:p>24,35</text:p>
          </table:table-cell>
        </table:table-row>
        <table:table-row table:style-name="ro1" table:visibility="filter">
          <table:table-cell office:value-type="string" calcext:value-type="string">
            <text:p>24,36</text:p>
          </table:table-cell>
        </table:table-row>
        <table:table-row table:style-name="ro1" table:visibility="filter">
          <table:table-cell office:value-type="string" calcext:value-type="string">
            <text:p>25,36</text:p>
          </table:table-cell>
        </table:table-row>
        <table:table-row table:style-name="ro1">
          <table:table-cell office:value-type="string" calcext:value-type="string">
            <text:p>26,36</text:p>
          </table:table-cell>
        </table:table-row>
        <table:table-row table:style-name="ro1" table:visibility="filter">
          <table:table-cell office:value-type="string" calcext:value-type="string">
            <text:p>25,36</text:p>
          </table:table-cell>
        </table:table-row>
        <table:table-row table:style-name="ro1" table:visibility="filter">
          <table:table-cell office:value-type="string" calcext:value-type="string">
            <text:p>25,35</text:p>
          </table:table-cell>
        </table:table-row>
        <table:table-row table:style-name="ro1" table:visibility="filter">
          <table:table-cell office:value-type="string" calcext:value-type="string">
            <text:p>25,34</text:p>
          </table:table-cell>
        </table:table-row>
        <table:table-row table:style-name="ro1" table:visibility="filter">
          <table:table-cell office:value-type="string" calcext:value-type="string">
            <text:p>24,34</text:p>
          </table:table-cell>
        </table:table-row>
        <table:table-row table:style-name="ro1" table:visibility="filter">
          <table:table-cell office:value-type="string" calcext:value-type="string">
            <text:p>25,34</text:p>
          </table:table-cell>
        </table:table-row>
        <table:table-row table:style-name="ro1">
          <table:table-cell office:value-type="string" calcext:value-type="string">
            <text:p>26,34</text:p>
          </table:table-cell>
        </table:table-row>
        <table:table-row table:style-name="ro1">
          <table:table-cell office:value-type="string" calcext:value-type="string">
            <text:p>27,34</text:p>
          </table:table-cell>
        </table:table-row>
        <table:table-row table:style-name="ro1">
          <table:table-cell office:value-type="string" calcext:value-type="string">
            <text:p>28,34</text:p>
          </table:table-cell>
        </table:table-row>
        <table:table-row table:style-name="ro1">
          <table:table-cell office:value-type="string" calcext:value-type="string">
            <text:p>28,33</text:p>
          </table:table-cell>
        </table:table-row>
        <table:table-row table:style-name="ro1">
          <table:table-cell office:value-type="string" calcext:value-type="string">
            <text:p>27,33</text:p>
          </table:table-cell>
        </table:table-row>
        <table:table-row table:style-name="ro1">
          <table:table-cell office:value-type="string" calcext:value-type="string">
            <text:p>27,32</text:p>
          </table:table-cell>
        </table:table-row>
        <table:table-row table:style-name="ro1">
          <table:table-cell office:value-type="string" calcext:value-type="string">
            <text:p>28,32</text:p>
          </table:table-cell>
        </table:table-row>
        <table:table-row table:style-name="ro1">
          <table:table-cell office:value-type="string" calcext:value-type="string">
            <text:p>29,32</text:p>
          </table:table-cell>
        </table:table-row>
        <table:table-row table:style-name="ro1">
          <table:table-cell office:value-type="string" calcext:value-type="string">
            <text:p>30,32</text:p>
          </table:table-cell>
        </table:table-row>
        <table:table-row table:style-name="ro1">
          <table:table-cell office:value-type="string" calcext:value-type="string">
            <text:p>30,33</text:p>
          </table:table-cell>
        </table:table-row>
        <table:table-row table:style-name="ro1" table:visibility="filter">
          <table:table-cell office:value-type="string" calcext:value-type="string">
            <text:p>30,32</text:p>
          </table:table-cell>
        </table:table-row>
        <table:table-row table:style-name="ro1">
          <table:table-cell office:value-type="string" calcext:value-type="string">
            <text:p>31,32</text:p>
          </table:table-cell>
        </table:table-row>
        <table:table-row table:style-name="ro1">
          <table:table-cell office:value-type="string" calcext:value-type="string">
            <text:p>31,31</text:p>
          </table:table-cell>
        </table:table-row>
        <table:table-row table:style-name="ro1">
          <table:table-cell office:value-type="string" calcext:value-type="string">
            <text:p>32,31</text:p>
          </table:table-cell>
        </table:table-row>
        <table:table-row table:style-name="ro1" table:visibility="filter">
          <table:table-cell office:value-type="string" calcext:value-type="string">
            <text:p>31,31</text:p>
          </table:table-cell>
        </table:table-row>
        <table:table-row table:style-name="ro1" table:visibility="filter">
          <table:table-cell office:value-type="string" calcext:value-type="string">
            <text:p>32,31</text:p>
          </table:table-cell>
        </table:table-row>
        <table:table-row table:style-name="ro1">
          <table:table-cell office:value-type="string" calcext:value-type="string">
            <text:p>33,31</text:p>
          </table:table-cell>
        </table:table-row>
        <table:table-row table:style-name="ro1">
          <table:table-cell office:value-type="string" calcext:value-type="string">
            <text:p>33,30</text:p>
          </table:table-cell>
        </table:table-row>
        <table:table-row table:style-name="ro1">
          <table:table-cell office:value-type="string" calcext:value-type="string">
            <text:p>33,29</text:p>
          </table:table-cell>
        </table:table-row>
        <table:table-row table:style-name="ro1">
          <table:table-cell office:value-type="string" calcext:value-type="string">
            <text:p>33,28</text:p>
          </table:table-cell>
        </table:table-row>
        <table:table-row table:style-name="ro1">
          <table:table-cell office:value-type="string" calcext:value-type="string">
            <text:p>32,28</text:p>
          </table:table-cell>
        </table:table-row>
        <table:table-row table:style-name="ro1">
          <table:table-cell office:value-type="string" calcext:value-type="string">
            <text:p>32,29</text:p>
          </table:table-cell>
        </table:table-row>
        <table:table-row table:style-name="ro1">
          <table:table-cell office:value-type="string" calcext:value-type="string">
            <text:p>32,30</text:p>
          </table:table-cell>
        </table:table-row>
        <table:table-row table:style-name="ro1" table:visibility="filter">
          <table:table-cell office:value-type="string" calcext:value-type="string">
            <text:p>33,30</text:p>
          </table:table-cell>
        </table:table-row>
        <table:table-row table:style-name="ro1" table:visibility="filter">
          <table:table-cell office:value-type="string" calcext:value-type="string">
            <text:p>32,30</text:p>
          </table:table-cell>
        </table:table-row>
        <table:table-row table:style-name="ro1">
          <table:table-cell office:value-type="string" calcext:value-type="string">
            <text:p>31,30</text:p>
          </table:table-cell>
        </table:table-row>
        <table:table-row table:style-name="ro1" table:visibility="filter">
          <table:table-cell office:value-type="string" calcext:value-type="string">
            <text:p>31,31</text:p>
          </table:table-cell>
        </table:table-row>
        <table:table-row table:style-name="ro1" table:visibility="filter">
          <table:table-cell office:value-type="string" calcext:value-type="string">
            <text:p>32,31</text:p>
          </table:table-cell>
        </table:table-row>
        <table:table-row table:style-name="ro1">
          <table:table-cell office:value-type="string" calcext:value-type="string">
            <text:p>32,32</text:p>
          </table:table-cell>
        </table:table-row>
        <table:table-row table:style-name="ro1">
          <table:table-cell office:value-type="string" calcext:value-type="string">
            <text:p>33,32</text:p>
          </table:table-cell>
        </table:table-row>
        <table:table-row table:style-name="ro1" table:visibility="filter">
          <table:table-cell office:value-type="string" calcext:value-type="string">
            <text:p>33,31</text:p>
          </table:table-cell>
        </table:table-row>
        <table:table-row table:style-name="ro1" table:visibility="filter">
          <table:table-cell office:value-type="string" calcext:value-type="string">
            <text:p>32,31</text:p>
          </table:table-cell>
        </table:table-row>
        <table:table-row table:style-name="ro1" table:visibility="filter">
          <table:table-cell office:value-type="string" calcext:value-type="string">
            <text:p>32,32</text:p>
          </table:table-cell>
        </table:table-row>
        <table:table-row table:style-name="ro1" table:visibility="filter">
          <table:table-cell office:value-type="string" calcext:value-type="string">
            <text:p>32,31</text:p>
          </table:table-cell>
        </table:table-row>
        <table:table-row table:style-name="ro1" table:visibility="filter">
          <table:table-cell office:value-type="string" calcext:value-type="string">
            <text:p>32,30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2,28</text:p>
          </table:table-cell>
        </table:table-row>
        <table:table-row table:style-name="ro1">
          <table:table-cell office:value-type="string" calcext:value-type="string">
            <text:p>31,28</text:p>
          </table:table-cell>
        </table:table-row>
        <table:table-row table:style-name="ro1">
          <table:table-cell office:value-type="string" calcext:value-type="string">
            <text:p>31,27</text:p>
          </table:table-cell>
        </table:table-row>
        <table:table-row table:style-name="ro1">
          <table:table-cell office:value-type="string" calcext:value-type="string">
            <text:p>32,27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>
          <table:table-cell office:value-type="string" calcext:value-type="string">
            <text:p>31,26</text:p>
          </table:table-cell>
        </table:table-row>
        <table:table-row table:style-name="ro1">
          <table:table-cell office:value-type="string" calcext:value-type="string">
            <text:p>31,25</text:p>
          </table:table-cell>
        </table:table-row>
        <table:table-row table:style-name="ro1">
          <table:table-cell office:value-type="string" calcext:value-type="string">
            <text:p>30,25</text:p>
          </table:table-cell>
        </table:table-row>
        <table:table-row table:style-name="ro1" table:visibility="filter">
          <table:table-cell office:value-type="string" calcext:value-type="string">
            <text:p>31,25</text:p>
          </table:table-cell>
        </table:table-row>
        <table:table-row table:style-name="ro1" table:visibility="filter">
          <table:table-cell office:value-type="string" calcext:value-type="string">
            <text:p>30,25</text:p>
          </table:table-cell>
        </table:table-row>
        <table:table-row table:style-name="ro1">
          <table:table-cell office:value-type="string" calcext:value-type="string">
            <text:p>30,26</text:p>
          </table:table-cell>
        </table:table-row>
        <table:table-row table:style-name="ro1">
          <table:table-cell office:value-type="string" calcext:value-type="string">
            <text:p>30,27</text:p>
          </table:table-cell>
        </table:table-row>
        <table:table-row table:style-name="ro1">
          <table:table-cell office:value-type="string" calcext:value-type="string">
            <text:p>30,28</text:p>
          </table:table-cell>
        </table:table-row>
        <table:table-row table:style-name="ro1" table:visibility="filter">
          <table:table-cell office:value-type="string" calcext:value-type="string">
            <text:p>30,27</text:p>
          </table:table-cell>
        </table:table-row>
        <table:table-row table:style-name="ro1" table:visibility="filter">
          <table:table-cell office:value-type="string" calcext:value-type="string">
            <text:p>30,28</text:p>
          </table:table-cell>
        </table:table-row>
        <table:table-row table:style-name="ro1">
          <table:table-cell office:value-type="string" calcext:value-type="string">
            <text:p>30,29</text:p>
          </table:table-cell>
        </table:table-row>
        <table:table-row table:style-name="ro1">
          <table:table-cell office:value-type="string" calcext:value-type="string">
            <text:p>30,30</text:p>
          </table:table-cell>
        </table:table-row>
        <table:table-row table:style-name="ro1" table:visibility="filter">
          <table:table-cell office:value-type="string" calcext:value-type="string">
            <text:p>31,30</text:p>
          </table:table-cell>
        </table:table-row>
        <table:table-row table:style-name="ro1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1,30</text:p>
          </table:table-cell>
        </table:table-row>
        <table:table-row table:style-name="ro1" table:visibility="filter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0,29</text:p>
          </table:table-cell>
        </table:table-row>
        <table:table-row table:style-name="ro1" table:visibility="filter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1,28</text:p>
          </table:table-cell>
        </table:table-row>
        <table:table-row table:style-name="ro1" table:visibility="filter">
          <table:table-cell office:value-type="string" calcext:value-type="string">
            <text:p>30,28</text:p>
          </table:table-cell>
        </table:table-row>
        <table:table-row table:style-name="ro1" table:visibility="filter">
          <table:table-cell office:value-type="string" calcext:value-type="string">
            <text:p>30,29</text:p>
          </table:table-cell>
        </table:table-row>
        <table:table-row table:style-name="ro1" table:visibility="filter">
          <table:table-cell office:value-type="string" calcext:value-type="string">
            <text:p>30,30</text:p>
          </table:table-cell>
        </table:table-row>
        <table:table-row table:style-name="ro1" table:visibility="filter">
          <table:table-cell office:value-type="string" calcext:value-type="string">
            <text:p>30,29</text:p>
          </table:table-cell>
        </table:table-row>
        <table:table-row table:style-name="ro1" table:visibility="filter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3,29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3,29</text:p>
          </table:table-cell>
        </table:table-row>
        <table:table-row table:style-name="ro1" table:visibility="filter">
          <table:table-cell office:value-type="string" calcext:value-type="string">
            <text:p>33,28</text:p>
          </table:table-cell>
        </table:table-row>
        <table:table-row table:style-name="ro1" table:visibility="filter">
          <table:table-cell office:value-type="string" calcext:value-type="string">
            <text:p>32,28</text:p>
          </table:table-cell>
        </table:table-row>
        <table:table-row table:style-name="ro1" table:visibility="filter">
          <table:table-cell office:value-type="string" calcext:value-type="string">
            <text:p>32,27</text:p>
          </table:table-cell>
        </table:table-row>
        <table:table-row table:style-name="ro1" table:visibility="filter">
          <table:table-cell office:value-type="string" calcext:value-type="string">
            <text:p>32,28</text:p>
          </table:table-cell>
        </table:table-row>
        <table:table-row table:style-name="ro1" table:visibility="filter">
          <table:table-cell office:value-type="string" calcext:value-type="string">
            <text:p>33,28</text:p>
          </table:table-cell>
        </table:table-row>
        <table:table-row table:style-name="ro1">
          <table:table-cell office:value-type="string" calcext:value-type="string">
            <text:p>34,28</text:p>
          </table:table-cell>
        </table:table-row>
        <table:table-row table:style-name="ro1">
          <table:table-cell office:value-type="string" calcext:value-type="string">
            <text:p>34,27</text:p>
          </table:table-cell>
        </table:table-row>
        <table:table-row table:style-name="ro1">
          <table:table-cell office:value-type="string" calcext:value-type="string">
            <text:p>35,27</text:p>
          </table:table-cell>
        </table:table-row>
        <table:table-row table:style-name="ro1" table:visibility="filter">
          <table:table-cell office:value-type="string" calcext:value-type="string">
            <text:p>34,27</text:p>
          </table:table-cell>
        </table:table-row>
        <table:table-row table:style-name="ro1">
          <table:table-cell office:value-type="string" calcext:value-type="string">
            <text:p>34,26</text:p>
          </table:table-cell>
        </table:table-row>
        <table:table-row table:style-name="ro1" table:visibility="filter">
          <table:table-cell office:value-type="string" calcext:value-type="string">
            <text:p>34,27</text:p>
          </table:table-cell>
        </table:table-row>
        <table:table-row table:style-name="ro1" table:visibility="filter">
          <table:table-cell office:value-type="string" calcext:value-type="string">
            <text:p>35,27</text:p>
          </table:table-cell>
        </table:table-row>
        <table:table-row table:style-name="ro1">
          <table:table-cell office:value-type="string" calcext:value-type="string">
            <text:p>36,27</text:p>
          </table:table-cell>
        </table:table-row>
        <table:table-row table:style-name="ro1">
          <table:table-cell office:value-type="string" calcext:value-type="string">
            <text:p>36,28</text:p>
          </table:table-cell>
        </table:table-row>
        <table:table-row table:style-name="ro1">
          <table:table-cell office:value-type="string" calcext:value-type="string">
            <text:p>36,29</text:p>
          </table:table-cell>
        </table:table-row>
        <table:table-row table:style-name="ro1">
          <table:table-cell office:value-type="string" calcext:value-type="string">
            <text:p>35,29</text:p>
          </table:table-cell>
        </table:table-row>
        <table:table-row table:style-name="ro1">
          <table:table-cell office:value-type="string" calcext:value-type="string">
            <text:p>35,28</text:p>
          </table:table-cell>
        </table:table-row>
        <table:table-row table:style-name="ro1" table:visibility="filter">
          <table:table-cell office:value-type="string" calcext:value-type="string">
            <text:p>34,28</text:p>
          </table:table-cell>
        </table:table-row>
        <table:table-row table:style-name="ro1" table:visibility="filter">
          <table:table-cell office:value-type="string" calcext:value-type="string">
            <text:p>33,28</text:p>
          </table:table-cell>
        </table:table-row>
        <table:table-row table:style-name="ro1" table:visibility="filter">
          <table:table-cell office:value-type="string" calcext:value-type="string">
            <text:p>32,28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1,28</text:p>
          </table:table-cell>
        </table:table-row>
        <table:table-row table:style-name="ro1" table:visibility="filter">
          <table:table-cell office:value-type="string" calcext:value-type="string">
            <text:p>30,28</text:p>
          </table:table-cell>
        </table:table-row>
        <table:table-row table:style-name="ro1" table:visibility="filter">
          <table:table-cell office:value-type="string" calcext:value-type="string">
            <text:p>31,28</text:p>
          </table:table-cell>
        </table:table-row>
        <table:table-row table:style-name="ro1" table:visibility="filter">
          <table:table-cell office:value-type="string" calcext:value-type="string">
            <text:p>30,28</text:p>
          </table:table-cell>
        </table:table-row>
        <table:table-row table:style-name="ro1" table:visibility="filter">
          <table:table-cell office:value-type="string" calcext:value-type="string">
            <text:p>30,29</text:p>
          </table:table-cell>
        </table:table-row>
        <table:table-row table:style-name="ro1" table:visibility="filter">
          <table:table-cell office:value-type="string" calcext:value-type="string">
            <text:p>30,30</text:p>
          </table:table-cell>
        </table:table-row>
        <table:table-row table:style-name="ro1" table:visibility="filter">
          <table:table-cell office:value-type="string" calcext:value-type="string">
            <text:p>30,29</text:p>
          </table:table-cell>
        </table:table-row>
        <table:table-row table:style-name="ro1" table:visibility="filter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0,29</text:p>
          </table:table-cell>
        </table:table-row>
        <table:table-row table:style-name="ro1">
          <table:table-cell office:value-type="string" calcext:value-type="string">
            <text:p>29,29</text:p>
          </table:table-cell>
        </table:table-row>
        <table:table-row table:style-name="ro1">
          <table:table-cell office:value-type="string" calcext:value-type="string">
            <text:p>29,28</text:p>
          </table:table-cell>
        </table:table-row>
        <table:table-row table:style-name="ro1" table:visibility="filter">
          <table:table-cell office:value-type="string" calcext:value-type="string">
            <text:p>29,29</text:p>
          </table:table-cell>
        </table:table-row>
        <table:table-row table:style-name="ro1" table:visibility="filter">
          <table:table-cell office:value-type="string" calcext:value-type="string">
            <text:p>30,29</text:p>
          </table:table-cell>
        </table:table-row>
        <table:table-row table:style-name="ro1" table:visibility="filter">
          <table:table-cell office:value-type="string" calcext:value-type="string">
            <text:p>29,29</text:p>
          </table:table-cell>
        </table:table-row>
        <table:table-row table:style-name="ro1">
          <table:table-cell office:value-type="string" calcext:value-type="string">
            <text:p>28,29</text:p>
          </table:table-cell>
        </table:table-row>
        <table:table-row table:style-name="ro1">
          <table:table-cell office:value-type="string" calcext:value-type="string">
            <text:p>27,29</text:p>
          </table:table-cell>
        </table:table-row>
        <table:table-row table:style-name="ro1">
          <table:table-cell office:value-type="string" calcext:value-type="string">
            <text:p>26,29</text:p>
          </table:table-cell>
        </table:table-row>
        <table:table-row table:style-name="ro1">
          <table:table-cell office:value-type="string" calcext:value-type="string">
            <text:p>26,30</text:p>
          </table:table-cell>
        </table:table-row>
        <table:table-row table:style-name="ro1" table:visibility="filter">
          <table:table-cell office:value-type="string" calcext:value-type="string">
            <text:p>26,29</text:p>
          </table:table-cell>
        </table:table-row>
        <table:table-row table:style-name="ro1">
          <table:table-cell office:value-type="string" calcext:value-type="string">
            <text:p>26,28</text:p>
          </table:table-cell>
        </table:table-row>
        <table:table-row table:style-name="ro1">
          <table:table-cell office:value-type="string" calcext:value-type="string">
            <text:p>25,28</text:p>
          </table:table-cell>
        </table:table-row>
        <table:table-row table:style-name="ro1">
          <table:table-cell office:value-type="string" calcext:value-type="string">
            <text:p>25,29</text:p>
          </table:table-cell>
        </table:table-row>
        <table:table-row table:style-name="ro1">
          <table:table-cell office:value-type="string" calcext:value-type="string">
            <text:p>24,29</text:p>
          </table:table-cell>
        </table:table-row>
        <table:table-row table:style-name="ro1" table:visibility="filter">
          <table:table-cell office:value-type="string" calcext:value-type="string">
            <text:p>25,29</text:p>
          </table:table-cell>
        </table:table-row>
        <table:table-row table:style-name="ro1">
          <table:table-cell office:value-type="string" calcext:value-type="string">
            <text:p>25,30</text:p>
          </table:table-cell>
        </table:table-row>
        <table:table-row table:style-name="ro1" table:visibility="filter">
          <table:table-cell office:value-type="string" calcext:value-type="string">
            <text:p>26,30</text:p>
          </table:table-cell>
        </table:table-row>
        <table:table-row table:style-name="ro1" table:visibility="filter">
          <table:table-cell office:value-type="string" calcext:value-type="string">
            <text:p>25,30</text:p>
          </table:table-cell>
        </table:table-row>
        <table:table-row table:style-name="ro1" table:visibility="filter">
          <table:table-cell office:value-type="string" calcext:value-type="string">
            <text:p>25,29</text:p>
          </table:table-cell>
        </table:table-row>
        <table:table-row table:style-name="ro1" table:visibility="filter">
          <table:table-cell office:value-type="string" calcext:value-type="string">
            <text:p>25,28</text:p>
          </table:table-cell>
        </table:table-row>
        <table:table-row table:style-name="ro1">
          <table:table-cell office:value-type="string" calcext:value-type="string">
            <text:p>24,28</text:p>
          </table:table-cell>
        </table:table-row>
        <table:table-row table:style-name="ro1">
          <table:table-cell office:value-type="string" calcext:value-type="string">
            <text:p>23,28</text:p>
          </table:table-cell>
        </table:table-row>
        <table:table-row table:style-name="ro1">
          <table:table-cell office:value-type="string" calcext:value-type="string">
            <text:p>22,28</text:p>
          </table:table-cell>
        </table:table-row>
        <table:table-row table:style-name="ro1">
          <table:table-cell office:value-type="string" calcext:value-type="string">
            <text:p>21,28</text:p>
          </table:table-cell>
        </table:table-row>
        <table:table-row table:style-name="ro1">
          <table:table-cell office:value-type="string" calcext:value-type="string">
            <text:p>21,29</text:p>
          </table:table-cell>
        </table:table-row>
        <table:table-row table:style-name="ro1">
          <table:table-cell office:value-type="string" calcext:value-type="string">
            <text:p>22,29</text:p>
          </table:table-cell>
        </table:table-row>
        <table:table-row table:style-name="ro1">
          <table:table-cell office:value-type="string" calcext:value-type="string">
            <text:p>23,29</text:p>
          </table:table-cell>
        </table:table-row>
        <table:table-row table:style-name="ro1" table:visibility="filter">
          <table:table-cell office:value-type="string" calcext:value-type="string">
            <text:p>24,29</text:p>
          </table:table-cell>
        </table:table-row>
        <table:table-row table:style-name="ro1">
          <table:table-cell office:value-type="string" calcext:value-type="string">
            <text:p>24,30</text:p>
          </table:table-cell>
        </table:table-row>
        <table:table-row table:style-name="ro1" table:visibility="filter">
          <table:table-cell office:value-type="string" calcext:value-type="string">
            <text:p>24,29</text:p>
          </table:table-cell>
        </table:table-row>
        <table:table-row table:style-name="ro1" table:visibility="filter">
          <table:table-cell office:value-type="string" calcext:value-type="string">
            <text:p>25,29</text:p>
          </table:table-cell>
        </table:table-row>
        <table:table-row table:style-name="ro1" table:visibility="filter">
          <table:table-cell office:value-type="string" calcext:value-type="string">
            <text:p>25,30</text:p>
          </table:table-cell>
        </table:table-row>
        <table:table-row table:style-name="ro1" table:visibility="filter">
          <table:table-cell office:value-type="string" calcext:value-type="string">
            <text:p>25,29</text:p>
          </table:table-cell>
        </table:table-row>
        <table:table-row table:style-name="ro1" table:visibility="filter">
          <table:table-cell office:value-type="string" calcext:value-type="string">
            <text:p>26,29</text:p>
          </table:table-cell>
        </table:table-row>
        <table:table-row table:style-name="ro1" table:visibility="filter">
          <table:table-cell office:value-type="string" calcext:value-type="string">
            <text:p>26,28</text:p>
          </table:table-cell>
        </table:table-row>
        <table:table-row table:style-name="ro1">
          <table:table-cell office:value-type="string" calcext:value-type="string">
            <text:p>26,27</text:p>
          </table:table-cell>
        </table:table-row>
        <table:table-row table:style-name="ro1">
          <table:table-cell office:value-type="string" calcext:value-type="string">
            <text:p>27,27</text:p>
          </table:table-cell>
        </table:table-row>
        <table:table-row table:style-name="ro1">
          <table:table-cell office:value-type="string" calcext:value-type="string">
            <text:p>27,28</text:p>
          </table:table-cell>
        </table:table-row>
        <table:table-row table:style-name="ro1" table:visibility="filter">
          <table:table-cell office:value-type="string" calcext:value-type="string">
            <text:p>27,27</text:p>
          </table:table-cell>
        </table:table-row>
        <table:table-row table:style-name="ro1" table:visibility="filter">
          <table:table-cell office:value-type="string" calcext:value-type="string">
            <text:p>26,27</text:p>
          </table:table-cell>
        </table:table-row>
        <table:table-row table:style-name="ro1" table:visibility="filter">
          <table:table-cell office:value-type="string" calcext:value-type="string">
            <text:p>27,27</text:p>
          </table:table-cell>
        </table:table-row>
        <table:table-row table:style-name="ro1">
          <table:table-cell office:value-type="string" calcext:value-type="string">
            <text:p>27,26</text:p>
          </table:table-cell>
        </table:table-row>
        <table:table-row table:style-name="ro1">
          <table:table-cell office:value-type="string" calcext:value-type="string">
            <text:p>28,26</text:p>
          </table:table-cell>
        </table:table-row>
        <table:table-row table:style-name="ro1">
          <table:table-cell office:value-type="string" calcext:value-type="string">
            <text:p>28,25</text:p>
          </table:table-cell>
        </table:table-row>
        <table:table-row table:style-name="ro1">
          <table:table-cell office:value-type="string" calcext:value-type="string">
            <text:p>27,25</text:p>
          </table:table-cell>
        </table:table-row>
        <table:table-row table:style-name="ro1">
          <table:table-cell office:value-type="string" calcext:value-type="string">
            <text:p>27,24</text:p>
          </table:table-cell>
        </table:table-row>
        <table:table-row table:style-name="ro1">
          <table:table-cell office:value-type="string" calcext:value-type="string">
            <text:p>28,24</text:p>
          </table:table-cell>
        </table:table-row>
        <table:table-row table:style-name="ro1" table:visibility="filter">
          <table:table-cell office:value-type="string" calcext:value-type="string">
            <text:p>27,24</text:p>
          </table:table-cell>
        </table:table-row>
        <table:table-row table:style-name="ro1" table:visibility="filter">
          <table:table-cell office:value-type="string" calcext:value-type="string">
            <text:p>27,25</text:p>
          </table:table-cell>
        </table:table-row>
        <table:table-row table:style-name="ro1" table:visibility="filter">
          <table:table-cell office:value-type="string" calcext:value-type="string">
            <text:p>28,25</text:p>
          </table:table-cell>
        </table:table-row>
        <table:table-row table:style-name="ro1">
          <table:table-cell office:value-type="string" calcext:value-type="string">
            <text:p>29,25</text:p>
          </table:table-cell>
        </table:table-row>
        <table:table-row table:style-name="ro1">
          <table:table-cell office:value-type="string" calcext:value-type="string">
            <text:p>29,24</text:p>
          </table:table-cell>
        </table:table-row>
        <table:table-row table:style-name="ro1">
          <table:table-cell office:value-type="string" calcext:value-type="string">
            <text:p>30,24</text:p>
          </table:table-cell>
        </table:table-row>
        <table:table-row table:style-name="ro1">
          <table:table-cell office:value-type="string" calcext:value-type="string">
            <text:p>31,24</text:p>
          </table:table-cell>
        </table:table-row>
        <table:table-row table:style-name="ro1" table:visibility="filter">
          <table:table-cell office:value-type="string" calcext:value-type="string">
            <text:p>31,25</text:p>
          </table:table-cell>
        </table:table-row>
        <table:table-row table:style-name="ro1">
          <table:table-cell office:value-type="string" calcext:value-type="string">
            <text:p>32,25</text:p>
          </table:table-cell>
        </table:table-row>
        <table:table-row table:style-name="ro1">
          <table:table-cell office:value-type="string" calcext:value-type="string">
            <text:p>32,26</text:p>
          </table:table-cell>
        </table:table-row>
        <table:table-row table:style-name="ro1">
          <table:table-cell office:value-type="string" calcext:value-type="string">
            <text:p>33,26</text:p>
          </table:table-cell>
        </table:table-row>
        <table:table-row table:style-name="ro1" table:visibility="filter">
          <table:table-cell office:value-type="string" calcext:value-type="string">
            <text:p>32,26</text:p>
          </table:table-cell>
        </table:table-row>
        <table:table-row table:style-name="ro1" table:visibility="filter">
          <table:table-cell office:value-type="string" calcext:value-type="string">
            <text:p>32,27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 table:visibility="filter">
          <table:table-cell office:value-type="string" calcext:value-type="string">
            <text:p>31,26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 table:visibility="filter">
          <table:table-cell office:value-type="string" calcext:value-type="string">
            <text:p>31,26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 table:visibility="filter">
          <table:table-cell office:value-type="string" calcext:value-type="string">
            <text:p>32,27</text:p>
          </table:table-cell>
        </table:table-row>
        <table:table-row table:style-name="ro1" table:visibility="filter">
          <table:table-cell office:value-type="string" calcext:value-type="string">
            <text:p>32,28</text:p>
          </table:table-cell>
        </table:table-row>
        <table:table-row table:style-name="ro1" table:visibility="filter">
          <table:table-cell office:value-type="string" calcext:value-type="string">
            <text:p>32,27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 table:visibility="filter">
          <table:table-cell office:value-type="string" calcext:value-type="string">
            <text:p>32,27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 table:visibility="filter">
          <table:table-cell office:value-type="string" calcext:value-type="string">
            <text:p>32,27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 table:visibility="filter">
          <table:table-cell office:value-type="string" calcext:value-type="string">
            <text:p>31,28</text:p>
          </table:table-cell>
        </table:table-row>
        <table:table-row table:style-name="ro1" table:visibility="filter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2,30</text:p>
          </table:table-cell>
        </table:table-row>
        <table:table-row table:style-name="ro1" table:visibility="filter">
          <table:table-cell office:value-type="string" calcext:value-type="string">
            <text:p>31,30</text:p>
          </table:table-cell>
        </table:table-row>
        <table:table-row table:style-name="ro1" table:visibility="filter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1,28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 table:visibility="filter">
          <table:table-cell office:value-type="string" calcext:value-type="string">
            <text:p>31,26</text:p>
          </table:table-cell>
        </table:table-row>
        <table:table-row table:style-name="ro1" table:visibility="filter">
          <table:table-cell office:value-type="string" calcext:value-type="string">
            <text:p>31,27</text:p>
          </table:table-cell>
        </table:table-row>
        <table:table-row table:style-name="ro1" table:visibility="filter">
          <table:table-cell office:value-type="string" calcext:value-type="string">
            <text:p>31,28</text:p>
          </table:table-cell>
        </table:table-row>
        <table:table-row table:style-name="ro1" table:visibility="filter">
          <table:table-cell office:value-type="string" calcext:value-type="string">
            <text:p>30,28</text:p>
          </table:table-cell>
        </table:table-row>
        <table:table-row table:style-name="ro1" table:visibility="filter">
          <table:table-cell office:value-type="string" calcext:value-type="string">
            <text:p>31,28</text:p>
          </table:table-cell>
        </table:table-row>
        <table:table-row table:style-name="ro1" table:visibility="filter">
          <table:table-cell office:value-type="string" calcext:value-type="string">
            <text:p>31,29</text:p>
          </table:table-cell>
        </table:table-row>
        <table:table-row table:style-name="ro1" table:visibility="filter">
          <table:table-cell office:value-type="string" calcext:value-type="string">
            <text:p>31,30</text:p>
          </table:table-cell>
        </table:table-row>
        <table:table-row table:style-name="ro1" table:visibility="filter">
          <table:table-cell office:value-type="string" calcext:value-type="string">
            <text:p>31,31</text:p>
          </table:table-cell>
        </table:table-row>
        <table:table-row table:style-name="ro1" table:visibility="filter">
          <table:table-cell office:value-type="string" calcext:value-type="string">
            <text:p>32,31</text:p>
          </table:table-cell>
        </table:table-row>
        <table:table-row table:style-name="ro1" table:visibility="filter">
          <table:table-cell office:value-type="string" calcext:value-type="string">
            <text:p>32,30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2,30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2,30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3,29</text:p>
          </table:table-cell>
        </table:table-row>
        <table:table-row table:style-name="ro1" table:visibility="filter">
          <table:table-cell office:value-type="string" calcext:value-type="string">
            <text:p>33,30</text:p>
          </table:table-cell>
        </table:table-row>
        <table:table-row table:style-name="ro1" table:visibility="filter">
          <table:table-cell office:value-type="string" calcext:value-type="string">
            <text:p>33,29</text:p>
          </table:table-cell>
        </table:table-row>
        <table:table-row table:style-name="ro1" table:visibility="filter">
          <table:table-cell office:value-type="string" calcext:value-type="string">
            <text:p>33,30</text:p>
          </table:table-cell>
        </table:table-row>
        <table:table-row table:style-name="ro1" table:visibility="filter">
          <table:table-cell office:value-type="string" calcext:value-type="string">
            <text:p>33,31</text:p>
          </table:table-cell>
        </table:table-row>
        <table:table-row table:style-name="ro1" table:visibility="filter">
          <table:table-cell office:value-type="string" calcext:value-type="string">
            <text:p>33,30</text:p>
          </table:table-cell>
        </table:table-row>
        <table:table-row table:style-name="ro1" table:visibility="filter">
          <table:table-cell office:value-type="string" calcext:value-type="string">
            <text:p>33,31</text:p>
          </table:table-cell>
        </table:table-row>
        <table:table-row table:style-name="ro1" table:visibility="filter">
          <table:table-cell office:value-type="string" calcext:value-type="string">
            <text:p>33,32</text:p>
          </table:table-cell>
        </table:table-row>
        <table:table-row table:style-name="ro1" table:visibility="filter">
          <table:table-cell office:value-type="string" calcext:value-type="string">
            <text:p>33,31</text:p>
          </table:table-cell>
        </table:table-row>
        <table:table-row table:style-name="ro1">
          <table:table-cell office:value-type="string" calcext:value-type="string">
            <text:p>34,31</text:p>
          </table:table-cell>
        </table:table-row>
        <table:table-row table:style-name="ro1" table:visibility="filter">
          <table:table-cell office:value-type="string" calcext:value-type="string">
            <text:p>33,31</text:p>
          </table:table-cell>
        </table:table-row>
        <table:table-row table:style-name="ro1" table:visibility="filter">
          <table:table-cell office:value-type="string" calcext:value-type="string">
            <text:p>33,30</text:p>
          </table:table-cell>
        </table:table-row>
        <table:table-row table:style-name="ro1" table:visibility="filter">
          <table:table-cell office:value-type="string" calcext:value-type="string">
            <text:p>33,31</text:p>
          </table:table-cell>
        </table:table-row>
        <table:table-row table:style-name="ro1" table:visibility="filter">
          <table:table-cell office:value-type="string" calcext:value-type="string">
            <text:p>32,31</text:p>
          </table:table-cell>
        </table:table-row>
        <table:table-row table:style-name="ro1" table:visibility="filter">
          <table:table-cell office:value-type="string" calcext:value-type="string">
            <text:p>32,32</text:p>
          </table:table-cell>
        </table:table-row>
        <table:table-row table:style-name="ro1" table:visibility="filter">
          <table:table-cell office:value-type="string" calcext:value-type="string">
            <text:p>31,32</text:p>
          </table:table-cell>
        </table:table-row>
        <table:table-row table:style-name="ro1" table:visibility="filter">
          <table:table-cell office:value-type="string" calcext:value-type="string">
            <text:p>32,32</text:p>
          </table:table-cell>
        </table:table-row>
        <table:table-row table:style-name="ro1" table:visibility="filter">
          <table:table-cell office:value-type="string" calcext:value-type="string">
            <text:p>33,32</text:p>
          </table:table-cell>
        </table:table-row>
        <table:table-row table:style-name="ro1" table:visibility="filter">
          <table:table-cell office:value-type="string" calcext:value-type="string">
            <text:p>32,32</text:p>
          </table:table-cell>
        </table:table-row>
        <table:table-row table:style-name="ro1">
          <table:table-cell office:value-type="string" calcext:value-type="string">
            <text:p>32,33</text:p>
          </table:table-cell>
        </table:table-row>
        <table:table-row table:style-name="ro1">
          <table:table-cell office:value-type="string" calcext:value-type="string">
            <text:p>31,33</text:p>
          </table:table-cell>
        </table:table-row>
        <table:table-row table:style-name="ro1" table:visibility="filter">
          <table:table-cell office:value-type="string" calcext:value-type="string">
            <text:p>31,32</text:p>
          </table:table-cell>
        </table:table-row>
        <table:table-row table:style-name="ro1" table:visibility="filter">
          <table:table-cell office:value-type="string" calcext:value-type="string">
            <text:p>32,32</text:p>
          </table:table-cell>
        </table:table-row>
        <table:table-row table:style-name="ro1" table:visibility="filter">
          <table:table-cell office:value-type="string" calcext:value-type="string">
            <text:p>32,31</text:p>
          </table:table-cell>
        </table:table-row>
        <table:table-row table:style-name="ro1" table:visibility="filter">
          <table:table-cell office:value-type="string" calcext:value-type="string">
            <text:p>33,31</text:p>
          </table:table-cell>
        </table:table-row>
        <table:table-row table:style-name="ro1" table:visibility="filter">
          <table:table-cell office:value-type="string" calcext:value-type="string">
            <text:p>34,31</text:p>
          </table:table-cell>
        </table:table-row>
        <table:table-row table:style-name="ro1">
          <table:table-cell office:value-type="string" calcext:value-type="string">
            <text:p>34,30</text:p>
          </table:table-cell>
        </table:table-row>
        <table:table-row table:style-name="ro1">
          <table:table-cell office:value-type="string" calcext:value-type="string">
            <text:p>34,29</text:p>
          </table:table-cell>
        </table:table-row>
        <table:table-row table:style-name="ro1" table:visibility="filter">
          <table:table-cell office:value-type="string" calcext:value-type="string">
            <text:p>33,29</text:p>
          </table:table-cell>
        </table:table-row>
        <table:table-row table:style-name="ro1" table:visibility="filter">
          <table:table-cell office:value-type="string" calcext:value-type="string">
            <text:p>32,29</text:p>
          </table:table-cell>
        </table:table-row>
        <table:table-row table:style-name="ro1" table:visibility="filter">
          <table:table-cell office:value-type="string" calcext:value-type="string">
            <text:p>32,28</text:p>
          </table:table-cell>
        </table:table-row>
        <table:table-row table:style-name="ro1" table:visibility="filter">
          <table:table-cell office:value-type="string" calcext:value-type="string">
            <text:p>33,28</text:p>
          </table:table-cell>
        </table:table-row>
        <table:table-row table:style-name="ro1" table:visibility="filter">
          <table:table-cell office:value-type="string" calcext:value-type="string">
            <text:p>34,28</text:p>
          </table:table-cell>
        </table:table-row>
        <table:table-row table:style-name="ro1" table:visibility="filter">
          <table:table-cell office:value-type="string" calcext:value-type="string">
            <text:p>34,27</text:p>
          </table:table-cell>
        </table:table-row>
        <table:table-row table:style-name="ro1" table:visibility="filter">
          <table:table-cell office:value-type="string" calcext:value-type="string">
            <text:p>34,26</text:p>
          </table:table-cell>
        </table:table-row>
        <table:table-row table:style-name="ro1">
          <table:table-cell office:value-type="string" calcext:value-type="string">
            <text:p>34,25</text:p>
          </table:table-cell>
        </table:table-row>
        <table:table-row table:style-name="ro1">
          <table:table-cell office:value-type="string" calcext:value-type="string">
            <text:p>34,24</text:p>
          </table:table-cell>
        </table:table-row>
        <table:table-row table:style-name="ro1">
          <table:table-cell office:value-type="string" calcext:value-type="string">
            <text:p>33,24</text:p>
          </table:table-cell>
        </table:table-row>
        <table:table-row table:style-name="ro1">
          <table:table-cell office:value-type="string" calcext:value-type="string">
            <text:p>33,23</text:p>
          </table:table-cell>
        </table:table-row>
        <table:table-row table:style-name="ro1">
          <table:table-cell office:value-type="string" calcext:value-type="string">
            <text:p>33,22</text:p>
          </table:table-cell>
        </table:table-row>
        <table:table-row table:style-name="ro1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3,22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>
          <table:table-cell office:value-type="string" calcext:value-type="string">
            <text:p>35,22</text:p>
          </table:table-cell>
        </table:table-row>
        <table:table-row table:style-name="ro1">
          <table:table-cell office:value-type="string" calcext:value-type="string">
            <text:p>35,23</text:p>
          </table:table-cell>
        </table:table-row>
        <table:table-row table:style-name="ro1" table:visibility="filter">
          <table:table-cell office:value-type="string" calcext:value-type="string">
            <text:p>35,22</text:p>
          </table:table-cell>
        </table:table-row>
        <table:table-row table:style-name="ro1" table:visibility="filter">
          <table:table-cell office:value-type="string" calcext:value-type="string">
            <text:p>35,23</text:p>
          </table:table-cell>
        </table:table-row>
        <table:table-row table:style-name="ro1">
          <table:table-cell office:value-type="string" calcext:value-type="string">
            <text:p>36,23</text:p>
          </table:table-cell>
        </table:table-row>
        <table:table-row table:style-name="ro1">
          <table:table-cell office:value-type="string" calcext:value-type="string">
            <text:p>36,24</text:p>
          </table:table-cell>
        </table:table-row>
        <table:table-row table:style-name="ro1">
          <table:table-cell office:value-type="string" calcext:value-type="string">
            <text:p>37,24</text:p>
          </table:table-cell>
        </table:table-row>
        <table:table-row table:style-name="ro1">
          <table:table-cell office:value-type="string" calcext:value-type="string">
            <text:p>38,24</text:p>
          </table:table-cell>
        </table:table-row>
        <table:table-row table:style-name="ro1">
          <table:table-cell office:value-type="string" calcext:value-type="string">
            <text:p>38,23</text:p>
          </table:table-cell>
        </table:table-row>
        <table:table-row table:style-name="ro1" table:visibility="filter">
          <table:table-cell office:value-type="string" calcext:value-type="string">
            <text:p>38,24</text:p>
          </table:table-cell>
        </table:table-row>
        <table:table-row table:style-name="ro1" table:visibility="filter">
          <table:table-cell office:value-type="string" calcext:value-type="string">
            <text:p>38,23</text:p>
          </table:table-cell>
        </table:table-row>
        <table:table-row table:style-name="ro1" table:visibility="filter">
          <table:table-cell office:value-type="string" calcext:value-type="string">
            <text:p>38,24</text:p>
          </table:table-cell>
        </table:table-row>
        <table:table-row table:style-name="ro1" table:visibility="filter">
          <table:table-cell office:value-type="string" calcext:value-type="string">
            <text:p>37,24</text:p>
          </table:table-cell>
        </table:table-row>
        <table:table-row table:style-name="ro1" table:visibility="filter">
          <table:table-cell office:value-type="string" calcext:value-type="string">
            <text:p>36,24</text:p>
          </table:table-cell>
        </table:table-row>
        <table:table-row table:style-name="ro1">
          <table:table-cell office:value-type="string" calcext:value-type="string">
            <text:p>35,24</text:p>
          </table:table-cell>
        </table:table-row>
        <table:table-row table:style-name="ro1" table:visibility="filter">
          <table:table-cell office:value-type="string" calcext:value-type="string">
            <text:p>35,23</text:p>
          </table:table-cell>
        </table:table-row>
        <table:table-row table:style-name="ro1" table:visibility="filter">
          <table:table-cell office:value-type="string" calcext:value-type="string">
            <text:p>35,22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5,22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>
          <table:table-cell office:value-type="string" calcext:value-type="string">
            <text:p>34,21</text:p>
          </table:table-cell>
        </table:table-row>
        <table:table-row table:style-name="ro1">
          <table:table-cell office:value-type="string" calcext:value-type="string">
            <text:p>33,21</text:p>
          </table:table-cell>
        </table:table-row>
        <table:table-row table:style-name="ro1">
          <table:table-cell office:value-type="string" calcext:value-type="string">
            <text:p>32,21</text:p>
          </table:table-cell>
        </table:table-row>
        <table:table-row table:style-name="ro1" table:visibility="filter">
          <table:table-cell office:value-type="string" calcext:value-type="string">
            <text:p>33,21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>
          <table:table-cell office:value-type="string" calcext:value-type="string">
            <text:p>35,21</text:p>
          </table:table-cell>
        </table:table-row>
        <table:table-row table:style-name="ro1" table:visibility="filter">
          <table:table-cell office:value-type="string" calcext:value-type="string">
            <text:p>35,22</text:p>
          </table:table-cell>
        </table:table-row>
        <table:table-row table:style-name="ro1" table:visibility="filter">
          <table:table-cell office:value-type="string" calcext:value-type="string">
            <text:p>35,21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3,21</text:p>
          </table:table-cell>
        </table:table-row>
        <table:table-row table:style-name="ro1">
          <table:table-cell office:value-type="string" calcext:value-type="string">
            <text:p>33,20</text:p>
          </table:table-cell>
        </table:table-row>
        <table:table-row table:style-name="ro1">
          <table:table-cell office:value-type="string" calcext:value-type="string">
            <text:p>34,20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4,20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5,21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5,21</text:p>
          </table:table-cell>
        </table:table-row>
        <table:table-row table:style-name="ro1">
          <table:table-cell office:value-type="string" calcext:value-type="string">
            <text:p>35,20</text:p>
          </table:table-cell>
        </table:table-row>
        <table:table-row table:style-name="ro1">
          <table:table-cell office:value-type="string" calcext:value-type="string">
            <text:p>36,20</text:p>
          </table:table-cell>
        </table:table-row>
        <table:table-row table:style-name="ro1">
          <table:table-cell office:value-type="string" calcext:value-type="string">
            <text:p>36,21</text:p>
          </table:table-cell>
        </table:table-row>
        <table:table-row table:style-name="ro1">
          <table:table-cell office:value-type="string" calcext:value-type="string">
            <text:p>37,21</text:p>
          </table:table-cell>
        </table:table-row>
        <table:table-row table:style-name="ro1">
          <table:table-cell office:value-type="string" calcext:value-type="string">
            <text:p>37,20</text:p>
          </table:table-cell>
        </table:table-row>
        <table:table-row table:style-name="ro1">
          <table:table-cell office:value-type="string" calcext:value-type="string">
            <text:p>38,20</text:p>
          </table:table-cell>
        </table:table-row>
        <table:table-row table:style-name="ro1" table:visibility="filter">
          <table:table-cell office:value-type="string" calcext:value-type="string">
            <text:p>37,20</text:p>
          </table:table-cell>
        </table:table-row>
        <table:table-row table:style-name="ro1" table:visibility="filter">
          <table:table-cell office:value-type="string" calcext:value-type="string">
            <text:p>36,20</text:p>
          </table:table-cell>
        </table:table-row>
        <table:table-row table:style-name="ro1" table:visibility="filter">
          <table:table-cell office:value-type="string" calcext:value-type="string">
            <text:p>35,20</text:p>
          </table:table-cell>
        </table:table-row>
        <table:table-row table:style-name="ro1" table:visibility="filter">
          <table:table-cell office:value-type="string" calcext:value-type="string">
            <text:p>34,20</text:p>
          </table:table-cell>
        </table:table-row>
        <table:table-row table:style-name="ro1" table:visibility="filter">
          <table:table-cell office:value-type="string" calcext:value-type="string">
            <text:p>33,20</text:p>
          </table:table-cell>
        </table:table-row>
        <table:table-row table:style-name="ro1">
          <table:table-cell office:value-type="string" calcext:value-type="string">
            <text:p>32,20</text:p>
          </table:table-cell>
        </table:table-row>
        <table:table-row table:style-name="ro1">
          <table:table-cell office:value-type="string" calcext:value-type="string">
            <text:p>31,20</text:p>
          </table:table-cell>
        </table:table-row>
        <table:table-row table:style-name="ro1">
          <table:table-cell office:value-type="string" calcext:value-type="string">
            <text:p>31,21</text:p>
          </table:table-cell>
        </table:table-row>
        <table:table-row table:style-name="ro1" table:visibility="filter">
          <table:table-cell office:value-type="string" calcext:value-type="string">
            <text:p>32,21</text:p>
          </table:table-cell>
        </table:table-row>
        <table:table-row table:style-name="ro1">
          <table:table-cell office:value-type="string" calcext:value-type="string">
            <text:p>32,22</text:p>
          </table:table-cell>
        </table:table-row>
        <table:table-row table:style-name="ro1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2,22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>
          <table:table-cell office:value-type="string" calcext:value-type="string">
            <text:p>31,23</text:p>
          </table:table-cell>
        </table:table-row>
        <table:table-row table:style-name="ro1">
          <table:table-cell office:value-type="string" calcext:value-type="string">
            <text:p>30,23</text:p>
          </table:table-cell>
        </table:table-row>
        <table:table-row table:style-name="ro1" table:visibility="filter">
          <table:table-cell office:value-type="string" calcext:value-type="string">
            <text:p>30,24</text:p>
          </table:table-cell>
        </table:table-row>
        <table:table-row table:style-name="ro1" table:visibility="filter">
          <table:table-cell office:value-type="string" calcext:value-type="string">
            <text:p>30,25</text:p>
          </table:table-cell>
        </table:table-row>
        <table:table-row table:style-name="ro1" table:visibility="filter">
          <table:table-cell office:value-type="string" calcext:value-type="string">
            <text:p>31,25</text:p>
          </table:table-cell>
        </table:table-row>
        <table:table-row table:style-name="ro1" table:visibility="filter">
          <table:table-cell office:value-type="string" calcext:value-type="string">
            <text:p>32,25</text:p>
          </table:table-cell>
        </table:table-row>
        <table:table-row table:style-name="ro1">
          <table:table-cell office:value-type="string" calcext:value-type="string">
            <text:p>32,24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2,22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3,23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3,23</text:p>
          </table:table-cell>
        </table:table-row>
        <table:table-row table:style-name="ro1" table:visibility="filter">
          <table:table-cell office:value-type="string" calcext:value-type="string">
            <text:p>33,24</text:p>
          </table:table-cell>
        </table:table-row>
        <table:table-row table:style-name="ro1">
          <table:table-cell office:value-type="string" calcext:value-type="string">
            <text:p>33,25</text:p>
          </table:table-cell>
        </table:table-row>
        <table:table-row table:style-name="ro1" table:visibility="filter">
          <table:table-cell office:value-type="string" calcext:value-type="string">
            <text:p>33,24</text:p>
          </table:table-cell>
        </table:table-row>
        <table:table-row table:style-name="ro1" table:visibility="filter">
          <table:table-cell office:value-type="string" calcext:value-type="string">
            <text:p>32,24</text:p>
          </table:table-cell>
        </table:table-row>
        <table:table-row table:style-name="ro1" table:visibility="filter">
          <table:table-cell office:value-type="string" calcext:value-type="string">
            <text:p>31,24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>
          <table:table-cell office:value-type="string" calcext:value-type="string">
            <text:p>31,22</text:p>
          </table:table-cell>
        </table:table-row>
        <table:table-row table:style-name="ro1" table:visibility="filter">
          <table:table-cell office:value-type="string" calcext:value-type="string">
            <text:p>32,22</text:p>
          </table:table-cell>
        </table:table-row>
        <table:table-row table:style-name="ro1" table:visibility="filter">
          <table:table-cell office:value-type="string" calcext:value-type="string">
            <text:p>31,22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1,24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0,23</text:p>
          </table:table-cell>
        </table:table-row>
        <table:table-row table:style-name="ro1" table:visibility="filter">
          <table:table-cell office:value-type="string" calcext:value-type="string">
            <text:p>30,24</text:p>
          </table:table-cell>
        </table:table-row>
        <table:table-row table:style-name="ro1" table:visibility="filter">
          <table:table-cell office:value-type="string" calcext:value-type="string">
            <text:p>30,25</text:p>
          </table:table-cell>
        </table:table-row>
        <table:table-row table:style-name="ro1" table:visibility="filter">
          <table:table-cell office:value-type="string" calcext:value-type="string">
            <text:p>31,25</text:p>
          </table:table-cell>
        </table:table-row>
        <table:table-row table:style-name="ro1" table:visibility="filter">
          <table:table-cell office:value-type="string" calcext:value-type="string">
            <text:p>30,25</text:p>
          </table:table-cell>
        </table:table-row>
        <table:table-row table:style-name="ro1" table:visibility="filter">
          <table:table-cell office:value-type="string" calcext:value-type="string">
            <text:p>30,24</text:p>
          </table:table-cell>
        </table:table-row>
        <table:table-row table:style-name="ro1" table:visibility="filter">
          <table:table-cell office:value-type="string" calcext:value-type="string">
            <text:p>30,23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1,22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3,23</text:p>
          </table:table-cell>
        </table:table-row>
        <table:table-row table:style-name="ro1">
          <table:table-cell office:value-type="string" calcext:value-type="string">
            <text:p>34,23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4,23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5,22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3,21</text:p>
          </table:table-cell>
        </table:table-row>
        <table:table-row table:style-name="ro1" table:visibility="filter">
          <table:table-cell office:value-type="string" calcext:value-type="string">
            <text:p>33,22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5,22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5,22</text:p>
          </table:table-cell>
        </table:table-row>
        <table:table-row table:style-name="ro1" table:visibility="filter">
          <table:table-cell office:value-type="string" calcext:value-type="string">
            <text:p>35,21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3,21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4,20</text:p>
          </table:table-cell>
        </table:table-row>
        <table:table-row table:style-name="ro1" table:visibility="filter">
          <table:table-cell office:value-type="string" calcext:value-type="string">
            <text:p>35,20</text:p>
          </table:table-cell>
        </table:table-row>
        <table:table-row table:style-name="ro1" table:visibility="filter">
          <table:table-cell office:value-type="string" calcext:value-type="string">
            <text:p>35,21</text:p>
          </table:table-cell>
        </table:table-row>
        <table:table-row table:style-name="ro1" table:visibility="filter">
          <table:table-cell office:value-type="string" calcext:value-type="string">
            <text:p>35,22</text:p>
          </table:table-cell>
        </table:table-row>
        <table:table-row table:style-name="ro1" table:visibility="filter">
          <table:table-cell office:value-type="string" calcext:value-type="string">
            <text:p>35,21</text:p>
          </table:table-cell>
        </table:table-row>
        <table:table-row table:style-name="ro1" table:visibility="filter">
          <table:table-cell office:value-type="string" calcext:value-type="string">
            <text:p>36,21</text:p>
          </table:table-cell>
        </table:table-row>
        <table:table-row table:style-name="ro1" table:visibility="filter">
          <table:table-cell office:value-type="string" calcext:value-type="string">
            <text:p>35,21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3,21</text:p>
          </table:table-cell>
        </table:table-row>
        <table:table-row table:style-name="ro1" table:visibility="filter">
          <table:table-cell office:value-type="string" calcext:value-type="string">
            <text:p>32,21</text:p>
          </table:table-cell>
        </table:table-row>
        <table:table-row table:style-name="ro1" table:visibility="filter">
          <table:table-cell office:value-type="string" calcext:value-type="string">
            <text:p>33,21</text:p>
          </table:table-cell>
        </table:table-row>
        <table:table-row table:style-name="ro1" table:visibility="filter">
          <table:table-cell office:value-type="string" calcext:value-type="string">
            <text:p>32,21</text:p>
          </table:table-cell>
        </table:table-row>
        <table:table-row table:style-name="ro1" table:visibility="filter">
          <table:table-cell office:value-type="string" calcext:value-type="string">
            <text:p>32,22</text:p>
          </table:table-cell>
        </table:table-row>
        <table:table-row table:style-name="ro1" table:visibility="filter">
          <table:table-cell office:value-type="string" calcext:value-type="string">
            <text:p>32,21</text:p>
          </table:table-cell>
        </table:table-row>
        <table:table-row table:style-name="ro1" table:visibility="filter">
          <table:table-cell office:value-type="string" calcext:value-type="string">
            <text:p>32,22</text:p>
          </table:table-cell>
        </table:table-row>
        <table:table-row table:style-name="ro1" table:visibility="filter">
          <table:table-cell office:value-type="string" calcext:value-type="string">
            <text:p>32,21</text:p>
          </table:table-cell>
        </table:table-row>
        <table:table-row table:style-name="ro1" table:visibility="filter">
          <table:table-cell office:value-type="string" calcext:value-type="string">
            <text:p>33,21</text:p>
          </table:table-cell>
        </table:table-row>
        <table:table-row table:style-name="ro1" table:visibility="filter">
          <table:table-cell office:value-type="string" calcext:value-type="string">
            <text:p>34,21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3,22</text:p>
          </table:table-cell>
        </table:table-row>
        <table:table-row table:style-name="ro1" table:visibility="filter">
          <table:table-cell office:value-type="string" calcext:value-type="string">
            <text:p>34,22</text:p>
          </table:table-cell>
        </table:table-row>
        <table:table-row table:style-name="ro1" table:visibility="filter">
          <table:table-cell office:value-type="string" calcext:value-type="string">
            <text:p>34,23</text:p>
          </table:table-cell>
        </table:table-row>
        <table:table-row table:style-name="ro1" table:visibility="filter">
          <table:table-cell office:value-type="string" calcext:value-type="string">
            <text:p>33,23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3,23</text:p>
          </table:table-cell>
        </table:table-row>
        <table:table-row table:style-name="ro1" table:visibility="filter">
          <table:table-cell office:value-type="string" calcext:value-type="string">
            <text:p>33,24</text:p>
          </table:table-cell>
        </table:table-row>
        <table:table-row table:style-name="ro1" table:visibility="filter">
          <table:table-cell office:value-type="string" calcext:value-type="string">
            <text:p>32,24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0,23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2,23</text:p>
          </table:table-cell>
        </table:table-row>
        <table:table-row table:style-name="ro1" table:visibility="filter">
          <table:table-cell office:value-type="string" calcext:value-type="string">
            <text:p>32,22</text:p>
          </table:table-cell>
        </table:table-row>
        <table:table-row table:style-name="ro1" table:visibility="filter">
          <table:table-cell office:value-type="string" calcext:value-type="string">
            <text:p>31,22</text:p>
          </table:table-cell>
        </table:table-row>
        <table:table-row table:style-name="ro1">
          <table:table-cell office:value-type="string" calcext:value-type="string">
            <text:p>30,22</text:p>
          </table:table-cell>
        </table:table-row>
        <table:table-row table:style-name="ro1" table:visibility="filter">
          <table:table-cell office:value-type="string" calcext:value-type="string">
            <text:p>31,22</text:p>
          </table:table-cell>
        </table:table-row>
        <table:table-row table:style-name="ro1" table:visibility="filter">
          <table:table-cell office:value-type="string" calcext:value-type="string">
            <text:p>32,22</text:p>
          </table:table-cell>
        </table:table-row>
        <table:table-row table:style-name="ro1" table:visibility="filter">
          <table:table-cell office:value-type="string" calcext:value-type="string">
            <text:p>31,22</text:p>
          </table:table-cell>
        </table:table-row>
        <table:table-row table:style-name="ro1" table:visibility="filter">
          <table:table-cell office:value-type="string" calcext:value-type="string">
            <text:p>31,23</text:p>
          </table:table-cell>
        </table:table-row>
        <table:table-row table:style-name="ro1" table:visibility="filter">
          <table:table-cell office:value-type="string" calcext:value-type="string">
            <text:p>30,23</text:p>
          </table:table-cell>
        </table:table-row>
        <table:table-row table:style-name="ro1">
          <table:table-cell office:value-type="string" calcext:value-type="string">
            <text:p>29,23</text:p>
          </table:table-cell>
        </table:table-row>
        <table:table-row table:style-name="ro1">
          <table:table-cell office:value-type="string" calcext:value-type="string">
            <text:p>28,23</text:p>
          </table:table-cell>
        </table:table-row>
        <table:table-row table:style-name="ro1">
          <table:table-cell office:value-type="string" calcext:value-type="string">
            <text:p>27,23</text:p>
          </table:table-cell>
        </table:table-row>
        <table:table-row table:style-name="ro1" table:visibility="filter">
          <table:table-cell office:value-type="string" calcext:value-type="string">
            <text:p>27,24</text:p>
          </table:table-cell>
        </table:table-row>
        <table:table-row table:style-name="ro1" table:visibility="filter">
          <table:table-cell office:value-type="string" calcext:value-type="string">
            <text:p>27,23</text:p>
          </table:table-cell>
        </table:table-row>
        <table:table-row table:style-name="ro1" table:visibility="filter">
          <table:table-cell office:value-type="string" calcext:value-type="string">
            <text:p>28,23</text:p>
          </table:table-cell>
        </table:table-row>
        <table:table-row table:style-name="ro1" table:visibility="filter">
          <table:table-cell office:value-type="string" calcext:value-type="string">
            <text:p>28,24</text:p>
          </table:table-cell>
        </table:table-row>
        <table:table-row table:style-name="ro1" table:visibility="filter">
          <table:table-cell office:value-type="string" calcext:value-type="string">
            <text:p>27,24</text:p>
          </table:table-cell>
        </table:table-row>
        <table:table-row table:style-name="ro1" table:visibility="filter">
          <table:table-cell office:value-type="string" calcext:value-type="string">
            <text:p>27,25</text:p>
          </table:table-cell>
        </table:table-row>
        <table:table-row table:style-name="ro1" table:visibility="filter">
          <table:table-cell office:value-type="string" calcext:value-type="string">
            <text:p>27,24</text:p>
          </table:table-cell>
        </table:table-row>
        <table:table-row table:style-name="ro1" table:visibility="filter">
          <table:table-cell office:value-type="string" calcext:value-type="string">
            <text:p>28,24</text:p>
          </table:table-cell>
        </table:table-row>
        <table:table-row table:style-name="ro1" table:visibility="filter">
          <table:table-cell office:value-type="string" calcext:value-type="string">
            <text:p>28,23</text:p>
          </table:table-cell>
        </table:table-row>
        <table:table-row table:style-name="ro1" table:visibility="filter">
          <table:table-cell office:value-type="string" calcext:value-type="string">
            <text:p>29,23</text:p>
          </table:table-cell>
        </table:table-row>
        <table:table-row table:style-name="ro1">
          <table:table-cell office:value-type="string" calcext:value-type="string">
            <text:p>29,22</text:p>
          </table:table-cell>
        </table:table-row>
        <table:table-row table:style-name="ro1">
          <table:table-cell office:value-type="string" calcext:value-type="string">
            <text:p>29,21</text:p>
          </table:table-cell>
        </table:table-row>
        <table:table-row table:style-name="ro1">
          <table:table-cell office:value-type="string" calcext:value-type="string">
            <text:p>28,21</text:p>
          </table:table-cell>
        </table:table-row>
        <table:table-row table:style-name="ro1">
          <table:table-cell office:value-type="string" calcext:value-type="string">
            <text:p>28,20</text:p>
          </table:table-cell>
        </table:table-row>
        <table:table-row table:style-name="ro1">
          <table:table-cell office:value-type="string" calcext:value-type="string">
            <text:p>27,20</text:p>
          </table:table-cell>
        </table:table-row>
        <table:table-row table:style-name="ro1">
          <table:table-cell office:value-type="string" calcext:value-type="string">
            <text:p>27,19</text:p>
          </table:table-cell>
        </table:table-row>
        <table:table-row table:style-name="ro1">
          <table:table-cell office:value-type="string" calcext:value-type="string">
            <text:p>26,19</text:p>
          </table:table-cell>
        </table:table-row>
        <table:table-row table:style-name="ro1">
          <table:table-cell office:value-type="string" calcext:value-type="string">
            <text:p>25,19</text:p>
          </table:table-cell>
        </table:table-row>
        <table:table-row table:style-name="ro1" table:visibility="filter">
          <table:table-cell office:value-type="string" calcext:value-type="string">
            <text:p>26,19</text:p>
          </table:table-cell>
        </table:table-row>
        <table:table-row table:style-name="ro1">
          <table:table-cell office:value-type="string" calcext:value-type="string">
            <text:p>26,20</text:p>
          </table:table-cell>
        </table:table-row>
        <table:table-row table:style-name="ro1" table:visibility="filter">
          <table:table-cell office:value-type="string" calcext:value-type="string">
            <text:p>27,20</text:p>
          </table:table-cell>
        </table:table-row>
        <table:table-row table:style-name="ro1" table:visibility="filter">
          <table:table-cell office:value-type="string" calcext:value-type="string">
            <text:p>27,19</text:p>
          </table:table-cell>
        </table:table-row>
        <table:table-row table:style-name="ro1" table:visibility="filter">
          <table:table-cell office:value-type="string" calcext:value-type="string">
            <text:p>26,19</text:p>
          </table:table-cell>
        </table:table-row>
        <table:table-row table:style-name="ro1" table:visibility="filter">
          <table:table-cell office:value-type="string" calcext:value-type="string">
            <text:p>26,20</text:p>
          </table:table-cell>
        </table:table-row>
        <table:table-row table:style-name="ro1">
          <table:table-cell office:value-type="string" calcext:value-type="string">
            <text:p>25,20</text:p>
          </table:table-cell>
        </table:table-row>
        <table:table-row table:style-name="ro1">
          <table:table-cell office:value-type="string" calcext:value-type="string">
            <text:p>24,20</text:p>
          </table:table-cell>
        </table:table-row>
        <table:table-row table:style-name="ro1" table:visibility="filter">
          <table:table-cell office:value-type="string" calcext:value-type="string">
            <text:p>25,20</text:p>
          </table:table-cell>
        </table:table-row>
        <table:table-row table:style-name="ro1" table:visibility="filter">
          <table:table-cell office:value-type="string" calcext:value-type="string">
            <text:p>25,19</text:p>
          </table:table-cell>
        </table:table-row>
        <table:table-row table:style-name="ro1" table:visibility="filter">
          <table:table-cell office:value-type="string" calcext:value-type="string">
            <text:p>25,20</text:p>
          </table:table-cell>
        </table:table-row>
        <table:table-row table:style-name="ro1" table:visibility="filter">
          <table:table-cell office:value-type="string" calcext:value-type="string">
            <text:p>24,20</text:p>
          </table:table-cell>
        </table:table-row>
        <table:table-row table:style-name="ro1">
          <table:table-cell office:value-type="string" calcext:value-type="string">
            <text:p>24,19</text:p>
          </table:table-cell>
        </table:table-row>
        <table:table-row table:style-name="ro1">
          <table:table-cell office:value-type="string" calcext:value-type="string">
            <text:p>24,18</text:p>
          </table:table-cell>
        </table:table-row>
        <table:table-row table:style-name="ro1">
          <table:table-cell office:value-type="string" calcext:value-type="string">
            <text:p>24,17</text:p>
          </table:table-cell>
        </table:table-row>
        <table:table-row table:style-name="ro1">
          <table:table-cell office:value-type="string" calcext:value-type="string">
            <text:p>24,16</text:p>
          </table:table-cell>
        </table:table-row>
        <table:table-row table:style-name="ro1" table:visibility="filter">
          <table:table-cell office:value-type="string" calcext:value-type="string">
            <text:p>24,17</text:p>
          </table:table-cell>
        </table:table-row>
        <table:table-row table:style-name="ro1">
          <table:table-cell office:value-type="string" calcext:value-type="string">
            <text:p>25,17</text:p>
          </table:table-cell>
        </table:table-row>
        <table:table-row table:style-name="ro1">
          <table:table-cell office:value-type="string" calcext:value-type="string">
            <text:p>25,16</text:p>
          </table:table-cell>
        </table:table-row>
        <table:table-row table:style-name="ro1">
          <table:table-cell office:value-type="string" calcext:value-type="string">
            <text:p>26,16</text:p>
          </table:table-cell>
        </table:table-row>
        <table:table-row table:style-name="ro1">
          <table:table-cell office:value-type="string" calcext:value-type="string">
            <text:p>27,16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 table:visibility="filter">
          <table:table-cell office:value-type="string" calcext:value-type="string">
            <text:p>25,16</text:p>
          </table:table-cell>
        </table:table-row>
        <table:table-row table:style-name="ro1">
          <table:table-cell office:value-type="string" calcext:value-type="string">
            <text:p>25,15</text:p>
          </table:table-cell>
        </table:table-row>
        <table:table-row table:style-name="ro1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6,13</text:p>
          </table:table-cell>
        </table:table-row>
        <table:table-row table:style-name="ro1" table:visibility="filter">
          <table:table-cell office:value-type="string" calcext:value-type="string">
            <text:p>26,12</text:p>
          </table:table-cell>
        </table:table-row>
        <table:table-row table:style-name="ro1">
          <table:table-cell office:value-type="string" calcext:value-type="string">
            <text:p>27,12</text:p>
          </table:table-cell>
        </table:table-row>
        <table:table-row table:style-name="ro1">
          <table:table-cell office:value-type="string" calcext:value-type="string">
            <text:p>28,12</text:p>
          </table:table-cell>
        </table:table-row>
        <table:table-row table:style-name="ro1">
          <table:table-cell office:value-type="string" calcext:value-type="string">
            <text:p>28,11</text:p>
          </table:table-cell>
        </table:table-row>
        <table:table-row table:style-name="ro1" table:visibility="filter">
          <table:table-cell office:value-type="string" calcext:value-type="string">
            <text:p>28,12</text:p>
          </table:table-cell>
        </table:table-row>
        <table:table-row table:style-name="ro1" table:visibility="filter">
          <table:table-cell office:value-type="string" calcext:value-type="string">
            <text:p>28,11</text:p>
          </table:table-cell>
        </table:table-row>
        <table:table-row table:style-name="ro1">
          <table:table-cell office:value-type="string" calcext:value-type="string">
            <text:p>28,10</text:p>
          </table:table-cell>
        </table:table-row>
        <table:table-row table:style-name="ro1" table:visibility="filter">
          <table:table-cell office:value-type="string" calcext:value-type="string">
            <text:p>28,9</text:p>
          </table:table-cell>
        </table:table-row>
        <table:table-row table:style-name="ro1" table:visibility="filter">
          <table:table-cell office:value-type="string" calcext:value-type="string">
            <text:p>28,10</text:p>
          </table:table-cell>
        </table:table-row>
        <table:table-row table:style-name="ro1" table:visibility="filter">
          <table:table-cell office:value-type="string" calcext:value-type="string">
            <text:p>28,11</text:p>
          </table:table-cell>
        </table:table-row>
        <table:table-row table:style-name="ro1">
          <table:table-cell office:value-type="string" calcext:value-type="string">
            <text:p>29,11</text:p>
          </table:table-cell>
        </table:table-row>
        <table:table-row table:style-name="ro1">
          <table:table-cell office:value-type="string" calcext:value-type="string">
            <text:p>30,11</text:p>
          </table:table-cell>
        </table:table-row>
        <table:table-row table:style-name="ro1">
          <table:table-cell office:value-type="string" calcext:value-type="string">
            <text:p>31,11</text:p>
          </table:table-cell>
        </table:table-row>
        <table:table-row table:style-name="ro1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1,11</text:p>
          </table:table-cell>
        </table:table-row>
        <table:table-row table:style-name="ro1" table:visibility="filter">
          <table:table-cell office:value-type="string" calcext:value-type="string">
            <text:p>30,11</text:p>
          </table:table-cell>
        </table:table-row>
        <table:table-row table:style-name="ro1">
          <table:table-cell office:value-type="string" calcext:value-type="string">
            <text:p>30,12</text:p>
          </table:table-cell>
        </table:table-row>
        <table:table-row table:style-name="ro1">
          <table:table-cell office:value-type="string" calcext:value-type="string">
            <text:p>29,12</text:p>
          </table:table-cell>
        </table:table-row>
        <table:table-row table:style-name="ro1" table:visibility="filter">
          <table:table-cell office:value-type="string" calcext:value-type="string">
            <text:p>28,12</text:p>
          </table:table-cell>
        </table:table-row>
        <table:table-row table:style-name="ro1">
          <table:table-cell office:value-type="string" calcext:value-type="string">
            <text:p>28,13</text:p>
          </table:table-cell>
        </table:table-row>
        <table:table-row table:style-name="ro1">
          <table:table-cell office:value-type="string" calcext:value-type="string">
            <text:p>28,14</text:p>
          </table:table-cell>
        </table:table-row>
        <table:table-row table:style-name="ro1">
          <table:table-cell office:value-type="string" calcext:value-type="string">
            <text:p>27,14</text:p>
          </table:table-cell>
        </table:table-row>
        <table:table-row table:style-name="ro1">
          <table:table-cell office:value-type="string" calcext:value-type="string">
            <text:p>26,14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6,14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6,13</text:p>
          </table:table-cell>
        </table:table-row>
        <table:table-row table:style-name="ro1" table:visibility="filter">
          <table:table-cell office:value-type="string" calcext:value-type="string">
            <text:p>26,12</text:p>
          </table:table-cell>
        </table:table-row>
        <table:table-row table:style-name="ro1" table:visibility="filter">
          <table:table-cell office:value-type="string" calcext:value-type="string">
            <text:p>26,13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4,13</text:p>
          </table:table-cell>
        </table:table-row>
        <table:table-row table:style-name="ro1" table:visibility="filter">
          <table:table-cell office:value-type="string" calcext:value-type="string">
            <text:p>24,12</text:p>
          </table:table-cell>
        </table:table-row>
        <table:table-row table:style-name="ro1" table:visibility="filter">
          <table:table-cell office:value-type="string" calcext:value-type="string">
            <text:p>23,12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1,12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1</text:p>
          </table:table-cell>
        </table:table-row>
        <table:table-row table:style-name="ro1" table:visibility="filter">
          <table:table-cell office:value-type="string" calcext:value-type="string">
            <text:p>21,11</text:p>
          </table:table-cell>
        </table:table-row>
        <table:table-row table:style-name="ro1" table:visibility="filter">
          <table:table-cell office:value-type="string" calcext:value-type="string">
            <text:p>21,12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 table:visibility="filter">
          <table:table-cell office:value-type="string" calcext:value-type="string">
            <text:p>20,13</text:p>
          </table:table-cell>
        </table:table-row>
        <table:table-row table:style-name="ro1" table:visibility="filter">
          <table:table-cell office:value-type="string" calcext:value-type="string">
            <text:p>21,13</text:p>
          </table:table-cell>
        </table:table-row>
        <table:table-row table:style-name="ro1" table:visibility="filter">
          <table:table-cell office:value-type="string" calcext:value-type="string">
            <text:p>20,13</text:p>
          </table:table-cell>
        </table:table-row>
        <table:table-row table:style-name="ro1" table:visibility="filter">
          <table:table-cell office:value-type="string" calcext:value-type="string">
            <text:p>20,12</text:p>
          </table:table-cell>
        </table:table-row>
        <table:table-row table:style-name="ro1" table:visibility="filter">
          <table:table-cell office:value-type="string" calcext:value-type="string">
            <text:p>19,12</text:p>
          </table:table-cell>
        </table:table-row>
        <table:table-row table:style-name="ro1" table:visibility="filter">
          <table:table-cell office:value-type="string" calcext:value-type="string">
            <text:p>19,11</text:p>
          </table:table-cell>
        </table:table-row>
        <table:table-row table:style-name="ro1" table:visibility="filter">
          <table:table-cell office:value-type="string" calcext:value-type="string">
            <text:p>19,12</text:p>
          </table:table-cell>
        </table:table-row>
        <table:table-row table:style-name="ro1">
          <table:table-cell office:value-type="string" calcext:value-type="string">
            <text:p>19,13</text:p>
          </table:table-cell>
        </table:table-row>
        <table:table-row table:style-name="ro1">
          <table:table-cell office:value-type="string" calcext:value-type="string">
            <text:p>18,13</text:p>
          </table:table-cell>
        </table:table-row>
        <table:table-row table:style-name="ro1">
          <table:table-cell office:value-type="string" calcext:value-type="string">
            <text:p>18,12</text:p>
          </table:table-cell>
        </table:table-row>
        <table:table-row table:style-name="ro1" table:visibility="filter">
          <table:table-cell office:value-type="string" calcext:value-type="string">
            <text:p>19,12</text:p>
          </table:table-cell>
        </table:table-row>
        <table:table-row table:style-name="ro1" table:visibility="filter">
          <table:table-cell office:value-type="string" calcext:value-type="string">
            <text:p>19,13</text:p>
          </table:table-cell>
        </table:table-row>
        <table:table-row table:style-name="ro1" table:visibility="filter">
          <table:table-cell office:value-type="string" calcext:value-type="string">
            <text:p>20,13</text:p>
          </table:table-cell>
        </table:table-row>
        <table:table-row table:style-name="ro1" table:visibility="filter">
          <table:table-cell office:value-type="string" calcext:value-type="string">
            <text:p>20,12</text:p>
          </table:table-cell>
        </table:table-row>
        <table:table-row table:style-name="ro1" table:visibility="filter">
          <table:table-cell office:value-type="string" calcext:value-type="string">
            <text:p>21,12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1</text:p>
          </table:table-cell>
        </table:table-row>
        <table:table-row table:style-name="ro1" table:visibility="filter">
          <table:table-cell office:value-type="string" calcext:value-type="string">
            <text:p>21,11</text:p>
          </table:table-cell>
        </table:table-row>
        <table:table-row table:style-name="ro1" table:visibility="filter">
          <table:table-cell office:value-type="string" calcext:value-type="string">
            <text:p>22,11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3,12</text:p>
          </table:table-cell>
        </table:table-row>
        <table:table-row table:style-name="ro1" table:visibility="filter">
          <table:table-cell office:value-type="string" calcext:value-type="string">
            <text:p>23,13</text:p>
          </table:table-cell>
        </table:table-row>
        <table:table-row table:style-name="ro1" table:visibility="filter">
          <table:table-cell office:value-type="string" calcext:value-type="string">
            <text:p>23,14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 table:visibility="filter">
          <table:table-cell office:value-type="string" calcext:value-type="string">
            <text:p>23,14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 table:visibility="filter">
          <table:table-cell office:value-type="string" calcext:value-type="string">
            <text:p>24,13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>
          <table:table-cell office:value-type="string" calcext:value-type="string">
            <text:p>24,15</text:p>
          </table:table-cell>
        </table:table-row>
        <table:table-row table:style-name="ro1" table:visibility="filter">
          <table:table-cell office:value-type="string" calcext:value-type="string">
            <text:p>24,16</text:p>
          </table:table-cell>
        </table:table-row>
        <table:table-row table:style-name="ro1" table:visibility="filter">
          <table:table-cell office:value-type="string" calcext:value-type="string">
            <text:p>25,16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 table:visibility="filter">
          <table:table-cell office:value-type="string" calcext:value-type="string">
            <text:p>27,16</text:p>
          </table:table-cell>
        </table:table-row>
        <table:table-row table:style-name="ro1">
          <table:table-cell office:value-type="string" calcext:value-type="string">
            <text:p>27,17</text:p>
          </table:table-cell>
        </table:table-row>
        <table:table-row table:style-name="ro1" table:visibility="filter">
          <table:table-cell office:value-type="string" calcext:value-type="string">
            <text:p>27,16</text:p>
          </table:table-cell>
        </table:table-row>
        <table:table-row table:style-name="ro1">
          <table:table-cell office:value-type="string" calcext:value-type="string">
            <text:p>27,15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6,14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7,15</text:p>
          </table:table-cell>
        </table:table-row>
        <table:table-row table:style-name="ro1" table:visibility="filter">
          <table:table-cell office:value-type="string" calcext:value-type="string">
            <text:p>27,14</text:p>
          </table:table-cell>
        </table:table-row>
        <table:table-row table:style-name="ro1" table:visibility="filter">
          <table:table-cell office:value-type="string" calcext:value-type="string">
            <text:p>28,14</text:p>
          </table:table-cell>
        </table:table-row>
        <table:table-row table:style-name="ro1">
          <table:table-cell office:value-type="string" calcext:value-type="string">
            <text:p>28,15</text:p>
          </table:table-cell>
        </table:table-row>
        <table:table-row table:style-name="ro1">
          <table:table-cell office:value-type="string" calcext:value-type="string">
            <text:p>29,15</text:p>
          </table:table-cell>
        </table:table-row>
        <table:table-row table:style-name="ro1" table:visibility="filter">
          <table:table-cell office:value-type="string" calcext:value-type="string">
            <text:p>28,15</text:p>
          </table:table-cell>
        </table:table-row>
        <table:table-row table:style-name="ro1" table:visibility="filter">
          <table:table-cell office:value-type="string" calcext:value-type="string">
            <text:p>29,15</text:p>
          </table:table-cell>
        </table:table-row>
        <table:table-row table:style-name="ro1">
          <table:table-cell office:value-type="string" calcext:value-type="string">
            <text:p>29,14</text:p>
          </table:table-cell>
        </table:table-row>
        <table:table-row table:style-name="ro1" table:visibility="filter">
          <table:table-cell office:value-type="string" calcext:value-type="string">
            <text:p>29,15</text:p>
          </table:table-cell>
        </table:table-row>
        <table:table-row table:style-name="ro1">
          <table:table-cell office:value-type="string" calcext:value-type="string">
            <text:p>29,16</text:p>
          </table:table-cell>
        </table:table-row>
        <table:table-row table:style-name="ro1">
          <table:table-cell office:value-type="string" calcext:value-type="string">
            <text:p>28,16</text:p>
          </table:table-cell>
        </table:table-row>
        <table:table-row table:style-name="ro1" table:visibility="filter">
          <table:table-cell office:value-type="string" calcext:value-type="string">
            <text:p>29,16</text:p>
          </table:table-cell>
        </table:table-row>
        <table:table-row table:style-name="ro1">
          <table:table-cell office:value-type="string" calcext:value-type="string">
            <text:p>29,17</text:p>
          </table:table-cell>
        </table:table-row>
        <table:table-row table:style-name="ro1">
          <table:table-cell office:value-type="string" calcext:value-type="string">
            <text:p>29,18</text:p>
          </table:table-cell>
        </table:table-row>
        <table:table-row table:style-name="ro1" table:visibility="filter">
          <table:table-cell office:value-type="string" calcext:value-type="string">
            <text:p>29,17</text:p>
          </table:table-cell>
        </table:table-row>
        <table:table-row table:style-name="ro1" table:visibility="filter">
          <table:table-cell office:value-type="string" calcext:value-type="string">
            <text:p>29,18</text:p>
          </table:table-cell>
        </table:table-row>
        <table:table-row table:style-name="ro1">
          <table:table-cell office:value-type="string" calcext:value-type="string">
            <text:p>29,19</text:p>
          </table:table-cell>
        </table:table-row>
        <table:table-row table:style-name="ro1" table:visibility="filter">
          <table:table-cell office:value-type="string" calcext:value-type="string">
            <text:p>29,18</text:p>
          </table:table-cell>
        </table:table-row>
        <table:table-row table:style-name="ro1" table:visibility="filter">
          <table:table-cell office:value-type="string" calcext:value-type="string">
            <text:p>29,17</text:p>
          </table:table-cell>
        </table:table-row>
        <table:table-row table:style-name="ro1" table:visibility="filter">
          <table:table-cell office:value-type="string" calcext:value-type="string">
            <text:p>29,18</text:p>
          </table:table-cell>
        </table:table-row>
        <table:table-row table:style-name="ro1">
          <table:table-cell office:value-type="string" calcext:value-type="string">
            <text:p>28,18</text:p>
          </table:table-cell>
        </table:table-row>
        <table:table-row table:style-name="ro1">
          <table:table-cell office:value-type="string" calcext:value-type="string">
            <text:p>28,19</text:p>
          </table:table-cell>
        </table:table-row>
        <table:table-row table:style-name="ro1" table:visibility="filter">
          <table:table-cell office:value-type="string" calcext:value-type="string">
            <text:p>29,19</text:p>
          </table:table-cell>
        </table:table-row>
        <table:table-row table:style-name="ro1">
          <table:table-cell office:value-type="string" calcext:value-type="string">
            <text:p>29,20</text:p>
          </table:table-cell>
        </table:table-row>
        <table:table-row table:style-name="ro1" table:visibility="filter">
          <table:table-cell office:value-type="string" calcext:value-type="string">
            <text:p>28,20</text:p>
          </table:table-cell>
        </table:table-row>
        <table:table-row table:style-name="ro1" table:visibility="filter">
          <table:table-cell office:value-type="string" calcext:value-type="string">
            <text:p>27,20</text:p>
          </table:table-cell>
        </table:table-row>
        <table:table-row table:style-name="ro1" table:visibility="filter">
          <table:table-cell office:value-type="string" calcext:value-type="string">
            <text:p>28,20</text:p>
          </table:table-cell>
        </table:table-row>
        <table:table-row table:style-name="ro1" table:visibility="filter">
          <table:table-cell office:value-type="string" calcext:value-type="string">
            <text:p>29,20</text:p>
          </table:table-cell>
        </table:table-row>
        <table:table-row table:style-name="ro1" table:visibility="filter">
          <table:table-cell office:value-type="string" calcext:value-type="string">
            <text:p>28,20</text:p>
          </table:table-cell>
        </table:table-row>
        <table:table-row table:style-name="ro1" table:visibility="filter">
          <table:table-cell office:value-type="string" calcext:value-type="string">
            <text:p>27,20</text:p>
          </table:table-cell>
        </table:table-row>
        <table:table-row table:style-name="ro1">
          <table:table-cell office:value-type="string" calcext:value-type="string">
            <text:p>27,21</text:p>
          </table:table-cell>
        </table:table-row>
        <table:table-row table:style-name="ro1" table:visibility="filter">
          <table:table-cell office:value-type="string" calcext:value-type="string">
            <text:p>28,21</text:p>
          </table:table-cell>
        </table:table-row>
        <table:table-row table:style-name="ro1">
          <table:table-cell office:value-type="string" calcext:value-type="string">
            <text:p>28,22</text:p>
          </table:table-cell>
        </table:table-row>
        <table:table-row table:style-name="ro1" table:visibility="filter">
          <table:table-cell office:value-type="string" calcext:value-type="string">
            <text:p>28,21</text:p>
          </table:table-cell>
        </table:table-row>
        <table:table-row table:style-name="ro1" table:visibility="filter">
          <table:table-cell office:value-type="string" calcext:value-type="string">
            <text:p>29,21</text:p>
          </table:table-cell>
        </table:table-row>
        <table:table-row table:style-name="ro1">
          <table:table-cell office:value-type="string" calcext:value-type="string">
            <text:p>30,21</text:p>
          </table:table-cell>
        </table:table-row>
        <table:table-row table:style-name="ro1" table:visibility="filter">
          <table:table-cell office:value-type="string" calcext:value-type="string">
            <text:p>31,21</text:p>
          </table:table-cell>
        </table:table-row>
        <table:table-row table:style-name="ro1" table:visibility="filter">
          <table:table-cell office:value-type="string" calcext:value-type="string">
            <text:p>30,21</text:p>
          </table:table-cell>
        </table:table-row>
        <table:table-row table:style-name="ro1" table:visibility="filter">
          <table:table-cell office:value-type="string" calcext:value-type="string">
            <text:p>29,21</text:p>
          </table:table-cell>
        </table:table-row>
        <table:table-row table:style-name="ro1" table:visibility="filter">
          <table:table-cell office:value-type="string" calcext:value-type="string">
            <text:p>28,21</text:p>
          </table:table-cell>
        </table:table-row>
        <table:table-row table:style-name="ro1" table:visibility="filter">
          <table:table-cell office:value-type="string" calcext:value-type="string">
            <text:p>28,20</text:p>
          </table:table-cell>
        </table:table-row>
        <table:table-row table:style-name="ro1" table:visibility="filter">
          <table:table-cell office:value-type="string" calcext:value-type="string">
            <text:p>28,19</text:p>
          </table:table-cell>
        </table:table-row>
        <table:table-row table:style-name="ro1" table:visibility="filter">
          <table:table-cell office:value-type="string" calcext:value-type="string">
            <text:p>28,18</text:p>
          </table:table-cell>
        </table:table-row>
        <table:table-row table:style-name="ro1">
          <table:table-cell office:value-type="string" calcext:value-type="string">
            <text:p>28,17</text:p>
          </table:table-cell>
        </table:table-row>
        <table:table-row table:style-name="ro1" table:visibility="filter">
          <table:table-cell office:value-type="string" calcext:value-type="string">
            <text:p>29,17</text:p>
          </table:table-cell>
        </table:table-row>
        <table:table-row table:style-name="ro1" table:visibility="filter">
          <table:table-cell office:value-type="string" calcext:value-type="string">
            <text:p>28,17</text:p>
          </table:table-cell>
        </table:table-row>
        <table:table-row table:style-name="ro1" table:visibility="filter">
          <table:table-cell office:value-type="string" calcext:value-type="string">
            <text:p>27,17</text:p>
          </table:table-cell>
        </table:table-row>
        <table:table-row table:style-name="ro1" table:visibility="filter">
          <table:table-cell office:value-type="string" calcext:value-type="string">
            <text:p>28,17</text:p>
          </table:table-cell>
        </table:table-row>
        <table:table-row table:style-name="ro1" table:visibility="filter">
          <table:table-cell office:value-type="string" calcext:value-type="string">
            <text:p>27,17</text:p>
          </table:table-cell>
        </table:table-row>
        <table:table-row table:style-name="ro1" table:visibility="filter">
          <table:table-cell office:value-type="string" calcext:value-type="string">
            <text:p>27,16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>
          <table:table-cell office:value-type="string" calcext:value-type="string">
            <text:p>26,17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 table:visibility="filter">
          <table:table-cell office:value-type="string" calcext:value-type="string">
            <text:p>26,17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 table:visibility="filter">
          <table:table-cell office:value-type="string" calcext:value-type="string">
            <text:p>25,16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 table:visibility="filter">
          <table:table-cell office:value-type="string" calcext:value-type="string">
            <text:p>23,14</text:p>
          </table:table-cell>
        </table:table-row>
        <table:table-row table:style-name="ro1" table:visibility="filter">
          <table:table-cell office:value-type="string" calcext:value-type="string">
            <text:p>23,15</text:p>
          </table:table-cell>
        </table:table-row>
        <table:table-row table:style-name="ro1" table:visibility="filter">
          <table:table-cell office:value-type="string" calcext:value-type="string">
            <text:p>22,15</text:p>
          </table:table-cell>
        </table:table-row>
        <table:table-row table:style-name="ro1" table:visibility="filter">
          <table:table-cell office:value-type="string" calcext:value-type="string">
            <text:p>22,14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3,13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3</text:p>
          </table:table-cell>
        </table:table-row>
        <table:table-row table:style-name="ro1" table:visibility="filter">
          <table:table-cell office:value-type="string" calcext:value-type="string">
            <text:p>23,13</text:p>
          </table:table-cell>
        </table:table-row>
        <table:table-row table:style-name="ro1" table:visibility="filter">
          <table:table-cell office:value-type="string" calcext:value-type="string">
            <text:p>23,12</text:p>
          </table:table-cell>
        </table:table-row>
        <table:table-row table:style-name="ro1" table:visibility="filter">
          <table:table-cell office:value-type="string" calcext:value-type="string">
            <text:p>24,12</text:p>
          </table:table-cell>
        </table:table-row>
        <table:table-row table:style-name="ro1" table:visibility="filter">
          <table:table-cell office:value-type="string" calcext:value-type="string">
            <text:p>24,11</text:p>
          </table:table-cell>
        </table:table-row>
        <table:table-row table:style-name="ro1" table:visibility="filter">
          <table:table-cell office:value-type="string" calcext:value-type="string">
            <text:p>24,12</text:p>
          </table:table-cell>
        </table:table-row>
        <table:table-row table:style-name="ro1" table:visibility="filter">
          <table:table-cell office:value-type="string" calcext:value-type="string">
            <text:p>23,12</text:p>
          </table:table-cell>
        </table:table-row>
        <table:table-row table:style-name="ro1" table:visibility="filter">
          <table:table-cell office:value-type="string" calcext:value-type="string">
            <text:p>23,11</text:p>
          </table:table-cell>
        </table:table-row>
        <table:table-row table:style-name="ro1">
          <table:table-cell office:value-type="string" calcext:value-type="string">
            <text:p>23,10</text:p>
          </table:table-cell>
        </table:table-row>
        <table:table-row table:style-name="ro1">
          <table:table-cell office:value-type="string" calcext:value-type="string">
            <text:p>23,9</text:p>
          </table:table-cell>
        </table:table-row>
        <table:table-row table:style-name="ro1" table:visibility="filter">
          <table:table-cell office:value-type="string" calcext:value-type="string">
            <text:p>23,10</text:p>
          </table:table-cell>
        </table:table-row>
        <table:table-row table:style-name="ro1">
          <table:table-cell office:value-type="string" calcext:value-type="string">
            <text:p>24,10</text:p>
          </table:table-cell>
        </table:table-row>
        <table:table-row table:style-name="ro1" table:visibility="filter">
          <table:table-cell office:value-type="string" calcext:value-type="string">
            <text:p>23,10</text:p>
          </table:table-cell>
        </table:table-row>
        <table:table-row table:style-name="ro1" table:visibility="filter">
          <table:table-cell office:value-type="string" calcext:value-type="string">
            <text:p>23,11</text:p>
          </table:table-cell>
        </table:table-row>
        <table:table-row table:style-name="ro1" table:visibility="filter">
          <table:table-cell office:value-type="string" calcext:value-type="string">
            <text:p>24,11</text:p>
          </table:table-cell>
        </table:table-row>
        <table:table-row table:style-name="ro1" table:visibility="filter">
          <table:table-cell office:value-type="string" calcext:value-type="string">
            <text:p>23,11</text:p>
          </table:table-cell>
        </table:table-row>
        <table:table-row table:style-name="ro1" table:visibility="filter">
          <table:table-cell office:value-type="string" calcext:value-type="string">
            <text:p>23,12</text:p>
          </table:table-cell>
        </table:table-row>
        <table:table-row table:style-name="ro1" table:visibility="filter">
          <table:table-cell office:value-type="string" calcext:value-type="string">
            <text:p>22,12</text:p>
          </table:table-cell>
        </table:table-row>
        <table:table-row table:style-name="ro1" table:visibility="filter">
          <table:table-cell office:value-type="string" calcext:value-type="string">
            <text:p>22,11</text:p>
          </table:table-cell>
        </table:table-row>
        <table:table-row table:style-name="ro1" table:visibility="filter">
          <table:table-cell office:value-type="string" calcext:value-type="string">
            <text:p>22,10</text:p>
          </table:table-cell>
        </table:table-row>
        <table:table-row table:style-name="ro1" table:visibility="filter">
          <table:table-cell office:value-type="string" calcext:value-type="string">
            <text:p>23,10</text:p>
          </table:table-cell>
        </table:table-row>
        <table:table-row table:style-name="ro1" table:visibility="filter">
          <table:table-cell office:value-type="string" calcext:value-type="string">
            <text:p>22,10</text:p>
          </table:table-cell>
        </table:table-row>
        <table:table-row table:style-name="ro1" table:visibility="filter">
          <table:table-cell office:value-type="string" calcext:value-type="string">
            <text:p>23,10</text:p>
          </table:table-cell>
        </table:table-row>
        <table:table-row table:style-name="ro1" table:visibility="filter">
          <table:table-cell office:value-type="string" calcext:value-type="string">
            <text:p>24,10</text:p>
          </table:table-cell>
        </table:table-row>
        <table:table-row table:style-name="ro1">
          <table:table-cell office:value-type="string" calcext:value-type="string">
            <text:p>24,9</text:p>
          </table:table-cell>
        </table:table-row>
        <table:table-row table:style-name="ro1" table:visibility="filter">
          <table:table-cell office:value-type="string" calcext:value-type="string">
            <text:p>24,10</text:p>
          </table:table-cell>
        </table:table-row>
        <table:table-row table:style-name="ro1" table:visibility="filter">
          <table:table-cell office:value-type="string" calcext:value-type="string">
            <text:p>25,10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5,12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4,13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6,13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5,12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4,13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 table:visibility="filter">
          <table:table-cell office:value-type="string" calcext:value-type="string">
            <text:p>24,15</text:p>
          </table:table-cell>
        </table:table-row>
        <table:table-row table:style-name="ro1" table:visibility="filter">
          <table:table-cell office:value-type="string" calcext:value-type="string">
            <text:p>24,16</text:p>
          </table:table-cell>
        </table:table-row>
        <table:table-row table:style-name="ro1" table:visibility="filter">
          <table:table-cell office:value-type="string" calcext:value-type="string">
            <text:p>23,16</text:p>
          </table:table-cell>
        </table:table-row>
        <table:table-row table:style-name="ro1" table:visibility="filter">
          <table:table-cell office:value-type="string" calcext:value-type="string">
            <text:p>24,16</text:p>
          </table:table-cell>
        </table:table-row>
        <table:table-row table:style-name="ro1" table:visibility="filter">
          <table:table-cell office:value-type="string" calcext:value-type="string">
            <text:p>24,15</text:p>
          </table:table-cell>
        </table:table-row>
        <table:table-row table:style-name="ro1" table:visibility="filter">
          <table:table-cell office:value-type="string" calcext:value-type="string">
            <text:p>23,15</text:p>
          </table:table-cell>
        </table:table-row>
        <table:table-row table:style-name="ro1" table:visibility="filter">
          <table:table-cell office:value-type="string" calcext:value-type="string">
            <text:p>22,15</text:p>
          </table:table-cell>
        </table:table-row>
        <table:table-row table:style-name="ro1" table:visibility="filter">
          <table:table-cell office:value-type="string" calcext:value-type="string">
            <text:p>22,14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 table:visibility="filter">
          <table:table-cell office:value-type="string" calcext:value-type="string">
            <text:p>21,15</text:p>
          </table:table-cell>
        </table:table-row>
        <table:table-row table:style-name="ro1" table:visibility="filter">
          <table:table-cell office:value-type="string" calcext:value-type="string">
            <text:p>21,14</text:p>
          </table:table-cell>
        </table:table-row>
        <table:table-row table:style-name="ro1" table:visibility="filter">
          <table:table-cell office:value-type="string" calcext:value-type="string">
            <text:p>22,14</text:p>
          </table:table-cell>
        </table:table-row>
        <table:table-row table:style-name="ro1" table:visibility="filter">
          <table:table-cell office:value-type="string" calcext:value-type="string">
            <text:p>23,14</text:p>
          </table:table-cell>
        </table:table-row>
        <table:table-row table:style-name="ro1" table:visibility="filter">
          <table:table-cell office:value-type="string" calcext:value-type="string">
            <text:p>24,14</text:p>
          </table:table-cell>
        </table:table-row>
        <table:table-row table:style-name="ro1" table:visibility="filter">
          <table:table-cell office:value-type="string" calcext:value-type="string">
            <text:p>24,15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6,14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7,15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6,14</text:p>
          </table:table-cell>
        </table:table-row>
        <table:table-row table:style-name="ro1" table:visibility="filter">
          <table:table-cell office:value-type="string" calcext:value-type="string">
            <text:p>26,13</text:p>
          </table:table-cell>
        </table:table-row>
        <table:table-row table:style-name="ro1" table:visibility="filter">
          <table:table-cell office:value-type="string" calcext:value-type="string">
            <text:p>26,12</text:p>
          </table:table-cell>
        </table:table-row>
        <table:table-row table:style-name="ro1" table:visibility="filter">
          <table:table-cell office:value-type="string" calcext:value-type="string">
            <text:p>27,12</text:p>
          </table:table-cell>
        </table:table-row>
        <table:table-row table:style-name="ro1" table:visibility="filter">
          <table:table-cell office:value-type="string" calcext:value-type="string">
            <text:p>26,12</text:p>
          </table:table-cell>
        </table:table-row>
        <table:table-row table:style-name="ro1" table:visibility="filter">
          <table:table-cell office:value-type="string" calcext:value-type="string">
            <text:p>26,13</text:p>
          </table:table-cell>
        </table:table-row>
        <table:table-row table:style-name="ro1">
          <table:table-cell office:value-type="string" calcext:value-type="string">
            <text:p>27,13</text:p>
          </table:table-cell>
        </table:table-row>
        <table:table-row table:style-name="ro1" table:visibility="filter">
          <table:table-cell office:value-type="string" calcext:value-type="string">
            <text:p>28,13</text:p>
          </table:table-cell>
        </table:table-row>
        <table:table-row table:style-name="ro1" table:visibility="filter">
          <table:table-cell office:value-type="string" calcext:value-type="string">
            <text:p>28,12</text:p>
          </table:table-cell>
        </table:table-row>
        <table:table-row table:style-name="ro1" table:visibility="filter">
          <table:table-cell office:value-type="string" calcext:value-type="string">
            <text:p>29,12</text:p>
          </table:table-cell>
        </table:table-row>
        <table:table-row table:style-name="ro1" table:visibility="filter">
          <table:table-cell office:value-type="string" calcext:value-type="string">
            <text:p>28,12</text:p>
          </table:table-cell>
        </table:table-row>
        <table:table-row table:style-name="ro1" table:visibility="filter">
          <table:table-cell office:value-type="string" calcext:value-type="string">
            <text:p>28,11</text:p>
          </table:table-cell>
        </table:table-row>
        <table:table-row table:style-name="ro1" table:visibility="filter">
          <table:table-cell office:value-type="string" calcext:value-type="string">
            <text:p>29,11</text:p>
          </table:table-cell>
        </table:table-row>
        <table:table-row table:style-name="ro1" table:visibility="filter">
          <table:table-cell office:value-type="string" calcext:value-type="string">
            <text:p>28,11</text:p>
          </table:table-cell>
        </table:table-row>
        <table:table-row table:style-name="ro1" table:visibility="filter">
          <table:table-cell office:value-type="string" calcext:value-type="string">
            <text:p>29,11</text:p>
          </table:table-cell>
        </table:table-row>
        <table:table-row table:style-name="ro1">
          <table:table-cell office:value-type="string" calcext:value-type="string">
            <text:p>29,10</text:p>
          </table:table-cell>
        </table:table-row>
        <table:table-row table:style-name="ro1">
          <table:table-cell office:value-type="string" calcext:value-type="string">
            <text:p>30,10</text:p>
          </table:table-cell>
        </table:table-row>
        <table:table-row table:style-name="ro1" table:visibility="filter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1,11</text:p>
          </table:table-cell>
        </table:table-row>
        <table:table-row table:style-name="ro1">
          <table:table-cell office:value-type="string" calcext:value-type="string">
            <text:p>32,11</text:p>
          </table:table-cell>
        </table:table-row>
        <table:table-row table:style-name="ro1">
          <table:table-cell office:value-type="string" calcext:value-type="string">
            <text:p>32,10</text:p>
          </table:table-cell>
        </table:table-row>
        <table:table-row table:style-name="ro1">
          <table:table-cell office:value-type="string" calcext:value-type="string">
            <text:p>33,10</text:p>
          </table:table-cell>
        </table:table-row>
        <table:table-row table:style-name="ro1" table:visibility="filter">
          <table:table-cell office:value-type="string" calcext:value-type="string">
            <text:p>32,10</text:p>
          </table:table-cell>
        </table:table-row>
        <table:table-row table:style-name="ro1" table:visibility="filter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2,10</text:p>
          </table:table-cell>
        </table:table-row>
        <table:table-row table:style-name="ro1" table:visibility="filter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0,10</text:p>
          </table:table-cell>
        </table:table-row>
        <table:table-row table:style-name="ro1" table:visibility="filter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1,11</text:p>
          </table:table-cell>
        </table:table-row>
        <table:table-row table:style-name="ro1" table:visibility="filter">
          <table:table-cell office:value-type="string" calcext:value-type="string">
            <text:p>30,11</text:p>
          </table:table-cell>
        </table:table-row>
        <table:table-row table:style-name="ro1" table:visibility="filter">
          <table:table-cell office:value-type="string" calcext:value-type="string">
            <text:p>31,11</text:p>
          </table:table-cell>
        </table:table-row>
        <table:table-row table:style-name="ro1">
          <table:table-cell office:value-type="string" calcext:value-type="string">
            <text:p>31,12</text:p>
          </table:table-cell>
        </table:table-row>
        <table:table-row table:style-name="ro1">
          <table:table-cell office:value-type="string" calcext:value-type="string">
            <text:p>31,13</text:p>
          </table:table-cell>
        </table:table-row>
        <table:table-row table:style-name="ro1">
          <table:table-cell office:value-type="string" calcext:value-type="string">
            <text:p>31,14</text:p>
          </table:table-cell>
        </table:table-row>
        <table:table-row table:style-name="ro1" table:visibility="filter">
          <table:table-cell office:value-type="string" calcext:value-type="string">
            <text:p>31,13</text:p>
          </table:table-cell>
        </table:table-row>
        <table:table-row table:style-name="ro1" table:visibility="filter">
          <table:table-cell office:value-type="string" calcext:value-type="string">
            <text:p>31,12</text:p>
          </table:table-cell>
        </table:table-row>
        <table:table-row table:style-name="ro1">
          <table:table-cell office:value-type="string" calcext:value-type="string">
            <text:p>32,12</text:p>
          </table:table-cell>
        </table:table-row>
        <table:table-row table:style-name="ro1" table:visibility="filter">
          <table:table-cell office:value-type="string" calcext:value-type="string">
            <text:p>31,12</text:p>
          </table:table-cell>
        </table:table-row>
        <table:table-row table:style-name="ro1" table:visibility="filter">
          <table:table-cell office:value-type="string" calcext:value-type="string">
            <text:p>31,11</text:p>
          </table:table-cell>
        </table:table-row>
        <table:table-row table:style-name="ro1" table:visibility="filter">
          <table:table-cell office:value-type="string" calcext:value-type="string">
            <text:p>31,12</text:p>
          </table:table-cell>
        </table:table-row>
        <table:table-row table:style-name="ro1" table:visibility="filter">
          <table:table-cell office:value-type="string" calcext:value-type="string">
            <text:p>32,12</text:p>
          </table:table-cell>
        </table:table-row>
        <table:table-row table:style-name="ro1" table:visibility="filter">
          <table:table-cell office:value-type="string" calcext:value-type="string">
            <text:p>32,11</text:p>
          </table:table-cell>
        </table:table-row>
        <table:table-row table:style-name="ro1" table:visibility="filter">
          <table:table-cell office:value-type="string" calcext:value-type="string">
            <text:p>32,12</text:p>
          </table:table-cell>
        </table:table-row>
        <table:table-row table:style-name="ro1">
          <table:table-cell office:value-type="string" calcext:value-type="string">
            <text:p>32,13</text:p>
          </table:table-cell>
        </table:table-row>
        <table:table-row table:style-name="ro1">
          <table:table-cell office:value-type="string" calcext:value-type="string">
            <text:p>33,13</text:p>
          </table:table-cell>
        </table:table-row>
        <table:table-row table:style-name="ro1">
          <table:table-cell office:value-type="string" calcext:value-type="string">
            <text:p>34,13</text:p>
          </table:table-cell>
        </table:table-row>
        <table:table-row table:style-name="ro1">
          <table:table-cell office:value-type="string" calcext:value-type="string">
            <text:p>34,14</text:p>
          </table:table-cell>
        </table:table-row>
        <table:table-row table:style-name="ro1">
          <table:table-cell office:value-type="string" calcext:value-type="string">
            <text:p>35,14</text:p>
          </table:table-cell>
        </table:table-row>
        <table:table-row table:style-name="ro1">
          <table:table-cell office:value-type="string" calcext:value-type="string">
            <text:p>35,15</text:p>
          </table:table-cell>
        </table:table-row>
        <table:table-row table:style-name="ro1">
          <table:table-cell office:value-type="string" calcext:value-type="string">
            <text:p>34,15</text:p>
          </table:table-cell>
        </table:table-row>
        <table:table-row table:style-name="ro1">
          <table:table-cell office:value-type="string" calcext:value-type="string">
            <text:p>34,16</text:p>
          </table:table-cell>
        </table:table-row>
        <table:table-row table:style-name="ro1" table:visibility="filter">
          <table:table-cell office:value-type="string" calcext:value-type="string">
            <text:p>34,15</text:p>
          </table:table-cell>
        </table:table-row>
        <table:table-row table:style-name="ro1">
          <table:table-cell office:value-type="string" calcext:value-type="string">
            <text:p>33,15</text:p>
          </table:table-cell>
        </table:table-row>
        <table:table-row table:style-name="ro1">
          <table:table-cell office:value-type="string" calcext:value-type="string">
            <text:p>33,14</text:p>
          </table:table-cell>
        </table:table-row>
        <table:table-row table:style-name="ro1">
          <table:table-cell office:value-type="string" calcext:value-type="string">
            <text:p>32,14</text:p>
          </table:table-cell>
        </table:table-row>
        <table:table-row table:style-name="ro1">
          <table:table-cell office:value-type="string" calcext:value-type="string">
            <text:p>32,15</text:p>
          </table:table-cell>
        </table:table-row>
        <table:table-row table:style-name="ro1">
          <table:table-cell office:value-type="string" calcext:value-type="string">
            <text:p>32,16</text:p>
          </table:table-cell>
        </table:table-row>
        <table:table-row table:style-name="ro1">
          <table:table-cell office:value-type="string" calcext:value-type="string">
            <text:p>31,16</text:p>
          </table:table-cell>
        </table:table-row>
        <table:table-row table:style-name="ro1">
          <table:table-cell office:value-type="string" calcext:value-type="string">
            <text:p>31,17</text:p>
          </table:table-cell>
        </table:table-row>
        <table:table-row table:style-name="ro1" table:visibility="filter">
          <table:table-cell office:value-type="string" calcext:value-type="string">
            <text:p>31,16</text:p>
          </table:table-cell>
        </table:table-row>
        <table:table-row table:style-name="ro1">
          <table:table-cell office:value-type="string" calcext:value-type="string">
            <text:p>31,15</text:p>
          </table:table-cell>
        </table:table-row>
        <table:table-row table:style-name="ro1" table:visibility="filter">
          <table:table-cell office:value-type="string" calcext:value-type="string">
            <text:p>31,14</text:p>
          </table:table-cell>
        </table:table-row>
        <table:table-row table:style-name="ro1" table:visibility="filter">
          <table:table-cell office:value-type="string" calcext:value-type="string">
            <text:p>31,13</text:p>
          </table:table-cell>
        </table:table-row>
        <table:table-row table:style-name="ro1" table:visibility="filter">
          <table:table-cell office:value-type="string" calcext:value-type="string">
            <text:p>32,13</text:p>
          </table:table-cell>
        </table:table-row>
        <table:table-row table:style-name="ro1" table:visibility="filter">
          <table:table-cell office:value-type="string" calcext:value-type="string">
            <text:p>32,12</text:p>
          </table:table-cell>
        </table:table-row>
        <table:table-row table:style-name="ro1" table:visibility="filter">
          <table:table-cell office:value-type="string" calcext:value-type="string">
            <text:p>31,12</text:p>
          </table:table-cell>
        </table:table-row>
        <table:table-row table:style-name="ro1" table:visibility="filter">
          <table:table-cell office:value-type="string" calcext:value-type="string">
            <text:p>31,11</text:p>
          </table:table-cell>
        </table:table-row>
        <table:table-row table:style-name="ro1" table:visibility="filter">
          <table:table-cell office:value-type="string" calcext:value-type="string">
            <text:p>32,11</text:p>
          </table:table-cell>
        </table:table-row>
        <table:table-row table:style-name="ro1" table:visibility="filter">
          <table:table-cell office:value-type="string" calcext:value-type="string">
            <text:p>32,12</text:p>
          </table:table-cell>
        </table:table-row>
        <table:table-row table:style-name="ro1">
          <table:table-cell office:value-type="string" calcext:value-type="string">
            <text:p>33,12</text:p>
          </table:table-cell>
        </table:table-row>
        <table:table-row table:style-name="ro1">
          <table:table-cell office:value-type="string" calcext:value-type="string">
            <text:p>33,11</text:p>
          </table:table-cell>
        </table:table-row>
        <table:table-row table:style-name="ro1" table:visibility="filter">
          <table:table-cell office:value-type="string" calcext:value-type="string">
            <text:p>33,12</text:p>
          </table:table-cell>
        </table:table-row>
        <table:table-row table:style-name="ro1">
          <table:table-cell office:value-type="string" calcext:value-type="string">
            <text:p>34,12</text:p>
          </table:table-cell>
        </table:table-row>
        <table:table-row table:style-name="ro1" table:visibility="filter">
          <table:table-cell office:value-type="string" calcext:value-type="string">
            <text:p>34,13</text:p>
          </table:table-cell>
        </table:table-row>
        <table:table-row table:style-name="ro1">
          <table:table-cell office:value-type="string" calcext:value-type="string">
            <text:p>35,13</text:p>
          </table:table-cell>
        </table:table-row>
        <table:table-row table:style-name="ro1" table:visibility="filter">
          <table:table-cell office:value-type="string" calcext:value-type="string">
            <text:p>34,13</text:p>
          </table:table-cell>
        </table:table-row>
        <table:table-row table:style-name="ro1" table:visibility="filter">
          <table:table-cell office:value-type="string" calcext:value-type="string">
            <text:p>34,14</text:p>
          </table:table-cell>
        </table:table-row>
        <table:table-row table:style-name="ro1" table:visibility="filter">
          <table:table-cell office:value-type="string" calcext:value-type="string">
            <text:p>33,14</text:p>
          </table:table-cell>
        </table:table-row>
        <table:table-row table:style-name="ro1" table:visibility="filter">
          <table:table-cell office:value-type="string" calcext:value-type="string">
            <text:p>33,13</text:p>
          </table:table-cell>
        </table:table-row>
        <table:table-row table:style-name="ro1" table:visibility="filter">
          <table:table-cell office:value-type="string" calcext:value-type="string">
            <text:p>33,12</text:p>
          </table:table-cell>
        </table:table-row>
        <table:table-row table:style-name="ro1" table:visibility="filter">
          <table:table-cell office:value-type="string" calcext:value-type="string">
            <text:p>33,11</text:p>
          </table:table-cell>
        </table:table-row>
        <table:table-row table:style-name="ro1" table:visibility="filter">
          <table:table-cell office:value-type="string" calcext:value-type="string">
            <text:p>33,10</text:p>
          </table:table-cell>
        </table:table-row>
        <table:table-row table:style-name="ro1">
          <table:table-cell office:value-type="string" calcext:value-type="string">
            <text:p>34,10</text:p>
          </table:table-cell>
        </table:table-row>
        <table:table-row table:style-name="ro1" table:visibility="filter">
          <table:table-cell office:value-type="string" calcext:value-type="string">
            <text:p>33,10</text:p>
          </table:table-cell>
        </table:table-row>
        <table:table-row table:style-name="ro1" table:visibility="filter">
          <table:table-cell office:value-type="string" calcext:value-type="string">
            <text:p>33,11</text:p>
          </table:table-cell>
        </table:table-row>
        <table:table-row table:style-name="ro1">
          <table:table-cell office:value-type="string" calcext:value-type="string">
            <text:p>34,11</text:p>
          </table:table-cell>
        </table:table-row>
        <table:table-row table:style-name="ro1" table:visibility="filter">
          <table:table-cell office:value-type="string" calcext:value-type="string">
            <text:p>33,11</text:p>
          </table:table-cell>
        </table:table-row>
        <table:table-row table:style-name="ro1" table:visibility="filter">
          <table:table-cell office:value-type="string" calcext:value-type="string">
            <text:p>34,11</text:p>
          </table:table-cell>
        </table:table-row>
        <table:table-row table:style-name="ro1" table:visibility="filter">
          <table:table-cell office:value-type="string" calcext:value-type="string">
            <text:p>33,11</text:p>
          </table:table-cell>
        </table:table-row>
        <table:table-row table:style-name="ro1" table:visibility="filter">
          <table:table-cell office:value-type="string" calcext:value-type="string">
            <text:p>32,11</text:p>
          </table:table-cell>
        </table:table-row>
        <table:table-row table:style-name="ro1" table:visibility="filter">
          <table:table-cell office:value-type="string" calcext:value-type="string">
            <text:p>32,10</text:p>
          </table:table-cell>
        </table:table-row>
        <table:table-row table:style-name="ro1" table:visibility="filter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2,10</text:p>
          </table:table-cell>
        </table:table-row>
        <table:table-row table:style-name="ro1">
          <table:table-cell office:value-type="string" calcext:value-type="string">
            <text:p>32,9</text:p>
          </table:table-cell>
        </table:table-row>
        <table:table-row table:style-name="ro1">
          <table:table-cell office:value-type="string" calcext:value-type="string">
            <text:p>31,9</text:p>
          </table:table-cell>
        </table:table-row>
        <table:table-row table:style-name="ro1">
          <table:table-cell office:value-type="string" calcext:value-type="string">
            <text:p>31,8</text:p>
          </table:table-cell>
        </table:table-row>
        <table:table-row table:style-name="ro1" table:visibility="filter">
          <table:table-cell office:value-type="string" calcext:value-type="string">
            <text:p>31,9</text:p>
          </table:table-cell>
        </table:table-row>
        <table:table-row table:style-name="ro1" table:visibility="filter">
          <table:table-cell office:value-type="string" calcext:value-type="string">
            <text:p>32,9</text:p>
          </table:table-cell>
        </table:table-row>
        <table:table-row table:style-name="ro1" table:visibility="filter">
          <table:table-cell office:value-type="string" calcext:value-type="string">
            <text:p>31,9</text:p>
          </table:table-cell>
        </table:table-row>
        <table:table-row table:style-name="ro1" table:visibility="filter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0,10</text:p>
          </table:table-cell>
        </table:table-row>
        <table:table-row table:style-name="ro1">
          <table:table-cell office:value-type="string" calcext:value-type="string">
            <text:p>30,9</text:p>
          </table:table-cell>
        </table:table-row>
        <table:table-row table:style-name="ro1" table:visibility="filter">
          <table:table-cell office:value-type="string" calcext:value-type="string">
            <text:p>30,10</text:p>
          </table:table-cell>
        </table:table-row>
        <table:table-row table:style-name="ro1" table:visibility="filter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1,11</text:p>
          </table:table-cell>
        </table:table-row>
        <table:table-row table:style-name="ro1" table:visibility="filter">
          <table:table-cell office:value-type="string" calcext:value-type="string">
            <text:p>31,10</text:p>
          </table:table-cell>
        </table:table-row>
        <table:table-row table:style-name="ro1" table:visibility="filter">
          <table:table-cell office:value-type="string" calcext:value-type="string">
            <text:p>31,11</text:p>
          </table:table-cell>
        </table:table-row>
        <table:table-row table:style-name="ro1" table:visibility="filter">
          <table:table-cell office:value-type="string" calcext:value-type="string">
            <text:p>31,12</text:p>
          </table:table-cell>
        </table:table-row>
        <table:table-row table:style-name="ro1" table:visibility="filter">
          <table:table-cell office:value-type="string" calcext:value-type="string">
            <text:p>30,12</text:p>
          </table:table-cell>
        </table:table-row>
        <table:table-row table:style-name="ro1" table:visibility="filter">
          <table:table-cell office:value-type="string" calcext:value-type="string">
            <text:p>29,12</text:p>
          </table:table-cell>
        </table:table-row>
        <table:table-row table:style-name="ro1" table:visibility="filter">
          <table:table-cell office:value-type="string" calcext:value-type="string">
            <text:p>28,12</text:p>
          </table:table-cell>
        </table:table-row>
        <table:table-row table:style-name="ro1" table:visibility="filter">
          <table:table-cell office:value-type="string" calcext:value-type="string">
            <text:p>27,12</text:p>
          </table:table-cell>
        </table:table-row>
        <table:table-row table:style-name="ro1" table:visibility="filter">
          <table:table-cell office:value-type="string" calcext:value-type="string">
            <text:p>27,13</text:p>
          </table:table-cell>
        </table:table-row>
        <table:table-row table:style-name="ro1" table:visibility="filter">
          <table:table-cell office:value-type="string" calcext:value-type="string">
            <text:p>28,13</text:p>
          </table:table-cell>
        </table:table-row>
        <table:table-row table:style-name="ro1" table:visibility="filter">
          <table:table-cell office:value-type="string" calcext:value-type="string">
            <text:p>27,13</text:p>
          </table:table-cell>
        </table:table-row>
        <table:table-row table:style-name="ro1" table:visibility="filter">
          <table:table-cell office:value-type="string" calcext:value-type="string">
            <text:p>27,14</text:p>
          </table:table-cell>
        </table:table-row>
        <table:table-row table:style-name="ro1" table:visibility="filter">
          <table:table-cell office:value-type="string" calcext:value-type="string">
            <text:p>27,15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 table:visibility="filter">
          <table:table-cell office:value-type="string" calcext:value-type="string">
            <text:p>27,16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 table:visibility="filter">
          <table:table-cell office:value-type="string" calcext:value-type="string">
            <text:p>27,16</text:p>
          </table:table-cell>
        </table:table-row>
        <table:table-row table:style-name="ro1" table:visibility="filter">
          <table:table-cell office:value-type="string" calcext:value-type="string">
            <text:p>28,16</text:p>
          </table:table-cell>
        </table:table-row>
        <table:table-row table:style-name="ro1" table:visibility="filter">
          <table:table-cell office:value-type="string" calcext:value-type="string">
            <text:p>28,17</text:p>
          </table:table-cell>
        </table:table-row>
        <table:table-row table:style-name="ro1" table:visibility="filter">
          <table:table-cell office:value-type="string" calcext:value-type="string">
            <text:p>28,16</text:p>
          </table:table-cell>
        </table:table-row>
        <table:table-row table:style-name="ro1" table:visibility="filter">
          <table:table-cell office:value-type="string" calcext:value-type="string">
            <text:p>27,16</text:p>
          </table:table-cell>
        </table:table-row>
        <table:table-row table:style-name="ro1" table:visibility="filter">
          <table:table-cell office:value-type="string" calcext:value-type="string">
            <text:p>26,16</text:p>
          </table:table-cell>
        </table:table-row>
        <table:table-row table:style-name="ro1" table:visibility="filter">
          <table:table-cell office:value-type="string" calcext:value-type="string">
            <text:p>26,17</text:p>
          </table:table-cell>
        </table:table-row>
        <table:table-row table:style-name="ro1" table:visibility="filter">
          <table:table-cell office:value-type="string" calcext:value-type="string">
            <text:p>25,17</text:p>
          </table:table-cell>
        </table:table-row>
        <table:table-row table:style-name="ro1" table:visibility="filter">
          <table:table-cell office:value-type="string" calcext:value-type="string">
            <text:p>24,17</text:p>
          </table:table-cell>
        </table:table-row>
        <table:table-row table:style-name="ro1" table:visibility="filter">
          <table:table-cell office:value-type="string" calcext:value-type="string">
            <text:p>24,18</text:p>
          </table:table-cell>
        </table:table-row>
        <table:table-row table:style-name="ro1" table:visibility="filter">
          <table:table-cell office:value-type="string" calcext:value-type="string">
            <text:p>24,17</text:p>
          </table:table-cell>
        </table:table-row>
        <table:table-row table:style-name="ro1" table:visibility="filter">
          <table:table-cell office:value-type="string" calcext:value-type="string">
            <text:p>24,16</text:p>
          </table:table-cell>
        </table:table-row>
        <table:table-row table:style-name="ro1" table:visibility="filter">
          <table:table-cell office:value-type="string" calcext:value-type="string">
            <text:p>25,16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7,15</text:p>
          </table:table-cell>
        </table:table-row>
        <table:table-row table:style-name="ro1" table:visibility="filter">
          <table:table-cell office:value-type="string" calcext:value-type="string">
            <text:p>27,14</text:p>
          </table:table-cell>
        </table:table-row>
        <table:table-row table:style-name="ro1" table:visibility="filter">
          <table:table-cell office:value-type="string" calcext:value-type="string">
            <text:p>26,14</text:p>
          </table:table-cell>
        </table:table-row>
        <table:table-row table:style-name="ro1" table:visibility="filter">
          <table:table-cell office:value-type="string" calcext:value-type="string">
            <text:p>26,15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 table:visibility="filter">
          <table:table-cell office:value-type="string" calcext:value-type="string">
            <text:p>25,16</text:p>
          </table:table-cell>
        </table:table-row>
        <table:table-row table:style-name="ro1" table:visibility="filter">
          <table:table-cell office:value-type="string" calcext:value-type="string">
            <text:p>25,15</text:p>
          </table:table-cell>
        </table:table-row>
        <table:table-row table:style-name="ro1" table:visibility="filter">
          <table:table-cell office:value-type="string" calcext:value-type="string">
            <text:p>25,14</text:p>
          </table:table-cell>
        </table:table-row>
        <table:table-row table:style-name="ro1" table:visibility="filter">
          <table:table-cell office:value-type="string" calcext:value-type="string">
            <text:p>26,14</text:p>
          </table:table-cell>
        </table:table-row>
        <table:table-row table:style-name="ro1" table:visibility="filter">
          <table:table-cell office:value-type="string" calcext:value-type="string">
            <text:p>27,14</text:p>
          </table:table-cell>
        </table:table-row>
        <table:table-row table:style-name="ro1" table:visibility="filter">
          <table:table-cell office:value-type="string" calcext:value-type="string">
            <text:p>26,14</text:p>
          </table:table-cell>
        </table:table-row>
        <table:table-row table:style-name="ro1" table:visibility="filter">
          <table:table-cell office:value-type="string" calcext:value-type="string">
            <text:p>26,13</text:p>
          </table:table-cell>
        </table:table-row>
        <table:table-row table:style-name="ro1" table:visibility="filter">
          <table:table-cell office:value-type="string" calcext:value-type="string">
            <text:p>25,13</text:p>
          </table:table-cell>
        </table:table-row>
        <table:table-row table:style-name="ro1" table:visibility="filter">
          <table:table-cell office:value-type="string" calcext:value-type="string">
            <text:p>25,12</text:p>
          </table:table-cell>
        </table:table-row>
        <table:table-row table:style-name="ro1" table:visibility="filter">
          <table:table-cell office:value-type="string" calcext:value-type="string">
            <text:p>25,11</text:p>
          </table:table-cell>
        </table:table-row>
        <table:table-row table:style-name="ro1" table:visibility="filter">
          <table:table-cell office:value-type="string" calcext:value-type="string">
            <text:p>26,11</text:p>
          </table:table-cell>
        </table:table-row>
        <table:table-row table:style-name="ro1" table:visibility="filter">
          <table:table-cell office:value-type="string" calcext:value-type="string">
            <text:p>26,10</text:p>
          </table:table-cell>
        </table:table-row>
        <table:table-row table:style-name="ro1" table:visibility="filter">
          <table:table-cell office:value-type="string" calcext:value-type="string">
            <text:p>25,10</text:p>
          </table:table-cell>
        </table:table-row>
        <table:table-row table:style-name="ro1" table:visibility="filter">
          <table:table-cell office:value-type="string" calcext:value-type="string">
            <text:p>25,9</text:p>
          </table:table-cell>
        </table:table-row>
        <table:table-row table:style-name="ro1" table:visibility="filter">
          <table:table-cell office:value-type="string" calcext:value-type="string">
            <text:p>24,9</text:p>
          </table:table-cell>
        </table:table-row>
        <table:table-row table:style-name="ro1">
          <table:table-cell office:value-type="string" calcext:value-type="string">
            <text:p>24,8</text:p>
          </table:table-cell>
        </table:table-row>
        <table:table-row table:style-name="ro1" table:visibility="filter">
          <table:table-cell office:value-type="string" calcext:value-type="string">
            <text:p>25,8</text:p>
          </table:table-cell>
        </table:table-row>
        <table:table-row table:style-name="ro1" table:visibility="filter">
          <table:table-cell office:value-type="string" calcext:value-type="string">
            <text:p>25,9</text:p>
          </table:table-cell>
        </table:table-row>
        <table:table-row table:style-name="ro1" table:visibility="filter">
          <table:table-cell office:value-type="string" calcext:value-type="string">
            <text:p>25,8</text:p>
          </table:table-cell>
        </table:table-row>
        <table:table-row table:style-name="ro1" table:visibility="filter">
          <table:table-cell office:value-type="string" calcext:value-type="string">
            <text:p>24,8</text:p>
          </table:table-cell>
        </table:table-row>
        <table:table-row table:style-name="ro1" table:visibility="filter">
          <table:table-cell office:value-type="string" calcext:value-type="string">
            <text:p>25,8</text:p>
          </table:table-cell>
        </table:table-row>
        <table:table-row table:style-name="ro1" table:visibility="filter">
          <table:table-cell office:value-type="string" calcext:value-type="string">
            <text:p>25,9</text:p>
          </table:table-cell>
        </table:table-row>
        <table:table-row table:style-name="ro1" table:visibility="filter">
          <table:table-cell office:value-type="string" calcext:value-type="string">
            <text:p>26,9</text:p>
          </table:table-cell>
        </table:table-row>
        <table:table-row table:style-name="ro1" table:visibility="filter">
          <table:table-cell office:value-type="string" calcext:value-type="string">
            <text:p>26,8</text:p>
          </table:table-cell>
        </table:table-row>
        <table:table-row table:style-name="ro1" table:visibility="filter">
          <table:table-cell office:value-type="string" calcext:value-type="string">
            <text:p>25,8</text:p>
          </table:table-cell>
        </table:table-row>
        <table:table-row table:style-name="ro1" table:visibility="filter">
          <table:table-cell office:value-type="string" calcext:value-type="string">
            <text:p>26,8</text:p>
          </table:table-cell>
        </table:table-row>
        <table:table-row table:style-name="ro1" table:visibility="filter">
          <table:table-cell office:value-type="string" calcext:value-type="string">
            <text:p>26,9</text:p>
          </table:table-cell>
        </table:table-row>
        <table:table-row table:style-name="ro1" table:visibility="filter">
          <table:table-cell office:value-type="string" calcext:value-type="string">
            <text:p>26,8</text:p>
          </table:table-cell>
        </table:table-row>
        <table:table-row table:style-name="ro1" table:visibility="filter">
          <table:table-cell office:value-type="string" calcext:value-type="string">
            <text:p>25,8</text:p>
          </table:table-cell>
        </table:table-row>
        <table:table-row table:style-name="ro1" table:visibility="filter">
          <table:table-cell office:value-type="string" calcext:value-type="string">
            <text:p>24,8</text:p>
          </table:table-cell>
        </table:table-row>
        <table:table-row table:style-name="ro1">
          <table:table-cell office:value-type="string" calcext:value-type="string">
            <text:p>23,8</text:p>
          </table:table-cell>
        </table:table-row>
        <table:table-row table:style-name="ro1" table:visibility="filter">
          <table:table-cell office:value-type="string" calcext:value-type="string">
            <text:p>23,7</text:p>
          </table:table-cell>
        </table:table-row>
        <table:table-row table:style-name="ro1" table:visibility="filter">
          <table:table-cell office:value-type="string" calcext:value-type="string">
            <text:p>24,7</text:p>
          </table:table-cell>
        </table:table-row>
        <table:table-row table:style-name="ro1">
          <table:table-cell office:value-type="string" calcext:value-type="string">
            <text:p>25,7</text:p>
          </table:table-cell>
        </table:table-row>
        <table:table-row table:style-name="ro1" table:visibility="filter">
          <table:table-cell office:value-type="string" calcext:value-type="string">
            <text:p>25,8</text:p>
          </table:table-cell>
        </table:table-row>
        <table:table-row table:style-name="ro1" table:visibility="filter">
          <table:table-cell office:value-type="string" calcext:value-type="string">
            <text:p>25,9</text:p>
          </table:table-cell>
        </table:table-row>
        <table:table-row table:style-name="ro1" table:visibility="filter">
          <table:table-cell office:value-type="string" calcext:value-type="string">
            <text:p>25,8</text:p>
          </table:table-cell>
        </table:table-row>
        <table:table-row table:style-name="ro1" table:visibility="filter">
          <table:table-cell office:value-type="string" calcext:value-type="string">
            <text:p>26,8</text:p>
          </table:table-cell>
        </table:table-row>
        <table:table-row table:style-name="ro1">
          <table:table-cell office:value-type="string" calcext:value-type="string">
            <text:p>27,8</text:p>
          </table:table-cell>
        </table:table-row>
        <table:table-row table:style-name="ro1">
          <table:table-cell office:value-type="string" calcext:value-type="string">
            <text:p>28,8</text:p>
          </table:table-cell>
        </table:table-row>
        <table:table-row table:style-name="ro1" table:visibility="filter">
          <table:table-cell office:value-type="string" calcext:value-type="string">
            <text:p>27,8</text:p>
          </table:table-cell>
        </table:table-row>
        <table:table-row table:style-name="ro1">
          <table:table-cell office:value-type="string" calcext:value-type="string">
            <text:p>27,7</text:p>
          </table:table-cell>
        </table:table-row>
        <table:table-row table:style-name="ro1">
          <table:table-cell office:value-type="string" calcext:value-type="string">
            <text:p>27,6</text:p>
          </table:table-cell>
        </table:table-row>
        <table:table-row table:style-name="ro1">
          <table:table-cell office:value-type="string" calcext:value-type="string">
            <text:p>27,5</text:p>
          </table:table-cell>
        </table:table-row>
        <table:table-row table:style-name="ro1">
          <table:table-cell office:value-type="string" calcext:value-type="string">
            <text:p>28,5</text:p>
          </table:table-cell>
        </table:table-row>
        <table:table-row table:style-name="ro1">
          <table:table-cell office:value-type="string" calcext:value-type="string">
            <text:p>28,4</text:p>
          </table:table-cell>
        </table:table-row>
        <table:table-row table:style-name="ro1" table:visibility="filter">
          <table:table-cell office:value-type="string" calcext:value-type="string">
            <text:p>28,5</text:p>
          </table:table-cell>
        </table:table-row>
        <table:table-row table:style-name="ro1">
          <table:table-cell office:value-type="string" calcext:value-type="string">
            <text:p>29,5</text:p>
          </table:table-cell>
        </table:table-row>
        <table:table-row table:style-name="ro1">
          <table:table-cell office:value-type="string" calcext:value-type="string">
            <text:p>29,6</text:p>
          </table:table-cell>
        </table:table-row>
        <table:table-row table:style-name="ro1" table:visibility="filter">
          <table:table-cell office:value-type="string" calcext:value-type="string">
            <text:p>29,5</text:p>
          </table:table-cell>
        </table:table-row>
        <table:table-row table:style-name="ro1" table:visibility="filter">
          <table:table-cell office:value-type="string" calcext:value-type="string">
            <text:p>29,6</text:p>
          </table:table-cell>
        </table:table-row>
        <table:table-row table:style-name="ro1" table:visibility="filter">
          <table:table-cell office:value-type="string" calcext:value-type="string">
            <text:p>29,5</text:p>
          </table:table-cell>
        </table:table-row>
        <table:table-row table:style-name="ro1">
          <table:table-cell office:value-type="string" calcext:value-type="string">
            <text:p>30,5</text:p>
          </table:table-cell>
        </table:table-row>
        <table:table-row table:style-name="ro1">
          <table:table-cell office:value-type="string" calcext:value-type="string">
            <text:p>30,6</text:p>
          </table:table-cell>
        </table:table-row>
        <table:table-row table:style-name="ro1">
          <table:table-cell office:value-type="string" calcext:value-type="string">
            <text:p>30,7</text:p>
          </table:table-cell>
        </table:table-row>
        <table:table-row table:style-name="ro1">
          <table:table-cell office:value-type="string" calcext:value-type="string">
            <text:p>30,8</text:p>
          </table:table-cell>
        </table:table-row>
        <table:table-row table:style-name="ro1" table:visibility="filter">
          <table:table-cell office:value-type="string" calcext:value-type="string">
            <text:p>30,7</text:p>
          </table:table-cell>
        </table:table-row>
        <table:table-row table:style-name="ro1">
          <table:table-cell office:value-type="string" calcext:value-type="string">
            <text:p>29,7</text:p>
          </table:table-cell>
        </table:table-row>
        <table:table-row table:style-name="ro1" table:visibility="filter">
          <table:table-cell office:value-type="string" calcext:value-type="string">
            <text:p>29,6</text:p>
          </table:table-cell>
        </table:table-row>
        <table:table-row table:style-name="ro1" table:visibility="filter">
          <table:table-cell office:value-type="string" calcext:value-type="string">
            <text:p>29,5</text:p>
          </table:table-cell>
        </table:table-row>
        <table:table-row table:style-name="ro1">
          <table:table-cell office:value-type="string" calcext:value-type="string">
            <text:p>29,4</text:p>
          </table:table-cell>
        </table:table-row>
        <table:table-row table:style-name="ro1">
          <table:table-cell office:value-type="string" calcext:value-type="string">
            <text:p>29,3</text:p>
          </table:table-cell>
        </table:table-row>
        <table:table-row table:style-name="ro1">
          <table:table-cell office:value-type="string" calcext:value-type="string">
            <text:p>30,3</text:p>
          </table:table-cell>
        </table:table-row>
        <table:table-row table:style-name="ro1">
          <table:table-cell office:value-type="string" calcext:value-type="string">
            <text:p>31,3</text:p>
          </table:table-cell>
        </table:table-row>
        <table:table-row table:style-name="ro1" table:visibility="filter">
          <table:table-cell office:value-type="string" calcext:value-type="string">
            <text:p>30,3</text:p>
          </table:table-cell>
        </table:table-row>
        <table:table-row table:style-name="ro1">
          <table:table-cell office:value-type="string" calcext:value-type="string">
            <text:p>30,4</text:p>
          </table:table-cell>
        </table:table-row>
        <table:table-row table:style-name="ro1">
          <table:table-cell office:value-type="string" calcext:value-type="string">
            <text:p>31,4</text:p>
          </table:table-cell>
        </table:table-row>
        <table:table-row table:style-name="ro1" table:visibility="filter">
          <table:table-cell office:value-type="string" calcext:value-type="string">
            <text:p>31,3</text:p>
          </table:table-cell>
        </table:table-row>
        <table:table-row table:style-name="ro1">
          <table:table-cell office:value-type="string" calcext:value-type="string">
            <text:p>31,2</text:p>
          </table:table-cell>
        </table:table-row>
        <table:table-row table:style-name="ro1">
          <table:table-cell office:value-type="string" calcext:value-type="string">
            <text:p>31,1</text:p>
          </table:table-cell>
        </table:table-row>
        <table:table-row table:style-name="ro1" table:visibility="filter">
          <table:table-cell office:value-type="string" calcext:value-type="string">
            <text:p>31,2</text:p>
          </table:table-cell>
        </table:table-row>
        <table:table-row table:style-name="ro1">
          <table:table-cell office:value-type="string" calcext:value-type="string">
            <text:p>30,2</text:p>
          </table:table-cell>
        </table:table-row>
        <table:table-row table:style-name="ro1">
          <table:table-cell office:value-type="string" calcext:value-type="string">
            <text:p>30,1</text:p>
          </table:table-cell>
        </table:table-row>
        <table:table-row table:style-name="ro1">
          <table:table-cell office:value-type="string" calcext:value-type="string">
            <text:p>30,0</text:p>
          </table:table-cell>
        </table:table-row>
        <table:table-row table:style-name="ro1" table:visibility="filter">
          <table:table-cell office:value-type="string" calcext:value-type="string">
            <text:p>30,1</text:p>
          </table:table-cell>
        </table:table-row>
        <table:table-row table:style-name="ro1" table:visibility="filter">
          <table:table-cell office:value-type="string" calcext:value-type="string">
            <text:p>30,2</text:p>
          </table:table-cell>
        </table:table-row>
        <table:table-row table:style-name="ro1" table:visibility="filter">
          <table:table-cell office:value-type="string" calcext:value-type="string">
            <text:p>30,1</text:p>
          </table:table-cell>
        </table:table-row>
        <table:table-row table:style-name="ro1" table:visibility="filter">
          <table:table-cell office:value-type="string" calcext:value-type="string">
            <text:p>30,0</text:p>
          </table:table-cell>
        </table:table-row>
        <table:table-row table:style-name="ro1">
          <table:table-cell office:value-type="string" calcext:value-type="string">
            <text:p>31,0</text:p>
          </table:table-cell>
        </table:table-row>
        <table:table-row table:style-name="ro1" table:visibility="filter">
          <table:table-cell office:value-type="string" calcext:value-type="string">
            <text:p>30,0</text:p>
          </table:table-cell>
        </table:table-row>
        <table:table-row table:style-name="ro1">
          <table:table-cell office:value-type="string" calcext:value-type="string">
            <text:p>29,0</text:p>
          </table:table-cell>
        </table:table-row>
        <table:table-row table:style-name="ro1">
          <table:table-cell office:value-type="string" calcext:value-type="string">
            <text:p>28,0</text:p>
          </table:table-cell>
        </table:table-row>
        <table:table-row table:style-name="ro1" table:visibility="filter">
          <table:table-cell office:value-type="string" calcext:value-type="string">
            <text:p>29,0</text:p>
          </table:table-cell>
        </table:table-row>
        <table:table-row table:style-name="ro1">
          <table:table-cell office:value-type="string" calcext:value-type="string">
            <text:p>29,-1</text:p>
          </table:table-cell>
        </table:table-row>
        <table:table-row table:style-name="ro1">
          <table:table-cell office:value-type="string" calcext:value-type="string">
            <text:p>28,-1</text:p>
          </table:table-cell>
        </table:table-row>
        <table:table-row table:style-name="ro1" table:visibility="filter">
          <table:table-cell office:value-type="string" calcext:value-type="string">
            <text:p>29,-1</text:p>
          </table:table-cell>
        </table:table-row>
        <table:table-row table:style-name="ro1">
          <table:table-cell office:value-type="string" calcext:value-type="string">
            <text:p>29,-2</text:p>
          </table:table-cell>
        </table:table-row>
        <table:table-row table:style-name="ro1">
          <table:table-cell office:value-type="string" calcext:value-type="string">
            <text:p>30,-2</text:p>
          </table:table-cell>
        </table:table-row>
        <table:table-row table:style-name="ro1">
          <table:table-cell office:value-type="string" calcext:value-type="string">
            <text:p>30,-1</text:p>
          </table:table-cell>
        </table:table-row>
        <table:table-row table:style-name="ro1" table:visibility="filter">
          <table:table-cell office:value-type="string" calcext:value-type="string">
            <text:p>29,-1</text:p>
          </table:table-cell>
        </table:table-row>
        <table:table-row table:style-name="ro1" table:visibility="filter">
          <table:table-cell office:value-type="string" calcext:value-type="string">
            <text:p>29,-2</text:p>
          </table:table-cell>
        </table:table-row>
        <table:table-row table:style-name="ro1">
          <table:table-cell office:value-type="string" calcext:value-type="string">
            <text:p>29,-3</text:p>
          </table:table-cell>
        </table:table-row>
        <table:table-row table:style-name="ro1">
          <table:table-cell office:value-type="string" calcext:value-type="string">
            <text:p>29,-4</text:p>
          </table:table-cell>
        </table:table-row>
        <table:table-row table:style-name="ro1" table:visibility="filter">
          <table:table-cell office:value-type="string" calcext:value-type="string">
            <text:p>29,-3</text:p>
          </table:table-cell>
        </table:table-row>
        <table:table-row table:style-name="ro1">
          <table:table-cell office:value-type="string" calcext:value-type="string">
            <text:p>28,-3</text:p>
          </table:table-cell>
        </table:table-row>
        <table:table-row table:style-name="ro1">
          <table:table-cell office:value-type="string" calcext:value-type="string">
            <text:p>28,-2</text:p>
          </table:table-cell>
        </table:table-row>
        <table:table-row table:style-name="ro1">
          <table:table-cell office:value-type="string" calcext:value-type="string">
            <text:p>27,-2</text:p>
          </table:table-cell>
        </table:table-row>
        <table:table-row table:style-name="ro1">
          <table:table-cell office:value-type="string" calcext:value-type="string">
            <text:p>27,-3</text:p>
          </table:table-cell>
        </table:table-row>
        <table:table-row table:style-name="ro1">
          <table:table-cell office:value-type="string" calcext:value-type="string">
            <text:p>26,-3</text:p>
          </table:table-cell>
        </table:table-row>
        <table:table-row table:style-name="ro1">
          <table:table-cell office:value-type="string" calcext:value-type="string">
            <text:p>26,-4</text:p>
          </table:table-cell>
        </table:table-row>
        <table:table-row table:style-name="ro1">
          <table:table-cell office:value-type="string" calcext:value-type="string">
            <text:p>25,-4</text:p>
          </table:table-cell>
        </table:table-row>
        <table:table-row table:style-name="ro1">
          <table:table-cell office:value-type="string" calcext:value-type="string">
            <text:p>25,-3</text:p>
          </table:table-cell>
        </table:table-row>
        <table:table-row table:style-name="ro1" table:visibility="filter">
          <table:table-cell office:value-type="string" calcext:value-type="string">
            <text:p>25,-4</text:p>
          </table:table-cell>
        </table:table-row>
        <table:table-row table:style-name="ro1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5,-4</text:p>
          </table:table-cell>
        </table:table-row>
        <table:table-row table:style-name="ro1" table:visibility="filter">
          <table:table-cell office:value-type="string" calcext:value-type="string">
            <text:p>25,-3</text:p>
          </table:table-cell>
        </table:table-row>
        <table:table-row table:style-name="ro1" table:visibility="filter">
          <table:table-cell office:value-type="string" calcext:value-type="string">
            <text:p>26,-3</text:p>
          </table:table-cell>
        </table:table-row>
        <table:table-row table:style-name="ro1" table:visibility="filter">
          <table:table-cell office:value-type="string" calcext:value-type="string">
            <text:p>27,-3</text:p>
          </table:table-cell>
        </table:table-row>
        <table:table-row table:style-name="ro1">
          <table:table-cell office:value-type="string" calcext:value-type="string">
            <text:p>27,-4</text:p>
          </table:table-cell>
        </table:table-row>
        <table:table-row table:style-name="ro1">
          <table:table-cell office:value-type="string" calcext:value-type="string">
            <text:p>27,-5</text:p>
          </table:table-cell>
        </table:table-row>
        <table:table-row table:style-name="ro1" table:visibility="filter">
          <table:table-cell office:value-type="string" calcext:value-type="string">
            <text:p>27,-4</text:p>
          </table:table-cell>
        </table:table-row>
        <table:table-row table:style-name="ro1" table:visibility="filter">
          <table:table-cell office:value-type="string" calcext:value-type="string">
            <text:p>26,-4</text:p>
          </table:table-cell>
        </table:table-row>
        <table:table-row table:style-name="ro1" table:visibility="filter">
          <table:table-cell office:value-type="string" calcext:value-type="string">
            <text:p>26,-3</text:p>
          </table:table-cell>
        </table:table-row>
        <table:table-row table:style-name="ro1">
          <table:table-cell office:value-type="string" calcext:value-type="string">
            <text:p>26,-2</text:p>
          </table:table-cell>
        </table:table-row>
        <table:table-row table:style-name="ro1" table:visibility="filter">
          <table:table-cell office:value-type="string" calcext:value-type="string">
            <text:p>26,-3</text:p>
          </table:table-cell>
        </table:table-row>
        <table:table-row table:style-name="ro1" table:visibility="filter">
          <table:table-cell office:value-type="string" calcext:value-type="string">
            <text:p>26,-2</text:p>
          </table:table-cell>
        </table:table-row>
        <table:table-row table:style-name="ro1" table:visibility="filter">
          <table:table-cell office:value-type="string" calcext:value-type="string">
            <text:p>27,-2</text:p>
          </table:table-cell>
        </table:table-row>
        <table:table-row table:style-name="ro1" table:visibility="filter">
          <table:table-cell office:value-type="string" calcext:value-type="string">
            <text:p>26,-2</text:p>
          </table:table-cell>
        </table:table-row>
        <table:table-row table:style-name="ro1">
          <table:table-cell office:value-type="string" calcext:value-type="string">
            <text:p>26,-1</text:p>
          </table:table-cell>
        </table:table-row>
        <table:table-row table:style-name="ro1">
          <table:table-cell office:value-type="string" calcext:value-type="string">
            <text:p>26,0</text:p>
          </table:table-cell>
        </table:table-row>
        <table:table-row table:style-name="ro1">
          <table:table-cell office:value-type="string" calcext:value-type="string">
            <text:p>26,1</text:p>
          </table:table-cell>
        </table:table-row>
        <table:table-row table:style-name="ro1">
          <table:table-cell office:value-type="string" calcext:value-type="string">
            <text:p>26,2</text:p>
          </table:table-cell>
        </table:table-row>
        <table:table-row table:style-name="ro1">
          <table:table-cell office:value-type="string" calcext:value-type="string">
            <text:p>26,3</text:p>
          </table:table-cell>
        </table:table-row>
        <table:table-row table:style-name="ro1" table:visibility="filter">
          <table:table-cell office:value-type="string" calcext:value-type="string">
            <text:p>26,2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4,3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3,3</text:p>
          </table:table-cell>
        </table:table-row>
        <table:table-row table:style-name="ro1" table:visibility="filter">
          <table:table-cell office:value-type="string" calcext:value-type="string">
            <text:p>24,3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6,3</text:p>
          </table:table-cell>
        </table:table-row>
        <table:table-row table:style-name="ro1" table:visibility="filter">
          <table:table-cell office:value-type="string" calcext:value-type="string">
            <text:p>26,2</text:p>
          </table:table-cell>
        </table:table-row>
        <table:table-row table:style-name="ro1" table:visibility="filter">
          <table:table-cell office:value-type="string" calcext:value-type="string">
            <text:p>26,1</text:p>
          </table:table-cell>
        </table:table-row>
        <table:table-row table:style-name="ro1" table:visibility="filter">
          <table:table-cell office:value-type="string" calcext:value-type="string">
            <text:p>26,2</text:p>
          </table:table-cell>
        </table:table-row>
        <table:table-row table:style-name="ro1" table:visibility="filter">
          <table:table-cell office:value-type="string" calcext:value-type="string">
            <text:p>26,1</text:p>
          </table:table-cell>
        </table:table-row>
        <table:table-row table:style-name="ro1" table:visibility="filter">
          <table:table-cell office:value-type="string" calcext:value-type="string">
            <text:p>26,2</text:p>
          </table:table-cell>
        </table:table-row>
        <table:table-row table:style-name="ro1">
          <table:table-cell office:value-type="string" calcext:value-type="string">
            <text:p>27,2</text:p>
          </table:table-cell>
        </table:table-row>
        <table:table-row table:style-name="ro1">
          <table:table-cell office:value-type="string" calcext:value-type="string">
            <text:p>27,3</text:p>
          </table:table-cell>
        </table:table-row>
        <table:table-row table:style-name="ro1" table:visibility="filter">
          <table:table-cell office:value-type="string" calcext:value-type="string">
            <text:p>26,3</text:p>
          </table:table-cell>
        </table:table-row>
        <table:table-row table:style-name="ro1" table:visibility="filter">
          <table:table-cell office:value-type="string" calcext:value-type="string">
            <text:p>26,2</text:p>
          </table:table-cell>
        </table:table-row>
        <table:table-row table:style-name="ro1" table:visibility="filter">
          <table:table-cell office:value-type="string" calcext:value-type="string">
            <text:p>27,2</text:p>
          </table:table-cell>
        </table:table-row>
        <table:table-row table:style-name="ro1" table:visibility="filter">
          <table:table-cell office:value-type="string" calcext:value-type="string">
            <text:p>27,3</text:p>
          </table:table-cell>
        </table:table-row>
        <table:table-row table:style-name="ro1" table:visibility="filter">
          <table:table-cell office:value-type="string" calcext:value-type="string">
            <text:p>26,3</text:p>
          </table:table-cell>
        </table:table-row>
        <table:table-row table:style-name="ro1" table:visibility="filter">
          <table:table-cell office:value-type="string" calcext:value-type="string">
            <text:p>27,3</text:p>
          </table:table-cell>
        </table:table-row>
        <table:table-row table:style-name="ro1" table:visibility="filter">
          <table:table-cell office:value-type="string" calcext:value-type="string">
            <text:p>26,3</text:p>
          </table:table-cell>
        </table:table-row>
        <table:table-row table:style-name="ro1" table:visibility="filter">
          <table:table-cell office:value-type="string" calcext:value-type="string">
            <text:p>26,2</text:p>
          </table:table-cell>
        </table:table-row>
        <table:table-row table:style-name="ro1" table:visibility="filter">
          <table:table-cell office:value-type="string" calcext:value-type="string">
            <text:p>26,3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5,4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6,3</text:p>
          </table:table-cell>
        </table:table-row>
        <table:table-row table:style-name="ro1" table:visibility="filter">
          <table:table-cell office:value-type="string" calcext:value-type="string">
            <text:p>27,3</text:p>
          </table:table-cell>
        </table:table-row>
        <table:table-row table:style-name="ro1">
          <table:table-cell office:value-type="string" calcext:value-type="string">
            <text:p>28,3</text:p>
          </table:table-cell>
        </table:table-row>
        <table:table-row table:style-name="ro1" table:visibility="filter">
          <table:table-cell office:value-type="string" calcext:value-type="string">
            <text:p>27,3</text:p>
          </table:table-cell>
        </table:table-row>
        <table:table-row table:style-name="ro1" table:visibility="filter">
          <table:table-cell office:value-type="string" calcext:value-type="string">
            <text:p>27,4</text:p>
          </table:table-cell>
        </table:table-row>
        <table:table-row table:style-name="ro1" table:visibility="filter">
          <table:table-cell office:value-type="string" calcext:value-type="string">
            <text:p>27,3</text:p>
          </table:table-cell>
        </table:table-row>
        <table:table-row table:style-name="ro1" table:visibility="filter">
          <table:table-cell office:value-type="string" calcext:value-type="string">
            <text:p>27,4</text:p>
          </table:table-cell>
        </table:table-row>
        <table:table-row table:style-name="ro1" table:visibility="filter">
          <table:table-cell office:value-type="string" calcext:value-type="string">
            <text:p>26,4</text:p>
          </table:table-cell>
        </table:table-row>
        <table:table-row table:style-name="ro1" table:visibility="filter">
          <table:table-cell office:value-type="string" calcext:value-type="string">
            <text:p>25,4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4,3</text:p>
          </table:table-cell>
        </table:table-row>
        <table:table-row table:style-name="ro1" table:visibility="filter">
          <table:table-cell office:value-type="string" calcext:value-type="string">
            <text:p>23,3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2,2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>
          <table:table-cell office:value-type="string" calcext:value-type="string">
            <text:p>24,0</text:p>
          </table:table-cell>
        </table:table-row>
        <table:table-row table:style-name="ro1">
          <table:table-cell office:value-type="string" calcext:value-type="string">
            <text:p>25,0</text:p>
          </table:table-cell>
        </table:table-row>
        <table:table-row table:style-name="ro1">
          <table:table-cell office:value-type="string" calcext:value-type="string">
            <text:p>25,1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5,1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2,0</text:p>
          </table:table-cell>
        </table:table-row>
        <table:table-row table:style-name="ro1">
          <table:table-cell office:value-type="string" calcext:value-type="string">
            <text:p>22,-1</text:p>
          </table:table-cell>
        </table:table-row>
        <table:table-row table:style-name="ro1">
          <table:table-cell office:value-type="string" calcext:value-type="string">
            <text:p>21,-1</text:p>
          </table:table-cell>
        </table:table-row>
        <table:table-row table:style-name="ro1">
          <table:table-cell office:value-type="string" calcext:value-type="string">
            <text:p>20,-1</text:p>
          </table:table-cell>
        </table:table-row>
        <table:table-row table:style-name="ro1" table:visibility="filter">
          <table:table-cell office:value-type="string" calcext:value-type="string">
            <text:p>21,-1</text:p>
          </table:table-cell>
        </table:table-row>
        <table:table-row table:style-name="ro1" table:visibility="filter">
          <table:table-cell office:value-type="string" calcext:value-type="string">
            <text:p>22,-1</text:p>
          </table:table-cell>
        </table:table-row>
        <table:table-row table:style-name="ro1">
          <table:table-cell office:value-type="string" calcext:value-type="string">
            <text:p>23,-1</text:p>
          </table:table-cell>
        </table:table-row>
        <table:table-row table:style-name="ro1">
          <table:table-cell office:value-type="string" calcext:value-type="string">
            <text:p>23,-2</text:p>
          </table:table-cell>
        </table:table-row>
        <table:table-row table:style-name="ro1">
          <table:table-cell office:value-type="string" calcext:value-type="string">
            <text:p>23,-3</text:p>
          </table:table-cell>
        </table:table-row>
        <table:table-row table:style-name="ro1">
          <table:table-cell office:value-type="string" calcext:value-type="string">
            <text:p>24,-3</text:p>
          </table:table-cell>
        </table:table-row>
        <table:table-row table:style-name="ro1" table:visibility="filter">
          <table:table-cell office:value-type="string" calcext:value-type="string">
            <text:p>25,-3</text:p>
          </table:table-cell>
        </table:table-row>
        <table:table-row table:style-name="ro1">
          <table:table-cell office:value-type="string" calcext:value-type="string">
            <text:p>25,-2</text:p>
          </table:table-cell>
        </table:table-row>
        <table:table-row table:style-name="ro1" table:visibility="filter">
          <table:table-cell office:value-type="string" calcext:value-type="string">
            <text:p>25,-3</text:p>
          </table:table-cell>
        </table:table-row>
        <table:table-row table:style-name="ro1" table:visibility="filter">
          <table:table-cell office:value-type="string" calcext:value-type="string">
            <text:p>26,-3</text:p>
          </table:table-cell>
        </table:table-row>
        <table:table-row table:style-name="ro1" table:visibility="filter">
          <table:table-cell office:value-type="string" calcext:value-type="string">
            <text:p>27,-3</text:p>
          </table:table-cell>
        </table:table-row>
        <table:table-row table:style-name="ro1" table:visibility="filter">
          <table:table-cell office:value-type="string" calcext:value-type="string">
            <text:p>27,-2</text:p>
          </table:table-cell>
        </table:table-row>
        <table:table-row table:style-name="ro1" table:visibility="filter">
          <table:table-cell office:value-type="string" calcext:value-type="string">
            <text:p>26,-2</text:p>
          </table:table-cell>
        </table:table-row>
        <table:table-row table:style-name="ro1" table:visibility="filter">
          <table:table-cell office:value-type="string" calcext:value-type="string">
            <text:p>25,-2</text:p>
          </table:table-cell>
        </table:table-row>
        <table:table-row table:style-name="ro1">
          <table:table-cell office:value-type="string" calcext:value-type="string">
            <text:p>24,-2</text:p>
          </table:table-cell>
        </table:table-row>
        <table:table-row table:style-name="ro1" table:visibility="filter">
          <table:table-cell office:value-type="string" calcext:value-type="string">
            <text:p>23,-2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2,-1</text:p>
          </table:table-cell>
        </table:table-row>
        <table:table-row table:style-name="ro1" table:visibility="filter">
          <table:table-cell office:value-type="string" calcext:value-type="string">
            <text:p>21,-1</text:p>
          </table:table-cell>
        </table:table-row>
        <table:table-row table:style-name="ro1" table:visibility="filter">
          <table:table-cell office:value-type="string" calcext:value-type="string">
            <text:p>22,-1</text:p>
          </table:table-cell>
        </table:table-row>
        <table:table-row table:style-name="ro1" table:visibility="filter">
          <table:table-cell office:value-type="string" calcext:value-type="string">
            <text:p>21,-1</text:p>
          </table:table-cell>
        </table:table-row>
        <table:table-row table:style-name="ro1">
          <table:table-cell office:value-type="string" calcext:value-type="string">
            <text:p>21,0</text:p>
          </table:table-cell>
        </table:table-row>
        <table:table-row table:style-name="ro1" table:visibility="filter">
          <table:table-cell office:value-type="string" calcext:value-type="string">
            <text:p>21,1</text:p>
          </table:table-cell>
        </table:table-row>
        <table:table-row table:style-name="ro1" table:visibility="filter">
          <table:table-cell office:value-type="string" calcext:value-type="string">
            <text:p>22,1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2,0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3,-2</text:p>
          </table:table-cell>
        </table:table-row>
        <table:table-row table:style-name="ro1" table:visibility="filter">
          <table:table-cell office:value-type="string" calcext:value-type="string">
            <text:p>23,-3</text:p>
          </table:table-cell>
        </table:table-row>
        <table:table-row table:style-name="ro1" table:visibility="filter">
          <table:table-cell office:value-type="string" calcext:value-type="string">
            <text:p>24,-3</text:p>
          </table:table-cell>
        </table:table-row>
        <table:table-row table:style-name="ro1">
          <table:table-cell office:value-type="string" calcext:value-type="string">
            <text:p>24,-4</text:p>
          </table:table-cell>
        </table:table-row>
        <table:table-row table:style-name="ro1" table:visibility="filter">
          <table:table-cell office:value-type="string" calcext:value-type="string">
            <text:p>24,-3</text:p>
          </table:table-cell>
        </table:table-row>
        <table:table-row table:style-name="ro1" table:visibility="filter">
          <table:table-cell office:value-type="string" calcext:value-type="string">
            <text:p>24,-2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>
          <table:table-cell office:value-type="string" calcext:value-type="string">
            <text:p>25,-1</text:p>
          </table:table-cell>
        </table:table-row>
        <table:table-row table:style-name="ro1" table:visibility="filter">
          <table:table-cell office:value-type="string" calcext:value-type="string">
            <text:p>25,0</text:p>
          </table:table-cell>
        </table:table-row>
        <table:table-row table:style-name="ro1" table:visibility="filter">
          <table:table-cell office:value-type="string" calcext:value-type="string">
            <text:p>25,1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6,2</text:p>
          </table:table-cell>
        </table:table-row>
        <table:table-row table:style-name="ro1" table:visibility="filter">
          <table:table-cell office:value-type="string" calcext:value-type="string">
            <text:p>26,3</text:p>
          </table:table-cell>
        </table:table-row>
        <table:table-row table:style-name="ro1" table:visibility="filter">
          <table:table-cell office:value-type="string" calcext:value-type="string">
            <text:p>25,3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5,1</text:p>
          </table:table-cell>
        </table:table-row>
        <table:table-row table:style-name="ro1" table:visibility="filter">
          <table:table-cell office:value-type="string" calcext:value-type="string">
            <text:p>25,0</text:p>
          </table:table-cell>
        </table:table-row>
        <table:table-row table:style-name="ro1" table:visibility="filter">
          <table:table-cell office:value-type="string" calcext:value-type="string">
            <text:p>25,-1</text:p>
          </table:table-cell>
        </table:table-row>
        <table:table-row table:style-name="ro1" table:visibility="filter">
          <table:table-cell office:value-type="string" calcext:value-type="string">
            <text:p>26,-1</text:p>
          </table:table-cell>
        </table:table-row>
        <table:table-row table:style-name="ro1" table:visibility="filter">
          <table:table-cell office:value-type="string" calcext:value-type="string">
            <text:p>25,-1</text:p>
          </table:table-cell>
        </table:table-row>
        <table:table-row table:style-name="ro1" table:visibility="filter">
          <table:table-cell office:value-type="string" calcext:value-type="string">
            <text:p>25,0</text:p>
          </table:table-cell>
        </table:table-row>
        <table:table-row table:style-name="ro1" table:visibility="filter">
          <table:table-cell office:value-type="string" calcext:value-type="string">
            <text:p>25,1</text:p>
          </table:table-cell>
        </table:table-row>
        <table:table-row table:style-name="ro1" table:visibility="filter">
          <table:table-cell office:value-type="string" calcext:value-type="string">
            <text:p>25,0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4,-2</text:p>
          </table:table-cell>
        </table:table-row>
        <table:table-row table:style-name="ro1" table:visibility="filter">
          <table:table-cell office:value-type="string" calcext:value-type="string">
            <text:p>23,-2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3,-2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3,-2</text:p>
          </table:table-cell>
        </table:table-row>
        <table:table-row table:style-name="ro1">
          <table:table-cell office:value-type="string" calcext:value-type="string">
            <text:p>22,-2</text:p>
          </table:table-cell>
        </table:table-row>
        <table:table-row table:style-name="ro1">
          <table:table-cell office:value-type="string" calcext:value-type="string">
            <text:p>21,-2</text:p>
          </table:table-cell>
        </table:table-row>
        <table:table-row table:style-name="ro1">
          <table:table-cell office:value-type="string" calcext:value-type="string">
            <text:p>21,-3</text:p>
          </table:table-cell>
        </table:table-row>
        <table:table-row table:style-name="ro1" table:visibility="filter">
          <table:table-cell office:value-type="string" calcext:value-type="string">
            <text:p>21,-2</text:p>
          </table:table-cell>
        </table:table-row>
        <table:table-row table:style-name="ro1" table:visibility="filter">
          <table:table-cell office:value-type="string" calcext:value-type="string">
            <text:p>21,-1</text:p>
          </table:table-cell>
        </table:table-row>
        <table:table-row table:style-name="ro1" table:visibility="filter">
          <table:table-cell office:value-type="string" calcext:value-type="string">
            <text:p>21,0</text:p>
          </table:table-cell>
        </table:table-row>
        <table:table-row table:style-name="ro1" table:visibility="filter">
          <table:table-cell office:value-type="string" calcext:value-type="string">
            <text:p>21,-1</text:p>
          </table:table-cell>
        </table:table-row>
        <table:table-row table:style-name="ro1" table:visibility="filter">
          <table:table-cell office:value-type="string" calcext:value-type="string">
            <text:p>21,0</text:p>
          </table:table-cell>
        </table:table-row>
        <table:table-row table:style-name="ro1">
          <table:table-cell office:value-type="string" calcext:value-type="string">
            <text:p>20,0</text:p>
          </table:table-cell>
        </table:table-row>
        <table:table-row table:style-name="ro1" table:visibility="filter">
          <table:table-cell office:value-type="string" calcext:value-type="string">
            <text:p>20,-1</text:p>
          </table:table-cell>
        </table:table-row>
        <table:table-row table:style-name="ro1">
          <table:table-cell office:value-type="string" calcext:value-type="string">
            <text:p>19,-1</text:p>
          </table:table-cell>
        </table:table-row>
        <table:table-row table:style-name="ro1">
          <table:table-cell office:value-type="string" calcext:value-type="string">
            <text:p>19,0</text:p>
          </table:table-cell>
        </table:table-row>
        <table:table-row table:style-name="ro1" table:visibility="filter">
          <table:table-cell office:value-type="string" calcext:value-type="string">
            <text:p>19,-1</text:p>
          </table:table-cell>
        </table:table-row>
        <table:table-row table:style-name="ro1" table:visibility="filter">
          <table:table-cell office:value-type="string" calcext:value-type="string">
            <text:p>20,-1</text:p>
          </table:table-cell>
        </table:table-row>
        <table:table-row table:style-name="ro1">
          <table:table-cell office:value-type="string" calcext:value-type="string">
            <text:p>20,-2</text:p>
          </table:table-cell>
        </table:table-row>
        <table:table-row table:style-name="ro1" table:visibility="filter">
          <table:table-cell office:value-type="string" calcext:value-type="string">
            <text:p>20,-1</text:p>
          </table:table-cell>
        </table:table-row>
        <table:table-row table:style-name="ro1" table:visibility="filter">
          <table:table-cell office:value-type="string" calcext:value-type="string">
            <text:p>20,0</text:p>
          </table:table-cell>
        </table:table-row>
        <table:table-row table:style-name="ro1" table:visibility="filter">
          <table:table-cell office:value-type="string" calcext:value-type="string">
            <text:p>19,0</text:p>
          </table:table-cell>
        </table:table-row>
        <table:table-row table:style-name="ro1" table:visibility="filter">
          <table:table-cell office:value-type="string" calcext:value-type="string">
            <text:p>20,0</text:p>
          </table:table-cell>
        </table:table-row>
        <table:table-row table:style-name="ro1">
          <table:table-cell office:value-type="string" calcext:value-type="string">
            <text:p>20,1</text:p>
          </table:table-cell>
        </table:table-row>
        <table:table-row table:style-name="ro1" table:visibility="filter">
          <table:table-cell office:value-type="string" calcext:value-type="string">
            <text:p>21,1</text:p>
          </table:table-cell>
        </table:table-row>
        <table:table-row table:style-name="ro1" table:visibility="filter">
          <table:table-cell office:value-type="string" calcext:value-type="string">
            <text:p>21,2</text:p>
          </table:table-cell>
        </table:table-row>
        <table:table-row table:style-name="ro1">
          <table:table-cell office:value-type="string" calcext:value-type="string">
            <text:p>20,2</text:p>
          </table:table-cell>
        </table:table-row>
        <table:table-row table:style-name="ro1" table:visibility="filter">
          <table:table-cell office:value-type="string" calcext:value-type="string">
            <text:p>20,3</text:p>
          </table:table-cell>
        </table:table-row>
        <table:table-row table:style-name="ro1" table:visibility="filter">
          <table:table-cell office:value-type="string" calcext:value-type="string">
            <text:p>20,2</text:p>
          </table:table-cell>
        </table:table-row>
        <table:table-row table:style-name="ro1" table:visibility="filter">
          <table:table-cell office:value-type="string" calcext:value-type="string">
            <text:p>21,2</text:p>
          </table:table-cell>
        </table:table-row>
        <table:table-row table:style-name="ro1" table:visibility="filter">
          <table:table-cell office:value-type="string" calcext:value-type="string">
            <text:p>21,1</text:p>
          </table:table-cell>
        </table:table-row>
        <table:table-row table:style-name="ro1" table:visibility="filter">
          <table:table-cell office:value-type="string" calcext:value-type="string">
            <text:p>21,0</text:p>
          </table:table-cell>
        </table:table-row>
        <table:table-row table:style-name="ro1" table:visibility="filter">
          <table:table-cell office:value-type="string" calcext:value-type="string">
            <text:p>20,0</text:p>
          </table:table-cell>
        </table:table-row>
        <table:table-row table:style-name="ro1" table:visibility="filter">
          <table:table-cell office:value-type="string" calcext:value-type="string">
            <text:p>20,-1</text:p>
          </table:table-cell>
        </table:table-row>
        <table:table-row table:style-name="ro1" table:visibility="filter">
          <table:table-cell office:value-type="string" calcext:value-type="string">
            <text:p>20,0</text:p>
          </table:table-cell>
        </table:table-row>
        <table:table-row table:style-name="ro1" table:visibility="filter">
          <table:table-cell office:value-type="string" calcext:value-type="string">
            <text:p>20,-1</text:p>
          </table:table-cell>
        </table:table-row>
        <table:table-row table:style-name="ro1" table:visibility="filter">
          <table:table-cell office:value-type="string" calcext:value-type="string">
            <text:p>20,-2</text:p>
          </table:table-cell>
        </table:table-row>
        <table:table-row table:style-name="ro1">
          <table:table-cell office:value-type="string" calcext:value-type="string">
            <text:p>19,-2</text:p>
          </table:table-cell>
        </table:table-row>
        <table:table-row table:style-name="ro1" table:visibility="filter">
          <table:table-cell office:value-type="string" calcext:value-type="string">
            <text:p>19,-1</text:p>
          </table:table-cell>
        </table:table-row>
        <table:table-row table:style-name="ro1">
          <table:table-cell office:value-type="string" calcext:value-type="string">
            <text:p>18,-1</text:p>
          </table:table-cell>
        </table:table-row>
        <table:table-row table:style-name="ro1">
          <table:table-cell office:value-type="string" calcext:value-type="string">
            <text:p>17,-1</text:p>
          </table:table-cell>
        </table:table-row>
        <table:table-row table:style-name="ro1" table:visibility="filter">
          <table:table-cell office:value-type="string" calcext:value-type="string">
            <text:p>18,-1</text:p>
          </table:table-cell>
        </table:table-row>
        <table:table-row table:style-name="ro1">
          <table:table-cell office:value-type="string" calcext:value-type="string">
            <text:p>18,-2</text:p>
          </table:table-cell>
        </table:table-row>
        <table:table-row table:style-name="ro1" table:visibility="filter">
          <table:table-cell office:value-type="string" calcext:value-type="string">
            <text:p>19,-2</text:p>
          </table:table-cell>
        </table:table-row>
        <table:table-row table:style-name="ro1" table:visibility="filter">
          <table:table-cell office:value-type="string" calcext:value-type="string">
            <text:p>18,-2</text:p>
          </table:table-cell>
        </table:table-row>
        <table:table-row table:style-name="ro1">
          <table:table-cell office:value-type="string" calcext:value-type="string">
            <text:p>17,-2</text:p>
          </table:table-cell>
        </table:table-row>
        <table:table-row table:style-name="ro1" table:visibility="filter">
          <table:table-cell office:value-type="string" calcext:value-type="string">
            <text:p>17,-1</text:p>
          </table:table-cell>
        </table:table-row>
        <table:table-row table:style-name="ro1" table:visibility="filter">
          <table:table-cell office:value-type="string" calcext:value-type="string">
            <text:p>18,-1</text:p>
          </table:table-cell>
        </table:table-row>
        <table:table-row table:style-name="ro1" table:visibility="filter">
          <table:table-cell office:value-type="string" calcext:value-type="string">
            <text:p>17,-1</text:p>
          </table:table-cell>
        </table:table-row>
        <table:table-row table:style-name="ro1" table:visibility="filter">
          <table:table-cell office:value-type="string" calcext:value-type="string">
            <text:p>18,-1</text:p>
          </table:table-cell>
        </table:table-row>
        <table:table-row table:style-name="ro1" table:visibility="filter">
          <table:table-cell office:value-type="string" calcext:value-type="string">
            <text:p>17,-1</text:p>
          </table:table-cell>
        </table:table-row>
        <table:table-row table:style-name="ro1">
          <table:table-cell office:value-type="string" calcext:value-type="string">
            <text:p>17,0</text:p>
          </table:table-cell>
        </table:table-row>
        <table:table-row table:style-name="ro1">
          <table:table-cell office:value-type="string" calcext:value-type="string">
            <text:p>17,1</text:p>
          </table:table-cell>
        </table:table-row>
        <table:table-row table:style-name="ro1" table:visibility="filter">
          <table:table-cell office:value-type="string" calcext:value-type="string">
            <text:p>17,0</text:p>
          </table:table-cell>
        </table:table-row>
        <table:table-row table:style-name="ro1">
          <table:table-cell office:value-type="string" calcext:value-type="string">
            <text:p>16,0</text:p>
          </table:table-cell>
        </table:table-row>
        <table:table-row table:style-name="ro1">
          <table:table-cell office:value-type="string" calcext:value-type="string">
            <text:p>15,0</text:p>
          </table:table-cell>
        </table:table-row>
        <table:table-row table:style-name="ro1" table:visibility="filter">
          <table:table-cell office:value-type="string" calcext:value-type="string">
            <text:p>16,0</text:p>
          </table:table-cell>
        </table:table-row>
        <table:table-row table:style-name="ro1" table:visibility="filter">
          <table:table-cell office:value-type="string" calcext:value-type="string">
            <text:p>15,0</text:p>
          </table:table-cell>
        </table:table-row>
        <table:table-row table:style-name="ro1">
          <table:table-cell office:value-type="string" calcext:value-type="string">
            <text:p>15,1</text:p>
          </table:table-cell>
        </table:table-row>
        <table:table-row table:style-name="ro1">
          <table:table-cell office:value-type="string" calcext:value-type="string">
            <text:p>15,2</text:p>
          </table:table-cell>
        </table:table-row>
        <table:table-row table:style-name="ro1">
          <table:table-cell office:value-type="string" calcext:value-type="string">
            <text:p>16,2</text:p>
          </table:table-cell>
        </table:table-row>
        <table:table-row table:style-name="ro1" table:visibility="filter">
          <table:table-cell office:value-type="string" calcext:value-type="string">
            <text:p>15,2</text:p>
          </table:table-cell>
        </table:table-row>
        <table:table-row table:style-name="ro1" table:visibility="filter">
          <table:table-cell office:value-type="string" calcext:value-type="string">
            <text:p>16,2</text:p>
          </table:table-cell>
        </table:table-row>
        <table:table-row table:style-name="ro1" table:visibility="filter">
          <table:table-cell office:value-type="string" calcext:value-type="string">
            <text:p>16,3</text:p>
          </table:table-cell>
        </table:table-row>
        <table:table-row table:style-name="ro1" table:visibility="filter">
          <table:table-cell office:value-type="string" calcext:value-type="string">
            <text:p>16,2</text:p>
          </table:table-cell>
        </table:table-row>
        <table:table-row table:style-name="ro1">
          <table:table-cell office:value-type="string" calcext:value-type="string">
            <text:p>17,2</text:p>
          </table:table-cell>
        </table:table-row>
        <table:table-row table:style-name="ro1" table:visibility="filter">
          <table:table-cell office:value-type="string" calcext:value-type="string">
            <text:p>17,3</text:p>
          </table:table-cell>
        </table:table-row>
        <table:table-row table:style-name="ro1" table:visibility="filter">
          <table:table-cell office:value-type="string" calcext:value-type="string">
            <text:p>16,3</text:p>
          </table:table-cell>
        </table:table-row>
        <table:table-row table:style-name="ro1" table:visibility="filter">
          <table:table-cell office:value-type="string" calcext:value-type="string">
            <text:p>17,3</text:p>
          </table:table-cell>
        </table:table-row>
        <table:table-row table:style-name="ro1" table:visibility="filter">
          <table:table-cell office:value-type="string" calcext:value-type="string">
            <text:p>16,3</text:p>
          </table:table-cell>
        </table:table-row>
        <table:table-row table:style-name="ro1" table:visibility="filter">
          <table:table-cell office:value-type="string" calcext:value-type="string">
            <text:p>15,3</text:p>
          </table:table-cell>
        </table:table-row>
        <table:table-row table:style-name="ro1" table:visibility="filter">
          <table:table-cell office:value-type="string" calcext:value-type="string">
            <text:p>15,4</text:p>
          </table:table-cell>
        </table:table-row>
        <table:table-row table:style-name="ro1" table:visibility="filter">
          <table:table-cell office:value-type="string" calcext:value-type="string">
            <text:p>14,4</text:p>
          </table:table-cell>
        </table:table-row>
        <table:table-row table:style-name="ro1" table:visibility="filter">
          <table:table-cell office:value-type="string" calcext:value-type="string">
            <text:p>14,5</text:p>
          </table:table-cell>
        </table:table-row>
        <table:table-row table:style-name="ro1" table:visibility="filter">
          <table:table-cell office:value-type="string" calcext:value-type="string">
            <text:p>14,6</text:p>
          </table:table-cell>
        </table:table-row>
        <table:table-row table:style-name="ro1" table:visibility="filter">
          <table:table-cell office:value-type="string" calcext:value-type="string">
            <text:p>13,6</text:p>
          </table:table-cell>
        </table:table-row>
        <table:table-row table:style-name="ro1" table:visibility="filter">
          <table:table-cell office:value-type="string" calcext:value-type="string">
            <text:p>12,6</text:p>
          </table:table-cell>
        </table:table-row>
        <table:table-row table:style-name="ro1" table:visibility="filter">
          <table:table-cell office:value-type="string" calcext:value-type="string">
            <text:p>13,6</text:p>
          </table:table-cell>
        </table:table-row>
        <table:table-row table:style-name="ro1" table:visibility="filter">
          <table:table-cell office:value-type="string" calcext:value-type="string">
            <text:p>13,5</text:p>
          </table:table-cell>
        </table:table-row>
        <table:table-row table:style-name="ro1" table:visibility="filter">
          <table:table-cell office:value-type="string" calcext:value-type="string">
            <text:p>13,4</text:p>
          </table:table-cell>
        </table:table-row>
        <table:table-row table:style-name="ro1" table:visibility="filter">
          <table:table-cell office:value-type="string" calcext:value-type="string">
            <text:p>12,4</text:p>
          </table:table-cell>
        </table:table-row>
        <table:table-row table:style-name="ro1" table:visibility="filter">
          <table:table-cell office:value-type="string" calcext:value-type="string">
            <text:p>13,4</text:p>
          </table:table-cell>
        </table:table-row>
        <table:table-row table:style-name="ro1" table:visibility="filter">
          <table:table-cell office:value-type="string" calcext:value-type="string">
            <text:p>13,5</text:p>
          </table:table-cell>
        </table:table-row>
        <table:table-row table:style-name="ro1" table:visibility="filter">
          <table:table-cell office:value-type="string" calcext:value-type="string">
            <text:p>13,6</text:p>
          </table:table-cell>
        </table:table-row>
        <table:table-row table:style-name="ro1" table:visibility="filter">
          <table:table-cell office:value-type="string" calcext:value-type="string">
            <text:p>12,6</text:p>
          </table:table-cell>
        </table:table-row>
        <table:table-row table:style-name="ro1">
          <table:table-cell office:value-type="string" calcext:value-type="string">
            <text:p>11,6</text:p>
          </table:table-cell>
        </table:table-row>
        <table:table-row table:style-name="ro1">
          <table:table-cell office:value-type="string" calcext:value-type="string">
            <text:p>11,7</text:p>
          </table:table-cell>
        </table:table-row>
        <table:table-row table:style-name="ro1" table:visibility="filter">
          <table:table-cell office:value-type="string" calcext:value-type="string">
            <text:p>12,7</text:p>
          </table:table-cell>
        </table:table-row>
        <table:table-row table:style-name="ro1">
          <table:table-cell office:value-type="string" calcext:value-type="string">
            <text:p>13,7</text:p>
          </table:table-cell>
        </table:table-row>
        <table:table-row table:style-name="ro1" table:visibility="filter">
          <table:table-cell office:value-type="string" calcext:value-type="string">
            <text:p>12,7</text:p>
          </table:table-cell>
        </table:table-row>
        <table:table-row table:style-name="ro1" table:visibility="filter">
          <table:table-cell office:value-type="string" calcext:value-type="string">
            <text:p>11,7</text:p>
          </table:table-cell>
        </table:table-row>
        <table:table-row table:style-name="ro1">
          <table:table-cell office:value-type="string" calcext:value-type="string">
            <text:p>10,7</text:p>
          </table:table-cell>
        </table:table-row>
        <table:table-row table:style-name="ro1" table:visibility="filter">
          <table:table-cell office:value-type="string" calcext:value-type="string">
            <text:p>11,7</text:p>
          </table:table-cell>
        </table:table-row>
        <table:table-row table:style-name="ro1" table:visibility="filter">
          <table:table-cell office:value-type="string" calcext:value-type="string">
            <text:p>12,7</text:p>
          </table:table-cell>
        </table:table-row>
        <table:table-row table:style-name="ro1" table:visibility="filter">
          <table:table-cell office:value-type="string" calcext:value-type="string">
            <text:p>12,6</text:p>
          </table:table-cell>
        </table:table-row>
        <table:table-row table:style-name="ro1" table:visibility="filter">
          <table:table-cell office:value-type="string" calcext:value-type="string">
            <text:p>12,5</text:p>
          </table:table-cell>
        </table:table-row>
        <table:table-row table:style-name="ro1" table:visibility="filter">
          <table:table-cell office:value-type="string" calcext:value-type="string">
            <text:p>12,4</text:p>
          </table:table-cell>
        </table:table-row>
        <table:table-row table:style-name="ro1" table:visibility="filter">
          <table:table-cell office:value-type="string" calcext:value-type="string">
            <text:p>13,4</text:p>
          </table:table-cell>
        </table:table-row>
        <table:table-row table:style-name="ro1" table:visibility="filter">
          <table:table-cell office:value-type="string" calcext:value-type="string">
            <text:p>13,5</text:p>
          </table:table-cell>
        </table:table-row>
        <table:table-row table:style-name="ro1" table:visibility="filter">
          <table:table-cell office:value-type="string" calcext:value-type="string">
            <text:p>14,5</text:p>
          </table:table-cell>
        </table:table-row>
        <table:table-row table:style-name="ro1" table:visibility="filter">
          <table:table-cell office:value-type="string" calcext:value-type="string">
            <text:p>14,4</text:p>
          </table:table-cell>
        </table:table-row>
        <table:table-row table:style-name="ro1" table:visibility="filter">
          <table:table-cell office:value-type="string" calcext:value-type="string">
            <text:p>14,5</text:p>
          </table:table-cell>
        </table:table-row>
        <table:table-row table:style-name="ro1" table:visibility="filter">
          <table:table-cell office:value-type="string" calcext:value-type="string">
            <text:p>14,6</text:p>
          </table:table-cell>
        </table:table-row>
        <table:table-row table:style-name="ro1" table:visibility="filter">
          <table:table-cell office:value-type="string" calcext:value-type="string">
            <text:p>14,5</text:p>
          </table:table-cell>
        </table:table-row>
        <table:table-row table:style-name="ro1" table:visibility="filter">
          <table:table-cell office:value-type="string" calcext:value-type="string">
            <text:p>14,6</text:p>
          </table:table-cell>
        </table:table-row>
        <table:table-row table:style-name="ro1">
          <table:table-cell office:value-type="string" calcext:value-type="string">
            <text:p>15,6</text:p>
          </table:table-cell>
        </table:table-row>
        <table:table-row table:style-name="ro1" table:visibility="filter">
          <table:table-cell office:value-type="string" calcext:value-type="string">
            <text:p>14,6</text:p>
          </table:table-cell>
        </table:table-row>
        <table:table-row table:style-name="ro1" table:visibility="filter">
          <table:table-cell office:value-type="string" calcext:value-type="string">
            <text:p>13,6</text:p>
          </table:table-cell>
        </table:table-row>
        <table:table-row table:style-name="ro1" table:visibility="filter">
          <table:table-cell office:value-type="string" calcext:value-type="string">
            <text:p>13,7</text:p>
          </table:table-cell>
        </table:table-row>
        <table:table-row table:style-name="ro1" table:visibility="filter">
          <table:table-cell office:value-type="string" calcext:value-type="string">
            <text:p>14,7</text:p>
          </table:table-cell>
        </table:table-row>
        <table:table-row table:style-name="ro1" table:visibility="filter">
          <table:table-cell office:value-type="string" calcext:value-type="string">
            <text:p>14,6</text:p>
          </table:table-cell>
        </table:table-row>
        <table:table-row table:style-name="ro1" table:visibility="filter">
          <table:table-cell office:value-type="string" calcext:value-type="string">
            <text:p>15,6</text:p>
          </table:table-cell>
        </table:table-row>
        <table:table-row table:style-name="ro1" table:visibility="filter">
          <table:table-cell office:value-type="string" calcext:value-type="string">
            <text:p>15,7</text:p>
          </table:table-cell>
        </table:table-row>
        <table:table-row table:style-name="ro1">
          <table:table-cell office:value-type="string" calcext:value-type="string">
            <text:p>16,7</text:p>
          </table:table-cell>
        </table:table-row>
        <table:table-row table:style-name="ro1" table:visibility="filter">
          <table:table-cell office:value-type="string" calcext:value-type="string">
            <text:p>16,8</text:p>
          </table:table-cell>
        </table:table-row>
        <table:table-row table:style-name="ro1" table:visibility="filter">
          <table:table-cell office:value-type="string" calcext:value-type="string">
            <text:p>15,8</text:p>
          </table:table-cell>
        </table:table-row>
        <table:table-row table:style-name="ro1" table:visibility="filter">
          <table:table-cell office:value-type="string" calcext:value-type="string">
            <text:p>15,9</text:p>
          </table:table-cell>
        </table:table-row>
        <table:table-row table:style-name="ro1" table:visibility="filter">
          <table:table-cell office:value-type="string" calcext:value-type="string">
            <text:p>14,9</text:p>
          </table:table-cell>
        </table:table-row>
        <table:table-row table:style-name="ro1" table:visibility="filter">
          <table:table-cell office:value-type="string" calcext:value-type="string">
            <text:p>13,9</text:p>
          </table:table-cell>
        </table:table-row>
        <table:table-row table:style-name="ro1" table:visibility="filter">
          <table:table-cell office:value-type="string" calcext:value-type="string">
            <text:p>14,9</text:p>
          </table:table-cell>
        </table:table-row>
        <table:table-row table:style-name="ro1">
          <table:table-cell office:value-type="string" calcext:value-type="string">
            <text:p>14,8</text:p>
          </table:table-cell>
        </table:table-row>
        <table:table-row table:style-name="ro1" table:visibility="filter">
          <table:table-cell office:value-type="string" calcext:value-type="string">
            <text:p>13,8</text:p>
          </table:table-cell>
        </table:table-row>
        <table:table-row table:style-name="ro1" table:visibility="filter">
          <table:table-cell office:value-type="string" calcext:value-type="string">
            <text:p>13,9</text:p>
          </table:table-cell>
        </table:table-row>
        <table:table-row table:style-name="ro1" table:visibility="filter">
          <table:table-cell office:value-type="string" calcext:value-type="string">
            <text:p>14,9</text:p>
          </table:table-cell>
        </table:table-row>
        <table:table-row table:style-name="ro1" table:visibility="filter">
          <table:table-cell office:value-type="string" calcext:value-type="string">
            <text:p>14,8</text:p>
          </table:table-cell>
        </table:table-row>
        <table:table-row table:style-name="ro1" table:visibility="filter">
          <table:table-cell office:value-type="string" calcext:value-type="string">
            <text:p>14,7</text:p>
          </table:table-cell>
        </table:table-row>
        <table:table-row table:style-name="ro1" table:visibility="filter">
          <table:table-cell office:value-type="string" calcext:value-type="string">
            <text:p>14,8</text:p>
          </table:table-cell>
        </table:table-row>
        <table:table-row table:style-name="ro1" table:visibility="filter">
          <table:table-cell office:value-type="string" calcext:value-type="string">
            <text:p>14,7</text:p>
          </table:table-cell>
        </table:table-row>
        <table:table-row table:style-name="ro1" table:visibility="filter">
          <table:table-cell office:value-type="string" calcext:value-type="string">
            <text:p>14,8</text:p>
          </table:table-cell>
        </table:table-row>
        <table:table-row table:style-name="ro1" table:visibility="filter">
          <table:table-cell office:value-type="string" calcext:value-type="string">
            <text:p>14,7</text:p>
          </table:table-cell>
        </table:table-row>
        <table:table-row table:style-name="ro1" table:visibility="filter">
          <table:table-cell office:value-type="string" calcext:value-type="string">
            <text:p>13,7</text:p>
          </table:table-cell>
        </table:table-row>
        <table:table-row table:style-name="ro1" table:visibility="filter">
          <table:table-cell office:value-type="string" calcext:value-type="string">
            <text:p>14,7</text:p>
          </table:table-cell>
        </table:table-row>
        <table:table-row table:style-name="ro1" table:visibility="filter">
          <table:table-cell office:value-type="string" calcext:value-type="string">
            <text:p>14,6</text:p>
          </table:table-cell>
        </table:table-row>
        <table:table-row table:style-name="ro1" table:visibility="filter">
          <table:table-cell office:value-type="string" calcext:value-type="string">
            <text:p>14,5</text:p>
          </table:table-cell>
        </table:table-row>
        <table:table-row table:style-name="ro1" table:visibility="filter">
          <table:table-cell office:value-type="string" calcext:value-type="string">
            <text:p>13,5</text:p>
          </table:table-cell>
        </table:table-row>
        <table:table-row table:style-name="ro1" table:visibility="filter">
          <table:table-cell office:value-type="string" calcext:value-type="string">
            <text:p>12,5</text:p>
          </table:table-cell>
        </table:table-row>
        <table:table-row table:style-name="ro1" table:visibility="filter">
          <table:table-cell office:value-type="string" calcext:value-type="string">
            <text:p>12,4</text:p>
          </table:table-cell>
        </table:table-row>
        <table:table-row table:style-name="ro1" table:visibility="filter">
          <table:table-cell office:value-type="string" calcext:value-type="string">
            <text:p>13,4</text:p>
          </table:table-cell>
        </table:table-row>
        <table:table-row table:style-name="ro1">
          <table:table-cell office:value-type="string" calcext:value-type="string">
            <text:p>13,3</text:p>
          </table:table-cell>
        </table:table-row>
        <table:table-row table:style-name="ro1">
          <table:table-cell office:value-type="string" calcext:value-type="string">
            <text:p>13,2</text:p>
          </table:table-cell>
        </table:table-row>
        <table:table-row table:style-name="ro1">
          <table:table-cell office:value-type="string" calcext:value-type="string">
            <text:p>12,2</text:p>
          </table:table-cell>
        </table:table-row>
        <table:table-row table:style-name="ro1">
          <table:table-cell office:value-type="string" calcext:value-type="string">
            <text:p>12,1</text:p>
          </table:table-cell>
        </table:table-row>
        <table:table-row table:style-name="ro1">
          <table:table-cell office:value-type="string" calcext:value-type="string">
            <text:p>12,0</text:p>
          </table:table-cell>
        </table:table-row>
        <table:table-row table:style-name="ro1">
          <table:table-cell office:value-type="string" calcext:value-type="string">
            <text:p>13,0</text:p>
          </table:table-cell>
        </table:table-row>
        <table:table-row table:style-name="ro1" table:visibility="filter">
          <table:table-cell office:value-type="string" calcext:value-type="string">
            <text:p>12,0</text:p>
          </table:table-cell>
        </table:table-row>
        <table:table-row table:style-name="ro1" table:visibility="filter">
          <table:table-cell office:value-type="string" calcext:value-type="string">
            <text:p>12,1</text:p>
          </table:table-cell>
        </table:table-row>
        <table:table-row table:style-name="ro1">
          <table:table-cell office:value-type="string" calcext:value-type="string">
            <text:p>13,1</text:p>
          </table:table-cell>
        </table:table-row>
        <table:table-row table:style-name="ro1" table:visibility="filter">
          <table:table-cell office:value-type="string" calcext:value-type="string">
            <text:p>13,0</text:p>
          </table:table-cell>
        </table:table-row>
        <table:table-row table:style-name="ro1" table:visibility="filter">
          <table:table-cell office:value-type="string" calcext:value-type="string">
            <text:p>13,1</text:p>
          </table:table-cell>
        </table:table-row>
        <table:table-row table:style-name="ro1" table:visibility="filter">
          <table:table-cell office:value-type="string" calcext:value-type="string">
            <text:p>12,1</text:p>
          </table:table-cell>
        </table:table-row>
        <table:table-row table:style-name="ro1" table:visibility="filter">
          <table:table-cell office:value-type="string" calcext:value-type="string">
            <text:p>13,1</text:p>
          </table:table-cell>
        </table:table-row>
        <table:table-row table:style-name="ro1" table:visibility="filter">
          <table:table-cell office:value-type="string" calcext:value-type="string">
            <text:p>13,2</text:p>
          </table:table-cell>
        </table:table-row>
        <table:table-row table:style-name="ro1" table:visibility="filter">
          <table:table-cell office:value-type="string" calcext:value-type="string">
            <text:p>13,1</text:p>
          </table:table-cell>
        </table:table-row>
        <table:table-row table:style-name="ro1" table:visibility="filter">
          <table:table-cell office:value-type="string" calcext:value-type="string">
            <text:p>13,0</text:p>
          </table:table-cell>
        </table:table-row>
        <table:table-row table:style-name="ro1" table:visibility="filter">
          <table:table-cell office:value-type="string" calcext:value-type="string">
            <text:p>13,1</text:p>
          </table:table-cell>
        </table:table-row>
        <table:table-row table:style-name="ro1" table:visibility="filter">
          <table:table-cell office:value-type="string" calcext:value-type="string">
            <text:p>13,0</text:p>
          </table:table-cell>
        </table:table-row>
        <table:table-row table:style-name="ro1" table:visibility="filter">
          <table:table-cell office:value-type="string" calcext:value-type="string">
            <text:p>13,1</text:p>
          </table:table-cell>
        </table:table-row>
        <table:table-row table:style-name="ro1" table:visibility="filter">
          <table:table-cell office:value-type="string" calcext:value-type="string">
            <text:p>12,1</text:p>
          </table:table-cell>
        </table:table-row>
        <table:table-row table:style-name="ro1" table:visibility="filter">
          <table:table-cell office:value-type="string" calcext:value-type="string">
            <text:p>12,0</text:p>
          </table:table-cell>
        </table:table-row>
        <table:table-row table:style-name="ro1">
          <table:table-cell office:value-type="string" calcext:value-type="string">
            <text:p>11,0</text:p>
          </table:table-cell>
        </table:table-row>
        <table:table-row table:style-name="ro1">
          <table:table-cell office:value-type="string" calcext:value-type="string">
            <text:p>11,1</text:p>
          </table:table-cell>
        </table:table-row>
        <table:table-row table:style-name="ro1" table:visibility="filter">
          <table:table-cell office:value-type="string" calcext:value-type="string">
            <text:p>12,1</text:p>
          </table:table-cell>
        </table:table-row>
        <table:table-row table:style-name="ro1" table:visibility="filter">
          <table:table-cell office:value-type="string" calcext:value-type="string">
            <text:p>13,1</text:p>
          </table:table-cell>
        </table:table-row>
        <table:table-row table:style-name="ro1">
          <table:table-cell office:value-type="string" calcext:value-type="string">
            <text:p>14,1</text:p>
          </table:table-cell>
        </table:table-row>
        <table:table-row table:style-name="ro1" table:visibility="filter">
          <table:table-cell office:value-type="string" calcext:value-type="string">
            <text:p>15,1</text:p>
          </table:table-cell>
        </table:table-row>
        <table:table-row table:style-name="ro1" table:visibility="filter">
          <table:table-cell office:value-type="string" calcext:value-type="string">
            <text:p>15,0</text:p>
          </table:table-cell>
        </table:table-row>
        <table:table-row table:style-name="ro1" table:visibility="filter">
          <table:table-cell office:value-type="string" calcext:value-type="string">
            <text:p>15,1</text:p>
          </table:table-cell>
        </table:table-row>
        <table:table-row table:style-name="ro1" table:visibility="filter">
          <table:table-cell office:value-type="string" calcext:value-type="string">
            <text:p>15,0</text:p>
          </table:table-cell>
        </table:table-row>
        <table:table-row table:style-name="ro1" table:visibility="filter">
          <table:table-cell office:value-type="string" calcext:value-type="string">
            <text:p>16,0</text:p>
          </table:table-cell>
        </table:table-row>
        <table:table-row table:style-name="ro1" table:visibility="filter">
          <table:table-cell office:value-type="string" calcext:value-type="string">
            <text:p>15,0</text:p>
          </table:table-cell>
        </table:table-row>
        <table:table-row table:style-name="ro1" table:visibility="filter">
          <table:table-cell office:value-type="string" calcext:value-type="string">
            <text:p>15,1</text:p>
          </table:table-cell>
        </table:table-row>
        <table:table-row table:style-name="ro1" table:visibility="filter">
          <table:table-cell office:value-type="string" calcext:value-type="string">
            <text:p>14,1</text:p>
          </table:table-cell>
        </table:table-row>
        <table:table-row table:style-name="ro1" table:visibility="filter">
          <table:table-cell office:value-type="string" calcext:value-type="string">
            <text:p>15,1</text:p>
          </table:table-cell>
        </table:table-row>
        <table:table-row table:style-name="ro1" table:visibility="filter">
          <table:table-cell office:value-type="string" calcext:value-type="string">
            <text:p>14,1</text:p>
          </table:table-cell>
        </table:table-row>
        <table:table-row table:style-name="ro1" table:visibility="filter">
          <table:table-cell office:value-type="string" calcext:value-type="string">
            <text:p>13,1</text:p>
          </table:table-cell>
        </table:table-row>
        <table:table-row table:style-name="ro1" table:visibility="filter">
          <table:table-cell office:value-type="string" calcext:value-type="string">
            <text:p>14,1</text:p>
          </table:table-cell>
        </table:table-row>
        <table:table-row table:style-name="ro1">
          <table:table-cell office:value-type="string" calcext:value-type="string">
            <text:p>14,0</text:p>
          </table:table-cell>
        </table:table-row>
        <table:table-row table:style-name="ro1">
          <table:table-cell office:value-type="string" calcext:value-type="string">
            <text:p>14,-1</text:p>
          </table:table-cell>
        </table:table-row>
        <table:table-row table:style-name="ro1" table:visibility="filter">
          <table:table-cell office:value-type="string" calcext:value-type="string">
            <text:p>14,0</text:p>
          </table:table-cell>
        </table:table-row>
        <table:table-row table:style-name="ro1" table:visibility="filter">
          <table:table-cell office:value-type="string" calcext:value-type="string">
            <text:p>13,0</text:p>
          </table:table-cell>
        </table:table-row>
        <table:table-row table:style-name="ro1">
          <table:table-cell office:value-type="string" calcext:value-type="string">
            <text:p>13,-1</text:p>
          </table:table-cell>
        </table:table-row>
        <table:table-row table:style-name="ro1">
          <table:table-cell office:value-type="string" calcext:value-type="string">
            <text:p>13,-2</text:p>
          </table:table-cell>
        </table:table-row>
        <table:table-row table:style-name="ro1">
          <table:table-cell office:value-type="string" calcext:value-type="string">
            <text:p>13,-3</text:p>
          </table:table-cell>
        </table:table-row>
        <table:table-row table:style-name="ro1" table:visibility="filter">
          <table:table-cell office:value-type="string" calcext:value-type="string">
            <text:p>13,-2</text:p>
          </table:table-cell>
        </table:table-row>
        <table:table-row table:style-name="ro1">
          <table:table-cell office:value-type="string" calcext:value-type="string">
            <text:p>14,-2</text:p>
          </table:table-cell>
        </table:table-row>
        <table:table-row table:style-name="ro1">
          <table:table-cell office:value-type="string" calcext:value-type="string">
            <text:p>15,-2</text:p>
          </table:table-cell>
        </table:table-row>
        <table:table-row table:style-name="ro1">
          <table:table-cell office:value-type="string" calcext:value-type="string">
            <text:p>15,-3</text:p>
          </table:table-cell>
        </table:table-row>
        <table:table-row table:style-name="ro1">
          <table:table-cell office:value-type="string" calcext:value-type="string">
            <text:p>15,-4</text:p>
          </table:table-cell>
        </table:table-row>
        <table:table-row table:style-name="ro1">
          <table:table-cell office:value-type="string" calcext:value-type="string">
            <text:p>15,-5</text:p>
          </table:table-cell>
        </table:table-row>
        <table:table-row table:style-name="ro1" table:visibility="filter">
          <table:table-cell office:value-type="string" calcext:value-type="string">
            <text:p>15,-4</text:p>
          </table:table-cell>
        </table:table-row>
        <table:table-row table:style-name="ro1">
          <table:table-cell office:value-type="string" calcext:value-type="string">
            <text:p>16,-4</text:p>
          </table:table-cell>
        </table:table-row>
        <table:table-row table:style-name="ro1">
          <table:table-cell office:value-type="string" calcext:value-type="string">
            <text:p>16,-5</text:p>
          </table:table-cell>
        </table:table-row>
        <table:table-row table:style-name="ro1">
          <table:table-cell office:value-type="string" calcext:value-type="string">
            <text:p>17,-5</text:p>
          </table:table-cell>
        </table:table-row>
        <table:table-row table:style-name="ro1">
          <table:table-cell office:value-type="string" calcext:value-type="string">
            <text:p>18,-5</text:p>
          </table:table-cell>
        </table:table-row>
        <table:table-row table:style-name="ro1">
          <table:table-cell office:value-type="string" calcext:value-type="string">
            <text:p>19,-5</text:p>
          </table:table-cell>
        </table:table-row>
        <table:table-row table:style-name="ro1" table:visibility="filter">
          <table:table-cell office:value-type="string" calcext:value-type="string">
            <text:p>18,-5</text:p>
          </table:table-cell>
        </table:table-row>
        <table:table-row table:style-name="ro1">
          <table:table-cell office:value-type="string" calcext:value-type="string">
            <text:p>18,-4</text:p>
          </table:table-cell>
        </table:table-row>
        <table:table-row table:style-name="ro1">
          <table:table-cell office:value-type="string" calcext:value-type="string">
            <text:p>18,-3</text:p>
          </table:table-cell>
        </table:table-row>
        <table:table-row table:style-name="ro1" table:visibility="filter">
          <table:table-cell office:value-type="string" calcext:value-type="string">
            <text:p>18,-4</text:p>
          </table:table-cell>
        </table:table-row>
        <table:table-row table:style-name="ro1" table:visibility="filter">
          <table:table-cell office:value-type="string" calcext:value-type="string">
            <text:p>18,-5</text:p>
          </table:table-cell>
        </table:table-row>
        <table:table-row table:style-name="ro1" table:visibility="filter">
          <table:table-cell office:value-type="string" calcext:value-type="string">
            <text:p>17,-5</text:p>
          </table:table-cell>
        </table:table-row>
        <table:table-row table:style-name="ro1">
          <table:table-cell office:value-type="string" calcext:value-type="string">
            <text:p>17,-6</text:p>
          </table:table-cell>
        </table:table-row>
        <table:table-row table:style-name="ro1">
          <table:table-cell office:value-type="string" calcext:value-type="string">
            <text:p>17,-7</text:p>
          </table:table-cell>
        </table:table-row>
        <table:table-row table:style-name="ro1">
          <table:table-cell office:value-type="string" calcext:value-type="string">
            <text:p>17,-8</text:p>
          </table:table-cell>
        </table:table-row>
        <table:table-row table:style-name="ro1">
          <table:table-cell office:value-type="string" calcext:value-type="string">
            <text:p>17,-9</text:p>
          </table:table-cell>
        </table:table-row>
        <table:table-row table:style-name="ro1">
          <table:table-cell office:value-type="string" calcext:value-type="string">
            <text:p>18,-9</text:p>
          </table:table-cell>
        </table:table-row>
        <table:table-row table:style-name="ro1">
          <table:table-cell office:value-type="string" calcext:value-type="string">
            <text:p>18,-10</text:p>
          </table:table-cell>
        </table:table-row>
        <table:table-row table:style-name="ro1">
          <table:table-cell office:value-type="string" calcext:value-type="string">
            <text:p>17,-10</text:p>
          </table:table-cell>
        </table:table-row>
        <table:table-row table:style-name="ro1" table:visibility="filter">
          <table:table-cell office:value-type="string" calcext:value-type="string">
            <text:p>17,-9</text:p>
          </table:table-cell>
        </table:table-row>
        <table:table-row table:style-name="ro1">
          <table:table-cell office:value-type="string" calcext:value-type="string">
            <text:p>16,-9</text:p>
          </table:table-cell>
        </table:table-row>
        <table:table-row table:style-name="ro1">
          <table:table-cell office:value-type="string" calcext:value-type="string">
            <text:p>16,-8</text:p>
          </table:table-cell>
        </table:table-row>
        <table:table-row table:style-name="ro1" table:visibility="filter">
          <table:table-cell office:value-type="string" calcext:value-type="string">
            <text:p>17,-8</text:p>
          </table:table-cell>
        </table:table-row>
        <table:table-row table:style-name="ro1">
          <table:table-cell office:value-type="string" calcext:value-type="string">
            <text:p>18,-8</text:p>
          </table:table-cell>
        </table:table-row>
        <table:table-row table:style-name="ro1">
          <table:table-cell office:value-type="string" calcext:value-type="string">
            <text:p>18,-7</text:p>
          </table:table-cell>
        </table:table-row>
        <table:table-row table:style-name="ro1">
          <table:table-cell office:value-type="string" calcext:value-type="string">
            <text:p>18,-6</text:p>
          </table:table-cell>
        </table:table-row>
        <table:table-row table:style-name="ro1">
          <table:table-cell office:value-type="string" calcext:value-type="string">
            <text:p>19,-6</text:p>
          </table:table-cell>
        </table:table-row>
        <table:table-row table:style-name="ro1" table:visibility="filter">
          <table:table-cell office:value-type="string" calcext:value-type="string">
            <text:p>19,-5</text:p>
          </table:table-cell>
        </table:table-row>
        <table:table-row table:style-name="ro1">
          <table:table-cell office:value-type="string" calcext:value-type="string">
            <text:p>19,-4</text:p>
          </table:table-cell>
        </table:table-row>
        <table:table-row table:style-name="ro1" table:visibility="filter">
          <table:table-cell office:value-type="string" calcext:value-type="string">
            <text:p>19,-5</text:p>
          </table:table-cell>
        </table:table-row>
        <table:table-row table:style-name="ro1" table:visibility="filter">
          <table:table-cell office:value-type="string" calcext:value-type="string">
            <text:p>19,-6</text:p>
          </table:table-cell>
        </table:table-row>
        <table:table-row table:style-name="ro1">
          <table:table-cell office:value-type="string" calcext:value-type="string">
            <text:p>20,-6</text:p>
          </table:table-cell>
        </table:table-row>
        <table:table-row table:style-name="ro1">
          <table:table-cell office:value-type="string" calcext:value-type="string">
            <text:p>21,-6</text:p>
          </table:table-cell>
        </table:table-row>
        <table:table-row table:style-name="ro1">
          <table:table-cell office:value-type="string" calcext:value-type="string">
            <text:p>22,-6</text:p>
          </table:table-cell>
        </table:table-row>
        <table:table-row table:style-name="ro1" table:visibility="filter">
          <table:table-cell office:value-type="string" calcext:value-type="string">
            <text:p>21,-6</text:p>
          </table:table-cell>
        </table:table-row>
        <table:table-row table:style-name="ro1">
          <table:table-cell office:value-type="string" calcext:value-type="string">
            <text:p>21,-5</text:p>
          </table:table-cell>
        </table:table-row>
        <table:table-row table:style-name="ro1" table:visibility="filter">
          <table:table-cell office:value-type="string" calcext:value-type="string">
            <text:p>21,-6</text:p>
          </table:table-cell>
        </table:table-row>
        <table:table-row table:style-name="ro1" table:visibility="filter">
          <table:table-cell office:value-type="string" calcext:value-type="string">
            <text:p>20,-6</text:p>
          </table:table-cell>
        </table:table-row>
        <table:table-row table:style-name="ro1" table:visibility="filter">
          <table:table-cell office:value-type="string" calcext:value-type="string">
            <text:p>21,-6</text:p>
          </table:table-cell>
        </table:table-row>
        <table:table-row table:style-name="ro1" table:visibility="filter">
          <table:table-cell office:value-type="string" calcext:value-type="string">
            <text:p>21,-5</text:p>
          </table:table-cell>
        </table:table-row>
        <table:table-row table:style-name="ro1" table:visibility="filter">
          <table:table-cell office:value-type="string" calcext:value-type="string">
            <text:p>21,-6</text:p>
          </table:table-cell>
        </table:table-row>
        <table:table-row table:style-name="ro1" table:visibility="filter">
          <table:table-cell office:value-type="string" calcext:value-type="string">
            <text:p>21,-5</text:p>
          </table:table-cell>
        </table:table-row>
        <table:table-row table:style-name="ro1">
          <table:table-cell office:value-type="string" calcext:value-type="string">
            <text:p>20,-5</text:p>
          </table:table-cell>
        </table:table-row>
        <table:table-row table:style-name="ro1" table:visibility="filter">
          <table:table-cell office:value-type="string" calcext:value-type="string">
            <text:p>19,-5</text:p>
          </table:table-cell>
        </table:table-row>
        <table:table-row table:style-name="ro1" table:visibility="filter">
          <table:table-cell office:value-type="string" calcext:value-type="string">
            <text:p>20,-5</text:p>
          </table:table-cell>
        </table:table-row>
        <table:table-row table:style-name="ro1" table:visibility="filter">
          <table:table-cell office:value-type="string" calcext:value-type="string">
            <text:p>20,-6</text:p>
          </table:table-cell>
        </table:table-row>
        <table:table-row table:style-name="ro1" table:visibility="filter">
          <table:table-cell office:value-type="string" calcext:value-type="string">
            <text:p>20,-5</text:p>
          </table:table-cell>
        </table:table-row>
        <table:table-row table:style-name="ro1">
          <table:table-cell office:value-type="string" calcext:value-type="string">
            <text:p>20,-4</text:p>
          </table:table-cell>
        </table:table-row>
        <table:table-row table:style-name="ro1">
          <table:table-cell office:value-type="string" calcext:value-type="string">
            <text:p>20,-3</text:p>
          </table:table-cell>
        </table:table-row>
        <table:table-row table:style-name="ro1">
          <table:table-cell office:value-type="string" calcext:value-type="string">
            <text:p>19,-3</text:p>
          </table:table-cell>
        </table:table-row>
        <table:table-row table:style-name="ro1" table:visibility="filter">
          <table:table-cell office:value-type="string" calcext:value-type="string">
            <text:p>19,-4</text:p>
          </table:table-cell>
        </table:table-row>
        <table:table-row table:style-name="ro1" table:visibility="filter">
          <table:table-cell office:value-type="string" calcext:value-type="string">
            <text:p>20,-4</text:p>
          </table:table-cell>
        </table:table-row>
        <table:table-row table:style-name="ro1" table:visibility="filter">
          <table:table-cell office:value-type="string" calcext:value-type="string">
            <text:p>20,-3</text:p>
          </table:table-cell>
        </table:table-row>
        <table:table-row table:style-name="ro1" table:visibility="filter">
          <table:table-cell office:value-type="string" calcext:value-type="string">
            <text:p>21,-3</text:p>
          </table:table-cell>
        </table:table-row>
        <table:table-row table:style-name="ro1">
          <table:table-cell office:value-type="string" calcext:value-type="string">
            <text:p>22,-3</text:p>
          </table:table-cell>
        </table:table-row>
        <table:table-row table:style-name="ro1" table:visibility="filter">
          <table:table-cell office:value-type="string" calcext:value-type="string">
            <text:p>22,-2</text:p>
          </table:table-cell>
        </table:table-row>
        <table:table-row table:style-name="ro1" table:visibility="filter">
          <table:table-cell office:value-type="string" calcext:value-type="string">
            <text:p>21,-2</text:p>
          </table:table-cell>
        </table:table-row>
        <table:table-row table:style-name="ro1" table:visibility="filter">
          <table:table-cell office:value-type="string" calcext:value-type="string">
            <text:p>21,-1</text:p>
          </table:table-cell>
        </table:table-row>
        <table:table-row table:style-name="ro1" table:visibility="filter">
          <table:table-cell office:value-type="string" calcext:value-type="string">
            <text:p>20,-1</text:p>
          </table:table-cell>
        </table:table-row>
        <table:table-row table:style-name="ro1" table:visibility="filter">
          <table:table-cell office:value-type="string" calcext:value-type="string">
            <text:p>20,-2</text:p>
          </table:table-cell>
        </table:table-row>
        <table:table-row table:style-name="ro1" table:visibility="filter">
          <table:table-cell office:value-type="string" calcext:value-type="string">
            <text:p>21,-2</text:p>
          </table:table-cell>
        </table:table-row>
        <table:table-row table:style-name="ro1" table:visibility="filter">
          <table:table-cell office:value-type="string" calcext:value-type="string">
            <text:p>22,-2</text:p>
          </table:table-cell>
        </table:table-row>
        <table:table-row table:style-name="ro1" table:visibility="filter">
          <table:table-cell office:value-type="string" calcext:value-type="string">
            <text:p>22,-1</text:p>
          </table:table-cell>
        </table:table-row>
        <table:table-row table:style-name="ro1" table:visibility="filter">
          <table:table-cell office:value-type="string" calcext:value-type="string">
            <text:p>22,-2</text:p>
          </table:table-cell>
        </table:table-row>
        <table:table-row table:style-name="ro1" table:visibility="filter">
          <table:table-cell office:value-type="string" calcext:value-type="string">
            <text:p>21,-2</text:p>
          </table:table-cell>
        </table:table-row>
        <table:table-row table:style-name="ro1" table:visibility="filter">
          <table:table-cell office:value-type="string" calcext:value-type="string">
            <text:p>21,-1</text:p>
          </table:table-cell>
        </table:table-row>
        <table:table-row table:style-name="ro1" table:visibility="filter">
          <table:table-cell office:value-type="string" calcext:value-type="string">
            <text:p>21,0</text:p>
          </table:table-cell>
        </table:table-row>
        <table:table-row table:style-name="ro1" table:visibility="filter">
          <table:table-cell office:value-type="string" calcext:value-type="string">
            <text:p>21,1</text:p>
          </table:table-cell>
        </table:table-row>
        <table:table-row table:style-name="ro1" table:visibility="filter">
          <table:table-cell office:value-type="string" calcext:value-type="string">
            <text:p>20,1</text:p>
          </table:table-cell>
        </table:table-row>
        <table:table-row table:style-name="ro1" table:visibility="filter">
          <table:table-cell office:value-type="string" calcext:value-type="string">
            <text:p>20,0</text:p>
          </table:table-cell>
        </table:table-row>
        <table:table-row table:style-name="ro1" table:visibility="filter">
          <table:table-cell office:value-type="string" calcext:value-type="string">
            <text:p>21,0</text:p>
          </table:table-cell>
        </table:table-row>
        <table:table-row table:style-name="ro1" table:visibility="filter">
          <table:table-cell office:value-type="string" calcext:value-type="string">
            <text:p>21,1</text:p>
          </table:table-cell>
        </table:table-row>
        <table:table-row table:style-name="ro1" table:visibility="filter">
          <table:table-cell office:value-type="string" calcext:value-type="string">
            <text:p>21,0</text:p>
          </table:table-cell>
        </table:table-row>
        <table:table-row table:style-name="ro1" table:visibility="filter">
          <table:table-cell office:value-type="string" calcext:value-type="string">
            <text:p>22,0</text:p>
          </table:table-cell>
        </table:table-row>
        <table:table-row table:style-name="ro1" table:visibility="filter">
          <table:table-cell office:value-type="string" calcext:value-type="string">
            <text:p>22,1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3,-2</text:p>
          </table:table-cell>
        </table:table-row>
        <table:table-row table:style-name="ro1" table:visibility="filter">
          <table:table-cell office:value-type="string" calcext:value-type="string">
            <text:p>24,-2</text:p>
          </table:table-cell>
        </table:table-row>
        <table:table-row table:style-name="ro1" table:visibility="filter">
          <table:table-cell office:value-type="string" calcext:value-type="string">
            <text:p>25,-2</text:p>
          </table:table-cell>
        </table:table-row>
        <table:table-row table:style-name="ro1" table:visibility="filter">
          <table:table-cell office:value-type="string" calcext:value-type="string">
            <text:p>25,-1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4,-2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2,-1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5,0</text:p>
          </table:table-cell>
        </table:table-row>
        <table:table-row table:style-name="ro1" table:visibility="filter">
          <table:table-cell office:value-type="string" calcext:value-type="string">
            <text:p>26,0</text:p>
          </table:table-cell>
        </table:table-row>
        <table:table-row table:style-name="ro1">
          <table:table-cell office:value-type="string" calcext:value-type="string">
            <text:p>27,0</text:p>
          </table:table-cell>
        </table:table-row>
        <table:table-row table:style-name="ro1" table:visibility="filter">
          <table:table-cell office:value-type="string" calcext:value-type="string">
            <text:p>26,0</text:p>
          </table:table-cell>
        </table:table-row>
        <table:table-row table:style-name="ro1" table:visibility="filter">
          <table:table-cell office:value-type="string" calcext:value-type="string">
            <text:p>26,-1</text:p>
          </table:table-cell>
        </table:table-row>
        <table:table-row table:style-name="ro1">
          <table:table-cell office:value-type="string" calcext:value-type="string">
            <text:p>27,-1</text:p>
          </table:table-cell>
        </table:table-row>
        <table:table-row table:style-name="ro1" table:visibility="filter">
          <table:table-cell office:value-type="string" calcext:value-type="string">
            <text:p>27,-2</text:p>
          </table:table-cell>
        </table:table-row>
        <table:table-row table:style-name="ro1" table:visibility="filter">
          <table:table-cell office:value-type="string" calcext:value-type="string">
            <text:p>27,-1</text:p>
          </table:table-cell>
        </table:table-row>
        <table:table-row table:style-name="ro1" table:visibility="filter">
          <table:table-cell office:value-type="string" calcext:value-type="string">
            <text:p>26,-1</text:p>
          </table:table-cell>
        </table:table-row>
        <table:table-row table:style-name="ro1" table:visibility="filter">
          <table:table-cell office:value-type="string" calcext:value-type="string">
            <text:p>25,-1</text:p>
          </table:table-cell>
        </table:table-row>
        <table:table-row table:style-name="ro1" table:visibility="filter">
          <table:table-cell office:value-type="string" calcext:value-type="string">
            <text:p>25,0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5,-1</text:p>
          </table:table-cell>
        </table:table-row>
        <table:table-row table:style-name="ro1" table:visibility="filter">
          <table:table-cell office:value-type="string" calcext:value-type="string">
            <text:p>26,-1</text:p>
          </table:table-cell>
        </table:table-row>
        <table:table-row table:style-name="ro1" table:visibility="filter">
          <table:table-cell office:value-type="string" calcext:value-type="string">
            <text:p>26,0</text:p>
          </table:table-cell>
        </table:table-row>
        <table:table-row table:style-name="ro1" table:visibility="filter">
          <table:table-cell office:value-type="string" calcext:value-type="string">
            <text:p>25,0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2,1</text:p>
          </table:table-cell>
        </table:table-row>
        <table:table-row table:style-name="ro1" table:visibility="filter">
          <table:table-cell office:value-type="string" calcext:value-type="string">
            <text:p>22,2</text:p>
          </table:table-cell>
        </table:table-row>
        <table:table-row table:style-name="ro1" table:visibility="filter">
          <table:table-cell office:value-type="string" calcext:value-type="string">
            <text:p>21,2</text:p>
          </table:table-cell>
        </table:table-row>
        <table:table-row table:style-name="ro1" table:visibility="filter">
          <table:table-cell office:value-type="string" calcext:value-type="string">
            <text:p>22,2</text:p>
          </table:table-cell>
        </table:table-row>
        <table:table-row table:style-name="ro1" table:visibility="filter">
          <table:table-cell office:value-type="string" calcext:value-type="string">
            <text:p>22,1</text:p>
          </table:table-cell>
        </table:table-row>
        <table:table-row table:style-name="ro1" table:visibility="filter">
          <table:table-cell office:value-type="string" calcext:value-type="string">
            <text:p>22,2</text:p>
          </table:table-cell>
        </table:table-row>
        <table:table-row table:style-name="ro1" table:visibility="filter">
          <table:table-cell office:value-type="string" calcext:value-type="string">
            <text:p>22,1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3,3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2,2</text:p>
          </table:table-cell>
        </table:table-row>
        <table:table-row table:style-name="ro1" table:visibility="filter">
          <table:table-cell office:value-type="string" calcext:value-type="string">
            <text:p>22,1</text:p>
          </table:table-cell>
        </table:table-row>
        <table:table-row table:style-name="ro1" table:visibility="filter">
          <table:table-cell office:value-type="string" calcext:value-type="string">
            <text:p>22,0</text:p>
          </table:table-cell>
        </table:table-row>
        <table:table-row table:style-name="ro1" table:visibility="filter">
          <table:table-cell office:value-type="string" calcext:value-type="string">
            <text:p>22,-1</text:p>
          </table:table-cell>
        </table:table-row>
        <table:table-row table:style-name="ro1" table:visibility="filter">
          <table:table-cell office:value-type="string" calcext:value-type="string">
            <text:p>22,-2</text:p>
          </table:table-cell>
        </table:table-row>
        <table:table-row table:style-name="ro1" table:visibility="filter">
          <table:table-cell office:value-type="string" calcext:value-type="string">
            <text:p>23,-2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3,-2</text:p>
          </table:table-cell>
        </table:table-row>
        <table:table-row table:style-name="ro1" table:visibility="filter">
          <table:table-cell office:value-type="string" calcext:value-type="string">
            <text:p>23,-3</text:p>
          </table:table-cell>
        </table:table-row>
        <table:table-row table:style-name="ro1" table:visibility="filter">
          <table:table-cell office:value-type="string" calcext:value-type="string">
            <text:p>24,-3</text:p>
          </table:table-cell>
        </table:table-row>
        <table:table-row table:style-name="ro1" table:visibility="filter">
          <table:table-cell office:value-type="string" calcext:value-type="string">
            <text:p>24,-4</text:p>
          </table:table-cell>
        </table:table-row>
        <table:table-row table:style-name="ro1">
          <table:table-cell office:value-type="string" calcext:value-type="string">
            <text:p>24,-5</text:p>
          </table:table-cell>
        </table:table-row>
        <table:table-row table:style-name="ro1">
          <table:table-cell office:value-type="string" calcext:value-type="string">
            <text:p>24,-6</text:p>
          </table:table-cell>
        </table:table-row>
        <table:table-row table:style-name="ro1">
          <table:table-cell office:value-type="string" calcext:value-type="string">
            <text:p>25,-6</text:p>
          </table:table-cell>
        </table:table-row>
        <table:table-row table:style-name="ro1">
          <table:table-cell office:value-type="string" calcext:value-type="string">
            <text:p>25,-7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4,-6</text:p>
          </table:table-cell>
        </table:table-row>
        <table:table-row table:style-name="ro1" table:visibility="filter">
          <table:table-cell office:value-type="string" calcext:value-type="string">
            <text:p>24,-5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>
          <table:table-cell office:value-type="string" calcext:value-type="string">
            <text:p>26,-5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5,-4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4,-6</text:p>
          </table:table-cell>
        </table:table-row>
        <table:table-row table:style-name="ro1">
          <table:table-cell office:value-type="string" calcext:value-type="string">
            <text:p>23,-6</text:p>
          </table:table-cell>
        </table:table-row>
        <table:table-row table:style-name="ro1" table:visibility="filter">
          <table:table-cell office:value-type="string" calcext:value-type="string">
            <text:p>22,-6</text:p>
          </table:table-cell>
        </table:table-row>
        <table:table-row table:style-name="ro1">
          <table:table-cell office:value-type="string" calcext:value-type="string">
            <text:p>22,-5</text:p>
          </table:table-cell>
        </table:table-row>
        <table:table-row table:style-name="ro1">
          <table:table-cell office:value-type="string" calcext:value-type="string">
            <text:p>23,-5</text:p>
          </table:table-cell>
        </table:table-row>
        <table:table-row table:style-name="ro1" table:visibility="filter">
          <table:table-cell office:value-type="string" calcext:value-type="string">
            <text:p>23,-6</text:p>
          </table:table-cell>
        </table:table-row>
        <table:table-row table:style-name="ro1">
          <table:table-cell office:value-type="string" calcext:value-type="string">
            <text:p>23,-7</text:p>
          </table:table-cell>
        </table:table-row>
        <table:table-row table:style-name="ro1">
          <table:table-cell office:value-type="string" calcext:value-type="string">
            <text:p>23,-8</text:p>
          </table:table-cell>
        </table:table-row>
        <table:table-row table:style-name="ro1">
          <table:table-cell office:value-type="string" calcext:value-type="string">
            <text:p>23,-9</text:p>
          </table:table-cell>
        </table:table-row>
        <table:table-row table:style-name="ro1">
          <table:table-cell office:value-type="string" calcext:value-type="string">
            <text:p>22,-9</text:p>
          </table:table-cell>
        </table:table-row>
        <table:table-row table:style-name="ro1" table:visibility="filter">
          <table:table-cell office:value-type="string" calcext:value-type="string">
            <text:p>23,-9</text:p>
          </table:table-cell>
        </table:table-row>
        <table:table-row table:style-name="ro1">
          <table:table-cell office:value-type="string" calcext:value-type="string">
            <text:p>24,-9</text:p>
          </table:table-cell>
        </table:table-row>
        <table:table-row table:style-name="ro1">
          <table:table-cell office:value-type="string" calcext:value-type="string">
            <text:p>24,-8</text:p>
          </table:table-cell>
        </table:table-row>
        <table:table-row table:style-name="ro1">
          <table:table-cell office:value-type="string" calcext:value-type="string">
            <text:p>24,-7</text:p>
          </table:table-cell>
        </table:table-row>
        <table:table-row table:style-name="ro1" table:visibility="filter">
          <table:table-cell office:value-type="string" calcext:value-type="string">
            <text:p>23,-7</text:p>
          </table:table-cell>
        </table:table-row>
        <table:table-row table:style-name="ro1" table:visibility="filter">
          <table:table-cell office:value-type="string" calcext:value-type="string">
            <text:p>24,-7</text:p>
          </table:table-cell>
        </table:table-row>
        <table:table-row table:style-name="ro1" table:visibility="filter">
          <table:table-cell office:value-type="string" calcext:value-type="string">
            <text:p>24,-8</text:p>
          </table:table-cell>
        </table:table-row>
        <table:table-row table:style-name="ro1" table:visibility="filter">
          <table:table-cell office:value-type="string" calcext:value-type="string">
            <text:p>24,-7</text:p>
          </table:table-cell>
        </table:table-row>
        <table:table-row table:style-name="ro1" table:visibility="filter">
          <table:table-cell office:value-type="string" calcext:value-type="string">
            <text:p>23,-7</text:p>
          </table:table-cell>
        </table:table-row>
        <table:table-row table:style-name="ro1" table:visibility="filter">
          <table:table-cell office:value-type="string" calcext:value-type="string">
            <text:p>24,-7</text:p>
          </table:table-cell>
        </table:table-row>
        <table:table-row table:style-name="ro1" table:visibility="filter">
          <table:table-cell office:value-type="string" calcext:value-type="string">
            <text:p>23,-7</text:p>
          </table:table-cell>
        </table:table-row>
        <table:table-row table:style-name="ro1" table:visibility="filter">
          <table:table-cell office:value-type="string" calcext:value-type="string">
            <text:p>24,-7</text:p>
          </table:table-cell>
        </table:table-row>
        <table:table-row table:style-name="ro1" table:visibility="filter">
          <table:table-cell office:value-type="string" calcext:value-type="string">
            <text:p>24,-8</text:p>
          </table:table-cell>
        </table:table-row>
        <table:table-row table:style-name="ro1" table:visibility="filter">
          <table:table-cell office:value-type="string" calcext:value-type="string">
            <text:p>23,-8</text:p>
          </table:table-cell>
        </table:table-row>
        <table:table-row table:style-name="ro1" table:visibility="filter">
          <table:table-cell office:value-type="string" calcext:value-type="string">
            <text:p>23,-7</text:p>
          </table:table-cell>
        </table:table-row>
        <table:table-row table:style-name="ro1">
          <table:table-cell office:value-type="string" calcext:value-type="string">
            <text:p>22,-7</text:p>
          </table:table-cell>
        </table:table-row>
        <table:table-row table:style-name="ro1" table:visibility="filter">
          <table:table-cell office:value-type="string" calcext:value-type="string">
            <text:p>23,-7</text:p>
          </table:table-cell>
        </table:table-row>
        <table:table-row table:style-name="ro1" table:visibility="filter">
          <table:table-cell office:value-type="string" calcext:value-type="string">
            <text:p>23,-8</text:p>
          </table:table-cell>
        </table:table-row>
        <table:table-row table:style-name="ro1">
          <table:table-cell office:value-type="string" calcext:value-type="string">
            <text:p>22,-8</text:p>
          </table:table-cell>
        </table:table-row>
        <table:table-row table:style-name="ro1" table:visibility="filter">
          <table:table-cell office:value-type="string" calcext:value-type="string">
            <text:p>23,-8</text:p>
          </table:table-cell>
        </table:table-row>
        <table:table-row table:style-name="ro1" table:visibility="filter">
          <table:table-cell office:value-type="string" calcext:value-type="string">
            <text:p>23,-7</text:p>
          </table:table-cell>
        </table:table-row>
        <table:table-row table:style-name="ro1" table:visibility="filter">
          <table:table-cell office:value-type="string" calcext:value-type="string">
            <text:p>24,-7</text:p>
          </table:table-cell>
        </table:table-row>
        <table:table-row table:style-name="ro1" table:visibility="filter">
          <table:table-cell office:value-type="string" calcext:value-type="string">
            <text:p>24,-8</text:p>
          </table:table-cell>
        </table:table-row>
        <table:table-row table:style-name="ro1" table:visibility="filter">
          <table:table-cell office:value-type="string" calcext:value-type="string">
            <text:p>23,-8</text:p>
          </table:table-cell>
        </table:table-row>
        <table:table-row table:style-name="ro1" table:visibility="filter">
          <table:table-cell office:value-type="string" calcext:value-type="string">
            <text:p>24,-8</text:p>
          </table:table-cell>
        </table:table-row>
        <table:table-row table:style-name="ro1" table:visibility="filter">
          <table:table-cell office:value-type="string" calcext:value-type="string">
            <text:p>24,-9</text:p>
          </table:table-cell>
        </table:table-row>
        <table:table-row table:style-name="ro1">
          <table:table-cell office:value-type="string" calcext:value-type="string">
            <text:p>24,-10</text:p>
          </table:table-cell>
        </table:table-row>
        <table:table-row table:style-name="ro1">
          <table:table-cell office:value-type="string" calcext:value-type="string">
            <text:p>23,-10</text:p>
          </table:table-cell>
        </table:table-row>
        <table:table-row table:style-name="ro1">
          <table:table-cell office:value-type="string" calcext:value-type="string">
            <text:p>23,-11</text:p>
          </table:table-cell>
        </table:table-row>
        <table:table-row table:style-name="ro1" table:visibility="filter">
          <table:table-cell office:value-type="string" calcext:value-type="string">
            <text:p>23,-10</text:p>
          </table:table-cell>
        </table:table-row>
        <table:table-row table:style-name="ro1" table:visibility="filter">
          <table:table-cell office:value-type="string" calcext:value-type="string">
            <text:p>23,-11</text:p>
          </table:table-cell>
        </table:table-row>
        <table:table-row table:style-name="ro1">
          <table:table-cell office:value-type="string" calcext:value-type="string">
            <text:p>24,-11</text:p>
          </table:table-cell>
        </table:table-row>
        <table:table-row table:style-name="ro1">
          <table:table-cell office:value-type="string" calcext:value-type="string">
            <text:p>25,-11</text:p>
          </table:table-cell>
        </table:table-row>
        <table:table-row table:style-name="ro1">
          <table:table-cell office:value-type="string" calcext:value-type="string">
            <text:p>25,-12</text:p>
          </table:table-cell>
        </table:table-row>
        <table:table-row table:style-name="ro1">
          <table:table-cell office:value-type="string" calcext:value-type="string">
            <text:p>24,-12</text:p>
          </table:table-cell>
        </table:table-row>
        <table:table-row table:style-name="ro1">
          <table:table-cell office:value-type="string" calcext:value-type="string">
            <text:p>24,-13</text:p>
          </table:table-cell>
        </table:table-row>
        <table:table-row table:style-name="ro1">
          <table:table-cell office:value-type="string" calcext:value-type="string">
            <text:p>23,-13</text:p>
          </table:table-cell>
        </table:table-row>
        <table:table-row table:style-name="ro1">
          <table:table-cell office:value-type="string" calcext:value-type="string">
            <text:p>23,-12</text:p>
          </table:table-cell>
        </table:table-row>
        <table:table-row table:style-name="ro1">
          <table:table-cell office:value-type="string" calcext:value-type="string">
            <text:p>22,-12</text:p>
          </table:table-cell>
        </table:table-row>
        <table:table-row table:style-name="ro1">
          <table:table-cell office:value-type="string" calcext:value-type="string">
            <text:p>22,-13</text:p>
          </table:table-cell>
        </table:table-row>
        <table:table-row table:style-name="ro1" table:visibility="filter">
          <table:table-cell office:value-type="string" calcext:value-type="string">
            <text:p>22,-12</text:p>
          </table:table-cell>
        </table:table-row>
        <table:table-row table:style-name="ro1">
          <table:table-cell office:value-type="string" calcext:value-type="string">
            <text:p>22,-11</text:p>
          </table:table-cell>
        </table:table-row>
        <table:table-row table:style-name="ro1" table:visibility="filter">
          <table:table-cell office:value-type="string" calcext:value-type="string">
            <text:p>22,-12</text:p>
          </table:table-cell>
        </table:table-row>
        <table:table-row table:style-name="ro1" table:visibility="filter">
          <table:table-cell office:value-type="string" calcext:value-type="string">
            <text:p>22,-11</text:p>
          </table:table-cell>
        </table:table-row>
        <table:table-row table:style-name="ro1" table:visibility="filter">
          <table:table-cell office:value-type="string" calcext:value-type="string">
            <text:p>22,-12</text:p>
          </table:table-cell>
        </table:table-row>
        <table:table-row table:style-name="ro1" table:visibility="filter">
          <table:table-cell office:value-type="string" calcext:value-type="string">
            <text:p>22,-13</text:p>
          </table:table-cell>
        </table:table-row>
        <table:table-row table:style-name="ro1" table:visibility="filter">
          <table:table-cell office:value-type="string" calcext:value-type="string">
            <text:p>22,-12</text:p>
          </table:table-cell>
        </table:table-row>
        <table:table-row table:style-name="ro1" table:visibility="filter">
          <table:table-cell office:value-type="string" calcext:value-type="string">
            <text:p>22,-13</text:p>
          </table:table-cell>
        </table:table-row>
        <table:table-row table:style-name="ro1">
          <table:table-cell office:value-type="string" calcext:value-type="string">
            <text:p>22,-14</text:p>
          </table:table-cell>
        </table:table-row>
        <table:table-row table:style-name="ro1">
          <table:table-cell office:value-type="string" calcext:value-type="string">
            <text:p>22,-15</text:p>
          </table:table-cell>
        </table:table-row>
        <table:table-row table:style-name="ro1">
          <table:table-cell office:value-type="string" calcext:value-type="string">
            <text:p>23,-15</text:p>
          </table:table-cell>
        </table:table-row>
        <table:table-row table:style-name="ro1" table:visibility="filter">
          <table:table-cell office:value-type="string" calcext:value-type="string">
            <text:p>22,-15</text:p>
          </table:table-cell>
        </table:table-row>
        <table:table-row table:style-name="ro1" table:visibility="filter">
          <table:table-cell office:value-type="string" calcext:value-type="string">
            <text:p>22,-14</text:p>
          </table:table-cell>
        </table:table-row>
        <table:table-row table:style-name="ro1" table:visibility="filter">
          <table:table-cell office:value-type="string" calcext:value-type="string">
            <text:p>22,-13</text:p>
          </table:table-cell>
        </table:table-row>
        <table:table-row table:style-name="ro1" table:visibility="filter">
          <table:table-cell office:value-type="string" calcext:value-type="string">
            <text:p>23,-13</text:p>
          </table:table-cell>
        </table:table-row>
        <table:table-row table:style-name="ro1">
          <table:table-cell office:value-type="string" calcext:value-type="string">
            <text:p>23,-14</text:p>
          </table:table-cell>
        </table:table-row>
        <table:table-row table:style-name="ro1">
          <table:table-cell office:value-type="string" calcext:value-type="string">
            <text:p>24,-14</text:p>
          </table:table-cell>
        </table:table-row>
        <table:table-row table:style-name="ro1">
          <table:table-cell office:value-type="string" calcext:value-type="string">
            <text:p>25,-14</text:p>
          </table:table-cell>
        </table:table-row>
        <table:table-row table:style-name="ro1" table:visibility="filter">
          <table:table-cell office:value-type="string" calcext:value-type="string">
            <text:p>24,-14</text:p>
          </table:table-cell>
        </table:table-row>
        <table:table-row table:style-name="ro1" table:visibility="filter">
          <table:table-cell office:value-type="string" calcext:value-type="string">
            <text:p>25,-14</text:p>
          </table:table-cell>
        </table:table-row>
        <table:table-row table:style-name="ro1">
          <table:table-cell office:value-type="string" calcext:value-type="string">
            <text:p>26,-14</text:p>
          </table:table-cell>
        </table:table-row>
        <table:table-row table:style-name="ro1">
          <table:table-cell office:value-type="string" calcext:value-type="string">
            <text:p>26,-13</text:p>
          </table:table-cell>
        </table:table-row>
        <table:table-row table:style-name="ro1">
          <table:table-cell office:value-type="string" calcext:value-type="string">
            <text:p>25,-13</text:p>
          </table:table-cell>
        </table:table-row>
        <table:table-row table:style-name="ro1" table:visibility="filter">
          <table:table-cell office:value-type="string" calcext:value-type="string">
            <text:p>25,-12</text:p>
          </table:table-cell>
        </table:table-row>
        <table:table-row table:style-name="ro1" table:visibility="filter">
          <table:table-cell office:value-type="string" calcext:value-type="string">
            <text:p>25,-11</text:p>
          </table:table-cell>
        </table:table-row>
        <table:table-row table:style-name="ro1" table:visibility="filter">
          <table:table-cell office:value-type="string" calcext:value-type="string">
            <text:p>24,-11</text:p>
          </table:table-cell>
        </table:table-row>
        <table:table-row table:style-name="ro1" table:visibility="filter">
          <table:table-cell office:value-type="string" calcext:value-type="string">
            <text:p>25,-11</text:p>
          </table:table-cell>
        </table:table-row>
        <table:table-row table:style-name="ro1">
          <table:table-cell office:value-type="string" calcext:value-type="string">
            <text:p>26,-11</text:p>
          </table:table-cell>
        </table:table-row>
        <table:table-row table:style-name="ro1">
          <table:table-cell office:value-type="string" calcext:value-type="string">
            <text:p>26,-10</text:p>
          </table:table-cell>
        </table:table-row>
        <table:table-row table:style-name="ro1">
          <table:table-cell office:value-type="string" calcext:value-type="string">
            <text:p>27,-10</text:p>
          </table:table-cell>
        </table:table-row>
        <table:table-row table:style-name="ro1">
          <table:table-cell office:value-type="string" calcext:value-type="string">
            <text:p>27,-9</text:p>
          </table:table-cell>
        </table:table-row>
        <table:table-row table:style-name="ro1">
          <table:table-cell office:value-type="string" calcext:value-type="string">
            <text:p>26,-9</text:p>
          </table:table-cell>
        </table:table-row>
        <table:table-row table:style-name="ro1" table:visibility="filter">
          <table:table-cell office:value-type="string" calcext:value-type="string">
            <text:p>26,-10</text:p>
          </table:table-cell>
        </table:table-row>
        <table:table-row table:style-name="ro1" table:visibility="filter">
          <table:table-cell office:value-type="string" calcext:value-type="string">
            <text:p>26,-9</text:p>
          </table:table-cell>
        </table:table-row>
        <table:table-row table:style-name="ro1" table:visibility="filter">
          <table:table-cell office:value-type="string" calcext:value-type="string">
            <text:p>27,-9</text:p>
          </table:table-cell>
        </table:table-row>
        <table:table-row table:style-name="ro1">
          <table:table-cell office:value-type="string" calcext:value-type="string">
            <text:p>28,-9</text:p>
          </table:table-cell>
        </table:table-row>
        <table:table-row table:style-name="ro1">
          <table:table-cell office:value-type="string" calcext:value-type="string">
            <text:p>28,-10</text:p>
          </table:table-cell>
        </table:table-row>
        <table:table-row table:style-name="ro1">
          <table:table-cell office:value-type="string" calcext:value-type="string">
            <text:p>28,-11</text:p>
          </table:table-cell>
        </table:table-row>
        <table:table-row table:style-name="ro1">
          <table:table-cell office:value-type="string" calcext:value-type="string">
            <text:p>28,-12</text:p>
          </table:table-cell>
        </table:table-row>
        <table:table-row table:style-name="ro1" table:visibility="filter">
          <table:table-cell office:value-type="string" calcext:value-type="string">
            <text:p>28,-11</text:p>
          </table:table-cell>
        </table:table-row>
        <table:table-row table:style-name="ro1" table:visibility="filter">
          <table:table-cell office:value-type="string" calcext:value-type="string">
            <text:p>28,-12</text:p>
          </table:table-cell>
        </table:table-row>
        <table:table-row table:style-name="ro1">
          <table:table-cell office:value-type="string" calcext:value-type="string">
            <text:p>29,-12</text:p>
          </table:table-cell>
        </table:table-row>
        <table:table-row table:style-name="ro1" table:visibility="filter">
          <table:table-cell office:value-type="string" calcext:value-type="string">
            <text:p>28,-12</text:p>
          </table:table-cell>
        </table:table-row>
        <table:table-row table:style-name="ro1">
          <table:table-cell office:value-type="string" calcext:value-type="string">
            <text:p>28,-13</text:p>
          </table:table-cell>
        </table:table-row>
        <table:table-row table:style-name="ro1">
          <table:table-cell office:value-type="string" calcext:value-type="string">
            <text:p>29,-13</text:p>
          </table:table-cell>
        </table:table-row>
        <table:table-row table:style-name="ro1">
          <table:table-cell office:value-type="string" calcext:value-type="string">
            <text:p>30,-13</text:p>
          </table:table-cell>
        </table:table-row>
        <table:table-row table:style-name="ro1">
          <table:table-cell office:value-type="string" calcext:value-type="string">
            <text:p>30,-12</text:p>
          </table:table-cell>
        </table:table-row>
        <table:table-row table:style-name="ro1">
          <table:table-cell office:value-type="string" calcext:value-type="string">
            <text:p>31,-12</text:p>
          </table:table-cell>
        </table:table-row>
        <table:table-row table:style-name="ro1">
          <table:table-cell office:value-type="string" calcext:value-type="string">
            <text:p>31,-11</text:p>
          </table:table-cell>
        </table:table-row>
        <table:table-row table:style-name="ro1">
          <table:table-cell office:value-type="string" calcext:value-type="string">
            <text:p>32,-11</text:p>
          </table:table-cell>
        </table:table-row>
        <table:table-row table:style-name="ro1">
          <table:table-cell office:value-type="string" calcext:value-type="string">
            <text:p>32,-12</text:p>
          </table:table-cell>
        </table:table-row>
        <table:table-row table:style-name="ro1">
          <table:table-cell office:value-type="string" calcext:value-type="string">
            <text:p>33,-12</text:p>
          </table:table-cell>
        </table:table-row>
        <table:table-row table:style-name="ro1" table:visibility="filter">
          <table:table-cell office:value-type="string" calcext:value-type="string">
            <text:p>32,-12</text:p>
          </table:table-cell>
        </table:table-row>
        <table:table-row table:style-name="ro1" table:visibility="filter">
          <table:table-cell office:value-type="string" calcext:value-type="string">
            <text:p>33,-12</text:p>
          </table:table-cell>
        </table:table-row>
        <table:table-row table:style-name="ro1" table:visibility="filter">
          <table:table-cell office:value-type="string" calcext:value-type="string">
            <text:p>32,-12</text:p>
          </table:table-cell>
        </table:table-row>
        <table:table-row table:style-name="ro1" table:visibility="filter">
          <table:table-cell office:value-type="string" calcext:value-type="string">
            <text:p>31,-12</text:p>
          </table:table-cell>
        </table:table-row>
        <table:table-row table:style-name="ro1" table:visibility="filter">
          <table:table-cell office:value-type="string" calcext:value-type="string">
            <text:p>32,-12</text:p>
          </table:table-cell>
        </table:table-row>
        <table:table-row table:style-name="ro1" table:visibility="filter">
          <table:table-cell office:value-type="string" calcext:value-type="string">
            <text:p>31,-12</text:p>
          </table:table-cell>
        </table:table-row>
        <table:table-row table:style-name="ro1">
          <table:table-cell office:value-type="string" calcext:value-type="string">
            <text:p>31,-13</text:p>
          </table:table-cell>
        </table:table-row>
        <table:table-row table:style-name="ro1">
          <table:table-cell office:value-type="string" calcext:value-type="string">
            <text:p>31,-14</text:p>
          </table:table-cell>
        </table:table-row>
        <table:table-row table:style-name="ro1" table:visibility="filter">
          <table:table-cell office:value-type="string" calcext:value-type="string">
            <text:p>31,-13</text:p>
          </table:table-cell>
        </table:table-row>
        <table:table-row table:style-name="ro1" table:visibility="filter">
          <table:table-cell office:value-type="string" calcext:value-type="string">
            <text:p>31,-14</text:p>
          </table:table-cell>
        </table:table-row>
        <table:table-row table:style-name="ro1">
          <table:table-cell office:value-type="string" calcext:value-type="string">
            <text:p>32,-14</text:p>
          </table:table-cell>
        </table:table-row>
        <table:table-row table:style-name="ro1">
          <table:table-cell office:value-type="string" calcext:value-type="string">
            <text:p>32,-15</text:p>
          </table:table-cell>
        </table:table-row>
        <table:table-row table:style-name="ro1">
          <table:table-cell office:value-type="string" calcext:value-type="string">
            <text:p>31,-15</text:p>
          </table:table-cell>
        </table:table-row>
        <table:table-row table:style-name="ro1" table:visibility="filter">
          <table:table-cell office:value-type="string" calcext:value-type="string">
            <text:p>32,-15</text:p>
          </table:table-cell>
        </table:table-row>
        <table:table-row table:style-name="ro1" table:visibility="filter">
          <table:table-cell office:value-type="string" calcext:value-type="string">
            <text:p>32,-14</text:p>
          </table:table-cell>
        </table:table-row>
        <table:table-row table:style-name="ro1" table:visibility="filter">
          <table:table-cell office:value-type="string" calcext:value-type="string">
            <text:p>32,-15</text:p>
          </table:table-cell>
        </table:table-row>
        <table:table-row table:style-name="ro1" table:visibility="filter">
          <table:table-cell office:value-type="string" calcext:value-type="string">
            <text:p>31,-15</text:p>
          </table:table-cell>
        </table:table-row>
        <table:table-row table:style-name="ro1" table:visibility="filter">
          <table:table-cell office:value-type="string" calcext:value-type="string">
            <text:p>31,-14</text:p>
          </table:table-cell>
        </table:table-row>
        <table:table-row table:style-name="ro1" table:visibility="filter">
          <table:table-cell office:value-type="string" calcext:value-type="string">
            <text:p>31,-15</text:p>
          </table:table-cell>
        </table:table-row>
        <table:table-row table:style-name="ro1">
          <table:table-cell office:value-type="string" calcext:value-type="string">
            <text:p>31,-16</text:p>
          </table:table-cell>
        </table:table-row>
        <table:table-row table:style-name="ro1" table:visibility="filter">
          <table:table-cell office:value-type="string" calcext:value-type="string">
            <text:p>31,-15</text:p>
          </table:table-cell>
        </table:table-row>
        <table:table-row table:style-name="ro1" table:visibility="filter">
          <table:table-cell office:value-type="string" calcext:value-type="string">
            <text:p>31,-14</text:p>
          </table:table-cell>
        </table:table-row>
        <table:table-row table:style-name="ro1" table:visibility="filter">
          <table:table-cell office:value-type="string" calcext:value-type="string">
            <text:p>31,-13</text:p>
          </table:table-cell>
        </table:table-row>
        <table:table-row table:style-name="ro1" table:visibility="filter">
          <table:table-cell office:value-type="string" calcext:value-type="string">
            <text:p>30,-13</text:p>
          </table:table-cell>
        </table:table-row>
        <table:table-row table:style-name="ro1" table:visibility="filter">
          <table:table-cell office:value-type="string" calcext:value-type="string">
            <text:p>31,-13</text:p>
          </table:table-cell>
        </table:table-row>
        <table:table-row table:style-name="ro1" table:visibility="filter">
          <table:table-cell office:value-type="string" calcext:value-type="string">
            <text:p>31,-12</text:p>
          </table:table-cell>
        </table:table-row>
        <table:table-row table:style-name="ro1" table:visibility="filter">
          <table:table-cell office:value-type="string" calcext:value-type="string">
            <text:p>31,-11</text:p>
          </table:table-cell>
        </table:table-row>
        <table:table-row table:style-name="ro1">
          <table:table-cell office:value-type="string" calcext:value-type="string">
            <text:p>30,-11</text:p>
          </table:table-cell>
        </table:table-row>
        <table:table-row table:style-name="ro1">
          <table:table-cell office:value-type="string" calcext:value-type="string">
            <text:p>29,-11</text:p>
          </table:table-cell>
        </table:table-row>
        <table:table-row table:style-name="ro1">
          <table:table-cell office:value-type="string" calcext:value-type="string">
            <text:p>29,-10</text:p>
          </table:table-cell>
        </table:table-row>
        <table:table-row table:style-name="ro1">
          <table:table-cell office:value-type="string" calcext:value-type="string">
            <text:p>29,-9</text:p>
          </table:table-cell>
        </table:table-row>
        <table:table-row table:style-name="ro1">
          <table:table-cell office:value-type="string" calcext:value-type="string">
            <text:p>29,-8</text:p>
          </table:table-cell>
        </table:table-row>
        <table:table-row table:style-name="ro1" table:visibility="filter">
          <table:table-cell office:value-type="string" calcext:value-type="string">
            <text:p>29,-9</text:p>
          </table:table-cell>
        </table:table-row>
        <table:table-row table:style-name="ro1" table:visibility="filter">
          <table:table-cell office:value-type="string" calcext:value-type="string">
            <text:p>28,-9</text:p>
          </table:table-cell>
        </table:table-row>
        <table:table-row table:style-name="ro1" table:visibility="filter">
          <table:table-cell office:value-type="string" calcext:value-type="string">
            <text:p>29,-9</text:p>
          </table:table-cell>
        </table:table-row>
        <table:table-row table:style-name="ro1">
          <table:table-cell office:value-type="string" calcext:value-type="string">
            <text:p>30,-9</text:p>
          </table:table-cell>
        </table:table-row>
        <table:table-row table:style-name="ro1" table:visibility="filter">
          <table:table-cell office:value-type="string" calcext:value-type="string">
            <text:p>29,-9</text:p>
          </table:table-cell>
        </table:table-row>
        <table:table-row table:style-name="ro1" table:visibility="filter">
          <table:table-cell office:value-type="string" calcext:value-type="string">
            <text:p>29,-10</text:p>
          </table:table-cell>
        </table:table-row>
        <table:table-row table:style-name="ro1" table:visibility="filter">
          <table:table-cell office:value-type="string" calcext:value-type="string">
            <text:p>28,-10</text:p>
          </table:table-cell>
        </table:table-row>
        <table:table-row table:style-name="ro1" table:visibility="filter">
          <table:table-cell office:value-type="string" calcext:value-type="string">
            <text:p>28,-9</text:p>
          </table:table-cell>
        </table:table-row>
        <table:table-row table:style-name="ro1" table:visibility="filter">
          <table:table-cell office:value-type="string" calcext:value-type="string">
            <text:p>27,-9</text:p>
          </table:table-cell>
        </table:table-row>
        <table:table-row table:style-name="ro1">
          <table:table-cell office:value-type="string" calcext:value-type="string">
            <text:p>27,-8</text:p>
          </table:table-cell>
        </table:table-row>
        <table:table-row table:style-name="ro1">
          <table:table-cell office:value-type="string" calcext:value-type="string">
            <text:p>26,-8</text:p>
          </table:table-cell>
        </table:table-row>
        <table:table-row table:style-name="ro1">
          <table:table-cell office:value-type="string" calcext:value-type="string">
            <text:p>26,-7</text:p>
          </table:table-cell>
        </table:table-row>
        <table:table-row table:style-name="ro1" table:visibility="filter">
          <table:table-cell office:value-type="string" calcext:value-type="string">
            <text:p>25,-7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6,-5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4,-6</text:p>
          </table:table-cell>
        </table:table-row>
        <table:table-row table:style-name="ro1" table:visibility="filter">
          <table:table-cell office:value-type="string" calcext:value-type="string">
            <text:p>24,-5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6,-5</text:p>
          </table:table-cell>
        </table:table-row>
        <table:table-row table:style-name="ro1">
          <table:table-cell office:value-type="string" calcext:value-type="string">
            <text:p>26,-6</text:p>
          </table:table-cell>
        </table:table-row>
        <table:table-row table:style-name="ro1" table:visibility="filter">
          <table:table-cell office:value-type="string" calcext:value-type="string">
            <text:p>26,-7</text:p>
          </table:table-cell>
        </table:table-row>
        <table:table-row table:style-name="ro1" table:visibility="filter">
          <table:table-cell office:value-type="string" calcext:value-type="string">
            <text:p>26,-8</text:p>
          </table:table-cell>
        </table:table-row>
        <table:table-row table:style-name="ro1" table:visibility="filter">
          <table:table-cell office:value-type="string" calcext:value-type="string">
            <text:p>26,-9</text:p>
          </table:table-cell>
        </table:table-row>
        <table:table-row table:style-name="ro1" table:visibility="filter">
          <table:table-cell office:value-type="string" calcext:value-type="string">
            <text:p>27,-9</text:p>
          </table:table-cell>
        </table:table-row>
        <table:table-row table:style-name="ro1" table:visibility="filter">
          <table:table-cell office:value-type="string" calcext:value-type="string">
            <text:p>27,-8</text:p>
          </table:table-cell>
        </table:table-row>
        <table:table-row table:style-name="ro1">
          <table:table-cell office:value-type="string" calcext:value-type="string">
            <text:p>27,-7</text:p>
          </table:table-cell>
        </table:table-row>
        <table:table-row table:style-name="ro1" table:visibility="filter">
          <table:table-cell office:value-type="string" calcext:value-type="string">
            <text:p>27,-8</text:p>
          </table:table-cell>
        </table:table-row>
        <table:table-row table:style-name="ro1" table:visibility="filter">
          <table:table-cell office:value-type="string" calcext:value-type="string">
            <text:p>27,-7</text:p>
          </table:table-cell>
        </table:table-row>
        <table:table-row table:style-name="ro1">
          <table:table-cell office:value-type="string" calcext:value-type="string">
            <text:p>28,-7</text:p>
          </table:table-cell>
        </table:table-row>
        <table:table-row table:style-name="ro1">
          <table:table-cell office:value-type="string" calcext:value-type="string">
            <text:p>28,-6</text:p>
          </table:table-cell>
        </table:table-row>
        <table:table-row table:style-name="ro1">
          <table:table-cell office:value-type="string" calcext:value-type="string">
            <text:p>27,-6</text:p>
          </table:table-cell>
        </table:table-row>
        <table:table-row table:style-name="ro1" table:visibility="filter">
          <table:table-cell office:value-type="string" calcext:value-type="string">
            <text:p>27,-7</text:p>
          </table:table-cell>
        </table:table-row>
        <table:table-row table:style-name="ro1" table:visibility="filter">
          <table:table-cell office:value-type="string" calcext:value-type="string">
            <text:p>26,-7</text:p>
          </table:table-cell>
        </table:table-row>
        <table:table-row table:style-name="ro1" table:visibility="filter">
          <table:table-cell office:value-type="string" calcext:value-type="string">
            <text:p>26,-6</text:p>
          </table:table-cell>
        </table:table-row>
        <table:table-row table:style-name="ro1" table:visibility="filter">
          <table:table-cell office:value-type="string" calcext:value-type="string">
            <text:p>26,-5</text:p>
          </table:table-cell>
        </table:table-row>
        <table:table-row table:style-name="ro1" table:visibility="filter">
          <table:table-cell office:value-type="string" calcext:value-type="string">
            <text:p>26,-4</text:p>
          </table:table-cell>
        </table:table-row>
        <table:table-row table:style-name="ro1" table:visibility="filter">
          <table:table-cell office:value-type="string" calcext:value-type="string">
            <text:p>27,-4</text:p>
          </table:table-cell>
        </table:table-row>
        <table:table-row table:style-name="ro1">
          <table:table-cell office:value-type="string" calcext:value-type="string">
            <text:p>28,-4</text:p>
          </table:table-cell>
        </table:table-row>
        <table:table-row table:style-name="ro1" table:visibility="filter">
          <table:table-cell office:value-type="string" calcext:value-type="string">
            <text:p>28,-3</text:p>
          </table:table-cell>
        </table:table-row>
        <table:table-row table:style-name="ro1" table:visibility="filter">
          <table:table-cell office:value-type="string" calcext:value-type="string">
            <text:p>27,-3</text:p>
          </table:table-cell>
        </table:table-row>
        <table:table-row table:style-name="ro1" table:visibility="filter">
          <table:table-cell office:value-type="string" calcext:value-type="string">
            <text:p>26,-3</text:p>
          </table:table-cell>
        </table:table-row>
        <table:table-row table:style-name="ro1" table:visibility="filter">
          <table:table-cell office:value-type="string" calcext:value-type="string">
            <text:p>26,-4</text:p>
          </table:table-cell>
        </table:table-row>
        <table:table-row table:style-name="ro1" table:visibility="filter">
          <table:table-cell office:value-type="string" calcext:value-type="string">
            <text:p>26,-5</text:p>
          </table:table-cell>
        </table:table-row>
        <table:table-row table:style-name="ro1" table:visibility="filter">
          <table:table-cell office:value-type="string" calcext:value-type="string">
            <text:p>26,-4</text:p>
          </table:table-cell>
        </table:table-row>
        <table:table-row table:style-name="ro1" table:visibility="filter">
          <table:table-cell office:value-type="string" calcext:value-type="string">
            <text:p>25,-4</text:p>
          </table:table-cell>
        </table:table-row>
        <table:table-row table:style-name="ro1" table:visibility="filter">
          <table:table-cell office:value-type="string" calcext:value-type="string">
            <text:p>26,-4</text:p>
          </table:table-cell>
        </table:table-row>
        <table:table-row table:style-name="ro1" table:visibility="filter">
          <table:table-cell office:value-type="string" calcext:value-type="string">
            <text:p>25,-4</text:p>
          </table:table-cell>
        </table:table-row>
        <table:table-row table:style-name="ro1" table:visibility="filter">
          <table:table-cell office:value-type="string" calcext:value-type="string">
            <text:p>26,-4</text:p>
          </table:table-cell>
        </table:table-row>
        <table:table-row table:style-name="ro1" table:visibility="filter">
          <table:table-cell office:value-type="string" calcext:value-type="string">
            <text:p>25,-4</text:p>
          </table:table-cell>
        </table:table-row>
        <table:table-row table:style-name="ro1" table:visibility="filter">
          <table:table-cell office:value-type="string" calcext:value-type="string">
            <text:p>25,-3</text:p>
          </table:table-cell>
        </table:table-row>
        <table:table-row table:style-name="ro1" table:visibility="filter">
          <table:table-cell office:value-type="string" calcext:value-type="string">
            <text:p>25,-2</text:p>
          </table:table-cell>
        </table:table-row>
        <table:table-row table:style-name="ro1" table:visibility="filter">
          <table:table-cell office:value-type="string" calcext:value-type="string">
            <text:p>25,-1</text:p>
          </table:table-cell>
        </table:table-row>
        <table:table-row table:style-name="ro1" table:visibility="filter">
          <table:table-cell office:value-type="string" calcext:value-type="string">
            <text:p>25,0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3,1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4,-2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4,-1</text:p>
          </table:table-cell>
        </table:table-row>
        <table:table-row table:style-name="ro1" table:visibility="filter">
          <table:table-cell office:value-type="string" calcext:value-type="string">
            <text:p>23,-1</text:p>
          </table:table-cell>
        </table:table-row>
        <table:table-row table:style-name="ro1" table:visibility="filter">
          <table:table-cell office:value-type="string" calcext:value-type="string">
            <text:p>23,0</text:p>
          </table:table-cell>
        </table:table-row>
        <table:table-row table:style-name="ro1" table:visibility="filter">
          <table:table-cell office:value-type="string" calcext:value-type="string">
            <text:p>24,0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4,1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3,2</text:p>
          </table:table-cell>
        </table:table-row>
        <table:table-row table:style-name="ro1" table:visibility="filter">
          <table:table-cell office:value-type="string" calcext:value-type="string">
            <text:p>24,2</text:p>
          </table:table-cell>
        </table:table-row>
        <table:table-row table:style-name="ro1" table:visibility="filter">
          <table:table-cell office:value-type="string" calcext:value-type="string">
            <text:p>25,2</text:p>
          </table:table-cell>
        </table:table-row>
        <table:table-row table:style-name="ro1" table:visibility="filter">
          <table:table-cell office:value-type="string" calcext:value-type="string">
            <text:p>26,2</text:p>
          </table:table-cell>
        </table:table-row>
        <table:table-row table:style-name="ro1" table:visibility="filter">
          <table:table-cell office:value-type="string" calcext:value-type="string">
            <text:p>26,1</text:p>
          </table:table-cell>
        </table:table-row>
        <table:table-row table:style-name="ro1">
          <table:table-cell office:value-type="string" calcext:value-type="string">
            <text:p>27,1</text:p>
          </table:table-cell>
        </table:table-row>
        <table:table-row table:style-name="ro1" table:visibility="filter">
          <table:table-cell office:value-type="string" calcext:value-type="string">
            <text:p>26,1</text:p>
          </table:table-cell>
        </table:table-row>
        <table:table-row table:style-name="ro1" table:visibility="filter">
          <table:table-cell office:value-type="string" calcext:value-type="string">
            <text:p>27,1</text:p>
          </table:table-cell>
        </table:table-row>
        <table:table-row table:style-name="ro1" table:visibility="filter">
          <table:table-cell office:value-type="string" calcext:value-type="string">
            <text:p>27,0</text:p>
          </table:table-cell>
        </table:table-row>
        <table:table-row table:style-name="ro1" table:visibility="filter">
          <table:table-cell office:value-type="string" calcext:value-type="string">
            <text:p>27,-1</text:p>
          </table:table-cell>
        </table:table-row>
        <table:table-row table:style-name="ro1" table:visibility="filter">
          <table:table-cell office:value-type="string" calcext:value-type="string">
            <text:p>27,-2</text:p>
          </table:table-cell>
        </table:table-row>
        <table:table-row table:style-name="ro1" table:visibility="filter">
          <table:table-cell office:value-type="string" calcext:value-type="string">
            <text:p>27,-3</text:p>
          </table:table-cell>
        </table:table-row>
        <table:table-row table:style-name="ro1" table:visibility="filter">
          <table:table-cell office:value-type="string" calcext:value-type="string">
            <text:p>27,-4</text:p>
          </table:table-cell>
        </table:table-row>
        <table:table-row table:style-name="ro1" table:visibility="filter">
          <table:table-cell office:value-type="string" calcext:value-type="string">
            <text:p>28,-4</text:p>
          </table:table-cell>
        </table:table-row>
        <table:table-row table:style-name="ro1">
          <table:table-cell office:value-type="string" calcext:value-type="string">
            <text:p>28,-5</text:p>
          </table:table-cell>
        </table:table-row>
        <table:table-row table:style-name="ro1">
          <table:table-cell office:value-type="string" calcext:value-type="string">
            <text:p>29,-5</text:p>
          </table:table-cell>
        </table:table-row>
        <table:table-row table:style-name="ro1">
          <table:table-cell office:value-type="string" calcext:value-type="string">
            <text:p>29,-6</text:p>
          </table:table-cell>
        </table:table-row>
        <table:table-row table:style-name="ro1" table:visibility="filter">
          <table:table-cell office:value-type="string" calcext:value-type="string">
            <text:p>29,-5</text:p>
          </table:table-cell>
        </table:table-row>
        <table:table-row table:style-name="ro1" table:visibility="filter">
          <table:table-cell office:value-type="string" calcext:value-type="string">
            <text:p>29,-4</text:p>
          </table:table-cell>
        </table:table-row>
        <table:table-row table:style-name="ro1">
          <table:table-cell office:value-type="string" calcext:value-type="string">
            <text:p>30,-4</text:p>
          </table:table-cell>
        </table:table-row>
        <table:table-row table:style-name="ro1">
          <table:table-cell office:value-type="string" calcext:value-type="string">
            <text:p>30,-3</text:p>
          </table:table-cell>
        </table:table-row>
        <table:table-row table:style-name="ro1" table:visibility="filter">
          <table:table-cell office:value-type="string" calcext:value-type="string">
            <text:p>29,-3</text:p>
          </table:table-cell>
        </table:table-row>
        <table:table-row table:style-name="ro1" table:visibility="filter">
          <table:table-cell office:value-type="string" calcext:value-type="string">
            <text:p>28,-3</text:p>
          </table:table-cell>
        </table:table-row>
        <table:table-row table:style-name="ro1" table:visibility="filter">
          <table:table-cell office:value-type="string" calcext:value-type="string">
            <text:p>28,-4</text:p>
          </table:table-cell>
        </table:table-row>
        <table:table-row table:style-name="ro1" table:visibility="filter">
          <table:table-cell office:value-type="string" calcext:value-type="string">
            <text:p>28,-5</text:p>
          </table:table-cell>
        </table:table-row>
        <table:table-row table:style-name="ro1" table:visibility="filter">
          <table:table-cell office:value-type="string" calcext:value-type="string">
            <text:p>28,-6</text:p>
          </table:table-cell>
        </table:table-row>
        <table:table-row table:style-name="ro1" table:visibility="filter">
          <table:table-cell office:value-type="string" calcext:value-type="string">
            <text:p>28,-7</text:p>
          </table:table-cell>
        </table:table-row>
        <table:table-row table:style-name="ro1" table:visibility="filter">
          <table:table-cell office:value-type="string" calcext:value-type="string">
            <text:p>27,-7</text:p>
          </table:table-cell>
        </table:table-row>
        <table:table-row table:style-name="ro1" table:visibility="filter">
          <table:table-cell office:value-type="string" calcext:value-type="string">
            <text:p>28,-7</text:p>
          </table:table-cell>
        </table:table-row>
        <table:table-row table:style-name="ro1">
          <table:table-cell office:value-type="string" calcext:value-type="string">
            <text:p>28,-8</text:p>
          </table:table-cell>
        </table:table-row>
        <table:table-row table:style-name="ro1" table:visibility="filter">
          <table:table-cell office:value-type="string" calcext:value-type="string">
            <text:p>28,-9</text:p>
          </table:table-cell>
        </table:table-row>
        <table:table-row table:style-name="ro1" table:visibility="filter">
          <table:table-cell office:value-type="string" calcext:value-type="string">
            <text:p>29,-9</text:p>
          </table:table-cell>
        </table:table-row>
        <table:table-row table:style-name="ro1" table:visibility="filter">
          <table:table-cell office:value-type="string" calcext:value-type="string">
            <text:p>30,-9</text:p>
          </table:table-cell>
        </table:table-row>
        <table:table-row table:style-name="ro1">
          <table:table-cell office:value-type="string" calcext:value-type="string">
            <text:p>30,-10</text:p>
          </table:table-cell>
        </table:table-row>
        <table:table-row table:style-name="ro1" table:visibility="filter">
          <table:table-cell office:value-type="string" calcext:value-type="string">
            <text:p>29,-10</text:p>
          </table:table-cell>
        </table:table-row>
        <table:table-row table:style-name="ro1" table:visibility="filter">
          <table:table-cell office:value-type="string" calcext:value-type="string">
            <text:p>28,-10</text:p>
          </table:table-cell>
        </table:table-row>
        <table:table-row table:style-name="ro1" table:visibility="filter">
          <table:table-cell office:value-type="string" calcext:value-type="string">
            <text:p>28,-9</text:p>
          </table:table-cell>
        </table:table-row>
        <table:table-row table:style-name="ro1" table:visibility="filter">
          <table:table-cell office:value-type="string" calcext:value-type="string">
            <text:p>27,-9</text:p>
          </table:table-cell>
        </table:table-row>
        <table:table-row table:style-name="ro1" table:visibility="filter">
          <table:table-cell office:value-type="string" calcext:value-type="string">
            <text:p>28,-9</text:p>
          </table:table-cell>
        </table:table-row>
        <table:table-row table:style-name="ro1" table:visibility="filter">
          <table:table-cell office:value-type="string" calcext:value-type="string">
            <text:p>28,-8</text:p>
          </table:table-cell>
        </table:table-row>
        <table:table-row table:style-name="ro1" table:visibility="filter">
          <table:table-cell office:value-type="string" calcext:value-type="string">
            <text:p>28,-7</text:p>
          </table:table-cell>
        </table:table-row>
        <table:table-row table:style-name="ro1" table:visibility="filter">
          <table:table-cell office:value-type="string" calcext:value-type="string">
            <text:p>28,-6</text:p>
          </table:table-cell>
        </table:table-row>
        <table:table-row table:style-name="ro1" table:visibility="filter">
          <table:table-cell office:value-type="string" calcext:value-type="string">
            <text:p>28,-7</text:p>
          </table:table-cell>
        </table:table-row>
        <table:table-row table:style-name="ro1" table:visibility="filter">
          <table:table-cell office:value-type="string" calcext:value-type="string">
            <text:p>28,-6</text:p>
          </table:table-cell>
        </table:table-row>
        <table:table-row table:style-name="ro1" table:visibility="filter">
          <table:table-cell office:value-type="string" calcext:value-type="string">
            <text:p>27,-6</text:p>
          </table:table-cell>
        </table:table-row>
        <table:table-row table:style-name="ro1" table:visibility="filter">
          <table:table-cell office:value-type="string" calcext:value-type="string">
            <text:p>28,-6</text:p>
          </table:table-cell>
        </table:table-row>
        <table:table-row table:style-name="ro1" table:visibility="filter">
          <table:table-cell office:value-type="string" calcext:value-type="string">
            <text:p>27,-6</text:p>
          </table:table-cell>
        </table:table-row>
        <table:table-row table:style-name="ro1" table:visibility="filter">
          <table:table-cell office:value-type="string" calcext:value-type="string">
            <text:p>28,-6</text:p>
          </table:table-cell>
        </table:table-row>
        <table:table-row table:style-name="ro1" table:visibility="filter">
          <table:table-cell office:value-type="string" calcext:value-type="string">
            <text:p>29,-6</text:p>
          </table:table-cell>
        </table:table-row>
        <table:table-row table:style-name="ro1" table:visibility="filter">
          <table:table-cell office:value-type="string" calcext:value-type="string">
            <text:p>29,-5</text:p>
          </table:table-cell>
        </table:table-row>
        <table:table-row table:style-name="ro1" table:visibility="filter">
          <table:table-cell office:value-type="string" calcext:value-type="string">
            <text:p>28,-5</text:p>
          </table:table-cell>
        </table:table-row>
        <table:table-row table:style-name="ro1" table:visibility="filter">
          <table:table-cell office:value-type="string" calcext:value-type="string">
            <text:p>27,-5</text:p>
          </table:table-cell>
        </table:table-row>
        <table:table-row table:style-name="ro1" table:visibility="filter">
          <table:table-cell office:value-type="string" calcext:value-type="string">
            <text:p>26,-5</text:p>
          </table:table-cell>
        </table:table-row>
        <table:table-row table:style-name="ro1" table:visibility="filter">
          <table:table-cell office:value-type="string" calcext:value-type="string">
            <text:p>26,-6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5,-7</text:p>
          </table:table-cell>
        </table:table-row>
        <table:table-row table:style-name="ro1" table:visibility="filter">
          <table:table-cell office:value-type="string" calcext:value-type="string">
            <text:p>24,-7</text:p>
          </table:table-cell>
        </table:table-row>
        <table:table-row table:style-name="ro1" table:visibility="filter">
          <table:table-cell office:value-type="string" calcext:value-type="string">
            <text:p>25,-7</text:p>
          </table:table-cell>
        </table:table-row>
        <table:table-row table:style-name="ro1" table:visibility="filter">
          <table:table-cell office:value-type="string" calcext:value-type="string">
            <text:p>26,-7</text:p>
          </table:table-cell>
        </table:table-row>
        <table:table-row table:style-name="ro1" table:visibility="filter">
          <table:table-cell office:value-type="string" calcext:value-type="string">
            <text:p>27,-7</text:p>
          </table:table-cell>
        </table:table-row>
        <table:table-row table:style-name="ro1" table:visibility="filter">
          <table:table-cell office:value-type="string" calcext:value-type="string">
            <text:p>28,-7</text:p>
          </table:table-cell>
        </table:table-row>
        <table:table-row table:style-name="ro1" table:visibility="filter">
          <table:table-cell office:value-type="string" calcext:value-type="string">
            <text:p>27,-7</text:p>
          </table:table-cell>
        </table:table-row>
        <table:table-row table:style-name="ro1" table:visibility="filter">
          <table:table-cell office:value-type="string" calcext:value-type="string">
            <text:p>28,-7</text:p>
          </table:table-cell>
        </table:table-row>
        <table:table-row table:style-name="ro1" table:visibility="filter">
          <table:table-cell office:value-type="string" calcext:value-type="string">
            <text:p>27,-7</text:p>
          </table:table-cell>
        </table:table-row>
        <table:table-row table:style-name="ro1" table:visibility="filter">
          <table:table-cell office:value-type="string" calcext:value-type="string">
            <text:p>27,-8</text:p>
          </table:table-cell>
        </table:table-row>
        <table:table-row table:style-name="ro1" table:visibility="filter">
          <table:table-cell office:value-type="string" calcext:value-type="string">
            <text:p>28,-8</text:p>
          </table:table-cell>
        </table:table-row>
        <table:table-row table:style-name="ro1" table:visibility="filter">
          <table:table-cell office:value-type="string" calcext:value-type="string">
            <text:p>28,-9</text:p>
          </table:table-cell>
        </table:table-row>
        <table:table-row table:style-name="ro1" table:visibility="filter">
          <table:table-cell office:value-type="string" calcext:value-type="string">
            <text:p>27,-9</text:p>
          </table:table-cell>
        </table:table-row>
        <table:table-row table:style-name="ro1" table:visibility="filter">
          <table:table-cell office:value-type="string" calcext:value-type="string">
            <text:p>27,-10</text:p>
          </table:table-cell>
        </table:table-row>
        <table:table-row table:style-name="ro1" table:visibility="filter">
          <table:table-cell office:value-type="string" calcext:value-type="string">
            <text:p>26,-10</text:p>
          </table:table-cell>
        </table:table-row>
        <table:table-row table:style-name="ro1" table:visibility="filter">
          <table:table-cell office:value-type="string" calcext:value-type="string">
            <text:p>27,-10</text:p>
          </table:table-cell>
        </table:table-row>
        <table:table-row table:style-name="ro1" table:visibility="filter">
          <table:table-cell office:value-type="string" calcext:value-type="string">
            <text:p>28,-10</text:p>
          </table:table-cell>
        </table:table-row>
        <table:table-row table:style-name="ro1" table:visibility="filter">
          <table:table-cell office:value-type="string" calcext:value-type="string">
            <text:p>28,-9</text:p>
          </table:table-cell>
        </table:table-row>
        <table:table-row table:style-name="ro1" table:visibility="filter">
          <table:table-cell office:value-type="string" calcext:value-type="string">
            <text:p>29,-9</text:p>
          </table:table-cell>
        </table:table-row>
        <table:table-row table:style-name="ro1" table:visibility="filter">
          <table:table-cell office:value-type="string" calcext:value-type="string">
            <text:p>29,-8</text:p>
          </table:table-cell>
        </table:table-row>
        <table:table-row table:style-name="ro1">
          <table:table-cell office:value-type="string" calcext:value-type="string">
            <text:p>29,-7</text:p>
          </table:table-cell>
        </table:table-row>
        <table:table-row table:style-name="ro1" table:visibility="filter">
          <table:table-cell office:value-type="string" calcext:value-type="string">
            <text:p>29,-6</text:p>
          </table:table-cell>
        </table:table-row>
        <table:table-row table:style-name="ro1" table:visibility="filter">
          <table:table-cell office:value-type="string" calcext:value-type="string">
            <text:p>29,-5</text:p>
          </table:table-cell>
        </table:table-row>
        <table:table-row table:style-name="ro1" table:visibility="filter">
          <table:table-cell office:value-type="string" calcext:value-type="string">
            <text:p>29,-6</text:p>
          </table:table-cell>
        </table:table-row>
        <table:table-row table:style-name="ro1" table:visibility="filter">
          <table:table-cell office:value-type="string" calcext:value-type="string">
            <text:p>29,-7</text:p>
          </table:table-cell>
        </table:table-row>
        <table:table-row table:style-name="ro1" table:visibility="filter">
          <table:table-cell office:value-type="string" calcext:value-type="string">
            <text:p>29,-6</text:p>
          </table:table-cell>
        </table:table-row>
        <table:table-row table:style-name="ro1" table:visibility="filter">
          <table:table-cell office:value-type="string" calcext:value-type="string">
            <text:p>29,-5</text:p>
          </table:table-cell>
        </table:table-row>
        <table:table-row table:style-name="ro1" table:visibility="filter">
          <table:table-cell office:value-type="string" calcext:value-type="string">
            <text:p>28,-5</text:p>
          </table:table-cell>
        </table:table-row>
        <table:table-row table:style-name="ro1" table:visibility="filter">
          <table:table-cell office:value-type="string" calcext:value-type="string">
            <text:p>27,-5</text:p>
          </table:table-cell>
        </table:table-row>
        <table:table-row table:style-name="ro1" table:visibility="filter">
          <table:table-cell office:value-type="string" calcext:value-type="string">
            <text:p>28,-5</text:p>
          </table:table-cell>
        </table:table-row>
        <table:table-row table:style-name="ro1" table:visibility="filter">
          <table:table-cell office:value-type="string" calcext:value-type="string">
            <text:p>27,-5</text:p>
          </table:table-cell>
        </table:table-row>
        <table:table-row table:style-name="ro1" table:visibility="filter">
          <table:table-cell office:value-type="string" calcext:value-type="string">
            <text:p>27,-4</text:p>
          </table:table-cell>
        </table:table-row>
        <table:table-row table:style-name="ro1" table:visibility="filter">
          <table:table-cell office:value-type="string" calcext:value-type="string">
            <text:p>27,-3</text:p>
          </table:table-cell>
        </table:table-row>
        <table:table-row table:style-name="ro1" table:visibility="filter">
          <table:table-cell office:value-type="string" calcext:value-type="string">
            <text:p>26,-3</text:p>
          </table:table-cell>
        </table:table-row>
        <table:table-row table:style-name="ro1" table:visibility="filter">
          <table:table-cell office:value-type="string" calcext:value-type="string">
            <text:p>25,-3</text:p>
          </table:table-cell>
        </table:table-row>
        <table:table-row table:style-name="ro1" table:visibility="filter">
          <table:table-cell office:value-type="string" calcext:value-type="string">
            <text:p>25,-4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4,-5</text:p>
          </table:table-cell>
        </table:table-row>
        <table:table-row table:style-name="ro1" table:visibility="filter">
          <table:table-cell office:value-type="string" calcext:value-type="string">
            <text:p>24,-4</text:p>
          </table:table-cell>
        </table:table-row>
        <table:table-row table:style-name="ro1">
          <table:table-cell office:value-type="string" calcext:value-type="string">
            <text:p>23,-4</text:p>
          </table:table-cell>
        </table:table-row>
        <table:table-row table:style-name="ro1" table:visibility="filter">
          <table:table-cell office:value-type="string" calcext:value-type="string">
            <text:p>24,-4</text:p>
          </table:table-cell>
        </table:table-row>
        <table:table-row table:style-name="ro1" table:visibility="filter">
          <table:table-cell office:value-type="string" calcext:value-type="string">
            <text:p>24,-5</text:p>
          </table:table-cell>
        </table:table-row>
        <table:table-row table:style-name="ro1" table:visibility="filter">
          <table:table-cell office:value-type="string" calcext:value-type="string">
            <text:p>25,-5</text:p>
          </table:table-cell>
        </table:table-row>
        <table:table-row table:style-name="ro1" table:visibility="filter">
          <table:table-cell office:value-type="string" calcext:value-type="string">
            <text:p>25,-6</text:p>
          </table:table-cell>
        </table:table-row>
        <table:table-row table:style-name="ro1" table:visibility="filter">
          <table:table-cell office:value-type="string" calcext:value-type="string">
            <text:p>25,-7</text:p>
          </table:table-cell>
        </table:table-row>
        <table:table-row table:style-name="ro1" table:visibility="filter">
          <table:table-cell office:value-type="string" calcext:value-type="string">
            <text:p>24,-7</text:p>
          </table:table-cell>
        </table:table-row>
        <table:table-row table:style-name="ro1" table:visibility="filter">
          <table:table-cell office:value-type="string" calcext:value-type="string">
            <text:p>24,-8</text:p>
          </table:table-cell>
        </table:table-row>
        <table:table-row table:style-name="ro1" table:visibility="filter">
          <table:table-cell office:value-type="string" calcext:value-type="string">
            <text:p>23,-8</text:p>
          </table:table-cell>
        </table:table-row>
        <table:table-row table:style-name="ro1" table:visibility="filter">
          <table:table-cell office:value-type="string" calcext:value-type="string">
            <text:p>24,-8</text:p>
          </table:table-cell>
        </table:table-row>
        <table:table-row table:style-name="ro1" table:visibility="filter">
          <table:table-cell office:value-type="string" calcext:value-type="string">
            <text:p>23,-8</text:p>
          </table:table-cell>
        </table:table-row>
        <table:table-row table:style-name="ro1" table:visibility="filter">
          <table:table-cell office:value-type="string" calcext:value-type="string">
            <text:p>22,-8</text:p>
          </table:table-cell>
        </table:table-row>
        <table:table-row table:style-name="ro1">
          <table:table-cell office:value-type="string" calcext:value-type="string">
            <text:p>21,-8</text:p>
          </table:table-cell>
        </table:table-row>
        <table:table-row table:style-name="ro1">
          <table:table-cell office:value-type="string" calcext:value-type="string">
            <text:p>21,-7</text:p>
          </table:table-cell>
        </table:table-row>
        <table:table-row table:style-name="ro1">
          <table:table-cell office:value-type="string" calcext:value-type="string">
            <text:p>20,-7</text:p>
          </table:table-cell>
        </table:table-row>
        <table:table-row table:style-name="ro1">
          <table:table-cell office:value-type="string" calcext:value-type="string">
            <text:p>19,-7</text:p>
          </table:table-cell>
        </table:table-row>
        <table:table-row table:style-name="ro1">
          <table:table-cell office:value-type="string" calcext:value-type="string">
            <text:p>19,-8</text:p>
          </table:table-cell>
        </table:table-row>
        <table:table-row table:style-name="ro1" table:visibility="filter">
          <table:table-cell office:value-type="string" calcext:value-type="string">
            <text:p>18,-8</text:p>
          </table:table-cell>
        </table:table-row>
        <table:table-row table:style-name="ro1" table:visibility="filter">
          <table:table-cell office:value-type="string" calcext:value-type="string">
            <text:p>17,-8</text:p>
          </table:table-cell>
        </table:table-row>
        <table:table-row table:style-name="ro1" table:visibility="filter">
          <table:table-cell office:value-type="string" calcext:value-type="string">
            <text:p>16,-8</text:p>
          </table:table-cell>
        </table:table-row>
        <table:table-row table:style-name="ro1">
          <table:table-cell office:value-type="string" calcext:value-type="string">
            <text:p>15,-8</text:p>
          </table:table-cell>
        </table:table-row>
        <table:table-row table:style-name="ro1" table:visibility="filter">
          <table:table-cell office:value-type="string" calcext:value-type="string">
            <text:p>16,-8</text:p>
          </table:table-cell>
        </table:table-row>
        <table:table-row table:style-name="ro1" table:visibility="filter">
          <table:table-cell office:value-type="string" calcext:value-type="string">
            <text:p>16,-9</text:p>
          </table:table-cell>
        </table:table-row>
        <table:table-row table:style-name="ro1">
          <table:table-cell office:value-type="string" calcext:value-type="string">
            <text:p>15,-9</text:p>
          </table:table-cell>
        </table:table-row>
        <table:table-row table:style-name="ro1" table:visibility="filter">
          <table:table-cell office:value-type="string" calcext:value-type="string">
            <text:p>16,-9</text:p>
          </table:table-cell>
        </table:table-row>
        <table:table-row table:style-name="ro1" table:visibility="filter">
          <table:table-cell office:value-type="string" calcext:value-type="string">
            <text:p>17,-9</text:p>
          </table:table-cell>
        </table:table-row>
        <table:table-row table:style-name="ro1" table:visibility="filter">
          <table:table-cell office:value-type="string" calcext:value-type="string">
            <text:p>17,-8</text:p>
          </table:table-cell>
        </table:table-row>
        <table:table-row table:style-name="ro1" table:visibility="filter">
          <table:table-cell office:value-type="string" calcext:value-type="string">
            <text:p>16,-8</text:p>
          </table:table-cell>
        </table:table-row>
        <table:table-row table:style-name="ro1">
          <table:table-cell office:value-type="string" calcext:value-type="string">
            <text:p>16,-7</text:p>
          </table:table-cell>
        </table:table-row>
        <table:table-row table:style-name="ro1" table:visibility="filter">
          <table:table-cell office:value-type="string" calcext:value-type="string">
            <text:p>17,-7</text:p>
          </table:table-cell>
        </table:table-row>
        <table:table-row table:style-name="ro1" table:visibility="filter">
          <table:table-cell office:value-type="string" calcext:value-type="string">
            <text:p>17,-6</text:p>
          </table:table-cell>
        </table:table-row>
        <table:table-row table:style-name="ro1" table:visibility="filter">
          <table:table-cell office:value-type="string" calcext:value-type="string">
            <text:p>18,-6</text:p>
          </table:table-cell>
        </table:table-row>
        <table:table-row table:style-name="ro1" table:visibility="filter">
          <table:table-cell office:value-type="string" calcext:value-type="string">
            <text:p>19,-6</text:p>
          </table:table-cell>
        </table:table-row>
        <table:table-row table:style-name="ro1" table:visibility="filter">
          <table:table-cell office:value-type="string" calcext:value-type="string">
            <text:p>18,-6</text:p>
          </table:table-cell>
        </table:table-row>
        <table:table-row table:style-name="ro1" table:visibility="filter">
          <table:table-cell office:value-type="string" calcext:value-type="string">
            <text:p>18,-7</text:p>
          </table:table-cell>
        </table:table-row>
        <table:table-row table:style-name="ro1" table:visibility="filter">
          <table:table-cell office:value-type="string" calcext:value-type="string">
            <text:p>19,-7</text:p>
          </table:table-cell>
        </table:table-row>
        <table:table-row table:style-name="ro1" table:visibility="filter">
          <table:table-cell office:value-type="string" calcext:value-type="string">
            <text:p>19,-8</text:p>
          </table:table-cell>
        </table:table-row>
        <table:table-row table:style-name="ro1">
          <table:table-cell office:value-type="string" calcext:value-type="string">
            <text:p>20,-8</text:p>
          </table:table-cell>
        </table:table-row>
        <table:table-row table:style-name="ro1" table:visibility="filter">
          <table:table-cell office:value-type="string" calcext:value-type="string">
            <text:p>21,-8</text:p>
          </table:table-cell>
        </table:table-row>
        <table:table-row table:style-name="ro1" table:visibility="filter">
          <table:table-cell office:value-type="string" calcext:value-type="string">
            <text:p>20,-8</text:p>
          </table:table-cell>
        </table:table-row>
        <table:table-row table:style-name="ro1" table:visibility="filter">
          <table:table-cell office:value-type="string" calcext:value-type="string">
            <text:p>20,-7</text:p>
          </table:table-cell>
        </table:table-row>
        <table:table-row table:style-name="ro1" table:visibility="filter">
          <table:table-cell office:value-type="string" calcext:value-type="string">
            <text:p>20,-6</text:p>
          </table:table-cell>
        </table:table-row>
        <table:table-row table:style-name="ro1" table:visibility="filter">
          <table:table-cell office:value-type="string" calcext:value-type="string">
            <text:p>19,-6</text:p>
          </table:table-cell>
        </table:table-row>
        <table:table-row table:style-name="ro1" table:visibility="filter">
          <table:table-cell office:value-type="string" calcext:value-type="string">
            <text:p>20,-6</text:p>
          </table:table-cell>
        </table:table-row>
        <table:table-row table:style-name="ro1" table:visibility="filter">
          <table:table-cell office:value-type="string" calcext:value-type="string">
            <text:p>21,-6</text:p>
          </table:table-cell>
        </table:table-row>
        <table:table-row table:style-name="ro1" table:visibility="filter">
          <table:table-cell office:value-type="string" calcext:value-type="string">
            <text:p>20,-6</text:p>
          </table:table-cell>
        </table:table-row>
        <table:table-row table:style-name="ro1" table:visibility="filter">
          <table:table-cell office:value-type="string" calcext:value-type="string">
            <text:p>19,-6</text:p>
          </table:table-cell>
        </table:table-row>
        <table:table-row table:style-name="ro1" table:visibility="filter">
          <table:table-cell office:value-type="string" calcext:value-type="string">
            <text:p>18,-6</text:p>
          </table:table-cell>
        </table:table-row>
        <table:table-row table:style-name="ro1" table:visibility="filter">
          <table:table-cell office:value-type="string" calcext:value-type="string">
            <text:p>19,-6</text:p>
          </table:table-cell>
        </table:table-row>
        <table:table-row table:style-name="ro1" table:visibility="filter">
          <table:table-cell office:value-type="string" calcext:value-type="string">
            <text:p>18,-6</text:p>
          </table:table-cell>
        </table:table-row>
        <table:table-row table:style-name="ro1" table:visibility="filter">
          <table:table-cell office:value-type="string" calcext:value-type="string">
            <text:p>17,-6</text:p>
          </table:table-cell>
        </table:table-row>
        <table:table-row table:style-name="ro1" table:visibility="filter">
          <table:table-cell office:value-type="string" calcext:value-type="string">
            <text:p>18,-6</text:p>
          </table:table-cell>
        </table:table-row>
        <table:table-row table:style-name="ro1" table:visibility="filter">
          <table:table-cell office:value-type="string" calcext:value-type="string">
            <text:p>17,-6</text:p>
          </table:table-cell>
        </table:table-row>
        <table:table-row table:style-name="ro1" table:visibility="filter">
          <table:table-cell office:value-type="string" calcext:value-type="string">
            <text:p>17,-7</text:p>
          </table:table-cell>
        </table:table-row>
        <table:table-row table:style-name="ro1" table:visibility="filter">
          <table:table-cell office:value-type="string" calcext:value-type="string">
            <text:p>17,-6</text:p>
          </table:table-cell>
        </table:table-row>
        <table:table-row table:style-name="ro1" table:visibility="filter">
          <table:table-cell office:value-type="string" calcext:value-type="string">
            <text:p>17,-5</text:p>
          </table:table-cell>
        </table:table-row>
        <table:table-row table:style-name="ro1" table:visibility="filter">
          <table:table-cell office:value-type="string" calcext:value-type="string">
            <text:p>17,-6</text:p>
          </table:table-cell>
        </table:table-row>
        <table:table-row table:style-name="ro1">
          <table:table-cell office:value-type="string" calcext:value-type="string">
            <text:p>16,-6</text:p>
          </table:table-cell>
        </table:table-row>
        <table:table-row table:style-name="ro1">
          <table:table-cell office:value-type="string" calcext:value-type="string">
            <text:p>15,-6</text:p>
          </table:table-cell>
        </table:table-row>
        <table:table-row table:style-name="ro1" table:visibility="filter">
          <table:table-cell office:value-type="string" calcext:value-type="string">
            <text:p>16,-6</text:p>
          </table:table-cell>
        </table:table-row>
        <table:table-row table:style-name="ro1" table:visibility="filter">
          <table:table-cell office:value-type="string" calcext:value-type="string">
            <text:p>15,-6</text:p>
          </table:table-cell>
        </table:table-row>
        <table:table-row table:style-name="ro1" table:visibility="filter">
          <table:table-cell office:value-type="string" calcext:value-type="string">
            <text:p>15,-5</text:p>
          </table:table-cell>
        </table:table-row>
        <table:table-row table:style-name="ro1">
          <table:table-cell office:value-type="string" calcext:value-type="string">
            <text:p>14,-5</text:p>
          </table:table-cell>
        </table:table-row>
        <table:table-row table:style-name="ro1">
          <table:table-cell office:value-type="string" calcext:value-type="string">
            <text:p>14,-4</text:p>
          </table:table-cell>
        </table:table-row>
        <table:table-row table:style-name="ro1" table:visibility="filter">
          <table:table-cell office:value-type="string" calcext:value-type="string">
            <text:p>14,-5</text:p>
          </table:table-cell>
        </table:table-row>
        <table:table-row table:style-name="ro1">
          <table:table-cell office:value-type="string" calcext:value-type="string">
            <text:p>13,-5</text:p>
          </table:table-cell>
        </table:table-row>
        <table:table-row table:style-name="ro1">
          <table:table-cell office:value-type="string" calcext:value-type="string">
            <text:p>13,-6</text:p>
          </table:table-cell>
        </table:table-row>
        <table:table-row table:style-name="ro1" table:visibility="filter">
          <table:table-cell office:value-type="string" calcext:value-type="string">
            <text:p>13,-5</text:p>
          </table:table-cell>
        </table:table-row>
        <table:table-row table:style-name="ro1" table:visibility="filter">
          <table:table-cell office:value-type="string" calcext:value-type="string">
            <text:p>14,-5</text:p>
          </table:table-cell>
        </table:table-row>
        <table:table-row table:style-name="ro1" table:visibility="filter">
          <table:table-cell office:value-type="string" calcext:value-type="string">
            <text:p>13,-5</text:p>
          </table:table-cell>
        </table:table-row>
        <table:table-row table:style-name="ro1">
          <table:table-cell office:value-type="string" calcext:value-type="string">
            <text:p>13,-4</text:p>
          </table:table-cell>
        </table:table-row>
        <table:table-row table:style-name="ro1" table:visibility="filter">
          <table:table-cell office:value-type="string" calcext:value-type="string">
            <text:p>13,-3</text:p>
          </table:table-cell>
        </table:table-row>
        <table:table-row table:style-name="ro1" table:visibility="filter">
          <table:table-cell office:value-type="string" calcext:value-type="string">
            <text:p>13,-4</text:p>
          </table:table-cell>
        </table:table-row>
        <table:table-row table:style-name="ro1" table:visibility="filter">
          <table:table-cell office:value-type="string" calcext:value-type="string">
            <text:p>12,-4</text:p>
          </table:table-cell>
        </table:table-row>
        <table:table-row table:style-name="ro1" table:visibility="filter">
          <table:table-cell office:value-type="string" calcext:value-type="string">
            <text:p>11,-4</text:p>
          </table:table-cell>
        </table:table-row>
        <table:table-row table:style-name="ro1" table:visibility="filter">
          <table:table-cell office:value-type="string" calcext:value-type="string">
            <text:p>12,-4</text:p>
          </table:table-cell>
        </table:table-row>
        <table:table-row table:style-name="ro1" table:visibility="filter">
          <table:table-cell office:value-type="string" calcext:value-type="string">
            <text:p>13,-4</text:p>
          </table:table-cell>
        </table:table-row>
        <table:table-row table:style-name="ro1" table:visibility="filter">
          <table:table-cell office:value-type="string" calcext:value-type="string">
            <text:p>12,-4</text:p>
          </table:table-cell>
        </table:table-row>
        <table:table-row table:style-name="ro1" table:visibility="filter">
          <table:table-cell office:value-type="string" calcext:value-type="string">
            <text:p>11,-4</text:p>
          </table:table-cell>
        </table:table-row>
        <table:table-row table:style-name="ro1" table:visibility="filter">
          <table:table-cell office:value-type="string" calcext:value-type="string">
            <text:p>10,-4</text:p>
          </table:table-cell>
        </table:table-row>
        <table:table-row table:style-name="ro1" table:visibility="filter">
          <table:table-cell office:value-type="string" calcext:value-type="string">
            <text:p>9,-4</text:p>
          </table:table-cell>
        </table:table-row>
        <table:table-row table:style-name="ro1" table:visibility="filter">
          <table:table-cell office:value-type="string" calcext:value-type="string">
            <text:p>9,-3</text:p>
          </table:table-cell>
        </table:table-row>
        <table:table-row table:style-name="ro1" table:visibility="filter">
          <table:table-cell office:value-type="string" calcext:value-type="string">
            <text:p>10,-3</text:p>
          </table:table-cell>
        </table:table-row>
        <table:table-row table:style-name="ro1" table:visibility="filter">
          <table:table-cell office:value-type="string" calcext:value-type="string">
            <text:p>10,-4</text:p>
          </table:table-cell>
        </table:table-row>
        <table:table-row table:style-name="ro1" table:visibility="filter">
          <table:table-cell office:value-type="string" calcext:value-type="string">
            <text:p>10,-3</text:p>
          </table:table-cell>
        </table:table-row>
        <table:table-row table:style-name="ro1" table:visibility="filter">
          <table:table-cell office:value-type="string" calcext:value-type="string">
            <text:p>9,-3</text:p>
          </table:table-cell>
        </table:table-row>
        <table:table-row table:style-name="ro1" table:visibility="filter">
          <table:table-cell office:value-type="string" calcext:value-type="string">
            <text:p>9,-4</text:p>
          </table:table-cell>
        </table:table-row>
        <table:table-row table:style-name="ro1" table:visibility="filter">
          <table:table-cell office:value-type="string" calcext:value-type="string">
            <text:p>10,-4</text:p>
          </table:table-cell>
        </table:table-row>
        <table:table-row table:style-name="ro1" table:visibility="filter">
          <table:table-cell office:value-type="string" calcext:value-type="string">
            <text:p>11,-4</text:p>
          </table:table-cell>
        </table:table-row>
        <table:table-row table:style-name="ro1" table:visibility="filter">
          <table:table-cell office:value-type="string" calcext:value-type="string">
            <text:p>10,-4</text:p>
          </table:table-cell>
        </table:table-row>
        <table:table-row table:style-name="ro1">
          <table:table-cell office:value-type="string" calcext:value-type="string">
            <text:p>10,-5</text:p>
          </table:table-cell>
        </table:table-row>
        <table:table-row table:style-name="ro1" table:visibility="filter">
          <table:table-cell office:value-type="string" calcext:value-type="string">
            <text:p>10,-4</text:p>
          </table:table-cell>
        </table:table-row>
        <table:table-row table:style-name="ro1" table:visibility="filter">
          <table:table-cell office:value-type="string" calcext:value-type="string">
            <text:p>11,-4</text:p>
          </table:table-cell>
        </table:table-row>
        <table:table-row table:style-name="ro1" table:visibility="filter">
          <table:table-cell office:value-type="string" calcext:value-type="string">
            <text:p>10,-4</text:p>
          </table:table-cell>
        </table:table-row>
        <table:table-row table:style-name="ro1" table:visibility="filter">
          <table:table-cell office:value-type="string" calcext:value-type="string">
            <text:p>10,-5</text:p>
          </table:table-cell>
        </table:table-row>
        <table:table-row table:style-name="ro1">
          <table:table-cell office:value-type="string" calcext:value-type="string">
            <text:p>9,-5</text:p>
          </table:table-cell>
        </table:table-row>
        <table:table-row table:style-name="ro1">
          <table:table-cell office:value-type="string" calcext:value-type="string">
            <text:p>9,-6</text:p>
          </table:table-cell>
        </table:table-row>
        <table:table-row table:style-name="ro1">
          <table:table-cell office:value-type="string" calcext:value-type="string">
            <text:p>9,-7</text:p>
          </table:table-cell>
        </table:table-row>
        <table:table-row table:style-name="ro1">
          <table:table-cell office:value-type="string" calcext:value-type="string">
            <text:p>9,-8</text:p>
          </table:table-cell>
        </table:table-row>
        <table:table-row table:style-name="ro1">
          <table:table-cell office:value-type="string" calcext:value-type="string">
            <text:p>10,-8</text:p>
          </table:table-cell>
        </table:table-row>
        <table:table-row table:style-name="ro1">
          <table:table-cell office:value-type="string" calcext:value-type="string">
            <text:p>10,-9</text:p>
          </table:table-cell>
        </table:table-row>
        <table:table-row table:style-name="ro1" table:visibility="filter">
          <table:table-cell office:value-type="string" calcext:value-type="string">
            <text:p>10,-8</text:p>
          </table:table-cell>
        </table:table-row>
        <table:table-row table:style-name="ro1" table:visibility="filter">
          <table:table-cell office:value-type="string" calcext:value-type="string">
            <text:p>10,-9</text:p>
          </table:table-cell>
        </table:table-row>
        <table:table-row table:style-name="ro1" table:visibility="filter">
          <table:table-cell office:value-type="string" calcext:value-type="string">
            <text:p>10,-8</text:p>
          </table:table-cell>
        </table:table-row>
        <table:table-row table:style-name="ro1" table:visibility="filter">
          <table:table-cell office:value-type="string" calcext:value-type="string">
            <text:p>9,-8</text:p>
          </table:table-cell>
        </table:table-row>
        <table:table-row table:style-name="ro1">
          <table:table-cell office:value-type="string" calcext:value-type="string">
            <text:p>9,-9</text:p>
          </table:table-cell>
        </table:table-row>
        <table:table-row table:style-name="ro1" table:visibility="filter">
          <table:table-cell office:value-type="string" calcext:value-type="string">
            <text:p>10,-9</text:p>
          </table:table-cell>
        </table:table-row>
        <table:table-row table:style-name="ro1" table:visibility="filter">
          <table:table-cell office:value-type="string" calcext:value-type="string">
            <text:p>9,-9</text:p>
          </table:table-cell>
        </table:table-row>
        <table:table-row table:style-name="ro1">
          <table:table-cell office:value-type="string" calcext:value-type="string">
            <text:p>8,-9</text:p>
          </table:table-cell>
        </table:table-row>
        <table:table-row table:style-name="ro1" table:visibility="filter">
          <table:table-cell office:value-type="string" calcext:value-type="string">
            <text:p>9,-9</text:p>
          </table:table-cell>
        </table:table-row>
        <table:table-row table:style-name="ro1" table:visibility="filter">
          <table:table-cell office:value-type="string" calcext:value-type="string">
            <text:p>10,-9</text:p>
          </table:table-cell>
        </table:table-row>
        <table:table-row table:style-name="ro1">
          <table:table-cell office:value-type="string" calcext:value-type="string">
            <text:p>10,-10</text:p>
          </table:table-cell>
        </table:table-row>
        <table:table-row table:style-name="ro1">
          <table:table-cell office:value-type="string" calcext:value-type="string">
            <text:p>9,-10</text:p>
          </table:table-cell>
        </table:table-row>
        <table:table-row table:style-name="ro1" table:visibility="filter">
          <table:table-cell office:value-type="string" calcext:value-type="string">
            <text:p>10,-10</text:p>
          </table:table-cell>
        </table:table-row>
        <table:table-row table:style-name="ro1" table:visibility="filter">
          <table:table-cell office:value-type="string" calcext:value-type="string">
            <text:p>9,-10</text:p>
          </table:table-cell>
        </table:table-row>
        <table:table-row table:style-name="ro1">
          <table:table-cell office:value-type="string" calcext:value-type="string">
            <text:p>8,-10</text:p>
          </table:table-cell>
        </table:table-row>
        <table:table-row table:style-name="ro1">
          <table:table-cell office:value-type="string" calcext:value-type="string">
            <text:p>8,-11</text:p>
          </table:table-cell>
        </table:table-row>
        <table:table-row table:style-name="ro1">
          <table:table-cell office:value-type="string" calcext:value-type="string">
            <text:p>9,-11</text:p>
          </table:table-cell>
        </table:table-row>
        <table:table-row table:style-name="ro1" table:visibility="filter">
          <table:table-cell office:value-type="string" calcext:value-type="string">
            <text:p>9,-10</text:p>
          </table:table-cell>
        </table:table-row>
        <table:table-row table:style-name="ro1" table:visibility="filter">
          <table:table-cell office:value-type="string" calcext:value-type="string">
            <text:p>8,-10</text:p>
          </table:table-cell>
        </table:table-row>
        <table:table-row table:style-name="ro1" table:visibility="filter">
          <table:table-cell office:value-type="string" calcext:value-type="string">
            <text:p>9,-10</text:p>
          </table:table-cell>
        </table:table-row>
        <table:table-row table:style-name="ro1" table:visibility="filter">
          <table:table-cell office:value-type="string" calcext:value-type="string">
            <text:p>10,-10</text:p>
          </table:table-cell>
        </table:table-row>
        <table:table-row table:style-name="ro1" table:visibility="filter">
          <table:table-cell office:value-type="string" calcext:value-type="string">
            <text:p>9,-10</text:p>
          </table:table-cell>
        </table:table-row>
        <table:table-row table:style-name="ro1" table:visibility="filter">
          <table:table-cell office:value-type="string" calcext:value-type="string">
            <text:p>10,-10</text:p>
          </table:table-cell>
        </table:table-row>
        <table:table-row table:style-name="ro1">
          <table:table-cell office:value-type="string" calcext:value-type="string">
            <text:p>11,-10</text:p>
          </table:table-cell>
        </table:table-row>
        <table:table-row table:style-name="ro1">
          <table:table-cell office:value-type="string" calcext:value-type="string">
            <text:p>11,-9</text:p>
          </table:table-cell>
        </table:table-row>
        <table:table-row table:style-name="ro1">
          <table:table-cell office:value-type="string" calcext:value-type="string">
            <text:p>12,-9</text:p>
          </table:table-cell>
        </table:table-row>
        <table:table-row table:style-name="ro1" table:visibility="filter">
          <table:table-cell office:value-type="string" calcext:value-type="string">
            <text:p>11,-9</text:p>
          </table:table-cell>
        </table:table-row>
        <table:table-row table:style-name="ro1" table:visibility="filter">
          <table:table-cell office:value-type="string" calcext:value-type="string">
            <text:p>12,-9</text:p>
          </table:table-cell>
        </table:table-row>
        <table:table-row table:style-name="ro1">
          <table:table-cell office:value-type="string" calcext:value-type="string">
            <text:p>12,-10</text:p>
          </table:table-cell>
        </table:table-row>
        <table:table-row table:style-name="ro1" table:visibility="filter">
          <table:table-cell office:value-type="string" calcext:value-type="string">
            <text:p>12,-9</text:p>
          </table:table-cell>
        </table:table-row>
        <table:table-row table:style-name="ro1" table:visibility="filter">
          <table:table-cell office:value-type="string" calcext:value-type="string">
            <text:p>12,-10</text:p>
          </table:table-cell>
        </table:table-row>
        <table:table-row table:style-name="ro1">
          <table:table-cell office:value-type="string" calcext:value-type="string">
            <text:p>13,-10</text:p>
          </table:table-cell>
        </table:table-row>
        <table:table-row table:style-name="ro1">
          <table:table-cell office:value-type="string" calcext:value-type="string">
            <text:p>13,-11</text:p>
          </table:table-cell>
        </table:table-row>
        <table:table-row table:style-name="ro1">
          <table:table-cell office:value-type="string" calcext:value-type="string">
            <text:p>12,-11</text:p>
          </table:table-cell>
        </table:table-row>
        <table:table-row table:style-name="ro1">
          <table:table-cell office:value-type="string" calcext:value-type="string">
            <text:p>11,-11</text:p>
          </table:table-cell>
        </table:table-row>
        <table:table-row table:style-name="ro1" table:visibility="filter">
          <table:table-cell office:value-type="string" calcext:value-type="string">
            <text:p>12,-11</text:p>
          </table:table-cell>
        </table:table-row>
        <table:table-row table:style-name="ro1">
          <table:table-cell office:value-type="string" calcext:value-type="string">
            <text:p>12,-12</text:p>
          </table:table-cell>
        </table:table-row>
        <table:table-row table:style-name="ro1">
          <table:table-cell office:value-type="string" calcext:value-type="string">
            <text:p>11,-12</text:p>
          </table:table-cell>
        </table:table-row>
        <table:table-row table:style-name="ro1" table:visibility="filter">
          <table:table-cell office:value-type="string" calcext:value-type="string">
            <text:p>12,-12</text:p>
          </table:table-cell>
        </table:table-row>
        <table:table-row table:style-name="ro1">
          <table:table-cell office:value-type="string" calcext:value-type="string">
            <text:p>12,-13</text:p>
          </table:table-cell>
        </table:table-row>
        <table:table-row table:style-name="ro1" table:visibility="filter">
          <table:table-cell office:value-type="string" calcext:value-type="string">
            <text:p>12,-12</text:p>
          </table:table-cell>
        </table:table-row>
        <table:table-row table:style-name="ro1" table:visibility="filter">
          <table:table-cell office:value-type="string" calcext:value-type="string">
            <text:p>12,-11</text:p>
          </table:table-cell>
        </table:table-row>
        <table:table-row table:style-name="ro1" table:visibility="filter">
          <table:table-cell office:value-type="string" calcext:value-type="string">
            <text:p>13,-11</text:p>
          </table:table-cell>
        </table:table-row>
        <table:table-row table:style-name="ro1" table:visibility="filter">
          <table:table-cell office:value-type="string" calcext:value-type="string">
            <text:p>12,-11</text:p>
          </table:table-cell>
        </table:table-row>
        <table:table-row table:style-name="ro1" table:visibility="filter">
          <table:table-cell office:value-type="string" calcext:value-type="string">
            <text:p>11,-11</text:p>
          </table:table-cell>
        </table:table-row>
        <table:table-row table:style-name="ro1" table:visibility="filter">
          <table:table-cell office:value-type="string" calcext:value-type="string">
            <text:p>12,-11</text:p>
          </table:table-cell>
        </table:table-row>
        <table:table-row table:style-name="ro1" table:visibility="filter">
          <table:table-cell office:value-type="string" calcext:value-type="string">
            <text:p>13,-11</text:p>
          </table:table-cell>
        </table:table-row>
        <table:table-row table:style-name="ro1">
          <table:table-cell office:value-type="string" calcext:value-type="string">
            <text:p>14,-11</text:p>
          </table:table-cell>
        </table:table-row>
        <table:table-row table:style-name="ro1">
          <table:table-cell office:value-type="string" calcext:value-type="string">
            <text:p>14,-12</text:p>
          </table:table-cell>
        </table:table-row>
        <table:table-row table:style-name="ro1">
          <table:table-cell office:value-type="string" calcext:value-type="string">
            <text:p>13,-12</text:p>
          </table:table-cell>
        </table:table-row>
        <table:table-row table:style-name="ro1" table:visibility="filter">
          <table:table-cell office:value-type="string" calcext:value-type="string">
            <text:p>12,-12</text:p>
          </table:table-cell>
        </table:table-row>
        <table:table-row table:style-name="ro1" table:visibility="filter">
          <table:table-cell office:value-type="string" calcext:value-type="string">
            <text:p>13,-12</text:p>
          </table:table-cell>
        </table:table-row>
        <table:table-row table:style-name="ro1" table:visibility="filter">
          <table:table-cell office:value-type="string" calcext:value-type="string">
            <text:p>14,-12</text:p>
          </table:table-cell>
        </table:table-row>
        <table:table-row table:style-name="ro1">
          <table:table-cell office:value-type="string" calcext:value-type="string">
            <text:p>15,-12</text:p>
          </table:table-cell>
        </table:table-row>
        <table:table-row table:style-name="ro1">
          <table:table-cell office:value-type="string" calcext:value-type="string">
            <text:p>16,-12</text:p>
          </table:table-cell>
        </table:table-row>
        <table:table-row table:style-name="ro1">
          <table:table-cell office:value-type="string" calcext:value-type="string">
            <text:p>16,-11</text:p>
          </table:table-cell>
        </table:table-row>
        <table:table-row table:style-name="ro1">
          <table:table-cell office:value-type="string" calcext:value-type="string">
            <text:p>17,-11</text:p>
          </table:table-cell>
        </table:table-row>
        <table:table-row table:style-name="ro1">
          <table:table-cell office:value-type="string" calcext:value-type="string">
            <text:p>17,-12</text:p>
          </table:table-cell>
        </table:table-row>
        <table:table-row table:style-name="ro1">
          <table:table-cell office:value-type="string" calcext:value-type="string">
            <text:p>18,-12</text:p>
          </table:table-cell>
        </table:table-row>
        <table:table-row table:style-name="ro1">
          <table:table-cell office:value-type="string" calcext:value-type="string">
            <text:p>19,-12</text:p>
          </table:table-cell>
        </table:table-row>
        <table:table-row table:style-name="ro1" table:visibility="filter">
          <table:table-cell office:value-type="string" calcext:value-type="string">
            <text:p>18,-12</text:p>
          </table:table-cell>
        </table:table-row>
        <table:table-row table:style-name="ro1">
          <table:table-cell office:value-type="string" calcext:value-type="string">
            <text:p>18,-13</text:p>
          </table:table-cell>
        </table:table-row>
        <table:table-row table:style-name="ro1">
          <table:table-cell office:value-type="string" calcext:value-type="string">
            <text:p>17,-13</text:p>
          </table:table-cell>
        </table:table-row>
        <table:table-row table:style-name="ro1">
          <table:table-cell office:value-type="string" calcext:value-type="string">
            <text:p>16,-13</text:p>
          </table:table-cell>
        </table:table-row>
        <table:table-row table:style-name="ro1" table:visibility="filter">
          <table:table-cell office:value-type="string" calcext:value-type="string">
            <text:p>17,-13</text:p>
          </table:table-cell>
        </table:table-row>
        <table:table-row table:style-name="ro1" table:visibility="filter">
          <table:table-cell office:value-type="string" calcext:value-type="string">
            <text:p>18,-13</text:p>
          </table:table-cell>
        </table:table-row>
        <table:table-row table:style-name="ro1">
          <table:table-cell office:value-type="string" calcext:value-type="string">
            <text:p>19,-13</text:p>
          </table:table-cell>
        </table:table-row>
        <table:table-row table:style-name="ro1">
          <table:table-cell office:value-type="string" calcext:value-type="string">
            <text:p>19,-14</text:p>
          </table:table-cell>
        </table:table-row>
        <table:table-row table:style-name="ro1">
          <table:table-cell office:value-type="string" calcext:value-type="string">
            <text:p>19,-15</text:p>
          </table:table-cell>
        </table:table-row>
        <table:table-row table:style-name="ro1">
          <table:table-cell office:value-type="string" calcext:value-type="string">
            <text:p>20,-15</text:p>
          </table:table-cell>
        </table:table-row>
        <table:table-row table:style-name="ro1">
          <table:table-cell office:value-type="string" calcext:value-type="string">
            <text:p>20,-16</text:p>
          </table:table-cell>
        </table:table-row>
        <table:table-row table:style-name="ro1">
          <table:table-cell office:value-type="string" calcext:value-type="string">
            <text:p>21,-16</text:p>
          </table:table-cell>
        </table:table-row>
        <table:table-row table:style-name="ro1">
          <table:table-cell office:value-type="string" calcext:value-type="string">
            <text:p>21,-15</text:p>
          </table:table-cell>
        </table:table-row>
        <table:table-row table:style-name="ro1" table:visibility="filter">
          <table:table-cell office:value-type="string" calcext:value-type="string">
            <text:p>20,-15</text:p>
          </table:table-cell>
        </table:table-row>
        <table:table-row table:style-name="ro1">
          <table:table-cell office:value-type="string" calcext:value-type="string">
            <text:p>20,-14</text:p>
          </table:table-cell>
        </table:table-row>
        <table:table-row table:style-name="ro1">
          <table:table-cell office:value-type="string" calcext:value-type="string">
            <text:p>20,-13</text:p>
          </table:table-cell>
        </table:table-row>
        <table:table-row table:style-name="ro1">
          <table:table-cell office:value-type="string" calcext:value-type="string">
            <text:p>20,-12</text:p>
          </table:table-cell>
        </table:table-row>
        <table:table-row table:style-name="ro1" table:visibility="filter">
          <table:table-cell office:value-type="string" calcext:value-type="string">
            <text:p>19,-12</text:p>
          </table:table-cell>
        </table:table-row>
        <table:table-row table:style-name="ro1" table:visibility="filter">
          <table:table-cell office:value-type="string" calcext:value-type="string">
            <text:p>20,-12</text:p>
          </table:table-cell>
        </table:table-row>
        <table:table-row table:style-name="ro1" table:visibility="filter">
          <table:table-cell office:value-type="string" calcext:value-type="string">
            <text:p>20,-13</text:p>
          </table:table-cell>
        </table:table-row>
        <table:table-row table:style-name="ro1" table:visibility="filter">
          <table:table-cell office:value-type="string" calcext:value-type="string">
            <text:p>19,-13</text:p>
          </table:table-cell>
        </table:table-row>
        <table:table-row table:style-name="ro1" table:visibility="filter">
          <table:table-cell office:value-type="string" calcext:value-type="string">
            <text:p>19,-14</text:p>
          </table:table-cell>
        </table:table-row>
        <table:table-row table:style-name="ro1" table:visibility="filter">
          <table:table-cell office:value-type="string" calcext:value-type="string">
            <text:p>20,-14</text:p>
          </table:table-cell>
        </table:table-row>
        <table:table-row table:style-name="ro1" table:visibility="filter">
          <table:table-cell office:value-type="string" calcext:value-type="string">
            <text:p>20,-13</text:p>
          </table:table-cell>
        </table:table-row>
        <table:table-row table:style-name="ro1" table:visibility="filter">
          <table:table-cell office:value-type="string" calcext:value-type="string">
            <text:p>19,-13</text:p>
          </table:table-cell>
        </table:table-row>
        <table:table-row table:style-name="ro1" table:visibility="filter">
          <table:table-cell office:value-type="string" calcext:value-type="string">
            <text:p>19,-12</text:p>
          </table:table-cell>
        </table:table-row>
        <table:table-row table:style-name="ro1">
          <table:table-cell office:value-type="string" calcext:value-type="string">
            <text:p>19,-11</text:p>
          </table:table-cell>
        </table:table-row>
        <table:table-row table:style-name="ro1" table:visibility="filter">
          <table:table-cell office:value-type="string" calcext:value-type="string">
            <text:p>19,-12</text:p>
          </table:table-cell>
        </table:table-row>
        <table:table-row table:style-name="ro1" table:visibility="filter">
          <table:table-cell office:value-type="string" calcext:value-type="string">
            <text:p>19,-11</text:p>
          </table:table-cell>
        </table:table-row>
        <table:table-row table:style-name="ro1" table:visibility="filter">
          <table:table-cell office:value-type="string" calcext:value-type="string">
            <text:p>19,-12</text:p>
          </table:table-cell>
        </table:table-row>
        <table:table-row table:style-name="ro1" table:visibility="filter">
          <table:table-cell office:value-type="string" calcext:value-type="string">
            <text:p>19,-13</text:p>
          </table:table-cell>
        </table:table-row>
        <table:table-row table:style-name="ro1" table:visibility="filter">
          <table:table-cell office:value-type="string" calcext:value-type="string">
            <text:p>19,-14</text:p>
          </table:table-cell>
        </table:table-row>
        <table:table-row table:style-name="ro1" table:visibility="filter">
          <table:table-cell office:value-type="string" calcext:value-type="string">
            <text:p>19,-13</text:p>
          </table:table-cell>
        </table:table-row>
        <table:table-row table:style-name="ro1" table:visibility="filter">
          <table:table-cell office:value-type="string" calcext:value-type="string">
            <text:p>20,-13</text:p>
          </table:table-cell>
        </table:table-row>
        <table:table-row table:style-name="ro1" table:visibility="filter">
          <table:table-cell office:value-type="string" calcext:value-type="string">
            <text:p>20,-14</text:p>
          </table:table-cell>
        </table:table-row>
        <table:table-row table:style-name="ro1" table:visibility="filter">
          <table:table-cell office:value-type="string" calcext:value-type="string">
            <text:p>20,-15</text:p>
          </table:table-cell>
        </table:table-row>
        <table:table-row table:style-name="ro1" table:visibility="filter">
          <table:table-cell office:value-type="string" calcext:value-type="string">
            <text:p>21,-15</text:p>
          </table:table-cell>
        </table:table-row>
        <table:table-row table:style-name="ro1">
          <table:table-cell office:value-type="string" calcext:value-type="string">
            <text:p>21,-14</text:p>
          </table:table-cell>
        </table:table-row>
        <table:table-row table:style-name="ro1" table:visibility="filter">
          <table:table-cell office:value-type="string" calcext:value-type="string">
            <text:p>20,-14</text:p>
          </table:table-cell>
        </table:table-row>
        <table:table-row table:style-name="ro1" table:visibility="filter">
          <table:table-cell office:value-type="string" calcext:value-type="string">
            <text:p>20,-15</text:p>
          </table:table-cell>
        </table:table-row>
        <table:table-row table:style-name="ro1" table:visibility="filter">
          <table:table-cell office:value-type="string" calcext:value-type="string">
            <text:p>21,-15</text:p>
          </table:table-cell>
        </table:table-row>
        <table:table-row table:style-name="ro1" table:visibility="filter">
          <table:table-cell office:value-type="string" calcext:value-type="string">
            <text:p>20,-15</text:p>
          </table:table-cell>
        </table:table-row>
        <table:table-row table:style-name="ro1" table:visibility="filter">
          <table:table-cell office:value-type="string" calcext:value-type="string">
            <text:p>20,-16</text:p>
          </table:table-cell>
        </table:table-row>
        <table:table-row table:style-name="ro1">
          <table:table-cell office:value-type="string" calcext:value-type="string">
            <text:p>20,-17</text:p>
          </table:table-cell>
        </table:table-row>
        <table:table-row table:style-name="ro1">
          <table:table-cell office:value-type="string" calcext:value-type="string">
            <text:p>20,-18</text:p>
          </table:table-cell>
        </table:table-row>
        <table:table-row table:style-name="ro1">
          <table:table-cell office:value-type="string" calcext:value-type="string">
            <text:p>20,-19</text:p>
          </table:table-cell>
        </table:table-row>
        <table:table-row table:style-name="ro1">
          <table:table-cell office:value-type="string" calcext:value-type="string">
            <text:p>21,-19</text:p>
          </table:table-cell>
        </table:table-row>
        <table:table-row table:style-name="ro1">
          <table:table-cell office:value-type="string" calcext:value-type="string">
            <text:p>21,-18</text:p>
          </table:table-cell>
        </table:table-row>
        <table:table-row table:style-name="ro1" table:visibility="filter">
          <table:table-cell office:value-type="string" calcext:value-type="string">
            <text:p>20,-18</text:p>
          </table:table-cell>
        </table:table-row>
        <table:table-row table:style-name="ro1">
          <table:table-cell office:value-type="string" calcext:value-type="string">
            <text:p>19,-18</text:p>
          </table:table-cell>
        </table:table-row>
        <table:table-row table:style-name="ro1" table:visibility="filter">
          <table:table-cell office:value-type="string" calcext:value-type="string">
            <text:p>20,-18</text:p>
          </table:table-cell>
        </table:table-row>
        <table:table-row table:style-name="ro1" table:visibility="filter">
          <table:table-cell office:value-type="string" calcext:value-type="string">
            <text:p>20,-19</text:p>
          </table:table-cell>
        </table:table-row>
        <table:table-row table:style-name="ro1">
          <table:table-cell office:value-type="string" calcext:value-type="string">
            <text:p>20,-20</text:p>
          </table:table-cell>
        </table:table-row>
        <table:table-row table:style-name="ro1">
          <table:table-cell office:value-type="string" calcext:value-type="string">
            <text:p>20,-21</text:p>
          </table:table-cell>
        </table:table-row>
        <table:table-row table:style-name="ro1">
          <table:table-cell office:value-type="string" calcext:value-type="string">
            <text:p>19,-21</text:p>
          </table:table-cell>
        </table:table-row>
        <table:table-row table:style-name="ro1">
          <table:table-cell office:value-type="string" calcext:value-type="string">
            <text:p>18,-21</text:p>
          </table:table-cell>
        </table:table-row>
        <table:table-row table:style-name="ro1">
          <table:table-cell office:value-type="string" calcext:value-type="string">
            <text:p>17,-21</text:p>
          </table:table-cell>
        </table:table-row>
        <table:table-row table:style-name="ro1">
          <table:table-cell office:value-type="string" calcext:value-type="string">
            <text:p>17,-22</text:p>
          </table:table-cell>
        </table:table-row>
        <table:table-row table:style-name="ro1">
          <table:table-cell office:value-type="string" calcext:value-type="string">
            <text:p>17,-23</text:p>
          </table:table-cell>
        </table:table-row>
        <table:table-row table:style-name="ro1">
          <table:table-cell office:value-type="string" calcext:value-type="string">
            <text:p>18,-23</text:p>
          </table:table-cell>
        </table:table-row>
        <table:table-row table:style-name="ro1">
          <table:table-cell office:value-type="string" calcext:value-type="string">
            <text:p>18,-22</text:p>
          </table:table-cell>
        </table:table-row>
        <table:table-row table:style-name="ro1" table:visibility="filter">
          <table:table-cell office:value-type="string" calcext:value-type="string">
            <text:p>18,-21</text:p>
          </table:table-cell>
        </table:table-row>
        <table:table-row table:style-name="ro1" table:visibility="filter">
          <table:table-cell office:value-type="string" calcext:value-type="string">
            <text:p>17,-21</text:p>
          </table:table-cell>
        </table:table-row>
        <table:table-row table:style-name="ro1">
          <table:table-cell office:value-type="string" calcext:value-type="string">
            <text:p>17,-20</text:p>
          </table:table-cell>
        </table:table-row>
        <table:table-row table:style-name="ro1">
          <table:table-cell office:value-type="string" calcext:value-type="string">
            <text:p>18,-20</text:p>
          </table:table-cell>
        </table:table-row>
        <table:table-row table:style-name="ro1">
          <table:table-cell office:value-type="string" calcext:value-type="string">
            <text:p>18,-19</text:p>
          </table:table-cell>
        </table:table-row>
        <table:table-row table:style-name="ro1">
          <table:table-cell office:value-type="string" calcext:value-type="string">
            <text:p>19,-19</text:p>
          </table:table-cell>
        </table:table-row>
        <table:table-row table:style-name="ro1" table:visibility="filter">
          <table:table-cell office:value-type="string" calcext:value-type="string">
            <text:p>20,-19</text:p>
          </table:table-cell>
        </table:table-row>
        <table:table-row table:style-name="ro1" table:visibility="filter">
          <table:table-cell office:value-type="string" calcext:value-type="string">
            <text:p>20,-20</text:p>
          </table:table-cell>
        </table:table-row>
        <table:table-row table:style-name="ro1">
          <table:table-cell office:value-type="string" calcext:value-type="string">
            <text:p>21,-20</text:p>
          </table:table-cell>
        </table:table-row>
        <table:table-row table:style-name="ro1">
          <table:table-cell office:value-type="string" calcext:value-type="string">
            <text:p>21,-21</text:p>
          </table:table-cell>
        </table:table-row>
        <table:table-row table:style-name="ro1" table:visibility="filter">
          <table:table-cell office:value-type="string" calcext:value-type="string">
            <text:p>20,-21</text:p>
          </table:table-cell>
        </table:table-row>
        <table:table-row table:style-name="ro1" table:visibility="filter">
          <table:table-cell office:value-type="string" calcext:value-type="string">
            <text:p>19,-21</text:p>
          </table:table-cell>
        </table:table-row>
        <table:table-row table:style-name="ro1" table:visibility="filter">
          <table:table-cell office:value-type="string" calcext:value-type="string">
            <text:p>18,-21</text:p>
          </table:table-cell>
        </table:table-row>
        <table:table-row table:style-name="ro1" table:visibility="filter">
          <table:table-cell office:value-type="string" calcext:value-type="string">
            <text:p>17,-21</text:p>
          </table:table-cell>
        </table:table-row>
        <table:table-row table:style-name="ro1">
          <table:table-cell office:value-type="string" calcext:value-type="string">
            <text:p>16,-21</text:p>
          </table:table-cell>
        </table:table-row>
        <table:table-row table:style-name="ro1" table:visibility="filter">
          <table:table-cell office:value-type="string" calcext:value-type="string">
            <text:p>17,-21</text:p>
          </table:table-cell>
        </table:table-row>
        <table:table-row table:style-name="ro1" table:visibility="filter">
          <table:table-cell office:value-type="string" calcext:value-type="string">
            <text:p>17,-20</text:p>
          </table:table-cell>
        </table:table-row>
        <table:table-row table:style-name="ro1">
          <table:table-cell office:value-type="string" calcext:value-type="string">
            <text:p>17,-19</text:p>
          </table:table-cell>
        </table:table-row>
        <table:table-row table:style-name="ro1" table:visibility="filter">
          <table:table-cell office:value-type="string" calcext:value-type="string">
            <text:p>17,-20</text:p>
          </table:table-cell>
        </table:table-row>
        <table:table-row table:style-name="ro1" table:visibility="filter">
          <table:table-cell office:value-type="string" calcext:value-type="string">
            <text:p>17,-21</text:p>
          </table:table-cell>
        </table:table-row>
        <table:table-row table:style-name="ro1" table:visibility="filter">
          <table:table-cell office:value-type="string" calcext:value-type="string">
            <text:p>17,-20</text:p>
          </table:table-cell>
        </table:table-row>
        <table:table-row table:style-name="ro1" table:visibility="filter">
          <table:table-cell office:value-type="string" calcext:value-type="string">
            <text:p>18,-20</text:p>
          </table:table-cell>
        </table:table-row>
        <table:table-row table:style-name="ro1">
          <table:table-cell office:value-type="string" calcext:value-type="string">
            <text:p>19,-20</text:p>
          </table:table-cell>
        </table:table-row>
        <table:table-row table:style-name="ro1" table:visibility="filter">
          <table:table-cell office:value-type="string" calcext:value-type="string">
            <text:p>19,-21</text:p>
          </table:table-cell>
        </table:table-row>
        <table:table-row table:style-name="ro1" table:visibility="filter">
          <table:table-cell office:value-type="string" calcext:value-type="string">
            <text:p>20,-21</text:p>
          </table:table-cell>
        </table:table-row>
        <table:table-row table:style-name="ro1" table:visibility="filter">
          <table:table-cell office:value-type="string" calcext:value-type="string">
            <text:p>20,-20</text:p>
          </table:table-cell>
        </table:table-row>
        <table:table-row table:style-name="ro1" table:visibility="filter">
          <table:table-cell office:value-type="string" calcext:value-type="string">
            <text:p>19,-20</text:p>
          </table:table-cell>
        </table:table-row>
        <table:table-row table:style-name="ro1" table:visibility="filter">
          <table:table-cell office:value-type="string" calcext:value-type="string">
            <text:p>19,-19</text:p>
          </table:table-cell>
        </table:table-row>
        <table:table-row table:style-name="ro1" table:visibility="filter">
          <table:table-cell office:value-type="string" calcext:value-type="string">
            <text:p>18,-19</text:p>
          </table:table-cell>
        </table:table-row>
        <table:table-row table:style-name="ro1" table:visibility="filter">
          <table:table-cell office:value-type="string" calcext:value-type="string">
            <text:p>18,-20</text:p>
          </table:table-cell>
        </table:table-row>
        <table:table-row table:style-name="ro1" table:visibility="filter">
          <table:table-cell office:value-type="string" calcext:value-type="string">
            <text:p>18,-19</text:p>
          </table:table-cell>
        </table:table-row>
        <table:table-row table:style-name="ro1" table:visibility="filter">
          <table:table-cell office:value-type="string" calcext:value-type="string">
            <text:p>18,-20</text:p>
          </table:table-cell>
        </table:table-row>
        <table:table-row table:style-name="ro1" table:visibility="filter">
          <table:table-cell office:value-type="string" calcext:value-type="string">
            <text:p>18,-19</text:p>
          </table:table-cell>
        </table:table-row>
        <table:table-row table:style-name="ro1" table:visibility="filter">
          <table:table-cell office:value-type="string" calcext:value-type="string">
            <text:p>19,-19</text:p>
          </table:table-cell>
        </table:table-row>
        <table:table-row table:style-name="ro1" table:visibility="filter">
          <table:table-cell office:value-type="string" calcext:value-type="string">
            <text:p>19,-18</text:p>
          </table:table-cell>
        </table:table-row>
        <table:table-row table:style-name="ro1" table:visibility="filter">
          <table:table-cell office:value-type="string" calcext:value-type="string">
            <text:p>19,-19</text:p>
          </table:table-cell>
        </table:table-row>
        <table:table-row table:style-name="ro1" table:visibility="filter">
          <table:table-cell office:value-type="string" calcext:value-type="string">
            <text:p>20,-19</text:p>
          </table:table-cell>
        </table:table-row>
        <table:table-row table:style-name="ro1" table:visibility="filter">
          <table:table-cell office:value-type="string" calcext:value-type="string">
            <text:p>21,-19</text:p>
          </table:table-cell>
        </table:table-row>
        <table:table-row table:style-name="ro1" table:visibility="filter">
          <table:table-cell office:value-type="string" calcext:value-type="string">
            <text:p>21,-20</text:p>
          </table:table-cell>
        </table:table-row>
        <table:table-row table:style-name="ro1">
          <table:table-cell office:value-type="string" calcext:value-type="string">
            <text:p>22,-20</text:p>
          </table:table-cell>
        </table:table-row>
        <table:table-row table:style-name="ro1">
          <table:table-cell office:value-type="string" calcext:value-type="string">
            <text:p>22,-19</text:p>
          </table:table-cell>
        </table:table-row>
        <table:table-row table:style-name="ro1" table:visibility="filter">
          <table:table-cell office:value-type="string" calcext:value-type="string">
            <text:p>22,-20</text:p>
          </table:table-cell>
        </table:table-row>
        <table:table-row table:style-name="ro1" table:visibility="filter">
          <table:table-cell office:value-type="string" calcext:value-type="string">
            <text:p>21,-20</text:p>
          </table:table-cell>
        </table:table-row>
        <table:table-row table:style-name="ro1" table:visibility="filter">
          <table:table-cell office:value-type="string" calcext:value-type="string">
            <text:p>22,-20</text:p>
          </table:table-cell>
        </table:table-row>
        <table:table-row table:style-name="ro1" table:visibility="filter">
          <table:table-cell office:value-type="string" calcext:value-type="string">
            <text:p>21,-20</text:p>
          </table:table-cell>
        </table:table-row>
        <table:table-row table:style-name="ro1" table:visibility="filter">
          <table:table-cell office:value-type="string" calcext:value-type="string">
            <text:p>22,-20</text:p>
          </table:table-cell>
        </table:table-row>
        <table:table-row table:style-name="ro1" table:visibility="filter">
          <table:table-cell office:value-type="string" calcext:value-type="string">
            <text:p>22,-19</text:p>
          </table:table-cell>
        </table:table-row>
        <table:table-row table:style-name="ro1" table:visibility="filter">
          <table:table-cell office:value-type="string" calcext:value-type="string">
            <text:p>21,-19</text:p>
          </table:table-cell>
        </table:table-row>
        <table:table-row table:style-name="ro1" table:visibility="filter">
          <table:table-cell office:value-type="string" calcext:value-type="string">
            <text:p>21,-18</text:p>
          </table:table-cell>
        </table:table-row>
        <table:table-row table:style-name="ro1">
          <table:table-cell office:value-type="string" calcext:value-type="string">
            <text:p>22,-18</text:p>
          </table:table-cell>
        </table:table-row>
        <table:table-row table:style-name="ro1" table:visibility="filter">
          <table:table-cell office:value-type="string" calcext:value-type="string">
            <text:p>22,-19</text:p>
          </table:table-cell>
        </table:table-row>
        <table:table-row table:style-name="ro1">
          <table:table-cell office:value-type="string" calcext:value-type="string">
            <text:p>23,-19</text:p>
          </table:table-cell>
        </table:table-row>
        <table:table-row table:style-name="ro1">
          <table:table-cell office:value-type="string" calcext:value-type="string">
            <text:p>23,-20</text:p>
          </table:table-cell>
        </table:table-row>
        <table:table-row table:style-name="ro1" table:visibility="filter">
          <table:table-cell office:value-type="string" calcext:value-type="string">
            <text:p>22,-20</text:p>
          </table:table-cell>
        </table:table-row>
        <table:table-row table:style-name="ro1" table:visibility="filter">
          <table:table-cell office:value-type="string" calcext:value-type="string">
            <text:p>21,-20</text:p>
          </table:table-cell>
        </table:table-row>
        <table:table-row table:style-name="ro1" table:visibility="filter">
          <table:table-cell office:value-type="string" calcext:value-type="string">
            <text:p>20,-20</text:p>
          </table:table-cell>
        </table:table-row>
        <table:table-row table:style-name="ro1" table:visibility="filter">
          <table:table-cell office:value-type="string" calcext:value-type="string">
            <text:p>20,-19</text:p>
          </table:table-cell>
        </table:table-row>
        <table:table-row table:style-name="ro1" table:visibility="filter">
          <table:table-cell office:value-type="string" calcext:value-type="string">
            <text:p>20,-18</text:p>
          </table:table-cell>
        </table:table-row>
        <table:table-row table:style-name="ro1" table:visibility="filter">
          <table:table-cell office:value-type="string" calcext:value-type="string">
            <text:p>20,-17</text:p>
          </table:table-cell>
        </table:table-row>
        <table:table-row table:style-name="ro1" table:visibility="filter">
          <table:table-cell office:value-type="string" calcext:value-type="string">
            <text:p>20,-18</text:p>
          </table:table-cell>
        </table:table-row>
        <table:table-row table:style-name="ro1" table:visibility="filter">
          <table:table-cell office:value-type="string" calcext:value-type="string">
            <text:p>21,-18</text:p>
          </table:table-cell>
        </table:table-row>
        <table:table-row table:style-name="ro1">
          <table:table-cell office:value-type="string" calcext:value-type="string">
            <text:p>21,-17</text:p>
          </table:table-cell>
        </table:table-row>
        <table:table-row table:style-name="ro1" table:visibility="filter">
          <table:table-cell office:value-type="string" calcext:value-type="string">
            <text:p>20,-17</text:p>
          </table:table-cell>
        </table:table-row>
        <table:table-row table:style-name="ro1">
          <table:table-cell office:value-type="string" calcext:value-type="string">
            <text:p>19,-17</text:p>
          </table:table-cell>
        </table:table-row>
        <table:table-row table:style-name="ro1">
          <table:table-cell office:value-type="string" calcext:value-type="string">
            <text:p>18,-17</text:p>
          </table:table-cell>
        </table:table-row>
        <table:table-row table:style-name="ro1" table:visibility="filter">
          <table:table-cell office:value-type="string" calcext:value-type="string">
            <text:p>19,-17</text:p>
          </table:table-cell>
        </table:table-row>
        <table:table-row table:style-name="ro1" table:visibility="filter">
          <table:table-cell office:value-type="string" calcext:value-type="string">
            <text:p>19,-18</text:p>
          </table:table-cell>
        </table:table-row>
        <table:table-row table:style-name="ro1" table:visibility="filter">
          <table:table-cell office:value-type="string" calcext:value-type="string">
            <text:p>19,-19</text:p>
          </table:table-cell>
        </table:table-row>
        <table:table-row table:style-name="ro1" table:visibility="filter">
          <table:table-cell office:value-type="string" calcext:value-type="string">
            <text:p>19,-20</text:p>
          </table:table-cell>
        </table:table-row>
        <table:table-row table:style-name="ro1" table:visibility="filter">
          <table:table-cell office:value-type="string" calcext:value-type="string">
            <text:p>19,-19</text:p>
          </table:table-cell>
        </table:table-row>
        <table:table-row table:style-name="ro1" table:visibility="filter">
          <table:table-cell office:value-type="string" calcext:value-type="string">
            <text:p>19,-20</text:p>
          </table:table-cell>
        </table:table-row>
        <table:table-row table:style-name="ro1" table:visibility="filter">
          <table:table-cell office:value-type="string" calcext:value-type="string">
            <text:p>19,-19</text:p>
          </table:table-cell>
        </table:table-row>
        <table:table-row table:style-name="ro1" table:visibility="filter">
          <table:table-cell office:value-type="string" calcext:value-type="string">
            <text:p>19,-18</text:p>
          </table:table-cell>
        </table:table-row>
        <table:table-row table:style-name="ro1" table:visibility="filter">
          <table:table-cell office:value-type="string" calcext:value-type="string">
            <text:p>20,-18</text:p>
          </table:table-cell>
        </table:table-row>
        <table:table-row table:style-name="ro1" table:visibility="filter">
          <table:table-cell office:value-type="string" calcext:value-type="string">
            <text:p>20,-17</text:p>
          </table:table-cell>
        </table:table-row>
        <table:table-row table:style-name="ro1" table:visibility="filter">
          <table:table-cell office:value-type="string" calcext:value-type="string">
            <text:p>21,-17</text:p>
          </table:table-cell>
        </table:table-row>
        <table:table-row table:style-name="ro1">
          <table:table-cell office:value-type="string" calcext:value-type="string">
            <text:p>22,-17</text:p>
          </table:table-cell>
        </table:table-row>
        <table:table-row table:style-name="ro1">
          <table:table-cell office:value-type="string" calcext:value-type="string">
            <text:p>22,-16</text:p>
          </table:table-cell>
        </table:table-row>
        <table:table-row table:style-name="ro1">
          <table:table-cell office:value-type="string" calcext:value-type="string">
            <text:p>23,-16</text:p>
          </table:table-cell>
        </table:table-row>
        <table:table-row table:style-name="ro1">
          <table:table-cell office:value-type="string" calcext:value-type="string">
            <text:p>23,-17</text:p>
          </table:table-cell>
        </table:table-row>
        <table:table-row table:style-name="ro1">
          <table:table-cell office:value-type="string" calcext:value-type="string">
            <text:p>24,-17</text:p>
          </table:table-cell>
        </table:table-row>
        <table:table-row table:style-name="ro1">
          <table:table-cell office:value-type="string" calcext:value-type="string">
            <text:p>24,-18</text:p>
          </table:table-cell>
        </table:table-row>
        <table:table-row table:style-name="ro1">
          <table:table-cell office:value-type="string" calcext:value-type="string">
            <text:p>23,-18</text:p>
          </table:table-cell>
        </table:table-row>
        <table:table-row table:style-name="ro1" table:visibility="filter">
          <table:table-cell office:value-type="string" calcext:value-type="string">
            <text:p>24,-18</text:p>
          </table:table-cell>
        </table:table-row>
        <table:table-row table:style-name="ro1" table:visibility="filter">
          <table:table-cell office:value-type="string" calcext:value-type="string">
            <text:p>24,-17</text:p>
          </table:table-cell>
        </table:table-row>
        <table:table-row table:style-name="ro1">
          <table:table-cell office:value-type="string" calcext:value-type="string">
            <text:p>24,-16</text:p>
          </table:table-cell>
        </table:table-row>
        <table:table-row table:style-name="ro1">
          <table:table-cell office:value-type="string" calcext:value-type="string">
            <text:p>25,-16</text:p>
          </table:table-cell>
        </table:table-row>
        <table:table-row table:style-name="ro1" table:visibility="filter">
          <table:table-cell office:value-type="string" calcext:value-type="string">
            <text:p>24,-16</text:p>
          </table:table-cell>
        </table:table-row>
        <table:table-row table:style-name="ro1" table:visibility="filter">
          <table:table-cell office:value-type="string" calcext:value-type="string">
            <text:p>25,-16</text:p>
          </table:table-cell>
        </table:table-row>
        <table:table-row table:style-name="ro1">
          <table:table-cell office:value-type="string" calcext:value-type="string">
            <text:p>26,-16</text:p>
          </table:table-cell>
        </table:table-row>
        <table:table-row table:style-name="ro1">
          <table:table-cell office:value-type="string" calcext:value-type="string">
            <text:p>26,-17</text:p>
          </table:table-cell>
        </table:table-row>
        <table:table-row table:style-name="ro1">
          <table:table-cell office:value-type="string" calcext:value-type="string">
            <text:p>27,-17</text:p>
          </table:table-cell>
        </table:table-row>
        <table:table-row table:style-name="ro1">
          <table:table-cell office:value-type="string" calcext:value-type="string">
            <text:p>27,-16</text:p>
          </table:table-cell>
        </table:table-row>
        <table:table-row table:style-name="ro1">
          <table:table-cell office:value-type="string" calcext:value-type="string">
            <text:p>28,-16</text:p>
          </table:table-cell>
        </table:table-row>
        <table:table-row table:style-name="ro1">
          <table:table-cell office:value-type="string" calcext:value-type="string">
            <text:p>28,-17</text:p>
          </table:table-cell>
        </table:table-row>
        <table:table-row table:style-name="ro1" table:visibility="filter">
          <table:table-cell office:value-type="string" calcext:value-type="string">
            <text:p>27,-17</text:p>
          </table:table-cell>
        </table:table-row>
        <table:table-row table:style-name="ro1" table:visibility="filter">
          <table:table-cell office:value-type="string" calcext:value-type="string">
            <text:p>26,-17</text:p>
          </table:table-cell>
        </table:table-row>
        <table:table-row table:style-name="ro1">
          <table:table-cell office:value-type="string" calcext:value-type="string">
            <text:p>25,-17</text:p>
          </table:table-cell>
        </table:table-row>
        <table:table-row table:style-name="ro1" table:visibility="filter">
          <table:table-cell office:value-type="string" calcext:value-type="string">
            <text:p>25,-16</text:p>
          </table:table-cell>
        </table:table-row>
        <table:table-row table:style-name="ro1">
          <table:table-cell office:value-type="string" calcext:value-type="string">
            <text:p>25,-15</text:p>
          </table:table-cell>
        </table:table-row>
        <table:table-row table:style-name="ro1" table:visibility="filter">
          <table:table-cell office:value-type="string" calcext:value-type="string">
            <text:p>25,-14</text:p>
          </table:table-cell>
        </table:table-row>
        <table:table-row table:style-name="ro1" table:visibility="filter">
          <table:table-cell office:value-type="string" calcext:value-type="string">
            <text:p>25,-15</text:p>
          </table:table-cell>
        </table:table-row>
        <table:table-row table:style-name="ro1" table:visibility="filter">
          <table:table-cell office:value-type="string" calcext:value-type="string">
            <text:p>25,-14</text:p>
          </table:table-cell>
        </table:table-row>
        <table:table-row table:style-name="ro1" table:visibility="filter">
          <table:table-cell office:value-type="string" calcext:value-type="string">
            <text:p>24,-14</text:p>
          </table:table-cell>
        </table:table-row>
        <table:table-row table:style-name="ro1">
          <table:table-cell office:value-type="string" calcext:value-type="string">
            <text:p>24,-15</text:p>
          </table:table-cell>
        </table:table-row>
        <table:table-row table:style-name="ro1" table:visibility="filter">
          <table:table-cell office:value-type="string" calcext:value-type="string">
            <text:p>24,-14</text:p>
          </table:table-cell>
        </table:table-row>
        <table:table-row table:style-name="ro1" table:visibility="filter">
          <table:table-cell office:value-type="string" calcext:value-type="string">
            <text:p>24,-15</text:p>
          </table:table-cell>
        </table:table-row>
        <table:table-row table:style-name="ro1" table:visibility="filter">
          <table:table-cell office:value-type="string" calcext:value-type="string">
            <text:p>24,-16</text:p>
          </table:table-cell>
        </table:table-row>
        <table:table-row table:style-name="ro1" table:visibility="filter">
          <table:table-cell office:value-type="string" calcext:value-type="string">
            <text:p>25,-16</text:p>
          </table:table-cell>
        </table:table-row>
        <table:table-row table:style-name="ro1" table:visibility="filter">
          <table:table-cell office:value-type="string" calcext:value-type="string">
            <text:p>26,-16</text:p>
          </table:table-cell>
        </table:table-row>
        <table:table-row table:style-name="ro1" table:visibility="filter">
          <table:table-cell office:value-type="string" calcext:value-type="string">
            <text:p>25,-16</text:p>
          </table:table-cell>
        </table:table-row>
        <table:table-row table:style-name="ro1" table:visibility="filter">
          <table:table-cell office:value-type="string" calcext:value-type="string">
            <text:p>26,-16</text:p>
          </table:table-cell>
        </table:table-row>
        <table:table-row table:style-name="ro1" table:visibility="filter">
          <table:table-cell office:value-type="string" calcext:value-type="string">
            <text:p>25,-16</text:p>
          </table:table-cell>
        </table:table-row>
        <table:table-row table:style-name="ro1" table:visibility="filter">
          <table:table-cell office:value-type="string" calcext:value-type="string">
            <text:p>25,-15</text:p>
          </table:table-cell>
        </table:table-row>
        <table:table-row table:style-name="ro1" table:visibility="filter">
          <table:table-cell office:value-type="string" calcext:value-type="string">
            <text:p>24,-15</text:p>
          </table:table-cell>
        </table:table-row>
        <table:table-row table:style-name="ro1" table:visibility="filter">
          <table:table-cell office:value-type="string" calcext:value-type="string">
            <text:p>24,-14</text:p>
          </table:table-cell>
        </table:table-row>
        <table:table-row table:style-name="ro1" table:visibility="filter">
          <table:table-cell office:value-type="string" calcext:value-type="string">
            <text:p>23,-14</text:p>
          </table:table-cell>
        </table:table-row>
        <table:table-row table:style-name="ro1" table:visibility="filter">
          <table:table-cell office:value-type="string" calcext:value-type="string">
            <text:p>24,-14</text:p>
          </table:table-cell>
        </table:table-row>
        <table:table-row table:style-name="ro1" table:visibility="filter">
          <table:table-cell office:value-type="string" calcext:value-type="string">
            <text:p>23,-14</text:p>
          </table:table-cell>
        </table:table-row>
        <table:table-row table:style-name="ro1" table:visibility="filter">
          <table:table-cell office:value-type="string" calcext:value-type="string">
            <text:p>23,-15</text:p>
          </table:table-cell>
        </table:table-row>
        <table:table-row table:style-name="ro1" table:visibility="filter">
          <table:table-cell office:value-type="string" calcext:value-type="string">
            <text:p>23,-16</text:p>
          </table:table-cell>
        </table:table-row>
        <table:table-row table:style-name="ro1" table:visibility="filter">
          <table:table-cell office:value-type="string" calcext:value-type="string">
            <text:p>23,-17</text:p>
          </table:table-cell>
        </table:table-row>
        <table:table-row table:style-name="ro1" table:visibility="filter">
          <table:table-cell office:value-type="string" calcext:value-type="string">
            <text:p>22,-17</text:p>
          </table:table-cell>
        </table:table-row>
        <table:table-row table:style-name="ro1" table:visibility="filter">
          <table:table-cell office:value-type="string" calcext:value-type="string">
            <text:p>22,-18</text:p>
          </table:table-cell>
        </table:table-row>
        <table:table-row table:style-name="ro1" table:visibility="filter">
          <table:table-cell office:value-type="string" calcext:value-type="string">
            <text:p>22,-17</text:p>
          </table:table-cell>
        </table:table-row>
        <table:table-row table:style-name="ro1" table:visibility="filter">
          <table:table-cell office:value-type="string" calcext:value-type="string">
            <text:p>23,-17</text:p>
          </table:table-cell>
        </table:table-row>
        <table:table-row table:style-name="ro1" table:visibility="filter">
          <table:table-cell office:value-type="string" calcext:value-type="string">
            <text:p>24,-17</text:p>
          </table:table-cell>
        </table:table-row>
        <table:table-row table:style-name="ro1" table:visibility="filter">
          <table:table-cell office:value-type="string" calcext:value-type="string">
            <text:p>24,-16</text:p>
          </table:table-cell>
        </table:table-row>
        <table:table-row table:style-name="ro1" table:visibility="filter">
          <table:table-cell office:value-type="string" calcext:value-type="string">
            <text:p>24,-17</text:p>
          </table:table-cell>
        </table:table-row>
        <table:table-row table:style-name="ro1" table:visibility="filter">
          <table:table-cell office:value-type="string" calcext:value-type="string">
            <text:p>25,-17</text:p>
          </table:table-cell>
        </table:table-row>
        <table:table-row table:style-name="ro1">
          <table:table-cell office:value-type="string" calcext:value-type="string">
            <text:p>25,-18</text:p>
          </table:table-cell>
        </table:table-row>
        <table:table-row table:style-name="ro1">
          <table:table-cell office:value-type="string" calcext:value-type="string">
            <text:p>25,-19</text:p>
          </table:table-cell>
        </table:table-row>
        <table:table-row table:style-name="ro1">
          <table:table-cell office:value-type="string" calcext:value-type="string">
            <text:p>24,-19</text:p>
          </table:table-cell>
        </table:table-row>
        <table:table-row table:style-name="ro1" table:visibility="filter">
          <table:table-cell office:value-type="string" calcext:value-type="string">
            <text:p>24,-18</text:p>
          </table:table-cell>
        </table:table-row>
        <table:table-row table:style-name="ro1" table:visibility="filter">
          <table:table-cell office:value-type="string" calcext:value-type="string">
            <text:p>24,-19</text:p>
          </table:table-cell>
        </table:table-row>
        <table:table-row table:style-name="ro1" table:visibility="filter">
          <table:table-cell office:value-type="string" calcext:value-type="string">
            <text:p>23,-19</text:p>
          </table:table-cell>
        </table:table-row>
        <table:table-row table:style-name="ro1" table:visibility="filter">
          <table:table-cell office:value-type="string" calcext:value-type="string">
            <text:p>22,-19</text:p>
          </table:table-cell>
        </table:table-row>
        <table:table-row table:style-name="ro1" table:visibility="filter">
          <table:table-cell office:value-type="string" calcext:value-type="string">
            <text:p>22,-18</text:p>
          </table:table-cell>
        </table:table-row>
        <table:table-row table:style-name="ro1" table:visibility="filter">
          <table:table-cell office:value-type="string" calcext:value-type="string">
            <text:p>22,-19</text:p>
          </table:table-cell>
        </table:table-row>
        <table:table-row table:style-name="ro1" table:visibility="filter">
          <table:table-cell office:value-type="string" calcext:value-type="string">
            <text:p>22,-20</text:p>
          </table:table-cell>
        </table:table-row>
        <table:table-row table:style-name="ro1" table:visibility="filter">
          <table:table-cell office:value-type="string" calcext:value-type="string">
            <text:p>23,-20</text:p>
          </table:table-cell>
        </table:table-row>
        <table:table-row table:style-name="ro1">
          <table:table-cell office:value-type="string" calcext:value-type="string">
            <text:p>23,-21</text:p>
          </table:table-cell>
        </table:table-row>
        <table:table-row table:style-name="ro1" table:visibility="filter">
          <table:table-cell office:value-type="string" calcext:value-type="string">
            <text:p>23,-20</text:p>
          </table:table-cell>
        </table:table-row>
        <table:table-row table:style-name="ro1" table:visibility="filter">
          <table:table-cell office:value-type="string" calcext:value-type="string">
            <text:p>22,-20</text:p>
          </table:table-cell>
        </table:table-row>
        <table:table-row table:style-name="ro1" table:visibility="filter">
          <table:table-cell office:value-type="string" calcext:value-type="string">
            <text:p>21,-20</text:p>
          </table:table-cell>
        </table:table-row>
        <table:table-row table:style-name="ro1" table:visibility="filter">
          <table:table-cell office:value-type="string" calcext:value-type="string">
            <text:p>21,-21</text:p>
          </table:table-cell>
        </table:table-row>
        <table:table-row table:style-name="ro1">
          <table:table-cell office:value-type="string" calcext:value-type="string">
            <text:p>22,-21</text:p>
          </table:table-cell>
        </table:table-row>
        <table:table-row table:style-name="ro1">
          <table:table-cell office:value-type="string" calcext:value-type="string">
            <text:p>22,-22</text:p>
          </table:table-cell>
        </table:table-row>
        <table:table-row table:style-name="ro1">
          <table:table-cell office:value-type="string" calcext:value-type="string">
            <text:p>23,-22</text:p>
          </table:table-cell>
        </table:table-row>
        <table:table-row table:style-name="ro1">
          <table:table-cell office:value-type="string" calcext:value-type="string">
            <text:p>23,-23</text:p>
          </table:table-cell>
        </table:table-row>
        <table:table-row table:style-name="ro1">
          <table:table-cell office:value-type="string" calcext:value-type="string">
            <text:p>24,-23</text:p>
          </table:table-cell>
        </table:table-row>
        <table:table-row table:style-name="ro1">
          <table:table-cell office:value-type="string" calcext:value-type="string">
            <text:p>24,-22</text:p>
          </table:table-cell>
        </table:table-row>
        <table:table-row table:style-name="ro1" table:visibility="filter">
          <table:table-cell office:value-type="string" calcext:value-type="string">
            <text:p>24,-23</text:p>
          </table:table-cell>
        </table:table-row>
        <table:table-row table:style-name="ro1" table:visibility="filter">
          <table:table-cell office:value-type="string" calcext:value-type="string">
            <text:p>24,-22</text:p>
          </table:table-cell>
        </table:table-row>
        <table:table-row table:style-name="ro1">
          <table:table-cell office:value-type="string" calcext:value-type="string">
            <text:p>25,-22</text:p>
          </table:table-cell>
        </table:table-row>
        <table:table-row table:style-name="ro1">
          <table:table-cell office:value-type="string" calcext:value-type="string">
            <text:p>25,-21</text:p>
          </table:table-cell>
        </table:table-row>
        <table:table-row table:style-name="ro1" table:visibility="filter">
          <table:table-cell office:value-type="string" calcext:value-type="string">
            <text:p>25,-22</text:p>
          </table:table-cell>
        </table:table-row>
        <table:table-row table:style-name="ro1" table:visibility="filter">
          <table:table-cell office:value-type="string" calcext:value-type="string">
            <text:p>24,-22</text:p>
          </table:table-cell>
        </table:table-row>
        <table:table-row table:style-name="ro1" table:visibility="filter">
          <table:table-cell office:value-type="string" calcext:value-type="string">
            <text:p>23,-22</text:p>
          </table:table-cell>
        </table:table-row>
        <table:table-row table:style-name="ro1" table:visibility="filter">
          <table:table-cell office:value-type="string" calcext:value-type="string">
            <text:p>23,-21</text:p>
          </table:table-cell>
        </table:table-row>
        <table:table-row table:style-name="ro1" table:visibility="filter">
          <table:table-cell office:value-type="string" calcext:value-type="string">
            <text:p>23,-22</text:p>
          </table:table-cell>
        </table:table-row>
        <table:table-row table:style-name="ro1" table:visibility="filter">
          <table:table-cell office:value-type="string" calcext:value-type="string">
            <text:p>23,-21</text:p>
          </table:table-cell>
        </table:table-row>
        <table:table-row table:style-name="ro1" table:visibility="filter">
          <table:table-cell office:value-type="string" calcext:value-type="string">
            <text:p>23,-22</text:p>
          </table:table-cell>
        </table:table-row>
        <table:table-row table:style-name="ro1" table:visibility="filter">
          <table:table-cell office:value-type="string" calcext:value-type="string">
            <text:p>23,-23</text:p>
          </table:table-cell>
        </table:table-row>
        <table:table-row table:style-name="ro1" table:visibility="filter">
          <table:table-cell office:value-type="string" calcext:value-type="string">
            <text:p>24,-23</text:p>
          </table:table-cell>
        </table:table-row>
        <table:table-row table:style-name="ro1">
          <table:table-cell office:value-type="string" calcext:value-type="string">
            <text:p>24,-24</text:p>
          </table:table-cell>
        </table:table-row>
        <table:table-row table:style-name="ro1">
          <table:table-cell office:value-type="string" calcext:value-type="string">
            <text:p>23,-24</text:p>
          </table:table-cell>
        </table:table-row>
        <table:table-row table:style-name="ro1">
          <table:table-cell office:value-type="string" calcext:value-type="string">
            <text:p>23,-25</text:p>
          </table:table-cell>
        </table:table-row>
        <table:table-row table:style-name="ro1">
          <table:table-cell office:value-type="string" calcext:value-type="string">
            <text:p>24,-25</text:p>
          </table:table-cell>
        </table:table-row>
        <table:table-row table:style-name="ro1" table:visibility="filter">
          <table:table-cell office:value-type="string" calcext:value-type="string">
            <text:p>24,-24</text:p>
          </table:table-cell>
        </table:table-row>
        <table:table-row table:style-name="ro1" table:visibility="filter">
          <table:table-cell office:value-type="string" calcext:value-type="string">
            <text:p>23,-24</text:p>
          </table:table-cell>
        </table:table-row>
        <table:table-row table:style-name="ro1">
          <table:table-cell office:value-type="string" calcext:value-type="string">
            <text:p>22,-24</text:p>
          </table:table-cell>
        </table:table-row>
        <table:table-row table:style-name="ro1" table:visibility="filter">
          <table:table-cell office:value-type="string" calcext:value-type="string">
            <text:p>23,-24</text:p>
          </table:table-cell>
        </table:table-row>
        <table:table-row table:style-name="ro1" table:visibility="filter">
          <table:table-cell office:value-type="string" calcext:value-type="string">
            <text:p>22,-24</text:p>
          </table:table-cell>
        </table:table-row>
        <table:table-row table:style-name="ro1">
          <table:table-cell office:value-type="string" calcext:value-type="string">
            <text:p>22,-25</text:p>
          </table:table-cell>
        </table:table-row>
        <table:table-row table:style-name="ro1" table:visibility="filter">
          <table:table-cell office:value-type="string" calcext:value-type="string">
            <text:p>22,-24</text:p>
          </table:table-cell>
        </table:table-row>
        <table:table-row table:style-name="ro1" table:visibility="filter">
          <table:table-cell office:value-type="string" calcext:value-type="string">
            <text:p>23,-24</text:p>
          </table:table-cell>
        </table:table-row>
        <table:table-row table:style-name="ro1" table:visibility="filter">
          <table:table-cell office:value-type="string" calcext:value-type="string">
            <text:p>24,-24</text:p>
          </table:table-cell>
        </table:table-row>
        <table:table-row table:style-name="ro1" table:visibility="filter">
          <table:table-cell office:value-type="string" calcext:value-type="string">
            <text:p>24,-25</text:p>
          </table:table-cell>
        </table:table-row>
        <table:table-row table:style-name="ro1" table:visibility="filter">
          <table:table-cell office:value-type="string" calcext:value-type="string">
            <text:p>23,-25</text:p>
          </table:table-cell>
        </table:table-row>
        <table:table-row table:style-name="ro1" table:visibility="filter">
          <table:table-cell office:value-type="string" calcext:value-type="string">
            <text:p>24,-25</text:p>
          </table:table-cell>
        </table:table-row>
        <table:table-row table:style-name="ro1">
          <table:table-cell office:value-type="string" calcext:value-type="string">
            <text:p>25,-25</text:p>
          </table:table-cell>
        </table:table-row>
        <table:table-row table:style-name="ro1" table:visibility="filter">
          <table:table-cell office:value-type="string" calcext:value-type="string">
            <text:p>24,-25</text:p>
          </table:table-cell>
        </table:table-row>
        <table:table-row table:style-name="ro1">
          <table:table-cell office:value-type="string" calcext:value-type="string">
            <text:p>24,-26</text:p>
          </table:table-cell>
        </table:table-row>
        <table:table-row table:style-name="ro1">
          <table:table-cell office:value-type="string" calcext:value-type="string">
            <text:p>23,-26</text:p>
          </table:table-cell>
        </table:table-row>
        <table:table-row table:style-name="ro1">
          <table:table-cell office:value-type="string" calcext:value-type="string">
            <text:p>22,-26</text:p>
          </table:table-cell>
        </table:table-row>
        <table:table-row table:style-name="ro1">
          <table:table-cell office:value-type="string" calcext:value-type="string">
            <text:p>21,-26</text:p>
          </table:table-cell>
        </table:table-row>
        <table:table-row table:style-name="ro1">
          <table:table-cell office:value-type="string" calcext:value-type="string">
            <text:p>21,-25</text:p>
          </table:table-cell>
        </table:table-row>
        <table:table-row table:style-name="ro1" table:visibility="filter">
          <table:table-cell office:value-type="string" calcext:value-type="string">
            <text:p>21,-26</text:p>
          </table:table-cell>
        </table:table-row>
        <table:table-row table:style-name="ro1">
          <table:table-cell office:value-type="string" calcext:value-type="string">
            <text:p>20,-26</text:p>
          </table:table-cell>
        </table:table-row>
        <table:table-row table:style-name="ro1">
          <table:table-cell office:value-type="string" calcext:value-type="string">
            <text:p>19,-26</text:p>
          </table:table-cell>
        </table:table-row>
        <table:table-row table:style-name="ro1" table:visibility="filter">
          <table:table-cell office:value-type="string" calcext:value-type="string">
            <text:p>20,-26</text:p>
          </table:table-cell>
        </table:table-row>
        <table:table-row table:style-name="ro1">
          <table:table-cell office:value-type="string" calcext:value-type="string">
            <text:p>20,-27</text:p>
          </table:table-cell>
        </table:table-row>
        <table:table-row table:style-name="ro1">
          <table:table-cell office:value-type="string" calcext:value-type="string">
            <text:p>20,-28</text:p>
          </table:table-cell>
        </table:table-row>
        <table:table-row table:style-name="ro1">
          <table:table-cell office:value-type="string" calcext:value-type="string">
            <text:p>20,-29</text:p>
          </table:table-cell>
        </table:table-row>
        <table:table-row table:style-name="ro1" table:visibility="filter">
          <table:table-cell office:value-type="string" calcext:value-type="string">
            <text:p>20,-28</text:p>
          </table:table-cell>
        </table:table-row>
        <table:table-row table:style-name="ro1">
          <table:table-cell office:value-type="string" calcext:value-type="string">
            <text:p>19,-28</text:p>
          </table:table-cell>
        </table:table-row>
        <table:table-row table:style-name="ro1">
          <table:table-cell office:value-type="string" calcext:value-type="string">
            <text:p>19,-29</text:p>
          </table:table-cell>
        </table:table-row>
        <table:table-row table:style-name="ro1">
          <table:table-cell office:value-type="string" calcext:value-type="string">
            <text:p>19,-30</text:p>
          </table:table-cell>
        </table:table-row>
        <table:table-row table:style-name="ro1">
          <table:table-cell office:value-type="string" calcext:value-type="string">
            <text:p>18,-30</text:p>
          </table:table-cell>
        </table:table-row>
        <table:table-row table:style-name="ro1">
          <table:table-cell office:value-type="string" calcext:value-type="string">
            <text:p>18,-31</text:p>
          </table:table-cell>
        </table:table-row>
        <table:table-row table:style-name="ro1">
          <table:table-cell office:value-type="string" calcext:value-type="string">
            <text:p>18,-32</text:p>
          </table:table-cell>
        </table:table-row>
        <table:table-row table:style-name="ro1">
          <table:table-cell office:value-type="string" calcext:value-type="string">
            <text:p>18,-33</text:p>
          </table:table-cell>
        </table:table-row>
        <table:table-row table:style-name="ro1">
          <table:table-cell office:value-type="string" calcext:value-type="string">
            <text:p>17,-33</text:p>
          </table:table-cell>
        </table:table-row>
        <table:table-row table:style-name="ro1">
          <table:table-cell office:value-type="string" calcext:value-type="string">
            <text:p>16,-33</text:p>
          </table:table-cell>
        </table:table-row>
        <table:table-row table:style-name="ro1" table:visibility="filter">
          <table:table-cell office:value-type="string" calcext:value-type="string">
            <text:p>17,-33</text:p>
          </table:table-cell>
        </table:table-row>
        <table:table-row table:style-name="ro1">
          <table:table-cell office:value-type="string" calcext:value-type="string">
            <text:p>17,-32</text:p>
          </table:table-cell>
        </table:table-row>
        <table:table-row table:style-name="ro1" table:visibility="filter">
          <table:table-cell office:value-type="string" calcext:value-type="string">
            <text:p>17,-33</text:p>
          </table:table-cell>
        </table:table-row>
        <table:table-row table:style-name="ro1">
          <table:table-cell office:value-type="string" calcext:value-type="string">
            <text:p>17,-34</text:p>
          </table:table-cell>
        </table:table-row>
        <table:table-row table:style-name="ro1" table:visibility="filter">
          <table:table-cell office:value-type="string" calcext:value-type="string">
            <text:p>17,-33</text:p>
          </table:table-cell>
        </table:table-row>
        <table:table-row table:style-name="ro1" table:visibility="filter">
          <table:table-cell office:value-type="string" calcext:value-type="string">
            <text:p>17,-32</text:p>
          </table:table-cell>
        </table:table-row>
        <table:table-row table:style-name="ro1" table:visibility="filter">
          <table:table-cell office:value-type="string" calcext:value-type="string">
            <text:p>17,-33</text:p>
          </table:table-cell>
        </table:table-row>
        <table:table-row table:style-name="ro1" table:visibility="filter">
          <table:table-cell office:value-type="string" calcext:value-type="string">
            <text:p>18,-33</text:p>
          </table:table-cell>
        </table:table-row>
        <table:table-row table:style-name="ro1" table:visibility="filter">
          <table:table-cell office:value-type="string" calcext:value-type="string">
            <text:p>17,-33</text:p>
          </table:table-cell>
        </table:table-row>
        <table:table-row table:style-name="ro1" table:visibility="filter">
          <table:table-cell office:value-type="string" calcext:value-type="string">
            <text:p>17,-32</text:p>
          </table:table-cell>
        </table:table-row>
        <table:table-row table:style-name="ro1" table:visibility="filter">
          <table:table-cell office:value-type="string" calcext:value-type="string">
            <text:p>18,-32</text:p>
          </table:table-cell>
        </table:table-row>
        <table:table-row table:style-name="ro1" table:visibility="filter">
          <table:table-cell office:value-type="string" calcext:value-type="string">
            <text:p>18,-33</text:p>
          </table:table-cell>
        </table:table-row>
        <table:table-row table:style-name="ro1" table:visibility="filter">
          <table:table-cell office:value-type="string" calcext:value-type="string">
            <text:p>18,-32</text:p>
          </table:table-cell>
        </table:table-row>
        <table:table-row table:style-name="ro1" table:visibility="filter">
          <table:table-cell office:value-type="string" calcext:value-type="string">
            <text:p>18,-33</text:p>
          </table:table-cell>
        </table:table-row>
        <table:table-row table:style-name="ro1">
          <table:table-cell office:value-type="string" calcext:value-type="string">
            <text:p>18,-34</text:p>
          </table:table-cell>
        </table:table-row>
        <table:table-row table:style-name="ro1" table:visibility="filter">
          <table:table-cell office:value-type="string" calcext:value-type="string">
            <text:p>17,-34</text:p>
          </table:table-cell>
        </table:table-row>
        <table:table-row table:style-name="ro1">
          <table:table-cell office:value-type="string" calcext:value-type="string">
            <text:p>16,-34</text:p>
          </table:table-cell>
        </table:table-row>
        <table:table-row table:style-name="ro1">
          <table:table-cell office:value-type="string" calcext:value-type="string">
            <text:p>16,-35</text:p>
          </table:table-cell>
        </table:table-row>
        <table:table-row table:style-name="ro1" table:visibility="filter">
          <table:table-cell office:value-type="string" calcext:value-type="string">
            <text:p>16,-34</text:p>
          </table:table-cell>
        </table:table-row>
        <table:table-row table:style-name="ro1">
          <table:table-cell office:value-type="string" calcext:value-type="string">
            <text:p>15,-34</text:p>
          </table:table-cell>
        </table:table-row>
        <table:table-row table:style-name="ro1">
          <table:table-cell office:value-type="string" calcext:value-type="string">
            <text:p>14,-34</text:p>
          </table:table-cell>
        </table:table-row>
        <table:table-row table:style-name="ro1">
          <table:table-cell office:value-type="string" calcext:value-type="string">
            <text:p>14,-33</text:p>
          </table:table-cell>
        </table:table-row>
        <table:table-row table:style-name="ro1">
          <table:table-cell office:value-type="string" calcext:value-type="string">
            <text:p>14,-32</text:p>
          </table:table-cell>
        </table:table-row>
        <table:table-row table:style-name="ro1">
          <table:table-cell office:value-type="string" calcext:value-type="string">
            <text:p>14,-31</text:p>
          </table:table-cell>
        </table:table-row>
        <table:table-row table:style-name="ro1">
          <table:table-cell office:value-type="string" calcext:value-type="string">
            <text:p>13,-31</text:p>
          </table:table-cell>
        </table:table-row>
        <table:table-row table:style-name="ro1">
          <table:table-cell office:value-type="string" calcext:value-type="string">
            <text:p>13,-30</text:p>
          </table:table-cell>
        </table:table-row>
        <table:table-row table:style-name="ro1">
          <table:table-cell office:value-type="string" calcext:value-type="string">
            <text:p>12,-30</text:p>
          </table:table-cell>
        </table:table-row>
        <table:table-row table:style-name="ro1" table:visibility="filter">
          <table:table-cell office:value-type="string" calcext:value-type="string">
            <text:p>13,-30</text:p>
          </table:table-cell>
        </table:table-row>
        <table:table-row table:style-name="ro1">
          <table:table-cell office:value-type="string" calcext:value-type="string">
            <text:p>13,-29</text:p>
          </table:table-cell>
        </table:table-row>
        <table:table-row table:style-name="ro1">
          <table:table-cell office:value-type="string" calcext:value-type="string">
            <text:p>13,-28</text:p>
          </table:table-cell>
        </table:table-row>
        <table:table-row table:style-name="ro1">
          <table:table-cell office:value-type="string" calcext:value-type="string">
            <text:p>12,-28</text:p>
          </table:table-cell>
        </table:table-row>
        <table:table-row table:style-name="ro1">
          <table:table-cell office:value-type="string" calcext:value-type="string">
            <text:p>11,-28</text:p>
          </table:table-cell>
        </table:table-row>
        <table:table-row table:style-name="ro1" table:visibility="filter">
          <table:table-cell office:value-type="string" calcext:value-type="string">
            <text:p>12,-28</text:p>
          </table:table-cell>
        </table:table-row>
        <table:table-row table:style-name="ro1">
          <table:table-cell office:value-type="string" calcext:value-type="string">
            <text:p>12,-29</text:p>
          </table:table-cell>
        </table:table-row>
        <table:table-row table:style-name="ro1">
          <table:table-cell office:value-type="string" calcext:value-type="string">
            <text:p>11,-29</text:p>
          </table:table-cell>
        </table:table-row>
        <table:table-row table:style-name="ro1" table:visibility="filter">
          <table:table-cell office:value-type="string" calcext:value-type="string">
            <text:p>12,-29</text:p>
          </table:table-cell>
        </table:table-row>
        <table:table-row table:style-name="ro1" table:visibility="filter">
          <table:table-cell office:value-type="string" calcext:value-type="string">
            <text:p>11,-29</text:p>
          </table:table-cell>
        </table:table-row>
        <table:table-row table:style-name="ro1">
          <table:table-cell office:value-type="string" calcext:value-type="string">
            <text:p>10,-29</text:p>
          </table:table-cell>
        </table:table-row>
        <table:table-row table:style-name="ro1">
          <table:table-cell office:value-type="string" calcext:value-type="string">
            <text:p>10,-30</text:p>
          </table:table-cell>
        </table:table-row>
        <table:table-row table:style-name="ro1">
          <table:table-cell office:value-type="string" calcext:value-type="string">
            <text:p>11,-30</text:p>
          </table:table-cell>
        </table:table-row>
        <table:table-row table:style-name="ro1" table:visibility="filter">
          <table:table-cell office:value-type="string" calcext:value-type="string">
            <text:p>11,-29</text:p>
          </table:table-cell>
        </table:table-row>
        <table:table-row table:style-name="ro1" table:visibility="filter">
          <table:table-cell office:value-type="string" calcext:value-type="string">
            <text:p>12,-29</text:p>
          </table:table-cell>
        </table:table-row>
        <table:table-row table:style-name="ro1" table:visibility="filter">
          <table:table-cell office:value-type="string" calcext:value-type="string">
            <text:p>11,-29</text:p>
          </table:table-cell>
        </table:table-row>
        <table:table-row table:style-name="ro1" table:visibility="filter">
          <table:table-cell office:value-type="string" calcext:value-type="string">
            <text:p>12,-29</text:p>
          </table:table-cell>
        </table:table-row>
        <table:table-row table:style-name="ro1" table:visibility="filter">
          <table:table-cell office:value-type="string" calcext:value-type="string">
            <text:p>12,-28</text:p>
          </table:table-cell>
        </table:table-row>
        <table:table-row table:style-name="ro1" table:visibility="filter">
          <table:table-cell office:value-type="string" calcext:value-type="string">
            <text:p>11,-28</text:p>
          </table:table-cell>
        </table:table-row>
        <table:table-row table:style-name="ro1" table:visibility="filter">
          <table:table-cell office:value-type="string" calcext:value-type="string">
            <text:p>12,-28</text:p>
          </table:table-cell>
        </table:table-row>
        <table:table-row table:style-name="ro1" table:visibility="filter">
          <table:table-cell office:value-type="string" calcext:value-type="string">
            <text:p>11,-28</text:p>
          </table:table-cell>
        </table:table-row>
        <table:table-row table:style-name="ro1">
          <table:table-cell office:value-type="string" calcext:value-type="string">
            <text:p>10,-28</text:p>
          </table:table-cell>
        </table:table-row>
        <table:table-row table:style-name="ro1" table:visibility="filter">
          <table:table-cell office:value-type="string" calcext:value-type="string">
            <text:p>10,-29</text:p>
          </table:table-cell>
        </table:table-row>
        <table:table-row table:style-name="ro1">
          <table:table-cell office:value-type="string" calcext:value-type="string">
            <text:p>9,-29</text:p>
          </table:table-cell>
        </table:table-row>
        <table:table-row table:style-name="ro1">
          <table:table-cell office:value-type="string" calcext:value-type="string">
            <text:p>9,-30</text:p>
          </table:table-cell>
        </table:table-row>
        <table:table-row table:style-name="ro1" table:visibility="filter">
          <table:table-cell office:value-type="string" calcext:value-type="string">
            <text:p>9,-29</text:p>
          </table:table-cell>
        </table:table-row>
        <table:table-row table:style-name="ro1">
          <table:table-cell office:value-type="string" calcext:value-type="string">
            <text:p>9,-28</text:p>
          </table:table-cell>
        </table:table-row>
        <table:table-row table:style-name="ro1" table:visibility="filter">
          <table:table-cell office:value-type="string" calcext:value-type="string">
            <text:p>10,-28</text:p>
          </table:table-cell>
        </table:table-row>
        <table:table-row table:style-name="ro1" table:visibility="filter">
          <table:table-cell office:value-type="string" calcext:value-type="string">
            <text:p>10,-29</text:p>
          </table:table-cell>
        </table:table-row>
        <table:table-row table:style-name="ro1" table:visibility="filter">
          <table:table-cell office:value-type="string" calcext:value-type="string">
            <text:p>10,-30</text:p>
          </table:table-cell>
        </table:table-row>
        <table:table-row table:style-name="ro1" table:visibility="filter">
          <table:table-cell office:value-type="string" calcext:value-type="string">
            <text:p>9,-30</text:p>
          </table:table-cell>
        </table:table-row>
        <table:table-row table:style-name="ro1" table:visibility="filter">
          <table:table-cell office:value-type="string" calcext:value-type="string">
            <text:p>10,-30</text:p>
          </table:table-cell>
        </table:table-row>
        <table:table-row table:style-name="ro1" table:visibility="filter">
          <table:table-cell office:value-type="string" calcext:value-type="string">
            <text:p>10,-29</text:p>
          </table:table-cell>
        </table:table-row>
        <table:table-row table:style-name="ro1" table:visibility="filter">
          <table:table-cell office:value-type="string" calcext:value-type="string">
            <text:p>9,-29</text:p>
          </table:table-cell>
        </table:table-row>
        <table:table-row table:style-name="ro1" table:visibility="filter">
          <table:table-cell office:value-type="string" calcext:value-type="string">
            <text:p>9,-30</text:p>
          </table:table-cell>
        </table:table-row>
        <table:table-row table:style-name="ro1">
          <table:table-cell office:value-type="string" calcext:value-type="string">
            <text:p>8,-30</text:p>
          </table:table-cell>
        </table:table-row>
        <table:table-row table:style-name="ro1">
          <table:table-cell office:value-type="string" calcext:value-type="string">
            <text:p>8,-29</text:p>
          </table:table-cell>
        </table:table-row>
        <table:table-row table:style-name="ro1">
          <table:table-cell office:value-type="string" calcext:value-type="string">
            <text:p>7,-29</text:p>
          </table:table-cell>
        </table:table-row>
        <table:table-row table:style-name="ro1">
          <table:table-cell office:value-type="string" calcext:value-type="string">
            <text:p>7,-30</text:p>
          </table:table-cell>
        </table:table-row>
        <table:table-row table:style-name="ro1">
          <table:table-cell office:value-type="string" calcext:value-type="string">
            <text:p>7,-31</text:p>
          </table:table-cell>
        </table:table-row>
        <table:table-row table:style-name="ro1">
          <table:table-cell office:value-type="string" calcext:value-type="string">
            <text:p>7,-32</text:p>
          </table:table-cell>
        </table:table-row>
        <table:table-row table:style-name="ro1">
          <table:table-cell office:value-type="string" calcext:value-type="string">
            <text:p>8,-32</text:p>
          </table:table-cell>
        </table:table-row>
        <table:table-row table:style-name="ro1">
          <table:table-cell office:value-type="string" calcext:value-type="string">
            <text:p>8,-33</text:p>
          </table:table-cell>
        </table:table-row>
        <table:table-row table:style-name="ro1">
          <table:table-cell office:value-type="string" calcext:value-type="string">
            <text:p>8,-34</text:p>
          </table:table-cell>
        </table:table-row>
        <table:table-row table:style-name="ro1">
          <table:table-cell office:value-type="string" calcext:value-type="string">
            <text:p>9,-34</text:p>
          </table:table-cell>
        </table:table-row>
        <table:table-row table:style-name="ro1">
          <table:table-cell office:value-type="string" calcext:value-type="string">
            <text:p>9,-35</text:p>
          </table:table-cell>
        </table:table-row>
        <table:table-row table:style-name="ro1">
          <table:table-cell office:value-type="string" calcext:value-type="string">
            <text:p>10,-35</text:p>
          </table:table-cell>
        </table:table-row>
        <table:table-row table:style-name="ro1" table:visibility="filter">
          <table:table-cell office:value-type="string" calcext:value-type="string">
            <text:p>9,-35</text:p>
          </table:table-cell>
        </table:table-row>
        <table:table-row table:style-name="ro1" table:visibility="filter">
          <table:table-cell office:value-type="string" calcext:value-type="string">
            <text:p>9,-34</text:p>
          </table:table-cell>
        </table:table-row>
        <table:table-row table:style-name="ro1">
          <table:table-cell office:value-type="string" calcext:value-type="string">
            <text:p>9,-33</text:p>
          </table:table-cell>
        </table:table-row>
        <table:table-row table:style-name="ro1" table:visibility="filter">
          <table:table-cell office:value-type="string" calcext:value-type="string">
            <text:p>9,-34</text:p>
          </table:table-cell>
        </table:table-row>
        <table:table-row table:style-name="ro1" table:visibility="filter">
          <table:table-cell office:value-type="string" calcext:value-type="string">
            <text:p>8,-34</text:p>
          </table:table-cell>
        </table:table-row>
        <table:table-row table:style-name="ro1" table:visibility="filter">
          <table:table-cell office:value-type="string" calcext:value-type="string">
            <text:p>9,-34</text:p>
          </table:table-cell>
        </table:table-row>
        <table:table-row table:style-name="ro1">
          <table:table-cell office:value-type="string" calcext:value-type="string">
            <text:p>10,-34</text:p>
          </table:table-cell>
        </table:table-row>
        <table:table-row table:style-name="ro1" table:visibility="filter">
          <table:table-cell office:value-type="string" calcext:value-type="string">
            <text:p>9,-34</text:p>
          </table:table-cell>
        </table:table-row>
        <table:table-row table:style-name="ro1" table:visibility="filter">
          <table:table-cell office:value-type="string" calcext:value-type="string">
            <text:p>9,-33</text:p>
          </table:table-cell>
        </table:table-row>
        <table:table-row table:style-name="ro1" table:visibility="filter">
          <table:table-cell office:value-type="string" calcext:value-type="string">
            <text:p>9,-34</text:p>
          </table:table-cell>
        </table:table-row>
        <table:table-row table:style-name="ro1" table:visibility="filter">
          <table:table-cell office:value-type="string" calcext:value-type="string">
            <text:p>9,-33</text:p>
          </table:table-cell>
        </table:table-row>
        <table:table-row table:style-name="ro1" table:visibility="filter">
          <table:table-cell office:value-type="string" calcext:value-type="string">
            <text:p>9,-34</text:p>
          </table:table-cell>
        </table:table-row>
        <table:table-row table:style-name="ro1" table:visibility="filter">
          <table:table-cell office:value-type="string" calcext:value-type="string">
            <text:p>10,-34</text:p>
          </table:table-cell>
        </table:table-row>
        <table:table-row table:style-name="ro1" table:visibility="filter">
          <table:table-cell office:value-type="string" calcext:value-type="string">
            <text:p>9,-34</text:p>
          </table:table-cell>
        </table:table-row>
        <table:table-row table:style-name="ro1" table:visibility="filter">
          <table:table-cell office:value-type="string" calcext:value-type="string">
            <text:p>10,-34</text:p>
          </table:table-cell>
        </table:table-row>
        <table:table-row table:style-name="ro1" table:visibility="filter">
          <table:table-cell office:value-type="string" calcext:value-type="string">
            <text:p>9,-34</text:p>
          </table:table-cell>
        </table:table-row>
        <table:table-row table:style-name="ro1" table:visibility="filter">
          <table:table-cell office:value-type="string" calcext:value-type="string">
            <text:p>10,-34</text:p>
          </table:table-cell>
        </table:table-row>
        <table:table-row table:style-name="ro1">
          <table:table-cell office:value-type="string" calcext:value-type="string">
            <text:p>11,-34</text:p>
          </table:table-cell>
        </table:table-row>
        <table:table-row table:style-name="ro1" table:visibility="filter">
          <table:table-cell office:value-type="string" calcext:value-type="string">
            <text:p>10,-34</text:p>
          </table:table-cell>
        </table:table-row>
        <table:table-row table:style-name="ro1" table:visibility="filter">
          <table:table-cell office:value-type="string" calcext:value-type="string">
            <text:p>10,-35</text:p>
          </table:table-cell>
        </table:table-row>
        <table:table-row table:style-name="ro1" table:visibility="filter">
          <table:table-cell office:value-type="string" calcext:value-type="string">
            <text:p>9,-35</text:p>
          </table:table-cell>
        </table:table-row>
        <table:table-row table:style-name="ro1">
          <table:table-cell office:value-type="string" calcext:value-type="string">
            <text:p>9,-36</text:p>
          </table:table-cell>
        </table:table-row>
        <table:table-row table:style-name="ro1">
          <table:table-cell office:value-type="string" calcext:value-type="string">
            <text:p>10,-36</text:p>
          </table:table-cell>
        </table:table-row>
        <table:table-row table:style-name="ro1">
          <table:table-cell office:value-type="string" calcext:value-type="string">
            <text:p>10,-37</text:p>
          </table:table-cell>
        </table:table-row>
        <table:table-row table:style-name="ro1">
          <table:table-cell office:value-type="string" calcext:value-type="string">
            <text:p>10,-38</text:p>
          </table:table-cell>
        </table:table-row>
        <table:table-row table:style-name="ro1">
          <table:table-cell office:value-type="string" calcext:value-type="string">
            <text:p>9,-38</text:p>
          </table:table-cell>
        </table:table-row>
        <table:table-row table:style-name="ro1" table:visibility="filter">
          <table:table-cell office:value-type="string" calcext:value-type="string">
            <text:p>10,-38</text:p>
          </table:table-cell>
        </table:table-row>
        <table:table-row table:style-name="ro1">
          <table:table-cell office:value-type="string" calcext:value-type="string">
            <text:p>11,-38</text:p>
          </table:table-cell>
        </table:table-row>
        <table:table-row table:style-name="ro1">
          <table:table-cell office:value-type="string" calcext:value-type="string">
            <text:p>12,-38</text:p>
          </table:table-cell>
        </table:table-row>
        <table:table-row table:style-name="ro1" table:visibility="filter">
          <table:table-cell office:value-type="string" calcext:value-type="string">
            <text:p>11,-38</text:p>
          </table:table-cell>
        </table:table-row>
        <table:table-row table:style-name="ro1">
          <table:table-cell office:value-type="string" calcext:value-type="string">
            <text:p>11,-39</text:p>
          </table:table-cell>
        </table:table-row>
        <table:table-row table:style-name="ro1" table:visibility="filter">
          <table:table-cell office:value-type="string" calcext:value-type="string">
            <text:p>11,-38</text:p>
          </table:table-cell>
        </table:table-row>
        <table:table-row table:style-name="ro1">
          <table:table-cell office:value-type="string" calcext:value-type="string">
            <text:p>11,-37</text:p>
          </table:table-cell>
        </table:table-row>
        <table:table-row table:style-name="ro1" table:visibility="filter">
          <table:table-cell office:value-type="string" calcext:value-type="string">
            <text:p>11,-38</text:p>
          </table:table-cell>
        </table:table-row>
        <table:table-row table:style-name="ro1" table:visibility="filter">
          <table:table-cell office:value-type="string" calcext:value-type="string">
            <text:p>10,-38</text:p>
          </table:table-cell>
        </table:table-row>
        <table:table-row table:style-name="ro1" table:visibility="filter">
          <table:table-cell office:value-type="string" calcext:value-type="string">
            <text:p>11,-38</text:p>
          </table:table-cell>
        </table:table-row>
        <table:table-row table:style-name="ro1" table:visibility="filter">
          <table:table-cell office:value-type="string" calcext:value-type="string">
            <text:p>12,-38</text:p>
          </table:table-cell>
        </table:table-row>
        <table:table-row table:style-name="ro1" table:visibility="filter">
          <table:table-cell office:value-type="string" calcext:value-type="string">
            <text:p>11,-38</text:p>
          </table:table-cell>
        </table:table-row>
        <table:table-row table:style-name="ro1" table:visibility="filter">
          <table:table-cell office:value-type="string" calcext:value-type="string">
            <text:p>10,-38</text:p>
          </table:table-cell>
        </table:table-row>
        <table:table-row table:style-name="ro1" table:visibility="filter">
          <table:table-cell office:value-type="string" calcext:value-type="string">
            <text:p>10,-37</text:p>
          </table:table-cell>
        </table:table-row>
        <table:table-row table:style-name="ro1" table:visibility="filter">
          <table:table-cell office:value-type="string" calcext:value-type="string">
            <text:p>11,-37</text:p>
          </table:table-cell>
        </table:table-row>
        <table:table-row table:style-name="ro1">
          <table:table-cell office:value-type="string" calcext:value-type="string">
            <text:p>12,-37</text:p>
          </table:table-cell>
        </table:table-row>
        <table:table-row table:style-name="ro1">
          <table:table-cell office:value-type="string" calcext:value-type="string">
            <text:p>13,-37</text:p>
          </table:table-cell>
        </table:table-row>
        <table:table-row table:style-name="ro1" table:visibility="filter">
          <table:table-cell office:value-type="string" calcext:value-type="string">
            <text:p>12,-37</text:p>
          </table:table-cell>
        </table:table-row>
        <table:table-row table:style-name="ro1">
          <table:table-cell office:value-type="string" calcext:value-type="string">
            <text:p>12,-36</text:p>
          </table:table-cell>
        </table:table-row>
        <table:table-row table:style-name="ro1">
          <table:table-cell office:value-type="string" calcext:value-type="string">
            <text:p>12,-35</text:p>
          </table:table-cell>
        </table:table-row>
        <table:table-row table:style-name="ro1">
          <table:table-cell office:value-type="string" calcext:value-type="string">
            <text:p>12,-34</text:p>
          </table:table-cell>
        </table:table-row>
        <table:table-row table:style-name="ro1" table:visibility="filter">
          <table:table-cell office:value-type="string" calcext:value-type="string">
            <text:p>12,-35</text:p>
          </table:table-cell>
        </table:table-row>
        <table:table-row table:style-name="ro1" table:visibility="filter">
          <table:table-cell office:value-type="string" calcext:value-type="string">
            <text:p>12,-36</text:p>
          </table:table-cell>
        </table:table-row>
        <table:table-row table:style-name="ro1" table:visibility="filter">
          <table:table-cell office:value-type="string" calcext:value-type="string">
            <text:p>12,-37</text:p>
          </table:table-cell>
        </table:table-row>
        <table:table-row table:style-name="ro1" table:visibility="filter">
          <table:table-cell office:value-type="string" calcext:value-type="string">
            <text:p>11,-37</text:p>
          </table:table-cell>
        </table:table-row>
        <table:table-row table:style-name="ro1" table:visibility="filter">
          <table:table-cell office:value-type="string" calcext:value-type="string">
            <text:p>10,-37</text:p>
          </table:table-cell>
        </table:table-row>
        <table:table-row table:style-name="ro1">
          <table:table-cell office:value-type="string" calcext:value-type="string">
            <text:p>9,-37</text:p>
          </table:table-cell>
        </table:table-row>
        <table:table-row table:style-name="ro1" table:visibility="filter">
          <table:table-cell office:value-type="string" calcext:value-type="string">
            <text:p>9,-38</text:p>
          </table:table-cell>
        </table:table-row>
        <table:table-row table:style-name="ro1">
          <table:table-cell office:value-type="string" calcext:value-type="string">
            <text:p>9,-39</text:p>
          </table:table-cell>
        </table:table-row>
        <table:table-row table:style-name="ro1">
          <table:table-cell office:value-type="string" calcext:value-type="string">
            <text:p>8,-39</text:p>
          </table:table-cell>
        </table:table-row>
        <table:table-row table:style-name="ro1">
          <table:table-cell office:value-type="string" calcext:value-type="string">
            <text:p>7,-39</text:p>
          </table:table-cell>
        </table:table-row>
        <table:table-row table:style-name="ro1">
          <table:table-cell office:value-type="string" calcext:value-type="string">
            <text:p>7,-38</text:p>
          </table:table-cell>
        </table:table-row>
        <table:table-row table:style-name="ro1" table:visibility="filter">
          <table:table-cell office:value-type="string" calcext:value-type="string">
            <text:p>7,-39</text:p>
          </table:table-cell>
        </table:table-row>
        <table:table-row table:style-name="ro1">
          <table:table-cell office:value-type="string" calcext:value-type="string">
            <text:p>6,-39</text:p>
          </table:table-cell>
        </table:table-row>
        <table:table-row table:style-name="ro1">
          <table:table-cell office:value-type="string" calcext:value-type="string">
            <text:p>5,-39</text:p>
          </table:table-cell>
        </table:table-row>
        <table:table-row table:style-name="ro1">
          <table:table-cell office:value-type="string" calcext:value-type="string">
            <text:p>4,-39</text:p>
          </table:table-cell>
        </table:table-row>
        <table:table-row table:style-name="ro1" table:visibility="filter">
          <table:table-cell office:value-type="string" calcext:value-type="string">
            <text:p>5,-39</text:p>
          </table:table-cell>
        </table:table-row>
        <table:table-row table:style-name="ro1" table:visibility="filter">
          <table:table-cell office:value-type="string" calcext:value-type="string">
            <text:p>6,-39</text:p>
          </table:table-cell>
        </table:table-row>
        <table:table-row table:style-name="ro1" table:visibility="filter">
          <table:table-cell office:value-type="string" calcext:value-type="string">
            <text:p>5,-39</text:p>
          </table:table-cell>
        </table:table-row>
        <table:table-row table:style-name="ro1" table:visibility="filter">
          <table:table-cell office:value-type="string" calcext:value-type="string">
            <text:p>4,-39</text:p>
          </table:table-cell>
        </table:table-row>
        <table:table-row table:style-name="ro1">
          <table:table-cell office:value-type="string" calcext:value-type="string">
            <text:p>4,-40</text:p>
          </table:table-cell>
        </table:table-row>
        <table:table-row table:style-name="ro1">
          <table:table-cell office:value-type="string" calcext:value-type="string">
            <text:p>4,-41</text:p>
          </table:table-cell>
        </table:table-row>
        <table:table-row table:style-name="ro1">
          <table:table-cell office:value-type="string" calcext:value-type="string">
            <text:p>5,-41</text:p>
          </table:table-cell>
        </table:table-row>
        <table:table-row table:style-name="ro1">
          <table:table-cell office:value-type="string" calcext:value-type="string">
            <text:p>6,-41</text:p>
          </table:table-cell>
        </table:table-row>
        <table:table-row table:style-name="ro1">
          <table:table-cell office:value-type="string" calcext:value-type="string">
            <text:p>7,-41</text:p>
          </table:table-cell>
        </table:table-row>
        <table:table-row table:style-name="ro1">
          <table:table-cell office:value-type="string" calcext:value-type="string">
            <text:p>8,-41</text:p>
          </table:table-cell>
        </table:table-row>
        <table:table-row table:style-name="ro1">
          <table:table-cell office:value-type="string" calcext:value-type="string">
            <text:p>8,-42</text:p>
          </table:table-cell>
        </table:table-row>
        <table:table-row table:style-name="ro1">
          <table:table-cell office:value-type="string" calcext:value-type="string">
            <text:p>7,-42</text:p>
          </table:table-cell>
        </table:table-row>
        <table:table-row table:style-name="ro1">
          <table:table-cell office:value-type="string" calcext:value-type="string">
            <text:p>6,-42</text:p>
          </table:table-cell>
        </table:table-row>
        <table:table-row table:style-name="ro1">
          <table:table-cell office:value-type="string" calcext:value-type="string">
            <text:p>5,-42</text:p>
          </table:table-cell>
        </table:table-row>
        <table:table-row table:style-name="ro1">
          <table:table-cell office:value-type="string" calcext:value-type="string">
            <text:p>4,-42</text:p>
          </table:table-cell>
        </table:table-row>
        <table:table-row table:style-name="ro1">
          <table:table-cell office:value-type="string" calcext:value-type="string">
            <text:p>3,-42</text:p>
          </table:table-cell>
        </table:table-row>
        <table:table-row table:style-name="ro1">
          <table:table-cell office:value-type="string" calcext:value-type="string">
            <text:p>3,-43</text:p>
          </table:table-cell>
        </table:table-row>
        <table:table-row table:style-name="ro1">
          <table:table-cell office:value-type="string" calcext:value-type="string">
            <text:p>3,-44</text:p>
          </table:table-cell>
        </table:table-row>
        <table:table-row table:style-name="ro1">
          <table:table-cell office:value-type="string" calcext:value-type="string">
            <text:p>4,-44</text:p>
          </table:table-cell>
        </table:table-row>
        <table:table-row table:style-name="ro1" table:visibility="filter">
          <table:table-cell office:value-type="string" calcext:value-type="string">
            <text:p>3,-44</text:p>
          </table:table-cell>
        </table:table-row>
        <table:table-row table:style-name="ro1" table:visibility="filter">
          <table:table-cell office:value-type="string" calcext:value-type="string">
            <text:p>4,-44</text:p>
          </table:table-cell>
        </table:table-row>
        <table:table-row table:style-name="ro1" table:visibility="filter">
          <table:table-cell office:value-type="string" calcext:value-type="string">
            <text:p>3,-44</text:p>
          </table:table-cell>
        </table:table-row>
        <table:table-row table:style-name="ro1">
          <table:table-cell office:value-type="string" calcext:value-type="string">
            <text:p>3,-45</text:p>
          </table:table-cell>
        </table:table-row>
        <table:table-row table:style-name="ro1">
          <table:table-cell office:value-type="string" calcext:value-type="string">
            <text:p>4,-45</text:p>
          </table:table-cell>
        </table:table-row>
        <table:table-row table:style-name="ro1">
          <table:table-cell office:value-type="string" calcext:value-type="string">
            <text:p>4,-46</text:p>
          </table:table-cell>
        </table:table-row>
        <table:table-row table:style-name="ro1" table:visibility="filter">
          <table:table-cell office:value-type="string" calcext:value-type="string">
            <text:p>4,-45</text:p>
          </table:table-cell>
        </table:table-row>
        <table:table-row table:style-name="ro1" table:visibility="filter">
          <table:table-cell office:value-type="string" calcext:value-type="string">
            <text:p>4,-44</text:p>
          </table:table-cell>
        </table:table-row>
        <table:table-row table:style-name="ro1" table:visibility="filter">
          <table:table-cell office:value-type="string" calcext:value-type="string">
            <text:p>3,-44</text:p>
          </table:table-cell>
        </table:table-row>
        <table:table-row table:style-name="ro1">
          <table:table-cell office:value-type="string" calcext:value-type="string">
            <text:p>2,-44</text:p>
          </table:table-cell>
        </table:table-row>
        <table:table-row table:style-name="ro1">
          <table:table-cell office:value-type="string" calcext:value-type="string">
            <text:p>2,-43</text:p>
          </table:table-cell>
        </table:table-row>
        <table:table-row table:style-name="ro1" table:visibility="filter">
          <table:table-cell office:value-type="string" calcext:value-type="string">
            <text:p>2,-44</text:p>
          </table:table-cell>
        </table:table-row>
        <table:table-row table:style-name="ro1">
          <table:table-cell office:value-type="string" calcext:value-type="string">
            <text:p>2,-45</text:p>
          </table:table-cell>
        </table:table-row>
        <table:table-row table:style-name="ro1" table:visibility="filter">
          <table:table-cell office:value-type="string" calcext:value-type="string">
            <text:p>2,-44</text:p>
          </table:table-cell>
        </table:table-row>
        <table:table-row table:style-name="ro1">
          <table:table-cell office:value-type="string" calcext:value-type="string">
            <text:p>1,-44</text:p>
          </table:table-cell>
        </table:table-row>
        <table:table-row table:style-name="ro1">
          <table:table-cell office:value-type="string" calcext:value-type="string">
            <text:p>1,-45</text:p>
          </table:table-cell>
        </table:table-row>
        <table:table-row table:style-name="ro1">
          <table:table-cell office:value-type="string" calcext:value-type="string">
            <text:p>1,-46</text:p>
          </table:table-cell>
        </table:table-row>
        <table:table-row table:style-name="ro1">
          <table:table-cell office:value-type="string" calcext:value-type="string">
            <text:p>0,-46</text:p>
          </table:table-cell>
        </table:table-row>
        <table:table-row table:style-name="ro1" table:visibility="filter">
          <table:table-cell office:value-type="string" calcext:value-type="string">
            <text:p>1,-46</text:p>
          </table:table-cell>
        </table:table-row>
        <table:table-row table:style-name="ro1">
          <table:table-cell office:value-type="string" calcext:value-type="string">
            <text:p>2,-46</text:p>
          </table:table-cell>
        </table:table-row>
        <table:table-row table:style-name="ro1">
          <table:table-cell office:value-type="string" calcext:value-type="string">
            <text:p>2,-47</text:p>
          </table:table-cell>
        </table:table-row>
        <table:table-row table:style-name="ro1">
          <table:table-cell office:value-type="string" calcext:value-type="string">
            <text:p>2,-48</text:p>
          </table:table-cell>
        </table:table-row>
        <table:table-row table:style-name="ro1">
          <table:table-cell office:value-type="string" calcext:value-type="string">
            <text:p>3,-48</text:p>
          </table:table-cell>
        </table:table-row>
        <table:table-row table:style-name="ro1">
          <table:table-cell office:value-type="string" calcext:value-type="string">
            <text:p>3,-47</text:p>
          </table:table-cell>
        </table:table-row>
        <table:table-row table:style-name="ro1" table:visibility="filter">
          <table:table-cell office:value-type="string" calcext:value-type="string">
            <text:p>2,-47</text:p>
          </table:table-cell>
        </table:table-row>
        <table:table-row table:style-name="ro1" table:visibility="filter">
          <table:table-cell office:value-type="string" calcext:value-type="string">
            <text:p>3,-47</text:p>
          </table:table-cell>
        </table:table-row>
        <table:table-row table:style-name="ro1">
          <table:table-cell office:value-type="string" calcext:value-type="string">
            <text:p>3,-46</text:p>
          </table:table-cell>
        </table:table-row>
        <table:table-row table:style-name="ro1" table:visibility="filter">
          <table:table-cell office:value-type="string" calcext:value-type="string">
            <text:p>3,-47</text:p>
          </table:table-cell>
        </table:table-row>
        <table:table-row table:style-name="ro1" table:visibility="filter">
          <table:table-cell office:value-type="string" calcext:value-type="string">
            <text:p>3,-46</text:p>
          </table:table-cell>
        </table:table-row>
        <table:table-row table:style-name="ro1" table:visibility="filter">
          <table:table-cell office:value-type="string" calcext:value-type="string">
            <text:p>3,-45</text:p>
          </table:table-cell>
        </table:table-row>
        <table:table-row table:style-name="ro1" table:visibility="filter">
          <table:table-cell office:value-type="string" calcext:value-type="string">
            <text:p>2,-45</text:p>
          </table:table-cell>
        </table:table-row>
        <table:table-row table:style-name="ro1" table:visibility="filter">
          <table:table-cell office:value-type="string" calcext:value-type="string">
            <text:p>3,-45</text:p>
          </table:table-cell>
        </table:table-row>
        <table:table-row table:style-name="ro1" table:visibility="filter">
          <table:table-cell office:value-type="string" calcext:value-type="string">
            <text:p>3,-44</text:p>
          </table:table-cell>
        </table:table-row>
        <table:table-row table:style-name="ro1" table:visibility="filter">
          <table:table-cell office:value-type="string" calcext:value-type="string">
            <text:p>3,-43</text:p>
          </table:table-cell>
        </table:table-row>
        <table:table-row table:style-name="ro1" table:visibility="filter">
          <table:table-cell office:value-type="string" calcext:value-type="string">
            <text:p>3,-42</text:p>
          </table:table-cell>
        </table:table-row>
        <table:table-row table:style-name="ro1" table:visibility="filter">
          <table:table-cell office:value-type="string" calcext:value-type="string">
            <text:p>3,-43</text:p>
          </table:table-cell>
        </table:table-row>
        <table:table-row table:style-name="ro1" table:visibility="filter">
          <table:table-cell office:value-type="string" calcext:value-type="string">
            <text:p>3,-44</text:p>
          </table:table-cell>
        </table:table-row>
        <table:table-row table:style-name="ro1" table:visibility="filter">
          <table:table-cell office:value-type="string" calcext:value-type="string">
            <text:p>4,-44</text:p>
          </table:table-cell>
        </table:table-row>
        <table:table-row table:style-name="ro1" table:visibility="filter">
          <table:table-cell office:value-type="string" calcext:value-type="string">
            <text:p>4,-45</text:p>
          </table:table-cell>
        </table:table-row>
        <table:table-row table:style-name="ro1" table:visibility="filter">
          <table:table-cell office:value-type="string" calcext:value-type="string">
            <text:p>4,-44</text:p>
          </table:table-cell>
        </table:table-row>
        <table:table-row table:style-name="ro1">
          <table:table-cell office:value-type="string" calcext:value-type="string">
            <text:p>4,-43</text:p>
          </table:table-cell>
        </table:table-row>
        <table:table-row table:style-name="ro1" table:visibility="filter">
          <table:table-cell office:value-type="string" calcext:value-type="string">
            <text:p>3,-43</text:p>
          </table:table-cell>
        </table:table-row>
        <table:table-row table:style-name="ro1" table:visibility="filter">
          <table:table-cell office:value-type="string" calcext:value-type="string">
            <text:p>3,-44</text:p>
          </table:table-cell>
        </table:table-row>
        <table:table-row table:style-name="ro1" table:visibility="filter">
          <table:table-cell office:value-type="string" calcext:value-type="string">
            <text:p>2,-44</text:p>
          </table:table-cell>
        </table:table-row>
        <table:table-row table:style-name="ro1" table:visibility="filter">
          <table:table-cell office:value-type="string" calcext:value-type="string">
            <text:p>3,-44</text:p>
          </table:table-cell>
        </table:table-row>
        <table:table-row table:style-name="ro1" table:visibility="filter">
          <table:table-cell office:value-type="string" calcext:value-type="string">
            <text:p>2,-44</text:p>
          </table:table-cell>
        </table:table-row>
        <table:table-row table:style-name="ro1" table:visibility="filter">
          <table:table-cell office:value-type="string" calcext:value-type="string">
            <text:p>2,-45</text:p>
          </table:table-cell>
        </table:table-row>
        <table:table-row table:style-name="ro1" table:visibility="filter">
          <table:table-cell office:value-type="string" calcext:value-type="string">
            <text:p>3,-45</text:p>
          </table:table-cell>
        </table:table-row>
        <table:table-row table:style-name="ro1" table:visibility="filter">
          <table:table-cell office:value-type="string" calcext:value-type="string">
            <text:p>3,-46</text:p>
          </table:table-cell>
        </table:table-row>
        <table:table-row table:style-name="ro1" table:visibility="filter">
          <table:table-cell office:value-type="string" calcext:value-type="string">
            <text:p>2,-46</text:p>
          </table:table-cell>
        </table:table-row>
        <table:table-row table:style-name="ro1" table:visibility="filter">
          <table:table-cell office:value-type="string" calcext:value-type="string">
            <text:p>2,-47</text:p>
          </table:table-cell>
        </table:table-row>
        <table:table-row table:style-name="ro1" table:visibility="filter">
          <table:table-cell office:value-type="string" calcext:value-type="string">
            <text:p>3,-47</text:p>
          </table:table-cell>
        </table:table-row>
        <table:table-row table:style-name="ro1">
          <table:table-cell office:value-type="string" calcext:value-type="string">
            <text:p>4,-47</text:p>
          </table:table-cell>
        </table:table-row>
        <table:table-row table:style-name="ro1" table:visibility="filter">
          <table:table-cell office:value-type="string" calcext:value-type="string">
            <text:p>4,-46</text:p>
          </table:table-cell>
        </table:table-row>
        <table:table-row table:style-name="ro1" table:visibility="filter">
          <table:table-cell office:value-type="string" calcext:value-type="string">
            <text:p>4,-47</text:p>
          </table:table-cell>
        </table:table-row>
        <table:table-row table:style-name="ro1" table:visibility="filter">
          <table:table-cell office:value-type="string" calcext:value-type="string">
            <text:p>3,-47</text:p>
          </table:table-cell>
        </table:table-row>
        <table:table-row table:style-name="ro1" table:visibility="filter">
          <table:table-cell office:value-type="string" calcext:value-type="string">
            <text:p>3,-48</text:p>
          </table:table-cell>
        </table:table-row>
        <table:table-row table:style-name="ro1" table:visibility="filter">
          <table:table-cell office:value-type="string" calcext:value-type="string">
            <text:p>2,-48</text:p>
          </table:table-cell>
        </table:table-row>
        <table:table-row table:style-name="ro1" table:visibility="filter">
          <table:table-cell office:value-type="string" calcext:value-type="string">
            <text:p>3,-48</text:p>
          </table:table-cell>
        </table:table-row>
        <table:table-row table:style-name="ro1">
          <table:table-cell office:value-type="string" calcext:value-type="string">
            <text:p>4,-48</text:p>
          </table:table-cell>
        </table:table-row>
        <table:table-row table:style-name="ro1" table:visibility="filter">
          <table:table-cell office:value-type="string" calcext:value-type="string">
            <text:p>4,-47</text:p>
          </table:table-cell>
        </table:table-row>
        <table:table-row table:style-name="ro1" table:visibility="filter">
          <table:table-cell office:value-type="string" calcext:value-type="string">
            <text:p>3,-47</text:p>
          </table:table-cell>
        </table:table-row>
        <table:table-row table:style-name="ro1" table:visibility="filter">
          <table:table-cell office:value-type="string" calcext:value-type="string">
            <text:p>3,-48</text:p>
          </table:table-cell>
        </table:table-row>
        <table:table-row table:style-name="ro1" table:visibility="filter">
          <table:table-cell office:value-type="string" calcext:value-type="string">
            <text:p>3,-47</text:p>
          </table:table-cell>
        </table:table-row>
        <table:table-row table:style-name="ro1" table:visibility="filter">
          <table:table-cell office:value-type="string" calcext:value-type="string">
            <text:p>3,-46</text:p>
          </table:table-cell>
        </table:table-row>
        <table:table-row table:style-name="ro1" table:visibility="filter">
          <table:table-cell office:value-type="string" calcext:value-type="string">
            <text:p>4,-46</text:p>
          </table:table-cell>
        </table:table-row>
        <table:table-row table:style-name="ro1" table:visibility="filter">
          <table:table-cell office:value-type="string" calcext:value-type="string">
            <text:p>3,-46</text:p>
          </table:table-cell>
        </table:table-row>
        <table:table-row table:style-name="ro1" table:visibility="filter">
          <table:table-cell office:value-type="string" calcext:value-type="string">
            <text:p>4,-46</text:p>
          </table:table-cell>
        </table:table-row>
        <table:table-row table:style-name="ro1" table:visibility="filter">
          <table:table-cell office:value-type="string" calcext:value-type="string">
            <text:p>4,-47</text:p>
          </table:table-cell>
        </table:table-row>
        <table:table-row table:style-name="ro1" table:visibility="filter">
          <table:table-cell office:value-type="string" calcext:value-type="string">
            <text:p>4,-46</text:p>
          </table:table-cell>
        </table:table-row>
        <table:table-row table:style-name="ro1" table:visibility="filter">
          <table:table-cell office:value-type="string" calcext:value-type="string">
            <text:p>4,-45</text:p>
          </table:table-cell>
        </table:table-row>
        <table:table-row table:style-name="ro1" table:visibility="filter">
          <table:table-cell office:value-type="string" calcext:value-type="string">
            <text:p>4,-44</text:p>
          </table:table-cell>
        </table:table-row>
        <table:table-row table:style-name="ro1">
          <table:table-cell office:value-type="string" calcext:value-type="string">
            <text:p>5,-44</text:p>
          </table:table-cell>
        </table:table-row>
        <table:table-row table:style-name="ro1">
          <table:table-cell office:value-type="string" calcext:value-type="string">
            <text:p>5,-45</text:p>
          </table:table-cell>
        </table:table-row>
        <table:table-row table:style-name="ro1" table:visibility="filter">
          <table:table-cell office:value-type="string" calcext:value-type="string">
            <text:p>5,-44</text:p>
          </table:table-cell>
        </table:table-row>
        <table:table-row table:style-name="ro1">
          <table:table-cell office:value-type="string" calcext:value-type="string">
            <text:p>5,-43</text:p>
          </table:table-cell>
        </table:table-row>
        <table:table-row table:style-name="ro1" table:visibility="filter">
          <table:table-cell office:value-type="string" calcext:value-type="string">
            <text:p>5,-44</text:p>
          </table:table-cell>
        </table:table-row>
        <table:table-row table:style-name="ro1" table:visibility="filter">
          <table:table-cell office:value-type="string" calcext:value-type="string">
            <text:p>4,-44</text:p>
          </table:table-cell>
        </table:table-row>
        <table:table-row table:style-name="ro1" table:visibility="filter">
          <table:table-cell office:value-type="string" calcext:value-type="string">
            <text:p>4,-45</text:p>
          </table:table-cell>
        </table:table-row>
        <table:table-row table:style-name="ro1" table:visibility="filter">
          <table:table-cell office:value-type="string" calcext:value-type="string">
            <text:p>4,-46</text:p>
          </table:table-cell>
        </table:table-row>
        <table:table-row table:style-name="ro1">
          <table:table-cell office:value-type="string" calcext:value-type="string">
            <text:p>5,-46</text:p>
          </table:table-cell>
        </table:table-row>
        <table:table-row table:style-name="ro1" table:visibility="filter">
          <table:table-cell office:value-type="string" calcext:value-type="string">
            <text:p>4,-46</text:p>
          </table:table-cell>
        </table:table-row>
        <table:table-row table:style-name="ro1" table:visibility="filter">
          <table:table-cell office:value-type="string" calcext:value-type="string">
            <text:p>4,-45</text:p>
          </table:table-cell>
        </table:table-row>
        <table:table-row table:style-name="ro1" table:visibility="filter">
          <table:table-cell office:value-type="string" calcext:value-type="string">
            <text:p>5,-45</text:p>
          </table:table-cell>
        </table:table-row>
        <table:table-row table:style-name="ro1" table:visibility="filter">
          <table:table-cell office:value-type="string" calcext:value-type="string">
            <text:p>5,-46</text:p>
          </table:table-cell>
        </table:table-row>
        <table:table-row table:style-name="ro1" table:visibility="filter">
          <table:table-cell office:value-type="string" calcext:value-type="string">
            <text:p>5,-45</text:p>
          </table:table-cell>
        </table:table-row>
        <table:table-row table:style-name="ro1" table:visibility="filter">
          <table:table-cell office:value-type="string" calcext:value-type="string">
            <text:p>5,-46</text:p>
          </table:table-cell>
        </table:table-row>
        <table:table-row table:style-name="ro1" table:visibility="filter">
          <table:table-cell office:value-type="string" calcext:value-type="string">
            <text:p>5,-45</text:p>
          </table:table-cell>
        </table:table-row>
        <table:table-row table:style-name="ro1" table:visibility="filter">
          <table:table-cell office:value-type="string" calcext:value-type="string">
            <text:p>4,-45</text:p>
          </table:table-cell>
        </table:table-row>
        <table:table-row table:style-name="ro1" table:visibility="filter">
          <table:table-cell office:value-type="string" calcext:value-type="string">
            <text:p>5,-45</text:p>
          </table:table-cell>
        </table:table-row>
        <table:table-row table:style-name="ro1" table:visibility="filter">
          <table:table-cell office:value-type="string" calcext:value-type="string">
            <text:p>5,-46</text:p>
          </table:table-cell>
        </table:table-row>
        <table:table-row table:style-name="ro1">
          <table:table-cell office:value-type="string" calcext:value-type="string">
            <text:p>6,-46</text:p>
          </table:table-cell>
        </table:table-row>
        <table:table-row table:style-name="ro1">
          <table:table-cell office:value-type="string" calcext:value-type="string">
            <text:p>6,-47</text:p>
          </table:table-cell>
        </table:table-row>
        <table:table-row table:style-name="ro1">
          <table:table-cell office:value-type="string" calcext:value-type="string">
            <text:p>5,-47</text:p>
          </table:table-cell>
        </table:table-row>
        <table:table-row table:style-name="ro1">
          <table:table-cell office:value-type="string" calcext:value-type="string">
            <text:p>5,-48</text:p>
          </table:table-cell>
        </table:table-row>
        <table:table-row table:style-name="ro1" table:visibility="filter">
          <table:table-cell office:value-type="string" calcext:value-type="string">
            <text:p>4,-48</text:p>
          </table:table-cell>
        </table:table-row>
        <table:table-row table:style-name="ro1" table:visibility="filter">
          <table:table-cell office:value-type="string" calcext:value-type="string">
            <text:p>4,-47</text:p>
          </table:table-cell>
        </table:table-row>
        <table:table-row table:style-name="ro1" table:visibility="filter">
          <table:table-cell office:value-type="string" calcext:value-type="string">
            <text:p>4,-46</text:p>
          </table:table-cell>
        </table:table-row>
        <table:table-row table:style-name="ro1" table:visibility="filter">
          <table:table-cell office:value-type="string" calcext:value-type="string">
            <text:p>5,-46</text:p>
          </table:table-cell>
        </table:table-row>
        <table:table-row table:style-name="ro1" table:visibility="filter">
          <table:table-cell office:value-type="string" calcext:value-type="string">
            <text:p>6,-46</text:p>
          </table:table-cell>
        </table:table-row>
        <table:table-row table:style-name="ro1" table:visibility="filter">
          <table:table-cell office:value-type="string" calcext:value-type="string">
            <text:p>6,-47</text:p>
          </table:table-cell>
        </table:table-row>
        <table:table-row table:style-name="ro1" table:visibility="filter">
          <table:table-cell office:value-type="string" calcext:value-type="string">
            <text:p>5,-47</text:p>
          </table:table-cell>
        </table:table-row>
        <table:table-row table:style-name="ro1" table:visibility="filter">
          <table:table-cell office:value-type="string" calcext:value-type="string">
            <text:p>5,-46</text:p>
          </table:table-cell>
        </table:table-row>
        <table:table-row table:style-name="ro1" table:visibility="filter">
          <table:table-cell office:value-type="string" calcext:value-type="string">
            <text:p>5,-45</text:p>
          </table:table-cell>
        </table:table-row>
        <table:table-row table:style-name="ro1" table:visibility="filter">
          <table:table-cell office:value-type="string" calcext:value-type="string">
            <text:p>5,-46</text:p>
          </table:table-cell>
        </table:table-row>
        <table:table-row table:style-name="ro1" table:visibility="filter">
          <table:table-cell office:value-type="string" calcext:value-type="string">
            <text:p>5,-47</text:p>
          </table:table-cell>
        </table:table-row>
        <table:table-row table:style-name="ro1" table:visibility="filter">
          <table:table-cell office:value-type="string" calcext:value-type="string">
            <text:p>5,-46</text:p>
          </table:table-cell>
        </table:table-row>
        <table:table-row table:style-name="ro1" table:visibility="filter">
          <table:table-cell office:value-type="string" calcext:value-type="string">
            <text:p>5,-47</text:p>
          </table:table-cell>
        </table:table-row>
        <table:table-row table:style-name="ro1" table:visibility="filter">
          <table:table-cell office:value-type="string" calcext:value-type="string">
            <text:p>4,-47</text:p>
          </table:table-cell>
        </table:table-row>
        <table:table-row table:style-name="ro1" table:visibility="filter">
          <table:table-cell office:value-type="string" calcext:value-type="string">
            <text:p>4,-46</text:p>
          </table:table-cell>
        </table:table-row>
        <table:table-row table:style-name="ro1" table:visibility="filter">
          <table:table-cell office:value-type="string" calcext:value-type="string">
            <text:p>4,-45</text:p>
          </table:table-cell>
        </table:table-row>
        <table:table-row table:style-name="ro1" table:visibility="filter">
          <table:table-cell office:value-type="string" calcext:value-type="string">
            <text:p>4,-44</text:p>
          </table:table-cell>
        </table:table-row>
        <table:table-row table:style-name="ro1" table:visibility="filter">
          <table:table-cell office:value-type="string" calcext:value-type="string">
            <text:p>4,-43</text:p>
          </table:table-cell>
        </table:table-row>
        <table:table-row table:style-name="ro1" table:visibility="filter">
          <table:table-cell office:value-type="string" calcext:value-type="string">
            <text:p>4,-44</text:p>
          </table:table-cell>
        </table:table-row>
        <table:table-row table:style-name="ro1" table:visibility="filter">
          <table:table-cell office:value-type="string" calcext:value-type="string">
            <text:p>4,-45</text:p>
          </table:table-cell>
        </table:table-row>
        <table:table-row table:style-name="ro1" table:visibility="filter">
          <table:table-cell office:value-type="string" calcext:value-type="string">
            <text:p>3,-45</text:p>
          </table:table-cell>
        </table:table-row>
        <table:table-row table:style-name="ro1" table:visibility="filter">
          <table:table-cell office:value-type="string" calcext:value-type="string">
            <text:p>2,-45</text:p>
          </table:table-cell>
        </table:table-row>
        <table:table-row table:style-name="ro1" table:visibility="filter">
          <table:table-cell office:value-type="string" calcext:value-type="string">
            <text:p>3,-45</text:p>
          </table:table-cell>
        </table:table-row>
        <table:table-row table:style-name="ro1" table:visibility="filter">
          <table:table-cell office:value-type="string" calcext:value-type="string">
            <text:p>2,-45</text:p>
          </table:table-cell>
        </table:table-row>
        <table:table-row table:style-name="ro1" table:visibility="filter">
          <table:table-cell office:value-type="string" calcext:value-type="string">
            <text:p>1,-45</text:p>
          </table:table-cell>
        </table:table-row>
        <table:table-row table:style-name="ro1" table:visibility="filter">
          <table:table-cell office:value-type="string" calcext:value-type="string">
            <text:p>1,-44</text:p>
          </table:table-cell>
        </table:table-row>
        <table:table-row table:style-name="ro1" table:visibility="filter">
          <table:table-cell office:value-type="string" calcext:value-type="string">
            <text:p>2,-44</text:p>
          </table:table-cell>
        </table:table-row>
        <table:table-row table:style-name="ro1" table:visibility="filter">
          <table:table-cell office:value-type="string" calcext:value-type="string">
            <text:p>3,-44</text:p>
          </table:table-cell>
        </table:table-row>
        <table:table-row table:style-name="ro1" table:visibility="filter">
          <table:table-cell office:value-type="string" calcext:value-type="string">
            <text:p>3,-43</text:p>
          </table:table-cell>
        </table:table-row>
        <table:table-row table:style-name="ro1" table:visibility="filter">
          <table:table-cell office:value-type="string" calcext:value-type="string">
            <text:p>3,-42</text:p>
          </table:table-cell>
        </table:table-row>
        <table:table-row table:style-name="ro1">
          <table:table-cell office:value-type="string" calcext:value-type="string">
            <text:p>2,-42</text:p>
          </table:table-cell>
        </table:table-row>
        <table:table-row table:style-name="ro1">
          <table:table-cell office:value-type="string" calcext:value-type="string">
            <text:p>1,-42</text:p>
          </table:table-cell>
        </table:table-row>
        <table:table-row table:style-name="ro1">
          <table:table-cell office:value-type="string" calcext:value-type="string">
            <text:p>1,-43</text:p>
          </table:table-cell>
        </table:table-row>
        <table:table-row table:style-name="ro1" table:visibility="filter">
          <table:table-cell office:value-type="string" calcext:value-type="string">
            <text:p>1,-42</text:p>
          </table:table-cell>
        </table:table-row>
        <table:table-row table:style-name="ro1">
          <table:table-cell office:value-type="string" calcext:value-type="string">
            <text:p>1,-41</text:p>
          </table:table-cell>
        </table:table-row>
        <table:table-row table:style-name="ro1">
          <table:table-cell office:value-type="string" calcext:value-type="string">
            <text:p>0,-41</text:p>
          </table:table-cell>
        </table:table-row>
        <table:table-row table:style-name="ro1">
          <table:table-cell office:value-type="string" calcext:value-type="string">
            <text:p>-1,-41</text:p>
          </table:table-cell>
        </table:table-row>
        <table:table-row table:style-name="ro1">
          <table:table-cell office:value-type="string" calcext:value-type="string">
            <text:p>-1,-40</text:p>
          </table:table-cell>
        </table:table-row>
        <table:table-row table:style-name="ro1">
          <table:table-cell office:value-type="string" calcext:value-type="string">
            <text:p>0,-40</text:p>
          </table:table-cell>
        </table:table-row>
        <table:table-row table:style-name="ro1" table:visibility="filter">
          <table:table-cell office:value-type="string" calcext:value-type="string">
            <text:p>0,-41</text:p>
          </table:table-cell>
        </table:table-row>
        <table:table-row table:style-name="ro1" table:visibility="filter">
          <table:table-cell office:value-type="string" calcext:value-type="string">
            <text:p>0,-40</text:p>
          </table:table-cell>
        </table:table-row>
        <table:table-row table:style-name="ro1">
          <table:table-cell office:value-type="string" calcext:value-type="string">
            <text:p>1,-40</text:p>
          </table:table-cell>
        </table:table-row>
        <table:table-row table:style-name="ro1">
          <table:table-cell office:value-type="string" calcext:value-type="string">
            <text:p>2,-40</text:p>
          </table:table-cell>
        </table:table-row>
        <table:table-row table:style-name="ro1">
          <table:table-cell office:value-type="string" calcext:value-type="string">
            <text:p>2,-39</text:p>
          </table:table-cell>
        </table:table-row>
        <table:table-row table:style-name="ro1">
          <table:table-cell office:value-type="string" calcext:value-type="string">
            <text:p>2,-38</text:p>
          </table:table-cell>
        </table:table-row>
        <table:table-row table:style-name="ro1">
          <table:table-cell office:value-type="string" calcext:value-type="string">
            <text:p>2,-37</text:p>
          </table:table-cell>
        </table:table-row>
        <table:table-row table:style-name="ro1">
          <table:table-cell office:value-type="string" calcext:value-type="string">
            <text:p>3,-37</text:p>
          </table:table-cell>
        </table:table-row>
        <table:table-row table:style-name="ro1" table:visibility="filter">
          <table:table-cell office:value-type="string" calcext:value-type="string">
            <text:p>2,-37</text:p>
          </table:table-cell>
        </table:table-row>
        <table:table-row table:style-name="ro1">
          <table:table-cell office:value-type="string" calcext:value-type="string">
            <text:p>2,-36</text:p>
          </table:table-cell>
        </table:table-row>
        <table:table-row table:style-name="ro1">
          <table:table-cell office:value-type="string" calcext:value-type="string">
            <text:p>2,-35</text:p>
          </table:table-cell>
        </table:table-row>
        <table:table-row table:style-name="ro1">
          <table:table-cell office:value-type="string" calcext:value-type="string">
            <text:p>3,-35</text:p>
          </table:table-cell>
        </table:table-row>
        <table:table-row table:style-name="ro1">
          <table:table-cell office:value-type="string" calcext:value-type="string">
            <text:p>3,-34</text:p>
          </table:table-cell>
        </table:table-row>
        <table:table-row table:style-name="ro1" table:visibility="filter">
          <table:table-cell office:value-type="string" calcext:value-type="string">
            <text:p>3,-35</text:p>
          </table:table-cell>
        </table:table-row>
        <table:table-row table:style-name="ro1" table:visibility="filter">
          <table:table-cell office:value-type="string" calcext:value-type="string">
            <text:p>3,-34</text:p>
          </table:table-cell>
        </table:table-row>
        <table:table-row table:style-name="ro1" table:visibility="filter">
          <table:table-cell office:value-type="string" calcext:value-type="string">
            <text:p>3,-35</text:p>
          </table:table-cell>
        </table:table-row>
        <table:table-row table:style-name="ro1">
          <table:table-cell office:value-type="string" calcext:value-type="string">
            <text:p>4,-35</text:p>
          </table:table-cell>
        </table:table-row>
        <table:table-row table:style-name="ro1">
          <table:table-cell office:value-type="string" calcext:value-type="string">
            <text:p>4,-34</text:p>
          </table:table-cell>
        </table:table-row>
        <table:table-row table:style-name="ro1" table:visibility="filter">
          <table:table-cell office:value-type="string" calcext:value-type="string">
            <text:p>3,-34</text:p>
          </table:table-cell>
        </table:table-row>
        <table:table-row table:style-name="ro1">
          <table:table-cell office:value-type="string" calcext:value-type="string">
            <text:p>2,-34</text:p>
          </table:table-cell>
        </table:table-row>
        <table:table-row table:style-name="ro1" table:visibility="filter">
          <table:table-cell office:value-type="string" calcext:value-type="string">
            <text:p>2,-35</text:p>
          </table:table-cell>
        </table:table-row>
        <table:table-row table:style-name="ro1">
          <table:table-cell office:value-type="string" calcext:value-type="string">
            <text:p>1,-35</text:p>
          </table:table-cell>
        </table:table-row>
        <table:table-row table:style-name="ro1">
          <table:table-cell office:value-type="string" calcext:value-type="string">
            <text:p>1,-36</text:p>
          </table:table-cell>
        </table:table-row>
        <table:table-row table:style-name="ro1">
          <table:table-cell office:value-type="string" calcext:value-type="string">
            <text:p>1,-37</text:p>
          </table:table-cell>
        </table:table-row>
        <table:table-row table:style-name="ro1">
          <table:table-cell office:value-type="string" calcext:value-type="string">
            <text:p>0,-37</text:p>
          </table:table-cell>
        </table:table-row>
        <table:table-row table:style-name="ro1">
          <table:table-cell office:value-type="string" calcext:value-type="string">
            <text:p>-1,-37</text:p>
          </table:table-cell>
        </table:table-row>
        <table:table-row table:style-name="ro1">
          <table:table-cell office:value-type="string" calcext:value-type="string">
            <text:p>-2,-37</text:p>
          </table:table-cell>
        </table:table-row>
        <table:table-row table:style-name="ro1">
          <table:table-cell office:value-type="string" calcext:value-type="string">
            <text:p>-2,-38</text:p>
          </table:table-cell>
        </table:table-row>
        <table:table-row table:style-name="ro1">
          <table:table-cell office:value-type="string" calcext:value-type="string">
            <text:p>-3,-38</text:p>
          </table:table-cell>
        </table:table-row>
        <table:table-row table:style-name="ro1">
          <table:table-cell office:value-type="string" calcext:value-type="string">
            <text:p>-3,-37</text:p>
          </table:table-cell>
        </table:table-row>
        <table:table-row table:style-name="ro1">
          <table:table-cell office:value-type="string" calcext:value-type="string">
            <text:p>-3,-36</text:p>
          </table:table-cell>
        </table:table-row>
        <table:table-row table:style-name="ro1">
          <table:table-cell office:value-type="string" calcext:value-type="string">
            <text:p>-3,-35</text:p>
          </table:table-cell>
        </table:table-row>
        <table:table-row table:style-name="ro1">
          <table:table-cell office:value-type="string" calcext:value-type="string">
            <text:p>-2,-35</text:p>
          </table:table-cell>
        </table:table-row>
        <table:table-row table:style-name="ro1">
          <table:table-cell office:value-type="string" calcext:value-type="string">
            <text:p>-2,-34</text:p>
          </table:table-cell>
        </table:table-row>
        <table:table-row table:style-name="ro1">
          <table:table-cell office:value-type="string" calcext:value-type="string">
            <text:p>-1,-34</text:p>
          </table:table-cell>
        </table:table-row>
        <table:table-row table:style-name="ro1">
          <table:table-cell office:value-type="string" calcext:value-type="string">
            <text:p>0,-34</text:p>
          </table:table-cell>
        </table:table-row>
        <table:table-row table:style-name="ro1">
          <table:table-cell office:value-type="string" calcext:value-type="string">
            <text:p>0,-33</text:p>
          </table:table-cell>
        </table:table-row>
        <table:table-row table:style-name="ro1" table:visibility="filter">
          <table:table-cell office:value-type="string" calcext:value-type="string">
            <text:p>0,-34</text:p>
          </table:table-cell>
        </table:table-row>
        <table:table-row table:style-name="ro1" table:visibility="filter">
          <table:table-cell office:value-type="string" calcext:value-type="string">
            <text:p>-1,-34</text:p>
          </table:table-cell>
        </table:table-row>
        <table:table-row table:style-name="ro1" table:visibility="filter">
          <table:table-cell office:value-type="string" calcext:value-type="string">
            <text:p>0,-34</text:p>
          </table:table-cell>
        </table:table-row>
        <table:table-row table:style-name="ro1" table:visibility="filter">
          <table:table-cell office:value-type="string" calcext:value-type="string">
            <text:p>0,-33</text:p>
          </table:table-cell>
        </table:table-row>
        <table:table-row table:style-name="ro1">
          <table:table-cell office:value-type="string" calcext:value-type="string">
            <text:p>-1,-33</text:p>
          </table:table-cell>
        </table:table-row>
        <table:table-row table:style-name="ro1">
          <table:table-cell office:value-type="string" calcext:value-type="string">
            <text:p>-1,-32</text:p>
          </table:table-cell>
        </table:table-row>
        <table:table-row table:style-name="ro1">
          <table:table-cell office:value-type="string" calcext:value-type="string">
            <text:p>0,-32</text:p>
          </table:table-cell>
        </table:table-row>
        <table:table-row table:style-name="ro1" table:visibility="filter">
          <table:table-cell office:value-type="string" calcext:value-type="string">
            <text:p>0,-33</text:p>
          </table:table-cell>
        </table:table-row>
        <table:table-row table:style-name="ro1">
          <table:table-cell office:value-type="string" calcext:value-type="string">
            <text:p>1,-33</text:p>
          </table:table-cell>
        </table:table-row>
        <table:table-row table:style-name="ro1">
          <table:table-cell office:value-type="string" calcext:value-type="string">
            <text:p>1,-32</text:p>
          </table:table-cell>
        </table:table-row>
        <table:table-row table:style-name="ro1">
          <table:table-cell office:value-type="string" calcext:value-type="string">
            <text:p>2,-32</text:p>
          </table:table-cell>
        </table:table-row>
        <table:table-row table:style-name="ro1">
          <table:table-cell office:value-type="string" calcext:value-type="string">
            <text:p>2,-31</text:p>
          </table:table-cell>
        </table:table-row>
        <table:table-row table:style-name="ro1" table:visibility="filter">
          <table:table-cell office:value-type="string" calcext:value-type="string">
            <text:p>2,-32</text:p>
          </table:table-cell>
        </table:table-row>
        <table:table-row table:style-name="ro1" table:visibility="filter">
          <table:table-cell office:value-type="string" calcext:value-type="string">
            <text:p>2,-31</text:p>
          </table:table-cell>
        </table:table-row>
        <table:table-row table:style-name="ro1">
          <table:table-cell office:value-type="string" calcext:value-type="string">
            <text:p>1,-31</text:p>
          </table:table-cell>
        </table:table-row>
        <table:table-row table:style-name="ro1">
          <table:table-cell office:value-type="string" calcext:value-type="string">
            <text:p>1,-30</text:p>
          </table:table-cell>
        </table:table-row>
        <table:table-row table:style-name="ro1">
          <table:table-cell office:value-type="string" calcext:value-type="string">
            <text:p>1,-29</text:p>
          </table:table-cell>
        </table:table-row>
        <table:table-row table:style-name="ro1">
          <table:table-cell office:value-type="string" calcext:value-type="string">
            <text:p>1,-28</text:p>
          </table:table-cell>
        </table:table-row>
        <table:table-row table:style-name="ro1">
          <table:table-cell office:value-type="string" calcext:value-type="string">
            <text:p>0,-28</text:p>
          </table:table-cell>
        </table:table-row>
        <table:table-row table:style-name="ro1">
          <table:table-cell office:value-type="string" calcext:value-type="string">
            <text:p>0,-27</text:p>
          </table:table-cell>
        </table:table-row>
        <table:table-row table:style-name="ro1" table:visibility="filter">
          <table:table-cell office:value-type="string" calcext:value-type="string">
            <text:p>0,-28</text:p>
          </table:table-cell>
        </table:table-row>
        <table:table-row table:style-name="ro1">
          <table:table-cell office:value-type="string" calcext:value-type="string">
            <text:p>0,-29</text:p>
          </table:table-cell>
        </table:table-row>
        <table:table-row table:style-name="ro1">
          <table:table-cell office:value-type="string" calcext:value-type="string">
            <text:p>-1,-29</text:p>
          </table:table-cell>
        </table:table-row>
        <table:table-row table:style-name="ro1">
          <table:table-cell office:value-type="string" calcext:value-type="string">
            <text:p>-1,-30</text:p>
          </table:table-cell>
        </table:table-row>
        <table:table-row table:style-name="ro1">
          <table:table-cell office:value-type="string" calcext:value-type="string">
            <text:p>0,-30</text:p>
          </table:table-cell>
        </table:table-row>
        <table:table-row table:style-name="ro1" table:visibility="filter">
          <table:table-cell office:value-type="string" calcext:value-type="string">
            <text:p>-1,-30</text:p>
          </table:table-cell>
        </table:table-row>
        <table:table-row table:style-name="ro1" table:visibility="filter">
          <table:table-cell office:value-type="string" calcext:value-type="string">
            <text:p>-1,-29</text:p>
          </table:table-cell>
        </table:table-row>
        <table:table-row table:style-name="ro1">
          <table:table-cell office:value-type="string" calcext:value-type="string">
            <text:p>-1,-28</text:p>
          </table:table-cell>
        </table:table-row>
        <table:table-row table:style-name="ro1" table:visibility="filter">
          <table:table-cell office:value-type="string" calcext:value-type="string">
            <text:p>0,-28</text:p>
          </table:table-cell>
        </table:table-row>
        <table:table-row table:style-name="ro1" table:visibility="filter">
          <table:table-cell office:value-type="string" calcext:value-type="string">
            <text:p>1,-28</text:p>
          </table:table-cell>
        </table:table-row>
        <table:table-row table:style-name="ro1" table:visibility="filter">
          <table:table-cell office:value-type="string" calcext:value-type="string">
            <text:p>1,-29</text:p>
          </table:table-cell>
        </table:table-row>
        <table:table-row table:style-name="ro1" table:visibility="filter">
          <table:table-cell office:value-type="string" calcext:value-type="string">
            <text:p>0,-29</text:p>
          </table:table-cell>
        </table:table-row>
        <table:table-row table:style-name="ro1" table:visibility="filter">
          <table:table-cell office:value-type="string" calcext:value-type="string">
            <text:p>0,-30</text:p>
          </table:table-cell>
        </table:table-row>
        <table:table-row table:style-name="ro1" table:visibility="filter">
          <table:table-cell office:value-type="string" calcext:value-type="string">
            <text:p>1,-30</text:p>
          </table:table-cell>
        </table:table-row>
        <table:table-row table:style-name="ro1" table:visibility="filter">
          <table:table-cell office:value-type="string" calcext:value-type="string">
            <text:p>1,-29</text:p>
          </table:table-cell>
        </table:table-row>
        <table:table-row table:style-name="ro1">
          <table:table-cell office:value-type="string" calcext:value-type="string">
            <text:p>2,-29</text:p>
          </table:table-cell>
        </table:table-row>
        <table:table-row table:style-name="ro1">
          <table:table-cell office:value-type="string" calcext:value-type="string">
            <text:p>2,-28</text:p>
          </table:table-cell>
        </table:table-row>
        <table:table-row table:style-name="ro1" table:visibility="filter">
          <table:table-cell office:value-type="string" calcext:value-type="string">
            <text:p>2,-29</text:p>
          </table:table-cell>
        </table:table-row>
        <table:table-row table:style-name="ro1" table:visibility="filter">
          <table:table-cell office:value-type="string" calcext:value-type="string">
            <text:p>2,-28</text:p>
          </table:table-cell>
        </table:table-row>
        <table:table-row table:style-name="ro1">
          <table:table-cell office:value-type="string" calcext:value-type="string">
            <text:p>3,-28</text:p>
          </table:table-cell>
        </table:table-row>
        <table:table-row table:style-name="ro1">
          <table:table-cell office:value-type="string" calcext:value-type="string">
            <text:p>4,-28</text:p>
          </table:table-cell>
        </table:table-row>
        <table:table-row table:style-name="ro1">
          <table:table-cell office:value-type="string" calcext:value-type="string">
            <text:p>5,-28</text:p>
          </table:table-cell>
        </table:table-row>
        <table:table-row table:style-name="ro1">
          <table:table-cell office:value-type="string" calcext:value-type="string">
            <text:p>6,-28</text:p>
          </table:table-cell>
        </table:table-row>
        <table:table-row table:style-name="ro1">
          <table:table-cell office:value-type="string" calcext:value-type="string">
            <text:p>6,-27</text:p>
          </table:table-cell>
        </table:table-row>
        <table:table-row table:style-name="ro1" table:visibility="filter">
          <table:table-cell office:value-type="string" calcext:value-type="string">
            <text:p>6,-28</text:p>
          </table:table-cell>
        </table:table-row>
        <table:table-row table:style-name="ro1">
          <table:table-cell office:value-type="string" calcext:value-type="string">
            <text:p>7,-28</text:p>
          </table:table-cell>
        </table:table-row>
        <table:table-row table:style-name="ro1">
          <table:table-cell office:value-type="string" calcext:value-type="string">
            <text:p>7,-27</text:p>
          </table:table-cell>
        </table:table-row>
        <table:table-row table:style-name="ro1">
          <table:table-cell office:value-type="string" calcext:value-type="string">
            <text:p>7,-26</text:p>
          </table:table-cell>
        </table:table-row>
        <table:table-row table:style-name="ro1">
          <table:table-cell office:value-type="string" calcext:value-type="string">
            <text:p>6,-26</text:p>
          </table:table-cell>
        </table:table-row>
        <table:table-row table:style-name="ro1">
          <table:table-cell office:value-type="string" calcext:value-type="string">
            <text:p>5,-26</text:p>
          </table:table-cell>
        </table:table-row>
        <table:table-row table:style-name="ro1">
          <table:table-cell office:value-type="string" calcext:value-type="string">
            <text:p>5,-25</text:p>
          </table:table-cell>
        </table:table-row>
        <table:table-row table:style-name="ro1">
          <table:table-cell office:value-type="string" calcext:value-type="string">
            <text:p>4,-25</text:p>
          </table:table-cell>
        </table:table-row>
        <table:table-row table:style-name="ro1">
          <table:table-cell office:value-type="string" calcext:value-type="string">
            <text:p>4,-26</text:p>
          </table:table-cell>
        </table:table-row>
        <table:table-row table:style-name="ro1" table:visibility="filter">
          <table:table-cell office:value-type="string" calcext:value-type="string">
            <text:p>4,-25</text:p>
          </table:table-cell>
        </table:table-row>
        <table:table-row table:style-name="ro1" table:visibility="filter">
          <table:table-cell office:value-type="string" calcext:value-type="string">
            <text:p>4,-26</text:p>
          </table:table-cell>
        </table:table-row>
        <table:table-row table:style-name="ro1">
          <table:table-cell office:value-type="string" calcext:value-type="string">
            <text:p>3,-26</text:p>
          </table:table-cell>
        </table:table-row>
        <table:table-row table:style-name="ro1">
          <table:table-cell office:value-type="string" calcext:value-type="string">
            <text:p>3,-25</text:p>
          </table:table-cell>
        </table:table-row>
        <table:table-row table:style-name="ro1">
          <table:table-cell office:value-type="string" calcext:value-type="string">
            <text:p>2,-25</text:p>
          </table:table-cell>
        </table:table-row>
        <table:table-row table:style-name="ro1">
          <table:table-cell office:value-type="string" calcext:value-type="string">
            <text:p>1,-25</text:p>
          </table:table-cell>
        </table:table-row>
        <table:table-row table:style-name="ro1">
          <table:table-cell office:value-type="string" calcext:value-type="string">
            <text:p>1,-26</text:p>
          </table:table-cell>
        </table:table-row>
        <table:table-row table:style-name="ro1">
          <table:table-cell office:value-type="string" calcext:value-type="string">
            <text:p>0,-26</text:p>
          </table:table-cell>
        </table:table-row>
        <table:table-row table:style-name="ro1">
          <table:table-cell office:value-type="string" calcext:value-type="string">
            <text:p>-1,-26</text:p>
          </table:table-cell>
        </table:table-row>
        <table:table-row table:style-name="ro1">
          <table:table-cell office:value-type="string" calcext:value-type="string">
            <text:p>-1,-25</text:p>
          </table:table-cell>
        </table:table-row>
        <table:table-row table:style-name="ro1">
          <table:table-cell office:value-type="string" calcext:value-type="string">
            <text:p>0,-25</text:p>
          </table:table-cell>
        </table:table-row>
        <table:table-row table:style-name="ro1" table:visibility="filter">
          <table:table-cell office:value-type="string" calcext:value-type="string">
            <text:p>-1,-25</text:p>
          </table:table-cell>
        </table:table-row>
        <table:table-row table:style-name="ro1">
          <table:table-cell office:value-type="string" calcext:value-type="string">
            <text:p>-1,-24</text:p>
          </table:table-cell>
        </table:table-row>
        <table:table-row table:style-name="ro1">
          <table:table-cell office:value-type="string" calcext:value-type="string">
            <text:p>-1,-23</text:p>
          </table:table-cell>
        </table:table-row>
        <table:table-row table:style-name="ro1">
          <table:table-cell office:value-type="string" calcext:value-type="string">
            <text:p>-2,-23</text:p>
          </table:table-cell>
        </table:table-row>
        <table:table-row table:style-name="ro1">
          <table:table-cell office:value-type="string" calcext:value-type="string">
            <text:p>-2,-24</text:p>
          </table:table-cell>
        </table:table-row>
        <table:table-row table:style-name="ro1" table:visibility="filter">
          <table:table-cell office:value-type="string" calcext:value-type="string">
            <text:p>-2,-23</text:p>
          </table:table-cell>
        </table:table-row>
        <table:table-row table:style-name="ro1">
          <table:table-cell office:value-type="string" calcext:value-type="string">
            <text:p>-3,-23</text:p>
          </table:table-cell>
        </table:table-row>
        <table:table-row table:style-name="ro1" table:visibility="filter">
          <table:table-cell office:value-type="string" calcext:value-type="string">
            <text:p>-2,-23</text:p>
          </table:table-cell>
        </table:table-row>
        <table:table-row table:style-name="ro1" table:visibility="filter">
          <table:table-cell office:value-type="string" calcext:value-type="string">
            <text:p>-3,-23</text:p>
          </table:table-cell>
        </table:table-row>
        <table:table-row table:style-name="ro1">
          <table:table-cell office:value-type="string" calcext:value-type="string">
            <text:p>-3,-24</text:p>
          </table:table-cell>
        </table:table-row>
        <table:table-row table:style-name="ro1" table:visibility="filter">
          <table:table-cell office:value-type="string" calcext:value-type="string">
            <text:p>-2,-24</text:p>
          </table:table-cell>
        </table:table-row>
        <table:table-row table:style-name="ro1">
          <table:table-cell office:value-type="string" calcext:value-type="string">
            <text:p>-2,-25</text:p>
          </table:table-cell>
        </table:table-row>
        <table:table-row table:style-name="ro1" table:visibility="filter">
          <table:table-cell office:value-type="string" calcext:value-type="string">
            <text:p>-2,-24</text:p>
          </table:table-cell>
        </table:table-row>
        <table:table-row table:style-name="ro1" table:visibility="filter">
          <table:table-cell office:value-type="string" calcext:value-type="string">
            <text:p>-3,-24</text:p>
          </table:table-cell>
        </table:table-row>
        <table:table-row table:style-name="ro1">
          <table:table-cell office:value-type="string" calcext:value-type="string">
            <text:p>-4,-24</text:p>
          </table:table-cell>
        </table:table-row>
        <table:table-row table:style-name="ro1">
          <table:table-cell office:value-type="string" calcext:value-type="string">
            <text:p>-4,-25</text:p>
          </table:table-cell>
        </table:table-row>
        <table:table-row table:style-name="ro1" table:visibility="filter">
          <table:table-cell office:value-type="string" calcext:value-type="string">
            <text:p>-4,-24</text:p>
          </table:table-cell>
        </table:table-row>
        <table:table-row table:style-name="ro1">
          <table:table-cell office:value-type="string" calcext:value-type="string">
            <text:p>-4,-23</text:p>
          </table:table-cell>
        </table:table-row>
        <table:table-row table:style-name="ro1">
          <table:table-cell office:value-type="string" calcext:value-type="string">
            <text:p>-5,-23</text:p>
          </table:table-cell>
        </table:table-row>
        <table:table-row table:style-name="ro1" table:visibility="filter">
          <table:table-cell office:value-type="string" calcext:value-type="string">
            <text:p>-4,-23</text:p>
          </table:table-cell>
        </table:table-row>
        <table:table-row table:style-name="ro1" table:visibility="filter">
          <table:table-cell office:value-type="string" calcext:value-type="string">
            <text:p>-5,-23</text:p>
          </table:table-cell>
        </table:table-row>
        <table:table-row table:style-name="ro1">
          <table:table-cell office:value-type="string" calcext:value-type="string">
            <text:p>-6,-23</text:p>
          </table:table-cell>
        </table:table-row>
        <table:table-row table:style-name="ro1" table:visibility="filter">
          <table:table-cell office:value-type="string" calcext:value-type="string">
            <text:p>-5,-23</text:p>
          </table:table-cell>
        </table:table-row>
        <table:table-row table:style-name="ro1" table:visibility="filter">
          <table:table-cell office:value-type="string" calcext:value-type="string">
            <text:p>-4,-23</text:p>
          </table:table-cell>
        </table:table-row>
        <table:table-row table:style-name="ro1" table:visibility="filter">
          <table:table-cell office:value-type="string" calcext:value-type="string">
            <text:p>-3,-23</text:p>
          </table:table-cell>
        </table:table-row>
        <table:table-row table:style-name="ro1" table:visibility="filter">
          <table:table-cell office:value-type="string" calcext:value-type="string">
            <text:p>-4,-23</text:p>
          </table:table-cell>
        </table:table-row>
        <table:table-row table:style-name="ro1" table:visibility="filter">
          <table:table-cell office:value-type="string" calcext:value-type="string">
            <text:p>-4,-24</text:p>
          </table:table-cell>
        </table:table-row>
        <table:table-row table:style-name="ro1" table:visibility="filter">
          <table:table-cell office:value-type="string" calcext:value-type="string">
            <text:p>-4,-25</text:p>
          </table:table-cell>
        </table:table-row>
        <table:table-row table:style-name="ro1">
          <table:table-cell office:value-type="string" calcext:value-type="string">
            <text:p>-5,-25</text:p>
          </table:table-cell>
        </table:table-row>
        <table:table-row table:style-name="ro1">
          <table:table-cell office:value-type="string" calcext:value-type="string">
            <text:p>-6,-25</text:p>
          </table:table-cell>
        </table:table-row>
        <table:table-row table:style-name="ro1" table:visibility="filter">
          <table:table-cell office:value-type="string" calcext:value-type="string">
            <text:p>-5,-25</text:p>
          </table:table-cell>
        </table:table-row>
        <table:table-row table:style-name="ro1" table:visibility="filter">
          <table:table-cell office:value-type="string" calcext:value-type="string">
            <text:p>-6,-25</text:p>
          </table:table-cell>
        </table:table-row>
        <table:table-row table:style-name="ro1" table:visibility="filter">
          <table:table-cell office:value-type="string" calcext:value-type="string">
            <text:p>-5,-25</text:p>
          </table:table-cell>
        </table:table-row>
        <table:table-row table:style-name="ro1">
          <table:table-cell office:value-type="string" calcext:value-type="string">
            <text:p>-5,-24</text:p>
          </table:table-cell>
        </table:table-row>
        <table:table-row table:style-name="ro1">
          <table:table-cell office:value-type="string" calcext:value-type="string">
            <text:p>-6,-24</text:p>
          </table:table-cell>
        </table:table-row>
        <table:table-row table:style-name="ro1" table:visibility="filter">
          <table:table-cell office:value-type="string" calcext:value-type="string">
            <text:p>-5,-24</text:p>
          </table:table-cell>
        </table:table-row>
        <table:table-row table:style-name="ro1" table:visibility="filter">
          <table:table-cell office:value-type="string" calcext:value-type="string">
            <text:p>-4,-24</text:p>
          </table:table-cell>
        </table:table-row>
        <table:table-row table:style-name="ro1" table:visibility="filter">
          <table:table-cell office:value-type="string" calcext:value-type="string">
            <text:p>-3,-24</text:p>
          </table:table-cell>
        </table:table-row>
        <table:table-row table:style-name="ro1">
          <table:table-cell office:value-type="string" calcext:value-type="string">
            <text:p>-3,-25</text:p>
          </table:table-cell>
        </table:table-row>
        <table:table-row table:style-name="ro1" table:visibility="filter">
          <table:table-cell office:value-type="string" calcext:value-type="string">
            <text:p>-4,-25</text:p>
          </table:table-cell>
        </table:table-row>
        <table:table-row table:style-name="ro1" table:visibility="filter">
          <table:table-cell office:value-type="string" calcext:value-type="string">
            <text:p>-5,-25</text:p>
          </table:table-cell>
        </table:table-row>
        <table:table-row table:style-name="ro1">
          <table:table-cell office:value-type="string" calcext:value-type="string">
            <text:p>-5,-26</text:p>
          </table:table-cell>
        </table:table-row>
        <table:table-row table:style-name="ro1" table:visibility="filter">
          <table:table-cell office:value-type="string" calcext:value-type="string">
            <text:p>-5,-25</text:p>
          </table:table-cell>
        </table:table-row>
        <table:table-row table:style-name="ro1" table:visibility="filter">
          <table:table-cell office:value-type="string" calcext:value-type="string">
            <text:p>-5,-24</text:p>
          </table:table-cell>
        </table:table-row>
        <table:table-row table:style-name="ro1" table:visibility="filter">
          <table:table-cell office:value-type="string" calcext:value-type="string">
            <text:p>-5,-23</text:p>
          </table:table-cell>
        </table:table-row>
        <table:table-row table:style-name="ro1" table:visibility="filter">
          <table:table-cell office:value-type="string" calcext:value-type="string">
            <text:p>-5,-24</text:p>
          </table:table-cell>
        </table:table-row>
        <table:table-row table:style-name="ro1" table:visibility="filter">
          <table:table-cell office:value-type="string" calcext:value-type="string">
            <text:p>-5,-23</text:p>
          </table:table-cell>
        </table:table-row>
        <table:table-row table:style-name="ro1">
          <table:table-cell office:value-type="string" calcext:value-type="string">
            <text:p>-5,-22</text:p>
          </table:table-cell>
        </table:table-row>
        <table:table-row table:style-name="ro1">
          <table:table-cell office:value-type="string" calcext:value-type="string">
            <text:p>-6,-22</text:p>
          </table:table-cell>
        </table:table-row>
        <table:table-row table:style-name="ro1">
          <table:table-cell office:value-type="string" calcext:value-type="string">
            <text:p>-7,-22</text:p>
          </table:table-cell>
        </table:table-row>
        <table:table-row table:style-name="ro1">
          <table:table-cell office:value-type="string" calcext:value-type="string">
            <text:p>-8,-22</text:p>
          </table:table-cell>
        </table:table-row>
        <table:table-row table:style-name="ro1">
          <table:table-cell office:value-type="string" calcext:value-type="string">
            <text:p>-8,-23</text:p>
          </table:table-cell>
        </table:table-row>
        <table:table-row table:style-name="ro1">
          <table:table-cell office:value-type="string" calcext:value-type="string">
            <text:p>-8,-24</text:p>
          </table:table-cell>
        </table:table-row>
        <table:table-row table:style-name="ro1">
          <table:table-cell office:value-type="string" calcext:value-type="string">
            <text:p>-9,-24</text:p>
          </table:table-cell>
        </table:table-row>
        <table:table-row table:style-name="ro1">
          <table:table-cell office:value-type="string" calcext:value-type="string">
            <text:p>-10,-24</text:p>
          </table:table-cell>
        </table:table-row>
        <table:table-row table:style-name="ro1">
          <table:table-cell office:value-type="string" calcext:value-type="string">
            <text:p>-10,-23</text:p>
          </table:table-cell>
        </table:table-row>
        <table:table-row table:style-name="ro1">
          <table:table-cell office:value-type="string" calcext:value-type="string">
            <text:p>-11,-23</text:p>
          </table:table-cell>
        </table:table-row>
        <table:table-row table:style-name="ro1">
          <table:table-cell office:value-type="string" calcext:value-type="string">
            <text:p>-11,-22</text:p>
          </table:table-cell>
        </table:table-row>
        <table:table-row table:style-name="ro1">
          <table:table-cell office:value-type="string" calcext:value-type="string">
            <text:p>-12,-22</text:p>
          </table:table-cell>
        </table:table-row>
        <table:table-row table:style-name="ro1">
          <table:table-cell office:value-type="string" calcext:value-type="string">
            <text:p>-12,-21</text:p>
          </table:table-cell>
        </table:table-row>
        <table:table-row table:style-name="ro1" table:visibility="filter">
          <table:table-cell office:value-type="string" calcext:value-type="string">
            <text:p>-12,-22</text:p>
          </table:table-cell>
        </table:table-row>
        <table:table-row table:style-name="ro1">
          <table:table-cell office:value-type="string" calcext:value-type="string">
            <text:p>-12,-23</text:p>
          </table:table-cell>
        </table:table-row>
        <table:table-row table:style-name="ro1" table:visibility="filter">
          <table:table-cell office:value-type="string" calcext:value-type="string">
            <text:p>-12,-22</text:p>
          </table:table-cell>
        </table:table-row>
        <table:table-row table:style-name="ro1">
          <table:table-cell office:value-type="string" calcext:value-type="string">
            <text:p>-13,-22</text:p>
          </table:table-cell>
        </table:table-row>
        <table:table-row table:style-name="ro1" table:visibility="filter">
          <table:table-cell office:value-type="string" calcext:value-type="string">
            <text:p>-12,-22</text:p>
          </table:table-cell>
        </table:table-row>
        <table:table-row table:style-name="ro1" table:visibility="filter">
          <table:table-cell office:value-type="string" calcext:value-type="string">
            <text:p>-13,-22</text:p>
          </table:table-cell>
        </table:table-row>
        <table:table-row table:style-name="ro1" table:visibility="filter">
          <table:table-cell office:value-type="string" calcext:value-type="string">
            <text:p>-12,-22</text:p>
          </table:table-cell>
        </table:table-row>
        <table:table-row table:style-name="ro1" table:visibility="filter">
          <table:table-cell office:value-type="string" calcext:value-type="string">
            <text:p>-13,-22</text:p>
          </table:table-cell>
        </table:table-row>
        <table:table-row table:style-name="ro1">
          <table:table-cell office:value-type="string" calcext:value-type="string">
            <text:p>-14,-22</text:p>
          </table:table-cell>
        </table:table-row>
        <table:table-row table:style-name="ro1">
          <table:table-cell office:value-type="string" calcext:value-type="string">
            <text:p>-14,-21</text:p>
          </table:table-cell>
        </table:table-row>
        <table:table-row table:style-name="ro1">
          <table:table-cell office:value-type="string" calcext:value-type="string">
            <text:p>-14,-20</text:p>
          </table:table-cell>
        </table:table-row>
        <table:table-row table:style-name="ro1">
          <table:table-cell office:value-type="string" calcext:value-type="string">
            <text:p>-15,-20</text:p>
          </table:table-cell>
        </table:table-row>
        <table:table-row table:style-name="ro1">
          <table:table-cell office:value-type="string" calcext:value-type="string">
            <text:p>-15,-19</text:p>
          </table:table-cell>
        </table:table-row>
        <table:table-row table:style-name="ro1">
          <table:table-cell office:value-type="string" calcext:value-type="string">
            <text:p>-15,-18</text:p>
          </table:table-cell>
        </table:table-row>
        <table:table-row table:style-name="ro1">
          <table:table-cell office:value-type="string" calcext:value-type="string">
            <text:p>-14,-18</text:p>
          </table:table-cell>
        </table:table-row>
        <table:table-row table:style-name="ro1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>
          <table:table-cell office:value-type="string" calcext:value-type="string">
            <text:p>-13,-18</text:p>
          </table:table-cell>
        </table:table-row>
        <table:table-row table:style-name="ro1">
          <table:table-cell office:value-type="string" calcext:value-type="string">
            <text:p>-13,-17</text:p>
          </table:table-cell>
        </table:table-row>
        <table:table-row table:style-name="ro1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5,-18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3,-18</text:p>
          </table:table-cell>
        </table:table-row>
        <table:table-row table:style-name="ro1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3,-18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5,-19</text:p>
          </table:table-cell>
        </table:table-row>
        <table:table-row table:style-name="ro1" table:visibility="filter">
          <table:table-cell office:value-type="string" calcext:value-type="string">
            <text:p>-15,-20</text:p>
          </table:table-cell>
        </table:table-row>
        <table:table-row table:style-name="ro1" table:visibility="filter">
          <table:table-cell office:value-type="string" calcext:value-type="string">
            <text:p>-14,-20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3,-18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>
          <table:table-cell office:value-type="string" calcext:value-type="string">
            <text:p>-15,-17</text:p>
          </table:table-cell>
        </table:table-row>
        <table:table-row table:style-name="ro1" table:visibility="filter">
          <table:table-cell office:value-type="string" calcext:value-type="string">
            <text:p>-15,-18</text:p>
          </table:table-cell>
        </table:table-row>
        <table:table-row table:style-name="ro1" table:visibility="filter">
          <table:table-cell office:value-type="string" calcext:value-type="string">
            <text:p>-15,-19</text:p>
          </table:table-cell>
        </table:table-row>
        <table:table-row table:style-name="ro1" table:visibility="filter">
          <table:table-cell office:value-type="string" calcext:value-type="string">
            <text:p>-15,-20</text:p>
          </table:table-cell>
        </table:table-row>
        <table:table-row table:style-name="ro1">
          <table:table-cell office:value-type="string" calcext:value-type="string">
            <text:p>-16,-20</text:p>
          </table:table-cell>
        </table:table-row>
        <table:table-row table:style-name="ro1">
          <table:table-cell office:value-type="string" calcext:value-type="string">
            <text:p>-16,-21</text:p>
          </table:table-cell>
        </table:table-row>
        <table:table-row table:style-name="ro1">
          <table:table-cell office:value-type="string" calcext:value-type="string">
            <text:p>-15,-21</text:p>
          </table:table-cell>
        </table:table-row>
        <table:table-row table:style-name="ro1">
          <table:table-cell office:value-type="string" calcext:value-type="string">
            <text:p>-15,-22</text:p>
          </table:table-cell>
        </table:table-row>
        <table:table-row table:style-name="ro1" table:visibility="filter">
          <table:table-cell office:value-type="string" calcext:value-type="string">
            <text:p>-15,-21</text:p>
          </table:table-cell>
        </table:table-row>
        <table:table-row table:style-name="ro1" table:visibility="filter">
          <table:table-cell office:value-type="string" calcext:value-type="string">
            <text:p>-15,-22</text:p>
          </table:table-cell>
        </table:table-row>
        <table:table-row table:style-name="ro1" table:visibility="filter">
          <table:table-cell office:value-type="string" calcext:value-type="string">
            <text:p>-14,-22</text:p>
          </table:table-cell>
        </table:table-row>
        <table:table-row table:style-name="ro1" table:visibility="filter">
          <table:table-cell office:value-type="string" calcext:value-type="string">
            <text:p>-13,-22</text:p>
          </table:table-cell>
        </table:table-row>
        <table:table-row table:style-name="ro1" table:visibility="filter">
          <table:table-cell office:value-type="string" calcext:value-type="string">
            <text:p>-12,-22</text:p>
          </table:table-cell>
        </table:table-row>
        <table:table-row table:style-name="ro1" table:visibility="filter">
          <table:table-cell office:value-type="string" calcext:value-type="string">
            <text:p>-12,-21</text:p>
          </table:table-cell>
        </table:table-row>
        <table:table-row table:style-name="ro1">
          <table:table-cell office:value-type="string" calcext:value-type="string">
            <text:p>-12,-20</text:p>
          </table:table-cell>
        </table:table-row>
        <table:table-row table:style-name="ro1">
          <table:table-cell office:value-type="string" calcext:value-type="string">
            <text:p>-13,-20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4,-20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3,-18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3,-20</text:p>
          </table:table-cell>
        </table:table-row>
        <table:table-row table:style-name="ro1" table:visibility="filter">
          <table:table-cell office:value-type="string" calcext:value-type="string">
            <text:p>-14,-20</text:p>
          </table:table-cell>
        </table:table-row>
        <table:table-row table:style-name="ro1" table:visibility="filter">
          <table:table-cell office:value-type="string" calcext:value-type="string">
            <text:p>-15,-20</text:p>
          </table:table-cell>
        </table:table-row>
        <table:table-row table:style-name="ro1" table:visibility="filter">
          <table:table-cell office:value-type="string" calcext:value-type="string">
            <text:p>-16,-20</text:p>
          </table:table-cell>
        </table:table-row>
        <table:table-row table:style-name="ro1" table:visibility="filter">
          <table:table-cell office:value-type="string" calcext:value-type="string">
            <text:p>-16,-21</text:p>
          </table:table-cell>
        </table:table-row>
        <table:table-row table:style-name="ro1">
          <table:table-cell office:value-type="string" calcext:value-type="string">
            <text:p>-17,-21</text:p>
          </table:table-cell>
        </table:table-row>
        <table:table-row table:style-name="ro1">
          <table:table-cell office:value-type="string" calcext:value-type="string">
            <text:p>-18,-21</text:p>
          </table:table-cell>
        </table:table-row>
        <table:table-row table:style-name="ro1" table:visibility="filter">
          <table:table-cell office:value-type="string" calcext:value-type="string">
            <text:p>-17,-21</text:p>
          </table:table-cell>
        </table:table-row>
        <table:table-row table:style-name="ro1">
          <table:table-cell office:value-type="string" calcext:value-type="string">
            <text:p>-17,-20</text:p>
          </table:table-cell>
        </table:table-row>
        <table:table-row table:style-name="ro1" table:visibility="filter">
          <table:table-cell office:value-type="string" calcext:value-type="string">
            <text:p>-16,-20</text:p>
          </table:table-cell>
        </table:table-row>
        <table:table-row table:style-name="ro1" table:visibility="filter">
          <table:table-cell office:value-type="string" calcext:value-type="string">
            <text:p>-17,-20</text:p>
          </table:table-cell>
        </table:table-row>
        <table:table-row table:style-name="ro1" table:visibility="filter">
          <table:table-cell office:value-type="string" calcext:value-type="string">
            <text:p>-16,-20</text:p>
          </table:table-cell>
        </table:table-row>
        <table:table-row table:style-name="ro1" table:visibility="filter">
          <table:table-cell office:value-type="string" calcext:value-type="string">
            <text:p>-17,-20</text:p>
          </table:table-cell>
        </table:table-row>
        <table:table-row table:style-name="ro1">
          <table:table-cell office:value-type="string" calcext:value-type="string">
            <text:p>-17,-19</text:p>
          </table:table-cell>
        </table:table-row>
        <table:table-row table:style-name="ro1">
          <table:table-cell office:value-type="string" calcext:value-type="string">
            <text:p>-18,-19</text:p>
          </table:table-cell>
        </table:table-row>
        <table:table-row table:style-name="ro1" table:visibility="filter">
          <table:table-cell office:value-type="string" calcext:value-type="string">
            <text:p>-17,-19</text:p>
          </table:table-cell>
        </table:table-row>
        <table:table-row table:style-name="ro1" table:visibility="filter">
          <table:table-cell office:value-type="string" calcext:value-type="string">
            <text:p>-17,-20</text:p>
          </table:table-cell>
        </table:table-row>
        <table:table-row table:style-name="ro1" table:visibility="filter">
          <table:table-cell office:value-type="string" calcext:value-type="string">
            <text:p>-16,-20</text:p>
          </table:table-cell>
        </table:table-row>
        <table:table-row table:style-name="ro1" table:visibility="filter">
          <table:table-cell office:value-type="string" calcext:value-type="string">
            <text:p>-15,-20</text:p>
          </table:table-cell>
        </table:table-row>
        <table:table-row table:style-name="ro1" table:visibility="filter">
          <table:table-cell office:value-type="string" calcext:value-type="string">
            <text:p>-14,-20</text:p>
          </table:table-cell>
        </table:table-row>
        <table:table-row table:style-name="ro1" table:visibility="filter">
          <table:table-cell office:value-type="string" calcext:value-type="string">
            <text:p>-14,-21</text:p>
          </table:table-cell>
        </table:table-row>
        <table:table-row table:style-name="ro1" table:visibility="filter">
          <table:table-cell office:value-type="string" calcext:value-type="string">
            <text:p>-15,-21</text:p>
          </table:table-cell>
        </table:table-row>
        <table:table-row table:style-name="ro1" table:visibility="filter">
          <table:table-cell office:value-type="string" calcext:value-type="string">
            <text:p>-15,-22</text:p>
          </table:table-cell>
        </table:table-row>
        <table:table-row table:style-name="ro1" table:visibility="filter">
          <table:table-cell office:value-type="string" calcext:value-type="string">
            <text:p>-15,-21</text:p>
          </table:table-cell>
        </table:table-row>
        <table:table-row table:style-name="ro1" table:visibility="filter">
          <table:table-cell office:value-type="string" calcext:value-type="string">
            <text:p>-16,-21</text:p>
          </table:table-cell>
        </table:table-row>
        <table:table-row table:style-name="ro1" table:visibility="filter">
          <table:table-cell office:value-type="string" calcext:value-type="string">
            <text:p>-15,-21</text:p>
          </table:table-cell>
        </table:table-row>
        <table:table-row table:style-name="ro1" table:visibility="filter">
          <table:table-cell office:value-type="string" calcext:value-type="string">
            <text:p>-15,-22</text:p>
          </table:table-cell>
        </table:table-row>
        <table:table-row table:style-name="ro1" table:visibility="filter">
          <table:table-cell office:value-type="string" calcext:value-type="string">
            <text:p>-14,-22</text:p>
          </table:table-cell>
        </table:table-row>
        <table:table-row table:style-name="ro1" table:visibility="filter">
          <table:table-cell office:value-type="string" calcext:value-type="string">
            <text:p>-13,-22</text:p>
          </table:table-cell>
        </table:table-row>
        <table:table-row table:style-name="ro1" table:visibility="filter">
          <table:table-cell office:value-type="string" calcext:value-type="string">
            <text:p>-14,-22</text:p>
          </table:table-cell>
        </table:table-row>
        <table:table-row table:style-name="ro1" table:visibility="filter">
          <table:table-cell office:value-type="string" calcext:value-type="string">
            <text:p>-14,-21</text:p>
          </table:table-cell>
        </table:table-row>
        <table:table-row table:style-name="ro1" table:visibility="filter">
          <table:table-cell office:value-type="string" calcext:value-type="string">
            <text:p>-14,-20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4,-20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5,-18</text:p>
          </table:table-cell>
        </table:table-row>
        <table:table-row table:style-name="ro1" table:visibility="filter">
          <table:table-cell office:value-type="string" calcext:value-type="string">
            <text:p>-15,-17</text:p>
          </table:table-cell>
        </table:table-row>
        <table:table-row table:style-name="ro1">
          <table:table-cell office:value-type="string" calcext:value-type="string">
            <text:p>-15,-16</text:p>
          </table:table-cell>
        </table:table-row>
        <table:table-row table:style-name="ro1">
          <table:table-cell office:value-type="string" calcext:value-type="string">
            <text:p>-16,-16</text:p>
          </table:table-cell>
        </table:table-row>
        <table:table-row table:style-name="ro1">
          <table:table-cell office:value-type="string" calcext:value-type="string">
            <text:p>-16,-17</text:p>
          </table:table-cell>
        </table:table-row>
        <table:table-row table:style-name="ro1">
          <table:table-cell office:value-type="string" calcext:value-type="string">
            <text:p>-16,-18</text:p>
          </table:table-cell>
        </table:table-row>
        <table:table-row table:style-name="ro1" table:visibility="filter">
          <table:table-cell office:value-type="string" calcext:value-type="string">
            <text:p>-16,-17</text:p>
          </table:table-cell>
        </table:table-row>
        <table:table-row table:style-name="ro1" table:visibility="filter">
          <table:table-cell office:value-type="string" calcext:value-type="string">
            <text:p>-16,-16</text:p>
          </table:table-cell>
        </table:table-row>
        <table:table-row table:style-name="ro1">
          <table:table-cell office:value-type="string" calcext:value-type="string">
            <text:p>-16,-15</text:p>
          </table:table-cell>
        </table:table-row>
        <table:table-row table:style-name="ro1">
          <table:table-cell office:value-type="string" calcext:value-type="string">
            <text:p>-15,-15</text:p>
          </table:table-cell>
        </table:table-row>
        <table:table-row table:style-name="ro1" table:visibility="filter">
          <table:table-cell office:value-type="string" calcext:value-type="string">
            <text:p>-15,-16</text:p>
          </table:table-cell>
        </table:table-row>
        <table:table-row table:style-name="ro1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5,-17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3,-17</text:p>
          </table:table-cell>
        </table:table-row>
        <table:table-row table:style-name="ro1">
          <table:table-cell office:value-type="string" calcext:value-type="string">
            <text:p>-13,-16</text:p>
          </table:table-cell>
        </table:table-row>
        <table:table-row table:style-name="ro1">
          <table:table-cell office:value-type="string" calcext:value-type="string">
            <text:p>-13,-15</text:p>
          </table:table-cell>
        </table:table-row>
        <table:table-row table:style-name="ro1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3,-16</text:p>
          </table:table-cell>
        </table:table-row>
        <table:table-row table:style-name="ro1">
          <table:table-cell office:value-type="string" calcext:value-type="string">
            <text:p>-12,-16</text:p>
          </table:table-cell>
        </table:table-row>
        <table:table-row table:style-name="ro1">
          <table:table-cell office:value-type="string" calcext:value-type="string">
            <text:p>-12,-15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3,-16</text:p>
          </table:table-cell>
        </table:table-row>
        <table:table-row table:style-name="ro1" table:visibility="filter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3,-16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2,-15</text:p>
          </table:table-cell>
        </table:table-row>
        <table:table-row table:style-name="ro1">
          <table:table-cell office:value-type="string" calcext:value-type="string">
            <text:p>-11,-15</text:p>
          </table:table-cell>
        </table:table-row>
        <table:table-row table:style-name="ro1">
          <table:table-cell office:value-type="string" calcext:value-type="string">
            <text:p>-10,-15</text:p>
          </table:table-cell>
        </table:table-row>
        <table:table-row table:style-name="ro1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>
          <table:table-cell office:value-type="string" calcext:value-type="string">
            <text:p>-9,-16</text:p>
          </table:table-cell>
        </table:table-row>
        <table:table-row table:style-name="ro1">
          <table:table-cell office:value-type="string" calcext:value-type="string">
            <text:p>-8,-16</text:p>
          </table:table-cell>
        </table:table-row>
        <table:table-row table:style-name="ro1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>
          <table:table-cell office:value-type="string" calcext:value-type="string">
            <text:p>-7,-16</text:p>
          </table:table-cell>
        </table:table-row>
        <table:table-row table:style-name="ro1">
          <table:table-cell office:value-type="string" calcext:value-type="string">
            <text:p>-7,-15</text:p>
          </table:table-cell>
        </table:table-row>
        <table:table-row table:style-name="ro1" table:visibility="filter">
          <table:table-cell office:value-type="string" calcext:value-type="string">
            <text:p>-7,-16</text:p>
          </table:table-cell>
        </table:table-row>
        <table:table-row table:style-name="ro1">
          <table:table-cell office:value-type="string" calcext:value-type="string">
            <text:p>-7,-17</text:p>
          </table:table-cell>
        </table:table-row>
        <table:table-row table:style-name="ro1" table:visibility="filter">
          <table:table-cell office:value-type="string" calcext:value-type="string">
            <text:p>-7,-16</text:p>
          </table:table-cell>
        </table:table-row>
        <table:table-row table:style-name="ro1" table:visibility="filter">
          <table:table-cell office:value-type="string" calcext:value-type="string">
            <text:p>-7,-17</text:p>
          </table:table-cell>
        </table:table-row>
        <table:table-row table:style-name="ro1">
          <table:table-cell office:value-type="string" calcext:value-type="string">
            <text:p>-8,-17</text:p>
          </table:table-cell>
        </table:table-row>
        <table:table-row table:style-name="ro1">
          <table:table-cell office:value-type="string" calcext:value-type="string">
            <text:p>-8,-18</text:p>
          </table:table-cell>
        </table:table-row>
        <table:table-row table:style-name="ro1">
          <table:table-cell office:value-type="string" calcext:value-type="string">
            <text:p>-8,-19</text:p>
          </table:table-cell>
        </table:table-row>
        <table:table-row table:style-name="ro1">
          <table:table-cell office:value-type="string" calcext:value-type="string">
            <text:p>-9,-19</text:p>
          </table:table-cell>
        </table:table-row>
        <table:table-row table:style-name="ro1">
          <table:table-cell office:value-type="string" calcext:value-type="string">
            <text:p>-10,-19</text:p>
          </table:table-cell>
        </table:table-row>
        <table:table-row table:style-name="ro1">
          <table:table-cell office:value-type="string" calcext:value-type="string">
            <text:p>-10,-18</text:p>
          </table:table-cell>
        </table:table-row>
        <table:table-row table:style-name="ro1">
          <table:table-cell office:value-type="string" calcext:value-type="string">
            <text:p>-10,-17</text:p>
          </table:table-cell>
        </table:table-row>
        <table:table-row table:style-name="ro1">
          <table:table-cell office:value-type="string" calcext:value-type="string">
            <text:p>-9,-17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9,-17</text:p>
          </table:table-cell>
        </table:table-row>
        <table:table-row table:style-name="ro1">
          <table:table-cell office:value-type="string" calcext:value-type="string">
            <text:p>-9,-18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9,-18</text:p>
          </table:table-cell>
        </table:table-row>
        <table:table-row table:style-name="ro1" table:visibility="filter">
          <table:table-cell office:value-type="string" calcext:value-type="string">
            <text:p>-9,-17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9,-16</text:p>
          </table:table-cell>
        </table:table-row>
        <table:table-row table:style-name="ro1">
          <table:table-cell office:value-type="string" calcext:value-type="string">
            <text:p>-10,-16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>
          <table:table-cell office:value-type="string" calcext:value-type="string">
            <text:p>-9,-14</text:p>
          </table:table-cell>
        </table:table-row>
        <table:table-row table:style-name="ro1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10,-16</text:p>
          </table:table-cell>
        </table:table-row>
        <table:table-row table:style-name="ro1" table:visibility="filter">
          <table:table-cell office:value-type="string" calcext:value-type="string">
            <text:p>-10,-17</text:p>
          </table:table-cell>
        </table:table-row>
        <table:table-row table:style-name="ro1" table:visibility="filter">
          <table:table-cell office:value-type="string" calcext:value-type="string">
            <text:p>-9,-17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9,-17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9,-16</text:p>
          </table:table-cell>
        </table:table-row>
        <table:table-row table:style-name="ro1" table:visibility="filter">
          <table:table-cell office:value-type="string" calcext:value-type="string">
            <text:p>-10,-16</text:p>
          </table:table-cell>
        </table:table-row>
        <table:table-row table:style-name="ro1" table:visibility="filter">
          <table:table-cell office:value-type="string" calcext:value-type="string">
            <text:p>-9,-16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7,-16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9,-16</text:p>
          </table:table-cell>
        </table:table-row>
        <table:table-row table:style-name="ro1" table:visibility="filter">
          <table:table-cell office:value-type="string" calcext:value-type="string">
            <text:p>-10,-16</text:p>
          </table:table-cell>
        </table:table-row>
        <table:table-row table:style-name="ro1" table:visibility="filter">
          <table:table-cell office:value-type="string" calcext:value-type="string">
            <text:p>-9,-16</text:p>
          </table:table-cell>
        </table:table-row>
        <table:table-row table:style-name="ro1" table:visibility="filter">
          <table:table-cell office:value-type="string" calcext:value-type="string">
            <text:p>-10,-16</text:p>
          </table:table-cell>
        </table:table-row>
        <table:table-row table:style-name="ro1" table:visibility="filter">
          <table:table-cell office:value-type="string" calcext:value-type="string">
            <text:p>-9,-16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>
          <table:table-cell office:value-type="string" calcext:value-type="string">
            <text:p>-11,-14</text:p>
          </table:table-cell>
        </table:table-row>
        <table:table-row table:style-name="ro1">
          <table:table-cell office:value-type="string" calcext:value-type="string">
            <text:p>-12,-14</text:p>
          </table:table-cell>
        </table:table-row>
        <table:table-row table:style-name="ro1" table:visibility="filter">
          <table:table-cell office:value-type="string" calcext:value-type="string">
            <text:p>-12,-15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2,-15</text:p>
          </table:table-cell>
        </table:table-row>
        <table:table-row table:style-name="ro1" table:visibility="filter">
          <table:table-cell office:value-type="string" calcext:value-type="string">
            <text:p>-12,-16</text:p>
          </table:table-cell>
        </table:table-row>
        <table:table-row table:style-name="ro1" table:visibility="filter">
          <table:table-cell office:value-type="string" calcext:value-type="string">
            <text:p>-12,-15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>
          <table:table-cell office:value-type="string" calcext:value-type="string">
            <text:p>-11,-16</text:p>
          </table:table-cell>
        </table:table-row>
        <table:table-row table:style-name="ro1" table:visibility="filter">
          <table:table-cell office:value-type="string" calcext:value-type="string">
            <text:p>-10,-16</text:p>
          </table:table-cell>
        </table:table-row>
        <table:table-row table:style-name="ro1" table:visibility="filter">
          <table:table-cell office:value-type="string" calcext:value-type="string">
            <text:p>-10,-17</text:p>
          </table:table-cell>
        </table:table-row>
        <table:table-row table:style-name="ro1">
          <table:table-cell office:value-type="string" calcext:value-type="string">
            <text:p>-11,-17</text:p>
          </table:table-cell>
        </table:table-row>
        <table:table-row table:style-name="ro1">
          <table:table-cell office:value-type="string" calcext:value-type="string">
            <text:p>-11,-18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10,-17</text:p>
          </table:table-cell>
        </table:table-row>
        <table:table-row table:style-name="ro1" table:visibility="filter">
          <table:table-cell office:value-type="string" calcext:value-type="string">
            <text:p>-10,-16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>
          <table:table-cell office:value-type="string" calcext:value-type="string">
            <text:p>-8,-14</text:p>
          </table:table-cell>
        </table:table-row>
        <table:table-row table:style-name="ro1">
          <table:table-cell office:value-type="string" calcext:value-type="string">
            <text:p>-8,-13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7,-17</text:p>
          </table:table-cell>
        </table:table-row>
        <table:table-row table:style-name="ro1">
          <table:table-cell office:value-type="string" calcext:value-type="string">
            <text:p>-6,-17</text:p>
          </table:table-cell>
        </table:table-row>
        <table:table-row table:style-name="ro1" table:visibility="filter">
          <table:table-cell office:value-type="string" calcext:value-type="string">
            <text:p>-7,-17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9,-17</text:p>
          </table:table-cell>
        </table:table-row>
        <table:table-row table:style-name="ro1" table:visibility="filter">
          <table:table-cell office:value-type="string" calcext:value-type="string">
            <text:p>-9,-18</text:p>
          </table:table-cell>
        </table:table-row>
        <table:table-row table:style-name="ro1" table:visibility="filter">
          <table:table-cell office:value-type="string" calcext:value-type="string">
            <text:p>-8,-18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9,-16</text:p>
          </table:table-cell>
        </table:table-row>
        <table:table-row table:style-name="ro1" table:visibility="filter">
          <table:table-cell office:value-type="string" calcext:value-type="string">
            <text:p>-9,-17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9,-17</text:p>
          </table:table-cell>
        </table:table-row>
        <table:table-row table:style-name="ro1" table:visibility="filter">
          <table:table-cell office:value-type="string" calcext:value-type="string">
            <text:p>-9,-18</text:p>
          </table:table-cell>
        </table:table-row>
        <table:table-row table:style-name="ro1" table:visibility="filter">
          <table:table-cell office:value-type="string" calcext:value-type="string">
            <text:p>-9,-19</text:p>
          </table:table-cell>
        </table:table-row>
        <table:table-row table:style-name="ro1" table:visibility="filter">
          <table:table-cell office:value-type="string" calcext:value-type="string">
            <text:p>-10,-19</text:p>
          </table:table-cell>
        </table:table-row>
        <table:table-row table:style-name="ro1">
          <table:table-cell office:value-type="string" calcext:value-type="string">
            <text:p>-11,-19</text:p>
          </table:table-cell>
        </table:table-row>
        <table:table-row table:style-name="ro1">
          <table:table-cell office:value-type="string" calcext:value-type="string">
            <text:p>-11,-20</text:p>
          </table:table-cell>
        </table:table-row>
        <table:table-row table:style-name="ro1" table:visibility="filter">
          <table:table-cell office:value-type="string" calcext:value-type="string">
            <text:p>-11,-19</text:p>
          </table:table-cell>
        </table:table-row>
        <table:table-row table:style-name="ro1" table:visibility="filter">
          <table:table-cell office:value-type="string" calcext:value-type="string">
            <text:p>-11,-18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10,-17</text:p>
          </table:table-cell>
        </table:table-row>
        <table:table-row table:style-name="ro1" table:visibility="filter">
          <table:table-cell office:value-type="string" calcext:value-type="string">
            <text:p>-9,-17</text:p>
          </table:table-cell>
        </table:table-row>
        <table:table-row table:style-name="ro1" table:visibility="filter">
          <table:table-cell office:value-type="string" calcext:value-type="string">
            <text:p>-8,-17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7,-16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7,-15</text:p>
          </table:table-cell>
        </table:table-row>
        <table:table-row table:style-name="ro1" table:visibility="filter">
          <table:table-cell office:value-type="string" calcext:value-type="string">
            <text:p>-7,-16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7,-15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8,-13</text:p>
          </table:table-cell>
        </table:table-row>
        <table:table-row table:style-name="ro1">
          <table:table-cell office:value-type="string" calcext:value-type="string">
            <text:p>-7,-13</text:p>
          </table:table-cell>
        </table:table-row>
        <table:table-row table:style-name="ro1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8,-16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7,-13</text:p>
          </table:table-cell>
        </table:table-row>
        <table:table-row table:style-name="ro1">
          <table:table-cell office:value-type="string" calcext:value-type="string">
            <text:p>-6,-13</text:p>
          </table:table-cell>
        </table:table-row>
        <table:table-row table:style-name="ro1" table:visibility="filter">
          <table:table-cell office:value-type="string" calcext:value-type="string">
            <text:p>-7,-13</text:p>
          </table:table-cell>
        </table:table-row>
        <table:table-row table:style-name="ro1" table:visibility="filter">
          <table:table-cell office:value-type="string" calcext:value-type="string">
            <text:p>-8,-13</text:p>
          </table:table-cell>
        </table:table-row>
        <table:table-row table:style-name="ro1" table:visibility="filter">
          <table:table-cell office:value-type="string" calcext:value-type="string">
            <text:p>-7,-13</text:p>
          </table:table-cell>
        </table:table-row>
        <table:table-row table:style-name="ro1" table:visibility="filter">
          <table:table-cell office:value-type="string" calcext:value-type="string">
            <text:p>-8,-13</text:p>
          </table:table-cell>
        </table:table-row>
        <table:table-row table:style-name="ro1" table:visibility="filter">
          <table:table-cell office:value-type="string" calcext:value-type="string">
            <text:p>-7,-13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7,-13</text:p>
          </table:table-cell>
        </table:table-row>
        <table:table-row table:style-name="ro1" table:visibility="filter">
          <table:table-cell office:value-type="string" calcext:value-type="string">
            <text:p>-6,-13</text:p>
          </table:table-cell>
        </table:table-row>
        <table:table-row table:style-name="ro1">
          <table:table-cell office:value-type="string" calcext:value-type="string">
            <text:p>-6,-14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6,-14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7,-13</text:p>
          </table:table-cell>
        </table:table-row>
        <table:table-row table:style-name="ro1">
          <table:table-cell office:value-type="string" calcext:value-type="string">
            <text:p>-7,-12</text:p>
          </table:table-cell>
        </table:table-row>
        <table:table-row table:style-name="ro1">
          <table:table-cell office:value-type="string" calcext:value-type="string">
            <text:p>-6,-12</text:p>
          </table:table-cell>
        </table:table-row>
        <table:table-row table:style-name="ro1">
          <table:table-cell office:value-type="string" calcext:value-type="string">
            <text:p>-5,-12</text:p>
          </table:table-cell>
        </table:table-row>
        <table:table-row table:style-name="ro1" table:visibility="filter">
          <table:table-cell office:value-type="string" calcext:value-type="string">
            <text:p>-6,-12</text:p>
          </table:table-cell>
        </table:table-row>
        <table:table-row table:style-name="ro1" table:visibility="filter">
          <table:table-cell office:value-type="string" calcext:value-type="string">
            <text:p>-5,-12</text:p>
          </table:table-cell>
        </table:table-row>
        <table:table-row table:style-name="ro1">
          <table:table-cell office:value-type="string" calcext:value-type="string">
            <text:p>-5,-11</text:p>
          </table:table-cell>
        </table:table-row>
        <table:table-row table:style-name="ro1">
          <table:table-cell office:value-type="string" calcext:value-type="string">
            <text:p>-6,-11</text:p>
          </table:table-cell>
        </table:table-row>
        <table:table-row table:style-name="ro1">
          <table:table-cell office:value-type="string" calcext:value-type="string">
            <text:p>-6,-10</text:p>
          </table:table-cell>
        </table:table-row>
        <table:table-row table:style-name="ro1">
          <table:table-cell office:value-type="string" calcext:value-type="string">
            <text:p>-6,-9</text:p>
          </table:table-cell>
        </table:table-row>
        <table:table-row table:style-name="ro1" table:visibility="filter">
          <table:table-cell office:value-type="string" calcext:value-type="string">
            <text:p>-6,-10</text:p>
          </table:table-cell>
        </table:table-row>
        <table:table-row table:style-name="ro1">
          <table:table-cell office:value-type="string" calcext:value-type="string">
            <text:p>-7,-10</text:p>
          </table:table-cell>
        </table:table-row>
        <table:table-row table:style-name="ro1">
          <table:table-cell office:value-type="string" calcext:value-type="string">
            <text:p>-7,-9</text:p>
          </table:table-cell>
        </table:table-row>
        <table:table-row table:style-name="ro1">
          <table:table-cell office:value-type="string" calcext:value-type="string">
            <text:p>-8,-9</text:p>
          </table:table-cell>
        </table:table-row>
        <table:table-row table:style-name="ro1">
          <table:table-cell office:value-type="string" calcext:value-type="string">
            <text:p>-9,-9</text:p>
          </table:table-cell>
        </table:table-row>
        <table:table-row table:style-name="ro1">
          <table:table-cell office:value-type="string" calcext:value-type="string">
            <text:p>-9,-10</text:p>
          </table:table-cell>
        </table:table-row>
        <table:table-row table:style-name="ro1">
          <table:table-cell office:value-type="string" calcext:value-type="string">
            <text:p>-8,-10</text:p>
          </table:table-cell>
        </table:table-row>
        <table:table-row table:style-name="ro1" table:visibility="filter">
          <table:table-cell office:value-type="string" calcext:value-type="string">
            <text:p>-7,-10</text:p>
          </table:table-cell>
        </table:table-row>
        <table:table-row table:style-name="ro1" table:visibility="filter">
          <table:table-cell office:value-type="string" calcext:value-type="string">
            <text:p>-8,-10</text:p>
          </table:table-cell>
        </table:table-row>
        <table:table-row table:style-name="ro1">
          <table:table-cell office:value-type="string" calcext:value-type="string">
            <text:p>-8,-11</text:p>
          </table:table-cell>
        </table:table-row>
        <table:table-row table:style-name="ro1">
          <table:table-cell office:value-type="string" calcext:value-type="string">
            <text:p>-7,-11</text:p>
          </table:table-cell>
        </table:table-row>
        <table:table-row table:style-name="ro1" table:visibility="filter">
          <table:table-cell office:value-type="string" calcext:value-type="string">
            <text:p>-8,-11</text:p>
          </table:table-cell>
        </table:table-row>
        <table:table-row table:style-name="ro1">
          <table:table-cell office:value-type="string" calcext:value-type="string">
            <text:p>-9,-11</text:p>
          </table:table-cell>
        </table:table-row>
        <table:table-row table:style-name="ro1">
          <table:table-cell office:value-type="string" calcext:value-type="string">
            <text:p>-10,-11</text:p>
          </table:table-cell>
        </table:table-row>
        <table:table-row table:style-name="ro1">
          <table:table-cell office:value-type="string" calcext:value-type="string">
            <text:p>-10,-10</text:p>
          </table:table-cell>
        </table:table-row>
        <table:table-row table:style-name="ro1">
          <table:table-cell office:value-type="string" calcext:value-type="string">
            <text:p>-10,-9</text:p>
          </table:table-cell>
        </table:table-row>
        <table:table-row table:style-name="ro1">
          <table:table-cell office:value-type="string" calcext:value-type="string">
            <text:p>-11,-9</text:p>
          </table:table-cell>
        </table:table-row>
        <table:table-row table:style-name="ro1">
          <table:table-cell office:value-type="string" calcext:value-type="string">
            <text:p>-12,-9</text:p>
          </table:table-cell>
        </table:table-row>
        <table:table-row table:style-name="ro1">
          <table:table-cell office:value-type="string" calcext:value-type="string">
            <text:p>-12,-10</text:p>
          </table:table-cell>
        </table:table-row>
        <table:table-row table:style-name="ro1">
          <table:table-cell office:value-type="string" calcext:value-type="string">
            <text:p>-13,-10</text:p>
          </table:table-cell>
        </table:table-row>
        <table:table-row table:style-name="ro1">
          <table:table-cell office:value-type="string" calcext:value-type="string">
            <text:p>-13,-9</text:p>
          </table:table-cell>
        </table:table-row>
        <table:table-row table:style-name="ro1" table:visibility="filter">
          <table:table-cell office:value-type="string" calcext:value-type="string">
            <text:p>-13,-10</text:p>
          </table:table-cell>
        </table:table-row>
        <table:table-row table:style-name="ro1">
          <table:table-cell office:value-type="string" calcext:value-type="string">
            <text:p>-13,-11</text:p>
          </table:table-cell>
        </table:table-row>
        <table:table-row table:style-name="ro1" table:visibility="filter">
          <table:table-cell office:value-type="string" calcext:value-type="string">
            <text:p>-13,-10</text:p>
          </table:table-cell>
        </table:table-row>
        <table:table-row table:style-name="ro1" table:visibility="filter">
          <table:table-cell office:value-type="string" calcext:value-type="string">
            <text:p>-13,-11</text:p>
          </table:table-cell>
        </table:table-row>
        <table:table-row table:style-name="ro1">
          <table:table-cell office:value-type="string" calcext:value-type="string">
            <text:p>-14,-11</text:p>
          </table:table-cell>
        </table:table-row>
        <table:table-row table:style-name="ro1" table:visibility="filter">
          <table:table-cell office:value-type="string" calcext:value-type="string">
            <text:p>-13,-11</text:p>
          </table:table-cell>
        </table:table-row>
        <table:table-row table:style-name="ro1">
          <table:table-cell office:value-type="string" calcext:value-type="string">
            <text:p>-12,-11</text:p>
          </table:table-cell>
        </table:table-row>
        <table:table-row table:style-name="ro1" table:visibility="filter">
          <table:table-cell office:value-type="string" calcext:value-type="string">
            <text:p>-13,-11</text:p>
          </table:table-cell>
        </table:table-row>
        <table:table-row table:style-name="ro1" table:visibility="filter">
          <table:table-cell office:value-type="string" calcext:value-type="string">
            <text:p>-12,-11</text:p>
          </table:table-cell>
        </table:table-row>
        <table:table-row table:style-name="ro1">
          <table:table-cell office:value-type="string" calcext:value-type="string">
            <text:p>-11,-11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10,-10</text:p>
          </table:table-cell>
        </table:table-row>
        <table:table-row table:style-name="ro1" table:visibility="filter">
          <table:table-cell office:value-type="string" calcext:value-type="string">
            <text:p>-9,-10</text:p>
          </table:table-cell>
        </table:table-row>
        <table:table-row table:style-name="ro1" table:visibility="filter">
          <table:table-cell office:value-type="string" calcext:value-type="string">
            <text:p>-9,-11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>
          <table:table-cell office:value-type="string" calcext:value-type="string">
            <text:p>-10,-12</text:p>
          </table:table-cell>
        </table:table-row>
        <table:table-row table:style-name="ro1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>
          <table:table-cell office:value-type="string" calcext:value-type="string">
            <text:p>-9,-13</text:p>
          </table:table-cell>
        </table:table-row>
        <table:table-row table:style-name="ro1">
          <table:table-cell office:value-type="string" calcext:value-type="string">
            <text:p>-9,-12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9,-12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9,-12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11,-11</text:p>
          </table:table-cell>
        </table:table-row>
        <table:table-row table:style-name="ro1" table:visibility="filter">
          <table:table-cell office:value-type="string" calcext:value-type="string">
            <text:p>-12,-11</text:p>
          </table:table-cell>
        </table:table-row>
        <table:table-row table:style-name="ro1" table:visibility="filter">
          <table:table-cell office:value-type="string" calcext:value-type="string">
            <text:p>-12,-10</text:p>
          </table:table-cell>
        </table:table-row>
        <table:table-row table:style-name="ro1" table:visibility="filter">
          <table:table-cell office:value-type="string" calcext:value-type="string">
            <text:p>-12,-11</text:p>
          </table:table-cell>
        </table:table-row>
        <table:table-row table:style-name="ro1">
          <table:table-cell office:value-type="string" calcext:value-type="string">
            <text:p>-12,-12</text:p>
          </table:table-cell>
        </table:table-row>
        <table:table-row table:style-name="ro1">
          <table:table-cell office:value-type="string" calcext:value-type="string">
            <text:p>-13,-12</text:p>
          </table:table-cell>
        </table:table-row>
        <table:table-row table:style-name="ro1" table:visibility="filter">
          <table:table-cell office:value-type="string" calcext:value-type="string">
            <text:p>-13,-11</text:p>
          </table:table-cell>
        </table:table-row>
        <table:table-row table:style-name="ro1" table:visibility="filter">
          <table:table-cell office:value-type="string" calcext:value-type="string">
            <text:p>-13,-12</text:p>
          </table:table-cell>
        </table:table-row>
        <table:table-row table:style-name="ro1" table:visibility="filter">
          <table:table-cell office:value-type="string" calcext:value-type="string">
            <text:p>-13,-11</text:p>
          </table:table-cell>
        </table:table-row>
        <table:table-row table:style-name="ro1" table:visibility="filter">
          <table:table-cell office:value-type="string" calcext:value-type="string">
            <text:p>-13,-12</text:p>
          </table:table-cell>
        </table:table-row>
        <table:table-row table:style-name="ro1" table:visibility="filter">
          <table:table-cell office:value-type="string" calcext:value-type="string">
            <text:p>-13,-11</text:p>
          </table:table-cell>
        </table:table-row>
        <table:table-row table:style-name="ro1" table:visibility="filter">
          <table:table-cell office:value-type="string" calcext:value-type="string">
            <text:p>-13,-12</text:p>
          </table:table-cell>
        </table:table-row>
        <table:table-row table:style-name="ro1">
          <table:table-cell office:value-type="string" calcext:value-type="string">
            <text:p>-14,-12</text:p>
          </table:table-cell>
        </table:table-row>
        <table:table-row table:style-name="ro1" table:visibility="filter">
          <table:table-cell office:value-type="string" calcext:value-type="string">
            <text:p>-13,-12</text:p>
          </table:table-cell>
        </table:table-row>
        <table:table-row table:style-name="ro1">
          <table:table-cell office:value-type="string" calcext:value-type="string">
            <text:p>-13,-13</text:p>
          </table:table-cell>
        </table:table-row>
        <table:table-row table:style-name="ro1" table:visibility="filter">
          <table:table-cell office:value-type="string" calcext:value-type="string">
            <text:p>-13,-12</text:p>
          </table:table-cell>
        </table:table-row>
        <table:table-row table:style-name="ro1" table:visibility="filter">
          <table:table-cell office:value-type="string" calcext:value-type="string">
            <text:p>-13,-11</text:p>
          </table:table-cell>
        </table:table-row>
        <table:table-row table:style-name="ro1" table:visibility="filter">
          <table:table-cell office:value-type="string" calcext:value-type="string">
            <text:p>-13,-12</text:p>
          </table:table-cell>
        </table:table-row>
        <table:table-row table:style-name="ro1" table:visibility="filter">
          <table:table-cell office:value-type="string" calcext:value-type="string">
            <text:p>-12,-12</text:p>
          </table:table-cell>
        </table:table-row>
        <table:table-row table:style-name="ro1">
          <table:table-cell office:value-type="string" calcext:value-type="string">
            <text:p>-12,-13</text:p>
          </table:table-cell>
        </table:table-row>
        <table:table-row table:style-name="ro1" table:visibility="filter">
          <table:table-cell office:value-type="string" calcext:value-type="string">
            <text:p>-12,-12</text:p>
          </table:table-cell>
        </table:table-row>
        <table:table-row table:style-name="ro1" table:visibility="filter">
          <table:table-cell office:value-type="string" calcext:value-type="string">
            <text:p>-13,-12</text:p>
          </table:table-cell>
        </table:table-row>
        <table:table-row table:style-name="ro1" table:visibility="filter">
          <table:table-cell office:value-type="string" calcext:value-type="string">
            <text:p>-13,-11</text:p>
          </table:table-cell>
        </table:table-row>
        <table:table-row table:style-name="ro1" table:visibility="filter">
          <table:table-cell office:value-type="string" calcext:value-type="string">
            <text:p>-12,-11</text:p>
          </table:table-cell>
        </table:table-row>
        <table:table-row table:style-name="ro1" table:visibility="filter">
          <table:table-cell office:value-type="string" calcext:value-type="string">
            <text:p>-12,-10</text:p>
          </table:table-cell>
        </table:table-row>
        <table:table-row table:style-name="ro1" table:visibility="filter">
          <table:table-cell office:value-type="string" calcext:value-type="string">
            <text:p>-12,-11</text:p>
          </table:table-cell>
        </table:table-row>
        <table:table-row table:style-name="ro1" table:visibility="filter">
          <table:table-cell office:value-type="string" calcext:value-type="string">
            <text:p>-12,-12</text:p>
          </table:table-cell>
        </table:table-row>
        <table:table-row table:style-name="ro1" table:visibility="filter">
          <table:table-cell office:value-type="string" calcext:value-type="string">
            <text:p>-12,-11</text:p>
          </table:table-cell>
        </table:table-row>
        <table:table-row table:style-name="ro1" table:visibility="filter">
          <table:table-cell office:value-type="string" calcext:value-type="string">
            <text:p>-11,-11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9,-11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11,-11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>
          <table:table-cell office:value-type="string" calcext:value-type="string">
            <text:p>-11,-12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9,-11</text:p>
          </table:table-cell>
        </table:table-row>
        <table:table-row table:style-name="ro1" table:visibility="filter">
          <table:table-cell office:value-type="string" calcext:value-type="string">
            <text:p>-10,-11</text:p>
          </table:table-cell>
        </table:table-row>
        <table:table-row table:style-name="ro1" table:visibility="filter">
          <table:table-cell office:value-type="string" calcext:value-type="string">
            <text:p>-11,-11</text:p>
          </table:table-cell>
        </table:table-row>
        <table:table-row table:style-name="ro1" table:visibility="filter">
          <table:table-cell office:value-type="string" calcext:value-type="string">
            <text:p>-11,-12</text:p>
          </table:table-cell>
        </table:table-row>
        <table:table-row table:style-name="ro1" table:visibility="filter">
          <table:table-cell office:value-type="string" calcext:value-type="string">
            <text:p>-11,-11</text:p>
          </table:table-cell>
        </table:table-row>
        <table:table-row table:style-name="ro1" table:visibility="filter">
          <table:table-cell office:value-type="string" calcext:value-type="string">
            <text:p>-11,-12</text:p>
          </table:table-cell>
        </table:table-row>
        <table:table-row table:style-name="ro1" table:visibility="filter">
          <table:table-cell office:value-type="string" calcext:value-type="string">
            <text:p>-12,-12</text:p>
          </table:table-cell>
        </table:table-row>
        <table:table-row table:style-name="ro1" table:visibility="filter">
          <table:table-cell office:value-type="string" calcext:value-type="string">
            <text:p>-12,-13</text:p>
          </table:table-cell>
        </table:table-row>
        <table:table-row table:style-name="ro1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1,-14</text:p>
          </table:table-cell>
        </table:table-row>
        <table:table-row table:style-name="ro1" table:visibility="filter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2,-13</text:p>
          </table:table-cell>
        </table:table-row>
        <table:table-row table:style-name="ro1" table:visibility="filter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2,-13</text:p>
          </table:table-cell>
        </table:table-row>
        <table:table-row table:style-name="ro1" table:visibility="filter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9,-13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9,-13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9,-13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9,-16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9,-13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1,-12</text:p>
          </table:table-cell>
        </table:table-row>
        <table:table-row table:style-name="ro1" table:visibility="filter">
          <table:table-cell office:value-type="string" calcext:value-type="string">
            <text:p>-12,-12</text:p>
          </table:table-cell>
        </table:table-row>
        <table:table-row table:style-name="ro1" table:visibility="filter">
          <table:table-cell office:value-type="string" calcext:value-type="string">
            <text:p>-13,-12</text:p>
          </table:table-cell>
        </table:table-row>
        <table:table-row table:style-name="ro1" table:visibility="filter">
          <table:table-cell office:value-type="string" calcext:value-type="string">
            <text:p>-13,-13</text:p>
          </table:table-cell>
        </table:table-row>
        <table:table-row table:style-name="ro1">
          <table:table-cell office:value-type="string" calcext:value-type="string">
            <text:p>-14,-13</text:p>
          </table:table-cell>
        </table:table-row>
        <table:table-row table:style-name="ro1">
          <table:table-cell office:value-type="string" calcext:value-type="string">
            <text:p>-15,-13</text:p>
          </table:table-cell>
        </table:table-row>
        <table:table-row table:style-name="ro1">
          <table:table-cell office:value-type="string" calcext:value-type="string">
            <text:p>-15,-14</text:p>
          </table:table-cell>
        </table:table-row>
        <table:table-row table:style-name="ro1">
          <table:table-cell office:value-type="string" calcext:value-type="string">
            <text:p>-16,-14</text:p>
          </table:table-cell>
        </table:table-row>
        <table:table-row table:style-name="ro1">
          <table:table-cell office:value-type="string" calcext:value-type="string">
            <text:p>-16,-13</text:p>
          </table:table-cell>
        </table:table-row>
        <table:table-row table:style-name="ro1" table:visibility="filter">
          <table:table-cell office:value-type="string" calcext:value-type="string">
            <text:p>-16,-14</text:p>
          </table:table-cell>
        </table:table-row>
        <table:table-row table:style-name="ro1" table:visibility="filter">
          <table:table-cell office:value-type="string" calcext:value-type="string">
            <text:p>-16,-15</text:p>
          </table:table-cell>
        </table:table-row>
        <table:table-row table:style-name="ro1" table:visibility="filter">
          <table:table-cell office:value-type="string" calcext:value-type="string">
            <text:p>-16,-14</text:p>
          </table:table-cell>
        </table:table-row>
        <table:table-row table:style-name="ro1" table:visibility="filter">
          <table:table-cell office:value-type="string" calcext:value-type="string">
            <text:p>-15,-14</text:p>
          </table:table-cell>
        </table:table-row>
        <table:table-row table:style-name="ro1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>
          <table:table-cell office:value-type="string" calcext:value-type="string">
            <text:p>-13,-14</text:p>
          </table:table-cell>
        </table:table-row>
        <table:table-row table:style-name="ro1" table:visibility="filter">
          <table:table-cell office:value-type="string" calcext:value-type="string">
            <text:p>-13,-13</text:p>
          </table:table-cell>
        </table:table-row>
        <table:table-row table:style-name="ro1" table:visibility="filter">
          <table:table-cell office:value-type="string" calcext:value-type="string">
            <text:p>-14,-13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5,-14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3,-14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3,-14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2,-15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1,-16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2,-15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1,-14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7,-15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8,-15</text:p>
          </table:table-cell>
        </table:table-row>
        <table:table-row table:style-name="ro1" table:visibility="filter">
          <table:table-cell office:value-type="string" calcext:value-type="string">
            <text:p>-7,-15</text:p>
          </table:table-cell>
        </table:table-row>
        <table:table-row table:style-name="ro1" table:visibility="filter">
          <table:table-cell office:value-type="string" calcext:value-type="string">
            <text:p>-7,-16</text:p>
          </table:table-cell>
        </table:table-row>
        <table:table-row table:style-name="ro1">
          <table:table-cell office:value-type="string" calcext:value-type="string">
            <text:p>-6,-16</text:p>
          </table:table-cell>
        </table:table-row>
        <table:table-row table:style-name="ro1">
          <table:table-cell office:value-type="string" calcext:value-type="string">
            <text:p>-5,-16</text:p>
          </table:table-cell>
        </table:table-row>
        <table:table-row table:style-name="ro1">
          <table:table-cell office:value-type="string" calcext:value-type="string">
            <text:p>-4,-16</text:p>
          </table:table-cell>
        </table:table-row>
        <table:table-row table:style-name="ro1" table:visibility="filter">
          <table:table-cell office:value-type="string" calcext:value-type="string">
            <text:p>-5,-16</text:p>
          </table:table-cell>
        </table:table-row>
        <table:table-row table:style-name="ro1">
          <table:table-cell office:value-type="string" calcext:value-type="string">
            <text:p>-5,-17</text:p>
          </table:table-cell>
        </table:table-row>
        <table:table-row table:style-name="ro1" table:visibility="filter">
          <table:table-cell office:value-type="string" calcext:value-type="string">
            <text:p>-6,-17</text:p>
          </table:table-cell>
        </table:table-row>
        <table:table-row table:style-name="ro1">
          <table:table-cell office:value-type="string" calcext:value-type="string">
            <text:p>-6,-18</text:p>
          </table:table-cell>
        </table:table-row>
        <table:table-row table:style-name="ro1">
          <table:table-cell office:value-type="string" calcext:value-type="string">
            <text:p>-5,-18</text:p>
          </table:table-cell>
        </table:table-row>
        <table:table-row table:style-name="ro1" table:visibility="filter">
          <table:table-cell office:value-type="string" calcext:value-type="string">
            <text:p>-6,-18</text:p>
          </table:table-cell>
        </table:table-row>
        <table:table-row table:style-name="ro1" table:visibility="filter">
          <table:table-cell office:value-type="string" calcext:value-type="string">
            <text:p>-6,-17</text:p>
          </table:table-cell>
        </table:table-row>
        <table:table-row table:style-name="ro1" table:visibility="filter">
          <table:table-cell office:value-type="string" calcext:value-type="string">
            <text:p>-7,-17</text:p>
          </table:table-cell>
        </table:table-row>
        <table:table-row table:style-name="ro1" table:visibility="filter">
          <table:table-cell office:value-type="string" calcext:value-type="string">
            <text:p>-7,-16</text:p>
          </table:table-cell>
        </table:table-row>
        <table:table-row table:style-name="ro1" table:visibility="filter">
          <table:table-cell office:value-type="string" calcext:value-type="string">
            <text:p>-7,-15</text:p>
          </table:table-cell>
        </table:table-row>
        <table:table-row table:style-name="ro1">
          <table:table-cell office:value-type="string" calcext:value-type="string">
            <text:p>-6,-15</text:p>
          </table:table-cell>
        </table:table-row>
        <table:table-row table:style-name="ro1" table:visibility="filter">
          <table:table-cell office:value-type="string" calcext:value-type="string">
            <text:p>-6,-16</text:p>
          </table:table-cell>
        </table:table-row>
        <table:table-row table:style-name="ro1" table:visibility="filter">
          <table:table-cell office:value-type="string" calcext:value-type="string">
            <text:p>-6,-17</text:p>
          </table:table-cell>
        </table:table-row>
        <table:table-row table:style-name="ro1" table:visibility="filter">
          <table:table-cell office:value-type="string" calcext:value-type="string">
            <text:p>-7,-17</text:p>
          </table:table-cell>
        </table:table-row>
        <table:table-row table:style-name="ro1">
          <table:table-cell office:value-type="string" calcext:value-type="string">
            <text:p>-7,-18</text:p>
          </table:table-cell>
        </table:table-row>
        <table:table-row table:style-name="ro1" table:visibility="filter">
          <table:table-cell office:value-type="string" calcext:value-type="string">
            <text:p>-6,-18</text:p>
          </table:table-cell>
        </table:table-row>
        <table:table-row table:style-name="ro1" table:visibility="filter">
          <table:table-cell office:value-type="string" calcext:value-type="string">
            <text:p>-7,-18</text:p>
          </table:table-cell>
        </table:table-row>
        <table:table-row table:style-name="ro1" table:visibility="filter">
          <table:table-cell office:value-type="string" calcext:value-type="string">
            <text:p>-7,-17</text:p>
          </table:table-cell>
        </table:table-row>
        <table:table-row table:style-name="ro1" table:visibility="filter">
          <table:table-cell office:value-type="string" calcext:value-type="string">
            <text:p>-6,-17</text:p>
          </table:table-cell>
        </table:table-row>
        <table:table-row table:style-name="ro1" table:visibility="filter">
          <table:table-cell office:value-type="string" calcext:value-type="string">
            <text:p>-6,-16</text:p>
          </table:table-cell>
        </table:table-row>
        <table:table-row table:style-name="ro1" table:visibility="filter">
          <table:table-cell office:value-type="string" calcext:value-type="string">
            <text:p>-7,-16</text:p>
          </table:table-cell>
        </table:table-row>
        <table:table-row table:style-name="ro1" table:visibility="filter">
          <table:table-cell office:value-type="string" calcext:value-type="string">
            <text:p>-7,-15</text:p>
          </table:table-cell>
        </table:table-row>
        <table:table-row table:style-name="ro1" table:visibility="filter">
          <table:table-cell office:value-type="string" calcext:value-type="string">
            <text:p>-6,-15</text:p>
          </table:table-cell>
        </table:table-row>
        <table:table-row table:style-name="ro1" table:visibility="filter">
          <table:table-cell office:value-type="string" calcext:value-type="string">
            <text:p>-6,-14</text:p>
          </table:table-cell>
        </table:table-row>
        <table:table-row table:style-name="ro1" table:visibility="filter">
          <table:table-cell office:value-type="string" calcext:value-type="string">
            <text:p>-6,-13</text:p>
          </table:table-cell>
        </table:table-row>
        <table:table-row table:style-name="ro1" table:visibility="filter">
          <table:table-cell office:value-type="string" calcext:value-type="string">
            <text:p>-6,-14</text:p>
          </table:table-cell>
        </table:table-row>
        <table:table-row table:style-name="ro1">
          <table:table-cell office:value-type="string" calcext:value-type="string">
            <text:p>-5,-14</text:p>
          </table:table-cell>
        </table:table-row>
        <table:table-row table:style-name="ro1" table:visibility="filter">
          <table:table-cell office:value-type="string" calcext:value-type="string">
            <text:p>-6,-14</text:p>
          </table:table-cell>
        </table:table-row>
        <table:table-row table:style-name="ro1" table:visibility="filter">
          <table:table-cell office:value-type="string" calcext:value-type="string">
            <text:p>-5,-14</text:p>
          </table:table-cell>
        </table:table-row>
        <table:table-row table:style-name="ro1" table:visibility="filter">
          <table:table-cell office:value-type="string" calcext:value-type="string">
            <text:p>-6,-14</text:p>
          </table:table-cell>
        </table:table-row>
        <table:table-row table:style-name="ro1" table:visibility="filter">
          <table:table-cell office:value-type="string" calcext:value-type="string">
            <text:p>-6,-15</text:p>
          </table:table-cell>
        </table:table-row>
        <table:table-row table:style-name="ro1" table:visibility="filter">
          <table:table-cell office:value-type="string" calcext:value-type="string">
            <text:p>-7,-15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7,-13</text:p>
          </table:table-cell>
        </table:table-row>
        <table:table-row table:style-name="ro1" table:visibility="filter">
          <table:table-cell office:value-type="string" calcext:value-type="string">
            <text:p>-7,-14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8,-14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9,-13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1,-14</text:p>
          </table:table-cell>
        </table:table-row>
        <table:table-row table:style-name="ro1" table:visibility="filter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2,-13</text:p>
          </table:table-cell>
        </table:table-row>
        <table:table-row table:style-name="ro1" table:visibility="filter">
          <table:table-cell office:value-type="string" calcext:value-type="string">
            <text:p>-12,-14</text:p>
          </table:table-cell>
        </table:table-row>
        <table:table-row table:style-name="ro1" table:visibility="filter">
          <table:table-cell office:value-type="string" calcext:value-type="string">
            <text:p>-13,-14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3,-14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4,-13</text:p>
          </table:table-cell>
        </table:table-row>
        <table:table-row table:style-name="ro1" table:visibility="filter">
          <table:table-cell office:value-type="string" calcext:value-type="string">
            <text:p>-14,-12</text:p>
          </table:table-cell>
        </table:table-row>
        <table:table-row table:style-name="ro1" table:visibility="filter">
          <table:table-cell office:value-type="string" calcext:value-type="string">
            <text:p>-14,-13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3,-14</text:p>
          </table:table-cell>
        </table:table-row>
        <table:table-row table:style-name="ro1" table:visibility="filter">
          <table:table-cell office:value-type="string" calcext:value-type="string">
            <text:p>-12,-14</text:p>
          </table:table-cell>
        </table:table-row>
        <table:table-row table:style-name="ro1" table:visibility="filter">
          <table:table-cell office:value-type="string" calcext:value-type="string">
            <text:p>-12,-13</text:p>
          </table:table-cell>
        </table:table-row>
        <table:table-row table:style-name="ro1" table:visibility="filter">
          <table:table-cell office:value-type="string" calcext:value-type="string">
            <text:p>-13,-13</text:p>
          </table:table-cell>
        </table:table-row>
        <table:table-row table:style-name="ro1" table:visibility="filter">
          <table:table-cell office:value-type="string" calcext:value-type="string">
            <text:p>-12,-13</text:p>
          </table:table-cell>
        </table:table-row>
        <table:table-row table:style-name="ro1" table:visibility="filter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1,-14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10,-16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1,-14</text:p>
          </table:table-cell>
        </table:table-row>
        <table:table-row table:style-name="ro1" table:visibility="filter">
          <table:table-cell office:value-type="string" calcext:value-type="string">
            <text:p>-11,-13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9,-13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2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3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9,-15</text:p>
          </table:table-cell>
        </table:table-row>
        <table:table-row table:style-name="ro1" table:visibility="filter">
          <table:table-cell office:value-type="string" calcext:value-type="string">
            <text:p>-9,-14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1,-14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2,-15</text:p>
          </table:table-cell>
        </table:table-row>
        <table:table-row table:style-name="ro1" table:visibility="filter">
          <table:table-cell office:value-type="string" calcext:value-type="string">
            <text:p>-12,-14</text:p>
          </table:table-cell>
        </table:table-row>
        <table:table-row table:style-name="ro1" table:visibility="filter">
          <table:table-cell office:value-type="string" calcext:value-type="string">
            <text:p>-12,-15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1,-16</text:p>
          </table:table-cell>
        </table:table-row>
        <table:table-row table:style-name="ro1" table:visibility="filter">
          <table:table-cell office:value-type="string" calcext:value-type="string">
            <text:p>-11,-17</text:p>
          </table:table-cell>
        </table:table-row>
        <table:table-row table:style-name="ro1" table:visibility="filter">
          <table:table-cell office:value-type="string" calcext:value-type="string">
            <text:p>-11,-18</text:p>
          </table:table-cell>
        </table:table-row>
        <table:table-row table:style-name="ro1">
          <table:table-cell office:value-type="string" calcext:value-type="string">
            <text:p>-12,-18</text:p>
          </table:table-cell>
        </table:table-row>
        <table:table-row table:style-name="ro1" table:visibility="filter">
          <table:table-cell office:value-type="string" calcext:value-type="string">
            <text:p>-11,-18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10,-17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9,-18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11,-18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10,-17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11,-18</text:p>
          </table:table-cell>
        </table:table-row>
        <table:table-row table:style-name="ro1" table:visibility="filter">
          <table:table-cell office:value-type="string" calcext:value-type="string">
            <text:p>-12,-18</text:p>
          </table:table-cell>
        </table:table-row>
        <table:table-row table:style-name="ro1" table:visibility="filter">
          <table:table-cell office:value-type="string" calcext:value-type="string">
            <text:p>-13,-18</text:p>
          </table:table-cell>
        </table:table-row>
        <table:table-row table:style-name="ro1" table:visibility="filter">
          <table:table-cell office:value-type="string" calcext:value-type="string">
            <text:p>-12,-18</text:p>
          </table:table-cell>
        </table:table-row>
        <table:table-row table:style-name="ro1">
          <table:table-cell office:value-type="string" calcext:value-type="string">
            <text:p>-12,-17</text:p>
          </table:table-cell>
        </table:table-row>
        <table:table-row table:style-name="ro1" table:visibility="filter">
          <table:table-cell office:value-type="string" calcext:value-type="string">
            <text:p>-11,-17</text:p>
          </table:table-cell>
        </table:table-row>
        <table:table-row table:style-name="ro1" table:visibility="filter">
          <table:table-cell office:value-type="string" calcext:value-type="string">
            <text:p>-12,-17</text:p>
          </table:table-cell>
        </table:table-row>
        <table:table-row table:style-name="ro1" table:visibility="filter">
          <table:table-cell office:value-type="string" calcext:value-type="string">
            <text:p>-12,-16</text:p>
          </table:table-cell>
        </table:table-row>
        <table:table-row table:style-name="ro1" table:visibility="filter">
          <table:table-cell office:value-type="string" calcext:value-type="string">
            <text:p>-12,-17</text:p>
          </table:table-cell>
        </table:table-row>
        <table:table-row table:style-name="ro1" table:visibility="filter">
          <table:table-cell office:value-type="string" calcext:value-type="string">
            <text:p>-12,-18</text:p>
          </table:table-cell>
        </table:table-row>
        <table:table-row table:style-name="ro1" table:visibility="filter">
          <table:table-cell office:value-type="string" calcext:value-type="string">
            <text:p>-11,-18</text:p>
          </table:table-cell>
        </table:table-row>
        <table:table-row table:style-name="ro1" table:visibility="filter">
          <table:table-cell office:value-type="string" calcext:value-type="string">
            <text:p>-12,-18</text:p>
          </table:table-cell>
        </table:table-row>
        <table:table-row table:style-name="ro1" table:visibility="filter">
          <table:table-cell office:value-type="string" calcext:value-type="string">
            <text:p>-13,-18</text:p>
          </table:table-cell>
        </table:table-row>
        <table:table-row table:style-name="ro1" table:visibility="filter">
          <table:table-cell office:value-type="string" calcext:value-type="string">
            <text:p>-13,-17</text:p>
          </table:table-cell>
        </table:table-row>
        <table:table-row table:style-name="ro1" table:visibility="filter">
          <table:table-cell office:value-type="string" calcext:value-type="string">
            <text:p>-13,-16</text:p>
          </table:table-cell>
        </table:table-row>
        <table:table-row table:style-name="ro1" table:visibility="filter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3,-16</text:p>
          </table:table-cell>
        </table:table-row>
        <table:table-row table:style-name="ro1" table:visibility="filter">
          <table:table-cell office:value-type="string" calcext:value-type="string">
            <text:p>-13,-17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5,-17</text:p>
          </table:table-cell>
        </table:table-row>
        <table:table-row table:style-name="ro1" table:visibility="filter">
          <table:table-cell office:value-type="string" calcext:value-type="string">
            <text:p>-15,-18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5,-19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>
          <table:table-cell office:value-type="string" calcext:value-type="string">
            <text:p>-12,-19</text:p>
          </table:table-cell>
        </table:table-row>
        <table:table-row table:style-name="ro1" table:visibility="filter">
          <table:table-cell office:value-type="string" calcext:value-type="string">
            <text:p>-11,-19</text:p>
          </table:table-cell>
        </table:table-row>
        <table:table-row table:style-name="ro1" table:visibility="filter">
          <table:table-cell office:value-type="string" calcext:value-type="string">
            <text:p>-10,-19</text:p>
          </table:table-cell>
        </table:table-row>
        <table:table-row table:style-name="ro1" table:visibility="filter">
          <table:table-cell office:value-type="string" calcext:value-type="string">
            <text:p>-11,-19</text:p>
          </table:table-cell>
        </table:table-row>
        <table:table-row table:style-name="ro1" table:visibility="filter">
          <table:table-cell office:value-type="string" calcext:value-type="string">
            <text:p>-12,-19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5,-17</text:p>
          </table:table-cell>
        </table:table-row>
        <table:table-row table:style-name="ro1" table:visibility="filter">
          <table:table-cell office:value-type="string" calcext:value-type="string">
            <text:p>-15,-16</text:p>
          </table:table-cell>
        </table:table-row>
        <table:table-row table:style-name="ro1" table:visibility="filter">
          <table:table-cell office:value-type="string" calcext:value-type="string">
            <text:p>-15,-17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5,-16</text:p>
          </table:table-cell>
        </table:table-row>
        <table:table-row table:style-name="ro1" table:visibility="filter">
          <table:table-cell office:value-type="string" calcext:value-type="string">
            <text:p>-15,-15</text:p>
          </table:table-cell>
        </table:table-row>
        <table:table-row table:style-name="ro1" table:visibility="filter">
          <table:table-cell office:value-type="string" calcext:value-type="string">
            <text:p>-15,-14</text:p>
          </table:table-cell>
        </table:table-row>
        <table:table-row table:style-name="ro1" table:visibility="filter">
          <table:table-cell office:value-type="string" calcext:value-type="string">
            <text:p>-16,-14</text:p>
          </table:table-cell>
        </table:table-row>
        <table:table-row table:style-name="ro1" table:visibility="filter">
          <table:table-cell office:value-type="string" calcext:value-type="string">
            <text:p>-16,-13</text:p>
          </table:table-cell>
        </table:table-row>
        <table:table-row table:style-name="ro1">
          <table:table-cell office:value-type="string" calcext:value-type="string">
            <text:p>-17,-13</text:p>
          </table:table-cell>
        </table:table-row>
        <table:table-row table:style-name="ro1">
          <table:table-cell office:value-type="string" calcext:value-type="string">
            <text:p>-17,-12</text:p>
          </table:table-cell>
        </table:table-row>
        <table:table-row table:style-name="ro1">
          <table:table-cell office:value-type="string" calcext:value-type="string">
            <text:p>-17,-11</text:p>
          </table:table-cell>
        </table:table-row>
        <table:table-row table:style-name="ro1">
          <table:table-cell office:value-type="string" calcext:value-type="string">
            <text:p>-16,-11</text:p>
          </table:table-cell>
        </table:table-row>
        <table:table-row table:style-name="ro1">
          <table:table-cell office:value-type="string" calcext:value-type="string">
            <text:p>-15,-11</text:p>
          </table:table-cell>
        </table:table-row>
        <table:table-row table:style-name="ro1">
          <table:table-cell office:value-type="string" calcext:value-type="string">
            <text:p>-15,-10</text:p>
          </table:table-cell>
        </table:table-row>
        <table:table-row table:style-name="ro1">
          <table:table-cell office:value-type="string" calcext:value-type="string">
            <text:p>-15,-9</text:p>
          </table:table-cell>
        </table:table-row>
        <table:table-row table:style-name="ro1" table:visibility="filter">
          <table:table-cell office:value-type="string" calcext:value-type="string">
            <text:p>-15,-10</text:p>
          </table:table-cell>
        </table:table-row>
        <table:table-row table:style-name="ro1">
          <table:table-cell office:value-type="string" calcext:value-type="string">
            <text:p>-14,-10</text:p>
          </table:table-cell>
        </table:table-row>
        <table:table-row table:style-name="ro1">
          <table:table-cell office:value-type="string" calcext:value-type="string">
            <text:p>-14,-9</text:p>
          </table:table-cell>
        </table:table-row>
        <table:table-row table:style-name="ro1">
          <table:table-cell office:value-type="string" calcext:value-type="string">
            <text:p>-14,-8</text:p>
          </table:table-cell>
        </table:table-row>
        <table:table-row table:style-name="ro1">
          <table:table-cell office:value-type="string" calcext:value-type="string">
            <text:p>-14,-7</text:p>
          </table:table-cell>
        </table:table-row>
        <table:table-row table:style-name="ro1">
          <table:table-cell office:value-type="string" calcext:value-type="string">
            <text:p>-14,-6</text:p>
          </table:table-cell>
        </table:table-row>
        <table:table-row table:style-name="ro1" table:visibility="filter">
          <table:table-cell office:value-type="string" calcext:value-type="string">
            <text:p>-14,-7</text:p>
          </table:table-cell>
        </table:table-row>
        <table:table-row table:style-name="ro1" table:visibility="filter">
          <table:table-cell office:value-type="string" calcext:value-type="string">
            <text:p>-14,-6</text:p>
          </table:table-cell>
        </table:table-row>
        <table:table-row table:style-name="ro1">
          <table:table-cell office:value-type="string" calcext:value-type="string">
            <text:p>-14,-5</text:p>
          </table:table-cell>
        </table:table-row>
        <table:table-row table:style-name="ro1">
          <table:table-cell office:value-type="string" calcext:value-type="string">
            <text:p>-14,-4</text:p>
          </table:table-cell>
        </table:table-row>
        <table:table-row table:style-name="ro1">
          <table:table-cell office:value-type="string" calcext:value-type="string">
            <text:p>-15,-4</text:p>
          </table:table-cell>
        </table:table-row>
        <table:table-row table:style-name="ro1">
          <table:table-cell office:value-type="string" calcext:value-type="string">
            <text:p>-16,-4</text:p>
          </table:table-cell>
        </table:table-row>
        <table:table-row table:style-name="ro1" table:visibility="filter">
          <table:table-cell office:value-type="string" calcext:value-type="string">
            <text:p>-15,-4</text:p>
          </table:table-cell>
        </table:table-row>
        <table:table-row table:style-name="ro1">
          <table:table-cell office:value-type="string" calcext:value-type="string">
            <text:p>-15,-3</text:p>
          </table:table-cell>
        </table:table-row>
        <table:table-row table:style-name="ro1">
          <table:table-cell office:value-type="string" calcext:value-type="string">
            <text:p>-15,-2</text:p>
          </table:table-cell>
        </table:table-row>
        <table:table-row table:style-name="ro1" table:visibility="filter">
          <table:table-cell office:value-type="string" calcext:value-type="string">
            <text:p>-15,-3</text:p>
          </table:table-cell>
        </table:table-row>
        <table:table-row table:style-name="ro1" table:visibility="filter">
          <table:table-cell office:value-type="string" calcext:value-type="string">
            <text:p>-15,-4</text:p>
          </table:table-cell>
        </table:table-row>
        <table:table-row table:style-name="ro1" table:visibility="filter">
          <table:table-cell office:value-type="string" calcext:value-type="string">
            <text:p>-16,-4</text:p>
          </table:table-cell>
        </table:table-row>
        <table:table-row table:style-name="ro1">
          <table:table-cell office:value-type="string" calcext:value-type="string">
            <text:p>-17,-4</text:p>
          </table:table-cell>
        </table:table-row>
        <table:table-row table:style-name="ro1">
          <table:table-cell office:value-type="string" calcext:value-type="string">
            <text:p>-17,-5</text:p>
          </table:table-cell>
        </table:table-row>
        <table:table-row table:style-name="ro1" table:visibility="filter">
          <table:table-cell office:value-type="string" calcext:value-type="string">
            <text:p>-17,-4</text:p>
          </table:table-cell>
        </table:table-row>
        <table:table-row table:style-name="ro1">
          <table:table-cell office:value-type="string" calcext:value-type="string">
            <text:p>-17,-3</text:p>
          </table:table-cell>
        </table:table-row>
        <table:table-row table:style-name="ro1">
          <table:table-cell office:value-type="string" calcext:value-type="string">
            <text:p>-16,-3</text:p>
          </table:table-cell>
        </table:table-row>
        <table:table-row table:style-name="ro1" table:visibility="filter">
          <table:table-cell office:value-type="string" calcext:value-type="string">
            <text:p>-17,-3</text:p>
          </table:table-cell>
        </table:table-row>
        <table:table-row table:style-name="ro1" table:visibility="filter">
          <table:table-cell office:value-type="string" calcext:value-type="string">
            <text:p>-17,-4</text:p>
          </table:table-cell>
        </table:table-row>
        <table:table-row table:style-name="ro1" table:visibility="filter">
          <table:table-cell office:value-type="string" calcext:value-type="string">
            <text:p>-16,-4</text:p>
          </table:table-cell>
        </table:table-row>
        <table:table-row table:style-name="ro1" table:visibility="filter">
          <table:table-cell office:value-type="string" calcext:value-type="string">
            <text:p>-15,-4</text:p>
          </table:table-cell>
        </table:table-row>
        <table:table-row table:style-name="ro1" table:visibility="filter">
          <table:table-cell office:value-type="string" calcext:value-type="string">
            <text:p>-16,-4</text:p>
          </table:table-cell>
        </table:table-row>
        <table:table-row table:style-name="ro1" table:visibility="filter">
          <table:table-cell office:value-type="string" calcext:value-type="string">
            <text:p>-16,-3</text:p>
          </table:table-cell>
        </table:table-row>
        <table:table-row table:style-name="ro1" table:visibility="filter">
          <table:table-cell office:value-type="string" calcext:value-type="string">
            <text:p>-17,-3</text:p>
          </table:table-cell>
        </table:table-row>
        <table:table-row table:style-name="ro1">
          <table:table-cell office:value-type="string" calcext:value-type="string">
            <text:p>-18,-3</text:p>
          </table:table-cell>
        </table:table-row>
        <table:table-row table:style-name="ro1" table:visibility="filter">
          <table:table-cell office:value-type="string" calcext:value-type="string">
            <text:p>-17,-3</text:p>
          </table:table-cell>
        </table:table-row>
        <table:table-row table:style-name="ro1" table:visibility="filter">
          <table:table-cell office:value-type="string" calcext:value-type="string">
            <text:p>-18,-3</text:p>
          </table:table-cell>
        </table:table-row>
        <table:table-row table:style-name="ro1" table:visibility="filter">
          <table:table-cell office:value-type="string" calcext:value-type="string">
            <text:p>-17,-3</text:p>
          </table:table-cell>
        </table:table-row>
        <table:table-row table:style-name="ro1">
          <table:table-cell office:value-type="string" calcext:value-type="string">
            <text:p>-17,-2</text:p>
          </table:table-cell>
        </table:table-row>
        <table:table-row table:style-name="ro1">
          <table:table-cell office:value-type="string" calcext:value-type="string">
            <text:p>-16,-2</text:p>
          </table:table-cell>
        </table:table-row>
        <table:table-row table:style-name="ro1" table:visibility="filter">
          <table:table-cell office:value-type="string" calcext:value-type="string">
            <text:p>-16,-3</text:p>
          </table:table-cell>
        </table:table-row>
        <table:table-row table:style-name="ro1" table:visibility="filter">
          <table:table-cell office:value-type="string" calcext:value-type="string">
            <text:p>-17,-3</text:p>
          </table:table-cell>
        </table:table-row>
        <table:table-row table:style-name="ro1" table:visibility="filter">
          <table:table-cell office:value-type="string" calcext:value-type="string">
            <text:p>-16,-3</text:p>
          </table:table-cell>
        </table:table-row>
        <table:table-row table:style-name="ro1" table:visibility="filter">
          <table:table-cell office:value-type="string" calcext:value-type="string">
            <text:p>-15,-3</text:p>
          </table:table-cell>
        </table:table-row>
        <table:table-row table:style-name="ro1" table:visibility="filter">
          <table:table-cell office:value-type="string" calcext:value-type="string">
            <text:p>-15,-4</text:p>
          </table:table-cell>
        </table:table-row>
        <table:table-row table:style-name="ro1" table:visibility="filter">
          <table:table-cell office:value-type="string" calcext:value-type="string">
            <text:p>-15,-3</text:p>
          </table:table-cell>
        </table:table-row>
        <table:table-row table:style-name="ro1" table:visibility="filter">
          <table:table-cell office:value-type="string" calcext:value-type="string">
            <text:p>-15,-2</text:p>
          </table:table-cell>
        </table:table-row>
        <table:table-row table:style-name="ro1">
          <table:table-cell office:value-type="string" calcext:value-type="string">
            <text:p>-15,-1</text:p>
          </table:table-cell>
        </table:table-row>
        <table:table-row table:style-name="ro1">
          <table:table-cell office:value-type="string" calcext:value-type="string">
            <text:p>-14,-1</text:p>
          </table:table-cell>
        </table:table-row>
        <table:table-row table:style-name="ro1">
          <table:table-cell office:value-type="string" calcext:value-type="string">
            <text:p>-14,0</text:p>
          </table:table-cell>
        </table:table-row>
        <table:table-row table:style-name="ro1" table:visibility="filter">
          <table:table-cell office:value-type="string" calcext:value-type="string">
            <text:p>-14,-1</text:p>
          </table:table-cell>
        </table:table-row>
        <table:table-row table:style-name="ro1" table:visibility="filter">
          <table:table-cell office:value-type="string" calcext:value-type="string">
            <text:p>-14,0</text:p>
          </table:table-cell>
        </table:table-row>
        <table:table-row table:style-name="ro1">
          <table:table-cell office:value-type="string" calcext:value-type="string">
            <text:p>-14,1</text:p>
          </table:table-cell>
        </table:table-row>
        <table:table-row table:style-name="ro1" table:visibility="filter">
          <table:table-cell office:value-type="string" calcext:value-type="string">
            <text:p>-14,0</text:p>
          </table:table-cell>
        </table:table-row>
        <table:table-row table:style-name="ro1" table:visibility="filter">
          <table:table-cell office:value-type="string" calcext:value-type="string">
            <text:p>-14,1</text:p>
          </table:table-cell>
        </table:table-row>
        <table:table-row table:style-name="ro1">
          <table:table-cell office:value-type="string" calcext:value-type="string">
            <text:p>-15,1</text:p>
          </table:table-cell>
        </table:table-row>
        <table:table-row table:style-name="ro1">
          <table:table-cell office:value-type="string" calcext:value-type="string">
            <text:p>-15,0</text:p>
          </table:table-cell>
        </table:table-row>
        <table:table-row table:style-name="ro1" table:visibility="filter">
          <table:table-cell office:value-type="string" calcext:value-type="string">
            <text:p>-15,1</text:p>
          </table:table-cell>
        </table:table-row>
        <table:table-row table:style-name="ro1" table:visibility="filter">
          <table:table-cell office:value-type="string" calcext:value-type="string">
            <text:p>-15,0</text:p>
          </table:table-cell>
        </table:table-row>
        <table:table-row table:style-name="ro1" table:visibility="filter">
          <table:table-cell office:value-type="string" calcext:value-type="string">
            <text:p>-14,0</text:p>
          </table:table-cell>
        </table:table-row>
        <table:table-row table:style-name="ro1" table:visibility="filter">
          <table:table-cell office:value-type="string" calcext:value-type="string">
            <text:p>-14,-1</text:p>
          </table:table-cell>
        </table:table-row>
        <table:table-row table:style-name="ro1">
          <table:table-cell office:value-type="string" calcext:value-type="string">
            <text:p>-13,-1</text:p>
          </table:table-cell>
        </table:table-row>
        <table:table-row table:style-name="ro1">
          <table:table-cell office:value-type="string" calcext:value-type="string">
            <text:p>-12,-1</text:p>
          </table:table-cell>
        </table:table-row>
        <table:table-row table:style-name="ro1">
          <table:table-cell office:value-type="string" calcext:value-type="string">
            <text:p>-11,-1</text:p>
          </table:table-cell>
        </table:table-row>
        <table:table-row table:style-name="ro1">
          <table:table-cell office:value-type="string" calcext:value-type="string">
            <text:p>-10,-1</text:p>
          </table:table-cell>
        </table:table-row>
        <table:table-row table:style-name="ro1">
          <table:table-cell office:value-type="string" calcext:value-type="string">
            <text:p>-9,-1</text:p>
          </table:table-cell>
        </table:table-row>
        <table:table-row table:style-name="ro1">
          <table:table-cell office:value-type="string" calcext:value-type="string">
            <text:p>-9,0</text:p>
          </table:table-cell>
        </table:table-row>
        <table:table-row table:style-name="ro1" table:visibility="filter">
          <table:table-cell office:value-type="string" calcext:value-type="string">
            <text:p>-9,-1</text:p>
          </table:table-cell>
        </table:table-row>
        <table:table-row table:style-name="ro1">
          <table:table-cell office:value-type="string" calcext:value-type="string">
            <text:p>-8,-1</text:p>
          </table:table-cell>
        </table:table-row>
        <table:table-row table:style-name="ro1">
          <table:table-cell office:value-type="string" calcext:value-type="string">
            <text:p>-8,0</text:p>
          </table:table-cell>
        </table:table-row>
        <table:table-row table:style-name="ro1">
          <table:table-cell office:value-type="string" calcext:value-type="string">
            <text:p>-7,0</text:p>
          </table:table-cell>
        </table:table-row>
        <table:table-row table:style-name="ro1">
          <table:table-cell office:value-type="string" calcext:value-type="string">
            <text:p>-7,1</text:p>
          </table:table-cell>
        </table:table-row>
        <table:table-row table:style-name="ro1">
          <table:table-cell office:value-type="string" calcext:value-type="string">
            <text:p>-7,2</text:p>
          </table:table-cell>
        </table:table-row>
        <table:table-row table:style-name="ro1">
          <table:table-cell office:value-type="string" calcext:value-type="string">
            <text:p>-8,2</text:p>
          </table:table-cell>
        </table:table-row>
        <table:table-row table:style-name="ro1">
          <table:table-cell office:value-type="string" calcext:value-type="string">
            <text:p>-8,1</text:p>
          </table:table-cell>
        </table:table-row>
        <table:table-row table:style-name="ro1" table:visibility="filter">
          <table:table-cell office:value-type="string" calcext:value-type="string">
            <text:p>-8,0</text:p>
          </table:table-cell>
        </table:table-row>
        <table:table-row table:style-name="ro1" table:visibility="filter">
          <table:table-cell office:value-type="string" calcext:value-type="string">
            <text:p>-8,-1</text:p>
          </table:table-cell>
        </table:table-row>
        <table:table-row table:style-name="ro1" table:visibility="filter">
          <table:table-cell office:value-type="string" calcext:value-type="string">
            <text:p>-8,0</text:p>
          </table:table-cell>
        </table:table-row>
        <table:table-row table:style-name="ro1" table:visibility="filter">
          <table:table-cell office:value-type="string" calcext:value-type="string">
            <text:p>-8,1</text:p>
          </table:table-cell>
        </table:table-row>
        <table:table-row table:style-name="ro1">
          <table:table-cell office:value-type="string" calcext:value-type="string">
            <text:p>-9,1</text:p>
          </table:table-cell>
        </table:table-row>
        <table:table-row table:style-name="ro1" table:visibility="filter">
          <table:table-cell office:value-type="string" calcext:value-type="string">
            <text:p>-9,0</text:p>
          </table:table-cell>
        </table:table-row>
        <table:table-row table:style-name="ro1" table:visibility="filter">
          <table:table-cell office:value-type="string" calcext:value-type="string">
            <text:p>-9,1</text:p>
          </table:table-cell>
        </table:table-row>
        <table:table-row table:style-name="ro1">
          <table:table-cell office:value-type="string" calcext:value-type="string">
            <text:p>-10,1</text:p>
          </table:table-cell>
        </table:table-row>
        <table:table-row table:style-name="ro1">
          <table:table-cell office:value-type="string" calcext:value-type="string">
            <text:p>-11,1</text:p>
          </table:table-cell>
        </table:table-row>
        <table:table-row table:style-name="ro1">
          <table:table-cell office:value-type="string" calcext:value-type="string">
            <text:p>-12,1</text:p>
          </table:table-cell>
        </table:table-row>
        <table:table-row table:style-name="ro1">
          <table:table-cell office:value-type="string" calcext:value-type="string">
            <text:p>-12,0</text:p>
          </table:table-cell>
        </table:table-row>
        <table:table-row table:style-name="ro1">
          <table:table-cell office:value-type="string" calcext:value-type="string">
            <text:p>-13,0</text:p>
          </table:table-cell>
        </table:table-row>
        <table:table-row table:style-name="ro1" table:visibility="filter">
          <table:table-cell office:value-type="string" calcext:value-type="string">
            <text:p>-14,0</text:p>
          </table:table-cell>
        </table:table-row>
        <table:table-row table:style-name="ro1" table:visibility="filter">
          <table:table-cell office:value-type="string" calcext:value-type="string">
            <text:p>-13,0</text:p>
          </table:table-cell>
        </table:table-row>
        <table:table-row table:style-name="ro1" table:visibility="filter">
          <table:table-cell office:value-type="string" calcext:value-type="string">
            <text:p>-13,-1</text:p>
          </table:table-cell>
        </table:table-row>
        <table:table-row table:style-name="ro1" table:visibility="filter">
          <table:table-cell office:value-type="string" calcext:value-type="string">
            <text:p>-12,-1</text:p>
          </table:table-cell>
        </table:table-row>
        <table:table-row table:style-name="ro1" table:visibility="filter">
          <table:table-cell office:value-type="string" calcext:value-type="string">
            <text:p>-11,-1</text:p>
          </table:table-cell>
        </table:table-row>
        <table:table-row table:style-name="ro1" table:visibility="filter">
          <table:table-cell office:value-type="string" calcext:value-type="string">
            <text:p>-12,-1</text:p>
          </table:table-cell>
        </table:table-row>
        <table:table-row table:style-name="ro1" table:visibility="filter">
          <table:table-cell office:value-type="string" calcext:value-type="string">
            <text:p>-12,0</text:p>
          </table:table-cell>
        </table:table-row>
        <table:table-row table:style-name="ro1" table:visibility="filter">
          <table:table-cell office:value-type="string" calcext:value-type="string">
            <text:p>-12,1</text:p>
          </table:table-cell>
        </table:table-row>
        <table:table-row table:style-name="ro1">
          <table:table-cell office:value-type="string" calcext:value-type="string">
            <text:p>-12,2</text:p>
          </table:table-cell>
        </table:table-row>
        <table:table-row table:style-name="ro1" table:visibility="filter">
          <table:table-cell office:value-type="string" calcext:value-type="string">
            <text:p>-12,1</text:p>
          </table:table-cell>
        </table:table-row>
        <table:table-row table:style-name="ro1">
          <table:table-cell office:value-type="string" calcext:value-type="string">
            <text:p>-13,1</text:p>
          </table:table-cell>
        </table:table-row>
        <table:table-row table:style-name="ro1" table:visibility="filter">
          <table:table-cell office:value-type="string" calcext:value-type="string">
            <text:p>-14,1</text:p>
          </table:table-cell>
        </table:table-row>
        <table:table-row table:style-name="ro1">
          <table:table-cell office:value-type="string" calcext:value-type="string">
            <text:p>-14,2</text:p>
          </table:table-cell>
        </table:table-row>
        <table:table-row table:style-name="ro1">
          <table:table-cell office:value-type="string" calcext:value-type="string">
            <text:p>-14,3</text:p>
          </table:table-cell>
        </table:table-row>
        <table:table-row table:style-name="ro1">
          <table:table-cell office:value-type="string" calcext:value-type="string">
            <text:p>-15,3</text:p>
          </table:table-cell>
        </table:table-row>
        <table:table-row table:style-name="ro1">
          <table:table-cell office:value-type="string" calcext:value-type="string">
            <text:p>-15,2</text:p>
          </table:table-cell>
        </table:table-row>
        <table:table-row table:style-name="ro1" table:visibility="filter">
          <table:table-cell office:value-type="string" calcext:value-type="string">
            <text:p>-14,2</text:p>
          </table:table-cell>
        </table:table-row>
        <table:table-row table:style-name="ro1">
          <table:table-cell office:value-type="string" calcext:value-type="string">
            <text:p>-13,2</text:p>
          </table:table-cell>
        </table:table-row>
        <table:table-row table:style-name="ro1">
          <table:table-cell office:value-type="string" calcext:value-type="string">
            <text:p>-13,3</text:p>
          </table:table-cell>
        </table:table-row>
        <table:table-row table:style-name="ro1" table:visibility="filter">
          <table:table-cell office:value-type="string" calcext:value-type="string">
            <text:p>-14,3</text:p>
          </table:table-cell>
        </table:table-row>
        <table:table-row table:style-name="ro1">
          <table:table-cell office:value-type="string" calcext:value-type="string">
            <text:p>-14,4</text:p>
          </table:table-cell>
        </table:table-row>
        <table:table-row table:style-name="ro1">
          <table:table-cell office:value-type="string" calcext:value-type="string">
            <text:p>-15,4</text:p>
          </table:table-cell>
        </table:table-row>
        <table:table-row table:style-name="ro1">
          <table:table-cell office:value-type="string" calcext:value-type="string">
            <text:p>-15,5</text:p>
          </table:table-cell>
        </table:table-row>
        <table:table-row table:style-name="ro1">
          <table:table-cell office:value-type="string" calcext:value-type="string">
            <text:p>-14,5</text:p>
          </table:table-cell>
        </table:table-row>
        <table:table-row table:style-name="ro1" table:visibility="filter">
          <table:table-cell office:value-type="string" calcext:value-type="string">
            <text:p>-15,5</text:p>
          </table:table-cell>
        </table:table-row>
        <table:table-row table:style-name="ro1">
          <table:table-cell office:value-type="string" calcext:value-type="string">
            <text:p>-15,6</text:p>
          </table:table-cell>
        </table:table-row>
        <table:table-row table:style-name="ro1">
          <table:table-cell office:value-type="string" calcext:value-type="string">
            <text:p>-16,6</text:p>
          </table:table-cell>
        </table:table-row>
        <table:table-row table:style-name="ro1">
          <table:table-cell office:value-type="string" calcext:value-type="string">
            <text:p>-17,6</text:p>
          </table:table-cell>
        </table:table-row>
        <table:table-row table:style-name="ro1">
          <table:table-cell office:value-type="string" calcext:value-type="string">
            <text:p>-17,5</text:p>
          </table:table-cell>
        </table:table-row>
        <table:table-row table:style-name="ro1" table:visibility="filter">
          <table:table-cell office:value-type="string" calcext:value-type="string">
            <text:p>-17,6</text:p>
          </table:table-cell>
        </table:table-row>
        <table:table-row table:style-name="ro1" table:visibility="filter">
          <table:table-cell office:value-type="string" calcext:value-type="string">
            <text:p>-17,5</text:p>
          </table:table-cell>
        </table:table-row>
        <table:table-row table:style-name="ro1">
          <table:table-cell office:value-type="string" calcext:value-type="string">
            <text:p>-16,5</text:p>
          </table:table-cell>
        </table:table-row>
        <table:table-row table:style-name="ro1" table:visibility="filter">
          <table:table-cell office:value-type="string" calcext:value-type="string">
            <text:p>-17,5</text:p>
          </table:table-cell>
        </table:table-row>
        <table:table-row table:style-name="ro1">
          <table:table-cell office:value-type="string" calcext:value-type="string">
            <text:p>-18,5</text:p>
          </table:table-cell>
        </table:table-row>
        <table:table-row table:style-name="ro1">
          <table:table-cell office:value-type="string" calcext:value-type="string">
            <text:p>-18,4</text:p>
          </table:table-cell>
        </table:table-row>
        <table:table-row table:style-name="ro1">
          <table:table-cell office:value-type="string" calcext:value-type="string">
            <text:p>-18,3</text:p>
          </table:table-cell>
        </table:table-row>
        <table:table-row table:style-name="ro1">
          <table:table-cell office:value-type="string" calcext:value-type="string">
            <text:p>-19,3</text:p>
          </table:table-cell>
        </table:table-row>
        <table:table-row table:style-name="ro1">
          <table:table-cell office:value-type="string" calcext:value-type="string">
            <text:p>-19,4</text:p>
          </table:table-cell>
        </table:table-row>
        <table:table-row table:style-name="ro1">
          <table:table-cell office:value-type="string" calcext:value-type="string">
            <text:p>-20,4</text:p>
          </table:table-cell>
        </table:table-row>
        <table:table-row table:style-name="ro1" table:visibility="filter">
          <table:table-cell office:value-type="string" calcext:value-type="string">
            <text:p>-19,4</text:p>
          </table:table-cell>
        </table:table-row>
        <table:table-row table:style-name="ro1" table:visibility="filter">
          <table:table-cell office:value-type="string" calcext:value-type="string">
            <text:p>-18,4</text:p>
          </table:table-cell>
        </table:table-row>
        <table:table-row table:style-name="ro1" table:visibility="filter">
          <table:table-cell office:value-type="string" calcext:value-type="string">
            <text:p>-18,3</text:p>
          </table:table-cell>
        </table:table-row>
        <table:table-row table:style-name="ro1">
          <table:table-cell office:value-type="string" calcext:value-type="string">
            <text:p>-17,3</text:p>
          </table:table-cell>
        </table:table-row>
        <table:table-row table:style-name="ro1">
          <table:table-cell office:value-type="string" calcext:value-type="string">
            <text:p>-17,2</text:p>
          </table:table-cell>
        </table:table-row>
        <table:table-row table:style-name="ro1">
          <table:table-cell office:value-type="string" calcext:value-type="string">
            <text:p>-16,2</text:p>
          </table:table-cell>
        </table:table-row>
        <table:table-row table:style-name="ro1">
          <table:table-cell office:value-type="string" calcext:value-type="string">
            <text:p>-16,3</text:p>
          </table:table-cell>
        </table:table-row>
        <table:table-row table:style-name="ro1" table:visibility="filter">
          <table:table-cell office:value-type="string" calcext:value-type="string">
            <text:p>-16,2</text:p>
          </table:table-cell>
        </table:table-row>
        <table:table-row table:style-name="ro1" table:visibility="filter">
          <table:table-cell office:value-type="string" calcext:value-type="string">
            <text:p>-17,2</text:p>
          </table:table-cell>
        </table:table-row>
        <table:table-row table:style-name="ro1" table:visibility="filter">
          <table:table-cell office:value-type="string" calcext:value-type="string">
            <text:p>-16,2</text:p>
          </table:table-cell>
        </table:table-row>
        <table:table-row table:style-name="ro1" table:visibility="filter">
          <table:table-cell office:value-type="string" calcext:value-type="string">
            <text:p>-17,2</text:p>
          </table:table-cell>
        </table:table-row>
        <table:table-row table:style-name="ro1">
          <table:table-cell office:value-type="string" calcext:value-type="string">
            <text:p>-18,2</text:p>
          </table:table-cell>
        </table:table-row>
        <table:table-row table:style-name="ro1">
          <table:table-cell office:value-type="string" calcext:value-type="string">
            <text:p>-18,1</text:p>
          </table:table-cell>
        </table:table-row>
        <table:table-row table:style-name="ro1">
          <table:table-cell office:value-type="string" calcext:value-type="string">
            <text:p>-17,1</text:p>
          </table:table-cell>
        </table:table-row>
        <table:table-row table:style-name="ro1" table:visibility="filter">
          <table:table-cell office:value-type="string" calcext:value-type="string">
            <text:p>-17,2</text:p>
          </table:table-cell>
        </table:table-row>
        <table:table-row table:style-name="ro1" table:visibility="filter">
          <table:table-cell office:value-type="string" calcext:value-type="string">
            <text:p>-16,2</text:p>
          </table:table-cell>
        </table:table-row>
        <table:table-row table:style-name="ro1">
          <table:table-cell office:value-type="string" calcext:value-type="string">
            <text:p>-16,1</text:p>
          </table:table-cell>
        </table:table-row>
        <table:table-row table:style-name="ro1">
          <table:table-cell office:value-type="string" calcext:value-type="string">
            <text:p>-16,0</text:p>
          </table:table-cell>
        </table:table-row>
        <table:table-row table:style-name="ro1" table:visibility="filter">
          <table:table-cell office:value-type="string" calcext:value-type="string">
            <text:p>-16,1</text:p>
          </table:table-cell>
        </table:table-row>
        <table:table-row table:style-name="ro1" table:visibility="filter">
          <table:table-cell office:value-type="string" calcext:value-type="string">
            <text:p>-16,0</text:p>
          </table:table-cell>
        </table:table-row>
        <table:table-row table:style-name="ro1">
          <table:table-cell office:value-type="string" calcext:value-type="string">
            <text:p>-17,0</text:p>
          </table:table-cell>
        </table:table-row>
        <table:table-row table:style-name="ro1">
          <table:table-cell office:value-type="string" calcext:value-type="string">
            <text:p>-17,-1</text:p>
          </table:table-cell>
        </table:table-row>
        <table:table-row table:style-name="ro1">
          <table:table-cell office:value-type="string" calcext:value-type="string">
            <text:p>-16,-1</text:p>
          </table:table-cell>
        </table:table-row>
        <table:table-row table:style-name="ro1" table:visibility="filter">
          <table:table-cell office:value-type="string" calcext:value-type="string">
            <text:p>-16,-2</text:p>
          </table:table-cell>
        </table:table-row>
        <table:table-row table:style-name="ro1" table:visibility="filter">
          <table:table-cell office:value-type="string" calcext:value-type="string">
            <text:p>-15,-2</text:p>
          </table:table-cell>
        </table:table-row>
        <table:table-row table:style-name="ro1" table:visibility="filter">
          <table:table-cell office:value-type="string" calcext:value-type="string">
            <text:p>-16,-2</text:p>
          </table:table-cell>
        </table:table-row>
        <table:table-row table:style-name="ro1" table:visibility="filter">
          <table:table-cell office:value-type="string" calcext:value-type="string">
            <text:p>-16,-1</text:p>
          </table:table-cell>
        </table:table-row>
        <table:table-row table:style-name="ro1" table:visibility="filter">
          <table:table-cell office:value-type="string" calcext:value-type="string">
            <text:p>-17,-1</text:p>
          </table:table-cell>
        </table:table-row>
        <table:table-row table:style-name="ro1" table:visibility="filter">
          <table:table-cell office:value-type="string" calcext:value-type="string">
            <text:p>-17,-2</text:p>
          </table:table-cell>
        </table:table-row>
        <table:table-row table:style-name="ro1" table:visibility="filter">
          <table:table-cell office:value-type="string" calcext:value-type="string">
            <text:p>-16,-2</text:p>
          </table:table-cell>
        </table:table-row>
        <table:table-row table:style-name="ro1" table:visibility="filter">
          <table:table-cell office:value-type="string" calcext:value-type="string">
            <text:p>-15,-2</text:p>
          </table:table-cell>
        </table:table-row>
        <table:table-row table:style-name="ro1" table:visibility="filter">
          <table:table-cell office:value-type="string" calcext:value-type="string">
            <text:p>-16,-2</text:p>
          </table:table-cell>
        </table:table-row>
        <table:table-row table:style-name="ro1" table:visibility="filter">
          <table:table-cell office:value-type="string" calcext:value-type="string">
            <text:p>-15,-2</text:p>
          </table:table-cell>
        </table:table-row>
        <table:table-row table:style-name="ro1" table:visibility="filter">
          <table:table-cell office:value-type="string" calcext:value-type="string">
            <text:p>-15,-1</text:p>
          </table:table-cell>
        </table:table-row>
        <table:table-row table:style-name="ro1" table:visibility="filter">
          <table:table-cell office:value-type="string" calcext:value-type="string">
            <text:p>-16,-1</text:p>
          </table:table-cell>
        </table:table-row>
        <table:table-row table:style-name="ro1" table:visibility="filter">
          <table:table-cell office:value-type="string" calcext:value-type="string">
            <text:p>-16,-2</text:p>
          </table:table-cell>
        </table:table-row>
        <table:table-row table:style-name="ro1" table:visibility="filter">
          <table:table-cell office:value-type="string" calcext:value-type="string">
            <text:p>-16,-3</text:p>
          </table:table-cell>
        </table:table-row>
        <table:table-row table:style-name="ro1" table:visibility="filter">
          <table:table-cell office:value-type="string" calcext:value-type="string">
            <text:p>-17,-3</text:p>
          </table:table-cell>
        </table:table-row>
        <table:table-row table:style-name="ro1" table:visibility="filter">
          <table:table-cell office:value-type="string" calcext:value-type="string">
            <text:p>-17,-4</text:p>
          </table:table-cell>
        </table:table-row>
        <table:table-row table:style-name="ro1" table:visibility="filter">
          <table:table-cell office:value-type="string" calcext:value-type="string">
            <text:p>-17,-3</text:p>
          </table:table-cell>
        </table:table-row>
        <table:table-row table:style-name="ro1" table:visibility="filter">
          <table:table-cell office:value-type="string" calcext:value-type="string">
            <text:p>-17,-2</text:p>
          </table:table-cell>
        </table:table-row>
        <table:table-row table:style-name="ro1" table:visibility="filter">
          <table:table-cell office:value-type="string" calcext:value-type="string">
            <text:p>-17,-1</text:p>
          </table:table-cell>
        </table:table-row>
        <table:table-row table:style-name="ro1" table:visibility="filter">
          <table:table-cell office:value-type="string" calcext:value-type="string">
            <text:p>-17,0</text:p>
          </table:table-cell>
        </table:table-row>
        <table:table-row table:style-name="ro1" table:visibility="filter">
          <table:table-cell office:value-type="string" calcext:value-type="string">
            <text:p>-17,-1</text:p>
          </table:table-cell>
        </table:table-row>
        <table:table-row table:style-name="ro1">
          <table:table-cell office:value-type="string" calcext:value-type="string">
            <text:p>-18,-1</text:p>
          </table:table-cell>
        </table:table-row>
        <table:table-row table:style-name="ro1">
          <table:table-cell office:value-type="string" calcext:value-type="string">
            <text:p>-18,0</text:p>
          </table:table-cell>
        </table:table-row>
        <table:table-row table:style-name="ro1" table:visibility="filter">
          <table:table-cell office:value-type="string" calcext:value-type="string">
            <text:p>-18,1</text:p>
          </table:table-cell>
        </table:table-row>
        <table:table-row table:style-name="ro1" table:visibility="filter">
          <table:table-cell office:value-type="string" calcext:value-type="string">
            <text:p>-17,1</text:p>
          </table:table-cell>
        </table:table-row>
        <table:table-row table:style-name="ro1" table:visibility="filter">
          <table:table-cell office:value-type="string" calcext:value-type="string">
            <text:p>-16,1</text:p>
          </table:table-cell>
        </table:table-row>
        <table:table-row table:style-name="ro1" table:visibility="filter">
          <table:table-cell office:value-type="string" calcext:value-type="string">
            <text:p>-17,1</text:p>
          </table:table-cell>
        </table:table-row>
        <table:table-row table:style-name="ro1" table:visibility="filter">
          <table:table-cell office:value-type="string" calcext:value-type="string">
            <text:p>-18,1</text:p>
          </table:table-cell>
        </table:table-row>
        <table:table-row table:style-name="ro1" table:visibility="filter">
          <table:table-cell office:value-type="string" calcext:value-type="string">
            <text:p>-18,2</text:p>
          </table:table-cell>
        </table:table-row>
        <table:table-row table:style-name="ro1" table:visibility="filter">
          <table:table-cell office:value-type="string" calcext:value-type="string">
            <text:p>-18,3</text:p>
          </table:table-cell>
        </table:table-row>
        <table:table-row table:style-name="ro1" table:visibility="filter">
          <table:table-cell office:value-type="string" calcext:value-type="string">
            <text:p>-17,3</text:p>
          </table:table-cell>
        </table:table-row>
        <table:table-row table:style-name="ro1" table:visibility="filter">
          <table:table-cell office:value-type="string" calcext:value-type="string">
            <text:p>-17,2</text:p>
          </table:table-cell>
        </table:table-row>
        <table:table-row table:style-name="ro1" table:visibility="filter">
          <table:table-cell office:value-type="string" calcext:value-type="string">
            <text:p>-16,2</text:p>
          </table:table-cell>
        </table:table-row>
        <table:table-row table:style-name="ro1" table:visibility="filter">
          <table:table-cell office:value-type="string" calcext:value-type="string">
            <text:p>-16,1</text:p>
          </table:table-cell>
        </table:table-row>
        <table:table-row table:style-name="ro1" table:visibility="filter">
          <table:table-cell office:value-type="string" calcext:value-type="string">
            <text:p>-15,1</text:p>
          </table:table-cell>
        </table:table-row>
        <table:table-row table:style-name="ro1" table:visibility="filter">
          <table:table-cell office:value-type="string" calcext:value-type="string">
            <text:p>-15,2</text:p>
          </table:table-cell>
        </table:table-row>
        <table:table-row table:style-name="ro1" table:visibility="filter">
          <table:table-cell office:value-type="string" calcext:value-type="string">
            <text:p>-15,3</text:p>
          </table:table-cell>
        </table:table-row>
        <table:table-row table:style-name="ro1" table:visibility="filter">
          <table:table-cell office:value-type="string" calcext:value-type="string">
            <text:p>-15,4</text:p>
          </table:table-cell>
        </table:table-row>
        <table:table-row table:style-name="ro1">
          <table:table-cell office:value-type="string" calcext:value-type="string">
            <text:p>-16,4</text:p>
          </table:table-cell>
        </table:table-row>
        <table:table-row table:style-name="ro1" table:visibility="filter">
          <table:table-cell office:value-type="string" calcext:value-type="string">
            <text:p>-15,4</text:p>
          </table:table-cell>
        </table:table-row>
        <table:table-row table:style-name="ro1" table:visibility="filter">
          <table:table-cell office:value-type="string" calcext:value-type="string">
            <text:p>-15,3</text:p>
          </table:table-cell>
        </table:table-row>
        <table:table-row table:style-name="ro1" table:visibility="filter">
          <table:table-cell office:value-type="string" calcext:value-type="string">
            <text:p>-14,3</text:p>
          </table:table-cell>
        </table:table-row>
        <table:table-row table:style-name="ro1" table:visibility="filter">
          <table:table-cell office:value-type="string" calcext:value-type="string">
            <text:p>-14,4</text:p>
          </table:table-cell>
        </table:table-row>
        <table:table-row table:style-name="ro1" table:visibility="filter">
          <table:table-cell office:value-type="string" calcext:value-type="string">
            <text:p>-14,3</text:p>
          </table:table-cell>
        </table:table-row>
        <table:table-row table:style-name="ro1" table:visibility="filter">
          <table:table-cell office:value-type="string" calcext:value-type="string">
            <text:p>-14,4</text:p>
          </table:table-cell>
        </table:table-row>
        <table:table-row table:style-name="ro1" table:visibility="filter">
          <table:table-cell office:value-type="string" calcext:value-type="string">
            <text:p>-14,5</text:p>
          </table:table-cell>
        </table:table-row>
        <table:table-row table:style-name="ro1">
          <table:table-cell office:value-type="string" calcext:value-type="string">
            <text:p>-13,5</text:p>
          </table:table-cell>
        </table:table-row>
        <table:table-row table:style-name="ro1">
          <table:table-cell office:value-type="string" calcext:value-type="string">
            <text:p>-13,4</text:p>
          </table:table-cell>
        </table:table-row>
        <table:table-row table:style-name="ro1" table:visibility="filter">
          <table:table-cell office:value-type="string" calcext:value-type="string">
            <text:p>-13,3</text:p>
          </table:table-cell>
        </table:table-row>
        <table:table-row table:style-name="ro1" table:visibility="filter">
          <table:table-cell office:value-type="string" calcext:value-type="string">
            <text:p>-13,4</text:p>
          </table:table-cell>
        </table:table-row>
        <table:table-row table:style-name="ro1" table:visibility="filter">
          <table:table-cell office:value-type="string" calcext:value-type="string">
            <text:p>-13,3</text:p>
          </table:table-cell>
        </table:table-row>
        <table:table-row table:style-name="ro1" table:visibility="filter">
          <table:table-cell office:value-type="string" calcext:value-type="string">
            <text:p>-13,2</text:p>
          </table:table-cell>
        </table:table-row>
        <table:table-row table:style-name="ro1" table:visibility="filter">
          <table:table-cell office:value-type="string" calcext:value-type="string">
            <text:p>-14,2</text:p>
          </table:table-cell>
        </table:table-row>
        <table:table-row table:style-name="ro1" table:visibility="filter">
          <table:table-cell office:value-type="string" calcext:value-type="string">
            <text:p>-14,3</text:p>
          </table:table-cell>
        </table:table-row>
        <table:table-row table:style-name="ro1" table:visibility="filter">
          <table:table-cell office:value-type="string" calcext:value-type="string">
            <text:p>-14,4</text:p>
          </table:table-cell>
        </table:table-row>
        <table:table-row table:style-name="ro1" table:visibility="filter">
          <table:table-cell office:value-type="string" calcext:value-type="string">
            <text:p>-13,4</text:p>
          </table:table-cell>
        </table:table-row>
        <table:table-row table:style-name="ro1">
          <table:table-cell office:value-type="string" calcext:value-type="string">
            <text:p>-12,4</text:p>
          </table:table-cell>
        </table:table-row>
        <table:table-row table:style-name="ro1" table:visibility="filter">
          <table:table-cell office:value-type="string" calcext:value-type="string">
            <text:p>-13,4</text:p>
          </table:table-cell>
        </table:table-row>
        <table:table-row table:style-name="ro1" table:visibility="filter">
          <table:table-cell office:value-type="string" calcext:value-type="string">
            <text:p>-12,4</text:p>
          </table:table-cell>
        </table:table-row>
        <table:table-row table:style-name="ro1">
          <table:table-cell office:value-type="string" calcext:value-type="string">
            <text:p>-12,5</text:p>
          </table:table-cell>
        </table:table-row>
        <table:table-row table:style-name="ro1">
          <table:table-cell office:value-type="string" calcext:value-type="string">
            <text:p>-11,5</text:p>
          </table:table-cell>
        </table:table-row>
        <table:table-row table:style-name="ro1">
          <table:table-cell office:value-type="string" calcext:value-type="string">
            <text:p>-11,6</text:p>
          </table:table-cell>
        </table:table-row>
        <table:table-row table:style-name="ro1">
          <table:table-cell office:value-type="string" calcext:value-type="string">
            <text:p>-12,6</text:p>
          </table:table-cell>
        </table:table-row>
        <table:table-row table:style-name="ro1" table:visibility="filter">
          <table:table-cell office:value-type="string" calcext:value-type="string">
            <text:p>-11,6</text:p>
          </table:table-cell>
        </table:table-row>
        <table:table-row table:style-name="ro1" table:visibility="filter">
          <table:table-cell office:value-type="string" calcext:value-type="string">
            <text:p>-11,5</text:p>
          </table:table-cell>
        </table:table-row>
        <table:table-row table:style-name="ro1">
          <table:table-cell office:value-type="string" calcext:value-type="string">
            <text:p>-10,5</text:p>
          </table:table-cell>
        </table:table-row>
        <table:table-row table:style-name="ro1">
          <table:table-cell office:value-type="string" calcext:value-type="string">
            <text:p>-9,5</text:p>
          </table:table-cell>
        </table:table-row>
        <table:table-row table:style-name="ro1" table:visibility="filter">
          <table:table-cell office:value-type="string" calcext:value-type="string">
            <text:p>-10,5</text:p>
          </table:table-cell>
        </table:table-row>
        <table:table-row table:style-name="ro1" table:visibility="filter">
          <table:table-cell office:value-type="string" calcext:value-type="string">
            <text:p>-9,5</text:p>
          </table:table-cell>
        </table:table-row>
        <table:table-row table:style-name="ro1">
          <table:table-cell office:value-type="string" calcext:value-type="string">
            <text:p>-9,6</text:p>
          </table:table-cell>
        </table:table-row>
        <table:table-row table:style-name="ro1" table:visibility="filter">
          <table:table-cell office:value-type="string" calcext:value-type="string">
            <text:p>-9,5</text:p>
          </table:table-cell>
        </table:table-row>
        <table:table-row table:style-name="ro1" table:visibility="filter">
          <table:table-cell office:value-type="string" calcext:value-type="string">
            <text:p>-10,5</text:p>
          </table:table-cell>
        </table:table-row>
        <table:table-row table:style-name="ro1" table:visibility="filter">
          <table:table-cell office:value-type="string" calcext:value-type="string">
            <text:p>-11,5</text:p>
          </table:table-cell>
        </table:table-row>
        <table:table-row table:style-name="ro1">
          <table:table-cell office:value-type="string" calcext:value-type="string">
            <text:p>-11,4</text:p>
          </table:table-cell>
        </table:table-row>
        <table:table-row table:style-name="ro1">
          <table:table-cell office:value-type="string" calcext:value-type="string">
            <text:p>-10,4</text:p>
          </table:table-cell>
        </table:table-row>
        <table:table-row table:style-name="ro1">
          <table:table-cell office:value-type="string" calcext:value-type="string">
            <text:p>-10,3</text:p>
          </table:table-cell>
        </table:table-row>
        <table:table-row table:style-name="ro1">
          <table:table-cell office:value-type="string" calcext:value-type="string">
            <text:p>-9,3</text:p>
          </table:table-cell>
        </table:table-row>
        <table:table-row table:style-name="ro1">
          <table:table-cell office:value-type="string" calcext:value-type="string">
            <text:p>-9,4</text:p>
          </table:table-cell>
        </table:table-row>
        <table:table-row table:style-name="ro1">
          <table:table-cell office:value-type="string" calcext:value-type="string">
            <text:p>-8,4</text:p>
          </table:table-cell>
        </table:table-row>
        <table:table-row table:style-name="ro1" table:visibility="filter">
          <table:table-cell office:value-type="string" calcext:value-type="string">
            <text:p>-9,4</text:p>
          </table:table-cell>
        </table:table-row>
        <table:table-row table:style-name="ro1" table:visibility="filter">
          <table:table-cell office:value-type="string" calcext:value-type="string">
            <text:p>-9,5</text:p>
          </table:table-cell>
        </table:table-row>
        <table:table-row table:style-name="ro1" table:visibility="filter">
          <table:table-cell office:value-type="string" calcext:value-type="string">
            <text:p>-9,6</text:p>
          </table:table-cell>
        </table:table-row>
        <table:table-row table:style-name="ro1">
          <table:table-cell office:value-type="string" calcext:value-type="string">
            <text:p>-9,7</text:p>
          </table:table-cell>
        </table:table-row>
        <table:table-row table:style-name="ro1" table:visibility="filter">
          <table:table-cell office:value-type="string" calcext:value-type="string">
            <text:p>-9,6</text:p>
          </table:table-cell>
        </table:table-row>
        <table:table-row table:style-name="ro1" table:visibility="filter">
          <table:table-cell office:value-type="string" calcext:value-type="string">
            <text:p>-9,7</text:p>
          </table:table-cell>
        </table:table-row>
        <table:table-row table:style-name="ro1">
          <table:table-cell office:value-type="string" calcext:value-type="string">
            <text:p>-10,7</text:p>
          </table:table-cell>
        </table:table-row>
        <table:table-row table:style-name="ro1">
          <table:table-cell office:value-type="string" calcext:value-type="string">
            <text:p>-10,6</text:p>
          </table:table-cell>
        </table:table-row>
        <table:table-row table:style-name="ro1" table:visibility="filter">
          <table:table-cell office:value-type="string" calcext:value-type="string">
            <text:p>-10,5</text:p>
          </table:table-cell>
        </table:table-row>
        <table:table-row table:style-name="ro1" table:visibility="filter">
          <table:table-cell office:value-type="string" calcext:value-type="string">
            <text:p>-9,5</text:p>
          </table:table-cell>
        </table:table-row>
        <table:table-row table:style-name="ro1" table:visibility="filter">
          <table:table-cell office:value-type="string" calcext:value-type="string">
            <text:p>-10,5</text:p>
          </table:table-cell>
        </table:table-row>
        <table:table-row table:style-name="ro1" table:visibility="filter">
          <table:table-cell office:value-type="string" calcext:value-type="string">
            <text:p>-11,5</text:p>
          </table:table-cell>
        </table:table-row>
        <table:table-row table:style-name="ro1" table:visibility="filter">
          <table:table-cell office:value-type="string" calcext:value-type="string">
            <text:p>-11,6</text:p>
          </table:table-cell>
        </table:table-row>
        <table:table-row table:style-name="ro1" table:visibility="filter">
          <table:table-cell office:value-type="string" calcext:value-type="string">
            <text:p>-11,5</text:p>
          </table:table-cell>
        </table:table-row>
        <table:table-row table:style-name="ro1" table:visibility="filter">
          <table:table-cell office:value-type="string" calcext:value-type="string">
            <text:p>-11,6</text:p>
          </table:table-cell>
        </table:table-row>
        <table:table-row table:style-name="ro1" table:visibility="filter">
          <table:table-cell office:value-type="string" calcext:value-type="string">
            <text:p>-10,6</text:p>
          </table:table-cell>
        </table:table-row>
        <table:table-row table:style-name="ro1" table:visibility="filter">
          <table:table-cell office:value-type="string" calcext:value-type="string">
            <text:p>-10,5</text:p>
          </table:table-cell>
        </table:table-row>
        <table:table-row table:style-name="ro1" table:visibility="filter">
          <table:table-cell office:value-type="string" calcext:value-type="string">
            <text:p>-10,6</text:p>
          </table:table-cell>
        </table:table-row>
        <table:table-row table:style-name="ro1" table:visibility="filter">
          <table:table-cell office:value-type="string" calcext:value-type="string">
            <text:p>-9,6</text:p>
          </table:table-cell>
        </table:table-row>
        <table:table-row table:style-name="ro1" table:visibility="filter">
          <table:table-cell office:value-type="string" calcext:value-type="string">
            <text:p>-9,5</text:p>
          </table:table-cell>
        </table:table-row>
        <table:table-row table:style-name="ro1" table:visibility="filter">
          <table:table-cell office:value-type="string" calcext:value-type="string">
            <text:p>-9,4</text:p>
          </table:table-cell>
        </table:table-row>
        <table:table-row table:style-name="ro1" table:visibility="filter">
          <table:table-cell office:value-type="string" calcext:value-type="string">
            <text:p>-8,4</text:p>
          </table:table-cell>
        </table:table-row>
        <table:table-row table:style-name="ro1">
          <table:table-cell office:value-type="string" calcext:value-type="string">
            <text:p>-8,3</text:p>
          </table:table-cell>
        </table:table-row>
        <table:table-row table:style-name="ro1" table:visibility="filter">
          <table:table-cell office:value-type="string" calcext:value-type="string">
            <text:p>-8,4</text:p>
          </table:table-cell>
        </table:table-row>
        <table:table-row table:style-name="ro1" table:visibility="filter">
          <table:table-cell office:value-type="string" calcext:value-type="string">
            <text:p>-9,4</text:p>
          </table:table-cell>
        </table:table-row>
        <table:table-row table:style-name="ro1" table:visibility="filter">
          <table:table-cell office:value-type="string" calcext:value-type="string">
            <text:p>-8,4</text:p>
          </table:table-cell>
        </table:table-row>
        <table:table-row table:style-name="ro1" table:visibility="filter">
          <table:table-cell office:value-type="string" calcext:value-type="string">
            <text:p>-8,3</text:p>
          </table:table-cell>
        </table:table-row>
        <table:table-row table:style-name="ro1">
          <table:table-cell office:value-type="string" calcext:value-type="string">
            <text:p>-7,3</text:p>
          </table:table-cell>
        </table:table-row>
        <table:table-row table:style-name="ro1" table:visibility="filter">
          <table:table-cell office:value-type="string" calcext:value-type="string">
            <text:p>-8,3</text:p>
          </table:table-cell>
        </table:table-row>
        <table:table-row table:style-name="ro1" table:visibility="filter">
          <table:table-cell office:value-type="string" calcext:value-type="string">
            <text:p>-8,2</text:p>
          </table:table-cell>
        </table:table-row>
        <table:table-row table:style-name="ro1" table:visibility="filter">
          <table:table-cell office:value-type="string" calcext:value-type="string">
            <text:p>-8,1</text:p>
          </table:table-cell>
        </table:table-row>
        <table:table-row table:style-name="ro1" table:visibility="filter">
          <table:table-cell office:value-type="string" calcext:value-type="string">
            <text:p>-7,1</text:p>
          </table:table-cell>
        </table:table-row>
        <table:table-row table:style-name="ro1" table:visibility="filter">
          <table:table-cell office:value-type="string" calcext:value-type="string">
            <text:p>-8,1</text:p>
          </table:table-cell>
        </table:table-row>
        <table:table-row table:style-name="ro1" table:visibility="filter">
          <table:table-cell office:value-type="string" calcext:value-type="string">
            <text:p>-8,2</text:p>
          </table:table-cell>
        </table:table-row>
        <table:table-row table:style-name="ro1" table:visibility="filter">
          <table:table-cell office:value-type="string" calcext:value-type="string">
            <text:p>-8,1</text:p>
          </table:table-cell>
        </table:table-row>
        <table:table-row table:style-name="ro1" table:visibility="filter">
          <table:table-cell office:value-type="string" calcext:value-type="string">
            <text:p>-7,1</text:p>
          </table:table-cell>
        </table:table-row>
        <table:table-row table:style-name="ro1" table:visibility="filter">
          <table:table-cell office:value-type="string" calcext:value-type="string">
            <text:p>-7,0</text:p>
          </table:table-cell>
        </table:table-row>
        <table:table-row table:style-name="ro1" table:visibility="filter">
          <table:table-cell office:value-type="string" calcext:value-type="string">
            <text:p>-8,0</text:p>
          </table:table-cell>
        </table:table-row>
        <table:table-row table:style-name="ro1" table:visibility="filter">
          <table:table-cell office:value-type="string" calcext:value-type="string">
            <text:p>-7,0</text:p>
          </table:table-cell>
        </table:table-row>
        <table:table-row table:style-name="ro1" table:visibility="filter">
          <table:table-cell office:value-type="string" calcext:value-type="string">
            <text:p>-8,0</text:p>
          </table:table-cell>
        </table:table-row>
        <table:table-row table:style-name="ro1" table:visibility="filter">
          <table:table-cell office:value-type="string" calcext:value-type="string">
            <text:p>-8,-1</text:p>
          </table:table-cell>
        </table:table-row>
        <table:table-row table:style-name="ro1" table:visibility="filter">
          <table:table-cell office:value-type="string" calcext:value-type="string">
            <text:p>-8,0</text:p>
          </table:table-cell>
        </table:table-row>
        <table:table-row table:style-name="ro1" table:visibility="filter">
          <table:table-cell office:value-type="string" calcext:value-type="string">
            <text:p>-8,-1</text:p>
          </table:table-cell>
        </table:table-row>
        <table:table-row table:style-name="ro1" table:visibility="filter">
          <table:table-cell office:value-type="string" calcext:value-type="string">
            <text:p>-8,0</text:p>
          </table:table-cell>
        </table:table-row>
        <table:table-row table:style-name="ro1" table:visibility="filter">
          <table:table-cell office:value-type="string" calcext:value-type="string">
            <text:p>-8,-1</text:p>
          </table:table-cell>
        </table:table-row>
        <table:table-row table:style-name="ro1" table:visibility="filter">
          <table:table-cell office:value-type="string" calcext:value-type="string">
            <text:p>-9,-1</text:p>
          </table:table-cell>
        </table:table-row>
        <table:table-row table:style-name="ro1" table:visibility="filter">
          <table:table-cell office:value-type="string" calcext:value-type="string">
            <text:p>-9,0</text:p>
          </table:table-cell>
        </table:table-row>
        <table:table-row table:style-name="ro1" table:visibility="filter">
          <table:table-cell office:value-type="string" calcext:value-type="string">
            <text:p>-9,-1</text:p>
          </table:table-cell>
        </table:table-row>
        <table:table-row table:style-name="ro1" table:visibility="filter">
          <table:table-cell office:value-type="string" calcext:value-type="string">
            <text:p>-10,-1</text:p>
          </table:table-cell>
        </table:table-row>
        <table:table-row table:style-name="ro1" table:visibility="filter">
          <table:table-cell office:value-type="string" calcext:value-type="string">
            <text:p>-9,-1</text:p>
          </table:table-cell>
        </table:table-row>
        <table:table-row table:style-name="ro1" table:visibility="filter">
          <table:table-cell office:value-type="string" calcext:value-type="string">
            <text:p>-9,0</text:p>
          </table:table-cell>
        </table:table-row>
        <table:table-row table:style-name="ro1" table:visibility="filter">
          <table:table-cell office:value-type="string" calcext:value-type="string">
            <text:p>-9,-1</text:p>
          </table:table-cell>
        </table:table-row>
        <table:table-row table:style-name="ro1" table:visibility="filter">
          <table:table-cell office:value-type="string" calcext:value-type="string">
            <text:p>-10,-1</text:p>
          </table:table-cell>
        </table:table-row>
        <table:table-row table:style-name="ro1">
          <table:table-cell office:value-type="string" calcext:value-type="string">
            <text:p>-10,-2</text:p>
          </table:table-cell>
        </table:table-row>
        <table:table-row table:style-name="ro1" table:visibility="filter">
          <table:table-cell office:value-type="string" calcext:value-type="string">
            <text:p>-10,-1</text:p>
          </table:table-cell>
        </table:table-row>
        <table:table-row table:style-name="ro1" table:visibility="filter">
          <table:table-cell office:value-type="string" calcext:value-type="string">
            <text:p>-11,-1</text:p>
          </table:table-cell>
        </table:table-row>
        <table:table-row table:style-name="ro1" table:visibility="filter">
          <table:table-cell office:value-type="string" calcext:value-type="string">
            <text:p>-12,-1</text:p>
          </table:table-cell>
        </table:table-row>
        <table:table-row table:style-name="ro1" table:visibility="filter">
          <table:table-cell office:value-type="string" calcext:value-type="string">
            <text:p>-11,-1</text:p>
          </table:table-cell>
        </table:table-row>
        <table:table-row table:style-name="ro1" table:visibility="filter">
          <table:table-cell office:value-type="string" calcext:value-type="string">
            <text:p>-12,-1</text:p>
          </table:table-cell>
        </table:table-row>
        <table:table-row table:style-name="ro1" table:visibility="filter">
          <table:table-cell office:value-type="string" calcext:value-type="string">
            <text:p>-13,-1</text:p>
          </table:table-cell>
        </table:table-row>
        <table:table-row table:style-name="ro1">
          <table:table-cell office:value-type="string" calcext:value-type="string">
            <text:p>-13,-2</text:p>
          </table:table-cell>
        </table:table-row>
        <table:table-row table:style-name="ro1">
          <table:table-cell office:value-type="string" calcext:value-type="string">
            <text:p>-12,-2</text:p>
          </table:table-cell>
        </table:table-row>
        <table:table-row table:style-name="ro1">
          <table:table-cell office:value-type="string" calcext:value-type="string">
            <text:p>-11,-2</text:p>
          </table:table-cell>
        </table:table-row>
        <table:table-row table:style-name="ro1" table:visibility="filter">
          <table:table-cell office:value-type="string" calcext:value-type="string">
            <text:p>-11,-1</text:p>
          </table:table-cell>
        </table:table-row>
        <table:table-row table:style-name="ro1" table:visibility="filter">
          <table:table-cell office:value-type="string" calcext:value-type="string">
            <text:p>-11,-2</text:p>
          </table:table-cell>
        </table:table-row>
        <table:table-row table:style-name="ro1" table:visibility="filter">
          <table:table-cell office:value-type="string" calcext:value-type="string">
            <text:p>-10,-2</text:p>
          </table:table-cell>
        </table:table-row>
        <table:table-row table:style-name="ro1" table:visibility="filter">
          <table:table-cell office:value-type="string" calcext:value-type="string">
            <text:p>-11,-2</text:p>
          </table:table-cell>
        </table:table-row>
        <table:table-row table:style-name="ro1">
          <table:table-cell office:value-type="string" calcext:value-type="string">
            <text:p>-11,-3</text:p>
          </table:table-cell>
        </table:table-row>
        <table:table-row table:style-name="ro1">
          <table:table-cell office:value-type="string" calcext:value-type="string">
            <text:p>-10,-3</text:p>
          </table:table-cell>
        </table:table-row>
        <table:table-row table:style-name="ro1" table:visibility="filter">
          <table:table-cell office:value-type="string" calcext:value-type="string">
            <text:p>-10,-2</text:p>
          </table:table-cell>
        </table:table-row>
        <table:table-row table:style-name="ro1" table:visibility="filter">
          <table:table-cell office:value-type="string" calcext:value-type="string">
            <text:p>-10,-1</text:p>
          </table:table-cell>
        </table:table-row>
        <table:table-row table:style-name="ro1" table:visibility="filter">
          <table:table-cell office:value-type="string" calcext:value-type="string">
            <text:p>-11,-1</text:p>
          </table:table-cell>
        </table:table-row>
        <table:table-row table:style-name="ro1" table:visibility="filter">
          <table:table-cell office:value-type="string" calcext:value-type="string">
            <text:p>-10,-1</text:p>
          </table:table-cell>
        </table:table-row>
        <table:table-row table:style-name="ro1" table:visibility="filter">
          <table:table-cell office:value-type="string" calcext:value-type="string">
            <text:p>-10,-2</text:p>
          </table:table-cell>
        </table:table-row>
        <table:table-row table:style-name="ro1" table:visibility="filter">
          <table:table-cell office:value-type="string" calcext:value-type="string">
            <text:p>-10,-3</text:p>
          </table:table-cell>
        </table:table-row>
        <table:table-row table:style-name="ro1">
          <table:table-cell office:value-type="string" calcext:value-type="string">
            <text:p>-10,-4</text:p>
          </table:table-cell>
        </table:table-row>
        <table:table-row table:style-name="ro1" table:visibility="filter">
          <table:table-cell office:value-type="string" calcext:value-type="string">
            <text:p>-10,-3</text:p>
          </table:table-cell>
        </table:table-row>
        <table:table-row table:style-name="ro1">
          <table:table-cell office:value-type="string" calcext:value-type="string">
            <text:p>-9,-3</text:p>
          </table:table-cell>
        </table:table-row>
        <table:table-row table:style-name="ro1">
          <table:table-cell office:value-type="string" calcext:value-type="string">
            <text:p>-9,-2</text:p>
          </table:table-cell>
        </table:table-row>
        <table:table-row table:style-name="ro1" table:visibility="filter">
          <table:table-cell office:value-type="string" calcext:value-type="string">
            <text:p>-10,-2</text:p>
          </table:table-cell>
        </table:table-row>
        <table:table-row table:style-name="ro1" table:visibility="filter">
          <table:table-cell office:value-type="string" calcext:value-type="string">
            <text:p>-11,-2</text:p>
          </table:table-cell>
        </table:table-row>
        <table:table-row table:style-name="ro1" table:visibility="filter">
          <table:table-cell office:value-type="string" calcext:value-type="string">
            <text:p>-11,-3</text:p>
          </table:table-cell>
        </table:table-row>
        <table:table-row table:style-name="ro1" table:visibility="filter">
          <table:table-cell office:value-type="string" calcext:value-type="string">
            <text:p>-11,-2</text:p>
          </table:table-cell>
        </table:table-row>
        <table:table-row table:style-name="ro1" table:visibility="filter">
          <table:table-cell office:value-type="string" calcext:value-type="string">
            <text:p>-10,-2</text:p>
          </table:table-cell>
        </table:table-row>
        <table:table-row table:style-name="ro1" table:visibility="filter">
          <table:table-cell office:value-type="string" calcext:value-type="string">
            <text:p>-9,-2</text:p>
          </table:table-cell>
        </table:table-row>
        <table:table-row table:style-name="ro1" table:visibility="filter">
          <table:table-cell office:value-type="string" calcext:value-type="string">
            <text:p>-10,-2</text:p>
          </table:table-cell>
        </table:table-row>
        <table:table-row table:style-name="ro1" table:visibility="filter">
          <table:table-cell office:value-type="string" calcext:value-type="string">
            <text:p>-10,-1</text:p>
          </table:table-cell>
        </table:table-row>
        <table:table-row table:style-name="ro1" table:visibility="filter">
          <table:table-cell office:value-type="string" calcext:value-type="string">
            <text:p>-9,-1</text:p>
          </table:table-cell>
        </table:table-row>
        <table:table-row table:style-name="ro1" table:visibility="filter">
          <table:table-cell office:value-type="string" calcext:value-type="string">
            <text:p>-8,-1</text:p>
          </table:table-cell>
        </table:table-row>
        <table:table-row table:style-name="ro1" table:visibility="filter">
          <table:table-cell office:value-type="string" calcext:value-type="string">
            <text:p>-9,-1</text:p>
          </table:table-cell>
        </table:table-row>
        <table:table-row table:style-name="ro1" table:visibility="filter">
          <table:table-cell office:value-type="string" calcext:value-type="string">
            <text:p>-9,0</text:p>
          </table:table-cell>
        </table:table-row>
        <table:table-row table:style-name="ro1">
          <table:table-cell office:value-type="string" calcext:value-type="string">
            <text:p>-10,0</text:p>
          </table:table-cell>
        </table:table-row>
        <table:table-row table:style-name="ro1" table:visibility="filter">
          <table:table-cell office:value-type="string" calcext:value-type="string">
            <text:p>-9,0</text:p>
          </table:table-cell>
        </table:table-row>
        <table:table-row table:style-name="ro1" table:visibility="filter">
          <table:table-cell office:value-type="string" calcext:value-type="string">
            <text:p>-9,1</text:p>
          </table:table-cell>
        </table:table-row>
        <table:table-row table:style-name="ro1" table:visibility="filter">
          <table:table-cell office:value-type="string" calcext:value-type="string">
            <text:p>-9,0</text:p>
          </table:table-cell>
        </table:table-row>
        <table:table-row table:style-name="ro1" table:visibility="filter">
          <table:table-cell office:value-type="string" calcext:value-type="string">
            <text:p>-10,0</text:p>
          </table:table-cell>
        </table:table-row>
        <table:table-row table:style-name="ro1" table:visibility="filter">
          <table:table-cell office:value-type="string" calcext:value-type="string">
            <text:p>-10,-1</text:p>
          </table:table-cell>
        </table:table-row>
        <table:table-row table:style-name="ro1" table:visibility="filter">
          <table:table-cell office:value-type="string" calcext:value-type="string">
            <text:p>-11,-1</text:p>
          </table:table-cell>
        </table:table-row>
        <table:table-row table:style-name="ro1" table:visibility="filter">
          <table:table-cell office:value-type="string" calcext:value-type="string">
            <text:p>-11,-2</text:p>
          </table:table-cell>
        </table:table-row>
        <table:table-row table:style-name="ro1" table:visibility="filter">
          <table:table-cell office:value-type="string" calcext:value-type="string">
            <text:p>-12,-2</text:p>
          </table:table-cell>
        </table:table-row>
        <table:table-row table:style-name="ro1" table:visibility="filter">
          <table:table-cell office:value-type="string" calcext:value-type="string">
            <text:p>-12,-1</text:p>
          </table:table-cell>
        </table:table-row>
        <table:table-row table:style-name="ro1" table:visibility="filter">
          <table:table-cell office:value-type="string" calcext:value-type="string">
            <text:p>-12,-2</text:p>
          </table:table-cell>
        </table:table-row>
        <table:table-row table:style-name="ro1">
          <table:table-cell office:value-type="string" calcext:value-type="string">
            <text:p>-12,-3</text:p>
          </table:table-cell>
        </table:table-row>
        <table:table-row table:style-name="ro1">
          <table:table-cell office:value-type="string" calcext:value-type="string">
            <text:p>-12,-4</text:p>
          </table:table-cell>
        </table:table-row>
        <table:table-row table:style-name="ro1">
          <table:table-cell office:value-type="string" calcext:value-type="string">
            <text:p>-13,-4</text:p>
          </table:table-cell>
        </table:table-row>
        <table:table-row table:style-name="ro1" table:visibility="filter">
          <table:table-cell office:value-type="string" calcext:value-type="string">
            <text:p>-12,-4</text:p>
          </table:table-cell>
        </table:table-row>
        <table:table-row table:style-name="ro1" table:visibility="filter">
          <table:table-cell office:value-type="string" calcext:value-type="string">
            <text:p>-13,-4</text:p>
          </table:table-cell>
        </table:table-row>
        <table:table-row table:style-name="ro1" table:visibility="filter">
          <table:table-cell office:value-type="string" calcext:value-type="string">
            <text:p>-14,-4</text:p>
          </table:table-cell>
        </table:table-row>
        <table:table-row table:style-name="ro1">
          <table:table-cell office:value-type="string" calcext:value-type="string">
            <text:p>-14,-3</text:p>
          </table:table-cell>
        </table:table-row>
        <table:table-row table:style-name="ro1" table:visibility="filter">
          <table:table-cell office:value-type="string" calcext:value-type="string">
            <text:p>-14,-4</text:p>
          </table:table-cell>
        </table:table-row>
        <table:table-row table:style-name="ro1" table:visibility="filter">
          <table:table-cell office:value-type="string" calcext:value-type="string">
            <text:p>-14,-3</text:p>
          </table:table-cell>
        </table:table-row>
        <table:table-row table:style-name="ro1" table:visibility="filter">
          <table:table-cell office:value-type="string" calcext:value-type="string">
            <text:p>-15,-3</text:p>
          </table:table-cell>
        </table:table-row>
        <table:table-row table:style-name="ro1" table:visibility="filter">
          <table:table-cell office:value-type="string" calcext:value-type="string">
            <text:p>-15,-4</text:p>
          </table:table-cell>
        </table:table-row>
        <table:table-row table:style-name="ro1" table:visibility="filter">
          <table:table-cell office:value-type="string" calcext:value-type="string">
            <text:p>-14,-4</text:p>
          </table:table-cell>
        </table:table-row>
        <table:table-row table:style-name="ro1" table:visibility="filter">
          <table:table-cell office:value-type="string" calcext:value-type="string">
            <text:p>-13,-4</text:p>
          </table:table-cell>
        </table:table-row>
        <table:table-row table:style-name="ro1" table:visibility="filter">
          <table:table-cell office:value-type="string" calcext:value-type="string">
            <text:p>-14,-4</text:p>
          </table:table-cell>
        </table:table-row>
        <table:table-row table:style-name="ro1" table:visibility="filter">
          <table:table-cell office:value-type="string" calcext:value-type="string">
            <text:p>-15,-4</text:p>
          </table:table-cell>
        </table:table-row>
        <table:table-row table:style-name="ro1" table:visibility="filter">
          <table:table-cell office:value-type="string" calcext:value-type="string">
            <text:p>-16,-4</text:p>
          </table:table-cell>
        </table:table-row>
        <table:table-row table:style-name="ro1">
          <table:table-cell office:value-type="string" calcext:value-type="string">
            <text:p>-16,-5</text:p>
          </table:table-cell>
        </table:table-row>
        <table:table-row table:style-name="ro1">
          <table:table-cell office:value-type="string" calcext:value-type="string">
            <text:p>-15,-5</text:p>
          </table:table-cell>
        </table:table-row>
        <table:table-row table:style-name="ro1" table:visibility="filter">
          <table:table-cell office:value-type="string" calcext:value-type="string">
            <text:p>-15,-4</text:p>
          </table:table-cell>
        </table:table-row>
        <table:table-row table:style-name="ro1" table:visibility="filter">
          <table:table-cell office:value-type="string" calcext:value-type="string">
            <text:p>-16,-4</text:p>
          </table:table-cell>
        </table:table-row>
        <table:table-row table:style-name="ro1" table:visibility="filter">
          <table:table-cell office:value-type="string" calcext:value-type="string">
            <text:p>-16,-3</text:p>
          </table:table-cell>
        </table:table-row>
        <table:table-row table:style-name="ro1" table:visibility="filter">
          <table:table-cell office:value-type="string" calcext:value-type="string">
            <text:p>-17,-3</text:p>
          </table:table-cell>
        </table:table-row>
        <table:table-row table:style-name="ro1" table:visibility="filter">
          <table:table-cell office:value-type="string" calcext:value-type="string">
            <text:p>-17,-4</text:p>
          </table:table-cell>
        </table:table-row>
        <table:table-row table:style-name="ro1" table:visibility="filter">
          <table:table-cell office:value-type="string" calcext:value-type="string">
            <text:p>-16,-4</text:p>
          </table:table-cell>
        </table:table-row>
        <table:table-row table:style-name="ro1" table:visibility="filter">
          <table:table-cell office:value-type="string" calcext:value-type="string">
            <text:p>-16,-5</text:p>
          </table:table-cell>
        </table:table-row>
        <table:table-row table:style-name="ro1" table:visibility="filter">
          <table:table-cell office:value-type="string" calcext:value-type="string">
            <text:p>-15,-5</text:p>
          </table:table-cell>
        </table:table-row>
        <table:table-row table:style-name="ro1" table:visibility="filter">
          <table:table-cell office:value-type="string" calcext:value-type="string">
            <text:p>-15,-4</text:p>
          </table:table-cell>
        </table:table-row>
        <table:table-row table:style-name="ro1" table:visibility="filter">
          <table:table-cell office:value-type="string" calcext:value-type="string">
            <text:p>-15,-5</text:p>
          </table:table-cell>
        </table:table-row>
        <table:table-row table:style-name="ro1">
          <table:table-cell office:value-type="string" calcext:value-type="string">
            <text:p>-15,-6</text:p>
          </table:table-cell>
        </table:table-row>
        <table:table-row table:style-name="ro1" table:visibility="filter">
          <table:table-cell office:value-type="string" calcext:value-type="string">
            <text:p>-15,-5</text:p>
          </table:table-cell>
        </table:table-row>
        <table:table-row table:style-name="ro1" table:visibility="filter">
          <table:table-cell office:value-type="string" calcext:value-type="string">
            <text:p>-15,-6</text:p>
          </table:table-cell>
        </table:table-row>
        <table:table-row table:style-name="ro1" table:visibility="filter">
          <table:table-cell office:value-type="string" calcext:value-type="string">
            <text:p>-14,-6</text:p>
          </table:table-cell>
        </table:table-row>
        <table:table-row table:style-name="ro1" table:visibility="filter">
          <table:table-cell office:value-type="string" calcext:value-type="string">
            <text:p>-14,-7</text:p>
          </table:table-cell>
        </table:table-row>
        <table:table-row table:style-name="ro1">
          <table:table-cell office:value-type="string" calcext:value-type="string">
            <text:p>-15,-7</text:p>
          </table:table-cell>
        </table:table-row>
        <table:table-row table:style-name="ro1" table:visibility="filter">
          <table:table-cell office:value-type="string" calcext:value-type="string">
            <text:p>-15,-6</text:p>
          </table:table-cell>
        </table:table-row>
        <table:table-row table:style-name="ro1" table:visibility="filter">
          <table:table-cell office:value-type="string" calcext:value-type="string">
            <text:p>-15,-5</text:p>
          </table:table-cell>
        </table:table-row>
        <table:table-row table:style-name="ro1" table:visibility="filter">
          <table:table-cell office:value-type="string" calcext:value-type="string">
            <text:p>-15,-6</text:p>
          </table:table-cell>
        </table:table-row>
        <table:table-row table:style-name="ro1" table:visibility="filter">
          <table:table-cell office:value-type="string" calcext:value-type="string">
            <text:p>-15,-7</text:p>
          </table:table-cell>
        </table:table-row>
        <table:table-row table:style-name="ro1">
          <table:table-cell office:value-type="string" calcext:value-type="string">
            <text:p>-16,-7</text:p>
          </table:table-cell>
        </table:table-row>
        <table:table-row table:style-name="ro1">
          <table:table-cell office:value-type="string" calcext:value-type="string">
            <text:p>-17,-7</text:p>
          </table:table-cell>
        </table:table-row>
        <table:table-row table:style-name="ro1">
          <table:table-cell office:value-type="string" calcext:value-type="string">
            <text:p>-17,-8</text:p>
          </table:table-cell>
        </table:table-row>
        <table:table-row table:style-name="ro1">
          <table:table-cell office:value-type="string" calcext:value-type="string">
            <text:p>-17,-9</text:p>
          </table:table-cell>
        </table:table-row>
        <table:table-row table:style-name="ro1">
          <table:table-cell office:value-type="string" calcext:value-type="string">
            <text:p>-17,-10</text:p>
          </table:table-cell>
        </table:table-row>
        <table:table-row table:style-name="ro1" table:visibility="filter">
          <table:table-cell office:value-type="string" calcext:value-type="string">
            <text:p>-17,-9</text:p>
          </table:table-cell>
        </table:table-row>
        <table:table-row table:style-name="ro1">
          <table:table-cell office:value-type="string" calcext:value-type="string">
            <text:p>-18,-9</text:p>
          </table:table-cell>
        </table:table-row>
        <table:table-row table:style-name="ro1">
          <table:table-cell office:value-type="string" calcext:value-type="string">
            <text:p>-18,-10</text:p>
          </table:table-cell>
        </table:table-row>
        <table:table-row table:style-name="ro1" table:visibility="filter">
          <table:table-cell office:value-type="string" calcext:value-type="string">
            <text:p>-17,-10</text:p>
          </table:table-cell>
        </table:table-row>
        <table:table-row table:style-name="ro1">
          <table:table-cell office:value-type="string" calcext:value-type="string">
            <text:p>-16,-10</text:p>
          </table:table-cell>
        </table:table-row>
        <table:table-row table:style-name="ro1" table:visibility="filter">
          <table:table-cell office:value-type="string" calcext:value-type="string">
            <text:p>-17,-10</text:p>
          </table:table-cell>
        </table:table-row>
        <table:table-row table:style-name="ro1" table:visibility="filter">
          <table:table-cell office:value-type="string" calcext:value-type="string">
            <text:p>-16,-10</text:p>
          </table:table-cell>
        </table:table-row>
        <table:table-row table:style-name="ro1" table:visibility="filter">
          <table:table-cell office:value-type="string" calcext:value-type="string">
            <text:p>-16,-11</text:p>
          </table:table-cell>
        </table:table-row>
        <table:table-row table:style-name="ro1">
          <table:table-cell office:value-type="string" calcext:value-type="string">
            <text:p>-16,-12</text:p>
          </table:table-cell>
        </table:table-row>
        <table:table-row table:style-name="ro1" table:visibility="filter">
          <table:table-cell office:value-type="string" calcext:value-type="string">
            <text:p>-16,-11</text:p>
          </table:table-cell>
        </table:table-row>
        <table:table-row table:style-name="ro1" table:visibility="filter">
          <table:table-cell office:value-type="string" calcext:value-type="string">
            <text:p>-15,-11</text:p>
          </table:table-cell>
        </table:table-row>
        <table:table-row table:style-name="ro1">
          <table:table-cell office:value-type="string" calcext:value-type="string">
            <text:p>-15,-12</text:p>
          </table:table-cell>
        </table:table-row>
        <table:table-row table:style-name="ro1" table:visibility="filter">
          <table:table-cell office:value-type="string" calcext:value-type="string">
            <text:p>-16,-12</text:p>
          </table:table-cell>
        </table:table-row>
        <table:table-row table:style-name="ro1" table:visibility="filter">
          <table:table-cell office:value-type="string" calcext:value-type="string">
            <text:p>-17,-12</text:p>
          </table:table-cell>
        </table:table-row>
        <table:table-row table:style-name="ro1" table:visibility="filter">
          <table:table-cell office:value-type="string" calcext:value-type="string">
            <text:p>-16,-12</text:p>
          </table:table-cell>
        </table:table-row>
        <table:table-row table:style-name="ro1" table:visibility="filter">
          <table:table-cell office:value-type="string" calcext:value-type="string">
            <text:p>-16,-13</text:p>
          </table:table-cell>
        </table:table-row>
        <table:table-row table:style-name="ro1" table:visibility="filter">
          <table:table-cell office:value-type="string" calcext:value-type="string">
            <text:p>-17,-13</text:p>
          </table:table-cell>
        </table:table-row>
        <table:table-row table:style-name="ro1">
          <table:table-cell office:value-type="string" calcext:value-type="string">
            <text:p>-17,-14</text:p>
          </table:table-cell>
        </table:table-row>
        <table:table-row table:style-name="ro1">
          <table:table-cell office:value-type="string" calcext:value-type="string">
            <text:p>-17,-15</text:p>
          </table:table-cell>
        </table:table-row>
        <table:table-row table:style-name="ro1">
          <table:table-cell office:value-type="string" calcext:value-type="string">
            <text:p>-17,-16</text:p>
          </table:table-cell>
        </table:table-row>
        <table:table-row table:style-name="ro1">
          <table:table-cell office:value-type="string" calcext:value-type="string">
            <text:p>-17,-17</text:p>
          </table:table-cell>
        </table:table-row>
        <table:table-row table:style-name="ro1" table:visibility="filter">
          <table:table-cell office:value-type="string" calcext:value-type="string">
            <text:p>-16,-17</text:p>
          </table:table-cell>
        </table:table-row>
        <table:table-row table:style-name="ro1" table:visibility="filter">
          <table:table-cell office:value-type="string" calcext:value-type="string">
            <text:p>-15,-17</text:p>
          </table:table-cell>
        </table:table-row>
        <table:table-row table:style-name="ro1" table:visibility="filter">
          <table:table-cell office:value-type="string" calcext:value-type="string">
            <text:p>-15,-18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3,-16</text:p>
          </table:table-cell>
        </table:table-row>
        <table:table-row table:style-name="ro1" table:visibility="filter">
          <table:table-cell office:value-type="string" calcext:value-type="string">
            <text:p>-12,-16</text:p>
          </table:table-cell>
        </table:table-row>
        <table:table-row table:style-name="ro1" table:visibility="filter">
          <table:table-cell office:value-type="string" calcext:value-type="string">
            <text:p>-11,-16</text:p>
          </table:table-cell>
        </table:table-row>
        <table:table-row table:style-name="ro1" table:visibility="filter">
          <table:table-cell office:value-type="string" calcext:value-type="string">
            <text:p>-12,-16</text:p>
          </table:table-cell>
        </table:table-row>
        <table:table-row table:style-name="ro1" table:visibility="filter">
          <table:table-cell office:value-type="string" calcext:value-type="string">
            <text:p>-13,-16</text:p>
          </table:table-cell>
        </table:table-row>
        <table:table-row table:style-name="ro1" table:visibility="filter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3,-14</text:p>
          </table:table-cell>
        </table:table-row>
        <table:table-row table:style-name="ro1" table:visibility="filter">
          <table:table-cell office:value-type="string" calcext:value-type="string">
            <text:p>-13,-15</text:p>
          </table:table-cell>
        </table:table-row>
        <table:table-row table:style-name="ro1" table:visibility="filter">
          <table:table-cell office:value-type="string" calcext:value-type="string">
            <text:p>-13,-16</text:p>
          </table:table-cell>
        </table:table-row>
        <table:table-row table:style-name="ro1" table:visibility="filter">
          <table:table-cell office:value-type="string" calcext:value-type="string">
            <text:p>-12,-16</text:p>
          </table:table-cell>
        </table:table-row>
        <table:table-row table:style-name="ro1" table:visibility="filter">
          <table:table-cell office:value-type="string" calcext:value-type="string">
            <text:p>-11,-16</text:p>
          </table:table-cell>
        </table:table-row>
        <table:table-row table:style-name="ro1" table:visibility="filter">
          <table:table-cell office:value-type="string" calcext:value-type="string">
            <text:p>-12,-16</text:p>
          </table:table-cell>
        </table:table-row>
        <table:table-row table:style-name="ro1" table:visibility="filter">
          <table:table-cell office:value-type="string" calcext:value-type="string">
            <text:p>-12,-17</text:p>
          </table:table-cell>
        </table:table-row>
        <table:table-row table:style-name="ro1" table:visibility="filter">
          <table:table-cell office:value-type="string" calcext:value-type="string">
            <text:p>-11,-17</text:p>
          </table:table-cell>
        </table:table-row>
        <table:table-row table:style-name="ro1" table:visibility="filter">
          <table:table-cell office:value-type="string" calcext:value-type="string">
            <text:p>-11,-16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1,-14</text:p>
          </table:table-cell>
        </table:table-row>
        <table:table-row table:style-name="ro1" table:visibility="filter">
          <table:table-cell office:value-type="string" calcext:value-type="string">
            <text:p>-10,-14</text:p>
          </table:table-cell>
        </table:table-row>
        <table:table-row table:style-name="ro1" table:visibility="filter">
          <table:table-cell office:value-type="string" calcext:value-type="string">
            <text:p>-10,-15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1,-14</text:p>
          </table:table-cell>
        </table:table-row>
        <table:table-row table:style-name="ro1" table:visibility="filter">
          <table:table-cell office:value-type="string" calcext:value-type="string">
            <text:p>-11,-15</text:p>
          </table:table-cell>
        </table:table-row>
        <table:table-row table:style-name="ro1" table:visibility="filter">
          <table:table-cell office:value-type="string" calcext:value-type="string">
            <text:p>-11,-16</text:p>
          </table:table-cell>
        </table:table-row>
        <table:table-row table:style-name="ro1" table:visibility="filter">
          <table:table-cell office:value-type="string" calcext:value-type="string">
            <text:p>-12,-16</text:p>
          </table:table-cell>
        </table:table-row>
        <table:table-row table:style-name="ro1" table:visibility="filter">
          <table:table-cell office:value-type="string" calcext:value-type="string">
            <text:p>-11,-16</text:p>
          </table:table-cell>
        </table:table-row>
        <table:table-row table:style-name="ro1" table:visibility="filter">
          <table:table-cell office:value-type="string" calcext:value-type="string">
            <text:p>-11,-17</text:p>
          </table:table-cell>
        </table:table-row>
        <table:table-row table:style-name="ro1" table:visibility="filter">
          <table:table-cell office:value-type="string" calcext:value-type="string">
            <text:p>-12,-17</text:p>
          </table:table-cell>
        </table:table-row>
        <table:table-row table:style-name="ro1" table:visibility="filter">
          <table:table-cell office:value-type="string" calcext:value-type="string">
            <text:p>-13,-17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5,-18</text:p>
          </table:table-cell>
        </table:table-row>
        <table:table-row table:style-name="ro1" table:visibility="filter">
          <table:table-cell office:value-type="string" calcext:value-type="string">
            <text:p>-16,-18</text:p>
          </table:table-cell>
        </table:table-row>
        <table:table-row table:style-name="ro1">
          <table:table-cell office:value-type="string" calcext:value-type="string">
            <text:p>-17,-18</text:p>
          </table:table-cell>
        </table:table-row>
        <table:table-row table:style-name="ro1">
          <table:table-cell office:value-type="string" calcext:value-type="string">
            <text:p>-18,-18</text:p>
          </table:table-cell>
        </table:table-row>
        <table:table-row table:style-name="ro1" table:visibility="filter">
          <table:table-cell office:value-type="string" calcext:value-type="string">
            <text:p>-18,-19</text:p>
          </table:table-cell>
        </table:table-row>
        <table:table-row table:style-name="ro1" table:visibility="filter">
          <table:table-cell office:value-type="string" calcext:value-type="string">
            <text:p>-17,-19</text:p>
          </table:table-cell>
        </table:table-row>
        <table:table-row table:style-name="ro1">
          <table:table-cell office:value-type="string" calcext:value-type="string">
            <text:p>-16,-19</text:p>
          </table:table-cell>
        </table:table-row>
        <table:table-row table:style-name="ro1" table:visibility="filter">
          <table:table-cell office:value-type="string" calcext:value-type="string">
            <text:p>-15,-19</text:p>
          </table:table-cell>
        </table:table-row>
        <table:table-row table:style-name="ro1" table:visibility="filter">
          <table:table-cell office:value-type="string" calcext:value-type="string">
            <text:p>-14,-19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5,-18</text:p>
          </table:table-cell>
        </table:table-row>
        <table:table-row table:style-name="ro1" table:visibility="filter">
          <table:table-cell office:value-type="string" calcext:value-type="string">
            <text:p>-15,-17</text:p>
          </table:table-cell>
        </table:table-row>
        <table:table-row table:style-name="ro1" table:visibility="filter">
          <table:table-cell office:value-type="string" calcext:value-type="string">
            <text:p>-15,-16</text:p>
          </table:table-cell>
        </table:table-row>
        <table:table-row table:style-name="ro1" table:visibility="filter">
          <table:table-cell office:value-type="string" calcext:value-type="string">
            <text:p>-15,-15</text:p>
          </table:table-cell>
        </table:table-row>
        <table:table-row table:style-name="ro1" table:visibility="filter">
          <table:table-cell office:value-type="string" calcext:value-type="string">
            <text:p>-15,-14</text:p>
          </table:table-cell>
        </table:table-row>
        <table:table-row table:style-name="ro1" table:visibility="filter">
          <table:table-cell office:value-type="string" calcext:value-type="string">
            <text:p>-14,-14</text:p>
          </table:table-cell>
        </table:table-row>
        <table:table-row table:style-name="ro1" table:visibility="filter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5,-15</text:p>
          </table:table-cell>
        </table:table-row>
        <table:table-row table:style-name="ro1" table:visibility="filter">
          <table:table-cell office:value-type="string" calcext:value-type="string">
            <text:p>-15,-14</text:p>
          </table:table-cell>
        </table:table-row>
        <table:table-row table:style-name="ro1" table:visibility="filter">
          <table:table-cell office:value-type="string" calcext:value-type="string">
            <text:p>-15,-13</text:p>
          </table:table-cell>
        </table:table-row>
        <table:table-row table:style-name="ro1" table:visibility="filter">
          <table:table-cell office:value-type="string" calcext:value-type="string">
            <text:p>-16,-13</text:p>
          </table:table-cell>
        </table:table-row>
        <table:table-row table:style-name="ro1" table:visibility="filter">
          <table:table-cell office:value-type="string" calcext:value-type="string">
            <text:p>-15,-13</text:p>
          </table:table-cell>
        </table:table-row>
        <table:table-row table:style-name="ro1" table:visibility="filter">
          <table:table-cell office:value-type="string" calcext:value-type="string">
            <text:p>-16,-13</text:p>
          </table:table-cell>
        </table:table-row>
        <table:table-row table:style-name="ro1" table:visibility="filter">
          <table:table-cell office:value-type="string" calcext:value-type="string">
            <text:p>-16,-14</text:p>
          </table:table-cell>
        </table:table-row>
        <table:table-row table:style-name="ro1" table:visibility="filter">
          <table:table-cell office:value-type="string" calcext:value-type="string">
            <text:p>-15,-14</text:p>
          </table:table-cell>
        </table:table-row>
        <table:table-row table:style-name="ro1" table:visibility="filter">
          <table:table-cell office:value-type="string" calcext:value-type="string">
            <text:p>-15,-15</text:p>
          </table:table-cell>
        </table:table-row>
        <table:table-row table:style-name="ro1" table:visibility="filter">
          <table:table-cell office:value-type="string" calcext:value-type="string">
            <text:p>-14,-15</text:p>
          </table:table-cell>
        </table:table-row>
        <table:table-row table:style-name="ro1" table:visibility="filter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5,-16</text:p>
          </table:table-cell>
        </table:table-row>
        <table:table-row table:style-name="ro1" table:visibility="filter">
          <table:table-cell office:value-type="string" calcext:value-type="string">
            <text:p>-15,-17</text:p>
          </table:table-cell>
        </table:table-row>
        <table:table-row table:style-name="ro1" table:visibility="filter">
          <table:table-cell office:value-type="string" calcext:value-type="string">
            <text:p>-15,-16</text:p>
          </table:table-cell>
        </table:table-row>
        <table:table-row table:style-name="ro1" table:visibility="filter">
          <table:table-cell office:value-type="string" calcext:value-type="string">
            <text:p>-14,-16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4,-18</text:p>
          </table:table-cell>
        </table:table-row>
        <table:table-row table:style-name="ro1" table:visibility="filter">
          <table:table-cell office:value-type="string" calcext:value-type="string">
            <text:p>-14,-17</text:p>
          </table:table-cell>
        </table:table-row>
        <table:table-row table:style-name="ro1" table:visibility="filter">
          <table:table-cell office:value-type="string" calcext:value-type="string">
            <text:p>-13,-17</text:p>
          </table:table-cell>
        </table:table-row>
        <table:table-row table:style-name="ro1" table:visibility="filter">
          <table:table-cell office:value-type="string" calcext:value-type="string">
            <text:p>-13,-18</text:p>
          </table:table-cell>
        </table:table-row>
        <table:table-row table:style-name="ro1" table:visibility="filter">
          <table:table-cell office:value-type="string" calcext:value-type="string">
            <text:p>-12,-18</text:p>
          </table:table-cell>
        </table:table-row>
        <table:table-row table:style-name="ro1" table:visibility="filter">
          <table:table-cell office:value-type="string" calcext:value-type="string">
            <text:p>-12,-19</text:p>
          </table:table-cell>
        </table:table-row>
        <table:table-row table:style-name="ro1" table:visibility="filter">
          <table:table-cell office:value-type="string" calcext:value-type="string">
            <text:p>-13,-19</text:p>
          </table:table-cell>
        </table:table-row>
        <table:table-row table:style-name="ro1" table:visibility="filter">
          <table:table-cell office:value-type="string" calcext:value-type="string">
            <text:p>-13,-18</text:p>
          </table:table-cell>
        </table:table-row>
        <table:table-row table:style-name="ro1" table:visibility="filter">
          <table:table-cell office:value-type="string" calcext:value-type="string">
            <text:p>-12,-18</text:p>
          </table:table-cell>
        </table:table-row>
        <table:table-row table:style-name="ro1" table:visibility="filter">
          <table:table-cell office:value-type="string" calcext:value-type="string">
            <text:p>-12,-17</text:p>
          </table:table-cell>
        </table:table-row>
        <table:table-row table:style-name="ro1" table:visibility="filter">
          <table:table-cell office:value-type="string" calcext:value-type="string">
            <text:p>-12,-18</text:p>
          </table:table-cell>
        </table:table-row>
        <table:table-row table:style-name="ro1" table:visibility="filter">
          <table:table-cell office:value-type="string" calcext:value-type="string">
            <text:p>-12,-17</text:p>
          </table:table-cell>
        </table:table-row>
        <table:table-row table:style-name="ro1" table:visibility="filter">
          <table:table-cell office:value-type="string" calcext:value-type="string">
            <text:p>-13,-17</text:p>
          </table:table-cell>
        </table:table-row>
        <table:table-row table:style-name="ro1" table:visibility="filter">
          <table:table-cell office:value-type="string" calcext:value-type="string">
            <text:p>-12,-17</text:p>
          </table:table-cell>
        </table:table-row>
        <table:table-row table:style-name="ro1" table:visibility="filter">
          <table:table-cell office:value-type="string" calcext:value-type="string">
            <text:p>-12,-18</text:p>
          </table:table-cell>
        </table:table-row>
        <table:table-row table:style-name="ro1" table:visibility="filter">
          <table:table-cell office:value-type="string" calcext:value-type="string">
            <text:p>-11,-18</text:p>
          </table:table-cell>
        </table:table-row>
        <table:table-row table:style-name="ro1" table:visibility="filter">
          <table:table-cell office:value-type="string" calcext:value-type="string">
            <text:p>-10,-18</text:p>
          </table:table-cell>
        </table:table-row>
        <table:table-row table:style-name="ro1" table:visibility="filter">
          <table:table-cell office:value-type="string" calcext:value-type="string">
            <text:p>-10,-19</text:p>
          </table:table-cell>
        </table:table-row>
        <table:table-row table:style-name="ro1">
          <table:table-cell office:value-type="string" calcext:value-type="string">
            <text:p>-10,-20</text:p>
          </table:table-cell>
        </table:table-row>
        <table:table-row table:style-name="ro1">
          <table:table-cell office:value-type="string" calcext:value-type="string">
            <text:p>-10,-21</text:p>
          </table:table-cell>
        </table:table-row>
        <table:table-row table:style-name="ro1">
          <table:table-cell office:value-type="string" calcext:value-type="string">
            <text:p>-9,-21</text:p>
          </table:table-cell>
        </table:table-row>
        <table:table-row table:style-name="ro1">
          <table:table-cell office:value-type="string" calcext:value-type="string">
            <text:p>-9,-20</text:p>
          </table:table-cell>
        </table:table-row>
        <table:table-row table:style-name="ro1" table:visibility="filter">
          <table:table-cell office:value-type="string" calcext:value-type="string">
            <text:p>-9,-19</text:p>
          </table:table-cell>
        </table:table-row>
        <table:table-row table:style-name="ro1" table:visibility="filter">
          <table:table-cell office:value-type="string" calcext:value-type="string">
            <text:p>-8,-19</text:p>
          </table:table-cell>
        </table:table-row>
        <table:table-row table:style-name="ro1" table:visibility="filter">
          <table:table-cell office:value-type="string" calcext:value-type="string">
            <text:p>-9,-19</text:p>
          </table:table-cell>
        </table:table-row>
        <table:table-row table:style-name="ro1" table:visibility="filter">
          <table:table-cell office:value-type="string" calcext:value-type="string">
            <text:p>-9,-18</text:p>
          </table:table-cell>
        </table:table-row>
        <table:table-row table:style-name="ro1" table:visibility="filter">
          <table:table-cell office:value-type="string" calcext:value-type="string">
            <text:p>-9,-19</text:p>
          </table:table-cell>
        </table:table-row>
        <table:table-row table:style-name="ro1" table:visibility="filter">
          <table:table-cell office:value-type="string" calcext:value-type="string">
            <text:p>-9,-20</text:p>
          </table:table-cell>
        </table:table-row>
        <table:table-row table:style-name="ro1" table:visibility="filter">
          <table:table-cell office:value-type="string" calcext:value-type="string">
            <text:p>-9,-21</text:p>
          </table:table-cell>
        </table:table-row>
        <table:table-row table:style-name="ro1">
          <table:table-cell office:value-type="string" calcext:value-type="string">
            <text:p>-8,-21</text:p>
          </table:table-cell>
        </table:table-row>
        <table:table-row table:style-name="ro1">
          <table:table-cell office:value-type="string" calcext:value-type="string">
            <text:p>-7,-21</text:p>
          </table:table-cell>
        </table:table-row>
        <table:table-row table:style-name="ro1" table:visibility="filter">
          <table:table-cell office:value-type="string" calcext:value-type="string">
            <text:p>-8,-21</text:p>
          </table:table-cell>
        </table:table-row>
        <table:table-row table:style-name="ro1" table:visibility="filter">
          <table:table-cell office:value-type="string" calcext:value-type="string">
            <text:p>-7,-21</text:p>
          </table:table-cell>
        </table:table-row>
        <table:table-row table:style-name="ro1">
          <table:table-cell office:value-type="string" calcext:value-type="string">
            <text:p>-6,-21</text:p>
          </table:table-cell>
        </table:table-row>
        <table:table-row table:style-name="ro1">
          <table:table-cell office:value-type="string" calcext:value-type="string">
            <text:p>-5,-21</text:p>
          </table:table-cell>
        </table:table-row>
        <table:table-row table:style-name="ro1">
          <table:table-cell office:value-type="string" calcext:value-type="string">
            <text:p>-5,-20</text:p>
          </table:table-cell>
        </table:table-row>
        <table:table-row table:style-name="ro1">
          <table:table-cell office:value-type="string" calcext:value-type="string">
            <text:p>-6,-20</text:p>
          </table:table-cell>
        </table:table-row>
        <table:table-row table:style-name="ro1">
          <table:table-cell office:value-type="string" calcext:value-type="string">
            <text:p>-7,-20</text:p>
          </table:table-cell>
        </table:table-row>
        <table:table-row table:style-name="ro1">
          <table:table-cell office:value-type="string" calcext:value-type="string">
            <text:p>-7,-19</text:p>
          </table:table-cell>
        </table:table-row>
        <table:table-row table:style-name="ro1" table:visibility="filter">
          <table:table-cell office:value-type="string" calcext:value-type="string">
            <text:p>-8,-19</text:p>
          </table:table-cell>
        </table:table-row>
        <table:table-row table:style-name="ro1">
          <table:table-cell office:value-type="string" calcext:value-type="string">
            <text:p>-8,-20</text:p>
          </table:table-cell>
        </table:table-row>
        <table:table-row table:style-name="ro1" table:visibility="filter">
          <table:table-cell office:value-type="string" calcext:value-type="string">
            <text:p>-9,-20</text:p>
          </table:table-cell>
        </table:table-row>
        <table:table-row table:style-name="ro1" table:visibility="filter">
          <table:table-cell office:value-type="string" calcext:value-type="string">
            <text:p>-8,-20</text:p>
          </table:table-cell>
        </table:table-row>
        <table:table-row table:style-name="ro1" table:visibility="filter">
          <table:table-cell office:value-type="string" calcext:value-type="string">
            <text:p>-7,-20</text:p>
          </table:table-cell>
        </table:table-row>
        <table:table-row table:style-name="ro1" table:visibility="filter">
          <table:table-cell office:value-type="string" calcext:value-type="string">
            <text:p>-6,-20</text:p>
          </table:table-cell>
        </table:table-row>
        <table:table-row table:style-name="ro1" table:visibility="filter">
          <table:table-cell office:value-type="string" calcext:value-type="string">
            <text:p>-6,-21</text:p>
          </table:table-cell>
        </table:table-row>
        <table:table-row table:style-name="ro1" table:visibility="filter">
          <table:table-cell office:value-type="string" calcext:value-type="string">
            <text:p>-6,-20</text:p>
          </table:table-cell>
        </table:table-row>
        <table:table-row table:style-name="ro1">
          <table:table-cell office:value-type="string" calcext:value-type="string">
            <text:p>-6,-19</text:p>
          </table:table-cell>
        </table:table-row>
        <table:table-row table:style-name="ro1">
          <table:table-cell office:value-type="string" calcext:value-type="string">
            <text:p>-5,-19</text:p>
          </table:table-cell>
        </table:table-row>
        <table:table-row table:style-name="ro1" table:visibility="filter">
          <table:table-cell office:value-type="string" calcext:value-type="string">
            <text:p>-6,-19</text:p>
          </table:table-cell>
        </table:table-row>
        <table:table-row table:style-name="ro1" table:visibility="filter">
          <table:table-cell office:value-type="string" calcext:value-type="string">
            <text:p>-6,-20</text:p>
          </table:table-cell>
        </table:table-row>
        <table:table-row table:style-name="ro1" table:visibility="filter">
          <table:table-cell office:value-type="string" calcext:value-type="string">
            <text:p>-7,-20</text:p>
          </table:table-cell>
        </table:table-row>
        <table:table-row table:style-name="ro1" table:visibility="filter">
          <table:table-cell office:value-type="string" calcext:value-type="string">
            <text:p>-7,-21</text:p>
          </table:table-cell>
        </table:table-row>
        <table:table-row table:style-name="ro1" table:visibility="filter">
          <table:table-cell office:value-type="string" calcext:value-type="string">
            <text:p>-6,-21</text:p>
          </table:table-cell>
        </table:table-row>
        <table:table-row table:style-name="ro1" table:visibility="filter">
          <table:table-cell office:value-type="string" calcext:value-type="string">
            <text:p>-5,-21</text:p>
          </table:table-cell>
        </table:table-row>
        <table:table-row table:style-name="ro1" table:visibility="filter">
          <table:table-cell office:value-type="string" calcext:value-type="string">
            <text:p>-5,-20</text:p>
          </table:table-cell>
        </table:table-row>
        <table:table-row table:style-name="ro1">
          <table:table-cell office:value-type="string" calcext:value-type="string">
            <text:p>-4,-20</text:p>
          </table:table-cell>
        </table:table-row>
        <table:table-row table:style-name="ro1" table:visibility="filter">
          <table:table-cell office:value-type="string" calcext:value-type="string">
            <text:p>-5,-20</text:p>
          </table:table-cell>
        </table:table-row>
        <table:table-row table:style-name="ro1" table:visibility="filter">
          <table:table-cell office:value-type="string" calcext:value-type="string">
            <text:p>-4,-20</text:p>
          </table:table-cell>
        </table:table-row>
        <table:table-row table:style-name="ro1">
          <table:table-cell office:value-type="string" calcext:value-type="string">
            <text:p>-4,-21</text:p>
          </table:table-cell>
        </table:table-row>
        <table:table-row table:style-name="ro1" table:visibility="filter">
          <table:table-cell office:value-type="string" calcext:value-type="string">
            <text:p>-5,-21</text:p>
          </table:table-cell>
        </table:table-row>
        <table:table-row table:style-name="ro1" table:visibility="filter">
          <table:table-cell office:value-type="string" calcext:value-type="string">
            <text:p>-5,-20</text:p>
          </table:table-cell>
        </table:table-row>
        <table:table-row table:style-name="ro1" table:visibility="filter">
          <table:table-cell office:value-type="string" calcext:value-type="string">
            <text:p>-5,-19</text:p>
          </table:table-cell>
        </table:table-row>
        <table:table-row table:style-name="ro1" table:visibility="filter">
          <table:table-cell office:value-type="string" calcext:value-type="string">
            <text:p>-5,-20</text:p>
          </table:table-cell>
        </table:table-row>
        <table:table-row table:style-name="ro1" table:visibility="filter">
          <table:table-cell office:value-type="string" calcext:value-type="string">
            <text:p>-5,-19</text:p>
          </table:table-cell>
        </table:table-row>
        <table:table-row table:style-name="ro1" table:visibility="filter">
          <table:table-cell office:value-type="string" calcext:value-type="string">
            <text:p>-6,-19</text:p>
          </table:table-cell>
        </table:table-row>
        <table:table-row table:style-name="ro1" table:visibility="filter">
          <table:table-cell office:value-type="string" calcext:value-type="string">
            <text:p>-7,-19</text:p>
          </table:table-cell>
        </table:table-row>
        <table:table-row table:style-name="ro1" table:visibility="filter">
          <table:table-cell office:value-type="string" calcext:value-type="string">
            <text:p>-7,-20</text:p>
          </table:table-cell>
        </table:table-row>
        <table:table-row table:style-name="ro1" table:visibility="filter">
          <table:table-cell office:value-type="string" calcext:value-type="string">
            <text:p>-6,-20</text:p>
          </table:table-cell>
        </table:table-row>
        <table:table-row table:style-name="ro1" table:visibility="filter">
          <table:table-cell office:value-type="string" calcext:value-type="string">
            <text:p>-7,-20</text:p>
          </table:table-cell>
        </table:table-row>
        <table:table-row table:style-name="ro1" table:visibility="filter">
          <table:table-cell office:value-type="string" calcext:value-type="string">
            <text:p>-6,-20</text:p>
          </table:table-cell>
        </table:table-row>
        <table:table-row table:style-name="ro1" table:visibility="filter">
          <table:table-cell office:value-type="string" calcext:value-type="string">
            <text:p>-6,-19</text:p>
          </table:table-cell>
        </table:table-row>
        <table:table-row table:style-name="ro1" table:visibility="filter">
          <table:table-cell office:value-type="string" calcext:value-type="string">
            <text:p>-7,-19</text:p>
          </table:table-cell>
        </table:table-row>
        <table:table-row table:style-name="ro1" table:visibility="filter">
          <table:table-cell office:value-type="string" calcext:value-type="string">
            <text:p>-6,-19</text:p>
          </table:table-cell>
        </table:table-row>
        <table:table-row table:style-name="ro1" table:visibility="filter">
          <table:table-cell office:value-type="string" calcext:value-type="string">
            <text:p>-5,-19</text:p>
          </table:table-cell>
        </table:table-row>
        <table:table-row table:style-name="ro1">
          <table:table-cell office:value-type="string" calcext:value-type="string">
            <text:p>-4,-19</text:p>
          </table:table-cell>
        </table:table-row>
        <table:table-row table:style-name="ro1" table:visibility="filter">
          <table:table-cell office:value-type="string" calcext:value-type="string">
            <text:p>-5,-19</text:p>
          </table:table-cell>
        </table:table-row>
        <table:table-row table:style-name="ro1" table:visibility="filter">
          <table:table-cell office:value-type="string" calcext:value-type="string">
            <text:p>-5,-18</text:p>
          </table:table-cell>
        </table:table-row>
        <table:table-row table:style-name="ro1" table:visibility="filter">
          <table:table-cell office:value-type="string" calcext:value-type="string">
            <text:p>-5,-19</text:p>
          </table:table-cell>
        </table:table-row>
        <table:table-row table:style-name="ro1" table:visibility="filter">
          <table:table-cell office:value-type="string" calcext:value-type="string">
            <text:p>-5,-18</text:p>
          </table:table-cell>
        </table:table-row>
        <table:table-row table:style-name="ro1" table:visibility="filter">
          <table:table-cell office:value-type="string" calcext:value-type="string">
            <text:p>-5,-19</text:p>
          </table:table-cell>
        </table:table-row>
        <table:table-row table:style-name="ro1" table:visibility="filter">
          <table:table-cell office:value-type="string" calcext:value-type="string">
            <text:p>-4,-19</text:p>
          </table:table-cell>
        </table:table-row>
        <table:table-row table:style-name="ro1">
          <table:table-cell office:value-type="string" calcext:value-type="string">
            <text:p>-3,-19</text:p>
          </table:table-cell>
        </table:table-row>
        <table:table-row table:style-name="ro1">
          <table:table-cell office:value-type="string" calcext:value-type="string">
            <text:p>-2,-19</text:p>
          </table:table-cell>
        </table:table-row>
        <table:table-row table:style-name="ro1">
          <table:table-cell office:value-type="string" calcext:value-type="string">
            <text:p>-2,-18</text:p>
          </table:table-cell>
        </table:table-row>
        <table:table-row table:style-name="ro1" table:visibility="filter">
          <table:table-cell office:value-type="string" calcext:value-type="string">
            <text:p>-2,-19</text:p>
          </table:table-cell>
        </table:table-row>
        <table:table-row table:style-name="ro1">
          <table:table-cell office:value-type="string" calcext:value-type="string">
            <text:p>-2,-20</text:p>
          </table:table-cell>
        </table:table-row>
        <table:table-row table:style-name="ro1">
          <table:table-cell office:value-type="string" calcext:value-type="string">
            <text:p>-2,-21</text:p>
          </table:table-cell>
        </table:table-row>
        <table:table-row table:style-name="ro1">
          <table:table-cell office:value-type="string" calcext:value-type="string">
            <text:p>-2,-22</text:p>
          </table:table-cell>
        </table:table-row>
        <table:table-row table:style-name="ro1" table:visibility="filter">
          <table:table-cell office:value-type="string" calcext:value-type="string">
            <text:p>-2,-21</text:p>
          </table:table-cell>
        </table:table-row>
        <table:table-row table:style-name="ro1">
          <table:table-cell office:value-type="string" calcext:value-type="string">
            <text:p>-3,-21</text:p>
          </table:table-cell>
        </table:table-row>
        <table:table-row table:style-name="ro1" table:visibility="filter">
          <table:table-cell office:value-type="string" calcext:value-type="string">
            <text:p>-2,-21</text:p>
          </table:table-cell>
        </table:table-row>
        <table:table-row table:style-name="ro1" table:visibility="filter">
          <table:table-cell office:value-type="string" calcext:value-type="string">
            <text:p>-3,-21</text:p>
          </table:table-cell>
        </table:table-row>
        <table:table-row table:style-name="ro1" table:visibility="filter">
          <table:table-cell office:value-type="string" calcext:value-type="string">
            <text:p>-4,-21</text:p>
          </table:table-cell>
        </table:table-row>
        <table:table-row table:style-name="ro1" table:visibility="filter">
          <table:table-cell office:value-type="string" calcext:value-type="string">
            <text:p>-5,-21</text:p>
          </table:table-cell>
        </table:table-row>
        <table:table-row table:style-name="ro1" table:visibility="filter">
          <table:table-cell office:value-type="string" calcext:value-type="string">
            <text:p>-5,-22</text:p>
          </table:table-cell>
        </table:table-row>
        <table:table-row table:style-name="ro1" table:visibility="filter">
          <table:table-cell office:value-type="string" calcext:value-type="string">
            <text:p>-6,-22</text:p>
          </table:table-cell>
        </table:table-row>
        <table:table-row table:style-name="ro1" table:visibility="filter">
          <table:table-cell office:value-type="string" calcext:value-type="string">
            <text:p>-6,-21</text:p>
          </table:table-cell>
        </table:table-row>
        <table:table-row table:style-name="ro1" table:visibility="filter">
          <table:table-cell office:value-type="string" calcext:value-type="string">
            <text:p>-5,-21</text:p>
          </table:table-cell>
        </table:table-row>
        <table:table-row table:style-name="ro1" table:visibility="filter">
          <table:table-cell office:value-type="string" calcext:value-type="string">
            <text:p>-4,-21</text:p>
          </table:table-cell>
        </table:table-row>
        <table:table-row table:style-name="ro1">
          <table:table-cell office:value-type="string" calcext:value-type="string">
            <text:p>-4,-22</text:p>
          </table:table-cell>
        </table:table-row>
        <table:table-row table:style-name="ro1">
          <table:table-cell office:value-type="string" calcext:value-type="string">
            <text:p>-3,-22</text:p>
          </table:table-cell>
        </table:table-row>
        <table:table-row table:style-name="ro1" table:visibility="filter">
          <table:table-cell office:value-type="string" calcext:value-type="string">
            <text:p>-3,-21</text:p>
          </table:table-cell>
        </table:table-row>
        <table:table-row table:style-name="ro1" table:visibility="filter">
          <table:table-cell office:value-type="string" calcext:value-type="string">
            <text:p>-3,-22</text:p>
          </table:table-cell>
        </table:table-row>
        <table:table-row table:style-name="ro1" table:visibility="filter">
          <table:table-cell office:value-type="string" calcext:value-type="string">
            <text:p>-3,-21</text:p>
          </table:table-cell>
        </table:table-row>
        <table:table-row table:style-name="ro1" table:visibility="filter">
          <table:table-cell office:value-type="string" calcext:value-type="string">
            <text:p>-4,-21</text:p>
          </table:table-cell>
        </table:table-row>
        <table:table-row table:style-name="ro1" table:visibility="filter">
          <table:table-cell office:value-type="string" calcext:value-type="string">
            <text:p>-4,-22</text:p>
          </table:table-cell>
        </table:table-row>
        <table:table-row table:style-name="ro1" table:visibility="filter">
          <table:table-cell office:value-type="string" calcext:value-type="string">
            <text:p>-5,-22</text:p>
          </table:table-cell>
        </table:table-row>
        <table:table-row table:style-name="ro1" table:visibility="filter">
          <table:table-cell office:value-type="string" calcext:value-type="string">
            <text:p>-5,-23</text:p>
          </table:table-cell>
        </table:table-row>
        <table:table-row table:style-name="ro1" table:visibility="filter">
          <table:table-cell office:value-type="string" calcext:value-type="string">
            <text:p>-6,-23</text:p>
          </table:table-cell>
        </table:table-row>
        <table:table-row table:style-name="ro1">
          <table:table-cell office:value-type="string" calcext:value-type="string">
            <text:p>-7,-23</text:p>
          </table:table-cell>
        </table:table-row>
        <table:table-row table:style-name="ro1" table:visibility="filter">
          <table:table-cell office:value-type="string" calcext:value-type="string">
            <text:p>-7,-22</text:p>
          </table:table-cell>
        </table:table-row>
        <table:table-row table:style-name="ro1" table:visibility="filter">
          <table:table-cell office:value-type="string" calcext:value-type="string">
            <text:p>-8,-22</text:p>
          </table:table-cell>
        </table:table-row>
        <table:table-row table:style-name="ro1">
          <table:table-cell office:value-type="string" calcext:value-type="string">
            <text:p>-9,-22</text:p>
          </table:table-cell>
        </table:table-row>
        <table:table-row table:style-name="ro1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9,-22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9,-24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9,-24</text:p>
          </table:table-cell>
        </table:table-row>
        <table:table-row table:style-name="ro1" table:visibility="filter">
          <table:table-cell office:value-type="string" calcext:value-type="string">
            <text:p>-8,-24</text:p>
          </table:table-cell>
        </table:table-row>
        <table:table-row table:style-name="ro1">
          <table:table-cell office:value-type="string" calcext:value-type="string">
            <text:p>-8,-25</text:p>
          </table:table-cell>
        </table:table-row>
        <table:table-row table:style-name="ro1">
          <table:table-cell office:value-type="string" calcext:value-type="string">
            <text:p>-9,-25</text:p>
          </table:table-cell>
        </table:table-row>
        <table:table-row table:style-name="ro1">
          <table:table-cell office:value-type="string" calcext:value-type="string">
            <text:p>-9,-26</text:p>
          </table:table-cell>
        </table:table-row>
        <table:table-row table:style-name="ro1">
          <table:table-cell office:value-type="string" calcext:value-type="string">
            <text:p>-10,-26</text:p>
          </table:table-cell>
        </table:table-row>
        <table:table-row table:style-name="ro1" table:visibility="filter">
          <table:table-cell office:value-type="string" calcext:value-type="string">
            <text:p>-9,-26</text:p>
          </table:table-cell>
        </table:table-row>
        <table:table-row table:style-name="ro1">
          <table:table-cell office:value-type="string" calcext:value-type="string">
            <text:p>-8,-26</text:p>
          </table:table-cell>
        </table:table-row>
        <table:table-row table:style-name="ro1">
          <table:table-cell office:value-type="string" calcext:value-type="string">
            <text:p>-8,-27</text:p>
          </table:table-cell>
        </table:table-row>
        <table:table-row table:style-name="ro1">
          <table:table-cell office:value-type="string" calcext:value-type="string">
            <text:p>-9,-27</text:p>
          </table:table-cell>
        </table:table-row>
        <table:table-row table:style-name="ro1">
          <table:table-cell office:value-type="string" calcext:value-type="string">
            <text:p>-9,-28</text:p>
          </table:table-cell>
        </table:table-row>
        <table:table-row table:style-name="ro1" table:visibility="filter">
          <table:table-cell office:value-type="string" calcext:value-type="string">
            <text:p>-9,-27</text:p>
          </table:table-cell>
        </table:table-row>
        <table:table-row table:style-name="ro1">
          <table:table-cell office:value-type="string" calcext:value-type="string">
            <text:p>-10,-27</text:p>
          </table:table-cell>
        </table:table-row>
        <table:table-row table:style-name="ro1">
          <table:table-cell office:value-type="string" calcext:value-type="string">
            <text:p>-11,-27</text:p>
          </table:table-cell>
        </table:table-row>
        <table:table-row table:style-name="ro1">
          <table:table-cell office:value-type="string" calcext:value-type="string">
            <text:p>-12,-27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 table:visibility="filter">
          <table:table-cell office:value-type="string" calcext:value-type="string">
            <text:p>-12,-27</text:p>
          </table:table-cell>
        </table:table-row>
        <table:table-row table:style-name="ro1">
          <table:table-cell office:value-type="string" calcext:value-type="string">
            <text:p>-12,-28</text:p>
          </table:table-cell>
        </table:table-row>
        <table:table-row table:style-name="ro1" table:visibility="filter">
          <table:table-cell office:value-type="string" calcext:value-type="string">
            <text:p>-12,-27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 table:visibility="filter">
          <table:table-cell office:value-type="string" calcext:value-type="string">
            <text:p>-10,-27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>
          <table:table-cell office:value-type="string" calcext:value-type="string">
            <text:p>-11,-26</text:p>
          </table:table-cell>
        </table:table-row>
        <table:table-row table:style-name="ro1">
          <table:table-cell office:value-type="string" calcext:value-type="string">
            <text:p>-12,-26</text:p>
          </table:table-cell>
        </table:table-row>
        <table:table-row table:style-name="ro1">
          <table:table-cell office:value-type="string" calcext:value-type="string">
            <text:p>-13,-26</text:p>
          </table:table-cell>
        </table:table-row>
        <table:table-row table:style-name="ro1">
          <table:table-cell office:value-type="string" calcext:value-type="string">
            <text:p>-13,-25</text:p>
          </table:table-cell>
        </table:table-row>
        <table:table-row table:style-name="ro1">
          <table:table-cell office:value-type="string" calcext:value-type="string">
            <text:p>-12,-25</text:p>
          </table:table-cell>
        </table:table-row>
        <table:table-row table:style-name="ro1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2,-23</text:p>
          </table:table-cell>
        </table:table-row>
        <table:table-row table:style-name="ro1" table:visibility="filter">
          <table:table-cell office:value-type="string" calcext:value-type="string">
            <text:p>-11,-23</text:p>
          </table:table-cell>
        </table:table-row>
        <table:table-row table:style-name="ro1" table:visibility="filter">
          <table:table-cell office:value-type="string" calcext:value-type="string">
            <text:p>-12,-23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>
          <table:table-cell office:value-type="string" calcext:value-type="string">
            <text:p>-11,-24</text:p>
          </table:table-cell>
        </table:table-row>
        <table:table-row table:style-name="ro1">
          <table:table-cell office:value-type="string" calcext:value-type="string">
            <text:p>-11,-25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>
          <table:table-cell office:value-type="string" calcext:value-type="string">
            <text:p>-13,-24</text:p>
          </table:table-cell>
        </table:table-row>
        <table:table-row table:style-name="ro1">
          <table:table-cell office:value-type="string" calcext:value-type="string">
            <text:p>-13,-23</text:p>
          </table:table-cell>
        </table:table-row>
        <table:table-row table:style-name="ro1" table:visibility="filter">
          <table:table-cell office:value-type="string" calcext:value-type="string">
            <text:p>-12,-23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1,-24</text:p>
          </table:table-cell>
        </table:table-row>
        <table:table-row table:style-name="ro1" table:visibility="filter">
          <table:table-cell office:value-type="string" calcext:value-type="string">
            <text:p>-11,-23</text:p>
          </table:table-cell>
        </table:table-row>
        <table:table-row table:style-name="ro1" table:visibility="filter">
          <table:table-cell office:value-type="string" calcext:value-type="string">
            <text:p>-12,-23</text:p>
          </table:table-cell>
        </table:table-row>
        <table:table-row table:style-name="ro1" table:visibility="filter">
          <table:table-cell office:value-type="string" calcext:value-type="string">
            <text:p>-13,-23</text:p>
          </table:table-cell>
        </table:table-row>
        <table:table-row table:style-name="ro1" table:visibility="filter">
          <table:table-cell office:value-type="string" calcext:value-type="string">
            <text:p>-13,-24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3,-24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3,-24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2,-26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3,-25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1,-24</text:p>
          </table:table-cell>
        </table:table-row>
        <table:table-row table:style-name="ro1" table:visibility="filter">
          <table:table-cell office:value-type="string" calcext:value-type="string">
            <text:p>-11,-23</text:p>
          </table:table-cell>
        </table:table-row>
        <table:table-row table:style-name="ro1" table:visibility="filter">
          <table:table-cell office:value-type="string" calcext:value-type="string">
            <text:p>-10,-23</text:p>
          </table:table-cell>
        </table:table-row>
        <table:table-row table:style-name="ro1" table:visibility="filter">
          <table:table-cell office:value-type="string" calcext:value-type="string">
            <text:p>-10,-24</text:p>
          </table:table-cell>
        </table:table-row>
        <table:table-row table:style-name="ro1" table:visibility="filter">
          <table:table-cell office:value-type="string" calcext:value-type="string">
            <text:p>-10,-23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9,-22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9,-24</text:p>
          </table:table-cell>
        </table:table-row>
        <table:table-row table:style-name="ro1" table:visibility="filter">
          <table:table-cell office:value-type="string" calcext:value-type="string">
            <text:p>-10,-24</text:p>
          </table:table-cell>
        </table:table-row>
        <table:table-row table:style-name="ro1" table:visibility="filter">
          <table:table-cell office:value-type="string" calcext:value-type="string">
            <text:p>-9,-24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9,-22</text:p>
          </table:table-cell>
        </table:table-row>
        <table:table-row table:style-name="ro1">
          <table:table-cell office:value-type="string" calcext:value-type="string">
            <text:p>-10,-22</text:p>
          </table:table-cell>
        </table:table-row>
        <table:table-row table:style-name="ro1" table:visibility="filter">
          <table:table-cell office:value-type="string" calcext:value-type="string">
            <text:p>-11,-22</text:p>
          </table:table-cell>
        </table:table-row>
        <table:table-row table:style-name="ro1" table:visibility="filter">
          <table:table-cell office:value-type="string" calcext:value-type="string">
            <text:p>-10,-22</text:p>
          </table:table-cell>
        </table:table-row>
        <table:table-row table:style-name="ro1" table:visibility="filter">
          <table:table-cell office:value-type="string" calcext:value-type="string">
            <text:p>-9,-22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10,-23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9,-22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10,-23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10,-23</text:p>
          </table:table-cell>
        </table:table-row>
        <table:table-row table:style-name="ro1" table:visibility="filter">
          <table:table-cell office:value-type="string" calcext:value-type="string">
            <text:p>-10,-24</text:p>
          </table:table-cell>
        </table:table-row>
        <table:table-row table:style-name="ro1" table:visibility="filter">
          <table:table-cell office:value-type="string" calcext:value-type="string">
            <text:p>-10,-23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10,-23</text:p>
          </table:table-cell>
        </table:table-row>
        <table:table-row table:style-name="ro1" table:visibility="filter">
          <table:table-cell office:value-type="string" calcext:value-type="string">
            <text:p>-9,-23</text:p>
          </table:table-cell>
        </table:table-row>
        <table:table-row table:style-name="ro1" table:visibility="filter">
          <table:table-cell office:value-type="string" calcext:value-type="string">
            <text:p>-10,-23</text:p>
          </table:table-cell>
        </table:table-row>
        <table:table-row table:style-name="ro1" table:visibility="filter">
          <table:table-cell office:value-type="string" calcext:value-type="string">
            <text:p>-11,-23</text:p>
          </table:table-cell>
        </table:table-row>
        <table:table-row table:style-name="ro1" table:visibility="filter">
          <table:table-cell office:value-type="string" calcext:value-type="string">
            <text:p>-12,-23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1,-25</text:p>
          </table:table-cell>
        </table:table-row>
        <table:table-row table:style-name="ro1" table:visibility="filter">
          <table:table-cell office:value-type="string" calcext:value-type="string">
            <text:p>-11,-26</text:p>
          </table:table-cell>
        </table:table-row>
        <table:table-row table:style-name="ro1" table:visibility="filter">
          <table:table-cell office:value-type="string" calcext:value-type="string">
            <text:p>-10,-26</text:p>
          </table:table-cell>
        </table:table-row>
        <table:table-row table:style-name="ro1" table:visibility="filter">
          <table:table-cell office:value-type="string" calcext:value-type="string">
            <text:p>-10,-27</text:p>
          </table:table-cell>
        </table:table-row>
        <table:table-row table:style-name="ro1" table:visibility="filter">
          <table:table-cell office:value-type="string" calcext:value-type="string">
            <text:p>-10,-26</text:p>
          </table:table-cell>
        </table:table-row>
        <table:table-row table:style-name="ro1" table:visibility="filter">
          <table:table-cell office:value-type="string" calcext:value-type="string">
            <text:p>-9,-26</text:p>
          </table:table-cell>
        </table:table-row>
        <table:table-row table:style-name="ro1" table:visibility="filter">
          <table:table-cell office:value-type="string" calcext:value-type="string">
            <text:p>-9,-27</text:p>
          </table:table-cell>
        </table:table-row>
        <table:table-row table:style-name="ro1" table:visibility="filter">
          <table:table-cell office:value-type="string" calcext:value-type="string">
            <text:p>-9,-28</text:p>
          </table:table-cell>
        </table:table-row>
        <table:table-row table:style-name="ro1" table:visibility="filter">
          <table:table-cell office:value-type="string" calcext:value-type="string">
            <text:p>-9,-27</text:p>
          </table:table-cell>
        </table:table-row>
        <table:table-row table:style-name="ro1" table:visibility="filter">
          <table:table-cell office:value-type="string" calcext:value-type="string">
            <text:p>-8,-27</text:p>
          </table:table-cell>
        </table:table-row>
        <table:table-row table:style-name="ro1" table:visibility="filter">
          <table:table-cell office:value-type="string" calcext:value-type="string">
            <text:p>-9,-27</text:p>
          </table:table-cell>
        </table:table-row>
        <table:table-row table:style-name="ro1" table:visibility="filter">
          <table:table-cell office:value-type="string" calcext:value-type="string">
            <text:p>-10,-27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 table:visibility="filter">
          <table:table-cell office:value-type="string" calcext:value-type="string">
            <text:p>-12,-27</text:p>
          </table:table-cell>
        </table:table-row>
        <table:table-row table:style-name="ro1" table:visibility="filter">
          <table:table-cell office:value-type="string" calcext:value-type="string">
            <text:p>-12,-28</text:p>
          </table:table-cell>
        </table:table-row>
        <table:table-row table:style-name="ro1">
          <table:table-cell office:value-type="string" calcext:value-type="string">
            <text:p>-11,-28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 table:visibility="filter">
          <table:table-cell office:value-type="string" calcext:value-type="string">
            <text:p>-11,-28</text:p>
          </table:table-cell>
        </table:table-row>
        <table:table-row table:style-name="ro1" table:visibility="filter">
          <table:table-cell office:value-type="string" calcext:value-type="string">
            <text:p>-12,-28</text:p>
          </table:table-cell>
        </table:table-row>
        <table:table-row table:style-name="ro1" table:visibility="filter">
          <table:table-cell office:value-type="string" calcext:value-type="string">
            <text:p>-11,-28</text:p>
          </table:table-cell>
        </table:table-row>
        <table:table-row table:style-name="ro1" table:visibility="filter">
          <table:table-cell office:value-type="string" calcext:value-type="string">
            <text:p>-12,-28</text:p>
          </table:table-cell>
        </table:table-row>
        <table:table-row table:style-name="ro1" table:visibility="filter">
          <table:table-cell office:value-type="string" calcext:value-type="string">
            <text:p>-11,-28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 table:visibility="filter">
          <table:table-cell office:value-type="string" calcext:value-type="string">
            <text:p>-11,-26</text:p>
          </table:table-cell>
        </table:table-row>
        <table:table-row table:style-name="ro1" table:visibility="filter">
          <table:table-cell office:value-type="string" calcext:value-type="string">
            <text:p>-12,-26</text:p>
          </table:table-cell>
        </table:table-row>
        <table:table-row table:style-name="ro1" table:visibility="filter">
          <table:table-cell office:value-type="string" calcext:value-type="string">
            <text:p>-12,-27</text:p>
          </table:table-cell>
        </table:table-row>
        <table:table-row table:style-name="ro1" table:visibility="filter">
          <table:table-cell office:value-type="string" calcext:value-type="string">
            <text:p>-12,-28</text:p>
          </table:table-cell>
        </table:table-row>
        <table:table-row table:style-name="ro1" table:visibility="filter">
          <table:table-cell office:value-type="string" calcext:value-type="string">
            <text:p>-11,-28</text:p>
          </table:table-cell>
        </table:table-row>
        <table:table-row table:style-name="ro1">
          <table:table-cell office:value-type="string" calcext:value-type="string">
            <text:p>-11,-29</text:p>
          </table:table-cell>
        </table:table-row>
        <table:table-row table:style-name="ro1" table:visibility="filter">
          <table:table-cell office:value-type="string" calcext:value-type="string">
            <text:p>-11,-28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 table:visibility="filter">
          <table:table-cell office:value-type="string" calcext:value-type="string">
            <text:p>-11,-28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 table:visibility="filter">
          <table:table-cell office:value-type="string" calcext:value-type="string">
            <text:p>-11,-26</text:p>
          </table:table-cell>
        </table:table-row>
        <table:table-row table:style-name="ro1" table:visibility="filter">
          <table:table-cell office:value-type="string" calcext:value-type="string">
            <text:p>-11,-25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2,-26</text:p>
          </table:table-cell>
        </table:table-row>
        <table:table-row table:style-name="ro1" table:visibility="filter">
          <table:table-cell office:value-type="string" calcext:value-type="string">
            <text:p>-13,-26</text:p>
          </table:table-cell>
        </table:table-row>
        <table:table-row table:style-name="ro1" table:visibility="filter">
          <table:table-cell office:value-type="string" calcext:value-type="string">
            <text:p>-13,-25</text:p>
          </table:table-cell>
        </table:table-row>
        <table:table-row table:style-name="ro1" table:visibility="filter">
          <table:table-cell office:value-type="string" calcext:value-type="string">
            <text:p>-13,-24</text:p>
          </table:table-cell>
        </table:table-row>
        <table:table-row table:style-name="ro1" table:visibility="filter">
          <table:table-cell office:value-type="string" calcext:value-type="string">
            <text:p>-12,-24</text:p>
          </table:table-cell>
        </table:table-row>
        <table:table-row table:style-name="ro1" table:visibility="filter">
          <table:table-cell office:value-type="string" calcext:value-type="string">
            <text:p>-13,-24</text:p>
          </table:table-cell>
        </table:table-row>
        <table:table-row table:style-name="ro1" table:visibility="filter">
          <table:table-cell office:value-type="string" calcext:value-type="string">
            <text:p>-13,-25</text:p>
          </table:table-cell>
        </table:table-row>
        <table:table-row table:style-name="ro1" table:visibility="filter">
          <table:table-cell office:value-type="string" calcext:value-type="string">
            <text:p>-13,-24</text:p>
          </table:table-cell>
        </table:table-row>
        <table:table-row table:style-name="ro1" table:visibility="filter">
          <table:table-cell office:value-type="string" calcext:value-type="string">
            <text:p>-13,-25</text:p>
          </table:table-cell>
        </table:table-row>
        <table:table-row table:style-name="ro1">
          <table:table-cell office:value-type="string" calcext:value-type="string">
            <text:p>-14,-25</text:p>
          </table:table-cell>
        </table:table-row>
        <table:table-row table:style-name="ro1" table:visibility="filter">
          <table:table-cell office:value-type="string" calcext:value-type="string">
            <text:p>-13,-25</text:p>
          </table:table-cell>
        </table:table-row>
        <table:table-row table:style-name="ro1" table:visibility="filter">
          <table:table-cell office:value-type="string" calcext:value-type="string">
            <text:p>-12,-25</text:p>
          </table:table-cell>
        </table:table-row>
        <table:table-row table:style-name="ro1" table:visibility="filter">
          <table:table-cell office:value-type="string" calcext:value-type="string">
            <text:p>-13,-25</text:p>
          </table:table-cell>
        </table:table-row>
        <table:table-row table:style-name="ro1" table:visibility="filter">
          <table:table-cell office:value-type="string" calcext:value-type="string">
            <text:p>-13,-26</text:p>
          </table:table-cell>
        </table:table-row>
        <table:table-row table:style-name="ro1">
          <table:table-cell office:value-type="string" calcext:value-type="string">
            <text:p>-14,-26</text:p>
          </table:table-cell>
        </table:table-row>
        <table:table-row table:style-name="ro1">
          <table:table-cell office:value-type="string" calcext:value-type="string">
            <text:p>-14,-27</text:p>
          </table:table-cell>
        </table:table-row>
        <table:table-row table:style-name="ro1">
          <table:table-cell office:value-type="string" calcext:value-type="string">
            <text:p>-14,-28</text:p>
          </table:table-cell>
        </table:table-row>
        <table:table-row table:style-name="ro1">
          <table:table-cell office:value-type="string" calcext:value-type="string">
            <text:p>-13,-28</text:p>
          </table:table-cell>
        </table:table-row>
        <table:table-row table:style-name="ro1">
          <table:table-cell office:value-type="string" calcext:value-type="string">
            <text:p>-13,-27</text:p>
          </table:table-cell>
        </table:table-row>
        <table:table-row table:style-name="ro1" table:visibility="filter">
          <table:table-cell office:value-type="string" calcext:value-type="string">
            <text:p>-14,-27</text:p>
          </table:table-cell>
        </table:table-row>
        <table:table-row table:style-name="ro1" table:visibility="filter">
          <table:table-cell office:value-type="string" calcext:value-type="string">
            <text:p>-13,-27</text:p>
          </table:table-cell>
        </table:table-row>
        <table:table-row table:style-name="ro1" table:visibility="filter">
          <table:table-cell office:value-type="string" calcext:value-type="string">
            <text:p>-12,-27</text:p>
          </table:table-cell>
        </table:table-row>
        <table:table-row table:style-name="ro1" table:visibility="filter">
          <table:table-cell office:value-type="string" calcext:value-type="string">
            <text:p>-11,-27</text:p>
          </table:table-cell>
        </table:table-row>
        <table:table-row table:style-name="ro1" table:visibility="filter">
          <table:table-cell office:value-type="string" calcext:value-type="string">
            <text:p>-12,-27</text:p>
          </table:table-cell>
        </table:table-row>
        <table:table-row table:style-name="ro1" table:visibility="filter">
          <table:table-cell office:value-type="string" calcext:value-type="string">
            <text:p>-12,-28</text:p>
          </table:table-cell>
        </table:table-row>
        <table:table-row table:style-name="ro1">
          <table:table-cell office:value-type="string" calcext:value-type="string">
            <text:p>-12,-29</text:p>
          </table:table-cell>
        </table:table-row>
        <table:table-row table:style-name="ro1">
          <table:table-cell office:value-type="string" calcext:value-type="string">
            <text:p>-13,-29</text:p>
          </table:table-cell>
        </table:table-row>
        <table:table-row table:style-name="ro1" table:visibility="filter">
          <table:table-cell office:value-type="string" calcext:value-type="string">
            <text:p>-13,-28</text:p>
          </table:table-cell>
        </table:table-row>
        <table:table-row table:style-name="ro1" table:visibility="filter">
          <table:table-cell office:value-type="string" calcext:value-type="string">
            <text:p>-13,-29</text:p>
          </table:table-cell>
        </table:table-row>
        <table:table-row table:style-name="ro1">
          <table:table-cell office:value-type="string" calcext:value-type="string">
            <text:p>-14,-29</text:p>
          </table:table-cell>
        </table:table-row>
        <table:table-row table:style-name="ro1">
          <table:table-cell office:value-type="string" calcext:value-type="string">
            <text:p>-15,-29</text:p>
          </table:table-cell>
        </table:table-row>
        <table:table-row table:style-name="ro1" table:visibility="filter">
          <table:table-cell office:value-type="string" calcext:value-type="string">
            <text:p>-14,-29</text:p>
          </table:table-cell>
        </table:table-row>
        <table:table-row table:style-name="ro1" table:visibility="filter">
          <table:table-cell office:value-type="string" calcext:value-type="string">
            <text:p>-13,-29</text:p>
          </table:table-cell>
        </table:table-row>
        <table:table-row table:style-name="ro1" table:visibility="filter">
          <table:table-cell office:value-type="string" calcext:value-type="string">
            <text:p>-13,-28</text:p>
          </table:table-cell>
        </table:table-row>
        <table:table-row table:style-name="ro1" table:visibility="filter">
          <table:table-cell office:value-type="string" calcext:value-type="string">
            <text:p>-12,-28</text:p>
          </table:table-cell>
        </table:table-row>
        <table:table-row table:style-name="ro1" table:visibility="filter">
          <table:table-cell office:value-type="string" calcext:value-type="string">
            <text:p>-13,-28</text:p>
          </table:table-cell>
        </table:table-row>
        <table:table-row table:style-name="ro1" table:visibility="filter">
          <table:table-cell office:value-type="string" calcext:value-type="string">
            <text:p>-12,-28</text:p>
          </table:table-cell>
        </table:table-row>
        <table:table-row table:style-name="ro1" table:visibility="filter">
          <table:table-cell office:value-type="string" calcext:value-type="string">
            <text:p>-11,-28</text:p>
          </table:table-cell>
        </table:table-row>
        <table:table-row table:style-name="ro1" table:visibility="filter">
          <table:table-cell office:value-type="string" calcext:value-type="string">
            <text:p>-11,-29</text:p>
          </table:table-cell>
        </table:table-row>
        <table:table-row table:style-name="ro1" table:visibility="filter">
          <table:table-cell office:value-type="string" calcext:value-type="string">
            <text:p>-12,-29</text:p>
          </table:table-cell>
        </table:table-row>
        <table:table-row table:style-name="ro1">
          <table:table-cell office:value-type="string" calcext:value-type="string">
            <text:p>-12,-30</text:p>
          </table:table-cell>
        </table:table-row>
        <table:table-row table:style-name="ro1" table:visibility="filter">
          <table:table-cell office:value-type="string" calcext:value-type="string">
            <text:p>-12,-29</text:p>
          </table:table-cell>
        </table:table-row>
        <table:table-row table:style-name="ro1" table:visibility="filter">
          <table:table-cell office:value-type="string" calcext:value-type="string">
            <text:p>-12,-30</text:p>
          </table:table-cell>
        </table:table-row>
        <table:table-row table:style-name="ro1" table:visibility="filter">
          <table:table-cell office:value-type="string" calcext:value-type="string">
            <text:p>-12,-29</text:p>
          </table:table-cell>
        </table:table-row>
        <table:table-row table:style-name="ro1" table:visibility="filter">
          <table:table-cell office:value-type="string" calcext:value-type="string">
            <text:p>-11,-29</text:p>
          </table:table-cell>
        </table:table-row>
        <table:table-row table:style-name="ro1">
          <table:table-cell office:value-type="string" calcext:value-type="string">
            <text:p>-10,-29</text:p>
          </table:table-cell>
        </table:table-row>
        <table:table-row table:style-name="ro1">
          <table:table-cell office:value-type="string" calcext:value-type="string">
            <text:p>-9,-29</text:p>
          </table:table-cell>
        </table:table-row>
        <table:table-row table:style-name="ro1">
          <table:table-cell office:value-type="string" calcext:value-type="string">
            <text:p>-9,-30</text:p>
          </table:table-cell>
        </table:table-row>
        <table:table-row table:style-name="ro1">
          <table:table-cell office:value-type="string" calcext:value-type="string">
            <text:p>-10,-30</text:p>
          </table:table-cell>
        </table:table-row>
        <table:table-row table:style-name="ro1">
          <table:table-cell office:value-type="string" calcext:value-type="string">
            <text:p>-11,-30</text:p>
          </table:table-cell>
        </table:table-row>
        <table:table-row table:style-name="ro1" table:visibility="filter">
          <table:table-cell office:value-type="string" calcext:value-type="string">
            <text:p>-10,-30</text:p>
          </table:table-cell>
        </table:table-row>
        <table:table-row table:style-name="ro1">
          <table:table-cell office:value-type="string" calcext:value-type="string">
            <text:p>-10,-31</text:p>
          </table:table-cell>
        </table:table-row>
        <table:table-row table:style-name="ro1">
          <table:table-cell office:value-type="string" calcext:value-type="string">
            <text:p>-11,-31</text:p>
          </table:table-cell>
        </table:table-row>
        <table:table-row table:style-name="ro1">
          <table:table-cell office:value-type="string" calcext:value-type="string">
            <text:p>-12,-31</text:p>
          </table:table-cell>
        </table:table-row>
        <table:table-row table:style-name="ro1">
          <table:table-cell office:value-type="string" calcext:value-type="string">
            <text:p>-13,-31</text:p>
          </table:table-cell>
        </table:table-row>
        <table:table-row table:style-name="ro1">
          <table:table-cell office:value-type="string" calcext:value-type="string">
            <text:p>-14,-31</text:p>
          </table:table-cell>
        </table:table-row>
        <table:table-row table:style-name="ro1">
          <table:table-cell office:value-type="string" calcext:value-type="string">
            <text:p>-15,-31</text:p>
          </table:table-cell>
        </table:table-row>
        <table:table-row table:style-name="ro1">
          <table:table-cell office:value-type="string" calcext:value-type="string">
            <text:p>-16,-31</text:p>
          </table:table-cell>
        </table:table-row>
        <table:table-row table:style-name="ro1">
          <table:table-cell office:value-type="string" calcext:value-type="string">
            <text:p>-17,-31</text:p>
          </table:table-cell>
        </table:table-row>
        <table:table-row table:style-name="ro1">
          <table:table-cell office:value-type="string" calcext:value-type="string">
            <text:p>-17,-30</text:p>
          </table:table-cell>
        </table:table-row>
        <table:table-row table:style-name="ro1" table:visibility="filter">
          <table:table-cell office:value-type="string" calcext:value-type="string">
            <text:p>-17,-31</text:p>
          </table:table-cell>
        </table:table-row>
        <table:table-row table:style-name="ro1">
          <table:table-cell office:value-type="string" calcext:value-type="string">
            <text:p>-18,-31</text:p>
          </table:table-cell>
        </table:table-row>
        <table:table-row table:style-name="ro1">
          <table:table-cell office:value-type="string" calcext:value-type="string">
            <text:p>-19,-31</text:p>
          </table:table-cell>
        </table:table-row>
        <table:table-row table:style-name="ro1">
          <table:table-cell office:value-type="string" calcext:value-type="string">
            <text:p>-19,-30</text:p>
          </table:table-cell>
        </table:table-row>
        <table:table-row table:style-name="ro1">
          <table:table-cell office:value-type="string" calcext:value-type="string">
            <text:p>-19,-29</text:p>
          </table:table-cell>
        </table:table-row>
        <table:table-row table:style-name="ro1">
          <table:table-cell office:value-type="string" calcext:value-type="string">
            <text:p>-19,-28</text:p>
          </table:table-cell>
        </table:table-row>
        <table:table-row table:style-name="ro1" table:visibility="filter">
          <table:table-cell office:value-type="string" calcext:value-type="string">
            <text:p>-19,-29</text:p>
          </table:table-cell>
        </table:table-row>
        <table:table-row table:style-name="ro1">
          <table:table-cell office:value-type="string" calcext:value-type="string">
            <text:p>-20,-29</text:p>
          </table:table-cell>
        </table:table-row>
        <table:table-row table:style-name="ro1">
          <table:table-cell office:value-type="string" calcext:value-type="string">
            <text:p>-20,-28</text:p>
          </table:table-cell>
        </table:table-row>
        <table:table-row table:style-name="ro1" table:visibility="filter">
          <table:table-cell office:value-type="string" calcext:value-type="string">
            <text:p>-20,-29</text:p>
          </table:table-cell>
        </table:table-row>
        <table:table-row table:style-name="ro1">
          <table:table-cell office:value-type="string" calcext:value-type="string">
            <text:p>-21,-29</text:p>
          </table:table-cell>
        </table:table-row>
        <table:table-row table:style-name="ro1" table:visibility="filter">
          <table:table-cell office:value-type="string" calcext:value-type="string">
            <text:p>-20,-29</text:p>
          </table:table-cell>
        </table:table-row>
        <table:table-row table:style-name="ro1">
          <table:table-cell office:value-type="string" calcext:value-type="string">
            <text:p>-20,-30</text:p>
          </table:table-cell>
        </table:table-row>
        <table:table-row table:style-name="ro1" table:visibility="filter">
          <table:table-cell office:value-type="string" calcext:value-type="string">
            <text:p>-20,-29</text:p>
          </table:table-cell>
        </table:table-row>
        <table:table-row table:style-name="ro1" table:visibility="filter">
          <table:table-cell office:value-type="string" calcext:value-type="string">
            <text:p>-20,-28</text:p>
          </table:table-cell>
        </table:table-row>
        <table:table-row table:style-name="ro1">
          <table:table-cell office:value-type="string" calcext:value-type="string">
            <text:p>-21,-28</text:p>
          </table:table-cell>
        </table:table-row>
        <table:table-row table:style-name="ro1">
          <table:table-cell office:value-type="string" calcext:value-type="string">
            <text:p>-22,-28</text:p>
          </table:table-cell>
        </table:table-row>
        <table:table-row table:style-name="ro1">
          <table:table-cell office:value-type="string" calcext:value-type="string">
            <text:p>-23,-28</text:p>
          </table:table-cell>
        </table:table-row>
        <table:table-row table:style-name="ro1">
          <table:table-cell office:value-type="string" calcext:value-type="string">
            <text:p>-23,-27</text:p>
          </table:table-cell>
        </table:table-row>
        <table:table-row table:style-name="ro1">
          <table:table-cell office:value-type="string" calcext:value-type="string">
            <text:p>-24,-27</text:p>
          </table:table-cell>
        </table:table-row>
        <table:table-row table:style-name="ro1" table:visibility="filter">
          <table:table-cell office:value-type="string" calcext:value-type="string">
            <text:p>-23,-27</text:p>
          </table:table-cell>
        </table:table-row>
        <table:table-row table:style-name="ro1">
          <table:table-cell office:value-type="string" calcext:value-type="string">
            <text:p>-22,-27</text:p>
          </table:table-cell>
        </table:table-row>
        <table:table-row table:style-name="ro1" table:visibility="filter">
          <table:table-cell office:value-type="string" calcext:value-type="string">
            <text:p>-22,-28</text:p>
          </table:table-cell>
        </table:table-row>
        <table:table-row table:style-name="ro1" table:visibility="filter">
          <table:table-cell office:value-type="string" calcext:value-type="string">
            <text:p>-22,-27</text:p>
          </table:table-cell>
        </table:table-row>
        <table:table-row table:style-name="ro1" table:visibility="filter">
          <table:table-cell office:value-type="string" calcext:value-type="string">
            <text:p>-22,-28</text:p>
          </table:table-cell>
        </table:table-row>
        <table:table-row table:style-name="ro1">
          <table:table-cell office:value-type="string" calcext:value-type="string">
            <text:p>-22,-29</text:p>
          </table:table-cell>
        </table:table-row>
        <table:table-row table:style-name="ro1">
          <table:table-cell office:value-type="string" calcext:value-type="string">
            <text:p>-23,-29</text:p>
          </table:table-cell>
        </table:table-row>
        <table:table-row table:style-name="ro1">
          <table:table-cell office:value-type="string" calcext:value-type="string">
            <text:p>-23,-30</text:p>
          </table:table-cell>
        </table:table-row>
        <table:table-row table:style-name="ro1">
          <table:table-cell office:value-type="string" calcext:value-type="string">
            <text:p>-22,-30</text:p>
          </table:table-cell>
        </table:table-row>
        <table:table-row table:style-name="ro1" table:visibility="filter">
          <table:table-cell office:value-type="string" calcext:value-type="string">
            <text:p>-22,-29</text:p>
          </table:table-cell>
        </table:table-row>
        <table:table-row table:style-name="ro1" table:visibility="filter">
          <table:table-cell office:value-type="string" calcext:value-type="string">
            <text:p>-23,-29</text:p>
          </table:table-cell>
        </table:table-row>
        <table:table-row table:style-name="ro1" table:visibility="filter">
          <table:table-cell office:value-type="string" calcext:value-type="string">
            <text:p>-23,-28</text:p>
          </table:table-cell>
        </table:table-row>
        <table:table-row table:style-name="ro1" table:visibility="filter">
          <table:table-cell office:value-type="string" calcext:value-type="string">
            <text:p>-23,-27</text:p>
          </table:table-cell>
        </table:table-row>
        <table:table-row table:style-name="ro1" table:visibility="filter">
          <table:table-cell office:value-type="string" calcext:value-type="string">
            <text:p>-24,-27</text:p>
          </table:table-cell>
        </table:table-row>
        <table:table-row table:style-name="ro1">
          <table:table-cell office:value-type="string" calcext:value-type="string">
            <text:p>-24,-26</text:p>
          </table:table-cell>
        </table:table-row>
        <table:table-row table:style-name="ro1">
          <table:table-cell office:value-type="string" calcext:value-type="string">
            <text:p>-24,-25</text:p>
          </table:table-cell>
        </table:table-row>
        <table:table-row table:style-name="ro1">
          <table:table-cell office:value-type="string" calcext:value-type="string">
            <text:p>-25,-25</text:p>
          </table:table-cell>
        </table:table-row>
        <table:table-row table:style-name="ro1">
          <table:table-cell office:value-type="string" calcext:value-type="string">
            <text:p>-26,-25</text:p>
          </table:table-cell>
        </table:table-row>
        <table:table-row table:style-name="ro1">
          <table:table-cell office:value-type="string" calcext:value-type="string">
            <text:p>-26,-24</text:p>
          </table:table-cell>
        </table:table-row>
        <table:table-row table:style-name="ro1">
          <table:table-cell office:value-type="string" calcext:value-type="string">
            <text:p>-25,-24</text:p>
          </table:table-cell>
        </table:table-row>
        <table:table-row table:style-name="ro1" table:visibility="filter">
          <table:table-cell office:value-type="string" calcext:value-type="string">
            <text:p>-25,-25</text:p>
          </table:table-cell>
        </table:table-row>
        <table:table-row table:style-name="ro1">
          <table:table-cell office:value-type="string" calcext:value-type="string">
            <text:p>-25,-26</text:p>
          </table:table-cell>
        </table:table-row>
        <table:table-row table:style-name="ro1" table:visibility="filter">
          <table:table-cell office:value-type="string" calcext:value-type="string">
            <text:p>-24,-26</text:p>
          </table:table-cell>
        </table:table-row>
        <table:table-row table:style-name="ro1" table:visibility="filter">
          <table:table-cell office:value-type="string" calcext:value-type="string">
            <text:p>-25,-26</text:p>
          </table:table-cell>
        </table:table-row>
        <table:table-row table:style-name="ro1" table:visibility="filter">
          <table:table-cell office:value-type="string" calcext:value-type="string">
            <text:p>-25,-25</text:p>
          </table:table-cell>
        </table:table-row>
        <table:table-row table:style-name="ro1" table:visibility="filter">
          <table:table-cell office:value-type="string" calcext:value-type="string">
            <text:p>-26,-25</text:p>
          </table:table-cell>
        </table:table-row>
        <table:table-row table:style-name="ro1" table:visibility="filter">
          <table:table-cell office:value-type="string" calcext:value-type="string">
            <text:p>-26,-24</text:p>
          </table:table-cell>
        </table:table-row>
        <table:table-row table:style-name="ro1">
          <table:table-cell office:value-type="string" calcext:value-type="string">
            <text:p>-26,-23</text:p>
          </table:table-cell>
        </table:table-row>
        <table:table-row table:style-name="ro1" table:visibility="filter">
          <table:table-cell office:value-type="string" calcext:value-type="string">
            <text:p>-26,-24</text:p>
          </table:table-cell>
        </table:table-row>
        <table:table-row table:style-name="ro1">
          <table:table-cell office:value-type="string" calcext:value-type="string">
            <text:p>-27,-24</text:p>
          </table:table-cell>
        </table:table-row>
        <table:table-row table:style-name="ro1">
          <table:table-cell office:value-type="string" calcext:value-type="string">
            <text:p>-28,-24</text:p>
          </table:table-cell>
        </table:table-row>
        <table:table-row table:style-name="ro1">
          <table:table-cell office:value-type="string" calcext:value-type="string">
            <text:p>-29,-24</text:p>
          </table:table-cell>
        </table:table-row>
        <table:table-row table:style-name="ro1">
          <table:table-cell office:value-type="string" calcext:value-type="string">
            <text:p>-29,-23</text:p>
          </table:table-cell>
        </table:table-row>
        <table:table-row table:style-name="ro1">
          <table:table-cell office:value-type="string" calcext:value-type="string">
            <text:p>-28,-23</text:p>
          </table:table-cell>
        </table:table-row>
        <table:table-row table:style-name="ro1" table:visibility="filter">
          <table:table-cell office:value-type="string" calcext:value-type="string">
            <text:p>-29,-23</text:p>
          </table:table-cell>
        </table:table-row>
        <table:table-row table:style-name="ro1">
          <table:table-cell office:value-type="string" calcext:value-type="string">
            <text:p>-29,-22</text:p>
          </table:table-cell>
        </table:table-row>
        <table:table-row table:style-name="ro1" table:visibility="filter">
          <table:table-cell office:value-type="string" calcext:value-type="string">
            <text:p>-29,-23</text:p>
          </table:table-cell>
        </table:table-row>
        <table:table-row table:style-name="ro1">
          <table:table-cell office:value-type="string" calcext:value-type="string">
            <text:p>-30,-23</text:p>
          </table:table-cell>
        </table:table-row>
        <table:table-row table:style-name="ro1">
          <table:table-cell office:value-type="string" calcext:value-type="string">
            <text:p>-30,-22</text:p>
          </table:table-cell>
        </table:table-row>
        <table:table-row table:style-name="ro1" table:visibility="filter">
          <table:table-cell office:value-type="string" calcext:value-type="string">
            <text:p>-29,-22</text:p>
          </table:table-cell>
        </table:table-row>
        <table:table-row table:style-name="ro1" table:visibility="filter">
          <table:table-cell office:value-type="string" calcext:value-type="string">
            <text:p>-30,-22</text:p>
          </table:table-cell>
        </table:table-row>
        <table:table-row table:style-name="ro1" table:visibility="filter">
          <table:table-cell office:value-type="string" calcext:value-type="string">
            <text:p>-29,-22</text:p>
          </table:table-cell>
        </table:table-row>
        <table:table-row table:style-name="ro1" table:visibility="filter">
          <table:table-cell office:value-type="string" calcext:value-type="string">
            <text:p>-29,-23</text:p>
          </table:table-cell>
        </table:table-row>
        <table:table-row table:style-name="ro1" table:visibility="filter">
          <table:table-cell office:value-type="string" calcext:value-type="string">
            <text:p>-30,-23</text:p>
          </table:table-cell>
        </table:table-row>
        <table:table-row table:style-name="ro1">
          <table:table-cell office:value-type="string" calcext:value-type="string">
            <text:p>-30,-24</text:p>
          </table:table-cell>
        </table:table-row>
        <table:table-row table:style-name="ro1">
          <table:table-cell office:value-type="string" calcext:value-type="string">
            <text:p>-30,-25</text:p>
          </table:table-cell>
        </table:table-row>
        <table:table-row table:style-name="ro1" table:visibility="filter">
          <table:table-cell office:value-type="string" calcext:value-type="string">
            <text:p>-30,-24</text:p>
          </table:table-cell>
        </table:table-row>
        <table:table-row table:style-name="ro1" table:visibility="filter">
          <table:table-cell office:value-type="string" calcext:value-type="string">
            <text:p>-29,-24</text:p>
          </table:table-cell>
        </table:table-row>
        <table:table-row table:style-name="ro1" table:visibility="filter">
          <table:table-cell office:value-type="string" calcext:value-type="string">
            <text:p>-29,-23</text:p>
          </table:table-cell>
        </table:table-row>
        <table:table-row table:style-name="ro1" table:visibility="filter">
          <table:table-cell office:value-type="string" calcext:value-type="string">
            <text:p>-29,-24</text:p>
          </table:table-cell>
        </table:table-row>
        <table:table-row table:style-name="ro1" table:visibility="filter">
          <table:table-cell office:value-type="string" calcext:value-type="string">
            <text:p>-29,-23</text:p>
          </table:table-cell>
        </table:table-row>
        <table:table-row table:style-name="ro1" table:visibility="filter">
          <table:table-cell office:value-type="string" calcext:value-type="string">
            <text:p>-29,-22</text:p>
          </table:table-cell>
        </table:table-row>
        <table:table-row table:style-name="ro1">
          <table:table-cell office:value-type="string" calcext:value-type="string">
            <text:p>-28,-22</text:p>
          </table:table-cell>
        </table:table-row>
        <table:table-row table:style-name="ro1">
          <table:table-cell office:value-type="string" calcext:value-type="string">
            <text:p>-27,-22</text:p>
          </table:table-cell>
        </table:table-row>
        <table:table-row table:style-name="ro1">
          <table:table-cell office:value-type="string" calcext:value-type="string">
            <text:p>-26,-22</text:p>
          </table:table-cell>
        </table:table-row>
        <table:table-row table:style-name="ro1" table:visibility="filter">
          <table:table-cell office:value-type="string" calcext:value-type="string">
            <text:p>-27,-22</text:p>
          </table:table-cell>
        </table:table-row>
        <table:table-row table:style-name="ro1" table:visibility="filter">
          <table:table-cell office:value-type="string" calcext:value-type="string">
            <text:p>-28,-22</text:p>
          </table:table-cell>
        </table:table-row>
        <table:table-row table:style-name="ro1" table:visibility="filter">
          <table:table-cell office:value-type="string" calcext:value-type="string">
            <text:p>-28,-23</text:p>
          </table:table-cell>
        </table:table-row>
        <table:table-row table:style-name="ro1" table:visibility="filter">
          <table:table-cell office:value-type="string" calcext:value-type="string">
            <text:p>-28,-24</text:p>
          </table:table-cell>
        </table:table-row>
        <table:table-row table:style-name="ro1" table:visibility="filter">
          <table:table-cell office:value-type="string" calcext:value-type="string">
            <text:p>-28,-23</text:p>
          </table:table-cell>
        </table:table-row>
        <table:table-row table:style-name="ro1" table:visibility="filter">
          <table:table-cell office:value-type="string" calcext:value-type="string">
            <text:p>-28,-22</text:p>
          </table:table-cell>
        </table:table-row>
        <table:table-row table:style-name="ro1" table:visibility="filter">
          <table:table-cell office:value-type="string" calcext:value-type="string">
            <text:p>-28,-23</text:p>
          </table:table-cell>
        </table:table-row>
        <table:table-row table:style-name="ro1">
          <table:table-cell office:value-type="string" calcext:value-type="string">
            <text:p>-27,-23</text:p>
          </table:table-cell>
        </table:table-row>
        <table:table-row table:style-name="ro1" table:visibility="filter">
          <table:table-cell office:value-type="string" calcext:value-type="string">
            <text:p>-28,-23</text:p>
          </table:table-cell>
        </table:table-row>
        <table:table-row table:style-name="ro1" table:visibility="filter">
          <table:table-cell office:value-type="string" calcext:value-type="string">
            <text:p>-28,-22</text:p>
          </table:table-cell>
        </table:table-row>
        <table:table-row table:style-name="ro1" table:visibility="filter">
          <table:table-cell office:value-type="string" calcext:value-type="string">
            <text:p>-29,-22</text:p>
          </table:table-cell>
        </table:table-row>
        <table:table-row table:style-name="ro1" table:visibility="filter">
          <table:table-cell office:value-type="string" calcext:value-type="string">
            <text:p>-30,-22</text:p>
          </table:table-cell>
        </table:table-row>
        <table:table-row table:style-name="ro1">
          <table:table-cell office:value-type="string" calcext:value-type="string">
            <text:p>-30,-21</text:p>
          </table:table-cell>
        </table:table-row>
        <table:table-row table:style-name="ro1">
          <table:table-cell office:value-type="string" calcext:value-type="string">
            <text:p>-31,-21</text:p>
          </table:table-cell>
        </table:table-row>
        <table:table-row table:style-name="ro1" table:visibility="filter">
          <table:table-cell office:value-type="string" calcext:value-type="string">
            <text:p>-30,-21</text:p>
          </table:table-cell>
        </table:table-row>
        <table:table-row table:style-name="ro1">
          <table:table-cell office:value-type="string" calcext:value-type="string">
            <text:p>-29,-21</text:p>
          </table:table-cell>
        </table:table-row>
        <table:table-row table:style-name="ro1">
          <table:table-cell office:value-type="string" calcext:value-type="string">
            <text:p>-29,-20</text:p>
          </table:table-cell>
        </table:table-row>
        <table:table-row table:style-name="ro1">
          <table:table-cell office:value-type="string" calcext:value-type="string">
            <text:p>-28,-20</text:p>
          </table:table-cell>
        </table:table-row>
        <table:table-row table:style-name="ro1">
          <table:table-cell office:value-type="string" calcext:value-type="string">
            <text:p>-27,-20</text:p>
          </table:table-cell>
        </table:table-row>
        <table:table-row table:style-name="ro1">
          <table:table-cell office:value-type="string" calcext:value-type="string">
            <text:p>-27,-19</text:p>
          </table:table-cell>
        </table:table-row>
        <table:table-row table:style-name="ro1">
          <table:table-cell office:value-type="string" calcext:value-type="string">
            <text:p>-28,-19</text:p>
          </table:table-cell>
        </table:table-row>
        <table:table-row table:style-name="ro1">
          <table:table-cell office:value-type="string" calcext:value-type="string">
            <text:p>-29,-19</text:p>
          </table:table-cell>
        </table:table-row>
        <table:table-row table:style-name="ro1">
          <table:table-cell office:value-type="string" calcext:value-type="string">
            <text:p>-30,-19</text:p>
          </table:table-cell>
        </table:table-row>
        <table:table-row table:style-name="ro1">
          <table:table-cell office:value-type="string" calcext:value-type="string">
            <text:p>-31,-19</text:p>
          </table:table-cell>
        </table:table-row>
        <table:table-row table:style-name="ro1">
          <table:table-cell office:value-type="string" calcext:value-type="string">
            <text:p>-31,-20</text:p>
          </table:table-cell>
        </table:table-row>
        <table:table-row table:style-name="ro1" table:visibility="filter">
          <table:table-cell office:value-type="string" calcext:value-type="string">
            <text:p>-31,-19</text:p>
          </table:table-cell>
        </table:table-row>
        <table:table-row table:style-name="ro1" table:visibility="filter">
          <table:table-cell office:value-type="string" calcext:value-type="string">
            <text:p>-31,-20</text:p>
          </table:table-cell>
        </table:table-row>
        <table:table-row table:style-name="ro1" table:visibility="filter">
          <table:table-cell office:value-type="string" calcext:value-type="string">
            <text:p>-31,-21</text:p>
          </table:table-cell>
        </table:table-row>
        <table:table-row table:style-name="ro1">
          <table:table-cell office:value-type="string" calcext:value-type="string">
            <text:p>-32,-21</text:p>
          </table:table-cell>
        </table:table-row>
        <table:table-row table:style-name="ro1" table:visibility="filter">
          <table:table-cell office:value-type="string" calcext:value-type="string">
            <text:p>-31,-21</text:p>
          </table:table-cell>
        </table:table-row>
        <table:table-row table:style-name="ro1" table:visibility="filter">
          <table:table-cell office:value-type="string" calcext:value-type="string">
            <text:p>-30,-21</text:p>
          </table:table-cell>
        </table:table-row>
        <table:table-row table:style-name="ro1" table:visibility="filter">
          <table:table-cell office:value-type="string" calcext:value-type="string">
            <text:p>-29,-21</text:p>
          </table:table-cell>
        </table:table-row>
        <table:table-row table:style-name="ro1" table:visibility="filter">
          <table:table-cell office:value-type="string" calcext:value-type="string">
            <text:p>-29,-22</text:p>
          </table:table-cell>
        </table:table-row>
        <table:table-row table:style-name="ro1" table:visibility="filter">
          <table:table-cell office:value-type="string" calcext:value-type="string">
            <text:p>-28,-22</text:p>
          </table:table-cell>
        </table:table-row>
        <table:table-row table:style-name="ro1">
          <table:table-cell office:value-type="string" calcext:value-type="string">
            <text:p>-28,-21</text:p>
          </table:table-cell>
        </table:table-row>
        <table:table-row table:style-name="ro1" table:visibility="filter">
          <table:table-cell office:value-type="string" calcext:value-type="string">
            <text:p>-28,-22</text:p>
          </table:table-cell>
        </table:table-row>
        <table:table-row table:style-name="ro1" table:visibility="filter">
          <table:table-cell office:value-type="string" calcext:value-type="string">
            <text:p>-27,-22</text:p>
          </table:table-cell>
        </table:table-row>
        <table:table-row table:style-name="ro1" table:visibility="filter">
          <table:table-cell office:value-type="string" calcext:value-type="string">
            <text:p>-26,-22</text:p>
          </table:table-cell>
        </table:table-row>
        <table:table-row table:style-name="ro1" table:visibility="filter">
          <table:table-cell office:value-type="string" calcext:value-type="string">
            <text:p>-27,-22</text:p>
          </table:table-cell>
        </table:table-row>
        <table:table-row table:style-name="ro1" table:visibility="filter">
          <table:table-cell office:value-type="string" calcext:value-type="string">
            <text:p>-26,-22</text:p>
          </table:table-cell>
        </table:table-row>
        <table:table-row table:style-name="ro1" table:visibility="filter">
          <table:table-cell office:value-type="string" calcext:value-type="string">
            <text:p>-26,-23</text:p>
          </table:table-cell>
        </table:table-row>
        <table:table-row table:style-name="ro1">
          <table:table-cell office:value-type="string" calcext:value-type="string">
            <text:p>-25,-23</text:p>
          </table:table-cell>
        </table:table-row>
        <table:table-row table:style-name="ro1">
          <table:table-cell office:value-type="string" calcext:value-type="string">
            <text:p>-24,-23</text:p>
          </table:table-cell>
        </table:table-row>
        <table:table-row table:style-name="ro1">
          <table:table-cell office:value-type="string" calcext:value-type="string">
            <text:p>-24,-24</text:p>
          </table:table-cell>
        </table:table-row>
        <table:table-row table:style-name="ro1">
          <table:table-cell office:value-type="string" calcext:value-type="string">
            <text:p>-23,-24</text:p>
          </table:table-cell>
        </table:table-row>
        <table:table-row table:style-name="ro1">
          <table:table-cell office:value-type="string" calcext:value-type="string">
            <text:p>-22,-24</text:p>
          </table:table-cell>
        </table:table-row>
        <table:table-row table:style-name="ro1" table:visibility="filter">
          <table:table-cell office:value-type="string" calcext:value-type="string">
            <text:p>-23,-24</text:p>
          </table:table-cell>
        </table:table-row>
        <table:table-row table:style-name="ro1" table:visibility="filter">
          <table:table-cell office:value-type="string" calcext:value-type="string">
            <text:p>-22,-24</text:p>
          </table:table-cell>
        </table:table-row>
        <table:table-row table:style-name="ro1">
          <table:table-cell office:value-type="string" calcext:value-type="string">
            <text:p>-22,-25</text:p>
          </table:table-cell>
        </table:table-row>
        <table:table-row table:style-name="ro1">
          <table:table-cell office:value-type="string" calcext:value-type="string">
            <text:p>-21,-25</text:p>
          </table:table-cell>
        </table:table-row>
        <table:table-row table:style-name="ro1">
          <table:table-cell office:value-type="string" calcext:value-type="string">
            <text:p>-20,-25</text:p>
          </table:table-cell>
        </table:table-row>
        <table:table-row table:style-name="ro1" table:visibility="filter">
          <table:table-cell office:value-type="string" calcext:value-type="string">
            <text:p>-21,-25</text:p>
          </table:table-cell>
        </table:table-row>
        <table:table-row table:style-name="ro1">
          <table:table-cell office:value-type="string" calcext:value-type="string">
            <text:p>-21,-24</text:p>
          </table:table-cell>
        </table:table-row>
        <table:table-row table:style-name="ro1">
          <table:table-cell office:value-type="string" calcext:value-type="string">
            <text:p>-21,-23</text:p>
          </table:table-cell>
        </table:table-row>
        <table:table-row table:style-name="ro1">
          <table:table-cell office:value-type="string" calcext:value-type="string">
            <text:p>-20,-23</text:p>
          </table:table-cell>
        </table:table-row>
        <table:table-row table:style-name="ro1" table:visibility="filter">
          <table:table-cell office:value-type="string" calcext:value-type="string">
            <text:p>-21,-23</text:p>
          </table:table-cell>
        </table:table-row>
        <table:table-row table:style-name="ro1" table:visibility="filter">
          <table:table-cell office:value-type="string" calcext:value-type="string">
            <text:p>-21,-24</text:p>
          </table:table-cell>
        </table:table-row>
        <table:table-row table:style-name="ro1">
          <table:table-cell office:value-type="string" calcext:value-type="string">
            <text:p>-20,-24</text:p>
          </table:table-cell>
        </table:table-row>
        <table:table-row table:style-name="ro1" table:visibility="filter">
          <table:table-cell office:value-type="string" calcext:value-type="string">
            <text:p>-20,-23</text:p>
          </table:table-cell>
        </table:table-row>
        <table:table-row table:style-name="ro1">
          <table:table-cell office:value-type="string" calcext:value-type="string">
            <text:p>-20,-22</text:p>
          </table:table-cell>
        </table:table-row>
        <table:table-row table:style-name="ro1" table:visibility="filter">
          <table:table-cell office:value-type="string" calcext:value-type="string">
            <text:p>-20,-23</text:p>
          </table:table-cell>
        </table:table-row>
        <table:table-row table:style-name="ro1" table:visibility="filter">
          <table:table-cell office:value-type="string" calcext:value-type="string">
            <text:p>-20,-24</text:p>
          </table:table-cell>
        </table:table-row>
        <table:table-row table:style-name="ro1" table:visibility="filter">
          <table:table-cell office:value-type="string" calcext:value-type="string">
            <text:p>-21,-24</text:p>
          </table:table-cell>
        </table:table-row>
        <table:table-row table:style-name="ro1" table:visibility="filter">
          <table:table-cell office:value-type="string" calcext:value-type="string">
            <text:p>-21,-23</text:p>
          </table:table-cell>
        </table:table-row>
        <table:table-row table:style-name="ro1">
          <table:table-cell office:value-type="string" calcext:value-type="string">
            <text:p>-21,-22</text:p>
          </table:table-cell>
        </table:table-row>
        <table:table-row table:style-name="ro1">
          <table:table-cell office:value-type="string" calcext:value-type="string">
            <text:p>-22,-22</text:p>
          </table:table-cell>
        </table:table-row>
        <table:table-row table:style-name="ro1">
          <table:table-cell office:value-type="string" calcext:value-type="string">
            <text:p>-22,-21</text:p>
          </table:table-cell>
        </table:table-row>
        <table:table-row table:style-name="ro1">
          <table:table-cell office:value-type="string" calcext:value-type="string">
            <text:p>-21,-21</text:p>
          </table:table-cell>
        </table:table-row>
        <table:table-row table:style-name="ro1" table:visibility="filter">
          <table:table-cell office:value-type="string" calcext:value-type="string">
            <text:p>-21,-22</text:p>
          </table:table-cell>
        </table:table-row>
        <table:table-row table:style-name="ro1" table:visibility="filter">
          <table:table-cell office:value-type="string" calcext:value-type="string">
            <text:p>-21,-23</text:p>
          </table:table-cell>
        </table:table-row>
        <table:table-row table:style-name="ro1" table:visibility="filter">
          <table:table-cell office:value-type="string" calcext:value-type="string">
            <text:p>-20,-23</text:p>
          </table:table-cell>
        </table:table-row>
        <table:table-row table:style-name="ro1" table:visibility="filter">
          <table:table-cell office:value-type="string" calcext:value-type="string">
            <text:p>-21,-23</text:p>
          </table:table-cell>
        </table:table-row>
        <table:table-row table:style-name="ro1">
          <table:table-cell office:value-type="string" calcext:value-type="string">
            <text:p>-22,-23</text:p>
          </table:table-cell>
        </table:table-row>
        <table:table-row table:style-name="ro1" table:visibility="filter">
          <table:table-cell office:value-type="string" calcext:value-type="string">
            <text:p>-22,-22</text:p>
          </table:table-cell>
        </table:table-row>
        <table:table-row table:style-name="ro1" table:visibility="filter">
          <table:table-cell office:value-type="string" calcext:value-type="string">
            <text:p>-21,-22</text:p>
          </table:table-cell>
        </table:table-row>
        <table:table-row table:style-name="ro1" table:visibility="filter">
          <table:table-cell office:value-type="string" calcext:value-type="string">
            <text:p>-20,-22</text:p>
          </table:table-cell>
        </table:table-row>
        <table:table-row table:style-name="ro1" table:visibility="filter">
          <table:table-cell office:value-type="string" calcext:value-type="string">
            <text:p>-21,-22</text:p>
          </table:table-cell>
        </table:table-row>
        <table:table-row table:style-name="ro1" table:visibility="filter">
          <table:table-cell office:value-type="string" calcext:value-type="string">
            <text:p>-22,-22</text:p>
          </table:table-cell>
        </table:table-row>
        <table:table-row table:style-name="ro1" table:visibility="filter">
          <table:table-cell office:value-type="string" calcext:value-type="string">
            <text:p>-21,-22</text:p>
          </table:table-cell>
        </table:table-row>
        <table:table-row table:style-name="ro1" table:visibility="filter">
          <table:table-cell office:value-type="string" calcext:value-type="string">
            <text:p>-22,-22</text:p>
          </table:table-cell>
        </table:table-row>
        <table:table-row table:style-name="ro1" table:visibility="filter">
          <table:table-cell office:value-type="string" calcext:value-type="string">
            <text:p>-22,-23</text:p>
          </table:table-cell>
        </table:table-row>
        <table:table-row table:style-name="ro1" table:visibility="filter">
          <table:table-cell office:value-type="string" calcext:value-type="string">
            <text:p>-21,-23</text:p>
          </table:table-cell>
        </table:table-row>
        <table:table-row table:style-name="ro1" table:visibility="filter">
          <table:table-cell office:value-type="string" calcext:value-type="string">
            <text:p>-21,-22</text:p>
          </table:table-cell>
        </table:table-row>
        <table:table-row table:style-name="ro1" table:visibility="filter">
          <table:table-cell office:value-type="string" calcext:value-type="string">
            <text:p>-21,-23</text:p>
          </table:table-cell>
        </table:table-row>
        <table:table-row table:style-name="ro1" table:visibility="filter">
          <table:table-cell office:value-type="string" calcext:value-type="string">
            <text:p>-21,-24</text:p>
          </table:table-cell>
        </table:table-row>
        <table:table-row table:style-name="ro1" table:visibility="filter">
          <table:table-cell office:value-type="string" calcext:value-type="string">
            <text:p>-21,-25</text:p>
          </table:table-cell>
        </table:table-row>
        <table:table-row table:style-name="ro1" table:visibility="filter">
          <table:table-cell office:value-type="string" calcext:value-type="string">
            <text:p>-20,-25</text:p>
          </table:table-cell>
        </table:table-row>
        <table:table-row table:style-name="ro1" table:visibility="filter">
          <table:table-cell office:value-type="string" calcext:value-type="string">
            <text:p>-21,-25</text:p>
          </table:table-cell>
        </table:table-row>
        <table:table-row table:style-name="ro1" table:visibility="filter">
          <table:table-cell office:value-type="string" calcext:value-type="string">
            <text:p>-21,-24</text:p>
          </table:table-cell>
        </table:table-row>
        <table:table-row table:style-name="ro1" table:visibility="filter">
          <table:table-cell office:value-type="string" calcext:value-type="string">
            <text:p>-21,-25</text:p>
          </table:table-cell>
        </table:table-row>
        <table:table-row table:style-name="ro1" table:visibility="filter">
          <table:table-cell office:value-type="string" calcext:value-type="string">
            <text:p>-21,-24</text:p>
          </table:table-cell>
        </table:table-row>
        <table:table-row table:style-name="ro1" table:visibility="filter">
          <table:table-cell office:value-type="string" calcext:value-type="string">
            <text:p>-20,-24</text:p>
          </table:table-cell>
        </table:table-row>
        <table:table-row table:style-name="ro1" table:visibility="filter">
          <table:table-cell office:value-type="string" calcext:value-type="string">
            <text:p>-20,-25</text:p>
          </table:table-cell>
        </table:table-row>
        <table:table-row table:style-name="ro1">
          <table:table-cell office:value-type="string" calcext:value-type="string">
            <text:p>-20,-26</text:p>
          </table:table-cell>
        </table:table-row>
        <table:table-row table:style-name="ro1">
          <table:table-cell office:value-type="string" calcext:value-type="string">
            <text:p>-20,-27</text:p>
          </table:table-cell>
        </table:table-row>
        <table:table-row table:style-name="ro1" table:visibility="filter">
          <table:table-cell office:value-type="string" calcext:value-type="string">
            <text:p>-20,-26</text:p>
          </table:table-cell>
        </table:table-row>
        <table:table-row table:style-name="ro1">
          <table:table-cell office:value-type="string" calcext:value-type="string">
            <text:p>-19,-26</text:p>
          </table:table-cell>
        </table:table-row>
        <table:table-row table:style-name="ro1">
          <table:table-cell office:value-type="string" calcext:value-type="string">
            <text:p>-18,-26</text:p>
          </table:table-cell>
        </table:table-row>
        <table:table-row table:style-name="ro1">
          <table:table-cell office:value-type="string" calcext:value-type="string">
            <text:p>-18,-25</text:p>
          </table:table-cell>
        </table:table-row>
        <table:table-row table:style-name="ro1">
          <table:table-cell office:value-type="string" calcext:value-type="string">
            <text:p>-19,-25</text:p>
          </table:table-cell>
        </table:table-row>
        <table:table-row table:style-name="ro1" table:visibility="filter">
          <table:table-cell office:value-type="string" calcext:value-type="string">
            <text:p>-18,-25</text:p>
          </table:table-cell>
        </table:table-row>
        <table:table-row table:style-name="ro1" table:visibility="filter">
          <table:table-cell office:value-type="string" calcext:value-type="string">
            <text:p>-19,-25</text:p>
          </table:table-cell>
        </table:table-row>
        <table:table-row table:style-name="ro1">
          <table:table-cell office:value-type="string" calcext:value-type="string">
            <text:p>-19,-24</text:p>
          </table:table-cell>
        </table:table-row>
        <table:table-row table:style-name="ro1">
          <table:table-cell office:value-type="string" calcext:value-type="string">
            <text:p>-18,-24</text:p>
          </table:table-cell>
        </table:table-row>
        <table:table-row table:style-name="ro1">
          <table:table-cell office:value-type="string" calcext:value-type="string">
            <text:p>-18,-23</text:p>
          </table:table-cell>
        </table:table-row>
        <table:table-row table:style-name="ro1">
          <table:table-cell office:value-type="string" calcext:value-type="string">
            <text:p>-19,-23</text:p>
          </table:table-cell>
        </table:table-row>
        <table:table-row table:style-name="ro1" table:visibility="filter">
          <table:table-cell office:value-type="string" calcext:value-type="string">
            <text:p>-20,-23</text:p>
          </table:table-cell>
        </table:table-row>
        <table:table-row table:style-name="ro1" table:visibility="filter">
          <table:table-cell office:value-type="string" calcext:value-type="string">
            <text:p>-19,-23</text:p>
          </table:table-cell>
        </table:table-row>
        <table:table-row table:style-name="ro1" table:visibility="filter">
          <table:table-cell office:value-type="string" calcext:value-type="string">
            <text:p>-18,-23</text:p>
          </table:table-cell>
        </table:table-row>
        <table:table-row table:style-name="ro1" table:visibility="filter">
          <table:table-cell office:value-type="string" calcext:value-type="string">
            <text:p>-18,-24</text:p>
          </table:table-cell>
        </table:table-row>
        <table:table-row table:style-name="ro1" table:visibility="filter">
          <table:table-cell office:value-type="string" calcext:value-type="string">
            <text:p>-18,-23</text:p>
          </table:table-cell>
        </table:table-row>
        <table:table-row table:style-name="ro1" table:visibility="filter">
          <table:table-cell office:value-type="string" calcext:value-type="string">
            <text:p>-18,-24</text:p>
          </table:table-cell>
        </table:table-row>
        <table:table-row table:style-name="ro1">
          <table:table-cell office:value-type="string" calcext:value-type="string">
            <text:p>-17,-24</text:p>
          </table:table-cell>
        </table:table-row>
        <table:table-row table:style-name="ro1">
          <table:table-cell office:value-type="string" calcext:value-type="string">
            <text:p>-17,-25</text:p>
          </table:table-cell>
        </table:table-row>
        <table:table-row table:style-name="ro1" table:visibility="filter">
          <table:table-cell office:value-type="string" calcext:value-type="string">
            <text:p>-18,-25</text:p>
          </table:table-cell>
        </table:table-row>
        <table:table-row table:style-name="ro1" table:visibility="filter">
          <table:table-cell office:value-type="string" calcext:value-type="string">
            <text:p>-19,-25</text:p>
          </table:table-cell>
        </table:table-row>
        <table:table-row table:style-name="ro1" table:visibility="filter">
          <table:table-cell office:value-type="string" calcext:value-type="string">
            <text:p>-18,-25</text:p>
          </table:table-cell>
        </table:table-row>
        <table:table-row table:style-name="ro1" table:visibility="filter">
          <table:table-cell office:value-type="string" calcext:value-type="string">
            <text:p>-18,-24</text:p>
          </table:table-cell>
        </table:table-row>
        <table:table-row table:style-name="ro1" table:visibility="filter">
          <table:table-cell office:value-type="string" calcext:value-type="string">
            <text:p>-17,-24</text:p>
          </table:table-cell>
        </table:table-row>
        <table:table-row table:style-name="ro1">
          <table:table-cell office:value-type="string" calcext:value-type="string">
            <text:p>-16,-24</text:p>
          </table:table-cell>
        </table:table-row>
        <table:table-row table:style-name="ro1">
          <table:table-cell office:value-type="string" calcext:value-type="string">
            <text:p>-16,-23</text:p>
          </table:table-cell>
        </table:table-row>
        <table:table-row table:style-name="ro1">
          <table:table-cell office:value-type="string" calcext:value-type="string">
            <text:p>-15,-23</text:p>
          </table:table-cell>
        </table:table-row>
        <table:table-row table:style-name="ro1">
          <table:table-cell office:value-type="string" calcext:value-type="string">
            <text:p>-15,-24</text:p>
          </table:table-cell>
        </table:table-row>
        <table:table-row table:style-name="ro1" table:visibility="filter">
          <table:table-cell office:value-type="string" calcext:value-type="string">
            <text:p>-16,-24</text:p>
          </table:table-cell>
        </table:table-row>
        <table:table-row table:style-name="ro1" table:visibility="filter">
          <table:table-cell office:value-type="string" calcext:value-type="string">
            <text:p>-16,-23</text:p>
          </table:table-cell>
        </table:table-row>
        <table:table-row table:style-name="ro1">
          <table:table-cell office:value-type="string" calcext:value-type="string">
            <text:p>-16,-22</text:p>
          </table:table-cell>
        </table:table-row>
        <table:table-row table:style-name="ro1">
          <table:table-cell office:value-type="string" calcext:value-type="string">
            <text:p>-17,-22</text:p>
          </table:table-cell>
        </table:table-row>
        <table:table-row table:style-name="ro1" table:visibility="filter">
          <table:table-cell office:value-type="string" calcext:value-type="string">
            <text:p>-17,-21</text:p>
          </table:table-cell>
        </table:table-row>
        <table:table-row table:style-name="ro1" table:visibility="filter">
          <table:table-cell office:value-type="string" calcext:value-type="string">
            <text:p>-18,-21</text:p>
          </table:table-cell>
        </table:table-row>
        <table:table-row table:style-name="ro1">
          <table:table-cell office:value-type="string" calcext:value-type="string">
            <text:p>-19,-21</text:p>
          </table:table-cell>
        </table:table-row>
        <table:table-row table:style-name="ro1" table:visibility="filter">
          <table:table-cell office:value-type="string" calcext:value-type="string">
            <text:p>-18,-21</text:p>
          </table:table-cell>
        </table:table-row>
        <table:table-row table:style-name="ro1">
          <table:table-cell office:value-type="string" calcext:value-type="string">
            <text:p>-18,-20</text:p>
          </table:table-cell>
        </table:table-row>
        <table:table-row table:style-name="ro1" table:visibility="filter">
          <table:table-cell office:value-type="string" calcext:value-type="string">
            <text:p>-18,-19</text:p>
          </table:table-cell>
        </table:table-row>
        <table:table-row table:style-name="ro1" table:visibility="filter">
          <table:table-cell office:value-type="string" calcext:value-type="string">
            <text:p>-18,-20</text:p>
          </table:table-cell>
        </table:table-row>
        <table:table-row table:style-name="ro1">
          <table:table-cell office:value-type="string" calcext:value-type="string">
            <text:p>-19,-20</text:p>
          </table:table-cell>
        </table:table-row>
        <table:table-row table:style-name="ro1" table:visibility="filter">
          <table:table-cell office:value-type="string" calcext:value-type="string">
            <text:p>-19,-21</text:p>
          </table:table-cell>
        </table:table-row>
        <table:table-row table:style-name="ro1">
          <table:table-cell office:value-type="string" calcext:value-type="string">
            <text:p>-19,-22</text:p>
          </table:table-cell>
        </table:table-row>
        <table:table-row table:style-name="ro1" table:visibility="filter">
          <table:table-cell office:value-type="string" calcext:value-type="string">
            <text:p>-19,-23</text:p>
          </table:table-cell>
        </table:table-row>
        <table:table-row table:style-name="ro1" table:visibility="filter">
          <table:table-cell office:value-type="string" calcext:value-type="string">
            <text:p>-19,-24</text:p>
          </table:table-cell>
        </table:table-row>
        <table:table-row table:style-name="ro1" table:visibility="filter">
          <table:table-cell office:value-type="string" calcext:value-type="string">
            <text:p>-19,-25</text:p>
          </table:table-cell>
        </table:table-row>
        <table:table-row table:style-name="ro1" table:visibility="filter">
          <table:table-cell office:value-type="string" calcext:value-type="string">
            <text:p>-19,-24</text:p>
          </table:table-cell>
        </table:table-row>
        <table:table-row table:style-name="ro1" table:visibility="filter">
          <table:table-cell office:value-type="string" calcext:value-type="string">
            <text:p>-19,-23</text:p>
          </table:table-cell>
        </table:table-row>
        <table:table-row table:style-name="ro1" table:visibility="filter">
          <table:table-cell office:value-type="string" calcext:value-type="string">
            <text:p>-19,-22</text:p>
          </table:table-cell>
        </table:table-row>
        <table:table-row table:style-name="ro1" table:visibility="filter">
          <table:table-cell office:value-type="string" calcext:value-type="string">
            <text:p>-20,-22</text:p>
          </table:table-cell>
        </table:table-row>
        <table:table-row table:style-name="ro1">
          <table:table-cell office:value-type="string" calcext:value-type="string">
            <text:p>-20,-21</text:p>
          </table:table-cell>
        </table:table-row>
        <table:table-row table:style-name="ro1" table:visibility="filter">
          <table:table-cell office:value-type="string" calcext:value-type="string">
            <text:p>-21,-21</text:p>
          </table:table-cell>
        </table:table-row>
        <table:table-row table:style-name="ro1" table:visibility="filter">
          <table:table-cell office:value-type="string" calcext:value-type="string">
            <text:p>-20,-21</text:p>
          </table:table-cell>
        </table:table-row>
        <table:table-row table:style-name="ro1">
          <table:table-cell office:value-type="string" calcext:value-type="string">
            <text:p>-20,-20</text:p>
          </table:table-cell>
        </table:table-row>
        <table:table-row table:style-name="ro1">
          <table:table-cell office:value-type="string" calcext:value-type="string">
            <text:p>-20,-19</text:p>
          </table:table-cell>
        </table:table-row>
        <table:table-row table:style-name="ro1" table:visibility="filter">
          <table:table-cell office:value-type="string" calcext:value-type="string">
            <text:p>-20,-20</text:p>
          </table:table-cell>
        </table:table-row>
        <table:table-row table:style-name="ro1" table:visibility="filter">
          <table:table-cell office:value-type="string" calcext:value-type="string">
            <text:p>-19,-20</text:p>
          </table:table-cell>
        </table:table-row>
        <table:table-row table:style-name="ro1" table:visibility="filter">
          <table:table-cell office:value-type="string" calcext:value-type="string">
            <text:p>-19,-21</text:p>
          </table:table-cell>
        </table:table-row>
        <table:table-row table:style-name="ro1" table:visibility="filter">
          <table:table-cell office:value-type="string" calcext:value-type="string">
            <text:p>-20,-21</text:p>
          </table:table-cell>
        </table:table-row>
        <table:table-row table:style-name="ro1" table:visibility="filter">
          <table:table-cell office:value-type="string" calcext:value-type="string">
            <text:p>-19,-21</text:p>
          </table:table-cell>
        </table:table-row>
        <table:table-row table:style-name="ro1" table:visibility="filter">
          <table:table-cell office:value-type="string" calcext:value-type="string">
            <text:p>-19,-20</text:p>
          </table:table-cell>
        </table:table-row>
        <table:table-row table:style-name="ro1" table:visibility="filter">
          <table:table-cell office:value-type="string" calcext:value-type="string">
            <text:p>-20,-20</text:p>
          </table:table-cell>
        </table:table-row>
        <table:table-row table:style-name="ro1" table:visibility="filter">
          <table:table-cell office:value-type="string" calcext:value-type="string">
            <text:p>-20,-19</text:p>
          </table:table-cell>
        </table:table-row>
        <table:table-row table:style-name="ro1">
          <table:table-cell office:value-type="string" calcext:value-type="string">
            <text:p>-20,-18</text:p>
          </table:table-cell>
        </table:table-row>
        <table:table-row table:style-name="ro1">
          <table:table-cell office:value-type="string" calcext:value-type="string">
            <text:p>-21,-18</text:p>
          </table:table-cell>
        </table:table-row>
        <table:table-row table:style-name="ro1">
          <table:table-cell office:value-type="string" calcext:value-type="string">
            <text:p>-22,-18</text:p>
          </table:table-cell>
        </table:table-row>
        <table:table-row table:style-name="ro1">
          <table:table-cell office:value-type="string" calcext:value-type="string">
            <text:p>-22,-19</text:p>
          </table:table-cell>
        </table:table-row>
        <table:table-row table:style-name="ro1">
          <table:table-cell office:value-type="string" calcext:value-type="string">
            <text:p>-21,-19</text:p>
          </table:table-cell>
        </table:table-row>
        <table:table-row table:style-name="ro1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1,-19</text:p>
          </table:table-cell>
        </table:table-row>
        <table:table-row table:style-name="ro1" table:visibility="filter">
          <table:table-cell office:value-type="string" calcext:value-type="string">
            <text:p>-21,-18</text:p>
          </table:table-cell>
        </table:table-row>
        <table:table-row table:style-name="ro1" table:visibility="filter">
          <table:table-cell office:value-type="string" calcext:value-type="string">
            <text:p>-21,-19</text:p>
          </table:table-cell>
        </table:table-row>
        <table:table-row table:style-name="ro1" table:visibility="filter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1,-21</text:p>
          </table:table-cell>
        </table:table-row>
        <table:table-row table:style-name="ro1" table:visibility="filter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1,-19</text:p>
          </table:table-cell>
        </table:table-row>
        <table:table-row table:style-name="ro1" table:visibility="filter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0,-20</text:p>
          </table:table-cell>
        </table:table-row>
        <table:table-row table:style-name="ro1" table:visibility="filter">
          <table:table-cell office:value-type="string" calcext:value-type="string">
            <text:p>-20,-19</text:p>
          </table:table-cell>
        </table:table-row>
        <table:table-row table:style-name="ro1" table:visibility="filter">
          <table:table-cell office:value-type="string" calcext:value-type="string">
            <text:p>-20,-20</text:p>
          </table:table-cell>
        </table:table-row>
        <table:table-row table:style-name="ro1" table:visibility="filter">
          <table:table-cell office:value-type="string" calcext:value-type="string">
            <text:p>-20,-21</text:p>
          </table:table-cell>
        </table:table-row>
        <table:table-row table:style-name="ro1" table:visibility="filter">
          <table:table-cell office:value-type="string" calcext:value-type="string">
            <text:p>-21,-21</text:p>
          </table:table-cell>
        </table:table-row>
        <table:table-row table:style-name="ro1" table:visibility="filter">
          <table:table-cell office:value-type="string" calcext:value-type="string">
            <text:p>-21,-22</text:p>
          </table:table-cell>
        </table:table-row>
        <table:table-row table:style-name="ro1" table:visibility="filter">
          <table:table-cell office:value-type="string" calcext:value-type="string">
            <text:p>-21,-21</text:p>
          </table:table-cell>
        </table:table-row>
        <table:table-row table:style-name="ro1" table:visibility="filter">
          <table:table-cell office:value-type="string" calcext:value-type="string">
            <text:p>-20,-21</text:p>
          </table:table-cell>
        </table:table-row>
        <table:table-row table:style-name="ro1" table:visibility="filter">
          <table:table-cell office:value-type="string" calcext:value-type="string">
            <text:p>-20,-20</text:p>
          </table:table-cell>
        </table:table-row>
        <table:table-row table:style-name="ro1" table:visibility="filter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0,-20</text:p>
          </table:table-cell>
        </table:table-row>
        <table:table-row table:style-name="ro1" table:visibility="filter">
          <table:table-cell office:value-type="string" calcext:value-type="string">
            <text:p>-20,-21</text:p>
          </table:table-cell>
        </table:table-row>
        <table:table-row table:style-name="ro1" table:visibility="filter">
          <table:table-cell office:value-type="string" calcext:value-type="string">
            <text:p>-21,-21</text:p>
          </table:table-cell>
        </table:table-row>
        <table:table-row table:style-name="ro1" table:visibility="filter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1,-21</text:p>
          </table:table-cell>
        </table:table-row>
        <table:table-row table:style-name="ro1" table:visibility="filter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0,-20</text:p>
          </table:table-cell>
        </table:table-row>
        <table:table-row table:style-name="ro1" table:visibility="filter">
          <table:table-cell office:value-type="string" calcext:value-type="string">
            <text:p>-20,-19</text:p>
          </table:table-cell>
        </table:table-row>
        <table:table-row table:style-name="ro1" table:visibility="filter">
          <table:table-cell office:value-type="string" calcext:value-type="string">
            <text:p>-21,-19</text:p>
          </table:table-cell>
        </table:table-row>
        <table:table-row table:style-name="ro1" table:visibility="filter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0,-20</text:p>
          </table:table-cell>
        </table:table-row>
        <table:table-row table:style-name="ro1" table:visibility="filter">
          <table:table-cell office:value-type="string" calcext:value-type="string">
            <text:p>-21,-20</text:p>
          </table:table-cell>
        </table:table-row>
        <table:table-row table:style-name="ro1" table:visibility="filter">
          <table:table-cell office:value-type="string" calcext:value-type="string">
            <text:p>-21,-21</text:p>
          </table:table-cell>
        </table:table-row>
        <table:table-row table:style-name="ro1" table:visibility="filter">
          <table:table-cell office:value-type="string" calcext:value-type="string">
            <text:p>-22,-21</text:p>
          </table:table-cell>
        </table:table-row>
        <table:table-row table:style-name="ro1">
          <table:table-cell office:value-type="string" calcext:value-type="string">
            <text:p>-23,-21</text:p>
          </table:table-cell>
        </table:table-row>
        <table:table-row table:style-name="ro1">
          <table:table-cell office:value-type="string" calcext:value-type="string">
            <text:p>-24,-21</text:p>
          </table:table-cell>
        </table:table-row>
        <table:table-row table:style-name="ro1">
          <table:table-cell office:value-type="string" calcext:value-type="string">
            <text:p>-24,-20</text:p>
          </table:table-cell>
        </table:table-row>
        <table:table-row table:style-name="ro1" table:visibility="filter">
          <table:table-cell office:value-type="string" calcext:value-type="string">
            <text:p>-24,-21</text:p>
          </table:table-cell>
        </table:table-row>
        <table:table-row table:style-name="ro1">
          <table:table-cell office:value-type="string" calcext:value-type="string">
            <text:p>-25,-21</text:p>
          </table:table-cell>
        </table:table-row>
        <table:table-row table:style-name="ro1">
          <table:table-cell office:value-type="string" calcext:value-type="string">
            <text:p>-25,-22</text:p>
          </table:table-cell>
        </table:table-row>
        <table:table-row table:style-name="ro1" table:visibility="filter">
          <table:table-cell office:value-type="string" calcext:value-type="string">
            <text:p>-26,-22</text:p>
          </table:table-cell>
        </table:table-row>
        <table:table-row table:style-name="ro1" table:visibility="filter">
          <table:table-cell office:value-type="string" calcext:value-type="string">
            <text:p>-26,-23</text:p>
          </table:table-cell>
        </table:table-row>
        <table:table-row table:style-name="ro1" table:visibility="filter">
          <table:table-cell office:value-type="string" calcext:value-type="string">
            <text:p>-26,-22</text:p>
          </table:table-cell>
        </table:table-row>
        <table:table-row table:style-name="ro1">
          <table:table-cell office:value-type="string" calcext:value-type="string">
            <text:p>-26,-21</text:p>
          </table:table-cell>
        </table:table-row>
        <table:table-row table:style-name="ro1">
          <table:table-cell office:value-type="string" calcext:value-type="string">
            <text:p>-27,-21</text:p>
          </table:table-cell>
        </table:table-row>
        <table:table-row table:style-name="ro1" table:visibility="filter">
          <table:table-cell office:value-type="string" calcext:value-type="string">
            <text:p>-27,-22</text:p>
          </table:table-cell>
        </table:table-row>
        <table:table-row table:style-name="ro1" table:visibility="filter">
          <table:table-cell office:value-type="string" calcext:value-type="string">
            <text:p>-27,-23</text:p>
          </table:table-cell>
        </table:table-row>
        <table:table-row table:style-name="ro1" table:visibility="filter">
          <table:table-cell office:value-type="string" calcext:value-type="string">
            <text:p>-27,-24</text:p>
          </table:table-cell>
        </table:table-row>
        <table:table-row table:style-name="ro1" table:visibility="filter">
          <table:table-cell office:value-type="string" calcext:value-type="string">
            <text:p>-26,-24</text:p>
          </table:table-cell>
        </table:table-row>
        <table:table-row table:style-name="ro1" table:visibility="filter">
          <table:table-cell office:value-type="string" calcext:value-type="string">
            <text:p>-26,-25</text:p>
          </table:table-cell>
        </table:table-row>
        <table:table-row table:style-name="ro1">
          <table:table-cell office:value-type="string" calcext:value-type="string">
            <text:p>-26,-26</text:p>
          </table:table-cell>
        </table:table-row>
        <table:table-row table:style-name="ro1">
          <table:table-cell office:value-type="string" calcext:value-type="string">
            <text:p>-27,-26</text:p>
          </table:table-cell>
        </table:table-row>
        <table:table-row table:style-name="ro1">
          <table:table-cell office:value-type="string" calcext:value-type="string">
            <text:p>-28,-26</text:p>
          </table:table-cell>
        </table:table-row>
        <table:table-row table:style-name="ro1">
          <table:table-cell office:value-type="string" calcext:value-type="string">
            <text:p>-28,-27</text:p>
          </table:table-cell>
        </table:table-row>
        <table:table-row table:style-name="ro1">
          <table:table-cell office:value-type="string" calcext:value-type="string">
            <text:p>-28,-28</text:p>
          </table:table-cell>
        </table:table-row>
        <table:table-row table:style-name="ro1">
          <table:table-cell office:value-type="string" calcext:value-type="string">
            <text:p>-27,-28</text:p>
          </table:table-cell>
        </table:table-row>
        <table:table-row table:style-name="ro1">
          <table:table-cell office:value-type="string" calcext:value-type="string">
            <text:p>-27,-29</text:p>
          </table:table-cell>
        </table:table-row>
        <table:table-row table:style-name="ro1" table:visibility="filter">
          <table:table-cell office:value-type="string" calcext:value-type="string">
            <text:p>-27,-28</text:p>
          </table:table-cell>
        </table:table-row>
        <table:table-row table:style-name="ro1" table:visibility="filter">
          <table:table-cell office:value-type="string" calcext:value-type="string">
            <text:p>-28,-28</text:p>
          </table:table-cell>
        </table:table-row>
        <table:table-row table:style-name="ro1">
          <table:table-cell office:value-type="string" calcext:value-type="string">
            <text:p>-29,-28</text:p>
          </table:table-cell>
        </table:table-row>
        <table:table-row table:style-name="ro1">
          <table:table-cell office:value-type="string" calcext:value-type="string">
            <text:p>-29,-29</text:p>
          </table:table-cell>
        </table:table-row>
        <table:table-row table:style-name="ro1">
          <table:table-cell office:value-type="string" calcext:value-type="string">
            <text:p>-30,-29</text:p>
          </table:table-cell>
        </table:table-row>
        <table:table-row table:style-name="ro1">
          <table:table-cell office:value-type="string" calcext:value-type="string">
            <text:p>-30,-28</text:p>
          </table:table-cell>
        </table:table-row>
        <table:table-row table:style-name="ro1">
          <table:table-cell office:value-type="string" calcext:value-type="string">
            <text:p>-31,-28</text:p>
          </table:table-cell>
        </table:table-row>
        <table:table-row table:style-name="ro1">
          <table:table-cell office:value-type="string" calcext:value-type="string">
            <text:p>-31,-29</text:p>
          </table:table-cell>
        </table:table-row>
        <table:table-row table:style-name="ro1">
          <table:table-cell office:value-type="string" calcext:value-type="string">
            <text:p>-31,-30</text:p>
          </table:table-cell>
        </table:table-row>
        <table:table-row table:style-name="ro1">
          <table:table-cell office:value-type="string" calcext:value-type="string">
            <text:p>-30,-30</text:p>
          </table:table-cell>
        </table:table-row>
        <table:table-row table:style-name="ro1" table:visibility="filter">
          <table:table-cell office:value-type="string" calcext:value-type="string">
            <text:p>-31,-30</text:p>
          </table:table-cell>
        </table:table-row>
        <table:table-row table:style-name="ro1" table:visibility="filter">
          <table:table-cell office:value-type="string" calcext:value-type="string">
            <text:p>-31,-29</text:p>
          </table:table-cell>
        </table:table-row>
        <table:table-row table:style-name="ro1" table:visibility="filter">
          <table:table-cell office:value-type="string" calcext:value-type="string">
            <text:p>-30,-29</text:p>
          </table:table-cell>
        </table:table-row>
        <table:table-row table:style-name="ro1" table:visibility="filter">
          <table:table-cell office:value-type="string" calcext:value-type="string">
            <text:p>-30,-28</text:p>
          </table:table-cell>
        </table:table-row>
        <table:table-row table:style-name="ro1" table:visibility="filter">
          <table:table-cell office:value-type="string" calcext:value-type="string">
            <text:p>-29,-28</text:p>
          </table:table-cell>
        </table:table-row>
        <table:table-row table:style-name="ro1" table:visibility="filter">
          <table:table-cell office:value-type="string" calcext:value-type="string">
            <text:p>-30,-28</text:p>
          </table:table-cell>
        </table:table-row>
        <table:table-row table:style-name="ro1">
          <table:table-cell office:value-type="string" calcext:value-type="string">
            <text:p>-30,-27</text:p>
          </table:table-cell>
        </table:table-row>
        <table:table-row table:style-name="ro1">
          <table:table-cell office:value-type="string" calcext:value-type="string">
            <text:p>-30,-26</text:p>
          </table:table-cell>
        </table:table-row>
        <table:table-row table:style-name="ro1">
          <table:table-cell office:value-type="string" calcext:value-type="string">
            <text:p>-31,-26</text:p>
          </table:table-cell>
        </table:table-row>
        <table:table-row table:style-name="ro1">
          <table:table-cell office:value-type="string" calcext:value-type="string">
            <text:p>-31,-25</text:p>
          </table:table-cell>
        </table:table-row>
        <table:table-row table:style-name="ro1">
          <table:table-cell office:value-type="string" calcext:value-type="string">
            <text:p>-31,-24</text:p>
          </table:table-cell>
        </table:table-row>
        <table:table-row table:style-name="ro1">
          <table:table-cell office:value-type="string" calcext:value-type="string">
            <text:p>-32,-24</text:p>
          </table:table-cell>
        </table:table-row>
        <table:table-row table:style-name="ro1">
          <table:table-cell office:value-type="string" calcext:value-type="string">
            <text:p>-33,-24</text:p>
          </table:table-cell>
        </table:table-row>
        <table:table-row table:style-name="ro1">
          <table:table-cell office:value-type="string" calcext:value-type="string">
            <text:p>-33,-25</text:p>
          </table:table-cell>
        </table:table-row>
        <table:table-row table:style-name="ro1" table:visibility="filter">
          <table:table-cell office:value-type="string" calcext:value-type="string">
            <text:p>-33,-24</text:p>
          </table:table-cell>
        </table:table-row>
        <table:table-row table:style-name="ro1">
          <table:table-cell office:value-type="string" calcext:value-type="string">
            <text:p>-33,-23</text:p>
          </table:table-cell>
        </table:table-row>
        <table:table-row table:style-name="ro1">
          <table:table-cell office:value-type="string" calcext:value-type="string">
            <text:p>-34,-23</text:p>
          </table:table-cell>
        </table:table-row>
        <table:table-row table:style-name="ro1">
          <table:table-cell office:value-type="string" calcext:value-type="string">
            <text:p>-34,-24</text:p>
          </table:table-cell>
        </table:table-row>
        <table:table-row table:style-name="ro1" table:visibility="filter">
          <table:table-cell office:value-type="string" calcext:value-type="string">
            <text:p>-34,-23</text:p>
          </table:table-cell>
        </table:table-row>
        <table:table-row table:style-name="ro1" table:visibility="filter">
          <table:table-cell office:value-type="string" calcext:value-type="string">
            <text:p>-34,-24</text:p>
          </table:table-cell>
        </table:table-row>
        <table:table-row table:style-name="ro1">
          <table:table-cell office:value-type="string" calcext:value-type="string">
            <text:p>-35,-24</text:p>
          </table:table-cell>
        </table:table-row>
        <table:table-row table:style-name="ro1">
          <table:table-cell office:value-type="string" calcext:value-type="string">
            <text:p>-35,-25</text:p>
          </table:table-cell>
        </table:table-row>
        <table:table-row table:style-name="ro1" table:visibility="filter">
          <table:table-cell office:value-type="string" calcext:value-type="string">
            <text:p>-35,-24</text:p>
          </table:table-cell>
        </table:table-row>
        <table:table-row table:style-name="ro1">
          <table:table-cell office:value-type="string" calcext:value-type="string">
            <text:p>-35,-23</text:p>
          </table:table-cell>
        </table:table-row>
        <table:table-row table:style-name="ro1">
          <table:table-cell office:value-type="string" calcext:value-type="string">
            <text:p>-35,-22</text:p>
          </table:table-cell>
        </table:table-row>
        <table:table-row table:style-name="ro1">
          <table:table-cell office:value-type="string" calcext:value-type="string">
            <text:p>-35,-21</text:p>
          </table:table-cell>
        </table:table-row>
        <table:table-row table:style-name="ro1">
          <table:table-cell office:value-type="string" calcext:value-type="string">
            <text:p>-34,-21</text:p>
          </table:table-cell>
        </table:table-row>
        <table:table-row table:style-name="ro1">
          <table:table-cell office:value-type="string" calcext:value-type="string">
            <text:p>-34,-20</text:p>
          </table:table-cell>
        </table:table-row>
        <table:table-row table:style-name="ro1">
          <table:table-cell office:value-type="string" calcext:value-type="string">
            <text:p>-33,-20</text:p>
          </table:table-cell>
        </table:table-row>
        <table:table-row table:style-name="ro1">
          <table:table-cell office:value-type="string" calcext:value-type="string">
            <text:p>-33,-21</text:p>
          </table:table-cell>
        </table:table-row>
        <table:table-row table:style-name="ro1">
          <table:table-cell office:value-type="string" calcext:value-type="string">
            <text:p>-33,-22</text:p>
          </table:table-cell>
        </table:table-row>
        <table:table-row table:style-name="ro1" table:visibility="filter">
          <table:table-cell office:value-type="string" calcext:value-type="string">
            <text:p>-33,-21</text:p>
          </table:table-cell>
        </table:table-row>
        <table:table-row table:style-name="ro1" table:visibility="filter">
          <table:table-cell office:value-type="string" calcext:value-type="string">
            <text:p>-34,-21</text:p>
          </table:table-cell>
        </table:table-row>
        <table:table-row table:style-name="ro1" table:visibility="filter">
          <table:table-cell office:value-type="string" calcext:value-type="string">
            <text:p>-33,-21</text:p>
          </table:table-cell>
        </table:table-row>
        <table:table-row table:style-name="ro1" table:visibility="filter">
          <table:table-cell office:value-type="string" calcext:value-type="string">
            <text:p>-33,-20</text:p>
          </table:table-cell>
        </table:table-row>
        <table:table-row table:style-name="ro1" table:visibility="filter">
          <table:table-cell office:value-type="string" calcext:value-type="string">
            <text:p>-34,-20</text:p>
          </table:table-cell>
        </table:table-row>
        <table:table-row table:style-name="ro1" table:visibility="filter">
          <table:table-cell office:value-type="string" calcext:value-type="string">
            <text:p>-33,-20</text:p>
          </table:table-cell>
        </table:table-row>
        <table:table-row table:style-name="ro1">
          <table:table-cell office:value-type="string" calcext:value-type="string">
            <text:p>-33,-19</text:p>
          </table:table-cell>
        </table:table-row>
        <table:table-row table:style-name="ro1">
          <table:table-cell office:value-type="string" calcext:value-type="string">
            <text:p>-32,-19</text:p>
          </table:table-cell>
        </table:table-row>
        <table:table-row table:style-name="ro1">
          <table:table-cell office:value-type="string" calcext:value-type="string">
            <text:p>-32,-18</text:p>
          </table:table-cell>
        </table:table-row>
        <table:table-row table:style-name="ro1">
          <table:table-cell office:value-type="string" calcext:value-type="string">
            <text:p>-32,-17</text:p>
          </table:table-cell>
        </table:table-row>
        <table:table-row table:style-name="ro1">
          <table:table-cell office:value-type="string" calcext:value-type="string">
            <text:p>-33,-17</text:p>
          </table:table-cell>
        </table:table-row>
        <table:table-row table:style-name="ro1">
          <table:table-cell office:value-type="string" calcext:value-type="string">
            <text:p>-33,-16</text:p>
          </table:table-cell>
        </table:table-row>
        <table:table-row table:style-name="ro1" table:visibility="filter">
          <table:table-cell office:value-type="string" calcext:value-type="string">
            <text:p>-33,-17</text:p>
          </table:table-cell>
        </table:table-row>
        <table:table-row table:style-name="ro1" table:visibility="filter">
          <table:table-cell office:value-type="string" calcext:value-type="string">
            <text:p>-32,-17</text:p>
          </table:table-cell>
        </table:table-row>
        <table:table-row table:style-name="ro1" table:visibility="filter">
          <table:table-cell office:value-type="string" calcext:value-type="string">
            <text:p>-33,-17</text:p>
          </table:table-cell>
        </table:table-row>
        <table:table-row table:style-name="ro1">
          <table:table-cell office:value-type="string" calcext:value-type="string">
            <text:p>-34,-17</text:p>
          </table:table-cell>
        </table:table-row>
        <table:table-row table:style-name="ro1">
          <table:table-cell office:value-type="string" calcext:value-type="string">
            <text:p>-35,-17</text:p>
          </table:table-cell>
        </table:table-row>
        <table:table-row table:style-name="ro1">
          <table:table-cell office:value-type="string" calcext:value-type="string">
            <text:p>-35,-16</text:p>
          </table:table-cell>
        </table:table-row>
        <table:table-row table:style-name="ro1">
          <table:table-cell office:value-type="string" calcext:value-type="string">
            <text:p>-34,-16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>
          <table:table-cell office:value-type="string" calcext:value-type="string">
            <text:p>-34,-18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4,-18</text:p>
          </table:table-cell>
        </table:table-row>
        <table:table-row table:style-name="ro1">
          <table:table-cell office:value-type="string" calcext:value-type="string">
            <text:p>-34,-19</text:p>
          </table:table-cell>
        </table:table-row>
        <table:table-row table:style-name="ro1" table:visibility="filter">
          <table:table-cell office:value-type="string" calcext:value-type="string">
            <text:p>-33,-19</text:p>
          </table:table-cell>
        </table:table-row>
        <table:table-row table:style-name="ro1" table:visibility="filter">
          <table:table-cell office:value-type="string" calcext:value-type="string">
            <text:p>-33,-20</text:p>
          </table:table-cell>
        </table:table-row>
        <table:table-row table:style-name="ro1" table:visibility="filter">
          <table:table-cell office:value-type="string" calcext:value-type="string">
            <text:p>-33,-19</text:p>
          </table:table-cell>
        </table:table-row>
        <table:table-row table:style-name="ro1" table:visibility="filter">
          <table:table-cell office:value-type="string" calcext:value-type="string">
            <text:p>-33,-20</text:p>
          </table:table-cell>
        </table:table-row>
        <table:table-row table:style-name="ro1" table:visibility="filter">
          <table:table-cell office:value-type="string" calcext:value-type="string">
            <text:p>-34,-20</text:p>
          </table:table-cell>
        </table:table-row>
        <table:table-row table:style-name="ro1" table:visibility="filter">
          <table:table-cell office:value-type="string" calcext:value-type="string">
            <text:p>-33,-20</text:p>
          </table:table-cell>
        </table:table-row>
        <table:table-row table:style-name="ro1" table:visibility="filter">
          <table:table-cell office:value-type="string" calcext:value-type="string">
            <text:p>-33,-19</text:p>
          </table:table-cell>
        </table:table-row>
        <table:table-row table:style-name="ro1">
          <table:table-cell office:value-type="string" calcext:value-type="string">
            <text:p>-33,-18</text:p>
          </table:table-cell>
        </table:table-row>
        <table:table-row table:style-name="ro1" table:visibility="filter">
          <table:table-cell office:value-type="string" calcext:value-type="string">
            <text:p>-33,-19</text:p>
          </table:table-cell>
        </table:table-row>
        <table:table-row table:style-name="ro1" table:visibility="filter">
          <table:table-cell office:value-type="string" calcext:value-type="string">
            <text:p>-33,-18</text:p>
          </table:table-cell>
        </table:table-row>
        <table:table-row table:style-name="ro1" table:visibility="filter">
          <table:table-cell office:value-type="string" calcext:value-type="string">
            <text:p>-34,-18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4,-16</text:p>
          </table:table-cell>
        </table:table-row>
        <table:table-row table:style-name="ro1">
          <table:table-cell office:value-type="string" calcext:value-type="string">
            <text:p>-34,-15</text:p>
          </table:table-cell>
        </table:table-row>
        <table:table-row table:style-name="ro1" table:visibility="filter">
          <table:table-cell office:value-type="string" calcext:value-type="string">
            <text:p>-34,-16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4,-18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3,-17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4,-18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5,-17</text:p>
          </table:table-cell>
        </table:table-row>
        <table:table-row table:style-name="ro1">
          <table:table-cell office:value-type="string" calcext:value-type="string">
            <text:p>-35,-18</text:p>
          </table:table-cell>
        </table:table-row>
        <table:table-row table:style-name="ro1" table:visibility="filter">
          <table:table-cell office:value-type="string" calcext:value-type="string">
            <text:p>-35,-17</text:p>
          </table:table-cell>
        </table:table-row>
        <table:table-row table:style-name="ro1" table:visibility="filter">
          <table:table-cell office:value-type="string" calcext:value-type="string">
            <text:p>-35,-16</text:p>
          </table:table-cell>
        </table:table-row>
        <table:table-row table:style-name="ro1">
          <table:table-cell office:value-type="string" calcext:value-type="string">
            <text:p>-36,-16</text:p>
          </table:table-cell>
        </table:table-row>
        <table:table-row table:style-name="ro1">
          <table:table-cell office:value-type="string" calcext:value-type="string">
            <text:p>-36,-17</text:p>
          </table:table-cell>
        </table:table-row>
        <table:table-row table:style-name="ro1">
          <table:table-cell office:value-type="string" calcext:value-type="string">
            <text:p>-37,-17</text:p>
          </table:table-cell>
        </table:table-row>
        <table:table-row table:style-name="ro1" table:visibility="filter">
          <table:table-cell office:value-type="string" calcext:value-type="string">
            <text:p>-36,-17</text:p>
          </table:table-cell>
        </table:table-row>
        <table:table-row table:style-name="ro1">
          <table:table-cell office:value-type="string" calcext:value-type="string">
            <text:p>-36,-18</text:p>
          </table:table-cell>
        </table:table-row>
        <table:table-row table:style-name="ro1" table:visibility="filter">
          <table:table-cell office:value-type="string" calcext:value-type="string">
            <text:p>-36,-17</text:p>
          </table:table-cell>
        </table:table-row>
        <table:table-row table:style-name="ro1" table:visibility="filter">
          <table:table-cell office:value-type="string" calcext:value-type="string">
            <text:p>-37,-17</text:p>
          </table:table-cell>
        </table:table-row>
        <table:table-row table:style-name="ro1" table:visibility="filter">
          <table:table-cell office:value-type="string" calcext:value-type="string">
            <text:p>-36,-17</text:p>
          </table:table-cell>
        </table:table-row>
        <table:table-row table:style-name="ro1" table:visibility="filter">
          <table:table-cell office:value-type="string" calcext:value-type="string">
            <text:p>-37,-17</text:p>
          </table:table-cell>
        </table:table-row>
        <table:table-row table:style-name="ro1" table:visibility="filter">
          <table:table-cell office:value-type="string" calcext:value-type="string">
            <text:p>-36,-17</text:p>
          </table:table-cell>
        </table:table-row>
        <table:table-row table:style-name="ro1" table:visibility="filter">
          <table:table-cell office:value-type="string" calcext:value-type="string">
            <text:p>-36,-18</text:p>
          </table:table-cell>
        </table:table-row>
        <table:table-row table:style-name="ro1" table:visibility="filter">
          <table:table-cell office:value-type="string" calcext:value-type="string">
            <text:p>-35,-18</text:p>
          </table:table-cell>
        </table:table-row>
        <table:table-row table:style-name="ro1">
          <table:table-cell office:value-type="string" calcext:value-type="string">
            <text:p>-35,-19</text:p>
          </table:table-cell>
        </table:table-row>
        <table:table-row table:style-name="ro1">
          <table:table-cell office:value-type="string" calcext:value-type="string">
            <text:p>-35,-20</text:p>
          </table:table-cell>
        </table:table-row>
        <table:table-row table:style-name="ro1">
          <table:table-cell office:value-type="string" calcext:value-type="string">
            <text:p>-36,-20</text:p>
          </table:table-cell>
        </table:table-row>
        <table:table-row table:style-name="ro1">
          <table:table-cell office:value-type="string" calcext:value-type="string">
            <text:p>-36,-19</text:p>
          </table:table-cell>
        </table:table-row>
        <table:table-row table:style-name="ro1" table:visibility="filter">
          <table:table-cell office:value-type="string" calcext:value-type="string">
            <text:p>-36,-20</text:p>
          </table:table-cell>
        </table:table-row>
        <table:table-row table:style-name="ro1" table:visibility="filter">
          <table:table-cell office:value-type="string" calcext:value-type="string">
            <text:p>-36,-19</text:p>
          </table:table-cell>
        </table:table-row>
        <table:table-row table:style-name="ro1" table:visibility="filter">
          <table:table-cell office:value-type="string" calcext:value-type="string">
            <text:p>-35,-19</text:p>
          </table:table-cell>
        </table:table-row>
        <table:table-row table:style-name="ro1" table:visibility="filter">
          <table:table-cell office:value-type="string" calcext:value-type="string">
            <text:p>-34,-19</text:p>
          </table:table-cell>
        </table:table-row>
        <table:table-row table:style-name="ro1" table:visibility="filter">
          <table:table-cell office:value-type="string" calcext:value-type="string">
            <text:p>-34,-18</text:p>
          </table:table-cell>
        </table:table-row>
        <table:table-row table:style-name="ro1" table:visibility="filter">
          <table:table-cell office:value-type="string" calcext:value-type="string">
            <text:p>-34,-19</text:p>
          </table:table-cell>
        </table:table-row>
        <table:table-row table:style-name="ro1" table:visibility="filter">
          <table:table-cell office:value-type="string" calcext:value-type="string">
            <text:p>-35,-19</text:p>
          </table:table-cell>
        </table:table-row>
        <table:table-row table:style-name="ro1" table:visibility="filter">
          <table:table-cell office:value-type="string" calcext:value-type="string">
            <text:p>-35,-18</text:p>
          </table:table-cell>
        </table:table-row>
        <table:table-row table:style-name="ro1" table:visibility="filter">
          <table:table-cell office:value-type="string" calcext:value-type="string">
            <text:p>-35,-17</text:p>
          </table:table-cell>
        </table:table-row>
        <table:table-row table:style-name="ro1" table:visibility="filter">
          <table:table-cell office:value-type="string" calcext:value-type="string">
            <text:p>-35,-18</text:p>
          </table:table-cell>
        </table:table-row>
        <table:table-row table:style-name="ro1" table:visibility="filter">
          <table:table-cell office:value-type="string" calcext:value-type="string">
            <text:p>-35,-19</text:p>
          </table:table-cell>
        </table:table-row>
        <table:table-row table:style-name="ro1" table:visibility="filter">
          <table:table-cell office:value-type="string" calcext:value-type="string">
            <text:p>-34,-19</text:p>
          </table:table-cell>
        </table:table-row>
        <table:table-row table:style-name="ro1" table:visibility="filter">
          <table:table-cell office:value-type="string" calcext:value-type="string">
            <text:p>-34,-20</text:p>
          </table:table-cell>
        </table:table-row>
        <table:table-row table:style-name="ro1" table:visibility="filter">
          <table:table-cell office:value-type="string" calcext:value-type="string">
            <text:p>-34,-21</text:p>
          </table:table-cell>
        </table:table-row>
        <table:table-row table:style-name="ro1" table:visibility="filter">
          <table:table-cell office:value-type="string" calcext:value-type="string">
            <text:p>-33,-21</text:p>
          </table:table-cell>
        </table:table-row>
        <table:table-row table:style-name="ro1" table:visibility="filter">
          <table:table-cell office:value-type="string" calcext:value-type="string">
            <text:p>-33,-20</text:p>
          </table:table-cell>
        </table:table-row>
        <table:table-row table:style-name="ro1">
          <table:table-cell office:value-type="string" calcext:value-type="string">
            <text:p>-32,-20</text:p>
          </table:table-cell>
        </table:table-row>
        <table:table-row table:style-name="ro1" table:visibility="filter">
          <table:table-cell office:value-type="string" calcext:value-type="string">
            <text:p>-31,-20</text:p>
          </table:table-cell>
        </table:table-row>
        <table:table-row table:style-name="ro1" table:visibility="filter">
          <table:table-cell office:value-type="string" calcext:value-type="string">
            <text:p>-32,-20</text:p>
          </table:table-cell>
        </table:table-row>
        <table:table-row table:style-name="ro1" table:visibility="filter">
          <table:table-cell office:value-type="string" calcext:value-type="string">
            <text:p>-33,-20</text:p>
          </table:table-cell>
        </table:table-row>
        <table:table-row table:style-name="ro1" table:visibility="filter">
          <table:table-cell office:value-type="string" calcext:value-type="string">
            <text:p>-34,-20</text:p>
          </table:table-cell>
        </table:table-row>
        <table:table-row table:style-name="ro1" table:visibility="filter">
          <table:table-cell office:value-type="string" calcext:value-type="string">
            <text:p>-35,-20</text:p>
          </table:table-cell>
        </table:table-row>
        <table:table-row table:style-name="ro1" table:visibility="filter">
          <table:table-cell office:value-type="string" calcext:value-type="string">
            <text:p>-35,-21</text:p>
          </table:table-cell>
        </table:table-row>
        <table:table-row table:style-name="ro1" table:visibility="filter">
          <table:table-cell office:value-type="string" calcext:value-type="string">
            <text:p>-35,-20</text:p>
          </table:table-cell>
        </table:table-row>
        <table:table-row table:style-name="ro1" table:visibility="filter">
          <table:table-cell office:value-type="string" calcext:value-type="string">
            <text:p>-35,-19</text:p>
          </table:table-cell>
        </table:table-row>
        <table:table-row table:style-name="ro1" table:visibility="filter">
          <table:table-cell office:value-type="string" calcext:value-type="string">
            <text:p>-36,-19</text:p>
          </table:table-cell>
        </table:table-row>
        <table:table-row table:style-name="ro1" table:visibility="filter">
          <table:table-cell office:value-type="string" calcext:value-type="string">
            <text:p>-36,-18</text:p>
          </table:table-cell>
        </table:table-row>
        <table:table-row table:style-name="ro1" table:visibility="filter">
          <table:table-cell office:value-type="string" calcext:value-type="string">
            <text:p>-35,-18</text:p>
          </table:table-cell>
        </table:table-row>
        <table:table-row table:style-name="ro1" table:visibility="filter">
          <table:table-cell office:value-type="string" calcext:value-type="string">
            <text:p>-36,-18</text:p>
          </table:table-cell>
        </table:table-row>
        <table:table-row table:style-name="ro1" table:visibility="filter">
          <table:table-cell office:value-type="string" calcext:value-type="string">
            <text:p>-35,-18</text:p>
          </table:table-cell>
        </table:table-row>
        <table:table-row table:style-name="ro1" table:visibility="filter">
          <table:table-cell office:value-type="string" calcext:value-type="string">
            <text:p>-35,-17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5,-17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3,-17</text:p>
          </table:table-cell>
        </table:table-row>
        <table:table-row table:style-name="ro1" table:visibility="filter">
          <table:table-cell office:value-type="string" calcext:value-type="string">
            <text:p>-33,-18</text:p>
          </table:table-cell>
        </table:table-row>
        <table:table-row table:style-name="ro1" table:visibility="filter">
          <table:table-cell office:value-type="string" calcext:value-type="string">
            <text:p>-34,-18</text:p>
          </table:table-cell>
        </table:table-row>
        <table:table-row table:style-name="ro1" table:visibility="filter">
          <table:table-cell office:value-type="string" calcext:value-type="string">
            <text:p>-33,-18</text:p>
          </table:table-cell>
        </table:table-row>
        <table:table-row table:style-name="ro1" table:visibility="filter">
          <table:table-cell office:value-type="string" calcext:value-type="string">
            <text:p>-32,-18</text:p>
          </table:table-cell>
        </table:table-row>
        <table:table-row table:style-name="ro1" table:visibility="filter">
          <table:table-cell office:value-type="string" calcext:value-type="string">
            <text:p>-32,-19</text:p>
          </table:table-cell>
        </table:table-row>
        <table:table-row table:style-name="ro1" table:visibility="filter">
          <table:table-cell office:value-type="string" calcext:value-type="string">
            <text:p>-31,-19</text:p>
          </table:table-cell>
        </table:table-row>
        <table:table-row table:style-name="ro1">
          <table:table-cell office:value-type="string" calcext:value-type="string">
            <text:p>-31,-18</text:p>
          </table:table-cell>
        </table:table-row>
        <table:table-row table:style-name="ro1" table:visibility="filter">
          <table:table-cell office:value-type="string" calcext:value-type="string">
            <text:p>-31,-19</text:p>
          </table:table-cell>
        </table:table-row>
        <table:table-row table:style-name="ro1" table:visibility="filter">
          <table:table-cell office:value-type="string" calcext:value-type="string">
            <text:p>-32,-19</text:p>
          </table:table-cell>
        </table:table-row>
        <table:table-row table:style-name="ro1" table:visibility="filter">
          <table:table-cell office:value-type="string" calcext:value-type="string">
            <text:p>-32,-18</text:p>
          </table:table-cell>
        </table:table-row>
        <table:table-row table:style-name="ro1" table:visibility="filter">
          <table:table-cell office:value-type="string" calcext:value-type="string">
            <text:p>-32,-19</text:p>
          </table:table-cell>
        </table:table-row>
        <table:table-row table:style-name="ro1" table:visibility="filter">
          <table:table-cell office:value-type="string" calcext:value-type="string">
            <text:p>-32,-20</text:p>
          </table:table-cell>
        </table:table-row>
        <table:table-row table:style-name="ro1" table:visibility="filter">
          <table:table-cell office:value-type="string" calcext:value-type="string">
            <text:p>-31,-20</text:p>
          </table:table-cell>
        </table:table-row>
        <table:table-row table:style-name="ro1" table:visibility="filter">
          <table:table-cell office:value-type="string" calcext:value-type="string">
            <text:p>-31,-19</text:p>
          </table:table-cell>
        </table:table-row>
        <table:table-row table:style-name="ro1" table:visibility="filter">
          <table:table-cell office:value-type="string" calcext:value-type="string">
            <text:p>-31,-18</text:p>
          </table:table-cell>
        </table:table-row>
        <table:table-row table:style-name="ro1">
          <table:table-cell office:value-type="string" calcext:value-type="string">
            <text:p>-30,-18</text:p>
          </table:table-cell>
        </table:table-row>
        <table:table-row table:style-name="ro1">
          <table:table-cell office:value-type="string" calcext:value-type="string">
            <text:p>-30,-17</text:p>
          </table:table-cell>
        </table:table-row>
        <table:table-row table:style-name="ro1">
          <table:table-cell office:value-type="string" calcext:value-type="string">
            <text:p>-31,-17</text:p>
          </table:table-cell>
        </table:table-row>
        <table:table-row table:style-name="ro1">
          <table:table-cell office:value-type="string" calcext:value-type="string">
            <text:p>-31,-16</text:p>
          </table:table-cell>
        </table:table-row>
        <table:table-row table:style-name="ro1">
          <table:table-cell office:value-type="string" calcext:value-type="string">
            <text:p>-32,-16</text:p>
          </table:table-cell>
        </table:table-row>
        <table:table-row table:style-name="ro1" table:visibility="filter">
          <table:table-cell office:value-type="string" calcext:value-type="string">
            <text:p>-33,-16</text:p>
          </table:table-cell>
        </table:table-row>
        <table:table-row table:style-name="ro1" table:visibility="filter">
          <table:table-cell office:value-type="string" calcext:value-type="string">
            <text:p>-33,-17</text:p>
          </table:table-cell>
        </table:table-row>
        <table:table-row table:style-name="ro1" table:visibility="filter">
          <table:table-cell office:value-type="string" calcext:value-type="string">
            <text:p>-33,-16</text:p>
          </table:table-cell>
        </table:table-row>
        <table:table-row table:style-name="ro1" table:visibility="filter">
          <table:table-cell office:value-type="string" calcext:value-type="string">
            <text:p>-32,-16</text:p>
          </table:table-cell>
        </table:table-row>
        <table:table-row table:style-name="ro1" table:visibility="filter">
          <table:table-cell office:value-type="string" calcext:value-type="string">
            <text:p>-31,-16</text:p>
          </table:table-cell>
        </table:table-row>
        <table:table-row table:style-name="ro1" table:visibility="filter">
          <table:table-cell office:value-type="string" calcext:value-type="string">
            <text:p>-31,-17</text:p>
          </table:table-cell>
        </table:table-row>
        <table:table-row table:style-name="ro1" table:visibility="filter">
          <table:table-cell office:value-type="string" calcext:value-type="string">
            <text:p>-31,-16</text:p>
          </table:table-cell>
        </table:table-row>
        <table:table-row table:style-name="ro1" table:visibility="filter">
          <table:table-cell office:value-type="string" calcext:value-type="string">
            <text:p>-31,-17</text:p>
          </table:table-cell>
        </table:table-row>
        <table:table-row table:style-name="ro1" table:visibility="filter">
          <table:table-cell office:value-type="string" calcext:value-type="string">
            <text:p>-32,-17</text:p>
          </table:table-cell>
        </table:table-row>
        <table:table-row table:style-name="ro1" table:visibility="filter">
          <table:table-cell office:value-type="string" calcext:value-type="string">
            <text:p>-32,-16</text:p>
          </table:table-cell>
        </table:table-row>
        <table:table-row table:style-name="ro1">
          <table:table-cell office:value-type="string" calcext:value-type="string">
            <text:p>-32,-15</text:p>
          </table:table-cell>
        </table:table-row>
        <table:table-row table:style-name="ro1" table:visibility="filter">
          <table:table-cell office:value-type="string" calcext:value-type="string">
            <text:p>-32,-16</text:p>
          </table:table-cell>
        </table:table-row>
        <table:table-row table:style-name="ro1" table:visibility="filter">
          <table:table-cell office:value-type="string" calcext:value-type="string">
            <text:p>-33,-16</text:p>
          </table:table-cell>
        </table:table-row>
        <table:table-row table:style-name="ro1" table:visibility="filter">
          <table:table-cell office:value-type="string" calcext:value-type="string">
            <text:p>-33,-17</text:p>
          </table:table-cell>
        </table:table-row>
        <table:table-row table:style-name="ro1" table:visibility="filter">
          <table:table-cell office:value-type="string" calcext:value-type="string">
            <text:p>-33,-18</text:p>
          </table:table-cell>
        </table:table-row>
        <table:table-row table:style-name="ro1" table:visibility="filter">
          <table:table-cell office:value-type="string" calcext:value-type="string">
            <text:p>-34,-18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5,-17</text:p>
          </table:table-cell>
        </table:table-row>
        <table:table-row table:style-name="ro1" table:visibility="filter">
          <table:table-cell office:value-type="string" calcext:value-type="string">
            <text:p>-34,-17</text:p>
          </table:table-cell>
        </table:table-row>
        <table:table-row table:style-name="ro1" table:visibility="filter">
          <table:table-cell office:value-type="string" calcext:value-type="string">
            <text:p>-35,-17</text:p>
          </table:table-cell>
        </table:table-row>
        <table:table-row table:style-name="ro1" table:visibility="filter">
          <table:table-cell office:value-type="string" calcext:value-type="string">
            <text:p>-35,-16</text:p>
          </table:table-cell>
        </table:table-row>
        <table:table-row table:style-name="ro1">
          <table:table-cell office:value-type="string" calcext:value-type="string">
            <text:p>-35,-15</text:p>
          </table:table-cell>
        </table:table-row>
        <table:table-row table:style-name="ro1" table:visibility="filter">
          <table:table-cell office:value-type="string" calcext:value-type="string">
            <text:p>-34,-15</text:p>
          </table:table-cell>
        </table:table-row>
        <table:table-row table:style-name="ro1">
          <table:table-cell office:value-type="string" calcext:value-type="string">
            <text:p>-34,-14</text:p>
          </table:table-cell>
        </table:table-row>
        <table:table-row table:style-name="ro1">
          <table:table-cell office:value-type="string" calcext:value-type="string">
            <text:p>-34,-13</text:p>
          </table:table-cell>
        </table:table-row>
        <table:table-row table:style-name="ro1">
          <table:table-cell office:value-type="string" calcext:value-type="string">
            <text:p>-35,-13</text:p>
          </table:table-cell>
        </table:table-row>
        <table:table-row table:style-name="ro1" table:visibility="filter">
          <table:table-cell office:value-type="string" calcext:value-type="string">
            <text:p>-34,-13</text:p>
          </table:table-cell>
        </table:table-row>
        <table:table-row table:style-name="ro1">
          <table:table-cell office:value-type="string" calcext:value-type="string">
            <text:p>-34,-12</text:p>
          </table:table-cell>
        </table:table-row>
        <table:table-row table:style-name="ro1">
          <table:table-cell office:value-type="string" calcext:value-type="string">
            <text:p>-34,-11</text:p>
          </table:table-cell>
        </table:table-row>
        <table:table-row table:style-name="ro1">
          <table:table-cell office:value-type="string" calcext:value-type="string">
            <text:p>-34,-10</text:p>
          </table:table-cell>
        </table:table-row>
        <table:table-row table:style-name="ro1">
          <table:table-cell office:value-type="string" calcext:value-type="string">
            <text:p>-35,-10</text:p>
          </table:table-cell>
        </table:table-row>
        <table:table-row table:style-name="ro1">
          <table:table-cell office:value-type="string" calcext:value-type="string">
            <text:p>-35,-11</text:p>
          </table:table-cell>
        </table:table-row>
        <table:table-row table:style-name="ro1">
          <table:table-cell office:value-type="string" calcext:value-type="string">
            <text:p>-35,-12</text:p>
          </table:table-cell>
        </table:table-row>
        <table:table-row table:style-name="ro1">
          <table:table-cell office:value-type="string" calcext:value-type="string">
            <text:p>-36,-12</text:p>
          </table:table-cell>
        </table:table-row>
        <table:table-row table:style-name="ro1">
          <table:table-cell office:value-type="string" calcext:value-type="string">
            <text:p>-36,-13</text:p>
          </table:table-cell>
        </table:table-row>
        <table:table-row table:style-name="ro1">
          <table:table-cell office:value-type="string" calcext:value-type="string">
            <text:p>-37,-13</text:p>
          </table:table-cell>
        </table:table-row>
        <table:table-row table:style-name="ro1">
          <table:table-cell office:value-type="string" calcext:value-type="string">
            <text:p>-38,-13</text:p>
          </table:table-cell>
        </table:table-row>
        <table:table-row table:style-name="ro1">
          <table:table-cell office:value-type="string" calcext:value-type="string">
            <text:p>-38,-12</text:p>
          </table:table-cell>
        </table:table-row>
        <table:table-row table:style-name="ro1">
          <table:table-cell office:value-type="string" calcext:value-type="string">
            <text:p>-38,-11</text:p>
          </table:table-cell>
        </table:table-row>
        <table:table-row table:style-name="ro1">
          <table:table-cell office:value-type="string" calcext:value-type="string">
            <text:p>-37,-11</text:p>
          </table:table-cell>
        </table:table-row>
        <table:table-row table:style-name="ro1">
          <table:table-cell office:value-type="string" calcext:value-type="string">
            <text:p>-37,-10</text:p>
          </table:table-cell>
        </table:table-row>
        <table:table-row table:style-name="ro1">
          <table:table-cell office:value-type="string" calcext:value-type="string">
            <text:p>-36,-10</text:p>
          </table:table-cell>
        </table:table-row>
        <table:table-row table:style-name="ro1">
          <table:table-cell office:value-type="string" calcext:value-type="string">
            <text:p>-36,-9</text:p>
          </table:table-cell>
        </table:table-row>
        <table:table-row table:style-name="ro1" table:visibility="filter">
          <table:table-cell office:value-type="string" calcext:value-type="string">
            <text:p>-36,-10</text:p>
          </table:table-cell>
        </table:table-row>
        <table:table-row table:style-name="ro1">
          <table:table-cell office:value-type="string" calcext:value-type="string">
            <text:p>-36,-11</text:p>
          </table:table-cell>
        </table:table-row>
        <table:table-row table:style-name="ro1" table:visibility="filter">
          <table:table-cell office:value-type="string" calcext:value-type="string">
            <text:p>-37,-11</text:p>
          </table:table-cell>
        </table:table-row>
        <table:table-row table:style-name="ro1" table:visibility="filter">
          <table:table-cell office:value-type="string" calcext:value-type="string">
            <text:p>-37,-10</text:p>
          </table:table-cell>
        </table:table-row>
        <table:table-row table:style-name="ro1" table:visibility="filter">
          <table:table-cell office:value-type="string" calcext:value-type="string">
            <text:p>-36,-10</text:p>
          </table:table-cell>
        </table:table-row>
        <table:table-row table:style-name="ro1" table:visibility="filter">
          <table:table-cell office:value-type="string" calcext:value-type="string">
            <text:p>-35,-10</text:p>
          </table:table-cell>
        </table:table-row>
        <table:table-row table:style-name="ro1" table:visibility="filter">
          <table:table-cell office:value-type="string" calcext:value-type="string">
            <text:p>-36,-10</text:p>
          </table:table-cell>
        </table:table-row>
        <table:table-row table:style-name="ro1" table:visibility="filter">
          <table:table-cell office:value-type="string" calcext:value-type="string">
            <text:p>-36,-9</text:p>
          </table:table-cell>
        </table:table-row>
        <table:table-row table:style-name="ro1">
          <table:table-cell office:value-type="string" calcext:value-type="string">
            <text:p>-37,-9</text:p>
          </table:table-cell>
        </table:table-row>
        <table:table-row table:style-name="ro1" table:visibility="filter">
          <table:table-cell office:value-type="string" calcext:value-type="string">
            <text:p>-37,-10</text:p>
          </table:table-cell>
        </table:table-row>
        <table:table-row table:style-name="ro1" table:visibility="filter">
          <table:table-cell office:value-type="string" calcext:value-type="string">
            <text:p>-37,-11</text:p>
          </table:table-cell>
        </table:table-row>
        <table:table-row table:style-name="ro1">
          <table:table-cell office:value-type="string" calcext:value-type="string">
            <text:p>-37,-12</text:p>
          </table:table-cell>
        </table:table-row>
        <table:table-row table:style-name="ro1" table:visibility="filter">
          <table:table-cell office:value-type="string" calcext:value-type="string">
            <text:p>-37,-11</text:p>
          </table:table-cell>
        </table:table-row>
        <table:table-row table:style-name="ro1" table:visibility="filter">
          <table:table-cell office:value-type="string" calcext:value-type="string">
            <text:p>-38,-11</text:p>
          </table:table-cell>
        </table:table-row>
        <table:table-row table:style-name="ro1" table:visibility="filter">
          <table:table-cell office:value-type="string" calcext:value-type="string">
            <text:p>-37,-11</text:p>
          </table:table-cell>
        </table:table-row>
        <table:table-row table:style-name="ro1" table:visibility="filter">
          <table:table-cell office:value-type="string" calcext:value-type="string">
            <text:p>-36,-11</text:p>
          </table:table-cell>
        </table:table-row>
        <table:table-row table:style-name="ro1" table:visibility="filter">
          <table:table-cell office:value-type="string" calcext:value-type="string">
            <text:p>-36,-12</text:p>
          </table:table-cell>
        </table:table-row>
        <table:table-row table:style-name="ro1" table:visibility="filter">
          <table:table-cell office:value-type="string" calcext:value-type="string">
            <text:p>-36,-13</text:p>
          </table:table-cell>
        </table:table-row>
        <table:table-row table:style-name="ro1" table:visibility="filter">
          <table:table-cell office:value-type="string" calcext:value-type="string">
            <text:p>-36,-12</text:p>
          </table:table-cell>
        </table:table-row>
        <table:table-row table:style-name="ro1" table:visibility="filter">
          <table:table-cell office:value-type="string" calcext:value-type="string">
            <text:p>-35,-12</text:p>
          </table:table-cell>
        </table:table-row>
        <table:table-row table:style-name="ro1" table:visibility="filter">
          <table:table-cell office:value-type="string" calcext:value-type="string">
            <text:p>-36,-12</text:p>
          </table:table-cell>
        </table:table-row>
        <table:table-row table:style-name="ro1" table:visibility="filter">
          <table:table-cell office:value-type="string" calcext:value-type="string">
            <text:p>-36,-13</text:p>
          </table:table-cell>
        </table:table-row>
        <table:table-row table:style-name="ro1" table:visibility="filter">
          <table:table-cell office:value-type="string" calcext:value-type="string">
            <text:p>-35,-13</text:p>
          </table:table-cell>
        </table:table-row>
        <table:table-row table:style-name="ro1">
          <table:table-cell office:value-type="string" calcext:value-type="string">
            <text:p>-35,-14</text:p>
          </table:table-cell>
        </table:table-row>
        <table:table-row table:style-name="ro1" table:visibility="filter">
          <table:table-cell office:value-type="string" calcext:value-type="string">
            <text:p>-35,-13</text:p>
          </table:table-cell>
        </table:table-row>
        <table:table-row table:style-name="ro1" table:visibility="filter">
          <table:table-cell office:value-type="string" calcext:value-type="string">
            <text:p>-34,-13</text:p>
          </table:table-cell>
        </table:table-row>
        <table:table-row table:style-name="ro1" table:visibility="filter">
          <table:table-cell office:value-type="string" calcext:value-type="string">
            <text:p>-34,-12</text:p>
          </table:table-cell>
        </table:table-row>
        <table:table-row table:style-name="ro1" table:visibility="filter">
          <table:table-cell office:value-type="string" calcext:value-type="string">
            <text:p>-34,-13</text:p>
          </table:table-cell>
        </table:table-row>
        <table:table-row table:style-name="ro1" table:visibility="filter">
          <table:table-cell office:value-type="string" calcext:value-type="string">
            <text:p>-34,-14</text:p>
          </table:table-cell>
        </table:table-row>
        <table:table-row table:style-name="ro1">
          <table:table-cell office:value-type="string" calcext:value-type="string">
            <text:p>-33,-14</text:p>
          </table:table-cell>
        </table:table-row>
        <table:table-row table:style-name="ro1">
          <table:table-cell office:value-type="string" calcext:value-type="string">
            <text:p>-33,-13</text:p>
          </table:table-cell>
        </table:table-row>
        <table:table-row table:style-name="ro1">
          <table:table-cell office:value-type="string" calcext:value-type="string">
            <text:p>-32,-13</text:p>
          </table:table-cell>
        </table:table-row>
        <table:table-row table:style-name="ro1">
          <table:table-cell office:value-type="string" calcext:value-type="string">
            <text:p>-32,-14</text:p>
          </table:table-cell>
        </table:table-row>
        <table:table-row table:style-name="ro1" table:visibility="filter">
          <table:table-cell office:value-type="string" calcext:value-type="string">
            <text:p>-32,-13</text:p>
          </table:table-cell>
        </table:table-row>
        <table:table-row table:style-name="ro1">
          <table:table-cell office:value-type="string" calcext:value-type="string">
            <text:p>-32,-12</text:p>
          </table:table-cell>
        </table:table-row>
        <table:table-row table:style-name="ro1">
          <table:table-cell office:value-type="string" calcext:value-type="string">
            <text:p>-33,-12</text:p>
          </table:table-cell>
        </table:table-row>
        <table:table-row table:style-name="ro1" table:visibility="filter">
          <table:table-cell office:value-type="string" calcext:value-type="string">
            <text:p>-32,-12</text:p>
          </table:table-cell>
        </table:table-row>
        <table:table-row table:style-name="ro1">
          <table:table-cell office:value-type="string" calcext:value-type="string">
            <text:p>-31,-12</text:p>
          </table:table-cell>
        </table:table-row>
        <table:table-row table:style-name="ro1">
          <table:table-cell office:value-type="string" calcext:value-type="string">
            <text:p>-31,-11</text:p>
          </table:table-cell>
        </table:table-row>
        <table:table-row table:style-name="ro1" table:visibility="filter">
          <table:table-cell office:value-type="string" calcext:value-type="string">
            <text:p>-31,-12</text:p>
          </table:table-cell>
        </table:table-row>
        <table:table-row table:style-name="ro1" table:visibility="filter">
          <table:table-cell office:value-type="string" calcext:value-type="string">
            <text:p>-32,-12</text:p>
          </table:table-cell>
        </table:table-row>
        <table:table-row table:style-name="ro1" table:visibility="filter">
          <table:table-cell office:value-type="string" calcext:value-type="string">
            <text:p>-31,-12</text:p>
          </table:table-cell>
        </table:table-row>
        <table:table-row table:style-name="ro1">
          <table:table-cell office:value-type="string" calcext:value-type="string">
            <text:p>-30,-12</text:p>
          </table:table-cell>
        </table:table-row>
        <table:table-row table:style-name="ro1">
          <table:table-cell office:value-type="string" calcext:value-type="string">
            <text:p>-30,-13</text:p>
          </table:table-cell>
        </table:table-row>
        <table:table-row table:style-name="ro1">
          <table:table-cell office:value-type="string" calcext:value-type="string">
            <text:p>-31,-13</text:p>
          </table:table-cell>
        </table:table-row>
        <table:table-row table:style-name="ro1" table:visibility="filter">
          <table:table-cell office:value-type="string" calcext:value-type="string">
            <text:p>-31,-12</text:p>
          </table:table-cell>
        </table:table-row>
        <table:table-row table:style-name="ro1" table:visibility="filter">
          <table:table-cell office:value-type="string" calcext:value-type="string">
            <text:p>-30,-12</text:p>
          </table:table-cell>
        </table:table-row>
        <table:table-row table:style-name="ro1">
          <table:table-cell office:value-type="string" calcext:value-type="string">
            <text:p>-30,-11</text:p>
          </table:table-cell>
        </table:table-row>
        <table:table-row table:style-name="ro1" table:visibility="filter">
          <table:table-cell office:value-type="string" calcext:value-type="string">
            <text:p>-30,-12</text:p>
          </table:table-cell>
        </table:table-row>
        <table:table-row table:style-name="ro1">
          <table:table-cell office:value-type="string" calcext:value-type="string">
            <text:p>-29,-12</text:p>
          </table:table-cell>
        </table:table-row>
        <table:table-row table:style-name="ro1">
          <table:table-cell office:value-type="string" calcext:value-type="string">
            <text:p>-29,-13</text:p>
          </table:table-cell>
        </table:table-row>
        <table:table-row table:style-name="ro1">
          <table:table-cell office:value-type="string" calcext:value-type="string">
            <text:p>-29,-14</text:p>
          </table:table-cell>
        </table:table-row>
        <table:table-row table:style-name="ro1" table:visibility="filter">
          <table:table-cell office:value-type="string" calcext:value-type="string">
            <text:p>-29,-13</text:p>
          </table:table-cell>
        </table:table-row>
        <table:table-row table:style-name="ro1" table:visibility="filter">
          <table:table-cell office:value-type="string" calcext:value-type="string">
            <text:p>-30,-13</text:p>
          </table:table-cell>
        </table:table-row>
        <table:table-row table:style-name="ro1">
          <table:table-cell office:value-type="string" calcext:value-type="string">
            <text:p>-30,-14</text:p>
          </table:table-cell>
        </table:table-row>
        <table:table-row table:style-name="ro1">
          <table:table-cell office:value-type="string" calcext:value-type="string">
            <text:p>-30,-15</text:p>
          </table:table-cell>
        </table:table-row>
        <table:table-row table:style-name="ro1">
          <table:table-cell office:value-type="string" calcext:value-type="string">
            <text:p>-31,-15</text:p>
          </table:table-cell>
        </table:table-row>
        <table:table-row table:style-name="ro1">
          <table:table-cell office:value-type="string" calcext:value-type="string">
            <text:p>-31,-14</text:p>
          </table:table-cell>
        </table:table-row>
        <table:table-row table:style-name="ro1" table:visibility="filter">
          <table:table-cell office:value-type="string" calcext:value-type="string">
            <text:p>-31,-13</text:p>
          </table:table-cell>
        </table:table-row>
        <table:table-row table:style-name="ro1" table:visibility="filter">
          <table:table-cell office:value-type="string" calcext:value-type="string">
            <text:p>-30,-13</text:p>
          </table:table-cell>
        </table:table-row>
        <table:table-row table:style-name="ro1" table:visibility="filter">
          <table:table-cell office:value-type="string" calcext:value-type="string">
            <text:p>-29,-13</text:p>
          </table:table-cell>
        </table:table-row>
        <table:table-row table:style-name="ro1" table:visibility="filter">
          <table:table-cell office:value-type="string" calcext:value-type="string">
            <text:p>-29,-12</text:p>
          </table:table-cell>
        </table:table-row>
        <table:table-row table:style-name="ro1" table:visibility="filter">
          <table:table-cell office:value-type="string" calcext:value-type="string">
            <text:p>-30,-12</text:p>
          </table:table-cell>
        </table:table-row>
        <table:table-row table:style-name="ro1" table:visibility="filter">
          <table:table-cell office:value-type="string" calcext:value-type="string">
            <text:p>-30,-13</text:p>
          </table:table-cell>
        </table:table-row>
        <table:table-row table:style-name="ro1" table:visibility="filter">
          <table:table-cell office:value-type="string" calcext:value-type="string">
            <text:p>-29,-13</text:p>
          </table:table-cell>
        </table:table-row>
        <table:table-row table:style-name="ro1">
          <table:table-cell office:value-type="string" calcext:value-type="string">
            <text:p>-28,-13</text:p>
          </table:table-cell>
        </table:table-row>
        <table:table-row table:style-name="ro1">
          <table:table-cell office:value-type="string" calcext:value-type="string">
            <text:p>-27,-13</text:p>
          </table:table-cell>
        </table:table-row>
        <table:table-row table:style-name="ro1">
          <table:table-cell office:value-type="string" calcext:value-type="string">
            <text:p>-26,-13</text:p>
          </table:table-cell>
        </table:table-row>
        <table:table-row table:style-name="ro1">
          <table:table-cell office:value-type="string" calcext:value-type="string">
            <text:p>-26,-14</text:p>
          </table:table-cell>
        </table:table-row>
        <table:table-row table:style-name="ro1">
          <table:table-cell office:value-type="string" calcext:value-type="string">
            <text:p>-26,-15</text:p>
          </table:table-cell>
        </table:table-row>
        <table:table-row table:style-name="ro1">
          <table:table-cell office:value-type="string" calcext:value-type="string">
            <text:p>-26,-16</text:p>
          </table:table-cell>
        </table:table-row>
        <table:table-row table:style-name="ro1">
          <table:table-cell office:value-type="string" calcext:value-type="string">
            <text:p>-25,-16</text:p>
          </table:table-cell>
        </table:table-row>
        <table:table-row table:style-name="ro1">
          <table:table-cell office:value-type="string" calcext:value-type="string">
            <text:p>-25,-17</text:p>
          </table:table-cell>
        </table:table-row>
        <table:table-row table:style-name="ro1">
          <table:table-cell office:value-type="string" calcext:value-type="string">
            <text:p>-25,-18</text:p>
          </table:table-cell>
        </table:table-row>
        <table:table-row table:style-name="ro1">
          <table:table-cell office:value-type="string" calcext:value-type="string">
            <text:p>-24,-18</text:p>
          </table:table-cell>
        </table:table-row>
        <table:table-row table:style-name="ro1">
          <table:table-cell office:value-type="string" calcext:value-type="string">
            <text:p>-24,-17</text:p>
          </table:table-cell>
        </table:table-row>
        <table:table-row table:style-name="ro1">
          <table:table-cell office:value-type="string" calcext:value-type="string">
            <text:p>-23,-17</text:p>
          </table:table-cell>
        </table:table-row>
        <table:table-row table:style-name="ro1" table:visibility="filter">
          <table:table-cell office:value-type="string" calcext:value-type="string">
            <text:p>-24,-17</text:p>
          </table:table-cell>
        </table:table-row>
        <table:table-row table:style-name="ro1">
          <table:table-cell office:value-type="string" calcext:value-type="string">
            <text:p>-24,-16</text:p>
          </table:table-cell>
        </table:table-row>
        <table:table-row table:style-name="ro1" table:visibility="filter">
          <table:table-cell office:value-type="string" calcext:value-type="string">
            <text:p>-24,-17</text:p>
          </table:table-cell>
        </table:table-row>
        <table:table-row table:style-name="ro1" table:visibility="filter">
          <table:table-cell office:value-type="string" calcext:value-type="string">
            <text:p>-25,-17</text:p>
          </table:table-cell>
        </table:table-row>
        <table:table-row table:style-name="ro1">
          <table:table-cell office:value-type="string" calcext:value-type="string">
            <text:p>-26,-17</text:p>
          </table:table-cell>
        </table:table-row>
        <table:table-row table:style-name="ro1">
          <table:table-cell office:value-type="string" calcext:value-type="string">
            <text:p>-27,-17</text:p>
          </table:table-cell>
        </table:table-row>
        <table:table-row table:style-name="ro1" table:visibility="filter">
          <table:table-cell office:value-type="string" calcext:value-type="string">
            <text:p>-26,-17</text:p>
          </table:table-cell>
        </table:table-row>
        <table:table-row table:style-name="ro1" table:visibility="filter">
          <table:table-cell office:value-type="string" calcext:value-type="string">
            <text:p>-26,-16</text:p>
          </table:table-cell>
        </table:table-row>
        <table:table-row table:style-name="ro1" table:visibility="filter">
          <table:table-cell office:value-type="string" calcext:value-type="string">
            <text:p>-26,-15</text:p>
          </table:table-cell>
        </table:table-row>
        <table:table-row table:style-name="ro1" table:visibility="filter">
          <table:table-cell office:value-type="string" calcext:value-type="string">
            <text:p>-26,-16</text:p>
          </table:table-cell>
        </table:table-row>
        <table:table-row table:style-name="ro1" table:visibility="filter">
          <table:table-cell office:value-type="string" calcext:value-type="string">
            <text:p>-25,-16</text:p>
          </table:table-cell>
        </table:table-row>
        <table:table-row table:style-name="ro1" table:visibility="filter">
          <table:table-cell office:value-type="string" calcext:value-type="string">
            <text:p>-25,-17</text:p>
          </table:table-cell>
        </table:table-row>
        <table:table-row table:style-name="ro1" table:visibility="filter">
          <table:table-cell office:value-type="string" calcext:value-type="string">
            <text:p>-25,-16</text:p>
          </table:table-cell>
        </table:table-row>
        <table:table-row table:style-name="ro1" table:visibility="filter">
          <table:table-cell office:value-type="string" calcext:value-type="string">
            <text:p>-25,-17</text:p>
          </table:table-cell>
        </table:table-row>
        <table:table-row table:style-name="ro1" table:visibility="filter">
          <table:table-cell office:value-type="string" calcext:value-type="string">
            <text:p>-26,-17</text:p>
          </table:table-cell>
        </table:table-row>
        <table:table-row table:style-name="ro1" table:visibility="filter">
          <table:table-cell office:value-type="string" calcext:value-type="string">
            <text:p>-26,-16</text:p>
          </table:table-cell>
        </table:table-row>
        <table:table-row table:style-name="ro1" table:visibility="filter">
          <table:table-cell office:value-type="string" calcext:value-type="string">
            <text:p>-26,-15</text:p>
          </table:table-cell>
        </table:table-row>
        <table:table-row table:style-name="ro1" table:visibility="filter">
          <table:table-cell office:value-type="string" calcext:value-type="string">
            <text:p>-26,-14</text:p>
          </table:table-cell>
        </table:table-row>
        <table:table-row table:style-name="ro1" table:visibility="filter">
          <table:table-cell office:value-type="string" calcext:value-type="string">
            <text:p>-26,-15</text:p>
          </table:table-cell>
        </table:table-row>
        <table:table-row table:style-name="ro1" table:visibility="filter">
          <table:table-cell office:value-type="string" calcext:value-type="string">
            <text:p>-26,-14</text:p>
          </table:table-cell>
        </table:table-row>
        <table:table-row table:style-name="ro1" table:visibility="filter">
          <table:table-cell office:value-type="string" calcext:value-type="string">
            <text:p>-26,-13</text:p>
          </table:table-cell>
        </table:table-row>
        <table:table-row table:style-name="ro1">
          <table:table-cell office:value-type="string" calcext:value-type="string">
            <text:p>-25,-13</text:p>
          </table:table-cell>
        </table:table-row>
        <table:table-row table:style-name="ro1">
          <table:table-cell office:value-type="string" calcext:value-type="string">
            <text:p>-25,-12</text:p>
          </table:table-cell>
        </table:table-row>
        <table:table-row table:style-name="ro1">
          <table:table-cell office:value-type="string" calcext:value-type="string">
            <text:p>-24,-12</text:p>
          </table:table-cell>
        </table:table-row>
        <table:table-row table:style-name="ro1" table:visibility="filter">
          <table:table-cell office:value-type="string" calcext:value-type="string">
            <text:p>-25,-12</text:p>
          </table:table-cell>
        </table:table-row>
        <table:table-row table:style-name="ro1">
          <table:table-cell office:value-type="string" calcext:value-type="string">
            <text:p>-26,-12</text:p>
          </table:table-cell>
        </table:table-row>
        <table:table-row table:style-name="ro1">
          <table:table-cell office:value-type="string" calcext:value-type="string">
            <text:p>-26,-11</text:p>
          </table:table-cell>
        </table:table-row>
        <table:table-row table:style-name="ro1">
          <table:table-cell office:value-type="string" calcext:value-type="string">
            <text:p>-26,-10</text:p>
          </table:table-cell>
        </table:table-row>
        <table:table-row table:style-name="ro1">
          <table:table-cell office:value-type="string" calcext:value-type="string">
            <text:p>-25,-10</text:p>
          </table:table-cell>
        </table:table-row>
        <table:table-row table:style-name="ro1">
          <table:table-cell office:value-type="string" calcext:value-type="string">
            <text:p>-25,-9</text:p>
          </table:table-cell>
        </table:table-row>
        <table:table-row table:style-name="ro1">
          <table:table-cell office:value-type="string" calcext:value-type="string">
            <text:p>-26,-9</text:p>
          </table:table-cell>
        </table:table-row>
        <table:table-row table:style-name="ro1" table:visibility="filter">
          <table:table-cell office:value-type="string" calcext:value-type="string">
            <text:p>-26,-10</text:p>
          </table:table-cell>
        </table:table-row>
        <table:table-row table:style-name="ro1" table:visibility="filter">
          <table:table-cell office:value-type="string" calcext:value-type="string">
            <text:p>-25,-10</text:p>
          </table:table-cell>
        </table:table-row>
        <table:table-row table:style-name="ro1">
          <table:table-cell office:value-type="string" calcext:value-type="string">
            <text:p>-24,-10</text:p>
          </table:table-cell>
        </table:table-row>
        <table:table-row table:style-name="ro1" table:visibility="filter">
          <table:table-cell office:value-type="string" calcext:value-type="string">
            <text:p>-25,-10</text:p>
          </table:table-cell>
        </table:table-row>
        <table:table-row table:style-name="ro1" table:visibility="filter">
          <table:table-cell office:value-type="string" calcext:value-type="string">
            <text:p>-25,-9</text:p>
          </table:table-cell>
        </table:table-row>
        <table:table-row table:style-name="ro1">
          <table:table-cell office:value-type="string" calcext:value-type="string">
            <text:p>-25,-8</text:p>
          </table:table-cell>
        </table:table-row>
        <table:table-row table:style-name="ro1">
          <table:table-cell office:value-type="string" calcext:value-type="string">
            <text:p>-25,-7</text:p>
          </table:table-cell>
        </table:table-row>
        <table:table-row table:style-name="ro1">
          <table:table-cell office:value-type="string" calcext:value-type="string">
            <text:p>-25,-6</text:p>
          </table:table-cell>
        </table:table-row>
        <table:table-row table:style-name="ro1">
          <table:table-cell office:value-type="string" calcext:value-type="string">
            <text:p>-25,-5</text:p>
          </table:table-cell>
        </table:table-row>
        <table:table-row table:style-name="ro1">
          <table:table-cell office:value-type="string" calcext:value-type="string">
            <text:p>-26,-5</text:p>
          </table:table-cell>
        </table:table-row>
        <table:table-row table:style-name="ro1">
          <table:table-cell office:value-type="string" calcext:value-type="string">
            <text:p>-26,-6</text:p>
          </table:table-cell>
        </table:table-row>
        <table:table-row table:style-name="ro1">
          <table:table-cell office:value-type="string" calcext:value-type="string">
            <text:p>-27,-6</text:p>
          </table:table-cell>
        </table:table-row>
        <table:table-row table:style-name="ro1">
          <table:table-cell office:value-type="string" calcext:value-type="string">
            <text:p>-27,-7</text:p>
          </table:table-cell>
        </table:table-row>
        <table:table-row table:style-name="ro1">
          <table:table-cell office:value-type="string" calcext:value-type="string">
            <text:p>-27,-8</text:p>
          </table:table-cell>
        </table:table-row>
        <table:table-row table:style-name="ro1">
          <table:table-cell office:value-type="string" calcext:value-type="string">
            <text:p>-28,-8</text:p>
          </table:table-cell>
        </table:table-row>
        <table:table-row table:style-name="ro1">
          <table:table-cell office:value-type="string" calcext:value-type="string">
            <text:p>-28,-9</text:p>
          </table:table-cell>
        </table:table-row>
        <table:table-row table:style-name="ro1">
          <table:table-cell office:value-type="string" calcext:value-type="string">
            <text:p>-29,-9</text:p>
          </table:table-cell>
        </table:table-row>
        <table:table-row table:style-name="ro1">
          <table:table-cell office:value-type="string" calcext:value-type="string">
            <text:p>-29,-8</text:p>
          </table:table-cell>
        </table:table-row>
        <table:table-row table:style-name="ro1">
          <table:table-cell office:value-type="string" calcext:value-type="string">
            <text:p>-30,-8</text:p>
          </table:table-cell>
        </table:table-row>
        <table:table-row table:style-name="ro1" table:visibility="filter">
          <table:table-cell office:value-type="string" calcext:value-type="string">
            <text:p>-29,-8</text:p>
          </table:table-cell>
        </table:table-row>
        <table:table-row table:style-name="ro1">
          <table:table-cell office:value-type="string" calcext:value-type="string">
            <text:p>-29,-7</text:p>
          </table:table-cell>
        </table:table-row>
        <table:table-row table:style-name="ro1">
          <table:table-cell office:value-type="string" calcext:value-type="string">
            <text:p>-29,-6</text:p>
          </table:table-cell>
        </table:table-row>
        <table:table-row table:style-name="ro1">
          <table:table-cell office:value-type="string" calcext:value-type="string">
            <text:p>-30,-6</text:p>
          </table:table-cell>
        </table:table-row>
        <table:table-row table:style-name="ro1">
          <table:table-cell office:value-type="string" calcext:value-type="string">
            <text:p>-30,-5</text:p>
          </table:table-cell>
        </table:table-row>
        <table:table-row table:style-name="ro1" table:visibility="filter">
          <table:table-cell office:value-type="string" calcext:value-type="string">
            <text:p>-30,-6</text:p>
          </table:table-cell>
        </table:table-row>
        <table:table-row table:style-name="ro1">
          <table:table-cell office:value-type="string" calcext:value-type="string">
            <text:p>-31,-6</text:p>
          </table:table-cell>
        </table:table-row>
        <table:table-row table:style-name="ro1">
          <table:table-cell office:value-type="string" calcext:value-type="string">
            <text:p>-31,-5</text:p>
          </table:table-cell>
        </table:table-row>
        <table:table-row table:style-name="ro1" table:visibility="filter">
          <table:table-cell office:value-type="string" calcext:value-type="string">
            <text:p>-30,-5</text:p>
          </table:table-cell>
        </table:table-row>
        <table:table-row table:style-name="ro1">
          <table:table-cell office:value-type="string" calcext:value-type="string">
            <text:p>-29,-5</text:p>
          </table:table-cell>
        </table:table-row>
        <table:table-row table:style-name="ro1" table:visibility="filter">
          <table:table-cell office:value-type="string" calcext:value-type="string">
            <text:p>-29,-6</text:p>
          </table:table-cell>
        </table:table-row>
        <table:table-row table:style-name="ro1" table:visibility="filter">
          <table:table-cell office:value-type="string" calcext:value-type="string">
            <text:p>-29,-7</text:p>
          </table:table-cell>
        </table:table-row>
        <table:table-row table:style-name="ro1">
          <table:table-cell office:value-type="string" calcext:value-type="string">
            <text:p>-28,-7</text:p>
          </table:table-cell>
        </table:table-row>
        <table:table-row table:style-name="ro1" table:visibility="filter">
          <table:table-cell office:value-type="string" calcext:value-type="string">
            <text:p>-27,-7</text:p>
          </table:table-cell>
        </table:table-row>
        <table:table-row table:style-name="ro1" table:visibility="filter">
          <table:table-cell office:value-type="string" calcext:value-type="string">
            <text:p>-27,-6</text:p>
          </table:table-cell>
        </table:table-row>
        <table:table-row table:style-name="ro1" table:visibility="filter">
          <table:table-cell office:value-type="string" calcext:value-type="string">
            <text:p>-27,-7</text:p>
          </table:table-cell>
        </table:table-row>
        <table:table-row table:style-name="ro1" table:visibility="filter">
          <table:table-cell office:value-type="string" calcext:value-type="string">
            <text:p>-27,-6</text:p>
          </table:table-cell>
        </table:table-row>
        <table:table-row table:style-name="ro1" table:visibility="filter">
          <table:table-cell office:value-type="string" calcext:value-type="string">
            <text:p>-27,-7</text:p>
          </table:table-cell>
        </table:table-row>
        <table:table-row table:style-name="ro1" table:visibility="filter">
          <table:table-cell office:value-type="string" calcext:value-type="string">
            <text:p>-27,-8</text:p>
          </table:table-cell>
        </table:table-row>
        <table:table-row table:style-name="ro1" table:visibility="filter">
          <table:table-cell office:value-type="string" calcext:value-type="string">
            <text:p>-28,-8</text:p>
          </table:table-cell>
        </table:table-row>
        <table:table-row table:style-name="ro1" table:visibility="filter">
          <table:table-cell office:value-type="string" calcext:value-type="string">
            <text:p>-27,-8</text:p>
          </table:table-cell>
        </table:table-row>
        <table:table-row table:style-name="ro1">
          <table:table-cell office:value-type="string" calcext:value-type="string">
            <text:p>-26,-8</text:p>
          </table:table-cell>
        </table:table-row>
        <table:table-row table:style-name="ro1" table:visibility="filter">
          <table:table-cell office:value-type="string" calcext:value-type="string">
            <text:p>-27,-8</text:p>
          </table:table-cell>
        </table:table-row>
        <table:table-row table:style-name="ro1" table:visibility="filter">
          <table:table-cell office:value-type="string" calcext:value-type="string">
            <text:p>-26,-8</text:p>
          </table:table-cell>
        </table:table-row>
        <table:table-row table:style-name="ro1">
          <table:table-cell office:value-type="string" calcext:value-type="string">
            <text:p>-26,-7</text:p>
          </table:table-cell>
        </table:table-row>
        <table:table-row table:style-name="ro1" table:visibility="filter">
          <table:table-cell office:value-type="string" calcext:value-type="string">
            <text:p>-25,-7</text:p>
          </table:table-cell>
        </table:table-row>
        <table:table-row table:style-name="ro1">
          <table:table-cell office:value-type="string" calcext:value-type="string">
            <text:p>-24,-7</text:p>
          </table:table-cell>
        </table:table-row>
        <table:table-row table:style-name="ro1">
          <table:table-cell office:value-type="string" calcext:value-type="string">
            <text:p>-23,-7</text:p>
          </table:table-cell>
        </table:table-row>
        <table:table-row table:style-name="ro1">
          <table:table-cell office:value-type="string" calcext:value-type="string">
            <text:p>-23,-6</text:p>
          </table:table-cell>
        </table:table-row>
        <table:table-row table:style-name="ro1">
          <table:table-cell office:value-type="string" calcext:value-type="string">
            <text:p>-24,-6</text:p>
          </table:table-cell>
        </table:table-row>
        <table:table-row table:style-name="ro1" table:visibility="filter">
          <table:table-cell office:value-type="string" calcext:value-type="string">
            <text:p>-24,-7</text:p>
          </table:table-cell>
        </table:table-row>
        <table:table-row table:style-name="ro1" table:visibility="filter">
          <table:table-cell office:value-type="string" calcext:value-type="string">
            <text:p>-23,-7</text:p>
          </table:table-cell>
        </table:table-row>
        <table:table-row table:style-name="ro1" table:visibility="filter">
          <table:table-cell office:value-type="string" calcext:value-type="string">
            <text:p>-23,-6</text:p>
          </table:table-cell>
        </table:table-row>
        <table:table-row table:style-name="ro1">
          <table:table-cell office:value-type="string" calcext:value-type="string">
            <text:p>-23,-5</text:p>
          </table:table-cell>
        </table:table-row>
        <table:table-row table:style-name="ro1">
          <table:table-cell office:value-type="string" calcext:value-type="string">
            <text:p>-23,-4</text:p>
          </table:table-cell>
        </table:table-row>
        <table:table-row table:style-name="ro1">
          <table:table-cell office:value-type="string" calcext:value-type="string">
            <text:p>-23,-3</text:p>
          </table:table-cell>
        </table:table-row>
        <table:table-row table:style-name="ro1">
          <table:table-cell office:value-type="string" calcext:value-type="string">
            <text:p>-22,-3</text:p>
          </table:table-cell>
        </table:table-row>
        <table:table-row table:style-name="ro1" table:visibility="filter">
          <table:table-cell office:value-type="string" calcext:value-type="string">
            <text:p>-23,-3</text:p>
          </table:table-cell>
        </table:table-row>
        <table:table-row table:style-name="ro1">
          <table:table-cell office:value-type="string" calcext:value-type="string">
            <text:p>-23,-2</text:p>
          </table:table-cell>
        </table:table-row>
        <table:table-row table:style-name="ro1">
          <table:table-cell office:value-type="string" calcext:value-type="string">
            <text:p>-24,-2</text:p>
          </table:table-cell>
        </table:table-row>
        <table:table-row table:style-name="ro1">
          <table:table-cell office:value-type="string" calcext:value-type="string">
            <text:p>-25,-2</text:p>
          </table:table-cell>
        </table:table-row>
        <table:table-row table:style-name="ro1">
          <table:table-cell office:value-type="string" calcext:value-type="string">
            <text:p>-26,-2</text:p>
          </table:table-cell>
        </table:table-row>
        <table:table-row table:style-name="ro1">
          <table:table-cell office:value-type="string" calcext:value-type="string">
            <text:p>-26,-3</text:p>
          </table:table-cell>
        </table:table-row>
        <table:table-row table:style-name="ro1">
          <table:table-cell office:value-type="string" calcext:value-type="string">
            <text:p>-27,-3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6,-2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7,-3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7,-3</text:p>
          </table:table-cell>
        </table:table-row>
        <table:table-row table:style-name="ro1">
          <table:table-cell office:value-type="string" calcext:value-type="string">
            <text:p>-27,-4</text:p>
          </table:table-cell>
        </table:table-row>
        <table:table-row table:style-name="ro1">
          <table:table-cell office:value-type="string" calcext:value-type="string">
            <text:p>-27,-5</text:p>
          </table:table-cell>
        </table:table-row>
        <table:table-row table:style-name="ro1" table:visibility="filter">
          <table:table-cell office:value-type="string" calcext:value-type="string">
            <text:p>-27,-6</text:p>
          </table:table-cell>
        </table:table-row>
        <table:table-row table:style-name="ro1" table:visibility="filter">
          <table:table-cell office:value-type="string" calcext:value-type="string">
            <text:p>-27,-5</text:p>
          </table:table-cell>
        </table:table-row>
        <table:table-row table:style-name="ro1">
          <table:table-cell office:value-type="string" calcext:value-type="string">
            <text:p>-28,-5</text:p>
          </table:table-cell>
        </table:table-row>
        <table:table-row table:style-name="ro1">
          <table:table-cell office:value-type="string" calcext:value-type="string">
            <text:p>-28,-4</text:p>
          </table:table-cell>
        </table:table-row>
        <table:table-row table:style-name="ro1">
          <table:table-cell office:value-type="string" calcext:value-type="string">
            <text:p>-28,-3</text:p>
          </table:table-cell>
        </table:table-row>
        <table:table-row table:style-name="ro1" table:visibility="filter">
          <table:table-cell office:value-type="string" calcext:value-type="string">
            <text:p>-27,-3</text:p>
          </table:table-cell>
        </table:table-row>
        <table:table-row table:style-name="ro1" table:visibility="filter">
          <table:table-cell office:value-type="string" calcext:value-type="string">
            <text:p>-27,-4</text:p>
          </table:table-cell>
        </table:table-row>
        <table:table-row table:style-name="ro1" table:visibility="filter">
          <table:table-cell office:value-type="string" calcext:value-type="string">
            <text:p>-27,-5</text:p>
          </table:table-cell>
        </table:table-row>
        <table:table-row table:style-name="ro1" table:visibility="filter">
          <table:table-cell office:value-type="string" calcext:value-type="string">
            <text:p>-27,-4</text:p>
          </table:table-cell>
        </table:table-row>
        <table:table-row table:style-name="ro1">
          <table:table-cell office:value-type="string" calcext:value-type="string">
            <text:p>-26,-4</text:p>
          </table:table-cell>
        </table:table-row>
        <table:table-row table:style-name="ro1">
          <table:table-cell office:value-type="string" calcext:value-type="string">
            <text:p>-25,-4</text:p>
          </table:table-cell>
        </table:table-row>
        <table:table-row table:style-name="ro1" table:visibility="filter">
          <table:table-cell office:value-type="string" calcext:value-type="string">
            <text:p>-25,-5</text:p>
          </table:table-cell>
        </table:table-row>
        <table:table-row table:style-name="ro1" table:visibility="filter">
          <table:table-cell office:value-type="string" calcext:value-type="string">
            <text:p>-26,-5</text:p>
          </table:table-cell>
        </table:table-row>
        <table:table-row table:style-name="ro1" table:visibility="filter">
          <table:table-cell office:value-type="string" calcext:value-type="string">
            <text:p>-26,-6</text:p>
          </table:table-cell>
        </table:table-row>
        <table:table-row table:style-name="ro1" table:visibility="filter">
          <table:table-cell office:value-type="string" calcext:value-type="string">
            <text:p>-26,-7</text:p>
          </table:table-cell>
        </table:table-row>
        <table:table-row table:style-name="ro1" table:visibility="filter">
          <table:table-cell office:value-type="string" calcext:value-type="string">
            <text:p>-26,-8</text:p>
          </table:table-cell>
        </table:table-row>
        <table:table-row table:style-name="ro1" table:visibility="filter">
          <table:table-cell office:value-type="string" calcext:value-type="string">
            <text:p>-26,-9</text:p>
          </table:table-cell>
        </table:table-row>
        <table:table-row table:style-name="ro1" table:visibility="filter">
          <table:table-cell office:value-type="string" calcext:value-type="string">
            <text:p>-25,-9</text:p>
          </table:table-cell>
        </table:table-row>
        <table:table-row table:style-name="ro1" table:visibility="filter">
          <table:table-cell office:value-type="string" calcext:value-type="string">
            <text:p>-26,-9</text:p>
          </table:table-cell>
        </table:table-row>
        <table:table-row table:style-name="ro1" table:visibility="filter">
          <table:table-cell office:value-type="string" calcext:value-type="string">
            <text:p>-26,-10</text:p>
          </table:table-cell>
        </table:table-row>
        <table:table-row table:style-name="ro1" table:visibility="filter">
          <table:table-cell office:value-type="string" calcext:value-type="string">
            <text:p>-26,-9</text:p>
          </table:table-cell>
        </table:table-row>
        <table:table-row table:style-name="ro1" table:visibility="filter">
          <table:table-cell office:value-type="string" calcext:value-type="string">
            <text:p>-26,-10</text:p>
          </table:table-cell>
        </table:table-row>
        <table:table-row table:style-name="ro1" table:visibility="filter">
          <table:table-cell office:value-type="string" calcext:value-type="string">
            <text:p>-25,-10</text:p>
          </table:table-cell>
        </table:table-row>
        <table:table-row table:style-name="ro1" table:visibility="filter">
          <table:table-cell office:value-type="string" calcext:value-type="string">
            <text:p>-26,-10</text:p>
          </table:table-cell>
        </table:table-row>
        <table:table-row table:style-name="ro1" table:visibility="filter">
          <table:table-cell office:value-type="string" calcext:value-type="string">
            <text:p>-26,-9</text:p>
          </table:table-cell>
        </table:table-row>
        <table:table-row table:style-name="ro1" table:visibility="filter">
          <table:table-cell office:value-type="string" calcext:value-type="string">
            <text:p>-26,-10</text:p>
          </table:table-cell>
        </table:table-row>
        <table:table-row table:style-name="ro1" table:visibility="filter">
          <table:table-cell office:value-type="string" calcext:value-type="string">
            <text:p>-26,-11</text:p>
          </table:table-cell>
        </table:table-row>
        <table:table-row table:style-name="ro1">
          <table:table-cell office:value-type="string" calcext:value-type="string">
            <text:p>-27,-11</text:p>
          </table:table-cell>
        </table:table-row>
        <table:table-row table:style-name="ro1">
          <table:table-cell office:value-type="string" calcext:value-type="string">
            <text:p>-27,-10</text:p>
          </table:table-cell>
        </table:table-row>
        <table:table-row table:style-name="ro1" table:visibility="filter">
          <table:table-cell office:value-type="string" calcext:value-type="string">
            <text:p>-27,-11</text:p>
          </table:table-cell>
        </table:table-row>
        <table:table-row table:style-name="ro1">
          <table:table-cell office:value-type="string" calcext:value-type="string">
            <text:p>-28,-11</text:p>
          </table:table-cell>
        </table:table-row>
        <table:table-row table:style-name="ro1" table:visibility="filter">
          <table:table-cell office:value-type="string" calcext:value-type="string">
            <text:p>-27,-11</text:p>
          </table:table-cell>
        </table:table-row>
        <table:table-row table:style-name="ro1" table:visibility="filter">
          <table:table-cell office:value-type="string" calcext:value-type="string">
            <text:p>-28,-11</text:p>
          </table:table-cell>
        </table:table-row>
        <table:table-row table:style-name="ro1">
          <table:table-cell office:value-type="string" calcext:value-type="string">
            <text:p>-28,-12</text:p>
          </table:table-cell>
        </table:table-row>
        <table:table-row table:style-name="ro1" table:visibility="filter">
          <table:table-cell office:value-type="string" calcext:value-type="string">
            <text:p>-28,-13</text:p>
          </table:table-cell>
        </table:table-row>
        <table:table-row table:style-name="ro1">
          <table:table-cell office:value-type="string" calcext:value-type="string">
            <text:p>-28,-14</text:p>
          </table:table-cell>
        </table:table-row>
        <table:table-row table:style-name="ro1" table:visibility="filter">
          <table:table-cell office:value-type="string" calcext:value-type="string">
            <text:p>-29,-14</text:p>
          </table:table-cell>
        </table:table-row>
        <table:table-row table:style-name="ro1">
          <table:table-cell office:value-type="string" calcext:value-type="string">
            <text:p>-29,-15</text:p>
          </table:table-cell>
        </table:table-row>
        <table:table-row table:style-name="ro1">
          <table:table-cell office:value-type="string" calcext:value-type="string">
            <text:p>-29,-16</text:p>
          </table:table-cell>
        </table:table-row>
        <table:table-row table:style-name="ro1">
          <table:table-cell office:value-type="string" calcext:value-type="string">
            <text:p>-28,-16</text:p>
          </table:table-cell>
        </table:table-row>
        <table:table-row table:style-name="ro1">
          <table:table-cell office:value-type="string" calcext:value-type="string">
            <text:p>-28,-17</text:p>
          </table:table-cell>
        </table:table-row>
        <table:table-row table:style-name="ro1">
          <table:table-cell office:value-type="string" calcext:value-type="string">
            <text:p>-29,-17</text:p>
          </table:table-cell>
        </table:table-row>
        <table:table-row table:style-name="ro1" table:visibility="filter">
          <table:table-cell office:value-type="string" calcext:value-type="string">
            <text:p>-28,-17</text:p>
          </table:table-cell>
        </table:table-row>
        <table:table-row table:style-name="ro1" table:visibility="filter">
          <table:table-cell office:value-type="string" calcext:value-type="string">
            <text:p>-28,-16</text:p>
          </table:table-cell>
        </table:table-row>
        <table:table-row table:style-name="ro1" table:visibility="filter">
          <table:table-cell office:value-type="string" calcext:value-type="string">
            <text:p>-28,-17</text:p>
          </table:table-cell>
        </table:table-row>
        <table:table-row table:style-name="ro1" table:visibility="filter">
          <table:table-cell office:value-type="string" calcext:value-type="string">
            <text:p>-28,-16</text:p>
          </table:table-cell>
        </table:table-row>
        <table:table-row table:style-name="ro1" table:visibility="filter">
          <table:table-cell office:value-type="string" calcext:value-type="string">
            <text:p>-29,-16</text:p>
          </table:table-cell>
        </table:table-row>
        <table:table-row table:style-name="ro1">
          <table:table-cell office:value-type="string" calcext:value-type="string">
            <text:p>-30,-16</text:p>
          </table:table-cell>
        </table:table-row>
        <table:table-row table:style-name="ro1" table:visibility="filter">
          <table:table-cell office:value-type="string" calcext:value-type="string">
            <text:p>-29,-16</text:p>
          </table:table-cell>
        </table:table-row>
        <table:table-row table:style-name="ro1" table:visibility="filter">
          <table:table-cell office:value-type="string" calcext:value-type="string">
            <text:p>-28,-16</text:p>
          </table:table-cell>
        </table:table-row>
        <table:table-row table:style-name="ro1">
          <table:table-cell office:value-type="string" calcext:value-type="string">
            <text:p>-27,-16</text:p>
          </table:table-cell>
        </table:table-row>
        <table:table-row table:style-name="ro1" table:visibility="filter">
          <table:table-cell office:value-type="string" calcext:value-type="string">
            <text:p>-26,-16</text:p>
          </table:table-cell>
        </table:table-row>
        <table:table-row table:style-name="ro1" table:visibility="filter">
          <table:table-cell office:value-type="string" calcext:value-type="string">
            <text:p>-26,-17</text:p>
          </table:table-cell>
        </table:table-row>
        <table:table-row table:style-name="ro1" table:visibility="filter">
          <table:table-cell office:value-type="string" calcext:value-type="string">
            <text:p>-26,-16</text:p>
          </table:table-cell>
        </table:table-row>
        <table:table-row table:style-name="ro1" table:visibility="filter">
          <table:table-cell office:value-type="string" calcext:value-type="string">
            <text:p>-26,-15</text:p>
          </table:table-cell>
        </table:table-row>
        <table:table-row table:style-name="ro1">
          <table:table-cell office:value-type="string" calcext:value-type="string">
            <text:p>-25,-15</text:p>
          </table:table-cell>
        </table:table-row>
        <table:table-row table:style-name="ro1">
          <table:table-cell office:value-type="string" calcext:value-type="string">
            <text:p>-25,-14</text:p>
          </table:table-cell>
        </table:table-row>
        <table:table-row table:style-name="ro1" table:visibility="filter">
          <table:table-cell office:value-type="string" calcext:value-type="string">
            <text:p>-25,-15</text:p>
          </table:table-cell>
        </table:table-row>
        <table:table-row table:style-name="ro1" table:visibility="filter">
          <table:table-cell office:value-type="string" calcext:value-type="string">
            <text:p>-25,-16</text:p>
          </table:table-cell>
        </table:table-row>
        <table:table-row table:style-name="ro1" table:visibility="filter">
          <table:table-cell office:value-type="string" calcext:value-type="string">
            <text:p>-26,-16</text:p>
          </table:table-cell>
        </table:table-row>
        <table:table-row table:style-name="ro1" table:visibility="filter">
          <table:table-cell office:value-type="string" calcext:value-type="string">
            <text:p>-27,-16</text:p>
          </table:table-cell>
        </table:table-row>
        <table:table-row table:style-name="ro1" table:visibility="filter">
          <table:table-cell office:value-type="string" calcext:value-type="string">
            <text:p>-27,-17</text:p>
          </table:table-cell>
        </table:table-row>
        <table:table-row table:style-name="ro1">
          <table:table-cell office:value-type="string" calcext:value-type="string">
            <text:p>-27,-18</text:p>
          </table:table-cell>
        </table:table-row>
        <table:table-row table:style-name="ro1" table:visibility="filter">
          <table:table-cell office:value-type="string" calcext:value-type="string">
            <text:p>-27,-19</text:p>
          </table:table-cell>
        </table:table-row>
        <table:table-row table:style-name="ro1" table:visibility="filter">
          <table:table-cell office:value-type="string" calcext:value-type="string">
            <text:p>-28,-19</text:p>
          </table:table-cell>
        </table:table-row>
        <table:table-row table:style-name="ro1">
          <table:table-cell office:value-type="string" calcext:value-type="string">
            <text:p>-28,-18</text:p>
          </table:table-cell>
        </table:table-row>
        <table:table-row table:style-name="ro1" table:visibility="filter">
          <table:table-cell office:value-type="string" calcext:value-type="string">
            <text:p>-28,-17</text:p>
          </table:table-cell>
        </table:table-row>
        <table:table-row table:style-name="ro1" table:visibility="filter">
          <table:table-cell office:value-type="string" calcext:value-type="string">
            <text:p>-27,-17</text:p>
          </table:table-cell>
        </table:table-row>
        <table:table-row table:style-name="ro1" table:visibility="filter">
          <table:table-cell office:value-type="string" calcext:value-type="string">
            <text:p>-28,-17</text:p>
          </table:table-cell>
        </table:table-row>
        <table:table-row table:style-name="ro1" table:visibility="filter">
          <table:table-cell office:value-type="string" calcext:value-type="string">
            <text:p>-28,-18</text:p>
          </table:table-cell>
        </table:table-row>
        <table:table-row table:style-name="ro1" table:visibility="filter">
          <table:table-cell office:value-type="string" calcext:value-type="string">
            <text:p>-27,-18</text:p>
          </table:table-cell>
        </table:table-row>
        <table:table-row table:style-name="ro1" table:visibility="filter">
          <table:table-cell office:value-type="string" calcext:value-type="string">
            <text:p>-28,-18</text:p>
          </table:table-cell>
        </table:table-row>
        <table:table-row table:style-name="ro1" table:visibility="filter">
          <table:table-cell office:value-type="string" calcext:value-type="string">
            <text:p>-27,-18</text:p>
          </table:table-cell>
        </table:table-row>
        <table:table-row table:style-name="ro1" table:visibility="filter">
          <table:table-cell office:value-type="string" calcext:value-type="string">
            <text:p>-28,-18</text:p>
          </table:table-cell>
        </table:table-row>
        <table:table-row table:style-name="ro1">
          <table:table-cell office:value-type="string" calcext:value-type="string">
            <text:p>-29,-18</text:p>
          </table:table-cell>
        </table:table-row>
        <table:table-row table:style-name="ro1" table:visibility="filter">
          <table:table-cell office:value-type="string" calcext:value-type="string">
            <text:p>-28,-18</text:p>
          </table:table-cell>
        </table:table-row>
        <table:table-row table:style-name="ro1" table:visibility="filter">
          <table:table-cell office:value-type="string" calcext:value-type="string">
            <text:p>-28,-19</text:p>
          </table:table-cell>
        </table:table-row>
        <table:table-row table:style-name="ro1" table:visibility="filter">
          <table:table-cell office:value-type="string" calcext:value-type="string">
            <text:p>-28,-18</text:p>
          </table:table-cell>
        </table:table-row>
        <table:table-row table:style-name="ro1" table:visibility="filter">
          <table:table-cell office:value-type="string" calcext:value-type="string">
            <text:p>-28,-19</text:p>
          </table:table-cell>
        </table:table-row>
        <table:table-row table:style-name="ro1" table:visibility="filter">
          <table:table-cell office:value-type="string" calcext:value-type="string">
            <text:p>-29,-19</text:p>
          </table:table-cell>
        </table:table-row>
        <table:table-row table:style-name="ro1" table:visibility="filter">
          <table:table-cell office:value-type="string" calcext:value-type="string">
            <text:p>-29,-18</text:p>
          </table:table-cell>
        </table:table-row>
        <table:table-row table:style-name="ro1" table:visibility="filter">
          <table:table-cell office:value-type="string" calcext:value-type="string">
            <text:p>-30,-18</text:p>
          </table:table-cell>
        </table:table-row>
        <table:table-row table:style-name="ro1" table:visibility="filter">
          <table:table-cell office:value-type="string" calcext:value-type="string">
            <text:p>-30,-17</text:p>
          </table:table-cell>
        </table:table-row>
        <table:table-row table:style-name="ro1" table:visibility="filter">
          <table:table-cell office:value-type="string" calcext:value-type="string">
            <text:p>-29,-17</text:p>
          </table:table-cell>
        </table:table-row>
        <table:table-row table:style-name="ro1" table:visibility="filter">
          <table:table-cell office:value-type="string" calcext:value-type="string">
            <text:p>-28,-17</text:p>
          </table:table-cell>
        </table:table-row>
        <table:table-row table:style-name="ro1" table:visibility="filter">
          <table:table-cell office:value-type="string" calcext:value-type="string">
            <text:p>-29,-17</text:p>
          </table:table-cell>
        </table:table-row>
        <table:table-row table:style-name="ro1" table:visibility="filter">
          <table:table-cell office:value-type="string" calcext:value-type="string">
            <text:p>-29,-18</text:p>
          </table:table-cell>
        </table:table-row>
        <table:table-row table:style-name="ro1" table:visibility="filter">
          <table:table-cell office:value-type="string" calcext:value-type="string">
            <text:p>-29,-19</text:p>
          </table:table-cell>
        </table:table-row>
        <table:table-row table:style-name="ro1" table:visibility="filter">
          <table:table-cell office:value-type="string" calcext:value-type="string">
            <text:p>-28,-19</text:p>
          </table:table-cell>
        </table:table-row>
        <table:table-row table:style-name="ro1" table:visibility="filter">
          <table:table-cell office:value-type="string" calcext:value-type="string">
            <text:p>-28,-18</text:p>
          </table:table-cell>
        </table:table-row>
        <table:table-row table:style-name="ro1" table:visibility="filter">
          <table:table-cell office:value-type="string" calcext:value-type="string">
            <text:p>-28,-17</text:p>
          </table:table-cell>
        </table:table-row>
        <table:table-row table:style-name="ro1" table:visibility="filter">
          <table:table-cell office:value-type="string" calcext:value-type="string">
            <text:p>-27,-17</text:p>
          </table:table-cell>
        </table:table-row>
        <table:table-row table:style-name="ro1" table:visibility="filter">
          <table:table-cell office:value-type="string" calcext:value-type="string">
            <text:p>-28,-17</text:p>
          </table:table-cell>
        </table:table-row>
        <table:table-row table:style-name="ro1" table:visibility="filter">
          <table:table-cell office:value-type="string" calcext:value-type="string">
            <text:p>-28,-16</text:p>
          </table:table-cell>
        </table:table-row>
        <table:table-row table:style-name="ro1" table:visibility="filter">
          <table:table-cell office:value-type="string" calcext:value-type="string">
            <text:p>-27,-16</text:p>
          </table:table-cell>
        </table:table-row>
        <table:table-row table:style-name="ro1">
          <table:table-cell office:value-type="string" calcext:value-type="string">
            <text:p>-27,-15</text:p>
          </table:table-cell>
        </table:table-row>
        <table:table-row table:style-name="ro1" table:visibility="filter">
          <table:table-cell office:value-type="string" calcext:value-type="string">
            <text:p>-26,-15</text:p>
          </table:table-cell>
        </table:table-row>
        <table:table-row table:style-name="ro1" table:visibility="filter">
          <table:table-cell office:value-type="string" calcext:value-type="string">
            <text:p>-27,-15</text:p>
          </table:table-cell>
        </table:table-row>
        <table:table-row table:style-name="ro1">
          <table:table-cell office:value-type="string" calcext:value-type="string">
            <text:p>-28,-15</text:p>
          </table:table-cell>
        </table:table-row>
        <table:table-row table:style-name="ro1" table:visibility="filter">
          <table:table-cell office:value-type="string" calcext:value-type="string">
            <text:p>-27,-15</text:p>
          </table:table-cell>
        </table:table-row>
        <table:table-row table:style-name="ro1" table:visibility="filter">
          <table:table-cell office:value-type="string" calcext:value-type="string">
            <text:p>-28,-15</text:p>
          </table:table-cell>
        </table:table-row>
        <table:table-row table:style-name="ro1" table:visibility="filter">
          <table:table-cell office:value-type="string" calcext:value-type="string">
            <text:p>-28,-16</text:p>
          </table:table-cell>
        </table:table-row>
        <table:table-row table:style-name="ro1" table:visibility="filter">
          <table:table-cell office:value-type="string" calcext:value-type="string">
            <text:p>-29,-16</text:p>
          </table:table-cell>
        </table:table-row>
        <table:table-row table:style-name="ro1" table:visibility="filter">
          <table:table-cell office:value-type="string" calcext:value-type="string">
            <text:p>-29,-15</text:p>
          </table:table-cell>
        </table:table-row>
        <table:table-row table:style-name="ro1" table:visibility="filter">
          <table:table-cell office:value-type="string" calcext:value-type="string">
            <text:p>-29,-16</text:p>
          </table:table-cell>
        </table:table-row>
        <table:table-row table:style-name="ro1" table:visibility="filter">
          <table:table-cell office:value-type="string" calcext:value-type="string">
            <text:p>-29,-15</text:p>
          </table:table-cell>
        </table:table-row>
        <table:table-row table:style-name="ro1" table:visibility="filter">
          <table:table-cell office:value-type="string" calcext:value-type="string">
            <text:p>-28,-15</text:p>
          </table:table-cell>
        </table:table-row>
        <table:table-row table:style-name="ro1" table:visibility="filter">
          <table:table-cell office:value-type="string" calcext:value-type="string">
            <text:p>-29,-15</text:p>
          </table:table-cell>
        </table:table-row>
        <table:table-row table:style-name="ro1" table:visibility="filter">
          <table:table-cell office:value-type="string" calcext:value-type="string">
            <text:p>-29,-14</text:p>
          </table:table-cell>
        </table:table-row>
        <table:table-row table:style-name="ro1" table:visibility="filter">
          <table:table-cell office:value-type="string" calcext:value-type="string">
            <text:p>-30,-14</text:p>
          </table:table-cell>
        </table:table-row>
        <table:table-row table:style-name="ro1" table:visibility="filter">
          <table:table-cell office:value-type="string" calcext:value-type="string">
            <text:p>-29,-14</text:p>
          </table:table-cell>
        </table:table-row>
        <table:table-row table:style-name="ro1" table:visibility="filter">
          <table:table-cell office:value-type="string" calcext:value-type="string">
            <text:p>-30,-14</text:p>
          </table:table-cell>
        </table:table-row>
        <table:table-row table:style-name="ro1" table:visibility="filter">
          <table:table-cell office:value-type="string" calcext:value-type="string">
            <text:p>-29,-14</text:p>
          </table:table-cell>
        </table:table-row>
        <table:table-row table:style-name="ro1" table:visibility="filter">
          <table:table-cell office:value-type="string" calcext:value-type="string">
            <text:p>-29,-15</text:p>
          </table:table-cell>
        </table:table-row>
        <table:table-row table:style-name="ro1" table:visibility="filter">
          <table:table-cell office:value-type="string" calcext:value-type="string">
            <text:p>-29,-16</text:p>
          </table:table-cell>
        </table:table-row>
        <table:table-row table:style-name="ro1" table:visibility="filter">
          <table:table-cell office:value-type="string" calcext:value-type="string">
            <text:p>-28,-16</text:p>
          </table:table-cell>
        </table:table-row>
        <table:table-row table:style-name="ro1" table:visibility="filter">
          <table:table-cell office:value-type="string" calcext:value-type="string">
            <text:p>-27,-16</text:p>
          </table:table-cell>
        </table:table-row>
        <table:table-row table:style-name="ro1" table:visibility="filter">
          <table:table-cell office:value-type="string" calcext:value-type="string">
            <text:p>-26,-16</text:p>
          </table:table-cell>
        </table:table-row>
        <table:table-row table:style-name="ro1" table:visibility="filter">
          <table:table-cell office:value-type="string" calcext:value-type="string">
            <text:p>-25,-16</text:p>
          </table:table-cell>
        </table:table-row>
        <table:table-row table:style-name="ro1" table:visibility="filter">
          <table:table-cell office:value-type="string" calcext:value-type="string">
            <text:p>-25,-15</text:p>
          </table:table-cell>
        </table:table-row>
        <table:table-row table:style-name="ro1">
          <table:table-cell office:value-type="string" calcext:value-type="string">
            <text:p>-24,-15</text:p>
          </table:table-cell>
        </table:table-row>
        <table:table-row table:style-name="ro1" table:visibility="filter">
          <table:table-cell office:value-type="string" calcext:value-type="string">
            <text:p>-25,-15</text:p>
          </table:table-cell>
        </table:table-row>
        <table:table-row table:style-name="ro1" table:visibility="filter">
          <table:table-cell office:value-type="string" calcext:value-type="string">
            <text:p>-26,-15</text:p>
          </table:table-cell>
        </table:table-row>
        <table:table-row table:style-name="ro1" table:visibility="filter">
          <table:table-cell office:value-type="string" calcext:value-type="string">
            <text:p>-26,-14</text:p>
          </table:table-cell>
        </table:table-row>
        <table:table-row table:style-name="ro1" table:visibility="filter">
          <table:table-cell office:value-type="string" calcext:value-type="string">
            <text:p>-26,-13</text:p>
          </table:table-cell>
        </table:table-row>
        <table:table-row table:style-name="ro1" table:visibility="filter">
          <table:table-cell office:value-type="string" calcext:value-type="string">
            <text:p>-26,-12</text:p>
          </table:table-cell>
        </table:table-row>
        <table:table-row table:style-name="ro1">
          <table:table-cell office:value-type="string" calcext:value-type="string">
            <text:p>-27,-12</text:p>
          </table:table-cell>
        </table:table-row>
        <table:table-row table:style-name="ro1" table:visibility="filter">
          <table:table-cell office:value-type="string" calcext:value-type="string">
            <text:p>-27,-11</text:p>
          </table:table-cell>
        </table:table-row>
        <table:table-row table:style-name="ro1" table:visibility="filter">
          <table:table-cell office:value-type="string" calcext:value-type="string">
            <text:p>-27,-12</text:p>
          </table:table-cell>
        </table:table-row>
        <table:table-row table:style-name="ro1" table:visibility="filter">
          <table:table-cell office:value-type="string" calcext:value-type="string">
            <text:p>-27,-11</text:p>
          </table:table-cell>
        </table:table-row>
        <table:table-row table:style-name="ro1" table:visibility="filter">
          <table:table-cell office:value-type="string" calcext:value-type="string">
            <text:p>-26,-11</text:p>
          </table:table-cell>
        </table:table-row>
        <table:table-row table:style-name="ro1" table:visibility="filter">
          <table:table-cell office:value-type="string" calcext:value-type="string">
            <text:p>-26,-10</text:p>
          </table:table-cell>
        </table:table-row>
        <table:table-row table:style-name="ro1" table:visibility="filter">
          <table:table-cell office:value-type="string" calcext:value-type="string">
            <text:p>-25,-10</text:p>
          </table:table-cell>
        </table:table-row>
        <table:table-row table:style-name="ro1" table:visibility="filter">
          <table:table-cell office:value-type="string" calcext:value-type="string">
            <text:p>-25,-9</text:p>
          </table:table-cell>
        </table:table-row>
        <table:table-row table:style-name="ro1" table:visibility="filter">
          <table:table-cell office:value-type="string" calcext:value-type="string">
            <text:p>-25,-8</text:p>
          </table:table-cell>
        </table:table-row>
        <table:table-row table:style-name="ro1">
          <table:table-cell office:value-type="string" calcext:value-type="string">
            <text:p>-24,-8</text:p>
          </table:table-cell>
        </table:table-row>
        <table:table-row table:style-name="ro1" table:visibility="filter">
          <table:table-cell office:value-type="string" calcext:value-type="string">
            <text:p>-24,-7</text:p>
          </table:table-cell>
        </table:table-row>
        <table:table-row table:style-name="ro1" table:visibility="filter">
          <table:table-cell office:value-type="string" calcext:value-type="string">
            <text:p>-25,-7</text:p>
          </table:table-cell>
        </table:table-row>
        <table:table-row table:style-name="ro1" table:visibility="filter">
          <table:table-cell office:value-type="string" calcext:value-type="string">
            <text:p>-25,-6</text:p>
          </table:table-cell>
        </table:table-row>
        <table:table-row table:style-name="ro1" table:visibility="filter">
          <table:table-cell office:value-type="string" calcext:value-type="string">
            <text:p>-24,-6</text:p>
          </table:table-cell>
        </table:table-row>
        <table:table-row table:style-name="ro1" table:visibility="filter">
          <table:table-cell office:value-type="string" calcext:value-type="string">
            <text:p>-25,-6</text:p>
          </table:table-cell>
        </table:table-row>
        <table:table-row table:style-name="ro1" table:visibility="filter">
          <table:table-cell office:value-type="string" calcext:value-type="string">
            <text:p>-25,-7</text:p>
          </table:table-cell>
        </table:table-row>
        <table:table-row table:style-name="ro1" table:visibility="filter">
          <table:table-cell office:value-type="string" calcext:value-type="string">
            <text:p>-24,-7</text:p>
          </table:table-cell>
        </table:table-row>
        <table:table-row table:style-name="ro1" table:visibility="filter">
          <table:table-cell office:value-type="string" calcext:value-type="string">
            <text:p>-25,-7</text:p>
          </table:table-cell>
        </table:table-row>
        <table:table-row table:style-name="ro1" table:visibility="filter">
          <table:table-cell office:value-type="string" calcext:value-type="string">
            <text:p>-25,-6</text:p>
          </table:table-cell>
        </table:table-row>
        <table:table-row table:style-name="ro1" table:visibility="filter">
          <table:table-cell office:value-type="string" calcext:value-type="string">
            <text:p>-25,-5</text:p>
          </table:table-cell>
        </table:table-row>
        <table:table-row table:style-name="ro1" table:visibility="filter">
          <table:table-cell office:value-type="string" calcext:value-type="string">
            <text:p>-26,-5</text:p>
          </table:table-cell>
        </table:table-row>
        <table:table-row table:style-name="ro1" table:visibility="filter">
          <table:table-cell office:value-type="string" calcext:value-type="string">
            <text:p>-26,-4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7,-3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>
          <table:table-cell office:value-type="string" calcext:value-type="string">
            <text:p>-25,-3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5,-3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6,-4</text:p>
          </table:table-cell>
        </table:table-row>
        <table:table-row table:style-name="ro1" table:visibility="filter">
          <table:table-cell office:value-type="string" calcext:value-type="string">
            <text:p>-25,-4</text:p>
          </table:table-cell>
        </table:table-row>
        <table:table-row table:style-name="ro1">
          <table:table-cell office:value-type="string" calcext:value-type="string">
            <text:p>-24,-4</text:p>
          </table:table-cell>
        </table:table-row>
        <table:table-row table:style-name="ro1" table:visibility="filter">
          <table:table-cell office:value-type="string" calcext:value-type="string">
            <text:p>-25,-4</text:p>
          </table:table-cell>
        </table:table-row>
        <table:table-row table:style-name="ro1" table:visibility="filter">
          <table:table-cell office:value-type="string" calcext:value-type="string">
            <text:p>-26,-4</text:p>
          </table:table-cell>
        </table:table-row>
        <table:table-row table:style-name="ro1" table:visibility="filter">
          <table:table-cell office:value-type="string" calcext:value-type="string">
            <text:p>-27,-4</text:p>
          </table:table-cell>
        </table:table-row>
        <table:table-row table:style-name="ro1" table:visibility="filter">
          <table:table-cell office:value-type="string" calcext:value-type="string">
            <text:p>-26,-4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5,-3</text:p>
          </table:table-cell>
        </table:table-row>
        <table:table-row table:style-name="ro1" table:visibility="filter">
          <table:table-cell office:value-type="string" calcext:value-type="string">
            <text:p>-25,-2</text:p>
          </table:table-cell>
        </table:table-row>
        <table:table-row table:style-name="ro1">
          <table:table-cell office:value-type="string" calcext:value-type="string">
            <text:p>-25,-1</text:p>
          </table:table-cell>
        </table:table-row>
        <table:table-row table:style-name="ro1" table:visibility="filter">
          <table:table-cell office:value-type="string" calcext:value-type="string">
            <text:p>-25,-2</text:p>
          </table:table-cell>
        </table:table-row>
        <table:table-row table:style-name="ro1" table:visibility="filter">
          <table:table-cell office:value-type="string" calcext:value-type="string">
            <text:p>-26,-2</text:p>
          </table:table-cell>
        </table:table-row>
        <table:table-row table:style-name="ro1" table:visibility="filter">
          <table:table-cell office:value-type="string" calcext:value-type="string">
            <text:p>-25,-2</text:p>
          </table:table-cell>
        </table:table-row>
        <table:table-row table:style-name="ro1" table:visibility="filter">
          <table:table-cell office:value-type="string" calcext:value-type="string">
            <text:p>-25,-1</text:p>
          </table:table-cell>
        </table:table-row>
        <table:table-row table:style-name="ro1">
          <table:table-cell office:value-type="string" calcext:value-type="string">
            <text:p>-26,-1</text:p>
          </table:table-cell>
        </table:table-row>
        <table:table-row table:style-name="ro1">
          <table:table-cell office:value-type="string" calcext:value-type="string">
            <text:p>-27,-1</text:p>
          </table:table-cell>
        </table:table-row>
        <table:table-row table:style-name="ro1">
          <table:table-cell office:value-type="string" calcext:value-type="string">
            <text:p>-28,-1</text:p>
          </table:table-cell>
        </table:table-row>
        <table:table-row table:style-name="ro1">
          <table:table-cell office:value-type="string" calcext:value-type="string">
            <text:p>-28,-2</text:p>
          </table:table-cell>
        </table:table-row>
        <table:table-row table:style-name="ro1">
          <table:table-cell office:value-type="string" calcext:value-type="string">
            <text:p>-27,-2</text:p>
          </table:table-cell>
        </table:table-row>
        <table:table-row table:style-name="ro1" table:visibility="filter">
          <table:table-cell office:value-type="string" calcext:value-type="string">
            <text:p>-26,-2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6,-4</text:p>
          </table:table-cell>
        </table:table-row>
        <table:table-row table:style-name="ro1" table:visibility="filter">
          <table:table-cell office:value-type="string" calcext:value-type="string">
            <text:p>-25,-4</text:p>
          </table:table-cell>
        </table:table-row>
        <table:table-row table:style-name="ro1" table:visibility="filter">
          <table:table-cell office:value-type="string" calcext:value-type="string">
            <text:p>-25,-3</text:p>
          </table:table-cell>
        </table:table-row>
        <table:table-row table:style-name="ro1">
          <table:table-cell office:value-type="string" calcext:value-type="string">
            <text:p>-24,-3</text:p>
          </table:table-cell>
        </table:table-row>
        <table:table-row table:style-name="ro1" table:visibility="filter">
          <table:table-cell office:value-type="string" calcext:value-type="string">
            <text:p>-23,-3</text:p>
          </table:table-cell>
        </table:table-row>
        <table:table-row table:style-name="ro1" table:visibility="filter">
          <table:table-cell office:value-type="string" calcext:value-type="string">
            <text:p>-23,-2</text:p>
          </table:table-cell>
        </table:table-row>
        <table:table-row table:style-name="ro1">
          <table:table-cell office:value-type="string" calcext:value-type="string">
            <text:p>-22,-2</text:p>
          </table:table-cell>
        </table:table-row>
        <table:table-row table:style-name="ro1">
          <table:table-cell office:value-type="string" calcext:value-type="string">
            <text:p>-22,-1</text:p>
          </table:table-cell>
        </table:table-row>
        <table:table-row table:style-name="ro1">
          <table:table-cell office:value-type="string" calcext:value-type="string">
            <text:p>-23,-1</text:p>
          </table:table-cell>
        </table:table-row>
        <table:table-row table:style-name="ro1" table:visibility="filter">
          <table:table-cell office:value-type="string" calcext:value-type="string">
            <text:p>-22,-1</text:p>
          </table:table-cell>
        </table:table-row>
        <table:table-row table:style-name="ro1">
          <table:table-cell office:value-type="string" calcext:value-type="string">
            <text:p>-21,-1</text:p>
          </table:table-cell>
        </table:table-row>
        <table:table-row table:style-name="ro1">
          <table:table-cell office:value-type="string" calcext:value-type="string">
            <text:p>-21,-2</text:p>
          </table:table-cell>
        </table:table-row>
        <table:table-row table:style-name="ro1">
          <table:table-cell office:value-type="string" calcext:value-type="string">
            <text:p>-21,-3</text:p>
          </table:table-cell>
        </table:table-row>
        <table:table-row table:style-name="ro1" table:visibility="filter">
          <table:table-cell office:value-type="string" calcext:value-type="string">
            <text:p>-22,-3</text:p>
          </table:table-cell>
        </table:table-row>
        <table:table-row table:style-name="ro1" table:visibility="filter">
          <table:table-cell office:value-type="string" calcext:value-type="string">
            <text:p>-22,-2</text:p>
          </table:table-cell>
        </table:table-row>
        <table:table-row table:style-name="ro1" table:visibility="filter">
          <table:table-cell office:value-type="string" calcext:value-type="string">
            <text:p>-22,-1</text:p>
          </table:table-cell>
        </table:table-row>
        <table:table-row table:style-name="ro1" table:visibility="filter">
          <table:table-cell office:value-type="string" calcext:value-type="string">
            <text:p>-22,-2</text:p>
          </table:table-cell>
        </table:table-row>
        <table:table-row table:style-name="ro1" table:visibility="filter">
          <table:table-cell office:value-type="string" calcext:value-type="string">
            <text:p>-22,-3</text:p>
          </table:table-cell>
        </table:table-row>
        <table:table-row table:style-name="ro1" table:visibility="filter">
          <table:table-cell office:value-type="string" calcext:value-type="string">
            <text:p>-23,-3</text:p>
          </table:table-cell>
        </table:table-row>
        <table:table-row table:style-name="ro1" table:visibility="filter">
          <table:table-cell office:value-type="string" calcext:value-type="string">
            <text:p>-22,-3</text:p>
          </table:table-cell>
        </table:table-row>
        <table:table-row table:style-name="ro1">
          <table:table-cell office:value-type="string" calcext:value-type="string">
            <text:p>-22,-4</text:p>
          </table:table-cell>
        </table:table-row>
        <table:table-row table:style-name="ro1" table:visibility="filter">
          <table:table-cell office:value-type="string" calcext:value-type="string">
            <text:p>-23,-4</text:p>
          </table:table-cell>
        </table:table-row>
        <table:table-row table:style-name="ro1" table:visibility="filter">
          <table:table-cell office:value-type="string" calcext:value-type="string">
            <text:p>-22,-4</text:p>
          </table:table-cell>
        </table:table-row>
        <table:table-row table:style-name="ro1" table:visibility="filter">
          <table:table-cell office:value-type="string" calcext:value-type="string">
            <text:p>-22,-3</text:p>
          </table:table-cell>
        </table:table-row>
        <table:table-row table:style-name="ro1" table:visibility="filter">
          <table:table-cell office:value-type="string" calcext:value-type="string">
            <text:p>-22,-2</text:p>
          </table:table-cell>
        </table:table-row>
        <table:table-row table:style-name="ro1" table:visibility="filter">
          <table:table-cell office:value-type="string" calcext:value-type="string">
            <text:p>-21,-2</text:p>
          </table:table-cell>
        </table:table-row>
        <table:table-row table:style-name="ro1" table:visibility="filter">
          <table:table-cell office:value-type="string" calcext:value-type="string">
            <text:p>-21,-1</text:p>
          </table:table-cell>
        </table:table-row>
        <table:table-row table:style-name="ro1" table:visibility="filter">
          <table:table-cell office:value-type="string" calcext:value-type="string">
            <text:p>-21,-2</text:p>
          </table:table-cell>
        </table:table-row>
        <table:table-row table:style-name="ro1" table:visibility="filter">
          <table:table-cell office:value-type="string" calcext:value-type="string">
            <text:p>-22,-2</text:p>
          </table:table-cell>
        </table:table-row>
        <table:table-row table:style-name="ro1" table:visibility="filter">
          <table:table-cell office:value-type="string" calcext:value-type="string">
            <text:p>-22,-3</text:p>
          </table:table-cell>
        </table:table-row>
        <table:table-row table:style-name="ro1" table:visibility="filter">
          <table:table-cell office:value-type="string" calcext:value-type="string">
            <text:p>-22,-2</text:p>
          </table:table-cell>
        </table:table-row>
        <table:table-row table:style-name="ro1" table:visibility="filter">
          <table:table-cell office:value-type="string" calcext:value-type="string">
            <text:p>-22,-1</text:p>
          </table:table-cell>
        </table:table-row>
        <table:table-row table:style-name="ro1">
          <table:table-cell office:value-type="string" calcext:value-type="string">
            <text:p>-22,0</text:p>
          </table:table-cell>
        </table:table-row>
        <table:table-row table:style-name="ro1">
          <table:table-cell office:value-type="string" calcext:value-type="string">
            <text:p>-22,1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2,1</text:p>
          </table:table-cell>
        </table:table-row>
        <table:table-row table:style-name="ro1">
          <table:table-cell office:value-type="string" calcext:value-type="string">
            <text:p>-23,1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2,-1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2,-1</text:p>
          </table:table-cell>
        </table:table-row>
        <table:table-row table:style-name="ro1" table:visibility="filter">
          <table:table-cell office:value-type="string" calcext:value-type="string">
            <text:p>-21,-1</text:p>
          </table:table-cell>
        </table:table-row>
        <table:table-row table:style-name="ro1">
          <table:table-cell office:value-type="string" calcext:value-type="string">
            <text:p>-21,0</text:p>
          </table:table-cell>
        </table:table-row>
        <table:table-row table:style-name="ro1">
          <table:table-cell office:value-type="string" calcext:value-type="string">
            <text:p>-21,1</text:p>
          </table:table-cell>
        </table:table-row>
        <table:table-row table:style-name="ro1">
          <table:table-cell office:value-type="string" calcext:value-type="string">
            <text:p>-21,2</text:p>
          </table:table-cell>
        </table:table-row>
        <table:table-row table:style-name="ro1">
          <table:table-cell office:value-type="string" calcext:value-type="string">
            <text:p>-22,2</text:p>
          </table:table-cell>
        </table:table-row>
        <table:table-row table:style-name="ro1" table:visibility="filter">
          <table:table-cell office:value-type="string" calcext:value-type="string">
            <text:p>-22,1</text:p>
          </table:table-cell>
        </table:table-row>
        <table:table-row table:style-name="ro1" table:visibility="filter">
          <table:table-cell office:value-type="string" calcext:value-type="string">
            <text:p>-21,1</text:p>
          </table:table-cell>
        </table:table-row>
        <table:table-row table:style-name="ro1" table:visibility="filter">
          <table:table-cell office:value-type="string" calcext:value-type="string">
            <text:p>-21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>
          <table:table-cell office:value-type="string" calcext:value-type="string">
            <text:p>-24,0</text:p>
          </table:table-cell>
        </table:table-row>
        <table:table-row table:style-name="ro1">
          <table:table-cell office:value-type="string" calcext:value-type="string">
            <text:p>-24,1</text:p>
          </table:table-cell>
        </table:table-row>
        <table:table-row table:style-name="ro1" table:visibility="filter">
          <table:table-cell office:value-type="string" calcext:value-type="string">
            <text:p>-24,0</text:p>
          </table:table-cell>
        </table:table-row>
        <table:table-row table:style-name="ro1">
          <table:table-cell office:value-type="string" calcext:value-type="string">
            <text:p>-24,-1</text:p>
          </table:table-cell>
        </table:table-row>
        <table:table-row table:style-name="ro1" table:visibility="filter">
          <table:table-cell office:value-type="string" calcext:value-type="string">
            <text:p>-24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4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3,1</text:p>
          </table:table-cell>
        </table:table-row>
        <table:table-row table:style-name="ro1" table:visibility="filter">
          <table:table-cell office:value-type="string" calcext:value-type="string">
            <text:p>-24,1</text:p>
          </table:table-cell>
        </table:table-row>
        <table:table-row table:style-name="ro1" table:visibility="filter">
          <table:table-cell office:value-type="string" calcext:value-type="string">
            <text:p>-24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2,1</text:p>
          </table:table-cell>
        </table:table-row>
        <table:table-row table:style-name="ro1" table:visibility="filter">
          <table:table-cell office:value-type="string" calcext:value-type="string">
            <text:p>-22,2</text:p>
          </table:table-cell>
        </table:table-row>
        <table:table-row table:style-name="ro1" table:visibility="filter">
          <table:table-cell office:value-type="string" calcext:value-type="string">
            <text:p>-22,1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1,0</text:p>
          </table:table-cell>
        </table:table-row>
        <table:table-row table:style-name="ro1" table:visibility="filter">
          <table:table-cell office:value-type="string" calcext:value-type="string">
            <text:p>-21,-1</text:p>
          </table:table-cell>
        </table:table-row>
        <table:table-row table:style-name="ro1" table:visibility="filter">
          <table:table-cell office:value-type="string" calcext:value-type="string">
            <text:p>-21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3,1</text:p>
          </table:table-cell>
        </table:table-row>
        <table:table-row table:style-name="ro1" table:visibility="filter">
          <table:table-cell office:value-type="string" calcext:value-type="string">
            <text:p>-22,1</text:p>
          </table:table-cell>
        </table:table-row>
        <table:table-row table:style-name="ro1" table:visibility="filter">
          <table:table-cell office:value-type="string" calcext:value-type="string">
            <text:p>-23,1</text:p>
          </table:table-cell>
        </table:table-row>
        <table:table-row table:style-name="ro1" table:visibility="filter">
          <table:table-cell office:value-type="string" calcext:value-type="string">
            <text:p>-22,1</text:p>
          </table:table-cell>
        </table:table-row>
        <table:table-row table:style-name="ro1" table:visibility="filter">
          <table:table-cell office:value-type="string" calcext:value-type="string">
            <text:p>-21,1</text:p>
          </table:table-cell>
        </table:table-row>
        <table:table-row table:style-name="ro1" table:visibility="filter">
          <table:table-cell office:value-type="string" calcext:value-type="string">
            <text:p>-21,0</text:p>
          </table:table-cell>
        </table:table-row>
        <table:table-row table:style-name="ro1" table:visibility="filter">
          <table:table-cell office:value-type="string" calcext:value-type="string">
            <text:p>-21,-1</text:p>
          </table:table-cell>
        </table:table-row>
        <table:table-row table:style-name="ro1" table:visibility="filter">
          <table:table-cell office:value-type="string" calcext:value-type="string">
            <text:p>-21,0</text:p>
          </table:table-cell>
        </table:table-row>
        <table:table-row table:style-name="ro1" table:visibility="filter">
          <table:table-cell office:value-type="string" calcext:value-type="string">
            <text:p>-21,1</text:p>
          </table:table-cell>
        </table:table-row>
        <table:table-row table:style-name="ro1" table:visibility="filter">
          <table:table-cell office:value-type="string" calcext:value-type="string">
            <text:p>-21,2</text:p>
          </table:table-cell>
        </table:table-row>
        <table:table-row table:style-name="ro1">
          <table:table-cell office:value-type="string" calcext:value-type="string">
            <text:p>-21,3</text:p>
          </table:table-cell>
        </table:table-row>
        <table:table-row table:style-name="ro1">
          <table:table-cell office:value-type="string" calcext:value-type="string">
            <text:p>-21,4</text:p>
          </table:table-cell>
        </table:table-row>
        <table:table-row table:style-name="ro1" table:visibility="filter">
          <table:table-cell office:value-type="string" calcext:value-type="string">
            <text:p>-20,4</text:p>
          </table:table-cell>
        </table:table-row>
        <table:table-row table:style-name="ro1">
          <table:table-cell office:value-type="string" calcext:value-type="string">
            <text:p>-20,3</text:p>
          </table:table-cell>
        </table:table-row>
        <table:table-row table:style-name="ro1" table:visibility="filter">
          <table:table-cell office:value-type="string" calcext:value-type="string">
            <text:p>-19,3</text:p>
          </table:table-cell>
        </table:table-row>
        <table:table-row table:style-name="ro1" table:visibility="filter">
          <table:table-cell office:value-type="string" calcext:value-type="string">
            <text:p>-18,3</text:p>
          </table:table-cell>
        </table:table-row>
        <table:table-row table:style-name="ro1" table:visibility="filter">
          <table:table-cell office:value-type="string" calcext:value-type="string">
            <text:p>-18,2</text:p>
          </table:table-cell>
        </table:table-row>
        <table:table-row table:style-name="ro1">
          <table:table-cell office:value-type="string" calcext:value-type="string">
            <text:p>-19,2</text:p>
          </table:table-cell>
        </table:table-row>
        <table:table-row table:style-name="ro1">
          <table:table-cell office:value-type="string" calcext:value-type="string">
            <text:p>-20,2</text:p>
          </table:table-cell>
        </table:table-row>
        <table:table-row table:style-name="ro1" table:visibility="filter">
          <table:table-cell office:value-type="string" calcext:value-type="string">
            <text:p>-21,2</text:p>
          </table:table-cell>
        </table:table-row>
        <table:table-row table:style-name="ro1" table:visibility="filter">
          <table:table-cell office:value-type="string" calcext:value-type="string">
            <text:p>-20,2</text:p>
          </table:table-cell>
        </table:table-row>
        <table:table-row table:style-name="ro1" table:visibility="filter">
          <table:table-cell office:value-type="string" calcext:value-type="string">
            <text:p>-20,3</text:p>
          </table:table-cell>
        </table:table-row>
        <table:table-row table:style-name="ro1" table:visibility="filter">
          <table:table-cell office:value-type="string" calcext:value-type="string">
            <text:p>-21,3</text:p>
          </table:table-cell>
        </table:table-row>
        <table:table-row table:style-name="ro1" table:visibility="filter">
          <table:table-cell office:value-type="string" calcext:value-type="string">
            <text:p>-21,2</text:p>
          </table:table-cell>
        </table:table-row>
        <table:table-row table:style-name="ro1" table:visibility="filter">
          <table:table-cell office:value-type="string" calcext:value-type="string">
            <text:p>-21,1</text:p>
          </table:table-cell>
        </table:table-row>
        <table:table-row table:style-name="ro1" table:visibility="filter">
          <table:table-cell office:value-type="string" calcext:value-type="string">
            <text:p>-21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3,1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4,0</text:p>
          </table:table-cell>
        </table:table-row>
        <table:table-row table:style-name="ro1" table:visibility="filter">
          <table:table-cell office:value-type="string" calcext:value-type="string">
            <text:p>-24,1</text:p>
          </table:table-cell>
        </table:table-row>
        <table:table-row table:style-name="ro1" table:visibility="filter">
          <table:table-cell office:value-type="string" calcext:value-type="string">
            <text:p>-24,0</text:p>
          </table:table-cell>
        </table:table-row>
        <table:table-row table:style-name="ro1">
          <table:table-cell office:value-type="string" calcext:value-type="string">
            <text:p>-25,0</text:p>
          </table:table-cell>
        </table:table-row>
        <table:table-row table:style-name="ro1">
          <table:table-cell office:value-type="string" calcext:value-type="string">
            <text:p>-25,1</text:p>
          </table:table-cell>
        </table:table-row>
        <table:table-row table:style-name="ro1" table:visibility="filter">
          <table:table-cell office:value-type="string" calcext:value-type="string">
            <text:p>-24,1</text:p>
          </table:table-cell>
        </table:table-row>
        <table:table-row table:style-name="ro1">
          <table:table-cell office:value-type="string" calcext:value-type="string">
            <text:p>-24,2</text:p>
          </table:table-cell>
        </table:table-row>
        <table:table-row table:style-name="ro1">
          <table:table-cell office:value-type="string" calcext:value-type="string">
            <text:p>-25,2</text:p>
          </table:table-cell>
        </table:table-row>
        <table:table-row table:style-name="ro1" table:visibility="filter">
          <table:table-cell office:value-type="string" calcext:value-type="string">
            <text:p>-24,2</text:p>
          </table:table-cell>
        </table:table-row>
        <table:table-row table:style-name="ro1">
          <table:table-cell office:value-type="string" calcext:value-type="string">
            <text:p>-24,3</text:p>
          </table:table-cell>
        </table:table-row>
        <table:table-row table:style-name="ro1" table:visibility="filter">
          <table:table-cell office:value-type="string" calcext:value-type="string">
            <text:p>-24,2</text:p>
          </table:table-cell>
        </table:table-row>
        <table:table-row table:style-name="ro1" table:visibility="filter">
          <table:table-cell office:value-type="string" calcext:value-type="string">
            <text:p>-24,1</text:p>
          </table:table-cell>
        </table:table-row>
        <table:table-row table:style-name="ro1" table:visibility="filter">
          <table:table-cell office:value-type="string" calcext:value-type="string">
            <text:p>-24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3,1</text:p>
          </table:table-cell>
        </table:table-row>
        <table:table-row table:style-name="ro1" table:visibility="filter">
          <table:table-cell office:value-type="string" calcext:value-type="string">
            <text:p>-22,1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1,0</text:p>
          </table:table-cell>
        </table:table-row>
        <table:table-row table:style-name="ro1" table:visibility="filter">
          <table:table-cell office:value-type="string" calcext:value-type="string">
            <text:p>-22,0</text:p>
          </table:table-cell>
        </table:table-row>
        <table:table-row table:style-name="ro1" table:visibility="filter">
          <table:table-cell office:value-type="string" calcext:value-type="string">
            <text:p>-23,0</text:p>
          </table:table-cell>
        </table:table-row>
        <table:table-row table:style-name="ro1" table:visibility="filter">
          <table:table-cell office:value-type="string" calcext:value-type="string">
            <text:p>-24,0</text:p>
          </table:table-cell>
        </table:table-row>
        <table:table-row table:style-name="ro1" table:visibility="filter">
          <table:table-cell office:value-type="string" calcext:value-type="string">
            <text:p>-24,-1</text:p>
          </table:table-cell>
        </table:table-row>
        <table:table-row table:style-name="ro1" table:visibility="filter">
          <table:table-cell office:value-type="string" calcext:value-type="string">
            <text:p>-24,-2</text:p>
          </table:table-cell>
        </table:table-row>
        <table:table-row table:style-name="ro1" table:visibility="filter">
          <table:table-cell office:value-type="string" calcext:value-type="string">
            <text:p>-25,-2</text:p>
          </table:table-cell>
        </table:table-row>
        <table:table-row table:style-name="ro1" table:visibility="filter">
          <table:table-cell office:value-type="string" calcext:value-type="string">
            <text:p>-24,-2</text:p>
          </table:table-cell>
        </table:table-row>
        <table:table-row table:style-name="ro1" table:visibility="filter">
          <table:table-cell office:value-type="string" calcext:value-type="string">
            <text:p>-24,-3</text:p>
          </table:table-cell>
        </table:table-row>
        <table:table-row table:style-name="ro1" table:visibility="filter">
          <table:table-cell office:value-type="string" calcext:value-type="string">
            <text:p>-23,-3</text:p>
          </table:table-cell>
        </table:table-row>
        <table:table-row table:style-name="ro1" table:visibility="filter">
          <table:table-cell office:value-type="string" calcext:value-type="string">
            <text:p>-23,-4</text:p>
          </table:table-cell>
        </table:table-row>
        <table:table-row table:style-name="ro1" table:visibility="filter">
          <table:table-cell office:value-type="string" calcext:value-type="string">
            <text:p>-23,-5</text:p>
          </table:table-cell>
        </table:table-row>
        <table:table-row table:style-name="ro1">
          <table:table-cell office:value-type="string" calcext:value-type="string">
            <text:p>-24,-5</text:p>
          </table:table-cell>
        </table:table-row>
        <table:table-row table:style-name="ro1" table:visibility="filter">
          <table:table-cell office:value-type="string" calcext:value-type="string">
            <text:p>-24,-6</text:p>
          </table:table-cell>
        </table:table-row>
        <table:table-row table:style-name="ro1" table:visibility="filter">
          <table:table-cell office:value-type="string" calcext:value-type="string">
            <text:p>-25,-6</text:p>
          </table:table-cell>
        </table:table-row>
        <table:table-row table:style-name="ro1" table:visibility="filter">
          <table:table-cell office:value-type="string" calcext:value-type="string">
            <text:p>-26,-6</text:p>
          </table:table-cell>
        </table:table-row>
        <table:table-row table:style-name="ro1" table:visibility="filter">
          <table:table-cell office:value-type="string" calcext:value-type="string">
            <text:p>-26,-7</text:p>
          </table:table-cell>
        </table:table-row>
        <table:table-row table:style-name="ro1" table:visibility="filter">
          <table:table-cell office:value-type="string" calcext:value-type="string">
            <text:p>-25,-7</text:p>
          </table:table-cell>
        </table:table-row>
        <table:table-row table:style-name="ro1" table:visibility="filter">
          <table:table-cell office:value-type="string" calcext:value-type="string">
            <text:p>-25,-6</text:p>
          </table:table-cell>
        </table:table-row>
        <table:table-row table:style-name="ro1" table:visibility="filter">
          <table:table-cell office:value-type="string" calcext:value-type="string">
            <text:p>-26,-6</text:p>
          </table:table-cell>
        </table:table-row>
        <table:table-row table:style-name="ro1" table:visibility="filter">
          <table:table-cell office:value-type="string" calcext:value-type="string">
            <text:p>-26,-5</text:p>
          </table:table-cell>
        </table:table-row>
        <table:table-row table:style-name="ro1" table:visibility="filter">
          <table:table-cell office:value-type="string" calcext:value-type="string">
            <text:p>-26,-4</text:p>
          </table:table-cell>
        </table:table-row>
        <table:table-row table:style-name="ro1" table:visibility="filter">
          <table:table-cell office:value-type="string" calcext:value-type="string">
            <text:p>-25,-4</text:p>
          </table:table-cell>
        </table:table-row>
        <table:table-row table:style-name="ro1" table:visibility="filter">
          <table:table-cell office:value-type="string" calcext:value-type="string">
            <text:p>-25,-5</text:p>
          </table:table-cell>
        </table:table-row>
        <table:table-row table:style-name="ro1" table:visibility="filter">
          <table:table-cell office:value-type="string" calcext:value-type="string">
            <text:p>-25,-4</text:p>
          </table:table-cell>
        </table:table-row>
        <table:table-row table:style-name="ro1" table:visibility="filter">
          <table:table-cell office:value-type="string" calcext:value-type="string">
            <text:p>-25,-5</text:p>
          </table:table-cell>
        </table:table-row>
        <table:table-row table:style-name="ro1" table:visibility="filter">
          <table:table-cell office:value-type="string" calcext:value-type="string">
            <text:p>-24,-5</text:p>
          </table:table-cell>
        </table:table-row>
        <table:table-row table:style-name="ro1" table:visibility="filter">
          <table:table-cell office:value-type="string" calcext:value-type="string">
            <text:p>-24,-4</text:p>
          </table:table-cell>
        </table:table-row>
        <table:table-row table:style-name="ro1" table:visibility="filter">
          <table:table-cell office:value-type="string" calcext:value-type="string">
            <text:p>-25,-4</text:p>
          </table:table-cell>
        </table:table-row>
        <table:table-row table:style-name="ro1" table:visibility="filter">
          <table:table-cell office:value-type="string" calcext:value-type="string">
            <text:p>-25,-3</text:p>
          </table:table-cell>
        </table:table-row>
        <table:table-row table:style-name="ro1" table:visibility="filter">
          <table:table-cell office:value-type="string" calcext:value-type="string">
            <text:p>-25,-4</text:p>
          </table:table-cell>
        </table:table-row>
        <table:table-row table:style-name="ro1" table:visibility="filter">
          <table:table-cell office:value-type="string" calcext:value-type="string">
            <text:p>-25,-3</text:p>
          </table:table-cell>
        </table:table-row>
        <table:table-row table:style-name="ro1" table:visibility="filter">
          <table:table-cell office:value-type="string" calcext:value-type="string">
            <text:p>-26,-3</text:p>
          </table:table-cell>
        </table:table-row>
        <table:table-row table:style-name="ro1" table:visibility="filter">
          <table:table-cell office:value-type="string" calcext:value-type="string">
            <text:p>-27,-3</text:p>
          </table:table-cell>
        </table:table-row>
        <table:table-row table:style-name="ro1" table:visibility="filter">
          <table:table-cell office:value-type="string" calcext:value-type="string">
            <text:p>-27,-4</text:p>
          </table:table-cell>
        </table:table-row>
        <table:table-row table:style-name="ro1" table:visibility="filter">
          <table:table-cell office:value-type="string" calcext:value-type="string">
            <text:p>-27,-5</text:p>
          </table:table-cell>
        </table:table-row>
        <table:table-row table:style-name="ro1" table:visibility="filter">
          <table:table-cell office:value-type="string" calcext:value-type="string">
            <text:p>-27,-6</text:p>
          </table:table-cell>
        </table:table-row>
        <table:table-row table:style-name="ro1" table:visibility="filter">
          <table:table-cell office:value-type="string" calcext:value-type="string">
            <text:p>-27,-5</text:p>
          </table:table-cell>
        </table:table-row>
        <table:table-row table:style-name="ro1" table:visibility="filter">
          <table:table-cell office:value-type="string" calcext:value-type="string">
            <text:p>-27,-4</text:p>
          </table:table-cell>
        </table:table-row>
        <table:table-row table:style-name="ro1" table:visibility="filter">
          <table:table-cell office:value-type="string" calcext:value-type="string">
            <text:p>-28,-4</text:p>
          </table:table-cell>
        </table:table-row>
        <table:table-row table:style-name="ro1" table:visibility="filter">
          <table:table-cell office:value-type="string" calcext:value-type="string">
            <text:p>-27,-4</text:p>
          </table:table-cell>
        </table:table-row>
        <table:table-row table:style-name="ro1" table:visibility="filter">
          <table:table-cell office:value-type="string" calcext:value-type="string">
            <text:p>-27,-3</text:p>
          </table:table-cell>
        </table:table-row>
        <table:table-row table:style-name="ro1" table:visibility="filter">
          <table:table-cell office:value-type="string" calcext:value-type="string">
            <text:p>-27,-4</text:p>
          </table:table-cell>
        </table:table-row>
        <table:table-row table:style-name="ro1" table:visibility="filter">
          <table:table-cell office:value-type="string" calcext:value-type="string">
            <text:p>-28,-4</text:p>
          </table:table-cell>
        </table:table-row>
        <table:table-row table:style-name="ro1">
          <table:table-cell office:value-type="string" calcext:value-type="string">
            <text:p>-29,-4</text:p>
          </table:table-cell>
        </table:table-row>
        <table:table-row table:style-name="ro1">
          <table:table-cell office:value-type="string" calcext:value-type="string">
            <text:p>-29,-3</text:p>
          </table:table-cell>
        </table:table-row>
        <table:table-row table:style-name="ro1" table:visibility="filter">
          <table:table-cell office:value-type="string" calcext:value-type="string">
            <text:p>-28,-3</text:p>
          </table:table-cell>
        </table:table-row>
        <table:table-row table:style-name="ro1" table:visibility="filter">
          <table:table-cell office:value-type="string" calcext:value-type="string">
            <text:p>-28,-2</text:p>
          </table:table-cell>
        </table:table-row>
        <table:table-row table:style-name="ro1">
          <table:table-cell office:value-type="string" calcext:value-type="string">
            <text:p>-29,-2</text:p>
          </table:table-cell>
        </table:table-row>
        <table:table-row table:style-name="ro1" table:visibility="filter">
          <table:table-cell office:value-type="string" calcext:value-type="string">
            <text:p>-28,-2</text:p>
          </table:table-cell>
        </table:table-row>
        <table:table-row table:style-name="ro1" table:visibility="filter">
          <table:table-cell office:value-type="string" calcext:value-type="string">
            <text:p>-29,-2</text:p>
          </table:table-cell>
        </table:table-row>
        <table:table-row table:style-name="ro1" table:visibility="filter">
          <table:table-cell office:value-type="string" calcext:value-type="string">
            <text:p>-28,-2</text:p>
          </table:table-cell>
        </table:table-row>
        <table:table-row table:style-name="ro1" table:visibility="filter">
          <table:table-cell office:value-type="string" calcext:value-type="string">
            <text:p>-28,-1</text:p>
          </table:table-cell>
        </table:table-row>
        <table:table-row table:style-name="ro1">
          <table:table-cell office:value-type="string" calcext:value-type="string">
            <text:p>-28,0</text:p>
          </table:table-cell>
        </table:table-row>
        <table:table-row table:style-name="ro1">
          <table:table-cell office:value-type="string" calcext:value-type="string">
            <text:p>-29,0</text:p>
          </table:table-cell>
        </table:table-row>
        <table:table-row table:style-name="ro1" table:visibility="filter">
          <table:table-cell office:value-type="string" calcext:value-type="string">
            <text:p>-28,0</text:p>
          </table:table-cell>
        </table:table-row>
        <table:table-row table:style-name="ro1">
          <table:table-cell office:value-type="string" calcext:value-type="string">
            <text:p>-27,0</text:p>
          </table:table-cell>
        </table:table-row>
        <table:table-row table:style-name="ro1">
          <table:table-cell office:value-type="string" calcext:value-type="string">
            <text:p>-27,1</text:p>
          </table:table-cell>
        </table:table-row>
        <table:table-row table:style-name="ro1">
          <table:table-cell office:value-type="string" calcext:value-type="string">
            <text:p>-27,2</text:p>
          </table:table-cell>
        </table:table-row>
        <table:table-row table:style-name="ro1">
          <table:table-cell office:value-type="string" calcext:value-type="string">
            <text:p>-28,2</text:p>
          </table:table-cell>
        </table:table-row>
        <table:table-row table:style-name="ro1">
          <table:table-cell office:value-type="string" calcext:value-type="string">
            <text:p>-28,3</text:p>
          </table:table-cell>
        </table:table-row>
        <table:table-row table:style-name="ro1" table:visibility="filter">
          <table:table-cell office:value-type="string" calcext:value-type="string">
            <text:p>-28,2</text:p>
          </table:table-cell>
        </table:table-row>
        <table:table-row table:style-name="ro1" table:visibility="filter">
          <table:table-cell office:value-type="string" calcext:value-type="string">
            <text:p>-28,3</text:p>
          </table:table-cell>
        </table:table-row>
        <table:table-row table:style-name="ro1">
          <table:table-cell office:value-type="string" calcext:value-type="string">
            <text:p>-29,3</text:p>
          </table:table-cell>
        </table:table-row>
        <table:table-row table:style-name="ro1">
          <table:table-cell office:value-type="string" calcext:value-type="string">
            <text:p>-29,4</text:p>
          </table:table-cell>
        </table:table-row>
        <table:table-row table:style-name="ro1">
          <table:table-cell office:value-type="string" calcext:value-type="string">
            <text:p>-30,4</text:p>
          </table:table-cell>
        </table:table-row>
        <table:table-row table:style-name="ro1">
          <table:table-cell office:value-type="string" calcext:value-type="string">
            <text:p>-30,3</text:p>
          </table:table-cell>
        </table:table-row>
        <table:table-row table:style-name="ro1">
          <table:table-cell office:value-type="string" calcext:value-type="string">
            <text:p>-31,3</text:p>
          </table:table-cell>
        </table:table-row>
        <table:table-row table:style-name="ro1" table:visibility="filter">
          <table:table-cell office:value-type="string" calcext:value-type="string">
            <text:p>-30,3</text:p>
          </table:table-cell>
        </table:table-row>
        <table:table-row table:style-name="ro1" table:visibility="filter">
          <table:table-cell office:value-type="string" calcext:value-type="string">
            <text:p>-31,3</text:p>
          </table:table-cell>
        </table:table-row>
        <table:table-row table:style-name="ro1">
          <table:table-cell office:value-type="string" calcext:value-type="string">
            <text:p>-32,3</text:p>
          </table:table-cell>
        </table:table-row>
        <table:table-row table:style-name="ro1">
          <table:table-cell office:value-type="string" calcext:value-type="string">
            <text:p>-32,4</text:p>
          </table:table-cell>
        </table:table-row>
        <table:table-row table:style-name="ro1">
          <table:table-cell office:value-type="string" calcext:value-type="string">
            <text:p>-31,4</text:p>
          </table:table-cell>
        </table:table-row>
        <table:table-row table:style-name="ro1" table:visibility="filter">
          <table:table-cell office:value-type="string" calcext:value-type="string">
            <text:p>-32,4</text:p>
          </table:table-cell>
        </table:table-row>
        <table:table-row table:style-name="ro1" table:visibility="filter">
          <table:table-cell office:value-type="string" calcext:value-type="string">
            <text:p>-32,3</text:p>
          </table:table-cell>
        </table:table-row>
        <table:table-row table:style-name="ro1">
          <table:table-cell office:value-type="string" calcext:value-type="string">
            <text:p>-33,3</text:p>
          </table:table-cell>
        </table:table-row>
        <table:table-row table:style-name="ro1" table:visibility="filter">
          <table:table-cell office:value-type="string" calcext:value-type="string">
            <text:p>-32,3</text:p>
          </table:table-cell>
        </table:table-row>
        <table:table-row table:style-name="ro1">
          <table:table-cell office:value-type="string" calcext:value-type="string">
            <text:p>-32,2</text:p>
          </table:table-cell>
        </table:table-row>
        <table:table-row table:style-name="ro1" table:visibility="filter">
          <table:table-cell office:value-type="string" calcext:value-type="string">
            <text:p>-32,3</text:p>
          </table:table-cell>
        </table:table-row>
        <table:table-row table:style-name="ro1" table:visibility="filter">
          <table:table-cell office:value-type="string" calcext:value-type="string">
            <text:p>-32,4</text:p>
          </table:table-cell>
        </table:table-row>
        <table:table-row table:style-name="ro1" table:visibility="filter">
          <table:table-cell office:value-type="string" calcext:value-type="string">
            <text:p>-31,4</text:p>
          </table:table-cell>
        </table:table-row>
        <table:table-row table:style-name="ro1" table:visibility="filter">
          <table:table-cell office:value-type="string" calcext:value-type="string">
            <text:p>-31,3</text:p>
          </table:table-cell>
        </table:table-row>
        <table:table-row table:style-name="ro1" table:visibility="filter">
          <table:table-cell office:value-type="string" calcext:value-type="string">
            <text:p>-31,4</text:p>
          </table:table-cell>
        </table:table-row>
        <table:table-row table:style-name="ro1" table:visibility="filter">
          <table:table-cell office:value-type="string" calcext:value-type="string">
            <text:p>-31,3</text:p>
          </table:table-cell>
        </table:table-row>
        <table:table-row table:style-name="ro1" table:visibility="filter">
          <table:table-cell office:value-type="string" calcext:value-type="string">
            <text:p>-31,4</text:p>
          </table:table-cell>
        </table:table-row>
        <table:table-row table:style-name="ro1">
          <table:table-cell office:value-type="string" calcext:value-type="string">
            <text:p>-31,5</text:p>
          </table:table-cell>
        </table:table-row>
        <table:table-row table:style-name="ro1">
          <table:table-cell office:value-type="string" calcext:value-type="string">
            <text:p>-31,6</text:p>
          </table:table-cell>
        </table:table-row>
        <table:table-row table:style-name="ro1">
          <table:table-cell office:value-type="string" calcext:value-type="string">
            <text:p>-32,6</text:p>
          </table:table-cell>
        </table:table-row>
        <table:table-row table:style-name="ro1">
          <table:table-cell office:value-type="string" calcext:value-type="string">
            <text:p>-32,7</text:p>
          </table:table-cell>
        </table:table-row>
        <table:table-row table:style-name="ro1" table:visibility="filter">
          <table:table-cell office:value-type="string" calcext:value-type="string">
            <text:p>-32,6</text:p>
          </table:table-cell>
        </table:table-row>
        <table:table-row table:style-name="ro1">
          <table:table-cell office:value-type="string" calcext:value-type="string">
            <text:p>-33,6</text:p>
          </table:table-cell>
        </table:table-row>
        <table:table-row table:style-name="ro1">
          <table:table-cell office:value-type="string" calcext:value-type="string">
            <text:p>-34,6</text:p>
          </table:table-cell>
        </table:table-row>
        <table:table-row table:style-name="ro1">
          <table:table-cell office:value-type="string" calcext:value-type="string">
            <text:p>-34,7</text:p>
          </table:table-cell>
        </table:table-row>
        <table:table-row table:style-name="ro1" table:visibility="filter">
          <table:table-cell office:value-type="string" calcext:value-type="string">
            <text:p>-34,6</text:p>
          </table:table-cell>
        </table:table-row>
        <table:table-row table:style-name="ro1" table:visibility="filter">
          <table:table-cell office:value-type="string" calcext:value-type="string">
            <text:p>-33,6</text:p>
          </table:table-cell>
        </table:table-row>
        <table:table-row table:style-name="ro1">
          <table:table-cell office:value-type="string" calcext:value-type="string">
            <text:p>-33,7</text:p>
          </table:table-cell>
        </table:table-row>
        <table:table-row table:style-name="ro1" table:visibility="filter">
          <table:table-cell office:value-type="string" calcext:value-type="string">
            <text:p>-32,7</text:p>
          </table:table-cell>
        </table:table-row>
        <table:table-row table:style-name="ro1">
          <table:table-cell office:value-type="string" calcext:value-type="string">
            <text:p>-31,7</text:p>
          </table:table-cell>
        </table:table-row>
        <table:table-row table:style-name="ro1">
          <table:table-cell office:value-type="string" calcext:value-type="string">
            <text:p>-31,8</text:p>
          </table:table-cell>
        </table:table-row>
        <table:table-row table:style-name="ro1">
          <table:table-cell office:value-type="string" calcext:value-type="string">
            <text:p>-31,9</text:p>
          </table:table-cell>
        </table:table-row>
        <table:table-row table:style-name="ro1">
          <table:table-cell office:value-type="string" calcext:value-type="string">
            <text:p>-31,10</text:p>
          </table:table-cell>
        </table:table-row>
        <table:table-row table:style-name="ro1">
          <table:table-cell office:value-type="string" calcext:value-type="string">
            <text:p>-31,11</text:p>
          </table:table-cell>
        </table:table-row>
        <table:table-row table:style-name="ro1">
          <table:table-cell office:value-type="string" calcext:value-type="string">
            <text:p>-31,12</text:p>
          </table:table-cell>
        </table:table-row>
        <table:table-row table:style-name="ro1">
          <table:table-cell office:value-type="string" calcext:value-type="string">
            <text:p>-30,12</text:p>
          </table:table-cell>
        </table:table-row>
        <table:table-row table:style-name="ro1" table:visibility="filter">
          <table:table-cell office:value-type="string" calcext:value-type="string">
            <text:p>-31,12</text:p>
          </table:table-cell>
        </table:table-row>
        <table:table-row table:style-name="ro1">
          <table:table-cell office:value-type="string" calcext:value-type="string">
            <text:p>-32,12</text:p>
          </table:table-cell>
        </table:table-row>
        <table:table-row table:style-name="ro1">
          <table:table-cell office:value-type="string" calcext:value-type="string">
            <text:p>-33,12</text:p>
          </table:table-cell>
        </table:table-row>
        <table:table-row table:style-name="ro1">
          <table:table-cell office:value-type="string" calcext:value-type="string">
            <text:p>-33,11</text:p>
          </table:table-cell>
        </table:table-row>
        <table:table-row table:style-name="ro1">
          <table:table-cell office:value-type="string" calcext:value-type="string">
            <text:p>-33,10</text:p>
          </table:table-cell>
        </table:table-row>
        <table:table-row table:style-name="ro1" table:visibility="filter">
          <table:table-cell office:value-type="string" calcext:value-type="string">
            <text:p>-33,11</text:p>
          </table:table-cell>
        </table:table-row>
        <table:table-row table:style-name="ro1">
          <table:table-cell office:value-type="string" calcext:value-type="string">
            <text:p>-32,11</text:p>
          </table:table-cell>
        </table:table-row>
        <table:table-row table:style-name="ro1" table:visibility="filter">
          <table:table-cell office:value-type="string" calcext:value-type="string">
            <text:p>-31,11</text:p>
          </table:table-cell>
        </table:table-row>
        <table:table-row table:style-name="ro1" table:visibility="filter">
          <table:table-cell office:value-type="string" calcext:value-type="string">
            <text:p>-31,10</text:p>
          </table:table-cell>
        </table:table-row>
        <table:table-row table:style-name="ro1" table:visibility="filter">
          <table:table-cell office:value-type="string" calcext:value-type="string">
            <text:p>-31,11</text:p>
          </table:table-cell>
        </table:table-row>
        <table:table-row table:style-name="ro1">
          <table:table-cell office:value-type="string" calcext:value-type="string">
            <text:p>-30,11</text:p>
          </table:table-cell>
        </table:table-row>
        <table:table-row table:style-name="ro1" table:visibility="filter">
          <table:table-cell office:value-type="string" calcext:value-type="string">
            <text:p>-31,11</text:p>
          </table:table-cell>
        </table:table-row>
        <table:table-row table:style-name="ro1" table:visibility="filter">
          <table:table-cell office:value-type="string" calcext:value-type="string">
            <text:p>-31,10</text:p>
          </table:table-cell>
        </table:table-row>
        <table:table-row table:style-name="ro1" table:visibility="filter">
          <table:table-cell office:value-type="string" calcext:value-type="string">
            <text:p>-31,11</text:p>
          </table:table-cell>
        </table:table-row>
        <table:table-row table:style-name="ro1" table:visibility="filter">
          <table:table-cell office:value-type="string" calcext:value-type="string">
            <text:p>-31,12</text:p>
          </table:table-cell>
        </table:table-row>
        <table:table-row table:style-name="ro1" table:visibility="filter">
          <table:table-cell office:value-type="string" calcext:value-type="string">
            <text:p>-31,11</text:p>
          </table:table-cell>
        </table:table-row>
        <table:table-row table:style-name="ro1" table:visibility="filter">
          <table:table-cell office:value-type="string" calcext:value-type="string">
            <text:p>-31,10</text:p>
          </table:table-cell>
        </table:table-row>
        <table:table-row table:style-name="ro1">
          <table:table-cell office:value-type="string" calcext:value-type="string">
            <text:p>-30,10</text:p>
          </table:table-cell>
        </table:table-row>
        <table:table-row table:style-name="ro1" table:visibility="filter">
          <table:table-cell office:value-type="string" calcext:value-type="string">
            <text:p>-31,10</text:p>
          </table:table-cell>
        </table:table-row>
        <table:table-row table:style-name="ro1" table:visibility="filter">
          <table:table-cell office:value-type="string" calcext:value-type="string">
            <text:p>-30,10</text:p>
          </table:table-cell>
        </table:table-row>
        <table:table-row table:style-name="ro1">
          <table:table-cell office:value-type="string" calcext:value-type="string">
            <text:p>-30,9</text:p>
          </table:table-cell>
        </table:table-row>
        <table:table-row table:style-name="ro1" table:visibility="filter">
          <table:table-cell office:value-type="string" calcext:value-type="string">
            <text:p>-30,10</text:p>
          </table:table-cell>
        </table:table-row>
        <table:table-row table:style-name="ro1" table:visibility="filter">
          <table:table-cell office:value-type="string" calcext:value-type="string">
            <text:p>-30,11</text:p>
          </table:table-cell>
        </table:table-row>
        <table:table-row table:style-name="ro1" table:visibility="filter">
          <table:table-cell office:value-type="string" calcext:value-type="string">
            <text:p>-31,11</text:p>
          </table:table-cell>
        </table:table-row>
        <table:table-row table:style-name="ro1" table:visibility="filter">
          <table:table-cell office:value-type="string" calcext:value-type="string">
            <text:p>-31,12</text:p>
          </table:table-cell>
        </table:table-row>
        <table:table-row table:style-name="ro1" table:visibility="filter">
          <table:table-cell office:value-type="string" calcext:value-type="string">
            <text:p>-31,11</text:p>
          </table:table-cell>
        </table:table-row>
        <table:table-row table:style-name="ro1" table:visibility="filter">
          <table:table-cell office:value-type="string" calcext:value-type="string">
            <text:p>-32,11</text:p>
          </table:table-cell>
        </table:table-row>
        <table:table-row table:style-name="ro1" table:visibility="filter">
          <table:table-cell office:value-type="string" calcext:value-type="string">
            <text:p>-32,12</text:p>
          </table:table-cell>
        </table:table-row>
        <table:table-row table:style-name="ro1" table:visibility="filter">
          <table:table-cell office:value-type="string" calcext:value-type="string">
            <text:p>-33,12</text:p>
          </table:table-cell>
        </table:table-row>
        <table:table-row table:style-name="ro1" table:visibility="filter">
          <table:table-cell office:value-type="string" calcext:value-type="string">
            <text:p>-33,11</text:p>
          </table:table-cell>
        </table:table-row>
        <table:table-row table:style-name="ro1" table:visibility="filter">
          <table:table-cell office:value-type="string" calcext:value-type="string">
            <text:p>-33,12</text:p>
          </table:table-cell>
        </table:table-row>
        <table:table-row table:style-name="ro1">
          <table:table-cell office:value-type="string" calcext:value-type="string">
            <text:p>-33,13</text:p>
          </table:table-cell>
        </table:table-row>
        <table:table-row table:style-name="ro1">
          <table:table-cell office:value-type="string" calcext:value-type="string">
            <text:p>-32,13</text:p>
          </table:table-cell>
        </table:table-row>
        <table:table-row table:style-name="ro1" table:visibility="filter">
          <table:table-cell office:value-type="string" calcext:value-type="string">
            <text:p>-33,13</text:p>
          </table:table-cell>
        </table:table-row>
        <table:table-row table:style-name="ro1">
          <table:table-cell office:value-type="string" calcext:value-type="string">
            <text:p>-34,13</text:p>
          </table:table-cell>
        </table:table-row>
        <table:table-row table:style-name="ro1">
          <table:table-cell office:value-type="string" calcext:value-type="string">
            <text:p>-34,12</text:p>
          </table:table-cell>
        </table:table-row>
        <table:table-row table:style-name="ro1" table:visibility="filter">
          <table:table-cell office:value-type="string" calcext:value-type="string">
            <text:p>-33,12</text:p>
          </table:table-cell>
        </table:table-row>
        <table:table-row table:style-name="ro1" table:visibility="filter">
          <table:table-cell office:value-type="string" calcext:value-type="string">
            <text:p>-33,11</text:p>
          </table:table-cell>
        </table:table-row>
        <table:table-row table:style-name="ro1" table:visibility="filter">
          <table:table-cell office:value-type="string" calcext:value-type="string">
            <text:p>-33,12</text:p>
          </table:table-cell>
        </table:table-row>
        <table:table-row table:style-name="ro1" table:visibility="filter">
          <table:table-cell office:value-type="string" calcext:value-type="string">
            <text:p>-33,13</text:p>
          </table:table-cell>
        </table:table-row>
        <table:table-row table:style-name="ro1">
          <table:table-cell office:value-type="string" calcext:value-type="string">
            <text:p>-33,14</text:p>
          </table:table-cell>
        </table:table-row>
        <table:table-row table:style-name="ro1">
          <table:table-cell office:value-type="string" calcext:value-type="string">
            <text:p>-32,14</text:p>
          </table:table-cell>
        </table:table-row>
        <table:table-row table:style-name="ro1" table:visibility="filter">
          <table:table-cell office:value-type="string" calcext:value-type="string">
            <text:p>-33,14</text:p>
          </table:table-cell>
        </table:table-row>
        <table:table-row table:style-name="ro1">
          <table:table-cell office:value-type="string" calcext:value-type="string">
            <text:p>-33,15</text:p>
          </table:table-cell>
        </table:table-row>
        <table:table-row table:style-name="ro1">
          <table:table-cell office:value-type="string" calcext:value-type="string">
            <text:p>-33,16</text:p>
          </table:table-cell>
        </table:table-row>
        <table:table-row table:style-name="ro1">
          <table:table-cell office:value-type="string" calcext:value-type="string">
            <text:p>-33,17</text:p>
          </table:table-cell>
        </table:table-row>
        <table:table-row table:style-name="ro1">
          <table:table-cell office:value-type="string" calcext:value-type="string">
            <text:p>-32,17</text:p>
          </table:table-cell>
        </table:table-row>
        <table:table-row table:style-name="ro1" table:visibility="filter">
          <table:table-cell office:value-type="string" calcext:value-type="string">
            <text:p>-33,17</text:p>
          </table:table-cell>
        </table:table-row>
        <table:table-row table:style-name="ro1">
          <table:table-cell office:value-type="string" calcext:value-type="string">
            <text:p>-34,17</text:p>
          </table:table-cell>
        </table:table-row>
        <table:table-row table:style-name="ro1">
          <table:table-cell office:value-type="string" calcext:value-type="string">
            <text:p>-35,17</text:p>
          </table:table-cell>
        </table:table-row>
        <table:table-row table:style-name="ro1">
          <table:table-cell office:value-type="string" calcext:value-type="string">
            <text:p>-36,17</text:p>
          </table:table-cell>
        </table:table-row>
        <table:table-row table:style-name="ro1">
          <table:table-cell office:value-type="string" calcext:value-type="string">
            <text:p>-37,17</text:p>
          </table:table-cell>
        </table:table-row>
        <table:table-row table:style-name="ro1" table:visibility="filter">
          <table:table-cell office:value-type="string" calcext:value-type="string">
            <text:p>-36,17</text:p>
          </table:table-cell>
        </table:table-row>
        <table:table-row table:style-name="ro1">
          <table:table-cell office:value-type="string" calcext:value-type="string">
            <text:p>-36,18</text:p>
          </table:table-cell>
        </table:table-row>
        <table:table-row table:style-name="ro1">
          <table:table-cell office:value-type="string" calcext:value-type="string">
            <text:p>-37,18</text:p>
          </table:table-cell>
        </table:table-row>
        <table:table-row table:style-name="ro1">
          <table:table-cell office:value-type="string" calcext:value-type="string">
            <text:p>-38,18</text:p>
          </table:table-cell>
        </table:table-row>
        <table:table-row table:style-name="ro1">
          <table:table-cell office:value-type="string" calcext:value-type="string">
            <text:p>-38,19</text:p>
          </table:table-cell>
        </table:table-row>
        <table:table-row table:style-name="ro1">
          <table:table-cell office:value-type="string" calcext:value-type="string">
            <text:p>-39,19</text:p>
          </table:table-cell>
        </table:table-row>
        <table:table-row table:style-name="ro1" table:visibility="filter">
          <table:table-cell office:value-type="string" calcext:value-type="string">
            <text:p>-38,19</text:p>
          </table:table-cell>
        </table:table-row>
        <table:table-row table:style-name="ro1">
          <table:table-cell office:value-type="string" calcext:value-type="string">
            <text:p>-37,19</text:p>
          </table:table-cell>
        </table:table-row>
        <table:table-row table:style-name="ro1" table:visibility="filter">
          <table:table-cell office:value-type="string" calcext:value-type="string">
            <text:p>-37,18</text:p>
          </table:table-cell>
        </table:table-row>
        <table:table-row table:style-name="ro1" table:visibility="filter">
          <table:table-cell office:value-type="string" calcext:value-type="string">
            <text:p>-38,18</text:p>
          </table:table-cell>
        </table:table-row>
        <table:table-row table:style-name="ro1">
          <table:table-cell office:value-type="string" calcext:value-type="string">
            <text:p>-39,18</text:p>
          </table:table-cell>
        </table:table-row>
        <table:table-row table:style-name="ro1">
          <table:table-cell office:value-type="string" calcext:value-type="string">
            <text:p>-39,17</text:p>
          </table:table-cell>
        </table:table-row>
        <table:table-row table:style-name="ro1" table:visibility="filter">
          <table:table-cell office:value-type="string" calcext:value-type="string">
            <text:p>-39,18</text:p>
          </table:table-cell>
        </table:table-row>
        <table:table-row table:style-name="ro1" table:visibility="filter">
          <table:table-cell office:value-type="string" calcext:value-type="string">
            <text:p>-39,17</text:p>
          </table:table-cell>
        </table:table-row>
        <table:table-row table:style-name="ro1" table:visibility="filter">
          <table:table-cell office:value-type="string" calcext:value-type="string">
            <text:p>-39,18</text:p>
          </table:table-cell>
        </table:table-row>
        <table:table-row table:style-name="ro1" table:visibility="filter">
          <table:table-cell office:value-type="string" calcext:value-type="string">
            <text:p>-39,19</text:p>
          </table:table-cell>
        </table:table-row>
        <table:table-row table:style-name="ro1" table:visibility="filter">
          <table:table-cell office:value-type="string" calcext:value-type="string">
            <text:p>-39,18</text:p>
          </table:table-cell>
        </table:table-row>
        <table:table-row table:style-name="ro1">
          <table:table-cell office:value-type="string" calcext:value-type="string">
            <text:p>-40,18</text:p>
          </table:table-cell>
        </table:table-row>
        <table:table-row table:style-name="ro1">
          <table:table-cell office:value-type="string" calcext:value-type="string">
            <text:p>-41,18</text:p>
          </table:table-cell>
        </table:table-row>
        <table:table-row table:style-name="ro1" table:visibility="filter">
          <table:table-cell office:value-type="string" calcext:value-type="string">
            <text:p>-40,18</text:p>
          </table:table-cell>
        </table:table-row>
        <table:table-row table:style-name="ro1">
          <table:table-cell office:value-type="string" calcext:value-type="string">
            <text:p>-40,19</text:p>
          </table:table-cell>
        </table:table-row>
        <table:table-row table:style-name="ro1">
          <table:table-cell office:value-type="string" calcext:value-type="string">
            <text:p>-41,19</text:p>
          </table:table-cell>
        </table:table-row>
        <table:table-row table:style-name="ro1" table:visibility="filter">
          <table:table-cell office:value-type="string" calcext:value-type="string">
            <text:p>-41,18</text:p>
          </table:table-cell>
        </table:table-row>
        <table:table-row table:style-name="ro1">
          <table:table-cell office:value-type="string" calcext:value-type="string">
            <text:p>-41,17</text:p>
          </table:table-cell>
        </table:table-row>
        <table:table-row table:style-name="ro1">
          <table:table-cell office:value-type="string" calcext:value-type="string">
            <text:p>-40,17</text:p>
          </table:table-cell>
        </table:table-row>
        <table:table-row table:style-name="ro1" table:visibility="filter">
          <table:table-cell office:value-type="string" calcext:value-type="string">
            <text:p>-39,17</text:p>
          </table:table-cell>
        </table:table-row>
        <table:table-row table:style-name="ro1">
          <table:table-cell office:value-type="string" calcext:value-type="string">
            <text:p>-38,17</text:p>
          </table:table-cell>
        </table:table-row>
        <table:table-row table:style-name="ro1" table:visibility="filter">
          <table:table-cell office:value-type="string" calcext:value-type="string">
            <text:p>-39,17</text:p>
          </table:table-cell>
        </table:table-row>
        <table:table-row table:style-name="ro1" table:visibility="filter">
          <table:table-cell office:value-type="string" calcext:value-type="string">
            <text:p>-39,18</text:p>
          </table:table-cell>
        </table:table-row>
        <table:table-row table:style-name="ro1" table:visibility="filter">
          <table:table-cell office:value-type="string" calcext:value-type="string">
            <text:p>-39,19</text:p>
          </table:table-cell>
        </table:table-row>
        <table:table-row table:style-name="ro1">
          <table:table-cell office:value-type="string" calcext:value-type="string">
            <text:p>-39,20</text:p>
          </table:table-cell>
        </table:table-row>
        <table:table-row table:style-name="ro1">
          <table:table-cell office:value-type="string" calcext:value-type="string">
            <text:p>-40,20</text:p>
          </table:table-cell>
        </table:table-row>
        <table:table-row table:style-name="ro1" table:visibility="filter">
          <table:table-cell office:value-type="string" calcext:value-type="string">
            <text:p>-39,20</text:p>
          </table:table-cell>
        </table:table-row>
        <table:table-row table:style-name="ro1">
          <table:table-cell office:value-type="string" calcext:value-type="string">
            <text:p>-38,20</text:p>
          </table:table-cell>
        </table:table-row>
        <table:table-row table:style-name="ro1">
          <table:table-cell office:value-type="string" calcext:value-type="string">
            <text:p>-37,20</text:p>
          </table:table-cell>
        </table:table-row>
        <table:table-row table:style-name="ro1">
          <table:table-cell office:value-type="string" calcext:value-type="string">
            <text:p>-36,20</text:p>
          </table:table-cell>
        </table:table-row>
        <table:table-row table:style-name="ro1">
          <table:table-cell office:value-type="string" calcext:value-type="string">
            <text:p>-36,19</text:p>
          </table:table-cell>
        </table:table-row>
        <table:table-row table:style-name="ro1" table:visibility="filter">
          <table:table-cell office:value-type="string" calcext:value-type="string">
            <text:p>-36,18</text:p>
          </table:table-cell>
        </table:table-row>
        <table:table-row table:style-name="ro1" table:visibility="filter">
          <table:table-cell office:value-type="string" calcext:value-type="string">
            <text:p>-36,17</text:p>
          </table:table-cell>
        </table:table-row>
        <table:table-row table:style-name="ro1" table:visibility="filter">
          <table:table-cell office:value-type="string" calcext:value-type="string">
            <text:p>-35,17</text:p>
          </table:table-cell>
        </table:table-row>
        <table:table-row table:style-name="ro1">
          <table:table-cell office:value-type="string" calcext:value-type="string">
            <text:p>-35,16</text:p>
          </table:table-cell>
        </table:table-row>
        <table:table-row table:style-name="ro1">
          <table:table-cell office:value-type="string" calcext:value-type="string">
            <text:p>-36,16</text:p>
          </table:table-cell>
        </table:table-row>
        <table:table-row table:style-name="ro1" table:visibility="filter">
          <table:table-cell office:value-type="string" calcext:value-type="string">
            <text:p>-35,16</text:p>
          </table:table-cell>
        </table:table-row>
        <table:table-row table:style-name="ro1">
          <table:table-cell office:value-type="string" calcext:value-type="string">
            <text:p>-34,16</text:p>
          </table:table-cell>
        </table:table-row>
        <table:table-row table:style-name="ro1" table:visibility="filter">
          <table:table-cell office:value-type="string" calcext:value-type="string">
            <text:p>-33,16</text:p>
          </table:table-cell>
        </table:table-row>
        <table:table-row table:style-name="ro1" table:visibility="filter">
          <table:table-cell office:value-type="string" calcext:value-type="string">
            <text:p>-33,15</text:p>
          </table:table-cell>
        </table:table-row>
        <table:table-row table:style-name="ro1" table:visibility="filter">
          <table:table-cell office:value-type="string" calcext:value-type="string">
            <text:p>-33,16</text:p>
          </table:table-cell>
        </table:table-row>
        <table:table-row table:style-name="ro1" table:visibility="filter">
          <table:table-cell office:value-type="string" calcext:value-type="string">
            <text:p>-33,15</text:p>
          </table:table-cell>
        </table:table-row>
        <table:table-row table:style-name="ro1" table:visibility="filter">
          <table:table-cell office:value-type="string" calcext:value-type="string">
            <text:p>-33,16</text:p>
          </table:table-cell>
        </table:table-row>
        <table:table-row table:style-name="ro1" table:visibility="filter">
          <table:table-cell office:value-type="string" calcext:value-type="string">
            <text:p>-33,15</text:p>
          </table:table-cell>
        </table:table-row>
        <table:table-row table:style-name="ro1">
          <table:table-cell office:value-type="string" calcext:value-type="string">
            <text:p>-34,15</text:p>
          </table:table-cell>
        </table:table-row>
        <table:table-row table:style-name="ro1" table:visibility="filter">
          <table:table-cell office:value-type="string" calcext:value-type="string">
            <text:p>-34,16</text:p>
          </table:table-cell>
        </table:table-row>
        <table:table-row table:style-name="ro1" table:visibility="filter">
          <table:table-cell office:value-type="string" calcext:value-type="string">
            <text:p>-35,16</text:p>
          </table:table-cell>
        </table:table-row>
        <table:table-row table:style-name="ro1" table:visibility="filter">
          <table:table-cell office:value-type="string" calcext:value-type="string">
            <text:p>-36,16</text:p>
          </table:table-cell>
        </table:table-row>
        <table:table-row table:style-name="ro1" table:visibility="filter">
          <table:table-cell office:value-type="string" calcext:value-type="string">
            <text:p>-36,17</text:p>
          </table:table-cell>
        </table:table-row>
        <table:table-row table:style-name="ro1" table:visibility="filter">
          <table:table-cell office:value-type="string" calcext:value-type="string">
            <text:p>-35,17</text:p>
          </table:table-cell>
        </table:table-row>
        <table:table-row table:style-name="ro1">
          <table:table-cell office:value-type="string" calcext:value-type="string">
            <text:p>-35,18</text:p>
          </table:table-cell>
        </table:table-row>
        <table:table-row table:style-name="ro1" table:visibility="filter">
          <table:table-cell office:value-type="string" calcext:value-type="string">
            <text:p>-36,18</text:p>
          </table:table-cell>
        </table:table-row>
        <table:table-row table:style-name="ro1" table:visibility="filter">
          <table:table-cell office:value-type="string" calcext:value-type="string">
            <text:p>-37,18</text:p>
          </table:table-cell>
        </table:table-row>
        <table:table-row table:style-name="ro1" table:visibility="filter">
          <table:table-cell office:value-type="string" calcext:value-type="string">
            <text:p>-36,18</text:p>
          </table:table-cell>
        </table:table-row>
        <table:table-row table:style-name="ro1" table:visibility="filter">
          <table:table-cell office:value-type="string" calcext:value-type="string">
            <text:p>-36,17</text:p>
          </table:table-cell>
        </table:table-row>
        <table:table-row table:style-name="ro1" table:visibility="filter">
          <table:table-cell office:value-type="string" calcext:value-type="string">
            <text:p>-35,17</text:p>
          </table:table-cell>
        </table:table-row>
        <table:table-row table:style-name="ro1" table:visibility="filter">
          <table:table-cell office:value-type="string" calcext:value-type="string">
            <text:p>-34,17</text:p>
          </table:table-cell>
        </table:table-row>
        <table:table-row table:style-name="ro1">
          <table:table-cell office:value-type="string" calcext:value-type="string">
            <text:p>-34,18</text:p>
          </table:table-cell>
        </table:table-row>
        <table:table-row table:style-name="ro1">
          <table:table-cell office:value-type="string" calcext:value-type="string">
            <text:p>-33,18</text:p>
          </table:table-cell>
        </table:table-row>
        <table:table-row table:style-name="ro1">
          <table:table-cell office:value-type="string" calcext:value-type="string">
            <text:p>-33,19</text:p>
          </table:table-cell>
        </table:table-row>
        <table:table-row table:style-name="ro1">
          <table:table-cell office:value-type="string" calcext:value-type="string">
            <text:p>-33,20</text:p>
          </table:table-cell>
        </table:table-row>
        <table:table-row table:style-name="ro1">
          <table:table-cell office:value-type="string" calcext:value-type="string">
            <text:p>-32,20</text:p>
          </table:table-cell>
        </table:table-row>
        <table:table-row table:style-name="ro1" table:visibility="filter">
          <table:table-cell office:value-type="string" calcext:value-type="string">
            <text:p>-33,20</text:p>
          </table:table-cell>
        </table:table-row>
        <table:table-row table:style-name="ro1">
          <table:table-cell office:value-type="string" calcext:value-type="string">
            <text:p>-33,21</text:p>
          </table:table-cell>
        </table:table-row>
        <table:table-row table:style-name="ro1">
          <table:table-cell office:value-type="string" calcext:value-type="string">
            <text:p>-32,21</text:p>
          </table:table-cell>
        </table:table-row>
        <table:table-row table:style-name="ro1" table:visibility="filter">
          <table:table-cell office:value-type="string" calcext:value-type="string">
            <text:p>-33,21</text:p>
          </table:table-cell>
        </table:table-row>
        <table:table-row table:style-name="ro1">
          <table:table-cell office:value-type="string" calcext:value-type="string">
            <text:p>-34,21</text:p>
          </table:table-cell>
        </table:table-row>
        <table:table-row table:style-name="ro1">
          <table:table-cell office:value-type="string" calcext:value-type="string">
            <text:p>-34,22</text:p>
          </table:table-cell>
        </table:table-row>
        <table:table-row table:style-name="ro1" table:visibility="filter">
          <table:table-cell office:value-type="string" calcext:value-type="string">
            <text:p>-34,21</text:p>
          </table:table-cell>
        </table:table-row>
        <table:table-row table:style-name="ro1" table:visibility="filter">
          <table:table-cell office:value-type="string" calcext:value-type="string">
            <text:p>-34,22</text:p>
          </table:table-cell>
        </table:table-row>
        <table:table-row table:style-name="ro1">
          <table:table-cell office:value-type="string" calcext:value-type="string">
            <text:p>-34,23</text:p>
          </table:table-cell>
        </table:table-row>
        <table:table-row table:style-name="ro1">
          <table:table-cell office:value-type="string" calcext:value-type="string">
            <text:p>-35,23</text:p>
          </table:table-cell>
        </table:table-row>
        <table:table-row table:style-name="ro1">
          <table:table-cell office:value-type="string" calcext:value-type="string">
            <text:p>-35,24</text:p>
          </table:table-cell>
        </table:table-row>
        <table:table-row table:style-name="ro1">
          <table:table-cell office:value-type="string" calcext:value-type="string">
            <text:p>-36,24</text:p>
          </table:table-cell>
        </table:table-row>
        <table:table-row table:style-name="ro1" table:visibility="filter">
          <table:table-cell office:value-type="string" calcext:value-type="string">
            <text:p>-35,24</text:p>
          </table:table-cell>
        </table:table-row>
        <table:table-row table:style-name="ro1" table:visibility="filter">
          <table:table-cell office:value-type="string" calcext:value-type="string">
            <text:p>-35,23</text:p>
          </table:table-cell>
        </table:table-row>
        <table:table-row table:style-name="ro1" table:visibility="filter">
          <table:table-cell office:value-type="string" calcext:value-type="string">
            <text:p>-35,24</text:p>
          </table:table-cell>
        </table:table-row>
        <table:table-row table:style-name="ro1" table:visibility="filter">
          <table:table-cell office:value-type="string" calcext:value-type="string">
            <text:p>-35,23</text:p>
          </table:table-cell>
        </table:table-row>
        <table:table-row table:style-name="ro1" table:visibility="filter">
          <table:table-cell office:value-type="string" calcext:value-type="string">
            <text:p>-34,23</text:p>
          </table:table-cell>
        </table:table-row>
        <table:table-row table:style-name="ro1" table:visibility="filter">
          <table:table-cell office:value-type="string" calcext:value-type="string">
            <text:p>-34,22</text:p>
          </table:table-cell>
        </table:table-row>
        <table:table-row table:style-name="ro1" table:visibility="filter">
          <table:table-cell office:value-type="string" calcext:value-type="string">
            <text:p>-34,21</text:p>
          </table:table-cell>
        </table:table-row>
        <table:table-row table:style-name="ro1">
          <table:table-cell office:value-type="string" calcext:value-type="string">
            <text:p>-35,21</text:p>
          </table:table-cell>
        </table:table-row>
        <table:table-row table:style-name="ro1" table:visibility="filter">
          <table:table-cell office:value-type="string" calcext:value-type="string">
            <text:p>-34,21</text:p>
          </table:table-cell>
        </table:table-row>
        <table:table-row table:style-name="ro1" table:visibility="filter">
          <table:table-cell office:value-type="string" calcext:value-type="string">
            <text:p>-33,21</text:p>
          </table:table-cell>
        </table:table-row>
        <table:table-row table:style-name="ro1" table:visibility="filter">
          <table:table-cell office:value-type="string" calcext:value-type="string">
            <text:p>-32,21</text:p>
          </table:table-cell>
        </table:table-row>
        <table:table-row table:style-name="ro1">
          <table:table-cell office:value-type="string" calcext:value-type="string">
            <text:p>-31,21</text:p>
          </table:table-cell>
        </table:table-row>
        <table:table-row table:style-name="ro1">
          <table:table-cell office:value-type="string" calcext:value-type="string">
            <text:p>-30,21</text:p>
          </table:table-cell>
        </table:table-row>
        <table:table-row table:style-name="ro1">
          <table:table-cell office:value-type="string" calcext:value-type="string">
            <text:p>-29,21</text:p>
          </table:table-cell>
        </table:table-row>
        <table:table-row table:style-name="ro1">
          <table:table-cell office:value-type="string" calcext:value-type="string">
            <text:p>-29,20</text:p>
          </table:table-cell>
        </table:table-row>
        <table:table-row table:style-name="ro1">
          <table:table-cell office:value-type="string" calcext:value-type="string">
            <text:p>-30,20</text:p>
          </table:table-cell>
        </table:table-row>
        <table:table-row table:style-name="ro1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0,20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2,20</text:p>
          </table:table-cell>
        </table:table-row>
        <table:table-row table:style-name="ro1">
          <table:table-cell office:value-type="string" calcext:value-type="string">
            <text:p>-32,19</text:p>
          </table:table-cell>
        </table:table-row>
        <table:table-row table:style-name="ro1" table:visibility="filter">
          <table:table-cell office:value-type="string" calcext:value-type="string">
            <text:p>-33,19</text:p>
          </table:table-cell>
        </table:table-row>
        <table:table-row table:style-name="ro1" table:visibility="filter">
          <table:table-cell office:value-type="string" calcext:value-type="string">
            <text:p>-32,19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1,21</text:p>
          </table:table-cell>
        </table:table-row>
        <table:table-row table:style-name="ro1" table:visibility="filter">
          <table:table-cell office:value-type="string" calcext:value-type="string">
            <text:p>-30,21</text:p>
          </table:table-cell>
        </table:table-row>
        <table:table-row table:style-name="ro1" table:visibility="filter">
          <table:table-cell office:value-type="string" calcext:value-type="string">
            <text:p>-30,20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2,20</text:p>
          </table:table-cell>
        </table:table-row>
        <table:table-row table:style-name="ro1" table:visibility="filter">
          <table:table-cell office:value-type="string" calcext:value-type="string">
            <text:p>-33,20</text:p>
          </table:table-cell>
        </table:table-row>
        <table:table-row table:style-name="ro1" table:visibility="filter">
          <table:table-cell office:value-type="string" calcext:value-type="string">
            <text:p>-32,20</text:p>
          </table:table-cell>
        </table:table-row>
        <table:table-row table:style-name="ro1" table:visibility="filter">
          <table:table-cell office:value-type="string" calcext:value-type="string">
            <text:p>-32,21</text:p>
          </table:table-cell>
        </table:table-row>
        <table:table-row table:style-name="ro1" table:visibility="filter">
          <table:table-cell office:value-type="string" calcext:value-type="string">
            <text:p>-33,21</text:p>
          </table:table-cell>
        </table:table-row>
        <table:table-row table:style-name="ro1" table:visibility="filter">
          <table:table-cell office:value-type="string" calcext:value-type="string">
            <text:p>-34,21</text:p>
          </table:table-cell>
        </table:table-row>
        <table:table-row table:style-name="ro1">
          <table:table-cell office:value-type="string" calcext:value-type="string">
            <text:p>-34,20</text:p>
          </table:table-cell>
        </table:table-row>
        <table:table-row table:style-name="ro1" table:visibility="filter">
          <table:table-cell office:value-type="string" calcext:value-type="string">
            <text:p>-33,20</text:p>
          </table:table-cell>
        </table:table-row>
        <table:table-row table:style-name="ro1" table:visibility="filter">
          <table:table-cell office:value-type="string" calcext:value-type="string">
            <text:p>-34,20</text:p>
          </table:table-cell>
        </table:table-row>
        <table:table-row table:style-name="ro1" table:visibility="filter">
          <table:table-cell office:value-type="string" calcext:value-type="string">
            <text:p>-34,21</text:p>
          </table:table-cell>
        </table:table-row>
        <table:table-row table:style-name="ro1" table:visibility="filter">
          <table:table-cell office:value-type="string" calcext:value-type="string">
            <text:p>-33,21</text:p>
          </table:table-cell>
        </table:table-row>
        <table:table-row table:style-name="ro1" table:visibility="filter">
          <table:table-cell office:value-type="string" calcext:value-type="string">
            <text:p>-34,21</text:p>
          </table:table-cell>
        </table:table-row>
        <table:table-row table:style-name="ro1" table:visibility="filter">
          <table:table-cell office:value-type="string" calcext:value-type="string">
            <text:p>-35,21</text:p>
          </table:table-cell>
        </table:table-row>
        <table:table-row table:style-name="ro1">
          <table:table-cell office:value-type="string" calcext:value-type="string">
            <text:p>-35,22</text:p>
          </table:table-cell>
        </table:table-row>
        <table:table-row table:style-name="ro1" table:visibility="filter">
          <table:table-cell office:value-type="string" calcext:value-type="string">
            <text:p>-35,21</text:p>
          </table:table-cell>
        </table:table-row>
        <table:table-row table:style-name="ro1" table:visibility="filter">
          <table:table-cell office:value-type="string" calcext:value-type="string">
            <text:p>-34,21</text:p>
          </table:table-cell>
        </table:table-row>
        <table:table-row table:style-name="ro1" table:visibility="filter">
          <table:table-cell office:value-type="string" calcext:value-type="string">
            <text:p>-34,20</text:p>
          </table:table-cell>
        </table:table-row>
        <table:table-row table:style-name="ro1">
          <table:table-cell office:value-type="string" calcext:value-type="string">
            <text:p>-34,19</text:p>
          </table:table-cell>
        </table:table-row>
        <table:table-row table:style-name="ro1" table:visibility="filter">
          <table:table-cell office:value-type="string" calcext:value-type="string">
            <text:p>-33,19</text:p>
          </table:table-cell>
        </table:table-row>
        <table:table-row table:style-name="ro1" table:visibility="filter">
          <table:table-cell office:value-type="string" calcext:value-type="string">
            <text:p>-32,19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>
          <table:table-cell office:value-type="string" calcext:value-type="string">
            <text:p>-30,19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0,19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0,19</text:p>
          </table:table-cell>
        </table:table-row>
        <table:table-row table:style-name="ro1">
          <table:table-cell office:value-type="string" calcext:value-type="string">
            <text:p>-30,18</text:p>
          </table:table-cell>
        </table:table-row>
        <table:table-row table:style-name="ro1" table:visibility="filter">
          <table:table-cell office:value-type="string" calcext:value-type="string">
            <text:p>-30,19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0,19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>
          <table:table-cell office:value-type="string" calcext:value-type="string">
            <text:p>-31,18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2,19</text:p>
          </table:table-cell>
        </table:table-row>
        <table:table-row table:style-name="ro1" table:visibility="filter">
          <table:table-cell office:value-type="string" calcext:value-type="string">
            <text:p>-33,19</text:p>
          </table:table-cell>
        </table:table-row>
        <table:table-row table:style-name="ro1" table:visibility="filter">
          <table:table-cell office:value-type="string" calcext:value-type="string">
            <text:p>-34,19</text:p>
          </table:table-cell>
        </table:table-row>
        <table:table-row table:style-name="ro1">
          <table:table-cell office:value-type="string" calcext:value-type="string">
            <text:p>-35,19</text:p>
          </table:table-cell>
        </table:table-row>
        <table:table-row table:style-name="ro1">
          <table:table-cell office:value-type="string" calcext:value-type="string">
            <text:p>-35,20</text:p>
          </table:table-cell>
        </table:table-row>
        <table:table-row table:style-name="ro1" table:visibility="filter">
          <table:table-cell office:value-type="string" calcext:value-type="string">
            <text:p>-35,19</text:p>
          </table:table-cell>
        </table:table-row>
        <table:table-row table:style-name="ro1" table:visibility="filter">
          <table:table-cell office:value-type="string" calcext:value-type="string">
            <text:p>-34,19</text:p>
          </table:table-cell>
        </table:table-row>
        <table:table-row table:style-name="ro1" table:visibility="filter">
          <table:table-cell office:value-type="string" calcext:value-type="string">
            <text:p>-35,19</text:p>
          </table:table-cell>
        </table:table-row>
        <table:table-row table:style-name="ro1" table:visibility="filter">
          <table:table-cell office:value-type="string" calcext:value-type="string">
            <text:p>-35,20</text:p>
          </table:table-cell>
        </table:table-row>
        <table:table-row table:style-name="ro1" table:visibility="filter">
          <table:table-cell office:value-type="string" calcext:value-type="string">
            <text:p>-34,20</text:p>
          </table:table-cell>
        </table:table-row>
        <table:table-row table:style-name="ro1" table:visibility="filter">
          <table:table-cell office:value-type="string" calcext:value-type="string">
            <text:p>-34,19</text:p>
          </table:table-cell>
        </table:table-row>
        <table:table-row table:style-name="ro1" table:visibility="filter">
          <table:table-cell office:value-type="string" calcext:value-type="string">
            <text:p>-33,19</text:p>
          </table:table-cell>
        </table:table-row>
        <table:table-row table:style-name="ro1" table:visibility="filter">
          <table:table-cell office:value-type="string" calcext:value-type="string">
            <text:p>-32,19</text:p>
          </table:table-cell>
        </table:table-row>
        <table:table-row table:style-name="ro1" table:visibility="filter">
          <table:table-cell office:value-type="string" calcext:value-type="string">
            <text:p>-32,20</text:p>
          </table:table-cell>
        </table:table-row>
        <table:table-row table:style-name="ro1" table:visibility="filter">
          <table:table-cell office:value-type="string" calcext:value-type="string">
            <text:p>-32,21</text:p>
          </table:table-cell>
        </table:table-row>
        <table:table-row table:style-name="ro1">
          <table:table-cell office:value-type="string" calcext:value-type="string">
            <text:p>-32,22</text:p>
          </table:table-cell>
        </table:table-row>
        <table:table-row table:style-name="ro1" table:visibility="filter">
          <table:table-cell office:value-type="string" calcext:value-type="string">
            <text:p>-32,21</text:p>
          </table:table-cell>
        </table:table-row>
        <table:table-row table:style-name="ro1" table:visibility="filter">
          <table:table-cell office:value-type="string" calcext:value-type="string">
            <text:p>-33,21</text:p>
          </table:table-cell>
        </table:table-row>
        <table:table-row table:style-name="ro1">
          <table:table-cell office:value-type="string" calcext:value-type="string">
            <text:p>-33,22</text:p>
          </table:table-cell>
        </table:table-row>
        <table:table-row table:style-name="ro1" table:visibility="filter">
          <table:table-cell office:value-type="string" calcext:value-type="string">
            <text:p>-32,22</text:p>
          </table:table-cell>
        </table:table-row>
        <table:table-row table:style-name="ro1">
          <table:table-cell office:value-type="string" calcext:value-type="string">
            <text:p>-31,22</text:p>
          </table:table-cell>
        </table:table-row>
        <table:table-row table:style-name="ro1">
          <table:table-cell office:value-type="string" calcext:value-type="string">
            <text:p>-31,23</text:p>
          </table:table-cell>
        </table:table-row>
        <table:table-row table:style-name="ro1">
          <table:table-cell office:value-type="string" calcext:value-type="string">
            <text:p>-30,23</text:p>
          </table:table-cell>
        </table:table-row>
        <table:table-row table:style-name="ro1">
          <table:table-cell office:value-type="string" calcext:value-type="string">
            <text:p>-29,23</text:p>
          </table:table-cell>
        </table:table-row>
        <table:table-row table:style-name="ro1">
          <table:table-cell office:value-type="string" calcext:value-type="string">
            <text:p>-29,22</text:p>
          </table:table-cell>
        </table:table-row>
        <table:table-row table:style-name="ro1">
          <table:table-cell office:value-type="string" calcext:value-type="string">
            <text:p>-30,22</text:p>
          </table:table-cell>
        </table:table-row>
        <table:table-row table:style-name="ro1" table:visibility="filter">
          <table:table-cell office:value-type="string" calcext:value-type="string">
            <text:p>-31,22</text:p>
          </table:table-cell>
        </table:table-row>
        <table:table-row table:style-name="ro1" table:visibility="filter">
          <table:table-cell office:value-type="string" calcext:value-type="string">
            <text:p>-31,23</text:p>
          </table:table-cell>
        </table:table-row>
        <table:table-row table:style-name="ro1">
          <table:table-cell office:value-type="string" calcext:value-type="string">
            <text:p>-32,23</text:p>
          </table:table-cell>
        </table:table-row>
        <table:table-row table:style-name="ro1">
          <table:table-cell office:value-type="string" calcext:value-type="string">
            <text:p>-33,23</text:p>
          </table:table-cell>
        </table:table-row>
        <table:table-row table:style-name="ro1" table:visibility="filter">
          <table:table-cell office:value-type="string" calcext:value-type="string">
            <text:p>-32,23</text:p>
          </table:table-cell>
        </table:table-row>
        <table:table-row table:style-name="ro1" table:visibility="filter">
          <table:table-cell office:value-type="string" calcext:value-type="string">
            <text:p>-32,22</text:p>
          </table:table-cell>
        </table:table-row>
        <table:table-row table:style-name="ro1" table:visibility="filter">
          <table:table-cell office:value-type="string" calcext:value-type="string">
            <text:p>-32,21</text:p>
          </table:table-cell>
        </table:table-row>
        <table:table-row table:style-name="ro1" table:visibility="filter">
          <table:table-cell office:value-type="string" calcext:value-type="string">
            <text:p>-32,20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0,20</text:p>
          </table:table-cell>
        </table:table-row>
        <table:table-row table:style-name="ro1" table:visibility="filter">
          <table:table-cell office:value-type="string" calcext:value-type="string">
            <text:p>-30,21</text:p>
          </table:table-cell>
        </table:table-row>
        <table:table-row table:style-name="ro1" table:visibility="filter">
          <table:table-cell office:value-type="string" calcext:value-type="string">
            <text:p>-30,20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0,20</text:p>
          </table:table-cell>
        </table:table-row>
        <table:table-row table:style-name="ro1" table:visibility="filter">
          <table:table-cell office:value-type="string" calcext:value-type="string">
            <text:p>-29,20</text:p>
          </table:table-cell>
        </table:table-row>
        <table:table-row table:style-name="ro1" table:visibility="filter">
          <table:table-cell office:value-type="string" calcext:value-type="string">
            <text:p>-29,21</text:p>
          </table:table-cell>
        </table:table-row>
        <table:table-row table:style-name="ro1" table:visibility="filter">
          <table:table-cell office:value-type="string" calcext:value-type="string">
            <text:p>-29,20</text:p>
          </table:table-cell>
        </table:table-row>
        <table:table-row table:style-name="ro1">
          <table:table-cell office:value-type="string" calcext:value-type="string">
            <text:p>-28,20</text:p>
          </table:table-cell>
        </table:table-row>
        <table:table-row table:style-name="ro1" table:visibility="filter">
          <table:table-cell office:value-type="string" calcext:value-type="string">
            <text:p>-29,20</text:p>
          </table:table-cell>
        </table:table-row>
        <table:table-row table:style-name="ro1" table:visibility="filter">
          <table:table-cell office:value-type="string" calcext:value-type="string">
            <text:p>-30,20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1,21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1,21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2,20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2,20</text:p>
          </table:table-cell>
        </table:table-row>
        <table:table-row table:style-name="ro1" table:visibility="filter">
          <table:table-cell office:value-type="string" calcext:value-type="string">
            <text:p>-32,19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1,20</text:p>
          </table:table-cell>
        </table:table-row>
        <table:table-row table:style-name="ro1" table:visibility="filter">
          <table:table-cell office:value-type="string" calcext:value-type="string">
            <text:p>-31,19</text:p>
          </table:table-cell>
        </table:table-row>
        <table:table-row table:style-name="ro1" table:visibility="filter">
          <table:table-cell office:value-type="string" calcext:value-type="string">
            <text:p>-31,18</text:p>
          </table:table-cell>
        </table:table-row>
        <table:table-row table:style-name="ro1">
          <table:table-cell office:value-type="string" calcext:value-type="string">
            <text:p>-31,17</text:p>
          </table:table-cell>
        </table:table-row>
        <table:table-row table:style-name="ro1" table:visibility="filter">
          <table:table-cell office:value-type="string" calcext:value-type="string">
            <text:p>-32,17</text:p>
          </table:table-cell>
        </table:table-row>
        <table:table-row table:style-name="ro1">
          <table:table-cell office:value-type="string" calcext:value-type="string">
            <text:p>-32,16</text:p>
          </table:table-cell>
        </table:table-row>
        <table:table-row table:style-name="ro1" table:visibility="filter">
          <table:table-cell office:value-type="string" calcext:value-type="string">
            <text:p>-33,16</text:p>
          </table:table-cell>
        </table:table-row>
        <table:table-row table:style-name="ro1" table:visibility="filter">
          <table:table-cell office:value-type="string" calcext:value-type="string">
            <text:p>-33,15</text:p>
          </table:table-cell>
        </table:table-row>
        <table:table-row table:style-name="ro1">
          <table:table-cell office:value-type="string" calcext:value-type="string">
            <text:p>-32,15</text:p>
          </table:table-cell>
        </table:table-row>
        <table:table-row table:style-name="ro1" table:visibility="filter">
          <table:table-cell office:value-type="string" calcext:value-type="string">
            <text:p>-32,16</text:p>
          </table:table-cell>
        </table:table-row>
        <table:table-row table:style-name="ro1" table:visibility="filter">
          <table:table-cell office:value-type="string" calcext:value-type="string">
            <text:p>-32,17</text:p>
          </table:table-cell>
        </table:table-row>
        <table:table-row table:style-name="ro1">
          <table:table-cell office:value-type="string" calcext:value-type="string">
            <text:p>-32,18</text:p>
          </table:table-cell>
        </table:table-row>
        <table:table-row table:style-name="ro1" table:visibility="filter">
          <table:table-cell office:value-type="string" calcext:value-type="string">
            <text:p>-33,18</text:p>
          </table:table-cell>
        </table:table-row>
        <table:table-row table:style-name="ro1" table:visibility="filter">
          <table:table-cell office:value-type="string" calcext:value-type="string">
            <text:p>-32,18</text:p>
          </table:table-cell>
        </table:table-row>
        <table:table-row table:style-name="ro1" table:visibility="filter">
          <table:table-cell office:value-type="string" calcext:value-type="string">
            <text:p>-33,18</text:p>
          </table:table-cell>
        </table:table-row>
        <table:table-row table:style-name="ro1" table:visibility="filter">
          <table:table-cell office:value-type="string" calcext:value-type="string">
            <text:p>-33,17</text:p>
          </table:table-cell>
        </table:table-row>
        <table:table-row table:style-name="ro1" table:visibility="filter">
          <table:table-cell office:value-type="string" calcext:value-type="string">
            <text:p>-33,16</text:p>
          </table:table-cell>
        </table:table-row>
        <table:table-row table:style-name="ro1" table:visibility="filter">
          <table:table-cell office:value-type="string" calcext:value-type="string">
            <text:p>-33,17</text:p>
          </table:table-cell>
        </table:table-row>
        <table:table-row table:style-name="ro1" table:visibility="filter">
          <table:table-cell office:value-type="string" calcext:value-type="string">
            <text:p>-34,17</text:p>
          </table:table-cell>
        </table:table-row>
        <table:table-row table:style-name="ro1" table:visibility="filter">
          <table:table-cell office:value-type="string" calcext:value-type="string">
            <text:p>-35,17</text:p>
          </table:table-cell>
        </table:table-row>
        <table:table-row table:style-name="ro1" table:visibility="filter">
          <table:table-cell office:value-type="string" calcext:value-type="string">
            <text:p>-34,17</text:p>
          </table:table-cell>
        </table:table-row>
        <table:table-row table:style-name="ro1" table:visibility="filter">
          <table:table-cell office:value-type="string" calcext:value-type="string">
            <text:p>-34,16</text:p>
          </table:table-cell>
        </table:table-row>
        <table:table-row table:style-name="ro1" table:visibility="filter">
          <table:table-cell office:value-type="string" calcext:value-type="string">
            <text:p>-34,15</text:p>
          </table:table-cell>
        </table:table-row>
        <table:table-row table:style-name="ro1">
          <table:table-cell office:value-type="string" calcext:value-type="string">
            <text:p>-34,14</text:p>
          </table:table-cell>
        </table:table-row>
        <table:table-row table:style-name="ro1">
          <table:table-cell office:value-type="string" calcext:value-type="string">
            <text:p>-35,14</text:p>
          </table:table-cell>
        </table:table-row>
        <table:table-row table:style-name="ro1">
          <table:table-cell office:value-type="string" calcext:value-type="string">
            <text:p>-35,13</text:p>
          </table:table-cell>
        </table:table-row>
        <table:table-row table:style-name="ro1">
          <table:table-cell office:value-type="string" calcext:value-type="string">
            <text:p>-36,13</text:p>
          </table:table-cell>
        </table:table-row>
        <table:table-row table:style-name="ro1">
          <table:table-cell office:value-type="string" calcext:value-type="string">
            <text:p>-36,14</text:p>
          </table:table-cell>
        </table:table-row>
        <table:table-row table:style-name="ro1">
          <table:table-cell office:value-type="string" calcext:value-type="string">
            <text:p>-36,15</text:p>
          </table:table-cell>
        </table:table-row>
        <table:table-row table:style-name="ro1" table:visibility="filter">
          <table:table-cell office:value-type="string" calcext:value-type="string">
            <text:p>-36,14</text:p>
          </table:table-cell>
        </table:table-row>
        <table:table-row table:style-name="ro1" table:visibility="filter">
          <table:table-cell office:value-type="string" calcext:value-type="string">
            <text:p>-36,15</text:p>
          </table:table-cell>
        </table:table-row>
        <table:table-row table:style-name="ro1" table:visibility="filter">
          <table:table-cell office:value-type="string" calcext:value-type="string">
            <text:p>-36,16</text:p>
          </table:table-cell>
        </table:table-row>
        <table:table-row table:style-name="ro1" table:visibility="filter">
          <table:table-cell office:value-type="string" calcext:value-type="string">
            <text:p>-35,16</text:p>
          </table:table-cell>
        </table:table-row>
        <table:table-row table:style-name="ro1" table:visibility="filter">
          <table:table-cell office:value-type="string" calcext:value-type="string">
            <text:p>-36,16</text:p>
          </table:table-cell>
        </table:table-row>
        <table:table-row table:style-name="ro1" table:visibility="filter">
          <table:table-cell office:value-type="string" calcext:value-type="string">
            <text:p>-36,15</text:p>
          </table:table-cell>
        </table:table-row>
        <table:table-row table:style-name="ro1">
          <table:table-cell office:value-type="string" calcext:value-type="string">
            <text:p>-37,15</text:p>
          </table:table-cell>
        </table:table-row>
        <table:table-row table:style-name="ro1">
          <table:table-cell office:value-type="string" calcext:value-type="string">
            <text:p>-37,16</text:p>
          </table:table-cell>
        </table:table-row>
        <table:table-row table:style-name="ro1" table:visibility="filter">
          <table:table-cell office:value-type="string" calcext:value-type="string">
            <text:p>-37,15</text:p>
          </table:table-cell>
        </table:table-row>
        <table:table-row table:style-name="ro1">
          <table:table-cell office:value-type="string" calcext:value-type="string">
            <text:p>-38,15</text:p>
          </table:table-cell>
        </table:table-row>
        <table:table-row table:style-name="ro1">
          <table:table-cell office:value-type="string" calcext:value-type="string">
            <text:p>-38,16</text:p>
          </table:table-cell>
        </table:table-row>
        <table:table-row table:style-name="ro1" table:visibility="filter">
          <table:table-cell office:value-type="string" calcext:value-type="string">
            <text:p>-38,15</text:p>
          </table:table-cell>
        </table:table-row>
        <table:table-row table:style-name="ro1" table:visibility="filter">
          <table:table-cell office:value-type="string" calcext:value-type="string">
            <text:p>-38,16</text:p>
          </table:table-cell>
        </table:table-row>
        <table:table-row table:style-name="ro1">
          <table:table-cell office:value-type="string" calcext:value-type="string">
            <text:p>-39,16</text:p>
          </table:table-cell>
        </table:table-row>
        <table:table-row table:style-name="ro1">
          <table:table-cell office:value-type="string" calcext:value-type="string">
            <text:p>-39,15</text:p>
          </table:table-cell>
        </table:table-row>
        <table:table-row table:style-name="ro1">
          <table:table-cell office:value-type="string" calcext:value-type="string">
            <text:p>-40,15</text:p>
          </table:table-cell>
        </table:table-row>
        <table:table-row table:style-name="ro1">
          <table:table-cell office:value-type="string" calcext:value-type="string">
            <text:p>-40,16</text:p>
          </table:table-cell>
        </table:table-row>
        <table:table-row table:style-name="ro1" table:visibility="filter">
          <table:table-cell office:value-type="string" calcext:value-type="string">
            <text:p>-39,16</text:p>
          </table:table-cell>
        </table:table-row>
        <table:table-row table:style-name="ro1" table:visibility="filter">
          <table:table-cell office:value-type="string" calcext:value-type="string">
            <text:p>-39,17</text:p>
          </table:table-cell>
        </table:table-row>
        <table:table-row table:style-name="ro1" table:visibility="filter">
          <table:table-cell office:value-type="string" calcext:value-type="string">
            <text:p>-39,18</text:p>
          </table:table-cell>
        </table:table-row>
        <table:table-row table:style-name="ro1" table:visibility="filter">
          <table:table-cell office:value-type="string" calcext:value-type="string">
            <text:p>-39,19</text:p>
          </table:table-cell>
        </table:table-row>
        <table:table-row table:style-name="ro1" table:visibility="filter">
          <table:table-cell office:value-type="string" calcext:value-type="string">
            <text:p>-38,19</text:p>
          </table:table-cell>
        </table:table-row>
        <table:table-row table:style-name="ro1" table:visibility="filter">
          <table:table-cell office:value-type="string" calcext:value-type="string">
            <text:p>-37,19</text:p>
          </table:table-cell>
        </table:table-row>
        <table:table-row table:style-name="ro1" table:visibility="filter">
          <table:table-cell office:value-type="string" calcext:value-type="string">
            <text:p>-37,18</text:p>
          </table:table-cell>
        </table:table-row>
        <table:table-row table:style-name="ro1" table:visibility="filter">
          <table:table-cell office:value-type="string" calcext:value-type="string">
            <text:p>-36,18</text:p>
          </table:table-cell>
        </table:table-row>
        <table:table-row table:style-name="ro1" table:visibility="filter">
          <table:table-cell office:value-type="string" calcext:value-type="string">
            <text:p>-36,19</text:p>
          </table:table-cell>
        </table:table-row>
        <table:table-row table:style-name="ro1" table:visibility="filter">
          <table:table-cell office:value-type="string" calcext:value-type="string">
            <text:p>-37,19</text:p>
          </table:table-cell>
        </table:table-row>
        <table:table-row table:style-name="ro1" table:visibility="filter">
          <table:table-cell office:value-type="string" calcext:value-type="string">
            <text:p>-37,18</text:p>
          </table:table-cell>
        </table:table-row>
        <table:table-row table:style-name="ro1" table:visibility="filter">
          <table:table-cell office:value-type="string" calcext:value-type="string">
            <text:p>-37,19</text:p>
          </table:table-cell>
        </table:table-row>
        <table:table-row table:style-name="ro1" table:visibility="filter">
          <table:table-cell office:value-type="string" calcext:value-type="string">
            <text:p>-36,19</text:p>
          </table:table-cell>
        </table:table-row>
        <table:table-row table:style-name="ro1" table:visibility="filter">
          <table:table-cell office:value-type="string" calcext:value-type="string">
            <text:p>-35,19</text:p>
          </table:table-cell>
        </table:table-row>
        <table:table-row table:style-name="ro1" table:visibility="filter">
          <table:table-cell office:value-type="string" calcext:value-type="string">
            <text:p>-35,20</text:p>
          </table:table-cell>
        </table:table-row>
        <table:table-row table:style-name="ro1" table:visibility="filter">
          <table:table-cell office:value-type="string" calcext:value-type="string">
            <text:p>-36,20</text:p>
          </table:table-cell>
        </table:table-row>
        <table:table-row table:style-name="ro1" table:visibility="filter">
          <table:table-cell office:value-type="string" calcext:value-type="string">
            <text:p>-35,20</text:p>
          </table:table-cell>
        </table:table-row>
        <table:table-row table:style-name="ro1" table:visibility="filter">
          <table:table-cell office:value-type="string" calcext:value-type="string">
            <text:p>-36,20</text:p>
          </table:table-cell>
        </table:table-row>
        <table:table-row table:style-name="ro1" table:visibility="filter">
          <table:table-cell office:value-type="string" calcext:value-type="string">
            <text:p>-37,20</text:p>
          </table:table-cell>
        </table:table-row>
        <table:table-row table:style-name="ro1" table:visibility="filter">
          <table:table-cell office:value-type="string" calcext:value-type="string">
            <text:p>-36,20</text:p>
          </table:table-cell>
        </table:table-row>
        <table:table-row table:style-name="ro1" table:visibility="filter">
          <table:table-cell office:value-type="string" calcext:value-type="string">
            <text:p>-37,20</text:p>
          </table:table-cell>
        </table:table-row>
        <table:table-row table:style-name="ro1" table:visibility="filter">
          <table:table-cell office:value-type="string" calcext:value-type="string">
            <text:p>-37,19</text:p>
          </table:table-cell>
        </table:table-row>
        <table:table-row table:style-name="ro1" table:visibility="filter">
          <table:table-cell office:value-type="string" calcext:value-type="string">
            <text:p>-37,18</text:p>
          </table:table-cell>
        </table:table-row>
        <table:table-row table:style-name="ro1" table:visibility="filter">
          <table:table-cell office:value-type="string" calcext:value-type="string">
            <text:p>-38,18</text:p>
          </table:table-cell>
        </table:table-row>
        <table:table-row table:style-name="ro1" table:visibility="filter">
          <table:table-cell office:value-type="string" calcext:value-type="string">
            <text:p>-37,18</text:p>
          </table:table-cell>
        </table:table-row>
        <table:table-row table:style-name="ro1" table:visibility="filter">
          <table:table-cell office:value-type="string" calcext:value-type="string">
            <text:p>-37,17</text:p>
          </table:table-cell>
        </table:table-row>
        <table:table-row table:style-name="ro1" table:visibility="filter">
          <table:table-cell office:value-type="string" calcext:value-type="string">
            <text:p>-37,16</text:p>
          </table:table-cell>
        </table:table-row>
        <table:table-row table:style-name="ro1" table:visibility="filter">
          <table:table-cell office:value-type="string" calcext:value-type="string">
            <text:p>-36,16</text:p>
          </table:table-cell>
        </table:table-row>
        <table:table-row table:style-name="ro1" table:visibility="filter">
          <table:table-cell office:value-type="string" calcext:value-type="string">
            <text:p>-36,17</text:p>
          </table:table-cell>
        </table:table-row>
        <table:table-row table:style-name="ro1" table:visibility="filter">
          <table:table-cell office:value-type="string" calcext:value-type="string">
            <text:p>-36,16</text:p>
          </table:table-cell>
        </table:table-row>
        <table:table-row table:style-name="ro1" table:visibility="filter">
          <table:table-cell office:value-type="string" calcext:value-type="string">
            <text:p>-36,17</text:p>
          </table:table-cell>
        </table:table-row>
        <table:table-row table:style-name="ro1" table:visibility="filter">
          <table:table-cell office:value-type="string" calcext:value-type="string">
            <text:p>-35,17</text:p>
          </table:table-cell>
        </table:table-row>
        <table:table-row table:style-name="ro1" table:visibility="filter">
          <table:table-cell office:value-type="string" calcext:value-type="string">
            <text:p>-34,17</text:p>
          </table:table-cell>
        </table:table-row>
        <table:table-row table:style-name="ro1" table:visibility="filter">
          <table:table-cell office:value-type="string" calcext:value-type="string">
            <text:p>-34,18</text:p>
          </table:table-cell>
        </table:table-row>
        <table:table-row table:style-name="ro1" table:visibility="filter">
          <table:table-cell office:value-type="string" calcext:value-type="string">
            <text:p>-35,18</text:p>
          </table:table-cell>
        </table:table-row>
        <table:table-row table:style-name="ro1" table:visibility="filter">
          <table:table-cell office:value-type="string" calcext:value-type="string">
            <text:p>-36,18</text:p>
          </table:table-cell>
        </table:table-row>
        <table:table-row table:style-name="ro1" table:visibility="filter">
          <table:table-cell office:value-type="string" calcext:value-type="string">
            <text:p>-36,17</text:p>
          </table:table-cell>
        </table:table-row>
        <table:table-row table:style-name="ro1" table:visibility="filter">
          <table:table-cell office:value-type="string" calcext:value-type="string">
            <text:p>-37,17</text:p>
          </table:table-cell>
        </table:table-row>
        <table:table-row table:style-name="ro1" table:visibility="filter">
          <table:table-cell office:value-type="string" calcext:value-type="string">
            <text:p>-37,18</text:p>
          </table:table-cell>
        </table:table-row>
        <table:table-row table:style-name="ro1" table:visibility="filter">
          <table:table-cell office:value-type="string" calcext:value-type="string">
            <text:p>-37,19</text:p>
          </table:table-cell>
        </table:table-row>
        <table:table-row table:style-name="ro1" table:visibility="filter">
          <table:table-cell office:value-type="string" calcext:value-type="string">
            <text:p>-37,18</text:p>
          </table:table-cell>
        </table:table-row>
        <table:table-row table:style-name="ro1" table:visibility="filter">
          <table:table-cell office:value-type="string" calcext:value-type="string">
            <text:p>-36,18</text:p>
          </table:table-cell>
        </table:table-row>
        <table:table-row table:style-name="ro1" table:visibility="filter">
          <table:table-cell office:value-type="string" calcext:value-type="string">
            <text:p>-36,17</text:p>
          </table:table-cell>
        </table:table-row>
        <table:table-row table:style-name="ro1" table:visibility="filter">
          <table:table-cell office:value-type="string" calcext:value-type="string">
            <text:p>-37,17</text:p>
          </table:table-cell>
        </table:table-row>
        <table:table-row table:style-name="ro1" table:visibility="filter">
          <table:table-cell office:value-type="string" calcext:value-type="string">
            <text:p>-37,16</text:p>
          </table:table-cell>
        </table:table-row>
        <table:table-row table:style-name="ro1" table:visibility="filter">
          <table:table-cell office:value-type="string" calcext:value-type="string">
            <text:p>-38,16</text:p>
          </table:table-cell>
        </table:table-row>
        <table:table-row table:style-name="ro1" table:visibility="filter">
          <table:table-cell office:value-type="string" calcext:value-type="string">
            <text:p>-38,15</text:p>
          </table:table-cell>
        </table:table-row>
        <table:table-row table:style-name="ro1">
          <table:table-cell office:value-type="string" calcext:value-type="string">
            <text:p>-38,14</text:p>
          </table:table-cell>
        </table:table-row>
        <table:table-row table:style-name="ro1">
          <table:table-cell office:value-type="string" calcext:value-type="string">
            <text:p>-38,13</text:p>
          </table:table-cell>
        </table:table-row>
        <table:table-row table:style-name="ro1">
          <table:table-cell office:value-type="string" calcext:value-type="string">
            <text:p>-37,13</text:p>
          </table:table-cell>
        </table:table-row>
        <table:table-row table:style-name="ro1" table:visibility="filter">
          <table:table-cell office:value-type="string" calcext:value-type="string">
            <text:p>-36,13</text:p>
          </table:table-cell>
        </table:table-row>
        <table:table-row table:style-name="ro1" table:visibility="filter">
          <table:table-cell office:value-type="string" calcext:value-type="string">
            <text:p>-37,13</text:p>
          </table:table-cell>
        </table:table-row>
        <table:table-row table:style-name="ro1" table:visibility="filter">
          <table:table-cell office:value-type="string" calcext:value-type="string">
            <text:p>-36,13</text:p>
          </table:table-cell>
        </table:table-row>
        <table:table-row table:style-name="ro1" table:visibility="filter">
          <table:table-cell office:value-type="string" calcext:value-type="string">
            <text:p>-37,13</text:p>
          </table:table-cell>
        </table:table-row>
        <table:table-row table:style-name="ro1" table:visibility="filter">
          <table:table-cell office:value-type="string" calcext:value-type="string">
            <text:p>-38,13</text:p>
          </table:table-cell>
        </table:table-row>
        <table:table-row table:style-name="ro1" table:visibility="filter">
          <table:table-cell office:value-type="string" calcext:value-type="string">
            <text:p>-37,13</text:p>
          </table:table-cell>
        </table:table-row>
        <table:table-row table:style-name="ro1" table:visibility="filter">
          <table:table-cell office:value-type="string" calcext:value-type="string">
            <text:p>-38,13</text:p>
          </table:table-cell>
        </table:table-row>
        <table:table-row table:style-name="ro1">
          <table:table-cell office:value-type="string" calcext:value-type="string">
            <text:p>-38,12</text:p>
          </table:table-cell>
        </table:table-row>
        <table:table-row table:style-name="ro1">
          <table:table-cell office:value-type="string" calcext:value-type="string">
            <text:p>-38,11</text:p>
          </table:table-cell>
        </table:table-row>
        <table:table-row table:style-name="ro1">
          <table:table-cell office:value-type="string" calcext:value-type="string">
            <text:p>-38,10</text:p>
          </table:table-cell>
        </table:table-row>
        <table:table-row table:style-name="ro1">
          <table:table-cell office:value-type="string" calcext:value-type="string">
            <text:p>-38,9</text:p>
          </table:table-cell>
        </table:table-row>
        <table:table-row table:style-name="ro1">
          <table:table-cell office:value-type="string" calcext:value-type="string">
            <text:p>-38,8</text:p>
          </table:table-cell>
        </table:table-row>
        <table:table-row table:style-name="ro1">
          <table:table-cell office:value-type="string" calcext:value-type="string">
            <text:p>-39,8</text:p>
          </table:table-cell>
        </table:table-row>
        <table:table-row table:style-name="ro1">
          <table:table-cell office:value-type="string" calcext:value-type="string">
            <text:p>-39,9</text:p>
          </table:table-cell>
        </table:table-row>
        <table:table-row table:style-name="ro1" table:visibility="filter">
          <table:table-cell office:value-type="string" calcext:value-type="string">
            <text:p>-39,8</text:p>
          </table:table-cell>
        </table:table-row>
        <table:table-row table:style-name="ro1">
          <table:table-cell office:value-type="string" calcext:value-type="string">
            <text:p>-40,8</text:p>
          </table:table-cell>
        </table:table-row>
        <table:table-row table:style-name="ro1">
          <table:table-cell office:value-type="string" calcext:value-type="string">
            <text:p>-40,9</text:p>
          </table:table-cell>
        </table:table-row>
        <table:table-row table:style-name="ro1" table:visibility="filter">
          <table:table-cell office:value-type="string" calcext:value-type="string">
            <text:p>-39,9</text:p>
          </table:table-cell>
        </table:table-row>
        <table:table-row table:style-name="ro1">
          <table:table-cell office:value-type="string" calcext:value-type="string">
            <text:p>-39,10</text:p>
          </table:table-cell>
        </table:table-row>
        <table:table-row table:style-name="ro1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38,11</text:p>
          </table:table-cell>
        </table:table-row>
        <table:table-row table:style-name="ro1" table:visibility="filter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38,11</text:p>
          </table:table-cell>
        </table:table-row>
        <table:table-row table:style-name="ro1" table:visibility="filter">
          <table:table-cell office:value-type="string" calcext:value-type="string">
            <text:p>-38,12</text:p>
          </table:table-cell>
        </table:table-row>
        <table:table-row table:style-name="ro1">
          <table:table-cell office:value-type="string" calcext:value-type="string">
            <text:p>-39,12</text:p>
          </table:table-cell>
        </table:table-row>
        <table:table-row table:style-name="ro1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>
          <table:table-cell office:value-type="string" calcext:value-type="string">
            <text:p>-39,13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>
          <table:table-cell office:value-type="string" calcext:value-type="string">
            <text:p>-41,12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39,10</text:p>
          </table:table-cell>
        </table:table-row>
        <table:table-row table:style-name="ro1">
          <table:table-cell office:value-type="string" calcext:value-type="string">
            <text:p>-40,10</text:p>
          </table:table-cell>
        </table:table-row>
        <table:table-row table:style-name="ro1">
          <table:table-cell office:value-type="string" calcext:value-type="string">
            <text:p>-41,10</text:p>
          </table:table-cell>
        </table:table-row>
        <table:table-row table:style-name="ro1" table:visibility="filter">
          <table:table-cell office:value-type="string" calcext:value-type="string">
            <text:p>-40,10</text:p>
          </table:table-cell>
        </table:table-row>
        <table:table-row table:style-name="ro1">
          <table:table-cell office:value-type="string" calcext:value-type="string">
            <text:p>-40,11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40,11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40,11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40,11</text:p>
          </table:table-cell>
        </table:table-row>
        <table:table-row table:style-name="ro1" table:visibility="filter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40,11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38,11</text:p>
          </table:table-cell>
        </table:table-row>
        <table:table-row table:style-name="ro1" table:visibility="filter">
          <table:table-cell office:value-type="string" calcext:value-type="string">
            <text:p>-38,10</text:p>
          </table:table-cell>
        </table:table-row>
        <table:table-row table:style-name="ro1" table:visibility="filter">
          <table:table-cell office:value-type="string" calcext:value-type="string">
            <text:p>-39,10</text:p>
          </table:table-cell>
        </table:table-row>
        <table:table-row table:style-name="ro1" table:visibility="filter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40,11</text:p>
          </table:table-cell>
        </table:table-row>
        <table:table-row table:style-name="ro1">
          <table:table-cell office:value-type="string" calcext:value-type="string">
            <text:p>-41,11</text:p>
          </table:table-cell>
        </table:table-row>
        <table:table-row table:style-name="ro1" table:visibility="filter">
          <table:table-cell office:value-type="string" calcext:value-type="string">
            <text:p>-41,12</text:p>
          </table:table-cell>
        </table:table-row>
        <table:table-row table:style-name="ro1">
          <table:table-cell office:value-type="string" calcext:value-type="string">
            <text:p>-42,12</text:p>
          </table:table-cell>
        </table:table-row>
        <table:table-row table:style-name="ro1">
          <table:table-cell office:value-type="string" calcext:value-type="string">
            <text:p>-42,13</text:p>
          </table:table-cell>
        </table:table-row>
        <table:table-row table:style-name="ro1">
          <table:table-cell office:value-type="string" calcext:value-type="string">
            <text:p>-41,13</text:p>
          </table:table-cell>
        </table:table-row>
        <table:table-row table:style-name="ro1" table:visibility="filter">
          <table:table-cell office:value-type="string" calcext:value-type="string">
            <text:p>-41,12</text:p>
          </table:table-cell>
        </table:table-row>
        <table:table-row table:style-name="ro1" table:visibility="filter">
          <table:table-cell office:value-type="string" calcext:value-type="string">
            <text:p>-41,11</text:p>
          </table:table-cell>
        </table:table-row>
        <table:table-row table:style-name="ro1" table:visibility="filter">
          <table:table-cell office:value-type="string" calcext:value-type="string">
            <text:p>-40,11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40,11</text:p>
          </table:table-cell>
        </table:table-row>
        <table:table-row table:style-name="ro1" table:visibility="filter">
          <table:table-cell office:value-type="string" calcext:value-type="string">
            <text:p>-41,11</text:p>
          </table:table-cell>
        </table:table-row>
        <table:table-row table:style-name="ro1">
          <table:table-cell office:value-type="string" calcext:value-type="string">
            <text:p>-42,11</text:p>
          </table:table-cell>
        </table:table-row>
        <table:table-row table:style-name="ro1" table:visibility="filter">
          <table:table-cell office:value-type="string" calcext:value-type="string">
            <text:p>-42,12</text:p>
          </table:table-cell>
        </table:table-row>
        <table:table-row table:style-name="ro1" table:visibility="filter">
          <table:table-cell office:value-type="string" calcext:value-type="string">
            <text:p>-41,12</text:p>
          </table:table-cell>
        </table:table-row>
        <table:table-row table:style-name="ro1" table:visibility="filter">
          <table:table-cell office:value-type="string" calcext:value-type="string">
            <text:p>-41,13</text:p>
          </table:table-cell>
        </table:table-row>
        <table:table-row table:style-name="ro1">
          <table:table-cell office:value-type="string" calcext:value-type="string">
            <text:p>-40,13</text:p>
          </table:table-cell>
        </table:table-row>
        <table:table-row table:style-name="ro1" table:visibility="filter">
          <table:table-cell office:value-type="string" calcext:value-type="string">
            <text:p>-39,13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39,13</text:p>
          </table:table-cell>
        </table:table-row>
        <table:table-row table:style-name="ro1" table:visibility="filter">
          <table:table-cell office:value-type="string" calcext:value-type="string">
            <text:p>-40,13</text:p>
          </table:table-cell>
        </table:table-row>
        <table:table-row table:style-name="ro1" table:visibility="filter">
          <table:table-cell office:value-type="string" calcext:value-type="string">
            <text:p>-41,13</text:p>
          </table:table-cell>
        </table:table-row>
        <table:table-row table:style-name="ro1" table:visibility="filter">
          <table:table-cell office:value-type="string" calcext:value-type="string">
            <text:p>-41,12</text:p>
          </table:table-cell>
        </table:table-row>
        <table:table-row table:style-name="ro1" table:visibility="filter">
          <table:table-cell office:value-type="string" calcext:value-type="string">
            <text:p>-41,13</text:p>
          </table:table-cell>
        </table:table-row>
        <table:table-row table:style-name="ro1" table:visibility="filter">
          <table:table-cell office:value-type="string" calcext:value-type="string">
            <text:p>-40,13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40,13</text:p>
          </table:table-cell>
        </table:table-row>
        <table:table-row table:style-name="ro1">
          <table:table-cell office:value-type="string" calcext:value-type="string">
            <text:p>-40,14</text:p>
          </table:table-cell>
        </table:table-row>
        <table:table-row table:style-name="ro1" table:visibility="filter">
          <table:table-cell office:value-type="string" calcext:value-type="string">
            <text:p>-40,13</text:p>
          </table:table-cell>
        </table:table-row>
        <table:table-row table:style-name="ro1" table:visibility="filter">
          <table:table-cell office:value-type="string" calcext:value-type="string">
            <text:p>-40,14</text:p>
          </table:table-cell>
        </table:table-row>
        <table:table-row table:style-name="ro1" table:visibility="filter">
          <table:table-cell office:value-type="string" calcext:value-type="string">
            <text:p>-40,15</text:p>
          </table:table-cell>
        </table:table-row>
        <table:table-row table:style-name="ro1">
          <table:table-cell office:value-type="string" calcext:value-type="string">
            <text:p>-41,15</text:p>
          </table:table-cell>
        </table:table-row>
        <table:table-row table:style-name="ro1">
          <table:table-cell office:value-type="string" calcext:value-type="string">
            <text:p>-41,14</text:p>
          </table:table-cell>
        </table:table-row>
        <table:table-row table:style-name="ro1" table:visibility="filter">
          <table:table-cell office:value-type="string" calcext:value-type="string">
            <text:p>-41,15</text:p>
          </table:table-cell>
        </table:table-row>
        <table:table-row table:style-name="ro1" table:visibility="filter">
          <table:table-cell office:value-type="string" calcext:value-type="string">
            <text:p>-41,14</text:p>
          </table:table-cell>
        </table:table-row>
        <table:table-row table:style-name="ro1" table:visibility="filter">
          <table:table-cell office:value-type="string" calcext:value-type="string">
            <text:p>-40,14</text:p>
          </table:table-cell>
        </table:table-row>
        <table:table-row table:style-name="ro1">
          <table:table-cell office:value-type="string" calcext:value-type="string">
            <text:p>-39,14</text:p>
          </table:table-cell>
        </table:table-row>
        <table:table-row table:style-name="ro1" table:visibility="filter">
          <table:table-cell office:value-type="string" calcext:value-type="string">
            <text:p>-38,14</text:p>
          </table:table-cell>
        </table:table-row>
        <table:table-row table:style-name="ro1" table:visibility="filter">
          <table:table-cell office:value-type="string" calcext:value-type="string">
            <text:p>-39,14</text:p>
          </table:table-cell>
        </table:table-row>
        <table:table-row table:style-name="ro1" table:visibility="filter">
          <table:table-cell office:value-type="string" calcext:value-type="string">
            <text:p>-39,13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38,12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41,12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40,13</text:p>
          </table:table-cell>
        </table:table-row>
        <table:table-row table:style-name="ro1" table:visibility="filter">
          <table:table-cell office:value-type="string" calcext:value-type="string">
            <text:p>-40,12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38,12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38,12</text:p>
          </table:table-cell>
        </table:table-row>
        <table:table-row table:style-name="ro1" table:visibility="filter">
          <table:table-cell office:value-type="string" calcext:value-type="string">
            <text:p>-39,12</text:p>
          </table:table-cell>
        </table:table-row>
        <table:table-row table:style-name="ro1" table:visibility="filter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40,11</text:p>
          </table:table-cell>
        </table:table-row>
        <table:table-row table:style-name="ro1" table:visibility="filter">
          <table:table-cell office:value-type="string" calcext:value-type="string">
            <text:p>-40,10</text:p>
          </table:table-cell>
        </table:table-row>
        <table:table-row table:style-name="ro1" table:visibility="filter">
          <table:table-cell office:value-type="string" calcext:value-type="string">
            <text:p>-40,9</text:p>
          </table:table-cell>
        </table:table-row>
        <table:table-row table:style-name="ro1">
          <table:table-cell office:value-type="string" calcext:value-type="string">
            <text:p>-41,9</text:p>
          </table:table-cell>
        </table:table-row>
        <table:table-row table:style-name="ro1" table:visibility="filter">
          <table:table-cell office:value-type="string" calcext:value-type="string">
            <text:p>-41,10</text:p>
          </table:table-cell>
        </table:table-row>
        <table:table-row table:style-name="ro1" table:visibility="filter">
          <table:table-cell office:value-type="string" calcext:value-type="string">
            <text:p>-40,10</text:p>
          </table:table-cell>
        </table:table-row>
        <table:table-row table:style-name="ro1" table:visibility="filter">
          <table:table-cell office:value-type="string" calcext:value-type="string">
            <text:p>-40,9</text:p>
          </table:table-cell>
        </table:table-row>
        <table:table-row table:style-name="ro1" table:visibility="filter">
          <table:table-cell office:value-type="string" calcext:value-type="string">
            <text:p>-41,9</text:p>
          </table:table-cell>
        </table:table-row>
        <table:table-row table:style-name="ro1" table:visibility="filter">
          <table:table-cell office:value-type="string" calcext:value-type="string">
            <text:p>-40,9</text:p>
          </table:table-cell>
        </table:table-row>
        <table:table-row table:style-name="ro1" table:visibility="filter">
          <table:table-cell office:value-type="string" calcext:value-type="string">
            <text:p>-39,9</text:p>
          </table:table-cell>
        </table:table-row>
        <table:table-row table:style-name="ro1" table:visibility="filter">
          <table:table-cell office:value-type="string" calcext:value-type="string">
            <text:p>-40,9</text:p>
          </table:table-cell>
        </table:table-row>
        <table:table-row table:style-name="ro1" table:visibility="filter">
          <table:table-cell office:value-type="string" calcext:value-type="string">
            <text:p>-40,10</text:p>
          </table:table-cell>
        </table:table-row>
        <table:table-row table:style-name="ro1" table:visibility="filter">
          <table:table-cell office:value-type="string" calcext:value-type="string">
            <text:p>-40,9</text:p>
          </table:table-cell>
        </table:table-row>
        <table:table-row table:style-name="ro1" table:visibility="filter">
          <table:table-cell office:value-type="string" calcext:value-type="string">
            <text:p>-39,9</text:p>
          </table:table-cell>
        </table:table-row>
        <table:table-row table:style-name="ro1" table:visibility="filter">
          <table:table-cell office:value-type="string" calcext:value-type="string">
            <text:p>-39,10</text:p>
          </table:table-cell>
        </table:table-row>
        <table:table-row table:style-name="ro1" table:visibility="filter">
          <table:table-cell office:value-type="string" calcext:value-type="string">
            <text:p>-39,11</text:p>
          </table:table-cell>
        </table:table-row>
        <table:table-row table:style-name="ro1" table:visibility="filter">
          <table:table-cell office:value-type="string" calcext:value-type="string">
            <text:p>-39,10</text:p>
          </table:table-cell>
        </table:table-row>
        <table:table-row table:style-name="ro1" table:visibility="filter">
          <table:table-cell office:value-type="string" calcext:value-type="string">
            <text:p>-40,10</text:p>
          </table:table-cell>
        </table:table-row>
        <table:table-row table:style-name="ro1" table:visibility="filter">
          <table:table-cell office:value-type="string" calcext:value-type="string">
            <text:p>-41,10</text:p>
          </table:table-cell>
        </table:table-row>
        <table:table-row table:style-name="ro1">
          <table:table-cell office:value-type="string" calcext:value-type="string">
            <text:p>-42,10</text:p>
          </table:table-cell>
        </table:table-row>
        <table:table-row table:style-name="ro1">
          <table:table-cell office:value-type="string" calcext:value-type="string">
            <text:p>-43,10</text:p>
          </table:table-cell>
        </table:table-row>
        <table:table-row table:style-name="ro1">
          <table:table-cell office:value-type="string" calcext:value-type="string">
            <text:p>-43,11</text:p>
          </table:table-cell>
        </table:table-row>
        <table:table-row table:style-name="ro1" table:visibility="filter">
          <table:table-cell office:value-type="string" calcext:value-type="string">
            <text:p>-43,10</text:p>
          </table:table-cell>
        </table:table-row>
        <table:table-row table:style-name="ro1" table:visibility="filter">
          <table:table-cell office:value-type="string" calcext:value-type="string">
            <text:p>-43,11</text:p>
          </table:table-cell>
        </table:table-row>
        <table:table-row table:style-name="ro1" table:visibility="filter">
          <table:table-cell office:value-type="string" calcext:value-type="string">
            <text:p>-43,10</text:p>
          </table:table-cell>
        </table:table-row>
        <table:table-row table:style-name="ro1">
          <table:table-cell office:value-type="string" calcext:value-type="string">
            <text:p>-43,9</text:p>
          </table:table-cell>
        </table:table-row>
        <table:table-row table:style-name="ro1">
          <table:table-cell office:value-type="string" calcext:value-type="string">
            <text:p>-44,9</text:p>
          </table:table-cell>
        </table:table-row>
        <table:table-row table:style-name="ro1">
          <table:table-cell office:value-type="string" calcext:value-type="string">
            <text:p>-45,9</text:p>
          </table:table-cell>
        </table:table-row>
        <table:table-row table:style-name="ro1">
          <table:table-cell office:value-type="string" calcext:value-type="string">
            <text:p>-46,9</text:p>
          </table:table-cell>
        </table:table-row>
        <table:table-row table:style-name="ro1">
          <table:table-cell office:value-type="string" calcext:value-type="string">
            <text:p>-47,9</text:p>
          </table:table-cell>
        </table:table-row>
        <table:table-row table:style-name="ro1" table:visibility="filter">
          <table:table-cell office:value-type="string" calcext:value-type="string">
            <text:p>-46,9</text:p>
          </table:table-cell>
        </table:table-row>
        <table:table-row table:style-name="ro1" table:visibility="filter">
          <table:table-cell office:value-type="string" calcext:value-type="string">
            <text:p>-47,9</text:p>
          </table:table-cell>
        </table:table-row>
        <table:table-row table:style-name="ro1" table:visibility="filter">
          <table:table-cell office:value-type="string" calcext:value-type="string">
            <text:p>-46,9</text:p>
          </table:table-cell>
        </table:table-row>
        <table:table-row table:style-name="ro1" table:visibility="filter">
          <table:table-cell office:value-type="string" calcext:value-type="string">
            <text:p>-47,9</text:p>
          </table:table-cell>
        </table:table-row>
        <table:table-row table:style-name="ro1">
          <table:table-cell office:value-type="string" calcext:value-type="string">
            <text:p>-47,10</text:p>
          </table:table-cell>
        </table:table-row>
        <table:table-row table:style-name="ro1">
          <table:table-cell office:value-type="string" calcext:value-type="string">
            <text:p>-48,10</text:p>
          </table:table-cell>
        </table:table-row>
        <table:table-row table:style-name="ro1">
          <table:table-cell office:value-type="string" calcext:value-type="string">
            <text:p>-48,11</text:p>
          </table:table-cell>
        </table:table-row>
        <table:table-row table:style-name="ro1">
          <table:table-cell office:value-type="string" calcext:value-type="string">
            <text:p>-49,11</text:p>
          </table:table-cell>
        </table:table-row>
        <table:table-row table:style-name="ro1">
          <table:table-cell office:value-type="string" calcext:value-type="string">
            <text:p>-49,12</text:p>
          </table:table-cell>
        </table:table-row>
        <table:table-row table:style-name="ro1" table:visibility="filter">
          <table:table-cell office:value-type="string" calcext:value-type="string">
            <text:p>-49,11</text:p>
          </table:table-cell>
        </table:table-row>
        <table:table-row table:style-name="ro1" table:visibility="filter">
          <table:table-cell office:value-type="string" calcext:value-type="string">
            <text:p>-48,11</text:p>
          </table:table-cell>
        </table:table-row>
        <table:table-row table:style-name="ro1" table:visibility="filter">
          <table:table-cell office:value-type="string" calcext:value-type="string">
            <text:p>-49,11</text:p>
          </table:table-cell>
        </table:table-row>
        <table:table-row table:style-name="ro1">
          <table:table-cell office:value-type="string" calcext:value-type="string">
            <text:p>-50,11</text:p>
          </table:table-cell>
        </table:table-row>
        <table:table-row table:style-name="ro1">
          <table:table-cell office:value-type="string" calcext:value-type="string">
            <text:p>-50,12</text:p>
          </table:table-cell>
        </table:table-row>
        <table:table-row table:style-name="ro1">
          <table:table-cell office:value-type="string" calcext:value-type="string">
            <text:p>-50,13</text:p>
          </table:table-cell>
        </table:table-row>
        <table:table-row table:style-name="ro1" table:visibility="filter">
          <table:table-cell office:value-type="string" calcext:value-type="string">
            <text:p>-50,12</text:p>
          </table:table-cell>
        </table:table-row>
        <table:table-row table:style-name="ro1" table:visibility="filter">
          <table:table-cell office:value-type="string" calcext:value-type="string">
            <text:p>-50,13</text:p>
          </table:table-cell>
        </table:table-row>
        <table:table-row table:style-name="ro1">
          <table:table-cell office:value-type="string" calcext:value-type="string">
            <text:p>-51,13</text:p>
          </table:table-cell>
        </table:table-row>
        <table:table-row table:style-name="ro1">
          <table:table-cell office:value-type="string" calcext:value-type="string">
            <text:p>-52,13</text:p>
          </table:table-cell>
        </table:table-row>
        <table:table-row table:style-name="ro1">
          <table:table-cell office:value-type="string" calcext:value-type="string">
            <text:p>-53,13</text:p>
          </table:table-cell>
        </table:table-row>
        <table:table-row table:style-name="ro1">
          <table:table-cell office:value-type="string" calcext:value-type="string">
            <text:p>-54,13</text:p>
          </table:table-cell>
        </table:table-row>
        <table:table-row table:style-name="ro1">
          <table:table-cell office:value-type="string" calcext:value-type="string">
            <text:p>-55,13</text:p>
          </table:table-cell>
        </table:table-row>
        <table:table-row table:style-name="ro1">
          <table:table-cell office:value-type="string" calcext:value-type="string">
            <text:p>-55,14</text:p>
          </table:table-cell>
        </table:table-row>
        <table:table-row table:style-name="ro1">
          <table:table-cell office:value-type="string" calcext:value-type="string">
            <text:p>-55,15</text:p>
          </table:table-cell>
        </table:table-row>
        <table:table-row table:style-name="ro1">
          <table:table-cell office:value-type="string" calcext:value-type="string">
            <text:p>-54,15</text:p>
          </table:table-cell>
        </table:table-row>
        <table:table-row table:style-name="ro1" table:visibility="filter">
          <table:table-cell office:value-type="string" calcext:value-type="string">
            <text:p>-55,15</text:p>
          </table:table-cell>
        </table:table-row>
        <table:table-row table:style-name="ro1">
          <table:table-cell office:value-type="string" calcext:value-type="string">
            <text:p>-55,16</text:p>
          </table:table-cell>
        </table:table-row>
        <table:table-row table:style-name="ro1">
          <table:table-cell office:value-type="string" calcext:value-type="string">
            <text:p>-55,17</text:p>
          </table:table-cell>
        </table:table-row>
        <table:table-row table:style-name="ro1">
          <table:table-cell office:value-type="string" calcext:value-type="string">
            <text:p>-54,17</text:p>
          </table:table-cell>
        </table:table-row>
        <table:table-row table:style-name="ro1">
          <table:table-cell office:value-type="string" calcext:value-type="string">
            <text:p>-54,16</text:p>
          </table:table-cell>
        </table:table-row>
        <table:table-row table:style-name="ro1" table:visibility="filter">
          <table:table-cell office:value-type="string" calcext:value-type="string">
            <text:p>-54,15</text:p>
          </table:table-cell>
        </table:table-row>
        <table:table-row table:style-name="ro1" table:visibility="filter">
          <table:table-cell office:value-type="string" calcext:value-type="string">
            <text:p>-55,15</text:p>
          </table:table-cell>
        </table:table-row>
        <table:table-row table:style-name="ro1" table:visibility="filter">
          <table:table-cell office:value-type="string" calcext:value-type="string">
            <text:p>-55,14</text:p>
          </table:table-cell>
        </table:table-row>
        <table:table-row table:style-name="ro1">
          <table:table-cell office:value-type="string" calcext:value-type="string">
            <text:p>-56,14</text:p>
          </table:table-cell>
        </table:table-row>
        <table:table-row table:style-name="ro1">
          <table:table-cell office:value-type="string" calcext:value-type="string">
            <text:p>-56,15</text:p>
          </table:table-cell>
        </table:table-row>
        <table:table-row table:style-name="ro1">
          <table:table-cell office:value-type="string" calcext:value-type="string">
            <text:p>-57,15</text:p>
          </table:table-cell>
        </table:table-row>
        <table:table-row table:style-name="ro1">
          <table:table-cell office:value-type="string" calcext:value-type="string">
            <text:p>-57,14</text:p>
          </table:table-cell>
        </table:table-row>
        <table:table-row table:style-name="ro1" table:visibility="filter">
          <table:table-cell office:value-type="string" calcext:value-type="string">
            <text:p>-56,14</text:p>
          </table:table-cell>
        </table:table-row>
        <table:table-row table:style-name="ro1">
          <table:table-cell office:value-type="string" calcext:value-type="string">
            <text:p>-56,13</text:p>
          </table:table-cell>
        </table:table-row>
        <table:table-row table:style-name="ro1">
          <table:table-cell office:value-type="string" calcext:value-type="string">
            <text:p>-57,13</text:p>
          </table:table-cell>
        </table:table-row>
        <table:table-row table:style-name="ro1" table:visibility="filter">
          <table:table-cell office:value-type="string" calcext:value-type="string">
            <text:p>-57,14</text:p>
          </table:table-cell>
        </table:table-row>
        <table:table-row table:style-name="ro1" table:visibility="filter">
          <table:table-cell office:value-type="string" calcext:value-type="string">
            <text:p>-56,14</text:p>
          </table:table-cell>
        </table:table-row>
        <table:table-row table:style-name="ro1" table:visibility="filter">
          <table:table-cell office:value-type="string" calcext:value-type="string">
            <text:p>-57,14</text:p>
          </table:table-cell>
        </table:table-row>
        <table:table-row table:style-name="ro1" table:visibility="filter">
          <table:table-cell office:value-type="string" calcext:value-type="string">
            <text:p>-56,14</text:p>
          </table:table-cell>
        </table:table-row>
        <table:table-row table:style-name="ro1" table:visibility="filter">
          <table:table-cell office:value-type="string" calcext:value-type="string">
            <text:p>-57,14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>
          <table:table-cell office:value-type="string" calcext:value-type="string">
            <text:p>-58,13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>
          <table:table-cell office:value-type="string" calcext:value-type="string">
            <text:p>-57,12</text:p>
          </table:table-cell>
        </table:table-row>
        <table:table-row table:style-name="ro1">
          <table:table-cell office:value-type="string" calcext:value-type="string">
            <text:p>-57,11</text:p>
          </table:table-cell>
        </table:table-row>
        <table:table-row table:style-name="ro1">
          <table:table-cell office:value-type="string" calcext:value-type="string">
            <text:p>-57,10</text:p>
          </table:table-cell>
        </table:table-row>
        <table:table-row table:style-name="ro1" table:visibility="filter">
          <table:table-cell office:value-type="string" calcext:value-type="string">
            <text:p>-57,11</text:p>
          </table:table-cell>
        </table:table-row>
        <table:table-row table:style-name="ro1">
          <table:table-cell office:value-type="string" calcext:value-type="string">
            <text:p>-58,11</text:p>
          </table:table-cell>
        </table:table-row>
        <table:table-row table:style-name="ro1">
          <table:table-cell office:value-type="string" calcext:value-type="string">
            <text:p>-58,10</text:p>
          </table:table-cell>
        </table:table-row>
        <table:table-row table:style-name="ro1">
          <table:table-cell office:value-type="string" calcext:value-type="string">
            <text:p>-58,9</text:p>
          </table:table-cell>
        </table:table-row>
        <table:table-row table:style-name="ro1">
          <table:table-cell office:value-type="string" calcext:value-type="string">
            <text:p>-57,9</text:p>
          </table:table-cell>
        </table:table-row>
        <table:table-row table:style-name="ro1">
          <table:table-cell office:value-type="string" calcext:value-type="string">
            <text:p>-57,8</text:p>
          </table:table-cell>
        </table:table-row>
        <table:table-row table:style-name="ro1" table:visibility="filter">
          <table:table-cell office:value-type="string" calcext:value-type="string">
            <text:p>-57,9</text:p>
          </table:table-cell>
        </table:table-row>
        <table:table-row table:style-name="ro1">
          <table:table-cell office:value-type="string" calcext:value-type="string">
            <text:p>-56,9</text:p>
          </table:table-cell>
        </table:table-row>
        <table:table-row table:style-name="ro1">
          <table:table-cell office:value-type="string" calcext:value-type="string">
            <text:p>-56,10</text:p>
          </table:table-cell>
        </table:table-row>
        <table:table-row table:style-name="ro1">
          <table:table-cell office:value-type="string" calcext:value-type="string">
            <text:p>-55,10</text:p>
          </table:table-cell>
        </table:table-row>
        <table:table-row table:style-name="ro1">
          <table:table-cell office:value-type="string" calcext:value-type="string">
            <text:p>-55,11</text:p>
          </table:table-cell>
        </table:table-row>
        <table:table-row table:style-name="ro1">
          <table:table-cell office:value-type="string" calcext:value-type="string">
            <text:p>-55,12</text:p>
          </table:table-cell>
        </table:table-row>
        <table:table-row table:style-name="ro1" table:visibility="filter">
          <table:table-cell office:value-type="string" calcext:value-type="string">
            <text:p>-55,13</text:p>
          </table:table-cell>
        </table:table-row>
        <table:table-row table:style-name="ro1" table:visibility="filter">
          <table:table-cell office:value-type="string" calcext:value-type="string">
            <text:p>-55,12</text:p>
          </table:table-cell>
        </table:table-row>
        <table:table-row table:style-name="ro1">
          <table:table-cell office:value-type="string" calcext:value-type="string">
            <text:p>-56,12</text:p>
          </table:table-cell>
        </table:table-row>
        <table:table-row table:style-name="ro1" table:visibility="filter">
          <table:table-cell office:value-type="string" calcext:value-type="string">
            <text:p>-57,12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 table:visibility="filter">
          <table:table-cell office:value-type="string" calcext:value-type="string">
            <text:p>-58,13</text:p>
          </table:table-cell>
        </table:table-row>
        <table:table-row table:style-name="ro1">
          <table:table-cell office:value-type="string" calcext:value-type="string">
            <text:p>-58,14</text:p>
          </table:table-cell>
        </table:table-row>
        <table:table-row table:style-name="ro1">
          <table:table-cell office:value-type="string" calcext:value-type="string">
            <text:p>-58,15</text:p>
          </table:table-cell>
        </table:table-row>
        <table:table-row table:style-name="ro1" table:visibility="filter">
          <table:table-cell office:value-type="string" calcext:value-type="string">
            <text:p>-57,15</text:p>
          </table:table-cell>
        </table:table-row>
        <table:table-row table:style-name="ro1" table:visibility="filter">
          <table:table-cell office:value-type="string" calcext:value-type="string">
            <text:p>-57,14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 table:visibility="filter">
          <table:table-cell office:value-type="string" calcext:value-type="string">
            <text:p>-58,13</text:p>
          </table:table-cell>
        </table:table-row>
        <table:table-row table:style-name="ro1">
          <table:table-cell office:value-type="string" calcext:value-type="string">
            <text:p>-58,12</text:p>
          </table:table-cell>
        </table:table-row>
        <table:table-row table:style-name="ro1" table:visibility="filter">
          <table:table-cell office:value-type="string" calcext:value-type="string">
            <text:p>-58,13</text:p>
          </table:table-cell>
        </table:table-row>
        <table:table-row table:style-name="ro1" table:visibility="filter">
          <table:table-cell office:value-type="string" calcext:value-type="string">
            <text:p>-58,12</text:p>
          </table:table-cell>
        </table:table-row>
        <table:table-row table:style-name="ro1" table:visibility="filter">
          <table:table-cell office:value-type="string" calcext:value-type="string">
            <text:p>-58,13</text:p>
          </table:table-cell>
        </table:table-row>
        <table:table-row table:style-name="ro1" table:visibility="filter">
          <table:table-cell office:value-type="string" calcext:value-type="string">
            <text:p>-58,12</text:p>
          </table:table-cell>
        </table:table-row>
        <table:table-row table:style-name="ro1" table:visibility="filter">
          <table:table-cell office:value-type="string" calcext:value-type="string">
            <text:p>-57,12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 table:visibility="filter">
          <table:table-cell office:value-type="string" calcext:value-type="string">
            <text:p>-57,12</text:p>
          </table:table-cell>
        </table:table-row>
        <table:table-row table:style-name="ro1" table:visibility="filter">
          <table:table-cell office:value-type="string" calcext:value-type="string">
            <text:p>-57,11</text:p>
          </table:table-cell>
        </table:table-row>
        <table:table-row table:style-name="ro1" table:visibility="filter">
          <table:table-cell office:value-type="string" calcext:value-type="string">
            <text:p>-57,12</text:p>
          </table:table-cell>
        </table:table-row>
        <table:table-row table:style-name="ro1" table:visibility="filter">
          <table:table-cell office:value-type="string" calcext:value-type="string">
            <text:p>-56,12</text:p>
          </table:table-cell>
        </table:table-row>
        <table:table-row table:style-name="ro1" table:visibility="filter">
          <table:table-cell office:value-type="string" calcext:value-type="string">
            <text:p>-57,12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 table:visibility="filter">
          <table:table-cell office:value-type="string" calcext:value-type="string">
            <text:p>-57,12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 table:visibility="filter">
          <table:table-cell office:value-type="string" calcext:value-type="string">
            <text:p>-58,13</text:p>
          </table:table-cell>
        </table:table-row>
        <table:table-row table:style-name="ro1">
          <table:table-cell office:value-type="string" calcext:value-type="string">
            <text:p>-59,13</text:p>
          </table:table-cell>
        </table:table-row>
        <table:table-row table:style-name="ro1" table:visibility="filter">
          <table:table-cell office:value-type="string" calcext:value-type="string">
            <text:p>-58,13</text:p>
          </table:table-cell>
        </table:table-row>
        <table:table-row table:style-name="ro1" table:visibility="filter">
          <table:table-cell office:value-type="string" calcext:value-type="string">
            <text:p>-58,12</text:p>
          </table:table-cell>
        </table:table-row>
        <table:table-row table:style-name="ro1">
          <table:table-cell office:value-type="string" calcext:value-type="string">
            <text:p>-59,12</text:p>
          </table:table-cell>
        </table:table-row>
        <table:table-row table:style-name="ro1" table:visibility="filter">
          <table:table-cell office:value-type="string" calcext:value-type="string">
            <text:p>-59,13</text:p>
          </table:table-cell>
        </table:table-row>
        <table:table-row table:style-name="ro1">
          <table:table-cell office:value-type="string" calcext:value-type="string">
            <text:p>-59,14</text:p>
          </table:table-cell>
        </table:table-row>
        <table:table-row table:style-name="ro1" table:visibility="filter">
          <table:table-cell office:value-type="string" calcext:value-type="string">
            <text:p>-58,14</text:p>
          </table:table-cell>
        </table:table-row>
        <table:table-row table:style-name="ro1" table:visibility="filter">
          <table:table-cell office:value-type="string" calcext:value-type="string">
            <text:p>-58,15</text:p>
          </table:table-cell>
        </table:table-row>
        <table:table-row table:style-name="ro1" table:visibility="filter">
          <table:table-cell office:value-type="string" calcext:value-type="string">
            <text:p>-58,14</text:p>
          </table:table-cell>
        </table:table-row>
        <table:table-row table:style-name="ro1" table:visibility="filter">
          <table:table-cell office:value-type="string" calcext:value-type="string">
            <text:p>-58,13</text:p>
          </table:table-cell>
        </table:table-row>
        <table:table-row table:style-name="ro1" table:visibility="filter">
          <table:table-cell office:value-type="string" calcext:value-type="string">
            <text:p>-59,13</text:p>
          </table:table-cell>
        </table:table-row>
        <table:table-row table:style-name="ro1">
          <table:table-cell office:value-type="string" calcext:value-type="string">
            <text:p>-60,13</text:p>
          </table:table-cell>
        </table:table-row>
        <table:table-row table:style-name="ro1" table:visibility="filter">
          <table:table-cell office:value-type="string" calcext:value-type="string">
            <text:p>-59,13</text:p>
          </table:table-cell>
        </table:table-row>
        <table:table-row table:style-name="ro1" table:visibility="filter">
          <table:table-cell office:value-type="string" calcext:value-type="string">
            <text:p>-59,14</text:p>
          </table:table-cell>
        </table:table-row>
        <table:table-row table:style-name="ro1">
          <table:table-cell office:value-type="string" calcext:value-type="string">
            <text:p>-60,14</text:p>
          </table:table-cell>
        </table:table-row>
        <table:table-row table:style-name="ro1">
          <table:table-cell office:value-type="string" calcext:value-type="string">
            <text:p>-61,14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61,14</text:p>
          </table:table-cell>
        </table:table-row>
        <table:table-row table:style-name="ro1">
          <table:table-cell office:value-type="string" calcext:value-type="string">
            <text:p>-61,15</text:p>
          </table:table-cell>
        </table:table-row>
        <table:table-row table:style-name="ro1">
          <table:table-cell office:value-type="string" calcext:value-type="string">
            <text:p>-60,15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60,15</text:p>
          </table:table-cell>
        </table:table-row>
        <table:table-row table:style-name="ro1" table:visibility="filter">
          <table:table-cell office:value-type="string" calcext:value-type="string">
            <text:p>-61,15</text:p>
          </table:table-cell>
        </table:table-row>
        <table:table-row table:style-name="ro1">
          <table:table-cell office:value-type="string" calcext:value-type="string">
            <text:p>-62,15</text:p>
          </table:table-cell>
        </table:table-row>
        <table:table-row table:style-name="ro1">
          <table:table-cell office:value-type="string" calcext:value-type="string">
            <text:p>-62,16</text:p>
          </table:table-cell>
        </table:table-row>
        <table:table-row table:style-name="ro1">
          <table:table-cell office:value-type="string" calcext:value-type="string">
            <text:p>-63,16</text:p>
          </table:table-cell>
        </table:table-row>
        <table:table-row table:style-name="ro1" table:visibility="filter">
          <table:table-cell office:value-type="string" calcext:value-type="string">
            <text:p>-62,16</text:p>
          </table:table-cell>
        </table:table-row>
        <table:table-row table:style-name="ro1" table:visibility="filter">
          <table:table-cell office:value-type="string" calcext:value-type="string">
            <text:p>-62,15</text:p>
          </table:table-cell>
        </table:table-row>
        <table:table-row table:style-name="ro1" table:visibility="filter">
          <table:table-cell office:value-type="string" calcext:value-type="string">
            <text:p>-61,15</text:p>
          </table:table-cell>
        </table:table-row>
        <table:table-row table:style-name="ro1" table:visibility="filter">
          <table:table-cell office:value-type="string" calcext:value-type="string">
            <text:p>-62,15</text:p>
          </table:table-cell>
        </table:table-row>
        <table:table-row table:style-name="ro1" table:visibility="filter">
          <table:table-cell office:value-type="string" calcext:value-type="string">
            <text:p>-61,15</text:p>
          </table:table-cell>
        </table:table-row>
        <table:table-row table:style-name="ro1" table:visibility="filter">
          <table:table-cell office:value-type="string" calcext:value-type="string">
            <text:p>-62,15</text:p>
          </table:table-cell>
        </table:table-row>
        <table:table-row table:style-name="ro1" table:visibility="filter">
          <table:table-cell office:value-type="string" calcext:value-type="string">
            <text:p>-61,15</text:p>
          </table:table-cell>
        </table:table-row>
        <table:table-row table:style-name="ro1" table:visibility="filter">
          <table:table-cell office:value-type="string" calcext:value-type="string">
            <text:p>-61,14</text:p>
          </table:table-cell>
        </table:table-row>
        <table:table-row table:style-name="ro1">
          <table:table-cell office:value-type="string" calcext:value-type="string">
            <text:p>-62,14</text:p>
          </table:table-cell>
        </table:table-row>
        <table:table-row table:style-name="ro1">
          <table:table-cell office:value-type="string" calcext:value-type="string">
            <text:p>-63,14</text:p>
          </table:table-cell>
        </table:table-row>
        <table:table-row table:style-name="ro1">
          <table:table-cell office:value-type="string" calcext:value-type="string">
            <text:p>-63,15</text:p>
          </table:table-cell>
        </table:table-row>
        <table:table-row table:style-name="ro1" table:visibility="filter">
          <table:table-cell office:value-type="string" calcext:value-type="string">
            <text:p>-63,16</text:p>
          </table:table-cell>
        </table:table-row>
        <table:table-row table:style-name="ro1" table:visibility="filter">
          <table:table-cell office:value-type="string" calcext:value-type="string">
            <text:p>-62,16</text:p>
          </table:table-cell>
        </table:table-row>
        <table:table-row table:style-name="ro1" table:visibility="filter">
          <table:table-cell office:value-type="string" calcext:value-type="string">
            <text:p>-63,16</text:p>
          </table:table-cell>
        </table:table-row>
        <table:table-row table:style-name="ro1">
          <table:table-cell office:value-type="string" calcext:value-type="string">
            <text:p>-63,17</text:p>
          </table:table-cell>
        </table:table-row>
        <table:table-row table:style-name="ro1">
          <table:table-cell office:value-type="string" calcext:value-type="string">
            <text:p>-63,18</text:p>
          </table:table-cell>
        </table:table-row>
        <table:table-row table:style-name="ro1">
          <table:table-cell office:value-type="string" calcext:value-type="string">
            <text:p>-63,19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>
          <table:table-cell office:value-type="string" calcext:value-type="string">
            <text:p>-62,18</text:p>
          </table:table-cell>
        </table:table-row>
        <table:table-row table:style-name="ro1">
          <table:table-cell office:value-type="string" calcext:value-type="string">
            <text:p>-61,18</text:p>
          </table:table-cell>
        </table:table-row>
        <table:table-row table:style-name="ro1">
          <table:table-cell office:value-type="string" calcext:value-type="string">
            <text:p>-61,17</text:p>
          </table:table-cell>
        </table:table-row>
        <table:table-row table:style-name="ro1">
          <table:table-cell office:value-type="string" calcext:value-type="string">
            <text:p>-60,17</text:p>
          </table:table-cell>
        </table:table-row>
        <table:table-row table:style-name="ro1">
          <table:table-cell office:value-type="string" calcext:value-type="string">
            <text:p>-60,18</text:p>
          </table:table-cell>
        </table:table-row>
        <table:table-row table:style-name="ro1" table:visibility="filter">
          <table:table-cell office:value-type="string" calcext:value-type="string">
            <text:p>-60,17</text:p>
          </table:table-cell>
        </table:table-row>
        <table:table-row table:style-name="ro1">
          <table:table-cell office:value-type="string" calcext:value-type="string">
            <text:p>-60,16</text:p>
          </table:table-cell>
        </table:table-row>
        <table:table-row table:style-name="ro1">
          <table:table-cell office:value-type="string" calcext:value-type="string">
            <text:p>-61,16</text:p>
          </table:table-cell>
        </table:table-row>
        <table:table-row table:style-name="ro1" table:visibility="filter">
          <table:table-cell office:value-type="string" calcext:value-type="string">
            <text:p>-61,15</text:p>
          </table:table-cell>
        </table:table-row>
        <table:table-row table:style-name="ro1" table:visibility="filter">
          <table:table-cell office:value-type="string" calcext:value-type="string">
            <text:p>-61,16</text:p>
          </table:table-cell>
        </table:table-row>
        <table:table-row table:style-name="ro1" table:visibility="filter">
          <table:table-cell office:value-type="string" calcext:value-type="string">
            <text:p>-60,16</text:p>
          </table:table-cell>
        </table:table-row>
        <table:table-row table:style-name="ro1">
          <table:table-cell office:value-type="string" calcext:value-type="string">
            <text:p>-59,16</text:p>
          </table:table-cell>
        </table:table-row>
        <table:table-row table:style-name="ro1">
          <table:table-cell office:value-type="string" calcext:value-type="string">
            <text:p>-59,17</text:p>
          </table:table-cell>
        </table:table-row>
        <table:table-row table:style-name="ro1" table:visibility="filter">
          <table:table-cell office:value-type="string" calcext:value-type="string">
            <text:p>-59,16</text:p>
          </table:table-cell>
        </table:table-row>
        <table:table-row table:style-name="ro1" table:visibility="filter">
          <table:table-cell office:value-type="string" calcext:value-type="string">
            <text:p>-59,17</text:p>
          </table:table-cell>
        </table:table-row>
        <table:table-row table:style-name="ro1">
          <table:table-cell office:value-type="string" calcext:value-type="string">
            <text:p>-59,18</text:p>
          </table:table-cell>
        </table:table-row>
        <table:table-row table:style-name="ro1" table:visibility="filter">
          <table:table-cell office:value-type="string" calcext:value-type="string">
            <text:p>-60,18</text:p>
          </table:table-cell>
        </table:table-row>
        <table:table-row table:style-name="ro1" table:visibility="filter">
          <table:table-cell office:value-type="string" calcext:value-type="string">
            <text:p>-59,18</text:p>
          </table:table-cell>
        </table:table-row>
        <table:table-row table:style-name="ro1" table:visibility="filter">
          <table:table-cell office:value-type="string" calcext:value-type="string">
            <text:p>-60,18</text:p>
          </table:table-cell>
        </table:table-row>
        <table:table-row table:style-name="ro1" table:visibility="filter">
          <table:table-cell office:value-type="string" calcext:value-type="string">
            <text:p>-61,18</text:p>
          </table:table-cell>
        </table:table-row>
        <table:table-row table:style-name="ro1" table:visibility="filter">
          <table:table-cell office:value-type="string" calcext:value-type="string">
            <text:p>-62,18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>
          <table:table-cell office:value-type="string" calcext:value-type="string">
            <text:p>-64,18</text:p>
          </table:table-cell>
        </table:table-row>
        <table:table-row table:style-name="ro1">
          <table:table-cell office:value-type="string" calcext:value-type="string">
            <text:p>-64,19</text:p>
          </table:table-cell>
        </table:table-row>
        <table:table-row table:style-name="ro1" table:visibility="filter">
          <table:table-cell office:value-type="string" calcext:value-type="string">
            <text:p>-63,19</text:p>
          </table:table-cell>
        </table:table-row>
        <table:table-row table:style-name="ro1">
          <table:table-cell office:value-type="string" calcext:value-type="string">
            <text:p>-63,20</text:p>
          </table:table-cell>
        </table:table-row>
        <table:table-row table:style-name="ro1" table:visibility="filter">
          <table:table-cell office:value-type="string" calcext:value-type="string">
            <text:p>-63,19</text:p>
          </table:table-cell>
        </table:table-row>
        <table:table-row table:style-name="ro1" table:visibility="filter">
          <table:table-cell office:value-type="string" calcext:value-type="string">
            <text:p>-63,20</text:p>
          </table:table-cell>
        </table:table-row>
        <table:table-row table:style-name="ro1">
          <table:table-cell office:value-type="string" calcext:value-type="string">
            <text:p>-64,20</text:p>
          </table:table-cell>
        </table:table-row>
        <table:table-row table:style-name="ro1">
          <table:table-cell office:value-type="string" calcext:value-type="string">
            <text:p>-64,21</text:p>
          </table:table-cell>
        </table:table-row>
        <table:table-row table:style-name="ro1">
          <table:table-cell office:value-type="string" calcext:value-type="string">
            <text:p>-65,21</text:p>
          </table:table-cell>
        </table:table-row>
        <table:table-row table:style-name="ro1">
          <table:table-cell office:value-type="string" calcext:value-type="string">
            <text:p>-65,22</text:p>
          </table:table-cell>
        </table:table-row>
        <table:table-row table:style-name="ro1">
          <table:table-cell office:value-type="string" calcext:value-type="string">
            <text:p>-65,23</text:p>
          </table:table-cell>
        </table:table-row>
        <table:table-row table:style-name="ro1">
          <table:table-cell office:value-type="string" calcext:value-type="string">
            <text:p>-64,23</text:p>
          </table:table-cell>
        </table:table-row>
        <table:table-row table:style-name="ro1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>
          <table:table-cell office:value-type="string" calcext:value-type="string">
            <text:p>-65,24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>
          <table:table-cell office:value-type="string" calcext:value-type="string">
            <text:p>-63,21</text:p>
          </table:table-cell>
        </table:table-row>
        <table:table-row table:style-name="ro1" table:visibility="filter">
          <table:table-cell office:value-type="string" calcext:value-type="string">
            <text:p>-63,20</text:p>
          </table:table-cell>
        </table:table-row>
        <table:table-row table:style-name="ro1" table:visibility="filter">
          <table:table-cell office:value-type="string" calcext:value-type="string">
            <text:p>-63,19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 table:visibility="filter">
          <table:table-cell office:value-type="string" calcext:value-type="string">
            <text:p>-62,18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 table:visibility="filter">
          <table:table-cell office:value-type="string" calcext:value-type="string">
            <text:p>-62,18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 table:visibility="filter">
          <table:table-cell office:value-type="string" calcext:value-type="string">
            <text:p>-64,18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 table:visibility="filter">
          <table:table-cell office:value-type="string" calcext:value-type="string">
            <text:p>-64,18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 table:visibility="filter">
          <table:table-cell office:value-type="string" calcext:value-type="string">
            <text:p>-63,17</text:p>
          </table:table-cell>
        </table:table-row>
        <table:table-row table:style-name="ro1" table:visibility="filter">
          <table:table-cell office:value-type="string" calcext:value-type="string">
            <text:p>-63,16</text:p>
          </table:table-cell>
        </table:table-row>
        <table:table-row table:style-name="ro1">
          <table:table-cell office:value-type="string" calcext:value-type="string">
            <text:p>-64,16</text:p>
          </table:table-cell>
        </table:table-row>
        <table:table-row table:style-name="ro1">
          <table:table-cell office:value-type="string" calcext:value-type="string">
            <text:p>-64,15</text:p>
          </table:table-cell>
        </table:table-row>
        <table:table-row table:style-name="ro1">
          <table:table-cell office:value-type="string" calcext:value-type="string">
            <text:p>-64,14</text:p>
          </table:table-cell>
        </table:table-row>
        <table:table-row table:style-name="ro1">
          <table:table-cell office:value-type="string" calcext:value-type="string">
            <text:p>-64,13</text:p>
          </table:table-cell>
        </table:table-row>
        <table:table-row table:style-name="ro1" table:visibility="filter">
          <table:table-cell office:value-type="string" calcext:value-type="string">
            <text:p>-64,14</text:p>
          </table:table-cell>
        </table:table-row>
        <table:table-row table:style-name="ro1" table:visibility="filter">
          <table:table-cell office:value-type="string" calcext:value-type="string">
            <text:p>-64,13</text:p>
          </table:table-cell>
        </table:table-row>
        <table:table-row table:style-name="ro1">
          <table:table-cell office:value-type="string" calcext:value-type="string">
            <text:p>-63,13</text:p>
          </table:table-cell>
        </table:table-row>
        <table:table-row table:style-name="ro1" table:visibility="filter">
          <table:table-cell office:value-type="string" calcext:value-type="string">
            <text:p>-63,14</text:p>
          </table:table-cell>
        </table:table-row>
        <table:table-row table:style-name="ro1" table:visibility="filter">
          <table:table-cell office:value-type="string" calcext:value-type="string">
            <text:p>-63,15</text:p>
          </table:table-cell>
        </table:table-row>
        <table:table-row table:style-name="ro1" table:visibility="filter">
          <table:table-cell office:value-type="string" calcext:value-type="string">
            <text:p>-62,15</text:p>
          </table:table-cell>
        </table:table-row>
        <table:table-row table:style-name="ro1" table:visibility="filter">
          <table:table-cell office:value-type="string" calcext:value-type="string">
            <text:p>-62,16</text:p>
          </table:table-cell>
        </table:table-row>
        <table:table-row table:style-name="ro1">
          <table:table-cell office:value-type="string" calcext:value-type="string">
            <text:p>-62,17</text:p>
          </table:table-cell>
        </table:table-row>
        <table:table-row table:style-name="ro1" table:visibility="filter">
          <table:table-cell office:value-type="string" calcext:value-type="string">
            <text:p>-62,18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 table:visibility="filter">
          <table:table-cell office:value-type="string" calcext:value-type="string">
            <text:p>-62,18</text:p>
          </table:table-cell>
        </table:table-row>
        <table:table-row table:style-name="ro1" table:visibility="filter">
          <table:table-cell office:value-type="string" calcext:value-type="string">
            <text:p>-63,18</text:p>
          </table:table-cell>
        </table:table-row>
        <table:table-row table:style-name="ro1" table:visibility="filter">
          <table:table-cell office:value-type="string" calcext:value-type="string">
            <text:p>-63,19</text:p>
          </table:table-cell>
        </table:table-row>
        <table:table-row table:style-name="ro1">
          <table:table-cell office:value-type="string" calcext:value-type="string">
            <text:p>-62,19</text:p>
          </table:table-cell>
        </table:table-row>
        <table:table-row table:style-name="ro1">
          <table:table-cell office:value-type="string" calcext:value-type="string">
            <text:p>-62,20</text:p>
          </table:table-cell>
        </table:table-row>
        <table:table-row table:style-name="ro1">
          <table:table-cell office:value-type="string" calcext:value-type="string">
            <text:p>-62,21</text:p>
          </table:table-cell>
        </table:table-row>
        <table:table-row table:style-name="ro1">
          <table:table-cell office:value-type="string" calcext:value-type="string">
            <text:p>-62,22</text:p>
          </table:table-cell>
        </table:table-row>
        <table:table-row table:style-name="ro1">
          <table:table-cell office:value-type="string" calcext:value-type="string">
            <text:p>-61,22</text:p>
          </table:table-cell>
        </table:table-row>
        <table:table-row table:style-name="ro1">
          <table:table-cell office:value-type="string" calcext:value-type="string">
            <text:p>-61,21</text:p>
          </table:table-cell>
        </table:table-row>
        <table:table-row table:style-name="ro1" table:visibility="filter">
          <table:table-cell office:value-type="string" calcext:value-type="string">
            <text:p>-62,21</text:p>
          </table:table-cell>
        </table:table-row>
        <table:table-row table:style-name="ro1" table:visibility="filter">
          <table:table-cell office:value-type="string" calcext:value-type="string">
            <text:p>-62,20</text:p>
          </table:table-cell>
        </table:table-row>
        <table:table-row table:style-name="ro1" table:visibility="filter">
          <table:table-cell office:value-type="string" calcext:value-type="string">
            <text:p>-62,19</text:p>
          </table:table-cell>
        </table:table-row>
        <table:table-row table:style-name="ro1" table:visibility="filter">
          <table:table-cell office:value-type="string" calcext:value-type="string">
            <text:p>-62,18</text:p>
          </table:table-cell>
        </table:table-row>
        <table:table-row table:style-name="ro1" table:visibility="filter">
          <table:table-cell office:value-type="string" calcext:value-type="string">
            <text:p>-62,17</text:p>
          </table:table-cell>
        </table:table-row>
        <table:table-row table:style-name="ro1" table:visibility="filter">
          <table:table-cell office:value-type="string" calcext:value-type="string">
            <text:p>-63,17</text:p>
          </table:table-cell>
        </table:table-row>
        <table:table-row table:style-name="ro1" table:visibility="filter">
          <table:table-cell office:value-type="string" calcext:value-type="string">
            <text:p>-62,17</text:p>
          </table:table-cell>
        </table:table-row>
        <table:table-row table:style-name="ro1" table:visibility="filter">
          <table:table-cell office:value-type="string" calcext:value-type="string">
            <text:p>-62,16</text:p>
          </table:table-cell>
        </table:table-row>
        <table:table-row table:style-name="ro1" table:visibility="filter">
          <table:table-cell office:value-type="string" calcext:value-type="string">
            <text:p>-62,15</text:p>
          </table:table-cell>
        </table:table-row>
        <table:table-row table:style-name="ro1" table:visibility="filter">
          <table:table-cell office:value-type="string" calcext:value-type="string">
            <text:p>-63,15</text:p>
          </table:table-cell>
        </table:table-row>
        <table:table-row table:style-name="ro1" table:visibility="filter">
          <table:table-cell office:value-type="string" calcext:value-type="string">
            <text:p>-63,14</text:p>
          </table:table-cell>
        </table:table-row>
        <table:table-row table:style-name="ro1" table:visibility="filter">
          <table:table-cell office:value-type="string" calcext:value-type="string">
            <text:p>-64,14</text:p>
          </table:table-cell>
        </table:table-row>
        <table:table-row table:style-name="ro1" table:visibility="filter">
          <table:table-cell office:value-type="string" calcext:value-type="string">
            <text:p>-64,13</text:p>
          </table:table-cell>
        </table:table-row>
        <table:table-row table:style-name="ro1" table:visibility="filter">
          <table:table-cell office:value-type="string" calcext:value-type="string">
            <text:p>-64,14</text:p>
          </table:table-cell>
        </table:table-row>
        <table:table-row table:style-name="ro1" table:visibility="filter">
          <table:table-cell office:value-type="string" calcext:value-type="string">
            <text:p>-64,15</text:p>
          </table:table-cell>
        </table:table-row>
        <table:table-row table:style-name="ro1" table:visibility="filter">
          <table:table-cell office:value-type="string" calcext:value-type="string">
            <text:p>-63,15</text:p>
          </table:table-cell>
        </table:table-row>
        <table:table-row table:style-name="ro1" table:visibility="filter">
          <table:table-cell office:value-type="string" calcext:value-type="string">
            <text:p>-62,15</text:p>
          </table:table-cell>
        </table:table-row>
        <table:table-row table:style-name="ro1" table:visibility="filter">
          <table:table-cell office:value-type="string" calcext:value-type="string">
            <text:p>-63,15</text:p>
          </table:table-cell>
        </table:table-row>
        <table:table-row table:style-name="ro1" table:visibility="filter">
          <table:table-cell office:value-type="string" calcext:value-type="string">
            <text:p>-62,15</text:p>
          </table:table-cell>
        </table:table-row>
        <table:table-row table:style-name="ro1" table:visibility="filter">
          <table:table-cell office:value-type="string" calcext:value-type="string">
            <text:p>-62,14</text:p>
          </table:table-cell>
        </table:table-row>
        <table:table-row table:style-name="ro1" table:visibility="filter">
          <table:table-cell office:value-type="string" calcext:value-type="string">
            <text:p>-63,14</text:p>
          </table:table-cell>
        </table:table-row>
        <table:table-row table:style-name="ro1" table:visibility="filter">
          <table:table-cell office:value-type="string" calcext:value-type="string">
            <text:p>-62,14</text:p>
          </table:table-cell>
        </table:table-row>
        <table:table-row table:style-name="ro1" table:visibility="filter">
          <table:table-cell office:value-type="string" calcext:value-type="string">
            <text:p>-61,14</text:p>
          </table:table-cell>
        </table:table-row>
        <table:table-row table:style-name="ro1">
          <table:table-cell office:value-type="string" calcext:value-type="string">
            <text:p>-61,13</text:p>
          </table:table-cell>
        </table:table-row>
        <table:table-row table:style-name="ro1" table:visibility="filter">
          <table:table-cell office:value-type="string" calcext:value-type="string">
            <text:p>-61,14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60,13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60,15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60,13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59,14</text:p>
          </table:table-cell>
        </table:table-row>
        <table:table-row table:style-name="ro1" table:visibility="filter">
          <table:table-cell office:value-type="string" calcext:value-type="string">
            <text:p>-59,13</text:p>
          </table:table-cell>
        </table:table-row>
        <table:table-row table:style-name="ro1" table:visibility="filter">
          <table:table-cell office:value-type="string" calcext:value-type="string">
            <text:p>-58,13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 table:visibility="filter">
          <table:table-cell office:value-type="string" calcext:value-type="string">
            <text:p>-56,13</text:p>
          </table:table-cell>
        </table:table-row>
        <table:table-row table:style-name="ro1" table:visibility="filter">
          <table:table-cell office:value-type="string" calcext:value-type="string">
            <text:p>-57,13</text:p>
          </table:table-cell>
        </table:table-row>
        <table:table-row table:style-name="ro1" table:visibility="filter">
          <table:table-cell office:value-type="string" calcext:value-type="string">
            <text:p>-57,12</text:p>
          </table:table-cell>
        </table:table-row>
        <table:table-row table:style-name="ro1" table:visibility="filter">
          <table:table-cell office:value-type="string" calcext:value-type="string">
            <text:p>-58,12</text:p>
          </table:table-cell>
        </table:table-row>
        <table:table-row table:style-name="ro1" table:visibility="filter">
          <table:table-cell office:value-type="string" calcext:value-type="string">
            <text:p>-59,12</text:p>
          </table:table-cell>
        </table:table-row>
        <table:table-row table:style-name="ro1">
          <table:table-cell office:value-type="string" calcext:value-type="string">
            <text:p>-60,12</text:p>
          </table:table-cell>
        </table:table-row>
        <table:table-row table:style-name="ro1">
          <table:table-cell office:value-type="string" calcext:value-type="string">
            <text:p>-61,12</text:p>
          </table:table-cell>
        </table:table-row>
        <table:table-row table:style-name="ro1">
          <table:table-cell office:value-type="string" calcext:value-type="string">
            <text:p>-61,11</text:p>
          </table:table-cell>
        </table:table-row>
        <table:table-row table:style-name="ro1">
          <table:table-cell office:value-type="string" calcext:value-type="string">
            <text:p>-62,11</text:p>
          </table:table-cell>
        </table:table-row>
        <table:table-row table:style-name="ro1">
          <table:table-cell office:value-type="string" calcext:value-type="string">
            <text:p>-62,12</text:p>
          </table:table-cell>
        </table:table-row>
        <table:table-row table:style-name="ro1" table:visibility="filter">
          <table:table-cell office:value-type="string" calcext:value-type="string">
            <text:p>-62,11</text:p>
          </table:table-cell>
        </table:table-row>
        <table:table-row table:style-name="ro1" table:visibility="filter">
          <table:table-cell office:value-type="string" calcext:value-type="string">
            <text:p>-61,11</text:p>
          </table:table-cell>
        </table:table-row>
        <table:table-row table:style-name="ro1">
          <table:table-cell office:value-type="string" calcext:value-type="string">
            <text:p>-60,11</text:p>
          </table:table-cell>
        </table:table-row>
        <table:table-row table:style-name="ro1" table:visibility="filter">
          <table:table-cell office:value-type="string" calcext:value-type="string">
            <text:p>-61,11</text:p>
          </table:table-cell>
        </table:table-row>
        <table:table-row table:style-name="ro1" table:visibility="filter">
          <table:table-cell office:value-type="string" calcext:value-type="string">
            <text:p>-61,12</text:p>
          </table:table-cell>
        </table:table-row>
        <table:table-row table:style-name="ro1" table:visibility="filter">
          <table:table-cell office:value-type="string" calcext:value-type="string">
            <text:p>-61,13</text:p>
          </table:table-cell>
        </table:table-row>
        <table:table-row table:style-name="ro1" table:visibility="filter">
          <table:table-cell office:value-type="string" calcext:value-type="string">
            <text:p>-60,13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60,13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60,13</text:p>
          </table:table-cell>
        </table:table-row>
        <table:table-row table:style-name="ro1" table:visibility="filter">
          <table:table-cell office:value-type="string" calcext:value-type="string">
            <text:p>-61,13</text:p>
          </table:table-cell>
        </table:table-row>
        <table:table-row table:style-name="ro1" table:visibility="filter">
          <table:table-cell office:value-type="string" calcext:value-type="string">
            <text:p>-61,12</text:p>
          </table:table-cell>
        </table:table-row>
        <table:table-row table:style-name="ro1" table:visibility="filter">
          <table:table-cell office:value-type="string" calcext:value-type="string">
            <text:p>-61,13</text:p>
          </table:table-cell>
        </table:table-row>
        <table:table-row table:style-name="ro1" table:visibility="filter">
          <table:table-cell office:value-type="string" calcext:value-type="string">
            <text:p>-61,12</text:p>
          </table:table-cell>
        </table:table-row>
        <table:table-row table:style-name="ro1" table:visibility="filter">
          <table:table-cell office:value-type="string" calcext:value-type="string">
            <text:p>-61,13</text:p>
          </table:table-cell>
        </table:table-row>
        <table:table-row table:style-name="ro1" table:visibility="filter">
          <table:table-cell office:value-type="string" calcext:value-type="string">
            <text:p>-61,14</text:p>
          </table:table-cell>
        </table:table-row>
        <table:table-row table:style-name="ro1" table:visibility="filter">
          <table:table-cell office:value-type="string" calcext:value-type="string">
            <text:p>-61,15</text:p>
          </table:table-cell>
        </table:table-row>
        <table:table-row table:style-name="ro1" table:visibility="filter">
          <table:table-cell office:value-type="string" calcext:value-type="string">
            <text:p>-61,14</text:p>
          </table:table-cell>
        </table:table-row>
        <table:table-row table:style-name="ro1" table:visibility="filter">
          <table:table-cell office:value-type="string" calcext:value-type="string">
            <text:p>-61,13</text:p>
          </table:table-cell>
        </table:table-row>
        <table:table-row table:style-name="ro1" table:visibility="filter">
          <table:table-cell office:value-type="string" calcext:value-type="string">
            <text:p>-61,12</text:p>
          </table:table-cell>
        </table:table-row>
        <table:table-row table:style-name="ro1" table:visibility="filter">
          <table:table-cell office:value-type="string" calcext:value-type="string">
            <text:p>-60,12</text:p>
          </table:table-cell>
        </table:table-row>
        <table:table-row table:style-name="ro1" table:visibility="filter">
          <table:table-cell office:value-type="string" calcext:value-type="string">
            <text:p>-59,12</text:p>
          </table:table-cell>
        </table:table-row>
        <table:table-row table:style-name="ro1" table:visibility="filter">
          <table:table-cell office:value-type="string" calcext:value-type="string">
            <text:p>-58,12</text:p>
          </table:table-cell>
        </table:table-row>
        <table:table-row table:style-name="ro1" table:visibility="filter">
          <table:table-cell office:value-type="string" calcext:value-type="string">
            <text:p>-58,11</text:p>
          </table:table-cell>
        </table:table-row>
        <table:table-row table:style-name="ro1" table:visibility="filter">
          <table:table-cell office:value-type="string" calcext:value-type="string">
            <text:p>-58,10</text:p>
          </table:table-cell>
        </table:table-row>
        <table:table-row table:style-name="ro1">
          <table:table-cell office:value-type="string" calcext:value-type="string">
            <text:p>-59,10</text:p>
          </table:table-cell>
        </table:table-row>
        <table:table-row table:style-name="ro1">
          <table:table-cell office:value-type="string" calcext:value-type="string">
            <text:p>-59,11</text:p>
          </table:table-cell>
        </table:table-row>
        <table:table-row table:style-name="ro1" table:visibility="filter">
          <table:table-cell office:value-type="string" calcext:value-type="string">
            <text:p>-58,11</text:p>
          </table:table-cell>
        </table:table-row>
        <table:table-row table:style-name="ro1" table:visibility="filter">
          <table:table-cell office:value-type="string" calcext:value-type="string">
            <text:p>-57,11</text:p>
          </table:table-cell>
        </table:table-row>
        <table:table-row table:style-name="ro1" table:visibility="filter">
          <table:table-cell office:value-type="string" calcext:value-type="string">
            <text:p>-58,11</text:p>
          </table:table-cell>
        </table:table-row>
        <table:table-row table:style-name="ro1" table:visibility="filter">
          <table:table-cell office:value-type="string" calcext:value-type="string">
            <text:p>-59,11</text:p>
          </table:table-cell>
        </table:table-row>
        <table:table-row table:style-name="ro1" table:visibility="filter">
          <table:table-cell office:value-type="string" calcext:value-type="string">
            <text:p>-60,11</text:p>
          </table:table-cell>
        </table:table-row>
        <table:table-row table:style-name="ro1" table:visibility="filter">
          <table:table-cell office:value-type="string" calcext:value-type="string">
            <text:p>-60,12</text:p>
          </table:table-cell>
        </table:table-row>
        <table:table-row table:style-name="ro1" table:visibility="filter">
          <table:table-cell office:value-type="string" calcext:value-type="string">
            <text:p>-59,12</text:p>
          </table:table-cell>
        </table:table-row>
        <table:table-row table:style-name="ro1" table:visibility="filter">
          <table:table-cell office:value-type="string" calcext:value-type="string">
            <text:p>-58,12</text:p>
          </table:table-cell>
        </table:table-row>
        <table:table-row table:style-name="ro1" table:visibility="filter">
          <table:table-cell office:value-type="string" calcext:value-type="string">
            <text:p>-59,12</text:p>
          </table:table-cell>
        </table:table-row>
        <table:table-row table:style-name="ro1" table:visibility="filter">
          <table:table-cell office:value-type="string" calcext:value-type="string">
            <text:p>-59,13</text:p>
          </table:table-cell>
        </table:table-row>
        <table:table-row table:style-name="ro1" table:visibility="filter">
          <table:table-cell office:value-type="string" calcext:value-type="string">
            <text:p>-60,13</text:p>
          </table:table-cell>
        </table:table-row>
        <table:table-row table:style-name="ro1" table:visibility="filter">
          <table:table-cell office:value-type="string" calcext:value-type="string">
            <text:p>-60,14</text:p>
          </table:table-cell>
        </table:table-row>
        <table:table-row table:style-name="ro1" table:visibility="filter">
          <table:table-cell office:value-type="string" calcext:value-type="string">
            <text:p>-59,14</text:p>
          </table:table-cell>
        </table:table-row>
        <table:table-row table:style-name="ro1">
          <table:table-cell office:value-type="string" calcext:value-type="string">
            <text:p>-59,15</text:p>
          </table:table-cell>
        </table:table-row>
        <table:table-row table:style-name="ro1" table:visibility="filter">
          <table:table-cell office:value-type="string" calcext:value-type="string">
            <text:p>-60,15</text:p>
          </table:table-cell>
        </table:table-row>
        <table:table-row table:style-name="ro1" table:visibility="filter">
          <table:table-cell office:value-type="string" calcext:value-type="string">
            <text:p>-60,16</text:p>
          </table:table-cell>
        </table:table-row>
        <table:table-row table:style-name="ro1" table:visibility="filter">
          <table:table-cell office:value-type="string" calcext:value-type="string">
            <text:p>-59,16</text:p>
          </table:table-cell>
        </table:table-row>
        <table:table-row table:style-name="ro1" table:visibility="filter">
          <table:table-cell office:value-type="string" calcext:value-type="string">
            <text:p>-59,17</text:p>
          </table:table-cell>
        </table:table-row>
        <table:table-row table:style-name="ro1">
          <table:table-cell office:value-type="string" calcext:value-type="string">
            <text:p>-58,17</text:p>
          </table:table-cell>
        </table:table-row>
        <table:table-row table:style-name="ro1">
          <table:table-cell office:value-type="string" calcext:value-type="string">
            <text:p>-57,17</text:p>
          </table:table-cell>
        </table:table-row>
        <table:table-row table:style-name="ro1">
          <table:table-cell office:value-type="string" calcext:value-type="string">
            <text:p>-57,16</text:p>
          </table:table-cell>
        </table:table-row>
        <table:table-row table:style-name="ro1" table:visibility="filter">
          <table:table-cell office:value-type="string" calcext:value-type="string">
            <text:p>-57,17</text:p>
          </table:table-cell>
        </table:table-row>
        <table:table-row table:style-name="ro1" table:visibility="filter">
          <table:table-cell office:value-type="string" calcext:value-type="string">
            <text:p>-58,17</text:p>
          </table:table-cell>
        </table:table-row>
        <table:table-row table:style-name="ro1">
          <table:table-cell office:value-type="string" calcext:value-type="string">
            <text:p>-58,18</text:p>
          </table:table-cell>
        </table:table-row>
        <table:table-row table:style-name="ro1" table:visibility="filter">
          <table:table-cell office:value-type="string" calcext:value-type="string">
            <text:p>-59,18</text:p>
          </table:table-cell>
        </table:table-row>
        <table:table-row table:style-name="ro1" table:visibility="filter">
          <table:table-cell office:value-type="string" calcext:value-type="string">
            <text:p>-58,18</text:p>
          </table:table-cell>
        </table:table-row>
        <table:table-row table:style-name="ro1">
          <table:table-cell office:value-type="string" calcext:value-type="string">
            <text:p>-58,19</text:p>
          </table:table-cell>
        </table:table-row>
        <table:table-row table:style-name="ro1">
          <table:table-cell office:value-type="string" calcext:value-type="string">
            <text:p>-59,19</text:p>
          </table:table-cell>
        </table:table-row>
        <table:table-row table:style-name="ro1">
          <table:table-cell office:value-type="string" calcext:value-type="string">
            <text:p>-59,20</text:p>
          </table:table-cell>
        </table:table-row>
        <table:table-row table:style-name="ro1">
          <table:table-cell office:value-type="string" calcext:value-type="string">
            <text:p>-59,21</text:p>
          </table:table-cell>
        </table:table-row>
        <table:table-row table:style-name="ro1">
          <table:table-cell office:value-type="string" calcext:value-type="string">
            <text:p>-60,21</text:p>
          </table:table-cell>
        </table:table-row>
        <table:table-row table:style-name="ro1" table:visibility="filter">
          <table:table-cell office:value-type="string" calcext:value-type="string">
            <text:p>-59,21</text:p>
          </table:table-cell>
        </table:table-row>
        <table:table-row table:style-name="ro1" table:visibility="filter">
          <table:table-cell office:value-type="string" calcext:value-type="string">
            <text:p>-60,21</text:p>
          </table:table-cell>
        </table:table-row>
        <table:table-row table:style-name="ro1">
          <table:table-cell office:value-type="string" calcext:value-type="string">
            <text:p>-60,20</text:p>
          </table:table-cell>
        </table:table-row>
        <table:table-row table:style-name="ro1">
          <table:table-cell office:value-type="string" calcext:value-type="string">
            <text:p>-60,19</text:p>
          </table:table-cell>
        </table:table-row>
        <table:table-row table:style-name="ro1" table:visibility="filter">
          <table:table-cell office:value-type="string" calcext:value-type="string">
            <text:p>-60,18</text:p>
          </table:table-cell>
        </table:table-row>
        <table:table-row table:style-name="ro1" table:visibility="filter">
          <table:table-cell office:value-type="string" calcext:value-type="string">
            <text:p>-60,19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 table:visibility="filter">
          <table:table-cell office:value-type="string" calcext:value-type="string">
            <text:p>-60,21</text:p>
          </table:table-cell>
        </table:table-row>
        <table:table-row table:style-name="ro1" table:visibility="filter">
          <table:table-cell office:value-type="string" calcext:value-type="string">
            <text:p>-61,21</text:p>
          </table:table-cell>
        </table:table-row>
        <table:table-row table:style-name="ro1" table:visibility="filter">
          <table:table-cell office:value-type="string" calcext:value-type="string">
            <text:p>-60,21</text:p>
          </table:table-cell>
        </table:table-row>
        <table:table-row table:style-name="ro1" table:visibility="filter">
          <table:table-cell office:value-type="string" calcext:value-type="string">
            <text:p>-59,21</text:p>
          </table:table-cell>
        </table:table-row>
        <table:table-row table:style-name="ro1">
          <table:table-cell office:value-type="string" calcext:value-type="string">
            <text:p>-58,21</text:p>
          </table:table-cell>
        </table:table-row>
        <table:table-row table:style-name="ro1" table:visibility="filter">
          <table:table-cell office:value-type="string" calcext:value-type="string">
            <text:p>-59,21</text:p>
          </table:table-cell>
        </table:table-row>
        <table:table-row table:style-name="ro1" table:visibility="filter">
          <table:table-cell office:value-type="string" calcext:value-type="string">
            <text:p>-60,21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 table:visibility="filter">
          <table:table-cell office:value-type="string" calcext:value-type="string">
            <text:p>-59,20</text:p>
          </table:table-cell>
        </table:table-row>
        <table:table-row table:style-name="ro1" table:visibility="filter">
          <table:table-cell office:value-type="string" calcext:value-type="string">
            <text:p>-59,21</text:p>
          </table:table-cell>
        </table:table-row>
        <table:table-row table:style-name="ro1" table:visibility="filter">
          <table:table-cell office:value-type="string" calcext:value-type="string">
            <text:p>-60,21</text:p>
          </table:table-cell>
        </table:table-row>
        <table:table-row table:style-name="ro1">
          <table:table-cell office:value-type="string" calcext:value-type="string">
            <text:p>-60,22</text:p>
          </table:table-cell>
        </table:table-row>
        <table:table-row table:style-name="ro1" table:visibility="filter">
          <table:table-cell office:value-type="string" calcext:value-type="string">
            <text:p>-61,22</text:p>
          </table:table-cell>
        </table:table-row>
        <table:table-row table:style-name="ro1" table:visibility="filter">
          <table:table-cell office:value-type="string" calcext:value-type="string">
            <text:p>-61,21</text:p>
          </table:table-cell>
        </table:table-row>
        <table:table-row table:style-name="ro1" table:visibility="filter">
          <table:table-cell office:value-type="string" calcext:value-type="string">
            <text:p>-62,21</text:p>
          </table:table-cell>
        </table:table-row>
        <table:table-row table:style-name="ro1" table:visibility="filter">
          <table:table-cell office:value-type="string" calcext:value-type="string">
            <text:p>-63,21</text:p>
          </table:table-cell>
        </table:table-row>
        <table:table-row table:style-name="ro1" table:visibility="filter">
          <table:table-cell office:value-type="string" calcext:value-type="string">
            <text:p>-62,21</text:p>
          </table:table-cell>
        </table:table-row>
        <table:table-row table:style-name="ro1" table:visibility="filter">
          <table:table-cell office:value-type="string" calcext:value-type="string">
            <text:p>-63,21</text:p>
          </table:table-cell>
        </table:table-row>
        <table:table-row table:style-name="ro1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5,24</text:p>
          </table:table-cell>
        </table:table-row>
        <table:table-row table:style-name="ro1">
          <table:table-cell office:value-type="string" calcext:value-type="string">
            <text:p>-65,25</text:p>
          </table:table-cell>
        </table:table-row>
        <table:table-row table:style-name="ro1">
          <table:table-cell office:value-type="string" calcext:value-type="string">
            <text:p>-64,25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4,25</text:p>
          </table:table-cell>
        </table:table-row>
        <table:table-row table:style-name="ro1">
          <table:table-cell office:value-type="string" calcext:value-type="string">
            <text:p>-63,25</text:p>
          </table:table-cell>
        </table:table-row>
        <table:table-row table:style-name="ro1" table:visibility="filter">
          <table:table-cell office:value-type="string" calcext:value-type="string">
            <text:p>-64,25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4,25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5,24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>
          <table:table-cell office:value-type="string" calcext:value-type="string">
            <text:p>-66,22</text:p>
          </table:table-cell>
        </table:table-row>
        <table:table-row table:style-name="ro1">
          <table:table-cell office:value-type="string" calcext:value-type="string">
            <text:p>-66,23</text:p>
          </table:table-cell>
        </table:table-row>
        <table:table-row table:style-name="ro1">
          <table:table-cell office:value-type="string" calcext:value-type="string">
            <text:p>-67,23</text:p>
          </table:table-cell>
        </table:table-row>
        <table:table-row table:style-name="ro1">
          <table:table-cell office:value-type="string" calcext:value-type="string">
            <text:p>-67,22</text:p>
          </table:table-cell>
        </table:table-row>
        <table:table-row table:style-name="ro1">
          <table:table-cell office:value-type="string" calcext:value-type="string">
            <text:p>-67,21</text:p>
          </table:table-cell>
        </table:table-row>
        <table:table-row table:style-name="ro1">
          <table:table-cell office:value-type="string" calcext:value-type="string">
            <text:p>-67,20</text:p>
          </table:table-cell>
        </table:table-row>
        <table:table-row table:style-name="ro1">
          <table:table-cell office:value-type="string" calcext:value-type="string">
            <text:p>-68,20</text:p>
          </table:table-cell>
        </table:table-row>
        <table:table-row table:style-name="ro1">
          <table:table-cell office:value-type="string" calcext:value-type="string">
            <text:p>-69,20</text:p>
          </table:table-cell>
        </table:table-row>
        <table:table-row table:style-name="ro1">
          <table:table-cell office:value-type="string" calcext:value-type="string">
            <text:p>-69,21</text:p>
          </table:table-cell>
        </table:table-row>
        <table:table-row table:style-name="ro1">
          <table:table-cell office:value-type="string" calcext:value-type="string">
            <text:p>-68,21</text:p>
          </table:table-cell>
        </table:table-row>
        <table:table-row table:style-name="ro1" table:visibility="filter">
          <table:table-cell office:value-type="string" calcext:value-type="string">
            <text:p>-68,20</text:p>
          </table:table-cell>
        </table:table-row>
        <table:table-row table:style-name="ro1" table:visibility="filter">
          <table:table-cell office:value-type="string" calcext:value-type="string">
            <text:p>-68,21</text:p>
          </table:table-cell>
        </table:table-row>
        <table:table-row table:style-name="ro1" table:visibility="filter">
          <table:table-cell office:value-type="string" calcext:value-type="string">
            <text:p>-67,21</text:p>
          </table:table-cell>
        </table:table-row>
        <table:table-row table:style-name="ro1">
          <table:table-cell office:value-type="string" calcext:value-type="string">
            <text:p>-66,21</text:p>
          </table:table-cell>
        </table:table-row>
        <table:table-row table:style-name="ro1">
          <table:table-cell office:value-type="string" calcext:value-type="string">
            <text:p>-66,20</text:p>
          </table:table-cell>
        </table:table-row>
        <table:table-row table:style-name="ro1">
          <table:table-cell office:value-type="string" calcext:value-type="string">
            <text:p>-65,20</text:p>
          </table:table-cell>
        </table:table-row>
        <table:table-row table:style-name="ro1" table:visibility="filter">
          <table:table-cell office:value-type="string" calcext:value-type="string">
            <text:p>-64,20</text:p>
          </table:table-cell>
        </table:table-row>
        <table:table-row table:style-name="ro1" table:visibility="filter">
          <table:table-cell office:value-type="string" calcext:value-type="string">
            <text:p>-63,20</text:p>
          </table:table-cell>
        </table:table-row>
        <table:table-row table:style-name="ro1" table:visibility="filter">
          <table:table-cell office:value-type="string" calcext:value-type="string">
            <text:p>-63,19</text:p>
          </table:table-cell>
        </table:table-row>
        <table:table-row table:style-name="ro1" table:visibility="filter">
          <table:table-cell office:value-type="string" calcext:value-type="string">
            <text:p>-64,19</text:p>
          </table:table-cell>
        </table:table-row>
        <table:table-row table:style-name="ro1">
          <table:table-cell office:value-type="string" calcext:value-type="string">
            <text:p>-65,19</text:p>
          </table:table-cell>
        </table:table-row>
        <table:table-row table:style-name="ro1" table:visibility="filter">
          <table:table-cell office:value-type="string" calcext:value-type="string">
            <text:p>-65,20</text:p>
          </table:table-cell>
        </table:table-row>
        <table:table-row table:style-name="ro1" table:visibility="filter">
          <table:table-cell office:value-type="string" calcext:value-type="string">
            <text:p>-65,19</text:p>
          </table:table-cell>
        </table:table-row>
        <table:table-row table:style-name="ro1">
          <table:table-cell office:value-type="string" calcext:value-type="string">
            <text:p>-65,18</text:p>
          </table:table-cell>
        </table:table-row>
        <table:table-row table:style-name="ro1" table:visibility="filter">
          <table:table-cell office:value-type="string" calcext:value-type="string">
            <text:p>-65,19</text:p>
          </table:table-cell>
        </table:table-row>
        <table:table-row table:style-name="ro1">
          <table:table-cell office:value-type="string" calcext:value-type="string">
            <text:p>-66,19</text:p>
          </table:table-cell>
        </table:table-row>
        <table:table-row table:style-name="ro1" table:visibility="filter">
          <table:table-cell office:value-type="string" calcext:value-type="string">
            <text:p>-65,19</text:p>
          </table:table-cell>
        </table:table-row>
        <table:table-row table:style-name="ro1" table:visibility="filter">
          <table:table-cell office:value-type="string" calcext:value-type="string">
            <text:p>-66,19</text:p>
          </table:table-cell>
        </table:table-row>
        <table:table-row table:style-name="ro1" table:visibility="filter">
          <table:table-cell office:value-type="string" calcext:value-type="string">
            <text:p>-65,19</text:p>
          </table:table-cell>
        </table:table-row>
        <table:table-row table:style-name="ro1" table:visibility="filter">
          <table:table-cell office:value-type="string" calcext:value-type="string">
            <text:p>-64,19</text:p>
          </table:table-cell>
        </table:table-row>
        <table:table-row table:style-name="ro1" table:visibility="filter">
          <table:table-cell office:value-type="string" calcext:value-type="string">
            <text:p>-63,19</text:p>
          </table:table-cell>
        </table:table-row>
        <table:table-row table:style-name="ro1" table:visibility="filter">
          <table:table-cell office:value-type="string" calcext:value-type="string">
            <text:p>-63,20</text:p>
          </table:table-cell>
        </table:table-row>
        <table:table-row table:style-name="ro1" table:visibility="filter">
          <table:table-cell office:value-type="string" calcext:value-type="string">
            <text:p>-63,21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2,22</text:p>
          </table:table-cell>
        </table:table-row>
        <table:table-row table:style-name="ro1">
          <table:table-cell office:value-type="string" calcext:value-type="string">
            <text:p>-62,23</text:p>
          </table:table-cell>
        </table:table-row>
        <table:table-row table:style-name="ro1">
          <table:table-cell office:value-type="string" calcext:value-type="string">
            <text:p>-61,23</text:p>
          </table:table-cell>
        </table:table-row>
        <table:table-row table:style-name="ro1">
          <table:table-cell office:value-type="string" calcext:value-type="string">
            <text:p>-60,23</text:p>
          </table:table-cell>
        </table:table-row>
        <table:table-row table:style-name="ro1">
          <table:table-cell office:value-type="string" calcext:value-type="string">
            <text:p>-59,23</text:p>
          </table:table-cell>
        </table:table-row>
        <table:table-row table:style-name="ro1" table:visibility="filter">
          <table:table-cell office:value-type="string" calcext:value-type="string">
            <text:p>-60,23</text:p>
          </table:table-cell>
        </table:table-row>
        <table:table-row table:style-name="ro1" table:visibility="filter">
          <table:table-cell office:value-type="string" calcext:value-type="string">
            <text:p>-61,23</text:p>
          </table:table-cell>
        </table:table-row>
        <table:table-row table:style-name="ro1" table:visibility="filter">
          <table:table-cell office:value-type="string" calcext:value-type="string">
            <text:p>-61,22</text:p>
          </table:table-cell>
        </table:table-row>
        <table:table-row table:style-name="ro1" table:visibility="filter">
          <table:table-cell office:value-type="string" calcext:value-type="string">
            <text:p>-62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>
          <table:table-cell office:value-type="string" calcext:value-type="string">
            <text:p>-63,23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3,21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3,23</text:p>
          </table:table-cell>
        </table:table-row>
        <table:table-row table:style-name="ro1" table:visibility="filter">
          <table:table-cell office:value-type="string" calcext:value-type="string">
            <text:p>-62,23</text:p>
          </table:table-cell>
        </table:table-row>
        <table:table-row table:style-name="ro1">
          <table:table-cell office:value-type="string" calcext:value-type="string">
            <text:p>-62,24</text:p>
          </table:table-cell>
        </table:table-row>
        <table:table-row table:style-name="ro1" table:visibility="filter">
          <table:table-cell office:value-type="string" calcext:value-type="string">
            <text:p>-62,23</text:p>
          </table:table-cell>
        </table:table-row>
        <table:table-row table:style-name="ro1" table:visibility="filter">
          <table:table-cell office:value-type="string" calcext:value-type="string">
            <text:p>-61,23</text:p>
          </table:table-cell>
        </table:table-row>
        <table:table-row table:style-name="ro1" table:visibility="filter">
          <table:table-cell office:value-type="string" calcext:value-type="string">
            <text:p>-60,23</text:p>
          </table:table-cell>
        </table:table-row>
        <table:table-row table:style-name="ro1" table:visibility="filter">
          <table:table-cell office:value-type="string" calcext:value-type="string">
            <text:p>-59,23</text:p>
          </table:table-cell>
        </table:table-row>
        <table:table-row table:style-name="ro1" table:visibility="filter">
          <table:table-cell office:value-type="string" calcext:value-type="string">
            <text:p>-60,23</text:p>
          </table:table-cell>
        </table:table-row>
        <table:table-row table:style-name="ro1">
          <table:table-cell office:value-type="string" calcext:value-type="string">
            <text:p>-60,24</text:p>
          </table:table-cell>
        </table:table-row>
        <table:table-row table:style-name="ro1">
          <table:table-cell office:value-type="string" calcext:value-type="string">
            <text:p>-60,25</text:p>
          </table:table-cell>
        </table:table-row>
        <table:table-row table:style-name="ro1">
          <table:table-cell office:value-type="string" calcext:value-type="string">
            <text:p>-60,26</text:p>
          </table:table-cell>
        </table:table-row>
        <table:table-row table:style-name="ro1">
          <table:table-cell office:value-type="string" calcext:value-type="string">
            <text:p>-61,26</text:p>
          </table:table-cell>
        </table:table-row>
        <table:table-row table:style-name="ro1">
          <table:table-cell office:value-type="string" calcext:value-type="string">
            <text:p>-62,26</text:p>
          </table:table-cell>
        </table:table-row>
        <table:table-row table:style-name="ro1">
          <table:table-cell office:value-type="string" calcext:value-type="string">
            <text:p>-63,26</text:p>
          </table:table-cell>
        </table:table-row>
        <table:table-row table:style-name="ro1" table:visibility="filter">
          <table:table-cell office:value-type="string" calcext:value-type="string">
            <text:p>-63,25</text:p>
          </table:table-cell>
        </table:table-row>
        <table:table-row table:style-name="ro1">
          <table:table-cell office:value-type="string" calcext:value-type="string">
            <text:p>-63,24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5,24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6,23</text:p>
          </table:table-cell>
        </table:table-row>
        <table:table-row table:style-name="ro1" table:visibility="filter">
          <table:table-cell office:value-type="string" calcext:value-type="string">
            <text:p>-66,22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 table:visibility="filter">
          <table:table-cell office:value-type="string" calcext:value-type="string">
            <text:p>-65,21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5,21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5,21</text:p>
          </table:table-cell>
        </table:table-row>
        <table:table-row table:style-name="ro1" table:visibility="filter">
          <table:table-cell office:value-type="string" calcext:value-type="string">
            <text:p>-66,21</text:p>
          </table:table-cell>
        </table:table-row>
        <table:table-row table:style-name="ro1" table:visibility="filter">
          <table:table-cell office:value-type="string" calcext:value-type="string">
            <text:p>-65,21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 table:visibility="filter">
          <table:table-cell office:value-type="string" calcext:value-type="string">
            <text:p>-65,23</text:p>
          </table:table-cell>
        </table:table-row>
        <table:table-row table:style-name="ro1" table:visibility="filter">
          <table:table-cell office:value-type="string" calcext:value-type="string">
            <text:p>-65,24</text:p>
          </table:table-cell>
        </table:table-row>
        <table:table-row table:style-name="ro1">
          <table:table-cell office:value-type="string" calcext:value-type="string">
            <text:p>-66,24</text:p>
          </table:table-cell>
        </table:table-row>
        <table:table-row table:style-name="ro1" table:visibility="filter">
          <table:table-cell office:value-type="string" calcext:value-type="string">
            <text:p>-65,24</text:p>
          </table:table-cell>
        </table:table-row>
        <table:table-row table:style-name="ro1" table:visibility="filter">
          <table:table-cell office:value-type="string" calcext:value-type="string">
            <text:p>-65,25</text:p>
          </table:table-cell>
        </table:table-row>
        <table:table-row table:style-name="ro1">
          <table:table-cell office:value-type="string" calcext:value-type="string">
            <text:p>-66,25</text:p>
          </table:table-cell>
        </table:table-row>
        <table:table-row table:style-name="ro1" table:visibility="filter">
          <table:table-cell office:value-type="string" calcext:value-type="string">
            <text:p>-66,24</text:p>
          </table:table-cell>
        </table:table-row>
        <table:table-row table:style-name="ro1" table:visibility="filter">
          <table:table-cell office:value-type="string" calcext:value-type="string">
            <text:p>-66,23</text:p>
          </table:table-cell>
        </table:table-row>
        <table:table-row table:style-name="ro1" table:visibility="filter">
          <table:table-cell office:value-type="string" calcext:value-type="string">
            <text:p>-66,24</text:p>
          </table:table-cell>
        </table:table-row>
        <table:table-row table:style-name="ro1">
          <table:table-cell office:value-type="string" calcext:value-type="string">
            <text:p>-67,24</text:p>
          </table:table-cell>
        </table:table-row>
        <table:table-row table:style-name="ro1">
          <table:table-cell office:value-type="string" calcext:value-type="string">
            <text:p>-67,25</text:p>
          </table:table-cell>
        </table:table-row>
        <table:table-row table:style-name="ro1">
          <table:table-cell office:value-type="string" calcext:value-type="string">
            <text:p>-68,25</text:p>
          </table:table-cell>
        </table:table-row>
        <table:table-row table:style-name="ro1">
          <table:table-cell office:value-type="string" calcext:value-type="string">
            <text:p>-69,25</text:p>
          </table:table-cell>
        </table:table-row>
        <table:table-row table:style-name="ro1">
          <table:table-cell office:value-type="string" calcext:value-type="string">
            <text:p>-69,24</text:p>
          </table:table-cell>
        </table:table-row>
        <table:table-row table:style-name="ro1">
          <table:table-cell office:value-type="string" calcext:value-type="string">
            <text:p>-68,24</text:p>
          </table:table-cell>
        </table:table-row>
        <table:table-row table:style-name="ro1" table:visibility="filter">
          <table:table-cell office:value-type="string" calcext:value-type="string">
            <text:p>-68,25</text:p>
          </table:table-cell>
        </table:table-row>
        <table:table-row table:style-name="ro1">
          <table:table-cell office:value-type="string" calcext:value-type="string">
            <text:p>-68,26</text:p>
          </table:table-cell>
        </table:table-row>
        <table:table-row table:style-name="ro1">
          <table:table-cell office:value-type="string" calcext:value-type="string">
            <text:p>-67,26</text:p>
          </table:table-cell>
        </table:table-row>
        <table:table-row table:style-name="ro1" table:visibility="filter">
          <table:table-cell office:value-type="string" calcext:value-type="string">
            <text:p>-68,26</text:p>
          </table:table-cell>
        </table:table-row>
        <table:table-row table:style-name="ro1" table:visibility="filter">
          <table:table-cell office:value-type="string" calcext:value-type="string">
            <text:p>-68,25</text:p>
          </table:table-cell>
        </table:table-row>
        <table:table-row table:style-name="ro1" table:visibility="filter">
          <table:table-cell office:value-type="string" calcext:value-type="string">
            <text:p>-68,24</text:p>
          </table:table-cell>
        </table:table-row>
        <table:table-row table:style-name="ro1" table:visibility="filter">
          <table:table-cell office:value-type="string" calcext:value-type="string">
            <text:p>-67,24</text:p>
          </table:table-cell>
        </table:table-row>
        <table:table-row table:style-name="ro1" table:visibility="filter">
          <table:table-cell office:value-type="string" calcext:value-type="string">
            <text:p>-66,24</text:p>
          </table:table-cell>
        </table:table-row>
        <table:table-row table:style-name="ro1" table:visibility="filter">
          <table:table-cell office:value-type="string" calcext:value-type="string">
            <text:p>-67,24</text:p>
          </table:table-cell>
        </table:table-row>
        <table:table-row table:style-name="ro1" table:visibility="filter">
          <table:table-cell office:value-type="string" calcext:value-type="string">
            <text:p>-66,24</text:p>
          </table:table-cell>
        </table:table-row>
        <table:table-row table:style-name="ro1" table:visibility="filter">
          <table:table-cell office:value-type="string" calcext:value-type="string">
            <text:p>-65,24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4,25</text:p>
          </table:table-cell>
        </table:table-row>
        <table:table-row table:style-name="ro1" table:visibility="filter">
          <table:table-cell office:value-type="string" calcext:value-type="string">
            <text:p>-63,25</text:p>
          </table:table-cell>
        </table:table-row>
        <table:table-row table:style-name="ro1" table:visibility="filter">
          <table:table-cell office:value-type="string" calcext:value-type="string">
            <text:p>-63,24</text:p>
          </table:table-cell>
        </table:table-row>
        <table:table-row table:style-name="ro1" table:visibility="filter">
          <table:table-cell office:value-type="string" calcext:value-type="string">
            <text:p>-63,23</text:p>
          </table:table-cell>
        </table:table-row>
        <table:table-row table:style-name="ro1" table:visibility="filter">
          <table:table-cell office:value-type="string" calcext:value-type="string">
            <text:p>-62,23</text:p>
          </table:table-cell>
        </table:table-row>
        <table:table-row table:style-name="ro1" table:visibility="filter">
          <table:table-cell office:value-type="string" calcext:value-type="string">
            <text:p>-62,24</text:p>
          </table:table-cell>
        </table:table-row>
        <table:table-row table:style-name="ro1" table:visibility="filter">
          <table:table-cell office:value-type="string" calcext:value-type="string">
            <text:p>-63,24</text:p>
          </table:table-cell>
        </table:table-row>
        <table:table-row table:style-name="ro1" table:visibility="filter">
          <table:table-cell office:value-type="string" calcext:value-type="string">
            <text:p>-63,25</text:p>
          </table:table-cell>
        </table:table-row>
        <table:table-row table:style-name="ro1" table:visibility="filter">
          <table:table-cell office:value-type="string" calcext:value-type="string">
            <text:p>-64,25</text:p>
          </table:table-cell>
        </table:table-row>
        <table:table-row table:style-name="ro1" table:visibility="filter">
          <table:table-cell office:value-type="string" calcext:value-type="string">
            <text:p>-63,25</text:p>
          </table:table-cell>
        </table:table-row>
        <table:table-row table:style-name="ro1">
          <table:table-cell office:value-type="string" calcext:value-type="string">
            <text:p>-62,25</text:p>
          </table:table-cell>
        </table:table-row>
        <table:table-row table:style-name="ro1" table:visibility="filter">
          <table:table-cell office:value-type="string" calcext:value-type="string">
            <text:p>-62,26</text:p>
          </table:table-cell>
        </table:table-row>
        <table:table-row table:style-name="ro1" table:visibility="filter">
          <table:table-cell office:value-type="string" calcext:value-type="string">
            <text:p>-63,26</text:p>
          </table:table-cell>
        </table:table-row>
        <table:table-row table:style-name="ro1">
          <table:table-cell office:value-type="string" calcext:value-type="string">
            <text:p>-63,27</text:p>
          </table:table-cell>
        </table:table-row>
        <table:table-row table:style-name="ro1">
          <table:table-cell office:value-type="string" calcext:value-type="string">
            <text:p>-63,28</text:p>
          </table:table-cell>
        </table:table-row>
        <table:table-row table:style-name="ro1">
          <table:table-cell office:value-type="string" calcext:value-type="string">
            <text:p>-62,28</text:p>
          </table:table-cell>
        </table:table-row>
        <table:table-row table:style-name="ro1" table:visibility="filter">
          <table:table-cell office:value-type="string" calcext:value-type="string">
            <text:p>-63,28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6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>
          <table:table-cell office:value-type="string" calcext:value-type="string">
            <text:p>-61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6</text:p>
          </table:table-cell>
        </table:table-row>
        <table:table-row table:style-name="ro1" table:visibility="filter">
          <table:table-cell office:value-type="string" calcext:value-type="string">
            <text:p>-61,26</text:p>
          </table:table-cell>
        </table:table-row>
        <table:table-row table:style-name="ro1">
          <table:table-cell office:value-type="string" calcext:value-type="string">
            <text:p>-61,25</text:p>
          </table:table-cell>
        </table:table-row>
        <table:table-row table:style-name="ro1">
          <table:table-cell office:value-type="string" calcext:value-type="string">
            <text:p>-61,24</text:p>
          </table:table-cell>
        </table:table-row>
        <table:table-row table:style-name="ro1" table:visibility="filter">
          <table:table-cell office:value-type="string" calcext:value-type="string">
            <text:p>-60,24</text:p>
          </table:table-cell>
        </table:table-row>
        <table:table-row table:style-name="ro1" table:visibility="filter">
          <table:table-cell office:value-type="string" calcext:value-type="string">
            <text:p>-61,24</text:p>
          </table:table-cell>
        </table:table-row>
        <table:table-row table:style-name="ro1" table:visibility="filter">
          <table:table-cell office:value-type="string" calcext:value-type="string">
            <text:p>-60,24</text:p>
          </table:table-cell>
        </table:table-row>
        <table:table-row table:style-name="ro1" table:visibility="filter">
          <table:table-cell office:value-type="string" calcext:value-type="string">
            <text:p>-61,24</text:p>
          </table:table-cell>
        </table:table-row>
        <table:table-row table:style-name="ro1" table:visibility="filter">
          <table:table-cell office:value-type="string" calcext:value-type="string">
            <text:p>-60,24</text:p>
          </table:table-cell>
        </table:table-row>
        <table:table-row table:style-name="ro1">
          <table:table-cell office:value-type="string" calcext:value-type="string">
            <text:p>-59,24</text:p>
          </table:table-cell>
        </table:table-row>
        <table:table-row table:style-name="ro1">
          <table:table-cell office:value-type="string" calcext:value-type="string">
            <text:p>-58,24</text:p>
          </table:table-cell>
        </table:table-row>
        <table:table-row table:style-name="ro1" table:visibility="filter">
          <table:table-cell office:value-type="string" calcext:value-type="string">
            <text:p>-59,24</text:p>
          </table:table-cell>
        </table:table-row>
        <table:table-row table:style-name="ro1" table:visibility="filter">
          <table:table-cell office:value-type="string" calcext:value-type="string">
            <text:p>-58,24</text:p>
          </table:table-cell>
        </table:table-row>
        <table:table-row table:style-name="ro1" table:visibility="filter">
          <table:table-cell office:value-type="string" calcext:value-type="string">
            <text:p>-59,24</text:p>
          </table:table-cell>
        </table:table-row>
        <table:table-row table:style-name="ro1" table:visibility="filter">
          <table:table-cell office:value-type="string" calcext:value-type="string">
            <text:p>-60,24</text:p>
          </table:table-cell>
        </table:table-row>
        <table:table-row table:style-name="ro1" table:visibility="filter">
          <table:table-cell office:value-type="string" calcext:value-type="string">
            <text:p>-60,25</text:p>
          </table:table-cell>
        </table:table-row>
        <table:table-row table:style-name="ro1" table:visibility="filter">
          <table:table-cell office:value-type="string" calcext:value-type="string">
            <text:p>-60,26</text:p>
          </table:table-cell>
        </table:table-row>
        <table:table-row table:style-name="ro1" table:visibility="filter">
          <table:table-cell office:value-type="string" calcext:value-type="string">
            <text:p>-60,25</text:p>
          </table:table-cell>
        </table:table-row>
        <table:table-row table:style-name="ro1" table:visibility="filter">
          <table:table-cell office:value-type="string" calcext:value-type="string">
            <text:p>-61,25</text:p>
          </table:table-cell>
        </table:table-row>
        <table:table-row table:style-name="ro1" table:visibility="filter">
          <table:table-cell office:value-type="string" calcext:value-type="string">
            <text:p>-62,25</text:p>
          </table:table-cell>
        </table:table-row>
        <table:table-row table:style-name="ro1" table:visibility="filter">
          <table:table-cell office:value-type="string" calcext:value-type="string">
            <text:p>-62,26</text:p>
          </table:table-cell>
        </table:table-row>
        <table:table-row table:style-name="ro1" table:visibility="filter">
          <table:table-cell office:value-type="string" calcext:value-type="string">
            <text:p>-62,25</text:p>
          </table:table-cell>
        </table:table-row>
        <table:table-row table:style-name="ro1" table:visibility="filter">
          <table:table-cell office:value-type="string" calcext:value-type="string">
            <text:p>-63,25</text:p>
          </table:table-cell>
        </table:table-row>
        <table:table-row table:style-name="ro1" table:visibility="filter">
          <table:table-cell office:value-type="string" calcext:value-type="string">
            <text:p>-63,24</text:p>
          </table:table-cell>
        </table:table-row>
        <table:table-row table:style-name="ro1" table:visibility="filter">
          <table:table-cell office:value-type="string" calcext:value-type="string">
            <text:p>-62,24</text:p>
          </table:table-cell>
        </table:table-row>
        <table:table-row table:style-name="ro1" table:visibility="filter">
          <table:table-cell office:value-type="string" calcext:value-type="string">
            <text:p>-62,23</text:p>
          </table:table-cell>
        </table:table-row>
        <table:table-row table:style-name="ro1" table:visibility="filter">
          <table:table-cell office:value-type="string" calcext:value-type="string">
            <text:p>-62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2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2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3,23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3,23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4,25</text:p>
          </table:table-cell>
        </table:table-row>
        <table:table-row table:style-name="ro1">
          <table:table-cell office:value-type="string" calcext:value-type="string">
            <text:p>-64,26</text:p>
          </table:table-cell>
        </table:table-row>
        <table:table-row table:style-name="ro1" table:visibility="filter">
          <table:table-cell office:value-type="string" calcext:value-type="string">
            <text:p>-64,25</text:p>
          </table:table-cell>
        </table:table-row>
        <table:table-row table:style-name="ro1" table:visibility="filter">
          <table:table-cell office:value-type="string" calcext:value-type="string">
            <text:p>-64,26</text:p>
          </table:table-cell>
        </table:table-row>
        <table:table-row table:style-name="ro1" table:visibility="filter">
          <table:table-cell office:value-type="string" calcext:value-type="string">
            <text:p>-63,26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>
          <table:table-cell office:value-type="string" calcext:value-type="string">
            <text:p>-64,27</text:p>
          </table:table-cell>
        </table:table-row>
        <table:table-row table:style-name="ro1">
          <table:table-cell office:value-type="string" calcext:value-type="string">
            <text:p>-64,28</text:p>
          </table:table-cell>
        </table:table-row>
        <table:table-row table:style-name="ro1" table:visibility="filter">
          <table:table-cell office:value-type="string" calcext:value-type="string">
            <text:p>-63,28</text:p>
          </table:table-cell>
        </table:table-row>
        <table:table-row table:style-name="ro1" table:visibility="filter">
          <table:table-cell office:value-type="string" calcext:value-type="string">
            <text:p>-64,28</text:p>
          </table:table-cell>
        </table:table-row>
        <table:table-row table:style-name="ro1">
          <table:table-cell office:value-type="string" calcext:value-type="string">
            <text:p>-64,29</text:p>
          </table:table-cell>
        </table:table-row>
        <table:table-row table:style-name="ro1" table:visibility="filter">
          <table:table-cell office:value-type="string" calcext:value-type="string">
            <text:p>-64,28</text:p>
          </table:table-cell>
        </table:table-row>
        <table:table-row table:style-name="ro1" table:visibility="filter">
          <table:table-cell office:value-type="string" calcext:value-type="string">
            <text:p>-63,28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8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1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8</text:p>
          </table:table-cell>
        </table:table-row>
        <table:table-row table:style-name="ro1">
          <table:table-cell office:value-type="string" calcext:value-type="string">
            <text:p>-62,29</text:p>
          </table:table-cell>
        </table:table-row>
        <table:table-row table:style-name="ro1" table:visibility="filter">
          <table:table-cell office:value-type="string" calcext:value-type="string">
            <text:p>-62,28</text:p>
          </table:table-cell>
        </table:table-row>
        <table:table-row table:style-name="ro1" table:visibility="filter">
          <table:table-cell office:value-type="string" calcext:value-type="string">
            <text:p>-62,29</text:p>
          </table:table-cell>
        </table:table-row>
        <table:table-row table:style-name="ro1">
          <table:table-cell office:value-type="string" calcext:value-type="string">
            <text:p>-62,30</text:p>
          </table:table-cell>
        </table:table-row>
        <table:table-row table:style-name="ro1">
          <table:table-cell office:value-type="string" calcext:value-type="string">
            <text:p>-62,31</text:p>
          </table:table-cell>
        </table:table-row>
        <table:table-row table:style-name="ro1">
          <table:table-cell office:value-type="string" calcext:value-type="string">
            <text:p>-62,32</text:p>
          </table:table-cell>
        </table:table-row>
        <table:table-row table:style-name="ro1">
          <table:table-cell office:value-type="string" calcext:value-type="string">
            <text:p>-62,33</text:p>
          </table:table-cell>
        </table:table-row>
        <table:table-row table:style-name="ro1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2,33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>
          <table:table-cell office:value-type="string" calcext:value-type="string">
            <text:p>-63,32</text:p>
          </table:table-cell>
        </table:table-row>
        <table:table-row table:style-name="ro1">
          <table:table-cell office:value-type="string" calcext:value-type="string">
            <text:p>-64,32</text:p>
          </table:table-cell>
        </table:table-row>
        <table:table-row table:style-name="ro1" table:visibility="filter">
          <table:table-cell office:value-type="string" calcext:value-type="string">
            <text:p>-63,32</text:p>
          </table:table-cell>
        </table:table-row>
        <table:table-row table:style-name="ro1" table:visibility="filter">
          <table:table-cell office:value-type="string" calcext:value-type="string">
            <text:p>-62,32</text:p>
          </table:table-cell>
        </table:table-row>
        <table:table-row table:style-name="ro1" table:visibility="filter">
          <table:table-cell office:value-type="string" calcext:value-type="string">
            <text:p>-62,31</text:p>
          </table:table-cell>
        </table:table-row>
        <table:table-row table:style-name="ro1" table:visibility="filter">
          <table:table-cell office:value-type="string" calcext:value-type="string">
            <text:p>-62,30</text:p>
          </table:table-cell>
        </table:table-row>
        <table:table-row table:style-name="ro1" table:visibility="filter">
          <table:table-cell office:value-type="string" calcext:value-type="string">
            <text:p>-62,29</text:p>
          </table:table-cell>
        </table:table-row>
        <table:table-row table:style-name="ro1">
          <table:table-cell office:value-type="string" calcext:value-type="string">
            <text:p>-63,29</text:p>
          </table:table-cell>
        </table:table-row>
        <table:table-row table:style-name="ro1" table:visibility="filter">
          <table:table-cell office:value-type="string" calcext:value-type="string">
            <text:p>-63,28</text:p>
          </table:table-cell>
        </table:table-row>
        <table:table-row table:style-name="ro1" table:visibility="filter">
          <table:table-cell office:value-type="string" calcext:value-type="string">
            <text:p>-63,29</text:p>
          </table:table-cell>
        </table:table-row>
        <table:table-row table:style-name="ro1">
          <table:table-cell office:value-type="string" calcext:value-type="string">
            <text:p>-63,30</text:p>
          </table:table-cell>
        </table:table-row>
        <table:table-row table:style-name="ro1">
          <table:table-cell office:value-type="string" calcext:value-type="string">
            <text:p>-64,30</text:p>
          </table:table-cell>
        </table:table-row>
        <table:table-row table:style-name="ro1" table:visibility="filter">
          <table:table-cell office:value-type="string" calcext:value-type="string">
            <text:p>-63,30</text:p>
          </table:table-cell>
        </table:table-row>
        <table:table-row table:style-name="ro1" table:visibility="filter">
          <table:table-cell office:value-type="string" calcext:value-type="string">
            <text:p>-63,29</text:p>
          </table:table-cell>
        </table:table-row>
        <table:table-row table:style-name="ro1" table:visibility="filter">
          <table:table-cell office:value-type="string" calcext:value-type="string">
            <text:p>-62,29</text:p>
          </table:table-cell>
        </table:table-row>
        <table:table-row table:style-name="ro1">
          <table:table-cell office:value-type="string" calcext:value-type="string">
            <text:p>-61,29</text:p>
          </table:table-cell>
        </table:table-row>
        <table:table-row table:style-name="ro1">
          <table:table-cell office:value-type="string" calcext:value-type="string">
            <text:p>-60,29</text:p>
          </table:table-cell>
        </table:table-row>
        <table:table-row table:style-name="ro1">
          <table:table-cell office:value-type="string" calcext:value-type="string">
            <text:p>-59,29</text:p>
          </table:table-cell>
        </table:table-row>
        <table:table-row table:style-name="ro1">
          <table:table-cell office:value-type="string" calcext:value-type="string">
            <text:p>-59,30</text:p>
          </table:table-cell>
        </table:table-row>
        <table:table-row table:style-name="ro1">
          <table:table-cell office:value-type="string" calcext:value-type="string">
            <text:p>-60,30</text:p>
          </table:table-cell>
        </table:table-row>
        <table:table-row table:style-name="ro1">
          <table:table-cell office:value-type="string" calcext:value-type="string">
            <text:p>-61,30</text:p>
          </table:table-cell>
        </table:table-row>
        <table:table-row table:style-name="ro1" table:visibility="filter">
          <table:table-cell office:value-type="string" calcext:value-type="string">
            <text:p>-60,30</text:p>
          </table:table-cell>
        </table:table-row>
        <table:table-row table:style-name="ro1" table:visibility="filter">
          <table:table-cell office:value-type="string" calcext:value-type="string">
            <text:p>-61,30</text:p>
          </table:table-cell>
        </table:table-row>
        <table:table-row table:style-name="ro1">
          <table:table-cell office:value-type="string" calcext:value-type="string">
            <text:p>-61,31</text:p>
          </table:table-cell>
        </table:table-row>
        <table:table-row table:style-name="ro1" table:visibility="filter">
          <table:table-cell office:value-type="string" calcext:value-type="string">
            <text:p>-61,30</text:p>
          </table:table-cell>
        </table:table-row>
        <table:table-row table:style-name="ro1" table:visibility="filter">
          <table:table-cell office:value-type="string" calcext:value-type="string">
            <text:p>-60,30</text:p>
          </table:table-cell>
        </table:table-row>
        <table:table-row table:style-name="ro1" table:visibility="filter">
          <table:table-cell office:value-type="string" calcext:value-type="string">
            <text:p>-60,29</text:p>
          </table:table-cell>
        </table:table-row>
        <table:table-row table:style-name="ro1">
          <table:table-cell office:value-type="string" calcext:value-type="string">
            <text:p>-60,28</text:p>
          </table:table-cell>
        </table:table-row>
        <table:table-row table:style-name="ro1">
          <table:table-cell office:value-type="string" calcext:value-type="string">
            <text:p>-59,28</text:p>
          </table:table-cell>
        </table:table-row>
        <table:table-row table:style-name="ro1">
          <table:table-cell office:value-type="string" calcext:value-type="string">
            <text:p>-58,28</text:p>
          </table:table-cell>
        </table:table-row>
        <table:table-row table:style-name="ro1">
          <table:table-cell office:value-type="string" calcext:value-type="string">
            <text:p>-58,29</text:p>
          </table:table-cell>
        </table:table-row>
        <table:table-row table:style-name="ro1">
          <table:table-cell office:value-type="string" calcext:value-type="string">
            <text:p>-58,30</text:p>
          </table:table-cell>
        </table:table-row>
        <table:table-row table:style-name="ro1">
          <table:table-cell office:value-type="string" calcext:value-type="string">
            <text:p>-57,30</text:p>
          </table:table-cell>
        </table:table-row>
        <table:table-row table:style-name="ro1" table:visibility="filter">
          <table:table-cell office:value-type="string" calcext:value-type="string">
            <text:p>-58,30</text:p>
          </table:table-cell>
        </table:table-row>
        <table:table-row table:style-name="ro1" table:visibility="filter">
          <table:table-cell office:value-type="string" calcext:value-type="string">
            <text:p>-59,30</text:p>
          </table:table-cell>
        </table:table-row>
        <table:table-row table:style-name="ro1" table:visibility="filter">
          <table:table-cell office:value-type="string" calcext:value-type="string">
            <text:p>-58,30</text:p>
          </table:table-cell>
        </table:table-row>
        <table:table-row table:style-name="ro1" table:visibility="filter">
          <table:table-cell office:value-type="string" calcext:value-type="string">
            <text:p>-59,30</text:p>
          </table:table-cell>
        </table:table-row>
        <table:table-row table:style-name="ro1" table:visibility="filter">
          <table:table-cell office:value-type="string" calcext:value-type="string">
            <text:p>-58,30</text:p>
          </table:table-cell>
        </table:table-row>
        <table:table-row table:style-name="ro1" table:visibility="filter">
          <table:table-cell office:value-type="string" calcext:value-type="string">
            <text:p>-59,30</text:p>
          </table:table-cell>
        </table:table-row>
        <table:table-row table:style-name="ro1">
          <table:table-cell office:value-type="string" calcext:value-type="string">
            <text:p>-59,31</text:p>
          </table:table-cell>
        </table:table-row>
        <table:table-row table:style-name="ro1">
          <table:table-cell office:value-type="string" calcext:value-type="string">
            <text:p>-59,32</text:p>
          </table:table-cell>
        </table:table-row>
        <table:table-row table:style-name="ro1">
          <table:table-cell office:value-type="string" calcext:value-type="string">
            <text:p>-59,33</text:p>
          </table:table-cell>
        </table:table-row>
        <table:table-row table:style-name="ro1">
          <table:table-cell office:value-type="string" calcext:value-type="string">
            <text:p>-60,33</text:p>
          </table:table-cell>
        </table:table-row>
        <table:table-row table:style-name="ro1">
          <table:table-cell office:value-type="string" calcext:value-type="string">
            <text:p>-60,34</text:p>
          </table:table-cell>
        </table:table-row>
        <table:table-row table:style-name="ro1">
          <table:table-cell office:value-type="string" calcext:value-type="string">
            <text:p>-61,34</text:p>
          </table:table-cell>
        </table:table-row>
        <table:table-row table:style-name="ro1">
          <table:table-cell office:value-type="string" calcext:value-type="string">
            <text:p>-61,35</text:p>
          </table:table-cell>
        </table:table-row>
        <table:table-row table:style-name="ro1">
          <table:table-cell office:value-type="string" calcext:value-type="string">
            <text:p>-62,35</text:p>
          </table:table-cell>
        </table:table-row>
        <table:table-row table:style-name="ro1">
          <table:table-cell office:value-type="string" calcext:value-type="string">
            <text:p>-63,35</text:p>
          </table:table-cell>
        </table:table-row>
        <table:table-row table:style-name="ro1">
          <table:table-cell office:value-type="string" calcext:value-type="string">
            <text:p>-63,36</text:p>
          </table:table-cell>
        </table:table-row>
        <table:table-row table:style-name="ro1" table:visibility="filter">
          <table:table-cell office:value-type="string" calcext:value-type="string">
            <text:p>-63,35</text:p>
          </table:table-cell>
        </table:table-row>
        <table:table-row table:style-name="ro1" table:visibility="filter">
          <table:table-cell office:value-type="string" calcext:value-type="string">
            <text:p>-62,35</text:p>
          </table:table-cell>
        </table:table-row>
        <table:table-row table:style-name="ro1">
          <table:table-cell office:value-type="string" calcext:value-type="string">
            <text:p>-62,36</text:p>
          </table:table-cell>
        </table:table-row>
        <table:table-row table:style-name="ro1">
          <table:table-cell office:value-type="string" calcext:value-type="string">
            <text:p>-62,37</text:p>
          </table:table-cell>
        </table:table-row>
        <table:table-row table:style-name="ro1">
          <table:table-cell office:value-type="string" calcext:value-type="string">
            <text:p>-62,38</text:p>
          </table:table-cell>
        </table:table-row>
        <table:table-row table:style-name="ro1">
          <table:table-cell office:value-type="string" calcext:value-type="string">
            <text:p>-61,38</text:p>
          </table:table-cell>
        </table:table-row>
        <table:table-row table:style-name="ro1" table:visibility="filter">
          <table:table-cell office:value-type="string" calcext:value-type="string">
            <text:p>-62,38</text:p>
          </table:table-cell>
        </table:table-row>
        <table:table-row table:style-name="ro1" table:visibility="filter">
          <table:table-cell office:value-type="string" calcext:value-type="string">
            <text:p>-62,37</text:p>
          </table:table-cell>
        </table:table-row>
        <table:table-row table:style-name="ro1">
          <table:table-cell office:value-type="string" calcext:value-type="string">
            <text:p>-61,37</text:p>
          </table:table-cell>
        </table:table-row>
        <table:table-row table:style-name="ro1">
          <table:table-cell office:value-type="string" calcext:value-type="string">
            <text:p>-60,37</text:p>
          </table:table-cell>
        </table:table-row>
        <table:table-row table:style-name="ro1">
          <table:table-cell office:value-type="string" calcext:value-type="string">
            <text:p>-59,37</text:p>
          </table:table-cell>
        </table:table-row>
        <table:table-row table:style-name="ro1">
          <table:table-cell office:value-type="string" calcext:value-type="string">
            <text:p>-58,37</text:p>
          </table:table-cell>
        </table:table-row>
        <table:table-row table:style-name="ro1">
          <table:table-cell office:value-type="string" calcext:value-type="string">
            <text:p>-57,37</text:p>
          </table:table-cell>
        </table:table-row>
        <table:table-row table:style-name="ro1" table:visibility="filter">
          <table:table-cell office:value-type="string" calcext:value-type="string">
            <text:p>-58,37</text:p>
          </table:table-cell>
        </table:table-row>
        <table:table-row table:style-name="ro1" table:visibility="filter">
          <table:table-cell office:value-type="string" calcext:value-type="string">
            <text:p>-59,37</text:p>
          </table:table-cell>
        </table:table-row>
        <table:table-row table:style-name="ro1">
          <table:table-cell office:value-type="string" calcext:value-type="string">
            <text:p>-59,36</text:p>
          </table:table-cell>
        </table:table-row>
        <table:table-row table:style-name="ro1">
          <table:table-cell office:value-type="string" calcext:value-type="string">
            <text:p>-60,36</text:p>
          </table:table-cell>
        </table:table-row>
        <table:table-row table:style-name="ro1">
          <table:table-cell office:value-type="string" calcext:value-type="string">
            <text:p>-60,35</text:p>
          </table:table-cell>
        </table:table-row>
        <table:table-row table:style-name="ro1">
          <table:table-cell office:value-type="string" calcext:value-type="string">
            <text:p>-59,35</text:p>
          </table:table-cell>
        </table:table-row>
        <table:table-row table:style-name="ro1">
          <table:table-cell office:value-type="string" calcext:value-type="string">
            <text:p>-59,34</text:p>
          </table:table-cell>
        </table:table-row>
        <table:table-row table:style-name="ro1" table:visibility="filter">
          <table:table-cell office:value-type="string" calcext:value-type="string">
            <text:p>-59,35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9,37</text:p>
          </table:table-cell>
        </table:table-row>
        <table:table-row table:style-name="ro1" table:visibility="filter">
          <table:table-cell office:value-type="string" calcext:value-type="string">
            <text:p>-60,37</text:p>
          </table:table-cell>
        </table:table-row>
        <table:table-row table:style-name="ro1" table:visibility="filter">
          <table:table-cell office:value-type="string" calcext:value-type="string">
            <text:p>-59,37</text:p>
          </table:table-cell>
        </table:table-row>
        <table:table-row table:style-name="ro1" table:visibility="filter">
          <table:table-cell office:value-type="string" calcext:value-type="string">
            <text:p>-58,37</text:p>
          </table:table-cell>
        </table:table-row>
        <table:table-row table:style-name="ro1">
          <table:table-cell office:value-type="string" calcext:value-type="string">
            <text:p>-58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9,35</text:p>
          </table:table-cell>
        </table:table-row>
        <table:table-row table:style-name="ro1" table:visibility="filter">
          <table:table-cell office:value-type="string" calcext:value-type="string">
            <text:p>-59,34</text:p>
          </table:table-cell>
        </table:table-row>
        <table:table-row table:style-name="ro1" table:visibility="filter">
          <table:table-cell office:value-type="string" calcext:value-type="string">
            <text:p>-60,34</text:p>
          </table:table-cell>
        </table:table-row>
        <table:table-row table:style-name="ro1" table:visibility="filter">
          <table:table-cell office:value-type="string" calcext:value-type="string">
            <text:p>-60,35</text:p>
          </table:table-cell>
        </table:table-row>
        <table:table-row table:style-name="ro1" table:visibility="filter">
          <table:table-cell office:value-type="string" calcext:value-type="string">
            <text:p>-61,35</text:p>
          </table:table-cell>
        </table:table-row>
        <table:table-row table:style-name="ro1" table:visibility="filter">
          <table:table-cell office:value-type="string" calcext:value-type="string">
            <text:p>-60,35</text:p>
          </table:table-cell>
        </table:table-row>
        <table:table-row table:style-name="ro1" table:visibility="filter">
          <table:table-cell office:value-type="string" calcext:value-type="string">
            <text:p>-60,34</text:p>
          </table:table-cell>
        </table:table-row>
        <table:table-row table:style-name="ro1" table:visibility="filter">
          <table:table-cell office:value-type="string" calcext:value-type="string">
            <text:p>-60,35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60,37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>
          <table:table-cell office:value-type="string" calcext:value-type="string">
            <text:p>-61,36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61,36</text:p>
          </table:table-cell>
        </table:table-row>
        <table:table-row table:style-name="ro1" table:visibility="filter">
          <table:table-cell office:value-type="string" calcext:value-type="string">
            <text:p>-61,37</text:p>
          </table:table-cell>
        </table:table-row>
        <table:table-row table:style-name="ro1" table:visibility="filter">
          <table:table-cell office:value-type="string" calcext:value-type="string">
            <text:p>-60,37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8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9,35</text:p>
          </table:table-cell>
        </table:table-row>
        <table:table-row table:style-name="ro1" table:visibility="filter">
          <table:table-cell office:value-type="string" calcext:value-type="string">
            <text:p>-60,35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61,36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8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8,36</text:p>
          </table:table-cell>
        </table:table-row>
        <table:table-row table:style-name="ro1">
          <table:table-cell office:value-type="string" calcext:value-type="string">
            <text:p>-58,35</text:p>
          </table:table-cell>
        </table:table-row>
        <table:table-row table:style-name="ro1">
          <table:table-cell office:value-type="string" calcext:value-type="string">
            <text:p>-57,35</text:p>
          </table:table-cell>
        </table:table-row>
        <table:table-row table:style-name="ro1">
          <table:table-cell office:value-type="string" calcext:value-type="string">
            <text:p>-57,36</text:p>
          </table:table-cell>
        </table:table-row>
        <table:table-row table:style-name="ro1" table:visibility="filter">
          <table:table-cell office:value-type="string" calcext:value-type="string">
            <text:p>-58,36</text:p>
          </table:table-cell>
        </table:table-row>
        <table:table-row table:style-name="ro1" table:visibility="filter">
          <table:table-cell office:value-type="string" calcext:value-type="string">
            <text:p>-57,36</text:p>
          </table:table-cell>
        </table:table-row>
        <table:table-row table:style-name="ro1">
          <table:table-cell office:value-type="string" calcext:value-type="string">
            <text:p>-56,36</text:p>
          </table:table-cell>
        </table:table-row>
        <table:table-row table:style-name="ro1">
          <table:table-cell office:value-type="string" calcext:value-type="string">
            <text:p>-56,37</text:p>
          </table:table-cell>
        </table:table-row>
        <table:table-row table:style-name="ro1">
          <table:table-cell office:value-type="string" calcext:value-type="string">
            <text:p>-55,37</text:p>
          </table:table-cell>
        </table:table-row>
        <table:table-row table:style-name="ro1">
          <table:table-cell office:value-type="string" calcext:value-type="string">
            <text:p>-55,36</text:p>
          </table:table-cell>
        </table:table-row>
        <table:table-row table:style-name="ro1" table:visibility="filter">
          <table:table-cell office:value-type="string" calcext:value-type="string">
            <text:p>-55,37</text:p>
          </table:table-cell>
        </table:table-row>
        <table:table-row table:style-name="ro1" table:visibility="filter">
          <table:table-cell office:value-type="string" calcext:value-type="string">
            <text:p>-55,36</text:p>
          </table:table-cell>
        </table:table-row>
        <table:table-row table:style-name="ro1" table:visibility="filter">
          <table:table-cell office:value-type="string" calcext:value-type="string">
            <text:p>-56,36</text:p>
          </table:table-cell>
        </table:table-row>
        <table:table-row table:style-name="ro1" table:visibility="filter">
          <table:table-cell office:value-type="string" calcext:value-type="string">
            <text:p>-57,36</text:p>
          </table:table-cell>
        </table:table-row>
        <table:table-row table:style-name="ro1" table:visibility="filter">
          <table:table-cell office:value-type="string" calcext:value-type="string">
            <text:p>-58,36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8,36</text:p>
          </table:table-cell>
        </table:table-row>
        <table:table-row table:style-name="ro1" table:visibility="filter">
          <table:table-cell office:value-type="string" calcext:value-type="string">
            <text:p>-58,37</text:p>
          </table:table-cell>
        </table:table-row>
        <table:table-row table:style-name="ro1" table:visibility="filter">
          <table:table-cell office:value-type="string" calcext:value-type="string">
            <text:p>-59,37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9,37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9,35</text:p>
          </table:table-cell>
        </table:table-row>
        <table:table-row table:style-name="ro1" table:visibility="filter">
          <table:table-cell office:value-type="string" calcext:value-type="string">
            <text:p>-59,36</text:p>
          </table:table-cell>
        </table:table-row>
        <table:table-row table:style-name="ro1" table:visibility="filter">
          <table:table-cell office:value-type="string" calcext:value-type="string">
            <text:p>-58,36</text:p>
          </table:table-cell>
        </table:table-row>
        <table:table-row table:style-name="ro1" table:visibility="filter">
          <table:table-cell office:value-type="string" calcext:value-type="string">
            <text:p>-58,35</text:p>
          </table:table-cell>
        </table:table-row>
        <table:table-row table:style-name="ro1">
          <table:table-cell office:value-type="string" calcext:value-type="string">
            <text:p>-58,34</text:p>
          </table:table-cell>
        </table:table-row>
        <table:table-row table:style-name="ro1" table:visibility="filter">
          <table:table-cell office:value-type="string" calcext:value-type="string">
            <text:p>-59,34</text:p>
          </table:table-cell>
        </table:table-row>
        <table:table-row table:style-name="ro1" table:visibility="filter">
          <table:table-cell office:value-type="string" calcext:value-type="string">
            <text:p>-60,34</text:p>
          </table:table-cell>
        </table:table-row>
        <table:table-row table:style-name="ro1" table:visibility="filter">
          <table:table-cell office:value-type="string" calcext:value-type="string">
            <text:p>-59,34</text:p>
          </table:table-cell>
        </table:table-row>
        <table:table-row table:style-name="ro1" table:visibility="filter">
          <table:table-cell office:value-type="string" calcext:value-type="string">
            <text:p>-60,34</text:p>
          </table:table-cell>
        </table:table-row>
        <table:table-row table:style-name="ro1" table:visibility="filter">
          <table:table-cell office:value-type="string" calcext:value-type="string">
            <text:p>-60,33</text:p>
          </table:table-cell>
        </table:table-row>
        <table:table-row table:style-name="ro1" table:visibility="filter">
          <table:table-cell office:value-type="string" calcext:value-type="string">
            <text:p>-60,34</text:p>
          </table:table-cell>
        </table:table-row>
        <table:table-row table:style-name="ro1" table:visibility="filter">
          <table:table-cell office:value-type="string" calcext:value-type="string">
            <text:p>-60,33</text:p>
          </table:table-cell>
        </table:table-row>
        <table:table-row table:style-name="ro1">
          <table:table-cell office:value-type="string" calcext:value-type="string">
            <text:p>-60,32</text:p>
          </table:table-cell>
        </table:table-row>
        <table:table-row table:style-name="ro1">
          <table:table-cell office:value-type="string" calcext:value-type="string">
            <text:p>-61,32</text:p>
          </table:table-cell>
        </table:table-row>
        <table:table-row table:style-name="ro1" table:visibility="filter">
          <table:table-cell office:value-type="string" calcext:value-type="string">
            <text:p>-61,31</text:p>
          </table:table-cell>
        </table:table-row>
        <table:table-row table:style-name="ro1" table:visibility="filter">
          <table:table-cell office:value-type="string" calcext:value-type="string">
            <text:p>-62,31</text:p>
          </table:table-cell>
        </table:table-row>
        <table:table-row table:style-name="ro1" table:visibility="filter">
          <table:table-cell office:value-type="string" calcext:value-type="string">
            <text:p>-62,30</text:p>
          </table:table-cell>
        </table:table-row>
        <table:table-row table:style-name="ro1" table:visibility="filter">
          <table:table-cell office:value-type="string" calcext:value-type="string">
            <text:p>-63,30</text:p>
          </table:table-cell>
        </table:table-row>
        <table:table-row table:style-name="ro1" table:visibility="filter">
          <table:table-cell office:value-type="string" calcext:value-type="string">
            <text:p>-64,30</text:p>
          </table:table-cell>
        </table:table-row>
        <table:table-row table:style-name="ro1" table:visibility="filter">
          <table:table-cell office:value-type="string" calcext:value-type="string">
            <text:p>-63,30</text:p>
          </table:table-cell>
        </table:table-row>
        <table:table-row table:style-name="ro1" table:visibility="filter">
          <table:table-cell office:value-type="string" calcext:value-type="string">
            <text:p>-62,30</text:p>
          </table:table-cell>
        </table:table-row>
        <table:table-row table:style-name="ro1" table:visibility="filter">
          <table:table-cell office:value-type="string" calcext:value-type="string">
            <text:p>-61,30</text:p>
          </table:table-cell>
        </table:table-row>
        <table:table-row table:style-name="ro1" table:visibility="filter">
          <table:table-cell office:value-type="string" calcext:value-type="string">
            <text:p>-60,30</text:p>
          </table:table-cell>
        </table:table-row>
        <table:table-row table:style-name="ro1" table:visibility="filter">
          <table:table-cell office:value-type="string" calcext:value-type="string">
            <text:p>-59,30</text:p>
          </table:table-cell>
        </table:table-row>
        <table:table-row table:style-name="ro1" table:visibility="filter">
          <table:table-cell office:value-type="string" calcext:value-type="string">
            <text:p>-59,29</text:p>
          </table:table-cell>
        </table:table-row>
        <table:table-row table:style-name="ro1" table:visibility="filter">
          <table:table-cell office:value-type="string" calcext:value-type="string">
            <text:p>-59,28</text:p>
          </table:table-cell>
        </table:table-row>
        <table:table-row table:style-name="ro1" table:visibility="filter">
          <table:table-cell office:value-type="string" calcext:value-type="string">
            <text:p>-60,28</text:p>
          </table:table-cell>
        </table:table-row>
        <table:table-row table:style-name="ro1" table:visibility="filter">
          <table:table-cell office:value-type="string" calcext:value-type="string">
            <text:p>-59,28</text:p>
          </table:table-cell>
        </table:table-row>
        <table:table-row table:style-name="ro1" table:visibility="filter">
          <table:table-cell office:value-type="string" calcext:value-type="string">
            <text:p>-60,28</text:p>
          </table:table-cell>
        </table:table-row>
        <table:table-row table:style-name="ro1" table:visibility="filter">
          <table:table-cell office:value-type="string" calcext:value-type="string">
            <text:p>-59,28</text:p>
          </table:table-cell>
        </table:table-row>
        <table:table-row table:style-name="ro1" table:visibility="filter">
          <table:table-cell office:value-type="string" calcext:value-type="string">
            <text:p>-59,29</text:p>
          </table:table-cell>
        </table:table-row>
        <table:table-row table:style-name="ro1" table:visibility="filter">
          <table:table-cell office:value-type="string" calcext:value-type="string">
            <text:p>-60,29</text:p>
          </table:table-cell>
        </table:table-row>
        <table:table-row table:style-name="ro1" table:visibility="filter">
          <table:table-cell office:value-type="string" calcext:value-type="string">
            <text:p>-60,30</text:p>
          </table:table-cell>
        </table:table-row>
        <table:table-row table:style-name="ro1" table:visibility="filter">
          <table:table-cell office:value-type="string" calcext:value-type="string">
            <text:p>-60,29</text:p>
          </table:table-cell>
        </table:table-row>
        <table:table-row table:style-name="ro1" table:visibility="filter">
          <table:table-cell office:value-type="string" calcext:value-type="string">
            <text:p>-59,29</text:p>
          </table:table-cell>
        </table:table-row>
        <table:table-row table:style-name="ro1" table:visibility="filter">
          <table:table-cell office:value-type="string" calcext:value-type="string">
            <text:p>-59,28</text:p>
          </table:table-cell>
        </table:table-row>
        <table:table-row table:style-name="ro1">
          <table:table-cell office:value-type="string" calcext:value-type="string">
            <text:p>-59,27</text:p>
          </table:table-cell>
        </table:table-row>
        <table:table-row table:style-name="ro1" table:visibility="filter">
          <table:table-cell office:value-type="string" calcext:value-type="string">
            <text:p>-59,28</text:p>
          </table:table-cell>
        </table:table-row>
        <table:table-row table:style-name="ro1" table:visibility="filter">
          <table:table-cell office:value-type="string" calcext:value-type="string">
            <text:p>-60,28</text:p>
          </table:table-cell>
        </table:table-row>
        <table:table-row table:style-name="ro1">
          <table:table-cell office:value-type="string" calcext:value-type="string">
            <text:p>-61,28</text:p>
          </table:table-cell>
        </table:table-row>
        <table:table-row table:style-name="ro1" table:visibility="filter">
          <table:table-cell office:value-type="string" calcext:value-type="string">
            <text:p>-61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8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8</text:p>
          </table:table-cell>
        </table:table-row>
        <table:table-row table:style-name="ro1" table:visibility="filter">
          <table:table-cell office:value-type="string" calcext:value-type="string">
            <text:p>-62,29</text:p>
          </table:table-cell>
        </table:table-row>
        <table:table-row table:style-name="ro1" table:visibility="filter">
          <table:table-cell office:value-type="string" calcext:value-type="string">
            <text:p>-63,29</text:p>
          </table:table-cell>
        </table:table-row>
        <table:table-row table:style-name="ro1" table:visibility="filter">
          <table:table-cell office:value-type="string" calcext:value-type="string">
            <text:p>-64,29</text:p>
          </table:table-cell>
        </table:table-row>
        <table:table-row table:style-name="ro1" table:visibility="filter">
          <table:table-cell office:value-type="string" calcext:value-type="string">
            <text:p>-64,30</text:p>
          </table:table-cell>
        </table:table-row>
        <table:table-row table:style-name="ro1">
          <table:table-cell office:value-type="string" calcext:value-type="string">
            <text:p>-65,30</text:p>
          </table:table-cell>
        </table:table-row>
        <table:table-row table:style-name="ro1">
          <table:table-cell office:value-type="string" calcext:value-type="string">
            <text:p>-66,30</text:p>
          </table:table-cell>
        </table:table-row>
        <table:table-row table:style-name="ro1">
          <table:table-cell office:value-type="string" calcext:value-type="string">
            <text:p>-66,31</text:p>
          </table:table-cell>
        </table:table-row>
        <table:table-row table:style-name="ro1">
          <table:table-cell office:value-type="string" calcext:value-type="string">
            <text:p>-66,32</text:p>
          </table:table-cell>
        </table:table-row>
        <table:table-row table:style-name="ro1" table:visibility="filter">
          <table:table-cell office:value-type="string" calcext:value-type="string">
            <text:p>-66,31</text:p>
          </table:table-cell>
        </table:table-row>
        <table:table-row table:style-name="ro1" table:visibility="filter">
          <table:table-cell office:value-type="string" calcext:value-type="string">
            <text:p>-66,32</text:p>
          </table:table-cell>
        </table:table-row>
        <table:table-row table:style-name="ro1">
          <table:table-cell office:value-type="string" calcext:value-type="string">
            <text:p>-65,32</text:p>
          </table:table-cell>
        </table:table-row>
        <table:table-row table:style-name="ro1" table:visibility="filter">
          <table:table-cell office:value-type="string" calcext:value-type="string">
            <text:p>-64,32</text:p>
          </table:table-cell>
        </table:table-row>
        <table:table-row table:style-name="ro1" table:visibility="filter">
          <table:table-cell office:value-type="string" calcext:value-type="string">
            <text:p>-63,32</text:p>
          </table:table-cell>
        </table:table-row>
        <table:table-row table:style-name="ro1" table:visibility="filter">
          <table:table-cell office:value-type="string" calcext:value-type="string">
            <text:p>-64,32</text:p>
          </table:table-cell>
        </table:table-row>
        <table:table-row table:style-name="ro1" table:visibility="filter">
          <table:table-cell office:value-type="string" calcext:value-type="string">
            <text:p>-65,32</text:p>
          </table:table-cell>
        </table:table-row>
        <table:table-row table:style-name="ro1" table:visibility="filter">
          <table:table-cell office:value-type="string" calcext:value-type="string">
            <text:p>-64,32</text:p>
          </table:table-cell>
        </table:table-row>
        <table:table-row table:style-name="ro1">
          <table:table-cell office:value-type="string" calcext:value-type="string">
            <text:p>-64,33</text:p>
          </table:table-cell>
        </table:table-row>
        <table:table-row table:style-name="ro1">
          <table:table-cell office:value-type="string" calcext:value-type="string">
            <text:p>-65,33</text:p>
          </table:table-cell>
        </table:table-row>
        <table:table-row table:style-name="ro1" table:visibility="filter">
          <table:table-cell office:value-type="string" calcext:value-type="string">
            <text:p>-64,33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4,33</text:p>
          </table:table-cell>
        </table:table-row>
        <table:table-row table:style-name="ro1">
          <table:table-cell office:value-type="string" calcext:value-type="string">
            <text:p>-64,34</text:p>
          </table:table-cell>
        </table:table-row>
        <table:table-row table:style-name="ro1">
          <table:table-cell office:value-type="string" calcext:value-type="string">
            <text:p>-63,34</text:p>
          </table:table-cell>
        </table:table-row>
        <table:table-row table:style-name="ro1">
          <table:table-cell office:value-type="string" calcext:value-type="string">
            <text:p>-62,34</text:p>
          </table:table-cell>
        </table:table-row>
        <table:table-row table:style-name="ro1" table:visibility="filter">
          <table:table-cell office:value-type="string" calcext:value-type="string">
            <text:p>-61,34</text:p>
          </table:table-cell>
        </table:table-row>
        <table:table-row table:style-name="ro1" table:visibility="filter">
          <table:table-cell office:value-type="string" calcext:value-type="string">
            <text:p>-62,34</text:p>
          </table:table-cell>
        </table:table-row>
        <table:table-row table:style-name="ro1" table:visibility="filter">
          <table:table-cell office:value-type="string" calcext:value-type="string">
            <text:p>-62,33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2,33</text:p>
          </table:table-cell>
        </table:table-row>
        <table:table-row table:style-name="ro1">
          <table:table-cell office:value-type="string" calcext:value-type="string">
            <text:p>-61,33</text:p>
          </table:table-cell>
        </table:table-row>
        <table:table-row table:style-name="ro1" table:visibility="filter">
          <table:table-cell office:value-type="string" calcext:value-type="string">
            <text:p>-62,33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2,33</text:p>
          </table:table-cell>
        </table:table-row>
        <table:table-row table:style-name="ro1" table:visibility="filter">
          <table:table-cell office:value-type="string" calcext:value-type="string">
            <text:p>-62,34</text:p>
          </table:table-cell>
        </table:table-row>
        <table:table-row table:style-name="ro1" table:visibility="filter">
          <table:table-cell office:value-type="string" calcext:value-type="string">
            <text:p>-62,35</text:p>
          </table:table-cell>
        </table:table-row>
        <table:table-row table:style-name="ro1" table:visibility="filter">
          <table:table-cell office:value-type="string" calcext:value-type="string">
            <text:p>-61,35</text:p>
          </table:table-cell>
        </table:table-row>
        <table:table-row table:style-name="ro1" table:visibility="filter">
          <table:table-cell office:value-type="string" calcext:value-type="string">
            <text:p>-60,35</text:p>
          </table:table-cell>
        </table:table-row>
        <table:table-row table:style-name="ro1" table:visibility="filter">
          <table:table-cell office:value-type="string" calcext:value-type="string">
            <text:p>-61,35</text:p>
          </table:table-cell>
        </table:table-row>
        <table:table-row table:style-name="ro1" table:visibility="filter">
          <table:table-cell office:value-type="string" calcext:value-type="string">
            <text:p>-62,35</text:p>
          </table:table-cell>
        </table:table-row>
        <table:table-row table:style-name="ro1" table:visibility="filter">
          <table:table-cell office:value-type="string" calcext:value-type="string">
            <text:p>-63,35</text:p>
          </table:table-cell>
        </table:table-row>
        <table:table-row table:style-name="ro1" table:visibility="filter">
          <table:table-cell office:value-type="string" calcext:value-type="string">
            <text:p>-63,36</text:p>
          </table:table-cell>
        </table:table-row>
        <table:table-row table:style-name="ro1">
          <table:table-cell office:value-type="string" calcext:value-type="string">
            <text:p>-63,37</text:p>
          </table:table-cell>
        </table:table-row>
        <table:table-row table:style-name="ro1">
          <table:table-cell office:value-type="string" calcext:value-type="string">
            <text:p>-63,38</text:p>
          </table:table-cell>
        </table:table-row>
        <table:table-row table:style-name="ro1">
          <table:table-cell office:value-type="string" calcext:value-type="string">
            <text:p>-63,39</text:p>
          </table:table-cell>
        </table:table-row>
        <table:table-row table:style-name="ro1">
          <table:table-cell office:value-type="string" calcext:value-type="string">
            <text:p>-63,40</text:p>
          </table:table-cell>
        </table:table-row>
        <table:table-row table:style-name="ro1" table:visibility="filter">
          <table:table-cell office:value-type="string" calcext:value-type="string">
            <text:p>-63,39</text:p>
          </table:table-cell>
        </table:table-row>
        <table:table-row table:style-name="ro1">
          <table:table-cell office:value-type="string" calcext:value-type="string">
            <text:p>-62,39</text:p>
          </table:table-cell>
        </table:table-row>
        <table:table-row table:style-name="ro1">
          <table:table-cell office:value-type="string" calcext:value-type="string">
            <text:p>-61,39</text:p>
          </table:table-cell>
        </table:table-row>
        <table:table-row table:style-name="ro1">
          <table:table-cell office:value-type="string" calcext:value-type="string">
            <text:p>-61,40</text:p>
          </table:table-cell>
        </table:table-row>
        <table:table-row table:style-name="ro1">
          <table:table-cell office:value-type="string" calcext:value-type="string">
            <text:p>-62,40</text:p>
          </table:table-cell>
        </table:table-row>
        <table:table-row table:style-name="ro1" table:visibility="filter">
          <table:table-cell office:value-type="string" calcext:value-type="string">
            <text:p>-63,40</text:p>
          </table:table-cell>
        </table:table-row>
        <table:table-row table:style-name="ro1" table:visibility="filter">
          <table:table-cell office:value-type="string" calcext:value-type="string">
            <text:p>-62,40</text:p>
          </table:table-cell>
        </table:table-row>
        <table:table-row table:style-name="ro1" table:visibility="filter">
          <table:table-cell office:value-type="string" calcext:value-type="string">
            <text:p>-61,40</text:p>
          </table:table-cell>
        </table:table-row>
        <table:table-row table:style-name="ro1" table:visibility="filter">
          <table:table-cell office:value-type="string" calcext:value-type="string">
            <text:p>-61,39</text:p>
          </table:table-cell>
        </table:table-row>
        <table:table-row table:style-name="ro1" table:visibility="filter">
          <table:table-cell office:value-type="string" calcext:value-type="string">
            <text:p>-61,38</text:p>
          </table:table-cell>
        </table:table-row>
        <table:table-row table:style-name="ro1" table:visibility="filter">
          <table:table-cell office:value-type="string" calcext:value-type="string">
            <text:p>-61,37</text:p>
          </table:table-cell>
        </table:table-row>
        <table:table-row table:style-name="ro1" table:visibility="filter">
          <table:table-cell office:value-type="string" calcext:value-type="string">
            <text:p>-61,36</text:p>
          </table:table-cell>
        </table:table-row>
        <table:table-row table:style-name="ro1" table:visibility="filter">
          <table:table-cell office:value-type="string" calcext:value-type="string">
            <text:p>-62,36</text:p>
          </table:table-cell>
        </table:table-row>
        <table:table-row table:style-name="ro1" table:visibility="filter">
          <table:table-cell office:value-type="string" calcext:value-type="string">
            <text:p>-62,37</text:p>
          </table:table-cell>
        </table:table-row>
        <table:table-row table:style-name="ro1" table:visibility="filter">
          <table:table-cell office:value-type="string" calcext:value-type="string">
            <text:p>-62,36</text:p>
          </table:table-cell>
        </table:table-row>
        <table:table-row table:style-name="ro1" table:visibility="filter">
          <table:table-cell office:value-type="string" calcext:value-type="string">
            <text:p>-63,36</text:p>
          </table:table-cell>
        </table:table-row>
        <table:table-row table:style-name="ro1" table:visibility="filter">
          <table:table-cell office:value-type="string" calcext:value-type="string">
            <text:p>-63,35</text:p>
          </table:table-cell>
        </table:table-row>
        <table:table-row table:style-name="ro1" table:visibility="filter">
          <table:table-cell office:value-type="string" calcext:value-type="string">
            <text:p>-63,36</text:p>
          </table:table-cell>
        </table:table-row>
        <table:table-row table:style-name="ro1" table:visibility="filter">
          <table:table-cell office:value-type="string" calcext:value-type="string">
            <text:p>-63,37</text:p>
          </table:table-cell>
        </table:table-row>
        <table:table-row table:style-name="ro1">
          <table:table-cell office:value-type="string" calcext:value-type="string">
            <text:p>-64,37</text:p>
          </table:table-cell>
        </table:table-row>
        <table:table-row table:style-name="ro1">
          <table:table-cell office:value-type="string" calcext:value-type="string">
            <text:p>-64,38</text:p>
          </table:table-cell>
        </table:table-row>
        <table:table-row table:style-name="ro1" table:visibility="filter">
          <table:table-cell office:value-type="string" calcext:value-type="string">
            <text:p>-63,38</text:p>
          </table:table-cell>
        </table:table-row>
        <table:table-row table:style-name="ro1" table:visibility="filter">
          <table:table-cell office:value-type="string" calcext:value-type="string">
            <text:p>-63,39</text:p>
          </table:table-cell>
        </table:table-row>
        <table:table-row table:style-name="ro1" table:visibility="filter">
          <table:table-cell office:value-type="string" calcext:value-type="string">
            <text:p>-63,38</text:p>
          </table:table-cell>
        </table:table-row>
        <table:table-row table:style-name="ro1" table:visibility="filter">
          <table:table-cell office:value-type="string" calcext:value-type="string">
            <text:p>-63,37</text:p>
          </table:table-cell>
        </table:table-row>
        <table:table-row table:style-name="ro1" table:visibility="filter">
          <table:table-cell office:value-type="string" calcext:value-type="string">
            <text:p>-64,37</text:p>
          </table:table-cell>
        </table:table-row>
        <table:table-row table:style-name="ro1">
          <table:table-cell office:value-type="string" calcext:value-type="string">
            <text:p>-64,36</text:p>
          </table:table-cell>
        </table:table-row>
        <table:table-row table:style-name="ro1">
          <table:table-cell office:value-type="string" calcext:value-type="string">
            <text:p>-64,35</text:p>
          </table:table-cell>
        </table:table-row>
        <table:table-row table:style-name="ro1">
          <table:table-cell office:value-type="string" calcext:value-type="string">
            <text:p>-65,35</text:p>
          </table:table-cell>
        </table:table-row>
        <table:table-row table:style-name="ro1" table:visibility="filter">
          <table:table-cell office:value-type="string" calcext:value-type="string">
            <text:p>-64,35</text:p>
          </table:table-cell>
        </table:table-row>
        <table:table-row table:style-name="ro1" table:visibility="filter">
          <table:table-cell office:value-type="string" calcext:value-type="string">
            <text:p>-64,34</text:p>
          </table:table-cell>
        </table:table-row>
        <table:table-row table:style-name="ro1">
          <table:table-cell office:value-type="string" calcext:value-type="string">
            <text:p>-65,34</text:p>
          </table:table-cell>
        </table:table-row>
        <table:table-row table:style-name="ro1">
          <table:table-cell office:value-type="string" calcext:value-type="string">
            <text:p>-66,34</text:p>
          </table:table-cell>
        </table:table-row>
        <table:table-row table:style-name="ro1">
          <table:table-cell office:value-type="string" calcext:value-type="string">
            <text:p>-67,34</text:p>
          </table:table-cell>
        </table:table-row>
        <table:table-row table:style-name="ro1">
          <table:table-cell office:value-type="string" calcext:value-type="string">
            <text:p>-67,35</text:p>
          </table:table-cell>
        </table:table-row>
        <table:table-row table:style-name="ro1">
          <table:table-cell office:value-type="string" calcext:value-type="string">
            <text:p>-66,35</text:p>
          </table:table-cell>
        </table:table-row>
        <table:table-row table:style-name="ro1" table:visibility="filter">
          <table:table-cell office:value-type="string" calcext:value-type="string">
            <text:p>-67,35</text:p>
          </table:table-cell>
        </table:table-row>
        <table:table-row table:style-name="ro1" table:visibility="filter">
          <table:table-cell office:value-type="string" calcext:value-type="string">
            <text:p>-66,35</text:p>
          </table:table-cell>
        </table:table-row>
        <table:table-row table:style-name="ro1" table:visibility="filter">
          <table:table-cell office:value-type="string" calcext:value-type="string">
            <text:p>-65,35</text:p>
          </table:table-cell>
        </table:table-row>
        <table:table-row table:style-name="ro1" table:visibility="filter">
          <table:table-cell office:value-type="string" calcext:value-type="string">
            <text:p>-64,35</text:p>
          </table:table-cell>
        </table:table-row>
        <table:table-row table:style-name="ro1" table:visibility="filter">
          <table:table-cell office:value-type="string" calcext:value-type="string">
            <text:p>-63,35</text:p>
          </table:table-cell>
        </table:table-row>
        <table:table-row table:style-name="ro1" table:visibility="filter">
          <table:table-cell office:value-type="string" calcext:value-type="string">
            <text:p>-63,34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3,34</text:p>
          </table:table-cell>
        </table:table-row>
        <table:table-row table:style-name="ro1" table:visibility="filter">
          <table:table-cell office:value-type="string" calcext:value-type="string">
            <text:p>-64,34</text:p>
          </table:table-cell>
        </table:table-row>
        <table:table-row table:style-name="ro1" table:visibility="filter">
          <table:table-cell office:value-type="string" calcext:value-type="string">
            <text:p>-64,35</text:p>
          </table:table-cell>
        </table:table-row>
        <table:table-row table:style-name="ro1" table:visibility="filter">
          <table:table-cell office:value-type="string" calcext:value-type="string">
            <text:p>-64,34</text:p>
          </table:table-cell>
        </table:table-row>
        <table:table-row table:style-name="ro1" table:visibility="filter">
          <table:table-cell office:value-type="string" calcext:value-type="string">
            <text:p>-63,34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4,33</text:p>
          </table:table-cell>
        </table:table-row>
        <table:table-row table:style-name="ro1" table:visibility="filter">
          <table:table-cell office:value-type="string" calcext:value-type="string">
            <text:p>-64,34</text:p>
          </table:table-cell>
        </table:table-row>
        <table:table-row table:style-name="ro1" table:visibility="filter">
          <table:table-cell office:value-type="string" calcext:value-type="string">
            <text:p>-65,34</text:p>
          </table:table-cell>
        </table:table-row>
        <table:table-row table:style-name="ro1" table:visibility="filter">
          <table:table-cell office:value-type="string" calcext:value-type="string">
            <text:p>-64,34</text:p>
          </table:table-cell>
        </table:table-row>
        <table:table-row table:style-name="ro1" table:visibility="filter">
          <table:table-cell office:value-type="string" calcext:value-type="string">
            <text:p>-64,35</text:p>
          </table:table-cell>
        </table:table-row>
        <table:table-row table:style-name="ro1" table:visibility="filter">
          <table:table-cell office:value-type="string" calcext:value-type="string">
            <text:p>-64,34</text:p>
          </table:table-cell>
        </table:table-row>
        <table:table-row table:style-name="ro1" table:visibility="filter">
          <table:table-cell office:value-type="string" calcext:value-type="string">
            <text:p>-63,34</text:p>
          </table:table-cell>
        </table:table-row>
        <table:table-row table:style-name="ro1" table:visibility="filter">
          <table:table-cell office:value-type="string" calcext:value-type="string">
            <text:p>-62,34</text:p>
          </table:table-cell>
        </table:table-row>
        <table:table-row table:style-name="ro1" table:visibility="filter">
          <table:table-cell office:value-type="string" calcext:value-type="string">
            <text:p>-62,35</text:p>
          </table:table-cell>
        </table:table-row>
        <table:table-row table:style-name="ro1" table:visibility="filter">
          <table:table-cell office:value-type="string" calcext:value-type="string">
            <text:p>-63,35</text:p>
          </table:table-cell>
        </table:table-row>
        <table:table-row table:style-name="ro1" table:visibility="filter">
          <table:table-cell office:value-type="string" calcext:value-type="string">
            <text:p>-63,36</text:p>
          </table:table-cell>
        </table:table-row>
        <table:table-row table:style-name="ro1" table:visibility="filter">
          <table:table-cell office:value-type="string" calcext:value-type="string">
            <text:p>-63,37</text:p>
          </table:table-cell>
        </table:table-row>
        <table:table-row table:style-name="ro1" table:visibility="filter">
          <table:table-cell office:value-type="string" calcext:value-type="string">
            <text:p>-63,36</text:p>
          </table:table-cell>
        </table:table-row>
        <table:table-row table:style-name="ro1" table:visibility="filter">
          <table:table-cell office:value-type="string" calcext:value-type="string">
            <text:p>-63,37</text:p>
          </table:table-cell>
        </table:table-row>
        <table:table-row table:style-name="ro1" table:visibility="filter">
          <table:table-cell office:value-type="string" calcext:value-type="string">
            <text:p>-62,37</text:p>
          </table:table-cell>
        </table:table-row>
        <table:table-row table:style-name="ro1" table:visibility="filter">
          <table:table-cell office:value-type="string" calcext:value-type="string">
            <text:p>-61,37</text:p>
          </table:table-cell>
        </table:table-row>
        <table:table-row table:style-name="ro1" table:visibility="filter">
          <table:table-cell office:value-type="string" calcext:value-type="string">
            <text:p>-60,37</text:p>
          </table:table-cell>
        </table:table-row>
        <table:table-row table:style-name="ro1" table:visibility="filter">
          <table:table-cell office:value-type="string" calcext:value-type="string">
            <text:p>-61,37</text:p>
          </table:table-cell>
        </table:table-row>
        <table:table-row table:style-name="ro1" table:visibility="filter">
          <table:table-cell office:value-type="string" calcext:value-type="string">
            <text:p>-60,37</text:p>
          </table:table-cell>
        </table:table-row>
        <table:table-row table:style-name="ro1">
          <table:table-cell office:value-type="string" calcext:value-type="string">
            <text:p>-60,38</text:p>
          </table:table-cell>
        </table:table-row>
        <table:table-row table:style-name="ro1">
          <table:table-cell office:value-type="string" calcext:value-type="string">
            <text:p>-60,39</text:p>
          </table:table-cell>
        </table:table-row>
        <table:table-row table:style-name="ro1" table:visibility="filter">
          <table:table-cell office:value-type="string" calcext:value-type="string">
            <text:p>-61,39</text:p>
          </table:table-cell>
        </table:table-row>
        <table:table-row table:style-name="ro1" table:visibility="filter">
          <table:table-cell office:value-type="string" calcext:value-type="string">
            <text:p>-61,40</text:p>
          </table:table-cell>
        </table:table-row>
        <table:table-row table:style-name="ro1" table:visibility="filter">
          <table:table-cell office:value-type="string" calcext:value-type="string">
            <text:p>-61,39</text:p>
          </table:table-cell>
        </table:table-row>
        <table:table-row table:style-name="ro1" table:visibility="filter">
          <table:table-cell office:value-type="string" calcext:value-type="string">
            <text:p>-60,39</text:p>
          </table:table-cell>
        </table:table-row>
        <table:table-row table:style-name="ro1">
          <table:table-cell office:value-type="string" calcext:value-type="string">
            <text:p>-59,39</text:p>
          </table:table-cell>
        </table:table-row>
        <table:table-row table:style-name="ro1">
          <table:table-cell office:value-type="string" calcext:value-type="string">
            <text:p>-59,38</text:p>
          </table:table-cell>
        </table:table-row>
        <table:table-row table:style-name="ro1" table:visibility="filter">
          <table:table-cell office:value-type="string" calcext:value-type="string">
            <text:p>-60,38</text:p>
          </table:table-cell>
        </table:table-row>
        <table:table-row table:style-name="ro1" table:visibility="filter">
          <table:table-cell office:value-type="string" calcext:value-type="string">
            <text:p>-61,38</text:p>
          </table:table-cell>
        </table:table-row>
        <table:table-row table:style-name="ro1" table:visibility="filter">
          <table:table-cell office:value-type="string" calcext:value-type="string">
            <text:p>-60,38</text:p>
          </table:table-cell>
        </table:table-row>
        <table:table-row table:style-name="ro1" table:visibility="filter">
          <table:table-cell office:value-type="string" calcext:value-type="string">
            <text:p>-60,37</text:p>
          </table:table-cell>
        </table:table-row>
        <table:table-row table:style-name="ro1" table:visibility="filter">
          <table:table-cell office:value-type="string" calcext:value-type="string">
            <text:p>-60,36</text:p>
          </table:table-cell>
        </table:table-row>
        <table:table-row table:style-name="ro1" table:visibility="filter">
          <table:table-cell office:value-type="string" calcext:value-type="string">
            <text:p>-61,36</text:p>
          </table:table-cell>
        </table:table-row>
        <table:table-row table:style-name="ro1" table:visibility="filter">
          <table:table-cell office:value-type="string" calcext:value-type="string">
            <text:p>-61,35</text:p>
          </table:table-cell>
        </table:table-row>
        <table:table-row table:style-name="ro1" table:visibility="filter">
          <table:table-cell office:value-type="string" calcext:value-type="string">
            <text:p>-61,34</text:p>
          </table:table-cell>
        </table:table-row>
        <table:table-row table:style-name="ro1" table:visibility="filter">
          <table:table-cell office:value-type="string" calcext:value-type="string">
            <text:p>-61,33</text:p>
          </table:table-cell>
        </table:table-row>
        <table:table-row table:style-name="ro1" table:visibility="filter">
          <table:table-cell office:value-type="string" calcext:value-type="string">
            <text:p>-61,32</text:p>
          </table:table-cell>
        </table:table-row>
        <table:table-row table:style-name="ro1" table:visibility="filter">
          <table:table-cell office:value-type="string" calcext:value-type="string">
            <text:p>-62,32</text:p>
          </table:table-cell>
        </table:table-row>
        <table:table-row table:style-name="ro1" table:visibility="filter">
          <table:table-cell office:value-type="string" calcext:value-type="string">
            <text:p>-61,32</text:p>
          </table:table-cell>
        </table:table-row>
        <table:table-row table:style-name="ro1" table:visibility="filter">
          <table:table-cell office:value-type="string" calcext:value-type="string">
            <text:p>-61,31</text:p>
          </table:table-cell>
        </table:table-row>
        <table:table-row table:style-name="ro1" table:visibility="filter">
          <table:table-cell office:value-type="string" calcext:value-type="string">
            <text:p>-61,30</text:p>
          </table:table-cell>
        </table:table-row>
        <table:table-row table:style-name="ro1" table:visibility="filter">
          <table:table-cell office:value-type="string" calcext:value-type="string">
            <text:p>-60,30</text:p>
          </table:table-cell>
        </table:table-row>
        <table:table-row table:style-name="ro1">
          <table:table-cell office:value-type="string" calcext:value-type="string">
            <text:p>-60,31</text:p>
          </table:table-cell>
        </table:table-row>
        <table:table-row table:style-name="ro1" table:visibility="filter">
          <table:table-cell office:value-type="string" calcext:value-type="string">
            <text:p>-59,31</text:p>
          </table:table-cell>
        </table:table-row>
        <table:table-row table:style-name="ro1" table:visibility="filter">
          <table:table-cell office:value-type="string" calcext:value-type="string">
            <text:p>-60,31</text:p>
          </table:table-cell>
        </table:table-row>
        <table:table-row table:style-name="ro1" table:visibility="filter">
          <table:table-cell office:value-type="string" calcext:value-type="string">
            <text:p>-59,31</text:p>
          </table:table-cell>
        </table:table-row>
        <table:table-row table:style-name="ro1" table:visibility="filter">
          <table:table-cell office:value-type="string" calcext:value-type="string">
            <text:p>-59,30</text:p>
          </table:table-cell>
        </table:table-row>
        <table:table-row table:style-name="ro1" table:visibility="filter">
          <table:table-cell office:value-type="string" calcext:value-type="string">
            <text:p>-59,31</text:p>
          </table:table-cell>
        </table:table-row>
        <table:table-row table:style-name="ro1" table:visibility="filter">
          <table:table-cell office:value-type="string" calcext:value-type="string">
            <text:p>-60,31</text:p>
          </table:table-cell>
        </table:table-row>
        <table:table-row table:style-name="ro1" table:visibility="filter">
          <table:table-cell office:value-type="string" calcext:value-type="string">
            <text:p>-59,31</text:p>
          </table:table-cell>
        </table:table-row>
        <table:table-row table:style-name="ro1" table:visibility="filter">
          <table:table-cell office:value-type="string" calcext:value-type="string">
            <text:p>-59,32</text:p>
          </table:table-cell>
        </table:table-row>
        <table:table-row table:style-name="ro1" table:visibility="filter">
          <table:table-cell office:value-type="string" calcext:value-type="string">
            <text:p>-60,32</text:p>
          </table:table-cell>
        </table:table-row>
        <table:table-row table:style-name="ro1" table:visibility="filter">
          <table:table-cell office:value-type="string" calcext:value-type="string">
            <text:p>-61,32</text:p>
          </table:table-cell>
        </table:table-row>
        <table:table-row table:style-name="ro1" table:visibility="filter">
          <table:table-cell office:value-type="string" calcext:value-type="string">
            <text:p>-61,33</text:p>
          </table:table-cell>
        </table:table-row>
        <table:table-row table:style-name="ro1" table:visibility="filter">
          <table:table-cell office:value-type="string" calcext:value-type="string">
            <text:p>-61,32</text:p>
          </table:table-cell>
        </table:table-row>
        <table:table-row table:style-name="ro1" table:visibility="filter">
          <table:table-cell office:value-type="string" calcext:value-type="string">
            <text:p>-61,31</text:p>
          </table:table-cell>
        </table:table-row>
        <table:table-row table:style-name="ro1" table:visibility="filter">
          <table:table-cell office:value-type="string" calcext:value-type="string">
            <text:p>-62,31</text:p>
          </table:table-cell>
        </table:table-row>
        <table:table-row table:style-name="ro1" table:visibility="filter">
          <table:table-cell office:value-type="string" calcext:value-type="string">
            <text:p>-62,30</text:p>
          </table:table-cell>
        </table:table-row>
        <table:table-row table:style-name="ro1" table:visibility="filter">
          <table:table-cell office:value-type="string" calcext:value-type="string">
            <text:p>-62,31</text:p>
          </table:table-cell>
        </table:table-row>
        <table:table-row table:style-name="ro1" table:visibility="filter">
          <table:table-cell office:value-type="string" calcext:value-type="string">
            <text:p>-62,32</text:p>
          </table:table-cell>
        </table:table-row>
        <table:table-row table:style-name="ro1" table:visibility="filter">
          <table:table-cell office:value-type="string" calcext:value-type="string">
            <text:p>-62,31</text:p>
          </table:table-cell>
        </table:table-row>
        <table:table-row table:style-name="ro1">
          <table:table-cell office:value-type="string" calcext:value-type="string">
            <text:p>-63,31</text:p>
          </table:table-cell>
        </table:table-row>
        <table:table-row table:style-name="ro1" table:visibility="filter">
          <table:table-cell office:value-type="string" calcext:value-type="string">
            <text:p>-63,30</text:p>
          </table:table-cell>
        </table:table-row>
        <table:table-row table:style-name="ro1" table:visibility="filter">
          <table:table-cell office:value-type="string" calcext:value-type="string">
            <text:p>-63,29</text:p>
          </table:table-cell>
        </table:table-row>
        <table:table-row table:style-name="ro1" table:visibility="filter">
          <table:table-cell office:value-type="string" calcext:value-type="string">
            <text:p>-63,28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3,28</text:p>
          </table:table-cell>
        </table:table-row>
        <table:table-row table:style-name="ro1" table:visibility="filter">
          <table:table-cell office:value-type="string" calcext:value-type="string">
            <text:p>-62,28</text:p>
          </table:table-cell>
        </table:table-row>
        <table:table-row table:style-name="ro1" table:visibility="filter">
          <table:table-cell office:value-type="string" calcext:value-type="string">
            <text:p>-61,28</text:p>
          </table:table-cell>
        </table:table-row>
        <table:table-row table:style-name="ro1" table:visibility="filter">
          <table:table-cell office:value-type="string" calcext:value-type="string">
            <text:p>-61,29</text:p>
          </table:table-cell>
        </table:table-row>
        <table:table-row table:style-name="ro1" table:visibility="filter">
          <table:table-cell office:value-type="string" calcext:value-type="string">
            <text:p>-61,28</text:p>
          </table:table-cell>
        </table:table-row>
        <table:table-row table:style-name="ro1" table:visibility="filter">
          <table:table-cell office:value-type="string" calcext:value-type="string">
            <text:p>-61,29</text:p>
          </table:table-cell>
        </table:table-row>
        <table:table-row table:style-name="ro1" table:visibility="filter">
          <table:table-cell office:value-type="string" calcext:value-type="string">
            <text:p>-60,29</text:p>
          </table:table-cell>
        </table:table-row>
        <table:table-row table:style-name="ro1" table:visibility="filter">
          <table:table-cell office:value-type="string" calcext:value-type="string">
            <text:p>-60,30</text:p>
          </table:table-cell>
        </table:table-row>
        <table:table-row table:style-name="ro1" table:visibility="filter">
          <table:table-cell office:value-type="string" calcext:value-type="string">
            <text:p>-60,31</text:p>
          </table:table-cell>
        </table:table-row>
        <table:table-row table:style-name="ro1" table:visibility="filter">
          <table:table-cell office:value-type="string" calcext:value-type="string">
            <text:p>-61,31</text:p>
          </table:table-cell>
        </table:table-row>
        <table:table-row table:style-name="ro1" table:visibility="filter">
          <table:table-cell office:value-type="string" calcext:value-type="string">
            <text:p>-62,31</text:p>
          </table:table-cell>
        </table:table-row>
        <table:table-row table:style-name="ro1" table:visibility="filter">
          <table:table-cell office:value-type="string" calcext:value-type="string">
            <text:p>-63,31</text:p>
          </table:table-cell>
        </table:table-row>
        <table:table-row table:style-name="ro1" table:visibility="filter">
          <table:table-cell office:value-type="string" calcext:value-type="string">
            <text:p>-63,32</text:p>
          </table:table-cell>
        </table:table-row>
        <table:table-row table:style-name="ro1" table:visibility="filter">
          <table:table-cell office:value-type="string" calcext:value-type="string">
            <text:p>-62,32</text:p>
          </table:table-cell>
        </table:table-row>
        <table:table-row table:style-name="ro1" table:visibility="filter">
          <table:table-cell office:value-type="string" calcext:value-type="string">
            <text:p>-61,32</text:p>
          </table:table-cell>
        </table:table-row>
        <table:table-row table:style-name="ro1" table:visibility="filter">
          <table:table-cell office:value-type="string" calcext:value-type="string">
            <text:p>-61,33</text:p>
          </table:table-cell>
        </table:table-row>
        <table:table-row table:style-name="ro1" table:visibility="filter">
          <table:table-cell office:value-type="string" calcext:value-type="string">
            <text:p>-61,34</text:p>
          </table:table-cell>
        </table:table-row>
        <table:table-row table:style-name="ro1" table:visibility="filter">
          <table:table-cell office:value-type="string" calcext:value-type="string">
            <text:p>-60,34</text:p>
          </table:table-cell>
        </table:table-row>
        <table:table-row table:style-name="ro1" table:visibility="filter">
          <table:table-cell office:value-type="string" calcext:value-type="string">
            <text:p>-60,35</text:p>
          </table:table-cell>
        </table:table-row>
        <table:table-row table:style-name="ro1" table:visibility="filter">
          <table:table-cell office:value-type="string" calcext:value-type="string">
            <text:p>-61,35</text:p>
          </table:table-cell>
        </table:table-row>
        <table:table-row table:style-name="ro1" table:visibility="filter">
          <table:table-cell office:value-type="string" calcext:value-type="string">
            <text:p>-61,36</text:p>
          </table:table-cell>
        </table:table-row>
        <table:table-row table:style-name="ro1" table:visibility="filter">
          <table:table-cell office:value-type="string" calcext:value-type="string">
            <text:p>-61,37</text:p>
          </table:table-cell>
        </table:table-row>
        <table:table-row table:style-name="ro1" table:visibility="filter">
          <table:table-cell office:value-type="string" calcext:value-type="string">
            <text:p>-62,37</text:p>
          </table:table-cell>
        </table:table-row>
        <table:table-row table:style-name="ro1" table:visibility="filter">
          <table:table-cell office:value-type="string" calcext:value-type="string">
            <text:p>-62,38</text:p>
          </table:table-cell>
        </table:table-row>
        <table:table-row table:style-name="ro1" table:visibility="filter">
          <table:table-cell office:value-type="string" calcext:value-type="string">
            <text:p>-63,38</text:p>
          </table:table-cell>
        </table:table-row>
        <table:table-row table:style-name="ro1" table:visibility="filter">
          <table:table-cell office:value-type="string" calcext:value-type="string">
            <text:p>-64,38</text:p>
          </table:table-cell>
        </table:table-row>
        <table:table-row table:style-name="ro1">
          <table:table-cell office:value-type="string" calcext:value-type="string">
            <text:p>-65,38</text:p>
          </table:table-cell>
        </table:table-row>
        <table:table-row table:style-name="ro1">
          <table:table-cell office:value-type="string" calcext:value-type="string">
            <text:p>-65,37</text:p>
          </table:table-cell>
        </table:table-row>
        <table:table-row table:style-name="ro1" table:visibility="filter">
          <table:table-cell office:value-type="string" calcext:value-type="string">
            <text:p>-65,38</text:p>
          </table:table-cell>
        </table:table-row>
        <table:table-row table:style-name="ro1">
          <table:table-cell office:value-type="string" calcext:value-type="string">
            <text:p>-66,38</text:p>
          </table:table-cell>
        </table:table-row>
        <table:table-row table:style-name="ro1">
          <table:table-cell office:value-type="string" calcext:value-type="string">
            <text:p>-66,39</text:p>
          </table:table-cell>
        </table:table-row>
        <table:table-row table:style-name="ro1">
          <table:table-cell office:value-type="string" calcext:value-type="string">
            <text:p>-66,40</text:p>
          </table:table-cell>
        </table:table-row>
        <table:table-row table:style-name="ro1" table:visibility="filter">
          <table:table-cell office:value-type="string" calcext:value-type="string">
            <text:p>-66,39</text:p>
          </table:table-cell>
        </table:table-row>
        <table:table-row table:style-name="ro1">
          <table:table-cell office:value-type="string" calcext:value-type="string">
            <text:p>-67,39</text:p>
          </table:table-cell>
        </table:table-row>
        <table:table-row table:style-name="ro1">
          <table:table-cell office:value-type="string" calcext:value-type="string">
            <text:p>-68,39</text:p>
          </table:table-cell>
        </table:table-row>
        <table:table-row table:style-name="ro1">
          <table:table-cell office:value-type="string" calcext:value-type="string">
            <text:p>-68,38</text:p>
          </table:table-cell>
        </table:table-row>
        <table:table-row table:style-name="ro1">
          <table:table-cell office:value-type="string" calcext:value-type="string">
            <text:p>-68,37</text:p>
          </table:table-cell>
        </table:table-row>
        <table:table-row table:style-name="ro1" table:visibility="filter">
          <table:table-cell office:value-type="string" calcext:value-type="string">
            <text:p>-68,38</text:p>
          </table:table-cell>
        </table:table-row>
        <table:table-row table:style-name="ro1">
          <table:table-cell office:value-type="string" calcext:value-type="string">
            <text:p>-69,38</text:p>
          </table:table-cell>
        </table:table-row>
        <table:table-row table:style-name="ro1">
          <table:table-cell office:value-type="string" calcext:value-type="string">
            <text:p>-70,38</text:p>
          </table:table-cell>
        </table:table-row>
        <table:table-row table:style-name="ro1">
          <table:table-cell office:value-type="string" calcext:value-type="string">
            <text:p>-70,39</text:p>
          </table:table-cell>
        </table:table-row>
        <table:table-row table:style-name="ro1">
          <table:table-cell office:value-type="string" calcext:value-type="string">
            <text:p>-70,40</text:p>
          </table:table-cell>
        </table:table-row>
        <table:table-row table:style-name="ro1">
          <table:table-cell office:value-type="string" calcext:value-type="string">
            <text:p>-70,41</text:p>
          </table:table-cell>
        </table:table-row>
        <table:table-row table:style-name="ro1" table:visibility="filter">
          <table:table-cell office:value-type="string" calcext:value-type="string">
            <text:p>-70,40</text:p>
          </table:table-cell>
        </table:table-row>
        <table:table-row table:style-name="ro1" table:visibility="filter">
          <table:table-cell office:value-type="string" calcext:value-type="string">
            <text:p>-70,39</text:p>
          </table:table-cell>
        </table:table-row>
        <table:table-row table:style-name="ro1">
          <table:table-cell office:value-type="string" calcext:value-type="string">
            <text:p>-69,39</text:p>
          </table:table-cell>
        </table:table-row>
        <table:table-row table:style-name="ro1" table:visibility="filter">
          <table:table-cell office:value-type="string" calcext:value-type="string">
            <text:p>-70,39</text:p>
          </table:table-cell>
        </table:table-row>
        <table:table-row table:style-name="ro1" table:visibility="filter">
          <table:table-cell office:value-type="string" calcext:value-type="string">
            <text:p>-70,38</text:p>
          </table:table-cell>
        </table:table-row>
        <table:table-row table:style-name="ro1">
          <table:table-cell office:value-type="string" calcext:value-type="string">
            <text:p>-71,38</text:p>
          </table:table-cell>
        </table:table-row>
        <table:table-row table:style-name="ro1">
          <table:table-cell office:value-type="string" calcext:value-type="string">
            <text:p>-71,37</text:p>
          </table:table-cell>
        </table:table-row>
        <table:table-row table:style-name="ro1">
          <table:table-cell office:value-type="string" calcext:value-type="string">
            <text:p>-71,36</text:p>
          </table:table-cell>
        </table:table-row>
        <table:table-row table:style-name="ro1" table:visibility="filter">
          <table:table-cell office:value-type="string" calcext:value-type="string">
            <text:p>-71,37</text:p>
          </table:table-cell>
        </table:table-row>
        <table:table-row table:style-name="ro1">
          <table:table-cell office:value-type="string" calcext:value-type="string">
            <text:p>-70,37</text:p>
          </table:table-cell>
        </table:table-row>
        <table:table-row table:style-name="ro1">
          <table:table-cell office:value-type="string" calcext:value-type="string">
            <text:p>-70,36</text:p>
          </table:table-cell>
        </table:table-row>
        <table:table-row table:style-name="ro1" table:visibility="filter">
          <table:table-cell office:value-type="string" calcext:value-type="string">
            <text:p>-70,37</text:p>
          </table:table-cell>
        </table:table-row>
        <table:table-row table:style-name="ro1" table:visibility="filter">
          <table:table-cell office:value-type="string" calcext:value-type="string">
            <text:p>-70,38</text:p>
          </table:table-cell>
        </table:table-row>
        <table:table-row table:style-name="ro1" table:visibility="filter">
          <table:table-cell office:value-type="string" calcext:value-type="string">
            <text:p>-70,37</text:p>
          </table:table-cell>
        </table:table-row>
        <table:table-row table:style-name="ro1" table:visibility="filter">
          <table:table-cell office:value-type="string" calcext:value-type="string">
            <text:p>-71,37</text:p>
          </table:table-cell>
        </table:table-row>
        <table:table-row table:style-name="ro1" table:visibility="filter">
          <table:table-cell office:value-type="string" calcext:value-type="string">
            <text:p>-71,36</text:p>
          </table:table-cell>
        </table:table-row>
        <table:table-row table:style-name="ro1" table:visibility="filter">
          <table:table-cell office:value-type="string" calcext:value-type="string">
            <text:p>-70,36</text:p>
          </table:table-cell>
        </table:table-row>
        <table:table-row table:style-name="ro1" table:visibility="filter">
          <table:table-cell office:value-type="string" calcext:value-type="string">
            <text:p>-70,37</text:p>
          </table:table-cell>
        </table:table-row>
        <table:table-row table:style-name="ro1" table:visibility="filter">
          <table:table-cell office:value-type="string" calcext:value-type="string">
            <text:p>-70,38</text:p>
          </table:table-cell>
        </table:table-row>
        <table:table-row table:style-name="ro1" table:visibility="filter">
          <table:table-cell office:value-type="string" calcext:value-type="string">
            <text:p>-71,38</text:p>
          </table:table-cell>
        </table:table-row>
        <table:table-row table:style-name="ro1">
          <table:table-cell office:value-type="string" calcext:value-type="string">
            <text:p>-71,39</text:p>
          </table:table-cell>
        </table:table-row>
        <table:table-row table:style-name="ro1" table:visibility="filter">
          <table:table-cell office:value-type="string" calcext:value-type="string">
            <text:p>-71,38</text:p>
          </table:table-cell>
        </table:table-row>
        <table:table-row table:style-name="ro1">
          <table:table-cell office:value-type="string" calcext:value-type="string">
            <text:p>-72,38</text:p>
          </table:table-cell>
        </table:table-row>
        <table:table-row table:style-name="ro1">
          <table:table-cell office:value-type="string" calcext:value-type="string">
            <text:p>-72,39</text:p>
          </table:table-cell>
        </table:table-row>
        <table:table-row table:style-name="ro1" table:visibility="filter">
          <table:table-cell office:value-type="string" calcext:value-type="string">
            <text:p>-71,39</text:p>
          </table:table-cell>
        </table:table-row>
        <table:table-row table:style-name="ro1" table:visibility="filter">
          <table:table-cell office:value-type="string" calcext:value-type="string">
            <text:p>-70,39</text:p>
          </table:table-cell>
        </table:table-row>
        <table:table-row table:style-name="ro1" table:visibility="filter">
          <table:table-cell office:value-type="string" calcext:value-type="string">
            <text:p>-69,39</text:p>
          </table:table-cell>
        </table:table-row>
        <table:table-row table:style-name="ro1" table:visibility="filter">
          <table:table-cell office:value-type="string" calcext:value-type="string">
            <text:p>-70,39</text:p>
          </table:table-cell>
        </table:table-row>
        <table:table-row table:style-name="ro1" table:visibility="filter">
          <table:table-cell office:value-type="string" calcext:value-type="string">
            <text:p>-71,39</text:p>
          </table:table-cell>
        </table:table-row>
        <table:table-row table:style-name="ro1" table:visibility="filter">
          <table:table-cell office:value-type="string" calcext:value-type="string">
            <text:p>-70,39</text:p>
          </table:table-cell>
        </table:table-row>
        <table:table-row table:style-name="ro1" table:visibility="filter">
          <table:table-cell office:value-type="string" calcext:value-type="string">
            <text:p>-70,38</text:p>
          </table:table-cell>
        </table:table-row>
        <table:table-row table:style-name="ro1" table:visibility="filter">
          <table:table-cell office:value-type="string" calcext:value-type="string">
            <text:p>-70,37</text:p>
          </table:table-cell>
        </table:table-row>
        <table:table-row table:style-name="ro1" table:visibility="filter">
          <table:table-cell office:value-type="string" calcext:value-type="string">
            <text:p>-71,37</text:p>
          </table:table-cell>
        </table:table-row>
        <table:table-row table:style-name="ro1">
          <table:table-cell office:value-type="string" calcext:value-type="string">
            <text:p>-72,37</text:p>
          </table:table-cell>
        </table:table-row>
        <table:table-row table:style-name="ro1" table:visibility="filter">
          <table:table-cell office:value-type="string" calcext:value-type="string">
            <text:p>-72,38</text:p>
          </table:table-cell>
        </table:table-row>
        <table:table-row table:style-name="ro1" table:visibility="filter">
          <table:table-cell office:value-type="string" calcext:value-type="string">
            <text:p>-71,38</text:p>
          </table:table-cell>
        </table:table-row>
        <table:table-row table:style-name="ro1" table:visibility="filter">
          <table:table-cell office:value-type="string" calcext:value-type="string">
            <text:p>-72,38</text:p>
          </table:table-cell>
        </table:table-row>
        <table:table-row table:style-name="ro1">
          <table:table-cell office:value-type="string" calcext:value-type="string">
            <text:p>-73,38</text:p>
          </table:table-cell>
        </table:table-row>
        <table:table-row table:style-name="ro1">
          <table:table-cell office:value-type="string" calcext:value-type="string">
            <text:p>-73,37</text:p>
          </table:table-cell>
        </table:table-row>
        <table:table-row table:style-name="ro1" table:visibility="filter">
          <table:table-cell office:value-type="string" calcext:value-type="string">
            <text:p>-73,38</text:p>
          </table:table-cell>
        </table:table-row>
        <table:table-row table:style-name="ro1" table:visibility="filter">
          <table:table-cell office:value-type="string" calcext:value-type="string">
            <text:p>-73,37</text:p>
          </table:table-cell>
        </table:table-row>
        <table:table-row table:style-name="ro1" table:visibility="filter">
          <table:table-cell office:value-type="string" calcext:value-type="string">
            <text:p>-73,38</text:p>
          </table:table-cell>
        </table:table-row>
        <table:table-row table:style-name="ro1">
          <table:table-cell office:value-type="string" calcext:value-type="string">
            <text:p>-73,39</text:p>
          </table:table-cell>
        </table:table-row>
        <table:table-row table:style-name="ro1">
          <table:table-cell office:value-type="string" calcext:value-type="string">
            <text:p>-73,40</text:p>
          </table:table-cell>
        </table:table-row>
        <table:table-row table:style-name="ro1" table:visibility="filter">
          <table:table-cell office:value-type="string" calcext:value-type="string">
            <text:p>-73,39</text:p>
          </table:table-cell>
        </table:table-row>
        <table:table-row table:style-name="ro1">
          <table:table-cell office:value-type="string" calcext:value-type="string">
            <text:p>-74,39</text:p>
          </table:table-cell>
        </table:table-row>
        <table:table-row table:style-name="ro1">
          <table:table-cell office:value-type="string" calcext:value-type="string">
            <text:p>-74,38</text:p>
          </table:table-cell>
        </table:table-row>
        <table:table-row table:style-name="ro1">
          <table:table-cell office:value-type="string" calcext:value-type="string">
            <text:p>-74,37</text:p>
          </table:table-cell>
        </table:table-row>
        <table:table-row table:style-name="ro1" table:visibility="filter">
          <table:table-cell office:value-type="string" calcext:value-type="string">
            <text:p>-73,37</text:p>
          </table:table-cell>
        </table:table-row>
        <table:table-row table:style-name="ro1" table:visibility="filter">
          <table:table-cell office:value-type="string" calcext:value-type="string">
            <text:p>-73,38</text:p>
          </table:table-cell>
        </table:table-row>
        <table:table-row table:style-name="ro1" table:visibility="filter">
          <table:table-cell office:value-type="string" calcext:value-type="string">
            <text:p>-72,38</text:p>
          </table:table-cell>
        </table:table-row>
        <table:table-row table:style-name="ro1" table:visibility="filter">
          <table:table-cell office:value-type="string" calcext:value-type="string">
            <text:p>-72,37</text:p>
          </table:table-cell>
        </table:table-row>
        <table:table-row table:style-name="ro1">
          <table:table-cell office:value-type="string" calcext:value-type="string">
            <text:p>-72,36</text:p>
          </table:table-cell>
        </table:table-row>
        <table:table-row table:style-name="ro1">
          <table:table-cell office:value-type="string" calcext:value-type="string">
            <text:p>-73,36</text:p>
          </table:table-cell>
        </table:table-row>
        <table:table-row table:style-name="ro1" table:visibility="filter">
          <table:table-cell office:value-type="string" calcext:value-type="string">
            <text:p>-73,37</text:p>
          </table:table-cell>
        </table:table-row>
        <table:table-row table:style-name="ro1" table:visibility="filter">
          <table:table-cell office:value-type="string" calcext:value-type="string">
            <text:p>-72,37</text:p>
          </table:table-cell>
        </table:table-row>
        <table:table-row table:style-name="ro1" table:visibility="filter">
          <table:table-cell office:value-type="string" calcext:value-type="string">
            <text:p>-71,37</text:p>
          </table:table-cell>
        </table:table-row>
        <table:table-row table:style-name="ro1" table:visibility="filter">
          <table:table-cell office:value-type="string" calcext:value-type="string">
            <text:p>-71,38</text:p>
          </table:table-cell>
        </table:table-row>
        <table:table-row table:style-name="ro1" table:visibility="filter">
          <table:table-cell office:value-type="string" calcext:value-type="string">
            <text:p>-72,38</text:p>
          </table:table-cell>
        </table:table-row>
        <table:table-row table:style-name="ro1" table:visibility="filter">
          <table:table-cell office:value-type="string" calcext:value-type="string">
            <text:p>-72,37</text:p>
          </table:table-cell>
        </table:table-row>
        <table:table-row table:style-name="ro1" table:visibility="filter">
          <table:table-cell office:value-type="string" calcext:value-type="string">
            <text:p>-73,37</text:p>
          </table:table-cell>
        </table:table-row>
        <table:table-row table:style-name="ro1" table:visibility="filter">
          <table:table-cell office:value-type="string" calcext:value-type="string">
            <text:p>-72,37</text:p>
          </table:table-cell>
        </table:table-row>
        <table:table-row table:style-name="ro1" table:visibility="filter">
          <table:table-cell office:value-type="string" calcext:value-type="string">
            <text:p>-72,36</text:p>
          </table:table-cell>
        </table:table-row>
        <table:table-row table:style-name="ro1">
          <table:table-cell office:value-type="string" calcext:value-type="string">
            <text:p>-72,35</text:p>
          </table:table-cell>
        </table:table-row>
        <table:table-row table:style-name="ro1">
          <table:table-cell office:value-type="string" calcext:value-type="string">
            <text:p>-71,35</text:p>
          </table:table-cell>
        </table:table-row>
        <table:table-row table:style-name="ro1">
          <table:table-cell office:value-type="string" calcext:value-type="string">
            <text:p>-70,35</text:p>
          </table:table-cell>
        </table:table-row>
        <table:table-row table:style-name="ro1">
          <table:table-cell office:value-type="string" calcext:value-type="string">
            <text:p>-69,35</text:p>
          </table:table-cell>
        </table:table-row>
        <table:table-row table:style-name="ro1">
          <table:table-cell office:value-type="string" calcext:value-type="string">
            <text:p>-69,36</text:p>
          </table:table-cell>
        </table:table-row>
        <table:table-row table:style-name="ro1">
          <table:table-cell office:value-type="string" calcext:value-type="string">
            <text:p>-68,36</text:p>
          </table:table-cell>
        </table:table-row>
        <table:table-row table:style-name="ro1">
          <table:table-cell office:value-type="string" calcext:value-type="string">
            <text:p>-67,36</text:p>
          </table:table-cell>
        </table:table-row>
        <table:table-row table:style-name="ro1">
          <table:table-cell office:value-type="string" calcext:value-type="string">
            <text:p>-66,36</text:p>
          </table:table-cell>
        </table:table-row>
        <table:table-row table:style-name="ro1" table:visibility="filter">
          <table:table-cell office:value-type="string" calcext:value-type="string">
            <text:p>-67,36</text:p>
          </table:table-cell>
        </table:table-row>
        <table:table-row table:style-name="ro1" table:visibility="filter">
          <table:table-cell office:value-type="string" calcext:value-type="string">
            <text:p>-68,36</text:p>
          </table:table-cell>
        </table:table-row>
        <table:table-row table:style-name="ro1">
          <table:table-cell office:value-type="string" calcext:value-type="string">
            <text:p>-68,35</text:p>
          </table:table-cell>
        </table:table-row>
        <table:table-row table:style-name="ro1" table:visibility="filter">
          <table:table-cell office:value-type="string" calcext:value-type="string">
            <text:p>-69,35</text:p>
          </table:table-cell>
        </table:table-row>
        <table:table-row table:style-name="ro1" table:visibility="filter">
          <table:table-cell office:value-type="string" calcext:value-type="string">
            <text:p>-69,36</text:p>
          </table:table-cell>
        </table:table-row>
        <table:table-row table:style-name="ro1" table:visibility="filter">
          <table:table-cell office:value-type="string" calcext:value-type="string">
            <text:p>-70,36</text:p>
          </table:table-cell>
        </table:table-row>
        <table:table-row table:style-name="ro1" table:visibility="filter">
          <table:table-cell office:value-type="string" calcext:value-type="string">
            <text:p>-69,36</text:p>
          </table:table-cell>
        </table:table-row>
        <table:table-row table:style-name="ro1">
          <table:table-cell office:value-type="string" calcext:value-type="string">
            <text:p>-69,37</text:p>
          </table:table-cell>
        </table:table-row>
        <table:table-row table:style-name="ro1" table:visibility="filter">
          <table:table-cell office:value-type="string" calcext:value-type="string">
            <text:p>-70,37</text:p>
          </table:table-cell>
        </table:table-row>
        <table:table-row table:style-name="ro1" table:visibility="filter">
          <table:table-cell office:value-type="string" calcext:value-type="string">
            <text:p>-71,37</text:p>
          </table:table-cell>
        </table:table-row>
        <table:table-row table:style-name="ro1" table:visibility="filter">
          <table:table-cell office:value-type="string" calcext:value-type="string">
            <text:p>-72,37</text:p>
          </table:table-cell>
        </table:table-row>
        <table:table-row table:style-name="ro1" table:visibility="filter">
          <table:table-cell office:value-type="string" calcext:value-type="string">
            <text:p>-71,37</text:p>
          </table:table-cell>
        </table:table-row>
        <table:table-row table:style-name="ro1" table:visibility="filter">
          <table:table-cell office:value-type="string" calcext:value-type="string">
            <text:p>-70,37</text:p>
          </table:table-cell>
        </table:table-row>
        <table:table-row table:style-name="ro1" table:visibility="filter">
          <table:table-cell office:value-type="string" calcext:value-type="string">
            <text:p>-70,38</text:p>
          </table:table-cell>
        </table:table-row>
        <table:table-row table:style-name="ro1" table:visibility="filter">
          <table:table-cell office:value-type="string" calcext:value-type="string">
            <text:p>-71,38</text:p>
          </table:table-cell>
        </table:table-row>
        <table:table-row table:style-name="ro1" table:visibility="filter">
          <table:table-cell office:value-type="string" calcext:value-type="string">
            <text:p>-72,38</text:p>
          </table:table-cell>
        </table:table-row>
        <table:table-row table:style-name="ro1" table:visibility="filter">
          <table:table-cell office:value-type="string" calcext:value-type="string">
            <text:p>-71,38</text:p>
          </table:table-cell>
        </table:table-row>
        <table:table-row table:style-name="ro1" table:visibility="filter">
          <table:table-cell office:value-type="string" calcext:value-type="string">
            <text:p>-70,38</text:p>
          </table:table-cell>
        </table:table-row>
        <table:table-row table:style-name="ro1" table:visibility="filter">
          <table:table-cell office:value-type="string" calcext:value-type="string">
            <text:p>-71,38</text:p>
          </table:table-cell>
        </table:table-row>
        <table:table-row table:style-name="ro1" table:visibility="filter">
          <table:table-cell office:value-type="string" calcext:value-type="string">
            <text:p>-71,39</text:p>
          </table:table-cell>
        </table:table-row>
        <table:table-row table:style-name="ro1" table:visibility="filter">
          <table:table-cell office:value-type="string" calcext:value-type="string">
            <text:p>-72,39</text:p>
          </table:table-cell>
        </table:table-row>
        <table:table-row table:style-name="ro1" table:visibility="filter">
          <table:table-cell office:value-type="string" calcext:value-type="string">
            <text:p>-73,39</text:p>
          </table:table-cell>
        </table:table-row>
        <table:table-row table:style-name="ro1" table:visibility="filter">
          <table:table-cell office:value-type="string" calcext:value-type="string">
            <text:p>-73,40</text:p>
          </table:table-cell>
        </table:table-row>
        <table:table-row table:style-name="ro1">
          <table:table-cell office:value-type="string" calcext:value-type="string">
            <text:p>-73,41</text:p>
          </table:table-cell>
        </table:table-row>
        <table:table-row table:style-name="ro1">
          <table:table-cell office:value-type="string" calcext:value-type="string">
            <text:p>-73,42</text:p>
          </table:table-cell>
        </table:table-row>
        <table:table-row table:style-name="ro1">
          <table:table-cell office:value-type="string" calcext:value-type="string">
            <text:p>-72,42</text:p>
          </table:table-cell>
        </table:table-row>
        <table:table-row table:style-name="ro1">
          <table:table-cell office:value-type="string" calcext:value-type="string">
            <text:p>-71,42</text:p>
          </table:table-cell>
        </table:table-row>
        <table:table-row table:style-name="ro1">
          <table:table-cell office:value-type="string" calcext:value-type="string">
            <text:p>-71,41</text:p>
          </table:table-cell>
        </table:table-row>
        <table:table-row table:style-name="ro1" table:visibility="filter">
          <table:table-cell office:value-type="string" calcext:value-type="string">
            <text:p>-71,42</text:p>
          </table:table-cell>
        </table:table-row>
        <table:table-row table:style-name="ro1">
          <table:table-cell office:value-type="string" calcext:value-type="string">
            <text:p>-71,43</text:p>
          </table:table-cell>
        </table:table-row>
        <table:table-row table:style-name="ro1">
          <table:table-cell office:value-type="string" calcext:value-type="string">
            <text:p>-70,43</text:p>
          </table:table-cell>
        </table:table-row>
        <table:table-row table:style-name="ro1">
          <table:table-cell office:value-type="string" calcext:value-type="string">
            <text:p>-70,42</text:p>
          </table:table-cell>
        </table:table-row>
        <table:table-row table:style-name="ro1" table:visibility="filter">
          <table:table-cell office:value-type="string" calcext:value-type="string">
            <text:p>-71,42</text:p>
          </table:table-cell>
        </table:table-row>
        <table:table-row table:style-name="ro1" table:visibility="filter">
          <table:table-cell office:value-type="string" calcext:value-type="string">
            <text:p>-72,42</text:p>
          </table:table-cell>
        </table:table-row>
        <table:table-row table:style-name="ro1" table:visibility="filter">
          <table:table-cell office:value-type="string" calcext:value-type="string">
            <text:p>-73,42</text:p>
          </table:table-cell>
        </table:table-row>
        <table:table-row table:style-name="ro1" table:visibility="filter">
          <table:table-cell office:value-type="string" calcext:value-type="string">
            <text:p>-72,42</text:p>
          </table:table-cell>
        </table:table-row>
        <table:table-row table:style-name="ro1">
          <table:table-cell office:value-type="string" calcext:value-type="string">
            <text:p>-72,41</text:p>
          </table:table-cell>
        </table:table-row>
        <table:table-row table:style-name="ro1" table:visibility="filter">
          <table:table-cell office:value-type="string" calcext:value-type="string">
            <text:p>-71,41</text:p>
          </table:table-cell>
        </table:table-row>
        <table:table-row table:style-name="ro1">
          <table:table-cell office:value-type="string" calcext:value-type="string">
            <text:p>-71,40</text:p>
          </table:table-cell>
        </table:table-row>
        <table:table-row table:style-name="ro1" table:visibility="filter">
          <table:table-cell office:value-type="string" calcext:value-type="string">
            <text:p>-70,40</text:p>
          </table:table-cell>
        </table:table-row>
        <table:table-row table:style-name="ro1" table:visibility="filter">
          <table:table-cell office:value-type="string" calcext:value-type="string">
            <text:p>-70,39</text:p>
          </table:table-cell>
        </table:table-row>
        <table:table-row table:style-name="ro1" table:visibility="filter">
          <table:table-cell office:value-type="string" calcext:value-type="string">
            <text:p>-71,39</text:p>
          </table:table-cell>
        </table:table-row>
        <table:table-row table:style-name="ro1" table:visibility="filter">
          <table:table-cell office:value-type="string" calcext:value-type="string">
            <text:p>-71,38</text:p>
          </table:table-cell>
        </table:table-row>
        <table:table-row table:style-name="ro1" table:visibility="filter">
          <table:table-cell office:value-type="string" calcext:value-type="string">
            <text:p>-72,38</text:p>
          </table:table-cell>
        </table:table-row>
        <table:table-row table:style-name="ro1" table:visibility="filter">
          <table:table-cell office:value-type="string" calcext:value-type="string">
            <text:p>-72,39</text:p>
          </table:table-cell>
        </table:table-row>
        <table:table-row table:style-name="ro1" table:visibility="filter">
          <table:table-cell office:value-type="string" calcext:value-type="string">
            <text:p>-71,39</text:p>
          </table:table-cell>
        </table:table-row>
        <table:table-row table:style-name="ro1" table:visibility="filter">
          <table:table-cell office:value-type="string" calcext:value-type="string">
            <text:p>-71,40</text:p>
          </table:table-cell>
        </table:table-row>
        <table:table-row table:style-name="ro1">
          <table:table-cell office:value-type="string" calcext:value-type="string">
            <text:p>-72,40</text:p>
          </table:table-cell>
        </table:table-row>
        <table:table-row table:style-name="ro1" table:visibility="filter">
          <table:table-cell office:value-type="string" calcext:value-type="string">
            <text:p>-71,40</text:p>
          </table:table-cell>
        </table:table-row>
        <table:table-row table:style-name="ro1" table:visibility="filter">
          <table:table-cell office:value-type="string" calcext:value-type="string">
            <text:p>-70,40</text:p>
          </table:table-cell>
        </table:table-row>
        <table:table-row table:style-name="ro1">
          <table:table-cell office:value-type="string" calcext:value-type="string">
            <text:p>-69,40</text:p>
          </table:table-cell>
        </table:table-row>
        <table:table-row table:style-name="ro1">
          <table:table-cell office:value-type="string" calcext:value-type="string">
            <text:p>-69,41</text:p>
          </table:table-cell>
        </table:table-row>
        <table:table-row table:style-name="ro1" table:visibility="filter">
          <table:table-cell office:value-type="string" calcext:value-type="string">
            <text:p>-69,40</text:p>
          </table:table-cell>
        </table:table-row>
        <table:table-row table:style-name="ro1" table:visibility="filter">
          <table:table-cell office:value-type="string" calcext:value-type="string">
            <text:p>-69,39</text:p>
          </table:table-cell>
        </table:table-row>
        <table:table-row table:style-name="ro1" table:visibility="filter">
          <table:table-cell office:value-type="string" calcext:value-type="string">
            <text:p>-69,38</text:p>
          </table:table-cell>
        </table:table-row>
        <table:table-row table:style-name="ro1" table:visibility="filter">
          <table:table-cell office:value-type="string" calcext:value-type="string">
            <text:p>-68,38</text:p>
          </table:table-cell>
        </table:table-row>
        <table:table-row table:style-name="ro1" table:visibility="filter">
          <table:table-cell office:value-type="string" calcext:value-type="string">
            <text:p>-69,38</text:p>
          </table:table-cell>
        </table:table-row>
        <table:table-row table:style-name="ro1" table:visibility="filter">
          <table:table-cell office:value-type="string" calcext:value-type="string">
            <text:p>-70,38</text:p>
          </table:table-cell>
        </table:table-row>
        <table:table-row table:style-name="ro1" table:visibility="filter">
          <table:table-cell office:value-type="string" calcext:value-type="string">
            <text:p>-70,39</text:p>
          </table:table-cell>
        </table:table-row>
        <table:table-row table:style-name="ro1" table:visibility="filter">
          <table:table-cell office:value-type="string" calcext:value-type="string">
            <text:p>-70,40</text:p>
          </table:table-cell>
        </table:table-row>
        <table:table-row table:style-name="ro1" table:visibility="filter">
          <table:table-cell office:value-type="string" calcext:value-type="string">
            <text:p>-71,40</text:p>
          </table:table-cell>
        </table:table-row>
        <table:table-row table:style-name="ro1" table:visibility="filter">
          <table:table-cell office:value-type="string" calcext:value-type="string">
            <text:p>-72,40</text:p>
          </table:table-cell>
        </table:table-row>
        <table:table-row table:style-name="ro1" table:visibility="filter">
          <table:table-cell office:value-type="string" calcext:value-type="string">
            <text:p>-71,40</text:p>
          </table:table-cell>
        </table:table-row>
        <table:table-row table:style-name="ro1" table:visibility="filter">
          <table:table-cell office:value-type="string" calcext:value-type="string">
            <text:p>-72,40</text:p>
          </table:table-cell>
        </table:table-row>
        <table:table-row table:style-name="ro1" table:visibility="filter">
          <table:table-cell office:value-type="string" calcext:value-type="string">
            <text:p>-72,39</text:p>
          </table:table-cell>
        </table:table-row>
        <table:table-row table:style-name="ro1" table:visibility="filter">
          <table:table-cell office:value-type="string" calcext:value-type="string">
            <text:p>-73,39</text:p>
          </table:table-cell>
        </table:table-row>
        <table:table-row table:style-name="ro1" table:visibility="filter">
          <table:table-cell office:value-type="string" calcext:value-type="string">
            <text:p>-72,39</text:p>
          </table:table-cell>
        </table:table-row>
        <table:table-row table:style-name="ro1" table:visibility="filter">
          <table:table-cell office:value-type="string" calcext:value-type="string">
            <text:p>-73,39</text:p>
          </table:table-cell>
        </table:table-row>
        <table:table-row table:style-name="ro1" table:visibility="filter">
          <table:table-cell office:value-type="string" calcext:value-type="string">
            <text:p>-73,40</text:p>
          </table:table-cell>
        </table:table-row>
        <table:table-row table:style-name="ro1">
          <table:table-cell office:value-type="string" calcext:value-type="string">
            <text:p>-74,40</text:p>
          </table:table-cell>
        </table:table-row>
        <table:table-row table:style-name="ro1" table:visibility="filter">
          <table:table-cell office:value-type="string" calcext:value-type="string">
            <text:p>-74,39</text:p>
          </table:table-cell>
        </table:table-row>
        <table:table-row table:style-name="ro1">
          <table:table-cell office:value-type="string" calcext:value-type="string">
            <text:p>-75,39</text:p>
          </table:table-cell>
        </table:table-row>
        <table:table-row table:style-name="ro1">
          <table:table-cell office:value-type="string" calcext:value-type="string">
            <text:p>-75,38</text:p>
          </table:table-cell>
        </table:table-row>
        <table:table-row table:style-name="ro1">
          <table:table-cell office:value-type="string" calcext:value-type="string">
            <text:p>-75,37</text:p>
          </table:table-cell>
        </table:table-row>
        <table:table-row table:style-name="ro1">
          <table:table-cell office:value-type="string" calcext:value-type="string">
            <text:p>-75,36</text:p>
          </table:table-cell>
        </table:table-row>
        <table:table-row table:style-name="ro1">
          <table:table-cell office:value-type="string" calcext:value-type="string">
            <text:p>-74,36</text:p>
          </table:table-cell>
        </table:table-row>
        <table:table-row table:style-name="ro1">
          <table:table-cell office:value-type="string" calcext:value-type="string">
            <text:p>-74,35</text:p>
          </table:table-cell>
        </table:table-row>
        <table:table-row table:style-name="ro1">
          <table:table-cell office:value-type="string" calcext:value-type="string">
            <text:p>-73,35</text:p>
          </table:table-cell>
        </table:table-row>
        <table:table-row table:style-name="ro1" table:visibility="filter">
          <table:table-cell office:value-type="string" calcext:value-type="string">
            <text:p>-72,35</text:p>
          </table:table-cell>
        </table:table-row>
        <table:table-row table:style-name="ro1" table:visibility="filter">
          <table:table-cell office:value-type="string" calcext:value-type="string">
            <text:p>-71,35</text:p>
          </table:table-cell>
        </table:table-row>
        <table:table-row table:style-name="ro1" table:visibility="filter">
          <table:table-cell office:value-type="string" calcext:value-type="string">
            <text:p>-70,35</text:p>
          </table:table-cell>
        </table:table-row>
        <table:table-row table:style-name="ro1">
          <table:table-cell office:value-type="string" calcext:value-type="string">
            <text:p>-70,34</text:p>
          </table:table-cell>
        </table:table-row>
        <table:table-row table:style-name="ro1">
          <table:table-cell office:value-type="string" calcext:value-type="string">
            <text:p>-70,33</text:p>
          </table:table-cell>
        </table:table-row>
        <table:table-row table:style-name="ro1" table:visibility="filter">
          <table:table-cell office:value-type="string" calcext:value-type="string">
            <text:p>-70,34</text:p>
          </table:table-cell>
        </table:table-row>
        <table:table-row table:style-name="ro1" table:visibility="filter">
          <table:table-cell office:value-type="string" calcext:value-type="string">
            <text:p>-70,35</text:p>
          </table:table-cell>
        </table:table-row>
        <table:table-row table:style-name="ro1" table:visibility="filter">
          <table:table-cell office:value-type="string" calcext:value-type="string">
            <text:p>-70,34</text:p>
          </table:table-cell>
        </table:table-row>
        <table:table-row table:style-name="ro1">
          <table:table-cell office:value-type="string" calcext:value-type="string">
            <text:p>-71,34</text:p>
          </table:table-cell>
        </table:table-row>
        <table:table-row table:style-name="ro1">
          <table:table-cell office:value-type="string" calcext:value-type="string">
            <text:p>-71,33</text:p>
          </table:table-cell>
        </table:table-row>
        <table:table-row table:style-name="ro1">
          <table:table-cell office:value-type="string" calcext:value-type="string">
            <text:p>-72,33</text:p>
          </table:table-cell>
        </table:table-row>
        <table:table-row table:style-name="ro1">
          <table:table-cell office:value-type="string" calcext:value-type="string">
            <text:p>-72,34</text:p>
          </table:table-cell>
        </table:table-row>
        <table:table-row table:style-name="ro1">
          <table:table-cell office:value-type="string" calcext:value-type="string">
            <text:p>-73,34</text:p>
          </table:table-cell>
        </table:table-row>
        <table:table-row table:style-name="ro1" table:visibility="filter">
          <table:table-cell office:value-type="string" calcext:value-type="string">
            <text:p>-73,35</text:p>
          </table:table-cell>
        </table:table-row>
        <table:table-row table:style-name="ro1" table:visibility="filter">
          <table:table-cell office:value-type="string" calcext:value-type="string">
            <text:p>-72,35</text:p>
          </table:table-cell>
        </table:table-row>
        <table:table-row table:style-name="ro1" table:visibility="filter">
          <table:table-cell office:value-type="string" calcext:value-type="string">
            <text:p>-73,35</text:p>
          </table:table-cell>
        </table:table-row>
        <table:table-row table:style-name="ro1" table:visibility="filter">
          <table:table-cell office:value-type="string" calcext:value-type="string">
            <text:p>-73,34</text:p>
          </table:table-cell>
        </table:table-row>
        <table:table-row table:style-name="ro1" table:visibility="filter">
          <table:table-cell office:value-type="string" calcext:value-type="string">
            <text:p>-72,34</text:p>
          </table:table-cell>
        </table:table-row>
        <table:table-row table:style-name="ro1" table:visibility="filter">
          <table:table-cell office:value-type="string" calcext:value-type="string">
            <text:p>-72,35</text:p>
          </table:table-cell>
        </table:table-row>
        <table:table-row table:style-name="ro1" table:visibility="filter">
          <table:table-cell office:value-type="string" calcext:value-type="string">
            <text:p>-72,34</text:p>
          </table:table-cell>
        </table:table-row>
        <table:table-row table:style-name="ro1" table:visibility="filter">
          <table:table-cell office:value-type="string" calcext:value-type="string">
            <text:p>-73,34</text:p>
          </table:table-cell>
        </table:table-row>
        <table:table-row table:style-name="ro1">
          <table:table-cell office:value-type="string" calcext:value-type="string">
            <text:p>-74,34</text:p>
          </table:table-cell>
        </table:table-row>
        <table:table-row table:style-name="ro1">
          <table:table-cell office:value-type="string" calcext:value-type="string">
            <text:p>-74,33</text:p>
          </table:table-cell>
        </table:table-row>
        <table:table-row table:style-name="ro1">
          <table:table-cell office:value-type="string" calcext:value-type="string">
            <text:p>-75,33</text:p>
          </table:table-cell>
        </table:table-row>
        <table:table-row table:style-name="ro1">
          <table:table-cell office:value-type="string" calcext:value-type="string">
            <text:p>-75,32</text:p>
          </table:table-cell>
        </table:table-row>
        <table:table-row table:style-name="ro1">
          <table:table-cell office:value-type="string" calcext:value-type="string">
            <text:p>-75,31</text:p>
          </table:table-cell>
        </table:table-row>
        <table:table-row table:style-name="ro1">
          <table:table-cell office:value-type="string" calcext:value-type="string">
            <text:p>-74,31</text:p>
          </table:table-cell>
        </table:table-row>
        <table:table-row table:style-name="ro1">
          <table:table-cell office:value-type="string" calcext:value-type="string">
            <text:p>-73,31</text:p>
          </table:table-cell>
        </table:table-row>
        <table:table-row table:style-name="ro1">
          <table:table-cell office:value-type="string" calcext:value-type="string">
            <text:p>-73,30</text:p>
          </table:table-cell>
        </table:table-row>
        <table:table-row table:style-name="ro1">
          <table:table-cell office:value-type="string" calcext:value-type="string">
            <text:p>-72,30</text:p>
          </table:table-cell>
        </table:table-row>
        <table:table-row table:style-name="ro1">
          <table:table-cell office:value-type="string" calcext:value-type="string">
            <text:p>-72,29</text:p>
          </table:table-cell>
        </table:table-row>
        <table:table-row table:style-name="ro1">
          <table:table-cell office:value-type="string" calcext:value-type="string">
            <text:p>-73,29</text:p>
          </table:table-cell>
        </table:table-row>
        <table:table-row table:style-name="ro1">
          <table:table-cell office:value-type="string" calcext:value-type="string">
            <text:p>-74,29</text:p>
          </table:table-cell>
        </table:table-row>
        <table:table-row table:style-name="ro1">
          <table:table-cell office:value-type="string" calcext:value-type="string">
            <text:p>-75,29</text:p>
          </table:table-cell>
        </table:table-row>
        <table:table-row table:style-name="ro1">
          <table:table-cell office:value-type="string" calcext:value-type="string">
            <text:p>-76,29</text:p>
          </table:table-cell>
        </table:table-row>
        <table:table-row table:style-name="ro1" table:visibility="filter">
          <table:table-cell office:value-type="string" calcext:value-type="string">
            <text:p>-75,29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>
          <table:table-cell office:value-type="string" calcext:value-type="string">
            <text:p>-77,29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>
          <table:table-cell office:value-type="string" calcext:value-type="string">
            <text:p>-76,28</text:p>
          </table:table-cell>
        </table:table-row>
        <table:table-row table:style-name="ro1">
          <table:table-cell office:value-type="string" calcext:value-type="string">
            <text:p>-76,27</text:p>
          </table:table-cell>
        </table:table-row>
        <table:table-row table:style-name="ro1">
          <table:table-cell office:value-type="string" calcext:value-type="string">
            <text:p>-77,27</text:p>
          </table:table-cell>
        </table:table-row>
        <table:table-row table:style-name="ro1" table:visibility="filter">
          <table:table-cell office:value-type="string" calcext:value-type="string">
            <text:p>-76,27</text:p>
          </table:table-cell>
        </table:table-row>
        <table:table-row table:style-name="ro1" table:visibility="filter">
          <table:table-cell office:value-type="string" calcext:value-type="string">
            <text:p>-77,27</text:p>
          </table:table-cell>
        </table:table-row>
        <table:table-row table:style-name="ro1">
          <table:table-cell office:value-type="string" calcext:value-type="string">
            <text:p>-77,28</text:p>
          </table:table-cell>
        </table:table-row>
        <table:table-row table:style-name="ro1" table:visibility="filter">
          <table:table-cell office:value-type="string" calcext:value-type="string">
            <text:p>-77,29</text:p>
          </table:table-cell>
        </table:table-row>
        <table:table-row table:style-name="ro1">
          <table:table-cell office:value-type="string" calcext:value-type="string">
            <text:p>-77,30</text:p>
          </table:table-cell>
        </table:table-row>
        <table:table-row table:style-name="ro1">
          <table:table-cell office:value-type="string" calcext:value-type="string">
            <text:p>-78,30</text:p>
          </table:table-cell>
        </table:table-row>
        <table:table-row table:style-name="ro1" table:visibility="filter">
          <table:table-cell office:value-type="string" calcext:value-type="string">
            <text:p>-77,30</text:p>
          </table:table-cell>
        </table:table-row>
        <table:table-row table:style-name="ro1">
          <table:table-cell office:value-type="string" calcext:value-type="string">
            <text:p>-76,30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 table:visibility="filter">
          <table:table-cell office:value-type="string" calcext:value-type="string">
            <text:p>-77,29</text:p>
          </table:table-cell>
        </table:table-row>
        <table:table-row table:style-name="ro1" table:visibility="filter">
          <table:table-cell office:value-type="string" calcext:value-type="string">
            <text:p>-77,28</text:p>
          </table:table-cell>
        </table:table-row>
        <table:table-row table:style-name="ro1">
          <table:table-cell office:value-type="string" calcext:value-type="string">
            <text:p>-78,28</text:p>
          </table:table-cell>
        </table:table-row>
        <table:table-row table:style-name="ro1">
          <table:table-cell office:value-type="string" calcext:value-type="string">
            <text:p>-78,27</text:p>
          </table:table-cell>
        </table:table-row>
        <table:table-row table:style-name="ro1">
          <table:table-cell office:value-type="string" calcext:value-type="string">
            <text:p>-78,26</text:p>
          </table:table-cell>
        </table:table-row>
        <table:table-row table:style-name="ro1">
          <table:table-cell office:value-type="string" calcext:value-type="string">
            <text:p>-78,25</text:p>
          </table:table-cell>
        </table:table-row>
        <table:table-row table:style-name="ro1">
          <table:table-cell office:value-type="string" calcext:value-type="string">
            <text:p>-77,25</text:p>
          </table:table-cell>
        </table:table-row>
        <table:table-row table:style-name="ro1" table:visibility="filter">
          <table:table-cell office:value-type="string" calcext:value-type="string">
            <text:p>-78,25</text:p>
          </table:table-cell>
        </table:table-row>
        <table:table-row table:style-name="ro1">
          <table:table-cell office:value-type="string" calcext:value-type="string">
            <text:p>-78,24</text:p>
          </table:table-cell>
        </table:table-row>
        <table:table-row table:style-name="ro1" table:visibility="filter">
          <table:table-cell office:value-type="string" calcext:value-type="string">
            <text:p>-78,25</text:p>
          </table:table-cell>
        </table:table-row>
        <table:table-row table:style-name="ro1">
          <table:table-cell office:value-type="string" calcext:value-type="string">
            <text:p>-79,25</text:p>
          </table:table-cell>
        </table:table-row>
        <table:table-row table:style-name="ro1">
          <table:table-cell office:value-type="string" calcext:value-type="string">
            <text:p>-79,24</text:p>
          </table:table-cell>
        </table:table-row>
        <table:table-row table:style-name="ro1">
          <table:table-cell office:value-type="string" calcext:value-type="string">
            <text:p>-79,23</text:p>
          </table:table-cell>
        </table:table-row>
        <table:table-row table:style-name="ro1" table:visibility="filter">
          <table:table-cell office:value-type="string" calcext:value-type="string">
            <text:p>-79,24</text:p>
          </table:table-cell>
        </table:table-row>
        <table:table-row table:style-name="ro1" table:visibility="filter">
          <table:table-cell office:value-type="string" calcext:value-type="string">
            <text:p>-78,24</text:p>
          </table:table-cell>
        </table:table-row>
        <table:table-row table:style-name="ro1">
          <table:table-cell office:value-type="string" calcext:value-type="string">
            <text:p>-77,24</text:p>
          </table:table-cell>
        </table:table-row>
        <table:table-row table:style-name="ro1">
          <table:table-cell office:value-type="string" calcext:value-type="string">
            <text:p>-76,24</text:p>
          </table:table-cell>
        </table:table-row>
        <table:table-row table:style-name="ro1" table:visibility="filter">
          <table:table-cell office:value-type="string" calcext:value-type="string">
            <text:p>-77,24</text:p>
          </table:table-cell>
        </table:table-row>
        <table:table-row table:style-name="ro1">
          <table:table-cell office:value-type="string" calcext:value-type="string">
            <text:p>-77,23</text:p>
          </table:table-cell>
        </table:table-row>
        <table:table-row table:style-name="ro1" table:visibility="filter">
          <table:table-cell office:value-type="string" calcext:value-type="string">
            <text:p>-77,24</text:p>
          </table:table-cell>
        </table:table-row>
        <table:table-row table:style-name="ro1" table:visibility="filter">
          <table:table-cell office:value-type="string" calcext:value-type="string">
            <text:p>-77,25</text:p>
          </table:table-cell>
        </table:table-row>
        <table:table-row table:style-name="ro1" table:visibility="filter">
          <table:table-cell office:value-type="string" calcext:value-type="string">
            <text:p>-78,25</text:p>
          </table:table-cell>
        </table:table-row>
        <table:table-row table:style-name="ro1" table:visibility="filter">
          <table:table-cell office:value-type="string" calcext:value-type="string">
            <text:p>-77,25</text:p>
          </table:table-cell>
        </table:table-row>
        <table:table-row table:style-name="ro1">
          <table:table-cell office:value-type="string" calcext:value-type="string">
            <text:p>-76,25</text:p>
          </table:table-cell>
        </table:table-row>
        <table:table-row table:style-name="ro1">
          <table:table-cell office:value-type="string" calcext:value-type="string">
            <text:p>-75,25</text:p>
          </table:table-cell>
        </table:table-row>
        <table:table-row table:style-name="ro1">
          <table:table-cell office:value-type="string" calcext:value-type="string">
            <text:p>-75,26</text:p>
          </table:table-cell>
        </table:table-row>
        <table:table-row table:style-name="ro1">
          <table:table-cell office:value-type="string" calcext:value-type="string">
            <text:p>-75,27</text:p>
          </table:table-cell>
        </table:table-row>
        <table:table-row table:style-name="ro1" table:visibility="filter">
          <table:table-cell office:value-type="string" calcext:value-type="string">
            <text:p>-76,27</text:p>
          </table:table-cell>
        </table:table-row>
        <table:table-row table:style-name="ro1" table:visibility="filter">
          <table:table-cell office:value-type="string" calcext:value-type="string">
            <text:p>-75,27</text:p>
          </table:table-cell>
        </table:table-row>
        <table:table-row table:style-name="ro1" table:visibility="filter">
          <table:table-cell office:value-type="string" calcext:value-type="string">
            <text:p>-76,27</text:p>
          </table:table-cell>
        </table:table-row>
        <table:table-row table:style-name="ro1" table:visibility="filter">
          <table:table-cell office:value-type="string" calcext:value-type="string">
            <text:p>-76,28</text:p>
          </table:table-cell>
        </table:table-row>
        <table:table-row table:style-name="ro1" table:visibility="filter">
          <table:table-cell office:value-type="string" calcext:value-type="string">
            <text:p>-77,28</text:p>
          </table:table-cell>
        </table:table-row>
        <table:table-row table:style-name="ro1" table:visibility="filter">
          <table:table-cell office:value-type="string" calcext:value-type="string">
            <text:p>-77,29</text:p>
          </table:table-cell>
        </table:table-row>
        <table:table-row table:style-name="ro1" table:visibility="filter">
          <table:table-cell office:value-type="string" calcext:value-type="string">
            <text:p>-77,28</text:p>
          </table:table-cell>
        </table:table-row>
        <table:table-row table:style-name="ro1" table:visibility="filter">
          <table:table-cell office:value-type="string" calcext:value-type="string">
            <text:p>-77,29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 table:visibility="filter">
          <table:table-cell office:value-type="string" calcext:value-type="string">
            <text:p>-77,29</text:p>
          </table:table-cell>
        </table:table-row>
        <table:table-row table:style-name="ro1" table:visibility="filter">
          <table:table-cell office:value-type="string" calcext:value-type="string">
            <text:p>-77,28</text:p>
          </table:table-cell>
        </table:table-row>
        <table:table-row table:style-name="ro1" table:visibility="filter">
          <table:table-cell office:value-type="string" calcext:value-type="string">
            <text:p>-77,27</text:p>
          </table:table-cell>
        </table:table-row>
        <table:table-row table:style-name="ro1" table:visibility="filter">
          <table:table-cell office:value-type="string" calcext:value-type="string">
            <text:p>-76,27</text:p>
          </table:table-cell>
        </table:table-row>
        <table:table-row table:style-name="ro1" table:visibility="filter">
          <table:table-cell office:value-type="string" calcext:value-type="string">
            <text:p>-75,27</text:p>
          </table:table-cell>
        </table:table-row>
        <table:table-row table:style-name="ro1">
          <table:table-cell office:value-type="string" calcext:value-type="string">
            <text:p>-75,28</text:p>
          </table:table-cell>
        </table:table-row>
        <table:table-row table:style-name="ro1" table:visibility="filter">
          <table:table-cell office:value-type="string" calcext:value-type="string">
            <text:p>-75,29</text:p>
          </table:table-cell>
        </table:table-row>
        <table:table-row table:style-name="ro1" table:visibility="filter">
          <table:table-cell office:value-type="string" calcext:value-type="string">
            <text:p>-75,28</text:p>
          </table:table-cell>
        </table:table-row>
        <table:table-row table:style-name="ro1">
          <table:table-cell office:value-type="string" calcext:value-type="string">
            <text:p>-74,28</text:p>
          </table:table-cell>
        </table:table-row>
        <table:table-row table:style-name="ro1" table:visibility="filter">
          <table:table-cell office:value-type="string" calcext:value-type="string">
            <text:p>-74,29</text:p>
          </table:table-cell>
        </table:table-row>
        <table:table-row table:style-name="ro1" table:visibility="filter">
          <table:table-cell office:value-type="string" calcext:value-type="string">
            <text:p>-75,29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 table:visibility="filter">
          <table:table-cell office:value-type="string" calcext:value-type="string">
            <text:p>-76,28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 table:visibility="filter">
          <table:table-cell office:value-type="string" calcext:value-type="string">
            <text:p>-75,29</text:p>
          </table:table-cell>
        </table:table-row>
        <table:table-row table:style-name="ro1" table:visibility="filter">
          <table:table-cell office:value-type="string" calcext:value-type="string">
            <text:p>-75,28</text:p>
          </table:table-cell>
        </table:table-row>
        <table:table-row table:style-name="ro1" table:visibility="filter">
          <table:table-cell office:value-type="string" calcext:value-type="string">
            <text:p>-74,28</text:p>
          </table:table-cell>
        </table:table-row>
        <table:table-row table:style-name="ro1" table:visibility="filter">
          <table:table-cell office:value-type="string" calcext:value-type="string">
            <text:p>-74,29</text:p>
          </table:table-cell>
        </table:table-row>
        <table:table-row table:style-name="ro1">
          <table:table-cell office:value-type="string" calcext:value-type="string">
            <text:p>-74,30</text:p>
          </table:table-cell>
        </table:table-row>
        <table:table-row table:style-name="ro1" table:visibility="filter">
          <table:table-cell office:value-type="string" calcext:value-type="string">
            <text:p>-73,30</text:p>
          </table:table-cell>
        </table:table-row>
        <table:table-row table:style-name="ro1" table:visibility="filter">
          <table:table-cell office:value-type="string" calcext:value-type="string">
            <text:p>-73,31</text:p>
          </table:table-cell>
        </table:table-row>
        <table:table-row table:style-name="ro1" table:visibility="filter">
          <table:table-cell office:value-type="string" calcext:value-type="string">
            <text:p>-73,30</text:p>
          </table:table-cell>
        </table:table-row>
        <table:table-row table:style-name="ro1" table:visibility="filter">
          <table:table-cell office:value-type="string" calcext:value-type="string">
            <text:p>-73,31</text:p>
          </table:table-cell>
        </table:table-row>
        <table:table-row table:style-name="ro1" table:visibility="filter">
          <table:table-cell office:value-type="string" calcext:value-type="string">
            <text:p>-74,31</text:p>
          </table:table-cell>
        </table:table-row>
        <table:table-row table:style-name="ro1" table:visibility="filter">
          <table:table-cell office:value-type="string" calcext:value-type="string">
            <text:p>-74,30</text:p>
          </table:table-cell>
        </table:table-row>
        <table:table-row table:style-name="ro1">
          <table:table-cell office:value-type="string" calcext:value-type="string">
            <text:p>-75,30</text:p>
          </table:table-cell>
        </table:table-row>
        <table:table-row table:style-name="ro1" table:visibility="filter">
          <table:table-cell office:value-type="string" calcext:value-type="string">
            <text:p>-75,31</text:p>
          </table:table-cell>
        </table:table-row>
        <table:table-row table:style-name="ro1">
          <table:table-cell office:value-type="string" calcext:value-type="string">
            <text:p>-76,31</text:p>
          </table:table-cell>
        </table:table-row>
        <table:table-row table:style-name="ro1" table:visibility="filter">
          <table:table-cell office:value-type="string" calcext:value-type="string">
            <text:p>-76,30</text:p>
          </table:table-cell>
        </table:table-row>
        <table:table-row table:style-name="ro1" table:visibility="filter">
          <table:table-cell office:value-type="string" calcext:value-type="string">
            <text:p>-76,31</text:p>
          </table:table-cell>
        </table:table-row>
        <table:table-row table:style-name="ro1" table:visibility="filter">
          <table:table-cell office:value-type="string" calcext:value-type="string">
            <text:p>-76,30</text:p>
          </table:table-cell>
        </table:table-row>
        <table:table-row table:style-name="ro1" table:visibility="filter">
          <table:table-cell office:value-type="string" calcext:value-type="string">
            <text:p>-75,30</text:p>
          </table:table-cell>
        </table:table-row>
        <table:table-row table:style-name="ro1" table:visibility="filter">
          <table:table-cell office:value-type="string" calcext:value-type="string">
            <text:p>-76,30</text:p>
          </table:table-cell>
        </table:table-row>
        <table:table-row table:style-name="ro1" table:visibility="filter">
          <table:table-cell office:value-type="string" calcext:value-type="string">
            <text:p>-75,30</text:p>
          </table:table-cell>
        </table:table-row>
        <table:table-row table:style-name="ro1" table:visibility="filter">
          <table:table-cell office:value-type="string" calcext:value-type="string">
            <text:p>-74,30</text:p>
          </table:table-cell>
        </table:table-row>
        <table:table-row table:style-name="ro1" table:visibility="filter">
          <table:table-cell office:value-type="string" calcext:value-type="string">
            <text:p>-74,29</text:p>
          </table:table-cell>
        </table:table-row>
        <table:table-row table:style-name="ro1" table:visibility="filter">
          <table:table-cell office:value-type="string" calcext:value-type="string">
            <text:p>-74,30</text:p>
          </table:table-cell>
        </table:table-row>
        <table:table-row table:style-name="ro1" table:visibility="filter">
          <table:table-cell office:value-type="string" calcext:value-type="string">
            <text:p>-74,31</text:p>
          </table:table-cell>
        </table:table-row>
        <table:table-row table:style-name="ro1" table:visibility="filter">
          <table:table-cell office:value-type="string" calcext:value-type="string">
            <text:p>-75,31</text:p>
          </table:table-cell>
        </table:table-row>
        <table:table-row table:style-name="ro1" table:visibility="filter">
          <table:table-cell office:value-type="string" calcext:value-type="string">
            <text:p>-75,32</text:p>
          </table:table-cell>
        </table:table-row>
        <table:table-row table:style-name="ro1" table:visibility="filter">
          <table:table-cell office:value-type="string" calcext:value-type="string">
            <text:p>-75,31</text:p>
          </table:table-cell>
        </table:table-row>
        <table:table-row table:style-name="ro1" table:visibility="filter">
          <table:table-cell office:value-type="string" calcext:value-type="string">
            <text:p>-75,32</text:p>
          </table:table-cell>
        </table:table-row>
        <table:table-row table:style-name="ro1" table:visibility="filter">
          <table:table-cell office:value-type="string" calcext:value-type="string">
            <text:p>-75,33</text:p>
          </table:table-cell>
        </table:table-row>
        <table:table-row table:style-name="ro1">
          <table:table-cell office:value-type="string" calcext:value-type="string">
            <text:p>-76,33</text:p>
          </table:table-cell>
        </table:table-row>
        <table:table-row table:style-name="ro1">
          <table:table-cell office:value-type="string" calcext:value-type="string">
            <text:p>-77,33</text:p>
          </table:table-cell>
        </table:table-row>
        <table:table-row table:style-name="ro1" table:visibility="filter">
          <table:table-cell office:value-type="string" calcext:value-type="string">
            <text:p>-76,33</text:p>
          </table:table-cell>
        </table:table-row>
        <table:table-row table:style-name="ro1">
          <table:table-cell office:value-type="string" calcext:value-type="string">
            <text:p>-76,34</text:p>
          </table:table-cell>
        </table:table-row>
        <table:table-row table:style-name="ro1">
          <table:table-cell office:value-type="string" calcext:value-type="string">
            <text:p>-76,35</text:p>
          </table:table-cell>
        </table:table-row>
        <table:table-row table:style-name="ro1">
          <table:table-cell office:value-type="string" calcext:value-type="string">
            <text:p>-75,35</text:p>
          </table:table-cell>
        </table:table-row>
        <table:table-row table:style-name="ro1">
          <table:table-cell office:value-type="string" calcext:value-type="string">
            <text:p>-75,34</text:p>
          </table:table-cell>
        </table:table-row>
        <table:table-row table:style-name="ro1" table:visibility="filter">
          <table:table-cell office:value-type="string" calcext:value-type="string">
            <text:p>-75,35</text:p>
          </table:table-cell>
        </table:table-row>
        <table:table-row table:style-name="ro1" table:visibility="filter">
          <table:table-cell office:value-type="string" calcext:value-type="string">
            <text:p>-75,36</text:p>
          </table:table-cell>
        </table:table-row>
        <table:table-row table:style-name="ro1" table:visibility="filter">
          <table:table-cell office:value-type="string" calcext:value-type="string">
            <text:p>-74,36</text:p>
          </table:table-cell>
        </table:table-row>
        <table:table-row table:style-name="ro1" table:visibility="filter">
          <table:table-cell office:value-type="string" calcext:value-type="string">
            <text:p>-73,36</text:p>
          </table:table-cell>
        </table:table-row>
        <table:table-row table:style-name="ro1" table:visibility="filter">
          <table:table-cell office:value-type="string" calcext:value-type="string">
            <text:p>-74,36</text:p>
          </table:table-cell>
        </table:table-row>
        <table:table-row table:style-name="ro1" table:visibility="filter">
          <table:table-cell office:value-type="string" calcext:value-type="string">
            <text:p>-75,36</text:p>
          </table:table-cell>
        </table:table-row>
        <table:table-row table:style-name="ro1">
          <table:table-cell office:value-type="string" calcext:value-type="string">
            <text:p>-76,36</text:p>
          </table:table-cell>
        </table:table-row>
        <table:table-row table:style-name="ro1">
          <table:table-cell office:value-type="string" calcext:value-type="string">
            <text:p>-77,36</text:p>
          </table:table-cell>
        </table:table-row>
        <table:table-row table:style-name="ro1">
          <table:table-cell office:value-type="string" calcext:value-type="string">
            <text:p>-77,37</text:p>
          </table:table-cell>
        </table:table-row>
        <table:table-row table:style-name="ro1">
          <table:table-cell office:value-type="string" calcext:value-type="string">
            <text:p>-78,37</text:p>
          </table:table-cell>
        </table:table-row>
        <table:table-row table:style-name="ro1">
          <table:table-cell office:value-type="string" calcext:value-type="string">
            <text:p>-78,38</text:p>
          </table:table-cell>
        </table:table-row>
        <table:table-row table:style-name="ro1">
          <table:table-cell office:value-type="string" calcext:value-type="string">
            <text:p>-78,39</text:p>
          </table:table-cell>
        </table:table-row>
        <table:table-row table:style-name="ro1" table:visibility="filter">
          <table:table-cell office:value-type="string" calcext:value-type="string">
            <text:p>-78,38</text:p>
          </table:table-cell>
        </table:table-row>
        <table:table-row table:style-name="ro1">
          <table:table-cell office:value-type="string" calcext:value-type="string">
            <text:p>-77,38</text:p>
          </table:table-cell>
        </table:table-row>
        <table:table-row table:style-name="ro1">
          <table:table-cell office:value-type="string" calcext:value-type="string">
            <text:p>-77,39</text:p>
          </table:table-cell>
        </table:table-row>
        <table:table-row table:style-name="ro1">
          <table:table-cell office:value-type="string" calcext:value-type="string">
            <text:p>-77,40</text:p>
          </table:table-cell>
        </table:table-row>
        <table:table-row table:style-name="ro1" table:visibility="filter">
          <table:table-cell office:value-type="string" calcext:value-type="string">
            <text:p>-77,39</text:p>
          </table:table-cell>
        </table:table-row>
        <table:table-row table:style-name="ro1">
          <table:table-cell office:value-type="string" calcext:value-type="string">
            <text:p>-76,39</text:p>
          </table:table-cell>
        </table:table-row>
        <table:table-row table:style-name="ro1">
          <table:table-cell office:value-type="string" calcext:value-type="string">
            <text:p>-76,38</text:p>
          </table:table-cell>
        </table:table-row>
        <table:table-row table:style-name="ro1" table:visibility="filter">
          <table:table-cell office:value-type="string" calcext:value-type="string">
            <text:p>-77,38</text:p>
          </table:table-cell>
        </table:table-row>
        <table:table-row table:style-name="ro1" table:visibility="filter">
          <table:table-cell office:value-type="string" calcext:value-type="string">
            <text:p>-78,38</text:p>
          </table:table-cell>
        </table:table-row>
        <table:table-row table:style-name="ro1" table:visibility="filter">
          <table:table-cell office:value-type="string" calcext:value-type="string">
            <text:p>-78,37</text:p>
          </table:table-cell>
        </table:table-row>
        <table:table-row table:style-name="ro1">
          <table:table-cell office:value-type="string" calcext:value-type="string">
            <text:p>-78,36</text:p>
          </table:table-cell>
        </table:table-row>
        <table:table-row table:style-name="ro1" table:visibility="filter">
          <table:table-cell office:value-type="string" calcext:value-type="string">
            <text:p>-78,37</text:p>
          </table:table-cell>
        </table:table-row>
        <table:table-row table:style-name="ro1" table:visibility="filter">
          <table:table-cell office:value-type="string" calcext:value-type="string">
            <text:p>-78,38</text:p>
          </table:table-cell>
        </table:table-row>
        <table:table-row table:style-name="ro1" table:visibility="filter">
          <table:table-cell office:value-type="string" calcext:value-type="string">
            <text:p>-78,37</text:p>
          </table:table-cell>
        </table:table-row>
        <table:table-row table:style-name="ro1" table:visibility="filter">
          <table:table-cell office:value-type="string" calcext:value-type="string">
            <text:p>-78,36</text:p>
          </table:table-cell>
        </table:table-row>
        <table:table-row table:style-name="ro1" table:visibility="filter">
          <table:table-cell office:value-type="string" calcext:value-type="string">
            <text:p>-77,36</text:p>
          </table:table-cell>
        </table:table-row>
        <table:table-row table:style-name="ro1" table:visibility="filter">
          <table:table-cell office:value-type="string" calcext:value-type="string">
            <text:p>-77,37</text:p>
          </table:table-cell>
        </table:table-row>
        <table:table-row table:style-name="ro1">
          <table:table-cell office:value-type="string" calcext:value-type="string">
            <text:p>-76,37</text:p>
          </table:table-cell>
        </table:table-row>
        <table:table-row table:style-name="ro1" table:visibility="filter">
          <table:table-cell office:value-type="string" calcext:value-type="string">
            <text:p>-76,36</text:p>
          </table:table-cell>
        </table:table-row>
        <table:table-row table:style-name="ro1" table:visibility="filter">
          <table:table-cell office:value-type="string" calcext:value-type="string">
            <text:p>-76,37</text:p>
          </table:table-cell>
        </table:table-row>
        <table:table-row table:style-name="ro1" table:visibility="filter">
          <table:table-cell office:value-type="string" calcext:value-type="string">
            <text:p>-77,37</text:p>
          </table:table-cell>
        </table:table-row>
        <table:table-row table:style-name="ro1" table:visibility="filter">
          <table:table-cell office:value-type="string" calcext:value-type="string">
            <text:p>-77,36</text:p>
          </table:table-cell>
        </table:table-row>
        <table:table-row table:style-name="ro1" table:visibility="filter">
          <table:table-cell office:value-type="string" calcext:value-type="string">
            <text:p>-78,36</text:p>
          </table:table-cell>
        </table:table-row>
        <table:table-row table:style-name="ro1">
          <table:table-cell office:value-type="string" calcext:value-type="string">
            <text:p>-78,35</text:p>
          </table:table-cell>
        </table:table-row>
        <table:table-row table:style-name="ro1">
          <table:table-cell office:value-type="string" calcext:value-type="string">
            <text:p>-77,35</text:p>
          </table:table-cell>
        </table:table-row>
        <table:table-row table:style-name="ro1" table:visibility="filter">
          <table:table-cell office:value-type="string" calcext:value-type="string">
            <text:p>-78,35</text:p>
          </table:table-cell>
        </table:table-row>
        <table:table-row table:style-name="ro1" table:visibility="filter">
          <table:table-cell office:value-type="string" calcext:value-type="string">
            <text:p>-77,35</text:p>
          </table:table-cell>
        </table:table-row>
        <table:table-row table:style-name="ro1">
          <table:table-cell office:value-type="string" calcext:value-type="string">
            <text:p>-77,34</text:p>
          </table:table-cell>
        </table:table-row>
        <table:table-row table:style-name="ro1" table:visibility="filter">
          <table:table-cell office:value-type="string" calcext:value-type="string">
            <text:p>-77,33</text:p>
          </table:table-cell>
        </table:table-row>
        <table:table-row table:style-name="ro1" table:visibility="filter">
          <table:table-cell office:value-type="string" calcext:value-type="string">
            <text:p>-76,33</text:p>
          </table:table-cell>
        </table:table-row>
        <table:table-row table:style-name="ro1" table:visibility="filter">
          <table:table-cell office:value-type="string" calcext:value-type="string">
            <text:p>-75,33</text:p>
          </table:table-cell>
        </table:table-row>
        <table:table-row table:style-name="ro1" table:visibility="filter">
          <table:table-cell office:value-type="string" calcext:value-type="string">
            <text:p>-75,34</text:p>
          </table:table-cell>
        </table:table-row>
        <table:table-row table:style-name="ro1" table:visibility="filter">
          <table:table-cell office:value-type="string" calcext:value-type="string">
            <text:p>-76,34</text:p>
          </table:table-cell>
        </table:table-row>
        <table:table-row table:style-name="ro1" table:visibility="filter">
          <table:table-cell office:value-type="string" calcext:value-type="string">
            <text:p>-76,33</text:p>
          </table:table-cell>
        </table:table-row>
        <table:table-row table:style-name="ro1" table:visibility="filter">
          <table:table-cell office:value-type="string" calcext:value-type="string">
            <text:p>-76,34</text:p>
          </table:table-cell>
        </table:table-row>
        <table:table-row table:style-name="ro1" table:visibility="filter">
          <table:table-cell office:value-type="string" calcext:value-type="string">
            <text:p>-76,33</text:p>
          </table:table-cell>
        </table:table-row>
        <table:table-row table:style-name="ro1" table:visibility="filter">
          <table:table-cell office:value-type="string" calcext:value-type="string">
            <text:p>-76,34</text:p>
          </table:table-cell>
        </table:table-row>
        <table:table-row table:style-name="ro1" table:visibility="filter">
          <table:table-cell office:value-type="string" calcext:value-type="string">
            <text:p>-77,34</text:p>
          </table:table-cell>
        </table:table-row>
        <table:table-row table:style-name="ro1" table:visibility="filter">
          <table:table-cell office:value-type="string" calcext:value-type="string">
            <text:p>-77,33</text:p>
          </table:table-cell>
        </table:table-row>
        <table:table-row table:style-name="ro1">
          <table:table-cell office:value-type="string" calcext:value-type="string">
            <text:p>-78,33</text:p>
          </table:table-cell>
        </table:table-row>
        <table:table-row table:style-name="ro1">
          <table:table-cell office:value-type="string" calcext:value-type="string">
            <text:p>-78,34</text:p>
          </table:table-cell>
        </table:table-row>
        <table:table-row table:style-name="ro1" table:visibility="filter">
          <table:table-cell office:value-type="string" calcext:value-type="string">
            <text:p>-77,34</text:p>
          </table:table-cell>
        </table:table-row>
        <table:table-row table:style-name="ro1" table:visibility="filter">
          <table:table-cell office:value-type="string" calcext:value-type="string">
            <text:p>-77,35</text:p>
          </table:table-cell>
        </table:table-row>
        <table:table-row table:style-name="ro1" table:visibility="filter">
          <table:table-cell office:value-type="string" calcext:value-type="string">
            <text:p>-77,34</text:p>
          </table:table-cell>
        </table:table-row>
        <table:table-row table:style-name="ro1" table:visibility="filter">
          <table:table-cell office:value-type="string" calcext:value-type="string">
            <text:p>-76,34</text:p>
          </table:table-cell>
        </table:table-row>
        <table:table-row table:style-name="ro1" table:visibility="filter">
          <table:table-cell office:value-type="string" calcext:value-type="string">
            <text:p>-76,33</text:p>
          </table:table-cell>
        </table:table-row>
        <table:table-row table:style-name="ro1" table:visibility="filter">
          <table:table-cell office:value-type="string" calcext:value-type="string">
            <text:p>-76,34</text:p>
          </table:table-cell>
        </table:table-row>
        <table:table-row table:style-name="ro1" table:visibility="filter">
          <table:table-cell office:value-type="string" calcext:value-type="string">
            <text:p>-76,35</text:p>
          </table:table-cell>
        </table:table-row>
        <table:table-row table:style-name="ro1" table:visibility="filter">
          <table:table-cell office:value-type="string" calcext:value-type="string">
            <text:p>-75,35</text:p>
          </table:table-cell>
        </table:table-row>
        <table:table-row table:style-name="ro1" table:visibility="filter">
          <table:table-cell office:value-type="string" calcext:value-type="string">
            <text:p>-75,34</text:p>
          </table:table-cell>
        </table:table-row>
        <table:table-row table:style-name="ro1" table:visibility="filter">
          <table:table-cell office:value-type="string" calcext:value-type="string">
            <text:p>-75,33</text:p>
          </table:table-cell>
        </table:table-row>
        <table:table-row table:style-name="ro1" table:visibility="filter">
          <table:table-cell office:value-type="string" calcext:value-type="string">
            <text:p>-75,32</text:p>
          </table:table-cell>
        </table:table-row>
        <table:table-row table:style-name="ro1" table:visibility="filter">
          <table:table-cell office:value-type="string" calcext:value-type="string">
            <text:p>-75,31</text:p>
          </table:table-cell>
        </table:table-row>
        <table:table-row table:style-name="ro1" table:visibility="filter">
          <table:table-cell office:value-type="string" calcext:value-type="string">
            <text:p>-75,30</text:p>
          </table:table-cell>
        </table:table-row>
        <table:table-row table:style-name="ro1" table:visibility="filter">
          <table:table-cell office:value-type="string" calcext:value-type="string">
            <text:p>-76,30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 table:visibility="filter">
          <table:table-cell office:value-type="string" calcext:value-type="string">
            <text:p>-75,29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 table:visibility="filter">
          <table:table-cell office:value-type="string" calcext:value-type="string">
            <text:p>-77,29</text:p>
          </table:table-cell>
        </table:table-row>
        <table:table-row table:style-name="ro1" table:visibility="filter">
          <table:table-cell office:value-type="string" calcext:value-type="string">
            <text:p>-76,29</text:p>
          </table:table-cell>
        </table:table-row>
        <table:table-row table:style-name="ro1" table:visibility="filter">
          <table:table-cell office:value-type="string" calcext:value-type="string">
            <text:p>-76,28</text:p>
          </table:table-cell>
        </table:table-row>
        <table:table-row table:style-name="ro1" table:visibility="filter">
          <table:table-cell office:value-type="string" calcext:value-type="string">
            <text:p>-76,27</text:p>
          </table:table-cell>
        </table:table-row>
        <table:table-row table:style-name="ro1" table:visibility="filter">
          <table:table-cell office:value-type="string" calcext:value-type="string">
            <text:p>-75,27</text:p>
          </table:table-cell>
        </table:table-row>
        <table:table-row table:style-name="ro1" table:visibility="filter">
          <table:table-cell office:value-type="string" calcext:value-type="string">
            <text:p>-75,26</text:p>
          </table:table-cell>
        </table:table-row>
        <table:table-row table:style-name="ro1" table:visibility="filter">
          <table:table-cell office:value-type="string" calcext:value-type="string">
            <text:p>-75,25</text:p>
          </table:table-cell>
        </table:table-row>
        <table:table-row table:style-name="ro1">
          <table:table-cell office:value-type="string" calcext:value-type="string">
            <text:p>-75,24</text:p>
          </table:table-cell>
        </table:table-row>
        <table:table-row table:style-name="ro1">
          <table:table-cell office:value-type="string" calcext:value-type="string">
            <text:p>-75,23</text:p>
          </table:table-cell>
        </table:table-row>
        <table:table-row table:style-name="ro1">
          <table:table-cell office:value-type="string" calcext:value-type="string">
            <text:p>-75,22</text:p>
          </table:table-cell>
        </table:table-row>
        <table:table-row table:style-name="ro1">
          <table:table-cell office:value-type="string" calcext:value-type="string">
            <text:p>-75,21</text:p>
          </table:table-cell>
        </table:table-row>
        <table:table-row table:style-name="ro1">
          <table:table-cell office:value-type="string" calcext:value-type="string">
            <text:p>-74,21</text:p>
          </table:table-cell>
        </table:table-row>
        <table:table-row table:style-name="ro1">
          <table:table-cell office:value-type="string" calcext:value-type="string">
            <text:p>-73,21</text:p>
          </table:table-cell>
        </table:table-row>
        <table:table-row table:style-name="ro1">
          <table:table-cell office:value-type="string" calcext:value-type="string">
            <text:p>-73,20</text:p>
          </table:table-cell>
        </table:table-row>
        <table:table-row table:style-name="ro1">
          <table:table-cell office:value-type="string" calcext:value-type="string">
            <text:p>-72,20</text:p>
          </table:table-cell>
        </table:table-row>
        <table:table-row table:style-name="ro1">
          <table:table-cell office:value-type="string" calcext:value-type="string">
            <text:p>-71,20</text:p>
          </table:table-cell>
        </table:table-row>
        <table:table-row table:style-name="ro1">
          <table:table-cell office:value-type="string" calcext:value-type="string">
            <text:p>-71,21</text:p>
          </table:table-cell>
        </table:table-row>
        <table:table-row table:style-name="ro1">
          <table:table-cell office:value-type="string" calcext:value-type="string">
            <text:p>-71,22</text:p>
          </table:table-cell>
        </table:table-row>
        <table:table-row table:style-name="ro1">
          <table:table-cell office:value-type="string" calcext:value-type="string">
            <text:p>-71,23</text:p>
          </table:table-cell>
        </table:table-row>
        <table:table-row table:style-name="ro1">
          <table:table-cell office:value-type="string" calcext:value-type="string">
            <text:p>-72,23</text:p>
          </table:table-cell>
        </table:table-row>
        <table:table-row table:style-name="ro1">
          <table:table-cell office:value-type="string" calcext:value-type="string">
            <text:p>-72,22</text:p>
          </table:table-cell>
        </table:table-row>
        <table:table-row table:style-name="ro1" table:visibility="filter">
          <table:table-cell office:value-type="string" calcext:value-type="string">
            <text:p>-71,22</text:p>
          </table:table-cell>
        </table:table-row>
        <table:table-row table:style-name="ro1" table:visibility="filter">
          <table:table-cell office:value-type="string" calcext:value-type="string">
            <text:p>-71,21</text:p>
          </table:table-cell>
        </table:table-row>
        <table:table-row table:style-name="ro1" table:visibility="filter">
          <table:table-cell office:value-type="string" calcext:value-type="string">
            <text:p>-71,20</text:p>
          </table:table-cell>
        </table:table-row>
        <table:table-row table:style-name="ro1" table:visibility="filter">
          <table:table-cell office:value-type="string" calcext:value-type="string">
            <text:p>-71,21</text:p>
          </table:table-cell>
        </table:table-row>
        <table:table-row table:style-name="ro1" table:visibility="filter">
          <table:table-cell office:value-type="string" calcext:value-type="string">
            <text:p>-71,22</text:p>
          </table:table-cell>
        </table:table-row>
        <table:table-row table:style-name="ro1">
          <table:table-cell office:value-type="string" calcext:value-type="string">
            <text:p>-70,22</text:p>
          </table:table-cell>
        </table:table-row>
        <table:table-row table:style-name="ro1" table:visibility="filter">
          <table:table-cell office:value-type="string" calcext:value-type="string">
            <text:p>-71,22</text:p>
          </table:table-cell>
        </table:table-row>
        <table:table-row table:style-name="ro1" table:visibility="filter">
          <table:table-cell office:value-type="string" calcext:value-type="string">
            <text:p>-72,22</text:p>
          </table:table-cell>
        </table:table-row>
        <table:table-row table:style-name="ro1">
          <table:table-cell office:value-type="string" calcext:value-type="string">
            <text:p>-72,21</text:p>
          </table:table-cell>
        </table:table-row>
        <table:table-row table:style-name="ro1" table:visibility="filter">
          <table:table-cell office:value-type="string" calcext:value-type="string">
            <text:p>-71,21</text:p>
          </table:table-cell>
        </table:table-row>
        <table:table-row table:style-name="ro1">
          <table:table-cell office:value-type="string" calcext:value-type="string">
            <text:p>-70,21</text:p>
          </table:table-cell>
        </table:table-row>
        <table:table-row table:style-name="ro1">
          <table:table-cell office:value-type="string" calcext:value-type="string">
            <text:p>-70,20</text:p>
          </table:table-cell>
        </table:table-row>
        <table:table-row table:style-name="ro1" table:visibility="filter">
          <table:table-cell office:value-type="string" calcext:value-type="string">
            <text:p>-70,21</text:p>
          </table:table-cell>
        </table:table-row>
        <table:table-row table:style-name="ro1" table:visibility="filter">
          <table:table-cell office:value-type="string" calcext:value-type="string">
            <text:p>-70,22</text:p>
          </table:table-cell>
        </table:table-row>
        <table:table-row table:style-name="ro1">
          <table:table-cell office:value-type="string" calcext:value-type="string">
            <text:p>-70,23</text:p>
          </table:table-cell>
        </table:table-row>
        <table:table-row table:style-name="ro1">
          <table:table-cell office:value-type="string" calcext:value-type="string">
            <text:p>-70,24</text:p>
          </table:table-cell>
        </table:table-row>
        <table:table-row table:style-name="ro1" table:visibility="filter">
          <table:table-cell office:value-type="string" calcext:value-type="string">
            <text:p>-70,23</text:p>
          </table:table-cell>
        </table:table-row>
        <table:table-row table:style-name="ro1">
          <table:table-cell office:value-type="string" calcext:value-type="string">
            <text:p>-69,23</text:p>
          </table:table-cell>
        </table:table-row>
        <table:table-row table:style-name="ro1">
          <table:table-cell office:value-type="string" calcext:value-type="string">
            <text:p>-69,22</text:p>
          </table:table-cell>
        </table:table-row>
        <table:table-row table:style-name="ro1" table:visibility="filter">
          <table:table-cell office:value-type="string" calcext:value-type="string">
            <text:p>-69,21</text:p>
          </table:table-cell>
        </table:table-row>
        <table:table-row table:style-name="ro1" table:visibility="filter">
          <table:table-cell office:value-type="string" calcext:value-type="string">
            <text:p>-68,21</text:p>
          </table:table-cell>
        </table:table-row>
        <table:table-row table:style-name="ro1" table:visibility="filter">
          <table:table-cell office:value-type="string" calcext:value-type="string">
            <text:p>-68,20</text:p>
          </table:table-cell>
        </table:table-row>
        <table:table-row table:style-name="ro1" table:visibility="filter">
          <table:table-cell office:value-type="string" calcext:value-type="string">
            <text:p>-69,20</text:p>
          </table:table-cell>
        </table:table-row>
        <table:table-row table:style-name="ro1" table:visibility="filter">
          <table:table-cell office:value-type="string" calcext:value-type="string">
            <text:p>-69,21</text:p>
          </table:table-cell>
        </table:table-row>
        <table:table-row table:style-name="ro1" table:visibility="filter">
          <table:table-cell office:value-type="string" calcext:value-type="string">
            <text:p>-69,20</text:p>
          </table:table-cell>
        </table:table-row>
        <table:table-row table:style-name="ro1" table:visibility="filter">
          <table:table-cell office:value-type="string" calcext:value-type="string">
            <text:p>-68,20</text:p>
          </table:table-cell>
        </table:table-row>
        <table:table-row table:style-name="ro1" table:visibility="filter">
          <table:table-cell office:value-type="string" calcext:value-type="string">
            <text:p>-67,20</text:p>
          </table:table-cell>
        </table:table-row>
        <table:table-row table:style-name="ro1" table:visibility="filter">
          <table:table-cell office:value-type="string" calcext:value-type="string">
            <text:p>-66,20</text:p>
          </table:table-cell>
        </table:table-row>
        <table:table-row table:style-name="ro1" table:visibility="filter">
          <table:table-cell office:value-type="string" calcext:value-type="string">
            <text:p>-65,20</text:p>
          </table:table-cell>
        </table:table-row>
        <table:table-row table:style-name="ro1" table:visibility="filter">
          <table:table-cell office:value-type="string" calcext:value-type="string">
            <text:p>-65,21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4,21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3,22</text:p>
          </table:table-cell>
        </table:table-row>
        <table:table-row table:style-name="ro1" table:visibility="filter">
          <table:table-cell office:value-type="string" calcext:value-type="string">
            <text:p>-63,23</text:p>
          </table:table-cell>
        </table:table-row>
        <table:table-row table:style-name="ro1" table:visibility="filter">
          <table:table-cell office:value-type="string" calcext:value-type="string">
            <text:p>-64,23</text:p>
          </table:table-cell>
        </table:table-row>
        <table:table-row table:style-name="ro1" table:visibility="filter">
          <table:table-cell office:value-type="string" calcext:value-type="string">
            <text:p>-64,22</text:p>
          </table:table-cell>
        </table:table-row>
        <table:table-row table:style-name="ro1" table:visibility="filter">
          <table:table-cell office:value-type="string" calcext:value-type="string">
            <text:p>-65,22</text:p>
          </table:table-cell>
        </table:table-row>
        <table:table-row table:style-name="ro1" table:visibility="filter">
          <table:table-cell office:value-type="string" calcext:value-type="string">
            <text:p>-65,21</text:p>
          </table:table-cell>
        </table:table-row>
        <table:table-row table:style-name="ro1" table:visibility="filter">
          <table:table-cell office:value-type="string" calcext:value-type="string">
            <text:p>-65,20</text:p>
          </table:table-cell>
        </table:table-row>
        <table:table-row table:style-name="ro1" table:visibility="filter">
          <table:table-cell office:value-type="string" calcext:value-type="string">
            <text:p>-64,20</text:p>
          </table:table-cell>
        </table:table-row>
        <table:table-row table:style-name="ro1" table:visibility="filter">
          <table:table-cell office:value-type="string" calcext:value-type="string">
            <text:p>-64,19</text:p>
          </table:table-cell>
        </table:table-row>
        <table:table-row table:style-name="ro1" table:visibility="filter">
          <table:table-cell office:value-type="string" calcext:value-type="string">
            <text:p>-63,19</text:p>
          </table:table-cell>
        </table:table-row>
        <table:table-row table:style-name="ro1" table:visibility="filter">
          <table:table-cell office:value-type="string" calcext:value-type="string">
            <text:p>-63,20</text:p>
          </table:table-cell>
        </table:table-row>
        <table:table-row table:style-name="ro1" table:visibility="filter">
          <table:table-cell office:value-type="string" calcext:value-type="string">
            <text:p>-62,20</text:p>
          </table:table-cell>
        </table:table-row>
        <table:table-row table:style-name="ro1" table:visibility="filter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2,20</text:p>
          </table:table-cell>
        </table:table-row>
        <table:table-row table:style-name="ro1" table:visibility="filter">
          <table:table-cell office:value-type="string" calcext:value-type="string">
            <text:p>-62,19</text:p>
          </table:table-cell>
        </table:table-row>
        <table:table-row table:style-name="ro1">
          <table:table-cell office:value-type="string" calcext:value-type="string">
            <text:p>-61,19</text:p>
          </table:table-cell>
        </table:table-row>
        <table:table-row table:style-name="ro1" table:visibility="filter">
          <table:table-cell office:value-type="string" calcext:value-type="string">
            <text:p>-60,19</text:p>
          </table:table-cell>
        </table:table-row>
        <table:table-row table:style-name="ro1" table:visibility="filter">
          <table:table-cell office:value-type="string" calcext:value-type="string">
            <text:p>-61,19</text:p>
          </table:table-cell>
        </table:table-row>
        <table:table-row table:style-name="ro1" table:visibility="filter">
          <table:table-cell office:value-type="string" calcext:value-type="string">
            <text:p>-62,19</text:p>
          </table:table-cell>
        </table:table-row>
        <table:table-row table:style-name="ro1" table:visibility="filter">
          <table:table-cell office:value-type="string" calcext:value-type="string">
            <text:p>-61,19</text:p>
          </table:table-cell>
        </table:table-row>
        <table:table-row table:style-name="ro1" table:visibility="filter">
          <table:table-cell office:value-type="string" calcext:value-type="string">
            <text:p>-60,19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 table:visibility="filter">
          <table:table-cell office:value-type="string" calcext:value-type="string">
            <text:p>-60,19</text:p>
          </table:table-cell>
        </table:table-row>
        <table:table-row table:style-name="ro1" table:visibility="filter">
          <table:table-cell office:value-type="string" calcext:value-type="string">
            <text:p>-60,18</text:p>
          </table:table-cell>
        </table:table-row>
        <table:table-row table:style-name="ro1" table:visibility="filter">
          <table:table-cell office:value-type="string" calcext:value-type="string">
            <text:p>-61,18</text:p>
          </table:table-cell>
        </table:table-row>
        <table:table-row table:style-name="ro1" table:visibility="filter">
          <table:table-cell office:value-type="string" calcext:value-type="string">
            <text:p>-61,17</text:p>
          </table:table-cell>
        </table:table-row>
        <table:table-row table:style-name="ro1" table:visibility="filter">
          <table:table-cell office:value-type="string" calcext:value-type="string">
            <text:p>-61,16</text:p>
          </table:table-cell>
        </table:table-row>
        <table:table-row table:style-name="ro1" table:visibility="filter">
          <table:table-cell office:value-type="string" calcext:value-type="string">
            <text:p>-61,17</text:p>
          </table:table-cell>
        </table:table-row>
        <table:table-row table:style-name="ro1" table:visibility="filter">
          <table:table-cell office:value-type="string" calcext:value-type="string">
            <text:p>-61,18</text:p>
          </table:table-cell>
        </table:table-row>
        <table:table-row table:style-name="ro1" table:visibility="filter">
          <table:table-cell office:value-type="string" calcext:value-type="string">
            <text:p>-62,18</text:p>
          </table:table-cell>
        </table:table-row>
        <table:table-row table:style-name="ro1" table:visibility="filter">
          <table:table-cell office:value-type="string" calcext:value-type="string">
            <text:p>-62,19</text:p>
          </table:table-cell>
        </table:table-row>
        <table:table-row table:style-name="ro1" table:visibility="filter">
          <table:table-cell office:value-type="string" calcext:value-type="string">
            <text:p>-62,20</text:p>
          </table:table-cell>
        </table:table-row>
        <table:table-row table:style-name="ro1" table:visibility="filter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 table:visibility="filter">
          <table:table-cell office:value-type="string" calcext:value-type="string">
            <text:p>-59,20</text:p>
          </table:table-cell>
        </table:table-row>
        <table:table-row table:style-name="ro1">
          <table:table-cell office:value-type="string" calcext:value-type="string">
            <text:p>-58,20</text:p>
          </table:table-cell>
        </table:table-row>
        <table:table-row table:style-name="ro1">
          <table:table-cell office:value-type="string" calcext:value-type="string">
            <text:p>-57,20</text:p>
          </table:table-cell>
        </table:table-row>
        <table:table-row table:style-name="ro1" table:visibility="filter">
          <table:table-cell office:value-type="string" calcext:value-type="string">
            <text:p>-58,20</text:p>
          </table:table-cell>
        </table:table-row>
        <table:table-row table:style-name="ro1" table:visibility="filter">
          <table:table-cell office:value-type="string" calcext:value-type="string">
            <text:p>-57,20</text:p>
          </table:table-cell>
        </table:table-row>
        <table:table-row table:style-name="ro1" table:visibility="filter">
          <table:table-cell office:value-type="string" calcext:value-type="string">
            <text:p>-58,20</text:p>
          </table:table-cell>
        </table:table-row>
        <table:table-row table:style-name="ro1" table:visibility="filter">
          <table:table-cell office:value-type="string" calcext:value-type="string">
            <text:p>-59,20</text:p>
          </table:table-cell>
        </table:table-row>
        <table:table-row table:style-name="ro1" table:visibility="filter">
          <table:table-cell office:value-type="string" calcext:value-type="string">
            <text:p>-59,21</text:p>
          </table:table-cell>
        </table:table-row>
        <table:table-row table:style-name="ro1" table:visibility="filter">
          <table:table-cell office:value-type="string" calcext:value-type="string">
            <text:p>-60,21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 table:visibility="filter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 table:visibility="filter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2,20</text:p>
          </table:table-cell>
        </table:table-row>
        <table:table-row table:style-name="ro1" table:visibility="filter">
          <table:table-cell office:value-type="string" calcext:value-type="string">
            <text:p>-62,19</text:p>
          </table:table-cell>
        </table:table-row>
        <table:table-row table:style-name="ro1" table:visibility="filter">
          <table:table-cell office:value-type="string" calcext:value-type="string">
            <text:p>-61,19</text:p>
          </table:table-cell>
        </table:table-row>
        <table:table-row table:style-name="ro1" table:visibility="filter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 table:visibility="filter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1,21</text:p>
          </table:table-cell>
        </table:table-row>
        <table:table-row table:style-name="ro1" table:visibility="filter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1,19</text:p>
          </table:table-cell>
        </table:table-row>
        <table:table-row table:style-name="ro1" table:visibility="filter">
          <table:table-cell office:value-type="string" calcext:value-type="string">
            <text:p>-61,20</text:p>
          </table:table-cell>
        </table:table-row>
        <table:table-row table:style-name="ro1" table:visibility="filter">
          <table:table-cell office:value-type="string" calcext:value-type="string">
            <text:p>-61,19</text:p>
          </table:table-cell>
        </table:table-row>
        <table:table-row table:style-name="ro1" table:visibility="filter">
          <table:table-cell office:value-type="string" calcext:value-type="string">
            <text:p>-60,19</text:p>
          </table:table-cell>
        </table:table-row>
        <table:table-row table:style-name="ro1" table:visibility="filter">
          <table:table-cell office:value-type="string" calcext:value-type="string">
            <text:p>-59,19</text:p>
          </table:table-cell>
        </table:table-row>
        <table:table-row table:style-name="ro1" table:visibility="filter">
          <table:table-cell office:value-type="string" calcext:value-type="string">
            <text:p>-58,19</text:p>
          </table:table-cell>
        </table:table-row>
        <table:table-row table:style-name="ro1">
          <table:table-cell office:value-type="string" calcext:value-type="string">
            <text:p>-57,19</text:p>
          </table:table-cell>
        </table:table-row>
        <table:table-row table:style-name="ro1">
          <table:table-cell office:value-type="string" calcext:value-type="string">
            <text:p>-56,19</text:p>
          </table:table-cell>
        </table:table-row>
        <table:table-row table:style-name="ro1">
          <table:table-cell office:value-type="string" calcext:value-type="string">
            <text:p>-56,18</text:p>
          </table:table-cell>
        </table:table-row>
        <table:table-row table:style-name="ro1">
          <table:table-cell office:value-type="string" calcext:value-type="string">
            <text:p>-55,18</text:p>
          </table:table-cell>
        </table:table-row>
        <table:table-row table:style-name="ro1">
          <table:table-cell office:value-type="string" calcext:value-type="string">
            <text:p>-55,19</text:p>
          </table:table-cell>
        </table:table-row>
        <table:table-row table:style-name="ro1">
          <table:table-cell office:value-type="string" calcext:value-type="string">
            <text:p>-54,19</text:p>
          </table:table-cell>
        </table:table-row>
        <table:table-row table:style-name="ro1">
          <table:table-cell office:value-type="string" calcext:value-type="string">
            <text:p>-54,20</text:p>
          </table:table-cell>
        </table:table-row>
        <table:table-row table:style-name="ro1">
          <table:table-cell office:value-type="string" calcext:value-type="string">
            <text:p>-55,20</text:p>
          </table:table-cell>
        </table:table-row>
        <table:table-row table:style-name="ro1" table:visibility="filter">
          <table:table-cell office:value-type="string" calcext:value-type="string">
            <text:p>-55,19</text:p>
          </table:table-cell>
        </table:table-row>
        <table:table-row table:style-name="ro1" table:visibility="filter">
          <table:table-cell office:value-type="string" calcext:value-type="string">
            <text:p>-55,18</text:p>
          </table:table-cell>
        </table:table-row>
        <table:table-row table:style-name="ro1">
          <table:table-cell office:value-type="string" calcext:value-type="string">
            <text:p>-54,18</text:p>
          </table:table-cell>
        </table:table-row>
        <table:table-row table:style-name="ro1" table:visibility="filter">
          <table:table-cell office:value-type="string" calcext:value-type="string">
            <text:p>-54,19</text:p>
          </table:table-cell>
        </table:table-row>
        <table:table-row table:style-name="ro1" table:visibility="filter">
          <table:table-cell office:value-type="string" calcext:value-type="string">
            <text:p>-54,18</text:p>
          </table:table-cell>
        </table:table-row>
        <table:table-row table:style-name="ro1" table:visibility="filter">
          <table:table-cell office:value-type="string" calcext:value-type="string">
            <text:p>-54,19</text:p>
          </table:table-cell>
        </table:table-row>
        <table:table-row table:style-name="ro1">
          <table:table-cell office:value-type="string" calcext:value-type="string">
            <text:p>-53,19</text:p>
          </table:table-cell>
        </table:table-row>
        <table:table-row table:style-name="ro1">
          <table:table-cell office:value-type="string" calcext:value-type="string">
            <text:p>-53,18</text:p>
          </table:table-cell>
        </table:table-row>
        <table:table-row table:style-name="ro1" table:visibility="filter">
          <table:table-cell office:value-type="string" calcext:value-type="string">
            <text:p>-54,18</text:p>
          </table:table-cell>
        </table:table-row>
        <table:table-row table:style-name="ro1" table:visibility="filter">
          <table:table-cell office:value-type="string" calcext:value-type="string">
            <text:p>-54,19</text:p>
          </table:table-cell>
        </table:table-row>
        <table:table-row table:style-name="ro1" table:visibility="filter">
          <table:table-cell office:value-type="string" calcext:value-type="string">
            <text:p>-54,18</text:p>
          </table:table-cell>
        </table:table-row>
        <table:table-row table:style-name="ro1" table:visibility="filter">
          <table:table-cell office:value-type="string" calcext:value-type="string">
            <text:p>-54,19</text:p>
          </table:table-cell>
        </table:table-row>
        <table:table-row table:style-name="ro1" table:visibility="filter">
          <table:table-cell office:value-type="string" calcext:value-type="string">
            <text:p>-55,19</text:p>
          </table:table-cell>
        </table:table-row>
        <table:table-row table:style-name="ro1" table:visibility="filter">
          <table:table-cell office:value-type="string" calcext:value-type="string">
            <text:p>-55,20</text:p>
          </table:table-cell>
        </table:table-row>
        <table:table-row table:style-name="ro1">
          <table:table-cell office:value-type="string" calcext:value-type="string">
            <text:p>-56,20</text:p>
          </table:table-cell>
        </table:table-row>
        <table:table-row table:style-name="ro1" table:visibility="filter">
          <table:table-cell office:value-type="string" calcext:value-type="string">
            <text:p>-57,20</text:p>
          </table:table-cell>
        </table:table-row>
        <table:table-row table:style-name="ro1" table:visibility="filter">
          <table:table-cell office:value-type="string" calcext:value-type="string">
            <text:p>-57,19</text:p>
          </table:table-cell>
        </table:table-row>
        <table:table-row table:style-name="ro1">
          <table:table-cell office:value-type="string" calcext:value-type="string">
            <text:p>-57,18</text:p>
          </table:table-cell>
        </table:table-row>
        <table:table-row table:style-name="ro1" table:visibility="filter">
          <table:table-cell office:value-type="string" calcext:value-type="string">
            <text:p>-58,18</text:p>
          </table:table-cell>
        </table:table-row>
        <table:table-row table:style-name="ro1" table:visibility="filter">
          <table:table-cell office:value-type="string" calcext:value-type="string">
            <text:p>-59,18</text:p>
          </table:table-cell>
        </table:table-row>
        <table:table-row table:style-name="ro1" table:visibility="filter">
          <table:table-cell office:value-type="string" calcext:value-type="string">
            <text:p>-58,18</text:p>
          </table:table-cell>
        </table:table-row>
        <table:table-row table:style-name="ro1" table:visibility="filter">
          <table:table-cell office:value-type="string" calcext:value-type="string">
            <text:p>-58,17</text:p>
          </table:table-cell>
        </table:table-row>
        <table:table-row table:style-name="ro1" table:visibility="filter">
          <table:table-cell office:value-type="string" calcext:value-type="string">
            <text:p>-59,17</text:p>
          </table:table-cell>
        </table:table-row>
        <table:table-row table:style-name="ro1" table:visibility="filter">
          <table:table-cell office:value-type="string" calcext:value-type="string">
            <text:p>-58,17</text:p>
          </table:table-cell>
        </table:table-row>
        <table:table-row table:style-name="ro1" table:visibility="filter">
          <table:table-cell office:value-type="string" calcext:value-type="string">
            <text:p>-57,17</text:p>
          </table:table-cell>
        </table:table-row>
        <table:table-row table:style-name="ro1" table:visibility="filter">
          <table:table-cell office:value-type="string" calcext:value-type="string">
            <text:p>-57,18</text:p>
          </table:table-cell>
        </table:table-row>
        <table:table-row table:style-name="ro1" table:visibility="filter">
          <table:table-cell office:value-type="string" calcext:value-type="string">
            <text:p>-57,17</text:p>
          </table:table-cell>
        </table:table-row>
        <table:table-row table:style-name="ro1" table:visibility="filter">
          <table:table-cell office:value-type="string" calcext:value-type="string">
            <text:p>-57,16</text:p>
          </table:table-cell>
        </table:table-row>
        <table:table-row table:style-name="ro1">
          <table:table-cell office:value-type="string" calcext:value-type="string">
            <text:p>-58,16</text:p>
          </table:table-cell>
        </table:table-row>
        <table:table-row table:style-name="ro1" table:visibility="filter">
          <table:table-cell office:value-type="string" calcext:value-type="string">
            <text:p>-59,16</text:p>
          </table:table-cell>
        </table:table-row>
        <table:table-row table:style-name="ro1" table:visibility="filter">
          <table:table-cell office:value-type="string" calcext:value-type="string">
            <text:p>-58,16</text:p>
          </table:table-cell>
        </table:table-row>
        <table:table-row table:style-name="ro1" table:visibility="filter">
          <table:table-cell office:value-type="string" calcext:value-type="string">
            <text:p>-58,17</text:p>
          </table:table-cell>
        </table:table-row>
        <table:table-row table:style-name="ro1" table:visibility="filter">
          <table:table-cell office:value-type="string" calcext:value-type="string">
            <text:p>-58,16</text:p>
          </table:table-cell>
        </table:table-row>
        <table:table-row table:style-name="ro1" table:visibility="filter">
          <table:table-cell office:value-type="string" calcext:value-type="string">
            <text:p>-58,17</text:p>
          </table:table-cell>
        </table:table-row>
        <table:table-row table:style-name="ro1" table:visibility="filter">
          <table:table-cell office:value-type="string" calcext:value-type="string">
            <text:p>-58,16</text:p>
          </table:table-cell>
        </table:table-row>
        <table:table-row table:style-name="ro1" table:visibility="filter">
          <table:table-cell office:value-type="string" calcext:value-type="string">
            <text:p>-57,16</text:p>
          </table:table-cell>
        </table:table-row>
        <table:table-row table:style-name="ro1">
          <table:table-cell office:value-type="string" calcext:value-type="string">
            <text:p>-56,16</text:p>
          </table:table-cell>
        </table:table-row>
        <table:table-row table:style-name="ro1" table:visibility="filter">
          <table:table-cell office:value-type="string" calcext:value-type="string">
            <text:p>-57,16</text:p>
          </table:table-cell>
        </table:table-row>
        <table:table-row table:style-name="ro1" table:visibility="filter">
          <table:table-cell office:value-type="string" calcext:value-type="string">
            <text:p>-56,16</text:p>
          </table:table-cell>
        </table:table-row>
        <table:table-row table:style-name="ro1" table:visibility="filter">
          <table:table-cell office:value-type="string" calcext:value-type="string">
            <text:p>-57,16</text:p>
          </table:table-cell>
        </table:table-row>
        <table:table-row table:style-name="ro1" table:visibility="filter">
          <table:table-cell office:value-type="string" calcext:value-type="string">
            <text:p>-58,16</text:p>
          </table:table-cell>
        </table:table-row>
        <table:table-row table:style-name="ro1" table:visibility="filter">
          <table:table-cell office:value-type="string" calcext:value-type="string">
            <text:p>-57,16</text:p>
          </table:table-cell>
        </table:table-row>
        <table:table-row table:style-name="ro1" table:visibility="filter">
          <table:table-cell office:value-type="string" calcext:value-type="string">
            <text:p>-56,16</text:p>
          </table:table-cell>
        </table:table-row>
        <table:table-row table:style-name="ro1" table:visibility="filter">
          <table:table-cell office:value-type="string" calcext:value-type="string">
            <text:p>-56,15</text:p>
          </table:table-cell>
        </table:table-row>
        <table:table-row table:style-name="ro1" table:visibility="filter">
          <table:table-cell office:value-type="string" calcext:value-type="string">
            <text:p>-56,16</text:p>
          </table:table-cell>
        </table:table-row>
        <table:table-row table:style-name="ro1">
          <table:table-cell office:value-type="string" calcext:value-type="string">
            <text:p>-56,17</text:p>
          </table:table-cell>
        </table:table-row>
        <table:table-row table:style-name="ro1" table:visibility="filter">
          <table:table-cell office:value-type="string" calcext:value-type="string">
            <text:p>-57,17</text:p>
          </table:table-cell>
        </table:table-row>
        <table:table-row table:style-name="ro1" table:visibility="filter">
          <table:table-cell office:value-type="string" calcext:value-type="string">
            <text:p>-58,17</text:p>
          </table:table-cell>
        </table:table-row>
        <table:table-row table:style-name="ro1" table:visibility="filter">
          <table:table-cell office:value-type="string" calcext:value-type="string">
            <text:p>-57,17</text:p>
          </table:table-cell>
        </table:table-row>
        <table:table-row table:style-name="ro1" table:visibility="filter">
          <table:table-cell office:value-type="string" calcext:value-type="string">
            <text:p>-57,18</text:p>
          </table:table-cell>
        </table:table-row>
        <table:table-row table:style-name="ro1" table:visibility="filter">
          <table:table-cell office:value-type="string" calcext:value-type="string">
            <text:p>-57,19</text:p>
          </table:table-cell>
        </table:table-row>
        <table:table-row table:style-name="ro1" table:visibility="filter">
          <table:table-cell office:value-type="string" calcext:value-type="string">
            <text:p>-58,19</text:p>
          </table:table-cell>
        </table:table-row>
        <table:table-row table:style-name="ro1" table:visibility="filter">
          <table:table-cell office:value-type="string" calcext:value-type="string">
            <text:p>-58,18</text:p>
          </table:table-cell>
        </table:table-row>
        <table:table-row table:style-name="ro1" table:visibility="filter">
          <table:table-cell office:value-type="string" calcext:value-type="string">
            <text:p>-57,18</text:p>
          </table:table-cell>
        </table:table-row>
        <table:table-row table:style-name="ro1" table:visibility="filter">
          <table:table-cell office:value-type="string" calcext:value-type="string">
            <text:p>-58,18</text:p>
          </table:table-cell>
        </table:table-row>
        <table:table-row table:style-name="ro1" table:visibility="filter">
          <table:table-cell office:value-type="string" calcext:value-type="string">
            <text:p>-57,18</text:p>
          </table:table-cell>
        </table:table-row>
        <table:table-row table:style-name="ro1" table:visibility="filter">
          <table:table-cell office:value-type="string" calcext:value-type="string">
            <text:p>-57,17</text:p>
          </table:table-cell>
        </table:table-row>
        <table:table-row table:style-name="ro1" table:visibility="filter">
          <table:table-cell office:value-type="string" calcext:value-type="string">
            <text:p>-58,17</text:p>
          </table:table-cell>
        </table:table-row>
        <table:table-row table:style-name="ro1" table:visibility="filter">
          <table:table-cell office:value-type="string" calcext:value-type="string">
            <text:p>-59,17</text:p>
          </table:table-cell>
        </table:table-row>
        <table:table-row table:style-name="ro1" table:visibility="filter">
          <table:table-cell office:value-type="string" calcext:value-type="string">
            <text:p>-59,18</text:p>
          </table:table-cell>
        </table:table-row>
        <table:table-row table:style-name="ro1" table:visibility="filter">
          <table:table-cell office:value-type="string" calcext:value-type="string">
            <text:p>-59,19</text:p>
          </table:table-cell>
        </table:table-row>
        <table:table-row table:style-name="ro1" table:visibility="filter">
          <table:table-cell office:value-type="string" calcext:value-type="string">
            <text:p>-60,19</text:p>
          </table:table-cell>
        </table:table-row>
        <table:table-row table:style-name="ro1" table:visibility="filter">
          <table:table-cell office:value-type="string" calcext:value-type="string">
            <text:p>-60,20</text:p>
          </table:table-cell>
        </table:table-row>
        <table:table-row table:style-name="ro1" table:visibility="filter">
          <table:table-cell office:value-type="string" calcext:value-type="string">
            <text:p>-60,21</text:p>
          </table:table-cell>
        </table:table-row>
        <table:table-row table:style-name="ro1" table:visibility="filter">
          <table:table-cell office:value-type="string" calcext:value-type="string">
            <text:p>-59,21</text:p>
          </table:table-cell>
        </table:table-row>
        <table:table-row table:style-name="ro1">
          <table:table-cell office:value-type="string" calcext:value-type="string">
            <text:p>-59,22</text:p>
          </table:table-cell>
        </table:table-row>
        <table:table-row table:style-name="ro1" table:visibility="filter">
          <table:table-cell office:value-type="string" calcext:value-type="string">
            <text:p>-59,23</text:p>
          </table:table-cell>
        </table:table-row>
        <table:table-row table:style-name="ro1">
          <table:table-cell office:value-type="string" calcext:value-type="string">
            <text:p>-58,23</text:p>
          </table:table-cell>
        </table:table-row>
        <table:table-row table:style-name="ro1" table:visibility="filter">
          <table:table-cell office:value-type="string" calcext:value-type="string">
            <text:p>-58,24</text:p>
          </table:table-cell>
        </table:table-row>
        <table:table-row table:style-name="ro1" table:visibility="filter">
          <table:table-cell office:value-type="string" calcext:value-type="string">
            <text:p>-59,24</text:p>
          </table:table-cell>
        </table:table-row>
        <table:table-row table:style-name="ro1">
          <table:table-cell office:value-type="string" calcext:value-type="string">
            <text:p>-59,25</text:p>
          </table:table-cell>
        </table:table-row>
        <table:table-row table:style-name="ro1">
          <table:table-cell office:value-type="string" calcext:value-type="string">
            <text:p>-58,25</text:p>
          </table:table-cell>
        </table:table-row>
        <table:table-row table:style-name="ro1" table:visibility="filter">
          <table:table-cell office:value-type="string" calcext:value-type="string">
            <text:p>-59,25</text:p>
          </table:table-cell>
        </table:table-row>
        <table:table-row table:style-name="ro1" table:visibility="filter">
          <table:table-cell office:value-type="string" calcext:value-type="string">
            <text:p>-58,25</text:p>
          </table:table-cell>
        </table:table-row>
        <table:table-row table:style-name="ro1">
          <table:table-cell office:value-type="string" calcext:value-type="string">
            <text:p>-57,25</text:p>
          </table:table-cell>
        </table:table-row>
        <table:table-row table:style-name="ro1">
          <table:table-cell office:value-type="string" calcext:value-type="string">
            <text:p>-57,24</text:p>
          </table:table-cell>
        </table:table-row>
        <table:table-row table:style-name="ro1" table:visibility="filter">
          <table:table-cell office:value-type="string" calcext:value-type="string">
            <text:p>-58,24</text:p>
          </table:table-cell>
        </table:table-row>
        <table:table-row table:style-name="ro1" table:visibility="filter">
          <table:table-cell office:value-type="string" calcext:value-type="string">
            <text:p>-57,24</text:p>
          </table:table-cell>
        </table:table-row>
        <table:table-row table:style-name="ro1">
          <table:table-cell office:value-type="string" calcext:value-type="string">
            <text:p>-56,24</text:p>
          </table:table-cell>
        </table:table-row>
        <table:table-row table:style-name="ro1">
          <table:table-cell office:value-type="string" calcext:value-type="string">
            <text:p>-56,25</text:p>
          </table:table-cell>
        </table:table-row>
        <table:table-row table:style-name="ro1">
          <table:table-cell office:value-type="string" calcext:value-type="string">
            <text:p>-56,26</text:p>
          </table:table-cell>
        </table:table-row>
        <table:table-row table:style-name="ro1">
          <table:table-cell office:value-type="string" calcext:value-type="string">
            <text:p>-57,26</text:p>
          </table:table-cell>
        </table:table-row>
        <table:table-row table:style-name="ro1">
          <table:table-cell office:value-type="string" calcext:value-type="string">
            <text:p>-57,27</text:p>
          </table:table-cell>
        </table:table-row>
        <table:table-row table:style-name="ro1">
          <table:table-cell office:value-type="string" calcext:value-type="string">
            <text:p>-56,27</text:p>
          </table:table-cell>
        </table:table-row>
        <table:table-row table:style-name="ro1">
          <table:table-cell office:value-type="string" calcext:value-type="string">
            <text:p>-55,27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7,27</text:p>
          </table:table-cell>
        </table:table-row>
        <table:table-row table:style-name="ro1">
          <table:table-cell office:value-type="string" calcext:value-type="string">
            <text:p>-58,27</text:p>
          </table:table-cell>
        </table:table-row>
        <table:table-row table:style-name="ro1">
          <table:table-cell office:value-type="string" calcext:value-type="string">
            <text:p>-58,26</text:p>
          </table:table-cell>
        </table:table-row>
        <table:table-row table:style-name="ro1">
          <table:table-cell office:value-type="string" calcext:value-type="string">
            <text:p>-59,26</text:p>
          </table:table-cell>
        </table:table-row>
        <table:table-row table:style-name="ro1" table:visibility="filter">
          <table:table-cell office:value-type="string" calcext:value-type="string">
            <text:p>-58,26</text:p>
          </table:table-cell>
        </table:table-row>
        <table:table-row table:style-name="ro1" table:visibility="filter">
          <table:table-cell office:value-type="string" calcext:value-type="string">
            <text:p>-57,26</text:p>
          </table:table-cell>
        </table:table-row>
        <table:table-row table:style-name="ro1" table:visibility="filter">
          <table:table-cell office:value-type="string" calcext:value-type="string">
            <text:p>-56,26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6,26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5,27</text:p>
          </table:table-cell>
        </table:table-row>
        <table:table-row table:style-name="ro1">
          <table:table-cell office:value-type="string" calcext:value-type="string">
            <text:p>-55,26</text:p>
          </table:table-cell>
        </table:table-row>
        <table:table-row table:style-name="ro1">
          <table:table-cell office:value-type="string" calcext:value-type="string">
            <text:p>-54,26</text:p>
          </table:table-cell>
        </table:table-row>
        <table:table-row table:style-name="ro1">
          <table:table-cell office:value-type="string" calcext:value-type="string">
            <text:p>-54,25</text:p>
          </table:table-cell>
        </table:table-row>
        <table:table-row table:style-name="ro1">
          <table:table-cell office:value-type="string" calcext:value-type="string">
            <text:p>-55,25</text:p>
          </table:table-cell>
        </table:table-row>
        <table:table-row table:style-name="ro1" table:visibility="filter">
          <table:table-cell office:value-type="string" calcext:value-type="string">
            <text:p>-56,25</text:p>
          </table:table-cell>
        </table:table-row>
        <table:table-row table:style-name="ro1" table:visibility="filter">
          <table:table-cell office:value-type="string" calcext:value-type="string">
            <text:p>-56,26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7,27</text:p>
          </table:table-cell>
        </table:table-row>
        <table:table-row table:style-name="ro1" table:visibility="filter">
          <table:table-cell office:value-type="string" calcext:value-type="string">
            <text:p>-58,27</text:p>
          </table:table-cell>
        </table:table-row>
        <table:table-row table:style-name="ro1" table:visibility="filter">
          <table:table-cell office:value-type="string" calcext:value-type="string">
            <text:p>-58,28</text:p>
          </table:table-cell>
        </table:table-row>
        <table:table-row table:style-name="ro1">
          <table:table-cell office:value-type="string" calcext:value-type="string">
            <text:p>-57,28</text:p>
          </table:table-cell>
        </table:table-row>
        <table:table-row table:style-name="ro1" table:visibility="filter">
          <table:table-cell office:value-type="string" calcext:value-type="string">
            <text:p>-57,27</text:p>
          </table:table-cell>
        </table:table-row>
        <table:table-row table:style-name="ro1" table:visibility="filter">
          <table:table-cell office:value-type="string" calcext:value-type="string">
            <text:p>-58,27</text:p>
          </table:table-cell>
        </table:table-row>
        <table:table-row table:style-name="ro1" table:visibility="filter">
          <table:table-cell office:value-type="string" calcext:value-type="string">
            <text:p>-58,26</text:p>
          </table:table-cell>
        </table:table-row>
        <table:table-row table:style-name="ro1" table:visibility="filter">
          <table:table-cell office:value-type="string" calcext:value-type="string">
            <text:p>-58,27</text:p>
          </table:table-cell>
        </table:table-row>
        <table:table-row table:style-name="ro1" table:visibility="filter">
          <table:table-cell office:value-type="string" calcext:value-type="string">
            <text:p>-57,27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6,26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>
          <table:table-cell office:value-type="string" calcext:value-type="string">
            <text:p>-56,28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6,28</text:p>
          </table:table-cell>
        </table:table-row>
        <table:table-row table:style-name="ro1">
          <table:table-cell office:value-type="string" calcext:value-type="string">
            <text:p>-56,29</text:p>
          </table:table-cell>
        </table:table-row>
        <table:table-row table:style-name="ro1">
          <table:table-cell office:value-type="string" calcext:value-type="string">
            <text:p>-57,29</text:p>
          </table:table-cell>
        </table:table-row>
        <table:table-row table:style-name="ro1" table:visibility="filter">
          <table:table-cell office:value-type="string" calcext:value-type="string">
            <text:p>-58,29</text:p>
          </table:table-cell>
        </table:table-row>
        <table:table-row table:style-name="ro1" table:visibility="filter">
          <table:table-cell office:value-type="string" calcext:value-type="string">
            <text:p>-57,29</text:p>
          </table:table-cell>
        </table:table-row>
        <table:table-row table:style-name="ro1" table:visibility="filter">
          <table:table-cell office:value-type="string" calcext:value-type="string">
            <text:p>-57,30</text:p>
          </table:table-cell>
        </table:table-row>
        <table:table-row table:style-name="ro1" table:visibility="filter">
          <table:table-cell office:value-type="string" calcext:value-type="string">
            <text:p>-57,29</text:p>
          </table:table-cell>
        </table:table-row>
        <table:table-row table:style-name="ro1" table:visibility="filter">
          <table:table-cell office:value-type="string" calcext:value-type="string">
            <text:p>-56,29</text:p>
          </table:table-cell>
        </table:table-row>
        <table:table-row table:style-name="ro1" table:visibility="filter">
          <table:table-cell office:value-type="string" calcext:value-type="string">
            <text:p>-56,28</text:p>
          </table:table-cell>
        </table:table-row>
        <table:table-row table:style-name="ro1">
          <table:table-cell office:value-type="string" calcext:value-type="string">
            <text:p>-55,28</text:p>
          </table:table-cell>
        </table:table-row>
        <table:table-row table:style-name="ro1" table:visibility="filter">
          <table:table-cell office:value-type="string" calcext:value-type="string">
            <text:p>-56,28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6,28</text:p>
          </table:table-cell>
        </table:table-row>
        <table:table-row table:style-name="ro1" table:visibility="filter">
          <table:table-cell office:value-type="string" calcext:value-type="string">
            <text:p>-55,28</text:p>
          </table:table-cell>
        </table:table-row>
        <table:table-row table:style-name="ro1" table:visibility="filter">
          <table:table-cell office:value-type="string" calcext:value-type="string">
            <text:p>-55,27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6,28</text:p>
          </table:table-cell>
        </table:table-row>
        <table:table-row table:style-name="ro1" table:visibility="filter">
          <table:table-cell office:value-type="string" calcext:value-type="string">
            <text:p>-56,29</text:p>
          </table:table-cell>
        </table:table-row>
        <table:table-row table:style-name="ro1">
          <table:table-cell office:value-type="string" calcext:value-type="string">
            <text:p>-55,29</text:p>
          </table:table-cell>
        </table:table-row>
        <table:table-row table:style-name="ro1">
          <table:table-cell office:value-type="string" calcext:value-type="string">
            <text:p>-55,30</text:p>
          </table:table-cell>
        </table:table-row>
        <table:table-row table:style-name="ro1">
          <table:table-cell office:value-type="string" calcext:value-type="string">
            <text:p>-56,30</text:p>
          </table:table-cell>
        </table:table-row>
        <table:table-row table:style-name="ro1" table:visibility="filter">
          <table:table-cell office:value-type="string" calcext:value-type="string">
            <text:p>-56,29</text:p>
          </table:table-cell>
        </table:table-row>
        <table:table-row table:style-name="ro1" table:visibility="filter">
          <table:table-cell office:value-type="string" calcext:value-type="string">
            <text:p>-56,28</text:p>
          </table:table-cell>
        </table:table-row>
        <table:table-row table:style-name="ro1" table:visibility="filter">
          <table:table-cell office:value-type="string" calcext:value-type="string">
            <text:p>-55,28</text:p>
          </table:table-cell>
        </table:table-row>
        <table:table-row table:style-name="ro1" table:visibility="filter">
          <table:table-cell office:value-type="string" calcext:value-type="string">
            <text:p>-56,28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6,26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7,27</text:p>
          </table:table-cell>
        </table:table-row>
        <table:table-row table:style-name="ro1" table:visibility="filter">
          <table:table-cell office:value-type="string" calcext:value-type="string">
            <text:p>-56,27</text:p>
          </table:table-cell>
        </table:table-row>
        <table:table-row table:style-name="ro1" table:visibility="filter">
          <table:table-cell office:value-type="string" calcext:value-type="string">
            <text:p>-56,26</text:p>
          </table:table-cell>
        </table:table-row>
        <table:table-row table:style-name="ro1" table:visibility="filter">
          <table:table-cell office:value-type="string" calcext:value-type="string">
            <text:p>-57,26</text:p>
          </table:table-cell>
        </table:table-row>
        <table:table-row table:style-name="ro1" table:visibility="filter">
          <table:table-cell office:value-type="string" calcext:value-type="string">
            <text:p>-56,26</text:p>
          </table:table-cell>
        </table:table-row>
        <table:table-row table:style-name="ro1" table:visibility="filter">
          <table:table-cell office:value-type="string" calcext:value-type="string">
            <text:p>-57,26</text:p>
          </table:table-cell>
        </table:table-row>
        <table:table-row table:style-name="ro1" table:visibility="filter">
          <table:table-cell office:value-type="string" calcext:value-type="string">
            <text:p>-57,27</text:p>
          </table:table-cell>
        </table:table-row>
        <table:table-row table:style-name="ro1" table:visibility="filter">
          <table:table-cell office:value-type="string" calcext:value-type="string">
            <text:p>-58,27</text:p>
          </table:table-cell>
        </table:table-row>
        <table:table-row table:style-name="ro1" table:visibility="filter">
          <table:table-cell office:value-type="string" calcext:value-type="string">
            <text:p>-59,27</text:p>
          </table:table-cell>
        </table:table-row>
        <table:table-row table:style-name="ro1">
          <table:table-cell office:value-type="string" calcext:value-type="string">
            <text:p>-60,27</text:p>
          </table:table-cell>
        </table:table-row>
        <table:table-row table:style-name="ro1" table:visibility="filter">
          <table:table-cell office:value-type="string" calcext:value-type="string">
            <text:p>-60,26</text:p>
          </table:table-cell>
        </table:table-row>
        <table:table-row table:style-name="ro1" table:visibility="filter">
          <table:table-cell office:value-type="string" calcext:value-type="string">
            <text:p>-60,25</text:p>
          </table:table-cell>
        </table:table-row>
        <table:table-row table:style-name="ro1" table:visibility="filter">
          <table:table-cell office:value-type="string" calcext:value-type="string">
            <text:p>-61,25</text:p>
          </table:table-cell>
        </table:table-row>
        <table:table-row table:style-name="ro1" table:visibility="filter">
          <table:table-cell office:value-type="string" calcext:value-type="string">
            <text:p>-62,25</text:p>
          </table:table-cell>
        </table:table-row>
        <table:table-row table:style-name="ro1" table:visibility="filter">
          <table:table-cell office:value-type="string" calcext:value-type="string">
            <text:p>-62,24</text:p>
          </table:table-cell>
        </table:table-row>
        <table:table-row table:style-name="ro1" table:visibility="filter">
          <table:table-cell office:value-type="string" calcext:value-type="string">
            <text:p>-61,24</text:p>
          </table:table-cell>
        </table:table-row>
        <table:table-row table:style-name="ro1" table:visibility="filter">
          <table:table-cell office:value-type="string" calcext:value-type="string">
            <text:p>-61,23</text:p>
          </table:table-cell>
        </table:table-row>
        <table:table-row table:style-name="ro1" table:visibility="filter">
          <table:table-cell office:value-type="string" calcext:value-type="string">
            <text:p>-62,23</text:p>
          </table:table-cell>
        </table:table-row>
        <table:table-row table:style-name="ro1" table:visibility="filter">
          <table:table-cell office:value-type="string" calcext:value-type="string">
            <text:p>-62,24</text:p>
          </table:table-cell>
        </table:table-row>
        <table:table-row table:style-name="ro1" table:visibility="filter">
          <table:table-cell office:value-type="string" calcext:value-type="string">
            <text:p>-63,24</text:p>
          </table:table-cell>
        </table:table-row>
        <table:table-row table:style-name="ro1" table:visibility="filter">
          <table:table-cell office:value-type="string" calcext:value-type="string">
            <text:p>-64,24</text:p>
          </table:table-cell>
        </table:table-row>
        <table:table-row table:style-name="ro1" table:visibility="filter">
          <table:table-cell office:value-type="string" calcext:value-type="string">
            <text:p>-65,24</text:p>
          </table:table-cell>
        </table:table-row>
        <table:table-row table:style-name="ro1" table:visibility="filter">
          <table:table-cell office:value-type="string" calcext:value-type="string">
            <text:p>-66,24</text:p>
          </table:table-cell>
        </table:table-row>
        <table:table-row table:style-name="ro1" table:visibility="filter">
          <table:table-cell office:value-type="string" calcext:value-type="string">
            <text:p>-66,25</text:p>
          </table:table-cell>
        </table:table-row>
        <table:table-row table:style-name="ro1">
          <table:table-cell office:value-type="string" calcext:value-type="string">
            <text:p>-66,26</text:p>
          </table:table-cell>
        </table:table-row>
        <table:table-row table:style-name="ro1">
          <table:table-cell office:value-type="string" calcext:value-type="string">
            <text:p>-65,26</text:p>
          </table:table-cell>
        </table:table-row>
        <table:table-row table:style-name="ro1" table:visibility="filter">
          <table:table-cell office:value-type="string" calcext:value-type="string">
            <text:p>-65,25</text:p>
          </table:table-cell>
        </table:table-row>
        <table:table-row table:style-name="ro1" table:visibility="filter">
          <table:table-cell office:value-type="string" calcext:value-type="string">
            <text:p>-65,26</text:p>
          </table:table-cell>
        </table:table-row>
        <table:table-row table:style-name="ro1" table:visibility="filter">
          <table:table-cell office:value-type="string" calcext:value-type="string">
            <text:p>-65,25</text:p>
          </table:table-cell>
        </table:table-row>
        <table:table-row table:style-name="ro1" table:visibility="filter">
          <table:table-cell office:value-type="string" calcext:value-type="string">
            <text:p>-65,26</text:p>
          </table:table-cell>
        </table:table-row>
        <table:table-row table:style-name="ro1">
          <table:table-cell office:value-type="string" calcext:value-type="string">
            <text:p>-65,27</text:p>
          </table:table-cell>
        </table:table-row>
        <table:table-row table:style-name="ro1" table:visibility="filter">
          <table:table-cell office:value-type="string" calcext:value-type="string">
            <text:p>-64,27</text:p>
          </table:table-cell>
        </table:table-row>
        <table:table-row table:style-name="ro1" table:visibility="filter">
          <table:table-cell office:value-type="string" calcext:value-type="string">
            <text:p>-65,27</text:p>
          </table:table-cell>
        </table:table-row>
        <table:table-row table:style-name="ro1">
          <table:table-cell office:value-type="string" calcext:value-type="string">
            <text:p>-66,27</text:p>
          </table:table-cell>
        </table:table-row>
        <table:table-row table:style-name="ro1" table:visibility="filter">
          <table:table-cell office:value-type="string" calcext:value-type="string">
            <text:p>-65,27</text:p>
          </table:table-cell>
        </table:table-row>
        <table:table-row table:style-name="ro1" table:visibility="filter">
          <table:table-cell office:value-type="string" calcext:value-type="string">
            <text:p>-66,27</text:p>
          </table:table-cell>
        </table:table-row>
        <table:table-row table:style-name="ro1">
          <table:table-cell office:value-type="string" calcext:value-type="string">
            <text:p>-66,28</text:p>
          </table:table-cell>
        </table:table-row>
        <table:table-row table:style-name="ro1">
          <table:table-cell office:value-type="string" calcext:value-type="string">
            <text:p>-66,29</text:p>
          </table:table-cell>
        </table:table-row>
        <table:table-row table:style-name="ro1" table:visibility="filter">
          <table:table-cell office:value-type="string" calcext:value-type="string">
            <text:p>-66,30</text:p>
          </table:table-cell>
        </table:table-row>
        <table:table-row table:style-name="ro1">
          <table:table-cell office:value-type="string" calcext:value-type="string">
            <text:p>-67,30</text:p>
          </table:table-cell>
        </table:table-row>
        <table:table-row table:style-name="ro1">
          <table:table-cell office:value-type="string" calcext:value-type="string">
            <text:p>-67,29</text:p>
          </table:table-cell>
        </table:table-row>
        <table:table-row table:style-name="ro1" table:visibility="filter">
          <table:table-cell office:value-type="string" calcext:value-type="string">
            <text:p>-66,29</text:p>
          </table:table-cell>
        </table:table-row>
        <table:table-row table:style-name="ro1" table:visibility="filter">
          <table:table-cell office:value-type="string" calcext:value-type="string">
            <text:p>-66,28</text:p>
          </table:table-cell>
        </table:table-row>
        <table:table-row table:style-name="ro1" table:visibility="filter">
          <table:table-cell office:value-type="string" calcext:value-type="string">
            <text:p>-66,29</text:p>
          </table:table-cell>
        </table:table-row>
        <table:table-row table:style-name="ro1" table:visibility="filter">
          <table:table-cell office:value-type="string" calcext:value-type="string">
            <text:p>-66,30</text:p>
          </table:table-cell>
        </table:table-row>
        <table:table-row table:style-name="ro1" table:visibility="filter">
          <table:table-cell office:value-type="string" calcext:value-type="string">
            <text:p>-65,30</text:p>
          </table:table-cell>
        </table:table-row>
        <table:table-row table:style-name="ro1" table:visibility="filter">
          <table:table-cell office:value-type="string" calcext:value-type="string">
            <text:p>-64,30</text:p>
          </table:table-cell>
        </table:table-row>
        <table:table-row table:style-name="ro1" table:visibility="filter">
          <table:table-cell office:value-type="string" calcext:value-type="string">
            <text:p>-63,30</text:p>
          </table:table-cell>
        </table:table-row>
        <table:table-row table:style-name="ro1" table:visibility="filter">
          <table:table-cell office:value-type="string" calcext:value-type="string">
            <text:p>-63,29</text:p>
          </table:table-cell>
        </table:table-row>
        <table:table-row table:style-name="ro1" table:visibility="filter">
          <table:table-cell office:value-type="string" calcext:value-type="string">
            <text:p>-63,28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6</text:p>
          </table:table-cell>
        </table:table-row>
        <table:table-row table:style-name="ro1" table:visibility="filter">
          <table:table-cell office:value-type="string" calcext:value-type="string">
            <text:p>-62,25</text:p>
          </table:table-cell>
        </table:table-row>
        <table:table-row table:style-name="ro1" table:visibility="filter">
          <table:table-cell office:value-type="string" calcext:value-type="string">
            <text:p>-63,25</text:p>
          </table:table-cell>
        </table:table-row>
        <table:table-row table:style-name="ro1" table:visibility="filter">
          <table:table-cell office:value-type="string" calcext:value-type="string">
            <text:p>-62,25</text:p>
          </table:table-cell>
        </table:table-row>
        <table:table-row table:style-name="ro1" table:visibility="filter">
          <table:table-cell office:value-type="string" calcext:value-type="string">
            <text:p>-61,25</text:p>
          </table:table-cell>
        </table:table-row>
        <table:table-row table:style-name="ro1" table:visibility="filter">
          <table:table-cell office:value-type="string" calcext:value-type="string">
            <text:p>-61,26</text:p>
          </table:table-cell>
        </table:table-row>
        <table:table-row table:style-name="ro1" table:visibility="filter">
          <table:table-cell office:value-type="string" calcext:value-type="string">
            <text:p>-61,27</text:p>
          </table:table-cell>
        </table:table-row>
        <table:table-row table:style-name="ro1" table:visibility="filter">
          <table:table-cell office:value-type="string" calcext:value-type="string">
            <text:p>-61,26</text:p>
          </table:table-cell>
        </table:table-row>
        <table:table-row table:style-name="ro1" table:visibility="filter">
          <table:table-cell office:value-type="string" calcext:value-type="string">
            <text:p>-61,27</text:p>
          </table:table-cell>
        </table:table-row>
        <table:table-row table:style-name="ro1" table:visibility="filter">
          <table:table-cell office:value-type="string" calcext:value-type="string">
            <text:p>-61,26</text:p>
          </table:table-cell>
        </table:table-row>
        <table:table-row table:style-name="ro1" table:visibility="filter">
          <table:table-cell office:value-type="string" calcext:value-type="string">
            <text:p>-62,26</text:p>
          </table:table-cell>
        </table:table-row>
        <table:table-row table:style-name="ro1" table:visibility="filter">
          <table:table-cell office:value-type="string" calcext:value-type="string">
            <text:p>-63,26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6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8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8</text:p>
          </table:table-cell>
        </table:table-row>
        <table:table-row table:style-name="ro1" table:visibility="filter">
          <table:table-cell office:value-type="string" calcext:value-type="string">
            <text:p>-61,28</text:p>
          </table:table-cell>
        </table:table-row>
        <table:table-row table:style-name="ro1" table:visibility="filter">
          <table:table-cell office:value-type="string" calcext:value-type="string">
            <text:p>-61,27</text:p>
          </table:table-cell>
        </table:table-row>
        <table:table-row table:style-name="ro1" table:visibility="filter">
          <table:table-cell office:value-type="string" calcext:value-type="string">
            <text:p>-61,26</text:p>
          </table:table-cell>
        </table:table-row>
        <table:table-row table:style-name="ro1" table:visibility="filter">
          <table:table-cell office:value-type="string" calcext:value-type="string">
            <text:p>-60,26</text:p>
          </table:table-cell>
        </table:table-row>
        <table:table-row table:style-name="ro1" table:visibility="filter">
          <table:table-cell office:value-type="string" calcext:value-type="string">
            <text:p>-60,27</text:p>
          </table:table-cell>
        </table:table-row>
        <table:table-row table:style-name="ro1" table:visibility="filter">
          <table:table-cell office:value-type="string" calcext:value-type="string">
            <text:p>-61,27</text:p>
          </table:table-cell>
        </table:table-row>
        <table:table-row table:style-name="ro1" table:visibility="filter">
          <table:table-cell office:value-type="string" calcext:value-type="string">
            <text:p>-62,27</text:p>
          </table:table-cell>
        </table:table-row>
        <table:table-row table:style-name="ro1" table:visibility="filter">
          <table:table-cell office:value-type="string" calcext:value-type="string">
            <text:p>-62,26</text:p>
          </table:table-cell>
        </table:table-row>
        <table:table-row table:style-name="ro1" table:visibility="filter">
          <table:table-cell office:value-type="string" calcext:value-type="string">
            <text:p>-63,26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4,27</text:p>
          </table:table-cell>
        </table:table-row>
        <table:table-row table:style-name="ro1" table:visibility="filter">
          <table:table-cell office:value-type="string" calcext:value-type="string">
            <text:p>-64,26</text:p>
          </table:table-cell>
        </table:table-row>
        <table:table-row table:style-name="ro1" table:visibility="filter">
          <table:table-cell office:value-type="string" calcext:value-type="string">
            <text:p>-64,27</text:p>
          </table:table-cell>
        </table:table-row>
        <table:table-row table:style-name="ro1" table:visibility="filter">
          <table:table-cell office:value-type="string" calcext:value-type="string">
            <text:p>-63,27</text:p>
          </table:table-cell>
        </table:table-row>
        <table:table-row table:style-name="ro1" table:visibility="filter">
          <table:table-cell office:value-type="string" calcext:value-type="string">
            <text:p>-63,28</text:p>
          </table:table-cell>
        </table:table-row>
        <table:table-row table:style-name="ro1" table:visibility="filter">
          <table:table-cell office:value-type="string" calcext:value-type="string">
            <text:p>-63,29</text:p>
          </table:table-cell>
        </table:table-row>
        <table:table-row table:style-name="ro1" table:visibility="filter">
          <table:table-cell office:value-type="string" calcext:value-type="string">
            <text:p>-64,29</text:p>
          </table:table-cell>
        </table:table-row>
        <table:table-row table:style-name="ro1">
          <table:table-cell office:value-type="string" calcext:value-type="string">
            <text:p>-65,29</text:p>
          </table:table-cell>
        </table:table-row>
        <table:table-row table:style-name="ro1">
          <table:table-cell office:value-type="string" calcext:value-type="string">
            <text:p>-65,28</text:p>
          </table:table-cell>
        </table:table-row>
        <table:table-row table:style-name="ro1" table:visibility="filter">
          <table:table-cell office:value-type="string" calcext:value-type="string">
            <text:p>-66,28</text:p>
          </table:table-cell>
        </table:table-row>
        <table:table-row table:style-name="ro1" table:visibility="filter">
          <table:table-cell office:value-type="string" calcext:value-type="string">
            <text:p>-66,29</text:p>
          </table:table-cell>
        </table:table-row>
        <table:table-row table:style-name="ro1" table:visibility="filter">
          <table:table-cell office:value-type="string" calcext:value-type="string">
            <text:p>-66,30</text:p>
          </table:table-cell>
        </table:table-row>
        <table:table-row table:style-name="ro1" table:visibility="filter">
          <table:table-cell office:value-type="string" calcext:value-type="string">
            <text:p>-65,30</text:p>
          </table:table-cell>
        </table:table-row>
        <table:table-row table:style-name="ro1">
          <table:table-cell office:value-type="string" calcext:value-type="string">
            <text:p>-65,31</text:p>
          </table:table-cell>
        </table:table-row>
        <table:table-row table:style-name="ro1" table:visibility="filter">
          <table:table-cell office:value-type="string" calcext:value-type="string">
            <text:p>-65,30</text:p>
          </table:table-cell>
        </table:table-row>
        <table:table-row table:style-name="ro1" table:visibility="filter">
          <table:table-cell office:value-type="string" calcext:value-type="string">
            <text:p>-65,31</text:p>
          </table:table-cell>
        </table:table-row>
        <table:table-row table:style-name="ro1" table:visibility="filter">
          <table:table-cell office:value-type="string" calcext:value-type="string">
            <text:p>-65,32</text:p>
          </table:table-cell>
        </table:table-row>
        <table:table-row table:style-name="ro1" table:visibility="filter">
          <table:table-cell office:value-type="string" calcext:value-type="string">
            <text:p>-66,32</text:p>
          </table:table-cell>
        </table:table-row>
        <table:table-row table:style-name="ro1">
          <table:table-cell office:value-type="string" calcext:value-type="string">
            <text:p>-66,33</text:p>
          </table:table-cell>
        </table:table-row>
        <table:table-row table:style-name="ro1" table:visibility="filter">
          <table:table-cell office:value-type="string" calcext:value-type="string">
            <text:p>-66,34</text:p>
          </table:table-cell>
        </table:table-row>
        <table:table-row table:style-name="ro1" table:visibility="filter">
          <table:table-cell office:value-type="string" calcext:value-type="string">
            <text:p>-66,33</text:p>
          </table:table-cell>
        </table:table-row>
        <table:table-row table:style-name="ro1">
          <table:table-cell office:value-type="string" calcext:value-type="string">
            <text:p>-67,33</text:p>
          </table:table-cell>
        </table:table-row>
        <table:table-row table:style-name="ro1">
          <table:table-cell office:value-type="string" calcext:value-type="string">
            <text:p>-68,33</text:p>
          </table:table-cell>
        </table:table-row>
        <table:table-row table:style-name="ro1" table:visibility="filter">
          <table:table-cell office:value-type="string" calcext:value-type="string">
            <text:p>-67,33</text:p>
          </table:table-cell>
        </table:table-row>
        <table:table-row table:style-name="ro1" table:visibility="filter">
          <table:table-cell office:value-type="string" calcext:value-type="string">
            <text:p>-66,33</text:p>
          </table:table-cell>
        </table:table-row>
        <table:table-row table:style-name="ro1" table:visibility="filter">
          <table:table-cell office:value-type="string" calcext:value-type="string">
            <text:p>-66,32</text:p>
          </table:table-cell>
        </table:table-row>
        <table:table-row table:style-name="ro1" table:visibility="filter">
          <table:table-cell office:value-type="string" calcext:value-type="string">
            <text:p>-66,31</text:p>
          </table:table-cell>
        </table:table-row>
        <table:table-row table:style-name="ro1">
          <table:table-cell office:value-type="string" calcext:value-type="string">
            <text:p>-67,31</text:p>
          </table:table-cell>
        </table:table-row>
        <table:table-row table:style-name="ro1">
          <table:table-cell office:value-type="string" calcext:value-type="string">
            <text:p>-67,32</text:p>
          </table:table-cell>
        </table:table-row>
        <table:table-row table:style-name="ro1" table:visibility="filter">
          <table:table-cell office:value-type="string" calcext:value-type="string">
            <text:p>-66,32</text:p>
          </table:table-cell>
        </table:table-row>
        <table:table-row table:style-name="ro1" table:visibility="filter">
          <table:table-cell office:value-type="string" calcext:value-type="string">
            <text:p>-65,32</text:p>
          </table:table-cell>
        </table:table-row>
        <table:table-row table:style-name="ro1" table:visibility="filter">
          <table:table-cell office:value-type="string" calcext:value-type="string">
            <text:p>-65,33</text:p>
          </table:table-cell>
        </table:table-row>
        <table:table-row table:style-name="ro1" table:visibility="filter">
          <table:table-cell office:value-type="string" calcext:value-type="string">
            <text:p>-64,33</text:p>
          </table:table-cell>
        </table:table-row>
        <table:table-row table:style-name="ro1" table:visibility="filter">
          <table:table-cell office:value-type="string" calcext:value-type="string">
            <text:p>-65,33</text:p>
          </table:table-cell>
        </table:table-row>
        <table:table-row table:style-name="ro1" table:visibility="filter">
          <table:table-cell office:value-type="string" calcext:value-type="string">
            <text:p>-64,33</text:p>
          </table:table-cell>
        </table:table-row>
        <table:table-row table:style-name="ro1" table:visibility="filter">
          <table:table-cell office:value-type="string" calcext:value-type="string">
            <text:p>-65,33</text:p>
          </table:table-cell>
        </table:table-row>
        <table:table-row table:style-name="ro1" table:visibility="filter">
          <table:table-cell office:value-type="string" calcext:value-type="string">
            <text:p>-64,33</text:p>
          </table:table-cell>
        </table:table-row>
        <table:table-row table:style-name="ro1" table:visibility="filter">
          <table:table-cell office:value-type="string" calcext:value-type="string">
            <text:p>-64,32</text:p>
          </table:table-cell>
        </table:table-row>
        <table:table-row table:style-name="ro1" table:visibility="filter">
          <table:table-cell office:value-type="string" calcext:value-type="string">
            <text:p>-63,32</text:p>
          </table:table-cell>
        </table:table-row>
        <table:table-row table:style-name="ro1" table:visibility="filter">
          <table:table-cell office:value-type="string" calcext:value-type="string">
            <text:p>-62,32</text:p>
          </table:table-cell>
        </table:table-row>
        <table:table-row table:style-name="ro1" table:visibility="filter">
          <table:table-cell office:value-type="string" calcext:value-type="string">
            <text:p>-62,31</text:p>
          </table:table-cell>
        </table:table-row>
        <table:table-row table:style-name="ro1" table:visibility="filter">
          <table:table-cell office:value-type="string" calcext:value-type="string">
            <text:p>-63,31</text:p>
          </table:table-cell>
        </table:table-row>
        <table:table-row table:style-name="ro1" table:visibility="filter">
          <table:table-cell office:value-type="string" calcext:value-type="string">
            <text:p>-62,31</text:p>
          </table:table-cell>
        </table:table-row>
        <table:table-row table:style-name="ro1" table:visibility="filter">
          <table:table-cell office:value-type="string" calcext:value-type="string">
            <text:p>-62,32</text:p>
          </table:table-cell>
        </table:table-row>
        <table:table-row table:style-name="ro1" table:visibility="filter">
          <table:table-cell office:value-type="string" calcext:value-type="string">
            <text:p>-63,32</text:p>
          </table:table-cell>
        </table:table-row>
        <table:table-row table:style-name="ro1" table:visibility="filter">
          <table:table-cell office:value-type="string" calcext:value-type="string">
            <text:p>-63,31</text:p>
          </table:table-cell>
        </table:table-row>
        <table:table-row table:style-name="ro1" table:visibility="filter">
          <table:table-cell office:value-type="string" calcext:value-type="string">
            <text:p>-63,32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2,33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4,33</text:p>
          </table:table-cell>
        </table:table-row>
        <table:table-row table:style-name="ro1" table:visibility="filter">
          <table:table-cell office:value-type="string" calcext:value-type="string">
            <text:p>-63,33</text:p>
          </table:table-cell>
        </table:table-row>
        <table:table-row table:style-name="ro1" table:visibility="filter">
          <table:table-cell office:value-type="string" calcext:value-type="string">
            <text:p>-62,33</text:p>
          </table:table-cell>
        </table:table-row>
        <table:table-row table:style-name="ro1" table:visibility="filter">
          <table:table-cell office:value-type="string" calcext:value-type="string">
            <text:p>-61,33</text:p>
          </table:table-cell>
        </table:table-row>
      </table:table>
      <table:named-expressions/>
      <table:database-ranges>
        <table:database-range table:name="__Anonymous_Sheet_DB__0" table:target-range-address="Sheet1.A1:Sheet1.A8193">
          <table:filter table:condition-source-range-address="Sheet1.A1:Sheet1.A8193" table:display-duplicates="false">
            <table:filter-or>
              <table:filter-condition table:value="0,-1" table:operator="=" table:field-number="0"/>
              <table:filter-condition table:value="1,-1" table:operator="=" table:field-number="0"/>
              <table:filter-condition table:value="1,-2" table:operator="=" table:field-number="0"/>
              <table:filter-condition table:value="0,-2" table:operator="=" table:field-number="0"/>
              <table:filter-condition table:value="0,-3" table:operator="=" table:field-number="0"/>
              <table:filter-condition table:value="0,-4" table:operator="=" table:field-number="0"/>
              <table:filter-condition table:value="0,-5" table:operator="=" table:field-number="0"/>
              <table:filter-condition table:value="-1,-5" table:operator="=" table:field-number="0"/>
              <table:filter-condition table:value="-2,-5" table:operator="=" table:field-number="0"/>
              <table:filter-condition table:value="-2,-6" table:operator="=" table:field-number="0"/>
              <table:filter-condition table:value="-2,-7" table:operator="=" table:field-number="0"/>
              <table:filter-condition table:value="-2,-6" table:operator="=" table:field-number="0"/>
              <table:filter-condition table:value="-2,-7" table:operator="=" table:field-number="0"/>
              <table:filter-condition table:value="-3,-7" table:operator="=" table:field-number="0"/>
              <table:filter-condition table:value="-3,-8" table:operator="=" table:field-number="0"/>
              <table:filter-condition table:value="-2,-8" table:operator="=" table:field-number="0"/>
              <table:filter-condition table:value="-2,-9" table:operator="=" table:field-number="0"/>
              <table:filter-condition table:value="-2,-10" table:operator="=" table:field-number="0"/>
              <table:filter-condition table:value="-1,-10" table:operator="=" table:field-number="0"/>
              <table:filter-condition table:value="-1,-11" table:operator="=" table:field-number="0"/>
              <table:filter-condition table:value="-2,-11" table:operator="=" table:field-number="0"/>
              <table:filter-condition table:value="-3,-11" table:operator="=" table:field-number="0"/>
              <table:filter-condition table:value="-4,-11" table:operator="=" table:field-number="0"/>
              <table:filter-condition table:value="-4,-10" table:operator="=" table:field-number="0"/>
              <table:filter-condition table:value="-4,-9" table:operator="=" table:field-number="0"/>
              <table:filter-condition table:value="-4,-8" table:operator="=" table:field-number="0"/>
              <table:filter-condition table:value="-4,-7" table:operator="=" table:field-number="0"/>
              <table:filter-condition table:value="-4,-6" table:operator="=" table:field-number="0"/>
              <table:filter-condition table:value="-5,-6" table:operator="=" table:field-number="0"/>
              <table:filter-condition table:value="-6,-6" table:operator="=" table:field-number="0"/>
              <table:filter-condition table:value="-6,-5" table:operator="=" table:field-number="0"/>
              <table:filter-condition table:value="-7,-5" table:operator="=" table:field-number="0"/>
              <table:filter-condition table:value="-7,-6" table:operator="=" table:field-number="0"/>
              <table:filter-condition table:value="-7,-7" table:operator="=" table:field-number="0"/>
              <table:filter-condition table:value="-6,-7" table:operator="=" table:field-number="0"/>
              <table:filter-condition table:value="-6,-6" table:operator="=" table:field-number="0"/>
              <table:filter-condition table:value="-5,-6" table:operator="=" table:field-number="0"/>
              <table:filter-condition table:value="-5,-7" table:operator="=" table:field-number="0"/>
              <table:filter-condition table:value="-5,-6" table:operator="=" table:field-number="0"/>
              <table:filter-condition table:value="-4,-6" table:operator="=" table:field-number="0"/>
              <table:filter-condition table:value="-4,-5" table:operator="=" table:field-number="0"/>
              <table:filter-condition table:value="-3,-5" table:operator="=" table:field-number="0"/>
              <table:filter-condition table:value="-3,-4" table:operator="=" table:field-number="0"/>
              <table:filter-condition table:value="-2,-4" table:operator="=" table:field-number="0"/>
              <table:filter-condition table:value="-2,-3" table:operator="=" table:field-number="0"/>
              <table:filter-condition table:value="-1,-3" table:operator="=" table:field-number="0"/>
              <table:filter-condition table:value="-1,-2" table:operator="=" table:field-number="0"/>
              <table:filter-condition table:value="0,-2" table:operator="=" table:field-number="0"/>
              <table:filter-condition table:value="-1,-2" table:operator="=" table:field-number="0"/>
              <table:filter-condition table:value="-1,-3" table:operator="=" table:field-number="0"/>
              <table:filter-condition table:value="-1,-4" table:operator="=" table:field-number="0"/>
              <table:filter-condition table:value="-1,-5" table:operator="=" table:field-number="0"/>
              <table:filter-condition table:value="-1,-6" table:operator="=" table:field-number="0"/>
              <table:filter-condition table:value="-2,-6" table:operator="=" table:field-number="0"/>
              <table:filter-condition table:value="-2,-5" table:operator="=" table:field-number="0"/>
              <table:filter-condition table:value="-1,-5" table:operator="=" table:field-number="0"/>
              <table:filter-condition table:value="-1,-4" table:operator="=" table:field-number="0"/>
              <table:filter-condition table:value="-2,-4" table:operator="=" table:field-number="0"/>
              <table:filter-condition table:value="-3,-4" table:operator="=" table:field-number="0"/>
              <table:filter-condition table:value="-3,-3" table:operator="=" table:field-number="0"/>
              <table:filter-condition table:value="-2,-3" table:operator="=" table:field-number="0"/>
              <table:filter-condition table:value="-3,-3" table:operator="=" table:field-number="0"/>
              <table:filter-condition table:value="-4,-3" table:operator="=" table:field-number="0"/>
              <table:filter-condition table:value="-5,-3" table:operator="=" table:field-number="0"/>
              <table:filter-condition table:value="-5,-2" table:operator="=" table:field-number="0"/>
              <table:filter-condition table:value="-5,-3" table:operator="=" table:field-number="0"/>
              <table:filter-condition table:value="-5,-4" table:operator="=" table:field-number="0"/>
              <table:filter-condition table:value="-5,-5" table:operator="=" table:field-number="0"/>
              <table:filter-condition table:value="-5,-6" table:operator="=" table:field-number="0"/>
              <table:filter-condition table:value="-4,-6" table:operator="=" table:field-number="0"/>
              <table:filter-condition table:value="-4,-5" table:operator="=" table:field-number="0"/>
              <table:filter-condition table:value="-3,-5" table:operator="=" table:field-number="0"/>
              <table:filter-condition table:value="-3,-4" table:operator="=" table:field-number="0"/>
              <table:filter-condition table:value="-2,-4" table:operator="=" table:field-number="0"/>
              <table:filter-condition table:value="-3,-4" table:operator="=" table:field-number="0"/>
              <table:filter-condition table:value="-3,-3" table:operator="=" table:field-number="0"/>
              <table:filter-condition table:value="-3,-4" table:operator="=" table:field-number="0"/>
              <table:filter-condition table:value="-3,-3" table:operator="=" table:field-number="0"/>
              <table:filter-condition table:value="-2,-3" table:operator="=" table:field-number="0"/>
              <table:filter-condition table:value="-3,-3" table:operator="=" table:field-number="0"/>
              <table:filter-condition table:value="-3,-2" table:operator="=" table:field-number="0"/>
              <table:filter-condition table:value="-4,-2" table:operator="=" table:field-number="0"/>
              <table:filter-condition table:value="-3,-2" table:operator="=" table:field-number="0"/>
              <table:filter-condition table:value="-3,-1" table:operator="=" table:field-number="0"/>
              <table:filter-condition table:value="-3,0" table:operator="=" table:field-number="0"/>
              <table:filter-condition table:value="-2,0" table:operator="=" table:field-number="0"/>
              <table:filter-condition table:value="-2,1" table:operator="=" table:field-number="0"/>
              <table:filter-condition table:value="-2,0" table:operator="=" table:field-number="0"/>
              <table:filter-condition table:value="-2,-1" table:operator="=" table:field-number="0"/>
              <table:filter-condition table:value="-2,-2" table:operator="=" table:field-number="0"/>
              <table:filter-condition table:value="-2,-1" table:operator="=" table:field-number="0"/>
              <table:filter-condition table:value="-3,-1" table:operator="=" table:field-number="0"/>
              <table:filter-condition table:value="-3,-2" table:operator="=" table:field-number="0"/>
              <table:filter-condition table:value="-3,-3" table:operator="=" table:field-number="0"/>
              <table:filter-condition table:value="-2,-3" table:operator="=" table:field-number="0"/>
              <table:filter-condition table:value="-1,-3" table:operator="=" table:field-number="0"/>
              <table:filter-condition table:value="-1,-2" table:operator="=" table:field-number="0"/>
              <table:filter-condition table:value="0,-2" table:operator="=" table:field-number="0"/>
              <table:filter-condition table:value="0,-1" table:operator="=" table:field-number="0"/>
              <table:filter-condition table:value="0,0" table:operator="=" table:field-number="0"/>
              <table:filter-condition table:value="-1,0" table:operator="=" table:field-number="0"/>
              <table:filter-condition table:value="0,0" table:operator="=" table:field-number="0"/>
              <table:filter-condition table:value="1,0" table:operator="=" table:field-number="0"/>
              <table:filter-condition table:value="0,0" table:operator="=" table:field-number="0"/>
              <table:filter-condition table:value="1,0" table:operator="=" table:field-number="0"/>
              <table:filter-condition table:value="1,1" table:operator="=" table:field-number="0"/>
              <table:filter-condition table:value="2,1" table:operator="=" table:field-number="0"/>
              <table:filter-condition table:value="2,0" table:operator="=" table:field-number="0"/>
              <table:filter-condition table:value="2,-1" table:operator="=" table:field-number="0"/>
              <table:filter-condition table:value="2,-2" table:operator="=" table:field-number="0"/>
              <table:filter-condition table:value="3,-2" table:operator="=" table:field-number="0"/>
              <table:filter-condition table:value="4,-2" table:operator="=" table:field-number="0"/>
              <table:filter-condition table:value="4,-1" table:operator="=" table:field-number="0"/>
              <table:filter-condition table:value="4,-2" table:operator="=" table:field-number="0"/>
              <table:filter-condition table:value="4,-3" table:operator="=" table:field-number="0"/>
              <table:filter-condition table:value="5,-3" table:operator="=" table:field-number="0"/>
              <table:filter-condition table:value="5,-2" table:operator="=" table:field-number="0"/>
              <table:filter-condition table:value="4,-2" table:operator="=" table:field-number="0"/>
              <table:filter-condition table:value="5,-2" table:operator="=" table:field-number="0"/>
              <table:filter-condition table:value="4,-2" table:operator="=" table:field-number="0"/>
              <table:filter-condition table:value="5,-2" table:operator="=" table:field-number="0"/>
              <table:filter-condition table:value="5,-1" table:operator="=" table:field-number="0"/>
              <table:filter-condition table:value="4,-1" table:operator="=" table:field-number="0"/>
              <table:filter-condition table:value="4,-2" table:operator="=" table:field-number="0"/>
              <table:filter-condition table:value="4,-1" table:operator="=" table:field-number="0"/>
              <table:filter-condition table:value="5,-1" table:operator="=" table:field-number="0"/>
              <table:filter-condition table:value="5,0" table:operator="=" table:field-number="0"/>
              <table:filter-condition table:value="6,0" table:operator="=" table:field-number="0"/>
              <table:filter-condition table:value="6,1" table:operator="=" table:field-number="0"/>
              <table:filter-condition table:value="7,1" table:operator="=" table:field-number="0"/>
              <table:filter-condition table:value="6,1" table:operator="=" table:field-number="0"/>
              <table:filter-condition table:value="6,0" table:operator="=" table:field-number="0"/>
              <table:filter-condition table:value="6,-1" table:operator="=" table:field-number="0"/>
              <table:filter-condition table:value="6,0" table:operator="=" table:field-number="0"/>
              <table:filter-condition table:value="6,-1" table:operator="=" table:field-number="0"/>
              <table:filter-condition table:value="6,-2" table:operator="=" table:field-number="0"/>
              <table:filter-condition table:value="6,-1" table:operator="=" table:field-number="0"/>
              <table:filter-condition table:value="7,-1" table:operator="=" table:field-number="0"/>
              <table:filter-condition table:value="8,-1" table:operator="=" table:field-number="0"/>
              <table:filter-condition table:value="7,-1" table:operator="=" table:field-number="0"/>
              <table:filter-condition table:value="6,-1" table:operator="=" table:field-number="0"/>
              <table:filter-condition table:value="6,0" table:operator="=" table:field-number="0"/>
              <table:filter-condition table:value="7,0" table:operator="=" table:field-number="0"/>
              <table:filter-condition table:value="6,0" table:operator="=" table:field-number="0"/>
              <table:filter-condition table:value="5,0" table:operator="=" table:field-number="0"/>
              <table:filter-condition table:value="5,-1" table:operator="=" table:field-number="0"/>
              <table:filter-condition table:value="6,-1" table:operator="=" table:field-number="0"/>
              <table:filter-condition table:value="7,-1" table:operator="=" table:field-number="0"/>
              <table:filter-condition table:value="6,-1" table:operator="=" table:field-number="0"/>
              <table:filter-condition table:value="7,-1" table:operator="=" table:field-number="0"/>
              <table:filter-condition table:value="7,0" table:operator="=" table:field-number="0"/>
              <table:filter-condition table:value="6,0" table:operator="=" table:field-number="0"/>
              <table:filter-condition table:value="6,1" table:operator="=" table:field-number="0"/>
              <table:filter-condition table:value="7,1" table:operator="=" table:field-number="0"/>
              <table:filter-condition table:value="8,1" table:operator="=" table:field-number="0"/>
              <table:filter-condition table:value="8,0" table:operator="=" table:field-number="0"/>
              <table:filter-condition table:value="8,-1" table:operator="=" table:field-number="0"/>
              <table:filter-condition table:value="8,-2" table:operator="=" table:field-number="0"/>
              <table:filter-condition table:value="9,-2" table:operator="=" table:field-number="0"/>
              <table:filter-condition table:value="9,-3" table:operator="=" table:field-number="0"/>
              <table:filter-condition table:value="10,-3" table:operator="=" table:field-number="0"/>
              <table:filter-condition table:value="11,-3" table:operator="=" table:field-number="0"/>
              <table:filter-condition table:value="12,-3" table:operator="=" table:field-number="0"/>
              <table:filter-condition table:value="12,-4" table:operator="=" table:field-number="0"/>
              <table:filter-condition table:value="11,-4" table:operator="=" table:field-number="0"/>
              <table:filter-condition table:value="10,-4" table:operator="=" table:field-number="0"/>
              <table:filter-condition table:value="10,-3" table:operator="=" table:field-number="0"/>
              <table:filter-condition table:value="9,-3" table:operator="=" table:field-number="0"/>
              <table:filter-condition table:value="10,-3" table:operator="=" table:field-number="0"/>
              <table:filter-condition table:value="9,-3" table:operator="=" table:field-number="0"/>
              <table:filter-condition table:value="9,-2" table:operator="=" table:field-number="0"/>
              <table:filter-condition table:value="8,-2" table:operator="=" table:field-number="0"/>
              <table:filter-condition table:value="8,-3" table:operator="=" table:field-number="0"/>
              <table:filter-condition table:value="7,-3" table:operator="=" table:field-number="0"/>
              <table:filter-condition table:value="8,-3" table:operator="=" table:field-number="0"/>
              <table:filter-condition table:value="8,-4" table:operator="=" table:field-number="0"/>
              <table:filter-condition table:value="9,-4" table:operator="=" table:field-number="0"/>
              <table:filter-condition table:value="9,-3" table:operator="=" table:field-number="0"/>
              <table:filter-condition table:value="9,-2" table:operator="=" table:field-number="0"/>
              <table:filter-condition table:value="9,-3" table:operator="=" table:field-number="0"/>
              <table:filter-condition table:value="9,-2" table:operator="=" table:field-number="0"/>
              <table:filter-condition table:value="9,-1" table:operator="=" table:field-number="0"/>
              <table:filter-condition table:value="9,0" table:operator="=" table:field-number="0"/>
              <table:filter-condition table:value="8,0" table:operator="=" table:field-number="0"/>
              <table:filter-condition table:value="8,1" table:operator="=" table:field-number="0"/>
              <table:filter-condition table:value="8,0" table:operator="=" table:field-number="0"/>
              <table:filter-condition table:value="8,1" table:operator="=" table:field-number="0"/>
              <table:filter-condition table:value="8,2" table:operator="=" table:field-number="0"/>
              <table:filter-condition table:value="9,2" table:operator="=" table:field-number="0"/>
              <table:filter-condition table:value="10,2" table:operator="=" table:field-number="0"/>
              <table:filter-condition table:value="11,2" table:operator="=" table:field-number="0"/>
              <table:filter-condition table:value="10,2" table:operator="=" table:field-number="0"/>
              <table:filter-condition table:value="10,3" table:operator="=" table:field-number="0"/>
              <table:filter-condition table:value="11,3" table:operator="=" table:field-number="0"/>
              <table:filter-condition table:value="11,4" table:operator="=" table:field-number="0"/>
              <table:filter-condition table:value="12,4" table:operator="=" table:field-number="0"/>
              <table:filter-condition table:value="12,3" table:operator="=" table:field-number="0"/>
              <table:filter-condition table:value="11,3" table:operator="=" table:field-number="0"/>
              <table:filter-condition table:value="12,3" table:operator="=" table:field-number="0"/>
              <table:filter-condition table:value="12,4" table:operator="=" table:field-number="0"/>
              <table:filter-condition table:value="11,4" table:operator="=" table:field-number="0"/>
              <table:filter-condition table:value="12,4" table:operator="=" table:field-number="0"/>
              <table:filter-condition table:value="13,4" table:operator="=" table:field-number="0"/>
              <table:filter-condition table:value="13,5" table:operator="=" table:field-number="0"/>
              <table:filter-condition table:value="14,5" table:operator="=" table:field-number="0"/>
              <table:filter-condition table:value="14,6" table:operator="=" table:field-number="0"/>
              <table:filter-condition table:value="14,7" table:operator="=" table:field-number="0"/>
              <table:filter-condition table:value="14,6" table:operator="=" table:field-number="0"/>
              <table:filter-condition table:value="14,7" table:operator="=" table:field-number="0"/>
              <table:filter-condition table:value="15,7" table:operator="=" table:field-number="0"/>
              <table:filter-condition table:value="14,7" table:operator="=" table:field-number="0"/>
              <table:filter-condition table:value="14,6" table:operator="=" table:field-number="0"/>
              <table:filter-condition table:value="13,6" table:operator="=" table:field-number="0"/>
              <table:filter-condition table:value="13,5" table:operator="=" table:field-number="0"/>
              <table:filter-condition table:value="14,5" table:operator="=" table:field-number="0"/>
              <table:filter-condition table:value="15,5" table:operator="=" table:field-number="0"/>
              <table:filter-condition table:value="16,5" table:operator="=" table:field-number="0"/>
              <table:filter-condition table:value="15,5" table:operator="=" table:field-number="0"/>
              <table:filter-condition table:value="16,5" table:operator="=" table:field-number="0"/>
              <table:filter-condition table:value="16,4" table:operator="=" table:field-number="0"/>
              <table:filter-condition table:value="15,4" table:operator="=" table:field-number="0"/>
              <table:filter-condition table:value="15,3" table:operator="=" table:field-number="0"/>
              <table:filter-condition table:value="15,4" table:operator="=" table:field-number="0"/>
              <table:filter-condition table:value="15,3" table:operator="=" table:field-number="0"/>
              <table:filter-condition table:value="16,3" table:operator="=" table:field-number="0"/>
              <table:filter-condition table:value="16,4" table:operator="=" table:field-number="0"/>
              <table:filter-condition table:value="16,3" table:operator="=" table:field-number="0"/>
              <table:filter-condition table:value="15,3" table:operator="=" table:field-number="0"/>
              <table:filter-condition table:value="16,3" table:operator="=" table:field-number="0"/>
              <table:filter-condition table:value="17,3" table:operator="=" table:field-number="0"/>
              <table:filter-condition table:value="17,4" table:operator="=" table:field-number="0"/>
              <table:filter-condition table:value="18,4" table:operator="=" table:field-number="0"/>
              <table:filter-condition table:value="17,4" table:operator="=" table:field-number="0"/>
              <table:filter-condition table:value="17,3" table:operator="=" table:field-number="0"/>
              <table:filter-condition table:value="18,3" table:operator="=" table:field-number="0"/>
              <table:filter-condition table:value="18,4" table:operator="=" table:field-number="0"/>
              <table:filter-condition table:value="17,4" table:operator="=" table:field-number="0"/>
              <table:filter-condition table:value="18,4" table:operator="=" table:field-number="0"/>
              <table:filter-condition table:value="18,3" table:operator="=" table:field-number="0"/>
              <table:filter-condition table:value="18,4" table:operator="=" table:field-number="0"/>
              <table:filter-condition table:value="19,4" table:operator="=" table:field-number="0"/>
              <table:filter-condition table:value="19,5" table:operator="=" table:field-number="0"/>
              <table:filter-condition table:value="18,5" table:operator="=" table:field-number="0"/>
              <table:filter-condition table:value="19,5" table:operator="=" table:field-number="0"/>
              <table:filter-condition table:value="19,6" table:operator="=" table:field-number="0"/>
              <table:filter-condition table:value="19,5" table:operator="=" table:field-number="0"/>
              <table:filter-condition table:value="19,6" table:operator="=" table:field-number="0"/>
              <table:filter-condition table:value="19,7" table:operator="=" table:field-number="0"/>
              <table:filter-condition table:value="19,8" table:operator="=" table:field-number="0"/>
              <table:filter-condition table:value="19,7" table:operator="=" table:field-number="0"/>
              <table:filter-condition table:value="19,8" table:operator="=" table:field-number="0"/>
              <table:filter-condition table:value="19,9" table:operator="=" table:field-number="0"/>
              <table:filter-condition table:value="20,9" table:operator="=" table:field-number="0"/>
              <table:filter-condition table:value="21,9" table:operator="=" table:field-number="0"/>
              <table:filter-condition table:value="21,8" table:operator="=" table:field-number="0"/>
              <table:filter-condition table:value="21,7" table:operator="=" table:field-number="0"/>
              <table:filter-condition table:value="20,7" table:operator="=" table:field-number="0"/>
              <table:filter-condition table:value="19,7" table:operator="=" table:field-number="0"/>
              <table:filter-condition table:value="19,8" table:operator="=" table:field-number="0"/>
              <table:filter-condition table:value="19,9" table:operator="=" table:field-number="0"/>
              <table:filter-condition table:value="20,9" table:operator="=" table:field-number="0"/>
              <table:filter-condition table:value="19,9" table:operator="=" table:field-number="0"/>
              <table:filter-condition table:value="19,10" table:operator="=" table:field-number="0"/>
              <table:filter-condition table:value="18,10" table:operator="=" table:field-number="0"/>
              <table:filter-condition table:value="18,9" table:operator="=" table:field-number="0"/>
              <table:filter-condition table:value="18,8" table:operator="=" table:field-number="0"/>
              <table:filter-condition table:value="18,7" table:operator="=" table:field-number="0"/>
              <table:filter-condition table:value="19,7" table:operator="=" table:field-number="0"/>
              <table:filter-condition table:value="19,8" table:operator="=" table:field-number="0"/>
              <table:filter-condition table:value="20,8" table:operator="=" table:field-number="0"/>
              <table:filter-condition table:value="20,9" table:operator="=" table:field-number="0"/>
              <table:filter-condition table:value="20,10" table:operator="=" table:field-number="0"/>
              <table:filter-condition table:value="19,10" table:operator="=" table:field-number="0"/>
              <table:filter-condition table:value="19,11" table:operator="=" table:field-number="0"/>
              <table:filter-condition table:value="20,11" table:operator="=" table:field-number="0"/>
              <table:filter-condition table:value="21,11" table:operator="=" table:field-number="0"/>
              <table:filter-condition table:value="21,12" table:operator="=" table:field-number="0"/>
              <table:filter-condition table:value="21,13" table:operator="=" table:field-number="0"/>
              <table:filter-condition table:value="21,14" table:operator="=" table:field-number="0"/>
              <table:filter-condition table:value="21,15" table:operator="=" table:field-number="0"/>
              <table:filter-condition table:value="21,16" table:operator="=" table:field-number="0"/>
              <table:filter-condition table:value="21,15" table:operator="=" table:field-number="0"/>
              <table:filter-condition table:value="21,16" table:operator="=" table:field-number="0"/>
              <table:filter-condition table:value="20,16" table:operator="=" table:field-number="0"/>
              <table:filter-condition table:value="20,15" table:operator="=" table:field-number="0"/>
              <table:filter-condition table:value="21,15" table:operator="=" table:field-number="0"/>
              <table:filter-condition table:value="21,14" table:operator="=" table:field-number="0"/>
              <table:filter-condition table:value="21,13" table:operator="=" table:field-number="0"/>
              <table:filter-condition table:value="20,13" table:operator="=" table:field-number="0"/>
              <table:filter-condition table:value="21,13" table:operator="=" table:field-number="0"/>
              <table:filter-condition table:value="22,13" table:operator="=" table:field-number="0"/>
              <table:filter-condition table:value="22,12" table:operator="=" table:field-number="0"/>
              <table:filter-condition table:value="22,13" table:operator="=" table:field-number="0"/>
              <table:filter-condition table:value="22,12" table:operator="=" table:field-number="0"/>
              <table:filter-condition table:value="21,12" table:operator="=" table:field-number="0"/>
              <table:filter-condition table:value="21,13" table:operator="=" table:field-number="0"/>
              <table:filter-condition table:value="21,12" table:operator="=" table:field-number="0"/>
              <table:filter-condition table:value="21,13" table:operator="=" table:field-number="0"/>
              <table:filter-condition table:value="21,14" table:operator="=" table:field-number="0"/>
              <table:filter-condition table:value="20,14" table:operator="=" table:field-number="0"/>
              <table:filter-condition table:value="21,14" table:operator="=" table:field-number="0"/>
              <table:filter-condition table:value="20,14" table:operator="=" table:field-number="0"/>
              <table:filter-condition table:value="20,15" table:operator="=" table:field-number="0"/>
              <table:filter-condition table:value="19,15" table:operator="=" table:field-number="0"/>
              <table:filter-condition table:value="19,16" table:operator="=" table:field-number="0"/>
              <table:filter-condition table:value="19,15" table:operator="=" table:field-number="0"/>
              <table:filter-condition table:value="19,14" table:operator="=" table:field-number="0"/>
              <table:filter-condition table:value="19,15" table:operator="=" table:field-number="0"/>
              <table:filter-condition table:value="20,15" table:operator="=" table:field-number="0"/>
              <table:filter-condition table:value="19,15" table:operator="=" table:field-number="0"/>
              <table:filter-condition table:value="20,15" table:operator="=" table:field-number="0"/>
              <table:filter-condition table:value="21,15" table:operator="=" table:field-number="0"/>
              <table:filter-condition table:value="20,15" table:operator="=" table:field-number="0"/>
              <table:filter-condition table:value="21,15" table:operator="=" table:field-number="0"/>
              <table:filter-condition table:value="20,15" table:operator="=" table:field-number="0"/>
              <table:filter-condition table:value="21,15" table:operator="=" table:field-number="0"/>
              <table:filter-condition table:value="21,14" table:operator="=" table:field-number="0"/>
              <table:filter-condition table:value="22,14" table:operator="=" table:field-number="0"/>
              <table:filter-condition table:value="22,13" table:operator="=" table:field-number="0"/>
              <table:filter-condition table:value="22,12" table:operator="=" table:field-number="0"/>
              <table:filter-condition table:value="22,11" table:operator="=" table:field-number="0"/>
              <table:filter-condition table:value="22,12" table:operator="=" table:field-number="0"/>
              <table:filter-condition table:value="22,11" table:operator="=" table:field-number="0"/>
              <table:filter-condition table:value="22,10" table:operator="=" table:field-number="0"/>
              <table:filter-condition table:value="22,11" table:operator="=" table:field-number="0"/>
              <table:filter-condition table:value="22,12" table:operator="=" table:field-number="0"/>
              <table:filter-condition table:value="21,12" table:operator="=" table:field-number="0"/>
              <table:filter-condition table:value="20,12" table:operator="=" table:field-number="0"/>
              <table:filter-condition table:value="21,12" table:operator="=" table:field-number="0"/>
              <table:filter-condition table:value="20,12" table:operator="=" table:field-number="0"/>
              <table:filter-condition table:value="19,12" table:operator="=" table:field-number="0"/>
              <table:filter-condition table:value="19,11" table:operator="=" table:field-number="0"/>
              <table:filter-condition table:value="19,10" table:operator="=" table:field-number="0"/>
              <table:filter-condition table:value="19,9" table:operator="=" table:field-number="0"/>
              <table:filter-condition table:value="20,9" table:operator="=" table:field-number="0"/>
              <table:filter-condition table:value="19,9" table:operator="=" table:field-number="0"/>
              <table:filter-condition table:value="18,9" table:operator="=" table:field-number="0"/>
              <table:filter-condition table:value="18,10" table:operator="=" table:field-number="0"/>
              <table:filter-condition table:value="18,9" table:operator="=" table:field-number="0"/>
              <table:filter-condition table:value="18,10" table:operator="=" table:field-number="0"/>
              <table:filter-condition table:value="19,10" table:operator="=" table:field-number="0"/>
              <table:filter-condition table:value="18,10" table:operator="=" table:field-number="0"/>
              <table:filter-condition table:value="18,9" table:operator="=" table:field-number="0"/>
              <table:filter-condition table:value="17,9" table:operator="=" table:field-number="0"/>
              <table:filter-condition table:value="18,9" table:operator="=" table:field-number="0"/>
              <table:filter-condition table:value="18,8" table:operator="=" table:field-number="0"/>
              <table:filter-condition table:value="18,7" table:operator="=" table:field-number="0"/>
              <table:filter-condition table:value="18,6" table:operator="=" table:field-number="0"/>
              <table:filter-condition table:value="18,7" table:operator="=" table:field-number="0"/>
              <table:filter-condition table:value="17,7" table:operator="=" table:field-number="0"/>
              <table:filter-condition table:value="17,8" table:operator="=" table:field-number="0"/>
              <table:filter-condition table:value="18,8" table:operator="=" table:field-number="0"/>
              <table:filter-condition table:value="18,7" table:operator="=" table:field-number="0"/>
              <table:filter-condition table:value="18,6" table:operator="=" table:field-number="0"/>
              <table:filter-condition table:value="18,5" table:operator="=" table:field-number="0"/>
              <table:filter-condition table:value="18,4" table:operator="=" table:field-number="0"/>
              <table:filter-condition table:value="18,5" table:operator="=" table:field-number="0"/>
              <table:filter-condition table:value="19,5" table:operator="=" table:field-number="0"/>
              <table:filter-condition table:value="19,6" table:operator="=" table:field-number="0"/>
              <table:filter-condition table:value="20,6" table:operator="=" table:field-number="0"/>
              <table:filter-condition table:value="21,6" table:operator="=" table:field-number="0"/>
              <table:filter-condition table:value="21,7" table:operator="=" table:field-number="0"/>
              <table:filter-condition table:value="21,6" table:operator="=" table:field-number="0"/>
              <table:filter-condition table:value="21,7" table:operator="=" table:field-number="0"/>
              <table:filter-condition table:value="20,7" table:operator="=" table:field-number="0"/>
              <table:filter-condition table:value="20,6" table:operator="=" table:field-number="0"/>
              <table:filter-condition table:value="20,7" table:operator="=" table:field-number="0"/>
              <table:filter-condition table:value="20,6" table:operator="=" table:field-number="0"/>
              <table:filter-condition table:value="20,5" table:operator="=" table:field-number="0"/>
              <table:filter-condition table:value="19,5" table:operator="=" table:field-number="0"/>
              <table:filter-condition table:value="19,6" table:operator="=" table:field-number="0"/>
              <table:filter-condition table:value="19,7" table:operator="=" table:field-number="0"/>
              <table:filter-condition table:value="19,6" table:operator="=" table:field-number="0"/>
              <table:filter-condition table:value="18,6" table:operator="=" table:field-number="0"/>
              <table:filter-condition table:value="19,6" table:operator="=" table:field-number="0"/>
              <table:filter-condition table:value="19,5" table:operator="=" table:field-number="0"/>
              <table:filter-condition table:value="20,5" table:operator="=" table:field-number="0"/>
              <table:filter-condition table:value="20,4" table:operator="=" table:field-number="0"/>
              <table:filter-condition table:value="20,3" table:operator="=" table:field-number="0"/>
              <table:filter-condition table:value="20,4" table:operator="=" table:field-number="0"/>
              <table:filter-condition table:value="19,4" table:operator="=" table:field-number="0"/>
              <table:filter-condition table:value="20,4" table:operator="=" table:field-number="0"/>
              <table:filter-condition table:value="21,4" table:operator="=" table:field-number="0"/>
              <table:filter-condition table:value="20,4" table:operator="=" table:field-number="0"/>
              <table:filter-condition table:value="20,3" table:operator="=" table:field-number="0"/>
              <table:filter-condition table:value="19,3" table:operator="=" table:field-number="0"/>
              <table:filter-condition table:value="18,3" table:operator="=" table:field-number="0"/>
              <table:filter-condition table:value="17,3" table:operator="=" table:field-number="0"/>
              <table:filter-condition table:value="17,4" table:operator="=" table:field-number="0"/>
              <table:filter-condition table:value="17,3" table:operator="=" table:field-number="0"/>
              <table:filter-condition table:value="17,4" table:operator="=" table:field-number="0"/>
              <table:filter-condition table:value="16,4" table:operator="=" table:field-number="0"/>
              <table:filter-condition table:value="15,4" table:operator="=" table:field-number="0"/>
              <table:filter-condition table:value="16,4" table:operator="=" table:field-number="0"/>
              <table:filter-condition table:value="15,4" table:operator="=" table:field-number="0"/>
              <table:filter-condition table:value="15,3" table:operator="=" table:field-number="0"/>
              <table:filter-condition table:value="14,3" table:operator="=" table:field-number="0"/>
              <table:filter-condition table:value="14,4" table:operator="=" table:field-number="0"/>
              <table:filter-condition table:value="13,4" table:operator="=" table:field-number="0"/>
              <table:filter-condition table:value="13,5" table:operator="=" table:field-number="0"/>
              <table:filter-condition table:value="12,5" table:operator="=" table:field-number="0"/>
              <table:filter-condition table:value="13,5" table:operator="=" table:field-number="0"/>
              <table:filter-condition table:value="12,5" table:operator="=" table:field-number="0"/>
              <table:filter-condition table:value="12,6" table:operator="=" table:field-number="0"/>
              <table:filter-condition table:value="12,7" table:operator="=" table:field-number="0"/>
              <table:filter-condition table:value="12,8" table:operator="=" table:field-number="0"/>
              <table:filter-condition table:value="13,8" table:operator="=" table:field-number="0"/>
              <table:filter-condition table:value="13,9" table:operator="=" table:field-number="0"/>
              <table:filter-condition table:value="14,9" table:operator="=" table:field-number="0"/>
              <table:filter-condition table:value="15,9" table:operator="=" table:field-number="0"/>
              <table:filter-condition table:value="15,8" table:operator="=" table:field-number="0"/>
              <table:filter-condition table:value="16,8" table:operator="=" table:field-number="0"/>
              <table:filter-condition table:value="16,9" table:operator="=" table:field-number="0"/>
              <table:filter-condition table:value="17,9" table:operator="=" table:field-number="0"/>
              <table:filter-condition table:value="17,8" table:operator="=" table:field-number="0"/>
              <table:filter-condition table:value="17,9" table:operator="=" table:field-number="0"/>
              <table:filter-condition table:value="16,9" table:operator="=" table:field-number="0"/>
              <table:filter-condition table:value="17,9" table:operator="=" table:field-number="0"/>
              <table:filter-condition table:value="17,8" table:operator="=" table:field-number="0"/>
              <table:filter-condition table:value="18,8" table:operator="=" table:field-number="0"/>
              <table:filter-condition table:value="17,8" table:operator="=" table:field-number="0"/>
              <table:filter-condition table:value="17,9" table:operator="=" table:field-number="0"/>
              <table:filter-condition table:value="16,9" table:operator="=" table:field-number="0"/>
              <table:filter-condition table:value="16,10" table:operator="=" table:field-number="0"/>
              <table:filter-condition table:value="15,10" table:operator="=" table:field-number="0"/>
              <table:filter-condition table:value="15,9" table:operator="=" table:field-number="0"/>
              <table:filter-condition table:value="15,10" table:operator="=" table:field-number="0"/>
              <table:filter-condition table:value="16,10" table:operator="=" table:field-number="0"/>
              <table:filter-condition table:value="16,11" table:operator="=" table:field-number="0"/>
              <table:filter-condition table:value="16,12" table:operator="=" table:field-number="0"/>
              <table:filter-condition table:value="16,11" table:operator="=" table:field-number="0"/>
              <table:filter-condition table:value="16,10" table:operator="=" table:field-number="0"/>
              <table:filter-condition table:value="15,10" table:operator="=" table:field-number="0"/>
              <table:filter-condition table:value="15,11" table:operator="=" table:field-number="0"/>
              <table:filter-condition table:value="15,12" table:operator="=" table:field-number="0"/>
              <table:filter-condition table:value="14,12" table:operator="=" table:field-number="0"/>
              <table:filter-condition table:value="15,12" table:operator="=" table:field-number="0"/>
              <table:filter-condition table:value="15,11" table:operator="=" table:field-number="0"/>
              <table:filter-condition table:value="15,12" table:operator="=" table:field-number="0"/>
              <table:filter-condition table:value="15,11" table:operator="=" table:field-number="0"/>
              <table:filter-condition table:value="15,12" table:operator="=" table:field-number="0"/>
              <table:filter-condition table:value="15,11" table:operator="=" table:field-number="0"/>
              <table:filter-condition table:value="15,10" table:operator="=" table:field-number="0"/>
              <table:filter-condition table:value="14,10" table:operator="=" table:field-number="0"/>
              <table:filter-condition table:value="15,10" table:operator="=" table:field-number="0"/>
              <table:filter-condition table:value="16,10" table:operator="=" table:field-number="0"/>
              <table:filter-condition table:value="17,10" table:operator="=" table:field-number="0"/>
              <table:filter-condition table:value="18,10" table:operator="=" table:field-number="0"/>
              <table:filter-condition table:value="18,9" table:operator="=" table:field-number="0"/>
              <table:filter-condition table:value="18,10" table:operator="=" table:field-number="0"/>
              <table:filter-condition table:value="18,9" table:operator="=" table:field-number="0"/>
              <table:filter-condition table:value="17,9" table:operator="=" table:field-number="0"/>
              <table:filter-condition table:value="18,9" table:operator="=" table:field-number="0"/>
              <table:filter-condition table:value="19,9" table:operator="=" table:field-number="0"/>
              <table:filter-condition table:value="18,9" table:operator="=" table:field-number="0"/>
              <table:filter-condition table:value="18,10" table:operator="=" table:field-number="0"/>
              <table:filter-condition table:value="18,11" table:operator="=" table:field-number="0"/>
              <table:filter-condition table:value="18,10" table:operator="=" table:field-number="0"/>
              <table:filter-condition table:value="19,10" table:operator="=" table:field-number="0"/>
              <table:filter-condition table:value="19,9" table:operator="=" table:field-number="0"/>
              <table:filter-condition table:value="19,8" table:operator="=" table:field-number="0"/>
              <table:filter-condition table:value="19,9" table:operator="=" table:field-number="0"/>
              <table:filter-condition table:value="19,10" table:operator="=" table:field-number="0"/>
              <table:filter-condition table:value="20,10" table:operator="=" table:field-number="0"/>
              <table:filter-condition table:value="20,9" table:operator="=" table:field-number="0"/>
              <table:filter-condition table:value="20,10" table:operator="=" table:field-number="0"/>
              <table:filter-condition table:value="20,9" table:operator="=" table:field-number="0"/>
              <table:filter-condition table:value="21,9" table:operator="=" table:field-number="0"/>
              <table:filter-condition table:value="21,8" table:operator="=" table:field-number="0"/>
              <table:filter-condition table:value="20,8" table:operator="=" table:field-number="0"/>
              <table:filter-condition table:value="20,7" table:operator="=" table:field-number="0"/>
              <table:filter-condition table:value="20,6" table:operator="=" table:field-number="0"/>
              <table:filter-condition table:value="21,6" table:operator="=" table:field-number="0"/>
              <table:filter-condition table:value="22,6" table:operator="=" table:field-number="0"/>
              <table:filter-condition table:value="22,5" table:operator="=" table:field-number="0"/>
              <table:filter-condition table:value="23,5" table:operator="=" table:field-number="0"/>
              <table:filter-condition table:value="24,5" table:operator="=" table:field-number="0"/>
              <table:filter-condition table:value="23,5" table:operator="=" table:field-number="0"/>
              <table:filter-condition table:value="23,4" table:operator="=" table:field-number="0"/>
              <table:filter-condition table:value="23,5" table:operator="=" table:field-number="0"/>
              <table:filter-condition table:value="23,4" table:operator="=" table:field-number="0"/>
              <table:filter-condition table:value="23,5" table:operator="=" table:field-number="0"/>
              <table:filter-condition table:value="23,4" table:operator="=" table:field-number="0"/>
              <table:filter-condition table:value="24,4" table:operator="=" table:field-number="0"/>
              <table:filter-condition table:value="24,3" table:operator="=" table:field-number="0"/>
              <table:filter-condition table:value="24,2" table:operator="=" table:field-number="0"/>
              <table:filter-condition table:value="25,2" table:operator="=" table:field-number="0"/>
              <table:filter-condition table:value="25,3" table:operator="=" table:field-number="0"/>
              <table:filter-condition table:value="25,4" table:operator="=" table:field-number="0"/>
              <table:filter-condition table:value="26,4" table:operator="=" table:field-number="0"/>
              <table:filter-condition table:value="26,5" table:operator="=" table:field-number="0"/>
              <table:filter-condition table:value="26,4" table:operator="=" table:field-number="0"/>
              <table:filter-condition table:value="27,4" table:operator="=" table:field-number="0"/>
              <table:filter-condition table:value="26,4" table:operator="=" table:field-number="0"/>
              <table:filter-condition table:value="25,4" table:operator="=" table:field-number="0"/>
              <table:filter-condition table:value="25,3" table:operator="=" table:field-number="0"/>
              <table:filter-condition table:value="25,2" table:operator="=" table:field-number="0"/>
              <table:filter-condition table:value="25,3" table:operator="=" table:field-number="0"/>
              <table:filter-condition table:value="25,2" table:operator="=" table:field-number="0"/>
              <table:filter-condition table:value="25,3" table:operator="=" table:field-number="0"/>
              <table:filter-condition table:value="25,4" table:operator="=" table:field-number="0"/>
              <table:filter-condition table:value="25,3" table:operator="=" table:field-number="0"/>
              <table:filter-condition table:value="25,2" table:operator="=" table:field-number="0"/>
              <table:filter-condition table:value="24,2" table:operator="=" table:field-number="0"/>
              <table:filter-condition table:value="24,3" table:operator="=" table:field-number="0"/>
              <table:filter-condition table:value="24,2" table:operator="=" table:field-number="0"/>
              <table:filter-condition table:value="25,2" table:operator="=" table:field-number="0"/>
              <table:filter-condition table:value="24,2" table:operator="=" table:field-number="0"/>
              <table:filter-condition table:value="24,3" table:operator="=" table:field-number="0"/>
              <table:filter-condition table:value="23,3" table:operator="=" table:field-number="0"/>
              <table:filter-condition table:value="22,3" table:operator="=" table:field-number="0"/>
              <table:filter-condition table:value="22,2" table:operator="=" table:field-number="0"/>
              <table:filter-condition table:value="21,2" table:operator="=" table:field-number="0"/>
              <table:filter-condition table:value="21,1" table:operator="=" table:field-number="0"/>
              <table:filter-condition table:value="21,2" table:operator="=" table:field-number="0"/>
              <table:filter-condition table:value="22,2" table:operator="=" table:field-number="0"/>
              <table:filter-condition table:value="22,1" table:operator="=" table:field-number="0"/>
              <table:filter-condition table:value="22,0" table:operator="=" table:field-number="0"/>
              <table:filter-condition table:value="22,1" table:operator="=" table:field-number="0"/>
              <table:filter-condition table:value="22,2" table:operator="=" table:field-number="0"/>
              <table:filter-condition table:value="22,3" table:operator="=" table:field-number="0"/>
              <table:filter-condition table:value="21,3" table:operator="=" table:field-number="0"/>
              <table:filter-condition table:value="21,2" table:operator="=" table:field-number="0"/>
              <table:filter-condition table:value="21,3" table:operator="=" table:field-number="0"/>
              <table:filter-condition table:value="22,3" table:operator="=" table:field-number="0"/>
              <table:filter-condition table:value="22,2" table:operator="=" table:field-number="0"/>
              <table:filter-condition table:value="23,2" table:operator="=" table:field-number="0"/>
              <table:filter-condition table:value="23,1" table:operator="=" table:field-number="0"/>
              <table:filter-condition table:value="23,2" table:operator="=" table:field-number="0"/>
              <table:filter-condition table:value="23,3" table:operator="=" table:field-number="0"/>
              <table:filter-condition table:value="23,4" table:operator="=" table:field-number="0"/>
              <table:filter-condition table:value="24,4" table:operator="=" table:field-number="0"/>
              <table:filter-condition table:value="25,4" table:operator="=" table:field-number="0"/>
              <table:filter-condition table:value="24,4" table:operator="=" table:field-number="0"/>
              <table:filter-condition table:value="24,5" table:operator="=" table:field-number="0"/>
              <table:filter-condition table:value="24,6" table:operator="=" table:field-number="0"/>
              <table:filter-condition table:value="23,6" table:operator="=" table:field-number="0"/>
              <table:filter-condition table:value="23,5" table:operator="=" table:field-number="0"/>
              <table:filter-condition table:value="23,6" table:operator="=" table:field-number="0"/>
              <table:filter-condition table:value="22,6" table:operator="=" table:field-number="0"/>
              <table:filter-condition table:value="22,7" table:operator="=" table:field-number="0"/>
              <table:filter-condition table:value="23,7" table:operator="=" table:field-number="0"/>
              <table:filter-condition table:value="24,7" table:operator="=" table:field-number="0"/>
              <table:filter-condition table:value="24,6" table:operator="=" table:field-number="0"/>
              <table:filter-condition table:value="25,6" table:operator="=" table:field-number="0"/>
              <table:filter-condition table:value="24,6" table:operator="=" table:field-number="0"/>
              <table:filter-condition table:value="24,5" table:operator="=" table:field-number="0"/>
              <table:filter-condition table:value="24,4" table:operator="=" table:field-number="0"/>
              <table:filter-condition table:value="23,4" table:operator="=" table:field-number="0"/>
              <table:filter-condition table:value="23,3" table:operator="=" table:field-number="0"/>
              <table:filter-condition table:value="23,4" table:operator="=" table:field-number="0"/>
              <table:filter-condition table:value="23,5" table:operator="=" table:field-number="0"/>
              <table:filter-condition table:value="24,5" table:operator="=" table:field-number="0"/>
              <table:filter-condition table:value="24,6" table:operator="=" table:field-number="0"/>
              <table:filter-condition table:value="24,7" table:operator="=" table:field-number="0"/>
              <table:filter-condition table:value="24,6" table:operator="=" table:field-number="0"/>
              <table:filter-condition table:value="25,6" table:operator="=" table:field-number="0"/>
              <table:filter-condition table:value="26,6" table:operator="=" table:field-number="0"/>
              <table:filter-condition table:value="26,5" table:operator="=" table:field-number="0"/>
              <table:filter-condition table:value="26,6" table:operator="=" table:field-number="0"/>
              <table:filter-condition table:value="26,7" table:operator="=" table:field-number="0"/>
              <table:filter-condition table:value="26,8" table:operator="=" table:field-number="0"/>
              <table:filter-condition table:value="25,8" table:operator="=" table:field-number="0"/>
              <table:filter-condition table:value="25,9" table:operator="=" table:field-number="0"/>
              <table:filter-condition table:value="25,10" table:operator="=" table:field-number="0"/>
              <table:filter-condition table:value="25,9" table:operator="=" table:field-number="0"/>
              <table:filter-condition table:value="26,9" table:operator="=" table:field-number="0"/>
              <table:filter-condition table:value="26,10" table:operator="=" table:field-number="0"/>
              <table:filter-condition table:value="26,9" table:operator="=" table:field-number="0"/>
              <table:filter-condition table:value="27,9" table:operator="=" table:field-number="0"/>
              <table:filter-condition table:value="28,9" table:operator="=" table:field-number="0"/>
              <table:filter-condition table:value="27,9" table:operator="=" table:field-number="0"/>
              <table:filter-condition table:value="27,10" table:operator="=" table:field-number="0"/>
              <table:filter-condition table:value="26,10" table:operator="=" table:field-number="0"/>
              <table:filter-condition table:value="26,11" table:operator="=" table:field-number="0"/>
              <table:filter-condition table:value="25,11" table:operator="=" table:field-number="0"/>
              <table:filter-condition table:value="26,11" table:operator="=" table:field-number="0"/>
              <table:filter-condition table:value="27,11" table:operator="=" table:field-number="0"/>
              <table:filter-condition table:value="27,10" table:operator="=" table:field-number="0"/>
              <table:filter-condition table:value="26,10" table:operator="=" table:field-number="0"/>
              <table:filter-condition table:value="25,10" table:operator="=" table:field-number="0"/>
              <table:filter-condition table:value="25,11" table:operator="=" table:field-number="0"/>
              <table:filter-condition table:value="25,12" table:operator="=" table:field-number="0"/>
              <table:filter-condition table:value="25,11" table:operator="=" table:field-number="0"/>
              <table:filter-condition table:value="25,10" table:operator="=" table:field-number="0"/>
              <table:filter-condition table:value="26,10" table:operator="=" table:field-number="0"/>
              <table:filter-condition table:value="26,11" table:operator="=" table:field-number="0"/>
              <table:filter-condition table:value="26,12" table:operator="=" table:field-number="0"/>
              <table:filter-condition table:value="26,13" table:operator="=" table:field-number="0"/>
              <table:filter-condition table:value="26,12" table:operator="=" table:field-number="0"/>
              <table:filter-condition table:value="25,12" table:operator="=" table:field-number="0"/>
              <table:filter-condition table:value="25,13" table:operator="=" table:field-number="0"/>
              <table:filter-condition table:value="24,13" table:operator="=" table:field-number="0"/>
              <table:filter-condition table:value="24,14" table:operator="=" table:field-number="0"/>
              <table:filter-condition table:value="23,14" table:operator="=" table:field-number="0"/>
              <table:filter-condition table:value="23,13" table:operator="=" table:field-number="0"/>
              <table:filter-condition table:value="22,13" table:operator="=" table:field-number="0"/>
              <table:filter-condition table:value="22,12" table:operator="=" table:field-number="0"/>
              <table:filter-condition table:value="22,13" table:operator="=" table:field-number="0"/>
              <table:filter-condition table:value="22,14" table:operator="=" table:field-number="0"/>
              <table:filter-condition table:value="22,13" table:operator="=" table:field-number="0"/>
              <table:filter-condition table:value="22,12" table:operator="=" table:field-number="0"/>
              <table:filter-condition table:value="23,12" table:operator="=" table:field-number="0"/>
              <table:filter-condition table:value="23,13" table:operator="=" table:field-number="0"/>
              <table:filter-condition table:value="23,12" table:operator="=" table:field-number="0"/>
              <table:filter-condition table:value="23,11" table:operator="=" table:field-number="0"/>
              <table:filter-condition table:value="23,12" table:operator="=" table:field-number="0"/>
              <table:filter-condition table:value="24,12" table:operator="=" table:field-number="0"/>
              <table:filter-condition table:value="25,12" table:operator="=" table:field-number="0"/>
              <table:filter-condition table:value="25,11" table:operator="=" table:field-number="0"/>
              <table:filter-condition table:value="25,12" table:operator="=" table:field-number="0"/>
              <table:filter-condition table:value="26,12" table:operator="=" table:field-number="0"/>
              <table:filter-condition table:value="25,12" table:operator="=" table:field-number="0"/>
              <table:filter-condition table:value="25,11" table:operator="=" table:field-number="0"/>
              <table:filter-condition table:value="26,11" table:operator="=" table:field-number="0"/>
              <table:filter-condition table:value="27,11" table:operator="=" table:field-number="0"/>
              <table:filter-condition table:value="26,11" table:operator="=" table:field-number="0"/>
              <table:filter-condition table:value="25,11" table:operator="=" table:field-number="0"/>
              <table:filter-condition table:value="24,11" table:operator="=" table:field-number="0"/>
              <table:filter-condition table:value="25,11" table:operator="=" table:field-number="0"/>
              <table:filter-condition table:value="25,12" table:operator="=" table:field-number="0"/>
              <table:filter-condition table:value="25,11" table:operator="=" table:field-number="0"/>
              <table:filter-condition table:value="25,10" table:operator="=" table:field-number="0"/>
              <table:filter-condition table:value="25,11" table:operator="=" table:field-number="0"/>
              <table:filter-condition table:value="24,11" table:operator="=" table:field-number="0"/>
              <table:filter-condition table:value="24,12" table:operator="=" table:field-number="0"/>
              <table:filter-condition table:value="23,12" table:operator="=" table:field-number="0"/>
              <table:filter-condition table:value="24,12" table:operator="=" table:field-number="0"/>
              <table:filter-condition table:value="24,11" table:operator="=" table:field-number="0"/>
              <table:filter-condition table:value="24,12" table:operator="=" table:field-number="0"/>
              <table:filter-condition table:value="24,13" table:operator="=" table:field-number="0"/>
              <table:filter-condition table:value="23,13" table:operator="=" table:field-number="0"/>
              <table:filter-condition table:value="22,13" table:operator="=" table:field-number="0"/>
              <table:filter-condition table:value="21,13" table:operator="=" table:field-number="0"/>
              <table:filter-condition table:value="21,12" table:operator="=" table:field-number="0"/>
              <table:filter-condition table:value="20,12" table:operator="=" table:field-number="0"/>
              <table:filter-condition table:value="20,13" table:operator="=" table:field-number="0"/>
              <table:filter-condition table:value="21,13" table:operator="=" table:field-number="0"/>
              <table:filter-condition table:value="21,14" table:operator="=" table:field-number="0"/>
              <table:filter-condition table:value="22,14" table:operator="=" table:field-number="0"/>
              <table:filter-condition table:value="21,14" table:operator="=" table:field-number="0"/>
              <table:filter-condition table:value="22,14" table:operator="=" table:field-number="0"/>
              <table:filter-condition table:value="21,14" table:operator="=" table:field-number="0"/>
              <table:filter-condition table:value="21,13" table:operator="=" table:field-number="0"/>
              <table:filter-condition table:value="21,14" table:operator="=" table:field-number="0"/>
              <table:filter-condition table:value="21,15" table:operator="=" table:field-number="0"/>
              <table:filter-condition table:value="22,15" table:operator="=" table:field-number="0"/>
              <table:filter-condition table:value="23,15" table:operator="=" table:field-number="0"/>
              <table:filter-condition table:value="23,16" table:operator="=" table:field-number="0"/>
              <table:filter-condition table:value="23,17" table:operator="=" table:field-number="0"/>
              <table:filter-condition table:value="23,18" table:operator="=" table:field-number="0"/>
              <table:filter-condition table:value="22,18" table:operator="=" table:field-number="0"/>
              <table:filter-condition table:value="22,19" table:operator="=" table:field-number="0"/>
              <table:filter-condition table:value="22,18" table:operator="=" table:field-number="0"/>
              <table:filter-condition table:value="22,17" table:operator="=" table:field-number="0"/>
              <table:filter-condition table:value="21,17" table:operator="=" table:field-number="0"/>
              <table:filter-condition table:value="21,18" table:operator="=" table:field-number="0"/>
              <table:filter-condition table:value="21,19" table:operator="=" table:field-number="0"/>
              <table:filter-condition table:value="21,20" table:operator="=" table:field-number="0"/>
              <table:filter-condition table:value="22,20" table:operator="=" table:field-number="0"/>
              <table:filter-condition table:value="23,20" table:operator="=" table:field-number="0"/>
              <table:filter-condition table:value="22,20" table:operator="=" table:field-number="0"/>
              <table:filter-condition table:value="22,21" table:operator="=" table:field-number="0"/>
              <table:filter-condition table:value="22,22" table:operator="=" table:field-number="0"/>
              <table:filter-condition table:value="22,21" table:operator="=" table:field-number="0"/>
              <table:filter-condition table:value="23,21" table:operator="=" table:field-number="0"/>
              <table:filter-condition table:value="23,22" table:operator="=" table:field-number="0"/>
              <table:filter-condition table:value="23,23" table:operator="=" table:field-number="0"/>
              <table:filter-condition table:value="23,22" table:operator="=" table:field-number="0"/>
              <table:filter-condition table:value="23,23" table:operator="=" table:field-number="0"/>
              <table:filter-condition table:value="22,23" table:operator="=" table:field-number="0"/>
              <table:filter-condition table:value="22,22" table:operator="=" table:field-number="0"/>
              <table:filter-condition table:value="22,23" table:operator="=" table:field-number="0"/>
              <table:filter-condition table:value="22,22" table:operator="=" table:field-number="0"/>
              <table:filter-condition table:value="22,23" table:operator="=" table:field-number="0"/>
              <table:filter-condition table:value="23,23" table:operator="=" table:field-number="0"/>
              <table:filter-condition table:value="23,24" table:operator="=" table:field-number="0"/>
              <table:filter-condition table:value="23,25" table:operator="=" table:field-number="0"/>
              <table:filter-condition table:value="22,25" table:operator="=" table:field-number="0"/>
              <table:filter-condition table:value="22,24" table:operator="=" table:field-number="0"/>
              <table:filter-condition table:value="23,24" table:operator="=" table:field-number="0"/>
              <table:filter-condition table:value="23,25" table:operator="=" table:field-number="0"/>
              <table:filter-condition table:value="22,25" table:operator="=" table:field-number="0"/>
              <table:filter-condition table:value="22,26" table:operator="=" table:field-number="0"/>
              <table:filter-condition table:value="22,25" table:operator="=" table:field-number="0"/>
              <table:filter-condition table:value="21,25" table:operator="=" table:field-number="0"/>
              <table:filter-condition table:value="21,26" table:operator="=" table:field-number="0"/>
              <table:filter-condition table:value="20,26" table:operator="=" table:field-number="0"/>
              <table:filter-condition table:value="19,26" table:operator="=" table:field-number="0"/>
              <table:filter-condition table:value="18,26" table:operator="=" table:field-number="0"/>
              <table:filter-condition table:value="17,26" table:operator="=" table:field-number="0"/>
              <table:filter-condition table:value="17,27" table:operator="=" table:field-number="0"/>
              <table:filter-condition table:value="16,27" table:operator="=" table:field-number="0"/>
              <table:filter-condition table:value="16,26" table:operator="=" table:field-number="0"/>
              <table:filter-condition table:value="16,27" table:operator="=" table:field-number="0"/>
              <table:filter-condition table:value="17,27" table:operator="=" table:field-number="0"/>
              <table:filter-condition table:value="17,26" table:operator="=" table:field-number="0"/>
              <table:filter-condition table:value="17,27" table:operator="=" table:field-number="0"/>
              <table:filter-condition table:value="16,27" table:operator="=" table:field-number="0"/>
              <table:filter-condition table:value="16,28" table:operator="=" table:field-number="0"/>
              <table:filter-condition table:value="16,29" table:operator="=" table:field-number="0"/>
              <table:filter-condition table:value="15,29" table:operator="=" table:field-number="0"/>
              <table:filter-condition table:value="16,29" table:operator="=" table:field-number="0"/>
              <table:filter-condition table:value="16,30" table:operator="=" table:field-number="0"/>
              <table:filter-condition table:value="16,31" table:operator="=" table:field-number="0"/>
              <table:filter-condition table:value="17,31" table:operator="=" table:field-number="0"/>
              <table:filter-condition table:value="17,32" table:operator="=" table:field-number="0"/>
              <table:filter-condition table:value="18,32" table:operator="=" table:field-number="0"/>
              <table:filter-condition table:value="17,32" table:operator="=" table:field-number="0"/>
              <table:filter-condition table:value="16,32" table:operator="=" table:field-number="0"/>
              <table:filter-condition table:value="17,32" table:operator="=" table:field-number="0"/>
              <table:filter-condition table:value="18,32" table:operator="=" table:field-number="0"/>
              <table:filter-condition table:value="18,33" table:operator="=" table:field-number="0"/>
              <table:filter-condition table:value="18,32" table:operator="=" table:field-number="0"/>
              <table:filter-condition table:value="19,32" table:operator="=" table:field-number="0"/>
              <table:filter-condition table:value="18,32" table:operator="=" table:field-number="0"/>
              <table:filter-condition table:value="19,32" table:operator="=" table:field-number="0"/>
              <table:filter-condition table:value="20,32" table:operator="=" table:field-number="0"/>
              <table:filter-condition table:value="19,32" table:operator="=" table:field-number="0"/>
              <table:filter-condition table:value="19,33" table:operator="=" table:field-number="0"/>
              <table:filter-condition table:value="18,33" table:operator="=" table:field-number="0"/>
              <table:filter-condition table:value="18,32" table:operator="=" table:field-number="0"/>
              <table:filter-condition table:value="19,32" table:operator="=" table:field-number="0"/>
              <table:filter-condition table:value="18,32" table:operator="=" table:field-number="0"/>
              <table:filter-condition table:value="18,33" table:operator="=" table:field-number="0"/>
              <table:filter-condition table:value="18,34" table:operator="=" table:field-number="0"/>
              <table:filter-condition table:value="18,35" table:operator="=" table:field-number="0"/>
              <table:filter-condition table:value="19,35" table:operator="=" table:field-number="0"/>
              <table:filter-condition table:value="20,35" table:operator="=" table:field-number="0"/>
              <table:filter-condition table:value="20,34" table:operator="=" table:field-number="0"/>
              <table:filter-condition table:value="20,33" table:operator="=" table:field-number="0"/>
              <table:filter-condition table:value="21,33" table:operator="=" table:field-number="0"/>
              <table:filter-condition table:value="21,34" table:operator="=" table:field-number="0"/>
              <table:filter-condition table:value="22,34" table:operator="=" table:field-number="0"/>
              <table:filter-condition table:value="21,34" table:operator="=" table:field-number="0"/>
              <table:filter-condition table:value="21,33" table:operator="=" table:field-number="0"/>
              <table:filter-condition table:value="21,32" table:operator="=" table:field-number="0"/>
              <table:filter-condition table:value="22,32" table:operator="=" table:field-number="0"/>
              <table:filter-condition table:value="22,33" table:operator="=" table:field-number="0"/>
              <table:filter-condition table:value="22,34" table:operator="=" table:field-number="0"/>
              <table:filter-condition table:value="22,35" table:operator="=" table:field-number="0"/>
              <table:filter-condition table:value="22,36" table:operator="=" table:field-number="0"/>
              <table:filter-condition table:value="22,37" table:operator="=" table:field-number="0"/>
              <table:filter-condition table:value="22,36" table:operator="=" table:field-number="0"/>
              <table:filter-condition table:value="22,37" table:operator="=" table:field-number="0"/>
              <table:filter-condition table:value="22,36" table:operator="=" table:field-number="0"/>
              <table:filter-condition table:value="22,35" table:operator="=" table:field-number="0"/>
              <table:filter-condition table:value="22,34" table:operator="=" table:field-number="0"/>
              <table:filter-condition table:value="23,34" table:operator="=" table:field-number="0"/>
              <table:filter-condition table:value="22,34" table:operator="=" table:field-number="0"/>
              <table:filter-condition table:value="23,34" table:operator="=" table:field-number="0"/>
              <table:filter-condition table:value="22,34" table:operator="=" table:field-number="0"/>
              <table:filter-condition table:value="22,35" table:operator="=" table:field-number="0"/>
              <table:filter-condition table:value="21,35" table:operator="=" table:field-number="0"/>
              <table:filter-condition table:value="21,36" table:operator="=" table:field-number="0"/>
              <table:filter-condition table:value="22,36" table:operator="=" table:field-number="0"/>
              <table:filter-condition table:value="22,35" table:operator="=" table:field-number="0"/>
              <table:filter-condition table:value="23,35" table:operator="=" table:field-number="0"/>
              <table:filter-condition table:value="23,34" table:operator="=" table:field-number="0"/>
              <table:filter-condition table:value="23,35" table:operator="=" table:field-number="0"/>
              <table:filter-condition table:value="23,34" table:operator="=" table:field-number="0"/>
              <table:filter-condition table:value="23,35" table:operator="=" table:field-number="0"/>
              <table:filter-condition table:value="24,35" table:operator="=" table:field-number="0"/>
              <table:filter-condition table:value="24,36" table:operator="=" table:field-number="0"/>
              <table:filter-condition table:value="25,36" table:operator="=" table:field-number="0"/>
              <table:filter-condition table:value="24,36" table:operator="=" table:field-number="0"/>
              <table:filter-condition table:value="25,36" table:operator="=" table:field-number="0"/>
              <table:filter-condition table:value="24,36" table:operator="=" table:field-number="0"/>
              <table:filter-condition table:value="24,37" table:operator="=" table:field-number="0"/>
              <table:filter-condition table:value="23,37" table:operator="=" table:field-number="0"/>
              <table:filter-condition table:value="23,38" table:operator="=" table:field-number="0"/>
              <table:filter-condition table:value="24,38" table:operator="=" table:field-number="0"/>
              <table:filter-condition table:value="23,38" table:operator="=" table:field-number="0"/>
              <table:filter-condition table:value="24,38" table:operator="=" table:field-number="0"/>
              <table:filter-condition table:value="24,37" table:operator="=" table:field-number="0"/>
              <table:filter-condition table:value="23,37" table:operator="=" table:field-number="0"/>
              <table:filter-condition table:value="22,37" table:operator="=" table:field-number="0"/>
              <table:filter-condition table:value="22,36" table:operator="=" table:field-number="0"/>
              <table:filter-condition table:value="22,35" table:operator="=" table:field-number="0"/>
              <table:filter-condition table:value="21,35" table:operator="=" table:field-number="0"/>
              <table:filter-condition table:value="21,36" table:operator="=" table:field-number="0"/>
              <table:filter-condition table:value="22,36" table:operator="=" table:field-number="0"/>
              <table:filter-condition table:value="23,36" table:operator="=" table:field-number="0"/>
              <table:filter-condition table:value="22,36" table:operator="=" table:field-number="0"/>
              <table:filter-condition table:value="23,36" table:operator="=" table:field-number="0"/>
              <table:filter-condition table:value="23,37" table:operator="=" table:field-number="0"/>
              <table:filter-condition table:value="23,36" table:operator="=" table:field-number="0"/>
              <table:filter-condition table:value="23,37" table:operator="=" table:field-number="0"/>
              <table:filter-condition table:value="23,38" table:operator="=" table:field-number="0"/>
              <table:filter-condition table:value="23,37" table:operator="=" table:field-number="0"/>
              <table:filter-condition table:value="24,37" table:operator="=" table:field-number="0"/>
              <table:filter-condition table:value="24,38" table:operator="=" table:field-number="0"/>
              <table:filter-condition table:value="23,38" table:operator="=" table:field-number="0"/>
              <table:filter-condition table:value="22,38" table:operator="=" table:field-number="0"/>
              <table:filter-condition table:value="21,38" table:operator="=" table:field-number="0"/>
              <table:filter-condition table:value="22,38" table:operator="=" table:field-number="0"/>
              <table:filter-condition table:value="22,39" table:operator="=" table:field-number="0"/>
              <table:filter-condition table:value="22,38" table:operator="=" table:field-number="0"/>
              <table:filter-condition table:value="22,39" table:operator="=" table:field-number="0"/>
              <table:filter-condition table:value="23,39" table:operator="=" table:field-number="0"/>
              <table:filter-condition table:value="23,40" table:operator="=" table:field-number="0"/>
              <table:filter-condition table:value="22,40" table:operator="=" table:field-number="0"/>
              <table:filter-condition table:value="21,40" table:operator="=" table:field-number="0"/>
              <table:filter-condition table:value="21,39" table:operator="=" table:field-number="0"/>
              <table:filter-condition table:value="21,40" table:operator="=" table:field-number="0"/>
              <table:filter-condition table:value="21,39" table:operator="=" table:field-number="0"/>
              <table:filter-condition table:value="21,38" table:operator="=" table:field-number="0"/>
              <table:filter-condition table:value="20,38" table:operator="=" table:field-number="0"/>
              <table:filter-condition table:value="21,38" table:operator="=" table:field-number="0"/>
              <table:filter-condition table:value="21,37" table:operator="=" table:field-number="0"/>
              <table:filter-condition table:value="21,38" table:operator="=" table:field-number="0"/>
              <table:filter-condition table:value="20,38" table:operator="=" table:field-number="0"/>
              <table:filter-condition table:value="20,37" table:operator="=" table:field-number="0"/>
              <table:filter-condition table:value="20,38" table:operator="=" table:field-number="0"/>
              <table:filter-condition table:value="20,39" table:operator="=" table:field-number="0"/>
              <table:filter-condition table:value="20,38" table:operator="=" table:field-number="0"/>
              <table:filter-condition table:value="20,37" table:operator="=" table:field-number="0"/>
              <table:filter-condition table:value="21,37" table:operator="=" table:field-number="0"/>
              <table:filter-condition table:value="20,37" table:operator="=" table:field-number="0"/>
              <table:filter-condition table:value="19,37" table:operator="=" table:field-number="0"/>
              <table:filter-condition table:value="19,36" table:operator="=" table:field-number="0"/>
              <table:filter-condition table:value="19,37" table:operator="=" table:field-number="0"/>
              <table:filter-condition table:value="18,37" table:operator="=" table:field-number="0"/>
              <table:filter-condition table:value="19,37" table:operator="=" table:field-number="0"/>
              <table:filter-condition table:value="20,37" table:operator="=" table:field-number="0"/>
              <table:filter-condition table:value="21,37" table:operator="=" table:field-number="0"/>
              <table:filter-condition table:value="21,38" table:operator="=" table:field-number="0"/>
              <table:filter-condition table:value="20,38" table:operator="=" table:field-number="0"/>
              <table:filter-condition table:value="20,37" table:operator="=" table:field-number="0"/>
              <table:filter-condition table:value="21,37" table:operator="=" table:field-number="0"/>
              <table:filter-condition table:value="21,36" table:operator="=" table:field-number="0"/>
              <table:filter-condition table:value="21,35" table:operator="=" table:field-number="0"/>
              <table:filter-condition table:value="22,35" table:operator="=" table:field-number="0"/>
              <table:filter-condition table:value="22,34" table:operator="=" table:field-number="0"/>
              <table:filter-condition table:value="23,34" table:operator="=" table:field-number="0"/>
              <table:filter-condition table:value="24,34" table:operator="=" table:field-number="0"/>
              <table:filter-condition table:value="25,34" table:operator="=" table:field-number="0"/>
              <table:filter-condition table:value="25,35" table:operator="=" table:field-number="0"/>
              <table:filter-condition table:value="24,35" table:operator="=" table:field-number="0"/>
              <table:filter-condition table:value="24,36" table:operator="=" table:field-number="0"/>
              <table:filter-condition table:value="25,36" table:operator="=" table:field-number="0"/>
              <table:filter-condition table:value="26,36" table:operator="=" table:field-number="0"/>
              <table:filter-condition table:value="25,36" table:operator="=" table:field-number="0"/>
              <table:filter-condition table:value="25,35" table:operator="=" table:field-number="0"/>
              <table:filter-condition table:value="25,34" table:operator="=" table:field-number="0"/>
              <table:filter-condition table:value="24,34" table:operator="=" table:field-number="0"/>
              <table:filter-condition table:value="25,34" table:operator="=" table:field-number="0"/>
              <table:filter-condition table:value="26,34" table:operator="=" table:field-number="0"/>
              <table:filter-condition table:value="27,34" table:operator="=" table:field-number="0"/>
              <table:filter-condition table:value="28,34" table:operator="=" table:field-number="0"/>
              <table:filter-condition table:value="28,33" table:operator="=" table:field-number="0"/>
              <table:filter-condition table:value="27,33" table:operator="=" table:field-number="0"/>
              <table:filter-condition table:value="27,32" table:operator="=" table:field-number="0"/>
              <table:filter-condition table:value="28,32" table:operator="=" table:field-number="0"/>
              <table:filter-condition table:value="29,32" table:operator="=" table:field-number="0"/>
              <table:filter-condition table:value="30,32" table:operator="=" table:field-number="0"/>
              <table:filter-condition table:value="30,33" table:operator="=" table:field-number="0"/>
              <table:filter-condition table:value="30,32" table:operator="=" table:field-number="0"/>
              <table:filter-condition table:value="31,32" table:operator="=" table:field-number="0"/>
              <table:filter-condition table:value="31,31" table:operator="=" table:field-number="0"/>
              <table:filter-condition table:value="32,31" table:operator="=" table:field-number="0"/>
              <table:filter-condition table:value="31,31" table:operator="=" table:field-number="0"/>
              <table:filter-condition table:value="32,31" table:operator="=" table:field-number="0"/>
              <table:filter-condition table:value="33,31" table:operator="=" table:field-number="0"/>
              <table:filter-condition table:value="33,30" table:operator="=" table:field-number="0"/>
              <table:filter-condition table:value="33,29" table:operator="=" table:field-number="0"/>
              <table:filter-condition table:value="33,28" table:operator="=" table:field-number="0"/>
              <table:filter-condition table:value="32,28" table:operator="=" table:field-number="0"/>
              <table:filter-condition table:value="32,29" table:operator="=" table:field-number="0"/>
              <table:filter-condition table:value="32,30" table:operator="=" table:field-number="0"/>
              <table:filter-condition table:value="33,30" table:operator="=" table:field-number="0"/>
              <table:filter-condition table:value="32,30" table:operator="=" table:field-number="0"/>
              <table:filter-condition table:value="31,30" table:operator="=" table:field-number="0"/>
              <table:filter-condition table:value="31,31" table:operator="=" table:field-number="0"/>
              <table:filter-condition table:value="32,31" table:operator="=" table:field-number="0"/>
              <table:filter-condition table:value="32,32" table:operator="=" table:field-number="0"/>
              <table:filter-condition table:value="33,32" table:operator="=" table:field-number="0"/>
              <table:filter-condition table:value="33,31" table:operator="=" table:field-number="0"/>
              <table:filter-condition table:value="32,31" table:operator="=" table:field-number="0"/>
              <table:filter-condition table:value="32,32" table:operator="=" table:field-number="0"/>
              <table:filter-condition table:value="32,31" table:operator="=" table:field-number="0"/>
              <table:filter-condition table:value="32,30" table:operator="=" table:field-number="0"/>
              <table:filter-condition table:value="32,29" table:operator="=" table:field-number="0"/>
              <table:filter-condition table:value="32,28" table:operator="=" table:field-number="0"/>
              <table:filter-condition table:value="31,28" table:operator="=" table:field-number="0"/>
              <table:filter-condition table:value="31,27" table:operator="=" table:field-number="0"/>
              <table:filter-condition table:value="32,27" table:operator="=" table:field-number="0"/>
              <table:filter-condition table:value="31,27" table:operator="=" table:field-number="0"/>
              <table:filter-condition table:value="31,26" table:operator="=" table:field-number="0"/>
              <table:filter-condition table:value="31,25" table:operator="=" table:field-number="0"/>
              <table:filter-condition table:value="30,25" table:operator="=" table:field-number="0"/>
              <table:filter-condition table:value="31,25" table:operator="=" table:field-number="0"/>
              <table:filter-condition table:value="30,25" table:operator="=" table:field-number="0"/>
              <table:filter-condition table:value="30,26" table:operator="=" table:field-number="0"/>
              <table:filter-condition table:value="30,27" table:operator="=" table:field-number="0"/>
              <table:filter-condition table:value="30,28" table:operator="=" table:field-number="0"/>
              <table:filter-condition table:value="30,27" table:operator="=" table:field-number="0"/>
              <table:filter-condition table:value="30,28" table:operator="=" table:field-number="0"/>
              <table:filter-condition table:value="30,29" table:operator="=" table:field-number="0"/>
              <table:filter-condition table:value="30,30" table:operator="=" table:field-number="0"/>
              <table:filter-condition table:value="31,30" table:operator="=" table:field-number="0"/>
              <table:filter-condition table:value="31,29" table:operator="=" table:field-number="0"/>
              <table:filter-condition table:value="31,30" table:operator="=" table:field-number="0"/>
              <table:filter-condition table:value="31,29" table:operator="=" table:field-number="0"/>
              <table:filter-condition table:value="30,29" table:operator="=" table:field-number="0"/>
              <table:filter-condition table:value="31,29" table:operator="=" table:field-number="0"/>
              <table:filter-condition table:value="31,28" table:operator="=" table:field-number="0"/>
              <table:filter-condition table:value="30,28" table:operator="=" table:field-number="0"/>
              <table:filter-condition table:value="30,29" table:operator="=" table:field-number="0"/>
              <table:filter-condition table:value="30,30" table:operator="=" table:field-number="0"/>
              <table:filter-condition table:value="30,29" table:operator="=" table:field-number="0"/>
              <table:filter-condition table:value="31,29" table:operator="=" table:field-number="0"/>
              <table:filter-condition table:value="32,29" table:operator="=" table:field-number="0"/>
              <table:filter-condition table:value="33,29" table:operator="=" table:field-number="0"/>
              <table:filter-condition table:value="32,29" table:operator="=" table:field-number="0"/>
              <table:filter-condition table:value="33,29" table:operator="=" table:field-number="0"/>
              <table:filter-condition table:value="33,28" table:operator="=" table:field-number="0"/>
              <table:filter-condition table:value="32,28" table:operator="=" table:field-number="0"/>
              <table:filter-condition table:value="32,27" table:operator="=" table:field-number="0"/>
              <table:filter-condition table:value="32,28" table:operator="=" table:field-number="0"/>
              <table:filter-condition table:value="33,28" table:operator="=" table:field-number="0"/>
              <table:filter-condition table:value="34,28" table:operator="=" table:field-number="0"/>
              <table:filter-condition table:value="34,27" table:operator="=" table:field-number="0"/>
              <table:filter-condition table:value="35,27" table:operator="=" table:field-number="0"/>
              <table:filter-condition table:value="34,27" table:operator="=" table:field-number="0"/>
              <table:filter-condition table:value="34,26" table:operator="=" table:field-number="0"/>
              <table:filter-condition table:value="34,27" table:operator="=" table:field-number="0"/>
              <table:filter-condition table:value="35,27" table:operator="=" table:field-number="0"/>
              <table:filter-condition table:value="36,27" table:operator="=" table:field-number="0"/>
              <table:filter-condition table:value="36,28" table:operator="=" table:field-number="0"/>
              <table:filter-condition table:value="36,29" table:operator="=" table:field-number="0"/>
              <table:filter-condition table:value="35,29" table:operator="=" table:field-number="0"/>
              <table:filter-condition table:value="35,28" table:operator="=" table:field-number="0"/>
              <table:filter-condition table:value="34,28" table:operator="=" table:field-number="0"/>
              <table:filter-condition table:value="33,28" table:operator="=" table:field-number="0"/>
              <table:filter-condition table:value="32,28" table:operator="=" table:field-number="0"/>
              <table:filter-condition table:value="32,29" table:operator="=" table:field-number="0"/>
              <table:filter-condition table:value="31,29" table:operator="=" table:field-number="0"/>
              <table:filter-condition table:value="31,28" table:operator="=" table:field-number="0"/>
              <table:filter-condition table:value="30,28" table:operator="=" table:field-number="0"/>
              <table:filter-condition table:value="31,28" table:operator="=" table:field-number="0"/>
              <table:filter-condition table:value="30,28" table:operator="=" table:field-number="0"/>
              <table:filter-condition table:value="30,29" table:operator="=" table:field-number="0"/>
              <table:filter-condition table:value="30,30" table:operator="=" table:field-number="0"/>
              <table:filter-condition table:value="30,29" table:operator="=" table:field-number="0"/>
              <table:filter-condition table:value="31,29" table:operator="=" table:field-number="0"/>
              <table:filter-condition table:value="30,29" table:operator="=" table:field-number="0"/>
              <table:filter-condition table:value="29,29" table:operator="=" table:field-number="0"/>
              <table:filter-condition table:value="29,28" table:operator="=" table:field-number="0"/>
              <table:filter-condition table:value="29,29" table:operator="=" table:field-number="0"/>
              <table:filter-condition table:value="30,29" table:operator="=" table:field-number="0"/>
              <table:filter-condition table:value="29,29" table:operator="=" table:field-number="0"/>
              <table:filter-condition table:value="28,29" table:operator="=" table:field-number="0"/>
              <table:filter-condition table:value="27,29" table:operator="=" table:field-number="0"/>
              <table:filter-condition table:value="26,29" table:operator="=" table:field-number="0"/>
              <table:filter-condition table:value="26,30" table:operator="=" table:field-number="0"/>
              <table:filter-condition table:value="26,29" table:operator="=" table:field-number="0"/>
              <table:filter-condition table:value="26,28" table:operator="=" table:field-number="0"/>
              <table:filter-condition table:value="25,28" table:operator="=" table:field-number="0"/>
              <table:filter-condition table:value="25,29" table:operator="=" table:field-number="0"/>
              <table:filter-condition table:value="24,29" table:operator="=" table:field-number="0"/>
              <table:filter-condition table:value="25,29" table:operator="=" table:field-number="0"/>
              <table:filter-condition table:value="25,30" table:operator="=" table:field-number="0"/>
              <table:filter-condition table:value="26,30" table:operator="=" table:field-number="0"/>
              <table:filter-condition table:value="25,30" table:operator="=" table:field-number="0"/>
              <table:filter-condition table:value="25,29" table:operator="=" table:field-number="0"/>
              <table:filter-condition table:value="25,28" table:operator="=" table:field-number="0"/>
              <table:filter-condition table:value="24,28" table:operator="=" table:field-number="0"/>
              <table:filter-condition table:value="23,28" table:operator="=" table:field-number="0"/>
              <table:filter-condition table:value="22,28" table:operator="=" table:field-number="0"/>
              <table:filter-condition table:value="21,28" table:operator="=" table:field-number="0"/>
              <table:filter-condition table:value="21,29" table:operator="=" table:field-number="0"/>
              <table:filter-condition table:value="22,29" table:operator="=" table:field-number="0"/>
              <table:filter-condition table:value="23,29" table:operator="=" table:field-number="0"/>
              <table:filter-condition table:value="24,29" table:operator="=" table:field-number="0"/>
              <table:filter-condition table:value="24,30" table:operator="=" table:field-number="0"/>
              <table:filter-condition table:value="24,29" table:operator="=" table:field-number="0"/>
              <table:filter-condition table:value="25,29" table:operator="=" table:field-number="0"/>
              <table:filter-condition table:value="25,30" table:operator="=" table:field-number="0"/>
              <table:filter-condition table:value="25,29" table:operator="=" table:field-number="0"/>
              <table:filter-condition table:value="26,29" table:operator="=" table:field-number="0"/>
              <table:filter-condition table:value="26,28" table:operator="=" table:field-number="0"/>
              <table:filter-condition table:value="26,27" table:operator="=" table:field-number="0"/>
              <table:filter-condition table:value="27,27" table:operator="=" table:field-number="0"/>
              <table:filter-condition table:value="27,28" table:operator="=" table:field-number="0"/>
              <table:filter-condition table:value="27,27" table:operator="=" table:field-number="0"/>
              <table:filter-condition table:value="26,27" table:operator="=" table:field-number="0"/>
              <table:filter-condition table:value="27,27" table:operator="=" table:field-number="0"/>
              <table:filter-condition table:value="27,26" table:operator="=" table:field-number="0"/>
              <table:filter-condition table:value="28,26" table:operator="=" table:field-number="0"/>
              <table:filter-condition table:value="28,25" table:operator="=" table:field-number="0"/>
              <table:filter-condition table:value="27,25" table:operator="=" table:field-number="0"/>
              <table:filter-condition table:value="27,24" table:operator="=" table:field-number="0"/>
              <table:filter-condition table:value="28,24" table:operator="=" table:field-number="0"/>
              <table:filter-condition table:value="27,24" table:operator="=" table:field-number="0"/>
              <table:filter-condition table:value="27,25" table:operator="=" table:field-number="0"/>
              <table:filter-condition table:value="28,25" table:operator="=" table:field-number="0"/>
              <table:filter-condition table:value="29,25" table:operator="=" table:field-number="0"/>
              <table:filter-condition table:value="29,24" table:operator="=" table:field-number="0"/>
              <table:filter-condition table:value="30,24" table:operator="=" table:field-number="0"/>
              <table:filter-condition table:value="31,24" table:operator="=" table:field-number="0"/>
              <table:filter-condition table:value="31,25" table:operator="=" table:field-number="0"/>
              <table:filter-condition table:value="32,25" table:operator="=" table:field-number="0"/>
              <table:filter-condition table:value="32,26" table:operator="=" table:field-number="0"/>
              <table:filter-condition table:value="33,26" table:operator="=" table:field-number="0"/>
              <table:filter-condition table:value="32,26" table:operator="=" table:field-number="0"/>
              <table:filter-condition table:value="32,27" table:operator="=" table:field-number="0"/>
              <table:filter-condition table:value="31,27" table:operator="=" table:field-number="0"/>
              <table:filter-condition table:value="31,26" table:operator="=" table:field-number="0"/>
              <table:filter-condition table:value="31,27" table:operator="=" table:field-number="0"/>
              <table:filter-condition table:value="31,26" table:operator="=" table:field-number="0"/>
              <table:filter-condition table:value="31,27" table:operator="=" table:field-number="0"/>
              <table:filter-condition table:value="32,27" table:operator="=" table:field-number="0"/>
              <table:filter-condition table:value="32,28" table:operator="=" table:field-number="0"/>
              <table:filter-condition table:value="32,27" table:operator="=" table:field-number="0"/>
              <table:filter-condition table:value="31,27" table:operator="=" table:field-number="0"/>
              <table:filter-condition table:value="32,27" table:operator="=" table:field-number="0"/>
              <table:filter-condition table:value="31,27" table:operator="=" table:field-number="0"/>
              <table:filter-condition table:value="32,27" table:operator="=" table:field-number="0"/>
              <table:filter-condition table:value="31,27" table:operator="=" table:field-number="0"/>
              <table:filter-condition table:value="31,28" table:operator="=" table:field-number="0"/>
              <table:filter-condition table:value="31,29" table:operator="=" table:field-number="0"/>
              <table:filter-condition table:value="32,29" table:operator="=" table:field-number="0"/>
              <table:filter-condition table:value="32,30" table:operator="=" table:field-number="0"/>
              <table:filter-condition table:value="31,30" table:operator="=" table:field-number="0"/>
              <table:filter-condition table:value="31,29" table:operator="=" table:field-number="0"/>
              <table:filter-condition table:value="31,28" table:operator="=" table:field-number="0"/>
              <table:filter-condition table:value="31,27" table:operator="=" table:field-number="0"/>
              <table:filter-condition table:value="31,26" table:operator="=" table:field-number="0"/>
              <table:filter-condition table:value="31,27" table:operator="=" table:field-number="0"/>
              <table:filter-condition table:value="31,28" table:operator="=" table:field-number="0"/>
              <table:filter-condition table:value="30,28" table:operator="=" table:field-number="0"/>
              <table:filter-condition table:value="31,28" table:operator="=" table:field-number="0"/>
              <table:filter-condition table:value="31,29" table:operator="=" table:field-number="0"/>
              <table:filter-condition table:value="31,30" table:operator="=" table:field-number="0"/>
              <table:filter-condition table:value="31,31" table:operator="=" table:field-number="0"/>
              <table:filter-condition table:value="32,31" table:operator="=" table:field-number="0"/>
              <table:filter-condition table:value="32,30" table:operator="=" table:field-number="0"/>
              <table:filter-condition table:value="32,29" table:operator="=" table:field-number="0"/>
              <table:filter-condition table:value="32,30" table:operator="=" table:field-number="0"/>
              <table:filter-condition table:value="32,29" table:operator="=" table:field-number="0"/>
              <table:filter-condition table:value="32,30" table:operator="=" table:field-number="0"/>
              <table:filter-condition table:value="32,29" table:operator="=" table:field-number="0"/>
              <table:filter-condition table:value="33,29" table:operator="=" table:field-number="0"/>
              <table:filter-condition table:value="33,30" table:operator="=" table:field-number="0"/>
              <table:filter-condition table:value="33,29" table:operator="=" table:field-number="0"/>
              <table:filter-condition table:value="33,30" table:operator="=" table:field-number="0"/>
              <table:filter-condition table:value="33,31" table:operator="=" table:field-number="0"/>
              <table:filter-condition table:value="33,30" table:operator="=" table:field-number="0"/>
              <table:filter-condition table:value="33,31" table:operator="=" table:field-number="0"/>
              <table:filter-condition table:value="33,32" table:operator="=" table:field-number="0"/>
              <table:filter-condition table:value="33,31" table:operator="=" table:field-number="0"/>
              <table:filter-condition table:value="34,31" table:operator="=" table:field-number="0"/>
              <table:filter-condition table:value="33,31" table:operator="=" table:field-number="0"/>
              <table:filter-condition table:value="33,30" table:operator="=" table:field-number="0"/>
              <table:filter-condition table:value="33,31" table:operator="=" table:field-number="0"/>
              <table:filter-condition table:value="32,31" table:operator="=" table:field-number="0"/>
              <table:filter-condition table:value="32,32" table:operator="=" table:field-number="0"/>
              <table:filter-condition table:value="31,32" table:operator="=" table:field-number="0"/>
              <table:filter-condition table:value="32,32" table:operator="=" table:field-number="0"/>
              <table:filter-condition table:value="33,32" table:operator="=" table:field-number="0"/>
              <table:filter-condition table:value="32,32" table:operator="=" table:field-number="0"/>
              <table:filter-condition table:value="32,33" table:operator="=" table:field-number="0"/>
              <table:filter-condition table:value="31,33" table:operator="=" table:field-number="0"/>
              <table:filter-condition table:value="31,32" table:operator="=" table:field-number="0"/>
              <table:filter-condition table:value="32,32" table:operator="=" table:field-number="0"/>
              <table:filter-condition table:value="32,31" table:operator="=" table:field-number="0"/>
              <table:filter-condition table:value="33,31" table:operator="=" table:field-number="0"/>
              <table:filter-condition table:value="34,31" table:operator="=" table:field-number="0"/>
              <table:filter-condition table:value="34,30" table:operator="=" table:field-number="0"/>
              <table:filter-condition table:value="34,29" table:operator="=" table:field-number="0"/>
              <table:filter-condition table:value="33,29" table:operator="=" table:field-number="0"/>
              <table:filter-condition table:value="32,29" table:operator="=" table:field-number="0"/>
              <table:filter-condition table:value="32,28" table:operator="=" table:field-number="0"/>
              <table:filter-condition table:value="33,28" table:operator="=" table:field-number="0"/>
              <table:filter-condition table:value="34,28" table:operator="=" table:field-number="0"/>
              <table:filter-condition table:value="34,27" table:operator="=" table:field-number="0"/>
              <table:filter-condition table:value="34,26" table:operator="=" table:field-number="0"/>
              <table:filter-condition table:value="34,25" table:operator="=" table:field-number="0"/>
              <table:filter-condition table:value="34,24" table:operator="=" table:field-number="0"/>
              <table:filter-condition table:value="33,24" table:operator="=" table:field-number="0"/>
              <table:filter-condition table:value="33,23" table:operator="=" table:field-number="0"/>
              <table:filter-condition table:value="33,22" table:operator="=" table:field-number="0"/>
              <table:filter-condition table:value="34,22" table:operator="=" table:field-number="0"/>
              <table:filter-condition table:value="33,22" table:operator="=" table:field-number="0"/>
              <table:filter-condition table:value="34,22" table:operator="=" table:field-number="0"/>
              <table:filter-condition table:value="35,22" table:operator="=" table:field-number="0"/>
              <table:filter-condition table:value="35,23" table:operator="=" table:field-number="0"/>
              <table:filter-condition table:value="35,22" table:operator="=" table:field-number="0"/>
              <table:filter-condition table:value="35,23" table:operator="=" table:field-number="0"/>
              <table:filter-condition table:value="36,23" table:operator="=" table:field-number="0"/>
              <table:filter-condition table:value="36,24" table:operator="=" table:field-number="0"/>
              <table:filter-condition table:value="37,24" table:operator="=" table:field-number="0"/>
              <table:filter-condition table:value="38,24" table:operator="=" table:field-number="0"/>
              <table:filter-condition table:value="38,23" table:operator="=" table:field-number="0"/>
              <table:filter-condition table:value="38,24" table:operator="=" table:field-number="0"/>
              <table:filter-condition table:value="38,23" table:operator="=" table:field-number="0"/>
              <table:filter-condition table:value="38,24" table:operator="=" table:field-number="0"/>
              <table:filter-condition table:value="37,24" table:operator="=" table:field-number="0"/>
              <table:filter-condition table:value="36,24" table:operator="=" table:field-number="0"/>
              <table:filter-condition table:value="35,24" table:operator="=" table:field-number="0"/>
              <table:filter-condition table:value="35,23" table:operator="=" table:field-number="0"/>
              <table:filter-condition table:value="35,22" table:operator="=" table:field-number="0"/>
              <table:filter-condition table:value="34,22" table:operator="=" table:field-number="0"/>
              <table:filter-condition table:value="35,22" table:operator="=" table:field-number="0"/>
              <table:filter-condition table:value="34,22" table:operator="=" table:field-number="0"/>
              <table:filter-condition table:value="34,21" table:operator="=" table:field-number="0"/>
              <table:filter-condition table:value="33,21" table:operator="=" table:field-number="0"/>
              <table:filter-condition table:value="32,21" table:operator="=" table:field-number="0"/>
              <table:filter-condition table:value="33,21" table:operator="=" table:field-number="0"/>
              <table:filter-condition table:value="34,21" table:operator="=" table:field-number="0"/>
              <table:filter-condition table:value="35,21" table:operator="=" table:field-number="0"/>
              <table:filter-condition table:value="35,22" table:operator="=" table:field-number="0"/>
              <table:filter-condition table:value="35,21" table:operator="=" table:field-number="0"/>
              <table:filter-condition table:value="34,21" table:operator="=" table:field-number="0"/>
              <table:filter-condition table:value="33,21" table:operator="=" table:field-number="0"/>
              <table:filter-condition table:value="33,20" table:operator="=" table:field-number="0"/>
              <table:filter-condition table:value="34,20" table:operator="=" table:field-number="0"/>
              <table:filter-condition table:value="34,21" table:operator="=" table:field-number="0"/>
              <table:filter-condition table:value="34,22" table:operator="=" table:field-number="0"/>
              <table:filter-condition table:value="34,21" table:operator="=" table:field-number="0"/>
              <table:filter-condition table:value="34,20" table:operator="=" table:field-number="0"/>
              <table:filter-condition table:value="34,21" table:operator="=" table:field-number="0"/>
              <table:filter-condition table:value="35,21" table:operator="=" table:field-number="0"/>
              <table:filter-condition table:value="34,21" table:operator="=" table:field-number="0"/>
              <table:filter-condition table:value="35,21" table:operator="=" table:field-number="0"/>
              <table:filter-condition table:value="35,20" table:operator="=" table:field-number="0"/>
              <table:filter-condition table:value="36,20" table:operator="=" table:field-number="0"/>
              <table:filter-condition table:value="36,21" table:operator="=" table:field-number="0"/>
              <table:filter-condition table:value="37,21" table:operator="=" table:field-number="0"/>
              <table:filter-condition table:value="37,20" table:operator="=" table:field-number="0"/>
              <table:filter-condition table:value="38,20" table:operator="=" table:field-number="0"/>
              <table:filter-condition table:value="37,20" table:operator="=" table:field-number="0"/>
              <table:filter-condition table:value="36,20" table:operator="=" table:field-number="0"/>
              <table:filter-condition table:value="35,20" table:operator="=" table:field-number="0"/>
              <table:filter-condition table:value="34,20" table:operator="=" table:field-number="0"/>
              <table:filter-condition table:value="33,20" table:operator="=" table:field-number="0"/>
              <table:filter-condition table:value="32,20" table:operator="=" table:field-number="0"/>
              <table:filter-condition table:value="31,20" table:operator="=" table:field-number="0"/>
              <table:filter-condition table:value="31,21" table:operator="=" table:field-number="0"/>
              <table:filter-condition table:value="32,21" table:operator="=" table:field-number="0"/>
              <table:filter-condition table:value="32,22" table:operator="=" table:field-number="0"/>
              <table:filter-condition table:value="32,23" table:operator="=" table:field-number="0"/>
              <table:filter-condition table:value="32,22" table:operator="=" table:field-number="0"/>
              <table:filter-condition table:value="32,23" table:operator="=" table:field-number="0"/>
              <table:filter-condition table:value="31,23" table:operator="=" table:field-number="0"/>
              <table:filter-condition table:value="30,23" table:operator="=" table:field-number="0"/>
              <table:filter-condition table:value="30,24" table:operator="=" table:field-number="0"/>
              <table:filter-condition table:value="30,25" table:operator="=" table:field-number="0"/>
              <table:filter-condition table:value="31,25" table:operator="=" table:field-number="0"/>
              <table:filter-condition table:value="32,25" table:operator="=" table:field-number="0"/>
              <table:filter-condition table:value="32,24" table:operator="=" table:field-number="0"/>
              <table:filter-condition table:value="32,23" table:operator="=" table:field-number="0"/>
              <table:filter-condition table:value="32,22" table:operator="=" table:field-number="0"/>
              <table:filter-condition table:value="32,23" table:operator="=" table:field-number="0"/>
              <table:filter-condition table:value="31,23" table:operator="=" table:field-number="0"/>
              <table:filter-condition table:value="32,23" table:operator="=" table:field-number="0"/>
              <table:filter-condition table:value="31,23" table:operator="=" table:field-number="0"/>
              <table:filter-condition table:value="32,23" table:operator="=" table:field-number="0"/>
              <table:filter-condition table:value="33,23" table:operator="=" table:field-number="0"/>
              <table:filter-condition table:value="32,23" table:operator="=" table:field-number="0"/>
              <table:filter-condition table:value="33,23" table:operator="=" table:field-number="0"/>
              <table:filter-condition table:value="33,24" table:operator="=" table:field-number="0"/>
              <table:filter-condition table:value="33,25" table:operator="=" table:field-number="0"/>
              <table:filter-condition table:value="33,24" table:operator="=" table:field-number="0"/>
              <table:filter-condition table:value="32,24" table:operator="=" table:field-number="0"/>
              <table:filter-condition table:value="31,24" table:operator="=" table:field-number="0"/>
              <table:filter-condition table:value="31,23" table:operator="=" table:field-number="0"/>
              <table:filter-condition table:value="31,22" table:operator="=" table:field-number="0"/>
              <table:filter-condition table:value="32,22" table:operator="=" table:field-number="0"/>
              <table:filter-condition table:value="31,22" table:operator="=" table:field-number="0"/>
              <table:filter-condition table:value="31,23" table:operator="=" table:field-number="0"/>
              <table:filter-condition table:value="31,24" table:operator="=" table:field-number="0"/>
              <table:filter-condition table:value="31,23" table:operator="=" table:field-number="0"/>
              <table:filter-condition table:value="30,23" table:operator="=" table:field-number="0"/>
              <table:filter-condition table:value="30,24" table:operator="=" table:field-number="0"/>
              <table:filter-condition table:value="30,25" table:operator="=" table:field-number="0"/>
              <table:filter-condition table:value="31,25" table:operator="=" table:field-number="0"/>
              <table:filter-condition table:value="30,25" table:operator="=" table:field-number="0"/>
              <table:filter-condition table:value="30,24" table:operator="=" table:field-number="0"/>
              <table:filter-condition table:value="30,23" table:operator="=" table:field-number="0"/>
              <table:filter-condition table:value="31,23" table:operator="=" table:field-number="0"/>
              <table:filter-condition table:value="31,22" table:operator="=" table:field-number="0"/>
              <table:filter-condition table:value="31,23" table:operator="=" table:field-number="0"/>
              <table:filter-condition table:value="32,23" table:operator="=" table:field-number="0"/>
              <table:filter-condition table:value="33,23" table:operator="=" table:field-number="0"/>
              <table:filter-condition table:value="34,23" table:operator="=" table:field-number="0"/>
              <table:filter-condition table:value="34,22" table:operator="=" table:field-number="0"/>
              <table:filter-condition table:value="34,23" table:operator="=" table:field-number="0"/>
              <table:filter-condition table:value="34,22" table:operator="=" table:field-number="0"/>
              <table:filter-condition table:value="35,22" table:operator="=" table:field-number="0"/>
              <table:filter-condition table:value="34,22" table:operator="=" table:field-number="0"/>
              <table:filter-condition table:value="34,21" table:operator="=" table:field-number="0"/>
              <table:filter-condition table:value="34,22" table:operator="=" table:field-number="0"/>
              <table:filter-condition table:value="34,21" table:operator="=" table:field-number="0"/>
              <table:filter-condition table:value="33,21" table:operator="=" table:field-number="0"/>
              <table:filter-condition table:value="33,22" table:operator="=" table:field-number="0"/>
              <table:filter-condition table:value="34,22" table:operator="=" table:field-number="0"/>
              <table:filter-condition table:value="34,21" table:operator="=" table:field-number="0"/>
              <table:filter-condition table:value="34,22" table:operator="=" table:field-number="0"/>
              <table:filter-condition table:value="35,22" table:operator="=" table:field-number="0"/>
              <table:filter-condition table:value="34,22" table:operator="=" table:field-number="0"/>
              <table:filter-condition table:value="35,22" table:operator="=" table:field-number="0"/>
              <table:filter-condition table:value="35,21" table:operator="=" table:field-number="0"/>
              <table:filter-condition table:value="34,21" table:operator="=" table:field-number="0"/>
              <table:filter-condition table:value="33,21" table:operator="=" table:field-number="0"/>
              <table:filter-condition table:value="34,21" table:operator="=" table:field-number="0"/>
              <table:filter-condition table:value="34,20" table:operator="=" table:field-number="0"/>
              <table:filter-condition table:value="35,20" table:operator="=" table:field-number="0"/>
              <table:filter-condition table:value="35,21" table:operator="=" table:field-number="0"/>
              <table:filter-condition table:value="35,22" table:operator="=" table:field-number="0"/>
              <table:filter-condition table:value="35,21" table:operator="=" table:field-number="0"/>
              <table:filter-condition table:value="36,21" table:operator="=" table:field-number="0"/>
              <table:filter-condition table:value="35,21" table:operator="=" table:field-number="0"/>
              <table:filter-condition table:value="34,21" table:operator="=" table:field-number="0"/>
              <table:filter-condition table:value="33,21" table:operator="=" table:field-number="0"/>
              <table:filter-condition table:value="32,21" table:operator="=" table:field-number="0"/>
              <table:filter-condition table:value="33,21" table:operator="=" table:field-number="0"/>
              <table:filter-condition table:value="32,21" table:operator="=" table:field-number="0"/>
              <table:filter-condition table:value="32,22" table:operator="=" table:field-number="0"/>
              <table:filter-condition table:value="32,21" table:operator="=" table:field-number="0"/>
              <table:filter-condition table:value="32,22" table:operator="=" table:field-number="0"/>
              <table:filter-condition table:value="32,21" table:operator="=" table:field-number="0"/>
              <table:filter-condition table:value="33,21" table:operator="=" table:field-number="0"/>
              <table:filter-condition table:value="34,21" table:operator="=" table:field-number="0"/>
              <table:filter-condition table:value="34,22" table:operator="=" table:field-number="0"/>
              <table:filter-condition table:value="33,22" table:operator="=" table:field-number="0"/>
              <table:filter-condition table:value="34,22" table:operator="=" table:field-number="0"/>
              <table:filter-condition table:value="34,23" table:operator="=" table:field-number="0"/>
              <table:filter-condition table:value="33,23" table:operator="=" table:field-number="0"/>
              <table:filter-condition table:value="32,23" table:operator="=" table:field-number="0"/>
              <table:filter-condition table:value="33,23" table:operator="=" table:field-number="0"/>
              <table:filter-condition table:value="33,24" table:operator="=" table:field-number="0"/>
              <table:filter-condition table:value="32,24" table:operator="=" table:field-number="0"/>
              <table:filter-condition table:value="32,23" table:operator="=" table:field-number="0"/>
              <table:filter-condition table:value="31,23" table:operator="=" table:field-number="0"/>
              <table:filter-condition table:value="30,23" table:operator="=" table:field-number="0"/>
              <table:filter-condition table:value="31,23" table:operator="=" table:field-number="0"/>
              <table:filter-condition table:value="32,23" table:operator="=" table:field-number="0"/>
              <table:filter-condition table:value="32,22" table:operator="=" table:field-number="0"/>
              <table:filter-condition table:value="31,22" table:operator="=" table:field-number="0"/>
              <table:filter-condition table:value="30,22" table:operator="=" table:field-number="0"/>
              <table:filter-condition table:value="31,22" table:operator="=" table:field-number="0"/>
              <table:filter-condition table:value="32,22" table:operator="=" table:field-number="0"/>
              <table:filter-condition table:value="31,22" table:operator="=" table:field-number="0"/>
              <table:filter-condition table:value="31,23" table:operator="=" table:field-number="0"/>
              <table:filter-condition table:value="30,23" table:operator="=" table:field-number="0"/>
              <table:filter-condition table:value="29,23" table:operator="=" table:field-number="0"/>
              <table:filter-condition table:value="28,23" table:operator="=" table:field-number="0"/>
              <table:filter-condition table:value="27,23" table:operator="=" table:field-number="0"/>
              <table:filter-condition table:value="27,24" table:operator="=" table:field-number="0"/>
              <table:filter-condition table:value="27,23" table:operator="=" table:field-number="0"/>
              <table:filter-condition table:value="28,23" table:operator="=" table:field-number="0"/>
              <table:filter-condition table:value="28,24" table:operator="=" table:field-number="0"/>
              <table:filter-condition table:value="27,24" table:operator="=" table:field-number="0"/>
              <table:filter-condition table:value="27,25" table:operator="=" table:field-number="0"/>
              <table:filter-condition table:value="27,24" table:operator="=" table:field-number="0"/>
              <table:filter-condition table:value="28,24" table:operator="=" table:field-number="0"/>
              <table:filter-condition table:value="28,23" table:operator="=" table:field-number="0"/>
              <table:filter-condition table:value="29,23" table:operator="=" table:field-number="0"/>
              <table:filter-condition table:value="29,22" table:operator="=" table:field-number="0"/>
              <table:filter-condition table:value="29,21" table:operator="=" table:field-number="0"/>
              <table:filter-condition table:value="28,21" table:operator="=" table:field-number="0"/>
              <table:filter-condition table:value="28,20" table:operator="=" table:field-number="0"/>
              <table:filter-condition table:value="27,20" table:operator="=" table:field-number="0"/>
              <table:filter-condition table:value="27,19" table:operator="=" table:field-number="0"/>
              <table:filter-condition table:value="26,19" table:operator="=" table:field-number="0"/>
              <table:filter-condition table:value="25,19" table:operator="=" table:field-number="0"/>
              <table:filter-condition table:value="26,19" table:operator="=" table:field-number="0"/>
              <table:filter-condition table:value="26,20" table:operator="=" table:field-number="0"/>
              <table:filter-condition table:value="27,20" table:operator="=" table:field-number="0"/>
              <table:filter-condition table:value="27,19" table:operator="=" table:field-number="0"/>
              <table:filter-condition table:value="26,19" table:operator="=" table:field-number="0"/>
              <table:filter-condition table:value="26,20" table:operator="=" table:field-number="0"/>
              <table:filter-condition table:value="25,20" table:operator="=" table:field-number="0"/>
              <table:filter-condition table:value="24,20" table:operator="=" table:field-number="0"/>
              <table:filter-condition table:value="25,20" table:operator="=" table:field-number="0"/>
              <table:filter-condition table:value="25,19" table:operator="=" table:field-number="0"/>
              <table:filter-condition table:value="25,20" table:operator="=" table:field-number="0"/>
              <table:filter-condition table:value="24,20" table:operator="=" table:field-number="0"/>
              <table:filter-condition table:value="24,19" table:operator="=" table:field-number="0"/>
              <table:filter-condition table:value="24,18" table:operator="=" table:field-number="0"/>
              <table:filter-condition table:value="24,17" table:operator="=" table:field-number="0"/>
              <table:filter-condition table:value="24,16" table:operator="=" table:field-number="0"/>
              <table:filter-condition table:value="24,17" table:operator="=" table:field-number="0"/>
              <table:filter-condition table:value="25,17" table:operator="=" table:field-number="0"/>
              <table:filter-condition table:value="25,16" table:operator="=" table:field-number="0"/>
              <table:filter-condition table:value="26,16" table:operator="=" table:field-number="0"/>
              <table:filter-condition table:value="27,16" table:operator="=" table:field-number="0"/>
              <table:filter-condition table:value="26,16" table:operator="=" table:field-number="0"/>
              <table:filter-condition table:value="25,16" table:operator="=" table:field-number="0"/>
              <table:filter-condition table:value="25,15" table:operator="=" table:field-number="0"/>
              <table:filter-condition table:value="26,15" table:operator="=" table:field-number="0"/>
              <table:filter-condition table:value="25,15" table:operator="=" table:field-number="0"/>
              <table:filter-condition table:value="25,14" table:operator="=" table:field-number="0"/>
              <table:filter-condition table:value="24,14" table:operator="=" table:field-number="0"/>
              <table:filter-condition table:value="25,14" table:operator="=" table:field-number="0"/>
              <table:filter-condition table:value="25,13" table:operator="=" table:field-number="0"/>
              <table:filter-condition table:value="26,13" table:operator="=" table:field-number="0"/>
              <table:filter-condition table:value="26,12" table:operator="=" table:field-number="0"/>
              <table:filter-condition table:value="27,12" table:operator="=" table:field-number="0"/>
              <table:filter-condition table:value="28,12" table:operator="=" table:field-number="0"/>
              <table:filter-condition table:value="28,11" table:operator="=" table:field-number="0"/>
              <table:filter-condition table:value="28,12" table:operator="=" table:field-number="0"/>
              <table:filter-condition table:value="28,11" table:operator="=" table:field-number="0"/>
              <table:filter-condition table:value="28,10" table:operator="=" table:field-number="0"/>
              <table:filter-condition table:value="28,9" table:operator="=" table:field-number="0"/>
              <table:filter-condition table:value="28,10" table:operator="=" table:field-number="0"/>
              <table:filter-condition table:value="28,11" table:operator="=" table:field-number="0"/>
              <table:filter-condition table:value="29,11" table:operator="=" table:field-number="0"/>
              <table:filter-condition table:value="30,11" table:operator="=" table:field-number="0"/>
              <table:filter-condition table:value="31,11" table:operator="=" table:field-number="0"/>
              <table:filter-condition table:value="31,10" table:operator="=" table:field-number="0"/>
              <table:filter-condition table:value="31,11" table:operator="=" table:field-number="0"/>
              <table:filter-condition table:value="30,11" table:operator="=" table:field-number="0"/>
              <table:filter-condition table:value="30,12" table:operator="=" table:field-number="0"/>
              <table:filter-condition table:value="29,12" table:operator="=" table:field-number="0"/>
              <table:filter-condition table:value="28,12" table:operator="=" table:field-number="0"/>
              <table:filter-condition table:value="28,13" table:operator="=" table:field-number="0"/>
              <table:filter-condition table:value="28,14" table:operator="=" table:field-number="0"/>
              <table:filter-condition table:value="27,14" table:operator="=" table:field-number="0"/>
              <table:filter-condition table:value="26,14" table:operator="=" table:field-number="0"/>
              <table:filter-condition table:value="25,14" table:operator="=" table:field-number="0"/>
              <table:filter-condition table:value="26,14" table:operator="=" table:field-number="0"/>
              <table:filter-condition table:value="25,14" table:operator="=" table:field-number="0"/>
              <table:filter-condition table:value="25,13" table:operator="=" table:field-number="0"/>
              <table:filter-condition table:value="26,13" table:operator="=" table:field-number="0"/>
              <table:filter-condition table:value="26,12" table:operator="=" table:field-number="0"/>
              <table:filter-condition table:value="26,13" table:operator="=" table:field-number="0"/>
              <table:filter-condition table:value="25,13" table:operator="=" table:field-number="0"/>
              <table:filter-condition table:value="24,13" table:operator="=" table:field-number="0"/>
              <table:filter-condition table:value="24,12" table:operator="=" table:field-number="0"/>
              <table:filter-condition table:value="23,12" table:operator="=" table:field-number="0"/>
              <table:filter-condition table:value="22,12" table:operator="=" table:field-number="0"/>
              <table:filter-condition table:value="21,12" table:operator="=" table:field-number="0"/>
              <table:filter-condition table:value="22,12" table:operator="=" table:field-number="0"/>
              <table:filter-condition table:value="22,11" table:operator="=" table:field-number="0"/>
              <table:filter-condition table:value="21,11" table:operator="=" table:field-number="0"/>
              <table:filter-condition table:value="21,12" table:operator="=" table:field-number="0"/>
              <table:filter-condition table:value="21,13" table:operator="=" table:field-number="0"/>
              <table:filter-condition table:value="20,13" table:operator="=" table:field-number="0"/>
              <table:filter-condition table:value="21,13" table:operator="=" table:field-number="0"/>
              <table:filter-condition table:value="20,13" table:operator="=" table:field-number="0"/>
              <table:filter-condition table:value="20,12" table:operator="=" table:field-number="0"/>
              <table:filter-condition table:value="19,12" table:operator="=" table:field-number="0"/>
              <table:filter-condition table:value="19,11" table:operator="=" table:field-number="0"/>
              <table:filter-condition table:value="19,12" table:operator="=" table:field-number="0"/>
              <table:filter-condition table:value="19,13" table:operator="=" table:field-number="0"/>
              <table:filter-condition table:value="18,13" table:operator="=" table:field-number="0"/>
              <table:filter-condition table:value="18,12" table:operator="=" table:field-number="0"/>
              <table:filter-condition table:value="19,12" table:operator="=" table:field-number="0"/>
              <table:filter-condition table:value="19,13" table:operator="=" table:field-number="0"/>
              <table:filter-condition table:value="20,13" table:operator="=" table:field-number="0"/>
              <table:filter-condition table:value="20,12" table:operator="=" table:field-number="0"/>
              <table:filter-condition table:value="21,12" table:operator="=" table:field-number="0"/>
              <table:filter-condition table:value="22,12" table:operator="=" table:field-number="0"/>
              <table:filter-condition table:value="22,11" table:operator="=" table:field-number="0"/>
              <table:filter-condition table:value="21,11" table:operator="=" table:field-number="0"/>
              <table:filter-condition table:value="22,11" table:operator="=" table:field-number="0"/>
              <table:filter-condition table:value="22,12" table:operator="=" table:field-number="0"/>
              <table:filter-condition table:value="23,12" table:operator="=" table:field-number="0"/>
              <table:filter-condition table:value="23,13" table:operator="=" table:field-number="0"/>
              <table:filter-condition table:value="23,14" table:operator="=" table:field-number="0"/>
              <table:filter-condition table:value="24,14" table:operator="=" table:field-number="0"/>
              <table:filter-condition table:value="25,14" table:operator="=" table:field-number="0"/>
              <table:filter-condition table:value="25,15" table:operator="=" table:field-number="0"/>
              <table:filter-condition table:value="25,14" table:operator="=" table:field-number="0"/>
              <table:filter-condition table:value="24,14" table:operator="=" table:field-number="0"/>
              <table:filter-condition table:value="23,14" table:operator="=" table:field-number="0"/>
              <table:filter-condition table:value="24,14" table:operator="=" table:field-number="0"/>
              <table:filter-condition table:value="24,13" table:operator="=" table:field-number="0"/>
              <table:filter-condition table:value="24,14" table:operator="=" table:field-number="0"/>
              <table:filter-condition table:value="24,15" table:operator="=" table:field-number="0"/>
              <table:filter-condition table:value="24,16" table:operator="=" table:field-number="0"/>
              <table:filter-condition table:value="25,16" table:operator="=" table:field-number="0"/>
              <table:filter-condition table:value="26,16" table:operator="=" table:field-number="0"/>
              <table:filter-condition table:value="27,16" table:operator="=" table:field-number="0"/>
              <table:filter-condition table:value="27,17" table:operator="=" table:field-number="0"/>
              <table:filter-condition table:value="27,16" table:operator="=" table:field-number="0"/>
              <table:filter-condition table:value="27,15" table:operator="=" table:field-number="0"/>
              <table:filter-condition table:value="26,15" table:operator="=" table:field-number="0"/>
              <table:filter-condition table:value="26,16" table:operator="=" table:field-number="0"/>
              <table:filter-condition table:value="26,15" table:operator="=" table:field-number="0"/>
              <table:filter-condition table:value="25,15" table:operator="=" table:field-number="0"/>
              <table:filter-condition table:value="25,14" table:operator="=" table:field-number="0"/>
              <table:filter-condition table:value="26,14" table:operator="=" table:field-number="0"/>
              <table:filter-condition table:value="26,15" table:operator="=" table:field-number="0"/>
              <table:filter-condition table:value="27,15" table:operator="=" table:field-number="0"/>
              <table:filter-condition table:value="27,14" table:operator="=" table:field-number="0"/>
              <table:filter-condition table:value="28,14" table:operator="=" table:field-number="0"/>
              <table:filter-condition table:value="28,15" table:operator="=" table:field-number="0"/>
              <table:filter-condition table:value="29,15" table:operator="=" table:field-number="0"/>
              <table:filter-condition table:value="28,15" table:operator="=" table:field-number="0"/>
              <table:filter-condition table:value="29,15" table:operator="=" table:field-number="0"/>
              <table:filter-condition table:value="29,14" table:operator="=" table:field-number="0"/>
              <table:filter-condition table:value="29,15" table:operator="=" table:field-number="0"/>
              <table:filter-condition table:value="29,16" table:operator="=" table:field-number="0"/>
              <table:filter-condition table:value="28,16" table:operator="=" table:field-number="0"/>
              <table:filter-condition table:value="29,16" table:operator="=" table:field-number="0"/>
              <table:filter-condition table:value="29,17" table:operator="=" table:field-number="0"/>
              <table:filter-condition table:value="29,18" table:operator="=" table:field-number="0"/>
              <table:filter-condition table:value="29,17" table:operator="=" table:field-number="0"/>
              <table:filter-condition table:value="29,18" table:operator="=" table:field-number="0"/>
              <table:filter-condition table:value="29,19" table:operator="=" table:field-number="0"/>
              <table:filter-condition table:value="29,18" table:operator="=" table:field-number="0"/>
              <table:filter-condition table:value="29,17" table:operator="=" table:field-number="0"/>
              <table:filter-condition table:value="29,18" table:operator="=" table:field-number="0"/>
              <table:filter-condition table:value="28,18" table:operator="=" table:field-number="0"/>
              <table:filter-condition table:value="28,19" table:operator="=" table:field-number="0"/>
              <table:filter-condition table:value="29,19" table:operator="=" table:field-number="0"/>
              <table:filter-condition table:value="29,20" table:operator="=" table:field-number="0"/>
              <table:filter-condition table:value="28,20" table:operator="=" table:field-number="0"/>
              <table:filter-condition table:value="27,20" table:operator="=" table:field-number="0"/>
              <table:filter-condition table:value="28,20" table:operator="=" table:field-number="0"/>
              <table:filter-condition table:value="29,20" table:operator="=" table:field-number="0"/>
              <table:filter-condition table:value="28,20" table:operator="=" table:field-number="0"/>
              <table:filter-condition table:value="27,20" table:operator="=" table:field-number="0"/>
              <table:filter-condition table:value="27,21" table:operator="=" table:field-number="0"/>
              <table:filter-condition table:value="28,21" table:operator="=" table:field-number="0"/>
              <table:filter-condition table:value="28,22" table:operator="=" table:field-number="0"/>
              <table:filter-condition table:value="28,21" table:operator="=" table:field-number="0"/>
              <table:filter-condition table:value="29,21" table:operator="=" table:field-number="0"/>
              <table:filter-condition table:value="30,21" table:operator="=" table:field-number="0"/>
              <table:filter-condition table:value="31,21" table:operator="=" table:field-number="0"/>
              <table:filter-condition table:value="30,21" table:operator="=" table:field-number="0"/>
              <table:filter-condition table:value="29,21" table:operator="=" table:field-number="0"/>
              <table:filter-condition table:value="28,21" table:operator="=" table:field-number="0"/>
              <table:filter-condition table:value="28,20" table:operator="=" table:field-number="0"/>
              <table:filter-condition table:value="28,19" table:operator="=" table:field-number="0"/>
              <table:filter-condition table:value="28,18" table:operator="=" table:field-number="0"/>
              <table:filter-condition table:value="28,17" table:operator="=" table:field-number="0"/>
              <table:filter-condition table:value="29,17" table:operator="=" table:field-number="0"/>
              <table:filter-condition table:value="28,17" table:operator="=" table:field-number="0"/>
              <table:filter-condition table:value="27,17" table:operator="=" table:field-number="0"/>
              <table:filter-condition table:value="28,17" table:operator="=" table:field-number="0"/>
              <table:filter-condition table:value="27,17" table:operator="=" table:field-number="0"/>
              <table:filter-condition table:value="27,16" table:operator="=" table:field-number="0"/>
              <table:filter-condition table:value="26,16" table:operator="=" table:field-number="0"/>
              <table:filter-condition table:value="26,17" table:operator="=" table:field-number="0"/>
              <table:filter-condition table:value="26,16" table:operator="=" table:field-number="0"/>
              <table:filter-condition table:value="26,17" table:operator="=" table:field-number="0"/>
              <table:filter-condition table:value="26,16" table:operator="=" table:field-number="0"/>
              <table:filter-condition table:value="25,16" table:operator="=" table:field-number="0"/>
              <table:filter-condition table:value="25,15" table:operator="=" table:field-number="0"/>
              <table:filter-condition table:value="25,14" table:operator="=" table:field-number="0"/>
              <table:filter-condition table:value="25,13" table:operator="=" table:field-number="0"/>
              <table:filter-condition table:value="25,14" table:operator="=" table:field-number="0"/>
              <table:filter-condition table:value="24,14" table:operator="=" table:field-number="0"/>
              <table:filter-condition table:value="25,14" table:operator="=" table:field-number="0"/>
              <table:filter-condition table:value="24,14" table:operator="=" table:field-number="0"/>
              <table:filter-condition table:value="23,14" table:operator="=" table:field-number="0"/>
              <table:filter-condition table:value="23,15" table:operator="=" table:field-number="0"/>
              <table:filter-condition table:value="22,15" table:operator="=" table:field-number="0"/>
              <table:filter-condition table:value="22,14" table:operator="=" table:field-number="0"/>
              <table:filter-condition table:value="22,13" table:operator="=" table:field-number="0"/>
              <table:filter-condition table:value="23,13" table:operator="=" table:field-number="0"/>
              <table:filter-condition table:value="22,13" table:operator="=" table:field-number="0"/>
              <table:filter-condition table:value="22,12" table:operator="=" table:field-number="0"/>
              <table:filter-condition table:value="22,13" table:operator="=" table:field-number="0"/>
              <table:filter-condition table:value="22,12" table:operator="=" table:field-number="0"/>
              <table:filter-condition table:value="22,13" table:operator="=" table:field-number="0"/>
              <table:filter-condition table:value="22,12" table:operator="=" table:field-number="0"/>
              <table:filter-condition table:value="22,13" table:operator="=" table:field-number="0"/>
              <table:filter-condition table:value="23,13" table:operator="=" table:field-number="0"/>
              <table:filter-condition table:value="23,12" table:operator="=" table:field-number="0"/>
              <table:filter-condition table:value="24,12" table:operator="=" table:field-number="0"/>
              <table:filter-condition table:value="24,11" table:operator="=" table:field-number="0"/>
              <table:filter-condition table:value="24,12" table:operator="=" table:field-number="0"/>
              <table:filter-condition table:value="23,12" table:operator="=" table:field-number="0"/>
              <table:filter-condition table:value="23,11" table:operator="=" table:field-number="0"/>
              <table:filter-condition table:value="23,10" table:operator="=" table:field-number="0"/>
              <table:filter-condition table:value="23,9" table:operator="=" table:field-number="0"/>
              <table:filter-condition table:value="23,10" table:operator="=" table:field-number="0"/>
              <table:filter-condition table:value="24,10" table:operator="=" table:field-number="0"/>
              <table:filter-condition table:value="23,10" table:operator="=" table:field-number="0"/>
              <table:filter-condition table:value="23,11" table:operator="=" table:field-number="0"/>
              <table:filter-condition table:value="24,11" table:operator="=" table:field-number="0"/>
              <table:filter-condition table:value="23,11" table:operator="=" table:field-number="0"/>
              <table:filter-condition table:value="23,12" table:operator="=" table:field-number="0"/>
              <table:filter-condition table:value="22,12" table:operator="=" table:field-number="0"/>
              <table:filter-condition table:value="22,11" table:operator="=" table:field-number="0"/>
              <table:filter-condition table:value="22,10" table:operator="=" table:field-number="0"/>
              <table:filter-condition table:value="23,10" table:operator="=" table:field-number="0"/>
              <table:filter-condition table:value="22,10" table:operator="=" table:field-number="0"/>
              <table:filter-condition table:value="23,10" table:operator="=" table:field-number="0"/>
              <table:filter-condition table:value="24,10" table:operator="=" table:field-number="0"/>
              <table:filter-condition table:value="24,9" table:operator="=" table:field-number="0"/>
              <table:filter-condition table:value="24,10" table:operator="=" table:field-number="0"/>
              <table:filter-condition table:value="25,10" table:operator="=" table:field-number="0"/>
              <table:filter-condition table:value="25,11" table:operator="=" table:field-number="0"/>
              <table:filter-condition table:value="25,12" table:operator="=" table:field-number="0"/>
              <table:filter-condition table:value="25,13" table:operator="=" table:field-number="0"/>
              <table:filter-condition table:value="24,13" table:operator="=" table:field-number="0"/>
              <table:filter-condition table:value="25,13" table:operator="=" table:field-number="0"/>
              <table:filter-condition table:value="26,13" table:operator="=" table:field-number="0"/>
              <table:filter-condition table:value="25,13" table:operator="=" table:field-number="0"/>
              <table:filter-condition table:value="25,12" table:operator="=" table:field-number="0"/>
              <table:filter-condition table:value="25,13" table:operator="=" table:field-number="0"/>
              <table:filter-condition table:value="24,13" table:operator="=" table:field-number="0"/>
              <table:filter-condition table:value="24,14" table:operator="=" table:field-number="0"/>
              <table:filter-condition table:value="24,15" table:operator="=" table:field-number="0"/>
              <table:filter-condition table:value="24,16" table:operator="=" table:field-number="0"/>
              <table:filter-condition table:value="23,16" table:operator="=" table:field-number="0"/>
              <table:filter-condition table:value="24,16" table:operator="=" table:field-number="0"/>
              <table:filter-condition table:value="24,15" table:operator="=" table:field-number="0"/>
              <table:filter-condition table:value="23,15" table:operator="=" table:field-number="0"/>
              <table:filter-condition table:value="22,15" table:operator="=" table:field-number="0"/>
              <table:filter-condition table:value="22,14" table:operator="=" table:field-number="0"/>
              <table:filter-condition table:value="21,14" table:operator="=" table:field-number="0"/>
              <table:filter-condition table:value="21,15" table:operator="=" table:field-number="0"/>
              <table:filter-condition table:value="21,14" table:operator="=" table:field-number="0"/>
              <table:filter-condition table:value="22,14" table:operator="=" table:field-number="0"/>
              <table:filter-condition table:value="23,14" table:operator="=" table:field-number="0"/>
              <table:filter-condition table:value="24,14" table:operator="=" table:field-number="0"/>
              <table:filter-condition table:value="24,15" table:operator="=" table:field-number="0"/>
              <table:filter-condition table:value="25,15" table:operator="=" table:field-number="0"/>
              <table:filter-condition table:value="26,15" table:operator="=" table:field-number="0"/>
              <table:filter-condition table:value="26,14" table:operator="=" table:field-number="0"/>
              <table:filter-condition table:value="26,15" table:operator="=" table:field-number="0"/>
              <table:filter-condition table:value="27,15" table:operator="=" table:field-number="0"/>
              <table:filter-condition table:value="26,15" table:operator="=" table:field-number="0"/>
              <table:filter-condition table:value="25,15" table:operator="=" table:field-number="0"/>
              <table:filter-condition table:value="26,15" table:operator="=" table:field-number="0"/>
              <table:filter-condition table:value="26,14" table:operator="=" table:field-number="0"/>
              <table:filter-condition table:value="26,13" table:operator="=" table:field-number="0"/>
              <table:filter-condition table:value="26,12" table:operator="=" table:field-number="0"/>
              <table:filter-condition table:value="27,12" table:operator="=" table:field-number="0"/>
              <table:filter-condition table:value="26,12" table:operator="=" table:field-number="0"/>
              <table:filter-condition table:value="26,13" table:operator="=" table:field-number="0"/>
              <table:filter-condition table:value="27,13" table:operator="=" table:field-number="0"/>
              <table:filter-condition table:value="28,13" table:operator="=" table:field-number="0"/>
              <table:filter-condition table:value="28,12" table:operator="=" table:field-number="0"/>
              <table:filter-condition table:value="29,12" table:operator="=" table:field-number="0"/>
              <table:filter-condition table:value="28,12" table:operator="=" table:field-number="0"/>
              <table:filter-condition table:value="28,11" table:operator="=" table:field-number="0"/>
              <table:filter-condition table:value="29,11" table:operator="=" table:field-number="0"/>
              <table:filter-condition table:value="28,11" table:operator="=" table:field-number="0"/>
              <table:filter-condition table:value="29,11" table:operator="=" table:field-number="0"/>
              <table:filter-condition table:value="29,10" table:operator="=" table:field-number="0"/>
              <table:filter-condition table:value="30,10" table:operator="=" table:field-number="0"/>
              <table:filter-condition table:value="31,10" table:operator="=" table:field-number="0"/>
              <table:filter-condition table:value="31,11" table:operator="=" table:field-number="0"/>
              <table:filter-condition table:value="32,11" table:operator="=" table:field-number="0"/>
              <table:filter-condition table:value="32,10" table:operator="=" table:field-number="0"/>
              <table:filter-condition table:value="33,10" table:operator="=" table:field-number="0"/>
              <table:filter-condition table:value="32,10" table:operator="=" table:field-number="0"/>
              <table:filter-condition table:value="31,10" table:operator="=" table:field-number="0"/>
              <table:filter-condition table:value="32,10" table:operator="=" table:field-number="0"/>
              <table:filter-condition table:value="31,10" table:operator="=" table:field-number="0"/>
              <table:filter-condition table:value="30,10" table:operator="=" table:field-number="0"/>
              <table:filter-condition table:value="31,10" table:operator="=" table:field-number="0"/>
              <table:filter-condition table:value="31,11" table:operator="=" table:field-number="0"/>
              <table:filter-condition table:value="30,11" table:operator="=" table:field-number="0"/>
              <table:filter-condition table:value="31,11" table:operator="=" table:field-number="0"/>
              <table:filter-condition table:value="31,12" table:operator="=" table:field-number="0"/>
              <table:filter-condition table:value="31,13" table:operator="=" table:field-number="0"/>
              <table:filter-condition table:value="31,14" table:operator="=" table:field-number="0"/>
              <table:filter-condition table:value="31,13" table:operator="=" table:field-number="0"/>
              <table:filter-condition table:value="31,12" table:operator="=" table:field-number="0"/>
              <table:filter-condition table:value="32,12" table:operator="=" table:field-number="0"/>
              <table:filter-condition table:value="31,12" table:operator="=" table:field-number="0"/>
              <table:filter-condition table:value="31,11" table:operator="=" table:field-number="0"/>
              <table:filter-condition table:value="31,12" table:operator="=" table:field-number="0"/>
              <table:filter-condition table:value="32,12" table:operator="=" table:field-number="0"/>
              <table:filter-condition table:value="32,11" table:operator="=" table:field-number="0"/>
              <table:filter-condition table:value="32,12" table:operator="=" table:field-number="0"/>
              <table:filter-condition table:value="32,13" table:operator="=" table:field-number="0"/>
              <table:filter-condition table:value="33,13" table:operator="=" table:field-number="0"/>
              <table:filter-condition table:value="34,13" table:operator="=" table:field-number="0"/>
              <table:filter-condition table:value="34,14" table:operator="=" table:field-number="0"/>
              <table:filter-condition table:value="35,14" table:operator="=" table:field-number="0"/>
              <table:filter-condition table:value="35,15" table:operator="=" table:field-number="0"/>
              <table:filter-condition table:value="34,15" table:operator="=" table:field-number="0"/>
              <table:filter-condition table:value="34,16" table:operator="=" table:field-number="0"/>
              <table:filter-condition table:value="34,15" table:operator="=" table:field-number="0"/>
              <table:filter-condition table:value="33,15" table:operator="=" table:field-number="0"/>
              <table:filter-condition table:value="33,14" table:operator="=" table:field-number="0"/>
              <table:filter-condition table:value="32,14" table:operator="=" table:field-number="0"/>
              <table:filter-condition table:value="32,15" table:operator="=" table:field-number="0"/>
              <table:filter-condition table:value="32,16" table:operator="=" table:field-number="0"/>
              <table:filter-condition table:value="31,16" table:operator="=" table:field-number="0"/>
              <table:filter-condition table:value="31,17" table:operator="=" table:field-number="0"/>
              <table:filter-condition table:value="31,16" table:operator="=" table:field-number="0"/>
              <table:filter-condition table:value="31,15" table:operator="=" table:field-number="0"/>
              <table:filter-condition table:value="31,14" table:operator="=" table:field-number="0"/>
              <table:filter-condition table:value="31,13" table:operator="=" table:field-number="0"/>
              <table:filter-condition table:value="32,13" table:operator="=" table:field-number="0"/>
              <table:filter-condition table:value="32,12" table:operator="=" table:field-number="0"/>
              <table:filter-condition table:value="31,12" table:operator="=" table:field-number="0"/>
              <table:filter-condition table:value="31,11" table:operator="=" table:field-number="0"/>
              <table:filter-condition table:value="32,11" table:operator="=" table:field-number="0"/>
              <table:filter-condition table:value="32,12" table:operator="=" table:field-number="0"/>
              <table:filter-condition table:value="33,12" table:operator="=" table:field-number="0"/>
              <table:filter-condition table:value="33,11" table:operator="=" table:field-number="0"/>
              <table:filter-condition table:value="33,12" table:operator="=" table:field-number="0"/>
              <table:filter-condition table:value="34,12" table:operator="=" table:field-number="0"/>
              <table:filter-condition table:value="34,13" table:operator="=" table:field-number="0"/>
              <table:filter-condition table:value="35,13" table:operator="=" table:field-number="0"/>
              <table:filter-condition table:value="34,13" table:operator="=" table:field-number="0"/>
              <table:filter-condition table:value="34,14" table:operator="=" table:field-number="0"/>
              <table:filter-condition table:value="33,14" table:operator="=" table:field-number="0"/>
              <table:filter-condition table:value="33,13" table:operator="=" table:field-number="0"/>
              <table:filter-condition table:value="33,12" table:operator="=" table:field-number="0"/>
              <table:filter-condition table:value="33,11" table:operator="=" table:field-number="0"/>
              <table:filter-condition table:value="33,10" table:operator="=" table:field-number="0"/>
              <table:filter-condition table:value="34,10" table:operator="=" table:field-number="0"/>
              <table:filter-condition table:value="33,10" table:operator="=" table:field-number="0"/>
              <table:filter-condition table:value="33,11" table:operator="=" table:field-number="0"/>
              <table:filter-condition table:value="34,11" table:operator="=" table:field-number="0"/>
              <table:filter-condition table:value="33,11" table:operator="=" table:field-number="0"/>
              <table:filter-condition table:value="34,11" table:operator="=" table:field-number="0"/>
              <table:filter-condition table:value="33,11" table:operator="=" table:field-number="0"/>
              <table:filter-condition table:value="32,11" table:operator="=" table:field-number="0"/>
              <table:filter-condition table:value="32,10" table:operator="=" table:field-number="0"/>
              <table:filter-condition table:value="31,10" table:operator="=" table:field-number="0"/>
              <table:filter-condition table:value="32,10" table:operator="=" table:field-number="0"/>
              <table:filter-condition table:value="32,9" table:operator="=" table:field-number="0"/>
              <table:filter-condition table:value="31,9" table:operator="=" table:field-number="0"/>
              <table:filter-condition table:value="31,8" table:operator="=" table:field-number="0"/>
              <table:filter-condition table:value="31,9" table:operator="=" table:field-number="0"/>
              <table:filter-condition table:value="32,9" table:operator="=" table:field-number="0"/>
              <table:filter-condition table:value="31,9" table:operator="=" table:field-number="0"/>
              <table:filter-condition table:value="31,10" table:operator="=" table:field-number="0"/>
              <table:filter-condition table:value="30,10" table:operator="=" table:field-number="0"/>
              <table:filter-condition table:value="30,9" table:operator="=" table:field-number="0"/>
              <table:filter-condition table:value="30,10" table:operator="=" table:field-number="0"/>
              <table:filter-condition table:value="31,10" table:operator="=" table:field-number="0"/>
              <table:filter-condition table:value="31,11" table:operator="=" table:field-number="0"/>
              <table:filter-condition table:value="31,10" table:operator="=" table:field-number="0"/>
              <table:filter-condition table:value="31,11" table:operator="=" table:field-number="0"/>
              <table:filter-condition table:value="31,12" table:operator="=" table:field-number="0"/>
              <table:filter-condition table:value="30,12" table:operator="=" table:field-number="0"/>
              <table:filter-condition table:value="29,12" table:operator="=" table:field-number="0"/>
              <table:filter-condition table:value="28,12" table:operator="=" table:field-number="0"/>
              <table:filter-condition table:value="27,12" table:operator="=" table:field-number="0"/>
              <table:filter-condition table:value="27,13" table:operator="=" table:field-number="0"/>
              <table:filter-condition table:value="28,13" table:operator="=" table:field-number="0"/>
              <table:filter-condition table:value="27,13" table:operator="=" table:field-number="0"/>
              <table:filter-condition table:value="27,14" table:operator="=" table:field-number="0"/>
              <table:filter-condition table:value="27,15" table:operator="=" table:field-number="0"/>
              <table:filter-condition table:value="26,15" table:operator="=" table:field-number="0"/>
              <table:filter-condition table:value="26,16" table:operator="=" table:field-number="0"/>
              <table:filter-condition table:value="27,16" table:operator="=" table:field-number="0"/>
              <table:filter-condition table:value="26,16" table:operator="=" table:field-number="0"/>
              <table:filter-condition table:value="27,16" table:operator="=" table:field-number="0"/>
              <table:filter-condition table:value="28,16" table:operator="=" table:field-number="0"/>
              <table:filter-condition table:value="28,17" table:operator="=" table:field-number="0"/>
              <table:filter-condition table:value="28,16" table:operator="=" table:field-number="0"/>
              <table:filter-condition table:value="27,16" table:operator="=" table:field-number="0"/>
              <table:filter-condition table:value="26,16" table:operator="=" table:field-number="0"/>
              <table:filter-condition table:value="26,17" table:operator="=" table:field-number="0"/>
              <table:filter-condition table:value="25,17" table:operator="=" table:field-number="0"/>
              <table:filter-condition table:value="24,17" table:operator="=" table:field-number="0"/>
              <table:filter-condition table:value="24,18" table:operator="=" table:field-number="0"/>
              <table:filter-condition table:value="24,17" table:operator="=" table:field-number="0"/>
              <table:filter-condition table:value="24,16" table:operator="=" table:field-number="0"/>
              <table:filter-condition table:value="25,16" table:operator="=" table:field-number="0"/>
              <table:filter-condition table:value="25,15" table:operator="=" table:field-number="0"/>
              <table:filter-condition table:value="26,15" table:operator="=" table:field-number="0"/>
              <table:filter-condition table:value="27,15" table:operator="=" table:field-number="0"/>
              <table:filter-condition table:value="27,14" table:operator="=" table:field-number="0"/>
              <table:filter-condition table:value="26,14" table:operator="=" table:field-number="0"/>
              <table:filter-condition table:value="26,15" table:operator="=" table:field-number="0"/>
              <table:filter-condition table:value="25,15" table:operator="=" table:field-number="0"/>
              <table:filter-condition table:value="25,16" table:operator="=" table:field-number="0"/>
              <table:filter-condition table:value="25,15" table:operator="=" table:field-number="0"/>
              <table:filter-condition table:value="25,14" table:operator="=" table:field-number="0"/>
              <table:filter-condition table:value="26,14" table:operator="=" table:field-number="0"/>
              <table:filter-condition table:value="27,14" table:operator="=" table:field-number="0"/>
              <table:filter-condition table:value="26,14" table:operator="=" table:field-number="0"/>
              <table:filter-condition table:value="26,13" table:operator="=" table:field-number="0"/>
              <table:filter-condition table:value="25,13" table:operator="=" table:field-number="0"/>
              <table:filter-condition table:value="25,12" table:operator="=" table:field-number="0"/>
              <table:filter-condition table:value="25,11" table:operator="=" table:field-number="0"/>
              <table:filter-condition table:value="26,11" table:operator="=" table:field-number="0"/>
              <table:filter-condition table:value="26,10" table:operator="=" table:field-number="0"/>
              <table:filter-condition table:value="25,10" table:operator="=" table:field-number="0"/>
              <table:filter-condition table:value="25,9" table:operator="=" table:field-number="0"/>
              <table:filter-condition table:value="24,9" table:operator="=" table:field-number="0"/>
              <table:filter-condition table:value="24,8" table:operator="=" table:field-number="0"/>
              <table:filter-condition table:value="25,8" table:operator="=" table:field-number="0"/>
              <table:filter-condition table:value="25,9" table:operator="=" table:field-number="0"/>
              <table:filter-condition table:value="25,8" table:operator="=" table:field-number="0"/>
              <table:filter-condition table:value="24,8" table:operator="=" table:field-number="0"/>
              <table:filter-condition table:value="25,8" table:operator="=" table:field-number="0"/>
              <table:filter-condition table:value="25,9" table:operator="=" table:field-number="0"/>
              <table:filter-condition table:value="26,9" table:operator="=" table:field-number="0"/>
              <table:filter-condition table:value="26,8" table:operator="=" table:field-number="0"/>
              <table:filter-condition table:value="25,8" table:operator="=" table:field-number="0"/>
              <table:filter-condition table:value="26,8" table:operator="=" table:field-number="0"/>
              <table:filter-condition table:value="26,9" table:operator="=" table:field-number="0"/>
              <table:filter-condition table:value="26,8" table:operator="=" table:field-number="0"/>
              <table:filter-condition table:value="25,8" table:operator="=" table:field-number="0"/>
              <table:filter-condition table:value="24,8" table:operator="=" table:field-number="0"/>
              <table:filter-condition table:value="23,8" table:operator="=" table:field-number="0"/>
              <table:filter-condition table:value="23,7" table:operator="=" table:field-number="0"/>
              <table:filter-condition table:value="24,7" table:operator="=" table:field-number="0"/>
              <table:filter-condition table:value="25,7" table:operator="=" table:field-number="0"/>
              <table:filter-condition table:value="25,8" table:operator="=" table:field-number="0"/>
              <table:filter-condition table:value="25,9" table:operator="=" table:field-number="0"/>
              <table:filter-condition table:value="25,8" table:operator="=" table:field-number="0"/>
              <table:filter-condition table:value="26,8" table:operator="=" table:field-number="0"/>
              <table:filter-condition table:value="27,8" table:operator="=" table:field-number="0"/>
              <table:filter-condition table:value="28,8" table:operator="=" table:field-number="0"/>
              <table:filter-condition table:value="27,8" table:operator="=" table:field-number="0"/>
              <table:filter-condition table:value="27,7" table:operator="=" table:field-number="0"/>
              <table:filter-condition table:value="27,6" table:operator="=" table:field-number="0"/>
              <table:filter-condition table:value="27,5" table:operator="=" table:field-number="0"/>
              <table:filter-condition table:value="28,5" table:operator="=" table:field-number="0"/>
              <table:filter-condition table:value="28,4" table:operator="=" table:field-number="0"/>
              <table:filter-condition table:value="28,5" table:operator="=" table:field-number="0"/>
              <table:filter-condition table:value="29,5" table:operator="=" table:field-number="0"/>
              <table:filter-condition table:value="29,6" table:operator="=" table:field-number="0"/>
              <table:filter-condition table:value="29,5" table:operator="=" table:field-number="0"/>
              <table:filter-condition table:value="29,6" table:operator="=" table:field-number="0"/>
              <table:filter-condition table:value="29,5" table:operator="=" table:field-number="0"/>
              <table:filter-condition table:value="30,5" table:operator="=" table:field-number="0"/>
              <table:filter-condition table:value="30,6" table:operator="=" table:field-number="0"/>
              <table:filter-condition table:value="30,7" table:operator="=" table:field-number="0"/>
              <table:filter-condition table:value="30,8" table:operator="=" table:field-number="0"/>
              <table:filter-condition table:value="30,7" table:operator="=" table:field-number="0"/>
              <table:filter-condition table:value="29,7" table:operator="=" table:field-number="0"/>
              <table:filter-condition table:value="29,6" table:operator="=" table:field-number="0"/>
              <table:filter-condition table:value="29,5" table:operator="=" table:field-number="0"/>
              <table:filter-condition table:value="29,4" table:operator="=" table:field-number="0"/>
              <table:filter-condition table:value="29,3" table:operator="=" table:field-number="0"/>
              <table:filter-condition table:value="30,3" table:operator="=" table:field-number="0"/>
              <table:filter-condition table:value="31,3" table:operator="=" table:field-number="0"/>
              <table:filter-condition table:value="30,3" table:operator="=" table:field-number="0"/>
              <table:filter-condition table:value="30,4" table:operator="=" table:field-number="0"/>
              <table:filter-condition table:value="31,4" table:operator="=" table:field-number="0"/>
              <table:filter-condition table:value="31,3" table:operator="=" table:field-number="0"/>
              <table:filter-condition table:value="31,2" table:operator="=" table:field-number="0"/>
              <table:filter-condition table:value="31,1" table:operator="=" table:field-number="0"/>
              <table:filter-condition table:value="31,2" table:operator="=" table:field-number="0"/>
              <table:filter-condition table:value="30,2" table:operator="=" table:field-number="0"/>
              <table:filter-condition table:value="30,1" table:operator="=" table:field-number="0"/>
              <table:filter-condition table:value="30,0" table:operator="=" table:field-number="0"/>
              <table:filter-condition table:value="30,1" table:operator="=" table:field-number="0"/>
              <table:filter-condition table:value="30,2" table:operator="=" table:field-number="0"/>
              <table:filter-condition table:value="30,1" table:operator="=" table:field-number="0"/>
              <table:filter-condition table:value="30,0" table:operator="=" table:field-number="0"/>
              <table:filter-condition table:value="31,0" table:operator="=" table:field-number="0"/>
              <table:filter-condition table:value="30,0" table:operator="=" table:field-number="0"/>
              <table:filter-condition table:value="29,0" table:operator="=" table:field-number="0"/>
              <table:filter-condition table:value="28,0" table:operator="=" table:field-number="0"/>
              <table:filter-condition table:value="29,0" table:operator="=" table:field-number="0"/>
              <table:filter-condition table:value="29,-1" table:operator="=" table:field-number="0"/>
              <table:filter-condition table:value="28,-1" table:operator="=" table:field-number="0"/>
              <table:filter-condition table:value="29,-1" table:operator="=" table:field-number="0"/>
              <table:filter-condition table:value="29,-2" table:operator="=" table:field-number="0"/>
              <table:filter-condition table:value="30,-2" table:operator="=" table:field-number="0"/>
              <table:filter-condition table:value="30,-1" table:operator="=" table:field-number="0"/>
              <table:filter-condition table:value="29,-1" table:operator="=" table:field-number="0"/>
              <table:filter-condition table:value="29,-2" table:operator="=" table:field-number="0"/>
              <table:filter-condition table:value="29,-3" table:operator="=" table:field-number="0"/>
              <table:filter-condition table:value="29,-4" table:operator="=" table:field-number="0"/>
              <table:filter-condition table:value="29,-3" table:operator="=" table:field-number="0"/>
              <table:filter-condition table:value="28,-3" table:operator="=" table:field-number="0"/>
              <table:filter-condition table:value="28,-2" table:operator="=" table:field-number="0"/>
              <table:filter-condition table:value="27,-2" table:operator="=" table:field-number="0"/>
              <table:filter-condition table:value="27,-3" table:operator="=" table:field-number="0"/>
              <table:filter-condition table:value="26,-3" table:operator="=" table:field-number="0"/>
              <table:filter-condition table:value="26,-4" table:operator="=" table:field-number="0"/>
              <table:filter-condition table:value="25,-4" table:operator="=" table:field-number="0"/>
              <table:filter-condition table:value="25,-3" table:operator="=" table:field-number="0"/>
              <table:filter-condition table:value="25,-4" table:operator="=" table:field-number="0"/>
              <table:filter-condition table:value="25,-5" table:operator="=" table:field-number="0"/>
              <table:filter-condition table:value="25,-4" table:operator="=" table:field-number="0"/>
              <table:filter-condition table:value="25,-3" table:operator="=" table:field-number="0"/>
              <table:filter-condition table:value="26,-3" table:operator="=" table:field-number="0"/>
              <table:filter-condition table:value="27,-3" table:operator="=" table:field-number="0"/>
              <table:filter-condition table:value="27,-4" table:operator="=" table:field-number="0"/>
              <table:filter-condition table:value="27,-5" table:operator="=" table:field-number="0"/>
              <table:filter-condition table:value="27,-4" table:operator="=" table:field-number="0"/>
              <table:filter-condition table:value="26,-4" table:operator="=" table:field-number="0"/>
              <table:filter-condition table:value="26,-3" table:operator="=" table:field-number="0"/>
              <table:filter-condition table:value="26,-2" table:operator="=" table:field-number="0"/>
              <table:filter-condition table:value="26,-3" table:operator="=" table:field-number="0"/>
              <table:filter-condition table:value="26,-2" table:operator="=" table:field-number="0"/>
              <table:filter-condition table:value="27,-2" table:operator="=" table:field-number="0"/>
              <table:filter-condition table:value="26,-2" table:operator="=" table:field-number="0"/>
              <table:filter-condition table:value="26,-1" table:operator="=" table:field-number="0"/>
              <table:filter-condition table:value="26,0" table:operator="=" table:field-number="0"/>
              <table:filter-condition table:value="26,1" table:operator="=" table:field-number="0"/>
              <table:filter-condition table:value="26,2" table:operator="=" table:field-number="0"/>
              <table:filter-condition table:value="26,3" table:operator="=" table:field-number="0"/>
              <table:filter-condition table:value="26,2" table:operator="=" table:field-number="0"/>
              <table:filter-condition table:value="25,2" table:operator="=" table:field-number="0"/>
              <table:filter-condition table:value="25,3" table:operator="=" table:field-number="0"/>
              <table:filter-condition table:value="24,3" table:operator="=" table:field-number="0"/>
              <table:filter-condition table:value="24,2" table:operator="=" table:field-number="0"/>
              <table:filter-condition table:value="23,2" table:operator="=" table:field-number="0"/>
              <table:filter-condition table:value="23,3" table:operator="=" table:field-number="0"/>
              <table:filter-condition table:value="24,3" table:operator="=" table:field-number="0"/>
              <table:filter-condition table:value="25,3" table:operator="=" table:field-number="0"/>
              <table:filter-condition table:value="26,3" table:operator="=" table:field-number="0"/>
              <table:filter-condition table:value="26,2" table:operator="=" table:field-number="0"/>
              <table:filter-condition table:value="26,1" table:operator="=" table:field-number="0"/>
              <table:filter-condition table:value="26,2" table:operator="=" table:field-number="0"/>
              <table:filter-condition table:value="26,1" table:operator="=" table:field-number="0"/>
              <table:filter-condition table:value="26,2" table:operator="=" table:field-number="0"/>
              <table:filter-condition table:value="27,2" table:operator="=" table:field-number="0"/>
              <table:filter-condition table:value="27,3" table:operator="=" table:field-number="0"/>
              <table:filter-condition table:value="26,3" table:operator="=" table:field-number="0"/>
              <table:filter-condition table:value="26,2" table:operator="=" table:field-number="0"/>
              <table:filter-condition table:value="27,2" table:operator="=" table:field-number="0"/>
              <table:filter-condition table:value="27,3" table:operator="=" table:field-number="0"/>
              <table:filter-condition table:value="26,3" table:operator="=" table:field-number="0"/>
              <table:filter-condition table:value="27,3" table:operator="=" table:field-number="0"/>
              <table:filter-condition table:value="26,3" table:operator="=" table:field-number="0"/>
              <table:filter-condition table:value="26,2" table:operator="=" table:field-number="0"/>
              <table:filter-condition table:value="26,3" table:operator="=" table:field-number="0"/>
              <table:filter-condition table:value="25,3" table:operator="=" table:field-number="0"/>
              <table:filter-condition table:value="25,4" table:operator="=" table:field-number="0"/>
              <table:filter-condition table:value="25,3" table:operator="=" table:field-number="0"/>
              <table:filter-condition table:value="26,3" table:operator="=" table:field-number="0"/>
              <table:filter-condition table:value="27,3" table:operator="=" table:field-number="0"/>
              <table:filter-condition table:value="28,3" table:operator="=" table:field-number="0"/>
              <table:filter-condition table:value="27,3" table:operator="=" table:field-number="0"/>
              <table:filter-condition table:value="27,4" table:operator="=" table:field-number="0"/>
              <table:filter-condition table:value="27,3" table:operator="=" table:field-number="0"/>
              <table:filter-condition table:value="27,4" table:operator="=" table:field-number="0"/>
              <table:filter-condition table:value="26,4" table:operator="=" table:field-number="0"/>
              <table:filter-condition table:value="25,4" table:operator="=" table:field-number="0"/>
              <table:filter-condition table:value="25,3" table:operator="=" table:field-number="0"/>
              <table:filter-condition table:value="24,3" table:operator="=" table:field-number="0"/>
              <table:filter-condition table:value="23,3" table:operator="=" table:field-number="0"/>
              <table:filter-condition table:value="23,2" table:operator="=" table:field-number="0"/>
              <table:filter-condition table:value="22,2" table:operator="=" table:field-number="0"/>
              <table:filter-condition table:value="23,2" table:operator="=" table:field-number="0"/>
              <table:filter-condition table:value="23,1" table:operator="=" table:field-number="0"/>
              <table:filter-condition table:value="24,1" table:operator="=" table:field-number="0"/>
              <table:filter-condition table:value="24,2" table:operator="=" table:field-number="0"/>
              <table:filter-condition table:value="24,1" table:operator="=" table:field-number="0"/>
              <table:filter-condition table:value="23,1" table:operator="=" table:field-number="0"/>
              <table:filter-condition table:value="23,0" table:operator="=" table:field-number="0"/>
              <table:filter-condition table:value="23,1" table:operator="=" table:field-number="0"/>
              <table:filter-condition table:value="23,0" table:operator="=" table:field-number="0"/>
              <table:filter-condition table:value="24,0" table:operator="=" table:field-number="0"/>
              <table:filter-condition table:value="25,0" table:operator="=" table:field-number="0"/>
              <table:filter-condition table:value="25,1" table:operator="=" table:field-number="0"/>
              <table:filter-condition table:value="25,2" table:operator="=" table:field-number="0"/>
              <table:filter-condition table:value="25,1" table:operator="=" table:field-number="0"/>
              <table:filter-condition table:value="24,1" table:operator="=" table:field-number="0"/>
              <table:filter-condition table:value="23,1" table:operator="=" table:field-number="0"/>
              <table:filter-condition table:value="23,0" table:operator="=" table:field-number="0"/>
              <table:filter-condition table:value="22,0" table:operator="=" table:field-number="0"/>
              <table:filter-condition table:value="22,-1" table:operator="=" table:field-number="0"/>
              <table:filter-condition table:value="21,-1" table:operator="=" table:field-number="0"/>
              <table:filter-condition table:value="20,-1" table:operator="=" table:field-number="0"/>
              <table:filter-condition table:value="21,-1" table:operator="=" table:field-number="0"/>
              <table:filter-condition table:value="22,-1" table:operator="=" table:field-number="0"/>
              <table:filter-condition table:value="23,-1" table:operator="=" table:field-number="0"/>
              <table:filter-condition table:value="23,-2" table:operator="=" table:field-number="0"/>
              <table:filter-condition table:value="23,-3" table:operator="=" table:field-number="0"/>
              <table:filter-condition table:value="24,-3" table:operator="=" table:field-number="0"/>
              <table:filter-condition table:value="25,-3" table:operator="=" table:field-number="0"/>
              <table:filter-condition table:value="25,-2" table:operator="=" table:field-number="0"/>
              <table:filter-condition table:value="25,-3" table:operator="=" table:field-number="0"/>
              <table:filter-condition table:value="26,-3" table:operator="=" table:field-number="0"/>
              <table:filter-condition table:value="27,-3" table:operator="=" table:field-number="0"/>
              <table:filter-condition table:value="27,-2" table:operator="=" table:field-number="0"/>
              <table:filter-condition table:value="26,-2" table:operator="=" table:field-number="0"/>
              <table:filter-condition table:value="25,-2" table:operator="=" table:field-number="0"/>
              <table:filter-condition table:value="24,-2" table:operator="=" table:field-number="0"/>
              <table:filter-condition table:value="23,-2" table:operator="=" table:field-number="0"/>
              <table:filter-condition table:value="23,-1" table:operator="=" table:field-number="0"/>
              <table:filter-condition table:value="24,-1" table:operator="=" table:field-number="0"/>
              <table:filter-condition table:value="23,-1" table:operator="=" table:field-number="0"/>
              <table:filter-condition table:value="22,-1" table:operator="=" table:field-number="0"/>
              <table:filter-condition table:value="21,-1" table:operator="=" table:field-number="0"/>
              <table:filter-condition table:value="22,-1" table:operator="=" table:field-number="0"/>
              <table:filter-condition table:value="21,-1" table:operator="=" table:field-number="0"/>
              <table:filter-condition table:value="21,0" table:operator="=" table:field-number="0"/>
              <table:filter-condition table:value="21,1" table:operator="=" table:field-number="0"/>
              <table:filter-condition table:value="22,1" table:operator="=" table:field-number="0"/>
              <table:filter-condition table:value="23,1" table:operator="=" table:field-number="0"/>
              <table:filter-condition table:value="23,0" table:operator="=" table:field-number="0"/>
              <table:filter-condition table:value="22,0" table:operator="=" table:field-number="0"/>
              <table:filter-condition table:value="23,0" table:operator="=" table:field-number="0"/>
              <table:filter-condition table:value="23,1" table:operator="=" table:field-number="0"/>
              <table:filter-condition table:value="23,0" table:operator="=" table:field-number="0"/>
              <table:filter-condition table:value="23,-1" table:operator="=" table:field-number="0"/>
              <table:filter-condition table:value="23,-2" table:operator="=" table:field-number="0"/>
              <table:filter-condition table:value="23,-3" table:operator="=" table:field-number="0"/>
              <table:filter-condition table:value="24,-3" table:operator="=" table:field-number="0"/>
              <table:filter-condition table:value="24,-4" table:operator="=" table:field-number="0"/>
              <table:filter-condition table:value="24,-3" table:operator="=" table:field-number="0"/>
              <table:filter-condition table:value="24,-2" table:operator="=" table:field-number="0"/>
              <table:filter-condition table:value="24,-1" table:operator="=" table:field-number="0"/>
              <table:filter-condition table:value="25,-1" table:operator="=" table:field-number="0"/>
              <table:filter-condition table:value="25,0" table:operator="=" table:field-number="0"/>
              <table:filter-condition table:value="25,1" table:operator="=" table:field-number="0"/>
              <table:filter-condition table:value="25,2" table:operator="=" table:field-number="0"/>
              <table:filter-condition table:value="26,2" table:operator="=" table:field-number="0"/>
              <table:filter-condition table:value="26,3" table:operator="=" table:field-number="0"/>
              <table:filter-condition table:value="25,3" table:operator="=" table:field-number="0"/>
              <table:filter-condition table:value="25,2" table:operator="=" table:field-number="0"/>
              <table:filter-condition table:value="25,1" table:operator="=" table:field-number="0"/>
              <table:filter-condition table:value="25,0" table:operator="=" table:field-number="0"/>
              <table:filter-condition table:value="25,-1" table:operator="=" table:field-number="0"/>
              <table:filter-condition table:value="26,-1" table:operator="=" table:field-number="0"/>
              <table:filter-condition table:value="25,-1" table:operator="=" table:field-number="0"/>
              <table:filter-condition table:value="25,0" table:operator="=" table:field-number="0"/>
              <table:filter-condition table:value="25,1" table:operator="=" table:field-number="0"/>
              <table:filter-condition table:value="25,0" table:operator="=" table:field-number="0"/>
              <table:filter-condition table:value="24,0" table:operator="=" table:field-number="0"/>
              <table:filter-condition table:value="24,-1" table:operator="=" table:field-number="0"/>
              <table:filter-condition table:value="23,-1" table:operator="=" table:field-number="0"/>
              <table:filter-condition table:value="24,-1" table:operator="=" table:field-number="0"/>
              <table:filter-condition table:value="24,-2" table:operator="=" table:field-number="0"/>
              <table:filter-condition table:value="23,-2" table:operator="=" table:field-number="0"/>
              <table:filter-condition table:value="23,-1" table:operator="=" table:field-number="0"/>
              <table:filter-condition table:value="23,-2" table:operator="=" table:field-number="0"/>
              <table:filter-condition table:value="23,-1" table:operator="=" table:field-number="0"/>
              <table:filter-condition table:value="23,-2" table:operator="=" table:field-number="0"/>
              <table:filter-condition table:value="22,-2" table:operator="=" table:field-number="0"/>
              <table:filter-condition table:value="21,-2" table:operator="=" table:field-number="0"/>
              <table:filter-condition table:value="21,-3" table:operator="=" table:field-number="0"/>
              <table:filter-condition table:value="21,-2" table:operator="=" table:field-number="0"/>
              <table:filter-condition table:value="21,-1" table:operator="=" table:field-number="0"/>
              <table:filter-condition table:value="21,0" table:operator="=" table:field-number="0"/>
              <table:filter-condition table:value="21,-1" table:operator="=" table:field-number="0"/>
              <table:filter-condition table:value="21,0" table:operator="=" table:field-number="0"/>
              <table:filter-condition table:value="20,0" table:operator="=" table:field-number="0"/>
              <table:filter-condition table:value="20,-1" table:operator="=" table:field-number="0"/>
              <table:filter-condition table:value="19,-1" table:operator="=" table:field-number="0"/>
              <table:filter-condition table:value="19,0" table:operator="=" table:field-number="0"/>
              <table:filter-condition table:value="19,-1" table:operator="=" table:field-number="0"/>
              <table:filter-condition table:value="20,-1" table:operator="=" table:field-number="0"/>
              <table:filter-condition table:value="20,-2" table:operator="=" table:field-number="0"/>
              <table:filter-condition table:value="20,-1" table:operator="=" table:field-number="0"/>
              <table:filter-condition table:value="20,0" table:operator="=" table:field-number="0"/>
              <table:filter-condition table:value="19,0" table:operator="=" table:field-number="0"/>
              <table:filter-condition table:value="20,0" table:operator="=" table:field-number="0"/>
              <table:filter-condition table:value="20,1" table:operator="=" table:field-number="0"/>
              <table:filter-condition table:value="21,1" table:operator="=" table:field-number="0"/>
              <table:filter-condition table:value="21,2" table:operator="=" table:field-number="0"/>
              <table:filter-condition table:value="20,2" table:operator="=" table:field-number="0"/>
              <table:filter-condition table:value="20,3" table:operator="=" table:field-number="0"/>
              <table:filter-condition table:value="20,2" table:operator="=" table:field-number="0"/>
              <table:filter-condition table:value="21,2" table:operator="=" table:field-number="0"/>
              <table:filter-condition table:value="21,1" table:operator="=" table:field-number="0"/>
              <table:filter-condition table:value="21,0" table:operator="=" table:field-number="0"/>
              <table:filter-condition table:value="20,0" table:operator="=" table:field-number="0"/>
              <table:filter-condition table:value="20,-1" table:operator="=" table:field-number="0"/>
              <table:filter-condition table:value="20,0" table:operator="=" table:field-number="0"/>
              <table:filter-condition table:value="20,-1" table:operator="=" table:field-number="0"/>
              <table:filter-condition table:value="20,-2" table:operator="=" table:field-number="0"/>
              <table:filter-condition table:value="19,-2" table:operator="=" table:field-number="0"/>
              <table:filter-condition table:value="19,-1" table:operator="=" table:field-number="0"/>
              <table:filter-condition table:value="18,-1" table:operator="=" table:field-number="0"/>
              <table:filter-condition table:value="17,-1" table:operator="=" table:field-number="0"/>
              <table:filter-condition table:value="18,-1" table:operator="=" table:field-number="0"/>
              <table:filter-condition table:value="18,-2" table:operator="=" table:field-number="0"/>
              <table:filter-condition table:value="19,-2" table:operator="=" table:field-number="0"/>
              <table:filter-condition table:value="18,-2" table:operator="=" table:field-number="0"/>
              <table:filter-condition table:value="17,-2" table:operator="=" table:field-number="0"/>
              <table:filter-condition table:value="17,-1" table:operator="=" table:field-number="0"/>
              <table:filter-condition table:value="18,-1" table:operator="=" table:field-number="0"/>
              <table:filter-condition table:value="17,-1" table:operator="=" table:field-number="0"/>
              <table:filter-condition table:value="18,-1" table:operator="=" table:field-number="0"/>
              <table:filter-condition table:value="17,-1" table:operator="=" table:field-number="0"/>
              <table:filter-condition table:value="17,0" table:operator="=" table:field-number="0"/>
              <table:filter-condition table:value="17,1" table:operator="=" table:field-number="0"/>
              <table:filter-condition table:value="17,0" table:operator="=" table:field-number="0"/>
              <table:filter-condition table:value="16,0" table:operator="=" table:field-number="0"/>
              <table:filter-condition table:value="15,0" table:operator="=" table:field-number="0"/>
              <table:filter-condition table:value="16,0" table:operator="=" table:field-number="0"/>
              <table:filter-condition table:value="15,0" table:operator="=" table:field-number="0"/>
              <table:filter-condition table:value="15,1" table:operator="=" table:field-number="0"/>
              <table:filter-condition table:value="15,2" table:operator="=" table:field-number="0"/>
              <table:filter-condition table:value="16,2" table:operator="=" table:field-number="0"/>
              <table:filter-condition table:value="15,2" table:operator="=" table:field-number="0"/>
              <table:filter-condition table:value="16,2" table:operator="=" table:field-number="0"/>
              <table:filter-condition table:value="16,3" table:operator="=" table:field-number="0"/>
              <table:filter-condition table:value="16,2" table:operator="=" table:field-number="0"/>
              <table:filter-condition table:value="17,2" table:operator="=" table:field-number="0"/>
              <table:filter-condition table:value="17,3" table:operator="=" table:field-number="0"/>
              <table:filter-condition table:value="16,3" table:operator="=" table:field-number="0"/>
              <table:filter-condition table:value="17,3" table:operator="=" table:field-number="0"/>
              <table:filter-condition table:value="16,3" table:operator="=" table:field-number="0"/>
              <table:filter-condition table:value="15,3" table:operator="=" table:field-number="0"/>
              <table:filter-condition table:value="15,4" table:operator="=" table:field-number="0"/>
              <table:filter-condition table:value="14,4" table:operator="=" table:field-number="0"/>
              <table:filter-condition table:value="14,5" table:operator="=" table:field-number="0"/>
              <table:filter-condition table:value="14,6" table:operator="=" table:field-number="0"/>
              <table:filter-condition table:value="13,6" table:operator="=" table:field-number="0"/>
              <table:filter-condition table:value="12,6" table:operator="=" table:field-number="0"/>
              <table:filter-condition table:value="13,6" table:operator="=" table:field-number="0"/>
              <table:filter-condition table:value="13,5" table:operator="=" table:field-number="0"/>
              <table:filter-condition table:value="13,4" table:operator="=" table:field-number="0"/>
              <table:filter-condition table:value="12,4" table:operator="=" table:field-number="0"/>
              <table:filter-condition table:value="13,4" table:operator="=" table:field-number="0"/>
              <table:filter-condition table:value="13,5" table:operator="=" table:field-number="0"/>
              <table:filter-condition table:value="13,6" table:operator="=" table:field-number="0"/>
              <table:filter-condition table:value="12,6" table:operator="=" table:field-number="0"/>
              <table:filter-condition table:value="11,6" table:operator="=" table:field-number="0"/>
              <table:filter-condition table:value="11,7" table:operator="=" table:field-number="0"/>
              <table:filter-condition table:value="12,7" table:operator="=" table:field-number="0"/>
              <table:filter-condition table:value="13,7" table:operator="=" table:field-number="0"/>
              <table:filter-condition table:value="12,7" table:operator="=" table:field-number="0"/>
              <table:filter-condition table:value="11,7" table:operator="=" table:field-number="0"/>
              <table:filter-condition table:value="10,7" table:operator="=" table:field-number="0"/>
              <table:filter-condition table:value="11,7" table:operator="=" table:field-number="0"/>
              <table:filter-condition table:value="12,7" table:operator="=" table:field-number="0"/>
              <table:filter-condition table:value="12,6" table:operator="=" table:field-number="0"/>
              <table:filter-condition table:value="12,5" table:operator="=" table:field-number="0"/>
              <table:filter-condition table:value="12,4" table:operator="=" table:field-number="0"/>
              <table:filter-condition table:value="13,4" table:operator="=" table:field-number="0"/>
              <table:filter-condition table:value="13,5" table:operator="=" table:field-number="0"/>
              <table:filter-condition table:value="14,5" table:operator="=" table:field-number="0"/>
              <table:filter-condition table:value="14,4" table:operator="=" table:field-number="0"/>
              <table:filter-condition table:value="14,5" table:operator="=" table:field-number="0"/>
              <table:filter-condition table:value="14,6" table:operator="=" table:field-number="0"/>
              <table:filter-condition table:value="14,5" table:operator="=" table:field-number="0"/>
              <table:filter-condition table:value="14,6" table:operator="=" table:field-number="0"/>
              <table:filter-condition table:value="15,6" table:operator="=" table:field-number="0"/>
              <table:filter-condition table:value="14,6" table:operator="=" table:field-number="0"/>
              <table:filter-condition table:value="13,6" table:operator="=" table:field-number="0"/>
              <table:filter-condition table:value="13,7" table:operator="=" table:field-number="0"/>
              <table:filter-condition table:value="14,7" table:operator="=" table:field-number="0"/>
              <table:filter-condition table:value="14,6" table:operator="=" table:field-number="0"/>
              <table:filter-condition table:value="15,6" table:operator="=" table:field-number="0"/>
              <table:filter-condition table:value="15,7" table:operator="=" table:field-number="0"/>
              <table:filter-condition table:value="16,7" table:operator="=" table:field-number="0"/>
              <table:filter-condition table:value="16,8" table:operator="=" table:field-number="0"/>
              <table:filter-condition table:value="15,8" table:operator="=" table:field-number="0"/>
              <table:filter-condition table:value="15,9" table:operator="=" table:field-number="0"/>
              <table:filter-condition table:value="14,9" table:operator="=" table:field-number="0"/>
              <table:filter-condition table:value="13,9" table:operator="=" table:field-number="0"/>
              <table:filter-condition table:value="14,9" table:operator="=" table:field-number="0"/>
              <table:filter-condition table:value="14,8" table:operator="=" table:field-number="0"/>
              <table:filter-condition table:value="13,8" table:operator="=" table:field-number="0"/>
              <table:filter-condition table:value="13,9" table:operator="=" table:field-number="0"/>
              <table:filter-condition table:value="14,9" table:operator="=" table:field-number="0"/>
              <table:filter-condition table:value="14,8" table:operator="=" table:field-number="0"/>
              <table:filter-condition table:value="14,7" table:operator="=" table:field-number="0"/>
              <table:filter-condition table:value="14,8" table:operator="=" table:field-number="0"/>
              <table:filter-condition table:value="14,7" table:operator="=" table:field-number="0"/>
              <table:filter-condition table:value="14,8" table:operator="=" table:field-number="0"/>
              <table:filter-condition table:value="14,7" table:operator="=" table:field-number="0"/>
              <table:filter-condition table:value="13,7" table:operator="=" table:field-number="0"/>
              <table:filter-condition table:value="14,7" table:operator="=" table:field-number="0"/>
              <table:filter-condition table:value="14,6" table:operator="=" table:field-number="0"/>
              <table:filter-condition table:value="14,5" table:operator="=" table:field-number="0"/>
              <table:filter-condition table:value="13,5" table:operator="=" table:field-number="0"/>
              <table:filter-condition table:value="12,5" table:operator="=" table:field-number="0"/>
              <table:filter-condition table:value="12,4" table:operator="=" table:field-number="0"/>
              <table:filter-condition table:value="13,4" table:operator="=" table:field-number="0"/>
              <table:filter-condition table:value="13,3" table:operator="=" table:field-number="0"/>
              <table:filter-condition table:value="13,2" table:operator="=" table:field-number="0"/>
              <table:filter-condition table:value="12,2" table:operator="=" table:field-number="0"/>
              <table:filter-condition table:value="12,1" table:operator="=" table:field-number="0"/>
              <table:filter-condition table:value="12,0" table:operator="=" table:field-number="0"/>
              <table:filter-condition table:value="13,0" table:operator="=" table:field-number="0"/>
              <table:filter-condition table:value="12,0" table:operator="=" table:field-number="0"/>
              <table:filter-condition table:value="12,1" table:operator="=" table:field-number="0"/>
              <table:filter-condition table:value="13,1" table:operator="=" table:field-number="0"/>
              <table:filter-condition table:value="13,0" table:operator="=" table:field-number="0"/>
              <table:filter-condition table:value="13,1" table:operator="=" table:field-number="0"/>
              <table:filter-condition table:value="12,1" table:operator="=" table:field-number="0"/>
              <table:filter-condition table:value="13,1" table:operator="=" table:field-number="0"/>
              <table:filter-condition table:value="13,2" table:operator="=" table:field-number="0"/>
              <table:filter-condition table:value="13,1" table:operator="=" table:field-number="0"/>
              <table:filter-condition table:value="13,0" table:operator="=" table:field-number="0"/>
              <table:filter-condition table:value="13,1" table:operator="=" table:field-number="0"/>
              <table:filter-condition table:value="13,0" table:operator="=" table:field-number="0"/>
              <table:filter-condition table:value="13,1" table:operator="=" table:field-number="0"/>
              <table:filter-condition table:value="12,1" table:operator="=" table:field-number="0"/>
              <table:filter-condition table:value="12,0" table:operator="=" table:field-number="0"/>
              <table:filter-condition table:value="11,0" table:operator="=" table:field-number="0"/>
              <table:filter-condition table:value="11,1" table:operator="=" table:field-number="0"/>
              <table:filter-condition table:value="12,1" table:operator="=" table:field-number="0"/>
              <table:filter-condition table:value="13,1" table:operator="=" table:field-number="0"/>
              <table:filter-condition table:value="14,1" table:operator="=" table:field-number="0"/>
              <table:filter-condition table:value="15,1" table:operator="=" table:field-number="0"/>
              <table:filter-condition table:value="15,0" table:operator="=" table:field-number="0"/>
              <table:filter-condition table:value="15,1" table:operator="=" table:field-number="0"/>
              <table:filter-condition table:value="15,0" table:operator="=" table:field-number="0"/>
              <table:filter-condition table:value="16,0" table:operator="=" table:field-number="0"/>
              <table:filter-condition table:value="15,0" table:operator="=" table:field-number="0"/>
              <table:filter-condition table:value="15,1" table:operator="=" table:field-number="0"/>
              <table:filter-condition table:value="14,1" table:operator="=" table:field-number="0"/>
              <table:filter-condition table:value="15,1" table:operator="=" table:field-number="0"/>
              <table:filter-condition table:value="14,1" table:operator="=" table:field-number="0"/>
              <table:filter-condition table:value="13,1" table:operator="=" table:field-number="0"/>
              <table:filter-condition table:value="14,1" table:operator="=" table:field-number="0"/>
              <table:filter-condition table:value="14,0" table:operator="=" table:field-number="0"/>
              <table:filter-condition table:value="14,-1" table:operator="=" table:field-number="0"/>
              <table:filter-condition table:value="14,0" table:operator="=" table:field-number="0"/>
              <table:filter-condition table:value="13,0" table:operator="=" table:field-number="0"/>
              <table:filter-condition table:value="13,-1" table:operator="=" table:field-number="0"/>
              <table:filter-condition table:value="13,-2" table:operator="=" table:field-number="0"/>
              <table:filter-condition table:value="13,-3" table:operator="=" table:field-number="0"/>
              <table:filter-condition table:value="13,-2" table:operator="=" table:field-number="0"/>
              <table:filter-condition table:value="14,-2" table:operator="=" table:field-number="0"/>
              <table:filter-condition table:value="15,-2" table:operator="=" table:field-number="0"/>
              <table:filter-condition table:value="15,-3" table:operator="=" table:field-number="0"/>
              <table:filter-condition table:value="15,-4" table:operator="=" table:field-number="0"/>
              <table:filter-condition table:value="15,-5" table:operator="=" table:field-number="0"/>
              <table:filter-condition table:value="15,-4" table:operator="=" table:field-number="0"/>
              <table:filter-condition table:value="16,-4" table:operator="=" table:field-number="0"/>
              <table:filter-condition table:value="16,-5" table:operator="=" table:field-number="0"/>
              <table:filter-condition table:value="17,-5" table:operator="=" table:field-number="0"/>
              <table:filter-condition table:value="18,-5" table:operator="=" table:field-number="0"/>
              <table:filter-condition table:value="19,-5" table:operator="=" table:field-number="0"/>
              <table:filter-condition table:value="18,-5" table:operator="=" table:field-number="0"/>
              <table:filter-condition table:value="18,-4" table:operator="=" table:field-number="0"/>
              <table:filter-condition table:value="18,-3" table:operator="=" table:field-number="0"/>
              <table:filter-condition table:value="18,-4" table:operator="=" table:field-number="0"/>
              <table:filter-condition table:value="18,-5" table:operator="=" table:field-number="0"/>
              <table:filter-condition table:value="17,-5" table:operator="=" table:field-number="0"/>
              <table:filter-condition table:value="17,-6" table:operator="=" table:field-number="0"/>
              <table:filter-condition table:value="17,-7" table:operator="=" table:field-number="0"/>
              <table:filter-condition table:value="17,-8" table:operator="=" table:field-number="0"/>
              <table:filter-condition table:value="17,-9" table:operator="=" table:field-number="0"/>
              <table:filter-condition table:value="18,-9" table:operator="=" table:field-number="0"/>
              <table:filter-condition table:value="18,-10" table:operator="=" table:field-number="0"/>
              <table:filter-condition table:value="17,-10" table:operator="=" table:field-number="0"/>
              <table:filter-condition table:value="17,-9" table:operator="=" table:field-number="0"/>
              <table:filter-condition table:value="16,-9" table:operator="=" table:field-number="0"/>
              <table:filter-condition table:value="16,-8" table:operator="=" table:field-number="0"/>
              <table:filter-condition table:value="17,-8" table:operator="=" table:field-number="0"/>
              <table:filter-condition table:value="18,-8" table:operator="=" table:field-number="0"/>
              <table:filter-condition table:value="18,-7" table:operator="=" table:field-number="0"/>
              <table:filter-condition table:value="18,-6" table:operator="=" table:field-number="0"/>
              <table:filter-condition table:value="19,-6" table:operator="=" table:field-number="0"/>
              <table:filter-condition table:value="19,-5" table:operator="=" table:field-number="0"/>
              <table:filter-condition table:value="19,-4" table:operator="=" table:field-number="0"/>
              <table:filter-condition table:value="19,-5" table:operator="=" table:field-number="0"/>
              <table:filter-condition table:value="19,-6" table:operator="=" table:field-number="0"/>
              <table:filter-condition table:value="20,-6" table:operator="=" table:field-number="0"/>
              <table:filter-condition table:value="21,-6" table:operator="=" table:field-number="0"/>
              <table:filter-condition table:value="22,-6" table:operator="=" table:field-number="0"/>
              <table:filter-condition table:value="21,-6" table:operator="=" table:field-number="0"/>
              <table:filter-condition table:value="21,-5" table:operator="=" table:field-number="0"/>
              <table:filter-condition table:value="21,-6" table:operator="=" table:field-number="0"/>
              <table:filter-condition table:value="20,-6" table:operator="=" table:field-number="0"/>
              <table:filter-condition table:value="21,-6" table:operator="=" table:field-number="0"/>
              <table:filter-condition table:value="21,-5" table:operator="=" table:field-number="0"/>
              <table:filter-condition table:value="21,-6" table:operator="=" table:field-number="0"/>
              <table:filter-condition table:value="21,-5" table:operator="=" table:field-number="0"/>
              <table:filter-condition table:value="20,-5" table:operator="=" table:field-number="0"/>
              <table:filter-condition table:value="19,-5" table:operator="=" table:field-number="0"/>
              <table:filter-condition table:value="20,-5" table:operator="=" table:field-number="0"/>
              <table:filter-condition table:value="20,-6" table:operator="=" table:field-number="0"/>
              <table:filter-condition table:value="20,-5" table:operator="=" table:field-number="0"/>
              <table:filter-condition table:value="20,-4" table:operator="=" table:field-number="0"/>
              <table:filter-condition table:value="20,-3" table:operator="=" table:field-number="0"/>
              <table:filter-condition table:value="19,-3" table:operator="=" table:field-number="0"/>
              <table:filter-condition table:value="19,-4" table:operator="=" table:field-number="0"/>
              <table:filter-condition table:value="20,-4" table:operator="=" table:field-number="0"/>
              <table:filter-condition table:value="20,-3" table:operator="=" table:field-number="0"/>
              <table:filter-condition table:value="21,-3" table:operator="=" table:field-number="0"/>
              <table:filter-condition table:value="22,-3" table:operator="=" table:field-number="0"/>
              <table:filter-condition table:value="22,-2" table:operator="=" table:field-number="0"/>
              <table:filter-condition table:value="21,-2" table:operator="=" table:field-number="0"/>
              <table:filter-condition table:value="21,-1" table:operator="=" table:field-number="0"/>
              <table:filter-condition table:value="20,-1" table:operator="=" table:field-number="0"/>
              <table:filter-condition table:value="20,-2" table:operator="=" table:field-number="0"/>
              <table:filter-condition table:value="21,-2" table:operator="=" table:field-number="0"/>
              <table:filter-condition table:value="22,-2" table:operator="=" table:field-number="0"/>
              <table:filter-condition table:value="22,-1" table:operator="=" table:field-number="0"/>
              <table:filter-condition table:value="22,-2" table:operator="=" table:field-number="0"/>
              <table:filter-condition table:value="21,-2" table:operator="=" table:field-number="0"/>
              <table:filter-condition table:value="21,-1" table:operator="=" table:field-number="0"/>
              <table:filter-condition table:value="21,0" table:operator="=" table:field-number="0"/>
              <table:filter-condition table:value="21,1" table:operator="=" table:field-number="0"/>
              <table:filter-condition table:value="20,1" table:operator="=" table:field-number="0"/>
              <table:filter-condition table:value="20,0" table:operator="=" table:field-number="0"/>
              <table:filter-condition table:value="21,0" table:operator="=" table:field-number="0"/>
              <table:filter-condition table:value="21,1" table:operator="=" table:field-number="0"/>
              <table:filter-condition table:value="21,0" table:operator="=" table:field-number="0"/>
              <table:filter-condition table:value="22,0" table:operator="=" table:field-number="0"/>
              <table:filter-condition table:value="22,1" table:operator="=" table:field-number="0"/>
              <table:filter-condition table:value="23,1" table:operator="=" table:field-number="0"/>
              <table:filter-condition table:value="24,1" table:operator="=" table:field-number="0"/>
              <table:filter-condition table:value="24,0" table:operator="=" table:field-number="0"/>
              <table:filter-condition table:value="23,0" table:operator="=" table:field-number="0"/>
              <table:filter-condition table:value="23,-1" table:operator="=" table:field-number="0"/>
              <table:filter-condition table:value="23,-2" table:operator="=" table:field-number="0"/>
              <table:filter-condition table:value="24,-2" table:operator="=" table:field-number="0"/>
              <table:filter-condition table:value="25,-2" table:operator="=" table:field-number="0"/>
              <table:filter-condition table:value="25,-1" table:operator="=" table:field-number="0"/>
              <table:filter-condition table:value="24,-1" table:operator="=" table:field-number="0"/>
              <table:filter-condition table:value="24,-2" table:operator="=" table:field-number="0"/>
              <table:filter-condition table:value="24,-1" table:operator="=" table:field-number="0"/>
              <table:filter-condition table:value="23,-1" table:operator="=" table:field-number="0"/>
              <table:filter-condition table:value="22,-1" table:operator="=" table:field-number="0"/>
              <table:filter-condition table:value="23,-1" table:operator="=" table:field-number="0"/>
              <table:filter-condition table:value="24,-1" table:operator="=" table:field-number="0"/>
              <table:filter-condition table:value="24,0" table:operator="=" table:field-number="0"/>
              <table:filter-condition table:value="25,0" table:operator="=" table:field-number="0"/>
              <table:filter-condition table:value="26,0" table:operator="=" table:field-number="0"/>
              <table:filter-condition table:value="27,0" table:operator="=" table:field-number="0"/>
              <table:filter-condition table:value="26,0" table:operator="=" table:field-number="0"/>
              <table:filter-condition table:value="26,-1" table:operator="=" table:field-number="0"/>
              <table:filter-condition table:value="27,-1" table:operator="=" table:field-number="0"/>
              <table:filter-condition table:value="27,-2" table:operator="=" table:field-number="0"/>
              <table:filter-condition table:value="27,-1" table:operator="=" table:field-number="0"/>
              <table:filter-condition table:value="26,-1" table:operator="=" table:field-number="0"/>
              <table:filter-condition table:value="25,-1" table:operator="=" table:field-number="0"/>
              <table:filter-condition table:value="25,0" table:operator="=" table:field-number="0"/>
              <table:filter-condition table:value="24,0" table:operator="=" table:field-number="0"/>
              <table:filter-condition table:value="24,-1" table:operator="=" table:field-number="0"/>
              <table:filter-condition table:value="25,-1" table:operator="=" table:field-number="0"/>
              <table:filter-condition table:value="26,-1" table:operator="=" table:field-number="0"/>
              <table:filter-condition table:value="26,0" table:operator="=" table:field-number="0"/>
              <table:filter-condition table:value="25,0" table:operator="=" table:field-number="0"/>
              <table:filter-condition table:value="24,0" table:operator="=" table:field-number="0"/>
              <table:filter-condition table:value="24,1" table:operator="=" table:field-number="0"/>
              <table:filter-condition table:value="24,2" table:operator="=" table:field-number="0"/>
              <table:filter-condition table:value="23,2" table:operator="=" table:field-number="0"/>
              <table:filter-condition table:value="24,2" table:operator="=" table:field-number="0"/>
              <table:filter-condition table:value="24,1" table:operator="=" table:field-number="0"/>
              <table:filter-condition table:value="23,1" table:operator="=" table:field-number="0"/>
              <table:filter-condition table:value="23,2" table:operator="=" table:field-number="0"/>
              <table:filter-condition table:value="23,1" table:operator="=" table:field-number="0"/>
              <table:filter-condition table:value="22,1" table:operator="=" table:field-number="0"/>
              <table:filter-condition table:value="22,2" table:operator="=" table:field-number="0"/>
              <table:filter-condition table:value="21,2" table:operator="=" table:field-number="0"/>
              <table:filter-condition table:value="22,2" table:operator="=" table:field-number="0"/>
              <table:filter-condition table:value="22,1" table:operator="=" table:field-number="0"/>
              <table:filter-condition table:value="22,2" table:operator="=" table:field-number="0"/>
              <table:filter-condition table:value="22,1" table:operator="=" table:field-number="0"/>
              <table:filter-condition table:value="23,1" table:operator="=" table:field-number="0"/>
              <table:filter-condition table:value="23,2" table:operator="=" table:field-number="0"/>
              <table:filter-condition table:value="23,3" table:operator="=" table:field-number="0"/>
              <table:filter-condition table:value="23,2" table:operator="=" table:field-number="0"/>
              <table:filter-condition table:value="22,2" table:operator="=" table:field-number="0"/>
              <table:filter-condition table:value="22,1" table:operator="=" table:field-number="0"/>
              <table:filter-condition table:value="22,0" table:operator="=" table:field-number="0"/>
              <table:filter-condition table:value="22,-1" table:operator="=" table:field-number="0"/>
              <table:filter-condition table:value="22,-2" table:operator="=" table:field-number="0"/>
              <table:filter-condition table:value="23,-2" table:operator="=" table:field-number="0"/>
              <table:filter-condition table:value="23,-1" table:operator="=" table:field-number="0"/>
              <table:filter-condition table:value="23,-2" table:operator="=" table:field-number="0"/>
              <table:filter-condition table:value="23,-3" table:operator="=" table:field-number="0"/>
              <table:filter-condition table:value="24,-3" table:operator="=" table:field-number="0"/>
              <table:filter-condition table:value="24,-4" table:operator="=" table:field-number="0"/>
              <table:filter-condition table:value="24,-5" table:operator="=" table:field-number="0"/>
              <table:filter-condition table:value="24,-6" table:operator="=" table:field-number="0"/>
              <table:filter-condition table:value="25,-6" table:operator="=" table:field-number="0"/>
              <table:filter-condition table:value="25,-7" table:operator="=" table:field-number="0"/>
              <table:filter-condition table:value="25,-6" table:operator="=" table:field-number="0"/>
              <table:filter-condition table:value="24,-6" table:operator="=" table:field-number="0"/>
              <table:filter-condition table:value="24,-5" table:operator="=" table:field-number="0"/>
              <table:filter-condition table:value="25,-5" table:operator="=" table:field-number="0"/>
              <table:filter-condition table:value="26,-5" table:operator="=" table:field-number="0"/>
              <table:filter-condition table:value="25,-5" table:operator="=" table:field-number="0"/>
              <table:filter-condition table:value="25,-6" table:operator="=" table:field-number="0"/>
              <table:filter-condition table:value="25,-5" table:operator="=" table:field-number="0"/>
              <table:filter-condition table:value="25,-4" table:operator="=" table:field-number="0"/>
              <table:filter-condition table:value="25,-5" table:operator="=" table:field-number="0"/>
              <table:filter-condition table:value="25,-6" table:operator="=" table:field-number="0"/>
              <table:filter-condition table:value="24,-6" table:operator="=" table:field-number="0"/>
              <table:filter-condition table:value="23,-6" table:operator="=" table:field-number="0"/>
              <table:filter-condition table:value="22,-6" table:operator="=" table:field-number="0"/>
              <table:filter-condition table:value="22,-5" table:operator="=" table:field-number="0"/>
              <table:filter-condition table:value="23,-5" table:operator="=" table:field-number="0"/>
              <table:filter-condition table:value="23,-6" table:operator="=" table:field-number="0"/>
              <table:filter-condition table:value="23,-7" table:operator="=" table:field-number="0"/>
              <table:filter-condition table:value="23,-8" table:operator="=" table:field-number="0"/>
              <table:filter-condition table:value="23,-9" table:operator="=" table:field-number="0"/>
              <table:filter-condition table:value="22,-9" table:operator="=" table:field-number="0"/>
              <table:filter-condition table:value="23,-9" table:operator="=" table:field-number="0"/>
              <table:filter-condition table:value="24,-9" table:operator="=" table:field-number="0"/>
              <table:filter-condition table:value="24,-8" table:operator="=" table:field-number="0"/>
              <table:filter-condition table:value="24,-7" table:operator="=" table:field-number="0"/>
              <table:filter-condition table:value="23,-7" table:operator="=" table:field-number="0"/>
              <table:filter-condition table:value="24,-7" table:operator="=" table:field-number="0"/>
              <table:filter-condition table:value="24,-8" table:operator="=" table:field-number="0"/>
              <table:filter-condition table:value="24,-7" table:operator="=" table:field-number="0"/>
              <table:filter-condition table:value="23,-7" table:operator="=" table:field-number="0"/>
              <table:filter-condition table:value="24,-7" table:operator="=" table:field-number="0"/>
              <table:filter-condition table:value="23,-7" table:operator="=" table:field-number="0"/>
              <table:filter-condition table:value="24,-7" table:operator="=" table:field-number="0"/>
              <table:filter-condition table:value="24,-8" table:operator="=" table:field-number="0"/>
              <table:filter-condition table:value="23,-8" table:operator="=" table:field-number="0"/>
              <table:filter-condition table:value="23,-7" table:operator="=" table:field-number="0"/>
              <table:filter-condition table:value="22,-7" table:operator="=" table:field-number="0"/>
              <table:filter-condition table:value="23,-7" table:operator="=" table:field-number="0"/>
              <table:filter-condition table:value="23,-8" table:operator="=" table:field-number="0"/>
              <table:filter-condition table:value="22,-8" table:operator="=" table:field-number="0"/>
              <table:filter-condition table:value="23,-8" table:operator="=" table:field-number="0"/>
              <table:filter-condition table:value="23,-7" table:operator="=" table:field-number="0"/>
              <table:filter-condition table:value="24,-7" table:operator="=" table:field-number="0"/>
              <table:filter-condition table:value="24,-8" table:operator="=" table:field-number="0"/>
              <table:filter-condition table:value="23,-8" table:operator="=" table:field-number="0"/>
              <table:filter-condition table:value="24,-8" table:operator="=" table:field-number="0"/>
              <table:filter-condition table:value="24,-9" table:operator="=" table:field-number="0"/>
              <table:filter-condition table:value="24,-10" table:operator="=" table:field-number="0"/>
              <table:filter-condition table:value="23,-10" table:operator="=" table:field-number="0"/>
              <table:filter-condition table:value="23,-11" table:operator="=" table:field-number="0"/>
              <table:filter-condition table:value="23,-10" table:operator="=" table:field-number="0"/>
              <table:filter-condition table:value="23,-11" table:operator="=" table:field-number="0"/>
              <table:filter-condition table:value="24,-11" table:operator="=" table:field-number="0"/>
              <table:filter-condition table:value="25,-11" table:operator="=" table:field-number="0"/>
              <table:filter-condition table:value="25,-12" table:operator="=" table:field-number="0"/>
              <table:filter-condition table:value="24,-12" table:operator="=" table:field-number="0"/>
              <table:filter-condition table:value="24,-13" table:operator="=" table:field-number="0"/>
              <table:filter-condition table:value="23,-13" table:operator="=" table:field-number="0"/>
              <table:filter-condition table:value="23,-12" table:operator="=" table:field-number="0"/>
              <table:filter-condition table:value="22,-12" table:operator="=" table:field-number="0"/>
              <table:filter-condition table:value="22,-13" table:operator="=" table:field-number="0"/>
              <table:filter-condition table:value="22,-12" table:operator="=" table:field-number="0"/>
              <table:filter-condition table:value="22,-11" table:operator="=" table:field-number="0"/>
              <table:filter-condition table:value="22,-12" table:operator="=" table:field-number="0"/>
              <table:filter-condition table:value="22,-11" table:operator="=" table:field-number="0"/>
              <table:filter-condition table:value="22,-12" table:operator="=" table:field-number="0"/>
              <table:filter-condition table:value="22,-13" table:operator="=" table:field-number="0"/>
              <table:filter-condition table:value="22,-12" table:operator="=" table:field-number="0"/>
              <table:filter-condition table:value="22,-13" table:operator="=" table:field-number="0"/>
              <table:filter-condition table:value="22,-14" table:operator="=" table:field-number="0"/>
              <table:filter-condition table:value="22,-15" table:operator="=" table:field-number="0"/>
              <table:filter-condition table:value="23,-15" table:operator="=" table:field-number="0"/>
              <table:filter-condition table:value="22,-15" table:operator="=" table:field-number="0"/>
              <table:filter-condition table:value="22,-14" table:operator="=" table:field-number="0"/>
              <table:filter-condition table:value="22,-13" table:operator="=" table:field-number="0"/>
              <table:filter-condition table:value="23,-13" table:operator="=" table:field-number="0"/>
              <table:filter-condition table:value="23,-14" table:operator="=" table:field-number="0"/>
              <table:filter-condition table:value="24,-14" table:operator="=" table:field-number="0"/>
              <table:filter-condition table:value="25,-14" table:operator="=" table:field-number="0"/>
              <table:filter-condition table:value="24,-14" table:operator="=" table:field-number="0"/>
              <table:filter-condition table:value="25,-14" table:operator="=" table:field-number="0"/>
              <table:filter-condition table:value="26,-14" table:operator="=" table:field-number="0"/>
              <table:filter-condition table:value="26,-13" table:operator="=" table:field-number="0"/>
              <table:filter-condition table:value="25,-13" table:operator="=" table:field-number="0"/>
              <table:filter-condition table:value="25,-12" table:operator="=" table:field-number="0"/>
              <table:filter-condition table:value="25,-11" table:operator="=" table:field-number="0"/>
              <table:filter-condition table:value="24,-11" table:operator="=" table:field-number="0"/>
              <table:filter-condition table:value="25,-11" table:operator="=" table:field-number="0"/>
              <table:filter-condition table:value="26,-11" table:operator="=" table:field-number="0"/>
              <table:filter-condition table:value="26,-10" table:operator="=" table:field-number="0"/>
              <table:filter-condition table:value="27,-10" table:operator="=" table:field-number="0"/>
              <table:filter-condition table:value="27,-9" table:operator="=" table:field-number="0"/>
              <table:filter-condition table:value="26,-9" table:operator="=" table:field-number="0"/>
              <table:filter-condition table:value="26,-10" table:operator="=" table:field-number="0"/>
              <table:filter-condition table:value="26,-9" table:operator="=" table:field-number="0"/>
              <table:filter-condition table:value="27,-9" table:operator="=" table:field-number="0"/>
              <table:filter-condition table:value="28,-9" table:operator="=" table:field-number="0"/>
              <table:filter-condition table:value="28,-10" table:operator="=" table:field-number="0"/>
              <table:filter-condition table:value="28,-11" table:operator="=" table:field-number="0"/>
              <table:filter-condition table:value="28,-12" table:operator="=" table:field-number="0"/>
              <table:filter-condition table:value="28,-11" table:operator="=" table:field-number="0"/>
              <table:filter-condition table:value="28,-12" table:operator="=" table:field-number="0"/>
              <table:filter-condition table:value="29,-12" table:operator="=" table:field-number="0"/>
              <table:filter-condition table:value="28,-12" table:operator="=" table:field-number="0"/>
              <table:filter-condition table:value="28,-13" table:operator="=" table:field-number="0"/>
              <table:filter-condition table:value="29,-13" table:operator="=" table:field-number="0"/>
              <table:filter-condition table:value="30,-13" table:operator="=" table:field-number="0"/>
              <table:filter-condition table:value="30,-12" table:operator="=" table:field-number="0"/>
              <table:filter-condition table:value="31,-12" table:operator="=" table:field-number="0"/>
              <table:filter-condition table:value="31,-11" table:operator="=" table:field-number="0"/>
              <table:filter-condition table:value="32,-11" table:operator="=" table:field-number="0"/>
              <table:filter-condition table:value="32,-12" table:operator="=" table:field-number="0"/>
              <table:filter-condition table:value="33,-12" table:operator="=" table:field-number="0"/>
              <table:filter-condition table:value="32,-12" table:operator="=" table:field-number="0"/>
              <table:filter-condition table:value="33,-12" table:operator="=" table:field-number="0"/>
              <table:filter-condition table:value="32,-12" table:operator="=" table:field-number="0"/>
              <table:filter-condition table:value="31,-12" table:operator="=" table:field-number="0"/>
              <table:filter-condition table:value="32,-12" table:operator="=" table:field-number="0"/>
              <table:filter-condition table:value="31,-12" table:operator="=" table:field-number="0"/>
              <table:filter-condition table:value="31,-13" table:operator="=" table:field-number="0"/>
              <table:filter-condition table:value="31,-14" table:operator="=" table:field-number="0"/>
              <table:filter-condition table:value="31,-13" table:operator="=" table:field-number="0"/>
              <table:filter-condition table:value="31,-14" table:operator="=" table:field-number="0"/>
              <table:filter-condition table:value="32,-14" table:operator="=" table:field-number="0"/>
              <table:filter-condition table:value="32,-15" table:operator="=" table:field-number="0"/>
              <table:filter-condition table:value="31,-15" table:operator="=" table:field-number="0"/>
              <table:filter-condition table:value="32,-15" table:operator="=" table:field-number="0"/>
              <table:filter-condition table:value="32,-14" table:operator="=" table:field-number="0"/>
              <table:filter-condition table:value="32,-15" table:operator="=" table:field-number="0"/>
              <table:filter-condition table:value="31,-15" table:operator="=" table:field-number="0"/>
              <table:filter-condition table:value="31,-14" table:operator="=" table:field-number="0"/>
              <table:filter-condition table:value="31,-15" table:operator="=" table:field-number="0"/>
              <table:filter-condition table:value="31,-16" table:operator="=" table:field-number="0"/>
              <table:filter-condition table:value="31,-15" table:operator="=" table:field-number="0"/>
              <table:filter-condition table:value="31,-14" table:operator="=" table:field-number="0"/>
              <table:filter-condition table:value="31,-13" table:operator="=" table:field-number="0"/>
              <table:filter-condition table:value="30,-13" table:operator="=" table:field-number="0"/>
              <table:filter-condition table:value="31,-13" table:operator="=" table:field-number="0"/>
              <table:filter-condition table:value="31,-12" table:operator="=" table:field-number="0"/>
              <table:filter-condition table:value="31,-11" table:operator="=" table:field-number="0"/>
              <table:filter-condition table:value="30,-11" table:operator="=" table:field-number="0"/>
              <table:filter-condition table:value="29,-11" table:operator="=" table:field-number="0"/>
              <table:filter-condition table:value="29,-10" table:operator="=" table:field-number="0"/>
              <table:filter-condition table:value="29,-9" table:operator="=" table:field-number="0"/>
              <table:filter-condition table:value="29,-8" table:operator="=" table:field-number="0"/>
              <table:filter-condition table:value="29,-9" table:operator="=" table:field-number="0"/>
              <table:filter-condition table:value="28,-9" table:operator="=" table:field-number="0"/>
              <table:filter-condition table:value="29,-9" table:operator="=" table:field-number="0"/>
              <table:filter-condition table:value="30,-9" table:operator="=" table:field-number="0"/>
              <table:filter-condition table:value="29,-9" table:operator="=" table:field-number="0"/>
              <table:filter-condition table:value="29,-10" table:operator="=" table:field-number="0"/>
              <table:filter-condition table:value="28,-10" table:operator="=" table:field-number="0"/>
              <table:filter-condition table:value="28,-9" table:operator="=" table:field-number="0"/>
              <table:filter-condition table:value="27,-9" table:operator="=" table:field-number="0"/>
              <table:filter-condition table:value="27,-8" table:operator="=" table:field-number="0"/>
              <table:filter-condition table:value="26,-8" table:operator="=" table:field-number="0"/>
              <table:filter-condition table:value="26,-7" table:operator="=" table:field-number="0"/>
              <table:filter-condition table:value="25,-7" table:operator="=" table:field-number="0"/>
              <table:filter-condition table:value="25,-6" table:operator="=" table:field-number="0"/>
              <table:filter-condition table:value="25,-5" table:operator="=" table:field-number="0"/>
              <table:filter-condition table:value="26,-5" table:operator="=" table:field-number="0"/>
              <table:filter-condition table:value="25,-5" table:operator="=" table:field-number="0"/>
              <table:filter-condition table:value="25,-6" table:operator="=" table:field-number="0"/>
              <table:filter-condition table:value="25,-5" table:operator="=" table:field-number="0"/>
              <table:filter-condition table:value="25,-6" table:operator="=" table:field-number="0"/>
              <table:filter-condition table:value="24,-6" table:operator="=" table:field-number="0"/>
              <table:filter-condition table:value="24,-5" table:operator="=" table:field-number="0"/>
              <table:filter-condition table:value="25,-5" table:operator="=" table:field-number="0"/>
              <table:filter-condition table:value="25,-6" table:operator="=" table:field-number="0"/>
              <table:filter-condition table:value="25,-5" table:operator="=" table:field-number="0"/>
              <table:filter-condition table:value="26,-5" table:operator="=" table:field-number="0"/>
              <table:filter-condition table:value="26,-6" table:operator="=" table:field-number="0"/>
              <table:filter-condition table:value="26,-7" table:operator="=" table:field-number="0"/>
              <table:filter-condition table:value="26,-8" table:operator="=" table:field-number="0"/>
              <table:filter-condition table:value="26,-9" table:operator="=" table:field-number="0"/>
              <table:filter-condition table:value="27,-9" table:operator="=" table:field-number="0"/>
              <table:filter-condition table:value="27,-8" table:operator="=" table:field-number="0"/>
              <table:filter-condition table:value="27,-7" table:operator="=" table:field-number="0"/>
              <table:filter-condition table:value="27,-8" table:operator="=" table:field-number="0"/>
              <table:filter-condition table:value="27,-7" table:operator="=" table:field-number="0"/>
              <table:filter-condition table:value="28,-7" table:operator="=" table:field-number="0"/>
              <table:filter-condition table:value="28,-6" table:operator="=" table:field-number="0"/>
              <table:filter-condition table:value="27,-6" table:operator="=" table:field-number="0"/>
              <table:filter-condition table:value="27,-7" table:operator="=" table:field-number="0"/>
              <table:filter-condition table:value="26,-7" table:operator="=" table:field-number="0"/>
              <table:filter-condition table:value="26,-6" table:operator="=" table:field-number="0"/>
              <table:filter-condition table:value="26,-5" table:operator="=" table:field-number="0"/>
              <table:filter-condition table:value="26,-4" table:operator="=" table:field-number="0"/>
              <table:filter-condition table:value="27,-4" table:operator="=" table:field-number="0"/>
              <table:filter-condition table:value="28,-4" table:operator="=" table:field-number="0"/>
              <table:filter-condition table:value="28,-3" table:operator="=" table:field-number="0"/>
              <table:filter-condition table:value="27,-3" table:operator="=" table:field-number="0"/>
              <table:filter-condition table:value="26,-3" table:operator="=" table:field-number="0"/>
              <table:filter-condition table:value="26,-4" table:operator="=" table:field-number="0"/>
              <table:filter-condition table:value="26,-5" table:operator="=" table:field-number="0"/>
              <table:filter-condition table:value="26,-4" table:operator="=" table:field-number="0"/>
              <table:filter-condition table:value="25,-4" table:operator="=" table:field-number="0"/>
              <table:filter-condition table:value="26,-4" table:operator="=" table:field-number="0"/>
              <table:filter-condition table:value="25,-4" table:operator="=" table:field-number="0"/>
              <table:filter-condition table:value="26,-4" table:operator="=" table:field-number="0"/>
              <table:filter-condition table:value="25,-4" table:operator="=" table:field-number="0"/>
              <table:filter-condition table:value="25,-3" table:operator="=" table:field-number="0"/>
              <table:filter-condition table:value="25,-2" table:operator="=" table:field-number="0"/>
              <table:filter-condition table:value="25,-1" table:operator="=" table:field-number="0"/>
              <table:filter-condition table:value="25,0" table:operator="=" table:field-number="0"/>
              <table:filter-condition table:value="24,0" table:operator="=" table:field-number="0"/>
              <table:filter-condition table:value="23,0" table:operator="=" table:field-number="0"/>
              <table:filter-condition table:value="24,0" table:operator="=" table:field-number="0"/>
              <table:filter-condition table:value="24,1" table:operator="=" table:field-number="0"/>
              <table:filter-condition table:value="23,1" table:operator="=" table:field-number="0"/>
              <table:filter-condition table:value="24,1" table:operator="=" table:field-number="0"/>
              <table:filter-condition table:value="23,1" table:operator="=" table:field-number="0"/>
              <table:filter-condition table:value="23,0" table:operator="=" table:field-number="0"/>
              <table:filter-condition table:value="24,0" table:operator="=" table:field-number="0"/>
              <table:filter-condition table:value="24,-1" table:operator="=" table:field-number="0"/>
              <table:filter-condition table:value="24,-2" table:operator="=" table:field-number="0"/>
              <table:filter-condition table:value="24,-1" table:operator="=" table:field-number="0"/>
              <table:filter-condition table:value="23,-1" table:operator="=" table:field-number="0"/>
              <table:filter-condition table:value="24,-1" table:operator="=" table:field-number="0"/>
              <table:filter-condition table:value="23,-1" table:operator="=" table:field-number="0"/>
              <table:filter-condition table:value="23,0" table:operator="=" table:field-number="0"/>
              <table:filter-condition table:value="24,0" table:operator="=" table:field-number="0"/>
              <table:filter-condition table:value="24,1" table:operator="=" table:field-number="0"/>
              <table:filter-condition table:value="24,2" table:operator="=" table:field-number="0"/>
              <table:filter-condition table:value="23,2" table:operator="=" table:field-number="0"/>
              <table:filter-condition table:value="24,2" table:operator="=" table:field-number="0"/>
              <table:filter-condition table:value="24,1" table:operator="=" table:field-number="0"/>
              <table:filter-condition table:value="24,2" table:operator="=" table:field-number="0"/>
              <table:filter-condition table:value="23,2" table:operator="=" table:field-number="0"/>
              <table:filter-condition table:value="24,2" table:operator="=" table:field-number="0"/>
              <table:filter-condition table:value="25,2" table:operator="=" table:field-number="0"/>
              <table:filter-condition table:value="26,2" table:operator="=" table:field-number="0"/>
              <table:filter-condition table:value="26,1" table:operator="=" table:field-number="0"/>
              <table:filter-condition table:value="27,1" table:operator="=" table:field-number="0"/>
              <table:filter-condition table:value="26,1" table:operator="=" table:field-number="0"/>
              <table:filter-condition table:value="27,1" table:operator="=" table:field-number="0"/>
              <table:filter-condition table:value="27,0" table:operator="=" table:field-number="0"/>
              <table:filter-condition table:value="27,-1" table:operator="=" table:field-number="0"/>
              <table:filter-condition table:value="27,-2" table:operator="=" table:field-number="0"/>
              <table:filter-condition table:value="27,-3" table:operator="=" table:field-number="0"/>
              <table:filter-condition table:value="27,-4" table:operator="=" table:field-number="0"/>
              <table:filter-condition table:value="28,-4" table:operator="=" table:field-number="0"/>
              <table:filter-condition table:value="28,-5" table:operator="=" table:field-number="0"/>
              <table:filter-condition table:value="29,-5" table:operator="=" table:field-number="0"/>
              <table:filter-condition table:value="29,-6" table:operator="=" table:field-number="0"/>
              <table:filter-condition table:value="29,-5" table:operator="=" table:field-number="0"/>
              <table:filter-condition table:value="29,-4" table:operator="=" table:field-number="0"/>
              <table:filter-condition table:value="30,-4" table:operator="=" table:field-number="0"/>
              <table:filter-condition table:value="30,-3" table:operator="=" table:field-number="0"/>
              <table:filter-condition table:value="29,-3" table:operator="=" table:field-number="0"/>
              <table:filter-condition table:value="28,-3" table:operator="=" table:field-number="0"/>
              <table:filter-condition table:value="28,-4" table:operator="=" table:field-number="0"/>
              <table:filter-condition table:value="28,-5" table:operator="=" table:field-number="0"/>
              <table:filter-condition table:value="28,-6" table:operator="=" table:field-number="0"/>
              <table:filter-condition table:value="28,-7" table:operator="=" table:field-number="0"/>
              <table:filter-condition table:value="27,-7" table:operator="=" table:field-number="0"/>
              <table:filter-condition table:value="28,-7" table:operator="=" table:field-number="0"/>
              <table:filter-condition table:value="28,-8" table:operator="=" table:field-number="0"/>
              <table:filter-condition table:value="28,-9" table:operator="=" table:field-number="0"/>
              <table:filter-condition table:value="29,-9" table:operator="=" table:field-number="0"/>
              <table:filter-condition table:value="30,-9" table:operator="=" table:field-number="0"/>
              <table:filter-condition table:value="30,-10" table:operator="=" table:field-number="0"/>
              <table:filter-condition table:value="29,-10" table:operator="=" table:field-number="0"/>
              <table:filter-condition table:value="28,-10" table:operator="=" table:field-number="0"/>
              <table:filter-condition table:value="28,-9" table:operator="=" table:field-number="0"/>
              <table:filter-condition table:value="27,-9" table:operator="=" table:field-number="0"/>
              <table:filter-condition table:value="28,-9" table:operator="=" table:field-number="0"/>
              <table:filter-condition table:value="28,-8" table:operator="=" table:field-number="0"/>
              <table:filter-condition table:value="28,-7" table:operator="=" table:field-number="0"/>
              <table:filter-condition table:value="28,-6" table:operator="=" table:field-number="0"/>
              <table:filter-condition table:value="28,-7" table:operator="=" table:field-number="0"/>
              <table:filter-condition table:value="28,-6" table:operator="=" table:field-number="0"/>
              <table:filter-condition table:value="27,-6" table:operator="=" table:field-number="0"/>
              <table:filter-condition table:value="28,-6" table:operator="=" table:field-number="0"/>
              <table:filter-condition table:value="27,-6" table:operator="=" table:field-number="0"/>
              <table:filter-condition table:value="28,-6" table:operator="=" table:field-number="0"/>
              <table:filter-condition table:value="29,-6" table:operator="=" table:field-number="0"/>
              <table:filter-condition table:value="29,-5" table:operator="=" table:field-number="0"/>
              <table:filter-condition table:value="28,-5" table:operator="=" table:field-number="0"/>
              <table:filter-condition table:value="27,-5" table:operator="=" table:field-number="0"/>
              <table:filter-condition table:value="26,-5" table:operator="=" table:field-number="0"/>
              <table:filter-condition table:value="26,-6" table:operator="=" table:field-number="0"/>
              <table:filter-condition table:value="25,-6" table:operator="=" table:field-number="0"/>
              <table:filter-condition table:value="25,-7" table:operator="=" table:field-number="0"/>
              <table:filter-condition table:value="24,-7" table:operator="=" table:field-number="0"/>
              <table:filter-condition table:value="25,-7" table:operator="=" table:field-number="0"/>
              <table:filter-condition table:value="26,-7" table:operator="=" table:field-number="0"/>
              <table:filter-condition table:value="27,-7" table:operator="=" table:field-number="0"/>
              <table:filter-condition table:value="28,-7" table:operator="=" table:field-number="0"/>
              <table:filter-condition table:value="27,-7" table:operator="=" table:field-number="0"/>
              <table:filter-condition table:value="28,-7" table:operator="=" table:field-number="0"/>
              <table:filter-condition table:value="27,-7" table:operator="=" table:field-number="0"/>
              <table:filter-condition table:value="27,-8" table:operator="=" table:field-number="0"/>
              <table:filter-condition table:value="28,-8" table:operator="=" table:field-number="0"/>
              <table:filter-condition table:value="28,-9" table:operator="=" table:field-number="0"/>
              <table:filter-condition table:value="27,-9" table:operator="=" table:field-number="0"/>
              <table:filter-condition table:value="27,-10" table:operator="=" table:field-number="0"/>
              <table:filter-condition table:value="26,-10" table:operator="=" table:field-number="0"/>
              <table:filter-condition table:value="27,-10" table:operator="=" table:field-number="0"/>
              <table:filter-condition table:value="28,-10" table:operator="=" table:field-number="0"/>
              <table:filter-condition table:value="28,-9" table:operator="=" table:field-number="0"/>
              <table:filter-condition table:value="29,-9" table:operator="=" table:field-number="0"/>
              <table:filter-condition table:value="29,-8" table:operator="=" table:field-number="0"/>
              <table:filter-condition table:value="29,-7" table:operator="=" table:field-number="0"/>
              <table:filter-condition table:value="29,-6" table:operator="=" table:field-number="0"/>
              <table:filter-condition table:value="29,-5" table:operator="=" table:field-number="0"/>
              <table:filter-condition table:value="29,-6" table:operator="=" table:field-number="0"/>
              <table:filter-condition table:value="29,-7" table:operator="=" table:field-number="0"/>
              <table:filter-condition table:value="29,-6" table:operator="=" table:field-number="0"/>
              <table:filter-condition table:value="29,-5" table:operator="=" table:field-number="0"/>
              <table:filter-condition table:value="28,-5" table:operator="=" table:field-number="0"/>
              <table:filter-condition table:value="27,-5" table:operator="=" table:field-number="0"/>
              <table:filter-condition table:value="28,-5" table:operator="=" table:field-number="0"/>
              <table:filter-condition table:value="27,-5" table:operator="=" table:field-number="0"/>
              <table:filter-condition table:value="27,-4" table:operator="=" table:field-number="0"/>
              <table:filter-condition table:value="27,-3" table:operator="=" table:field-number="0"/>
              <table:filter-condition table:value="26,-3" table:operator="=" table:field-number="0"/>
              <table:filter-condition table:value="25,-3" table:operator="=" table:field-number="0"/>
              <table:filter-condition table:value="25,-4" table:operator="=" table:field-number="0"/>
              <table:filter-condition table:value="25,-5" table:operator="=" table:field-number="0"/>
              <table:filter-condition table:value="24,-5" table:operator="=" table:field-number="0"/>
              <table:filter-condition table:value="24,-4" table:operator="=" table:field-number="0"/>
              <table:filter-condition table:value="23,-4" table:operator="=" table:field-number="0"/>
              <table:filter-condition table:value="24,-4" table:operator="=" table:field-number="0"/>
              <table:filter-condition table:value="24,-5" table:operator="=" table:field-number="0"/>
              <table:filter-condition table:value="25,-5" table:operator="=" table:field-number="0"/>
              <table:filter-condition table:value="25,-6" table:operator="=" table:field-number="0"/>
              <table:filter-condition table:value="25,-7" table:operator="=" table:field-number="0"/>
              <table:filter-condition table:value="24,-7" table:operator="=" table:field-number="0"/>
              <table:filter-condition table:value="24,-8" table:operator="=" table:field-number="0"/>
              <table:filter-condition table:value="23,-8" table:operator="=" table:field-number="0"/>
              <table:filter-condition table:value="24,-8" table:operator="=" table:field-number="0"/>
              <table:filter-condition table:value="23,-8" table:operator="=" table:field-number="0"/>
              <table:filter-condition table:value="22,-8" table:operator="=" table:field-number="0"/>
              <table:filter-condition table:value="21,-8" table:operator="=" table:field-number="0"/>
              <table:filter-condition table:value="21,-7" table:operator="=" table:field-number="0"/>
              <table:filter-condition table:value="20,-7" table:operator="=" table:field-number="0"/>
              <table:filter-condition table:value="19,-7" table:operator="=" table:field-number="0"/>
              <table:filter-condition table:value="19,-8" table:operator="=" table:field-number="0"/>
              <table:filter-condition table:value="18,-8" table:operator="=" table:field-number="0"/>
              <table:filter-condition table:value="17,-8" table:operator="=" table:field-number="0"/>
              <table:filter-condition table:value="16,-8" table:operator="=" table:field-number="0"/>
              <table:filter-condition table:value="15,-8" table:operator="=" table:field-number="0"/>
              <table:filter-condition table:value="16,-8" table:operator="=" table:field-number="0"/>
              <table:filter-condition table:value="16,-9" table:operator="=" table:field-number="0"/>
              <table:filter-condition table:value="15,-9" table:operator="=" table:field-number="0"/>
              <table:filter-condition table:value="16,-9" table:operator="=" table:field-number="0"/>
              <table:filter-condition table:value="17,-9" table:operator="=" table:field-number="0"/>
              <table:filter-condition table:value="17,-8" table:operator="=" table:field-number="0"/>
              <table:filter-condition table:value="16,-8" table:operator="=" table:field-number="0"/>
              <table:filter-condition table:value="16,-7" table:operator="=" table:field-number="0"/>
              <table:filter-condition table:value="17,-7" table:operator="=" table:field-number="0"/>
              <table:filter-condition table:value="17,-6" table:operator="=" table:field-number="0"/>
              <table:filter-condition table:value="18,-6" table:operator="=" table:field-number="0"/>
              <table:filter-condition table:value="19,-6" table:operator="=" table:field-number="0"/>
              <table:filter-condition table:value="18,-6" table:operator="=" table:field-number="0"/>
              <table:filter-condition table:value="18,-7" table:operator="=" table:field-number="0"/>
              <table:filter-condition table:value="19,-7" table:operator="=" table:field-number="0"/>
              <table:filter-condition table:value="19,-8" table:operator="=" table:field-number="0"/>
              <table:filter-condition table:value="20,-8" table:operator="=" table:field-number="0"/>
              <table:filter-condition table:value="21,-8" table:operator="=" table:field-number="0"/>
              <table:filter-condition table:value="20,-8" table:operator="=" table:field-number="0"/>
              <table:filter-condition table:value="20,-7" table:operator="=" table:field-number="0"/>
              <table:filter-condition table:value="20,-6" table:operator="=" table:field-number="0"/>
              <table:filter-condition table:value="19,-6" table:operator="=" table:field-number="0"/>
              <table:filter-condition table:value="20,-6" table:operator="=" table:field-number="0"/>
              <table:filter-condition table:value="21,-6" table:operator="=" table:field-number="0"/>
              <table:filter-condition table:value="20,-6" table:operator="=" table:field-number="0"/>
              <table:filter-condition table:value="19,-6" table:operator="=" table:field-number="0"/>
              <table:filter-condition table:value="18,-6" table:operator="=" table:field-number="0"/>
              <table:filter-condition table:value="19,-6" table:operator="=" table:field-number="0"/>
              <table:filter-condition table:value="18,-6" table:operator="=" table:field-number="0"/>
              <table:filter-condition table:value="17,-6" table:operator="=" table:field-number="0"/>
              <table:filter-condition table:value="18,-6" table:operator="=" table:field-number="0"/>
              <table:filter-condition table:value="17,-6" table:operator="=" table:field-number="0"/>
              <table:filter-condition table:value="17,-7" table:operator="=" table:field-number="0"/>
              <table:filter-condition table:value="17,-6" table:operator="=" table:field-number="0"/>
              <table:filter-condition table:value="17,-5" table:operator="=" table:field-number="0"/>
              <table:filter-condition table:value="17,-6" table:operator="=" table:field-number="0"/>
              <table:filter-condition table:value="16,-6" table:operator="=" table:field-number="0"/>
              <table:filter-condition table:value="15,-6" table:operator="=" table:field-number="0"/>
              <table:filter-condition table:value="16,-6" table:operator="=" table:field-number="0"/>
              <table:filter-condition table:value="15,-6" table:operator="=" table:field-number="0"/>
              <table:filter-condition table:value="15,-5" table:operator="=" table:field-number="0"/>
              <table:filter-condition table:value="14,-5" table:operator="=" table:field-number="0"/>
              <table:filter-condition table:value="14,-4" table:operator="=" table:field-number="0"/>
              <table:filter-condition table:value="14,-5" table:operator="=" table:field-number="0"/>
              <table:filter-condition table:value="13,-5" table:operator="=" table:field-number="0"/>
              <table:filter-condition table:value="13,-6" table:operator="=" table:field-number="0"/>
              <table:filter-condition table:value="13,-5" table:operator="=" table:field-number="0"/>
              <table:filter-condition table:value="14,-5" table:operator="=" table:field-number="0"/>
              <table:filter-condition table:value="13,-5" table:operator="=" table:field-number="0"/>
              <table:filter-condition table:value="13,-4" table:operator="=" table:field-number="0"/>
              <table:filter-condition table:value="13,-3" table:operator="=" table:field-number="0"/>
              <table:filter-condition table:value="13,-4" table:operator="=" table:field-number="0"/>
              <table:filter-condition table:value="12,-4" table:operator="=" table:field-number="0"/>
              <table:filter-condition table:value="11,-4" table:operator="=" table:field-number="0"/>
              <table:filter-condition table:value="12,-4" table:operator="=" table:field-number="0"/>
              <table:filter-condition table:value="13,-4" table:operator="=" table:field-number="0"/>
              <table:filter-condition table:value="12,-4" table:operator="=" table:field-number="0"/>
              <table:filter-condition table:value="11,-4" table:operator="=" table:field-number="0"/>
              <table:filter-condition table:value="10,-4" table:operator="=" table:field-number="0"/>
              <table:filter-condition table:value="9,-4" table:operator="=" table:field-number="0"/>
              <table:filter-condition table:value="9,-3" table:operator="=" table:field-number="0"/>
              <table:filter-condition table:value="10,-3" table:operator="=" table:field-number="0"/>
              <table:filter-condition table:value="10,-4" table:operator="=" table:field-number="0"/>
              <table:filter-condition table:value="10,-3" table:operator="=" table:field-number="0"/>
              <table:filter-condition table:value="9,-3" table:operator="=" table:field-number="0"/>
              <table:filter-condition table:value="9,-4" table:operator="=" table:field-number="0"/>
              <table:filter-condition table:value="10,-4" table:operator="=" table:field-number="0"/>
              <table:filter-condition table:value="11,-4" table:operator="=" table:field-number="0"/>
              <table:filter-condition table:value="10,-4" table:operator="=" table:field-number="0"/>
              <table:filter-condition table:value="10,-5" table:operator="=" table:field-number="0"/>
              <table:filter-condition table:value="10,-4" table:operator="=" table:field-number="0"/>
              <table:filter-condition table:value="11,-4" table:operator="=" table:field-number="0"/>
              <table:filter-condition table:value="10,-4" table:operator="=" table:field-number="0"/>
              <table:filter-condition table:value="10,-5" table:operator="=" table:field-number="0"/>
              <table:filter-condition table:value="9,-5" table:operator="=" table:field-number="0"/>
              <table:filter-condition table:value="9,-6" table:operator="=" table:field-number="0"/>
              <table:filter-condition table:value="9,-7" table:operator="=" table:field-number="0"/>
              <table:filter-condition table:value="9,-8" table:operator="=" table:field-number="0"/>
              <table:filter-condition table:value="10,-8" table:operator="=" table:field-number="0"/>
              <table:filter-condition table:value="10,-9" table:operator="=" table:field-number="0"/>
              <table:filter-condition table:value="10,-8" table:operator="=" table:field-number="0"/>
              <table:filter-condition table:value="10,-9" table:operator="=" table:field-number="0"/>
              <table:filter-condition table:value="10,-8" table:operator="=" table:field-number="0"/>
              <table:filter-condition table:value="9,-8" table:operator="=" table:field-number="0"/>
              <table:filter-condition table:value="9,-9" table:operator="=" table:field-number="0"/>
              <table:filter-condition table:value="10,-9" table:operator="=" table:field-number="0"/>
              <table:filter-condition table:value="9,-9" table:operator="=" table:field-number="0"/>
              <table:filter-condition table:value="8,-9" table:operator="=" table:field-number="0"/>
              <table:filter-condition table:value="9,-9" table:operator="=" table:field-number="0"/>
              <table:filter-condition table:value="10,-9" table:operator="=" table:field-number="0"/>
              <table:filter-condition table:value="10,-10" table:operator="=" table:field-number="0"/>
              <table:filter-condition table:value="9,-10" table:operator="=" table:field-number="0"/>
              <table:filter-condition table:value="10,-10" table:operator="=" table:field-number="0"/>
              <table:filter-condition table:value="9,-10" table:operator="=" table:field-number="0"/>
              <table:filter-condition table:value="8,-10" table:operator="=" table:field-number="0"/>
              <table:filter-condition table:value="8,-11" table:operator="=" table:field-number="0"/>
              <table:filter-condition table:value="9,-11" table:operator="=" table:field-number="0"/>
              <table:filter-condition table:value="9,-10" table:operator="=" table:field-number="0"/>
              <table:filter-condition table:value="8,-10" table:operator="=" table:field-number="0"/>
              <table:filter-condition table:value="9,-10" table:operator="=" table:field-number="0"/>
              <table:filter-condition table:value="10,-10" table:operator="=" table:field-number="0"/>
              <table:filter-condition table:value="9,-10" table:operator="=" table:field-number="0"/>
              <table:filter-condition table:value="10,-10" table:operator="=" table:field-number="0"/>
              <table:filter-condition table:value="11,-10" table:operator="=" table:field-number="0"/>
              <table:filter-condition table:value="11,-9" table:operator="=" table:field-number="0"/>
              <table:filter-condition table:value="12,-9" table:operator="=" table:field-number="0"/>
              <table:filter-condition table:value="11,-9" table:operator="=" table:field-number="0"/>
              <table:filter-condition table:value="12,-9" table:operator="=" table:field-number="0"/>
              <table:filter-condition table:value="12,-10" table:operator="=" table:field-number="0"/>
              <table:filter-condition table:value="12,-9" table:operator="=" table:field-number="0"/>
              <table:filter-condition table:value="12,-10" table:operator="=" table:field-number="0"/>
              <table:filter-condition table:value="13,-10" table:operator="=" table:field-number="0"/>
              <table:filter-condition table:value="13,-11" table:operator="=" table:field-number="0"/>
              <table:filter-condition table:value="12,-11" table:operator="=" table:field-number="0"/>
              <table:filter-condition table:value="11,-11" table:operator="=" table:field-number="0"/>
              <table:filter-condition table:value="12,-11" table:operator="=" table:field-number="0"/>
              <table:filter-condition table:value="12,-12" table:operator="=" table:field-number="0"/>
              <table:filter-condition table:value="11,-12" table:operator="=" table:field-number="0"/>
              <table:filter-condition table:value="12,-12" table:operator="=" table:field-number="0"/>
              <table:filter-condition table:value="12,-13" table:operator="=" table:field-number="0"/>
              <table:filter-condition table:value="12,-12" table:operator="=" table:field-number="0"/>
              <table:filter-condition table:value="12,-11" table:operator="=" table:field-number="0"/>
              <table:filter-condition table:value="13,-11" table:operator="=" table:field-number="0"/>
              <table:filter-condition table:value="12,-11" table:operator="=" table:field-number="0"/>
              <table:filter-condition table:value="11,-11" table:operator="=" table:field-number="0"/>
              <table:filter-condition table:value="12,-11" table:operator="=" table:field-number="0"/>
              <table:filter-condition table:value="13,-11" table:operator="=" table:field-number="0"/>
              <table:filter-condition table:value="14,-11" table:operator="=" table:field-number="0"/>
              <table:filter-condition table:value="14,-12" table:operator="=" table:field-number="0"/>
              <table:filter-condition table:value="13,-12" table:operator="=" table:field-number="0"/>
              <table:filter-condition table:value="12,-12" table:operator="=" table:field-number="0"/>
              <table:filter-condition table:value="13,-12" table:operator="=" table:field-number="0"/>
              <table:filter-condition table:value="14,-12" table:operator="=" table:field-number="0"/>
              <table:filter-condition table:value="15,-12" table:operator="=" table:field-number="0"/>
              <table:filter-condition table:value="16,-12" table:operator="=" table:field-number="0"/>
              <table:filter-condition table:value="16,-11" table:operator="=" table:field-number="0"/>
              <table:filter-condition table:value="17,-11" table:operator="=" table:field-number="0"/>
              <table:filter-condition table:value="17,-12" table:operator="=" table:field-number="0"/>
              <table:filter-condition table:value="18,-12" table:operator="=" table:field-number="0"/>
              <table:filter-condition table:value="19,-12" table:operator="=" table:field-number="0"/>
              <table:filter-condition table:value="18,-12" table:operator="=" table:field-number="0"/>
              <table:filter-condition table:value="18,-13" table:operator="=" table:field-number="0"/>
              <table:filter-condition table:value="17,-13" table:operator="=" table:field-number="0"/>
              <table:filter-condition table:value="16,-13" table:operator="=" table:field-number="0"/>
              <table:filter-condition table:value="17,-13" table:operator="=" table:field-number="0"/>
              <table:filter-condition table:value="18,-13" table:operator="=" table:field-number="0"/>
              <table:filter-condition table:value="19,-13" table:operator="=" table:field-number="0"/>
              <table:filter-condition table:value="19,-14" table:operator="=" table:field-number="0"/>
              <table:filter-condition table:value="19,-15" table:operator="=" table:field-number="0"/>
              <table:filter-condition table:value="20,-15" table:operator="=" table:field-number="0"/>
              <table:filter-condition table:value="20,-16" table:operator="=" table:field-number="0"/>
              <table:filter-condition table:value="21,-16" table:operator="=" table:field-number="0"/>
              <table:filter-condition table:value="21,-15" table:operator="=" table:field-number="0"/>
              <table:filter-condition table:value="20,-15" table:operator="=" table:field-number="0"/>
              <table:filter-condition table:value="20,-14" table:operator="=" table:field-number="0"/>
              <table:filter-condition table:value="20,-13" table:operator="=" table:field-number="0"/>
              <table:filter-condition table:value="20,-12" table:operator="=" table:field-number="0"/>
              <table:filter-condition table:value="19,-12" table:operator="=" table:field-number="0"/>
              <table:filter-condition table:value="20,-12" table:operator="=" table:field-number="0"/>
              <table:filter-condition table:value="20,-13" table:operator="=" table:field-number="0"/>
              <table:filter-condition table:value="19,-13" table:operator="=" table:field-number="0"/>
              <table:filter-condition table:value="19,-14" table:operator="=" table:field-number="0"/>
              <table:filter-condition table:value="20,-14" table:operator="=" table:field-number="0"/>
              <table:filter-condition table:value="20,-13" table:operator="=" table:field-number="0"/>
              <table:filter-condition table:value="19,-13" table:operator="=" table:field-number="0"/>
              <table:filter-condition table:value="19,-12" table:operator="=" table:field-number="0"/>
              <table:filter-condition table:value="19,-11" table:operator="=" table:field-number="0"/>
              <table:filter-condition table:value="19,-12" table:operator="=" table:field-number="0"/>
              <table:filter-condition table:value="19,-11" table:operator="=" table:field-number="0"/>
              <table:filter-condition table:value="19,-12" table:operator="=" table:field-number="0"/>
              <table:filter-condition table:value="19,-13" table:operator="=" table:field-number="0"/>
              <table:filter-condition table:value="19,-14" table:operator="=" table:field-number="0"/>
              <table:filter-condition table:value="19,-13" table:operator="=" table:field-number="0"/>
              <table:filter-condition table:value="20,-13" table:operator="=" table:field-number="0"/>
              <table:filter-condition table:value="20,-14" table:operator="=" table:field-number="0"/>
              <table:filter-condition table:value="20,-15" table:operator="=" table:field-number="0"/>
              <table:filter-condition table:value="21,-15" table:operator="=" table:field-number="0"/>
              <table:filter-condition table:value="21,-14" table:operator="=" table:field-number="0"/>
              <table:filter-condition table:value="20,-14" table:operator="=" table:field-number="0"/>
              <table:filter-condition table:value="20,-15" table:operator="=" table:field-number="0"/>
              <table:filter-condition table:value="21,-15" table:operator="=" table:field-number="0"/>
              <table:filter-condition table:value="20,-15" table:operator="=" table:field-number="0"/>
              <table:filter-condition table:value="20,-16" table:operator="=" table:field-number="0"/>
              <table:filter-condition table:value="20,-17" table:operator="=" table:field-number="0"/>
              <table:filter-condition table:value="20,-18" table:operator="=" table:field-number="0"/>
              <table:filter-condition table:value="20,-19" table:operator="=" table:field-number="0"/>
              <table:filter-condition table:value="21,-19" table:operator="=" table:field-number="0"/>
              <table:filter-condition table:value="21,-18" table:operator="=" table:field-number="0"/>
              <table:filter-condition table:value="20,-18" table:operator="=" table:field-number="0"/>
              <table:filter-condition table:value="19,-18" table:operator="=" table:field-number="0"/>
              <table:filter-condition table:value="20,-18" table:operator="=" table:field-number="0"/>
              <table:filter-condition table:value="20,-19" table:operator="=" table:field-number="0"/>
              <table:filter-condition table:value="20,-20" table:operator="=" table:field-number="0"/>
              <table:filter-condition table:value="20,-21" table:operator="=" table:field-number="0"/>
              <table:filter-condition table:value="19,-21" table:operator="=" table:field-number="0"/>
              <table:filter-condition table:value="18,-21" table:operator="=" table:field-number="0"/>
              <table:filter-condition table:value="17,-21" table:operator="=" table:field-number="0"/>
              <table:filter-condition table:value="17,-22" table:operator="=" table:field-number="0"/>
              <table:filter-condition table:value="17,-23" table:operator="=" table:field-number="0"/>
              <table:filter-condition table:value="18,-23" table:operator="=" table:field-number="0"/>
              <table:filter-condition table:value="18,-22" table:operator="=" table:field-number="0"/>
              <table:filter-condition table:value="18,-21" table:operator="=" table:field-number="0"/>
              <table:filter-condition table:value="17,-21" table:operator="=" table:field-number="0"/>
              <table:filter-condition table:value="17,-20" table:operator="=" table:field-number="0"/>
              <table:filter-condition table:value="18,-20" table:operator="=" table:field-number="0"/>
              <table:filter-condition table:value="18,-19" table:operator="=" table:field-number="0"/>
              <table:filter-condition table:value="19,-19" table:operator="=" table:field-number="0"/>
              <table:filter-condition table:value="20,-19" table:operator="=" table:field-number="0"/>
              <table:filter-condition table:value="20,-20" table:operator="=" table:field-number="0"/>
              <table:filter-condition table:value="21,-20" table:operator="=" table:field-number="0"/>
              <table:filter-condition table:value="21,-21" table:operator="=" table:field-number="0"/>
              <table:filter-condition table:value="20,-21" table:operator="=" table:field-number="0"/>
              <table:filter-condition table:value="19,-21" table:operator="=" table:field-number="0"/>
              <table:filter-condition table:value="18,-21" table:operator="=" table:field-number="0"/>
              <table:filter-condition table:value="17,-21" table:operator="=" table:field-number="0"/>
              <table:filter-condition table:value="16,-21" table:operator="=" table:field-number="0"/>
              <table:filter-condition table:value="17,-21" table:operator="=" table:field-number="0"/>
              <table:filter-condition table:value="17,-20" table:operator="=" table:field-number="0"/>
              <table:filter-condition table:value="17,-19" table:operator="=" table:field-number="0"/>
              <table:filter-condition table:value="17,-20" table:operator="=" table:field-number="0"/>
              <table:filter-condition table:value="17,-21" table:operator="=" table:field-number="0"/>
              <table:filter-condition table:value="17,-20" table:operator="=" table:field-number="0"/>
              <table:filter-condition table:value="18,-20" table:operator="=" table:field-number="0"/>
              <table:filter-condition table:value="19,-20" table:operator="=" table:field-number="0"/>
              <table:filter-condition table:value="19,-21" table:operator="=" table:field-number="0"/>
              <table:filter-condition table:value="20,-21" table:operator="=" table:field-number="0"/>
              <table:filter-condition table:value="20,-20" table:operator="=" table:field-number="0"/>
              <table:filter-condition table:value="19,-20" table:operator="=" table:field-number="0"/>
              <table:filter-condition table:value="19,-19" table:operator="=" table:field-number="0"/>
              <table:filter-condition table:value="18,-19" table:operator="=" table:field-number="0"/>
              <table:filter-condition table:value="18,-20" table:operator="=" table:field-number="0"/>
              <table:filter-condition table:value="18,-19" table:operator="=" table:field-number="0"/>
              <table:filter-condition table:value="18,-20" table:operator="=" table:field-number="0"/>
              <table:filter-condition table:value="18,-19" table:operator="=" table:field-number="0"/>
              <table:filter-condition table:value="19,-19" table:operator="=" table:field-number="0"/>
              <table:filter-condition table:value="19,-18" table:operator="=" table:field-number="0"/>
              <table:filter-condition table:value="19,-19" table:operator="=" table:field-number="0"/>
              <table:filter-condition table:value="20,-19" table:operator="=" table:field-number="0"/>
              <table:filter-condition table:value="21,-19" table:operator="=" table:field-number="0"/>
              <table:filter-condition table:value="21,-20" table:operator="=" table:field-number="0"/>
              <table:filter-condition table:value="22,-20" table:operator="=" table:field-number="0"/>
              <table:filter-condition table:value="22,-19" table:operator="=" table:field-number="0"/>
              <table:filter-condition table:value="22,-20" table:operator="=" table:field-number="0"/>
              <table:filter-condition table:value="21,-20" table:operator="=" table:field-number="0"/>
              <table:filter-condition table:value="22,-20" table:operator="=" table:field-number="0"/>
              <table:filter-condition table:value="21,-20" table:operator="=" table:field-number="0"/>
              <table:filter-condition table:value="22,-20" table:operator="=" table:field-number="0"/>
              <table:filter-condition table:value="22,-19" table:operator="=" table:field-number="0"/>
              <table:filter-condition table:value="21,-19" table:operator="=" table:field-number="0"/>
              <table:filter-condition table:value="21,-18" table:operator="=" table:field-number="0"/>
              <table:filter-condition table:value="22,-18" table:operator="=" table:field-number="0"/>
              <table:filter-condition table:value="22,-19" table:operator="=" table:field-number="0"/>
              <table:filter-condition table:value="23,-19" table:operator="=" table:field-number="0"/>
              <table:filter-condition table:value="23,-20" table:operator="=" table:field-number="0"/>
              <table:filter-condition table:value="22,-20" table:operator="=" table:field-number="0"/>
              <table:filter-condition table:value="21,-20" table:operator="=" table:field-number="0"/>
              <table:filter-condition table:value="20,-20" table:operator="=" table:field-number="0"/>
              <table:filter-condition table:value="20,-19" table:operator="=" table:field-number="0"/>
              <table:filter-condition table:value="20,-18" table:operator="=" table:field-number="0"/>
              <table:filter-condition table:value="20,-17" table:operator="=" table:field-number="0"/>
              <table:filter-condition table:value="20,-18" table:operator="=" table:field-number="0"/>
              <table:filter-condition table:value="21,-18" table:operator="=" table:field-number="0"/>
              <table:filter-condition table:value="21,-17" table:operator="=" table:field-number="0"/>
              <table:filter-condition table:value="20,-17" table:operator="=" table:field-number="0"/>
              <table:filter-condition table:value="19,-17" table:operator="=" table:field-number="0"/>
              <table:filter-condition table:value="18,-17" table:operator="=" table:field-number="0"/>
              <table:filter-condition table:value="19,-17" table:operator="=" table:field-number="0"/>
              <table:filter-condition table:value="19,-18" table:operator="=" table:field-number="0"/>
              <table:filter-condition table:value="19,-19" table:operator="=" table:field-number="0"/>
              <table:filter-condition table:value="19,-20" table:operator="=" table:field-number="0"/>
              <table:filter-condition table:value="19,-19" table:operator="=" table:field-number="0"/>
              <table:filter-condition table:value="19,-20" table:operator="=" table:field-number="0"/>
              <table:filter-condition table:value="19,-19" table:operator="=" table:field-number="0"/>
              <table:filter-condition table:value="19,-18" table:operator="=" table:field-number="0"/>
              <table:filter-condition table:value="20,-18" table:operator="=" table:field-number="0"/>
              <table:filter-condition table:value="20,-17" table:operator="=" table:field-number="0"/>
              <table:filter-condition table:value="21,-17" table:operator="=" table:field-number="0"/>
              <table:filter-condition table:value="22,-17" table:operator="=" table:field-number="0"/>
              <table:filter-condition table:value="22,-16" table:operator="=" table:field-number="0"/>
              <table:filter-condition table:value="23,-16" table:operator="=" table:field-number="0"/>
              <table:filter-condition table:value="23,-17" table:operator="=" table:field-number="0"/>
              <table:filter-condition table:value="24,-17" table:operator="=" table:field-number="0"/>
              <table:filter-condition table:value="24,-18" table:operator="=" table:field-number="0"/>
              <table:filter-condition table:value="23,-18" table:operator="=" table:field-number="0"/>
              <table:filter-condition table:value="24,-18" table:operator="=" table:field-number="0"/>
              <table:filter-condition table:value="24,-17" table:operator="=" table:field-number="0"/>
              <table:filter-condition table:value="24,-16" table:operator="=" table:field-number="0"/>
              <table:filter-condition table:value="25,-16" table:operator="=" table:field-number="0"/>
              <table:filter-condition table:value="24,-16" table:operator="=" table:field-number="0"/>
              <table:filter-condition table:value="25,-16" table:operator="=" table:field-number="0"/>
              <table:filter-condition table:value="26,-16" table:operator="=" table:field-number="0"/>
              <table:filter-condition table:value="26,-17" table:operator="=" table:field-number="0"/>
              <table:filter-condition table:value="27,-17" table:operator="=" table:field-number="0"/>
              <table:filter-condition table:value="27,-16" table:operator="=" table:field-number="0"/>
              <table:filter-condition table:value="28,-16" table:operator="=" table:field-number="0"/>
              <table:filter-condition table:value="28,-17" table:operator="=" table:field-number="0"/>
              <table:filter-condition table:value="27,-17" table:operator="=" table:field-number="0"/>
              <table:filter-condition table:value="26,-17" table:operator="=" table:field-number="0"/>
              <table:filter-condition table:value="25,-17" table:operator="=" table:field-number="0"/>
              <table:filter-condition table:value="25,-16" table:operator="=" table:field-number="0"/>
              <table:filter-condition table:value="25,-15" table:operator="=" table:field-number="0"/>
              <table:filter-condition table:value="25,-14" table:operator="=" table:field-number="0"/>
              <table:filter-condition table:value="25,-15" table:operator="=" table:field-number="0"/>
              <table:filter-condition table:value="25,-14" table:operator="=" table:field-number="0"/>
              <table:filter-condition table:value="24,-14" table:operator="=" table:field-number="0"/>
              <table:filter-condition table:value="24,-15" table:operator="=" table:field-number="0"/>
              <table:filter-condition table:value="24,-14" table:operator="=" table:field-number="0"/>
              <table:filter-condition table:value="24,-15" table:operator="=" table:field-number="0"/>
              <table:filter-condition table:value="24,-16" table:operator="=" table:field-number="0"/>
              <table:filter-condition table:value="25,-16" table:operator="=" table:field-number="0"/>
              <table:filter-condition table:value="26,-16" table:operator="=" table:field-number="0"/>
              <table:filter-condition table:value="25,-16" table:operator="=" table:field-number="0"/>
              <table:filter-condition table:value="26,-16" table:operator="=" table:field-number="0"/>
              <table:filter-condition table:value="25,-16" table:operator="=" table:field-number="0"/>
              <table:filter-condition table:value="25,-15" table:operator="=" table:field-number="0"/>
              <table:filter-condition table:value="24,-15" table:operator="=" table:field-number="0"/>
              <table:filter-condition table:value="24,-14" table:operator="=" table:field-number="0"/>
              <table:filter-condition table:value="23,-14" table:operator="=" table:field-number="0"/>
              <table:filter-condition table:value="24,-14" table:operator="=" table:field-number="0"/>
              <table:filter-condition table:value="23,-14" table:operator="=" table:field-number="0"/>
              <table:filter-condition table:value="23,-15" table:operator="=" table:field-number="0"/>
              <table:filter-condition table:value="23,-16" table:operator="=" table:field-number="0"/>
              <table:filter-condition table:value="23,-17" table:operator="=" table:field-number="0"/>
              <table:filter-condition table:value="22,-17" table:operator="=" table:field-number="0"/>
              <table:filter-condition table:value="22,-18" table:operator="=" table:field-number="0"/>
              <table:filter-condition table:value="22,-17" table:operator="=" table:field-number="0"/>
              <table:filter-condition table:value="23,-17" table:operator="=" table:field-number="0"/>
              <table:filter-condition table:value="24,-17" table:operator="=" table:field-number="0"/>
              <table:filter-condition table:value="24,-16" table:operator="=" table:field-number="0"/>
              <table:filter-condition table:value="24,-17" table:operator="=" table:field-number="0"/>
              <table:filter-condition table:value="25,-17" table:operator="=" table:field-number="0"/>
              <table:filter-condition table:value="25,-18" table:operator="=" table:field-number="0"/>
              <table:filter-condition table:value="25,-19" table:operator="=" table:field-number="0"/>
              <table:filter-condition table:value="24,-19" table:operator="=" table:field-number="0"/>
              <table:filter-condition table:value="24,-18" table:operator="=" table:field-number="0"/>
              <table:filter-condition table:value="24,-19" table:operator="=" table:field-number="0"/>
              <table:filter-condition table:value="23,-19" table:operator="=" table:field-number="0"/>
              <table:filter-condition table:value="22,-19" table:operator="=" table:field-number="0"/>
              <table:filter-condition table:value="22,-18" table:operator="=" table:field-number="0"/>
              <table:filter-condition table:value="22,-19" table:operator="=" table:field-number="0"/>
              <table:filter-condition table:value="22,-20" table:operator="=" table:field-number="0"/>
              <table:filter-condition table:value="23,-20" table:operator="=" table:field-number="0"/>
              <table:filter-condition table:value="23,-21" table:operator="=" table:field-number="0"/>
              <table:filter-condition table:value="23,-20" table:operator="=" table:field-number="0"/>
              <table:filter-condition table:value="22,-20" table:operator="=" table:field-number="0"/>
              <table:filter-condition table:value="21,-20" table:operator="=" table:field-number="0"/>
              <table:filter-condition table:value="21,-21" table:operator="=" table:field-number="0"/>
              <table:filter-condition table:value="22,-21" table:operator="=" table:field-number="0"/>
              <table:filter-condition table:value="22,-22" table:operator="=" table:field-number="0"/>
              <table:filter-condition table:value="23,-22" table:operator="=" table:field-number="0"/>
              <table:filter-condition table:value="23,-23" table:operator="=" table:field-number="0"/>
              <table:filter-condition table:value="24,-23" table:operator="=" table:field-number="0"/>
              <table:filter-condition table:value="24,-22" table:operator="=" table:field-number="0"/>
              <table:filter-condition table:value="24,-23" table:operator="=" table:field-number="0"/>
              <table:filter-condition table:value="24,-22" table:operator="=" table:field-number="0"/>
              <table:filter-condition table:value="25,-22" table:operator="=" table:field-number="0"/>
              <table:filter-condition table:value="25,-21" table:operator="=" table:field-number="0"/>
              <table:filter-condition table:value="25,-22" table:operator="=" table:field-number="0"/>
              <table:filter-condition table:value="24,-22" table:operator="=" table:field-number="0"/>
              <table:filter-condition table:value="23,-22" table:operator="=" table:field-number="0"/>
              <table:filter-condition table:value="23,-21" table:operator="=" table:field-number="0"/>
              <table:filter-condition table:value="23,-22" table:operator="=" table:field-number="0"/>
              <table:filter-condition table:value="23,-21" table:operator="=" table:field-number="0"/>
              <table:filter-condition table:value="23,-22" table:operator="=" table:field-number="0"/>
              <table:filter-condition table:value="23,-23" table:operator="=" table:field-number="0"/>
              <table:filter-condition table:value="24,-23" table:operator="=" table:field-number="0"/>
              <table:filter-condition table:value="24,-24" table:operator="=" table:field-number="0"/>
              <table:filter-condition table:value="23,-24" table:operator="=" table:field-number="0"/>
              <table:filter-condition table:value="23,-25" table:operator="=" table:field-number="0"/>
              <table:filter-condition table:value="24,-25" table:operator="=" table:field-number="0"/>
              <table:filter-condition table:value="24,-24" table:operator="=" table:field-number="0"/>
              <table:filter-condition table:value="23,-24" table:operator="=" table:field-number="0"/>
              <table:filter-condition table:value="22,-24" table:operator="=" table:field-number="0"/>
              <table:filter-condition table:value="23,-24" table:operator="=" table:field-number="0"/>
              <table:filter-condition table:value="22,-24" table:operator="=" table:field-number="0"/>
              <table:filter-condition table:value="22,-25" table:operator="=" table:field-number="0"/>
              <table:filter-condition table:value="22,-24" table:operator="=" table:field-number="0"/>
              <table:filter-condition table:value="23,-24" table:operator="=" table:field-number="0"/>
              <table:filter-condition table:value="24,-24" table:operator="=" table:field-number="0"/>
              <table:filter-condition table:value="24,-25" table:operator="=" table:field-number="0"/>
              <table:filter-condition table:value="23,-25" table:operator="=" table:field-number="0"/>
              <table:filter-condition table:value="24,-25" table:operator="=" table:field-number="0"/>
              <table:filter-condition table:value="25,-25" table:operator="=" table:field-number="0"/>
              <table:filter-condition table:value="24,-25" table:operator="=" table:field-number="0"/>
              <table:filter-condition table:value="24,-26" table:operator="=" table:field-number="0"/>
              <table:filter-condition table:value="23,-26" table:operator="=" table:field-number="0"/>
              <table:filter-condition table:value="22,-26" table:operator="=" table:field-number="0"/>
              <table:filter-condition table:value="21,-26" table:operator="=" table:field-number="0"/>
              <table:filter-condition table:value="21,-25" table:operator="=" table:field-number="0"/>
              <table:filter-condition table:value="21,-26" table:operator="=" table:field-number="0"/>
              <table:filter-condition table:value="20,-26" table:operator="=" table:field-number="0"/>
              <table:filter-condition table:value="19,-26" table:operator="=" table:field-number="0"/>
              <table:filter-condition table:value="20,-26" table:operator="=" table:field-number="0"/>
              <table:filter-condition table:value="20,-27" table:operator="=" table:field-number="0"/>
              <table:filter-condition table:value="20,-28" table:operator="=" table:field-number="0"/>
              <table:filter-condition table:value="20,-29" table:operator="=" table:field-number="0"/>
              <table:filter-condition table:value="20,-28" table:operator="=" table:field-number="0"/>
              <table:filter-condition table:value="19,-28" table:operator="=" table:field-number="0"/>
              <table:filter-condition table:value="19,-29" table:operator="=" table:field-number="0"/>
              <table:filter-condition table:value="19,-30" table:operator="=" table:field-number="0"/>
              <table:filter-condition table:value="18,-30" table:operator="=" table:field-number="0"/>
              <table:filter-condition table:value="18,-31" table:operator="=" table:field-number="0"/>
              <table:filter-condition table:value="18,-32" table:operator="=" table:field-number="0"/>
              <table:filter-condition table:value="18,-33" table:operator="=" table:field-number="0"/>
              <table:filter-condition table:value="17,-33" table:operator="=" table:field-number="0"/>
              <table:filter-condition table:value="16,-33" table:operator="=" table:field-number="0"/>
              <table:filter-condition table:value="17,-33" table:operator="=" table:field-number="0"/>
              <table:filter-condition table:value="17,-32" table:operator="=" table:field-number="0"/>
              <table:filter-condition table:value="17,-33" table:operator="=" table:field-number="0"/>
              <table:filter-condition table:value="17,-34" table:operator="=" table:field-number="0"/>
              <table:filter-condition table:value="17,-33" table:operator="=" table:field-number="0"/>
              <table:filter-condition table:value="17,-32" table:operator="=" table:field-number="0"/>
              <table:filter-condition table:value="17,-33" table:operator="=" table:field-number="0"/>
              <table:filter-condition table:value="18,-33" table:operator="=" table:field-number="0"/>
              <table:filter-condition table:value="17,-33" table:operator="=" table:field-number="0"/>
              <table:filter-condition table:value="17,-32" table:operator="=" table:field-number="0"/>
              <table:filter-condition table:value="18,-32" table:operator="=" table:field-number="0"/>
              <table:filter-condition table:value="18,-33" table:operator="=" table:field-number="0"/>
              <table:filter-condition table:value="18,-32" table:operator="=" table:field-number="0"/>
              <table:filter-condition table:value="18,-33" table:operator="=" table:field-number="0"/>
              <table:filter-condition table:value="18,-34" table:operator="=" table:field-number="0"/>
              <table:filter-condition table:value="17,-34" table:operator="=" table:field-number="0"/>
              <table:filter-condition table:value="16,-34" table:operator="=" table:field-number="0"/>
              <table:filter-condition table:value="16,-35" table:operator="=" table:field-number="0"/>
              <table:filter-condition table:value="16,-34" table:operator="=" table:field-number="0"/>
              <table:filter-condition table:value="15,-34" table:operator="=" table:field-number="0"/>
              <table:filter-condition table:value="14,-34" table:operator="=" table:field-number="0"/>
              <table:filter-condition table:value="14,-33" table:operator="=" table:field-number="0"/>
              <table:filter-condition table:value="14,-32" table:operator="=" table:field-number="0"/>
              <table:filter-condition table:value="14,-31" table:operator="=" table:field-number="0"/>
              <table:filter-condition table:value="13,-31" table:operator="=" table:field-number="0"/>
              <table:filter-condition table:value="13,-30" table:operator="=" table:field-number="0"/>
              <table:filter-condition table:value="12,-30" table:operator="=" table:field-number="0"/>
              <table:filter-condition table:value="13,-30" table:operator="=" table:field-number="0"/>
              <table:filter-condition table:value="13,-29" table:operator="=" table:field-number="0"/>
              <table:filter-condition table:value="13,-28" table:operator="=" table:field-number="0"/>
              <table:filter-condition table:value="12,-28" table:operator="=" table:field-number="0"/>
              <table:filter-condition table:value="11,-28" table:operator="=" table:field-number="0"/>
              <table:filter-condition table:value="12,-28" table:operator="=" table:field-number="0"/>
              <table:filter-condition table:value="12,-29" table:operator="=" table:field-number="0"/>
              <table:filter-condition table:value="11,-29" table:operator="=" table:field-number="0"/>
              <table:filter-condition table:value="12,-29" table:operator="=" table:field-number="0"/>
              <table:filter-condition table:value="11,-29" table:operator="=" table:field-number="0"/>
              <table:filter-condition table:value="10,-29" table:operator="=" table:field-number="0"/>
              <table:filter-condition table:value="10,-30" table:operator="=" table:field-number="0"/>
              <table:filter-condition table:value="11,-30" table:operator="=" table:field-number="0"/>
              <table:filter-condition table:value="11,-29" table:operator="=" table:field-number="0"/>
              <table:filter-condition table:value="12,-29" table:operator="=" table:field-number="0"/>
              <table:filter-condition table:value="11,-29" table:operator="=" table:field-number="0"/>
              <table:filter-condition table:value="12,-29" table:operator="=" table:field-number="0"/>
              <table:filter-condition table:value="12,-28" table:operator="=" table:field-number="0"/>
              <table:filter-condition table:value="11,-28" table:operator="=" table:field-number="0"/>
              <table:filter-condition table:value="12,-28" table:operator="=" table:field-number="0"/>
              <table:filter-condition table:value="11,-28" table:operator="=" table:field-number="0"/>
              <table:filter-condition table:value="10,-28" table:operator="=" table:field-number="0"/>
              <table:filter-condition table:value="10,-29" table:operator="=" table:field-number="0"/>
              <table:filter-condition table:value="9,-29" table:operator="=" table:field-number="0"/>
              <table:filter-condition table:value="9,-30" table:operator="=" table:field-number="0"/>
              <table:filter-condition table:value="9,-29" table:operator="=" table:field-number="0"/>
              <table:filter-condition table:value="9,-28" table:operator="=" table:field-number="0"/>
              <table:filter-condition table:value="10,-28" table:operator="=" table:field-number="0"/>
              <table:filter-condition table:value="10,-29" table:operator="=" table:field-number="0"/>
              <table:filter-condition table:value="10,-30" table:operator="=" table:field-number="0"/>
              <table:filter-condition table:value="9,-30" table:operator="=" table:field-number="0"/>
              <table:filter-condition table:value="10,-30" table:operator="=" table:field-number="0"/>
              <table:filter-condition table:value="10,-29" table:operator="=" table:field-number="0"/>
              <table:filter-condition table:value="9,-29" table:operator="=" table:field-number="0"/>
              <table:filter-condition table:value="9,-30" table:operator="=" table:field-number="0"/>
              <table:filter-condition table:value="8,-30" table:operator="=" table:field-number="0"/>
              <table:filter-condition table:value="8,-29" table:operator="=" table:field-number="0"/>
              <table:filter-condition table:value="7,-29" table:operator="=" table:field-number="0"/>
              <table:filter-condition table:value="7,-30" table:operator="=" table:field-number="0"/>
              <table:filter-condition table:value="7,-31" table:operator="=" table:field-number="0"/>
              <table:filter-condition table:value="7,-32" table:operator="=" table:field-number="0"/>
              <table:filter-condition table:value="8,-32" table:operator="=" table:field-number="0"/>
              <table:filter-condition table:value="8,-33" table:operator="=" table:field-number="0"/>
              <table:filter-condition table:value="8,-34" table:operator="=" table:field-number="0"/>
              <table:filter-condition table:value="9,-34" table:operator="=" table:field-number="0"/>
              <table:filter-condition table:value="9,-35" table:operator="=" table:field-number="0"/>
              <table:filter-condition table:value="10,-35" table:operator="=" table:field-number="0"/>
              <table:filter-condition table:value="9,-35" table:operator="=" table:field-number="0"/>
              <table:filter-condition table:value="9,-34" table:operator="=" table:field-number="0"/>
              <table:filter-condition table:value="9,-33" table:operator="=" table:field-number="0"/>
              <table:filter-condition table:value="9,-34" table:operator="=" table:field-number="0"/>
              <table:filter-condition table:value="8,-34" table:operator="=" table:field-number="0"/>
              <table:filter-condition table:value="9,-34" table:operator="=" table:field-number="0"/>
              <table:filter-condition table:value="10,-34" table:operator="=" table:field-number="0"/>
              <table:filter-condition table:value="9,-34" table:operator="=" table:field-number="0"/>
              <table:filter-condition table:value="9,-33" table:operator="=" table:field-number="0"/>
              <table:filter-condition table:value="9,-34" table:operator="=" table:field-number="0"/>
              <table:filter-condition table:value="9,-33" table:operator="=" table:field-number="0"/>
              <table:filter-condition table:value="9,-34" table:operator="=" table:field-number="0"/>
              <table:filter-condition table:value="10,-34" table:operator="=" table:field-number="0"/>
              <table:filter-condition table:value="9,-34" table:operator="=" table:field-number="0"/>
              <table:filter-condition table:value="10,-34" table:operator="=" table:field-number="0"/>
              <table:filter-condition table:value="9,-34" table:operator="=" table:field-number="0"/>
              <table:filter-condition table:value="10,-34" table:operator="=" table:field-number="0"/>
              <table:filter-condition table:value="11,-34" table:operator="=" table:field-number="0"/>
              <table:filter-condition table:value="10,-34" table:operator="=" table:field-number="0"/>
              <table:filter-condition table:value="10,-35" table:operator="=" table:field-number="0"/>
              <table:filter-condition table:value="9,-35" table:operator="=" table:field-number="0"/>
              <table:filter-condition table:value="9,-36" table:operator="=" table:field-number="0"/>
              <table:filter-condition table:value="10,-36" table:operator="=" table:field-number="0"/>
              <table:filter-condition table:value="10,-37" table:operator="=" table:field-number="0"/>
              <table:filter-condition table:value="10,-38" table:operator="=" table:field-number="0"/>
              <table:filter-condition table:value="9,-38" table:operator="=" table:field-number="0"/>
              <table:filter-condition table:value="10,-38" table:operator="=" table:field-number="0"/>
              <table:filter-condition table:value="11,-38" table:operator="=" table:field-number="0"/>
              <table:filter-condition table:value="12,-38" table:operator="=" table:field-number="0"/>
              <table:filter-condition table:value="11,-38" table:operator="=" table:field-number="0"/>
              <table:filter-condition table:value="11,-39" table:operator="=" table:field-number="0"/>
              <table:filter-condition table:value="11,-38" table:operator="=" table:field-number="0"/>
              <table:filter-condition table:value="11,-37" table:operator="=" table:field-number="0"/>
              <table:filter-condition table:value="11,-38" table:operator="=" table:field-number="0"/>
              <table:filter-condition table:value="10,-38" table:operator="=" table:field-number="0"/>
              <table:filter-condition table:value="11,-38" table:operator="=" table:field-number="0"/>
              <table:filter-condition table:value="12,-38" table:operator="=" table:field-number="0"/>
              <table:filter-condition table:value="11,-38" table:operator="=" table:field-number="0"/>
              <table:filter-condition table:value="10,-38" table:operator="=" table:field-number="0"/>
              <table:filter-condition table:value="10,-37" table:operator="=" table:field-number="0"/>
              <table:filter-condition table:value="11,-37" table:operator="=" table:field-number="0"/>
              <table:filter-condition table:value="12,-37" table:operator="=" table:field-number="0"/>
              <table:filter-condition table:value="13,-37" table:operator="=" table:field-number="0"/>
              <table:filter-condition table:value="12,-37" table:operator="=" table:field-number="0"/>
              <table:filter-condition table:value="12,-36" table:operator="=" table:field-number="0"/>
              <table:filter-condition table:value="12,-35" table:operator="=" table:field-number="0"/>
              <table:filter-condition table:value="12,-34" table:operator="=" table:field-number="0"/>
              <table:filter-condition table:value="12,-35" table:operator="=" table:field-number="0"/>
              <table:filter-condition table:value="12,-36" table:operator="=" table:field-number="0"/>
              <table:filter-condition table:value="12,-37" table:operator="=" table:field-number="0"/>
              <table:filter-condition table:value="11,-37" table:operator="=" table:field-number="0"/>
              <table:filter-condition table:value="10,-37" table:operator="=" table:field-number="0"/>
              <table:filter-condition table:value="9,-37" table:operator="=" table:field-number="0"/>
              <table:filter-condition table:value="9,-38" table:operator="=" table:field-number="0"/>
              <table:filter-condition table:value="9,-39" table:operator="=" table:field-number="0"/>
              <table:filter-condition table:value="8,-39" table:operator="=" table:field-number="0"/>
              <table:filter-condition table:value="7,-39" table:operator="=" table:field-number="0"/>
              <table:filter-condition table:value="7,-38" table:operator="=" table:field-number="0"/>
              <table:filter-condition table:value="7,-39" table:operator="=" table:field-number="0"/>
              <table:filter-condition table:value="6,-39" table:operator="=" table:field-number="0"/>
              <table:filter-condition table:value="5,-39" table:operator="=" table:field-number="0"/>
              <table:filter-condition table:value="4,-39" table:operator="=" table:field-number="0"/>
              <table:filter-condition table:value="5,-39" table:operator="=" table:field-number="0"/>
              <table:filter-condition table:value="6,-39" table:operator="=" table:field-number="0"/>
              <table:filter-condition table:value="5,-39" table:operator="=" table:field-number="0"/>
              <table:filter-condition table:value="4,-39" table:operator="=" table:field-number="0"/>
              <table:filter-condition table:value="4,-40" table:operator="=" table:field-number="0"/>
              <table:filter-condition table:value="4,-41" table:operator="=" table:field-number="0"/>
              <table:filter-condition table:value="5,-41" table:operator="=" table:field-number="0"/>
              <table:filter-condition table:value="6,-41" table:operator="=" table:field-number="0"/>
              <table:filter-condition table:value="7,-41" table:operator="=" table:field-number="0"/>
              <table:filter-condition table:value="8,-41" table:operator="=" table:field-number="0"/>
              <table:filter-condition table:value="8,-42" table:operator="=" table:field-number="0"/>
              <table:filter-condition table:value="7,-42" table:operator="=" table:field-number="0"/>
              <table:filter-condition table:value="6,-42" table:operator="=" table:field-number="0"/>
              <table:filter-condition table:value="5,-42" table:operator="=" table:field-number="0"/>
              <table:filter-condition table:value="4,-42" table:operator="=" table:field-number="0"/>
              <table:filter-condition table:value="3,-42" table:operator="=" table:field-number="0"/>
              <table:filter-condition table:value="3,-43" table:operator="=" table:field-number="0"/>
              <table:filter-condition table:value="3,-44" table:operator="=" table:field-number="0"/>
              <table:filter-condition table:value="4,-44" table:operator="=" table:field-number="0"/>
              <table:filter-condition table:value="3,-44" table:operator="=" table:field-number="0"/>
              <table:filter-condition table:value="4,-44" table:operator="=" table:field-number="0"/>
              <table:filter-condition table:value="3,-44" table:operator="=" table:field-number="0"/>
              <table:filter-condition table:value="3,-45" table:operator="=" table:field-number="0"/>
              <table:filter-condition table:value="4,-45" table:operator="=" table:field-number="0"/>
              <table:filter-condition table:value="4,-46" table:operator="=" table:field-number="0"/>
              <table:filter-condition table:value="4,-45" table:operator="=" table:field-number="0"/>
              <table:filter-condition table:value="4,-44" table:operator="=" table:field-number="0"/>
              <table:filter-condition table:value="3,-44" table:operator="=" table:field-number="0"/>
              <table:filter-condition table:value="2,-44" table:operator="=" table:field-number="0"/>
              <table:filter-condition table:value="2,-43" table:operator="=" table:field-number="0"/>
              <table:filter-condition table:value="2,-44" table:operator="=" table:field-number="0"/>
              <table:filter-condition table:value="2,-45" table:operator="=" table:field-number="0"/>
              <table:filter-condition table:value="2,-44" table:operator="=" table:field-number="0"/>
              <table:filter-condition table:value="1,-44" table:operator="=" table:field-number="0"/>
              <table:filter-condition table:value="1,-45" table:operator="=" table:field-number="0"/>
              <table:filter-condition table:value="1,-46" table:operator="=" table:field-number="0"/>
              <table:filter-condition table:value="0,-46" table:operator="=" table:field-number="0"/>
              <table:filter-condition table:value="1,-46" table:operator="=" table:field-number="0"/>
              <table:filter-condition table:value="2,-46" table:operator="=" table:field-number="0"/>
              <table:filter-condition table:value="2,-47" table:operator="=" table:field-number="0"/>
              <table:filter-condition table:value="2,-48" table:operator="=" table:field-number="0"/>
              <table:filter-condition table:value="3,-48" table:operator="=" table:field-number="0"/>
              <table:filter-condition table:value="3,-47" table:operator="=" table:field-number="0"/>
              <table:filter-condition table:value="2,-47" table:operator="=" table:field-number="0"/>
              <table:filter-condition table:value="3,-47" table:operator="=" table:field-number="0"/>
              <table:filter-condition table:value="3,-46" table:operator="=" table:field-number="0"/>
              <table:filter-condition table:value="3,-47" table:operator="=" table:field-number="0"/>
              <table:filter-condition table:value="3,-46" table:operator="=" table:field-number="0"/>
              <table:filter-condition table:value="3,-45" table:operator="=" table:field-number="0"/>
              <table:filter-condition table:value="2,-45" table:operator="=" table:field-number="0"/>
              <table:filter-condition table:value="3,-45" table:operator="=" table:field-number="0"/>
              <table:filter-condition table:value="3,-44" table:operator="=" table:field-number="0"/>
              <table:filter-condition table:value="3,-43" table:operator="=" table:field-number="0"/>
              <table:filter-condition table:value="3,-42" table:operator="=" table:field-number="0"/>
              <table:filter-condition table:value="3,-43" table:operator="=" table:field-number="0"/>
              <table:filter-condition table:value="3,-44" table:operator="=" table:field-number="0"/>
              <table:filter-condition table:value="4,-44" table:operator="=" table:field-number="0"/>
              <table:filter-condition table:value="4,-45" table:operator="=" table:field-number="0"/>
              <table:filter-condition table:value="4,-44" table:operator="=" table:field-number="0"/>
              <table:filter-condition table:value="4,-43" table:operator="=" table:field-number="0"/>
              <table:filter-condition table:value="3,-43" table:operator="=" table:field-number="0"/>
              <table:filter-condition table:value="3,-44" table:operator="=" table:field-number="0"/>
              <table:filter-condition table:value="2,-44" table:operator="=" table:field-number="0"/>
              <table:filter-condition table:value="3,-44" table:operator="=" table:field-number="0"/>
              <table:filter-condition table:value="2,-44" table:operator="=" table:field-number="0"/>
              <table:filter-condition table:value="2,-45" table:operator="=" table:field-number="0"/>
              <table:filter-condition table:value="3,-45" table:operator="=" table:field-number="0"/>
              <table:filter-condition table:value="3,-46" table:operator="=" table:field-number="0"/>
              <table:filter-condition table:value="2,-46" table:operator="=" table:field-number="0"/>
              <table:filter-condition table:value="2,-47" table:operator="=" table:field-number="0"/>
              <table:filter-condition table:value="3,-47" table:operator="=" table:field-number="0"/>
              <table:filter-condition table:value="4,-47" table:operator="=" table:field-number="0"/>
              <table:filter-condition table:value="4,-46" table:operator="=" table:field-number="0"/>
              <table:filter-condition table:value="4,-47" table:operator="=" table:field-number="0"/>
              <table:filter-condition table:value="3,-47" table:operator="=" table:field-number="0"/>
              <table:filter-condition table:value="3,-48" table:operator="=" table:field-number="0"/>
              <table:filter-condition table:value="2,-48" table:operator="=" table:field-number="0"/>
              <table:filter-condition table:value="3,-48" table:operator="=" table:field-number="0"/>
              <table:filter-condition table:value="4,-48" table:operator="=" table:field-number="0"/>
              <table:filter-condition table:value="4,-47" table:operator="=" table:field-number="0"/>
              <table:filter-condition table:value="3,-47" table:operator="=" table:field-number="0"/>
              <table:filter-condition table:value="3,-48" table:operator="=" table:field-number="0"/>
              <table:filter-condition table:value="3,-47" table:operator="=" table:field-number="0"/>
              <table:filter-condition table:value="3,-46" table:operator="=" table:field-number="0"/>
              <table:filter-condition table:value="4,-46" table:operator="=" table:field-number="0"/>
              <table:filter-condition table:value="3,-46" table:operator="=" table:field-number="0"/>
              <table:filter-condition table:value="4,-46" table:operator="=" table:field-number="0"/>
              <table:filter-condition table:value="4,-47" table:operator="=" table:field-number="0"/>
              <table:filter-condition table:value="4,-46" table:operator="=" table:field-number="0"/>
              <table:filter-condition table:value="4,-45" table:operator="=" table:field-number="0"/>
              <table:filter-condition table:value="4,-44" table:operator="=" table:field-number="0"/>
              <table:filter-condition table:value="5,-44" table:operator="=" table:field-number="0"/>
              <table:filter-condition table:value="5,-45" table:operator="=" table:field-number="0"/>
              <table:filter-condition table:value="5,-44" table:operator="=" table:field-number="0"/>
              <table:filter-condition table:value="5,-43" table:operator="=" table:field-number="0"/>
              <table:filter-condition table:value="5,-44" table:operator="=" table:field-number="0"/>
              <table:filter-condition table:value="4,-44" table:operator="=" table:field-number="0"/>
              <table:filter-condition table:value="4,-45" table:operator="=" table:field-number="0"/>
              <table:filter-condition table:value="4,-46" table:operator="=" table:field-number="0"/>
              <table:filter-condition table:value="5,-46" table:operator="=" table:field-number="0"/>
              <table:filter-condition table:value="4,-46" table:operator="=" table:field-number="0"/>
              <table:filter-condition table:value="4,-45" table:operator="=" table:field-number="0"/>
              <table:filter-condition table:value="5,-45" table:operator="=" table:field-number="0"/>
              <table:filter-condition table:value="5,-46" table:operator="=" table:field-number="0"/>
              <table:filter-condition table:value="5,-45" table:operator="=" table:field-number="0"/>
              <table:filter-condition table:value="5,-46" table:operator="=" table:field-number="0"/>
              <table:filter-condition table:value="5,-45" table:operator="=" table:field-number="0"/>
              <table:filter-condition table:value="4,-45" table:operator="=" table:field-number="0"/>
              <table:filter-condition table:value="5,-45" table:operator="=" table:field-number="0"/>
              <table:filter-condition table:value="5,-46" table:operator="=" table:field-number="0"/>
              <table:filter-condition table:value="6,-46" table:operator="=" table:field-number="0"/>
              <table:filter-condition table:value="6,-47" table:operator="=" table:field-number="0"/>
              <table:filter-condition table:value="5,-47" table:operator="=" table:field-number="0"/>
              <table:filter-condition table:value="5,-48" table:operator="=" table:field-number="0"/>
              <table:filter-condition table:value="4,-48" table:operator="=" table:field-number="0"/>
              <table:filter-condition table:value="4,-47" table:operator="=" table:field-number="0"/>
              <table:filter-condition table:value="4,-46" table:operator="=" table:field-number="0"/>
              <table:filter-condition table:value="5,-46" table:operator="=" table:field-number="0"/>
              <table:filter-condition table:value="6,-46" table:operator="=" table:field-number="0"/>
              <table:filter-condition table:value="6,-47" table:operator="=" table:field-number="0"/>
              <table:filter-condition table:value="5,-47" table:operator="=" table:field-number="0"/>
              <table:filter-condition table:value="5,-46" table:operator="=" table:field-number="0"/>
              <table:filter-condition table:value="5,-45" table:operator="=" table:field-number="0"/>
              <table:filter-condition table:value="5,-46" table:operator="=" table:field-number="0"/>
              <table:filter-condition table:value="5,-47" table:operator="=" table:field-number="0"/>
              <table:filter-condition table:value="5,-46" table:operator="=" table:field-number="0"/>
              <table:filter-condition table:value="5,-47" table:operator="=" table:field-number="0"/>
              <table:filter-condition table:value="4,-47" table:operator="=" table:field-number="0"/>
              <table:filter-condition table:value="4,-46" table:operator="=" table:field-number="0"/>
              <table:filter-condition table:value="4,-45" table:operator="=" table:field-number="0"/>
              <table:filter-condition table:value="4,-44" table:operator="=" table:field-number="0"/>
              <table:filter-condition table:value="4,-43" table:operator="=" table:field-number="0"/>
              <table:filter-condition table:value="4,-44" table:operator="=" table:field-number="0"/>
              <table:filter-condition table:value="4,-45" table:operator="=" table:field-number="0"/>
              <table:filter-condition table:value="3,-45" table:operator="=" table:field-number="0"/>
              <table:filter-condition table:value="2,-45" table:operator="=" table:field-number="0"/>
              <table:filter-condition table:value="3,-45" table:operator="=" table:field-number="0"/>
              <table:filter-condition table:value="2,-45" table:operator="=" table:field-number="0"/>
              <table:filter-condition table:value="1,-45" table:operator="=" table:field-number="0"/>
              <table:filter-condition table:value="1,-44" table:operator="=" table:field-number="0"/>
              <table:filter-condition table:value="2,-44" table:operator="=" table:field-number="0"/>
              <table:filter-condition table:value="3,-44" table:operator="=" table:field-number="0"/>
              <table:filter-condition table:value="3,-43" table:operator="=" table:field-number="0"/>
              <table:filter-condition table:value="3,-42" table:operator="=" table:field-number="0"/>
              <table:filter-condition table:value="2,-42" table:operator="=" table:field-number="0"/>
              <table:filter-condition table:value="1,-42" table:operator="=" table:field-number="0"/>
              <table:filter-condition table:value="1,-43" table:operator="=" table:field-number="0"/>
              <table:filter-condition table:value="1,-42" table:operator="=" table:field-number="0"/>
              <table:filter-condition table:value="1,-41" table:operator="=" table:field-number="0"/>
              <table:filter-condition table:value="0,-41" table:operator="=" table:field-number="0"/>
              <table:filter-condition table:value="-1,-41" table:operator="=" table:field-number="0"/>
              <table:filter-condition table:value="-1,-40" table:operator="=" table:field-number="0"/>
              <table:filter-condition table:value="0,-40" table:operator="=" table:field-number="0"/>
              <table:filter-condition table:value="0,-41" table:operator="=" table:field-number="0"/>
              <table:filter-condition table:value="0,-40" table:operator="=" table:field-number="0"/>
              <table:filter-condition table:value="1,-40" table:operator="=" table:field-number="0"/>
              <table:filter-condition table:value="2,-40" table:operator="=" table:field-number="0"/>
              <table:filter-condition table:value="2,-39" table:operator="=" table:field-number="0"/>
              <table:filter-condition table:value="2,-38" table:operator="=" table:field-number="0"/>
              <table:filter-condition table:value="2,-37" table:operator="=" table:field-number="0"/>
              <table:filter-condition table:value="3,-37" table:operator="=" table:field-number="0"/>
              <table:filter-condition table:value="2,-37" table:operator="=" table:field-number="0"/>
              <table:filter-condition table:value="2,-36" table:operator="=" table:field-number="0"/>
              <table:filter-condition table:value="2,-35" table:operator="=" table:field-number="0"/>
              <table:filter-condition table:value="3,-35" table:operator="=" table:field-number="0"/>
              <table:filter-condition table:value="3,-34" table:operator="=" table:field-number="0"/>
              <table:filter-condition table:value="3,-35" table:operator="=" table:field-number="0"/>
              <table:filter-condition table:value="3,-34" table:operator="=" table:field-number="0"/>
              <table:filter-condition table:value="3,-35" table:operator="=" table:field-number="0"/>
              <table:filter-condition table:value="4,-35" table:operator="=" table:field-number="0"/>
              <table:filter-condition table:value="4,-34" table:operator="=" table:field-number="0"/>
              <table:filter-condition table:value="3,-34" table:operator="=" table:field-number="0"/>
              <table:filter-condition table:value="2,-34" table:operator="=" table:field-number="0"/>
              <table:filter-condition table:value="2,-35" table:operator="=" table:field-number="0"/>
              <table:filter-condition table:value="1,-35" table:operator="=" table:field-number="0"/>
              <table:filter-condition table:value="1,-36" table:operator="=" table:field-number="0"/>
              <table:filter-condition table:value="1,-37" table:operator="=" table:field-number="0"/>
              <table:filter-condition table:value="0,-37" table:operator="=" table:field-number="0"/>
              <table:filter-condition table:value="-1,-37" table:operator="=" table:field-number="0"/>
              <table:filter-condition table:value="-2,-37" table:operator="=" table:field-number="0"/>
              <table:filter-condition table:value="-2,-38" table:operator="=" table:field-number="0"/>
              <table:filter-condition table:value="-3,-38" table:operator="=" table:field-number="0"/>
              <table:filter-condition table:value="-3,-37" table:operator="=" table:field-number="0"/>
              <table:filter-condition table:value="-3,-36" table:operator="=" table:field-number="0"/>
              <table:filter-condition table:value="-3,-35" table:operator="=" table:field-number="0"/>
              <table:filter-condition table:value="-2,-35" table:operator="=" table:field-number="0"/>
              <table:filter-condition table:value="-2,-34" table:operator="=" table:field-number="0"/>
              <table:filter-condition table:value="-1,-34" table:operator="=" table:field-number="0"/>
              <table:filter-condition table:value="0,-34" table:operator="=" table:field-number="0"/>
              <table:filter-condition table:value="0,-33" table:operator="=" table:field-number="0"/>
              <table:filter-condition table:value="0,-34" table:operator="=" table:field-number="0"/>
              <table:filter-condition table:value="-1,-34" table:operator="=" table:field-number="0"/>
              <table:filter-condition table:value="0,-34" table:operator="=" table:field-number="0"/>
              <table:filter-condition table:value="0,-33" table:operator="=" table:field-number="0"/>
              <table:filter-condition table:value="-1,-33" table:operator="=" table:field-number="0"/>
              <table:filter-condition table:value="-1,-32" table:operator="=" table:field-number="0"/>
              <table:filter-condition table:value="0,-32" table:operator="=" table:field-number="0"/>
              <table:filter-condition table:value="0,-33" table:operator="=" table:field-number="0"/>
              <table:filter-condition table:value="1,-33" table:operator="=" table:field-number="0"/>
              <table:filter-condition table:value="1,-32" table:operator="=" table:field-number="0"/>
              <table:filter-condition table:value="2,-32" table:operator="=" table:field-number="0"/>
              <table:filter-condition table:value="2,-31" table:operator="=" table:field-number="0"/>
              <table:filter-condition table:value="2,-32" table:operator="=" table:field-number="0"/>
              <table:filter-condition table:value="2,-31" table:operator="=" table:field-number="0"/>
              <table:filter-condition table:value="1,-31" table:operator="=" table:field-number="0"/>
              <table:filter-condition table:value="1,-30" table:operator="=" table:field-number="0"/>
              <table:filter-condition table:value="1,-29" table:operator="=" table:field-number="0"/>
              <table:filter-condition table:value="1,-28" table:operator="=" table:field-number="0"/>
              <table:filter-condition table:value="0,-28" table:operator="=" table:field-number="0"/>
              <table:filter-condition table:value="0,-27" table:operator="=" table:field-number="0"/>
              <table:filter-condition table:value="0,-28" table:operator="=" table:field-number="0"/>
              <table:filter-condition table:value="0,-29" table:operator="=" table:field-number="0"/>
              <table:filter-condition table:value="-1,-29" table:operator="=" table:field-number="0"/>
              <table:filter-condition table:value="-1,-30" table:operator="=" table:field-number="0"/>
              <table:filter-condition table:value="0,-30" table:operator="=" table:field-number="0"/>
              <table:filter-condition table:value="-1,-30" table:operator="=" table:field-number="0"/>
              <table:filter-condition table:value="-1,-29" table:operator="=" table:field-number="0"/>
              <table:filter-condition table:value="-1,-28" table:operator="=" table:field-number="0"/>
              <table:filter-condition table:value="0,-28" table:operator="=" table:field-number="0"/>
              <table:filter-condition table:value="1,-28" table:operator="=" table:field-number="0"/>
              <table:filter-condition table:value="1,-29" table:operator="=" table:field-number="0"/>
              <table:filter-condition table:value="0,-29" table:operator="=" table:field-number="0"/>
              <table:filter-condition table:value="0,-30" table:operator="=" table:field-number="0"/>
              <table:filter-condition table:value="1,-30" table:operator="=" table:field-number="0"/>
              <table:filter-condition table:value="1,-29" table:operator="=" table:field-number="0"/>
              <table:filter-condition table:value="2,-29" table:operator="=" table:field-number="0"/>
              <table:filter-condition table:value="2,-28" table:operator="=" table:field-number="0"/>
              <table:filter-condition table:value="2,-29" table:operator="=" table:field-number="0"/>
              <table:filter-condition table:value="2,-28" table:operator="=" table:field-number="0"/>
              <table:filter-condition table:value="3,-28" table:operator="=" table:field-number="0"/>
              <table:filter-condition table:value="4,-28" table:operator="=" table:field-number="0"/>
              <table:filter-condition table:value="5,-28" table:operator="=" table:field-number="0"/>
              <table:filter-condition table:value="6,-28" table:operator="=" table:field-number="0"/>
              <table:filter-condition table:value="6,-27" table:operator="=" table:field-number="0"/>
              <table:filter-condition table:value="6,-28" table:operator="=" table:field-number="0"/>
              <table:filter-condition table:value="7,-28" table:operator="=" table:field-number="0"/>
              <table:filter-condition table:value="7,-27" table:operator="=" table:field-number="0"/>
              <table:filter-condition table:value="7,-26" table:operator="=" table:field-number="0"/>
              <table:filter-condition table:value="6,-26" table:operator="=" table:field-number="0"/>
              <table:filter-condition table:value="5,-26" table:operator="=" table:field-number="0"/>
              <table:filter-condition table:value="5,-25" table:operator="=" table:field-number="0"/>
              <table:filter-condition table:value="4,-25" table:operator="=" table:field-number="0"/>
              <table:filter-condition table:value="4,-26" table:operator="=" table:field-number="0"/>
              <table:filter-condition table:value="4,-25" table:operator="=" table:field-number="0"/>
              <table:filter-condition table:value="4,-26" table:operator="=" table:field-number="0"/>
              <table:filter-condition table:value="3,-26" table:operator="=" table:field-number="0"/>
              <table:filter-condition table:value="3,-25" table:operator="=" table:field-number="0"/>
              <table:filter-condition table:value="2,-25" table:operator="=" table:field-number="0"/>
              <table:filter-condition table:value="1,-25" table:operator="=" table:field-number="0"/>
              <table:filter-condition table:value="1,-26" table:operator="=" table:field-number="0"/>
              <table:filter-condition table:value="0,-26" table:operator="=" table:field-number="0"/>
              <table:filter-condition table:value="-1,-26" table:operator="=" table:field-number="0"/>
              <table:filter-condition table:value="-1,-25" table:operator="=" table:field-number="0"/>
              <table:filter-condition table:value="0,-25" table:operator="=" table:field-number="0"/>
              <table:filter-condition table:value="-1,-25" table:operator="=" table:field-number="0"/>
              <table:filter-condition table:value="-1,-24" table:operator="=" table:field-number="0"/>
              <table:filter-condition table:value="-1,-23" table:operator="=" table:field-number="0"/>
              <table:filter-condition table:value="-2,-23" table:operator="=" table:field-number="0"/>
              <table:filter-condition table:value="-2,-24" table:operator="=" table:field-number="0"/>
              <table:filter-condition table:value="-2,-23" table:operator="=" table:field-number="0"/>
              <table:filter-condition table:value="-3,-23" table:operator="=" table:field-number="0"/>
              <table:filter-condition table:value="-2,-23" table:operator="=" table:field-number="0"/>
              <table:filter-condition table:value="-3,-23" table:operator="=" table:field-number="0"/>
              <table:filter-condition table:value="-3,-24" table:operator="=" table:field-number="0"/>
              <table:filter-condition table:value="-2,-24" table:operator="=" table:field-number="0"/>
              <table:filter-condition table:value="-2,-25" table:operator="=" table:field-number="0"/>
              <table:filter-condition table:value="-2,-24" table:operator="=" table:field-number="0"/>
              <table:filter-condition table:value="-3,-24" table:operator="=" table:field-number="0"/>
              <table:filter-condition table:value="-4,-24" table:operator="=" table:field-number="0"/>
              <table:filter-condition table:value="-4,-25" table:operator="=" table:field-number="0"/>
              <table:filter-condition table:value="-4,-24" table:operator="=" table:field-number="0"/>
              <table:filter-condition table:value="-4,-23" table:operator="=" table:field-number="0"/>
              <table:filter-condition table:value="-5,-23" table:operator="=" table:field-number="0"/>
              <table:filter-condition table:value="-4,-23" table:operator="=" table:field-number="0"/>
              <table:filter-condition table:value="-5,-23" table:operator="=" table:field-number="0"/>
              <table:filter-condition table:value="-6,-23" table:operator="=" table:field-number="0"/>
              <table:filter-condition table:value="-5,-23" table:operator="=" table:field-number="0"/>
              <table:filter-condition table:value="-4,-23" table:operator="=" table:field-number="0"/>
              <table:filter-condition table:value="-3,-23" table:operator="=" table:field-number="0"/>
              <table:filter-condition table:value="-4,-23" table:operator="=" table:field-number="0"/>
              <table:filter-condition table:value="-4,-24" table:operator="=" table:field-number="0"/>
              <table:filter-condition table:value="-4,-25" table:operator="=" table:field-number="0"/>
              <table:filter-condition table:value="-5,-25" table:operator="=" table:field-number="0"/>
              <table:filter-condition table:value="-6,-25" table:operator="=" table:field-number="0"/>
              <table:filter-condition table:value="-5,-25" table:operator="=" table:field-number="0"/>
              <table:filter-condition table:value="-6,-25" table:operator="=" table:field-number="0"/>
              <table:filter-condition table:value="-5,-25" table:operator="=" table:field-number="0"/>
              <table:filter-condition table:value="-5,-24" table:operator="=" table:field-number="0"/>
              <table:filter-condition table:value="-6,-24" table:operator="=" table:field-number="0"/>
              <table:filter-condition table:value="-5,-24" table:operator="=" table:field-number="0"/>
              <table:filter-condition table:value="-4,-24" table:operator="=" table:field-number="0"/>
              <table:filter-condition table:value="-3,-24" table:operator="=" table:field-number="0"/>
              <table:filter-condition table:value="-3,-25" table:operator="=" table:field-number="0"/>
              <table:filter-condition table:value="-4,-25" table:operator="=" table:field-number="0"/>
              <table:filter-condition table:value="-5,-25" table:operator="=" table:field-number="0"/>
              <table:filter-condition table:value="-5,-26" table:operator="=" table:field-number="0"/>
              <table:filter-condition table:value="-5,-25" table:operator="=" table:field-number="0"/>
              <table:filter-condition table:value="-5,-24" table:operator="=" table:field-number="0"/>
              <table:filter-condition table:value="-5,-23" table:operator="=" table:field-number="0"/>
              <table:filter-condition table:value="-5,-24" table:operator="=" table:field-number="0"/>
              <table:filter-condition table:value="-5,-23" table:operator="=" table:field-number="0"/>
              <table:filter-condition table:value="-5,-22" table:operator="=" table:field-number="0"/>
              <table:filter-condition table:value="-6,-22" table:operator="=" table:field-number="0"/>
              <table:filter-condition table:value="-7,-22" table:operator="=" table:field-number="0"/>
              <table:filter-condition table:value="-8,-22" table:operator="=" table:field-number="0"/>
              <table:filter-condition table:value="-8,-23" table:operator="=" table:field-number="0"/>
              <table:filter-condition table:value="-8,-24" table:operator="=" table:field-number="0"/>
              <table:filter-condition table:value="-9,-24" table:operator="=" table:field-number="0"/>
              <table:filter-condition table:value="-10,-24" table:operator="=" table:field-number="0"/>
              <table:filter-condition table:value="-10,-23" table:operator="=" table:field-number="0"/>
              <table:filter-condition table:value="-11,-23" table:operator="=" table:field-number="0"/>
              <table:filter-condition table:value="-11,-22" table:operator="=" table:field-number="0"/>
              <table:filter-condition table:value="-12,-22" table:operator="=" table:field-number="0"/>
              <table:filter-condition table:value="-12,-21" table:operator="=" table:field-number="0"/>
              <table:filter-condition table:value="-12,-22" table:operator="=" table:field-number="0"/>
              <table:filter-condition table:value="-12,-23" table:operator="=" table:field-number="0"/>
              <table:filter-condition table:value="-12,-22" table:operator="=" table:field-number="0"/>
              <table:filter-condition table:value="-13,-22" table:operator="=" table:field-number="0"/>
              <table:filter-condition table:value="-12,-22" table:operator="=" table:field-number="0"/>
              <table:filter-condition table:value="-13,-22" table:operator="=" table:field-number="0"/>
              <table:filter-condition table:value="-12,-22" table:operator="=" table:field-number="0"/>
              <table:filter-condition table:value="-13,-22" table:operator="=" table:field-number="0"/>
              <table:filter-condition table:value="-14,-22" table:operator="=" table:field-number="0"/>
              <table:filter-condition table:value="-14,-21" table:operator="=" table:field-number="0"/>
              <table:filter-condition table:value="-14,-20" table:operator="=" table:field-number="0"/>
              <table:filter-condition table:value="-15,-20" table:operator="=" table:field-number="0"/>
              <table:filter-condition table:value="-15,-19" table:operator="=" table:field-number="0"/>
              <table:filter-condition table:value="-15,-18" table:operator="=" table:field-number="0"/>
              <table:filter-condition table:value="-14,-18" table:operator="=" table:field-number="0"/>
              <table:filter-condition table:value="-14,-19" table:operator="=" table:field-number="0"/>
              <table:filter-condition table:value="-14,-18" table:operator="=" table:field-number="0"/>
              <table:filter-condition table:value="-13,-18" table:operator="=" table:field-number="0"/>
              <table:filter-condition table:value="-13,-17" table:operator="=" table:field-number="0"/>
              <table:filter-condition table:value="-14,-17" table:operator="=" table:field-number="0"/>
              <table:filter-condition table:value="-14,-18" table:operator="=" table:field-number="0"/>
              <table:filter-condition table:value="-15,-18" table:operator="=" table:field-number="0"/>
              <table:filter-condition table:value="-14,-18" table:operator="=" table:field-number="0"/>
              <table:filter-condition table:value="-13,-18" table:operator="=" table:field-number="0"/>
              <table:filter-condition table:value="-13,-19" table:operator="=" table:field-number="0"/>
              <table:filter-condition table:value="-13,-18" table:operator="=" table:field-number="0"/>
              <table:filter-condition table:value="-13,-19" table:operator="=" table:field-number="0"/>
              <table:filter-condition table:value="-14,-19" table:operator="=" table:field-number="0"/>
              <table:filter-condition table:value="-13,-19" table:operator="=" table:field-number="0"/>
              <table:filter-condition table:value="-14,-19" table:operator="=" table:field-number="0"/>
              <table:filter-condition table:value="-15,-19" table:operator="=" table:field-number="0"/>
              <table:filter-condition table:value="-15,-20" table:operator="=" table:field-number="0"/>
              <table:filter-condition table:value="-14,-20" table:operator="=" table:field-number="0"/>
              <table:filter-condition table:value="-14,-19" table:operator="=" table:field-number="0"/>
              <table:filter-condition table:value="-14,-18" table:operator="=" table:field-number="0"/>
              <table:filter-condition table:value="-14,-19" table:operator="=" table:field-number="0"/>
              <table:filter-condition table:value="-13,-19" table:operator="=" table:field-number="0"/>
              <table:filter-condition table:value="-13,-18" table:operator="=" table:field-number="0"/>
              <table:filter-condition table:value="-14,-18" table:operator="=" table:field-number="0"/>
              <table:filter-condition table:value="-14,-17" table:operator="=" table:field-number="0"/>
              <table:filter-condition table:value="-15,-17" table:operator="=" table:field-number="0"/>
              <table:filter-condition table:value="-15,-18" table:operator="=" table:field-number="0"/>
              <table:filter-condition table:value="-15,-19" table:operator="=" table:field-number="0"/>
              <table:filter-condition table:value="-15,-20" table:operator="=" table:field-number="0"/>
              <table:filter-condition table:value="-16,-20" table:operator="=" table:field-number="0"/>
              <table:filter-condition table:value="-16,-21" table:operator="=" table:field-number="0"/>
              <table:filter-condition table:value="-15,-21" table:operator="=" table:field-number="0"/>
              <table:filter-condition table:value="-15,-22" table:operator="=" table:field-number="0"/>
              <table:filter-condition table:value="-15,-21" table:operator="=" table:field-number="0"/>
              <table:filter-condition table:value="-15,-22" table:operator="=" table:field-number="0"/>
              <table:filter-condition table:value="-14,-22" table:operator="=" table:field-number="0"/>
              <table:filter-condition table:value="-13,-22" table:operator="=" table:field-number="0"/>
              <table:filter-condition table:value="-12,-22" table:operator="=" table:field-number="0"/>
              <table:filter-condition table:value="-12,-21" table:operator="=" table:field-number="0"/>
              <table:filter-condition table:value="-12,-20" table:operator="=" table:field-number="0"/>
              <table:filter-condition table:value="-13,-20" table:operator="=" table:field-number="0"/>
              <table:filter-condition table:value="-13,-19" table:operator="=" table:field-number="0"/>
              <table:filter-condition table:value="-14,-19" table:operator="=" table:field-number="0"/>
              <table:filter-condition table:value="-14,-20" table:operator="=" table:field-number="0"/>
              <table:filter-condition table:value="-14,-19" table:operator="=" table:field-number="0"/>
              <table:filter-condition table:value="-13,-19" table:operator="=" table:field-number="0"/>
              <table:filter-condition table:value="-13,-18" table:operator="=" table:field-number="0"/>
              <table:filter-condition table:value="-13,-19" table:operator="=" table:field-number="0"/>
              <table:filter-condition table:value="-13,-20" table:operator="=" table:field-number="0"/>
              <table:filter-condition table:value="-14,-20" table:operator="=" table:field-number="0"/>
              <table:filter-condition table:value="-15,-20" table:operator="=" table:field-number="0"/>
              <table:filter-condition table:value="-16,-20" table:operator="=" table:field-number="0"/>
              <table:filter-condition table:value="-16,-21" table:operator="=" table:field-number="0"/>
              <table:filter-condition table:value="-17,-21" table:operator="=" table:field-number="0"/>
              <table:filter-condition table:value="-18,-21" table:operator="=" table:field-number="0"/>
              <table:filter-condition table:value="-17,-21" table:operator="=" table:field-number="0"/>
              <table:filter-condition table:value="-17,-20" table:operator="=" table:field-number="0"/>
              <table:filter-condition table:value="-16,-20" table:operator="=" table:field-number="0"/>
              <table:filter-condition table:value="-17,-20" table:operator="=" table:field-number="0"/>
              <table:filter-condition table:value="-16,-20" table:operator="=" table:field-number="0"/>
              <table:filter-condition table:value="-17,-20" table:operator="=" table:field-number="0"/>
              <table:filter-condition table:value="-17,-19" table:operator="=" table:field-number="0"/>
              <table:filter-condition table:value="-18,-19" table:operator="=" table:field-number="0"/>
              <table:filter-condition table:value="-17,-19" table:operator="=" table:field-number="0"/>
              <table:filter-condition table:value="-17,-20" table:operator="=" table:field-number="0"/>
              <table:filter-condition table:value="-16,-20" table:operator="=" table:field-number="0"/>
              <table:filter-condition table:value="-15,-20" table:operator="=" table:field-number="0"/>
              <table:filter-condition table:value="-14,-20" table:operator="=" table:field-number="0"/>
              <table:filter-condition table:value="-14,-21" table:operator="=" table:field-number="0"/>
              <table:filter-condition table:value="-15,-21" table:operator="=" table:field-number="0"/>
              <table:filter-condition table:value="-15,-22" table:operator="=" table:field-number="0"/>
              <table:filter-condition table:value="-15,-21" table:operator="=" table:field-number="0"/>
              <table:filter-condition table:value="-16,-21" table:operator="=" table:field-number="0"/>
              <table:filter-condition table:value="-15,-21" table:operator="=" table:field-number="0"/>
              <table:filter-condition table:value="-15,-22" table:operator="=" table:field-number="0"/>
              <table:filter-condition table:value="-14,-22" table:operator="=" table:field-number="0"/>
              <table:filter-condition table:value="-13,-22" table:operator="=" table:field-number="0"/>
              <table:filter-condition table:value="-14,-22" table:operator="=" table:field-number="0"/>
              <table:filter-condition table:value="-14,-21" table:operator="=" table:field-number="0"/>
              <table:filter-condition table:value="-14,-20" table:operator="=" table:field-number="0"/>
              <table:filter-condition table:value="-14,-19" table:operator="=" table:field-number="0"/>
              <table:filter-condition table:value="-14,-20" table:operator="=" table:field-number="0"/>
              <table:filter-condition table:value="-14,-19" table:operator="=" table:field-number="0"/>
              <table:filter-condition table:value="-14,-18" table:operator="=" table:field-number="0"/>
              <table:filter-condition table:value="-14,-17" table:operator="=" table:field-number="0"/>
              <table:filter-condition table:value="-14,-18" table:operator="=" table:field-number="0"/>
              <table:filter-condition table:value="-15,-18" table:operator="=" table:field-number="0"/>
              <table:filter-condition table:value="-15,-17" table:operator="=" table:field-number="0"/>
              <table:filter-condition table:value="-15,-16" table:operator="=" table:field-number="0"/>
              <table:filter-condition table:value="-16,-16" table:operator="=" table:field-number="0"/>
              <table:filter-condition table:value="-16,-17" table:operator="=" table:field-number="0"/>
              <table:filter-condition table:value="-16,-18" table:operator="=" table:field-number="0"/>
              <table:filter-condition table:value="-16,-17" table:operator="=" table:field-number="0"/>
              <table:filter-condition table:value="-16,-16" table:operator="=" table:field-number="0"/>
              <table:filter-condition table:value="-16,-15" table:operator="=" table:field-number="0"/>
              <table:filter-condition table:value="-15,-15" table:operator="=" table:field-number="0"/>
              <table:filter-condition table:value="-15,-16" table:operator="=" table:field-number="0"/>
              <table:filter-condition table:value="-14,-16" table:operator="=" table:field-number="0"/>
              <table:filter-condition table:value="-14,-17" table:operator="=" table:field-number="0"/>
              <table:filter-condition table:value="-15,-17" table:operator="=" table:field-number="0"/>
              <table:filter-condition table:value="-14,-17" table:operator="=" table:field-number="0"/>
              <table:filter-condition table:value="-13,-17" table:operator="=" table:field-number="0"/>
              <table:filter-condition table:value="-13,-16" table:operator="=" table:field-number="0"/>
              <table:filter-condition table:value="-13,-15" table:operator="=" table:field-number="0"/>
              <table:filter-condition table:value="-14,-15" table:operator="=" table:field-number="0"/>
              <table:filter-condition table:value="-13,-15" table:operator="=" table:field-number="0"/>
              <table:filter-condition table:value="-14,-15" table:operator="=" table:field-number="0"/>
              <table:filter-condition table:value="-13,-15" table:operator="=" table:field-number="0"/>
              <table:filter-condition table:value="-13,-16" table:operator="=" table:field-number="0"/>
              <table:filter-condition table:value="-12,-16" table:operator="=" table:field-number="0"/>
              <table:filter-condition table:value="-12,-15" table:operator="=" table:field-number="0"/>
              <table:filter-condition table:value="-13,-15" table:operator="=" table:field-number="0"/>
              <table:filter-condition table:value="-13,-16" table:operator="=" table:field-number="0"/>
              <table:filter-condition table:value="-14,-16" table:operator="=" table:field-number="0"/>
              <table:filter-condition table:value="-13,-16" table:operator="=" table:field-number="0"/>
              <table:filter-condition table:value="-13,-15" table:operator="=" table:field-number="0"/>
              <table:filter-condition table:value="-12,-15" table:operator="=" table:field-number="0"/>
              <table:filter-condition table:value="-11,-15" table:operator="=" table:field-number="0"/>
              <table:filter-condition table:value="-10,-15" table:operator="=" table:field-number="0"/>
              <table:filter-condition table:value="-9,-15" table:operator="=" table:field-number="0"/>
              <table:filter-condition table:value="-10,-15" table:operator="=" table:field-number="0"/>
              <table:filter-condition table:value="-9,-15" table:operator="=" table:field-number="0"/>
              <table:filter-condition table:value="-9,-16" table:operator="=" table:field-number="0"/>
              <table:filter-condition table:value="-8,-16" table:operator="=" table:field-number="0"/>
              <table:filter-condition table:value="-8,-15" table:operator="=" table:field-number="0"/>
              <table:filter-condition table:value="-8,-16" table:operator="=" table:field-number="0"/>
              <table:filter-condition table:value="-7,-16" table:operator="=" table:field-number="0"/>
              <table:filter-condition table:value="-7,-15" table:operator="=" table:field-number="0"/>
              <table:filter-condition table:value="-7,-16" table:operator="=" table:field-number="0"/>
              <table:filter-condition table:value="-7,-17" table:operator="=" table:field-number="0"/>
              <table:filter-condition table:value="-7,-16" table:operator="=" table:field-number="0"/>
              <table:filter-condition table:value="-7,-17" table:operator="=" table:field-number="0"/>
              <table:filter-condition table:value="-8,-17" table:operator="=" table:field-number="0"/>
              <table:filter-condition table:value="-8,-18" table:operator="=" table:field-number="0"/>
              <table:filter-condition table:value="-8,-19" table:operator="=" table:field-number="0"/>
              <table:filter-condition table:value="-9,-19" table:operator="=" table:field-number="0"/>
              <table:filter-condition table:value="-10,-19" table:operator="=" table:field-number="0"/>
              <table:filter-condition table:value="-10,-18" table:operator="=" table:field-number="0"/>
              <table:filter-condition table:value="-10,-17" table:operator="=" table:field-number="0"/>
              <table:filter-condition table:value="-9,-17" table:operator="=" table:field-number="0"/>
              <table:filter-condition table:value="-8,-17" table:operator="=" table:field-number="0"/>
              <table:filter-condition table:value="-9,-17" table:operator="=" table:field-number="0"/>
              <table:filter-condition table:value="-9,-18" table:operator="=" table:field-number="0"/>
              <table:filter-condition table:value="-10,-18" table:operator="=" table:field-number="0"/>
              <table:filter-condition table:value="-9,-18" table:operator="=" table:field-number="0"/>
              <table:filter-condition table:value="-9,-17" table:operator="=" table:field-number="0"/>
              <table:filter-condition table:value="-8,-17" table:operator="=" table:field-number="0"/>
              <table:filter-condition table:value="-8,-16" table:operator="=" table:field-number="0"/>
              <table:filter-condition table:value="-8,-15" table:operator="=" table:field-number="0"/>
              <table:filter-condition table:value="-9,-15" table:operator="=" table:field-number="0"/>
              <table:filter-condition table:value="-9,-16" table:operator="=" table:field-number="0"/>
              <table:filter-condition table:value="-10,-16" table:operator="=" table:field-number="0"/>
              <table:filter-condition table:value="-10,-15" table:operator="=" table:field-number="0"/>
              <table:filter-condition table:value="-9,-15" table:operator="=" table:field-number="0"/>
              <table:filter-condition table:value="-9,-14" table:operator="=" table:field-number="0"/>
              <table:filter-condition table:value="-10,-14" table:operator="=" table:field-number="0"/>
              <table:filter-condition table:value="-10,-15" table:operator="=" table:field-number="0"/>
              <table:filter-condition table:value="-10,-16" table:operator="=" table:field-number="0"/>
              <table:filter-condition table:value="-10,-17" table:operator="=" table:field-number="0"/>
              <table:filter-condition table:value="-9,-17" table:operator="=" table:field-number="0"/>
              <table:filter-condition table:value="-8,-17" table:operator="=" table:field-number="0"/>
              <table:filter-condition table:value="-9,-17" table:operator="=" table:field-number="0"/>
              <table:filter-condition table:value="-8,-17" table:operator="=" table:field-number="0"/>
              <table:filter-condition table:value="-8,-16" table:operator="=" table:field-number="0"/>
              <table:filter-condition table:value="-9,-16" table:operator="=" table:field-number="0"/>
              <table:filter-condition table:value="-10,-16" table:operator="=" table:field-number="0"/>
              <table:filter-condition table:value="-9,-16" table:operator="=" table:field-number="0"/>
              <table:filter-condition table:value="-8,-16" table:operator="=" table:field-number="0"/>
              <table:filter-condition table:value="-7,-16" table:operator="=" table:field-number="0"/>
              <table:filter-condition table:value="-8,-16" table:operator="=" table:field-number="0"/>
              <table:filter-condition table:value="-9,-16" table:operator="=" table:field-number="0"/>
              <table:filter-condition table:value="-10,-16" table:operator="=" table:field-number="0"/>
              <table:filter-condition table:value="-9,-16" table:operator="=" table:field-number="0"/>
              <table:filter-condition table:value="-10,-16" table:operator="=" table:field-number="0"/>
              <table:filter-condition table:value="-9,-16" table:operator="=" table:field-number="0"/>
              <table:filter-condition table:value="-9,-15" table:operator="=" table:field-number="0"/>
              <table:filter-condition table:value="-9,-14" table:operator="=" table:field-number="0"/>
              <table:filter-condition table:value="-10,-14" table:operator="=" table:field-number="0"/>
              <table:filter-condition table:value="-11,-14" table:operator="=" table:field-number="0"/>
              <table:filter-condition table:value="-12,-14" table:operator="=" table:field-number="0"/>
              <table:filter-condition table:value="-12,-15" table:operator="=" table:field-number="0"/>
              <table:filter-condition table:value="-13,-15" table:operator="=" table:field-number="0"/>
              <table:filter-condition table:value="-12,-15" table:operator="=" table:field-number="0"/>
              <table:filter-condition table:value="-12,-16" table:operator="=" table:field-number="0"/>
              <table:filter-condition table:value="-12,-15" table:operator="=" table:field-number="0"/>
              <table:filter-condition table:value="-11,-15" table:operator="=" table:field-number="0"/>
              <table:filter-condition table:value="-11,-16" table:operator="=" table:field-number="0"/>
              <table:filter-condition table:value="-10,-16" table:operator="=" table:field-number="0"/>
              <table:filter-condition table:value="-10,-17" table:operator="=" table:field-number="0"/>
              <table:filter-condition table:value="-11,-17" table:operator="=" table:field-number="0"/>
              <table:filter-condition table:value="-11,-18" table:operator="=" table:field-number="0"/>
              <table:filter-condition table:value="-10,-18" table:operator="=" table:field-number="0"/>
              <table:filter-condition table:value="-10,-17" table:operator="=" table:field-number="0"/>
              <table:filter-condition table:value="-10,-16" table:operator="=" table:field-number="0"/>
              <table:filter-condition table:value="-10,-15" table:operator="=" table:field-number="0"/>
              <table:filter-condition table:value="-9,-15" table:operator="=" table:field-number="0"/>
              <table:filter-condition table:value="-9,-14" table:operator="=" table:field-number="0"/>
              <table:filter-condition table:value="-8,-14" table:operator="=" table:field-number="0"/>
              <table:filter-condition table:value="-8,-13" table:operator="=" table:field-number="0"/>
              <table:filter-condition table:value="-8,-14" table:operator="=" table:field-number="0"/>
              <table:filter-condition table:value="-9,-14" table:operator="=" table:field-number="0"/>
              <table:filter-condition table:value="-10,-14" table:operator="=" table:field-number="0"/>
              <table:filter-condition table:value="-9,-14" table:operator="=" table:field-number="0"/>
              <table:filter-condition table:value="-9,-15" table:operator="=" table:field-number="0"/>
              <table:filter-condition table:value="-8,-15" table:operator="=" table:field-number="0"/>
              <table:filter-condition table:value="-8,-16" table:operator="=" table:field-number="0"/>
              <table:filter-condition table:value="-8,-17" table:operator="=" table:field-number="0"/>
              <table:filter-condition table:value="-7,-17" table:operator="=" table:field-number="0"/>
              <table:filter-condition table:value="-6,-17" table:operator="=" table:field-number="0"/>
              <table:filter-condition table:value="-7,-17" table:operator="=" table:field-number="0"/>
              <table:filter-condition table:value="-8,-17" table:operator="=" table:field-number="0"/>
              <table:filter-condition table:value="-9,-17" table:operator="=" table:field-number="0"/>
              <table:filter-condition table:value="-9,-18" table:operator="=" table:field-number="0"/>
              <table:filter-condition table:value="-8,-18" table:operator="=" table:field-number="0"/>
              <table:filter-condition table:value="-8,-17" table:operator="=" table:field-number="0"/>
              <table:filter-condition table:value="-8,-16" table:operator="=" table:field-number="0"/>
              <table:filter-condition table:value="-9,-16" table:operator="=" table:field-number="0"/>
              <table:filter-condition table:value="-9,-17" table:operator="=" table:field-number="0"/>
              <table:filter-condition table:value="-8,-17" table:operator="=" table:field-number="0"/>
              <table:filter-condition table:value="-9,-17" table:operator="=" table:field-number="0"/>
              <table:filter-condition table:value="-9,-18" table:operator="=" table:field-number="0"/>
              <table:filter-condition table:value="-9,-19" table:operator="=" table:field-number="0"/>
              <table:filter-condition table:value="-10,-19" table:operator="=" table:field-number="0"/>
              <table:filter-condition table:value="-11,-19" table:operator="=" table:field-number="0"/>
              <table:filter-condition table:value="-11,-20" table:operator="=" table:field-number="0"/>
              <table:filter-condition table:value="-11,-19" table:operator="=" table:field-number="0"/>
              <table:filter-condition table:value="-11,-18" table:operator="=" table:field-number="0"/>
              <table:filter-condition table:value="-10,-18" table:operator="=" table:field-number="0"/>
              <table:filter-condition table:value="-10,-17" table:operator="=" table:field-number="0"/>
              <table:filter-condition table:value="-9,-17" table:operator="=" table:field-number="0"/>
              <table:filter-condition table:value="-8,-17" table:operator="=" table:field-number="0"/>
              <table:filter-condition table:value="-8,-16" table:operator="=" table:field-number="0"/>
              <table:filter-condition table:value="-7,-16" table:operator="=" table:field-number="0"/>
              <table:filter-condition table:value="-8,-16" table:operator="=" table:field-number="0"/>
              <table:filter-condition table:value="-8,-15" table:operator="=" table:field-number="0"/>
              <table:filter-condition table:value="-7,-15" table:operator="=" table:field-number="0"/>
              <table:filter-condition table:value="-7,-16" table:operator="=" table:field-number="0"/>
              <table:filter-condition table:value="-8,-16" table:operator="=" table:field-number="0"/>
              <table:filter-condition table:value="-8,-15" table:operator="=" table:field-number="0"/>
              <table:filter-condition table:value="-9,-15" table:operator="=" table:field-number="0"/>
              <table:filter-condition table:value="-9,-14" table:operator="=" table:field-number="0"/>
              <table:filter-condition table:value="-9,-15" table:operator="=" table:field-number="0"/>
              <table:filter-condition table:value="-8,-15" table:operator="=" table:field-number="0"/>
              <table:filter-condition table:value="-7,-15" table:operator="=" table:field-number="0"/>
              <table:filter-condition table:value="-8,-15" table:operator="=" table:field-number="0"/>
              <table:filter-condition table:value="-8,-14" table:operator="=" table:field-number="0"/>
              <table:filter-condition table:value="-8,-13" table:operator="=" table:field-number="0"/>
              <table:filter-condition table:value="-7,-13" table:operator="=" table:field-number="0"/>
              <table:filter-condition table:value="-7,-14" table:operator="=" table:field-number="0"/>
              <table:filter-condition table:value="-8,-14" table:operator="=" table:field-number="0"/>
              <table:filter-condition table:value="-8,-15" table:operator="=" table:field-number="0"/>
              <table:filter-condition table:value="-8,-16" table:operator="=" table:field-number="0"/>
              <table:filter-condition table:value="-8,-15" table:operator="=" table:field-number="0"/>
              <table:filter-condition table:value="-8,-14" table:operator="=" table:field-number="0"/>
              <table:filter-condition table:value="-7,-14" table:operator="=" table:field-number="0"/>
              <table:filter-condition table:value="-8,-14" table:operator="=" table:field-number="0"/>
              <table:filter-condition table:value="-7,-14" table:operator="=" table:field-number="0"/>
              <table:filter-condition table:value="-8,-14" table:operator="=" table:field-number="0"/>
              <table:filter-condition table:value="-7,-14" table:operator="=" table:field-number="0"/>
              <table:filter-condition table:value="-7,-13" table:operator="=" table:field-number="0"/>
              <table:filter-condition table:value="-6,-13" table:operator="=" table:field-number="0"/>
              <table:filter-condition table:value="-7,-13" table:operator="=" table:field-number="0"/>
              <table:filter-condition table:value="-8,-13" table:operator="=" table:field-number="0"/>
              <table:filter-condition table:value="-7,-13" table:operator="=" table:field-number="0"/>
              <table:filter-condition table:value="-8,-13" table:operator="=" table:field-number="0"/>
              <table:filter-condition table:value="-7,-13" table:operator="=" table:field-number="0"/>
              <table:filter-condition table:value="-7,-14" table:operator="=" table:field-number="0"/>
              <table:filter-condition table:value="-7,-13" table:operator="=" table:field-number="0"/>
              <table:filter-condition table:value="-6,-13" table:operator="=" table:field-number="0"/>
              <table:filter-condition table:value="-6,-14" table:operator="=" table:field-number="0"/>
              <table:filter-condition table:value="-7,-14" table:operator="=" table:field-number="0"/>
              <table:filter-condition table:value="-6,-14" table:operator="=" table:field-number="0"/>
              <table:filter-condition table:value="-7,-14" table:operator="=" table:field-number="0"/>
              <table:filter-condition table:value="-7,-13" table:operator="=" table:field-number="0"/>
              <table:filter-condition table:value="-7,-12" table:operator="=" table:field-number="0"/>
              <table:filter-condition table:value="-6,-12" table:operator="=" table:field-number="0"/>
              <table:filter-condition table:value="-5,-12" table:operator="=" table:field-number="0"/>
              <table:filter-condition table:value="-6,-12" table:operator="=" table:field-number="0"/>
              <table:filter-condition table:value="-5,-12" table:operator="=" table:field-number="0"/>
              <table:filter-condition table:value="-5,-11" table:operator="=" table:field-number="0"/>
              <table:filter-condition table:value="-6,-11" table:operator="=" table:field-number="0"/>
              <table:filter-condition table:value="-6,-10" table:operator="=" table:field-number="0"/>
              <table:filter-condition table:value="-6,-9" table:operator="=" table:field-number="0"/>
              <table:filter-condition table:value="-6,-10" table:operator="=" table:field-number="0"/>
              <table:filter-condition table:value="-7,-10" table:operator="=" table:field-number="0"/>
              <table:filter-condition table:value="-7,-9" table:operator="=" table:field-number="0"/>
              <table:filter-condition table:value="-8,-9" table:operator="=" table:field-number="0"/>
              <table:filter-condition table:value="-9,-9" table:operator="=" table:field-number="0"/>
              <table:filter-condition table:value="-9,-10" table:operator="=" table:field-number="0"/>
              <table:filter-condition table:value="-8,-10" table:operator="=" table:field-number="0"/>
              <table:filter-condition table:value="-7,-10" table:operator="=" table:field-number="0"/>
              <table:filter-condition table:value="-8,-10" table:operator="=" table:field-number="0"/>
              <table:filter-condition table:value="-8,-11" table:operator="=" table:field-number="0"/>
              <table:filter-condition table:value="-7,-11" table:operator="=" table:field-number="0"/>
              <table:filter-condition table:value="-8,-11" table:operator="=" table:field-number="0"/>
              <table:filter-condition table:value="-9,-11" table:operator="=" table:field-number="0"/>
              <table:filter-condition table:value="-10,-11" table:operator="=" table:field-number="0"/>
              <table:filter-condition table:value="-10,-10" table:operator="=" table:field-number="0"/>
              <table:filter-condition table:value="-10,-9" table:operator="=" table:field-number="0"/>
              <table:filter-condition table:value="-11,-9" table:operator="=" table:field-number="0"/>
              <table:filter-condition table:value="-12,-9" table:operator="=" table:field-number="0"/>
              <table:filter-condition table:value="-12,-10" table:operator="=" table:field-number="0"/>
              <table:filter-condition table:value="-13,-10" table:operator="=" table:field-number="0"/>
              <table:filter-condition table:value="-13,-9" table:operator="=" table:field-number="0"/>
              <table:filter-condition table:value="-13,-10" table:operator="=" table:field-number="0"/>
              <table:filter-condition table:value="-13,-11" table:operator="=" table:field-number="0"/>
              <table:filter-condition table:value="-13,-10" table:operator="=" table:field-number="0"/>
              <table:filter-condition table:value="-13,-11" table:operator="=" table:field-number="0"/>
              <table:filter-condition table:value="-14,-11" table:operator="=" table:field-number="0"/>
              <table:filter-condition table:value="-13,-11" table:operator="=" table:field-number="0"/>
              <table:filter-condition table:value="-12,-11" table:operator="=" table:field-number="0"/>
              <table:filter-condition table:value="-13,-11" table:operator="=" table:field-number="0"/>
              <table:filter-condition table:value="-12,-11" table:operator="=" table:field-number="0"/>
              <table:filter-condition table:value="-11,-11" table:operator="=" table:field-number="0"/>
              <table:filter-condition table:value="-10,-11" table:operator="=" table:field-number="0"/>
              <table:filter-condition table:value="-10,-10" table:operator="=" table:field-number="0"/>
              <table:filter-condition table:value="-9,-10" table:operator="=" table:field-number="0"/>
              <table:filter-condition table:value="-9,-11" table:operator="=" table:field-number="0"/>
              <table:filter-condition table:value="-10,-11" table:operator="=" table:field-number="0"/>
              <table:filter-condition table:value="-10,-12" table:operator="=" table:field-number="0"/>
              <table:filter-condition table:value="-10,-13" table:operator="=" table:field-number="0"/>
              <table:filter-condition table:value="-10,-14" table:operator="=" table:field-number="0"/>
              <table:filter-condition table:value="-10,-13" table:operator="=" table:field-number="0"/>
              <table:filter-condition table:value="-9,-13" table:operator="=" table:field-number="0"/>
              <table:filter-condition table:value="-9,-12" table:operator="=" table:field-number="0"/>
              <table:filter-condition table:value="-10,-12" table:operator="=" table:field-number="0"/>
              <table:filter-condition table:value="-9,-12" table:operator="=" table:field-number="0"/>
              <table:filter-condition table:value="-10,-12" table:operator="=" table:field-number="0"/>
              <table:filter-condition table:value="-10,-13" table:operator="=" table:field-number="0"/>
              <table:filter-condition table:value="-10,-12" table:operator="=" table:field-number="0"/>
              <table:filter-condition table:value="-9,-12" table:operator="=" table:field-number="0"/>
              <table:filter-condition table:value="-10,-12" table:operator="=" table:field-number="0"/>
              <table:filter-condition table:value="-10,-11" table:operator="=" table:field-number="0"/>
              <table:filter-condition table:value="-11,-11" table:operator="=" table:field-number="0"/>
              <table:filter-condition table:value="-12,-11" table:operator="=" table:field-number="0"/>
              <table:filter-condition table:value="-12,-10" table:operator="=" table:field-number="0"/>
              <table:filter-condition table:value="-12,-11" table:operator="=" table:field-number="0"/>
              <table:filter-condition table:value="-12,-12" table:operator="=" table:field-number="0"/>
              <table:filter-condition table:value="-13,-12" table:operator="=" table:field-number="0"/>
              <table:filter-condition table:value="-13,-11" table:operator="=" table:field-number="0"/>
              <table:filter-condition table:value="-13,-12" table:operator="=" table:field-number="0"/>
              <table:filter-condition table:value="-13,-11" table:operator="=" table:field-number="0"/>
              <table:filter-condition table:value="-13,-12" table:operator="=" table:field-number="0"/>
              <table:filter-condition table:value="-13,-11" table:operator="=" table:field-number="0"/>
              <table:filter-condition table:value="-13,-12" table:operator="=" table:field-number="0"/>
              <table:filter-condition table:value="-14,-12" table:operator="=" table:field-number="0"/>
              <table:filter-condition table:value="-13,-12" table:operator="=" table:field-number="0"/>
              <table:filter-condition table:value="-13,-13" table:operator="=" table:field-number="0"/>
              <table:filter-condition table:value="-13,-12" table:operator="=" table:field-number="0"/>
              <table:filter-condition table:value="-13,-11" table:operator="=" table:field-number="0"/>
              <table:filter-condition table:value="-13,-12" table:operator="=" table:field-number="0"/>
              <table:filter-condition table:value="-12,-12" table:operator="=" table:field-number="0"/>
              <table:filter-condition table:value="-12,-13" table:operator="=" table:field-number="0"/>
              <table:filter-condition table:value="-12,-12" table:operator="=" table:field-number="0"/>
              <table:filter-condition table:value="-13,-12" table:operator="=" table:field-number="0"/>
              <table:filter-condition table:value="-13,-11" table:operator="=" table:field-number="0"/>
              <table:filter-condition table:value="-12,-11" table:operator="=" table:field-number="0"/>
              <table:filter-condition table:value="-12,-10" table:operator="=" table:field-number="0"/>
              <table:filter-condition table:value="-12,-11" table:operator="=" table:field-number="0"/>
              <table:filter-condition table:value="-12,-12" table:operator="=" table:field-number="0"/>
              <table:filter-condition table:value="-12,-11" table:operator="=" table:field-number="0"/>
              <table:filter-condition table:value="-11,-11" table:operator="=" table:field-number="0"/>
              <table:filter-condition table:value="-10,-11" table:operator="=" table:field-number="0"/>
              <table:filter-condition table:value="-9,-11" table:operator="=" table:field-number="0"/>
              <table:filter-condition table:value="-10,-11" table:operator="=" table:field-number="0"/>
              <table:filter-condition table:value="-11,-11" table:operator="=" table:field-number="0"/>
              <table:filter-condition table:value="-10,-11" table:operator="=" table:field-number="0"/>
              <table:filter-condition table:value="-10,-12" table:operator="=" table:field-number="0"/>
              <table:filter-condition table:value="-10,-11" table:operator="=" table:field-number="0"/>
              <table:filter-condition table:value="-10,-12" table:operator="=" table:field-number="0"/>
              <table:filter-condition table:value="-10,-13" table:operator="=" table:field-number="0"/>
              <table:filter-condition table:value="-10,-12" table:operator="=" table:field-number="0"/>
              <table:filter-condition table:value="-11,-12" table:operator="=" table:field-number="0"/>
              <table:filter-condition table:value="-10,-12" table:operator="=" table:field-number="0"/>
              <table:filter-condition table:value="-10,-11" table:operator="=" table:field-number="0"/>
              <table:filter-condition table:value="-10,-12" table:operator="=" table:field-number="0"/>
              <table:filter-condition table:value="-10,-11" table:operator="=" table:field-number="0"/>
              <table:filter-condition table:value="-9,-11" table:operator="=" table:field-number="0"/>
              <table:filter-condition table:value="-10,-11" table:operator="=" table:field-number="0"/>
              <table:filter-condition table:value="-11,-11" table:operator="=" table:field-number="0"/>
              <table:filter-condition table:value="-11,-12" table:operator="=" table:field-number="0"/>
              <table:filter-condition table:value="-11,-11" table:operator="=" table:field-number="0"/>
              <table:filter-condition table:value="-11,-12" table:operator="=" table:field-number="0"/>
              <table:filter-condition table:value="-12,-12" table:operator="=" table:field-number="0"/>
              <table:filter-condition table:value="-12,-13" table:operator="=" table:field-number="0"/>
              <table:filter-condition table:value="-11,-13" table:operator="=" table:field-number="0"/>
              <table:filter-condition table:value="-11,-14" table:operator="=" table:field-number="0"/>
              <table:filter-condition table:value="-11,-13" table:operator="=" table:field-number="0"/>
              <table:filter-condition table:value="-12,-13" table:operator="=" table:field-number="0"/>
              <table:filter-condition table:value="-11,-13" table:operator="=" table:field-number="0"/>
              <table:filter-condition table:value="-12,-13" table:operator="=" table:field-number="0"/>
              <table:filter-condition table:value="-11,-13" table:operator="=" table:field-number="0"/>
              <table:filter-condition table:value="-10,-13" table:operator="=" table:field-number="0"/>
              <table:filter-condition table:value="-10,-14" table:operator="=" table:field-number="0"/>
              <table:filter-condition table:value="-10,-13" table:operator="=" table:field-number="0"/>
              <table:filter-condition table:value="-10,-14" table:operator="=" table:field-number="0"/>
              <table:filter-condition table:value="-10,-13" table:operator="=" table:field-number="0"/>
              <table:filter-condition table:value="-9,-13" table:operator="=" table:field-number="0"/>
              <table:filter-condition table:value="-10,-13" table:operator="=" table:field-number="0"/>
              <table:filter-condition table:value="-9,-13" table:operator="=" table:field-number="0"/>
              <table:filter-condition table:value="-9,-14" table:operator="=" table:field-number="0"/>
              <table:filter-condition table:value="-9,-13" table:operator="=" table:field-number="0"/>
              <table:filter-condition table:value="-9,-14" table:operator="=" table:field-number="0"/>
              <table:filter-condition table:value="-9,-15" table:operator="=" table:field-number="0"/>
              <table:filter-condition table:value="-9,-16" table:operator="=" table:field-number="0"/>
              <table:filter-condition table:value="-9,-15" table:operator="=" table:field-number="0"/>
              <table:filter-condition table:value="-9,-14" table:operator="=" table:field-number="0"/>
              <table:filter-condition table:value="-9,-13" table:operator="=" table:field-number="0"/>
              <table:filter-condition table:value="-10,-13" table:operator="=" table:field-number="0"/>
              <table:filter-condition table:value="-11,-13" table:operator="=" table:field-number="0"/>
              <table:filter-condition table:value="-11,-12" table:operator="=" table:field-number="0"/>
              <table:filter-condition table:value="-12,-12" table:operator="=" table:field-number="0"/>
              <table:filter-condition table:value="-13,-12" table:operator="=" table:field-number="0"/>
              <table:filter-condition table:value="-13,-13" table:operator="=" table:field-number="0"/>
              <table:filter-condition table:value="-14,-13" table:operator="=" table:field-number="0"/>
              <table:filter-condition table:value="-15,-13" table:operator="=" table:field-number="0"/>
              <table:filter-condition table:value="-15,-14" table:operator="=" table:field-number="0"/>
              <table:filter-condition table:value="-16,-14" table:operator="=" table:field-number="0"/>
              <table:filter-condition table:value="-16,-13" table:operator="=" table:field-number="0"/>
              <table:filter-condition table:value="-16,-14" table:operator="=" table:field-number="0"/>
              <table:filter-condition table:value="-16,-15" table:operator="=" table:field-number="0"/>
              <table:filter-condition table:value="-16,-14" table:operator="=" table:field-number="0"/>
              <table:filter-condition table:value="-15,-14" table:operator="=" table:field-number="0"/>
              <table:filter-condition table:value="-14,-14" table:operator="=" table:field-number="0"/>
              <table:filter-condition table:value="-14,-15" table:operator="=" table:field-number="0"/>
              <table:filter-condition table:value="-14,-14" table:operator="=" table:field-number="0"/>
              <table:filter-condition table:value="-14,-15" table:operator="=" table:field-number="0"/>
              <table:filter-condition table:value="-13,-15" table:operator="=" table:field-number="0"/>
              <table:filter-condition table:value="-13,-14" table:operator="=" table:field-number="0"/>
              <table:filter-condition table:value="-13,-13" table:operator="=" table:field-number="0"/>
              <table:filter-condition table:value="-14,-13" table:operator="=" table:field-number="0"/>
              <table:filter-condition table:value="-14,-14" table:operator="=" table:field-number="0"/>
              <table:filter-condition table:value="-15,-14" table:operator="=" table:field-number="0"/>
              <table:filter-condition table:value="-14,-14" table:operator="=" table:field-number="0"/>
              <table:filter-condition table:value="-13,-14" table:operator="=" table:field-number="0"/>
              <table:filter-condition table:value="-14,-14" table:operator="=" table:field-number="0"/>
              <table:filter-condition table:value="-13,-14" table:operator="=" table:field-number="0"/>
              <table:filter-condition table:value="-13,-15" table:operator="=" table:field-number="0"/>
              <table:filter-condition table:value="-12,-15" table:operator="=" table:field-number="0"/>
              <table:filter-condition table:value="-11,-15" table:operator="=" table:field-number="0"/>
              <table:filter-condition table:value="-11,-16" table:operator="=" table:field-number="0"/>
              <table:filter-condition table:value="-11,-15" table:operator="=" table:field-number="0"/>
              <table:filter-condition table:value="-12,-15" table:operator="=" table:field-number="0"/>
              <table:filter-condition table:value="-11,-15" table:operator="=" table:field-number="0"/>
              <table:filter-condition table:value="-11,-14" table:operator="=" table:field-number="0"/>
              <table:filter-condition table:value="-10,-14" table:operator="=" table:field-number="0"/>
              <table:filter-condition table:value="-10,-15" table:operator="=" table:field-number="0"/>
              <table:filter-condition table:value="-9,-15" table:operator="=" table:field-number="0"/>
              <table:filter-condition table:value="-9,-14" table:operator="=" table:field-number="0"/>
              <table:filter-condition table:value="-8,-14" table:operator="=" table:field-number="0"/>
              <table:filter-condition table:value="-7,-14" table:operator="=" table:field-number="0"/>
              <table:filter-condition table:value="-8,-14" table:operator="=" table:field-number="0"/>
              <table:filter-condition table:value="-9,-14" table:operator="=" table:field-number="0"/>
              <table:filter-condition table:value="-8,-14" table:operator="=" table:field-number="0"/>
              <table:filter-condition table:value="-8,-15" table:operator="=" table:field-number="0"/>
              <table:filter-condition table:value="-8,-14" table:operator="=" table:field-number="0"/>
              <table:filter-condition table:value="-8,-15" table:operator="=" table:field-number="0"/>
              <table:filter-condition table:value="-7,-15" table:operator="=" table:field-number="0"/>
              <table:filter-condition table:value="-8,-15" table:operator="=" table:field-number="0"/>
              <table:filter-condition table:value="-8,-14" table:operator="=" table:field-number="0"/>
              <table:filter-condition table:value="-8,-15" table:operator="=" table:field-number="0"/>
              <table:filter-condition table:value="-7,-15" table:operator="=" table:field-number="0"/>
              <table:filter-condition table:value="-7,-16" table:operator="=" table:field-number="0"/>
              <table:filter-condition table:value="-6,-16" table:operator="=" table:field-number="0"/>
              <table:filter-condition table:value="-5,-16" table:operator="=" table:field-number="0"/>
              <table:filter-condition table:value="-4,-16" table:operator="=" table:field-number="0"/>
              <table:filter-condition table:value="-5,-16" table:operator="=" table:field-number="0"/>
              <table:filter-condition table:value="-5,-17" table:operator="=" table:field-number="0"/>
              <table:filter-condition table:value="-6,-17" table:operator="=" table:field-number="0"/>
              <table:filter-condition table:value="-6,-18" table:operator="=" table:field-number="0"/>
              <table:filter-condition table:value="-5,-18" table:operator="=" table:field-number="0"/>
              <table:filter-condition table:value="-6,-18" table:operator="=" table:field-number="0"/>
              <table:filter-condition table:value="-6,-17" table:operator="=" table:field-number="0"/>
              <table:filter-condition table:value="-7,-17" table:operator="=" table:field-number="0"/>
              <table:filter-condition table:value="-7,-16" table:operator="=" table:field-number="0"/>
              <table:filter-condition table:value="-7,-15" table:operator="=" table:field-number="0"/>
              <table:filter-condition table:value="-6,-15" table:operator="=" table:field-number="0"/>
              <table:filter-condition table:value="-6,-16" table:operator="=" table:field-number="0"/>
              <table:filter-condition table:value="-6,-17" table:operator="=" table:field-number="0"/>
              <table:filter-condition table:value="-7,-17" table:operator="=" table:field-number="0"/>
              <table:filter-condition table:value="-7,-18" table:operator="=" table:field-number="0"/>
              <table:filter-condition table:value="-6,-18" table:operator="=" table:field-number="0"/>
              <table:filter-condition table:value="-7,-18" table:operator="=" table:field-number="0"/>
              <table:filter-condition table:value="-7,-17" table:operator="=" table:field-number="0"/>
              <table:filter-condition table:value="-6,-17" table:operator="=" table:field-number="0"/>
              <table:filter-condition table:value="-6,-16" table:operator="=" table:field-number="0"/>
              <table:filter-condition table:value="-7,-16" table:operator="=" table:field-number="0"/>
              <table:filter-condition table:value="-7,-15" table:operator="=" table:field-number="0"/>
              <table:filter-condition table:value="-6,-15" table:operator="=" table:field-number="0"/>
              <table:filter-condition table:value="-6,-14" table:operator="=" table:field-number="0"/>
              <table:filter-condition table:value="-6,-13" table:operator="=" table:field-number="0"/>
              <table:filter-condition table:value="-6,-14" table:operator="=" table:field-number="0"/>
              <table:filter-condition table:value="-5,-14" table:operator="=" table:field-number="0"/>
              <table:filter-condition table:value="-6,-14" table:operator="=" table:field-number="0"/>
              <table:filter-condition table:value="-5,-14" table:operator="=" table:field-number="0"/>
              <table:filter-condition table:value="-6,-14" table:operator="=" table:field-number="0"/>
              <table:filter-condition table:value="-6,-15" table:operator="=" table:field-number="0"/>
              <table:filter-condition table:value="-7,-15" table:operator="=" table:field-number="0"/>
              <table:filter-condition table:value="-7,-14" table:operator="=" table:field-number="0"/>
              <table:filter-condition table:value="-7,-13" table:operator="=" table:field-number="0"/>
              <table:filter-condition table:value="-7,-14" table:operator="=" table:field-number="0"/>
              <table:filter-condition table:value="-8,-14" table:operator="=" table:field-number="0"/>
              <table:filter-condition table:value="-9,-14" table:operator="=" table:field-number="0"/>
              <table:filter-condition table:value="-8,-14" table:operator="=" table:field-number="0"/>
              <table:filter-condition table:value="-9,-14" table:operator="=" table:field-number="0"/>
              <table:filter-condition table:value="-9,-13" table:operator="=" table:field-number="0"/>
              <table:filter-condition table:value="-10,-13" table:operator="=" table:field-number="0"/>
              <table:filter-condition table:value="-11,-13" table:operator="=" table:field-number="0"/>
              <table:filter-condition table:value="-11,-14" table:operator="=" table:field-number="0"/>
              <table:filter-condition table:value="-11,-13" table:operator="=" table:field-number="0"/>
              <table:filter-condition table:value="-12,-13" table:operator="=" table:field-number="0"/>
              <table:filter-condition table:value="-12,-14" table:operator="=" table:field-number="0"/>
              <table:filter-condition table:value="-13,-14" table:operator="=" table:field-number="0"/>
              <table:filter-condition table:value="-14,-14" table:operator="=" table:field-number="0"/>
              <table:filter-condition table:value="-13,-14" table:operator="=" table:field-number="0"/>
              <table:filter-condition table:value="-14,-14" table:operator="=" table:field-number="0"/>
              <table:filter-condition table:value="-14,-13" table:operator="=" table:field-number="0"/>
              <table:filter-condition table:value="-14,-12" table:operator="=" table:field-number="0"/>
              <table:filter-condition table:value="-14,-13" table:operator="=" table:field-number="0"/>
              <table:filter-condition table:value="-14,-14" table:operator="=" table:field-number="0"/>
              <table:filter-condition table:value="-14,-15" table:operator="=" table:field-number="0"/>
              <table:filter-condition table:value="-14,-14" table:operator="=" table:field-number="0"/>
              <table:filter-condition table:value="-14,-15" table:operator="=" table:field-number="0"/>
              <table:filter-condition table:value="-13,-15" table:operator="=" table:field-number="0"/>
              <table:filter-condition table:value="-13,-14" table:operator="=" table:field-number="0"/>
              <table:filter-condition table:value="-12,-14" table:operator="=" table:field-number="0"/>
              <table:filter-condition table:value="-12,-13" table:operator="=" table:field-number="0"/>
              <table:filter-condition table:value="-13,-13" table:operator="=" table:field-number="0"/>
              <table:filter-condition table:value="-12,-13" table:operator="=" table:field-number="0"/>
              <table:filter-condition table:value="-11,-13" table:operator="=" table:field-number="0"/>
              <table:filter-condition table:value="-11,-14" table:operator="=" table:field-number="0"/>
              <table:filter-condition table:value="-11,-15" table:operator="=" table:field-number="0"/>
              <table:filter-condition table:value="-10,-15" table:operator="=" table:field-number="0"/>
              <table:filter-condition table:value="-10,-16" table:operator="=" table:field-number="0"/>
              <table:filter-condition table:value="-10,-15" table:operator="=" table:field-number="0"/>
              <table:filter-condition table:value="-10,-14" table:operator="=" table:field-number="0"/>
              <table:filter-condition table:value="-10,-15" table:operator="=" table:field-number="0"/>
              <table:filter-condition table:value="-10,-14" table:operator="=" table:field-number="0"/>
              <table:filter-condition table:value="-10,-13" table:operator="=" table:field-number="0"/>
              <table:filter-condition table:value="-10,-14" table:operator="=" table:field-number="0"/>
              <table:filter-condition table:value="-10,-15" table:operator="=" table:field-number="0"/>
              <table:filter-condition table:value="-11,-15" table:operator="=" table:field-number="0"/>
              <table:filter-condition table:value="-11,-14" table:operator="=" table:field-number="0"/>
              <table:filter-condition table:value="-11,-13" table:operator="=" table:field-number="0"/>
              <table:filter-condition table:value="-10,-13" table:operator="=" table:field-number="0"/>
              <table:filter-condition table:value="-9,-13" table:operator="=" table:field-number="0"/>
              <table:filter-condition table:value="-10,-13" table:operator="=" table:field-number="0"/>
              <table:filter-condition table:value="-10,-14" table:operator="=" table:field-number="0"/>
              <table:filter-condition table:value="-10,-13" table:operator="=" table:field-number="0"/>
              <table:filter-condition table:value="-10,-12" table:operator="=" table:field-number="0"/>
              <table:filter-condition table:value="-10,-13" table:operator="=" table:field-number="0"/>
              <table:filter-condition table:value="-10,-14" table:operator="=" table:field-number="0"/>
              <table:filter-condition table:value="-9,-14" table:operator="=" table:field-number="0"/>
              <table:filter-condition table:value="-10,-14" table:operator="=" table:field-number="0"/>
              <table:filter-condition table:value="-10,-13" table:operator="=" table:field-number="0"/>
              <table:filter-condition table:value="-10,-14" table:operator="=" table:field-number="0"/>
              <table:filter-condition table:value="-9,-14" table:operator="=" table:field-number="0"/>
              <table:filter-condition table:value="-9,-15" table:operator="=" table:field-number="0"/>
              <table:filter-condition table:value="-9,-14" table:operator="=" table:field-number="0"/>
              <table:filter-condition table:value="-10,-14" table:operator="=" table:field-number="0"/>
              <table:filter-condition table:value="-11,-14" table:operator="=" table:field-number="0"/>
              <table:filter-condition table:value="-11,-15" table:operator="=" table:field-number="0"/>
              <table:filter-condition table:value="-12,-15" table:operator="=" table:field-number="0"/>
              <table:filter-condition table:value="-12,-14" table:operator="=" table:field-number="0"/>
              <table:filter-condition table:value="-12,-15" table:operator="=" table:field-number="0"/>
              <table:filter-condition table:value="-11,-15" table:operator="=" table:field-number="0"/>
              <table:filter-condition table:value="-11,-16" table:operator="=" table:field-number="0"/>
              <table:filter-condition table:value="-11,-17" table:operator="=" table:field-number="0"/>
              <table:filter-condition table:value="-11,-18" table:operator="=" table:field-number="0"/>
              <table:filter-condition table:value="-12,-18" table:operator="=" table:field-number="0"/>
              <table:filter-condition table:value="-11,-18" table:operator="=" table:field-number="0"/>
              <table:filter-condition table:value="-10,-18" table:operator="=" table:field-number="0"/>
              <table:filter-condition table:value="-10,-17" table:operator="=" table:field-number="0"/>
              <table:filter-condition table:value="-10,-18" table:operator="=" table:field-number="0"/>
              <table:filter-condition table:value="-9,-18" table:operator="=" table:field-number="0"/>
              <table:filter-condition table:value="-10,-18" table:operator="=" table:field-number="0"/>
              <table:filter-condition table:value="-11,-18" table:operator="=" table:field-number="0"/>
              <table:filter-condition table:value="-10,-18" table:operator="=" table:field-number="0"/>
              <table:filter-condition table:value="-10,-17" table:operator="=" table:field-number="0"/>
              <table:filter-condition table:value="-10,-18" table:operator="=" table:field-number="0"/>
              <table:filter-condition table:value="-11,-18" table:operator="=" table:field-number="0"/>
              <table:filter-condition table:value="-12,-18" table:operator="=" table:field-number="0"/>
              <table:filter-condition table:value="-13,-18" table:operator="=" table:field-number="0"/>
              <table:filter-condition table:value="-12,-18" table:operator="=" table:field-number="0"/>
              <table:filter-condition table:value="-12,-17" table:operator="=" table:field-number="0"/>
              <table:filter-condition table:value="-11,-17" table:operator="=" table:field-number="0"/>
              <table:filter-condition table:value="-12,-17" table:operator="=" table:field-number="0"/>
              <table:filter-condition table:value="-12,-16" table:operator="=" table:field-number="0"/>
              <table:filter-condition table:value="-12,-17" table:operator="=" table:field-number="0"/>
              <table:filter-condition table:value="-12,-18" table:operator="=" table:field-number="0"/>
              <table:filter-condition table:value="-11,-18" table:operator="=" table:field-number="0"/>
              <table:filter-condition table:value="-12,-18" table:operator="=" table:field-number="0"/>
              <table:filter-condition table:value="-13,-18" table:operator="=" table:field-number="0"/>
              <table:filter-condition table:value="-13,-17" table:operator="=" table:field-number="0"/>
              <table:filter-condition table:value="-13,-16" table:operator="=" table:field-number="0"/>
              <table:filter-condition table:value="-14,-16" table:operator="=" table:field-number="0"/>
              <table:filter-condition table:value="-14,-17" table:operator="=" table:field-number="0"/>
              <table:filter-condition table:value="-14,-16" table:operator="=" table:field-number="0"/>
              <table:filter-condition table:value="-13,-16" table:operator="=" table:field-number="0"/>
              <table:filter-condition table:value="-13,-17" table:operator="=" table:field-number="0"/>
              <table:filter-condition table:value="-14,-17" table:operator="=" table:field-number="0"/>
              <table:filter-condition table:value="-15,-17" table:operator="=" table:field-number="0"/>
              <table:filter-condition table:value="-15,-18" table:operator="=" table:field-number="0"/>
              <table:filter-condition table:value="-14,-18" table:operator="=" table:field-number="0"/>
              <table:filter-condition table:value="-14,-17" table:operator="=" table:field-number="0"/>
              <table:filter-condition table:value="-14,-18" table:operator="=" table:field-number="0"/>
              <table:filter-condition table:value="-14,-19" table:operator="=" table:field-number="0"/>
              <table:filter-condition table:value="-15,-19" table:operator="=" table:field-number="0"/>
              <table:filter-condition table:value="-14,-19" table:operator="=" table:field-number="0"/>
              <table:filter-condition table:value="-14,-18" table:operator="=" table:field-number="0"/>
              <table:filter-condition table:value="-14,-19" table:operator="=" table:field-number="0"/>
              <table:filter-condition table:value="-13,-19" table:operator="=" table:field-number="0"/>
              <table:filter-condition table:value="-12,-19" table:operator="=" table:field-number="0"/>
              <table:filter-condition table:value="-11,-19" table:operator="=" table:field-number="0"/>
              <table:filter-condition table:value="-10,-19" table:operator="=" table:field-number="0"/>
              <table:filter-condition table:value="-11,-19" table:operator="=" table:field-number="0"/>
              <table:filter-condition table:value="-12,-19" table:operator="=" table:field-number="0"/>
              <table:filter-condition table:value="-13,-19" table:operator="=" table:field-number="0"/>
              <table:filter-condition table:value="-14,-19" table:operator="=" table:field-number="0"/>
              <table:filter-condition table:value="-14,-18" table:operator="=" table:field-number="0"/>
              <table:filter-condition table:value="-14,-17" table:operator="=" table:field-number="0"/>
              <table:filter-condition table:value="-15,-17" table:operator="=" table:field-number="0"/>
              <table:filter-condition table:value="-15,-16" table:operator="=" table:field-number="0"/>
              <table:filter-condition table:value="-15,-17" table:operator="=" table:field-number="0"/>
              <table:filter-condition table:value="-14,-17" table:operator="=" table:field-number="0"/>
              <table:filter-condition table:value="-14,-16" table:operator="=" table:field-number="0"/>
              <table:filter-condition table:value="-15,-16" table:operator="=" table:field-number="0"/>
              <table:filter-condition table:value="-15,-15" table:operator="=" table:field-number="0"/>
              <table:filter-condition table:value="-15,-14" table:operator="=" table:field-number="0"/>
              <table:filter-condition table:value="-16,-14" table:operator="=" table:field-number="0"/>
              <table:filter-condition table:value="-16,-13" table:operator="=" table:field-number="0"/>
              <table:filter-condition table:value="-17,-13" table:operator="=" table:field-number="0"/>
              <table:filter-condition table:value="-17,-12" table:operator="=" table:field-number="0"/>
              <table:filter-condition table:value="-17,-11" table:operator="=" table:field-number="0"/>
              <table:filter-condition table:value="-16,-11" table:operator="=" table:field-number="0"/>
              <table:filter-condition table:value="-15,-11" table:operator="=" table:field-number="0"/>
              <table:filter-condition table:value="-15,-10" table:operator="=" table:field-number="0"/>
              <table:filter-condition table:value="-15,-9" table:operator="=" table:field-number="0"/>
              <table:filter-condition table:value="-15,-10" table:operator="=" table:field-number="0"/>
              <table:filter-condition table:value="-14,-10" table:operator="=" table:field-number="0"/>
              <table:filter-condition table:value="-14,-9" table:operator="=" table:field-number="0"/>
              <table:filter-condition table:value="-14,-8" table:operator="=" table:field-number="0"/>
              <table:filter-condition table:value="-14,-7" table:operator="=" table:field-number="0"/>
              <table:filter-condition table:value="-14,-6" table:operator="=" table:field-number="0"/>
              <table:filter-condition table:value="-14,-7" table:operator="=" table:field-number="0"/>
              <table:filter-condition table:value="-14,-6" table:operator="=" table:field-number="0"/>
              <table:filter-condition table:value="-14,-5" table:operator="=" table:field-number="0"/>
              <table:filter-condition table:value="-14,-4" table:operator="=" table:field-number="0"/>
              <table:filter-condition table:value="-15,-4" table:operator="=" table:field-number="0"/>
              <table:filter-condition table:value="-16,-4" table:operator="=" table:field-number="0"/>
              <table:filter-condition table:value="-15,-4" table:operator="=" table:field-number="0"/>
              <table:filter-condition table:value="-15,-3" table:operator="=" table:field-number="0"/>
              <table:filter-condition table:value="-15,-2" table:operator="=" table:field-number="0"/>
              <table:filter-condition table:value="-15,-3" table:operator="=" table:field-number="0"/>
              <table:filter-condition table:value="-15,-4" table:operator="=" table:field-number="0"/>
              <table:filter-condition table:value="-16,-4" table:operator="=" table:field-number="0"/>
              <table:filter-condition table:value="-17,-4" table:operator="=" table:field-number="0"/>
              <table:filter-condition table:value="-17,-5" table:operator="=" table:field-number="0"/>
              <table:filter-condition table:value="-17,-4" table:operator="=" table:field-number="0"/>
              <table:filter-condition table:value="-17,-3" table:operator="=" table:field-number="0"/>
              <table:filter-condition table:value="-16,-3" table:operator="=" table:field-number="0"/>
              <table:filter-condition table:value="-17,-3" table:operator="=" table:field-number="0"/>
              <table:filter-condition table:value="-17,-4" table:operator="=" table:field-number="0"/>
              <table:filter-condition table:value="-16,-4" table:operator="=" table:field-number="0"/>
              <table:filter-condition table:value="-15,-4" table:operator="=" table:field-number="0"/>
              <table:filter-condition table:value="-16,-4" table:operator="=" table:field-number="0"/>
              <table:filter-condition table:value="-16,-3" table:operator="=" table:field-number="0"/>
              <table:filter-condition table:value="-17,-3" table:operator="=" table:field-number="0"/>
              <table:filter-condition table:value="-18,-3" table:operator="=" table:field-number="0"/>
              <table:filter-condition table:value="-17,-3" table:operator="=" table:field-number="0"/>
              <table:filter-condition table:value="-18,-3" table:operator="=" table:field-number="0"/>
              <table:filter-condition table:value="-17,-3" table:operator="=" table:field-number="0"/>
              <table:filter-condition table:value="-17,-2" table:operator="=" table:field-number="0"/>
              <table:filter-condition table:value="-16,-2" table:operator="=" table:field-number="0"/>
              <table:filter-condition table:value="-16,-3" table:operator="=" table:field-number="0"/>
              <table:filter-condition table:value="-17,-3" table:operator="=" table:field-number="0"/>
              <table:filter-condition table:value="-16,-3" table:operator="=" table:field-number="0"/>
              <table:filter-condition table:value="-15,-3" table:operator="=" table:field-number="0"/>
              <table:filter-condition table:value="-15,-4" table:operator="=" table:field-number="0"/>
              <table:filter-condition table:value="-15,-3" table:operator="=" table:field-number="0"/>
              <table:filter-condition table:value="-15,-2" table:operator="=" table:field-number="0"/>
              <table:filter-condition table:value="-15,-1" table:operator="=" table:field-number="0"/>
              <table:filter-condition table:value="-14,-1" table:operator="=" table:field-number="0"/>
              <table:filter-condition table:value="-14,0" table:operator="=" table:field-number="0"/>
              <table:filter-condition table:value="-14,-1" table:operator="=" table:field-number="0"/>
              <table:filter-condition table:value="-14,0" table:operator="=" table:field-number="0"/>
              <table:filter-condition table:value="-14,1" table:operator="=" table:field-number="0"/>
              <table:filter-condition table:value="-14,0" table:operator="=" table:field-number="0"/>
              <table:filter-condition table:value="-14,1" table:operator="=" table:field-number="0"/>
              <table:filter-condition table:value="-15,1" table:operator="=" table:field-number="0"/>
              <table:filter-condition table:value="-15,0" table:operator="=" table:field-number="0"/>
              <table:filter-condition table:value="-15,1" table:operator="=" table:field-number="0"/>
              <table:filter-condition table:value="-15,0" table:operator="=" table:field-number="0"/>
              <table:filter-condition table:value="-14,0" table:operator="=" table:field-number="0"/>
              <table:filter-condition table:value="-14,-1" table:operator="=" table:field-number="0"/>
              <table:filter-condition table:value="-13,-1" table:operator="=" table:field-number="0"/>
              <table:filter-condition table:value="-12,-1" table:operator="=" table:field-number="0"/>
              <table:filter-condition table:value="-11,-1" table:operator="=" table:field-number="0"/>
              <table:filter-condition table:value="-10,-1" table:operator="=" table:field-number="0"/>
              <table:filter-condition table:value="-9,-1" table:operator="=" table:field-number="0"/>
              <table:filter-condition table:value="-9,0" table:operator="=" table:field-number="0"/>
              <table:filter-condition table:value="-9,-1" table:operator="=" table:field-number="0"/>
              <table:filter-condition table:value="-8,-1" table:operator="=" table:field-number="0"/>
              <table:filter-condition table:value="-8,0" table:operator="=" table:field-number="0"/>
              <table:filter-condition table:value="-7,0" table:operator="=" table:field-number="0"/>
              <table:filter-condition table:value="-7,1" table:operator="=" table:field-number="0"/>
              <table:filter-condition table:value="-7,2" table:operator="=" table:field-number="0"/>
              <table:filter-condition table:value="-8,2" table:operator="=" table:field-number="0"/>
              <table:filter-condition table:value="-8,1" table:operator="=" table:field-number="0"/>
              <table:filter-condition table:value="-8,0" table:operator="=" table:field-number="0"/>
              <table:filter-condition table:value="-8,-1" table:operator="=" table:field-number="0"/>
              <table:filter-condition table:value="-8,0" table:operator="=" table:field-number="0"/>
              <table:filter-condition table:value="-8,1" table:operator="=" table:field-number="0"/>
              <table:filter-condition table:value="-9,1" table:operator="=" table:field-number="0"/>
              <table:filter-condition table:value="-9,0" table:operator="=" table:field-number="0"/>
              <table:filter-condition table:value="-9,1" table:operator="=" table:field-number="0"/>
              <table:filter-condition table:value="-10,1" table:operator="=" table:field-number="0"/>
              <table:filter-condition table:value="-11,1" table:operator="=" table:field-number="0"/>
              <table:filter-condition table:value="-12,1" table:operator="=" table:field-number="0"/>
              <table:filter-condition table:value="-12,0" table:operator="=" table:field-number="0"/>
              <table:filter-condition table:value="-13,0" table:operator="=" table:field-number="0"/>
              <table:filter-condition table:value="-14,0" table:operator="=" table:field-number="0"/>
              <table:filter-condition table:value="-13,0" table:operator="=" table:field-number="0"/>
              <table:filter-condition table:value="-13,-1" table:operator="=" table:field-number="0"/>
              <table:filter-condition table:value="-12,-1" table:operator="=" table:field-number="0"/>
              <table:filter-condition table:value="-11,-1" table:operator="=" table:field-number="0"/>
              <table:filter-condition table:value="-12,-1" table:operator="=" table:field-number="0"/>
              <table:filter-condition table:value="-12,0" table:operator="=" table:field-number="0"/>
              <table:filter-condition table:value="-12,1" table:operator="=" table:field-number="0"/>
              <table:filter-condition table:value="-12,2" table:operator="=" table:field-number="0"/>
              <table:filter-condition table:value="-12,1" table:operator="=" table:field-number="0"/>
              <table:filter-condition table:value="-13,1" table:operator="=" table:field-number="0"/>
              <table:filter-condition table:value="-14,1" table:operator="=" table:field-number="0"/>
              <table:filter-condition table:value="-14,2" table:operator="=" table:field-number="0"/>
              <table:filter-condition table:value="-14,3" table:operator="=" table:field-number="0"/>
              <table:filter-condition table:value="-15,3" table:operator="=" table:field-number="0"/>
              <table:filter-condition table:value="-15,2" table:operator="=" table:field-number="0"/>
              <table:filter-condition table:value="-14,2" table:operator="=" table:field-number="0"/>
              <table:filter-condition table:value="-13,2" table:operator="=" table:field-number="0"/>
              <table:filter-condition table:value="-13,3" table:operator="=" table:field-number="0"/>
              <table:filter-condition table:value="-14,3" table:operator="=" table:field-number="0"/>
              <table:filter-condition table:value="-14,4" table:operator="=" table:field-number="0"/>
              <table:filter-condition table:value="-15,4" table:operator="=" table:field-number="0"/>
              <table:filter-condition table:value="-15,5" table:operator="=" table:field-number="0"/>
              <table:filter-condition table:value="-14,5" table:operator="=" table:field-number="0"/>
              <table:filter-condition table:value="-15,5" table:operator="=" table:field-number="0"/>
              <table:filter-condition table:value="-15,6" table:operator="=" table:field-number="0"/>
              <table:filter-condition table:value="-16,6" table:operator="=" table:field-number="0"/>
              <table:filter-condition table:value="-17,6" table:operator="=" table:field-number="0"/>
              <table:filter-condition table:value="-17,5" table:operator="=" table:field-number="0"/>
              <table:filter-condition table:value="-17,6" table:operator="=" table:field-number="0"/>
              <table:filter-condition table:value="-17,5" table:operator="=" table:field-number="0"/>
              <table:filter-condition table:value="-16,5" table:operator="=" table:field-number="0"/>
              <table:filter-condition table:value="-17,5" table:operator="=" table:field-number="0"/>
              <table:filter-condition table:value="-18,5" table:operator="=" table:field-number="0"/>
              <table:filter-condition table:value="-18,4" table:operator="=" table:field-number="0"/>
              <table:filter-condition table:value="-18,3" table:operator="=" table:field-number="0"/>
              <table:filter-condition table:value="-19,3" table:operator="=" table:field-number="0"/>
              <table:filter-condition table:value="-19,4" table:operator="=" table:field-number="0"/>
              <table:filter-condition table:value="-20,4" table:operator="=" table:field-number="0"/>
              <table:filter-condition table:value="-19,4" table:operator="=" table:field-number="0"/>
              <table:filter-condition table:value="-18,4" table:operator="=" table:field-number="0"/>
              <table:filter-condition table:value="-18,3" table:operator="=" table:field-number="0"/>
              <table:filter-condition table:value="-17,3" table:operator="=" table:field-number="0"/>
              <table:filter-condition table:value="-17,2" table:operator="=" table:field-number="0"/>
              <table:filter-condition table:value="-16,2" table:operator="=" table:field-number="0"/>
              <table:filter-condition table:value="-16,3" table:operator="=" table:field-number="0"/>
              <table:filter-condition table:value="-16,2" table:operator="=" table:field-number="0"/>
              <table:filter-condition table:value="-17,2" table:operator="=" table:field-number="0"/>
              <table:filter-condition table:value="-16,2" table:operator="=" table:field-number="0"/>
              <table:filter-condition table:value="-17,2" table:operator="=" table:field-number="0"/>
              <table:filter-condition table:value="-18,2" table:operator="=" table:field-number="0"/>
              <table:filter-condition table:value="-18,1" table:operator="=" table:field-number="0"/>
              <table:filter-condition table:value="-17,1" table:operator="=" table:field-number="0"/>
              <table:filter-condition table:value="-17,2" table:operator="=" table:field-number="0"/>
              <table:filter-condition table:value="-16,2" table:operator="=" table:field-number="0"/>
              <table:filter-condition table:value="-16,1" table:operator="=" table:field-number="0"/>
              <table:filter-condition table:value="-16,0" table:operator="=" table:field-number="0"/>
              <table:filter-condition table:value="-16,1" table:operator="=" table:field-number="0"/>
              <table:filter-condition table:value="-16,0" table:operator="=" table:field-number="0"/>
              <table:filter-condition table:value="-17,0" table:operator="=" table:field-number="0"/>
              <table:filter-condition table:value="-17,-1" table:operator="=" table:field-number="0"/>
              <table:filter-condition table:value="-16,-1" table:operator="=" table:field-number="0"/>
              <table:filter-condition table:value="-16,-2" table:operator="=" table:field-number="0"/>
              <table:filter-condition table:value="-15,-2" table:operator="=" table:field-number="0"/>
              <table:filter-condition table:value="-16,-2" table:operator="=" table:field-number="0"/>
              <table:filter-condition table:value="-16,-1" table:operator="=" table:field-number="0"/>
              <table:filter-condition table:value="-17,-1" table:operator="=" table:field-number="0"/>
              <table:filter-condition table:value="-17,-2" table:operator="=" table:field-number="0"/>
              <table:filter-condition table:value="-16,-2" table:operator="=" table:field-number="0"/>
              <table:filter-condition table:value="-15,-2" table:operator="=" table:field-number="0"/>
              <table:filter-condition table:value="-16,-2" table:operator="=" table:field-number="0"/>
              <table:filter-condition table:value="-15,-2" table:operator="=" table:field-number="0"/>
              <table:filter-condition table:value="-15,-1" table:operator="=" table:field-number="0"/>
              <table:filter-condition table:value="-16,-1" table:operator="=" table:field-number="0"/>
              <table:filter-condition table:value="-16,-2" table:operator="=" table:field-number="0"/>
              <table:filter-condition table:value="-16,-3" table:operator="=" table:field-number="0"/>
              <table:filter-condition table:value="-17,-3" table:operator="=" table:field-number="0"/>
              <table:filter-condition table:value="-17,-4" table:operator="=" table:field-number="0"/>
              <table:filter-condition table:value="-17,-3" table:operator="=" table:field-number="0"/>
              <table:filter-condition table:value="-17,-2" table:operator="=" table:field-number="0"/>
              <table:filter-condition table:value="-17,-1" table:operator="=" table:field-number="0"/>
              <table:filter-condition table:value="-17,0" table:operator="=" table:field-number="0"/>
              <table:filter-condition table:value="-17,-1" table:operator="=" table:field-number="0"/>
              <table:filter-condition table:value="-18,-1" table:operator="=" table:field-number="0"/>
              <table:filter-condition table:value="-18,0" table:operator="=" table:field-number="0"/>
              <table:filter-condition table:value="-18,1" table:operator="=" table:field-number="0"/>
              <table:filter-condition table:value="-17,1" table:operator="=" table:field-number="0"/>
              <table:filter-condition table:value="-16,1" table:operator="=" table:field-number="0"/>
              <table:filter-condition table:value="-17,1" table:operator="=" table:field-number="0"/>
              <table:filter-condition table:value="-18,1" table:operator="=" table:field-number="0"/>
              <table:filter-condition table:value="-18,2" table:operator="=" table:field-number="0"/>
              <table:filter-condition table:value="-18,3" table:operator="=" table:field-number="0"/>
              <table:filter-condition table:value="-17,3" table:operator="=" table:field-number="0"/>
              <table:filter-condition table:value="-17,2" table:operator="=" table:field-number="0"/>
              <table:filter-condition table:value="-16,2" table:operator="=" table:field-number="0"/>
              <table:filter-condition table:value="-16,1" table:operator="=" table:field-number="0"/>
              <table:filter-condition table:value="-15,1" table:operator="=" table:field-number="0"/>
              <table:filter-condition table:value="-15,2" table:operator="=" table:field-number="0"/>
              <table:filter-condition table:value="-15,3" table:operator="=" table:field-number="0"/>
              <table:filter-condition table:value="-15,4" table:operator="=" table:field-number="0"/>
              <table:filter-condition table:value="-16,4" table:operator="=" table:field-number="0"/>
              <table:filter-condition table:value="-15,4" table:operator="=" table:field-number="0"/>
              <table:filter-condition table:value="-15,3" table:operator="=" table:field-number="0"/>
              <table:filter-condition table:value="-14,3" table:operator="=" table:field-number="0"/>
              <table:filter-condition table:value="-14,4" table:operator="=" table:field-number="0"/>
              <table:filter-condition table:value="-14,3" table:operator="=" table:field-number="0"/>
              <table:filter-condition table:value="-14,4" table:operator="=" table:field-number="0"/>
              <table:filter-condition table:value="-14,5" table:operator="=" table:field-number="0"/>
              <table:filter-condition table:value="-13,5" table:operator="=" table:field-number="0"/>
              <table:filter-condition table:value="-13,4" table:operator="=" table:field-number="0"/>
              <table:filter-condition table:value="-13,3" table:operator="=" table:field-number="0"/>
              <table:filter-condition table:value="-13,4" table:operator="=" table:field-number="0"/>
              <table:filter-condition table:value="-13,3" table:operator="=" table:field-number="0"/>
              <table:filter-condition table:value="-13,2" table:operator="=" table:field-number="0"/>
              <table:filter-condition table:value="-14,2" table:operator="=" table:field-number="0"/>
              <table:filter-condition table:value="-14,3" table:operator="=" table:field-number="0"/>
              <table:filter-condition table:value="-14,4" table:operator="=" table:field-number="0"/>
              <table:filter-condition table:value="-13,4" table:operator="=" table:field-number="0"/>
              <table:filter-condition table:value="-12,4" table:operator="=" table:field-number="0"/>
              <table:filter-condition table:value="-13,4" table:operator="=" table:field-number="0"/>
              <table:filter-condition table:value="-12,4" table:operator="=" table:field-number="0"/>
              <table:filter-condition table:value="-12,5" table:operator="=" table:field-number="0"/>
              <table:filter-condition table:value="-11,5" table:operator="=" table:field-number="0"/>
              <table:filter-condition table:value="-11,6" table:operator="=" table:field-number="0"/>
              <table:filter-condition table:value="-12,6" table:operator="=" table:field-number="0"/>
              <table:filter-condition table:value="-11,6" table:operator="=" table:field-number="0"/>
              <table:filter-condition table:value="-11,5" table:operator="=" table:field-number="0"/>
              <table:filter-condition table:value="-10,5" table:operator="=" table:field-number="0"/>
              <table:filter-condition table:value="-9,5" table:operator="=" table:field-number="0"/>
              <table:filter-condition table:value="-10,5" table:operator="=" table:field-number="0"/>
              <table:filter-condition table:value="-9,5" table:operator="=" table:field-number="0"/>
              <table:filter-condition table:value="-9,6" table:operator="=" table:field-number="0"/>
              <table:filter-condition table:value="-9,5" table:operator="=" table:field-number="0"/>
              <table:filter-condition table:value="-10,5" table:operator="=" table:field-number="0"/>
              <table:filter-condition table:value="-11,5" table:operator="=" table:field-number="0"/>
              <table:filter-condition table:value="-11,4" table:operator="=" table:field-number="0"/>
              <table:filter-condition table:value="-10,4" table:operator="=" table:field-number="0"/>
              <table:filter-condition table:value="-10,3" table:operator="=" table:field-number="0"/>
              <table:filter-condition table:value="-9,3" table:operator="=" table:field-number="0"/>
              <table:filter-condition table:value="-9,4" table:operator="=" table:field-number="0"/>
              <table:filter-condition table:value="-8,4" table:operator="=" table:field-number="0"/>
              <table:filter-condition table:value="-9,4" table:operator="=" table:field-number="0"/>
              <table:filter-condition table:value="-9,5" table:operator="=" table:field-number="0"/>
              <table:filter-condition table:value="-9,6" table:operator="=" table:field-number="0"/>
              <table:filter-condition table:value="-9,7" table:operator="=" table:field-number="0"/>
              <table:filter-condition table:value="-9,6" table:operator="=" table:field-number="0"/>
              <table:filter-condition table:value="-9,7" table:operator="=" table:field-number="0"/>
              <table:filter-condition table:value="-10,7" table:operator="=" table:field-number="0"/>
              <table:filter-condition table:value="-10,6" table:operator="=" table:field-number="0"/>
              <table:filter-condition table:value="-10,5" table:operator="=" table:field-number="0"/>
              <table:filter-condition table:value="-9,5" table:operator="=" table:field-number="0"/>
              <table:filter-condition table:value="-10,5" table:operator="=" table:field-number="0"/>
              <table:filter-condition table:value="-11,5" table:operator="=" table:field-number="0"/>
              <table:filter-condition table:value="-11,6" table:operator="=" table:field-number="0"/>
              <table:filter-condition table:value="-11,5" table:operator="=" table:field-number="0"/>
              <table:filter-condition table:value="-11,6" table:operator="=" table:field-number="0"/>
              <table:filter-condition table:value="-10,6" table:operator="=" table:field-number="0"/>
              <table:filter-condition table:value="-10,5" table:operator="=" table:field-number="0"/>
              <table:filter-condition table:value="-10,6" table:operator="=" table:field-number="0"/>
              <table:filter-condition table:value="-9,6" table:operator="=" table:field-number="0"/>
              <table:filter-condition table:value="-9,5" table:operator="=" table:field-number="0"/>
              <table:filter-condition table:value="-9,4" table:operator="=" table:field-number="0"/>
              <table:filter-condition table:value="-8,4" table:operator="=" table:field-number="0"/>
              <table:filter-condition table:value="-8,3" table:operator="=" table:field-number="0"/>
              <table:filter-condition table:value="-8,4" table:operator="=" table:field-number="0"/>
              <table:filter-condition table:value="-9,4" table:operator="=" table:field-number="0"/>
              <table:filter-condition table:value="-8,4" table:operator="=" table:field-number="0"/>
              <table:filter-condition table:value="-8,3" table:operator="=" table:field-number="0"/>
              <table:filter-condition table:value="-7,3" table:operator="=" table:field-number="0"/>
              <table:filter-condition table:value="-8,3" table:operator="=" table:field-number="0"/>
              <table:filter-condition table:value="-8,2" table:operator="=" table:field-number="0"/>
              <table:filter-condition table:value="-8,1" table:operator="=" table:field-number="0"/>
              <table:filter-condition table:value="-7,1" table:operator="=" table:field-number="0"/>
              <table:filter-condition table:value="-8,1" table:operator="=" table:field-number="0"/>
              <table:filter-condition table:value="-8,2" table:operator="=" table:field-number="0"/>
              <table:filter-condition table:value="-8,1" table:operator="=" table:field-number="0"/>
              <table:filter-condition table:value="-7,1" table:operator="=" table:field-number="0"/>
              <table:filter-condition table:value="-7,0" table:operator="=" table:field-number="0"/>
              <table:filter-condition table:value="-8,0" table:operator="=" table:field-number="0"/>
              <table:filter-condition table:value="-7,0" table:operator="=" table:field-number="0"/>
              <table:filter-condition table:value="-8,0" table:operator="=" table:field-number="0"/>
              <table:filter-condition table:value="-8,-1" table:operator="=" table:field-number="0"/>
              <table:filter-condition table:value="-8,0" table:operator="=" table:field-number="0"/>
              <table:filter-condition table:value="-8,-1" table:operator="=" table:field-number="0"/>
              <table:filter-condition table:value="-8,0" table:operator="=" table:field-number="0"/>
              <table:filter-condition table:value="-8,-1" table:operator="=" table:field-number="0"/>
              <table:filter-condition table:value="-9,-1" table:operator="=" table:field-number="0"/>
              <table:filter-condition table:value="-9,0" table:operator="=" table:field-number="0"/>
              <table:filter-condition table:value="-9,-1" table:operator="=" table:field-number="0"/>
              <table:filter-condition table:value="-10,-1" table:operator="=" table:field-number="0"/>
              <table:filter-condition table:value="-9,-1" table:operator="=" table:field-number="0"/>
              <table:filter-condition table:value="-9,0" table:operator="=" table:field-number="0"/>
              <table:filter-condition table:value="-9,-1" table:operator="=" table:field-number="0"/>
              <table:filter-condition table:value="-10,-1" table:operator="=" table:field-number="0"/>
              <table:filter-condition table:value="-10,-2" table:operator="=" table:field-number="0"/>
              <table:filter-condition table:value="-10,-1" table:operator="=" table:field-number="0"/>
              <table:filter-condition table:value="-11,-1" table:operator="=" table:field-number="0"/>
              <table:filter-condition table:value="-12,-1" table:operator="=" table:field-number="0"/>
              <table:filter-condition table:value="-11,-1" table:operator="=" table:field-number="0"/>
              <table:filter-condition table:value="-12,-1" table:operator="=" table:field-number="0"/>
              <table:filter-condition table:value="-13,-1" table:operator="=" table:field-number="0"/>
              <table:filter-condition table:value="-13,-2" table:operator="=" table:field-number="0"/>
              <table:filter-condition table:value="-12,-2" table:operator="=" table:field-number="0"/>
              <table:filter-condition table:value="-11,-2" table:operator="=" table:field-number="0"/>
              <table:filter-condition table:value="-11,-1" table:operator="=" table:field-number="0"/>
              <table:filter-condition table:value="-11,-2" table:operator="=" table:field-number="0"/>
              <table:filter-condition table:value="-10,-2" table:operator="=" table:field-number="0"/>
              <table:filter-condition table:value="-11,-2" table:operator="=" table:field-number="0"/>
              <table:filter-condition table:value="-11,-3" table:operator="=" table:field-number="0"/>
              <table:filter-condition table:value="-10,-3" table:operator="=" table:field-number="0"/>
              <table:filter-condition table:value="-10,-2" table:operator="=" table:field-number="0"/>
              <table:filter-condition table:value="-10,-1" table:operator="=" table:field-number="0"/>
              <table:filter-condition table:value="-11,-1" table:operator="=" table:field-number="0"/>
              <table:filter-condition table:value="-10,-1" table:operator="=" table:field-number="0"/>
              <table:filter-condition table:value="-10,-2" table:operator="=" table:field-number="0"/>
              <table:filter-condition table:value="-10,-3" table:operator="=" table:field-number="0"/>
              <table:filter-condition table:value="-10,-4" table:operator="=" table:field-number="0"/>
              <table:filter-condition table:value="-10,-3" table:operator="=" table:field-number="0"/>
              <table:filter-condition table:value="-9,-3" table:operator="=" table:field-number="0"/>
              <table:filter-condition table:value="-9,-2" table:operator="=" table:field-number="0"/>
              <table:filter-condition table:value="-10,-2" table:operator="=" table:field-number="0"/>
              <table:filter-condition table:value="-11,-2" table:operator="=" table:field-number="0"/>
              <table:filter-condition table:value="-11,-3" table:operator="=" table:field-number="0"/>
              <table:filter-condition table:value="-11,-2" table:operator="=" table:field-number="0"/>
              <table:filter-condition table:value="-10,-2" table:operator="=" table:field-number="0"/>
              <table:filter-condition table:value="-9,-2" table:operator="=" table:field-number="0"/>
              <table:filter-condition table:value="-10,-2" table:operator="=" table:field-number="0"/>
              <table:filter-condition table:value="-10,-1" table:operator="=" table:field-number="0"/>
              <table:filter-condition table:value="-9,-1" table:operator="=" table:field-number="0"/>
              <table:filter-condition table:value="-8,-1" table:operator="=" table:field-number="0"/>
              <table:filter-condition table:value="-9,-1" table:operator="=" table:field-number="0"/>
              <table:filter-condition table:value="-9,0" table:operator="=" table:field-number="0"/>
              <table:filter-condition table:value="-10,0" table:operator="=" table:field-number="0"/>
              <table:filter-condition table:value="-9,0" table:operator="=" table:field-number="0"/>
              <table:filter-condition table:value="-9,1" table:operator="=" table:field-number="0"/>
              <table:filter-condition table:value="-9,0" table:operator="=" table:field-number="0"/>
              <table:filter-condition table:value="-10,0" table:operator="=" table:field-number="0"/>
              <table:filter-condition table:value="-10,-1" table:operator="=" table:field-number="0"/>
              <table:filter-condition table:value="-11,-1" table:operator="=" table:field-number="0"/>
              <table:filter-condition table:value="-11,-2" table:operator="=" table:field-number="0"/>
              <table:filter-condition table:value="-12,-2" table:operator="=" table:field-number="0"/>
              <table:filter-condition table:value="-12,-1" table:operator="=" table:field-number="0"/>
              <table:filter-condition table:value="-12,-2" table:operator="=" table:field-number="0"/>
              <table:filter-condition table:value="-12,-3" table:operator="=" table:field-number="0"/>
              <table:filter-condition table:value="-12,-4" table:operator="=" table:field-number="0"/>
              <table:filter-condition table:value="-13,-4" table:operator="=" table:field-number="0"/>
              <table:filter-condition table:value="-12,-4" table:operator="=" table:field-number="0"/>
              <table:filter-condition table:value="-13,-4" table:operator="=" table:field-number="0"/>
              <table:filter-condition table:value="-14,-4" table:operator="=" table:field-number="0"/>
              <table:filter-condition table:value="-14,-3" table:operator="=" table:field-number="0"/>
              <table:filter-condition table:value="-14,-4" table:operator="=" table:field-number="0"/>
              <table:filter-condition table:value="-14,-3" table:operator="=" table:field-number="0"/>
              <table:filter-condition table:value="-15,-3" table:operator="=" table:field-number="0"/>
              <table:filter-condition table:value="-15,-4" table:operator="=" table:field-number="0"/>
              <table:filter-condition table:value="-14,-4" table:operator="=" table:field-number="0"/>
              <table:filter-condition table:value="-13,-4" table:operator="=" table:field-number="0"/>
              <table:filter-condition table:value="-14,-4" table:operator="=" table:field-number="0"/>
              <table:filter-condition table:value="-15,-4" table:operator="=" table:field-number="0"/>
              <table:filter-condition table:value="-16,-4" table:operator="=" table:field-number="0"/>
              <table:filter-condition table:value="-16,-5" table:operator="=" table:field-number="0"/>
              <table:filter-condition table:value="-15,-5" table:operator="=" table:field-number="0"/>
              <table:filter-condition table:value="-15,-4" table:operator="=" table:field-number="0"/>
              <table:filter-condition table:value="-16,-4" table:operator="=" table:field-number="0"/>
              <table:filter-condition table:value="-16,-3" table:operator="=" table:field-number="0"/>
              <table:filter-condition table:value="-17,-3" table:operator="=" table:field-number="0"/>
              <table:filter-condition table:value="-17,-4" table:operator="=" table:field-number="0"/>
              <table:filter-condition table:value="-16,-4" table:operator="=" table:field-number="0"/>
              <table:filter-condition table:value="-16,-5" table:operator="=" table:field-number="0"/>
              <table:filter-condition table:value="-15,-5" table:operator="=" table:field-number="0"/>
              <table:filter-condition table:value="-15,-4" table:operator="=" table:field-number="0"/>
              <table:filter-condition table:value="-15,-5" table:operator="=" table:field-number="0"/>
              <table:filter-condition table:value="-15,-6" table:operator="=" table:field-number="0"/>
              <table:filter-condition table:value="-15,-5" table:operator="=" table:field-number="0"/>
              <table:filter-condition table:value="-15,-6" table:operator="=" table:field-number="0"/>
              <table:filter-condition table:value="-14,-6" table:operator="=" table:field-number="0"/>
              <table:filter-condition table:value="-14,-7" table:operator="=" table:field-number="0"/>
              <table:filter-condition table:value="-15,-7" table:operator="=" table:field-number="0"/>
              <table:filter-condition table:value="-15,-6" table:operator="=" table:field-number="0"/>
              <table:filter-condition table:value="-15,-5" table:operator="=" table:field-number="0"/>
              <table:filter-condition table:value="-15,-6" table:operator="=" table:field-number="0"/>
              <table:filter-condition table:value="-15,-7" table:operator="=" table:field-number="0"/>
              <table:filter-condition table:value="-16,-7" table:operator="=" table:field-number="0"/>
              <table:filter-condition table:value="-17,-7" table:operator="=" table:field-number="0"/>
              <table:filter-condition table:value="-17,-8" table:operator="=" table:field-number="0"/>
              <table:filter-condition table:value="-17,-9" table:operator="=" table:field-number="0"/>
              <table:filter-condition table:value="-17,-10" table:operator="=" table:field-number="0"/>
              <table:filter-condition table:value="-17,-9" table:operator="=" table:field-number="0"/>
              <table:filter-condition table:value="-18,-9" table:operator="=" table:field-number="0"/>
              <table:filter-condition table:value="-18,-10" table:operator="=" table:field-number="0"/>
              <table:filter-condition table:value="-17,-10" table:operator="=" table:field-number="0"/>
              <table:filter-condition table:value="-16,-10" table:operator="=" table:field-number="0"/>
              <table:filter-condition table:value="-17,-10" table:operator="=" table:field-number="0"/>
              <table:filter-condition table:value="-16,-10" table:operator="=" table:field-number="0"/>
              <table:filter-condition table:value="-16,-11" table:operator="=" table:field-number="0"/>
              <table:filter-condition table:value="-16,-12" table:operator="=" table:field-number="0"/>
              <table:filter-condition table:value="-16,-11" table:operator="=" table:field-number="0"/>
              <table:filter-condition table:value="-15,-11" table:operator="=" table:field-number="0"/>
              <table:filter-condition table:value="-15,-12" table:operator="=" table:field-number="0"/>
              <table:filter-condition table:value="-16,-12" table:operator="=" table:field-number="0"/>
              <table:filter-condition table:value="-17,-12" table:operator="=" table:field-number="0"/>
              <table:filter-condition table:value="-16,-12" table:operator="=" table:field-number="0"/>
              <table:filter-condition table:value="-16,-13" table:operator="=" table:field-number="0"/>
              <table:filter-condition table:value="-17,-13" table:operator="=" table:field-number="0"/>
              <table:filter-condition table:value="-17,-14" table:operator="=" table:field-number="0"/>
              <table:filter-condition table:value="-17,-15" table:operator="=" table:field-number="0"/>
              <table:filter-condition table:value="-17,-16" table:operator="=" table:field-number="0"/>
              <table:filter-condition table:value="-17,-17" table:operator="=" table:field-number="0"/>
              <table:filter-condition table:value="-16,-17" table:operator="=" table:field-number="0"/>
              <table:filter-condition table:value="-15,-17" table:operator="=" table:field-number="0"/>
              <table:filter-condition table:value="-15,-18" table:operator="=" table:field-number="0"/>
              <table:filter-condition table:value="-14,-18" table:operator="=" table:field-number="0"/>
              <table:filter-condition table:value="-14,-17" table:operator="=" table:field-number="0"/>
              <table:filter-condition table:value="-14,-16" table:operator="=" table:field-number="0"/>
              <table:filter-condition table:value="-13,-16" table:operator="=" table:field-number="0"/>
              <table:filter-condition table:value="-12,-16" table:operator="=" table:field-number="0"/>
              <table:filter-condition table:value="-11,-16" table:operator="=" table:field-number="0"/>
              <table:filter-condition table:value="-12,-16" table:operator="=" table:field-number="0"/>
              <table:filter-condition table:value="-13,-16" table:operator="=" table:field-number="0"/>
              <table:filter-condition table:value="-14,-16" table:operator="=" table:field-number="0"/>
              <table:filter-condition table:value="-14,-15" table:operator="=" table:field-number="0"/>
              <table:filter-condition table:value="-13,-15" table:operator="=" table:field-number="0"/>
              <table:filter-condition table:value="-13,-14" table:operator="=" table:field-number="0"/>
              <table:filter-condition table:value="-13,-15" table:operator="=" table:field-number="0"/>
              <table:filter-condition table:value="-13,-16" table:operator="=" table:field-number="0"/>
              <table:filter-condition table:value="-12,-16" table:operator="=" table:field-number="0"/>
              <table:filter-condition table:value="-11,-16" table:operator="=" table:field-number="0"/>
              <table:filter-condition table:value="-12,-16" table:operator="=" table:field-number="0"/>
              <table:filter-condition table:value="-12,-17" table:operator="=" table:field-number="0"/>
              <table:filter-condition table:value="-11,-17" table:operator="=" table:field-number="0"/>
              <table:filter-condition table:value="-11,-16" table:operator="=" table:field-number="0"/>
              <table:filter-condition table:value="-11,-15" table:operator="=" table:field-number="0"/>
              <table:filter-condition table:value="-11,-14" table:operator="=" table:field-number="0"/>
              <table:filter-condition table:value="-10,-14" table:operator="=" table:field-number="0"/>
              <table:filter-condition table:value="-10,-15" table:operator="=" table:field-number="0"/>
              <table:filter-condition table:value="-11,-15" table:operator="=" table:field-number="0"/>
              <table:filter-condition table:value="-11,-14" table:operator="=" table:field-number="0"/>
              <table:filter-condition table:value="-11,-15" table:operator="=" table:field-number="0"/>
              <table:filter-condition table:value="-11,-16" table:operator="=" table:field-number="0"/>
              <table:filter-condition table:value="-12,-16" table:operator="=" table:field-number="0"/>
              <table:filter-condition table:value="-11,-16" table:operator="=" table:field-number="0"/>
              <table:filter-condition table:value="-11,-17" table:operator="=" table:field-number="0"/>
              <table:filter-condition table:value="-12,-17" table:operator="=" table:field-number="0"/>
              <table:filter-condition table:value="-13,-17" table:operator="=" table:field-number="0"/>
              <table:filter-condition table:value="-14,-17" table:operator="=" table:field-number="0"/>
              <table:filter-condition table:value="-14,-18" table:operator="=" table:field-number="0"/>
              <table:filter-condition table:value="-15,-18" table:operator="=" table:field-number="0"/>
              <table:filter-condition table:value="-16,-18" table:operator="=" table:field-number="0"/>
              <table:filter-condition table:value="-17,-18" table:operator="=" table:field-number="0"/>
              <table:filter-condition table:value="-18,-18" table:operator="=" table:field-number="0"/>
              <table:filter-condition table:value="-18,-19" table:operator="=" table:field-number="0"/>
              <table:filter-condition table:value="-17,-19" table:operator="=" table:field-number="0"/>
              <table:filter-condition table:value="-16,-19" table:operator="=" table:field-number="0"/>
              <table:filter-condition table:value="-15,-19" table:operator="=" table:field-number="0"/>
              <table:filter-condition table:value="-14,-19" table:operator="=" table:field-number="0"/>
              <table:filter-condition table:value="-14,-18" table:operator="=" table:field-number="0"/>
              <table:filter-condition table:value="-15,-18" table:operator="=" table:field-number="0"/>
              <table:filter-condition table:value="-15,-17" table:operator="=" table:field-number="0"/>
              <table:filter-condition table:value="-15,-16" table:operator="=" table:field-number="0"/>
              <table:filter-condition table:value="-15,-15" table:operator="=" table:field-number="0"/>
              <table:filter-condition table:value="-15,-14" table:operator="=" table:field-number="0"/>
              <table:filter-condition table:value="-14,-14" table:operator="=" table:field-number="0"/>
              <table:filter-condition table:value="-14,-15" table:operator="=" table:field-number="0"/>
              <table:filter-condition table:value="-15,-15" table:operator="=" table:field-number="0"/>
              <table:filter-condition table:value="-15,-14" table:operator="=" table:field-number="0"/>
              <table:filter-condition table:value="-15,-13" table:operator="=" table:field-number="0"/>
              <table:filter-condition table:value="-16,-13" table:operator="=" table:field-number="0"/>
              <table:filter-condition table:value="-15,-13" table:operator="=" table:field-number="0"/>
              <table:filter-condition table:value="-16,-13" table:operator="=" table:field-number="0"/>
              <table:filter-condition table:value="-16,-14" table:operator="=" table:field-number="0"/>
              <table:filter-condition table:value="-15,-14" table:operator="=" table:field-number="0"/>
              <table:filter-condition table:value="-15,-15" table:operator="=" table:field-number="0"/>
              <table:filter-condition table:value="-14,-15" table:operator="=" table:field-number="0"/>
              <table:filter-condition table:value="-14,-16" table:operator="=" table:field-number="0"/>
              <table:filter-condition table:value="-15,-16" table:operator="=" table:field-number="0"/>
              <table:filter-condition table:value="-15,-17" table:operator="=" table:field-number="0"/>
              <table:filter-condition table:value="-15,-16" table:operator="=" table:field-number="0"/>
              <table:filter-condition table:value="-14,-16" table:operator="=" table:field-number="0"/>
              <table:filter-condition table:value="-14,-17" table:operator="=" table:field-number="0"/>
              <table:filter-condition table:value="-14,-18" table:operator="=" table:field-number="0"/>
              <table:filter-condition table:value="-14,-17" table:operator="=" table:field-number="0"/>
              <table:filter-condition table:value="-13,-17" table:operator="=" table:field-number="0"/>
              <table:filter-condition table:value="-13,-18" table:operator="=" table:field-number="0"/>
              <table:filter-condition table:value="-12,-18" table:operator="=" table:field-number="0"/>
              <table:filter-condition table:value="-12,-19" table:operator="=" table:field-number="0"/>
              <table:filter-condition table:value="-13,-19" table:operator="=" table:field-number="0"/>
              <table:filter-condition table:value="-13,-18" table:operator="=" table:field-number="0"/>
              <table:filter-condition table:value="-12,-18" table:operator="=" table:field-number="0"/>
              <table:filter-condition table:value="-12,-17" table:operator="=" table:field-number="0"/>
              <table:filter-condition table:value="-12,-18" table:operator="=" table:field-number="0"/>
              <table:filter-condition table:value="-12,-17" table:operator="=" table:field-number="0"/>
              <table:filter-condition table:value="-13,-17" table:operator="=" table:field-number="0"/>
              <table:filter-condition table:value="-12,-17" table:operator="=" table:field-number="0"/>
              <table:filter-condition table:value="-12,-18" table:operator="=" table:field-number="0"/>
              <table:filter-condition table:value="-11,-18" table:operator="=" table:field-number="0"/>
              <table:filter-condition table:value="-10,-18" table:operator="=" table:field-number="0"/>
              <table:filter-condition table:value="-10,-19" table:operator="=" table:field-number="0"/>
              <table:filter-condition table:value="-10,-20" table:operator="=" table:field-number="0"/>
              <table:filter-condition table:value="-10,-21" table:operator="=" table:field-number="0"/>
              <table:filter-condition table:value="-9,-21" table:operator="=" table:field-number="0"/>
              <table:filter-condition table:value="-9,-20" table:operator="=" table:field-number="0"/>
              <table:filter-condition table:value="-9,-19" table:operator="=" table:field-number="0"/>
              <table:filter-condition table:value="-8,-19" table:operator="=" table:field-number="0"/>
              <table:filter-condition table:value="-9,-19" table:operator="=" table:field-number="0"/>
              <table:filter-condition table:value="-9,-18" table:operator="=" table:field-number="0"/>
              <table:filter-condition table:value="-9,-19" table:operator="=" table:field-number="0"/>
              <table:filter-condition table:value="-9,-20" table:operator="=" table:field-number="0"/>
              <table:filter-condition table:value="-9,-21" table:operator="=" table:field-number="0"/>
              <table:filter-condition table:value="-8,-21" table:operator="=" table:field-number="0"/>
              <table:filter-condition table:value="-7,-21" table:operator="=" table:field-number="0"/>
              <table:filter-condition table:value="-8,-21" table:operator="=" table:field-number="0"/>
              <table:filter-condition table:value="-7,-21" table:operator="=" table:field-number="0"/>
              <table:filter-condition table:value="-6,-21" table:operator="=" table:field-number="0"/>
              <table:filter-condition table:value="-5,-21" table:operator="=" table:field-number="0"/>
              <table:filter-condition table:value="-5,-20" table:operator="=" table:field-number="0"/>
              <table:filter-condition table:value="-6,-20" table:operator="=" table:field-number="0"/>
              <table:filter-condition table:value="-7,-20" table:operator="=" table:field-number="0"/>
              <table:filter-condition table:value="-7,-19" table:operator="=" table:field-number="0"/>
              <table:filter-condition table:value="-8,-19" table:operator="=" table:field-number="0"/>
              <table:filter-condition table:value="-8,-20" table:operator="=" table:field-number="0"/>
              <table:filter-condition table:value="-9,-20" table:operator="=" table:field-number="0"/>
              <table:filter-condition table:value="-8,-20" table:operator="=" table:field-number="0"/>
              <table:filter-condition table:value="-7,-20" table:operator="=" table:field-number="0"/>
              <table:filter-condition table:value="-6,-20" table:operator="=" table:field-number="0"/>
              <table:filter-condition table:value="-6,-21" table:operator="=" table:field-number="0"/>
              <table:filter-condition table:value="-6,-20" table:operator="=" table:field-number="0"/>
              <table:filter-condition table:value="-6,-19" table:operator="=" table:field-number="0"/>
              <table:filter-condition table:value="-5,-19" table:operator="=" table:field-number="0"/>
              <table:filter-condition table:value="-6,-19" table:operator="=" table:field-number="0"/>
              <table:filter-condition table:value="-6,-20" table:operator="=" table:field-number="0"/>
              <table:filter-condition table:value="-7,-20" table:operator="=" table:field-number="0"/>
              <table:filter-condition table:value="-7,-21" table:operator="=" table:field-number="0"/>
              <table:filter-condition table:value="-6,-21" table:operator="=" table:field-number="0"/>
              <table:filter-condition table:value="-5,-21" table:operator="=" table:field-number="0"/>
              <table:filter-condition table:value="-5,-20" table:operator="=" table:field-number="0"/>
              <table:filter-condition table:value="-4,-20" table:operator="=" table:field-number="0"/>
              <table:filter-condition table:value="-5,-20" table:operator="=" table:field-number="0"/>
              <table:filter-condition table:value="-4,-20" table:operator="=" table:field-number="0"/>
              <table:filter-condition table:value="-4,-21" table:operator="=" table:field-number="0"/>
              <table:filter-condition table:value="-5,-21" table:operator="=" table:field-number="0"/>
              <table:filter-condition table:value="-5,-20" table:operator="=" table:field-number="0"/>
              <table:filter-condition table:value="-5,-19" table:operator="=" table:field-number="0"/>
              <table:filter-condition table:value="-5,-20" table:operator="=" table:field-number="0"/>
              <table:filter-condition table:value="-5,-19" table:operator="=" table:field-number="0"/>
              <table:filter-condition table:value="-6,-19" table:operator="=" table:field-number="0"/>
              <table:filter-condition table:value="-7,-19" table:operator="=" table:field-number="0"/>
              <table:filter-condition table:value="-7,-20" table:operator="=" table:field-number="0"/>
              <table:filter-condition table:value="-6,-20" table:operator="=" table:field-number="0"/>
              <table:filter-condition table:value="-7,-20" table:operator="=" table:field-number="0"/>
              <table:filter-condition table:value="-6,-20" table:operator="=" table:field-number="0"/>
              <table:filter-condition table:value="-6,-19" table:operator="=" table:field-number="0"/>
              <table:filter-condition table:value="-7,-19" table:operator="=" table:field-number="0"/>
              <table:filter-condition table:value="-6,-19" table:operator="=" table:field-number="0"/>
              <table:filter-condition table:value="-5,-19" table:operator="=" table:field-number="0"/>
              <table:filter-condition table:value="-4,-19" table:operator="=" table:field-number="0"/>
              <table:filter-condition table:value="-5,-19" table:operator="=" table:field-number="0"/>
              <table:filter-condition table:value="-5,-18" table:operator="=" table:field-number="0"/>
              <table:filter-condition table:value="-5,-19" table:operator="=" table:field-number="0"/>
              <table:filter-condition table:value="-5,-18" table:operator="=" table:field-number="0"/>
              <table:filter-condition table:value="-5,-19" table:operator="=" table:field-number="0"/>
              <table:filter-condition table:value="-4,-19" table:operator="=" table:field-number="0"/>
              <table:filter-condition table:value="-3,-19" table:operator="=" table:field-number="0"/>
              <table:filter-condition table:value="-2,-19" table:operator="=" table:field-number="0"/>
              <table:filter-condition table:value="-2,-18" table:operator="=" table:field-number="0"/>
              <table:filter-condition table:value="-2,-19" table:operator="=" table:field-number="0"/>
              <table:filter-condition table:value="-2,-20" table:operator="=" table:field-number="0"/>
              <table:filter-condition table:value="-2,-21" table:operator="=" table:field-number="0"/>
              <table:filter-condition table:value="-2,-22" table:operator="=" table:field-number="0"/>
              <table:filter-condition table:value="-2,-21" table:operator="=" table:field-number="0"/>
              <table:filter-condition table:value="-3,-21" table:operator="=" table:field-number="0"/>
              <table:filter-condition table:value="-2,-21" table:operator="=" table:field-number="0"/>
              <table:filter-condition table:value="-3,-21" table:operator="=" table:field-number="0"/>
              <table:filter-condition table:value="-4,-21" table:operator="=" table:field-number="0"/>
              <table:filter-condition table:value="-5,-21" table:operator="=" table:field-number="0"/>
              <table:filter-condition table:value="-5,-22" table:operator="=" table:field-number="0"/>
              <table:filter-condition table:value="-6,-22" table:operator="=" table:field-number="0"/>
              <table:filter-condition table:value="-6,-21" table:operator="=" table:field-number="0"/>
              <table:filter-condition table:value="-5,-21" table:operator="=" table:field-number="0"/>
              <table:filter-condition table:value="-4,-21" table:operator="=" table:field-number="0"/>
              <table:filter-condition table:value="-4,-22" table:operator="=" table:field-number="0"/>
              <table:filter-condition table:value="-3,-22" table:operator="=" table:field-number="0"/>
              <table:filter-condition table:value="-3,-21" table:operator="=" table:field-number="0"/>
              <table:filter-condition table:value="-3,-22" table:operator="=" table:field-number="0"/>
              <table:filter-condition table:value="-3,-21" table:operator="=" table:field-number="0"/>
              <table:filter-condition table:value="-4,-21" table:operator="=" table:field-number="0"/>
              <table:filter-condition table:value="-4,-22" table:operator="=" table:field-number="0"/>
              <table:filter-condition table:value="-5,-22" table:operator="=" table:field-number="0"/>
              <table:filter-condition table:value="-5,-23" table:operator="=" table:field-number="0"/>
              <table:filter-condition table:value="-6,-23" table:operator="=" table:field-number="0"/>
              <table:filter-condition table:value="-7,-23" table:operator="=" table:field-number="0"/>
              <table:filter-condition table:value="-7,-22" table:operator="=" table:field-number="0"/>
              <table:filter-condition table:value="-8,-22" table:operator="=" table:field-number="0"/>
              <table:filter-condition table:value="-9,-22" table:operator="=" table:field-number="0"/>
              <table:filter-condition table:value="-9,-23" table:operator="=" table:field-number="0"/>
              <table:filter-condition table:value="-9,-22" table:operator="=" table:field-number="0"/>
              <table:filter-condition table:value="-9,-23" table:operator="=" table:field-number="0"/>
              <table:filter-condition table:value="-9,-24" table:operator="=" table:field-number="0"/>
              <table:filter-condition table:value="-9,-23" table:operator="=" table:field-number="0"/>
              <table:filter-condition table:value="-9,-24" table:operator="=" table:field-number="0"/>
              <table:filter-condition table:value="-8,-24" table:operator="=" table:field-number="0"/>
              <table:filter-condition table:value="-8,-25" table:operator="=" table:field-number="0"/>
              <table:filter-condition table:value="-9,-25" table:operator="=" table:field-number="0"/>
              <table:filter-condition table:value="-9,-26" table:operator="=" table:field-number="0"/>
              <table:filter-condition table:value="-10,-26" table:operator="=" table:field-number="0"/>
              <table:filter-condition table:value="-9,-26" table:operator="=" table:field-number="0"/>
              <table:filter-condition table:value="-8,-26" table:operator="=" table:field-number="0"/>
              <table:filter-condition table:value="-8,-27" table:operator="=" table:field-number="0"/>
              <table:filter-condition table:value="-9,-27" table:operator="=" table:field-number="0"/>
              <table:filter-condition table:value="-9,-28" table:operator="=" table:field-number="0"/>
              <table:filter-condition table:value="-9,-27" table:operator="=" table:field-number="0"/>
              <table:filter-condition table:value="-10,-27" table:operator="=" table:field-number="0"/>
              <table:filter-condition table:value="-11,-27" table:operator="=" table:field-number="0"/>
              <table:filter-condition table:value="-12,-27" table:operator="=" table:field-number="0"/>
              <table:filter-condition table:value="-11,-27" table:operator="=" table:field-number="0"/>
              <table:filter-condition table:value="-12,-27" table:operator="=" table:field-number="0"/>
              <table:filter-condition table:value="-12,-28" table:operator="=" table:field-number="0"/>
              <table:filter-condition table:value="-12,-27" table:operator="=" table:field-number="0"/>
              <table:filter-condition table:value="-11,-27" table:operator="=" table:field-number="0"/>
              <table:filter-condition table:value="-10,-27" table:operator="=" table:field-number="0"/>
              <table:filter-condition table:value="-11,-27" table:operator="=" table:field-number="0"/>
              <table:filter-condition table:value="-11,-26" table:operator="=" table:field-number="0"/>
              <table:filter-condition table:value="-12,-26" table:operator="=" table:field-number="0"/>
              <table:filter-condition table:value="-13,-26" table:operator="=" table:field-number="0"/>
              <table:filter-condition table:value="-13,-25" table:operator="=" table:field-number="0"/>
              <table:filter-condition table:value="-12,-25" table:operator="=" table:field-number="0"/>
              <table:filter-condition table:value="-12,-24" table:operator="=" table:field-number="0"/>
              <table:filter-condition table:value="-12,-23" table:operator="=" table:field-number="0"/>
              <table:filter-condition table:value="-11,-23" table:operator="=" table:field-number="0"/>
              <table:filter-condition table:value="-12,-23" table:operator="=" table:field-number="0"/>
              <table:filter-condition table:value="-12,-24" table:operator="=" table:field-number="0"/>
              <table:filter-condition table:value="-11,-24" table:operator="=" table:field-number="0"/>
              <table:filter-condition table:value="-11,-25" table:operator="=" table:field-number="0"/>
              <table:filter-condition table:value="-12,-25" table:operator="=" table:field-number="0"/>
              <table:filter-condition table:value="-12,-24" table:operator="=" table:field-number="0"/>
              <table:filter-condition table:value="-12,-25" table:operator="=" table:field-number="0"/>
              <table:filter-condition table:value="-12,-24" table:operator="=" table:field-number="0"/>
              <table:filter-condition table:value="-13,-24" table:operator="=" table:field-number="0"/>
              <table:filter-condition table:value="-13,-23" table:operator="=" table:field-number="0"/>
              <table:filter-condition table:value="-12,-23" table:operator="=" table:field-number="0"/>
              <table:filter-condition table:value="-12,-24" table:operator="=" table:field-number="0"/>
              <table:filter-condition table:value="-11,-24" table:operator="=" table:field-number="0"/>
              <table:filter-condition table:value="-11,-23" table:operator="=" table:field-number="0"/>
              <table:filter-condition table:value="-12,-23" table:operator="=" table:field-number="0"/>
              <table:filter-condition table:value="-13,-23" table:operator="=" table:field-number="0"/>
              <table:filter-condition table:value="-13,-24" table:operator="=" table:field-number="0"/>
              <table:filter-condition table:value="-12,-24" table:operator="=" table:field-number="0"/>
              <table:filter-condition table:value="-12,-25" table:operator="=" table:field-number="0"/>
              <table:filter-condition table:value="-12,-24" table:operator="=" table:field-number="0"/>
              <table:filter-condition table:value="-13,-24" table:operator="=" table:field-number="0"/>
              <table:filter-condition table:value="-12,-24" table:operator="=" table:field-number="0"/>
              <table:filter-condition table:value="-12,-25" table:operator="=" table:field-number="0"/>
              <table:filter-condition table:value="-12,-24" table:operator="=" table:field-number="0"/>
              <table:filter-condition table:value="-13,-24" table:operator="=" table:field-number="0"/>
              <table:filter-condition table:value="-12,-24" table:operator="=" table:field-number="0"/>
              <table:filter-condition table:value="-12,-25" table:operator="=" table:field-number="0"/>
              <table:filter-condition table:value="-12,-26" table:operator="=" table:field-number="0"/>
              <table:filter-condition table:value="-12,-25" table:operator="=" table:field-number="0"/>
              <table:filter-condition table:value="-13,-25" table:operator="=" table:field-number="0"/>
              <table:filter-condition table:value="-12,-25" table:operator="=" table:field-number="0"/>
              <table:filter-condition table:value="-12,-24" table:operator="=" table:field-number="0"/>
              <table:filter-condition table:value="-11,-24" table:operator="=" table:field-number="0"/>
              <table:filter-condition table:value="-11,-23" table:operator="=" table:field-number="0"/>
              <table:filter-condition table:value="-10,-23" table:operator="=" table:field-number="0"/>
              <table:filter-condition table:value="-10,-24" table:operator="=" table:field-number="0"/>
              <table:filter-condition table:value="-10,-23" table:operator="=" table:field-number="0"/>
              <table:filter-condition table:value="-9,-23" table:operator="=" table:field-number="0"/>
              <table:filter-condition table:value="-9,-22" table:operator="=" table:field-number="0"/>
              <table:filter-condition table:value="-9,-23" table:operator="=" table:field-number="0"/>
              <table:filter-condition table:value="-9,-24" table:operator="=" table:field-number="0"/>
              <table:filter-condition table:value="-10,-24" table:operator="=" table:field-number="0"/>
              <table:filter-condition table:value="-9,-24" table:operator="=" table:field-number="0"/>
              <table:filter-condition table:value="-9,-23" table:operator="=" table:field-number="0"/>
              <table:filter-condition table:value="-9,-22" table:operator="=" table:field-number="0"/>
              <table:filter-condition table:value="-10,-22" table:operator="=" table:field-number="0"/>
              <table:filter-condition table:value="-11,-22" table:operator="=" table:field-number="0"/>
              <table:filter-condition table:value="-10,-22" table:operator="=" table:field-number="0"/>
              <table:filter-condition table:value="-9,-22" table:operator="=" table:field-number="0"/>
              <table:filter-condition table:value="-9,-23" table:operator="=" table:field-number="0"/>
              <table:filter-condition table:value="-10,-23" table:operator="=" table:field-number="0"/>
              <table:filter-condition table:value="-9,-23" table:operator="=" table:field-number="0"/>
              <table:filter-condition table:value="-9,-22" table:operator="=" table:field-number="0"/>
              <table:filter-condition table:value="-9,-23" table:operator="=" table:field-number="0"/>
              <table:filter-condition table:value="-10,-23" table:operator="=" table:field-number="0"/>
              <table:filter-condition table:value="-9,-23" table:operator="=" table:field-number="0"/>
              <table:filter-condition table:value="-10,-23" table:operator="=" table:field-number="0"/>
              <table:filter-condition table:value="-10,-24" table:operator="=" table:field-number="0"/>
              <table:filter-condition table:value="-10,-23" table:operator="=" table:field-number="0"/>
              <table:filter-condition table:value="-9,-23" table:operator="=" table:field-number="0"/>
              <table:filter-condition table:value="-10,-23" table:operator="=" table:field-number="0"/>
              <table:filter-condition table:value="-9,-23" table:operator="=" table:field-number="0"/>
              <table:filter-condition table:value="-10,-23" table:operator="=" table:field-number="0"/>
              <table:filter-condition table:value="-11,-23" table:operator="=" table:field-number="0"/>
              <table:filter-condition table:value="-12,-23" table:operator="=" table:field-number="0"/>
              <table:filter-condition table:value="-12,-24" table:operator="=" table:field-number="0"/>
              <table:filter-condition table:value="-12,-25" table:operator="=" table:field-number="0"/>
              <table:filter-condition table:value="-11,-25" table:operator="=" table:field-number="0"/>
              <table:filter-condition table:value="-11,-26" table:operator="=" table:field-number="0"/>
              <table:filter-condition table:value="-10,-26" table:operator="=" table:field-number="0"/>
              <table:filter-condition table:value="-10,-27" table:operator="=" table:field-number="0"/>
              <table:filter-condition table:value="-10,-26" table:operator="=" table:field-number="0"/>
              <table:filter-condition table:value="-9,-26" table:operator="=" table:field-number="0"/>
              <table:filter-condition table:value="-9,-27" table:operator="=" table:field-number="0"/>
              <table:filter-condition table:value="-9,-28" table:operator="=" table:field-number="0"/>
              <table:filter-condition table:value="-9,-27" table:operator="=" table:field-number="0"/>
              <table:filter-condition table:value="-8,-27" table:operator="=" table:field-number="0"/>
              <table:filter-condition table:value="-9,-27" table:operator="=" table:field-number="0"/>
              <table:filter-condition table:value="-10,-27" table:operator="=" table:field-number="0"/>
              <table:filter-condition table:value="-11,-27" table:operator="=" table:field-number="0"/>
              <table:filter-condition table:value="-12,-27" table:operator="=" table:field-number="0"/>
              <table:filter-condition table:value="-12,-28" table:operator="=" table:field-number="0"/>
              <table:filter-condition table:value="-11,-28" table:operator="=" table:field-number="0"/>
              <table:filter-condition table:value="-11,-27" table:operator="=" table:field-number="0"/>
              <table:filter-condition table:value="-11,-28" table:operator="=" table:field-number="0"/>
              <table:filter-condition table:value="-12,-28" table:operator="=" table:field-number="0"/>
              <table:filter-condition table:value="-11,-28" table:operator="=" table:field-number="0"/>
              <table:filter-condition table:value="-12,-28" table:operator="=" table:field-number="0"/>
              <table:filter-condition table:value="-11,-28" table:operator="=" table:field-number="0"/>
              <table:filter-condition table:value="-11,-27" table:operator="=" table:field-number="0"/>
              <table:filter-condition table:value="-11,-26" table:operator="=" table:field-number="0"/>
              <table:filter-condition table:value="-12,-26" table:operator="=" table:field-number="0"/>
              <table:filter-condition table:value="-12,-27" table:operator="=" table:field-number="0"/>
              <table:filter-condition table:value="-12,-28" table:operator="=" table:field-number="0"/>
              <table:filter-condition table:value="-11,-28" table:operator="=" table:field-number="0"/>
              <table:filter-condition table:value="-11,-29" table:operator="=" table:field-number="0"/>
              <table:filter-condition table:value="-11,-28" table:operator="=" table:field-number="0"/>
              <table:filter-condition table:value="-11,-27" table:operator="=" table:field-number="0"/>
              <table:filter-condition table:value="-11,-28" table:operator="=" table:field-number="0"/>
              <table:filter-condition table:value="-11,-27" table:operator="=" table:field-number="0"/>
              <table:filter-condition table:value="-11,-26" table:operator="=" table:field-number="0"/>
              <table:filter-condition table:value="-11,-25" table:operator="=" table:field-number="0"/>
              <table:filter-condition table:value="-12,-25" table:operator="=" table:field-number="0"/>
              <table:filter-condition table:value="-12,-26" table:operator="=" table:field-number="0"/>
              <table:filter-condition table:value="-13,-26" table:operator="=" table:field-number="0"/>
              <table:filter-condition table:value="-13,-25" table:operator="=" table:field-number="0"/>
              <table:filter-condition table:value="-13,-24" table:operator="=" table:field-number="0"/>
              <table:filter-condition table:value="-12,-24" table:operator="=" table:field-number="0"/>
              <table:filter-condition table:value="-13,-24" table:operator="=" table:field-number="0"/>
              <table:filter-condition table:value="-13,-25" table:operator="=" table:field-number="0"/>
              <table:filter-condition table:value="-13,-24" table:operator="=" table:field-number="0"/>
              <table:filter-condition table:value="-13,-25" table:operator="=" table:field-number="0"/>
              <table:filter-condition table:value="-14,-25" table:operator="=" table:field-number="0"/>
              <table:filter-condition table:value="-13,-25" table:operator="=" table:field-number="0"/>
              <table:filter-condition table:value="-12,-25" table:operator="=" table:field-number="0"/>
              <table:filter-condition table:value="-13,-25" table:operator="=" table:field-number="0"/>
              <table:filter-condition table:value="-13,-26" table:operator="=" table:field-number="0"/>
              <table:filter-condition table:value="-14,-26" table:operator="=" table:field-number="0"/>
              <table:filter-condition table:value="-14,-27" table:operator="=" table:field-number="0"/>
              <table:filter-condition table:value="-14,-28" table:operator="=" table:field-number="0"/>
              <table:filter-condition table:value="-13,-28" table:operator="=" table:field-number="0"/>
              <table:filter-condition table:value="-13,-27" table:operator="=" table:field-number="0"/>
              <table:filter-condition table:value="-14,-27" table:operator="=" table:field-number="0"/>
              <table:filter-condition table:value="-13,-27" table:operator="=" table:field-number="0"/>
              <table:filter-condition table:value="-12,-27" table:operator="=" table:field-number="0"/>
              <table:filter-condition table:value="-11,-27" table:operator="=" table:field-number="0"/>
              <table:filter-condition table:value="-12,-27" table:operator="=" table:field-number="0"/>
              <table:filter-condition table:value="-12,-28" table:operator="=" table:field-number="0"/>
              <table:filter-condition table:value="-12,-29" table:operator="=" table:field-number="0"/>
              <table:filter-condition table:value="-13,-29" table:operator="=" table:field-number="0"/>
              <table:filter-condition table:value="-13,-28" table:operator="=" table:field-number="0"/>
              <table:filter-condition table:value="-13,-29" table:operator="=" table:field-number="0"/>
              <table:filter-condition table:value="-14,-29" table:operator="=" table:field-number="0"/>
              <table:filter-condition table:value="-15,-29" table:operator="=" table:field-number="0"/>
              <table:filter-condition table:value="-14,-29" table:operator="=" table:field-number="0"/>
              <table:filter-condition table:value="-13,-29" table:operator="=" table:field-number="0"/>
              <table:filter-condition table:value="-13,-28" table:operator="=" table:field-number="0"/>
              <table:filter-condition table:value="-12,-28" table:operator="=" table:field-number="0"/>
              <table:filter-condition table:value="-13,-28" table:operator="=" table:field-number="0"/>
              <table:filter-condition table:value="-12,-28" table:operator="=" table:field-number="0"/>
              <table:filter-condition table:value="-11,-28" table:operator="=" table:field-number="0"/>
              <table:filter-condition table:value="-11,-29" table:operator="=" table:field-number="0"/>
              <table:filter-condition table:value="-12,-29" table:operator="=" table:field-number="0"/>
              <table:filter-condition table:value="-12,-30" table:operator="=" table:field-number="0"/>
              <table:filter-condition table:value="-12,-29" table:operator="=" table:field-number="0"/>
              <table:filter-condition table:value="-12,-30" table:operator="=" table:field-number="0"/>
              <table:filter-condition table:value="-12,-29" table:operator="=" table:field-number="0"/>
              <table:filter-condition table:value="-11,-29" table:operator="=" table:field-number="0"/>
              <table:filter-condition table:value="-10,-29" table:operator="=" table:field-number="0"/>
              <table:filter-condition table:value="-9,-29" table:operator="=" table:field-number="0"/>
              <table:filter-condition table:value="-9,-30" table:operator="=" table:field-number="0"/>
              <table:filter-condition table:value="-10,-30" table:operator="=" table:field-number="0"/>
              <table:filter-condition table:value="-11,-30" table:operator="=" table:field-number="0"/>
              <table:filter-condition table:value="-10,-30" table:operator="=" table:field-number="0"/>
              <table:filter-condition table:value="-10,-31" table:operator="=" table:field-number="0"/>
              <table:filter-condition table:value="-11,-31" table:operator="=" table:field-number="0"/>
              <table:filter-condition table:value="-12,-31" table:operator="=" table:field-number="0"/>
              <table:filter-condition table:value="-13,-31" table:operator="=" table:field-number="0"/>
              <table:filter-condition table:value="-14,-31" table:operator="=" table:field-number="0"/>
              <table:filter-condition table:value="-15,-31" table:operator="=" table:field-number="0"/>
              <table:filter-condition table:value="-16,-31" table:operator="=" table:field-number="0"/>
              <table:filter-condition table:value="-17,-31" table:operator="=" table:field-number="0"/>
              <table:filter-condition table:value="-17,-30" table:operator="=" table:field-number="0"/>
              <table:filter-condition table:value="-17,-31" table:operator="=" table:field-number="0"/>
              <table:filter-condition table:value="-18,-31" table:operator="=" table:field-number="0"/>
              <table:filter-condition table:value="-19,-31" table:operator="=" table:field-number="0"/>
              <table:filter-condition table:value="-19,-30" table:operator="=" table:field-number="0"/>
              <table:filter-condition table:value="-19,-29" table:operator="=" table:field-number="0"/>
              <table:filter-condition table:value="-19,-28" table:operator="=" table:field-number="0"/>
              <table:filter-condition table:value="-19,-29" table:operator="=" table:field-number="0"/>
              <table:filter-condition table:value="-20,-29" table:operator="=" table:field-number="0"/>
              <table:filter-condition table:value="-20,-28" table:operator="=" table:field-number="0"/>
              <table:filter-condition table:value="-20,-29" table:operator="=" table:field-number="0"/>
              <table:filter-condition table:value="-21,-29" table:operator="=" table:field-number="0"/>
              <table:filter-condition table:value="-20,-29" table:operator="=" table:field-number="0"/>
              <table:filter-condition table:value="-20,-30" table:operator="=" table:field-number="0"/>
              <table:filter-condition table:value="-20,-29" table:operator="=" table:field-number="0"/>
              <table:filter-condition table:value="-20,-28" table:operator="=" table:field-number="0"/>
              <table:filter-condition table:value="-21,-28" table:operator="=" table:field-number="0"/>
              <table:filter-condition table:value="-22,-28" table:operator="=" table:field-number="0"/>
              <table:filter-condition table:value="-23,-28" table:operator="=" table:field-number="0"/>
              <table:filter-condition table:value="-23,-27" table:operator="=" table:field-number="0"/>
              <table:filter-condition table:value="-24,-27" table:operator="=" table:field-number="0"/>
              <table:filter-condition table:value="-23,-27" table:operator="=" table:field-number="0"/>
              <table:filter-condition table:value="-22,-27" table:operator="=" table:field-number="0"/>
              <table:filter-condition table:value="-22,-28" table:operator="=" table:field-number="0"/>
              <table:filter-condition table:value="-22,-27" table:operator="=" table:field-number="0"/>
              <table:filter-condition table:value="-22,-28" table:operator="=" table:field-number="0"/>
              <table:filter-condition table:value="-22,-29" table:operator="=" table:field-number="0"/>
              <table:filter-condition table:value="-23,-29" table:operator="=" table:field-number="0"/>
              <table:filter-condition table:value="-23,-30" table:operator="=" table:field-number="0"/>
              <table:filter-condition table:value="-22,-30" table:operator="=" table:field-number="0"/>
              <table:filter-condition table:value="-22,-29" table:operator="=" table:field-number="0"/>
              <table:filter-condition table:value="-23,-29" table:operator="=" table:field-number="0"/>
              <table:filter-condition table:value="-23,-28" table:operator="=" table:field-number="0"/>
              <table:filter-condition table:value="-23,-27" table:operator="=" table:field-number="0"/>
              <table:filter-condition table:value="-24,-27" table:operator="=" table:field-number="0"/>
              <table:filter-condition table:value="-24,-26" table:operator="=" table:field-number="0"/>
              <table:filter-condition table:value="-24,-25" table:operator="=" table:field-number="0"/>
              <table:filter-condition table:value="-25,-25" table:operator="=" table:field-number="0"/>
              <table:filter-condition table:value="-26,-25" table:operator="=" table:field-number="0"/>
              <table:filter-condition table:value="-26,-24" table:operator="=" table:field-number="0"/>
              <table:filter-condition table:value="-25,-24" table:operator="=" table:field-number="0"/>
              <table:filter-condition table:value="-25,-25" table:operator="=" table:field-number="0"/>
              <table:filter-condition table:value="-25,-26" table:operator="=" table:field-number="0"/>
              <table:filter-condition table:value="-24,-26" table:operator="=" table:field-number="0"/>
              <table:filter-condition table:value="-25,-26" table:operator="=" table:field-number="0"/>
              <table:filter-condition table:value="-25,-25" table:operator="=" table:field-number="0"/>
              <table:filter-condition table:value="-26,-25" table:operator="=" table:field-number="0"/>
              <table:filter-condition table:value="-26,-24" table:operator="=" table:field-number="0"/>
              <table:filter-condition table:value="-26,-23" table:operator="=" table:field-number="0"/>
              <table:filter-condition table:value="-26,-24" table:operator="=" table:field-number="0"/>
              <table:filter-condition table:value="-27,-24" table:operator="=" table:field-number="0"/>
              <table:filter-condition table:value="-28,-24" table:operator="=" table:field-number="0"/>
              <table:filter-condition table:value="-29,-24" table:operator="=" table:field-number="0"/>
              <table:filter-condition table:value="-29,-23" table:operator="=" table:field-number="0"/>
              <table:filter-condition table:value="-28,-23" table:operator="=" table:field-number="0"/>
              <table:filter-condition table:value="-29,-23" table:operator="=" table:field-number="0"/>
              <table:filter-condition table:value="-29,-22" table:operator="=" table:field-number="0"/>
              <table:filter-condition table:value="-29,-23" table:operator="=" table:field-number="0"/>
              <table:filter-condition table:value="-30,-23" table:operator="=" table:field-number="0"/>
              <table:filter-condition table:value="-30,-22" table:operator="=" table:field-number="0"/>
              <table:filter-condition table:value="-29,-22" table:operator="=" table:field-number="0"/>
              <table:filter-condition table:value="-30,-22" table:operator="=" table:field-number="0"/>
              <table:filter-condition table:value="-29,-22" table:operator="=" table:field-number="0"/>
              <table:filter-condition table:value="-29,-23" table:operator="=" table:field-number="0"/>
              <table:filter-condition table:value="-30,-23" table:operator="=" table:field-number="0"/>
              <table:filter-condition table:value="-30,-24" table:operator="=" table:field-number="0"/>
              <table:filter-condition table:value="-30,-25" table:operator="=" table:field-number="0"/>
              <table:filter-condition table:value="-30,-24" table:operator="=" table:field-number="0"/>
              <table:filter-condition table:value="-29,-24" table:operator="=" table:field-number="0"/>
              <table:filter-condition table:value="-29,-23" table:operator="=" table:field-number="0"/>
              <table:filter-condition table:value="-29,-24" table:operator="=" table:field-number="0"/>
              <table:filter-condition table:value="-29,-23" table:operator="=" table:field-number="0"/>
              <table:filter-condition table:value="-29,-22" table:operator="=" table:field-number="0"/>
              <table:filter-condition table:value="-28,-22" table:operator="=" table:field-number="0"/>
              <table:filter-condition table:value="-27,-22" table:operator="=" table:field-number="0"/>
              <table:filter-condition table:value="-26,-22" table:operator="=" table:field-number="0"/>
              <table:filter-condition table:value="-27,-22" table:operator="=" table:field-number="0"/>
              <table:filter-condition table:value="-28,-22" table:operator="=" table:field-number="0"/>
              <table:filter-condition table:value="-28,-23" table:operator="=" table:field-number="0"/>
              <table:filter-condition table:value="-28,-24" table:operator="=" table:field-number="0"/>
              <table:filter-condition table:value="-28,-23" table:operator="=" table:field-number="0"/>
              <table:filter-condition table:value="-28,-22" table:operator="=" table:field-number="0"/>
              <table:filter-condition table:value="-28,-23" table:operator="=" table:field-number="0"/>
              <table:filter-condition table:value="-27,-23" table:operator="=" table:field-number="0"/>
              <table:filter-condition table:value="-28,-23" table:operator="=" table:field-number="0"/>
              <table:filter-condition table:value="-28,-22" table:operator="=" table:field-number="0"/>
              <table:filter-condition table:value="-29,-22" table:operator="=" table:field-number="0"/>
              <table:filter-condition table:value="-30,-22" table:operator="=" table:field-number="0"/>
              <table:filter-condition table:value="-30,-21" table:operator="=" table:field-number="0"/>
              <table:filter-condition table:value="-31,-21" table:operator="=" table:field-number="0"/>
              <table:filter-condition table:value="-30,-21" table:operator="=" table:field-number="0"/>
              <table:filter-condition table:value="-29,-21" table:operator="=" table:field-number="0"/>
              <table:filter-condition table:value="-29,-20" table:operator="=" table:field-number="0"/>
              <table:filter-condition table:value="-28,-20" table:operator="=" table:field-number="0"/>
              <table:filter-condition table:value="-27,-20" table:operator="=" table:field-number="0"/>
              <table:filter-condition table:value="-27,-19" table:operator="=" table:field-number="0"/>
              <table:filter-condition table:value="-28,-19" table:operator="=" table:field-number="0"/>
              <table:filter-condition table:value="-29,-19" table:operator="=" table:field-number="0"/>
              <table:filter-condition table:value="-30,-19" table:operator="=" table:field-number="0"/>
              <table:filter-condition table:value="-31,-19" table:operator="=" table:field-number="0"/>
              <table:filter-condition table:value="-31,-20" table:operator="=" table:field-number="0"/>
              <table:filter-condition table:value="-31,-19" table:operator="=" table:field-number="0"/>
              <table:filter-condition table:value="-31,-20" table:operator="=" table:field-number="0"/>
              <table:filter-condition table:value="-31,-21" table:operator="=" table:field-number="0"/>
              <table:filter-condition table:value="-32,-21" table:operator="=" table:field-number="0"/>
              <table:filter-condition table:value="-31,-21" table:operator="=" table:field-number="0"/>
              <table:filter-condition table:value="-30,-21" table:operator="=" table:field-number="0"/>
              <table:filter-condition table:value="-29,-21" table:operator="=" table:field-number="0"/>
              <table:filter-condition table:value="-29,-22" table:operator="=" table:field-number="0"/>
              <table:filter-condition table:value="-28,-22" table:operator="=" table:field-number="0"/>
              <table:filter-condition table:value="-28,-21" table:operator="=" table:field-number="0"/>
              <table:filter-condition table:value="-28,-22" table:operator="=" table:field-number="0"/>
              <table:filter-condition table:value="-27,-22" table:operator="=" table:field-number="0"/>
              <table:filter-condition table:value="-26,-22" table:operator="=" table:field-number="0"/>
              <table:filter-condition table:value="-27,-22" table:operator="=" table:field-number="0"/>
              <table:filter-condition table:value="-26,-22" table:operator="=" table:field-number="0"/>
              <table:filter-condition table:value="-26,-23" table:operator="=" table:field-number="0"/>
              <table:filter-condition table:value="-25,-23" table:operator="=" table:field-number="0"/>
              <table:filter-condition table:value="-24,-23" table:operator="=" table:field-number="0"/>
              <table:filter-condition table:value="-24,-24" table:operator="=" table:field-number="0"/>
              <table:filter-condition table:value="-23,-24" table:operator="=" table:field-number="0"/>
              <table:filter-condition table:value="-22,-24" table:operator="=" table:field-number="0"/>
              <table:filter-condition table:value="-23,-24" table:operator="=" table:field-number="0"/>
              <table:filter-condition table:value="-22,-24" table:operator="=" table:field-number="0"/>
              <table:filter-condition table:value="-22,-25" table:operator="=" table:field-number="0"/>
              <table:filter-condition table:value="-21,-25" table:operator="=" table:field-number="0"/>
              <table:filter-condition table:value="-20,-25" table:operator="=" table:field-number="0"/>
              <table:filter-condition table:value="-21,-25" table:operator="=" table:field-number="0"/>
              <table:filter-condition table:value="-21,-24" table:operator="=" table:field-number="0"/>
              <table:filter-condition table:value="-21,-23" table:operator="=" table:field-number="0"/>
              <table:filter-condition table:value="-20,-23" table:operator="=" table:field-number="0"/>
              <table:filter-condition table:value="-21,-23" table:operator="=" table:field-number="0"/>
              <table:filter-condition table:value="-21,-24" table:operator="=" table:field-number="0"/>
              <table:filter-condition table:value="-20,-24" table:operator="=" table:field-number="0"/>
              <table:filter-condition table:value="-20,-23" table:operator="=" table:field-number="0"/>
              <table:filter-condition table:value="-20,-22" table:operator="=" table:field-number="0"/>
              <table:filter-condition table:value="-20,-23" table:operator="=" table:field-number="0"/>
              <table:filter-condition table:value="-20,-24" table:operator="=" table:field-number="0"/>
              <table:filter-condition table:value="-21,-24" table:operator="=" table:field-number="0"/>
              <table:filter-condition table:value="-21,-23" table:operator="=" table:field-number="0"/>
              <table:filter-condition table:value="-21,-22" table:operator="=" table:field-number="0"/>
              <table:filter-condition table:value="-22,-22" table:operator="=" table:field-number="0"/>
              <table:filter-condition table:value="-22,-21" table:operator="=" table:field-number="0"/>
              <table:filter-condition table:value="-21,-21" table:operator="=" table:field-number="0"/>
              <table:filter-condition table:value="-21,-22" table:operator="=" table:field-number="0"/>
              <table:filter-condition table:value="-21,-23" table:operator="=" table:field-number="0"/>
              <table:filter-condition table:value="-20,-23" table:operator="=" table:field-number="0"/>
              <table:filter-condition table:value="-21,-23" table:operator="=" table:field-number="0"/>
              <table:filter-condition table:value="-22,-23" table:operator="=" table:field-number="0"/>
              <table:filter-condition table:value="-22,-22" table:operator="=" table:field-number="0"/>
              <table:filter-condition table:value="-21,-22" table:operator="=" table:field-number="0"/>
              <table:filter-condition table:value="-20,-22" table:operator="=" table:field-number="0"/>
              <table:filter-condition table:value="-21,-22" table:operator="=" table:field-number="0"/>
              <table:filter-condition table:value="-22,-22" table:operator="=" table:field-number="0"/>
              <table:filter-condition table:value="-21,-22" table:operator="=" table:field-number="0"/>
              <table:filter-condition table:value="-22,-22" table:operator="=" table:field-number="0"/>
              <table:filter-condition table:value="-22,-23" table:operator="=" table:field-number="0"/>
              <table:filter-condition table:value="-21,-23" table:operator="=" table:field-number="0"/>
              <table:filter-condition table:value="-21,-22" table:operator="=" table:field-number="0"/>
              <table:filter-condition table:value="-21,-23" table:operator="=" table:field-number="0"/>
              <table:filter-condition table:value="-21,-24" table:operator="=" table:field-number="0"/>
              <table:filter-condition table:value="-21,-25" table:operator="=" table:field-number="0"/>
              <table:filter-condition table:value="-20,-25" table:operator="=" table:field-number="0"/>
              <table:filter-condition table:value="-21,-25" table:operator="=" table:field-number="0"/>
              <table:filter-condition table:value="-21,-24" table:operator="=" table:field-number="0"/>
              <table:filter-condition table:value="-21,-25" table:operator="=" table:field-number="0"/>
              <table:filter-condition table:value="-21,-24" table:operator="=" table:field-number="0"/>
              <table:filter-condition table:value="-20,-24" table:operator="=" table:field-number="0"/>
              <table:filter-condition table:value="-20,-25" table:operator="=" table:field-number="0"/>
              <table:filter-condition table:value="-20,-26" table:operator="=" table:field-number="0"/>
              <table:filter-condition table:value="-20,-27" table:operator="=" table:field-number="0"/>
              <table:filter-condition table:value="-20,-26" table:operator="=" table:field-number="0"/>
              <table:filter-condition table:value="-19,-26" table:operator="=" table:field-number="0"/>
              <table:filter-condition table:value="-18,-26" table:operator="=" table:field-number="0"/>
              <table:filter-condition table:value="-18,-25" table:operator="=" table:field-number="0"/>
              <table:filter-condition table:value="-19,-25" table:operator="=" table:field-number="0"/>
              <table:filter-condition table:value="-18,-25" table:operator="=" table:field-number="0"/>
              <table:filter-condition table:value="-19,-25" table:operator="=" table:field-number="0"/>
              <table:filter-condition table:value="-19,-24" table:operator="=" table:field-number="0"/>
              <table:filter-condition table:value="-18,-24" table:operator="=" table:field-number="0"/>
              <table:filter-condition table:value="-18,-23" table:operator="=" table:field-number="0"/>
              <table:filter-condition table:value="-19,-23" table:operator="=" table:field-number="0"/>
              <table:filter-condition table:value="-20,-23" table:operator="=" table:field-number="0"/>
              <table:filter-condition table:value="-19,-23" table:operator="=" table:field-number="0"/>
              <table:filter-condition table:value="-18,-23" table:operator="=" table:field-number="0"/>
              <table:filter-condition table:value="-18,-24" table:operator="=" table:field-number="0"/>
              <table:filter-condition table:value="-18,-23" table:operator="=" table:field-number="0"/>
              <table:filter-condition table:value="-18,-24" table:operator="=" table:field-number="0"/>
              <table:filter-condition table:value="-17,-24" table:operator="=" table:field-number="0"/>
              <table:filter-condition table:value="-17,-25" table:operator="=" table:field-number="0"/>
              <table:filter-condition table:value="-18,-25" table:operator="=" table:field-number="0"/>
              <table:filter-condition table:value="-19,-25" table:operator="=" table:field-number="0"/>
              <table:filter-condition table:value="-18,-25" table:operator="=" table:field-number="0"/>
              <table:filter-condition table:value="-18,-24" table:operator="=" table:field-number="0"/>
              <table:filter-condition table:value="-17,-24" table:operator="=" table:field-number="0"/>
              <table:filter-condition table:value="-16,-24" table:operator="=" table:field-number="0"/>
              <table:filter-condition table:value="-16,-23" table:operator="=" table:field-number="0"/>
              <table:filter-condition table:value="-15,-23" table:operator="=" table:field-number="0"/>
              <table:filter-condition table:value="-15,-24" table:operator="=" table:field-number="0"/>
              <table:filter-condition table:value="-16,-24" table:operator="=" table:field-number="0"/>
              <table:filter-condition table:value="-16,-23" table:operator="=" table:field-number="0"/>
              <table:filter-condition table:value="-16,-22" table:operator="=" table:field-number="0"/>
              <table:filter-condition table:value="-17,-22" table:operator="=" table:field-number="0"/>
              <table:filter-condition table:value="-17,-21" table:operator="=" table:field-number="0"/>
              <table:filter-condition table:value="-18,-21" table:operator="=" table:field-number="0"/>
              <table:filter-condition table:value="-19,-21" table:operator="=" table:field-number="0"/>
              <table:filter-condition table:value="-18,-21" table:operator="=" table:field-number="0"/>
              <table:filter-condition table:value="-18,-20" table:operator="=" table:field-number="0"/>
              <table:filter-condition table:value="-18,-19" table:operator="=" table:field-number="0"/>
              <table:filter-condition table:value="-18,-20" table:operator="=" table:field-number="0"/>
              <table:filter-condition table:value="-19,-20" table:operator="=" table:field-number="0"/>
              <table:filter-condition table:value="-19,-21" table:operator="=" table:field-number="0"/>
              <table:filter-condition table:value="-19,-22" table:operator="=" table:field-number="0"/>
              <table:filter-condition table:value="-19,-23" table:operator="=" table:field-number="0"/>
              <table:filter-condition table:value="-19,-24" table:operator="=" table:field-number="0"/>
              <table:filter-condition table:value="-19,-25" table:operator="=" table:field-number="0"/>
              <table:filter-condition table:value="-19,-24" table:operator="=" table:field-number="0"/>
              <table:filter-condition table:value="-19,-23" table:operator="=" table:field-number="0"/>
              <table:filter-condition table:value="-19,-22" table:operator="=" table:field-number="0"/>
              <table:filter-condition table:value="-20,-22" table:operator="=" table:field-number="0"/>
              <table:filter-condition table:value="-20,-21" table:operator="=" table:field-number="0"/>
              <table:filter-condition table:value="-21,-21" table:operator="=" table:field-number="0"/>
              <table:filter-condition table:value="-20,-21" table:operator="=" table:field-number="0"/>
              <table:filter-condition table:value="-20,-20" table:operator="=" table:field-number="0"/>
              <table:filter-condition table:value="-20,-19" table:operator="=" table:field-number="0"/>
              <table:filter-condition table:value="-20,-20" table:operator="=" table:field-number="0"/>
              <table:filter-condition table:value="-19,-20" table:operator="=" table:field-number="0"/>
              <table:filter-condition table:value="-19,-21" table:operator="=" table:field-number="0"/>
              <table:filter-condition table:value="-20,-21" table:operator="=" table:field-number="0"/>
              <table:filter-condition table:value="-19,-21" table:operator="=" table:field-number="0"/>
              <table:filter-condition table:value="-19,-20" table:operator="=" table:field-number="0"/>
              <table:filter-condition table:value="-20,-20" table:operator="=" table:field-number="0"/>
              <table:filter-condition table:value="-20,-19" table:operator="=" table:field-number="0"/>
              <table:filter-condition table:value="-20,-18" table:operator="=" table:field-number="0"/>
              <table:filter-condition table:value="-21,-18" table:operator="=" table:field-number="0"/>
              <table:filter-condition table:value="-22,-18" table:operator="=" table:field-number="0"/>
              <table:filter-condition table:value="-22,-19" table:operator="=" table:field-number="0"/>
              <table:filter-condition table:value="-21,-19" table:operator="=" table:field-number="0"/>
              <table:filter-condition table:value="-21,-20" table:operator="=" table:field-number="0"/>
              <table:filter-condition table:value="-21,-19" table:operator="=" table:field-number="0"/>
              <table:filter-condition table:value="-21,-18" table:operator="=" table:field-number="0"/>
              <table:filter-condition table:value="-21,-19" table:operator="=" table:field-number="0"/>
              <table:filter-condition table:value="-21,-20" table:operator="=" table:field-number="0"/>
              <table:filter-condition table:value="-21,-21" table:operator="=" table:field-number="0"/>
              <table:filter-condition table:value="-21,-20" table:operator="=" table:field-number="0"/>
              <table:filter-condition table:value="-21,-19" table:operator="=" table:field-number="0"/>
              <table:filter-condition table:value="-21,-20" table:operator="=" table:field-number="0"/>
              <table:filter-condition table:value="-20,-20" table:operator="=" table:field-number="0"/>
              <table:filter-condition table:value="-20,-19" table:operator="=" table:field-number="0"/>
              <table:filter-condition table:value="-20,-20" table:operator="=" table:field-number="0"/>
              <table:filter-condition table:value="-20,-21" table:operator="=" table:field-number="0"/>
              <table:filter-condition table:value="-21,-21" table:operator="=" table:field-number="0"/>
              <table:filter-condition table:value="-21,-22" table:operator="=" table:field-number="0"/>
              <table:filter-condition table:value="-21,-21" table:operator="=" table:field-number="0"/>
              <table:filter-condition table:value="-20,-21" table:operator="=" table:field-number="0"/>
              <table:filter-condition table:value="-20,-20" table:operator="=" table:field-number="0"/>
              <table:filter-condition table:value="-21,-20" table:operator="=" table:field-number="0"/>
              <table:filter-condition table:value="-20,-20" table:operator="=" table:field-number="0"/>
              <table:filter-condition table:value="-20,-21" table:operator="=" table:field-number="0"/>
              <table:filter-condition table:value="-21,-21" table:operator="=" table:field-number="0"/>
              <table:filter-condition table:value="-21,-20" table:operator="=" table:field-number="0"/>
              <table:filter-condition table:value="-21,-21" table:operator="=" table:field-number="0"/>
              <table:filter-condition table:value="-21,-20" table:operator="=" table:field-number="0"/>
              <table:filter-condition table:value="-20,-20" table:operator="=" table:field-number="0"/>
              <table:filter-condition table:value="-20,-19" table:operator="=" table:field-number="0"/>
              <table:filter-condition table:value="-21,-19" table:operator="=" table:field-number="0"/>
              <table:filter-condition table:value="-21,-20" table:operator="=" table:field-number="0"/>
              <table:filter-condition table:value="-20,-20" table:operator="=" table:field-number="0"/>
              <table:filter-condition table:value="-21,-20" table:operator="=" table:field-number="0"/>
              <table:filter-condition table:value="-21,-21" table:operator="=" table:field-number="0"/>
              <table:filter-condition table:value="-22,-21" table:operator="=" table:field-number="0"/>
              <table:filter-condition table:value="-23,-21" table:operator="=" table:field-number="0"/>
              <table:filter-condition table:value="-24,-21" table:operator="=" table:field-number="0"/>
              <table:filter-condition table:value="-24,-20" table:operator="=" table:field-number="0"/>
              <table:filter-condition table:value="-24,-21" table:operator="=" table:field-number="0"/>
              <table:filter-condition table:value="-25,-21" table:operator="=" table:field-number="0"/>
              <table:filter-condition table:value="-25,-22" table:operator="=" table:field-number="0"/>
              <table:filter-condition table:value="-26,-22" table:operator="=" table:field-number="0"/>
              <table:filter-condition table:value="-26,-23" table:operator="=" table:field-number="0"/>
              <table:filter-condition table:value="-26,-22" table:operator="=" table:field-number="0"/>
              <table:filter-condition table:value="-26,-21" table:operator="=" table:field-number="0"/>
              <table:filter-condition table:value="-27,-21" table:operator="=" table:field-number="0"/>
              <table:filter-condition table:value="-27,-22" table:operator="=" table:field-number="0"/>
              <table:filter-condition table:value="-27,-23" table:operator="=" table:field-number="0"/>
              <table:filter-condition table:value="-27,-24" table:operator="=" table:field-number="0"/>
              <table:filter-condition table:value="-26,-24" table:operator="=" table:field-number="0"/>
              <table:filter-condition table:value="-26,-25" table:operator="=" table:field-number="0"/>
              <table:filter-condition table:value="-26,-26" table:operator="=" table:field-number="0"/>
              <table:filter-condition table:value="-27,-26" table:operator="=" table:field-number="0"/>
              <table:filter-condition table:value="-28,-26" table:operator="=" table:field-number="0"/>
              <table:filter-condition table:value="-28,-27" table:operator="=" table:field-number="0"/>
              <table:filter-condition table:value="-28,-28" table:operator="=" table:field-number="0"/>
              <table:filter-condition table:value="-27,-28" table:operator="=" table:field-number="0"/>
              <table:filter-condition table:value="-27,-29" table:operator="=" table:field-number="0"/>
              <table:filter-condition table:value="-27,-28" table:operator="=" table:field-number="0"/>
              <table:filter-condition table:value="-28,-28" table:operator="=" table:field-number="0"/>
              <table:filter-condition table:value="-29,-28" table:operator="=" table:field-number="0"/>
              <table:filter-condition table:value="-29,-29" table:operator="=" table:field-number="0"/>
              <table:filter-condition table:value="-30,-29" table:operator="=" table:field-number="0"/>
              <table:filter-condition table:value="-30,-28" table:operator="=" table:field-number="0"/>
              <table:filter-condition table:value="-31,-28" table:operator="=" table:field-number="0"/>
              <table:filter-condition table:value="-31,-29" table:operator="=" table:field-number="0"/>
              <table:filter-condition table:value="-31,-30" table:operator="=" table:field-number="0"/>
              <table:filter-condition table:value="-30,-30" table:operator="=" table:field-number="0"/>
              <table:filter-condition table:value="-31,-30" table:operator="=" table:field-number="0"/>
              <table:filter-condition table:value="-31,-29" table:operator="=" table:field-number="0"/>
              <table:filter-condition table:value="-30,-29" table:operator="=" table:field-number="0"/>
              <table:filter-condition table:value="-30,-28" table:operator="=" table:field-number="0"/>
              <table:filter-condition table:value="-29,-28" table:operator="=" table:field-number="0"/>
              <table:filter-condition table:value="-30,-28" table:operator="=" table:field-number="0"/>
              <table:filter-condition table:value="-30,-27" table:operator="=" table:field-number="0"/>
              <table:filter-condition table:value="-30,-26" table:operator="=" table:field-number="0"/>
              <table:filter-condition table:value="-31,-26" table:operator="=" table:field-number="0"/>
              <table:filter-condition table:value="-31,-25" table:operator="=" table:field-number="0"/>
              <table:filter-condition table:value="-31,-24" table:operator="=" table:field-number="0"/>
              <table:filter-condition table:value="-32,-24" table:operator="=" table:field-number="0"/>
              <table:filter-condition table:value="-33,-24" table:operator="=" table:field-number="0"/>
              <table:filter-condition table:value="-33,-25" table:operator="=" table:field-number="0"/>
              <table:filter-condition table:value="-33,-24" table:operator="=" table:field-number="0"/>
              <table:filter-condition table:value="-33,-23" table:operator="=" table:field-number="0"/>
              <table:filter-condition table:value="-34,-23" table:operator="=" table:field-number="0"/>
              <table:filter-condition table:value="-34,-24" table:operator="=" table:field-number="0"/>
              <table:filter-condition table:value="-34,-23" table:operator="=" table:field-number="0"/>
              <table:filter-condition table:value="-34,-24" table:operator="=" table:field-number="0"/>
              <table:filter-condition table:value="-35,-24" table:operator="=" table:field-number="0"/>
              <table:filter-condition table:value="-35,-25" table:operator="=" table:field-number="0"/>
              <table:filter-condition table:value="-35,-24" table:operator="=" table:field-number="0"/>
              <table:filter-condition table:value="-35,-23" table:operator="=" table:field-number="0"/>
              <table:filter-condition table:value="-35,-22" table:operator="=" table:field-number="0"/>
              <table:filter-condition table:value="-35,-21" table:operator="=" table:field-number="0"/>
              <table:filter-condition table:value="-34,-21" table:operator="=" table:field-number="0"/>
              <table:filter-condition table:value="-34,-20" table:operator="=" table:field-number="0"/>
              <table:filter-condition table:value="-33,-20" table:operator="=" table:field-number="0"/>
              <table:filter-condition table:value="-33,-21" table:operator="=" table:field-number="0"/>
              <table:filter-condition table:value="-33,-22" table:operator="=" table:field-number="0"/>
              <table:filter-condition table:value="-33,-21" table:operator="=" table:field-number="0"/>
              <table:filter-condition table:value="-34,-21" table:operator="=" table:field-number="0"/>
              <table:filter-condition table:value="-33,-21" table:operator="=" table:field-number="0"/>
              <table:filter-condition table:value="-33,-20" table:operator="=" table:field-number="0"/>
              <table:filter-condition table:value="-34,-20" table:operator="=" table:field-number="0"/>
              <table:filter-condition table:value="-33,-20" table:operator="=" table:field-number="0"/>
              <table:filter-condition table:value="-33,-19" table:operator="=" table:field-number="0"/>
              <table:filter-condition table:value="-32,-19" table:operator="=" table:field-number="0"/>
              <table:filter-condition table:value="-32,-18" table:operator="=" table:field-number="0"/>
              <table:filter-condition table:value="-32,-17" table:operator="=" table:field-number="0"/>
              <table:filter-condition table:value="-33,-17" table:operator="=" table:field-number="0"/>
              <table:filter-condition table:value="-33,-16" table:operator="=" table:field-number="0"/>
              <table:filter-condition table:value="-33,-17" table:operator="=" table:field-number="0"/>
              <table:filter-condition table:value="-32,-17" table:operator="=" table:field-number="0"/>
              <table:filter-condition table:value="-33,-17" table:operator="=" table:field-number="0"/>
              <table:filter-condition table:value="-34,-17" table:operator="=" table:field-number="0"/>
              <table:filter-condition table:value="-35,-17" table:operator="=" table:field-number="0"/>
              <table:filter-condition table:value="-35,-16" table:operator="=" table:field-number="0"/>
              <table:filter-condition table:value="-34,-16" table:operator="=" table:field-number="0"/>
              <table:filter-condition table:value="-34,-17" table:operator="=" table:field-number="0"/>
              <table:filter-condition table:value="-34,-18" table:operator="=" table:field-number="0"/>
              <table:filter-condition table:value="-34,-17" table:operator="=" table:field-number="0"/>
              <table:filter-condition table:value="-34,-18" table:operator="=" table:field-number="0"/>
              <table:filter-condition table:value="-34,-19" table:operator="=" table:field-number="0"/>
              <table:filter-condition table:value="-33,-19" table:operator="=" table:field-number="0"/>
              <table:filter-condition table:value="-33,-20" table:operator="=" table:field-number="0"/>
              <table:filter-condition table:value="-33,-19" table:operator="=" table:field-number="0"/>
              <table:filter-condition table:value="-33,-20" table:operator="=" table:field-number="0"/>
              <table:filter-condition table:value="-34,-20" table:operator="=" table:field-number="0"/>
              <table:filter-condition table:value="-33,-20" table:operator="=" table:field-number="0"/>
              <table:filter-condition table:value="-33,-19" table:operator="=" table:field-number="0"/>
              <table:filter-condition table:value="-33,-18" table:operator="=" table:field-number="0"/>
              <table:filter-condition table:value="-33,-19" table:operator="=" table:field-number="0"/>
              <table:filter-condition table:value="-33,-18" table:operator="=" table:field-number="0"/>
              <table:filter-condition table:value="-34,-18" table:operator="=" table:field-number="0"/>
              <table:filter-condition table:value="-34,-17" table:operator="=" table:field-number="0"/>
              <table:filter-condition table:value="-34,-16" table:operator="=" table:field-number="0"/>
              <table:filter-condition table:value="-34,-15" table:operator="=" table:field-number="0"/>
              <table:filter-condition table:value="-34,-16" table:operator="=" table:field-number="0"/>
              <table:filter-condition table:value="-34,-17" table:operator="=" table:field-number="0"/>
              <table:filter-condition table:value="-34,-18" table:operator="=" table:field-number="0"/>
              <table:filter-condition table:value="-34,-17" table:operator="=" table:field-number="0"/>
              <table:filter-condition table:value="-33,-17" table:operator="=" table:field-number="0"/>
              <table:filter-condition table:value="-34,-17" table:operator="=" table:field-number="0"/>
              <table:filter-condition table:value="-34,-18" table:operator="=" table:field-number="0"/>
              <table:filter-condition table:value="-34,-17" table:operator="=" table:field-number="0"/>
              <table:filter-condition table:value="-35,-17" table:operator="=" table:field-number="0"/>
              <table:filter-condition table:value="-35,-18" table:operator="=" table:field-number="0"/>
              <table:filter-condition table:value="-35,-17" table:operator="=" table:field-number="0"/>
              <table:filter-condition table:value="-35,-16" table:operator="=" table:field-number="0"/>
              <table:filter-condition table:value="-36,-16" table:operator="=" table:field-number="0"/>
              <table:filter-condition table:value="-36,-17" table:operator="=" table:field-number="0"/>
              <table:filter-condition table:value="-37,-17" table:operator="=" table:field-number="0"/>
              <table:filter-condition table:value="-36,-17" table:operator="=" table:field-number="0"/>
              <table:filter-condition table:value="-36,-18" table:operator="=" table:field-number="0"/>
              <table:filter-condition table:value="-36,-17" table:operator="=" table:field-number="0"/>
              <table:filter-condition table:value="-37,-17" table:operator="=" table:field-number="0"/>
              <table:filter-condition table:value="-36,-17" table:operator="=" table:field-number="0"/>
              <table:filter-condition table:value="-37,-17" table:operator="=" table:field-number="0"/>
              <table:filter-condition table:value="-36,-17" table:operator="=" table:field-number="0"/>
              <table:filter-condition table:value="-36,-18" table:operator="=" table:field-number="0"/>
              <table:filter-condition table:value="-35,-18" table:operator="=" table:field-number="0"/>
              <table:filter-condition table:value="-35,-19" table:operator="=" table:field-number="0"/>
              <table:filter-condition table:value="-35,-20" table:operator="=" table:field-number="0"/>
              <table:filter-condition table:value="-36,-20" table:operator="=" table:field-number="0"/>
              <table:filter-condition table:value="-36,-19" table:operator="=" table:field-number="0"/>
              <table:filter-condition table:value="-36,-20" table:operator="=" table:field-number="0"/>
              <table:filter-condition table:value="-36,-19" table:operator="=" table:field-number="0"/>
              <table:filter-condition table:value="-35,-19" table:operator="=" table:field-number="0"/>
              <table:filter-condition table:value="-34,-19" table:operator="=" table:field-number="0"/>
              <table:filter-condition table:value="-34,-18" table:operator="=" table:field-number="0"/>
              <table:filter-condition table:value="-34,-19" table:operator="=" table:field-number="0"/>
              <table:filter-condition table:value="-35,-19" table:operator="=" table:field-number="0"/>
              <table:filter-condition table:value="-35,-18" table:operator="=" table:field-number="0"/>
              <table:filter-condition table:value="-35,-17" table:operator="=" table:field-number="0"/>
              <table:filter-condition table:value="-35,-18" table:operator="=" table:field-number="0"/>
              <table:filter-condition table:value="-35,-19" table:operator="=" table:field-number="0"/>
              <table:filter-condition table:value="-34,-19" table:operator="=" table:field-number="0"/>
              <table:filter-condition table:value="-34,-20" table:operator="=" table:field-number="0"/>
              <table:filter-condition table:value="-34,-21" table:operator="=" table:field-number="0"/>
              <table:filter-condition table:value="-33,-21" table:operator="=" table:field-number="0"/>
              <table:filter-condition table:value="-33,-20" table:operator="=" table:field-number="0"/>
              <table:filter-condition table:value="-32,-20" table:operator="=" table:field-number="0"/>
              <table:filter-condition table:value="-31,-20" table:operator="=" table:field-number="0"/>
              <table:filter-condition table:value="-32,-20" table:operator="=" table:field-number="0"/>
              <table:filter-condition table:value="-33,-20" table:operator="=" table:field-number="0"/>
              <table:filter-condition table:value="-34,-20" table:operator="=" table:field-number="0"/>
              <table:filter-condition table:value="-35,-20" table:operator="=" table:field-number="0"/>
              <table:filter-condition table:value="-35,-21" table:operator="=" table:field-number="0"/>
              <table:filter-condition table:value="-35,-20" table:operator="=" table:field-number="0"/>
              <table:filter-condition table:value="-35,-19" table:operator="=" table:field-number="0"/>
              <table:filter-condition table:value="-36,-19" table:operator="=" table:field-number="0"/>
              <table:filter-condition table:value="-36,-18" table:operator="=" table:field-number="0"/>
              <table:filter-condition table:value="-35,-18" table:operator="=" table:field-number="0"/>
              <table:filter-condition table:value="-36,-18" table:operator="=" table:field-number="0"/>
              <table:filter-condition table:value="-35,-18" table:operator="=" table:field-number="0"/>
              <table:filter-condition table:value="-35,-17" table:operator="=" table:field-number="0"/>
              <table:filter-condition table:value="-34,-17" table:operator="=" table:field-number="0"/>
              <table:filter-condition table:value="-35,-17" table:operator="=" table:field-number="0"/>
              <table:filter-condition table:value="-34,-17" table:operator="=" table:field-number="0"/>
              <table:filter-condition table:value="-33,-17" table:operator="=" table:field-number="0"/>
              <table:filter-condition table:value="-33,-18" table:operator="=" table:field-number="0"/>
              <table:filter-condition table:value="-34,-18" table:operator="=" table:field-number="0"/>
              <table:filter-condition table:value="-33,-18" table:operator="=" table:field-number="0"/>
              <table:filter-condition table:value="-32,-18" table:operator="=" table:field-number="0"/>
              <table:filter-condition table:value="-32,-19" table:operator="=" table:field-number="0"/>
              <table:filter-condition table:value="-31,-19" table:operator="=" table:field-number="0"/>
              <table:filter-condition table:value="-31,-18" table:operator="=" table:field-number="0"/>
              <table:filter-condition table:value="-31,-19" table:operator="=" table:field-number="0"/>
              <table:filter-condition table:value="-32,-19" table:operator="=" table:field-number="0"/>
              <table:filter-condition table:value="-32,-18" table:operator="=" table:field-number="0"/>
              <table:filter-condition table:value="-32,-19" table:operator="=" table:field-number="0"/>
              <table:filter-condition table:value="-32,-20" table:operator="=" table:field-number="0"/>
              <table:filter-condition table:value="-31,-20" table:operator="=" table:field-number="0"/>
              <table:filter-condition table:value="-31,-19" table:operator="=" table:field-number="0"/>
              <table:filter-condition table:value="-31,-18" table:operator="=" table:field-number="0"/>
              <table:filter-condition table:value="-30,-18" table:operator="=" table:field-number="0"/>
              <table:filter-condition table:value="-30,-17" table:operator="=" table:field-number="0"/>
              <table:filter-condition table:value="-31,-17" table:operator="=" table:field-number="0"/>
              <table:filter-condition table:value="-31,-16" table:operator="=" table:field-number="0"/>
              <table:filter-condition table:value="-32,-16" table:operator="=" table:field-number="0"/>
              <table:filter-condition table:value="-33,-16" table:operator="=" table:field-number="0"/>
              <table:filter-condition table:value="-33,-17" table:operator="=" table:field-number="0"/>
              <table:filter-condition table:value="-33,-16" table:operator="=" table:field-number="0"/>
              <table:filter-condition table:value="-32,-16" table:operator="=" table:field-number="0"/>
              <table:filter-condition table:value="-31,-16" table:operator="=" table:field-number="0"/>
              <table:filter-condition table:value="-31,-17" table:operator="=" table:field-number="0"/>
              <table:filter-condition table:value="-31,-16" table:operator="=" table:field-number="0"/>
              <table:filter-condition table:value="-31,-17" table:operator="=" table:field-number="0"/>
              <table:filter-condition table:value="-32,-17" table:operator="=" table:field-number="0"/>
              <table:filter-condition table:value="-32,-16" table:operator="=" table:field-number="0"/>
              <table:filter-condition table:value="-32,-15" table:operator="=" table:field-number="0"/>
              <table:filter-condition table:value="-32,-16" table:operator="=" table:field-number="0"/>
              <table:filter-condition table:value="-33,-16" table:operator="=" table:field-number="0"/>
              <table:filter-condition table:value="-33,-17" table:operator="=" table:field-number="0"/>
              <table:filter-condition table:value="-33,-18" table:operator="=" table:field-number="0"/>
              <table:filter-condition table:value="-34,-18" table:operator="=" table:field-number="0"/>
              <table:filter-condition table:value="-34,-17" table:operator="=" table:field-number="0"/>
              <table:filter-condition table:value="-35,-17" table:operator="=" table:field-number="0"/>
              <table:filter-condition table:value="-34,-17" table:operator="=" table:field-number="0"/>
              <table:filter-condition table:value="-35,-17" table:operator="=" table:field-number="0"/>
              <table:filter-condition table:value="-35,-16" table:operator="=" table:field-number="0"/>
              <table:filter-condition table:value="-35,-15" table:operator="=" table:field-number="0"/>
              <table:filter-condition table:value="-34,-15" table:operator="=" table:field-number="0"/>
              <table:filter-condition table:value="-34,-14" table:operator="=" table:field-number="0"/>
              <table:filter-condition table:value="-34,-13" table:operator="=" table:field-number="0"/>
              <table:filter-condition table:value="-35,-13" table:operator="=" table:field-number="0"/>
              <table:filter-condition table:value="-34,-13" table:operator="=" table:field-number="0"/>
              <table:filter-condition table:value="-34,-12" table:operator="=" table:field-number="0"/>
              <table:filter-condition table:value="-34,-11" table:operator="=" table:field-number="0"/>
              <table:filter-condition table:value="-34,-10" table:operator="=" table:field-number="0"/>
              <table:filter-condition table:value="-35,-10" table:operator="=" table:field-number="0"/>
              <table:filter-condition table:value="-35,-11" table:operator="=" table:field-number="0"/>
              <table:filter-condition table:value="-35,-12" table:operator="=" table:field-number="0"/>
              <table:filter-condition table:value="-36,-12" table:operator="=" table:field-number="0"/>
              <table:filter-condition table:value="-36,-13" table:operator="=" table:field-number="0"/>
              <table:filter-condition table:value="-37,-13" table:operator="=" table:field-number="0"/>
              <table:filter-condition table:value="-38,-13" table:operator="=" table:field-number="0"/>
              <table:filter-condition table:value="-38,-12" table:operator="=" table:field-number="0"/>
              <table:filter-condition table:value="-38,-11" table:operator="=" table:field-number="0"/>
              <table:filter-condition table:value="-37,-11" table:operator="=" table:field-number="0"/>
              <table:filter-condition table:value="-37,-10" table:operator="=" table:field-number="0"/>
              <table:filter-condition table:value="-36,-10" table:operator="=" table:field-number="0"/>
              <table:filter-condition table:value="-36,-9" table:operator="=" table:field-number="0"/>
              <table:filter-condition table:value="-36,-10" table:operator="=" table:field-number="0"/>
              <table:filter-condition table:value="-36,-11" table:operator="=" table:field-number="0"/>
              <table:filter-condition table:value="-37,-11" table:operator="=" table:field-number="0"/>
              <table:filter-condition table:value="-37,-10" table:operator="=" table:field-number="0"/>
              <table:filter-condition table:value="-36,-10" table:operator="=" table:field-number="0"/>
              <table:filter-condition table:value="-35,-10" table:operator="=" table:field-number="0"/>
              <table:filter-condition table:value="-36,-10" table:operator="=" table:field-number="0"/>
              <table:filter-condition table:value="-36,-9" table:operator="=" table:field-number="0"/>
              <table:filter-condition table:value="-37,-9" table:operator="=" table:field-number="0"/>
              <table:filter-condition table:value="-37,-10" table:operator="=" table:field-number="0"/>
              <table:filter-condition table:value="-37,-11" table:operator="=" table:field-number="0"/>
              <table:filter-condition table:value="-37,-12" table:operator="=" table:field-number="0"/>
              <table:filter-condition table:value="-37,-11" table:operator="=" table:field-number="0"/>
              <table:filter-condition table:value="-38,-11" table:operator="=" table:field-number="0"/>
              <table:filter-condition table:value="-37,-11" table:operator="=" table:field-number="0"/>
              <table:filter-condition table:value="-36,-11" table:operator="=" table:field-number="0"/>
              <table:filter-condition table:value="-36,-12" table:operator="=" table:field-number="0"/>
              <table:filter-condition table:value="-36,-13" table:operator="=" table:field-number="0"/>
              <table:filter-condition table:value="-36,-12" table:operator="=" table:field-number="0"/>
              <table:filter-condition table:value="-35,-12" table:operator="=" table:field-number="0"/>
              <table:filter-condition table:value="-36,-12" table:operator="=" table:field-number="0"/>
              <table:filter-condition table:value="-36,-13" table:operator="=" table:field-number="0"/>
              <table:filter-condition table:value="-35,-13" table:operator="=" table:field-number="0"/>
              <table:filter-condition table:value="-35,-14" table:operator="=" table:field-number="0"/>
              <table:filter-condition table:value="-35,-13" table:operator="=" table:field-number="0"/>
              <table:filter-condition table:value="-34,-13" table:operator="=" table:field-number="0"/>
              <table:filter-condition table:value="-34,-12" table:operator="=" table:field-number="0"/>
              <table:filter-condition table:value="-34,-13" table:operator="=" table:field-number="0"/>
              <table:filter-condition table:value="-34,-14" table:operator="=" table:field-number="0"/>
              <table:filter-condition table:value="-33,-14" table:operator="=" table:field-number="0"/>
              <table:filter-condition table:value="-33,-13" table:operator="=" table:field-number="0"/>
              <table:filter-condition table:value="-32,-13" table:operator="=" table:field-number="0"/>
              <table:filter-condition table:value="-32,-14" table:operator="=" table:field-number="0"/>
              <table:filter-condition table:value="-32,-13" table:operator="=" table:field-number="0"/>
              <table:filter-condition table:value="-32,-12" table:operator="=" table:field-number="0"/>
              <table:filter-condition table:value="-33,-12" table:operator="=" table:field-number="0"/>
              <table:filter-condition table:value="-32,-12" table:operator="=" table:field-number="0"/>
              <table:filter-condition table:value="-31,-12" table:operator="=" table:field-number="0"/>
              <table:filter-condition table:value="-31,-11" table:operator="=" table:field-number="0"/>
              <table:filter-condition table:value="-31,-12" table:operator="=" table:field-number="0"/>
              <table:filter-condition table:value="-32,-12" table:operator="=" table:field-number="0"/>
              <table:filter-condition table:value="-31,-12" table:operator="=" table:field-number="0"/>
              <table:filter-condition table:value="-30,-12" table:operator="=" table:field-number="0"/>
              <table:filter-condition table:value="-30,-13" table:operator="=" table:field-number="0"/>
              <table:filter-condition table:value="-31,-13" table:operator="=" table:field-number="0"/>
              <table:filter-condition table:value="-31,-12" table:operator="=" table:field-number="0"/>
              <table:filter-condition table:value="-30,-12" table:operator="=" table:field-number="0"/>
              <table:filter-condition table:value="-30,-11" table:operator="=" table:field-number="0"/>
              <table:filter-condition table:value="-30,-12" table:operator="=" table:field-number="0"/>
              <table:filter-condition table:value="-29,-12" table:operator="=" table:field-number="0"/>
              <table:filter-condition table:value="-29,-13" table:operator="=" table:field-number="0"/>
              <table:filter-condition table:value="-29,-14" table:operator="=" table:field-number="0"/>
              <table:filter-condition table:value="-29,-13" table:operator="=" table:field-number="0"/>
              <table:filter-condition table:value="-30,-13" table:operator="=" table:field-number="0"/>
              <table:filter-condition table:value="-30,-14" table:operator="=" table:field-number="0"/>
              <table:filter-condition table:value="-30,-15" table:operator="=" table:field-number="0"/>
              <table:filter-condition table:value="-31,-15" table:operator="=" table:field-number="0"/>
              <table:filter-condition table:value="-31,-14" table:operator="=" table:field-number="0"/>
              <table:filter-condition table:value="-31,-13" table:operator="=" table:field-number="0"/>
              <table:filter-condition table:value="-30,-13" table:operator="=" table:field-number="0"/>
              <table:filter-condition table:value="-29,-13" table:operator="=" table:field-number="0"/>
              <table:filter-condition table:value="-29,-12" table:operator="=" table:field-number="0"/>
              <table:filter-condition table:value="-30,-12" table:operator="=" table:field-number="0"/>
              <table:filter-condition table:value="-30,-13" table:operator="=" table:field-number="0"/>
              <table:filter-condition table:value="-29,-13" table:operator="=" table:field-number="0"/>
              <table:filter-condition table:value="-28,-13" table:operator="=" table:field-number="0"/>
              <table:filter-condition table:value="-27,-13" table:operator="=" table:field-number="0"/>
              <table:filter-condition table:value="-26,-13" table:operator="=" table:field-number="0"/>
              <table:filter-condition table:value="-26,-14" table:operator="=" table:field-number="0"/>
              <table:filter-condition table:value="-26,-15" table:operator="=" table:field-number="0"/>
              <table:filter-condition table:value="-26,-16" table:operator="=" table:field-number="0"/>
              <table:filter-condition table:value="-25,-16" table:operator="=" table:field-number="0"/>
              <table:filter-condition table:value="-25,-17" table:operator="=" table:field-number="0"/>
              <table:filter-condition table:value="-25,-18" table:operator="=" table:field-number="0"/>
              <table:filter-condition table:value="-24,-18" table:operator="=" table:field-number="0"/>
              <table:filter-condition table:value="-24,-17" table:operator="=" table:field-number="0"/>
              <table:filter-condition table:value="-23,-17" table:operator="=" table:field-number="0"/>
              <table:filter-condition table:value="-24,-17" table:operator="=" table:field-number="0"/>
              <table:filter-condition table:value="-24,-16" table:operator="=" table:field-number="0"/>
              <table:filter-condition table:value="-24,-17" table:operator="=" table:field-number="0"/>
              <table:filter-condition table:value="-25,-17" table:operator="=" table:field-number="0"/>
              <table:filter-condition table:value="-26,-17" table:operator="=" table:field-number="0"/>
              <table:filter-condition table:value="-27,-17" table:operator="=" table:field-number="0"/>
              <table:filter-condition table:value="-26,-17" table:operator="=" table:field-number="0"/>
              <table:filter-condition table:value="-26,-16" table:operator="=" table:field-number="0"/>
              <table:filter-condition table:value="-26,-15" table:operator="=" table:field-number="0"/>
              <table:filter-condition table:value="-26,-16" table:operator="=" table:field-number="0"/>
              <table:filter-condition table:value="-25,-16" table:operator="=" table:field-number="0"/>
              <table:filter-condition table:value="-25,-17" table:operator="=" table:field-number="0"/>
              <table:filter-condition table:value="-25,-16" table:operator="=" table:field-number="0"/>
              <table:filter-condition table:value="-25,-17" table:operator="=" table:field-number="0"/>
              <table:filter-condition table:value="-26,-17" table:operator="=" table:field-number="0"/>
              <table:filter-condition table:value="-26,-16" table:operator="=" table:field-number="0"/>
              <table:filter-condition table:value="-26,-15" table:operator="=" table:field-number="0"/>
              <table:filter-condition table:value="-26,-14" table:operator="=" table:field-number="0"/>
              <table:filter-condition table:value="-26,-15" table:operator="=" table:field-number="0"/>
              <table:filter-condition table:value="-26,-14" table:operator="=" table:field-number="0"/>
              <table:filter-condition table:value="-26,-13" table:operator="=" table:field-number="0"/>
              <table:filter-condition table:value="-25,-13" table:operator="=" table:field-number="0"/>
              <table:filter-condition table:value="-25,-12" table:operator="=" table:field-number="0"/>
              <table:filter-condition table:value="-24,-12" table:operator="=" table:field-number="0"/>
              <table:filter-condition table:value="-25,-12" table:operator="=" table:field-number="0"/>
              <table:filter-condition table:value="-26,-12" table:operator="=" table:field-number="0"/>
              <table:filter-condition table:value="-26,-11" table:operator="=" table:field-number="0"/>
              <table:filter-condition table:value="-26,-10" table:operator="=" table:field-number="0"/>
              <table:filter-condition table:value="-25,-10" table:operator="=" table:field-number="0"/>
              <table:filter-condition table:value="-25,-9" table:operator="=" table:field-number="0"/>
              <table:filter-condition table:value="-26,-9" table:operator="=" table:field-number="0"/>
              <table:filter-condition table:value="-26,-10" table:operator="=" table:field-number="0"/>
              <table:filter-condition table:value="-25,-10" table:operator="=" table:field-number="0"/>
              <table:filter-condition table:value="-24,-10" table:operator="=" table:field-number="0"/>
              <table:filter-condition table:value="-25,-10" table:operator="=" table:field-number="0"/>
              <table:filter-condition table:value="-25,-9" table:operator="=" table:field-number="0"/>
              <table:filter-condition table:value="-25,-8" table:operator="=" table:field-number="0"/>
              <table:filter-condition table:value="-25,-7" table:operator="=" table:field-number="0"/>
              <table:filter-condition table:value="-25,-6" table:operator="=" table:field-number="0"/>
              <table:filter-condition table:value="-25,-5" table:operator="=" table:field-number="0"/>
              <table:filter-condition table:value="-26,-5" table:operator="=" table:field-number="0"/>
              <table:filter-condition table:value="-26,-6" table:operator="=" table:field-number="0"/>
              <table:filter-condition table:value="-27,-6" table:operator="=" table:field-number="0"/>
              <table:filter-condition table:value="-27,-7" table:operator="=" table:field-number="0"/>
              <table:filter-condition table:value="-27,-8" table:operator="=" table:field-number="0"/>
              <table:filter-condition table:value="-28,-8" table:operator="=" table:field-number="0"/>
              <table:filter-condition table:value="-28,-9" table:operator="=" table:field-number="0"/>
              <table:filter-condition table:value="-29,-9" table:operator="=" table:field-number="0"/>
              <table:filter-condition table:value="-29,-8" table:operator="=" table:field-number="0"/>
              <table:filter-condition table:value="-30,-8" table:operator="=" table:field-number="0"/>
              <table:filter-condition table:value="-29,-8" table:operator="=" table:field-number="0"/>
              <table:filter-condition table:value="-29,-7" table:operator="=" table:field-number="0"/>
              <table:filter-condition table:value="-29,-6" table:operator="=" table:field-number="0"/>
              <table:filter-condition table:value="-30,-6" table:operator="=" table:field-number="0"/>
              <table:filter-condition table:value="-30,-5" table:operator="=" table:field-number="0"/>
              <table:filter-condition table:value="-30,-6" table:operator="=" table:field-number="0"/>
              <table:filter-condition table:value="-31,-6" table:operator="=" table:field-number="0"/>
              <table:filter-condition table:value="-31,-5" table:operator="=" table:field-number="0"/>
              <table:filter-condition table:value="-30,-5" table:operator="=" table:field-number="0"/>
              <table:filter-condition table:value="-29,-5" table:operator="=" table:field-number="0"/>
              <table:filter-condition table:value="-29,-6" table:operator="=" table:field-number="0"/>
              <table:filter-condition table:value="-29,-7" table:operator="=" table:field-number="0"/>
              <table:filter-condition table:value="-28,-7" table:operator="=" table:field-number="0"/>
              <table:filter-condition table:value="-27,-7" table:operator="=" table:field-number="0"/>
              <table:filter-condition table:value="-27,-6" table:operator="=" table:field-number="0"/>
              <table:filter-condition table:value="-27,-7" table:operator="=" table:field-number="0"/>
              <table:filter-condition table:value="-27,-6" table:operator="=" table:field-number="0"/>
              <table:filter-condition table:value="-27,-7" table:operator="=" table:field-number="0"/>
              <table:filter-condition table:value="-27,-8" table:operator="=" table:field-number="0"/>
              <table:filter-condition table:value="-28,-8" table:operator="=" table:field-number="0"/>
              <table:filter-condition table:value="-27,-8" table:operator="=" table:field-number="0"/>
              <table:filter-condition table:value="-26,-8" table:operator="=" table:field-number="0"/>
              <table:filter-condition table:value="-27,-8" table:operator="=" table:field-number="0"/>
              <table:filter-condition table:value="-26,-8" table:operator="=" table:field-number="0"/>
              <table:filter-condition table:value="-26,-7" table:operator="=" table:field-number="0"/>
              <table:filter-condition table:value="-25,-7" table:operator="=" table:field-number="0"/>
              <table:filter-condition table:value="-24,-7" table:operator="=" table:field-number="0"/>
              <table:filter-condition table:value="-23,-7" table:operator="=" table:field-number="0"/>
              <table:filter-condition table:value="-23,-6" table:operator="=" table:field-number="0"/>
              <table:filter-condition table:value="-24,-6" table:operator="=" table:field-number="0"/>
              <table:filter-condition table:value="-24,-7" table:operator="=" table:field-number="0"/>
              <table:filter-condition table:value="-23,-7" table:operator="=" table:field-number="0"/>
              <table:filter-condition table:value="-23,-6" table:operator="=" table:field-number="0"/>
              <table:filter-condition table:value="-23,-5" table:operator="=" table:field-number="0"/>
              <table:filter-condition table:value="-23,-4" table:operator="=" table:field-number="0"/>
              <table:filter-condition table:value="-23,-3" table:operator="=" table:field-number="0"/>
              <table:filter-condition table:value="-22,-3" table:operator="=" table:field-number="0"/>
              <table:filter-condition table:value="-23,-3" table:operator="=" table:field-number="0"/>
              <table:filter-condition table:value="-23,-2" table:operator="=" table:field-number="0"/>
              <table:filter-condition table:value="-24,-2" table:operator="=" table:field-number="0"/>
              <table:filter-condition table:value="-25,-2" table:operator="=" table:field-number="0"/>
              <table:filter-condition table:value="-26,-2" table:operator="=" table:field-number="0"/>
              <table:filter-condition table:value="-26,-3" table:operator="=" table:field-number="0"/>
              <table:filter-condition table:value="-27,-3" table:operator="=" table:field-number="0"/>
              <table:filter-condition table:value="-26,-3" table:operator="=" table:field-number="0"/>
              <table:filter-condition table:value="-26,-2" table:operator="=" table:field-number="0"/>
              <table:filter-condition table:value="-26,-3" table:operator="=" table:field-number="0"/>
              <table:filter-condition table:value="-27,-3" table:operator="=" table:field-number="0"/>
              <table:filter-condition table:value="-26,-3" table:operator="=" table:field-number="0"/>
              <table:filter-condition table:value="-27,-3" table:operator="=" table:field-number="0"/>
              <table:filter-condition table:value="-27,-4" table:operator="=" table:field-number="0"/>
              <table:filter-condition table:value="-27,-5" table:operator="=" table:field-number="0"/>
              <table:filter-condition table:value="-27,-6" table:operator="=" table:field-number="0"/>
              <table:filter-condition table:value="-27,-5" table:operator="=" table:field-number="0"/>
              <table:filter-condition table:value="-28,-5" table:operator="=" table:field-number="0"/>
              <table:filter-condition table:value="-28,-4" table:operator="=" table:field-number="0"/>
              <table:filter-condition table:value="-28,-3" table:operator="=" table:field-number="0"/>
              <table:filter-condition table:value="-27,-3" table:operator="=" table:field-number="0"/>
              <table:filter-condition table:value="-27,-4" table:operator="=" table:field-number="0"/>
              <table:filter-condition table:value="-27,-5" table:operator="=" table:field-number="0"/>
              <table:filter-condition table:value="-27,-4" table:operator="=" table:field-number="0"/>
              <table:filter-condition table:value="-26,-4" table:operator="=" table:field-number="0"/>
              <table:filter-condition table:value="-25,-4" table:operator="=" table:field-number="0"/>
              <table:filter-condition table:value="-25,-5" table:operator="=" table:field-number="0"/>
              <table:filter-condition table:value="-26,-5" table:operator="=" table:field-number="0"/>
              <table:filter-condition table:value="-26,-6" table:operator="=" table:field-number="0"/>
              <table:filter-condition table:value="-26,-7" table:operator="=" table:field-number="0"/>
              <table:filter-condition table:value="-26,-8" table:operator="=" table:field-number="0"/>
              <table:filter-condition table:value="-26,-9" table:operator="=" table:field-number="0"/>
              <table:filter-condition table:value="-25,-9" table:operator="=" table:field-number="0"/>
              <table:filter-condition table:value="-26,-9" table:operator="=" table:field-number="0"/>
              <table:filter-condition table:value="-26,-10" table:operator="=" table:field-number="0"/>
              <table:filter-condition table:value="-26,-9" table:operator="=" table:field-number="0"/>
              <table:filter-condition table:value="-26,-10" table:operator="=" table:field-number="0"/>
              <table:filter-condition table:value="-25,-10" table:operator="=" table:field-number="0"/>
              <table:filter-condition table:value="-26,-10" table:operator="=" table:field-number="0"/>
              <table:filter-condition table:value="-26,-9" table:operator="=" table:field-number="0"/>
              <table:filter-condition table:value="-26,-10" table:operator="=" table:field-number="0"/>
              <table:filter-condition table:value="-26,-11" table:operator="=" table:field-number="0"/>
              <table:filter-condition table:value="-27,-11" table:operator="=" table:field-number="0"/>
              <table:filter-condition table:value="-27,-10" table:operator="=" table:field-number="0"/>
              <table:filter-condition table:value="-27,-11" table:operator="=" table:field-number="0"/>
              <table:filter-condition table:value="-28,-11" table:operator="=" table:field-number="0"/>
              <table:filter-condition table:value="-27,-11" table:operator="=" table:field-number="0"/>
              <table:filter-condition table:value="-28,-11" table:operator="=" table:field-number="0"/>
              <table:filter-condition table:value="-28,-12" table:operator="=" table:field-number="0"/>
              <table:filter-condition table:value="-28,-13" table:operator="=" table:field-number="0"/>
              <table:filter-condition table:value="-28,-14" table:operator="=" table:field-number="0"/>
              <table:filter-condition table:value="-29,-14" table:operator="=" table:field-number="0"/>
              <table:filter-condition table:value="-29,-15" table:operator="=" table:field-number="0"/>
              <table:filter-condition table:value="-29,-16" table:operator="=" table:field-number="0"/>
              <table:filter-condition table:value="-28,-16" table:operator="=" table:field-number="0"/>
              <table:filter-condition table:value="-28,-17" table:operator="=" table:field-number="0"/>
              <table:filter-condition table:value="-29,-17" table:operator="=" table:field-number="0"/>
              <table:filter-condition table:value="-28,-17" table:operator="=" table:field-number="0"/>
              <table:filter-condition table:value="-28,-16" table:operator="=" table:field-number="0"/>
              <table:filter-condition table:value="-28,-17" table:operator="=" table:field-number="0"/>
              <table:filter-condition table:value="-28,-16" table:operator="=" table:field-number="0"/>
              <table:filter-condition table:value="-29,-16" table:operator="=" table:field-number="0"/>
              <table:filter-condition table:value="-30,-16" table:operator="=" table:field-number="0"/>
              <table:filter-condition table:value="-29,-16" table:operator="=" table:field-number="0"/>
              <table:filter-condition table:value="-28,-16" table:operator="=" table:field-number="0"/>
              <table:filter-condition table:value="-27,-16" table:operator="=" table:field-number="0"/>
              <table:filter-condition table:value="-26,-16" table:operator="=" table:field-number="0"/>
              <table:filter-condition table:value="-26,-17" table:operator="=" table:field-number="0"/>
              <table:filter-condition table:value="-26,-16" table:operator="=" table:field-number="0"/>
              <table:filter-condition table:value="-26,-15" table:operator="=" table:field-number="0"/>
              <table:filter-condition table:value="-25,-15" table:operator="=" table:field-number="0"/>
              <table:filter-condition table:value="-25,-14" table:operator="=" table:field-number="0"/>
              <table:filter-condition table:value="-25,-15" table:operator="=" table:field-number="0"/>
              <table:filter-condition table:value="-25,-16" table:operator="=" table:field-number="0"/>
              <table:filter-condition table:value="-26,-16" table:operator="=" table:field-number="0"/>
              <table:filter-condition table:value="-27,-16" table:operator="=" table:field-number="0"/>
              <table:filter-condition table:value="-27,-17" table:operator="=" table:field-number="0"/>
              <table:filter-condition table:value="-27,-18" table:operator="=" table:field-number="0"/>
              <table:filter-condition table:value="-27,-19" table:operator="=" table:field-number="0"/>
              <table:filter-condition table:value="-28,-19" table:operator="=" table:field-number="0"/>
              <table:filter-condition table:value="-28,-18" table:operator="=" table:field-number="0"/>
              <table:filter-condition table:value="-28,-17" table:operator="=" table:field-number="0"/>
              <table:filter-condition table:value="-27,-17" table:operator="=" table:field-number="0"/>
              <table:filter-condition table:value="-28,-17" table:operator="=" table:field-number="0"/>
              <table:filter-condition table:value="-28,-18" table:operator="=" table:field-number="0"/>
              <table:filter-condition table:value="-27,-18" table:operator="=" table:field-number="0"/>
              <table:filter-condition table:value="-28,-18" table:operator="=" table:field-number="0"/>
              <table:filter-condition table:value="-27,-18" table:operator="=" table:field-number="0"/>
              <table:filter-condition table:value="-28,-18" table:operator="=" table:field-number="0"/>
              <table:filter-condition table:value="-29,-18" table:operator="=" table:field-number="0"/>
              <table:filter-condition table:value="-28,-18" table:operator="=" table:field-number="0"/>
              <table:filter-condition table:value="-28,-19" table:operator="=" table:field-number="0"/>
              <table:filter-condition table:value="-28,-18" table:operator="=" table:field-number="0"/>
              <table:filter-condition table:value="-28,-19" table:operator="=" table:field-number="0"/>
              <table:filter-condition table:value="-29,-19" table:operator="=" table:field-number="0"/>
              <table:filter-condition table:value="-29,-18" table:operator="=" table:field-number="0"/>
              <table:filter-condition table:value="-30,-18" table:operator="=" table:field-number="0"/>
              <table:filter-condition table:value="-30,-17" table:operator="=" table:field-number="0"/>
              <table:filter-condition table:value="-29,-17" table:operator="=" table:field-number="0"/>
              <table:filter-condition table:value="-28,-17" table:operator="=" table:field-number="0"/>
              <table:filter-condition table:value="-29,-17" table:operator="=" table:field-number="0"/>
              <table:filter-condition table:value="-29,-18" table:operator="=" table:field-number="0"/>
              <table:filter-condition table:value="-29,-19" table:operator="=" table:field-number="0"/>
              <table:filter-condition table:value="-28,-19" table:operator="=" table:field-number="0"/>
              <table:filter-condition table:value="-28,-18" table:operator="=" table:field-number="0"/>
              <table:filter-condition table:value="-28,-17" table:operator="=" table:field-number="0"/>
              <table:filter-condition table:value="-27,-17" table:operator="=" table:field-number="0"/>
              <table:filter-condition table:value="-28,-17" table:operator="=" table:field-number="0"/>
              <table:filter-condition table:value="-28,-16" table:operator="=" table:field-number="0"/>
              <table:filter-condition table:value="-27,-16" table:operator="=" table:field-number="0"/>
              <table:filter-condition table:value="-27,-15" table:operator="=" table:field-number="0"/>
              <table:filter-condition table:value="-26,-15" table:operator="=" table:field-number="0"/>
              <table:filter-condition table:value="-27,-15" table:operator="=" table:field-number="0"/>
              <table:filter-condition table:value="-28,-15" table:operator="=" table:field-number="0"/>
              <table:filter-condition table:value="-27,-15" table:operator="=" table:field-number="0"/>
              <table:filter-condition table:value="-28,-15" table:operator="=" table:field-number="0"/>
              <table:filter-condition table:value="-28,-16" table:operator="=" table:field-number="0"/>
              <table:filter-condition table:value="-29,-16" table:operator="=" table:field-number="0"/>
              <table:filter-condition table:value="-29,-15" table:operator="=" table:field-number="0"/>
              <table:filter-condition table:value="-29,-16" table:operator="=" table:field-number="0"/>
              <table:filter-condition table:value="-29,-15" table:operator="=" table:field-number="0"/>
              <table:filter-condition table:value="-28,-15" table:operator="=" table:field-number="0"/>
              <table:filter-condition table:value="-29,-15" table:operator="=" table:field-number="0"/>
              <table:filter-condition table:value="-29,-14" table:operator="=" table:field-number="0"/>
              <table:filter-condition table:value="-30,-14" table:operator="=" table:field-number="0"/>
              <table:filter-condition table:value="-29,-14" table:operator="=" table:field-number="0"/>
              <table:filter-condition table:value="-30,-14" table:operator="=" table:field-number="0"/>
              <table:filter-condition table:value="-29,-14" table:operator="=" table:field-number="0"/>
              <table:filter-condition table:value="-29,-15" table:operator="=" table:field-number="0"/>
              <table:filter-condition table:value="-29,-16" table:operator="=" table:field-number="0"/>
              <table:filter-condition table:value="-28,-16" table:operator="=" table:field-number="0"/>
              <table:filter-condition table:value="-27,-16" table:operator="=" table:field-number="0"/>
              <table:filter-condition table:value="-26,-16" table:operator="=" table:field-number="0"/>
              <table:filter-condition table:value="-25,-16" table:operator="=" table:field-number="0"/>
              <table:filter-condition table:value="-25,-15" table:operator="=" table:field-number="0"/>
              <table:filter-condition table:value="-24,-15" table:operator="=" table:field-number="0"/>
              <table:filter-condition table:value="-25,-15" table:operator="=" table:field-number="0"/>
              <table:filter-condition table:value="-26,-15" table:operator="=" table:field-number="0"/>
              <table:filter-condition table:value="-26,-14" table:operator="=" table:field-number="0"/>
              <table:filter-condition table:value="-26,-13" table:operator="=" table:field-number="0"/>
              <table:filter-condition table:value="-26,-12" table:operator="=" table:field-number="0"/>
              <table:filter-condition table:value="-27,-12" table:operator="=" table:field-number="0"/>
              <table:filter-condition table:value="-27,-11" table:operator="=" table:field-number="0"/>
              <table:filter-condition table:value="-27,-12" table:operator="=" table:field-number="0"/>
              <table:filter-condition table:value="-27,-11" table:operator="=" table:field-number="0"/>
              <table:filter-condition table:value="-26,-11" table:operator="=" table:field-number="0"/>
              <table:filter-condition table:value="-26,-10" table:operator="=" table:field-number="0"/>
              <table:filter-condition table:value="-25,-10" table:operator="=" table:field-number="0"/>
              <table:filter-condition table:value="-25,-9" table:operator="=" table:field-number="0"/>
              <table:filter-condition table:value="-25,-8" table:operator="=" table:field-number="0"/>
              <table:filter-condition table:value="-24,-8" table:operator="=" table:field-number="0"/>
              <table:filter-condition table:value="-24,-7" table:operator="=" table:field-number="0"/>
              <table:filter-condition table:value="-25,-7" table:operator="=" table:field-number="0"/>
              <table:filter-condition table:value="-25,-6" table:operator="=" table:field-number="0"/>
              <table:filter-condition table:value="-24,-6" table:operator="=" table:field-number="0"/>
              <table:filter-condition table:value="-25,-6" table:operator="=" table:field-number="0"/>
              <table:filter-condition table:value="-25,-7" table:operator="=" table:field-number="0"/>
              <table:filter-condition table:value="-24,-7" table:operator="=" table:field-number="0"/>
              <table:filter-condition table:value="-25,-7" table:operator="=" table:field-number="0"/>
              <table:filter-condition table:value="-25,-6" table:operator="=" table:field-number="0"/>
              <table:filter-condition table:value="-25,-5" table:operator="=" table:field-number="0"/>
              <table:filter-condition table:value="-26,-5" table:operator="=" table:field-number="0"/>
              <table:filter-condition table:value="-26,-4" table:operator="=" table:field-number="0"/>
              <table:filter-condition table:value="-26,-3" table:operator="=" table:field-number="0"/>
              <table:filter-condition table:value="-27,-3" table:operator="=" table:field-number="0"/>
              <table:filter-condition table:value="-26,-3" table:operator="=" table:field-number="0"/>
              <table:filter-condition table:value="-25,-3" table:operator="=" table:field-number="0"/>
              <table:filter-condition table:value="-26,-3" table:operator="=" table:field-number="0"/>
              <table:filter-condition table:value="-25,-3" table:operator="=" table:field-number="0"/>
              <table:filter-condition table:value="-26,-3" table:operator="=" table:field-number="0"/>
              <table:filter-condition table:value="-26,-4" table:operator="=" table:field-number="0"/>
              <table:filter-condition table:value="-25,-4" table:operator="=" table:field-number="0"/>
              <table:filter-condition table:value="-24,-4" table:operator="=" table:field-number="0"/>
              <table:filter-condition table:value="-25,-4" table:operator="=" table:field-number="0"/>
              <table:filter-condition table:value="-26,-4" table:operator="=" table:field-number="0"/>
              <table:filter-condition table:value="-27,-4" table:operator="=" table:field-number="0"/>
              <table:filter-condition table:value="-26,-4" table:operator="=" table:field-number="0"/>
              <table:filter-condition table:value="-26,-3" table:operator="=" table:field-number="0"/>
              <table:filter-condition table:value="-25,-3" table:operator="=" table:field-number="0"/>
              <table:filter-condition table:value="-25,-2" table:operator="=" table:field-number="0"/>
              <table:filter-condition table:value="-25,-1" table:operator="=" table:field-number="0"/>
              <table:filter-condition table:value="-25,-2" table:operator="=" table:field-number="0"/>
              <table:filter-condition table:value="-26,-2" table:operator="=" table:field-number="0"/>
              <table:filter-condition table:value="-25,-2" table:operator="=" table:field-number="0"/>
              <table:filter-condition table:value="-25,-1" table:operator="=" table:field-number="0"/>
              <table:filter-condition table:value="-26,-1" table:operator="=" table:field-number="0"/>
              <table:filter-condition table:value="-27,-1" table:operator="=" table:field-number="0"/>
              <table:filter-condition table:value="-28,-1" table:operator="=" table:field-number="0"/>
              <table:filter-condition table:value="-28,-2" table:operator="=" table:field-number="0"/>
              <table:filter-condition table:value="-27,-2" table:operator="=" table:field-number="0"/>
              <table:filter-condition table:value="-26,-2" table:operator="=" table:field-number="0"/>
              <table:filter-condition table:value="-26,-3" table:operator="=" table:field-number="0"/>
              <table:filter-condition table:value="-26,-4" table:operator="=" table:field-number="0"/>
              <table:filter-condition table:value="-25,-4" table:operator="=" table:field-number="0"/>
              <table:filter-condition table:value="-25,-3" table:operator="=" table:field-number="0"/>
              <table:filter-condition table:value="-24,-3" table:operator="=" table:field-number="0"/>
              <table:filter-condition table:value="-23,-3" table:operator="=" table:field-number="0"/>
              <table:filter-condition table:value="-23,-2" table:operator="=" table:field-number="0"/>
              <table:filter-condition table:value="-22,-2" table:operator="=" table:field-number="0"/>
              <table:filter-condition table:value="-22,-1" table:operator="=" table:field-number="0"/>
              <table:filter-condition table:value="-23,-1" table:operator="=" table:field-number="0"/>
              <table:filter-condition table:value="-22,-1" table:operator="=" table:field-number="0"/>
              <table:filter-condition table:value="-21,-1" table:operator="=" table:field-number="0"/>
              <table:filter-condition table:value="-21,-2" table:operator="=" table:field-number="0"/>
              <table:filter-condition table:value="-21,-3" table:operator="=" table:field-number="0"/>
              <table:filter-condition table:value="-22,-3" table:operator="=" table:field-number="0"/>
              <table:filter-condition table:value="-22,-2" table:operator="=" table:field-number="0"/>
              <table:filter-condition table:value="-22,-1" table:operator="=" table:field-number="0"/>
              <table:filter-condition table:value="-22,-2" table:operator="=" table:field-number="0"/>
              <table:filter-condition table:value="-22,-3" table:operator="=" table:field-number="0"/>
              <table:filter-condition table:value="-23,-3" table:operator="=" table:field-number="0"/>
              <table:filter-condition table:value="-22,-3" table:operator="=" table:field-number="0"/>
              <table:filter-condition table:value="-22,-4" table:operator="=" table:field-number="0"/>
              <table:filter-condition table:value="-23,-4" table:operator="=" table:field-number="0"/>
              <table:filter-condition table:value="-22,-4" table:operator="=" table:field-number="0"/>
              <table:filter-condition table:value="-22,-3" table:operator="=" table:field-number="0"/>
              <table:filter-condition table:value="-22,-2" table:operator="=" table:field-number="0"/>
              <table:filter-condition table:value="-21,-2" table:operator="=" table:field-number="0"/>
              <table:filter-condition table:value="-21,-1" table:operator="=" table:field-number="0"/>
              <table:filter-condition table:value="-21,-2" table:operator="=" table:field-number="0"/>
              <table:filter-condition table:value="-22,-2" table:operator="=" table:field-number="0"/>
              <table:filter-condition table:value="-22,-3" table:operator="=" table:field-number="0"/>
              <table:filter-condition table:value="-22,-2" table:operator="=" table:field-number="0"/>
              <table:filter-condition table:value="-22,-1" table:operator="=" table:field-number="0"/>
              <table:filter-condition table:value="-22,0" table:operator="=" table:field-number="0"/>
              <table:filter-condition table:value="-22,1" table:operator="=" table:field-number="0"/>
              <table:filter-condition table:value="-22,0" table:operator="=" table:field-number="0"/>
              <table:filter-condition table:value="-23,0" table:operator="=" table:field-number="0"/>
              <table:filter-condition table:value="-22,0" table:operator="=" table:field-number="0"/>
              <table:filter-condition table:value="-22,1" table:operator="=" table:field-number="0"/>
              <table:filter-condition table:value="-23,1" table:operator="=" table:field-number="0"/>
              <table:filter-condition table:value="-23,0" table:operator="=" table:field-number="0"/>
              <table:filter-condition table:value="-22,0" table:operator="=" table:field-number="0"/>
              <table:filter-condition table:value="-22,-1" table:operator="=" table:field-number="0"/>
              <table:filter-condition table:value="-22,0" table:operator="=" table:field-number="0"/>
              <table:filter-condition table:value="-22,-1" table:operator="=" table:field-number="0"/>
              <table:filter-condition table:value="-21,-1" table:operator="=" table:field-number="0"/>
              <table:filter-condition table:value="-21,0" table:operator="=" table:field-number="0"/>
              <table:filter-condition table:value="-21,1" table:operator="=" table:field-number="0"/>
              <table:filter-condition table:value="-21,2" table:operator="=" table:field-number="0"/>
              <table:filter-condition table:value="-22,2" table:operator="=" table:field-number="0"/>
              <table:filter-condition table:value="-22,1" table:operator="=" table:field-number="0"/>
              <table:filter-condition table:value="-21,1" table:operator="=" table:field-number="0"/>
              <table:filter-condition table:value="-21,0" table:operator="=" table:field-number="0"/>
              <table:filter-condition table:value="-22,0" table:operator="=" table:field-number="0"/>
              <table:filter-condition table:value="-23,0" table:operator="=" table:field-number="0"/>
              <table:filter-condition table:value="-24,0" table:operator="=" table:field-number="0"/>
              <table:filter-condition table:value="-24,1" table:operator="=" table:field-number="0"/>
              <table:filter-condition table:value="-24,0" table:operator="=" table:field-number="0"/>
              <table:filter-condition table:value="-24,-1" table:operator="=" table:field-number="0"/>
              <table:filter-condition table:value="-24,0" table:operator="=" table:field-number="0"/>
              <table:filter-condition table:value="-23,0" table:operator="=" table:field-number="0"/>
              <table:filter-condition table:value="-24,0" table:operator="=" table:field-number="0"/>
              <table:filter-condition table:value="-23,0" table:operator="=" table:field-number="0"/>
              <table:filter-condition table:value="-23,1" table:operator="=" table:field-number="0"/>
              <table:filter-condition table:value="-24,1" table:operator="=" table:field-number="0"/>
              <table:filter-condition table:value="-24,0" table:operator="=" table:field-number="0"/>
              <table:filter-condition table:value="-23,0" table:operator="=" table:field-number="0"/>
              <table:filter-condition table:value="-22,0" table:operator="=" table:field-number="0"/>
              <table:filter-condition table:value="-22,1" table:operator="=" table:field-number="0"/>
              <table:filter-condition table:value="-22,2" table:operator="=" table:field-number="0"/>
              <table:filter-condition table:value="-22,1" table:operator="=" table:field-number="0"/>
              <table:filter-condition table:value="-22,0" table:operator="=" table:field-number="0"/>
              <table:filter-condition table:value="-21,0" table:operator="=" table:field-number="0"/>
              <table:filter-condition table:value="-21,-1" table:operator="=" table:field-number="0"/>
              <table:filter-condition table:value="-21,0" table:operator="=" table:field-number="0"/>
              <table:filter-condition table:value="-22,0" table:operator="=" table:field-number="0"/>
              <table:filter-condition table:value="-23,0" table:operator="=" table:field-number="0"/>
              <table:filter-condition table:value="-23,1" table:operator="=" table:field-number="0"/>
              <table:filter-condition table:value="-22,1" table:operator="=" table:field-number="0"/>
              <table:filter-condition table:value="-23,1" table:operator="=" table:field-number="0"/>
              <table:filter-condition table:value="-22,1" table:operator="=" table:field-number="0"/>
              <table:filter-condition table:value="-21,1" table:operator="=" table:field-number="0"/>
              <table:filter-condition table:value="-21,0" table:operator="=" table:field-number="0"/>
              <table:filter-condition table:value="-21,-1" table:operator="=" table:field-number="0"/>
              <table:filter-condition table:value="-21,0" table:operator="=" table:field-number="0"/>
              <table:filter-condition table:value="-21,1" table:operator="=" table:field-number="0"/>
              <table:filter-condition table:value="-21,2" table:operator="=" table:field-number="0"/>
              <table:filter-condition table:value="-21,3" table:operator="=" table:field-number="0"/>
              <table:filter-condition table:value="-21,4" table:operator="=" table:field-number="0"/>
              <table:filter-condition table:value="-20,4" table:operator="=" table:field-number="0"/>
              <table:filter-condition table:value="-20,3" table:operator="=" table:field-number="0"/>
              <table:filter-condition table:value="-19,3" table:operator="=" table:field-number="0"/>
              <table:filter-condition table:value="-18,3" table:operator="=" table:field-number="0"/>
              <table:filter-condition table:value="-18,2" table:operator="=" table:field-number="0"/>
              <table:filter-condition table:value="-19,2" table:operator="=" table:field-number="0"/>
              <table:filter-condition table:value="-20,2" table:operator="=" table:field-number="0"/>
              <table:filter-condition table:value="-21,2" table:operator="=" table:field-number="0"/>
              <table:filter-condition table:value="-20,2" table:operator="=" table:field-number="0"/>
              <table:filter-condition table:value="-20,3" table:operator="=" table:field-number="0"/>
              <table:filter-condition table:value="-21,3" table:operator="=" table:field-number="0"/>
              <table:filter-condition table:value="-21,2" table:operator="=" table:field-number="0"/>
              <table:filter-condition table:value="-21,1" table:operator="=" table:field-number="0"/>
              <table:filter-condition table:value="-21,0" table:operator="=" table:field-number="0"/>
              <table:filter-condition table:value="-22,0" table:operator="=" table:field-number="0"/>
              <table:filter-condition table:value="-23,0" table:operator="=" table:field-number="0"/>
              <table:filter-condition table:value="-22,0" table:operator="=" table:field-number="0"/>
              <table:filter-condition table:value="-23,0" table:operator="=" table:field-number="0"/>
              <table:filter-condition table:value="-22,0" table:operator="=" table:field-number="0"/>
              <table:filter-condition table:value="-23,0" table:operator="=" table:field-number="0"/>
              <table:filter-condition table:value="-23,1" table:operator="=" table:field-number="0"/>
              <table:filter-condition table:value="-23,0" table:operator="=" table:field-number="0"/>
              <table:filter-condition table:value="-24,0" table:operator="=" table:field-number="0"/>
              <table:filter-condition table:value="-24,1" table:operator="=" table:field-number="0"/>
              <table:filter-condition table:value="-24,0" table:operator="=" table:field-number="0"/>
              <table:filter-condition table:value="-25,0" table:operator="=" table:field-number="0"/>
              <table:filter-condition table:value="-25,1" table:operator="=" table:field-number="0"/>
              <table:filter-condition table:value="-24,1" table:operator="=" table:field-number="0"/>
              <table:filter-condition table:value="-24,2" table:operator="=" table:field-number="0"/>
              <table:filter-condition table:value="-25,2" table:operator="=" table:field-number="0"/>
              <table:filter-condition table:value="-24,2" table:operator="=" table:field-number="0"/>
              <table:filter-condition table:value="-24,3" table:operator="=" table:field-number="0"/>
              <table:filter-condition table:value="-24,2" table:operator="=" table:field-number="0"/>
              <table:filter-condition table:value="-24,1" table:operator="=" table:field-number="0"/>
              <table:filter-condition table:value="-24,0" table:operator="=" table:field-number="0"/>
              <table:filter-condition table:value="-23,0" table:operator="=" table:field-number="0"/>
              <table:filter-condition table:value="-23,1" table:operator="=" table:field-number="0"/>
              <table:filter-condition table:value="-22,1" table:operator="=" table:field-number="0"/>
              <table:filter-condition table:value="-22,0" table:operator="=" table:field-number="0"/>
              <table:filter-condition table:value="-21,0" table:operator="=" table:field-number="0"/>
              <table:filter-condition table:value="-22,0" table:operator="=" table:field-number="0"/>
              <table:filter-condition table:value="-23,0" table:operator="=" table:field-number="0"/>
              <table:filter-condition table:value="-24,0" table:operator="=" table:field-number="0"/>
              <table:filter-condition table:value="-24,-1" table:operator="=" table:field-number="0"/>
              <table:filter-condition table:value="-24,-2" table:operator="=" table:field-number="0"/>
              <table:filter-condition table:value="-25,-2" table:operator="=" table:field-number="0"/>
              <table:filter-condition table:value="-24,-2" table:operator="=" table:field-number="0"/>
              <table:filter-condition table:value="-24,-3" table:operator="=" table:field-number="0"/>
              <table:filter-condition table:value="-23,-3" table:operator="=" table:field-number="0"/>
              <table:filter-condition table:value="-23,-4" table:operator="=" table:field-number="0"/>
              <table:filter-condition table:value="-23,-5" table:operator="=" table:field-number="0"/>
              <table:filter-condition table:value="-24,-5" table:operator="=" table:field-number="0"/>
              <table:filter-condition table:value="-24,-6" table:operator="=" table:field-number="0"/>
              <table:filter-condition table:value="-25,-6" table:operator="=" table:field-number="0"/>
              <table:filter-condition table:value="-26,-6" table:operator="=" table:field-number="0"/>
              <table:filter-condition table:value="-26,-7" table:operator="=" table:field-number="0"/>
              <table:filter-condition table:value="-25,-7" table:operator="=" table:field-number="0"/>
              <table:filter-condition table:value="-25,-6" table:operator="=" table:field-number="0"/>
              <table:filter-condition table:value="-26,-6" table:operator="=" table:field-number="0"/>
              <table:filter-condition table:value="-26,-5" table:operator="=" table:field-number="0"/>
              <table:filter-condition table:value="-26,-4" table:operator="=" table:field-number="0"/>
              <table:filter-condition table:value="-25,-4" table:operator="=" table:field-number="0"/>
              <table:filter-condition table:value="-25,-5" table:operator="=" table:field-number="0"/>
              <table:filter-condition table:value="-25,-4" table:operator="=" table:field-number="0"/>
              <table:filter-condition table:value="-25,-5" table:operator="=" table:field-number="0"/>
              <table:filter-condition table:value="-24,-5" table:operator="=" table:field-number="0"/>
              <table:filter-condition table:value="-24,-4" table:operator="=" table:field-number="0"/>
              <table:filter-condition table:value="-25,-4" table:operator="=" table:field-number="0"/>
              <table:filter-condition table:value="-25,-3" table:operator="=" table:field-number="0"/>
              <table:filter-condition table:value="-25,-4" table:operator="=" table:field-number="0"/>
              <table:filter-condition table:value="-25,-3" table:operator="=" table:field-number="0"/>
              <table:filter-condition table:value="-26,-3" table:operator="=" table:field-number="0"/>
              <table:filter-condition table:value="-27,-3" table:operator="=" table:field-number="0"/>
              <table:filter-condition table:value="-27,-4" table:operator="=" table:field-number="0"/>
              <table:filter-condition table:value="-27,-5" table:operator="=" table:field-number="0"/>
              <table:filter-condition table:value="-27,-6" table:operator="=" table:field-number="0"/>
              <table:filter-condition table:value="-27,-5" table:operator="=" table:field-number="0"/>
              <table:filter-condition table:value="-27,-4" table:operator="=" table:field-number="0"/>
              <table:filter-condition table:value="-28,-4" table:operator="=" table:field-number="0"/>
              <table:filter-condition table:value="-27,-4" table:operator="=" table:field-number="0"/>
              <table:filter-condition table:value="-27,-3" table:operator="=" table:field-number="0"/>
              <table:filter-condition table:value="-27,-4" table:operator="=" table:field-number="0"/>
              <table:filter-condition table:value="-28,-4" table:operator="=" table:field-number="0"/>
              <table:filter-condition table:value="-29,-4" table:operator="=" table:field-number="0"/>
              <table:filter-condition table:value="-29,-3" table:operator="=" table:field-number="0"/>
              <table:filter-condition table:value="-28,-3" table:operator="=" table:field-number="0"/>
              <table:filter-condition table:value="-28,-2" table:operator="=" table:field-number="0"/>
              <table:filter-condition table:value="-29,-2" table:operator="=" table:field-number="0"/>
              <table:filter-condition table:value="-28,-2" table:operator="=" table:field-number="0"/>
              <table:filter-condition table:value="-29,-2" table:operator="=" table:field-number="0"/>
              <table:filter-condition table:value="-28,-2" table:operator="=" table:field-number="0"/>
              <table:filter-condition table:value="-28,-1" table:operator="=" table:field-number="0"/>
              <table:filter-condition table:value="-28,0" table:operator="=" table:field-number="0"/>
              <table:filter-condition table:value="-29,0" table:operator="=" table:field-number="0"/>
              <table:filter-condition table:value="-28,0" table:operator="=" table:field-number="0"/>
              <table:filter-condition table:value="-27,0" table:operator="=" table:field-number="0"/>
              <table:filter-condition table:value="-27,1" table:operator="=" table:field-number="0"/>
              <table:filter-condition table:value="-27,2" table:operator="=" table:field-number="0"/>
              <table:filter-condition table:value="-28,2" table:operator="=" table:field-number="0"/>
              <table:filter-condition table:value="-28,3" table:operator="=" table:field-number="0"/>
              <table:filter-condition table:value="-28,2" table:operator="=" table:field-number="0"/>
              <table:filter-condition table:value="-28,3" table:operator="=" table:field-number="0"/>
              <table:filter-condition table:value="-29,3" table:operator="=" table:field-number="0"/>
              <table:filter-condition table:value="-29,4" table:operator="=" table:field-number="0"/>
              <table:filter-condition table:value="-30,4" table:operator="=" table:field-number="0"/>
              <table:filter-condition table:value="-30,3" table:operator="=" table:field-number="0"/>
              <table:filter-condition table:value="-31,3" table:operator="=" table:field-number="0"/>
              <table:filter-condition table:value="-30,3" table:operator="=" table:field-number="0"/>
              <table:filter-condition table:value="-31,3" table:operator="=" table:field-number="0"/>
              <table:filter-condition table:value="-32,3" table:operator="=" table:field-number="0"/>
              <table:filter-condition table:value="-32,4" table:operator="=" table:field-number="0"/>
              <table:filter-condition table:value="-31,4" table:operator="=" table:field-number="0"/>
              <table:filter-condition table:value="-32,4" table:operator="=" table:field-number="0"/>
              <table:filter-condition table:value="-32,3" table:operator="=" table:field-number="0"/>
              <table:filter-condition table:value="-33,3" table:operator="=" table:field-number="0"/>
              <table:filter-condition table:value="-32,3" table:operator="=" table:field-number="0"/>
              <table:filter-condition table:value="-32,2" table:operator="=" table:field-number="0"/>
              <table:filter-condition table:value="-32,3" table:operator="=" table:field-number="0"/>
              <table:filter-condition table:value="-32,4" table:operator="=" table:field-number="0"/>
              <table:filter-condition table:value="-31,4" table:operator="=" table:field-number="0"/>
              <table:filter-condition table:value="-31,3" table:operator="=" table:field-number="0"/>
              <table:filter-condition table:value="-31,4" table:operator="=" table:field-number="0"/>
              <table:filter-condition table:value="-31,3" table:operator="=" table:field-number="0"/>
              <table:filter-condition table:value="-31,4" table:operator="=" table:field-number="0"/>
              <table:filter-condition table:value="-31,5" table:operator="=" table:field-number="0"/>
              <table:filter-condition table:value="-31,6" table:operator="=" table:field-number="0"/>
              <table:filter-condition table:value="-32,6" table:operator="=" table:field-number="0"/>
              <table:filter-condition table:value="-32,7" table:operator="=" table:field-number="0"/>
              <table:filter-condition table:value="-32,6" table:operator="=" table:field-number="0"/>
              <table:filter-condition table:value="-33,6" table:operator="=" table:field-number="0"/>
              <table:filter-condition table:value="-34,6" table:operator="=" table:field-number="0"/>
              <table:filter-condition table:value="-34,7" table:operator="=" table:field-number="0"/>
              <table:filter-condition table:value="-34,6" table:operator="=" table:field-number="0"/>
              <table:filter-condition table:value="-33,6" table:operator="=" table:field-number="0"/>
              <table:filter-condition table:value="-33,7" table:operator="=" table:field-number="0"/>
              <table:filter-condition table:value="-32,7" table:operator="=" table:field-number="0"/>
              <table:filter-condition table:value="-31,7" table:operator="=" table:field-number="0"/>
              <table:filter-condition table:value="-31,8" table:operator="=" table:field-number="0"/>
              <table:filter-condition table:value="-31,9" table:operator="=" table:field-number="0"/>
              <table:filter-condition table:value="-31,10" table:operator="=" table:field-number="0"/>
              <table:filter-condition table:value="-31,11" table:operator="=" table:field-number="0"/>
              <table:filter-condition table:value="-31,12" table:operator="=" table:field-number="0"/>
              <table:filter-condition table:value="-30,12" table:operator="=" table:field-number="0"/>
              <table:filter-condition table:value="-31,12" table:operator="=" table:field-number="0"/>
              <table:filter-condition table:value="-32,12" table:operator="=" table:field-number="0"/>
              <table:filter-condition table:value="-33,12" table:operator="=" table:field-number="0"/>
              <table:filter-condition table:value="-33,11" table:operator="=" table:field-number="0"/>
              <table:filter-condition table:value="-33,10" table:operator="=" table:field-number="0"/>
              <table:filter-condition table:value="-33,11" table:operator="=" table:field-number="0"/>
              <table:filter-condition table:value="-32,11" table:operator="=" table:field-number="0"/>
              <table:filter-condition table:value="-31,11" table:operator="=" table:field-number="0"/>
              <table:filter-condition table:value="-31,10" table:operator="=" table:field-number="0"/>
              <table:filter-condition table:value="-31,11" table:operator="=" table:field-number="0"/>
              <table:filter-condition table:value="-30,11" table:operator="=" table:field-number="0"/>
              <table:filter-condition table:value="-31,11" table:operator="=" table:field-number="0"/>
              <table:filter-condition table:value="-31,10" table:operator="=" table:field-number="0"/>
              <table:filter-condition table:value="-31,11" table:operator="=" table:field-number="0"/>
              <table:filter-condition table:value="-31,12" table:operator="=" table:field-number="0"/>
              <table:filter-condition table:value="-31,11" table:operator="=" table:field-number="0"/>
              <table:filter-condition table:value="-31,10" table:operator="=" table:field-number="0"/>
              <table:filter-condition table:value="-30,10" table:operator="=" table:field-number="0"/>
              <table:filter-condition table:value="-31,10" table:operator="=" table:field-number="0"/>
              <table:filter-condition table:value="-30,10" table:operator="=" table:field-number="0"/>
              <table:filter-condition table:value="-30,9" table:operator="=" table:field-number="0"/>
              <table:filter-condition table:value="-30,10" table:operator="=" table:field-number="0"/>
              <table:filter-condition table:value="-30,11" table:operator="=" table:field-number="0"/>
              <table:filter-condition table:value="-31,11" table:operator="=" table:field-number="0"/>
              <table:filter-condition table:value="-31,12" table:operator="=" table:field-number="0"/>
              <table:filter-condition table:value="-31,11" table:operator="=" table:field-number="0"/>
              <table:filter-condition table:value="-32,11" table:operator="=" table:field-number="0"/>
              <table:filter-condition table:value="-32,12" table:operator="=" table:field-number="0"/>
              <table:filter-condition table:value="-33,12" table:operator="=" table:field-number="0"/>
              <table:filter-condition table:value="-33,11" table:operator="=" table:field-number="0"/>
              <table:filter-condition table:value="-33,12" table:operator="=" table:field-number="0"/>
              <table:filter-condition table:value="-33,13" table:operator="=" table:field-number="0"/>
              <table:filter-condition table:value="-32,13" table:operator="=" table:field-number="0"/>
              <table:filter-condition table:value="-33,13" table:operator="=" table:field-number="0"/>
              <table:filter-condition table:value="-34,13" table:operator="=" table:field-number="0"/>
              <table:filter-condition table:value="-34,12" table:operator="=" table:field-number="0"/>
              <table:filter-condition table:value="-33,12" table:operator="=" table:field-number="0"/>
              <table:filter-condition table:value="-33,11" table:operator="=" table:field-number="0"/>
              <table:filter-condition table:value="-33,12" table:operator="=" table:field-number="0"/>
              <table:filter-condition table:value="-33,13" table:operator="=" table:field-number="0"/>
              <table:filter-condition table:value="-33,14" table:operator="=" table:field-number="0"/>
              <table:filter-condition table:value="-32,14" table:operator="=" table:field-number="0"/>
              <table:filter-condition table:value="-33,14" table:operator="=" table:field-number="0"/>
              <table:filter-condition table:value="-33,15" table:operator="=" table:field-number="0"/>
              <table:filter-condition table:value="-33,16" table:operator="=" table:field-number="0"/>
              <table:filter-condition table:value="-33,17" table:operator="=" table:field-number="0"/>
              <table:filter-condition table:value="-32,17" table:operator="=" table:field-number="0"/>
              <table:filter-condition table:value="-33,17" table:operator="=" table:field-number="0"/>
              <table:filter-condition table:value="-34,17" table:operator="=" table:field-number="0"/>
              <table:filter-condition table:value="-35,17" table:operator="=" table:field-number="0"/>
              <table:filter-condition table:value="-36,17" table:operator="=" table:field-number="0"/>
              <table:filter-condition table:value="-37,17" table:operator="=" table:field-number="0"/>
              <table:filter-condition table:value="-36,17" table:operator="=" table:field-number="0"/>
              <table:filter-condition table:value="-36,18" table:operator="=" table:field-number="0"/>
              <table:filter-condition table:value="-37,18" table:operator="=" table:field-number="0"/>
              <table:filter-condition table:value="-38,18" table:operator="=" table:field-number="0"/>
              <table:filter-condition table:value="-38,19" table:operator="=" table:field-number="0"/>
              <table:filter-condition table:value="-39,19" table:operator="=" table:field-number="0"/>
              <table:filter-condition table:value="-38,19" table:operator="=" table:field-number="0"/>
              <table:filter-condition table:value="-37,19" table:operator="=" table:field-number="0"/>
              <table:filter-condition table:value="-37,18" table:operator="=" table:field-number="0"/>
              <table:filter-condition table:value="-38,18" table:operator="=" table:field-number="0"/>
              <table:filter-condition table:value="-39,18" table:operator="=" table:field-number="0"/>
              <table:filter-condition table:value="-39,17" table:operator="=" table:field-number="0"/>
              <table:filter-condition table:value="-39,18" table:operator="=" table:field-number="0"/>
              <table:filter-condition table:value="-39,17" table:operator="=" table:field-number="0"/>
              <table:filter-condition table:value="-39,18" table:operator="=" table:field-number="0"/>
              <table:filter-condition table:value="-39,19" table:operator="=" table:field-number="0"/>
              <table:filter-condition table:value="-39,18" table:operator="=" table:field-number="0"/>
              <table:filter-condition table:value="-40,18" table:operator="=" table:field-number="0"/>
              <table:filter-condition table:value="-41,18" table:operator="=" table:field-number="0"/>
              <table:filter-condition table:value="-40,18" table:operator="=" table:field-number="0"/>
              <table:filter-condition table:value="-40,19" table:operator="=" table:field-number="0"/>
              <table:filter-condition table:value="-41,19" table:operator="=" table:field-number="0"/>
              <table:filter-condition table:value="-41,18" table:operator="=" table:field-number="0"/>
              <table:filter-condition table:value="-41,17" table:operator="=" table:field-number="0"/>
              <table:filter-condition table:value="-40,17" table:operator="=" table:field-number="0"/>
              <table:filter-condition table:value="-39,17" table:operator="=" table:field-number="0"/>
              <table:filter-condition table:value="-38,17" table:operator="=" table:field-number="0"/>
              <table:filter-condition table:value="-39,17" table:operator="=" table:field-number="0"/>
              <table:filter-condition table:value="-39,18" table:operator="=" table:field-number="0"/>
              <table:filter-condition table:value="-39,19" table:operator="=" table:field-number="0"/>
              <table:filter-condition table:value="-39,20" table:operator="=" table:field-number="0"/>
              <table:filter-condition table:value="-40,20" table:operator="=" table:field-number="0"/>
              <table:filter-condition table:value="-39,20" table:operator="=" table:field-number="0"/>
              <table:filter-condition table:value="-38,20" table:operator="=" table:field-number="0"/>
              <table:filter-condition table:value="-37,20" table:operator="=" table:field-number="0"/>
              <table:filter-condition table:value="-36,20" table:operator="=" table:field-number="0"/>
              <table:filter-condition table:value="-36,19" table:operator="=" table:field-number="0"/>
              <table:filter-condition table:value="-36,18" table:operator="=" table:field-number="0"/>
              <table:filter-condition table:value="-36,17" table:operator="=" table:field-number="0"/>
              <table:filter-condition table:value="-35,17" table:operator="=" table:field-number="0"/>
              <table:filter-condition table:value="-35,16" table:operator="=" table:field-number="0"/>
              <table:filter-condition table:value="-36,16" table:operator="=" table:field-number="0"/>
              <table:filter-condition table:value="-35,16" table:operator="=" table:field-number="0"/>
              <table:filter-condition table:value="-34,16" table:operator="=" table:field-number="0"/>
              <table:filter-condition table:value="-33,16" table:operator="=" table:field-number="0"/>
              <table:filter-condition table:value="-33,15" table:operator="=" table:field-number="0"/>
              <table:filter-condition table:value="-33,16" table:operator="=" table:field-number="0"/>
              <table:filter-condition table:value="-33,15" table:operator="=" table:field-number="0"/>
              <table:filter-condition table:value="-33,16" table:operator="=" table:field-number="0"/>
              <table:filter-condition table:value="-33,15" table:operator="=" table:field-number="0"/>
              <table:filter-condition table:value="-34,15" table:operator="=" table:field-number="0"/>
              <table:filter-condition table:value="-34,16" table:operator="=" table:field-number="0"/>
              <table:filter-condition table:value="-35,16" table:operator="=" table:field-number="0"/>
              <table:filter-condition table:value="-36,16" table:operator="=" table:field-number="0"/>
              <table:filter-condition table:value="-36,17" table:operator="=" table:field-number="0"/>
              <table:filter-condition table:value="-35,17" table:operator="=" table:field-number="0"/>
              <table:filter-condition table:value="-35,18" table:operator="=" table:field-number="0"/>
              <table:filter-condition table:value="-36,18" table:operator="=" table:field-number="0"/>
              <table:filter-condition table:value="-37,18" table:operator="=" table:field-number="0"/>
              <table:filter-condition table:value="-36,18" table:operator="=" table:field-number="0"/>
              <table:filter-condition table:value="-36,17" table:operator="=" table:field-number="0"/>
              <table:filter-condition table:value="-35,17" table:operator="=" table:field-number="0"/>
              <table:filter-condition table:value="-34,17" table:operator="=" table:field-number="0"/>
              <table:filter-condition table:value="-34,18" table:operator="=" table:field-number="0"/>
              <table:filter-condition table:value="-33,18" table:operator="=" table:field-number="0"/>
              <table:filter-condition table:value="-33,19" table:operator="=" table:field-number="0"/>
              <table:filter-condition table:value="-33,20" table:operator="=" table:field-number="0"/>
              <table:filter-condition table:value="-32,20" table:operator="=" table:field-number="0"/>
              <table:filter-condition table:value="-33,20" table:operator="=" table:field-number="0"/>
              <table:filter-condition table:value="-33,21" table:operator="=" table:field-number="0"/>
              <table:filter-condition table:value="-32,21" table:operator="=" table:field-number="0"/>
              <table:filter-condition table:value="-33,21" table:operator="=" table:field-number="0"/>
              <table:filter-condition table:value="-34,21" table:operator="=" table:field-number="0"/>
              <table:filter-condition table:value="-34,22" table:operator="=" table:field-number="0"/>
              <table:filter-condition table:value="-34,21" table:operator="=" table:field-number="0"/>
              <table:filter-condition table:value="-34,22" table:operator="=" table:field-number="0"/>
              <table:filter-condition table:value="-34,23" table:operator="=" table:field-number="0"/>
              <table:filter-condition table:value="-35,23" table:operator="=" table:field-number="0"/>
              <table:filter-condition table:value="-35,24" table:operator="=" table:field-number="0"/>
              <table:filter-condition table:value="-36,24" table:operator="=" table:field-number="0"/>
              <table:filter-condition table:value="-35,24" table:operator="=" table:field-number="0"/>
              <table:filter-condition table:value="-35,23" table:operator="=" table:field-number="0"/>
              <table:filter-condition table:value="-35,24" table:operator="=" table:field-number="0"/>
              <table:filter-condition table:value="-35,23" table:operator="=" table:field-number="0"/>
              <table:filter-condition table:value="-34,23" table:operator="=" table:field-number="0"/>
              <table:filter-condition table:value="-34,22" table:operator="=" table:field-number="0"/>
              <table:filter-condition table:value="-34,21" table:operator="=" table:field-number="0"/>
              <table:filter-condition table:value="-35,21" table:operator="=" table:field-number="0"/>
              <table:filter-condition table:value="-34,21" table:operator="=" table:field-number="0"/>
              <table:filter-condition table:value="-33,21" table:operator="=" table:field-number="0"/>
              <table:filter-condition table:value="-32,21" table:operator="=" table:field-number="0"/>
              <table:filter-condition table:value="-31,21" table:operator="=" table:field-number="0"/>
              <table:filter-condition table:value="-30,21" table:operator="=" table:field-number="0"/>
              <table:filter-condition table:value="-29,21" table:operator="=" table:field-number="0"/>
              <table:filter-condition table:value="-29,20" table:operator="=" table:field-number="0"/>
              <table:filter-condition table:value="-30,20" table:operator="=" table:field-number="0"/>
              <table:filter-condition table:value="-31,20" table:operator="=" table:field-number="0"/>
              <table:filter-condition table:value="-30,20" table:operator="=" table:field-number="0"/>
              <table:filter-condition table:value="-31,20" table:operator="=" table:field-number="0"/>
              <table:filter-condition table:value="-31,19" table:operator="=" table:field-number="0"/>
              <table:filter-condition table:value="-31,20" table:operator="=" table:field-number="0"/>
              <table:filter-condition table:value="-32,20" table:operator="=" table:field-number="0"/>
              <table:filter-condition table:value="-32,19" table:operator="=" table:field-number="0"/>
              <table:filter-condition table:value="-33,19" table:operator="=" table:field-number="0"/>
              <table:filter-condition table:value="-32,19" table:operator="=" table:field-number="0"/>
              <table:filter-condition table:value="-31,19" table:operator="=" table:field-number="0"/>
              <table:filter-condition table:value="-31,20" table:operator="=" table:field-number="0"/>
              <table:filter-condition table:value="-31,21" table:operator="=" table:field-number="0"/>
              <table:filter-condition table:value="-30,21" table:operator="=" table:field-number="0"/>
              <table:filter-condition table:value="-30,20" table:operator="=" table:field-number="0"/>
              <table:filter-condition table:value="-31,20" table:operator="=" table:field-number="0"/>
              <table:filter-condition table:value="-32,20" table:operator="=" table:field-number="0"/>
              <table:filter-condition table:value="-33,20" table:operator="=" table:field-number="0"/>
              <table:filter-condition table:value="-32,20" table:operator="=" table:field-number="0"/>
              <table:filter-condition table:value="-32,21" table:operator="=" table:field-number="0"/>
              <table:filter-condition table:value="-33,21" table:operator="=" table:field-number="0"/>
              <table:filter-condition table:value="-34,21" table:operator="=" table:field-number="0"/>
              <table:filter-condition table:value="-34,20" table:operator="=" table:field-number="0"/>
              <table:filter-condition table:value="-33,20" table:operator="=" table:field-number="0"/>
              <table:filter-condition table:value="-34,20" table:operator="=" table:field-number="0"/>
              <table:filter-condition table:value="-34,21" table:operator="=" table:field-number="0"/>
              <table:filter-condition table:value="-33,21" table:operator="=" table:field-number="0"/>
              <table:filter-condition table:value="-34,21" table:operator="=" table:field-number="0"/>
              <table:filter-condition table:value="-35,21" table:operator="=" table:field-number="0"/>
              <table:filter-condition table:value="-35,22" table:operator="=" table:field-number="0"/>
              <table:filter-condition table:value="-35,21" table:operator="=" table:field-number="0"/>
              <table:filter-condition table:value="-34,21" table:operator="=" table:field-number="0"/>
              <table:filter-condition table:value="-34,20" table:operator="=" table:field-number="0"/>
              <table:filter-condition table:value="-34,19" table:operator="=" table:field-number="0"/>
              <table:filter-condition table:value="-33,19" table:operator="=" table:field-number="0"/>
              <table:filter-condition table:value="-32,19" table:operator="=" table:field-number="0"/>
              <table:filter-condition table:value="-31,19" table:operator="=" table:field-number="0"/>
              <table:filter-condition table:value="-30,19" table:operator="=" table:field-number="0"/>
              <table:filter-condition table:value="-31,19" table:operator="=" table:field-number="0"/>
              <table:filter-condition table:value="-30,19" table:operator="=" table:field-number="0"/>
              <table:filter-condition table:value="-31,19" table:operator="=" table:field-number="0"/>
              <table:filter-condition table:value="-30,19" table:operator="=" table:field-number="0"/>
              <table:filter-condition table:value="-30,18" table:operator="=" table:field-number="0"/>
              <table:filter-condition table:value="-30,19" table:operator="=" table:field-number="0"/>
              <table:filter-condition table:value="-31,19" table:operator="=" table:field-number="0"/>
              <table:filter-condition table:value="-31,20" table:operator="=" table:field-number="0"/>
              <table:filter-condition table:value="-31,19" table:operator="=" table:field-number="0"/>
              <table:filter-condition table:value="-30,19" table:operator="=" table:field-number="0"/>
              <table:filter-condition table:value="-31,19" table:operator="=" table:field-number="0"/>
              <table:filter-condition table:value="-31,18" table:operator="=" table:field-number="0"/>
              <table:filter-condition table:value="-31,19" table:operator="=" table:field-number="0"/>
              <table:filter-condition table:value="-32,19" table:operator="=" table:field-number="0"/>
              <table:filter-condition table:value="-33,19" table:operator="=" table:field-number="0"/>
              <table:filter-condition table:value="-34,19" table:operator="=" table:field-number="0"/>
              <table:filter-condition table:value="-35,19" table:operator="=" table:field-number="0"/>
              <table:filter-condition table:value="-35,20" table:operator="=" table:field-number="0"/>
              <table:filter-condition table:value="-35,19" table:operator="=" table:field-number="0"/>
              <table:filter-condition table:value="-34,19" table:operator="=" table:field-number="0"/>
              <table:filter-condition table:value="-35,19" table:operator="=" table:field-number="0"/>
              <table:filter-condition table:value="-35,20" table:operator="=" table:field-number="0"/>
              <table:filter-condition table:value="-34,20" table:operator="=" table:field-number="0"/>
              <table:filter-condition table:value="-34,19" table:operator="=" table:field-number="0"/>
              <table:filter-condition table:value="-33,19" table:operator="=" table:field-number="0"/>
              <table:filter-condition table:value="-32,19" table:operator="=" table:field-number="0"/>
              <table:filter-condition table:value="-32,20" table:operator="=" table:field-number="0"/>
              <table:filter-condition table:value="-32,21" table:operator="=" table:field-number="0"/>
              <table:filter-condition table:value="-32,22" table:operator="=" table:field-number="0"/>
              <table:filter-condition table:value="-32,21" table:operator="=" table:field-number="0"/>
              <table:filter-condition table:value="-33,21" table:operator="=" table:field-number="0"/>
              <table:filter-condition table:value="-33,22" table:operator="=" table:field-number="0"/>
              <table:filter-condition table:value="-32,22" table:operator="=" table:field-number="0"/>
              <table:filter-condition table:value="-31,22" table:operator="=" table:field-number="0"/>
              <table:filter-condition table:value="-31,23" table:operator="=" table:field-number="0"/>
              <table:filter-condition table:value="-30,23" table:operator="=" table:field-number="0"/>
              <table:filter-condition table:value="-29,23" table:operator="=" table:field-number="0"/>
              <table:filter-condition table:value="-29,22" table:operator="=" table:field-number="0"/>
              <table:filter-condition table:value="-30,22" table:operator="=" table:field-number="0"/>
              <table:filter-condition table:value="-31,22" table:operator="=" table:field-number="0"/>
              <table:filter-condition table:value="-31,23" table:operator="=" table:field-number="0"/>
              <table:filter-condition table:value="-32,23" table:operator="=" table:field-number="0"/>
              <table:filter-condition table:value="-33,23" table:operator="=" table:field-number="0"/>
              <table:filter-condition table:value="-32,23" table:operator="=" table:field-number="0"/>
              <table:filter-condition table:value="-32,22" table:operator="=" table:field-number="0"/>
              <table:filter-condition table:value="-32,21" table:operator="=" table:field-number="0"/>
              <table:filter-condition table:value="-32,20" table:operator="=" table:field-number="0"/>
              <table:filter-condition table:value="-31,20" table:operator="=" table:field-number="0"/>
              <table:filter-condition table:value="-30,20" table:operator="=" table:field-number="0"/>
              <table:filter-condition table:value="-30,21" table:operator="=" table:field-number="0"/>
              <table:filter-condition table:value="-30,20" table:operator="=" table:field-number="0"/>
              <table:filter-condition table:value="-31,20" table:operator="=" table:field-number="0"/>
              <table:filter-condition table:value="-30,20" table:operator="=" table:field-number="0"/>
              <table:filter-condition table:value="-29,20" table:operator="=" table:field-number="0"/>
              <table:filter-condition table:value="-29,21" table:operator="=" table:field-number="0"/>
              <table:filter-condition table:value="-29,20" table:operator="=" table:field-number="0"/>
              <table:filter-condition table:value="-28,20" table:operator="=" table:field-number="0"/>
              <table:filter-condition table:value="-29,20" table:operator="=" table:field-number="0"/>
              <table:filter-condition table:value="-30,20" table:operator="=" table:field-number="0"/>
              <table:filter-condition table:value="-31,20" table:operator="=" table:field-number="0"/>
              <table:filter-condition table:value="-31,21" table:operator="=" table:field-number="0"/>
              <table:filter-condition table:value="-31,20" table:operator="=" table:field-number="0"/>
              <table:filter-condition table:value="-31,21" table:operator="=" table:field-number="0"/>
              <table:filter-condition table:value="-31,20" table:operator="=" table:field-number="0"/>
              <table:filter-condition table:value="-32,20" table:operator="=" table:field-number="0"/>
              <table:filter-condition table:value="-31,20" table:operator="=" table:field-number="0"/>
              <table:filter-condition table:value="-32,20" table:operator="=" table:field-number="0"/>
              <table:filter-condition table:value="-32,19" table:operator="=" table:field-number="0"/>
              <table:filter-condition table:value="-31,19" table:operator="=" table:field-number="0"/>
              <table:filter-condition table:value="-31,20" table:operator="=" table:field-number="0"/>
              <table:filter-condition table:value="-31,19" table:operator="=" table:field-number="0"/>
              <table:filter-condition table:value="-31,18" table:operator="=" table:field-number="0"/>
              <table:filter-condition table:value="-31,17" table:operator="=" table:field-number="0"/>
              <table:filter-condition table:value="-32,17" table:operator="=" table:field-number="0"/>
              <table:filter-condition table:value="-32,16" table:operator="=" table:field-number="0"/>
              <table:filter-condition table:value="-33,16" table:operator="=" table:field-number="0"/>
              <table:filter-condition table:value="-33,15" table:operator="=" table:field-number="0"/>
              <table:filter-condition table:value="-32,15" table:operator="=" table:field-number="0"/>
              <table:filter-condition table:value="-32,16" table:operator="=" table:field-number="0"/>
              <table:filter-condition table:value="-32,17" table:operator="=" table:field-number="0"/>
              <table:filter-condition table:value="-32,18" table:operator="=" table:field-number="0"/>
              <table:filter-condition table:value="-33,18" table:operator="=" table:field-number="0"/>
              <table:filter-condition table:value="-32,18" table:operator="=" table:field-number="0"/>
              <table:filter-condition table:value="-33,18" table:operator="=" table:field-number="0"/>
              <table:filter-condition table:value="-33,17" table:operator="=" table:field-number="0"/>
              <table:filter-condition table:value="-33,16" table:operator="=" table:field-number="0"/>
              <table:filter-condition table:value="-33,17" table:operator="=" table:field-number="0"/>
              <table:filter-condition table:value="-34,17" table:operator="=" table:field-number="0"/>
              <table:filter-condition table:value="-35,17" table:operator="=" table:field-number="0"/>
              <table:filter-condition table:value="-34,17" table:operator="=" table:field-number="0"/>
              <table:filter-condition table:value="-34,16" table:operator="=" table:field-number="0"/>
              <table:filter-condition table:value="-34,15" table:operator="=" table:field-number="0"/>
              <table:filter-condition table:value="-34,14" table:operator="=" table:field-number="0"/>
              <table:filter-condition table:value="-35,14" table:operator="=" table:field-number="0"/>
              <table:filter-condition table:value="-35,13" table:operator="=" table:field-number="0"/>
              <table:filter-condition table:value="-36,13" table:operator="=" table:field-number="0"/>
              <table:filter-condition table:value="-36,14" table:operator="=" table:field-number="0"/>
              <table:filter-condition table:value="-36,15" table:operator="=" table:field-number="0"/>
              <table:filter-condition table:value="-36,14" table:operator="=" table:field-number="0"/>
              <table:filter-condition table:value="-36,15" table:operator="=" table:field-number="0"/>
              <table:filter-condition table:value="-36,16" table:operator="=" table:field-number="0"/>
              <table:filter-condition table:value="-35,16" table:operator="=" table:field-number="0"/>
              <table:filter-condition table:value="-36,16" table:operator="=" table:field-number="0"/>
              <table:filter-condition table:value="-36,15" table:operator="=" table:field-number="0"/>
              <table:filter-condition table:value="-37,15" table:operator="=" table:field-number="0"/>
              <table:filter-condition table:value="-37,16" table:operator="=" table:field-number="0"/>
              <table:filter-condition table:value="-37,15" table:operator="=" table:field-number="0"/>
              <table:filter-condition table:value="-38,15" table:operator="=" table:field-number="0"/>
              <table:filter-condition table:value="-38,16" table:operator="=" table:field-number="0"/>
              <table:filter-condition table:value="-38,15" table:operator="=" table:field-number="0"/>
              <table:filter-condition table:value="-38,16" table:operator="=" table:field-number="0"/>
              <table:filter-condition table:value="-39,16" table:operator="=" table:field-number="0"/>
              <table:filter-condition table:value="-39,15" table:operator="=" table:field-number="0"/>
              <table:filter-condition table:value="-40,15" table:operator="=" table:field-number="0"/>
              <table:filter-condition table:value="-40,16" table:operator="=" table:field-number="0"/>
              <table:filter-condition table:value="-39,16" table:operator="=" table:field-number="0"/>
              <table:filter-condition table:value="-39,17" table:operator="=" table:field-number="0"/>
              <table:filter-condition table:value="-39,18" table:operator="=" table:field-number="0"/>
              <table:filter-condition table:value="-39,19" table:operator="=" table:field-number="0"/>
              <table:filter-condition table:value="-38,19" table:operator="=" table:field-number="0"/>
              <table:filter-condition table:value="-37,19" table:operator="=" table:field-number="0"/>
              <table:filter-condition table:value="-37,18" table:operator="=" table:field-number="0"/>
              <table:filter-condition table:value="-36,18" table:operator="=" table:field-number="0"/>
              <table:filter-condition table:value="-36,19" table:operator="=" table:field-number="0"/>
              <table:filter-condition table:value="-37,19" table:operator="=" table:field-number="0"/>
              <table:filter-condition table:value="-37,18" table:operator="=" table:field-number="0"/>
              <table:filter-condition table:value="-37,19" table:operator="=" table:field-number="0"/>
              <table:filter-condition table:value="-36,19" table:operator="=" table:field-number="0"/>
              <table:filter-condition table:value="-35,19" table:operator="=" table:field-number="0"/>
              <table:filter-condition table:value="-35,20" table:operator="=" table:field-number="0"/>
              <table:filter-condition table:value="-36,20" table:operator="=" table:field-number="0"/>
              <table:filter-condition table:value="-35,20" table:operator="=" table:field-number="0"/>
              <table:filter-condition table:value="-36,20" table:operator="=" table:field-number="0"/>
              <table:filter-condition table:value="-37,20" table:operator="=" table:field-number="0"/>
              <table:filter-condition table:value="-36,20" table:operator="=" table:field-number="0"/>
              <table:filter-condition table:value="-37,20" table:operator="=" table:field-number="0"/>
              <table:filter-condition table:value="-37,19" table:operator="=" table:field-number="0"/>
              <table:filter-condition table:value="-37,18" table:operator="=" table:field-number="0"/>
              <table:filter-condition table:value="-38,18" table:operator="=" table:field-number="0"/>
              <table:filter-condition table:value="-37,18" table:operator="=" table:field-number="0"/>
              <table:filter-condition table:value="-37,17" table:operator="=" table:field-number="0"/>
              <table:filter-condition table:value="-37,16" table:operator="=" table:field-number="0"/>
              <table:filter-condition table:value="-36,16" table:operator="=" table:field-number="0"/>
              <table:filter-condition table:value="-36,17" table:operator="=" table:field-number="0"/>
              <table:filter-condition table:value="-36,16" table:operator="=" table:field-number="0"/>
              <table:filter-condition table:value="-36,17" table:operator="=" table:field-number="0"/>
              <table:filter-condition table:value="-35,17" table:operator="=" table:field-number="0"/>
              <table:filter-condition table:value="-34,17" table:operator="=" table:field-number="0"/>
              <table:filter-condition table:value="-34,18" table:operator="=" table:field-number="0"/>
              <table:filter-condition table:value="-35,18" table:operator="=" table:field-number="0"/>
              <table:filter-condition table:value="-36,18" table:operator="=" table:field-number="0"/>
              <table:filter-condition table:value="-36,17" table:operator="=" table:field-number="0"/>
              <table:filter-condition table:value="-37,17" table:operator="=" table:field-number="0"/>
              <table:filter-condition table:value="-37,18" table:operator="=" table:field-number="0"/>
              <table:filter-condition table:value="-37,19" table:operator="=" table:field-number="0"/>
              <table:filter-condition table:value="-37,18" table:operator="=" table:field-number="0"/>
              <table:filter-condition table:value="-36,18" table:operator="=" table:field-number="0"/>
              <table:filter-condition table:value="-36,17" table:operator="=" table:field-number="0"/>
              <table:filter-condition table:value="-37,17" table:operator="=" table:field-number="0"/>
              <table:filter-condition table:value="-37,16" table:operator="=" table:field-number="0"/>
              <table:filter-condition table:value="-38,16" table:operator="=" table:field-number="0"/>
              <table:filter-condition table:value="-38,15" table:operator="=" table:field-number="0"/>
              <table:filter-condition table:value="-38,14" table:operator="=" table:field-number="0"/>
              <table:filter-condition table:value="-38,13" table:operator="=" table:field-number="0"/>
              <table:filter-condition table:value="-37,13" table:operator="=" table:field-number="0"/>
              <table:filter-condition table:value="-36,13" table:operator="=" table:field-number="0"/>
              <table:filter-condition table:value="-37,13" table:operator="=" table:field-number="0"/>
              <table:filter-condition table:value="-36,13" table:operator="=" table:field-number="0"/>
              <table:filter-condition table:value="-37,13" table:operator="=" table:field-number="0"/>
              <table:filter-condition table:value="-38,13" table:operator="=" table:field-number="0"/>
              <table:filter-condition table:value="-37,13" table:operator="=" table:field-number="0"/>
              <table:filter-condition table:value="-38,13" table:operator="=" table:field-number="0"/>
              <table:filter-condition table:value="-38,12" table:operator="=" table:field-number="0"/>
              <table:filter-condition table:value="-38,11" table:operator="=" table:field-number="0"/>
              <table:filter-condition table:value="-38,10" table:operator="=" table:field-number="0"/>
              <table:filter-condition table:value="-38,9" table:operator="=" table:field-number="0"/>
              <table:filter-condition table:value="-38,8" table:operator="=" table:field-number="0"/>
              <table:filter-condition table:value="-39,8" table:operator="=" table:field-number="0"/>
              <table:filter-condition table:value="-39,9" table:operator="=" table:field-number="0"/>
              <table:filter-condition table:value="-39,8" table:operator="=" table:field-number="0"/>
              <table:filter-condition table:value="-40,8" table:operator="=" table:field-number="0"/>
              <table:filter-condition table:value="-40,9" table:operator="=" table:field-number="0"/>
              <table:filter-condition table:value="-39,9" table:operator="=" table:field-number="0"/>
              <table:filter-condition table:value="-39,10" table:operator="=" table:field-number="0"/>
              <table:filter-condition table:value="-39,11" table:operator="=" table:field-number="0"/>
              <table:filter-condition table:value="-38,11" table:operator="=" table:field-number="0"/>
              <table:filter-condition table:value="-39,11" table:operator="=" table:field-number="0"/>
              <table:filter-condition table:value="-38,11" table:operator="=" table:field-number="0"/>
              <table:filter-condition table:value="-38,12" table:operator="=" table:field-number="0"/>
              <table:filter-condition table:value="-39,12" table:operator="=" table:field-number="0"/>
              <table:filter-condition table:value="-40,12" table:operator="=" table:field-number="0"/>
              <table:filter-condition table:value="-39,12" table:operator="=" table:field-number="0"/>
              <table:filter-condition table:value="-39,13" table:operator="=" table:field-number="0"/>
              <table:filter-condition table:value="-39,12" table:operator="=" table:field-number="0"/>
              <table:filter-condition table:value="-40,12" table:operator="=" table:field-number="0"/>
              <table:filter-condition table:value="-41,12" table:operator="=" table:field-number="0"/>
              <table:filter-condition table:value="-40,12" table:operator="=" table:field-number="0"/>
              <table:filter-condition table:value="-39,12" table:operator="=" table:field-number="0"/>
              <table:filter-condition table:value="-39,11" table:operator="=" table:field-number="0"/>
              <table:filter-condition table:value="-39,12" table:operator="=" table:field-number="0"/>
              <table:filter-condition table:value="-39,11" table:operator="=" table:field-number="0"/>
              <table:filter-condition table:value="-39,10" table:operator="=" table:field-number="0"/>
              <table:filter-condition table:value="-40,10" table:operator="=" table:field-number="0"/>
              <table:filter-condition table:value="-41,10" table:operator="=" table:field-number="0"/>
              <table:filter-condition table:value="-40,10" table:operator="=" table:field-number="0"/>
              <table:filter-condition table:value="-40,11" table:operator="=" table:field-number="0"/>
              <table:filter-condition table:value="-40,12" table:operator="=" table:field-number="0"/>
              <table:filter-condition table:value="-40,11" table:operator="=" table:field-number="0"/>
              <table:filter-condition table:value="-40,12" table:operator="=" table:field-number="0"/>
              <table:filter-condition table:value="-40,11" table:operator="=" table:field-number="0"/>
              <table:filter-condition table:value="-40,12" table:operator="=" table:field-number="0"/>
              <table:filter-condition table:value="-40,11" table:operator="=" table:field-number="0"/>
              <table:filter-condition table:value="-39,11" table:operator="=" table:field-number="0"/>
              <table:filter-condition table:value="-40,11" table:operator="=" table:field-number="0"/>
              <table:filter-condition table:value="-40,12" table:operator="=" table:field-number="0"/>
              <table:filter-condition table:value="-39,12" table:operator="=" table:field-number="0"/>
              <table:filter-condition table:value="-39,11" table:operator="=" table:field-number="0"/>
              <table:filter-condition table:value="-38,11" table:operator="=" table:field-number="0"/>
              <table:filter-condition table:value="-38,10" table:operator="=" table:field-number="0"/>
              <table:filter-condition table:value="-39,10" table:operator="=" table:field-number="0"/>
              <table:filter-condition table:value="-39,11" table:operator="=" table:field-number="0"/>
              <table:filter-condition table:value="-40,11" table:operator="=" table:field-number="0"/>
              <table:filter-condition table:value="-41,11" table:operator="=" table:field-number="0"/>
              <table:filter-condition table:value="-41,12" table:operator="=" table:field-number="0"/>
              <table:filter-condition table:value="-42,12" table:operator="=" table:field-number="0"/>
              <table:filter-condition table:value="-42,13" table:operator="=" table:field-number="0"/>
              <table:filter-condition table:value="-41,13" table:operator="=" table:field-number="0"/>
              <table:filter-condition table:value="-41,12" table:operator="=" table:field-number="0"/>
              <table:filter-condition table:value="-41,11" table:operator="=" table:field-number="0"/>
              <table:filter-condition table:value="-40,11" table:operator="=" table:field-number="0"/>
              <table:filter-condition table:value="-40,12" table:operator="=" table:field-number="0"/>
              <table:filter-condition table:value="-40,11" table:operator="=" table:field-number="0"/>
              <table:filter-condition table:value="-41,11" table:operator="=" table:field-number="0"/>
              <table:filter-condition table:value="-42,11" table:operator="=" table:field-number="0"/>
              <table:filter-condition table:value="-42,12" table:operator="=" table:field-number="0"/>
              <table:filter-condition table:value="-41,12" table:operator="=" table:field-number="0"/>
              <table:filter-condition table:value="-41,13" table:operator="=" table:field-number="0"/>
              <table:filter-condition table:value="-40,13" table:operator="=" table:field-number="0"/>
              <table:filter-condition table:value="-39,13" table:operator="=" table:field-number="0"/>
              <table:filter-condition table:value="-39,12" table:operator="=" table:field-number="0"/>
              <table:filter-condition table:value="-39,13" table:operator="=" table:field-number="0"/>
              <table:filter-condition table:value="-40,13" table:operator="=" table:field-number="0"/>
              <table:filter-condition table:value="-41,13" table:operator="=" table:field-number="0"/>
              <table:filter-condition table:value="-41,12" table:operator="=" table:field-number="0"/>
              <table:filter-condition table:value="-41,13" table:operator="=" table:field-number="0"/>
              <table:filter-condition table:value="-40,13" table:operator="=" table:field-number="0"/>
              <table:filter-condition table:value="-40,12" table:operator="=" table:field-number="0"/>
              <table:filter-condition table:value="-40,13" table:operator="=" table:field-number="0"/>
              <table:filter-condition table:value="-40,14" table:operator="=" table:field-number="0"/>
              <table:filter-condition table:value="-40,13" table:operator="=" table:field-number="0"/>
              <table:filter-condition table:value="-40,14" table:operator="=" table:field-number="0"/>
              <table:filter-condition table:value="-40,15" table:operator="=" table:field-number="0"/>
              <table:filter-condition table:value="-41,15" table:operator="=" table:field-number="0"/>
              <table:filter-condition table:value="-41,14" table:operator="=" table:field-number="0"/>
              <table:filter-condition table:value="-41,15" table:operator="=" table:field-number="0"/>
              <table:filter-condition table:value="-41,14" table:operator="=" table:field-number="0"/>
              <table:filter-condition table:value="-40,14" table:operator="=" table:field-number="0"/>
              <table:filter-condition table:value="-39,14" table:operator="=" table:field-number="0"/>
              <table:filter-condition table:value="-38,14" table:operator="=" table:field-number="0"/>
              <table:filter-condition table:value="-39,14" table:operator="=" table:field-number="0"/>
              <table:filter-condition table:value="-39,13" table:operator="=" table:field-number="0"/>
              <table:filter-condition table:value="-39,12" table:operator="=" table:field-number="0"/>
              <table:filter-condition table:value="-38,12" table:operator="=" table:field-number="0"/>
              <table:filter-condition table:value="-39,12" table:operator="=" table:field-number="0"/>
              <table:filter-condition table:value="-40,12" table:operator="=" table:field-number="0"/>
              <table:filter-condition table:value="-41,12" table:operator="=" table:field-number="0"/>
              <table:filter-condition table:value="-40,12" table:operator="=" table:field-number="0"/>
              <table:filter-condition table:value="-40,13" table:operator="=" table:field-number="0"/>
              <table:filter-condition table:value="-40,12" table:operator="=" table:field-number="0"/>
              <table:filter-condition table:value="-39,12" table:operator="=" table:field-number="0"/>
              <table:filter-condition table:value="-38,12" table:operator="=" table:field-number="0"/>
              <table:filter-condition table:value="-39,12" table:operator="=" table:field-number="0"/>
              <table:filter-condition table:value="-38,12" table:operator="=" table:field-number="0"/>
              <table:filter-condition table:value="-39,12" table:operator="=" table:field-number="0"/>
              <table:filter-condition table:value="-39,11" table:operator="=" table:field-number="0"/>
              <table:filter-condition table:value="-40,11" table:operator="=" table:field-number="0"/>
              <table:filter-condition table:value="-40,10" table:operator="=" table:field-number="0"/>
              <table:filter-condition table:value="-40,9" table:operator="=" table:field-number="0"/>
              <table:filter-condition table:value="-41,9" table:operator="=" table:field-number="0"/>
              <table:filter-condition table:value="-41,10" table:operator="=" table:field-number="0"/>
              <table:filter-condition table:value="-40,10" table:operator="=" table:field-number="0"/>
              <table:filter-condition table:value="-40,9" table:operator="=" table:field-number="0"/>
              <table:filter-condition table:value="-41,9" table:operator="=" table:field-number="0"/>
              <table:filter-condition table:value="-40,9" table:operator="=" table:field-number="0"/>
              <table:filter-condition table:value="-39,9" table:operator="=" table:field-number="0"/>
              <table:filter-condition table:value="-40,9" table:operator="=" table:field-number="0"/>
              <table:filter-condition table:value="-40,10" table:operator="=" table:field-number="0"/>
              <table:filter-condition table:value="-40,9" table:operator="=" table:field-number="0"/>
              <table:filter-condition table:value="-39,9" table:operator="=" table:field-number="0"/>
              <table:filter-condition table:value="-39,10" table:operator="=" table:field-number="0"/>
              <table:filter-condition table:value="-39,11" table:operator="=" table:field-number="0"/>
              <table:filter-condition table:value="-39,10" table:operator="=" table:field-number="0"/>
              <table:filter-condition table:value="-40,10" table:operator="=" table:field-number="0"/>
              <table:filter-condition table:value="-41,10" table:operator="=" table:field-number="0"/>
              <table:filter-condition table:value="-42,10" table:operator="=" table:field-number="0"/>
              <table:filter-condition table:value="-43,10" table:operator="=" table:field-number="0"/>
              <table:filter-condition table:value="-43,11" table:operator="=" table:field-number="0"/>
              <table:filter-condition table:value="-43,10" table:operator="=" table:field-number="0"/>
              <table:filter-condition table:value="-43,11" table:operator="=" table:field-number="0"/>
              <table:filter-condition table:value="-43,10" table:operator="=" table:field-number="0"/>
              <table:filter-condition table:value="-43,9" table:operator="=" table:field-number="0"/>
              <table:filter-condition table:value="-44,9" table:operator="=" table:field-number="0"/>
              <table:filter-condition table:value="-45,9" table:operator="=" table:field-number="0"/>
              <table:filter-condition table:value="-46,9" table:operator="=" table:field-number="0"/>
              <table:filter-condition table:value="-47,9" table:operator="=" table:field-number="0"/>
              <table:filter-condition table:value="-46,9" table:operator="=" table:field-number="0"/>
              <table:filter-condition table:value="-47,9" table:operator="=" table:field-number="0"/>
              <table:filter-condition table:value="-46,9" table:operator="=" table:field-number="0"/>
              <table:filter-condition table:value="-47,9" table:operator="=" table:field-number="0"/>
              <table:filter-condition table:value="-47,10" table:operator="=" table:field-number="0"/>
              <table:filter-condition table:value="-48,10" table:operator="=" table:field-number="0"/>
              <table:filter-condition table:value="-48,11" table:operator="=" table:field-number="0"/>
              <table:filter-condition table:value="-49,11" table:operator="=" table:field-number="0"/>
              <table:filter-condition table:value="-49,12" table:operator="=" table:field-number="0"/>
              <table:filter-condition table:value="-49,11" table:operator="=" table:field-number="0"/>
              <table:filter-condition table:value="-48,11" table:operator="=" table:field-number="0"/>
              <table:filter-condition table:value="-49,11" table:operator="=" table:field-number="0"/>
              <table:filter-condition table:value="-50,11" table:operator="=" table:field-number="0"/>
              <table:filter-condition table:value="-50,12" table:operator="=" table:field-number="0"/>
              <table:filter-condition table:value="-50,13" table:operator="=" table:field-number="0"/>
              <table:filter-condition table:value="-50,12" table:operator="=" table:field-number="0"/>
              <table:filter-condition table:value="-50,13" table:operator="=" table:field-number="0"/>
              <table:filter-condition table:value="-51,13" table:operator="=" table:field-number="0"/>
              <table:filter-condition table:value="-52,13" table:operator="=" table:field-number="0"/>
              <table:filter-condition table:value="-53,13" table:operator="=" table:field-number="0"/>
              <table:filter-condition table:value="-54,13" table:operator="=" table:field-number="0"/>
              <table:filter-condition table:value="-55,13" table:operator="=" table:field-number="0"/>
              <table:filter-condition table:value="-55,14" table:operator="=" table:field-number="0"/>
              <table:filter-condition table:value="-55,15" table:operator="=" table:field-number="0"/>
              <table:filter-condition table:value="-54,15" table:operator="=" table:field-number="0"/>
              <table:filter-condition table:value="-55,15" table:operator="=" table:field-number="0"/>
              <table:filter-condition table:value="-55,16" table:operator="=" table:field-number="0"/>
              <table:filter-condition table:value="-55,17" table:operator="=" table:field-number="0"/>
              <table:filter-condition table:value="-54,17" table:operator="=" table:field-number="0"/>
              <table:filter-condition table:value="-54,16" table:operator="=" table:field-number="0"/>
              <table:filter-condition table:value="-54,15" table:operator="=" table:field-number="0"/>
              <table:filter-condition table:value="-55,15" table:operator="=" table:field-number="0"/>
              <table:filter-condition table:value="-55,14" table:operator="=" table:field-number="0"/>
              <table:filter-condition table:value="-56,14" table:operator="=" table:field-number="0"/>
              <table:filter-condition table:value="-56,15" table:operator="=" table:field-number="0"/>
              <table:filter-condition table:value="-57,15" table:operator="=" table:field-number="0"/>
              <table:filter-condition table:value="-57,14" table:operator="=" table:field-number="0"/>
              <table:filter-condition table:value="-56,14" table:operator="=" table:field-number="0"/>
              <table:filter-condition table:value="-56,13" table:operator="=" table:field-number="0"/>
              <table:filter-condition table:value="-57,13" table:operator="=" table:field-number="0"/>
              <table:filter-condition table:value="-57,14" table:operator="=" table:field-number="0"/>
              <table:filter-condition table:value="-56,14" table:operator="=" table:field-number="0"/>
              <table:filter-condition table:value="-57,14" table:operator="=" table:field-number="0"/>
              <table:filter-condition table:value="-56,14" table:operator="=" table:field-number="0"/>
              <table:filter-condition table:value="-57,14" table:operator="=" table:field-number="0"/>
              <table:filter-condition table:value="-57,13" table:operator="=" table:field-number="0"/>
              <table:filter-condition table:value="-58,13" table:operator="=" table:field-number="0"/>
              <table:filter-condition table:value="-57,13" table:operator="=" table:field-number="0"/>
              <table:filter-condition table:value="-57,12" table:operator="=" table:field-number="0"/>
              <table:filter-condition table:value="-57,11" table:operator="=" table:field-number="0"/>
              <table:filter-condition table:value="-57,10" table:operator="=" table:field-number="0"/>
              <table:filter-condition table:value="-57,11" table:operator="=" table:field-number="0"/>
              <table:filter-condition table:value="-58,11" table:operator="=" table:field-number="0"/>
              <table:filter-condition table:value="-58,10" table:operator="=" table:field-number="0"/>
              <table:filter-condition table:value="-58,9" table:operator="=" table:field-number="0"/>
              <table:filter-condition table:value="-57,9" table:operator="=" table:field-number="0"/>
              <table:filter-condition table:value="-57,8" table:operator="=" table:field-number="0"/>
              <table:filter-condition table:value="-57,9" table:operator="=" table:field-number="0"/>
              <table:filter-condition table:value="-56,9" table:operator="=" table:field-number="0"/>
              <table:filter-condition table:value="-56,10" table:operator="=" table:field-number="0"/>
              <table:filter-condition table:value="-55,10" table:operator="=" table:field-number="0"/>
              <table:filter-condition table:value="-55,11" table:operator="=" table:field-number="0"/>
              <table:filter-condition table:value="-55,12" table:operator="=" table:field-number="0"/>
              <table:filter-condition table:value="-55,13" table:operator="=" table:field-number="0"/>
              <table:filter-condition table:value="-55,12" table:operator="=" table:field-number="0"/>
              <table:filter-condition table:value="-56,12" table:operator="=" table:field-number="0"/>
              <table:filter-condition table:value="-57,12" table:operator="=" table:field-number="0"/>
              <table:filter-condition table:value="-57,13" table:operator="=" table:field-number="0"/>
              <table:filter-condition table:value="-58,13" table:operator="=" table:field-number="0"/>
              <table:filter-condition table:value="-58,14" table:operator="=" table:field-number="0"/>
              <table:filter-condition table:value="-58,15" table:operator="=" table:field-number="0"/>
              <table:filter-condition table:value="-57,15" table:operator="=" table:field-number="0"/>
              <table:filter-condition table:value="-57,14" table:operator="=" table:field-number="0"/>
              <table:filter-condition table:value="-57,13" table:operator="=" table:field-number="0"/>
              <table:filter-condition table:value="-58,13" table:operator="=" table:field-number="0"/>
              <table:filter-condition table:value="-58,12" table:operator="=" table:field-number="0"/>
              <table:filter-condition table:value="-58,13" table:operator="=" table:field-number="0"/>
              <table:filter-condition table:value="-58,12" table:operator="=" table:field-number="0"/>
              <table:filter-condition table:value="-58,13" table:operator="=" table:field-number="0"/>
              <table:filter-condition table:value="-58,12" table:operator="=" table:field-number="0"/>
              <table:filter-condition table:value="-57,12" table:operator="=" table:field-number="0"/>
              <table:filter-condition table:value="-57,13" table:operator="=" table:field-number="0"/>
              <table:filter-condition table:value="-57,12" table:operator="=" table:field-number="0"/>
              <table:filter-condition table:value="-57,11" table:operator="=" table:field-number="0"/>
              <table:filter-condition table:value="-57,12" table:operator="=" table:field-number="0"/>
              <table:filter-condition table:value="-56,12" table:operator="=" table:field-number="0"/>
              <table:filter-condition table:value="-57,12" table:operator="=" table:field-number="0"/>
              <table:filter-condition table:value="-57,13" table:operator="=" table:field-number="0"/>
              <table:filter-condition table:value="-57,12" table:operator="=" table:field-number="0"/>
              <table:filter-condition table:value="-57,13" table:operator="=" table:field-number="0"/>
              <table:filter-condition table:value="-58,13" table:operator="=" table:field-number="0"/>
              <table:filter-condition table:value="-59,13" table:operator="=" table:field-number="0"/>
              <table:filter-condition table:value="-58,13" table:operator="=" table:field-number="0"/>
              <table:filter-condition table:value="-58,12" table:operator="=" table:field-number="0"/>
              <table:filter-condition table:value="-59,12" table:operator="=" table:field-number="0"/>
              <table:filter-condition table:value="-59,13" table:operator="=" table:field-number="0"/>
              <table:filter-condition table:value="-59,14" table:operator="=" table:field-number="0"/>
              <table:filter-condition table:value="-58,14" table:operator="=" table:field-number="0"/>
              <table:filter-condition table:value="-58,15" table:operator="=" table:field-number="0"/>
              <table:filter-condition table:value="-58,14" table:operator="=" table:field-number="0"/>
              <table:filter-condition table:value="-58,13" table:operator="=" table:field-number="0"/>
              <table:filter-condition table:value="-59,13" table:operator="=" table:field-number="0"/>
              <table:filter-condition table:value="-60,13" table:operator="=" table:field-number="0"/>
              <table:filter-condition table:value="-59,13" table:operator="=" table:field-number="0"/>
              <table:filter-condition table:value="-59,14" table:operator="=" table:field-number="0"/>
              <table:filter-condition table:value="-60,14" table:operator="=" table:field-number="0"/>
              <table:filter-condition table:value="-61,14" table:operator="=" table:field-number="0"/>
              <table:filter-condition table:value="-60,14" table:operator="=" table:field-number="0"/>
              <table:filter-condition table:value="-61,14" table:operator="=" table:field-number="0"/>
              <table:filter-condition table:value="-61,15" table:operator="=" table:field-number="0"/>
              <table:filter-condition table:value="-60,15" table:operator="=" table:field-number="0"/>
              <table:filter-condition table:value="-60,14" table:operator="=" table:field-number="0"/>
              <table:filter-condition table:value="-60,15" table:operator="=" table:field-number="0"/>
              <table:filter-condition table:value="-61,15" table:operator="=" table:field-number="0"/>
              <table:filter-condition table:value="-62,15" table:operator="=" table:field-number="0"/>
              <table:filter-condition table:value="-62,16" table:operator="=" table:field-number="0"/>
              <table:filter-condition table:value="-63,16" table:operator="=" table:field-number="0"/>
              <table:filter-condition table:value="-62,16" table:operator="=" table:field-number="0"/>
              <table:filter-condition table:value="-62,15" table:operator="=" table:field-number="0"/>
              <table:filter-condition table:value="-61,15" table:operator="=" table:field-number="0"/>
              <table:filter-condition table:value="-62,15" table:operator="=" table:field-number="0"/>
              <table:filter-condition table:value="-61,15" table:operator="=" table:field-number="0"/>
              <table:filter-condition table:value="-62,15" table:operator="=" table:field-number="0"/>
              <table:filter-condition table:value="-61,15" table:operator="=" table:field-number="0"/>
              <table:filter-condition table:value="-61,14" table:operator="=" table:field-number="0"/>
              <table:filter-condition table:value="-62,14" table:operator="=" table:field-number="0"/>
              <table:filter-condition table:value="-63,14" table:operator="=" table:field-number="0"/>
              <table:filter-condition table:value="-63,15" table:operator="=" table:field-number="0"/>
              <table:filter-condition table:value="-63,16" table:operator="=" table:field-number="0"/>
              <table:filter-condition table:value="-62,16" table:operator="=" table:field-number="0"/>
              <table:filter-condition table:value="-63,16" table:operator="=" table:field-number="0"/>
              <table:filter-condition table:value="-63,17" table:operator="=" table:field-number="0"/>
              <table:filter-condition table:value="-63,18" table:operator="=" table:field-number="0"/>
              <table:filter-condition table:value="-63,19" table:operator="=" table:field-number="0"/>
              <table:filter-condition table:value="-63,18" table:operator="=" table:field-number="0"/>
              <table:filter-condition table:value="-62,18" table:operator="=" table:field-number="0"/>
              <table:filter-condition table:value="-61,18" table:operator="=" table:field-number="0"/>
              <table:filter-condition table:value="-61,17" table:operator="=" table:field-number="0"/>
              <table:filter-condition table:value="-60,17" table:operator="=" table:field-number="0"/>
              <table:filter-condition table:value="-60,18" table:operator="=" table:field-number="0"/>
              <table:filter-condition table:value="-60,17" table:operator="=" table:field-number="0"/>
              <table:filter-condition table:value="-60,16" table:operator="=" table:field-number="0"/>
              <table:filter-condition table:value="-61,16" table:operator="=" table:field-number="0"/>
              <table:filter-condition table:value="-61,15" table:operator="=" table:field-number="0"/>
              <table:filter-condition table:value="-61,16" table:operator="=" table:field-number="0"/>
              <table:filter-condition table:value="-60,16" table:operator="=" table:field-number="0"/>
              <table:filter-condition table:value="-59,16" table:operator="=" table:field-number="0"/>
              <table:filter-condition table:value="-59,17" table:operator="=" table:field-number="0"/>
              <table:filter-condition table:value="-59,16" table:operator="=" table:field-number="0"/>
              <table:filter-condition table:value="-59,17" table:operator="=" table:field-number="0"/>
              <table:filter-condition table:value="-59,18" table:operator="=" table:field-number="0"/>
              <table:filter-condition table:value="-60,18" table:operator="=" table:field-number="0"/>
              <table:filter-condition table:value="-59,18" table:operator="=" table:field-number="0"/>
              <table:filter-condition table:value="-60,18" table:operator="=" table:field-number="0"/>
              <table:filter-condition table:value="-61,18" table:operator="=" table:field-number="0"/>
              <table:filter-condition table:value="-62,18" table:operator="=" table:field-number="0"/>
              <table:filter-condition table:value="-63,18" table:operator="=" table:field-number="0"/>
              <table:filter-condition table:value="-64,18" table:operator="=" table:field-number="0"/>
              <table:filter-condition table:value="-64,19" table:operator="=" table:field-number="0"/>
              <table:filter-condition table:value="-63,19" table:operator="=" table:field-number="0"/>
              <table:filter-condition table:value="-63,20" table:operator="=" table:field-number="0"/>
              <table:filter-condition table:value="-63,19" table:operator="=" table:field-number="0"/>
              <table:filter-condition table:value="-63,20" table:operator="=" table:field-number="0"/>
              <table:filter-condition table:value="-64,20" table:operator="=" table:field-number="0"/>
              <table:filter-condition table:value="-64,21" table:operator="=" table:field-number="0"/>
              <table:filter-condition table:value="-65,21" table:operator="=" table:field-number="0"/>
              <table:filter-condition table:value="-65,22" table:operator="=" table:field-number="0"/>
              <table:filter-condition table:value="-65,23" table:operator="=" table:field-number="0"/>
              <table:filter-condition table:value="-64,23" table:operator="=" table:field-number="0"/>
              <table:filter-condition table:value="-64,24" table:operator="=" table:field-number="0"/>
              <table:filter-condition table:value="-64,23" table:operator="=" table:field-number="0"/>
              <table:filter-condition table:value="-64,22" table:operator="=" table:field-number="0"/>
              <table:filter-condition table:value="-65,22" table:operator="=" table:field-number="0"/>
              <table:filter-condition table:value="-65,23" table:operator="=" table:field-number="0"/>
              <table:filter-condition table:value="-64,23" table:operator="=" table:field-number="0"/>
              <table:filter-condition table:value="-64,22" table:operator="=" table:field-number="0"/>
              <table:filter-condition table:value="-64,23" table:operator="=" table:field-number="0"/>
              <table:filter-condition table:value="-64,24" table:operator="=" table:field-number="0"/>
              <table:filter-condition table:value="-64,23" table:operator="=" table:field-number="0"/>
              <table:filter-condition table:value="-64,24" table:operator="=" table:field-number="0"/>
              <table:filter-condition table:value="-65,24" table:operator="=" table:field-number="0"/>
              <table:filter-condition table:value="-64,24" table:operator="=" table:field-number="0"/>
              <table:filter-condition table:value="-64,23" table:operator="=" table:field-number="0"/>
              <table:filter-condition table:value="-65,23" table:operator="=" table:field-number="0"/>
              <table:filter-condition table:value="-64,23" table:operator="=" table:field-number="0"/>
              <table:filter-condition table:value="-65,23" table:operator="=" table:field-number="0"/>
              <table:filter-condition table:value="-65,22" table:operator="=" table:field-number="0"/>
              <table:filter-condition table:value="-64,22" table:operator="=" table:field-number="0"/>
              <table:filter-condition table:value="-64,21" table:operator="=" table:field-number="0"/>
              <table:filter-condition table:value="-64,22" table:operator="=" table:field-number="0"/>
              <table:filter-condition table:value="-64,21" table:operator="=" table:field-number="0"/>
              <table:filter-condition table:value="-63,21" table:operator="=" table:field-number="0"/>
              <table:filter-condition table:value="-63,20" table:operator="=" table:field-number="0"/>
              <table:filter-condition table:value="-63,19" table:operator="=" table:field-number="0"/>
              <table:filter-condition table:value="-63,18" table:operator="=" table:field-number="0"/>
              <table:filter-condition table:value="-62,18" table:operator="=" table:field-number="0"/>
              <table:filter-condition table:value="-63,18" table:operator="=" table:field-number="0"/>
              <table:filter-condition table:value="-62,18" table:operator="=" table:field-number="0"/>
              <table:filter-condition table:value="-63,18" table:operator="=" table:field-number="0"/>
              <table:filter-condition table:value="-64,18" table:operator="=" table:field-number="0"/>
              <table:filter-condition table:value="-63,18" table:operator="=" table:field-number="0"/>
              <table:filter-condition table:value="-64,18" table:operator="=" table:field-number="0"/>
              <table:filter-condition table:value="-63,18" table:operator="=" table:field-number="0"/>
              <table:filter-condition table:value="-63,17" table:operator="=" table:field-number="0"/>
              <table:filter-condition table:value="-63,16" table:operator="=" table:field-number="0"/>
              <table:filter-condition table:value="-64,16" table:operator="=" table:field-number="0"/>
              <table:filter-condition table:value="-64,15" table:operator="=" table:field-number="0"/>
              <table:filter-condition table:value="-64,14" table:operator="=" table:field-number="0"/>
              <table:filter-condition table:value="-64,13" table:operator="=" table:field-number="0"/>
              <table:filter-condition table:value="-64,14" table:operator="=" table:field-number="0"/>
              <table:filter-condition table:value="-64,13" table:operator="=" table:field-number="0"/>
              <table:filter-condition table:value="-63,13" table:operator="=" table:field-number="0"/>
              <table:filter-condition table:value="-63,14" table:operator="=" table:field-number="0"/>
              <table:filter-condition table:value="-63,15" table:operator="=" table:field-number="0"/>
              <table:filter-condition table:value="-62,15" table:operator="=" table:field-number="0"/>
              <table:filter-condition table:value="-62,16" table:operator="=" table:field-number="0"/>
              <table:filter-condition table:value="-62,17" table:operator="=" table:field-number="0"/>
              <table:filter-condition table:value="-62,18" table:operator="=" table:field-number="0"/>
              <table:filter-condition table:value="-63,18" table:operator="=" table:field-number="0"/>
              <table:filter-condition table:value="-62,18" table:operator="=" table:field-number="0"/>
              <table:filter-condition table:value="-63,18" table:operator="=" table:field-number="0"/>
              <table:filter-condition table:value="-63,19" table:operator="=" table:field-number="0"/>
              <table:filter-condition table:value="-62,19" table:operator="=" table:field-number="0"/>
              <table:filter-condition table:value="-62,20" table:operator="=" table:field-number="0"/>
              <table:filter-condition table:value="-62,21" table:operator="=" table:field-number="0"/>
              <table:filter-condition table:value="-62,22" table:operator="=" table:field-number="0"/>
              <table:filter-condition table:value="-61,22" table:operator="=" table:field-number="0"/>
              <table:filter-condition table:value="-61,21" table:operator="=" table:field-number="0"/>
              <table:filter-condition table:value="-62,21" table:operator="=" table:field-number="0"/>
              <table:filter-condition table:value="-62,20" table:operator="=" table:field-number="0"/>
              <table:filter-condition table:value="-62,19" table:operator="=" table:field-number="0"/>
              <table:filter-condition table:value="-62,18" table:operator="=" table:field-number="0"/>
              <table:filter-condition table:value="-62,17" table:operator="=" table:field-number="0"/>
              <table:filter-condition table:value="-63,17" table:operator="=" table:field-number="0"/>
              <table:filter-condition table:value="-62,17" table:operator="=" table:field-number="0"/>
              <table:filter-condition table:value="-62,16" table:operator="=" table:field-number="0"/>
              <table:filter-condition table:value="-62,15" table:operator="=" table:field-number="0"/>
              <table:filter-condition table:value="-63,15" table:operator="=" table:field-number="0"/>
              <table:filter-condition table:value="-63,14" table:operator="=" table:field-number="0"/>
              <table:filter-condition table:value="-64,14" table:operator="=" table:field-number="0"/>
              <table:filter-condition table:value="-64,13" table:operator="=" table:field-number="0"/>
              <table:filter-condition table:value="-64,14" table:operator="=" table:field-number="0"/>
              <table:filter-condition table:value="-64,15" table:operator="=" table:field-number="0"/>
              <table:filter-condition table:value="-63,15" table:operator="=" table:field-number="0"/>
              <table:filter-condition table:value="-62,15" table:operator="=" table:field-number="0"/>
              <table:filter-condition table:value="-63,15" table:operator="=" table:field-number="0"/>
              <table:filter-condition table:value="-62,15" table:operator="=" table:field-number="0"/>
              <table:filter-condition table:value="-62,14" table:operator="=" table:field-number="0"/>
              <table:filter-condition table:value="-63,14" table:operator="=" table:field-number="0"/>
              <table:filter-condition table:value="-62,14" table:operator="=" table:field-number="0"/>
              <table:filter-condition table:value="-61,14" table:operator="=" table:field-number="0"/>
              <table:filter-condition table:value="-61,13" table:operator="=" table:field-number="0"/>
              <table:filter-condition table:value="-61,14" table:operator="=" table:field-number="0"/>
              <table:filter-condition table:value="-60,14" table:operator="=" table:field-number="0"/>
              <table:filter-condition table:value="-60,13" table:operator="=" table:field-number="0"/>
              <table:filter-condition table:value="-60,14" table:operator="=" table:field-number="0"/>
              <table:filter-condition table:value="-60,15" table:operator="=" table:field-number="0"/>
              <table:filter-condition table:value="-60,14" table:operator="=" table:field-number="0"/>
              <table:filter-condition table:value="-60,13" table:operator="=" table:field-number="0"/>
              <table:filter-condition table:value="-60,14" table:operator="=" table:field-number="0"/>
              <table:filter-condition table:value="-59,14" table:operator="=" table:field-number="0"/>
              <table:filter-condition table:value="-59,13" table:operator="=" table:field-number="0"/>
              <table:filter-condition table:value="-58,13" table:operator="=" table:field-number="0"/>
              <table:filter-condition table:value="-57,13" table:operator="=" table:field-number="0"/>
              <table:filter-condition table:value="-56,13" table:operator="=" table:field-number="0"/>
              <table:filter-condition table:value="-57,13" table:operator="=" table:field-number="0"/>
              <table:filter-condition table:value="-57,12" table:operator="=" table:field-number="0"/>
              <table:filter-condition table:value="-58,12" table:operator="=" table:field-number="0"/>
              <table:filter-condition table:value="-59,12" table:operator="=" table:field-number="0"/>
              <table:filter-condition table:value="-60,12" table:operator="=" table:field-number="0"/>
              <table:filter-condition table:value="-61,12" table:operator="=" table:field-number="0"/>
              <table:filter-condition table:value="-61,11" table:operator="=" table:field-number="0"/>
              <table:filter-condition table:value="-62,11" table:operator="=" table:field-number="0"/>
              <table:filter-condition table:value="-62,12" table:operator="=" table:field-number="0"/>
              <table:filter-condition table:value="-62,11" table:operator="=" table:field-number="0"/>
              <table:filter-condition table:value="-61,11" table:operator="=" table:field-number="0"/>
              <table:filter-condition table:value="-60,11" table:operator="=" table:field-number="0"/>
              <table:filter-condition table:value="-61,11" table:operator="=" table:field-number="0"/>
              <table:filter-condition table:value="-61,12" table:operator="=" table:field-number="0"/>
              <table:filter-condition table:value="-61,13" table:operator="=" table:field-number="0"/>
              <table:filter-condition table:value="-60,13" table:operator="=" table:field-number="0"/>
              <table:filter-condition table:value="-60,14" table:operator="=" table:field-number="0"/>
              <table:filter-condition table:value="-60,13" table:operator="=" table:field-number="0"/>
              <table:filter-condition table:value="-60,14" table:operator="=" table:field-number="0"/>
              <table:filter-condition table:value="-60,13" table:operator="=" table:field-number="0"/>
              <table:filter-condition table:value="-61,13" table:operator="=" table:field-number="0"/>
              <table:filter-condition table:value="-61,12" table:operator="=" table:field-number="0"/>
              <table:filter-condition table:value="-61,13" table:operator="=" table:field-number="0"/>
              <table:filter-condition table:value="-61,12" table:operator="=" table:field-number="0"/>
              <table:filter-condition table:value="-61,13" table:operator="=" table:field-number="0"/>
              <table:filter-condition table:value="-61,14" table:operator="=" table:field-number="0"/>
              <table:filter-condition table:value="-61,15" table:operator="=" table:field-number="0"/>
              <table:filter-condition table:value="-61,14" table:operator="=" table:field-number="0"/>
              <table:filter-condition table:value="-61,13" table:operator="=" table:field-number="0"/>
              <table:filter-condition table:value="-61,12" table:operator="=" table:field-number="0"/>
              <table:filter-condition table:value="-60,12" table:operator="=" table:field-number="0"/>
              <table:filter-condition table:value="-59,12" table:operator="=" table:field-number="0"/>
              <table:filter-condition table:value="-58,12" table:operator="=" table:field-number="0"/>
              <table:filter-condition table:value="-58,11" table:operator="=" table:field-number="0"/>
              <table:filter-condition table:value="-58,10" table:operator="=" table:field-number="0"/>
              <table:filter-condition table:value="-59,10" table:operator="=" table:field-number="0"/>
              <table:filter-condition table:value="-59,11" table:operator="=" table:field-number="0"/>
              <table:filter-condition table:value="-58,11" table:operator="=" table:field-number="0"/>
              <table:filter-condition table:value="-57,11" table:operator="=" table:field-number="0"/>
              <table:filter-condition table:value="-58,11" table:operator="=" table:field-number="0"/>
              <table:filter-condition table:value="-59,11" table:operator="=" table:field-number="0"/>
              <table:filter-condition table:value="-60,11" table:operator="=" table:field-number="0"/>
              <table:filter-condition table:value="-60,12" table:operator="=" table:field-number="0"/>
              <table:filter-condition table:value="-59,12" table:operator="=" table:field-number="0"/>
              <table:filter-condition table:value="-58,12" table:operator="=" table:field-number="0"/>
              <table:filter-condition table:value="-59,12" table:operator="=" table:field-number="0"/>
              <table:filter-condition table:value="-59,13" table:operator="=" table:field-number="0"/>
              <table:filter-condition table:value="-60,13" table:operator="=" table:field-number="0"/>
              <table:filter-condition table:value="-60,14" table:operator="=" table:field-number="0"/>
              <table:filter-condition table:value="-59,14" table:operator="=" table:field-number="0"/>
              <table:filter-condition table:value="-59,15" table:operator="=" table:field-number="0"/>
              <table:filter-condition table:value="-60,15" table:operator="=" table:field-number="0"/>
              <table:filter-condition table:value="-60,16" table:operator="=" table:field-number="0"/>
              <table:filter-condition table:value="-59,16" table:operator="=" table:field-number="0"/>
              <table:filter-condition table:value="-59,17" table:operator="=" table:field-number="0"/>
              <table:filter-condition table:value="-58,17" table:operator="=" table:field-number="0"/>
              <table:filter-condition table:value="-57,17" table:operator="=" table:field-number="0"/>
              <table:filter-condition table:value="-57,16" table:operator="=" table:field-number="0"/>
              <table:filter-condition table:value="-57,17" table:operator="=" table:field-number="0"/>
              <table:filter-condition table:value="-58,17" table:operator="=" table:field-number="0"/>
              <table:filter-condition table:value="-58,18" table:operator="=" table:field-number="0"/>
              <table:filter-condition table:value="-59,18" table:operator="=" table:field-number="0"/>
              <table:filter-condition table:value="-58,18" table:operator="=" table:field-number="0"/>
              <table:filter-condition table:value="-58,19" table:operator="=" table:field-number="0"/>
              <table:filter-condition table:value="-59,19" table:operator="=" table:field-number="0"/>
              <table:filter-condition table:value="-59,20" table:operator="=" table:field-number="0"/>
              <table:filter-condition table:value="-59,21" table:operator="=" table:field-number="0"/>
              <table:filter-condition table:value="-60,21" table:operator="=" table:field-number="0"/>
              <table:filter-condition table:value="-59,21" table:operator="=" table:field-number="0"/>
              <table:filter-condition table:value="-60,21" table:operator="=" table:field-number="0"/>
              <table:filter-condition table:value="-60,20" table:operator="=" table:field-number="0"/>
              <table:filter-condition table:value="-60,19" table:operator="=" table:field-number="0"/>
              <table:filter-condition table:value="-60,18" table:operator="=" table:field-number="0"/>
              <table:filter-condition table:value="-60,19" table:operator="=" table:field-number="0"/>
              <table:filter-condition table:value="-60,20" table:operator="=" table:field-number="0"/>
              <table:filter-condition table:value="-61,20" table:operator="=" table:field-number="0"/>
              <table:filter-condition table:value="-60,20" table:operator="=" table:field-number="0"/>
              <table:filter-condition table:value="-60,21" table:operator="=" table:field-number="0"/>
              <table:filter-condition table:value="-61,21" table:operator="=" table:field-number="0"/>
              <table:filter-condition table:value="-60,21" table:operator="=" table:field-number="0"/>
              <table:filter-condition table:value="-59,21" table:operator="=" table:field-number="0"/>
              <table:filter-condition table:value="-58,21" table:operator="=" table:field-number="0"/>
              <table:filter-condition table:value="-59,21" table:operator="=" table:field-number="0"/>
              <table:filter-condition table:value="-60,21" table:operator="=" table:field-number="0"/>
              <table:filter-condition table:value="-60,20" table:operator="=" table:field-number="0"/>
              <table:filter-condition table:value="-59,20" table:operator="=" table:field-number="0"/>
              <table:filter-condition table:value="-59,21" table:operator="=" table:field-number="0"/>
              <table:filter-condition table:value="-60,21" table:operator="=" table:field-number="0"/>
              <table:filter-condition table:value="-60,22" table:operator="=" table:field-number="0"/>
              <table:filter-condition table:value="-61,22" table:operator="=" table:field-number="0"/>
              <table:filter-condition table:value="-61,21" table:operator="=" table:field-number="0"/>
              <table:filter-condition table:value="-62,21" table:operator="=" table:field-number="0"/>
              <table:filter-condition table:value="-63,21" table:operator="=" table:field-number="0"/>
              <table:filter-condition table:value="-62,21" table:operator="=" table:field-number="0"/>
              <table:filter-condition table:value="-63,21" table:operator="=" table:field-number="0"/>
              <table:filter-condition table:value="-63,22" table:operator="=" table:field-number="0"/>
              <table:filter-condition table:value="-64,22" table:operator="=" table:field-number="0"/>
              <table:filter-condition table:value="-65,22" table:operator="=" table:field-number="0"/>
              <table:filter-condition table:value="-65,23" table:operator="=" table:field-number="0"/>
              <table:filter-condition table:value="-64,23" table:operator="=" table:field-number="0"/>
              <table:filter-condition table:value="-65,23" table:operator="=" table:field-number="0"/>
              <table:filter-condition table:value="-65,24" table:operator="=" table:field-number="0"/>
              <table:filter-condition table:value="-65,25" table:operator="=" table:field-number="0"/>
              <table:filter-condition table:value="-64,25" table:operator="=" table:field-number="0"/>
              <table:filter-condition table:value="-64,24" table:operator="=" table:field-number="0"/>
              <table:filter-condition table:value="-64,23" table:operator="=" table:field-number="0"/>
              <table:filter-condition table:value="-65,23" table:operator="=" table:field-number="0"/>
              <table:filter-condition table:value="-64,23" table:operator="=" table:field-number="0"/>
              <table:filter-condition table:value="-64,24" table:operator="=" table:field-number="0"/>
              <table:filter-condition table:value="-64,25" table:operator="=" table:field-number="0"/>
              <table:filter-condition table:value="-63,25" table:operator="=" table:field-number="0"/>
              <table:filter-condition table:value="-64,25" table:operator="=" table:field-number="0"/>
              <table:filter-condition table:value="-64,24" table:operator="=" table:field-number="0"/>
              <table:filter-condition table:value="-64,25" table:operator="=" table:field-number="0"/>
              <table:filter-condition table:value="-64,24" table:operator="=" table:field-number="0"/>
              <table:filter-condition table:value="-65,24" table:operator="=" table:field-number="0"/>
              <table:filter-condition table:value="-65,23" table:operator="=" table:field-number="0"/>
              <table:filter-condition table:value="-65,22" table:operator="=" table:field-number="0"/>
              <table:filter-condition table:value="-66,22" table:operator="=" table:field-number="0"/>
              <table:filter-condition table:value="-66,23" table:operator="=" table:field-number="0"/>
              <table:filter-condition table:value="-67,23" table:operator="=" table:field-number="0"/>
              <table:filter-condition table:value="-67,22" table:operator="=" table:field-number="0"/>
              <table:filter-condition table:value="-67,21" table:operator="=" table:field-number="0"/>
              <table:filter-condition table:value="-67,20" table:operator="=" table:field-number="0"/>
              <table:filter-condition table:value="-68,20" table:operator="=" table:field-number="0"/>
              <table:filter-condition table:value="-69,20" table:operator="=" table:field-number="0"/>
              <table:filter-condition table:value="-69,21" table:operator="=" table:field-number="0"/>
              <table:filter-condition table:value="-68,21" table:operator="=" table:field-number="0"/>
              <table:filter-condition table:value="-68,20" table:operator="=" table:field-number="0"/>
              <table:filter-condition table:value="-68,21" table:operator="=" table:field-number="0"/>
              <table:filter-condition table:value="-67,21" table:operator="=" table:field-number="0"/>
              <table:filter-condition table:value="-66,21" table:operator="=" table:field-number="0"/>
              <table:filter-condition table:value="-66,20" table:operator="=" table:field-number="0"/>
              <table:filter-condition table:value="-65,20" table:operator="=" table:field-number="0"/>
              <table:filter-condition table:value="-64,20" table:operator="=" table:field-number="0"/>
              <table:filter-condition table:value="-63,20" table:operator="=" table:field-number="0"/>
              <table:filter-condition table:value="-63,19" table:operator="=" table:field-number="0"/>
              <table:filter-condition table:value="-64,19" table:operator="=" table:field-number="0"/>
              <table:filter-condition table:value="-65,19" table:operator="=" table:field-number="0"/>
              <table:filter-condition table:value="-65,20" table:operator="=" table:field-number="0"/>
              <table:filter-condition table:value="-65,19" table:operator="=" table:field-number="0"/>
              <table:filter-condition table:value="-65,18" table:operator="=" table:field-number="0"/>
              <table:filter-condition table:value="-65,19" table:operator="=" table:field-number="0"/>
              <table:filter-condition table:value="-66,19" table:operator="=" table:field-number="0"/>
              <table:filter-condition table:value="-65,19" table:operator="=" table:field-number="0"/>
              <table:filter-condition table:value="-66,19" table:operator="=" table:field-number="0"/>
              <table:filter-condition table:value="-65,19" table:operator="=" table:field-number="0"/>
              <table:filter-condition table:value="-64,19" table:operator="=" table:field-number="0"/>
              <table:filter-condition table:value="-63,19" table:operator="=" table:field-number="0"/>
              <table:filter-condition table:value="-63,20" table:operator="=" table:field-number="0"/>
              <table:filter-condition table:value="-63,21" table:operator="=" table:field-number="0"/>
              <table:filter-condition table:value="-64,21" table:operator="=" table:field-number="0"/>
              <table:filter-condition table:value="-64,22" table:operator="=" table:field-number="0"/>
              <table:filter-condition table:value="-64,21" table:operator="=" table:field-number="0"/>
              <table:filter-condition table:value="-64,22" table:operator="=" table:field-number="0"/>
              <table:filter-condition table:value="-63,22" table:operator="=" table:field-number="0"/>
              <table:filter-condition table:value="-62,22" table:operator="=" table:field-number="0"/>
              <table:filter-condition table:value="-62,23" table:operator="=" table:field-number="0"/>
              <table:filter-condition table:value="-61,23" table:operator="=" table:field-number="0"/>
              <table:filter-condition table:value="-60,23" table:operator="=" table:field-number="0"/>
              <table:filter-condition table:value="-59,23" table:operator="=" table:field-number="0"/>
              <table:filter-condition table:value="-60,23" table:operator="=" table:field-number="0"/>
              <table:filter-condition table:value="-61,23" table:operator="=" table:field-number="0"/>
              <table:filter-condition table:value="-61,22" table:operator="=" table:field-number="0"/>
              <table:filter-condition table:value="-62,22" table:operator="=" table:field-number="0"/>
              <table:filter-condition table:value="-63,22" table:operator="=" table:field-number="0"/>
              <table:filter-condition table:value="-63,23" table:operator="=" table:field-number="0"/>
              <table:filter-condition table:value="-64,23" table:operator="=" table:field-number="0"/>
              <table:filter-condition table:value="-64,22" table:operator="=" table:field-number="0"/>
              <table:filter-condition table:value="-64,21" table:operator="=" table:field-number="0"/>
              <table:filter-condition table:value="-63,21" table:operator="=" table:field-number="0"/>
              <table:filter-condition table:value="-64,21" table:operator="=" table:field-number="0"/>
              <table:filter-condition table:value="-64,22" table:operator="=" table:field-number="0"/>
              <table:filter-condition table:value="-65,22" table:operator="=" table:field-number="0"/>
              <table:filter-condition table:value="-64,22" table:operator="=" table:field-number="0"/>
              <table:filter-condition table:value="-64,23" table:operator="=" table:field-number="0"/>
              <table:filter-condition table:value="-63,23" table:operator="=" table:field-number="0"/>
              <table:filter-condition table:value="-62,23" table:operator="=" table:field-number="0"/>
              <table:filter-condition table:value="-62,24" table:operator="=" table:field-number="0"/>
              <table:filter-condition table:value="-62,23" table:operator="=" table:field-number="0"/>
              <table:filter-condition table:value="-61,23" table:operator="=" table:field-number="0"/>
              <table:filter-condition table:value="-60,23" table:operator="=" table:field-number="0"/>
              <table:filter-condition table:value="-59,23" table:operator="=" table:field-number="0"/>
              <table:filter-condition table:value="-60,23" table:operator="=" table:field-number="0"/>
              <table:filter-condition table:value="-60,24" table:operator="=" table:field-number="0"/>
              <table:filter-condition table:value="-60,25" table:operator="=" table:field-number="0"/>
              <table:filter-condition table:value="-60,26" table:operator="=" table:field-number="0"/>
              <table:filter-condition table:value="-61,26" table:operator="=" table:field-number="0"/>
              <table:filter-condition table:value="-62,26" table:operator="=" table:field-number="0"/>
              <table:filter-condition table:value="-63,26" table:operator="=" table:field-number="0"/>
              <table:filter-condition table:value="-63,25" table:operator="=" table:field-number="0"/>
              <table:filter-condition table:value="-63,24" table:operator="=" table:field-number="0"/>
              <table:filter-condition table:value="-64,24" table:operator="=" table:field-number="0"/>
              <table:filter-condition table:value="-65,24" table:operator="=" table:field-number="0"/>
              <table:filter-condition table:value="-65,23" table:operator="=" table:field-number="0"/>
              <table:filter-condition table:value="-66,23" table:operator="=" table:field-number="0"/>
              <table:filter-condition table:value="-66,22" table:operator="=" table:field-number="0"/>
              <table:filter-condition table:value="-65,22" table:operator="=" table:field-number="0"/>
              <table:filter-condition table:value="-65,23" table:operator="=" table:field-number="0"/>
              <table:filter-condition table:value="-65,22" table:operator="=" table:field-number="0"/>
              <table:filter-condition table:value="-65,21" table:operator="=" table:field-number="0"/>
              <table:filter-condition table:value="-64,21" table:operator="=" table:field-number="0"/>
              <table:filter-condition table:value="-65,21" table:operator="=" table:field-number="0"/>
              <table:filter-condition table:value="-64,21" table:operator="=" table:field-number="0"/>
              <table:filter-condition table:value="-65,21" table:operator="=" table:field-number="0"/>
              <table:filter-condition table:value="-66,21" table:operator="=" table:field-number="0"/>
              <table:filter-condition table:value="-65,21" table:operator="=" table:field-number="0"/>
              <table:filter-condition table:value="-65,22" table:operator="=" table:field-number="0"/>
              <table:filter-condition table:value="-65,23" table:operator="=" table:field-number="0"/>
              <table:filter-condition table:value="-65,24" table:operator="=" table:field-number="0"/>
              <table:filter-condition table:value="-66,24" table:operator="=" table:field-number="0"/>
              <table:filter-condition table:value="-65,24" table:operator="=" table:field-number="0"/>
              <table:filter-condition table:value="-65,25" table:operator="=" table:field-number="0"/>
              <table:filter-condition table:value="-66,25" table:operator="=" table:field-number="0"/>
              <table:filter-condition table:value="-66,24" table:operator="=" table:field-number="0"/>
              <table:filter-condition table:value="-66,23" table:operator="=" table:field-number="0"/>
              <table:filter-condition table:value="-66,24" table:operator="=" table:field-number="0"/>
              <table:filter-condition table:value="-67,24" table:operator="=" table:field-number="0"/>
              <table:filter-condition table:value="-67,25" table:operator="=" table:field-number="0"/>
              <table:filter-condition table:value="-68,25" table:operator="=" table:field-number="0"/>
              <table:filter-condition table:value="-69,25" table:operator="=" table:field-number="0"/>
              <table:filter-condition table:value="-69,24" table:operator="=" table:field-number="0"/>
              <table:filter-condition table:value="-68,24" table:operator="=" table:field-number="0"/>
              <table:filter-condition table:value="-68,25" table:operator="=" table:field-number="0"/>
              <table:filter-condition table:value="-68,26" table:operator="=" table:field-number="0"/>
              <table:filter-condition table:value="-67,26" table:operator="=" table:field-number="0"/>
              <table:filter-condition table:value="-68,26" table:operator="=" table:field-number="0"/>
              <table:filter-condition table:value="-68,25" table:operator="=" table:field-number="0"/>
              <table:filter-condition table:value="-68,24" table:operator="=" table:field-number="0"/>
              <table:filter-condition table:value="-67,24" table:operator="=" table:field-number="0"/>
              <table:filter-condition table:value="-66,24" table:operator="=" table:field-number="0"/>
              <table:filter-condition table:value="-67,24" table:operator="=" table:field-number="0"/>
              <table:filter-condition table:value="-66,24" table:operator="=" table:field-number="0"/>
              <table:filter-condition table:value="-65,24" table:operator="=" table:field-number="0"/>
              <table:filter-condition table:value="-64,24" table:operator="=" table:field-number="0"/>
              <table:filter-condition table:value="-64,25" table:operator="=" table:field-number="0"/>
              <table:filter-condition table:value="-63,25" table:operator="=" table:field-number="0"/>
              <table:filter-condition table:value="-63,24" table:operator="=" table:field-number="0"/>
              <table:filter-condition table:value="-63,23" table:operator="=" table:field-number="0"/>
              <table:filter-condition table:value="-62,23" table:operator="=" table:field-number="0"/>
              <table:filter-condition table:value="-62,24" table:operator="=" table:field-number="0"/>
              <table:filter-condition table:value="-63,24" table:operator="=" table:field-number="0"/>
              <table:filter-condition table:value="-63,25" table:operator="=" table:field-number="0"/>
              <table:filter-condition table:value="-64,25" table:operator="=" table:field-number="0"/>
              <table:filter-condition table:value="-63,25" table:operator="=" table:field-number="0"/>
              <table:filter-condition table:value="-62,25" table:operator="=" table:field-number="0"/>
              <table:filter-condition table:value="-62,26" table:operator="=" table:field-number="0"/>
              <table:filter-condition table:value="-63,26" table:operator="=" table:field-number="0"/>
              <table:filter-condition table:value="-63,27" table:operator="=" table:field-number="0"/>
              <table:filter-condition table:value="-63,28" table:operator="=" table:field-number="0"/>
              <table:filter-condition table:value="-62,28" table:operator="=" table:field-number="0"/>
              <table:filter-condition table:value="-63,28" table:operator="=" table:field-number="0"/>
              <table:filter-condition table:value="-63,27" table:operator="=" table:field-number="0"/>
              <table:filter-condition table:value="-62,27" table:operator="=" table:field-number="0"/>
              <table:filter-condition table:value="-62,26" table:operator="=" table:field-number="0"/>
              <table:filter-condition table:value="-62,27" table:operator="=" table:field-number="0"/>
              <table:filter-condition table:value="-61,27" table:operator="=" table:field-number="0"/>
              <table:filter-condition table:value="-62,27" table:operator="=" table:field-number="0"/>
              <table:filter-condition table:value="-62,26" table:operator="=" table:field-number="0"/>
              <table:filter-condition table:value="-61,26" table:operator="=" table:field-number="0"/>
              <table:filter-condition table:value="-61,25" table:operator="=" table:field-number="0"/>
              <table:filter-condition table:value="-61,24" table:operator="=" table:field-number="0"/>
              <table:filter-condition table:value="-60,24" table:operator="=" table:field-number="0"/>
              <table:filter-condition table:value="-61,24" table:operator="=" table:field-number="0"/>
              <table:filter-condition table:value="-60,24" table:operator="=" table:field-number="0"/>
              <table:filter-condition table:value="-61,24" table:operator="=" table:field-number="0"/>
              <table:filter-condition table:value="-60,24" table:operator="=" table:field-number="0"/>
              <table:filter-condition table:value="-59,24" table:operator="=" table:field-number="0"/>
              <table:filter-condition table:value="-58,24" table:operator="=" table:field-number="0"/>
              <table:filter-condition table:value="-59,24" table:operator="=" table:field-number="0"/>
              <table:filter-condition table:value="-58,24" table:operator="=" table:field-number="0"/>
              <table:filter-condition table:value="-59,24" table:operator="=" table:field-number="0"/>
              <table:filter-condition table:value="-60,24" table:operator="=" table:field-number="0"/>
              <table:filter-condition table:value="-60,25" table:operator="=" table:field-number="0"/>
              <table:filter-condition table:value="-60,26" table:operator="=" table:field-number="0"/>
              <table:filter-condition table:value="-60,25" table:operator="=" table:field-number="0"/>
              <table:filter-condition table:value="-61,25" table:operator="=" table:field-number="0"/>
              <table:filter-condition table:value="-62,25" table:operator="=" table:field-number="0"/>
              <table:filter-condition table:value="-62,26" table:operator="=" table:field-number="0"/>
              <table:filter-condition table:value="-62,25" table:operator="=" table:field-number="0"/>
              <table:filter-condition table:value="-63,25" table:operator="=" table:field-number="0"/>
              <table:filter-condition table:value="-63,24" table:operator="=" table:field-number="0"/>
              <table:filter-condition table:value="-62,24" table:operator="=" table:field-number="0"/>
              <table:filter-condition table:value="-62,23" table:operator="=" table:field-number="0"/>
              <table:filter-condition table:value="-62,22" table:operator="=" table:field-number="0"/>
              <table:filter-condition table:value="-63,22" table:operator="=" table:field-number="0"/>
              <table:filter-condition table:value="-62,22" table:operator="=" table:field-number="0"/>
              <table:filter-condition table:value="-63,22" table:operator="=" table:field-number="0"/>
              <table:filter-condition table:value="-62,22" table:operator="=" table:field-number="0"/>
              <table:filter-condition table:value="-63,22" table:operator="=" table:field-number="0"/>
              <table:filter-condition table:value="-64,22" table:operator="=" table:field-number="0"/>
              <table:filter-condition table:value="-64,23" table:operator="=" table:field-number="0"/>
              <table:filter-condition table:value="-64,22" table:operator="=" table:field-number="0"/>
              <table:filter-condition table:value="-63,22" table:operator="=" table:field-number="0"/>
              <table:filter-condition table:value="-63,23" table:operator="=" table:field-number="0"/>
              <table:filter-condition table:value="-63,22" table:operator="=" table:field-number="0"/>
              <table:filter-condition table:value="-64,22" table:operator="=" table:field-number="0"/>
              <table:filter-condition table:value="-63,22" table:operator="=" table:field-number="0"/>
              <table:filter-condition table:value="-63,23" table:operator="=" table:field-number="0"/>
              <table:filter-condition table:value="-64,23" table:operator="=" table:field-number="0"/>
              <table:filter-condition table:value="-64,24" table:operator="=" table:field-number="0"/>
              <table:filter-condition table:value="-64,25" table:operator="=" table:field-number="0"/>
              <table:filter-condition table:value="-64,26" table:operator="=" table:field-number="0"/>
              <table:filter-condition table:value="-64,25" table:operator="=" table:field-number="0"/>
              <table:filter-condition table:value="-64,26" table:operator="=" table:field-number="0"/>
              <table:filter-condition table:value="-63,26" table:operator="=" table:field-number="0"/>
              <table:filter-condition table:value="-63,27" table:operator="=" table:field-number="0"/>
              <table:filter-condition table:value="-64,27" table:operator="=" table:field-number="0"/>
              <table:filter-condition table:value="-64,28" table:operator="=" table:field-number="0"/>
              <table:filter-condition table:value="-63,28" table:operator="=" table:field-number="0"/>
              <table:filter-condition table:value="-64,28" table:operator="=" table:field-number="0"/>
              <table:filter-condition table:value="-64,29" table:operator="=" table:field-number="0"/>
              <table:filter-condition table:value="-64,28" table:operator="=" table:field-number="0"/>
              <table:filter-condition table:value="-63,28" table:operator="=" table:field-number="0"/>
              <table:filter-condition table:value="-63,27" table:operator="=" table:field-number="0"/>
              <table:filter-condition table:value="-62,27" table:operator="=" table:field-number="0"/>
              <table:filter-condition table:value="-62,28" table:operator="=" table:field-number="0"/>
              <table:filter-condition table:value="-62,27" table:operator="=" table:field-number="0"/>
              <table:filter-condition table:value="-63,27" table:operator="=" table:field-number="0"/>
              <table:filter-condition table:value="-62,27" table:operator="=" table:field-number="0"/>
              <table:filter-condition table:value="-61,27" table:operator="=" table:field-number="0"/>
              <table:filter-condition table:value="-62,27" table:operator="=" table:field-number="0"/>
              <table:filter-condition table:value="-62,28" table:operator="=" table:field-number="0"/>
              <table:filter-condition table:value="-62,29" table:operator="=" table:field-number="0"/>
              <table:filter-condition table:value="-62,28" table:operator="=" table:field-number="0"/>
              <table:filter-condition table:value="-62,29" table:operator="=" table:field-number="0"/>
              <table:filter-condition table:value="-62,30" table:operator="=" table:field-number="0"/>
              <table:filter-condition table:value="-62,31" table:operator="=" table:field-number="0"/>
              <table:filter-condition table:value="-62,32" table:operator="=" table:field-number="0"/>
              <table:filter-condition table:value="-62,33" table:operator="=" table:field-number="0"/>
              <table:filter-condition table:value="-63,33" table:operator="=" table:field-number="0"/>
              <table:filter-condition table:value="-62,33" table:operator="=" table:field-number="0"/>
              <table:filter-condition table:value="-63,33" table:operator="=" table:field-number="0"/>
              <table:filter-condition table:value="-63,32" table:operator="=" table:field-number="0"/>
              <table:filter-condition table:value="-64,32" table:operator="=" table:field-number="0"/>
              <table:filter-condition table:value="-63,32" table:operator="=" table:field-number="0"/>
              <table:filter-condition table:value="-62,32" table:operator="=" table:field-number="0"/>
              <table:filter-condition table:value="-62,31" table:operator="=" table:field-number="0"/>
              <table:filter-condition table:value="-62,30" table:operator="=" table:field-number="0"/>
              <table:filter-condition table:value="-62,29" table:operator="=" table:field-number="0"/>
              <table:filter-condition table:value="-63,29" table:operator="=" table:field-number="0"/>
              <table:filter-condition table:value="-63,28" table:operator="=" table:field-number="0"/>
              <table:filter-condition table:value="-63,29" table:operator="=" table:field-number="0"/>
              <table:filter-condition table:value="-63,30" table:operator="=" table:field-number="0"/>
              <table:filter-condition table:value="-64,30" table:operator="=" table:field-number="0"/>
              <table:filter-condition table:value="-63,30" table:operator="=" table:field-number="0"/>
              <table:filter-condition table:value="-63,29" table:operator="=" table:field-number="0"/>
              <table:filter-condition table:value="-62,29" table:operator="=" table:field-number="0"/>
              <table:filter-condition table:value="-61,29" table:operator="=" table:field-number="0"/>
              <table:filter-condition table:value="-60,29" table:operator="=" table:field-number="0"/>
              <table:filter-condition table:value="-59,29" table:operator="=" table:field-number="0"/>
              <table:filter-condition table:value="-59,30" table:operator="=" table:field-number="0"/>
              <table:filter-condition table:value="-60,30" table:operator="=" table:field-number="0"/>
              <table:filter-condition table:value="-61,30" table:operator="=" table:field-number="0"/>
              <table:filter-condition table:value="-60,30" table:operator="=" table:field-number="0"/>
              <table:filter-condition table:value="-61,30" table:operator="=" table:field-number="0"/>
              <table:filter-condition table:value="-61,31" table:operator="=" table:field-number="0"/>
              <table:filter-condition table:value="-61,30" table:operator="=" table:field-number="0"/>
              <table:filter-condition table:value="-60,30" table:operator="=" table:field-number="0"/>
              <table:filter-condition table:value="-60,29" table:operator="=" table:field-number="0"/>
              <table:filter-condition table:value="-60,28" table:operator="=" table:field-number="0"/>
              <table:filter-condition table:value="-59,28" table:operator="=" table:field-number="0"/>
              <table:filter-condition table:value="-58,28" table:operator="=" table:field-number="0"/>
              <table:filter-condition table:value="-58,29" table:operator="=" table:field-number="0"/>
              <table:filter-condition table:value="-58,30" table:operator="=" table:field-number="0"/>
              <table:filter-condition table:value="-57,30" table:operator="=" table:field-number="0"/>
              <table:filter-condition table:value="-58,30" table:operator="=" table:field-number="0"/>
              <table:filter-condition table:value="-59,30" table:operator="=" table:field-number="0"/>
              <table:filter-condition table:value="-58,30" table:operator="=" table:field-number="0"/>
              <table:filter-condition table:value="-59,30" table:operator="=" table:field-number="0"/>
              <table:filter-condition table:value="-58,30" table:operator="=" table:field-number="0"/>
              <table:filter-condition table:value="-59,30" table:operator="=" table:field-number="0"/>
              <table:filter-condition table:value="-59,31" table:operator="=" table:field-number="0"/>
              <table:filter-condition table:value="-59,32" table:operator="=" table:field-number="0"/>
              <table:filter-condition table:value="-59,33" table:operator="=" table:field-number="0"/>
              <table:filter-condition table:value="-60,33" table:operator="=" table:field-number="0"/>
              <table:filter-condition table:value="-60,34" table:operator="=" table:field-number="0"/>
              <table:filter-condition table:value="-61,34" table:operator="=" table:field-number="0"/>
              <table:filter-condition table:value="-61,35" table:operator="=" table:field-number="0"/>
              <table:filter-condition table:value="-62,35" table:operator="=" table:field-number="0"/>
              <table:filter-condition table:value="-63,35" table:operator="=" table:field-number="0"/>
              <table:filter-condition table:value="-63,36" table:operator="=" table:field-number="0"/>
              <table:filter-condition table:value="-63,35" table:operator="=" table:field-number="0"/>
              <table:filter-condition table:value="-62,35" table:operator="=" table:field-number="0"/>
              <table:filter-condition table:value="-62,36" table:operator="=" table:field-number="0"/>
              <table:filter-condition table:value="-62,37" table:operator="=" table:field-number="0"/>
              <table:filter-condition table:value="-62,38" table:operator="=" table:field-number="0"/>
              <table:filter-condition table:value="-61,38" table:operator="=" table:field-number="0"/>
              <table:filter-condition table:value="-62,38" table:operator="=" table:field-number="0"/>
              <table:filter-condition table:value="-62,37" table:operator="=" table:field-number="0"/>
              <table:filter-condition table:value="-61,37" table:operator="=" table:field-number="0"/>
              <table:filter-condition table:value="-60,37" table:operator="=" table:field-number="0"/>
              <table:filter-condition table:value="-59,37" table:operator="=" table:field-number="0"/>
              <table:filter-condition table:value="-58,37" table:operator="=" table:field-number="0"/>
              <table:filter-condition table:value="-57,37" table:operator="=" table:field-number="0"/>
              <table:filter-condition table:value="-58,37" table:operator="=" table:field-number="0"/>
              <table:filter-condition table:value="-59,37" table:operator="=" table:field-number="0"/>
              <table:filter-condition table:value="-59,36" table:operator="=" table:field-number="0"/>
              <table:filter-condition table:value="-60,36" table:operator="=" table:field-number="0"/>
              <table:filter-condition table:value="-60,35" table:operator="=" table:field-number="0"/>
              <table:filter-condition table:value="-59,35" table:operator="=" table:field-number="0"/>
              <table:filter-condition table:value="-59,34" table:operator="=" table:field-number="0"/>
              <table:filter-condition table:value="-59,35" table:operator="=" table:field-number="0"/>
              <table:filter-condition table:value="-59,36" table:operator="=" table:field-number="0"/>
              <table:filter-condition table:value="-59,37" table:operator="=" table:field-number="0"/>
              <table:filter-condition table:value="-60,37" table:operator="=" table:field-number="0"/>
              <table:filter-condition table:value="-59,37" table:operator="=" table:field-number="0"/>
              <table:filter-condition table:value="-58,37" table:operator="=" table:field-number="0"/>
              <table:filter-condition table:value="-58,36" table:operator="=" table:field-number="0"/>
              <table:filter-condition table:value="-59,36" table:operator="=" table:field-number="0"/>
              <table:filter-condition table:value="-59,35" table:operator="=" table:field-number="0"/>
              <table:filter-condition table:value="-59,34" table:operator="=" table:field-number="0"/>
              <table:filter-condition table:value="-60,34" table:operator="=" table:field-number="0"/>
              <table:filter-condition table:value="-60,35" table:operator="=" table:field-number="0"/>
              <table:filter-condition table:value="-61,35" table:operator="=" table:field-number="0"/>
              <table:filter-condition table:value="-60,35" table:operator="=" table:field-number="0"/>
              <table:filter-condition table:value="-60,34" table:operator="=" table:field-number="0"/>
              <table:filter-condition table:value="-60,35" table:operator="=" table:field-number="0"/>
              <table:filter-condition table:value="-60,36" table:operator="=" table:field-number="0"/>
              <table:filter-condition table:value="-60,37" table:operator="=" table:field-number="0"/>
              <table:filter-condition table:value="-60,36" table:operator="=" table:field-number="0"/>
              <table:filter-condition table:value="-61,36" table:operator="=" table:field-number="0"/>
              <table:filter-condition table:value="-60,36" table:operator="=" table:field-number="0"/>
              <table:filter-condition table:value="-61,36" table:operator="=" table:field-number="0"/>
              <table:filter-condition table:value="-61,37" table:operator="=" table:field-number="0"/>
              <table:filter-condition table:value="-60,37" table:operator="=" table:field-number="0"/>
              <table:filter-condition table:value="-60,36" table:operator="=" table:field-number="0"/>
              <table:filter-condition table:value="-59,36" table:operator="=" table:field-number="0"/>
              <table:filter-condition table:value="-58,36" table:operator="=" table:field-number="0"/>
              <table:filter-condition table:value="-59,36" table:operator="=" table:field-number="0"/>
              <table:filter-condition table:value="-60,36" table:operator="=" table:field-number="0"/>
              <table:filter-condition table:value="-59,36" table:operator="=" table:field-number="0"/>
              <table:filter-condition table:value="-60,36" table:operator="=" table:field-number="0"/>
              <table:filter-condition table:value="-59,36" table:operator="=" table:field-number="0"/>
              <table:filter-condition table:value="-59,35" table:operator="=" table:field-number="0"/>
              <table:filter-condition table:value="-60,35" table:operator="=" table:field-number="0"/>
              <table:filter-condition table:value="-60,36" table:operator="=" table:field-number="0"/>
              <table:filter-condition table:value="-59,36" table:operator="=" table:field-number="0"/>
              <table:filter-condition table:value="-60,36" table:operator="=" table:field-number="0"/>
              <table:filter-condition table:value="-61,36" table:operator="=" table:field-number="0"/>
              <table:filter-condition table:value="-60,36" table:operator="=" table:field-number="0"/>
              <table:filter-condition table:value="-59,36" table:operator="=" table:field-number="0"/>
              <table:filter-condition table:value="-58,36" table:operator="=" table:field-number="0"/>
              <table:filter-condition table:value="-59,36" table:operator="=" table:field-number="0"/>
              <table:filter-condition table:value="-58,36" table:operator="=" table:field-number="0"/>
              <table:filter-condition table:value="-58,35" table:operator="=" table:field-number="0"/>
              <table:filter-condition table:value="-57,35" table:operator="=" table:field-number="0"/>
              <table:filter-condition table:value="-57,36" table:operator="=" table:field-number="0"/>
              <table:filter-condition table:value="-58,36" table:operator="=" table:field-number="0"/>
              <table:filter-condition table:value="-57,36" table:operator="=" table:field-number="0"/>
              <table:filter-condition table:value="-56,36" table:operator="=" table:field-number="0"/>
              <table:filter-condition table:value="-56,37" table:operator="=" table:field-number="0"/>
              <table:filter-condition table:value="-55,37" table:operator="=" table:field-number="0"/>
              <table:filter-condition table:value="-55,36" table:operator="=" table:field-number="0"/>
              <table:filter-condition table:value="-55,37" table:operator="=" table:field-number="0"/>
              <table:filter-condition table:value="-55,36" table:operator="=" table:field-number="0"/>
              <table:filter-condition table:value="-56,36" table:operator="=" table:field-number="0"/>
              <table:filter-condition table:value="-57,36" table:operator="=" table:field-number="0"/>
              <table:filter-condition table:value="-58,36" table:operator="=" table:field-number="0"/>
              <table:filter-condition table:value="-59,36" table:operator="=" table:field-number="0"/>
              <table:filter-condition table:value="-58,36" table:operator="=" table:field-number="0"/>
              <table:filter-condition table:value="-58,37" table:operator="=" table:field-number="0"/>
              <table:filter-condition table:value="-59,37" table:operator="=" table:field-number="0"/>
              <table:filter-condition table:value="-59,36" table:operator="=" table:field-number="0"/>
              <table:filter-condition table:value="-59,37" table:operator="=" table:field-number="0"/>
              <table:filter-condition table:value="-59,36" table:operator="=" table:field-number="0"/>
              <table:filter-condition table:value="-59,35" table:operator="=" table:field-number="0"/>
              <table:filter-condition table:value="-59,36" table:operator="=" table:field-number="0"/>
              <table:filter-condition table:value="-58,36" table:operator="=" table:field-number="0"/>
              <table:filter-condition table:value="-58,35" table:operator="=" table:field-number="0"/>
              <table:filter-condition table:value="-58,34" table:operator="=" table:field-number="0"/>
              <table:filter-condition table:value="-59,34" table:operator="=" table:field-number="0"/>
              <table:filter-condition table:value="-60,34" table:operator="=" table:field-number="0"/>
              <table:filter-condition table:value="-59,34" table:operator="=" table:field-number="0"/>
              <table:filter-condition table:value="-60,34" table:operator="=" table:field-number="0"/>
              <table:filter-condition table:value="-60,33" table:operator="=" table:field-number="0"/>
              <table:filter-condition table:value="-60,34" table:operator="=" table:field-number="0"/>
              <table:filter-condition table:value="-60,33" table:operator="=" table:field-number="0"/>
              <table:filter-condition table:value="-60,32" table:operator="=" table:field-number="0"/>
              <table:filter-condition table:value="-61,32" table:operator="=" table:field-number="0"/>
              <table:filter-condition table:value="-61,31" table:operator="=" table:field-number="0"/>
              <table:filter-condition table:value="-62,31" table:operator="=" table:field-number="0"/>
              <table:filter-condition table:value="-62,30" table:operator="=" table:field-number="0"/>
              <table:filter-condition table:value="-63,30" table:operator="=" table:field-number="0"/>
              <table:filter-condition table:value="-64,30" table:operator="=" table:field-number="0"/>
              <table:filter-condition table:value="-63,30" table:operator="=" table:field-number="0"/>
              <table:filter-condition table:value="-62,30" table:operator="=" table:field-number="0"/>
              <table:filter-condition table:value="-61,30" table:operator="=" table:field-number="0"/>
              <table:filter-condition table:value="-60,30" table:operator="=" table:field-number="0"/>
              <table:filter-condition table:value="-59,30" table:operator="=" table:field-number="0"/>
              <table:filter-condition table:value="-59,29" table:operator="=" table:field-number="0"/>
              <table:filter-condition table:value="-59,28" table:operator="=" table:field-number="0"/>
              <table:filter-condition table:value="-60,28" table:operator="=" table:field-number="0"/>
              <table:filter-condition table:value="-59,28" table:operator="=" table:field-number="0"/>
              <table:filter-condition table:value="-60,28" table:operator="=" table:field-number="0"/>
              <table:filter-condition table:value="-59,28" table:operator="=" table:field-number="0"/>
              <table:filter-condition table:value="-59,29" table:operator="=" table:field-number="0"/>
              <table:filter-condition table:value="-60,29" table:operator="=" table:field-number="0"/>
              <table:filter-condition table:value="-60,30" table:operator="=" table:field-number="0"/>
              <table:filter-condition table:value="-60,29" table:operator="=" table:field-number="0"/>
              <table:filter-condition table:value="-59,29" table:operator="=" table:field-number="0"/>
              <table:filter-condition table:value="-59,28" table:operator="=" table:field-number="0"/>
              <table:filter-condition table:value="-59,27" table:operator="=" table:field-number="0"/>
              <table:filter-condition table:value="-59,28" table:operator="=" table:field-number="0"/>
              <table:filter-condition table:value="-60,28" table:operator="=" table:field-number="0"/>
              <table:filter-condition table:value="-61,28" table:operator="=" table:field-number="0"/>
              <table:filter-condition table:value="-61,27" table:operator="=" table:field-number="0"/>
              <table:filter-condition table:value="-62,27" table:operator="=" table:field-number="0"/>
              <table:filter-condition table:value="-62,28" table:operator="=" table:field-number="0"/>
              <table:filter-condition table:value="-62,27" table:operator="=" table:field-number="0"/>
              <table:filter-condition table:value="-62,28" table:operator="=" table:field-number="0"/>
              <table:filter-condition table:value="-62,29" table:operator="=" table:field-number="0"/>
              <table:filter-condition table:value="-63,29" table:operator="=" table:field-number="0"/>
              <table:filter-condition table:value="-64,29" table:operator="=" table:field-number="0"/>
              <table:filter-condition table:value="-64,30" table:operator="=" table:field-number="0"/>
              <table:filter-condition table:value="-65,30" table:operator="=" table:field-number="0"/>
              <table:filter-condition table:value="-66,30" table:operator="=" table:field-number="0"/>
              <table:filter-condition table:value="-66,31" table:operator="=" table:field-number="0"/>
              <table:filter-condition table:value="-66,32" table:operator="=" table:field-number="0"/>
              <table:filter-condition table:value="-66,31" table:operator="=" table:field-number="0"/>
              <table:filter-condition table:value="-66,32" table:operator="=" table:field-number="0"/>
              <table:filter-condition table:value="-65,32" table:operator="=" table:field-number="0"/>
              <table:filter-condition table:value="-64,32" table:operator="=" table:field-number="0"/>
              <table:filter-condition table:value="-63,32" table:operator="=" table:field-number="0"/>
              <table:filter-condition table:value="-64,32" table:operator="=" table:field-number="0"/>
              <table:filter-condition table:value="-65,32" table:operator="=" table:field-number="0"/>
              <table:filter-condition table:value="-64,32" table:operator="=" table:field-number="0"/>
              <table:filter-condition table:value="-64,33" table:operator="=" table:field-number="0"/>
              <table:filter-condition table:value="-65,33" table:operator="=" table:field-number="0"/>
              <table:filter-condition table:value="-64,33" table:operator="=" table:field-number="0"/>
              <table:filter-condition table:value="-63,33" table:operator="=" table:field-number="0"/>
              <table:filter-condition table:value="-64,33" table:operator="=" table:field-number="0"/>
              <table:filter-condition table:value="-64,34" table:operator="=" table:field-number="0"/>
              <table:filter-condition table:value="-63,34" table:operator="=" table:field-number="0"/>
              <table:filter-condition table:value="-62,34" table:operator="=" table:field-number="0"/>
              <table:filter-condition table:value="-61,34" table:operator="=" table:field-number="0"/>
              <table:filter-condition table:value="-62,34" table:operator="=" table:field-number="0"/>
              <table:filter-condition table:value="-62,33" table:operator="=" table:field-number="0"/>
              <table:filter-condition table:value="-63,33" table:operator="=" table:field-number="0"/>
              <table:filter-condition table:value="-62,33" table:operator="=" table:field-number="0"/>
              <table:filter-condition table:value="-61,33" table:operator="=" table:field-number="0"/>
              <table:filter-condition table:value="-62,33" table:operator="=" table:field-number="0"/>
              <table:filter-condition table:value="-63,33" table:operator="=" table:field-number="0"/>
              <table:filter-condition table:value="-62,33" table:operator="=" table:field-number="0"/>
              <table:filter-condition table:value="-62,34" table:operator="=" table:field-number="0"/>
              <table:filter-condition table:value="-62,35" table:operator="=" table:field-number="0"/>
              <table:filter-condition table:value="-61,35" table:operator="=" table:field-number="0"/>
              <table:filter-condition table:value="-60,35" table:operator="=" table:field-number="0"/>
              <table:filter-condition table:value="-61,35" table:operator="=" table:field-number="0"/>
              <table:filter-condition table:value="-62,35" table:operator="=" table:field-number="0"/>
              <table:filter-condition table:value="-63,35" table:operator="=" table:field-number="0"/>
              <table:filter-condition table:value="-63,36" table:operator="=" table:field-number="0"/>
              <table:filter-condition table:value="-63,37" table:operator="=" table:field-number="0"/>
              <table:filter-condition table:value="-63,38" table:operator="=" table:field-number="0"/>
              <table:filter-condition table:value="-63,39" table:operator="=" table:field-number="0"/>
              <table:filter-condition table:value="-63,40" table:operator="=" table:field-number="0"/>
              <table:filter-condition table:value="-63,39" table:operator="=" table:field-number="0"/>
              <table:filter-condition table:value="-62,39" table:operator="=" table:field-number="0"/>
              <table:filter-condition table:value="-61,39" table:operator="=" table:field-number="0"/>
              <table:filter-condition table:value="-61,40" table:operator="=" table:field-number="0"/>
              <table:filter-condition table:value="-62,40" table:operator="=" table:field-number="0"/>
              <table:filter-condition table:value="-63,40" table:operator="=" table:field-number="0"/>
              <table:filter-condition table:value="-62,40" table:operator="=" table:field-number="0"/>
              <table:filter-condition table:value="-61,40" table:operator="=" table:field-number="0"/>
              <table:filter-condition table:value="-61,39" table:operator="=" table:field-number="0"/>
              <table:filter-condition table:value="-61,38" table:operator="=" table:field-number="0"/>
              <table:filter-condition table:value="-61,37" table:operator="=" table:field-number="0"/>
              <table:filter-condition table:value="-61,36" table:operator="=" table:field-number="0"/>
              <table:filter-condition table:value="-62,36" table:operator="=" table:field-number="0"/>
              <table:filter-condition table:value="-62,37" table:operator="=" table:field-number="0"/>
              <table:filter-condition table:value="-62,36" table:operator="=" table:field-number="0"/>
              <table:filter-condition table:value="-63,36" table:operator="=" table:field-number="0"/>
              <table:filter-condition table:value="-63,35" table:operator="=" table:field-number="0"/>
              <table:filter-condition table:value="-63,36" table:operator="=" table:field-number="0"/>
              <table:filter-condition table:value="-63,37" table:operator="=" table:field-number="0"/>
              <table:filter-condition table:value="-64,37" table:operator="=" table:field-number="0"/>
              <table:filter-condition table:value="-64,38" table:operator="=" table:field-number="0"/>
              <table:filter-condition table:value="-63,38" table:operator="=" table:field-number="0"/>
              <table:filter-condition table:value="-63,39" table:operator="=" table:field-number="0"/>
              <table:filter-condition table:value="-63,38" table:operator="=" table:field-number="0"/>
              <table:filter-condition table:value="-63,37" table:operator="=" table:field-number="0"/>
              <table:filter-condition table:value="-64,37" table:operator="=" table:field-number="0"/>
              <table:filter-condition table:value="-64,36" table:operator="=" table:field-number="0"/>
              <table:filter-condition table:value="-64,35" table:operator="=" table:field-number="0"/>
              <table:filter-condition table:value="-65,35" table:operator="=" table:field-number="0"/>
              <table:filter-condition table:value="-64,35" table:operator="=" table:field-number="0"/>
              <table:filter-condition table:value="-64,34" table:operator="=" table:field-number="0"/>
              <table:filter-condition table:value="-65,34" table:operator="=" table:field-number="0"/>
              <table:filter-condition table:value="-66,34" table:operator="=" table:field-number="0"/>
              <table:filter-condition table:value="-67,34" table:operator="=" table:field-number="0"/>
              <table:filter-condition table:value="-67,35" table:operator="=" table:field-number="0"/>
              <table:filter-condition table:value="-66,35" table:operator="=" table:field-number="0"/>
              <table:filter-condition table:value="-67,35" table:operator="=" table:field-number="0"/>
              <table:filter-condition table:value="-66,35" table:operator="=" table:field-number="0"/>
              <table:filter-condition table:value="-65,35" table:operator="=" table:field-number="0"/>
              <table:filter-condition table:value="-64,35" table:operator="=" table:field-number="0"/>
              <table:filter-condition table:value="-63,35" table:operator="=" table:field-number="0"/>
              <table:filter-condition table:value="-63,34" table:operator="=" table:field-number="0"/>
              <table:filter-condition table:value="-63,33" table:operator="=" table:field-number="0"/>
              <table:filter-condition table:value="-63,34" table:operator="=" table:field-number="0"/>
              <table:filter-condition table:value="-64,34" table:operator="=" table:field-number="0"/>
              <table:filter-condition table:value="-64,35" table:operator="=" table:field-number="0"/>
              <table:filter-condition table:value="-64,34" table:operator="=" table:field-number="0"/>
              <table:filter-condition table:value="-63,34" table:operator="=" table:field-number="0"/>
              <table:filter-condition table:value="-63,33" table:operator="=" table:field-number="0"/>
              <table:filter-condition table:value="-64,33" table:operator="=" table:field-number="0"/>
              <table:filter-condition table:value="-64,34" table:operator="=" table:field-number="0"/>
              <table:filter-condition table:value="-65,34" table:operator="=" table:field-number="0"/>
              <table:filter-condition table:value="-64,34" table:operator="=" table:field-number="0"/>
              <table:filter-condition table:value="-64,35" table:operator="=" table:field-number="0"/>
              <table:filter-condition table:value="-64,34" table:operator="=" table:field-number="0"/>
              <table:filter-condition table:value="-63,34" table:operator="=" table:field-number="0"/>
              <table:filter-condition table:value="-62,34" table:operator="=" table:field-number="0"/>
              <table:filter-condition table:value="-62,35" table:operator="=" table:field-number="0"/>
              <table:filter-condition table:value="-63,35" table:operator="=" table:field-number="0"/>
              <table:filter-condition table:value="-63,36" table:operator="=" table:field-number="0"/>
              <table:filter-condition table:value="-63,37" table:operator="=" table:field-number="0"/>
              <table:filter-condition table:value="-63,36" table:operator="=" table:field-number="0"/>
              <table:filter-condition table:value="-63,37" table:operator="=" table:field-number="0"/>
              <table:filter-condition table:value="-62,37" table:operator="=" table:field-number="0"/>
              <table:filter-condition table:value="-61,37" table:operator="=" table:field-number="0"/>
              <table:filter-condition table:value="-60,37" table:operator="=" table:field-number="0"/>
              <table:filter-condition table:value="-61,37" table:operator="=" table:field-number="0"/>
              <table:filter-condition table:value="-60,37" table:operator="=" table:field-number="0"/>
              <table:filter-condition table:value="-60,38" table:operator="=" table:field-number="0"/>
              <table:filter-condition table:value="-60,39" table:operator="=" table:field-number="0"/>
              <table:filter-condition table:value="-61,39" table:operator="=" table:field-number="0"/>
              <table:filter-condition table:value="-61,40" table:operator="=" table:field-number="0"/>
              <table:filter-condition table:value="-61,39" table:operator="=" table:field-number="0"/>
              <table:filter-condition table:value="-60,39" table:operator="=" table:field-number="0"/>
              <table:filter-condition table:value="-59,39" table:operator="=" table:field-number="0"/>
              <table:filter-condition table:value="-59,38" table:operator="=" table:field-number="0"/>
              <table:filter-condition table:value="-60,38" table:operator="=" table:field-number="0"/>
              <table:filter-condition table:value="-61,38" table:operator="=" table:field-number="0"/>
              <table:filter-condition table:value="-60,38" table:operator="=" table:field-number="0"/>
              <table:filter-condition table:value="-60,37" table:operator="=" table:field-number="0"/>
              <table:filter-condition table:value="-60,36" table:operator="=" table:field-number="0"/>
              <table:filter-condition table:value="-61,36" table:operator="=" table:field-number="0"/>
              <table:filter-condition table:value="-61,35" table:operator="=" table:field-number="0"/>
              <table:filter-condition table:value="-61,34" table:operator="=" table:field-number="0"/>
              <table:filter-condition table:value="-61,33" table:operator="=" table:field-number="0"/>
              <table:filter-condition table:value="-61,32" table:operator="=" table:field-number="0"/>
              <table:filter-condition table:value="-62,32" table:operator="=" table:field-number="0"/>
              <table:filter-condition table:value="-61,32" table:operator="=" table:field-number="0"/>
              <table:filter-condition table:value="-61,31" table:operator="=" table:field-number="0"/>
              <table:filter-condition table:value="-61,30" table:operator="=" table:field-number="0"/>
              <table:filter-condition table:value="-60,30" table:operator="=" table:field-number="0"/>
              <table:filter-condition table:value="-60,31" table:operator="=" table:field-number="0"/>
              <table:filter-condition table:value="-59,31" table:operator="=" table:field-number="0"/>
              <table:filter-condition table:value="-60,31" table:operator="=" table:field-number="0"/>
              <table:filter-condition table:value="-59,31" table:operator="=" table:field-number="0"/>
              <table:filter-condition table:value="-59,30" table:operator="=" table:field-number="0"/>
              <table:filter-condition table:value="-59,31" table:operator="=" table:field-number="0"/>
              <table:filter-condition table:value="-60,31" table:operator="=" table:field-number="0"/>
              <table:filter-condition table:value="-59,31" table:operator="=" table:field-number="0"/>
              <table:filter-condition table:value="-59,32" table:operator="=" table:field-number="0"/>
              <table:filter-condition table:value="-60,32" table:operator="=" table:field-number="0"/>
              <table:filter-condition table:value="-61,32" table:operator="=" table:field-number="0"/>
              <table:filter-condition table:value="-61,33" table:operator="=" table:field-number="0"/>
              <table:filter-condition table:value="-61,32" table:operator="=" table:field-number="0"/>
              <table:filter-condition table:value="-61,31" table:operator="=" table:field-number="0"/>
              <table:filter-condition table:value="-62,31" table:operator="=" table:field-number="0"/>
              <table:filter-condition table:value="-62,30" table:operator="=" table:field-number="0"/>
              <table:filter-condition table:value="-62,31" table:operator="=" table:field-number="0"/>
              <table:filter-condition table:value="-62,32" table:operator="=" table:field-number="0"/>
              <table:filter-condition table:value="-62,31" table:operator="=" table:field-number="0"/>
              <table:filter-condition table:value="-63,31" table:operator="=" table:field-number="0"/>
              <table:filter-condition table:value="-63,30" table:operator="=" table:field-number="0"/>
              <table:filter-condition table:value="-63,29" table:operator="=" table:field-number="0"/>
              <table:filter-condition table:value="-63,28" table:operator="=" table:field-number="0"/>
              <table:filter-condition table:value="-63,27" table:operator="=" table:field-number="0"/>
              <table:filter-condition table:value="-62,27" table:operator="=" table:field-number="0"/>
              <table:filter-condition table:value="-63,27" table:operator="=" table:field-number="0"/>
              <table:filter-condition table:value="-63,28" table:operator="=" table:field-number="0"/>
              <table:filter-condition table:value="-62,28" table:operator="=" table:field-number="0"/>
              <table:filter-condition table:value="-61,28" table:operator="=" table:field-number="0"/>
              <table:filter-condition table:value="-61,29" table:operator="=" table:field-number="0"/>
              <table:filter-condition table:value="-61,28" table:operator="=" table:field-number="0"/>
              <table:filter-condition table:value="-61,29" table:operator="=" table:field-number="0"/>
              <table:filter-condition table:value="-60,29" table:operator="=" table:field-number="0"/>
              <table:filter-condition table:value="-60,30" table:operator="=" table:field-number="0"/>
              <table:filter-condition table:value="-60,31" table:operator="=" table:field-number="0"/>
              <table:filter-condition table:value="-61,31" table:operator="=" table:field-number="0"/>
              <table:filter-condition table:value="-62,31" table:operator="=" table:field-number="0"/>
              <table:filter-condition table:value="-63,31" table:operator="=" table:field-number="0"/>
              <table:filter-condition table:value="-63,32" table:operator="=" table:field-number="0"/>
              <table:filter-condition table:value="-62,32" table:operator="=" table:field-number="0"/>
              <table:filter-condition table:value="-61,32" table:operator="=" table:field-number="0"/>
              <table:filter-condition table:value="-61,33" table:operator="=" table:field-number="0"/>
              <table:filter-condition table:value="-61,34" table:operator="=" table:field-number="0"/>
              <table:filter-condition table:value="-60,34" table:operator="=" table:field-number="0"/>
              <table:filter-condition table:value="-60,35" table:operator="=" table:field-number="0"/>
              <table:filter-condition table:value="-61,35" table:operator="=" table:field-number="0"/>
              <table:filter-condition table:value="-61,36" table:operator="=" table:field-number="0"/>
              <table:filter-condition table:value="-61,37" table:operator="=" table:field-number="0"/>
              <table:filter-condition table:value="-62,37" table:operator="=" table:field-number="0"/>
              <table:filter-condition table:value="-62,38" table:operator="=" table:field-number="0"/>
              <table:filter-condition table:value="-63,38" table:operator="=" table:field-number="0"/>
              <table:filter-condition table:value="-64,38" table:operator="=" table:field-number="0"/>
              <table:filter-condition table:value="-65,38" table:operator="=" table:field-number="0"/>
              <table:filter-condition table:value="-65,37" table:operator="=" table:field-number="0"/>
              <table:filter-condition table:value="-65,38" table:operator="=" table:field-number="0"/>
              <table:filter-condition table:value="-66,38" table:operator="=" table:field-number="0"/>
              <table:filter-condition table:value="-66,39" table:operator="=" table:field-number="0"/>
              <table:filter-condition table:value="-66,40" table:operator="=" table:field-number="0"/>
              <table:filter-condition table:value="-66,39" table:operator="=" table:field-number="0"/>
              <table:filter-condition table:value="-67,39" table:operator="=" table:field-number="0"/>
              <table:filter-condition table:value="-68,39" table:operator="=" table:field-number="0"/>
              <table:filter-condition table:value="-68,38" table:operator="=" table:field-number="0"/>
              <table:filter-condition table:value="-68,37" table:operator="=" table:field-number="0"/>
              <table:filter-condition table:value="-68,38" table:operator="=" table:field-number="0"/>
              <table:filter-condition table:value="-69,38" table:operator="=" table:field-number="0"/>
              <table:filter-condition table:value="-70,38" table:operator="=" table:field-number="0"/>
              <table:filter-condition table:value="-70,39" table:operator="=" table:field-number="0"/>
              <table:filter-condition table:value="-70,40" table:operator="=" table:field-number="0"/>
              <table:filter-condition table:value="-70,41" table:operator="=" table:field-number="0"/>
              <table:filter-condition table:value="-70,40" table:operator="=" table:field-number="0"/>
              <table:filter-condition table:value="-70,39" table:operator="=" table:field-number="0"/>
              <table:filter-condition table:value="-69,39" table:operator="=" table:field-number="0"/>
              <table:filter-condition table:value="-70,39" table:operator="=" table:field-number="0"/>
              <table:filter-condition table:value="-70,38" table:operator="=" table:field-number="0"/>
              <table:filter-condition table:value="-71,38" table:operator="=" table:field-number="0"/>
              <table:filter-condition table:value="-71,37" table:operator="=" table:field-number="0"/>
              <table:filter-condition table:value="-71,36" table:operator="=" table:field-number="0"/>
              <table:filter-condition table:value="-71,37" table:operator="=" table:field-number="0"/>
              <table:filter-condition table:value="-70,37" table:operator="=" table:field-number="0"/>
              <table:filter-condition table:value="-70,36" table:operator="=" table:field-number="0"/>
              <table:filter-condition table:value="-70,37" table:operator="=" table:field-number="0"/>
              <table:filter-condition table:value="-70,38" table:operator="=" table:field-number="0"/>
              <table:filter-condition table:value="-70,37" table:operator="=" table:field-number="0"/>
              <table:filter-condition table:value="-71,37" table:operator="=" table:field-number="0"/>
              <table:filter-condition table:value="-71,36" table:operator="=" table:field-number="0"/>
              <table:filter-condition table:value="-70,36" table:operator="=" table:field-number="0"/>
              <table:filter-condition table:value="-70,37" table:operator="=" table:field-number="0"/>
              <table:filter-condition table:value="-70,38" table:operator="=" table:field-number="0"/>
              <table:filter-condition table:value="-71,38" table:operator="=" table:field-number="0"/>
              <table:filter-condition table:value="-71,39" table:operator="=" table:field-number="0"/>
              <table:filter-condition table:value="-71,38" table:operator="=" table:field-number="0"/>
              <table:filter-condition table:value="-72,38" table:operator="=" table:field-number="0"/>
              <table:filter-condition table:value="-72,39" table:operator="=" table:field-number="0"/>
              <table:filter-condition table:value="-71,39" table:operator="=" table:field-number="0"/>
              <table:filter-condition table:value="-70,39" table:operator="=" table:field-number="0"/>
              <table:filter-condition table:value="-69,39" table:operator="=" table:field-number="0"/>
              <table:filter-condition table:value="-70,39" table:operator="=" table:field-number="0"/>
              <table:filter-condition table:value="-71,39" table:operator="=" table:field-number="0"/>
              <table:filter-condition table:value="-70,39" table:operator="=" table:field-number="0"/>
              <table:filter-condition table:value="-70,38" table:operator="=" table:field-number="0"/>
              <table:filter-condition table:value="-70,37" table:operator="=" table:field-number="0"/>
              <table:filter-condition table:value="-71,37" table:operator="=" table:field-number="0"/>
              <table:filter-condition table:value="-72,37" table:operator="=" table:field-number="0"/>
              <table:filter-condition table:value="-72,38" table:operator="=" table:field-number="0"/>
              <table:filter-condition table:value="-71,38" table:operator="=" table:field-number="0"/>
              <table:filter-condition table:value="-72,38" table:operator="=" table:field-number="0"/>
              <table:filter-condition table:value="-73,38" table:operator="=" table:field-number="0"/>
              <table:filter-condition table:value="-73,37" table:operator="=" table:field-number="0"/>
              <table:filter-condition table:value="-73,38" table:operator="=" table:field-number="0"/>
              <table:filter-condition table:value="-73,37" table:operator="=" table:field-number="0"/>
              <table:filter-condition table:value="-73,38" table:operator="=" table:field-number="0"/>
              <table:filter-condition table:value="-73,39" table:operator="=" table:field-number="0"/>
              <table:filter-condition table:value="-73,40" table:operator="=" table:field-number="0"/>
              <table:filter-condition table:value="-73,39" table:operator="=" table:field-number="0"/>
              <table:filter-condition table:value="-74,39" table:operator="=" table:field-number="0"/>
              <table:filter-condition table:value="-74,38" table:operator="=" table:field-number="0"/>
              <table:filter-condition table:value="-74,37" table:operator="=" table:field-number="0"/>
              <table:filter-condition table:value="-73,37" table:operator="=" table:field-number="0"/>
              <table:filter-condition table:value="-73,38" table:operator="=" table:field-number="0"/>
              <table:filter-condition table:value="-72,38" table:operator="=" table:field-number="0"/>
              <table:filter-condition table:value="-72,37" table:operator="=" table:field-number="0"/>
              <table:filter-condition table:value="-72,36" table:operator="=" table:field-number="0"/>
              <table:filter-condition table:value="-73,36" table:operator="=" table:field-number="0"/>
              <table:filter-condition table:value="-73,37" table:operator="=" table:field-number="0"/>
              <table:filter-condition table:value="-72,37" table:operator="=" table:field-number="0"/>
              <table:filter-condition table:value="-71,37" table:operator="=" table:field-number="0"/>
              <table:filter-condition table:value="-71,38" table:operator="=" table:field-number="0"/>
              <table:filter-condition table:value="-72,38" table:operator="=" table:field-number="0"/>
              <table:filter-condition table:value="-72,37" table:operator="=" table:field-number="0"/>
              <table:filter-condition table:value="-73,37" table:operator="=" table:field-number="0"/>
              <table:filter-condition table:value="-72,37" table:operator="=" table:field-number="0"/>
              <table:filter-condition table:value="-72,36" table:operator="=" table:field-number="0"/>
              <table:filter-condition table:value="-72,35" table:operator="=" table:field-number="0"/>
              <table:filter-condition table:value="-71,35" table:operator="=" table:field-number="0"/>
              <table:filter-condition table:value="-70,35" table:operator="=" table:field-number="0"/>
              <table:filter-condition table:value="-69,35" table:operator="=" table:field-number="0"/>
              <table:filter-condition table:value="-69,36" table:operator="=" table:field-number="0"/>
              <table:filter-condition table:value="-68,36" table:operator="=" table:field-number="0"/>
              <table:filter-condition table:value="-67,36" table:operator="=" table:field-number="0"/>
              <table:filter-condition table:value="-66,36" table:operator="=" table:field-number="0"/>
              <table:filter-condition table:value="-67,36" table:operator="=" table:field-number="0"/>
              <table:filter-condition table:value="-68,36" table:operator="=" table:field-number="0"/>
              <table:filter-condition table:value="-68,35" table:operator="=" table:field-number="0"/>
              <table:filter-condition table:value="-69,35" table:operator="=" table:field-number="0"/>
              <table:filter-condition table:value="-69,36" table:operator="=" table:field-number="0"/>
              <table:filter-condition table:value="-70,36" table:operator="=" table:field-number="0"/>
              <table:filter-condition table:value="-69,36" table:operator="=" table:field-number="0"/>
              <table:filter-condition table:value="-69,37" table:operator="=" table:field-number="0"/>
              <table:filter-condition table:value="-70,37" table:operator="=" table:field-number="0"/>
              <table:filter-condition table:value="-71,37" table:operator="=" table:field-number="0"/>
              <table:filter-condition table:value="-72,37" table:operator="=" table:field-number="0"/>
              <table:filter-condition table:value="-71,37" table:operator="=" table:field-number="0"/>
              <table:filter-condition table:value="-70,37" table:operator="=" table:field-number="0"/>
              <table:filter-condition table:value="-70,38" table:operator="=" table:field-number="0"/>
              <table:filter-condition table:value="-71,38" table:operator="=" table:field-number="0"/>
              <table:filter-condition table:value="-72,38" table:operator="=" table:field-number="0"/>
              <table:filter-condition table:value="-71,38" table:operator="=" table:field-number="0"/>
              <table:filter-condition table:value="-70,38" table:operator="=" table:field-number="0"/>
              <table:filter-condition table:value="-71,38" table:operator="=" table:field-number="0"/>
              <table:filter-condition table:value="-71,39" table:operator="=" table:field-number="0"/>
              <table:filter-condition table:value="-72,39" table:operator="=" table:field-number="0"/>
              <table:filter-condition table:value="-73,39" table:operator="=" table:field-number="0"/>
              <table:filter-condition table:value="-73,40" table:operator="=" table:field-number="0"/>
              <table:filter-condition table:value="-73,41" table:operator="=" table:field-number="0"/>
              <table:filter-condition table:value="-73,42" table:operator="=" table:field-number="0"/>
              <table:filter-condition table:value="-72,42" table:operator="=" table:field-number="0"/>
              <table:filter-condition table:value="-71,42" table:operator="=" table:field-number="0"/>
              <table:filter-condition table:value="-71,41" table:operator="=" table:field-number="0"/>
              <table:filter-condition table:value="-71,42" table:operator="=" table:field-number="0"/>
              <table:filter-condition table:value="-71,43" table:operator="=" table:field-number="0"/>
              <table:filter-condition table:value="-70,43" table:operator="=" table:field-number="0"/>
              <table:filter-condition table:value="-70,42" table:operator="=" table:field-number="0"/>
              <table:filter-condition table:value="-71,42" table:operator="=" table:field-number="0"/>
              <table:filter-condition table:value="-72,42" table:operator="=" table:field-number="0"/>
              <table:filter-condition table:value="-73,42" table:operator="=" table:field-number="0"/>
              <table:filter-condition table:value="-72,42" table:operator="=" table:field-number="0"/>
              <table:filter-condition table:value="-72,41" table:operator="=" table:field-number="0"/>
              <table:filter-condition table:value="-71,41" table:operator="=" table:field-number="0"/>
              <table:filter-condition table:value="-71,40" table:operator="=" table:field-number="0"/>
              <table:filter-condition table:value="-70,40" table:operator="=" table:field-number="0"/>
              <table:filter-condition table:value="-70,39" table:operator="=" table:field-number="0"/>
              <table:filter-condition table:value="-71,39" table:operator="=" table:field-number="0"/>
              <table:filter-condition table:value="-71,38" table:operator="=" table:field-number="0"/>
              <table:filter-condition table:value="-72,38" table:operator="=" table:field-number="0"/>
              <table:filter-condition table:value="-72,39" table:operator="=" table:field-number="0"/>
              <table:filter-condition table:value="-71,39" table:operator="=" table:field-number="0"/>
              <table:filter-condition table:value="-71,40" table:operator="=" table:field-number="0"/>
              <table:filter-condition table:value="-72,40" table:operator="=" table:field-number="0"/>
              <table:filter-condition table:value="-71,40" table:operator="=" table:field-number="0"/>
              <table:filter-condition table:value="-70,40" table:operator="=" table:field-number="0"/>
              <table:filter-condition table:value="-69,40" table:operator="=" table:field-number="0"/>
              <table:filter-condition table:value="-69,41" table:operator="=" table:field-number="0"/>
              <table:filter-condition table:value="-69,40" table:operator="=" table:field-number="0"/>
              <table:filter-condition table:value="-69,39" table:operator="=" table:field-number="0"/>
              <table:filter-condition table:value="-69,38" table:operator="=" table:field-number="0"/>
              <table:filter-condition table:value="-68,38" table:operator="=" table:field-number="0"/>
              <table:filter-condition table:value="-69,38" table:operator="=" table:field-number="0"/>
              <table:filter-condition table:value="-70,38" table:operator="=" table:field-number="0"/>
              <table:filter-condition table:value="-70,39" table:operator="=" table:field-number="0"/>
              <table:filter-condition table:value="-70,40" table:operator="=" table:field-number="0"/>
              <table:filter-condition table:value="-71,40" table:operator="=" table:field-number="0"/>
              <table:filter-condition table:value="-72,40" table:operator="=" table:field-number="0"/>
              <table:filter-condition table:value="-71,40" table:operator="=" table:field-number="0"/>
              <table:filter-condition table:value="-72,40" table:operator="=" table:field-number="0"/>
              <table:filter-condition table:value="-72,39" table:operator="=" table:field-number="0"/>
              <table:filter-condition table:value="-73,39" table:operator="=" table:field-number="0"/>
              <table:filter-condition table:value="-72,39" table:operator="=" table:field-number="0"/>
              <table:filter-condition table:value="-73,39" table:operator="=" table:field-number="0"/>
              <table:filter-condition table:value="-73,40" table:operator="=" table:field-number="0"/>
              <table:filter-condition table:value="-74,40" table:operator="=" table:field-number="0"/>
              <table:filter-condition table:value="-74,39" table:operator="=" table:field-number="0"/>
              <table:filter-condition table:value="-75,39" table:operator="=" table:field-number="0"/>
              <table:filter-condition table:value="-75,38" table:operator="=" table:field-number="0"/>
              <table:filter-condition table:value="-75,37" table:operator="=" table:field-number="0"/>
              <table:filter-condition table:value="-75,36" table:operator="=" table:field-number="0"/>
              <table:filter-condition table:value="-74,36" table:operator="=" table:field-number="0"/>
              <table:filter-condition table:value="-74,35" table:operator="=" table:field-number="0"/>
              <table:filter-condition table:value="-73,35" table:operator="=" table:field-number="0"/>
              <table:filter-condition table:value="-72,35" table:operator="=" table:field-number="0"/>
              <table:filter-condition table:value="-71,35" table:operator="=" table:field-number="0"/>
              <table:filter-condition table:value="-70,35" table:operator="=" table:field-number="0"/>
              <table:filter-condition table:value="-70,34" table:operator="=" table:field-number="0"/>
              <table:filter-condition table:value="-70,33" table:operator="=" table:field-number="0"/>
              <table:filter-condition table:value="-70,34" table:operator="=" table:field-number="0"/>
              <table:filter-condition table:value="-70,35" table:operator="=" table:field-number="0"/>
              <table:filter-condition table:value="-70,34" table:operator="=" table:field-number="0"/>
              <table:filter-condition table:value="-71,34" table:operator="=" table:field-number="0"/>
              <table:filter-condition table:value="-71,33" table:operator="=" table:field-number="0"/>
              <table:filter-condition table:value="-72,33" table:operator="=" table:field-number="0"/>
              <table:filter-condition table:value="-72,34" table:operator="=" table:field-number="0"/>
              <table:filter-condition table:value="-73,34" table:operator="=" table:field-number="0"/>
              <table:filter-condition table:value="-73,35" table:operator="=" table:field-number="0"/>
              <table:filter-condition table:value="-72,35" table:operator="=" table:field-number="0"/>
              <table:filter-condition table:value="-73,35" table:operator="=" table:field-number="0"/>
              <table:filter-condition table:value="-73,34" table:operator="=" table:field-number="0"/>
              <table:filter-condition table:value="-72,34" table:operator="=" table:field-number="0"/>
              <table:filter-condition table:value="-72,35" table:operator="=" table:field-number="0"/>
              <table:filter-condition table:value="-72,34" table:operator="=" table:field-number="0"/>
              <table:filter-condition table:value="-73,34" table:operator="=" table:field-number="0"/>
              <table:filter-condition table:value="-74,34" table:operator="=" table:field-number="0"/>
              <table:filter-condition table:value="-74,33" table:operator="=" table:field-number="0"/>
              <table:filter-condition table:value="-75,33" table:operator="=" table:field-number="0"/>
              <table:filter-condition table:value="-75,32" table:operator="=" table:field-number="0"/>
              <table:filter-condition table:value="-75,31" table:operator="=" table:field-number="0"/>
              <table:filter-condition table:value="-74,31" table:operator="=" table:field-number="0"/>
              <table:filter-condition table:value="-73,31" table:operator="=" table:field-number="0"/>
              <table:filter-condition table:value="-73,30" table:operator="=" table:field-number="0"/>
              <table:filter-condition table:value="-72,30" table:operator="=" table:field-number="0"/>
              <table:filter-condition table:value="-72,29" table:operator="=" table:field-number="0"/>
              <table:filter-condition table:value="-73,29" table:operator="=" table:field-number="0"/>
              <table:filter-condition table:value="-74,29" table:operator="=" table:field-number="0"/>
              <table:filter-condition table:value="-75,29" table:operator="=" table:field-number="0"/>
              <table:filter-condition table:value="-76,29" table:operator="=" table:field-number="0"/>
              <table:filter-condition table:value="-75,29" table:operator="=" table:field-number="0"/>
              <table:filter-condition table:value="-76,29" table:operator="=" table:field-number="0"/>
              <table:filter-condition table:value="-77,29" table:operator="=" table:field-number="0"/>
              <table:filter-condition table:value="-76,29" table:operator="=" table:field-number="0"/>
              <table:filter-condition table:value="-76,28" table:operator="=" table:field-number="0"/>
              <table:filter-condition table:value="-76,27" table:operator="=" table:field-number="0"/>
              <table:filter-condition table:value="-77,27" table:operator="=" table:field-number="0"/>
              <table:filter-condition table:value="-76,27" table:operator="=" table:field-number="0"/>
              <table:filter-condition table:value="-77,27" table:operator="=" table:field-number="0"/>
              <table:filter-condition table:value="-77,28" table:operator="=" table:field-number="0"/>
              <table:filter-condition table:value="-77,29" table:operator="=" table:field-number="0"/>
              <table:filter-condition table:value="-77,30" table:operator="=" table:field-number="0"/>
              <table:filter-condition table:value="-78,30" table:operator="=" table:field-number="0"/>
              <table:filter-condition table:value="-77,30" table:operator="=" table:field-number="0"/>
              <table:filter-condition table:value="-76,30" table:operator="=" table:field-number="0"/>
              <table:filter-condition table:value="-76,29" table:operator="=" table:field-number="0"/>
              <table:filter-condition table:value="-77,29" table:operator="=" table:field-number="0"/>
              <table:filter-condition table:value="-77,28" table:operator="=" table:field-number="0"/>
              <table:filter-condition table:value="-78,28" table:operator="=" table:field-number="0"/>
              <table:filter-condition table:value="-78,27" table:operator="=" table:field-number="0"/>
              <table:filter-condition table:value="-78,26" table:operator="=" table:field-number="0"/>
              <table:filter-condition table:value="-78,25" table:operator="=" table:field-number="0"/>
              <table:filter-condition table:value="-77,25" table:operator="=" table:field-number="0"/>
              <table:filter-condition table:value="-78,25" table:operator="=" table:field-number="0"/>
              <table:filter-condition table:value="-78,24" table:operator="=" table:field-number="0"/>
              <table:filter-condition table:value="-78,25" table:operator="=" table:field-number="0"/>
              <table:filter-condition table:value="-79,25" table:operator="=" table:field-number="0"/>
              <table:filter-condition table:value="-79,24" table:operator="=" table:field-number="0"/>
              <table:filter-condition table:value="-79,23" table:operator="=" table:field-number="0"/>
              <table:filter-condition table:value="-79,24" table:operator="=" table:field-number="0"/>
              <table:filter-condition table:value="-78,24" table:operator="=" table:field-number="0"/>
              <table:filter-condition table:value="-77,24" table:operator="=" table:field-number="0"/>
              <table:filter-condition table:value="-76,24" table:operator="=" table:field-number="0"/>
              <table:filter-condition table:value="-77,24" table:operator="=" table:field-number="0"/>
              <table:filter-condition table:value="-77,23" table:operator="=" table:field-number="0"/>
              <table:filter-condition table:value="-77,24" table:operator="=" table:field-number="0"/>
              <table:filter-condition table:value="-77,25" table:operator="=" table:field-number="0"/>
              <table:filter-condition table:value="-78,25" table:operator="=" table:field-number="0"/>
              <table:filter-condition table:value="-77,25" table:operator="=" table:field-number="0"/>
              <table:filter-condition table:value="-76,25" table:operator="=" table:field-number="0"/>
              <table:filter-condition table:value="-75,25" table:operator="=" table:field-number="0"/>
              <table:filter-condition table:value="-75,26" table:operator="=" table:field-number="0"/>
              <table:filter-condition table:value="-75,27" table:operator="=" table:field-number="0"/>
              <table:filter-condition table:value="-76,27" table:operator="=" table:field-number="0"/>
              <table:filter-condition table:value="-75,27" table:operator="=" table:field-number="0"/>
              <table:filter-condition table:value="-76,27" table:operator="=" table:field-number="0"/>
              <table:filter-condition table:value="-76,28" table:operator="=" table:field-number="0"/>
              <table:filter-condition table:value="-77,28" table:operator="=" table:field-number="0"/>
              <table:filter-condition table:value="-77,29" table:operator="=" table:field-number="0"/>
              <table:filter-condition table:value="-77,28" table:operator="=" table:field-number="0"/>
              <table:filter-condition table:value="-77,29" table:operator="=" table:field-number="0"/>
              <table:filter-condition table:value="-76,29" table:operator="=" table:field-number="0"/>
              <table:filter-condition table:value="-77,29" table:operator="=" table:field-number="0"/>
              <table:filter-condition table:value="-77,28" table:operator="=" table:field-number="0"/>
              <table:filter-condition table:value="-77,27" table:operator="=" table:field-number="0"/>
              <table:filter-condition table:value="-76,27" table:operator="=" table:field-number="0"/>
              <table:filter-condition table:value="-75,27" table:operator="=" table:field-number="0"/>
              <table:filter-condition table:value="-75,28" table:operator="=" table:field-number="0"/>
              <table:filter-condition table:value="-75,29" table:operator="=" table:field-number="0"/>
              <table:filter-condition table:value="-75,28" table:operator="=" table:field-number="0"/>
              <table:filter-condition table:value="-74,28" table:operator="=" table:field-number="0"/>
              <table:filter-condition table:value="-74,29" table:operator="=" table:field-number="0"/>
              <table:filter-condition table:value="-75,29" table:operator="=" table:field-number="0"/>
              <table:filter-condition table:value="-76,29" table:operator="=" table:field-number="0"/>
              <table:filter-condition table:value="-76,28" table:operator="=" table:field-number="0"/>
              <table:filter-condition table:value="-76,29" table:operator="=" table:field-number="0"/>
              <table:filter-condition table:value="-75,29" table:operator="=" table:field-number="0"/>
              <table:filter-condition table:value="-75,28" table:operator="=" table:field-number="0"/>
              <table:filter-condition table:value="-74,28" table:operator="=" table:field-number="0"/>
              <table:filter-condition table:value="-74,29" table:operator="=" table:field-number="0"/>
              <table:filter-condition table:value="-74,30" table:operator="=" table:field-number="0"/>
              <table:filter-condition table:value="-73,30" table:operator="=" table:field-number="0"/>
              <table:filter-condition table:value="-73,31" table:operator="=" table:field-number="0"/>
              <table:filter-condition table:value="-73,30" table:operator="=" table:field-number="0"/>
              <table:filter-condition table:value="-73,31" table:operator="=" table:field-number="0"/>
              <table:filter-condition table:value="-74,31" table:operator="=" table:field-number="0"/>
              <table:filter-condition table:value="-74,30" table:operator="=" table:field-number="0"/>
              <table:filter-condition table:value="-75,30" table:operator="=" table:field-number="0"/>
              <table:filter-condition table:value="-75,31" table:operator="=" table:field-number="0"/>
              <table:filter-condition table:value="-76,31" table:operator="=" table:field-number="0"/>
              <table:filter-condition table:value="-76,30" table:operator="=" table:field-number="0"/>
              <table:filter-condition table:value="-76,31" table:operator="=" table:field-number="0"/>
              <table:filter-condition table:value="-76,30" table:operator="=" table:field-number="0"/>
              <table:filter-condition table:value="-75,30" table:operator="=" table:field-number="0"/>
              <table:filter-condition table:value="-76,30" table:operator="=" table:field-number="0"/>
              <table:filter-condition table:value="-75,30" table:operator="=" table:field-number="0"/>
              <table:filter-condition table:value="-74,30" table:operator="=" table:field-number="0"/>
              <table:filter-condition table:value="-74,29" table:operator="=" table:field-number="0"/>
              <table:filter-condition table:value="-74,30" table:operator="=" table:field-number="0"/>
              <table:filter-condition table:value="-74,31" table:operator="=" table:field-number="0"/>
              <table:filter-condition table:value="-75,31" table:operator="=" table:field-number="0"/>
              <table:filter-condition table:value="-75,32" table:operator="=" table:field-number="0"/>
              <table:filter-condition table:value="-75,31" table:operator="=" table:field-number="0"/>
              <table:filter-condition table:value="-75,32" table:operator="=" table:field-number="0"/>
              <table:filter-condition table:value="-75,33" table:operator="=" table:field-number="0"/>
              <table:filter-condition table:value="-76,33" table:operator="=" table:field-number="0"/>
              <table:filter-condition table:value="-77,33" table:operator="=" table:field-number="0"/>
              <table:filter-condition table:value="-76,33" table:operator="=" table:field-number="0"/>
              <table:filter-condition table:value="-76,34" table:operator="=" table:field-number="0"/>
              <table:filter-condition table:value="-76,35" table:operator="=" table:field-number="0"/>
              <table:filter-condition table:value="-75,35" table:operator="=" table:field-number="0"/>
              <table:filter-condition table:value="-75,34" table:operator="=" table:field-number="0"/>
              <table:filter-condition table:value="-75,35" table:operator="=" table:field-number="0"/>
              <table:filter-condition table:value="-75,36" table:operator="=" table:field-number="0"/>
              <table:filter-condition table:value="-74,36" table:operator="=" table:field-number="0"/>
              <table:filter-condition table:value="-73,36" table:operator="=" table:field-number="0"/>
              <table:filter-condition table:value="-74,36" table:operator="=" table:field-number="0"/>
              <table:filter-condition table:value="-75,36" table:operator="=" table:field-number="0"/>
              <table:filter-condition table:value="-76,36" table:operator="=" table:field-number="0"/>
              <table:filter-condition table:value="-77,36" table:operator="=" table:field-number="0"/>
              <table:filter-condition table:value="-77,37" table:operator="=" table:field-number="0"/>
              <table:filter-condition table:value="-78,37" table:operator="=" table:field-number="0"/>
              <table:filter-condition table:value="-78,38" table:operator="=" table:field-number="0"/>
              <table:filter-condition table:value="-78,39" table:operator="=" table:field-number="0"/>
              <table:filter-condition table:value="-78,38" table:operator="=" table:field-number="0"/>
              <table:filter-condition table:value="-77,38" table:operator="=" table:field-number="0"/>
              <table:filter-condition table:value="-77,39" table:operator="=" table:field-number="0"/>
              <table:filter-condition table:value="-77,40" table:operator="=" table:field-number="0"/>
              <table:filter-condition table:value="-77,39" table:operator="=" table:field-number="0"/>
              <table:filter-condition table:value="-76,39" table:operator="=" table:field-number="0"/>
              <table:filter-condition table:value="-76,38" table:operator="=" table:field-number="0"/>
              <table:filter-condition table:value="-77,38" table:operator="=" table:field-number="0"/>
              <table:filter-condition table:value="-78,38" table:operator="=" table:field-number="0"/>
              <table:filter-condition table:value="-78,37" table:operator="=" table:field-number="0"/>
              <table:filter-condition table:value="-78,36" table:operator="=" table:field-number="0"/>
              <table:filter-condition table:value="-78,37" table:operator="=" table:field-number="0"/>
              <table:filter-condition table:value="-78,38" table:operator="=" table:field-number="0"/>
              <table:filter-condition table:value="-78,37" table:operator="=" table:field-number="0"/>
              <table:filter-condition table:value="-78,36" table:operator="=" table:field-number="0"/>
              <table:filter-condition table:value="-77,36" table:operator="=" table:field-number="0"/>
              <table:filter-condition table:value="-77,37" table:operator="=" table:field-number="0"/>
              <table:filter-condition table:value="-76,37" table:operator="=" table:field-number="0"/>
              <table:filter-condition table:value="-76,36" table:operator="=" table:field-number="0"/>
              <table:filter-condition table:value="-76,37" table:operator="=" table:field-number="0"/>
              <table:filter-condition table:value="-77,37" table:operator="=" table:field-number="0"/>
              <table:filter-condition table:value="-77,36" table:operator="=" table:field-number="0"/>
              <table:filter-condition table:value="-78,36" table:operator="=" table:field-number="0"/>
              <table:filter-condition table:value="-78,35" table:operator="=" table:field-number="0"/>
              <table:filter-condition table:value="-77,35" table:operator="=" table:field-number="0"/>
              <table:filter-condition table:value="-78,35" table:operator="=" table:field-number="0"/>
              <table:filter-condition table:value="-77,35" table:operator="=" table:field-number="0"/>
              <table:filter-condition table:value="-77,34" table:operator="=" table:field-number="0"/>
              <table:filter-condition table:value="-77,33" table:operator="=" table:field-number="0"/>
              <table:filter-condition table:value="-76,33" table:operator="=" table:field-number="0"/>
              <table:filter-condition table:value="-75,33" table:operator="=" table:field-number="0"/>
              <table:filter-condition table:value="-75,34" table:operator="=" table:field-number="0"/>
              <table:filter-condition table:value="-76,34" table:operator="=" table:field-number="0"/>
              <table:filter-condition table:value="-76,33" table:operator="=" table:field-number="0"/>
              <table:filter-condition table:value="-76,34" table:operator="=" table:field-number="0"/>
              <table:filter-condition table:value="-76,33" table:operator="=" table:field-number="0"/>
              <table:filter-condition table:value="-76,34" table:operator="=" table:field-number="0"/>
              <table:filter-condition table:value="-77,34" table:operator="=" table:field-number="0"/>
              <table:filter-condition table:value="-77,33" table:operator="=" table:field-number="0"/>
              <table:filter-condition table:value="-78,33" table:operator="=" table:field-number="0"/>
              <table:filter-condition table:value="-78,34" table:operator="=" table:field-number="0"/>
              <table:filter-condition table:value="-77,34" table:operator="=" table:field-number="0"/>
              <table:filter-condition table:value="-77,35" table:operator="=" table:field-number="0"/>
              <table:filter-condition table:value="-77,34" table:operator="=" table:field-number="0"/>
              <table:filter-condition table:value="-76,34" table:operator="=" table:field-number="0"/>
              <table:filter-condition table:value="-76,33" table:operator="=" table:field-number="0"/>
              <table:filter-condition table:value="-76,34" table:operator="=" table:field-number="0"/>
              <table:filter-condition table:value="-76,35" table:operator="=" table:field-number="0"/>
              <table:filter-condition table:value="-75,35" table:operator="=" table:field-number="0"/>
              <table:filter-condition table:value="-75,34" table:operator="=" table:field-number="0"/>
              <table:filter-condition table:value="-75,33" table:operator="=" table:field-number="0"/>
              <table:filter-condition table:value="-75,32" table:operator="=" table:field-number="0"/>
              <table:filter-condition table:value="-75,31" table:operator="=" table:field-number="0"/>
              <table:filter-condition table:value="-75,30" table:operator="=" table:field-number="0"/>
              <table:filter-condition table:value="-76,30" table:operator="=" table:field-number="0"/>
              <table:filter-condition table:value="-76,29" table:operator="=" table:field-number="0"/>
              <table:filter-condition table:value="-75,29" table:operator="=" table:field-number="0"/>
              <table:filter-condition table:value="-76,29" table:operator="=" table:field-number="0"/>
              <table:filter-condition table:value="-77,29" table:operator="=" table:field-number="0"/>
              <table:filter-condition table:value="-76,29" table:operator="=" table:field-number="0"/>
              <table:filter-condition table:value="-76,28" table:operator="=" table:field-number="0"/>
              <table:filter-condition table:value="-76,27" table:operator="=" table:field-number="0"/>
              <table:filter-condition table:value="-75,27" table:operator="=" table:field-number="0"/>
              <table:filter-condition table:value="-75,26" table:operator="=" table:field-number="0"/>
              <table:filter-condition table:value="-75,25" table:operator="=" table:field-number="0"/>
              <table:filter-condition table:value="-75,24" table:operator="=" table:field-number="0"/>
              <table:filter-condition table:value="-75,23" table:operator="=" table:field-number="0"/>
              <table:filter-condition table:value="-75,22" table:operator="=" table:field-number="0"/>
              <table:filter-condition table:value="-75,21" table:operator="=" table:field-number="0"/>
              <table:filter-condition table:value="-74,21" table:operator="=" table:field-number="0"/>
              <table:filter-condition table:value="-73,21" table:operator="=" table:field-number="0"/>
              <table:filter-condition table:value="-73,20" table:operator="=" table:field-number="0"/>
              <table:filter-condition table:value="-72,20" table:operator="=" table:field-number="0"/>
              <table:filter-condition table:value="-71,20" table:operator="=" table:field-number="0"/>
              <table:filter-condition table:value="-71,21" table:operator="=" table:field-number="0"/>
              <table:filter-condition table:value="-71,22" table:operator="=" table:field-number="0"/>
              <table:filter-condition table:value="-71,23" table:operator="=" table:field-number="0"/>
              <table:filter-condition table:value="-72,23" table:operator="=" table:field-number="0"/>
              <table:filter-condition table:value="-72,22" table:operator="=" table:field-number="0"/>
              <table:filter-condition table:value="-71,22" table:operator="=" table:field-number="0"/>
              <table:filter-condition table:value="-71,21" table:operator="=" table:field-number="0"/>
              <table:filter-condition table:value="-71,20" table:operator="=" table:field-number="0"/>
              <table:filter-condition table:value="-71,21" table:operator="=" table:field-number="0"/>
              <table:filter-condition table:value="-71,22" table:operator="=" table:field-number="0"/>
              <table:filter-condition table:value="-70,22" table:operator="=" table:field-number="0"/>
              <table:filter-condition table:value="-71,22" table:operator="=" table:field-number="0"/>
              <table:filter-condition table:value="-72,22" table:operator="=" table:field-number="0"/>
              <table:filter-condition table:value="-72,21" table:operator="=" table:field-number="0"/>
              <table:filter-condition table:value="-71,21" table:operator="=" table:field-number="0"/>
              <table:filter-condition table:value="-70,21" table:operator="=" table:field-number="0"/>
              <table:filter-condition table:value="-70,20" table:operator="=" table:field-number="0"/>
              <table:filter-condition table:value="-70,21" table:operator="=" table:field-number="0"/>
              <table:filter-condition table:value="-70,22" table:operator="=" table:field-number="0"/>
              <table:filter-condition table:value="-70,23" table:operator="=" table:field-number="0"/>
              <table:filter-condition table:value="-70,24" table:operator="=" table:field-number="0"/>
              <table:filter-condition table:value="-70,23" table:operator="=" table:field-number="0"/>
              <table:filter-condition table:value="-69,23" table:operator="=" table:field-number="0"/>
              <table:filter-condition table:value="-69,22" table:operator="=" table:field-number="0"/>
              <table:filter-condition table:value="-69,21" table:operator="=" table:field-number="0"/>
              <table:filter-condition table:value="-68,21" table:operator="=" table:field-number="0"/>
              <table:filter-condition table:value="-68,20" table:operator="=" table:field-number="0"/>
              <table:filter-condition table:value="-69,20" table:operator="=" table:field-number="0"/>
              <table:filter-condition table:value="-69,21" table:operator="=" table:field-number="0"/>
              <table:filter-condition table:value="-69,20" table:operator="=" table:field-number="0"/>
              <table:filter-condition table:value="-68,20" table:operator="=" table:field-number="0"/>
              <table:filter-condition table:value="-67,20" table:operator="=" table:field-number="0"/>
              <table:filter-condition table:value="-66,20" table:operator="=" table:field-number="0"/>
              <table:filter-condition table:value="-65,20" table:operator="=" table:field-number="0"/>
              <table:filter-condition table:value="-65,21" table:operator="=" table:field-number="0"/>
              <table:filter-condition table:value="-64,21" table:operator="=" table:field-number="0"/>
              <table:filter-condition table:value="-64,22" table:operator="=" table:field-number="0"/>
              <table:filter-condition table:value="-63,22" table:operator="=" table:field-number="0"/>
              <table:filter-condition table:value="-64,22" table:operator="=" table:field-number="0"/>
              <table:filter-condition table:value="-64,21" table:operator="=" table:field-number="0"/>
              <table:filter-condition table:value="-64,22" table:operator="=" table:field-number="0"/>
              <table:filter-condition table:value="-63,22" table:operator="=" table:field-number="0"/>
              <table:filter-condition table:value="-63,23" table:operator="=" table:field-number="0"/>
              <table:filter-condition table:value="-64,23" table:operator="=" table:field-number="0"/>
              <table:filter-condition table:value="-64,22" table:operator="=" table:field-number="0"/>
              <table:filter-condition table:value="-65,22" table:operator="=" table:field-number="0"/>
              <table:filter-condition table:value="-65,21" table:operator="=" table:field-number="0"/>
              <table:filter-condition table:value="-65,20" table:operator="=" table:field-number="0"/>
              <table:filter-condition table:value="-64,20" table:operator="=" table:field-number="0"/>
              <table:filter-condition table:value="-64,19" table:operator="=" table:field-number="0"/>
              <table:filter-condition table:value="-63,19" table:operator="=" table:field-number="0"/>
              <table:filter-condition table:value="-63,20" table:operator="=" table:field-number="0"/>
              <table:filter-condition table:value="-62,20" table:operator="=" table:field-number="0"/>
              <table:filter-condition table:value="-61,20" table:operator="=" table:field-number="0"/>
              <table:filter-condition table:value="-62,20" table:operator="=" table:field-number="0"/>
              <table:filter-condition table:value="-62,19" table:operator="=" table:field-number="0"/>
              <table:filter-condition table:value="-61,19" table:operator="=" table:field-number="0"/>
              <table:filter-condition table:value="-60,19" table:operator="=" table:field-number="0"/>
              <table:filter-condition table:value="-61,19" table:operator="=" table:field-number="0"/>
              <table:filter-condition table:value="-62,19" table:operator="=" table:field-number="0"/>
              <table:filter-condition table:value="-61,19" table:operator="=" table:field-number="0"/>
              <table:filter-condition table:value="-60,19" table:operator="=" table:field-number="0"/>
              <table:filter-condition table:value="-60,20" table:operator="=" table:field-number="0"/>
              <table:filter-condition table:value="-60,19" table:operator="=" table:field-number="0"/>
              <table:filter-condition table:value="-60,18" table:operator="=" table:field-number="0"/>
              <table:filter-condition table:value="-61,18" table:operator="=" table:field-number="0"/>
              <table:filter-condition table:value="-61,17" table:operator="=" table:field-number="0"/>
              <table:filter-condition table:value="-61,16" table:operator="=" table:field-number="0"/>
              <table:filter-condition table:value="-61,17" table:operator="=" table:field-number="0"/>
              <table:filter-condition table:value="-61,18" table:operator="=" table:field-number="0"/>
              <table:filter-condition table:value="-62,18" table:operator="=" table:field-number="0"/>
              <table:filter-condition table:value="-62,19" table:operator="=" table:field-number="0"/>
              <table:filter-condition table:value="-62,20" table:operator="=" table:field-number="0"/>
              <table:filter-condition table:value="-61,20" table:operator="=" table:field-number="0"/>
              <table:filter-condition table:value="-60,20" table:operator="=" table:field-number="0"/>
              <table:filter-condition table:value="-59,20" table:operator="=" table:field-number="0"/>
              <table:filter-condition table:value="-58,20" table:operator="=" table:field-number="0"/>
              <table:filter-condition table:value="-57,20" table:operator="=" table:field-number="0"/>
              <table:filter-condition table:value="-58,20" table:operator="=" table:field-number="0"/>
              <table:filter-condition table:value="-57,20" table:operator="=" table:field-number="0"/>
              <table:filter-condition table:value="-58,20" table:operator="=" table:field-number="0"/>
              <table:filter-condition table:value="-59,20" table:operator="=" table:field-number="0"/>
              <table:filter-condition table:value="-59,21" table:operator="=" table:field-number="0"/>
              <table:filter-condition table:value="-60,21" table:operator="=" table:field-number="0"/>
              <table:filter-condition table:value="-60,20" table:operator="=" table:field-number="0"/>
              <table:filter-condition table:value="-61,20" table:operator="=" table:field-number="0"/>
              <table:filter-condition table:value="-60,20" table:operator="=" table:field-number="0"/>
              <table:filter-condition table:value="-61,20" table:operator="=" table:field-number="0"/>
              <table:filter-condition table:value="-62,20" table:operator="=" table:field-number="0"/>
              <table:filter-condition table:value="-62,19" table:operator="=" table:field-number="0"/>
              <table:filter-condition table:value="-61,19" table:operator="=" table:field-number="0"/>
              <table:filter-condition table:value="-61,20" table:operator="=" table:field-number="0"/>
              <table:filter-condition table:value="-60,20" table:operator="=" table:field-number="0"/>
              <table:filter-condition table:value="-61,20" table:operator="=" table:field-number="0"/>
              <table:filter-condition table:value="-61,21" table:operator="=" table:field-number="0"/>
              <table:filter-condition table:value="-61,20" table:operator="=" table:field-number="0"/>
              <table:filter-condition table:value="-61,19" table:operator="=" table:field-number="0"/>
              <table:filter-condition table:value="-61,20" table:operator="=" table:field-number="0"/>
              <table:filter-condition table:value="-61,19" table:operator="=" table:field-number="0"/>
              <table:filter-condition table:value="-60,19" table:operator="=" table:field-number="0"/>
              <table:filter-condition table:value="-59,19" table:operator="=" table:field-number="0"/>
              <table:filter-condition table:value="-58,19" table:operator="=" table:field-number="0"/>
              <table:filter-condition table:value="-57,19" table:operator="=" table:field-number="0"/>
              <table:filter-condition table:value="-56,19" table:operator="=" table:field-number="0"/>
              <table:filter-condition table:value="-56,18" table:operator="=" table:field-number="0"/>
              <table:filter-condition table:value="-55,18" table:operator="=" table:field-number="0"/>
              <table:filter-condition table:value="-55,19" table:operator="=" table:field-number="0"/>
              <table:filter-condition table:value="-54,19" table:operator="=" table:field-number="0"/>
              <table:filter-condition table:value="-54,20" table:operator="=" table:field-number="0"/>
              <table:filter-condition table:value="-55,20" table:operator="=" table:field-number="0"/>
              <table:filter-condition table:value="-55,19" table:operator="=" table:field-number="0"/>
              <table:filter-condition table:value="-55,18" table:operator="=" table:field-number="0"/>
              <table:filter-condition table:value="-54,18" table:operator="=" table:field-number="0"/>
              <table:filter-condition table:value="-54,19" table:operator="=" table:field-number="0"/>
              <table:filter-condition table:value="-54,18" table:operator="=" table:field-number="0"/>
              <table:filter-condition table:value="-54,19" table:operator="=" table:field-number="0"/>
              <table:filter-condition table:value="-53,19" table:operator="=" table:field-number="0"/>
              <table:filter-condition table:value="-53,18" table:operator="=" table:field-number="0"/>
              <table:filter-condition table:value="-54,18" table:operator="=" table:field-number="0"/>
              <table:filter-condition table:value="-54,19" table:operator="=" table:field-number="0"/>
              <table:filter-condition table:value="-54,18" table:operator="=" table:field-number="0"/>
              <table:filter-condition table:value="-54,19" table:operator="=" table:field-number="0"/>
              <table:filter-condition table:value="-55,19" table:operator="=" table:field-number="0"/>
              <table:filter-condition table:value="-55,20" table:operator="=" table:field-number="0"/>
              <table:filter-condition table:value="-56,20" table:operator="=" table:field-number="0"/>
              <table:filter-condition table:value="-57,20" table:operator="=" table:field-number="0"/>
              <table:filter-condition table:value="-57,19" table:operator="=" table:field-number="0"/>
              <table:filter-condition table:value="-57,18" table:operator="=" table:field-number="0"/>
              <table:filter-condition table:value="-58,18" table:operator="=" table:field-number="0"/>
              <table:filter-condition table:value="-59,18" table:operator="=" table:field-number="0"/>
              <table:filter-condition table:value="-58,18" table:operator="=" table:field-number="0"/>
              <table:filter-condition table:value="-58,17" table:operator="=" table:field-number="0"/>
              <table:filter-condition table:value="-59,17" table:operator="=" table:field-number="0"/>
              <table:filter-condition table:value="-58,17" table:operator="=" table:field-number="0"/>
              <table:filter-condition table:value="-57,17" table:operator="=" table:field-number="0"/>
              <table:filter-condition table:value="-57,18" table:operator="=" table:field-number="0"/>
              <table:filter-condition table:value="-57,17" table:operator="=" table:field-number="0"/>
              <table:filter-condition table:value="-57,16" table:operator="=" table:field-number="0"/>
              <table:filter-condition table:value="-58,16" table:operator="=" table:field-number="0"/>
              <table:filter-condition table:value="-59,16" table:operator="=" table:field-number="0"/>
              <table:filter-condition table:value="-58,16" table:operator="=" table:field-number="0"/>
              <table:filter-condition table:value="-58,17" table:operator="=" table:field-number="0"/>
              <table:filter-condition table:value="-58,16" table:operator="=" table:field-number="0"/>
              <table:filter-condition table:value="-58,17" table:operator="=" table:field-number="0"/>
              <table:filter-condition table:value="-58,16" table:operator="=" table:field-number="0"/>
              <table:filter-condition table:value="-57,16" table:operator="=" table:field-number="0"/>
              <table:filter-condition table:value="-56,16" table:operator="=" table:field-number="0"/>
              <table:filter-condition table:value="-57,16" table:operator="=" table:field-number="0"/>
              <table:filter-condition table:value="-56,16" table:operator="=" table:field-number="0"/>
              <table:filter-condition table:value="-57,16" table:operator="=" table:field-number="0"/>
              <table:filter-condition table:value="-58,16" table:operator="=" table:field-number="0"/>
              <table:filter-condition table:value="-57,16" table:operator="=" table:field-number="0"/>
              <table:filter-condition table:value="-56,16" table:operator="=" table:field-number="0"/>
              <table:filter-condition table:value="-56,15" table:operator="=" table:field-number="0"/>
              <table:filter-condition table:value="-56,16" table:operator="=" table:field-number="0"/>
              <table:filter-condition table:value="-56,17" table:operator="=" table:field-number="0"/>
              <table:filter-condition table:value="-57,17" table:operator="=" table:field-number="0"/>
              <table:filter-condition table:value="-58,17" table:operator="=" table:field-number="0"/>
              <table:filter-condition table:value="-57,17" table:operator="=" table:field-number="0"/>
              <table:filter-condition table:value="-57,18" table:operator="=" table:field-number="0"/>
              <table:filter-condition table:value="-57,19" table:operator="=" table:field-number="0"/>
              <table:filter-condition table:value="-58,19" table:operator="=" table:field-number="0"/>
              <table:filter-condition table:value="-58,18" table:operator="=" table:field-number="0"/>
              <table:filter-condition table:value="-57,18" table:operator="=" table:field-number="0"/>
              <table:filter-condition table:value="-58,18" table:operator="=" table:field-number="0"/>
              <table:filter-condition table:value="-57,18" table:operator="=" table:field-number="0"/>
              <table:filter-condition table:value="-57,17" table:operator="=" table:field-number="0"/>
              <table:filter-condition table:value="-58,17" table:operator="=" table:field-number="0"/>
              <table:filter-condition table:value="-59,17" table:operator="=" table:field-number="0"/>
              <table:filter-condition table:value="-59,18" table:operator="=" table:field-number="0"/>
              <table:filter-condition table:value="-59,19" table:operator="=" table:field-number="0"/>
              <table:filter-condition table:value="-60,19" table:operator="=" table:field-number="0"/>
              <table:filter-condition table:value="-60,20" table:operator="=" table:field-number="0"/>
              <table:filter-condition table:value="-60,21" table:operator="=" table:field-number="0"/>
              <table:filter-condition table:value="-59,21" table:operator="=" table:field-number="0"/>
              <table:filter-condition table:value="-59,22" table:operator="=" table:field-number="0"/>
              <table:filter-condition table:value="-59,23" table:operator="=" table:field-number="0"/>
              <table:filter-condition table:value="-58,23" table:operator="=" table:field-number="0"/>
              <table:filter-condition table:value="-58,24" table:operator="=" table:field-number="0"/>
              <table:filter-condition table:value="-59,24" table:operator="=" table:field-number="0"/>
              <table:filter-condition table:value="-59,25" table:operator="=" table:field-number="0"/>
              <table:filter-condition table:value="-58,25" table:operator="=" table:field-number="0"/>
              <table:filter-condition table:value="-59,25" table:operator="=" table:field-number="0"/>
              <table:filter-condition table:value="-58,25" table:operator="=" table:field-number="0"/>
              <table:filter-condition table:value="-57,25" table:operator="=" table:field-number="0"/>
              <table:filter-condition table:value="-57,24" table:operator="=" table:field-number="0"/>
              <table:filter-condition table:value="-58,24" table:operator="=" table:field-number="0"/>
              <table:filter-condition table:value="-57,24" table:operator="=" table:field-number="0"/>
              <table:filter-condition table:value="-56,24" table:operator="=" table:field-number="0"/>
              <table:filter-condition table:value="-56,25" table:operator="=" table:field-number="0"/>
              <table:filter-condition table:value="-56,26" table:operator="=" table:field-number="0"/>
              <table:filter-condition table:value="-57,26" table:operator="=" table:field-number="0"/>
              <table:filter-condition table:value="-57,27" table:operator="=" table:field-number="0"/>
              <table:filter-condition table:value="-56,27" table:operator="=" table:field-number="0"/>
              <table:filter-condition table:value="-55,27" table:operator="=" table:field-number="0"/>
              <table:filter-condition table:value="-56,27" table:operator="=" table:field-number="0"/>
              <table:filter-condition table:value="-57,27" table:operator="=" table:field-number="0"/>
              <table:filter-condition table:value="-58,27" table:operator="=" table:field-number="0"/>
              <table:filter-condition table:value="-58,26" table:operator="=" table:field-number="0"/>
              <table:filter-condition table:value="-59,26" table:operator="=" table:field-number="0"/>
              <table:filter-condition table:value="-58,26" table:operator="=" table:field-number="0"/>
              <table:filter-condition table:value="-57,26" table:operator="=" table:field-number="0"/>
              <table:filter-condition table:value="-56,26" table:operator="=" table:field-number="0"/>
              <table:filter-condition table:value="-56,27" table:operator="=" table:field-number="0"/>
              <table:filter-condition table:value="-56,26" table:operator="=" table:field-number="0"/>
              <table:filter-condition table:value="-56,27" table:operator="=" table:field-number="0"/>
              <table:filter-condition table:value="-55,27" table:operator="=" table:field-number="0"/>
              <table:filter-condition table:value="-55,26" table:operator="=" table:field-number="0"/>
              <table:filter-condition table:value="-54,26" table:operator="=" table:field-number="0"/>
              <table:filter-condition table:value="-54,25" table:operator="=" table:field-number="0"/>
              <table:filter-condition table:value="-55,25" table:operator="=" table:field-number="0"/>
              <table:filter-condition table:value="-56,25" table:operator="=" table:field-number="0"/>
              <table:filter-condition table:value="-56,26" table:operator="=" table:field-number="0"/>
              <table:filter-condition table:value="-56,27" table:operator="=" table:field-number="0"/>
              <table:filter-condition table:value="-57,27" table:operator="=" table:field-number="0"/>
              <table:filter-condition table:value="-58,27" table:operator="=" table:field-number="0"/>
              <table:filter-condition table:value="-58,28" table:operator="=" table:field-number="0"/>
              <table:filter-condition table:value="-57,28" table:operator="=" table:field-number="0"/>
              <table:filter-condition table:value="-57,27" table:operator="=" table:field-number="0"/>
              <table:filter-condition table:value="-58,27" table:operator="=" table:field-number="0"/>
              <table:filter-condition table:value="-58,26" table:operator="=" table:field-number="0"/>
              <table:filter-condition table:value="-58,27" table:operator="=" table:field-number="0"/>
              <table:filter-condition table:value="-57,27" table:operator="=" table:field-number="0"/>
              <table:filter-condition table:value="-56,27" table:operator="=" table:field-number="0"/>
              <table:filter-condition table:value="-56,26" table:operator="=" table:field-number="0"/>
              <table:filter-condition table:value="-56,27" table:operator="=" table:field-number="0"/>
              <table:filter-condition table:value="-56,28" table:operator="=" table:field-number="0"/>
              <table:filter-condition table:value="-56,27" table:operator="=" table:field-number="0"/>
              <table:filter-condition table:value="-56,28" table:operator="=" table:field-number="0"/>
              <table:filter-condition table:value="-56,29" table:operator="=" table:field-number="0"/>
              <table:filter-condition table:value="-57,29" table:operator="=" table:field-number="0"/>
              <table:filter-condition table:value="-58,29" table:operator="=" table:field-number="0"/>
              <table:filter-condition table:value="-57,29" table:operator="=" table:field-number="0"/>
              <table:filter-condition table:value="-57,30" table:operator="=" table:field-number="0"/>
              <table:filter-condition table:value="-57,29" table:operator="=" table:field-number="0"/>
              <table:filter-condition table:value="-56,29" table:operator="=" table:field-number="0"/>
              <table:filter-condition table:value="-56,28" table:operator="=" table:field-number="0"/>
              <table:filter-condition table:value="-55,28" table:operator="=" table:field-number="0"/>
              <table:filter-condition table:value="-56,28" table:operator="=" table:field-number="0"/>
              <table:filter-condition table:value="-56,27" table:operator="=" table:field-number="0"/>
              <table:filter-condition table:value="-56,28" table:operator="=" table:field-number="0"/>
              <table:filter-condition table:value="-55,28" table:operator="=" table:field-number="0"/>
              <table:filter-condition table:value="-55,27" table:operator="=" table:field-number="0"/>
              <table:filter-condition table:value="-56,27" table:operator="=" table:field-number="0"/>
              <table:filter-condition table:value="-56,28" table:operator="=" table:field-number="0"/>
              <table:filter-condition table:value="-56,29" table:operator="=" table:field-number="0"/>
              <table:filter-condition table:value="-55,29" table:operator="=" table:field-number="0"/>
              <table:filter-condition table:value="-55,30" table:operator="=" table:field-number="0"/>
              <table:filter-condition table:value="-56,30" table:operator="=" table:field-number="0"/>
              <table:filter-condition table:value="-56,29" table:operator="=" table:field-number="0"/>
              <table:filter-condition table:value="-56,28" table:operator="=" table:field-number="0"/>
              <table:filter-condition table:value="-55,28" table:operator="=" table:field-number="0"/>
              <table:filter-condition table:value="-56,28" table:operator="=" table:field-number="0"/>
              <table:filter-condition table:value="-56,27" table:operator="=" table:field-number="0"/>
              <table:filter-condition table:value="-56,26" table:operator="=" table:field-number="0"/>
              <table:filter-condition table:value="-56,27" table:operator="=" table:field-number="0"/>
              <table:filter-condition table:value="-57,27" table:operator="=" table:field-number="0"/>
              <table:filter-condition table:value="-56,27" table:operator="=" table:field-number="0"/>
              <table:filter-condition table:value="-56,26" table:operator="=" table:field-number="0"/>
              <table:filter-condition table:value="-57,26" table:operator="=" table:field-number="0"/>
              <table:filter-condition table:value="-56,26" table:operator="=" table:field-number="0"/>
              <table:filter-condition table:value="-57,26" table:operator="=" table:field-number="0"/>
              <table:filter-condition table:value="-57,27" table:operator="=" table:field-number="0"/>
              <table:filter-condition table:value="-58,27" table:operator="=" table:field-number="0"/>
              <table:filter-condition table:value="-59,27" table:operator="=" table:field-number="0"/>
              <table:filter-condition table:value="-60,27" table:operator="=" table:field-number="0"/>
              <table:filter-condition table:value="-60,26" table:operator="=" table:field-number="0"/>
              <table:filter-condition table:value="-60,25" table:operator="=" table:field-number="0"/>
              <table:filter-condition table:value="-61,25" table:operator="=" table:field-number="0"/>
              <table:filter-condition table:value="-62,25" table:operator="=" table:field-number="0"/>
              <table:filter-condition table:value="-62,24" table:operator="=" table:field-number="0"/>
              <table:filter-condition table:value="-61,24" table:operator="=" table:field-number="0"/>
              <table:filter-condition table:value="-61,23" table:operator="=" table:field-number="0"/>
              <table:filter-condition table:value="-62,23" table:operator="=" table:field-number="0"/>
              <table:filter-condition table:value="-62,24" table:operator="=" table:field-number="0"/>
              <table:filter-condition table:value="-63,24" table:operator="=" table:field-number="0"/>
              <table:filter-condition table:value="-64,24" table:operator="=" table:field-number="0"/>
              <table:filter-condition table:value="-65,24" table:operator="=" table:field-number="0"/>
              <table:filter-condition table:value="-66,24" table:operator="=" table:field-number="0"/>
              <table:filter-condition table:value="-66,25" table:operator="=" table:field-number="0"/>
              <table:filter-condition table:value="-66,26" table:operator="=" table:field-number="0"/>
              <table:filter-condition table:value="-65,26" table:operator="=" table:field-number="0"/>
              <table:filter-condition table:value="-65,25" table:operator="=" table:field-number="0"/>
              <table:filter-condition table:value="-65,26" table:operator="=" table:field-number="0"/>
              <table:filter-condition table:value="-65,25" table:operator="=" table:field-number="0"/>
              <table:filter-condition table:value="-65,26" table:operator="=" table:field-number="0"/>
              <table:filter-condition table:value="-65,27" table:operator="=" table:field-number="0"/>
              <table:filter-condition table:value="-64,27" table:operator="=" table:field-number="0"/>
              <table:filter-condition table:value="-65,27" table:operator="=" table:field-number="0"/>
              <table:filter-condition table:value="-66,27" table:operator="=" table:field-number="0"/>
              <table:filter-condition table:value="-65,27" table:operator="=" table:field-number="0"/>
              <table:filter-condition table:value="-66,27" table:operator="=" table:field-number="0"/>
              <table:filter-condition table:value="-66,28" table:operator="=" table:field-number="0"/>
              <table:filter-condition table:value="-66,29" table:operator="=" table:field-number="0"/>
              <table:filter-condition table:value="-66,30" table:operator="=" table:field-number="0"/>
              <table:filter-condition table:value="-67,30" table:operator="=" table:field-number="0"/>
              <table:filter-condition table:value="-67,29" table:operator="=" table:field-number="0"/>
              <table:filter-condition table:value="-66,29" table:operator="=" table:field-number="0"/>
              <table:filter-condition table:value="-66,28" table:operator="=" table:field-number="0"/>
              <table:filter-condition table:value="-66,29" table:operator="=" table:field-number="0"/>
              <table:filter-condition table:value="-66,30" table:operator="=" table:field-number="0"/>
              <table:filter-condition table:value="-65,30" table:operator="=" table:field-number="0"/>
              <table:filter-condition table:value="-64,30" table:operator="=" table:field-number="0"/>
              <table:filter-condition table:value="-63,30" table:operator="=" table:field-number="0"/>
              <table:filter-condition table:value="-63,29" table:operator="=" table:field-number="0"/>
              <table:filter-condition table:value="-63,28" table:operator="=" table:field-number="0"/>
              <table:filter-condition table:value="-63,27" table:operator="=" table:field-number="0"/>
              <table:filter-condition table:value="-62,27" table:operator="=" table:field-number="0"/>
              <table:filter-condition table:value="-63,27" table:operator="=" table:field-number="0"/>
              <table:filter-condition table:value="-62,27" table:operator="=" table:field-number="0"/>
              <table:filter-condition table:value="-62,26" table:operator="=" table:field-number="0"/>
              <table:filter-condition table:value="-62,25" table:operator="=" table:field-number="0"/>
              <table:filter-condition table:value="-63,25" table:operator="=" table:field-number="0"/>
              <table:filter-condition table:value="-62,25" table:operator="=" table:field-number="0"/>
              <table:filter-condition table:value="-61,25" table:operator="=" table:field-number="0"/>
              <table:filter-condition table:value="-61,26" table:operator="=" table:field-number="0"/>
              <table:filter-condition table:value="-61,27" table:operator="=" table:field-number="0"/>
              <table:filter-condition table:value="-61,26" table:operator="=" table:field-number="0"/>
              <table:filter-condition table:value="-61,27" table:operator="=" table:field-number="0"/>
              <table:filter-condition table:value="-61,26" table:operator="=" table:field-number="0"/>
              <table:filter-condition table:value="-62,26" table:operator="=" table:field-number="0"/>
              <table:filter-condition table:value="-63,26" table:operator="=" table:field-number="0"/>
              <table:filter-condition table:value="-63,27" table:operator="=" table:field-number="0"/>
              <table:filter-condition table:value="-62,27" table:operator="=" table:field-number="0"/>
              <table:filter-condition table:value="-62,26" table:operator="=" table:field-number="0"/>
              <table:filter-condition table:value="-62,27" table:operator="=" table:field-number="0"/>
              <table:filter-condition table:value="-62,28" table:operator="=" table:field-number="0"/>
              <table:filter-condition table:value="-62,27" table:operator="=" table:field-number="0"/>
              <table:filter-condition table:value="-62,28" table:operator="=" table:field-number="0"/>
              <table:filter-condition table:value="-61,28" table:operator="=" table:field-number="0"/>
              <table:filter-condition table:value="-61,27" table:operator="=" table:field-number="0"/>
              <table:filter-condition table:value="-61,26" table:operator="=" table:field-number="0"/>
              <table:filter-condition table:value="-60,26" table:operator="=" table:field-number="0"/>
              <table:filter-condition table:value="-60,27" table:operator="=" table:field-number="0"/>
              <table:filter-condition table:value="-61,27" table:operator="=" table:field-number="0"/>
              <table:filter-condition table:value="-62,27" table:operator="=" table:field-number="0"/>
              <table:filter-condition table:value="-62,26" table:operator="=" table:field-number="0"/>
              <table:filter-condition table:value="-63,26" table:operator="=" table:field-number="0"/>
              <table:filter-condition table:value="-63,27" table:operator="=" table:field-number="0"/>
              <table:filter-condition table:value="-64,27" table:operator="=" table:field-number="0"/>
              <table:filter-condition table:value="-64,26" table:operator="=" table:field-number="0"/>
              <table:filter-condition table:value="-64,27" table:operator="=" table:field-number="0"/>
              <table:filter-condition table:value="-63,27" table:operator="=" table:field-number="0"/>
              <table:filter-condition table:value="-63,28" table:operator="=" table:field-number="0"/>
              <table:filter-condition table:value="-63,29" table:operator="=" table:field-number="0"/>
              <table:filter-condition table:value="-64,29" table:operator="=" table:field-number="0"/>
              <table:filter-condition table:value="-65,29" table:operator="=" table:field-number="0"/>
              <table:filter-condition table:value="-65,28" table:operator="=" table:field-number="0"/>
              <table:filter-condition table:value="-66,28" table:operator="=" table:field-number="0"/>
              <table:filter-condition table:value="-66,29" table:operator="=" table:field-number="0"/>
              <table:filter-condition table:value="-66,30" table:operator="=" table:field-number="0"/>
              <table:filter-condition table:value="-65,30" table:operator="=" table:field-number="0"/>
              <table:filter-condition table:value="-65,31" table:operator="=" table:field-number="0"/>
              <table:filter-condition table:value="-65,30" table:operator="=" table:field-number="0"/>
              <table:filter-condition table:value="-65,31" table:operator="=" table:field-number="0"/>
              <table:filter-condition table:value="-65,32" table:operator="=" table:field-number="0"/>
              <table:filter-condition table:value="-66,32" table:operator="=" table:field-number="0"/>
              <table:filter-condition table:value="-66,33" table:operator="=" table:field-number="0"/>
              <table:filter-condition table:value="-66,34" table:operator="=" table:field-number="0"/>
              <table:filter-condition table:value="-66,33" table:operator="=" table:field-number="0"/>
              <table:filter-condition table:value="-67,33" table:operator="=" table:field-number="0"/>
              <table:filter-condition table:value="-68,33" table:operator="=" table:field-number="0"/>
              <table:filter-condition table:value="-67,33" table:operator="=" table:field-number="0"/>
              <table:filter-condition table:value="-66,33" table:operator="=" table:field-number="0"/>
              <table:filter-condition table:value="-66,32" table:operator="=" table:field-number="0"/>
              <table:filter-condition table:value="-66,31" table:operator="=" table:field-number="0"/>
              <table:filter-condition table:value="-67,31" table:operator="=" table:field-number="0"/>
              <table:filter-condition table:value="-67,32" table:operator="=" table:field-number="0"/>
              <table:filter-condition table:value="-66,32" table:operator="=" table:field-number="0"/>
              <table:filter-condition table:value="-65,32" table:operator="=" table:field-number="0"/>
              <table:filter-condition table:value="-65,33" table:operator="=" table:field-number="0"/>
              <table:filter-condition table:value="-64,33" table:operator="=" table:field-number="0"/>
              <table:filter-condition table:value="-65,33" table:operator="=" table:field-number="0"/>
              <table:filter-condition table:value="-64,33" table:operator="=" table:field-number="0"/>
              <table:filter-condition table:value="-65,33" table:operator="=" table:field-number="0"/>
              <table:filter-condition table:value="-64,33" table:operator="=" table:field-number="0"/>
              <table:filter-condition table:value="-64,32" table:operator="=" table:field-number="0"/>
              <table:filter-condition table:value="-63,32" table:operator="=" table:field-number="0"/>
              <table:filter-condition table:value="-62,32" table:operator="=" table:field-number="0"/>
              <table:filter-condition table:value="-62,31" table:operator="=" table:field-number="0"/>
              <table:filter-condition table:value="-63,31" table:operator="=" table:field-number="0"/>
              <table:filter-condition table:value="-62,31" table:operator="=" table:field-number="0"/>
              <table:filter-condition table:value="-62,32" table:operator="=" table:field-number="0"/>
              <table:filter-condition table:value="-63,32" table:operator="=" table:field-number="0"/>
              <table:filter-condition table:value="-63,31" table:operator="=" table:field-number="0"/>
              <table:filter-condition table:value="-63,32" table:operator="=" table:field-number="0"/>
              <table:filter-condition table:value="-63,33" table:operator="=" table:field-number="0"/>
              <table:filter-condition table:value="-62,33" table:operator="=" table:field-number="0"/>
              <table:filter-condition table:value="-63,33" table:operator="=" table:field-number="0"/>
              <table:filter-condition table:value="-64,33" table:operator="=" table:field-number="0"/>
              <table:filter-condition table:value="-63,33" table:operator="=" table:field-number="0"/>
              <table:filter-condition table:value="-62,33" table:operator="=" table:field-number="0"/>
              <table:filter-condition table:value="-61,33" table:operator="=" table:field-number="0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05:10:37.5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6:07:42.623000000</meta:creation-date>
    <dc:date>2021-12-15T05:19:44.895000000</dc:date>
    <meta:editing-duration>PT3H37M11S</meta:editing-duration>
    <meta:editing-cycles>10</meta:editing-cycles>
    <meta:generator>LibreOffice/7.2.2.2$Windows_X86_64 LibreOffice_project/02b2acce88a210515b4a5bb2e46cbfb63fe97d56</meta:generator>
    <meta:document-statistic meta:table-count="1" meta:cell-count="8193" meta:object-count="0"/>
  </office:meta>
</office:document-meta>
</file>